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3.3437in" svg:height="3.5453in" svg:x="4.011in" svg:y="0.1776in">
            <draw:object draw:notify-on-update-of-ranges="Sheet1.A1:Sheet1.A1 Sheet1.A2:Sheet1.A1909 Sheet1.B1:Sheet1.B1 Sheet1.B2:Sheet1.B1909 Sheet1.C1:Sheet1.C1 Sheet1.C2:Sheet1.C1909 Sheet1.D1:Sheet1.D1 Sheet1.D2:Sheet1.D1909 Sheet1.E1:Sheet1.E1 Sheet1.E2:Sheet1.E190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 office:value-type="string" calcext:value-type="string">
            <text:p>heap</text:p>
          </table:table-cell>
        </table:table-row>
        <table:table-row table:style-name="ro1">
          <table:table-cell office:value-type="float" office:value="9280680" calcext:value-type="float">
            <text:p>9280680</text:p>
          </table:table-cell>
          <table:table-cell office:value-type="float" office:value="8248792" calcext:value-type="float">
            <text:p>8248792</text:p>
          </table:table-cell>
          <table:table-cell table:number-columns-repeated="3" office:value-type="float" office:value="8248776" calcext:value-type="float">
            <text:p>8248776</text:p>
          </table:table-cell>
        </table:table-row>
        <table:table-row table:style-name="ro1">
          <table:table-cell office:value-type="float" office:value="16504008" calcext:value-type="float">
            <text:p>16504008</text:p>
          </table:table-cell>
          <table:table-cell office:value-type="float" office:value="16504024" calcext:value-type="float">
            <text:p>16504024</text:p>
          </table:table-cell>
          <table:table-cell table:number-columns-repeated="3" office:value-type="float" office:value="16504008" calcext:value-type="float">
            <text:p>16504008</text:p>
          </table:table-cell>
        </table:table-row>
        <table:table-row table:style-name="ro1">
          <table:table-cell office:value-type="float" office:value="29918760" calcext:value-type="float">
            <text:p>29918760</text:p>
          </table:table-cell>
          <table:table-cell office:value-type="float" office:value="24759256" calcext:value-type="float">
            <text:p>24759256</text:p>
          </table:table-cell>
          <table:table-cell office:value-type="float" office:value="22695432" calcext:value-type="float">
            <text:p>22695432</text:p>
          </table:table-cell>
          <table:table-cell table:number-columns-repeated="2" office:value-type="float" office:value="20631624" calcext:value-type="float">
            <text:p>20631624</text:p>
          </table:table-cell>
        </table:table-row>
        <table:table-row table:style-name="ro1">
          <table:table-cell office:value-type="float" office:value="33014472" calcext:value-type="float">
            <text:p>33014472</text:p>
          </table:table-cell>
          <table:table-cell office:value-type="float" office:value="33014488" calcext:value-type="float">
            <text:p>33014488</text:p>
          </table:table-cell>
          <table:table-cell table:number-columns-repeated="3" office:value-type="float" office:value="33014472" calcext:value-type="float">
            <text:p>33014472</text:p>
          </table:table-cell>
        </table:table-row>
        <table:table-row table:style-name="ro1">
          <table:table-cell office:value-type="float" office:value="41269704" calcext:value-type="float">
            <text:p>41269704</text:p>
          </table:table-cell>
          <table:table-cell office:value-type="float" office:value="38174008" calcext:value-type="float">
            <text:p>38174008</text:p>
          </table:table-cell>
          <table:table-cell office:value-type="float" office:value="33014472" calcext:value-type="float">
            <text:p>33014472</text:p>
          </table:table-cell>
          <table:table-cell table:number-columns-repeated="2" office:value-type="float" office:value="34046376" calcext:value-type="float">
            <text:p>34046376</text:p>
          </table:table-cell>
        </table:table-row>
        <table:table-row table:style-name="ro1">
          <table:table-cell office:value-type="float" office:value="49524936" calcext:value-type="float">
            <text:p>49524936</text:p>
          </table:table-cell>
          <table:table-cell office:value-type="float" office:value="48493048" calcext:value-type="float">
            <text:p>48493048</text:p>
          </table:table-cell>
          <table:table-cell office:value-type="float" office:value="41269704" calcext:value-type="float">
            <text:p>41269704</text:p>
          </table:table-cell>
          <table:table-cell office:value-type="float" office:value="44365416" calcext:value-type="float">
            <text:p>44365416</text:p>
          </table:table-cell>
          <table:table-cell office:value-type="float" office:value="46429224" calcext:value-type="float">
            <text:p>46429224</text:p>
          </table:table-cell>
        </table:table-row>
        <table:table-row table:style-name="ro1">
          <table:table-cell office:value-type="float" office:value="52620648" calcext:value-type="float">
            <text:p>52620648</text:p>
          </table:table-cell>
          <table:table-cell office:value-type="float" office:value="49524952" calcext:value-type="float">
            <text:p>49524952</text:p>
          </table:table-cell>
          <table:table-cell table:number-columns-repeated="3" office:value-type="float" office:value="49524936" calcext:value-type="float">
            <text:p>49524936</text:p>
          </table:table-cell>
        </table:table-row>
        <table:table-row table:style-name="ro1">
          <table:table-cell office:value-type="float" office:value="63971592" calcext:value-type="float">
            <text:p>63971592</text:p>
          </table:table-cell>
          <table:table-cell office:value-type="float" office:value="54684472" calcext:value-type="float">
            <text:p>54684472</text:p>
          </table:table-cell>
          <table:table-cell office:value-type="float" office:value="49524936" calcext:value-type="float">
            <text:p>49524936</text:p>
          </table:table-cell>
          <table:table-cell office:value-type="float" office:value="55716360" calcext:value-type="float">
            <text:p>55716360</text:p>
          </table:table-cell>
          <table:table-cell office:value-type="float" office:value="57780168" calcext:value-type="float">
            <text:p>57780168</text:p>
          </table:table-cell>
        </table:table-row>
        <table:table-row table:style-name="ro1">
          <table:table-cell office:value-type="float" office:value="66035400" calcext:value-type="float">
            <text:p>66035400</text:p>
          </table:table-cell>
          <table:table-cell office:value-type="float" office:value="63971608" calcext:value-type="float">
            <text:p>63971608</text:p>
          </table:table-cell>
          <table:table-cell office:value-type="float" office:value="60875880" calcext:value-type="float">
            <text:p>60875880</text:p>
          </table:table-cell>
          <table:table-cell table:number-columns-repeated="2" office:value-type="float" office:value="66035400" calcext:value-type="float">
            <text:p>66035400</text:p>
          </table:table-cell>
        </table:table-row>
        <table:table-row table:style-name="ro1">
          <table:table-cell office:value-type="float" office:value="75322504" calcext:value-type="float">
            <text:p>75322504</text:p>
          </table:table-cell>
          <table:table-cell office:value-type="float" office:value="66035416" calcext:value-type="float">
            <text:p>66035416</text:p>
          </table:table-cell>
          <table:table-cell office:value-type="float" office:value="66035400" calcext:value-type="float">
            <text:p>66035400</text:p>
          </table:table-cell>
          <table:table-cell office:value-type="float" office:value="67067304" calcext:value-type="float">
            <text:p>67067304</text:p>
          </table:table-cell>
          <table:table-cell office:value-type="float" office:value="70163016" calcext:value-type="float">
            <text:p>70163016</text:p>
          </table:table-cell>
        </table:table-row>
        <table:table-row table:style-name="ro1">
          <table:table-cell office:value-type="float" office:value="82545864" calcext:value-type="float">
            <text:p>82545864</text:p>
          </table:table-cell>
          <table:table-cell office:value-type="float" office:value="72226840" calcext:value-type="float">
            <text:p>72226840</text:p>
          </table:table-cell>
          <table:table-cell office:value-type="float" office:value="71194920" calcext:value-type="float">
            <text:p>71194920</text:p>
          </table:table-cell>
          <table:table-cell office:value-type="float" office:value="77386344" calcext:value-type="float">
            <text:p>77386344</text:p>
          </table:table-cell>
          <table:table-cell office:value-type="float" office:value="81513960" calcext:value-type="float">
            <text:p>81513960</text:p>
          </table:table-cell>
        </table:table-row>
        <table:table-row table:style-name="ro1">
          <table:table-cell office:value-type="float" office:value="87705352" calcext:value-type="float">
            <text:p>87705352</text:p>
          </table:table-cell>
          <table:table-cell office:value-type="float" office:value="79450168" calcext:value-type="float">
            <text:p>79450168</text:p>
          </table:table-cell>
          <table:table-cell table:number-columns-repeated="3" office:value-type="float" office:value="82545864" calcext:value-type="float">
            <text:p>82545864</text:p>
          </table:table-cell>
        </table:table-row>
        <table:table-row table:style-name="ro1">
          <table:table-cell office:value-type="float" office:value="99056328" calcext:value-type="float">
            <text:p>99056328</text:p>
          </table:table-cell>
          <table:table-cell office:value-type="float" office:value="82545880" calcext:value-type="float">
            <text:p>82545880</text:p>
          </table:table-cell>
          <table:table-cell office:value-type="float" office:value="82545864" calcext:value-type="float">
            <text:p>82545864</text:p>
          </table:table-cell>
          <table:table-cell office:value-type="float" office:value="88737288" calcext:value-type="float">
            <text:p>88737288</text:p>
          </table:table-cell>
          <table:table-cell office:value-type="float" office:value="94928712" calcext:value-type="float">
            <text:p>94928712</text:p>
          </table:table-cell>
        </table:table-row>
        <table:table-row table:style-name="ro1">
          <table:table-cell office:value-type="float" office:value="102152040" calcext:value-type="float">
            <text:p>102152040</text:p>
          </table:table-cell>
          <table:table-cell office:value-type="float" office:value="88737304" calcext:value-type="float">
            <text:p>88737304</text:p>
          </table:table-cell>
          <table:table-cell office:value-type="float" office:value="92864904" calcext:value-type="float">
            <text:p>92864904</text:p>
          </table:table-cell>
          <table:table-cell table:number-columns-repeated="2" office:value-type="float" office:value="99056328" calcext:value-type="float">
            <text:p>99056328</text:p>
          </table:table-cell>
        </table:table-row>
        <table:table-row table:style-name="ro1">
          <table:table-cell office:value-type="float" office:value="113502984" calcext:value-type="float">
            <text:p>113502984</text:p>
          </table:table-cell>
          <table:table-cell office:value-type="float" office:value="98024440" calcext:value-type="float">
            <text:p>98024440</text:p>
          </table:table-cell>
          <table:table-cell office:value-type="float" office:value="99056328" calcext:value-type="float">
            <text:p>99056328</text:p>
          </table:table-cell>
          <table:table-cell office:value-type="float" office:value="100088232" calcext:value-type="float">
            <text:p>100088232</text:p>
          </table:table-cell>
          <table:table-cell office:value-type="float" office:value="108343464" calcext:value-type="float">
            <text:p>108343464</text:p>
          </table:table-cell>
        </table:table-row>
        <table:table-row table:style-name="ro1">
          <table:table-cell office:value-type="float" office:value="115566792" calcext:value-type="float">
            <text:p>115566792</text:p>
          </table:table-cell>
          <table:table-cell office:value-type="float" office:value="99056344" calcext:value-type="float">
            <text:p>99056344</text:p>
          </table:table-cell>
          <table:table-cell office:value-type="float" office:value="102152040" calcext:value-type="float">
            <text:p>102152040</text:p>
          </table:table-cell>
          <table:table-cell office:value-type="float" office:value="112471080" calcext:value-type="float">
            <text:p>112471080</text:p>
          </table:table-cell>
          <table:table-cell office:value-type="float" office:value="115566792" calcext:value-type="float">
            <text:p>115566792</text:p>
          </table:table-cell>
        </table:table-row>
        <table:table-row table:style-name="ro1">
          <table:table-cell office:value-type="float" office:value="124853928" calcext:value-type="float">
            <text:p>124853928</text:p>
          </table:table-cell>
          <table:table-cell office:value-type="float" office:value="106279672" calcext:value-type="float">
            <text:p>106279672</text:p>
          </table:table-cell>
          <table:table-cell office:value-type="float" office:value="112471080" calcext:value-type="float">
            <text:p>112471080</text:p>
          </table:table-cell>
          <table:table-cell office:value-type="float" office:value="115566792" calcext:value-type="float">
            <text:p>115566792</text:p>
          </table:table-cell>
          <table:table-cell office:value-type="float" office:value="119694408" calcext:value-type="float">
            <text:p>119694408</text:p>
          </table:table-cell>
        </table:table-row>
        <table:table-row table:style-name="ro1">
          <table:table-cell office:value-type="float" office:value="132077256" calcext:value-type="float">
            <text:p>132077256</text:p>
          </table:table-cell>
          <table:table-cell office:value-type="float" office:value="115566808" calcext:value-type="float">
            <text:p>115566808</text:p>
          </table:table-cell>
          <table:table-cell office:value-type="float" office:value="115566792" calcext:value-type="float">
            <text:p>115566792</text:p>
          </table:table-cell>
          <table:table-cell office:value-type="float" office:value="123822024" calcext:value-type="float">
            <text:p>123822024</text:p>
          </table:table-cell>
          <table:table-cell office:value-type="float" office:value="131045352" calcext:value-type="float">
            <text:p>131045352</text:p>
          </table:table-cell>
        </table:table-row>
        <table:table-row table:style-name="ro1">
          <table:table-cell office:value-type="float" office:value="135172968" calcext:value-type="float">
            <text:p>135172968</text:p>
          </table:table-cell>
          <table:table-cell office:value-type="float" office:value="115566808" calcext:value-type="float">
            <text:p>115566808</text:p>
          </table:table-cell>
          <table:table-cell office:value-type="float" office:value="121758216" calcext:value-type="float">
            <text:p>121758216</text:p>
          </table:table-cell>
          <table:table-cell table:number-columns-repeated="2" office:value-type="float" office:value="132077256" calcext:value-type="float">
            <text:p>132077256</text:p>
          </table:table-cell>
        </table:table-row>
        <table:table-row table:style-name="ro1">
          <table:table-cell office:value-type="float" office:value="143428200" calcext:value-type="float">
            <text:p>143428200</text:p>
          </table:table-cell>
          <table:table-cell office:value-type="float" office:value="121758232" calcext:value-type="float">
            <text:p>121758232</text:p>
          </table:table-cell>
          <table:table-cell office:value-type="float" office:value="128981544" calcext:value-type="float">
            <text:p>128981544</text:p>
          </table:table-cell>
          <table:table-cell office:value-type="float" office:value="134141064" calcext:value-type="float">
            <text:p>134141064</text:p>
          </table:table-cell>
          <table:table-cell office:value-type="float" office:value="140332488" calcext:value-type="float">
            <text:p>140332488</text:p>
          </table:table-cell>
        </table:table-row>
        <table:table-row table:style-name="ro1">
          <table:table-cell office:value-type="float" office:value="148587720" calcext:value-type="float">
            <text:p>148587720</text:p>
          </table:table-cell>
          <table:table-cell office:value-type="float" office:value="131045368" calcext:value-type="float">
            <text:p>131045368</text:p>
          </table:table-cell>
          <table:table-cell office:value-type="float" office:value="132077256" calcext:value-type="float">
            <text:p>132077256</text:p>
          </table:table-cell>
          <table:table-cell office:value-type="float" office:value="144460104" calcext:value-type="float">
            <text:p>144460104</text:p>
          </table:table-cell>
          <table:table-cell office:value-type="float" office:value="146523912" calcext:value-type="float">
            <text:p>146523912</text:p>
          </table:table-cell>
        </table:table-row>
        <table:table-row table:style-name="ro1">
          <table:table-cell office:value-type="float" office:value="148587720" calcext:value-type="float">
            <text:p>148587720</text:p>
          </table:table-cell>
          <table:table-cell office:value-type="float" office:value="132077272" calcext:value-type="float">
            <text:p>132077272</text:p>
          </table:table-cell>
          <table:table-cell office:value-type="float" office:value="133109160" calcext:value-type="float">
            <text:p>133109160</text:p>
          </table:table-cell>
          <table:table-cell table:number-columns-repeated="2" office:value-type="float" office:value="148587720" calcext:value-type="float">
            <text:p>148587720</text:p>
          </table:table-cell>
        </table:table-row>
        <table:table-row table:style-name="ro1">
          <table:table-cell office:value-type="float" office:value="153747240" calcext:value-type="float">
            <text:p>153747240</text:p>
          </table:table-cell>
          <table:table-cell office:value-type="float" office:value="139300600" calcext:value-type="float">
            <text:p>139300600</text:p>
          </table:table-cell>
          <table:table-cell office:value-type="float" office:value="144460104" calcext:value-type="float">
            <text:p>144460104</text:p>
          </table:table-cell>
          <table:table-cell office:value-type="float" office:value="153747240" calcext:value-type="float">
            <text:p>153747240</text:p>
          </table:table-cell>
          <table:table-cell office:value-type="float" office:value="148587720" calcext:value-type="float">
            <text:p>148587720</text:p>
          </table:table-cell>
        </table:table-row>
        <table:table-row table:style-name="ro1">
          <table:table-cell office:value-type="float" office:value="160970568" calcext:value-type="float">
            <text:p>160970568</text:p>
          </table:table-cell>
          <table:table-cell office:value-type="float" office:value="148587736" calcext:value-type="float">
            <text:p>148587736</text:p>
          </table:table-cell>
          <table:table-cell office:value-type="float" office:value="148587720" calcext:value-type="float">
            <text:p>148587720</text:p>
          </table:table-cell>
          <table:table-cell office:value-type="float" office:value="163034376" calcext:value-type="float">
            <text:p>163034376</text:p>
          </table:table-cell>
          <table:table-cell office:value-type="float" office:value="152715336" calcext:value-type="float">
            <text:p>152715336</text:p>
          </table:table-cell>
        </table:table-row>
        <table:table-row table:style-name="ro1">
          <table:table-cell office:value-type="float" office:value="165098184" calcext:value-type="float">
            <text:p>165098184</text:p>
          </table:table-cell>
          <table:table-cell office:value-type="float" office:value="148587736" calcext:value-type="float">
            <text:p>148587736</text:p>
          </table:table-cell>
          <table:table-cell office:value-type="float" office:value="151683432" calcext:value-type="float">
            <text:p>151683432</text:p>
          </table:table-cell>
          <table:table-cell office:value-type="float" office:value="165098184" calcext:value-type="float">
            <text:p>165098184</text:p>
          </table:table-cell>
          <table:table-cell office:value-type="float" office:value="157874856" calcext:value-type="float">
            <text:p>157874856</text:p>
          </table:table-cell>
        </table:table-row>
        <table:table-row table:style-name="ro1">
          <table:table-cell office:value-type="float" office:value="172321512" calcext:value-type="float">
            <text:p>172321512</text:p>
          </table:table-cell>
          <table:table-cell office:value-type="float" office:value="152715352" calcext:value-type="float">
            <text:p>152715352</text:p>
          </table:table-cell>
          <table:table-cell office:value-type="float" office:value="158906760" calcext:value-type="float">
            <text:p>158906760</text:p>
          </table:table-cell>
          <table:table-cell office:value-type="float" office:value="171289608" calcext:value-type="float">
            <text:p>171289608</text:p>
          </table:table-cell>
          <table:table-cell office:value-type="float" office:value="165098184" calcext:value-type="float">
            <text:p>165098184</text:p>
          </table:table-cell>
        </table:table-row>
        <table:table-row table:style-name="ro1">
          <table:table-cell office:value-type="float" office:value="178512936" calcext:value-type="float">
            <text:p>178512936</text:p>
          </table:table-cell>
          <table:table-cell office:value-type="float" office:value="159938680" calcext:value-type="float">
            <text:p>159938680</text:p>
          </table:table-cell>
          <table:table-cell office:value-type="float" office:value="165098184" calcext:value-type="float">
            <text:p>165098184</text:p>
          </table:table-cell>
          <table:table-cell office:value-type="float" office:value="176449128" calcext:value-type="float">
            <text:p>176449128</text:p>
          </table:table-cell>
          <table:table-cell office:value-type="float" office:value="167161992" calcext:value-type="float">
            <text:p>167161992</text:p>
          </table:table-cell>
        </table:table-row>
        <table:table-row table:style-name="ro1">
          <table:table-cell office:value-type="float" office:value="181608648" calcext:value-type="float">
            <text:p>181608648</text:p>
          </table:table-cell>
          <table:table-cell office:value-type="float" office:value="165098200" calcext:value-type="float">
            <text:p>165098200</text:p>
          </table:table-cell>
          <table:table-cell office:value-type="float" office:value="166130088" calcext:value-type="float">
            <text:p>166130088</text:p>
          </table:table-cell>
          <table:table-cell office:value-type="float" office:value="181608648" calcext:value-type="float">
            <text:p>181608648</text:p>
          </table:table-cell>
          <table:table-cell office:value-type="float" office:value="177481032" calcext:value-type="float">
            <text:p>177481032</text:p>
          </table:table-cell>
        </table:table-row>
        <table:table-row table:style-name="ro1">
          <table:table-cell office:value-type="float" office:value="188831976" calcext:value-type="float">
            <text:p>188831976</text:p>
          </table:table-cell>
          <table:table-cell office:value-type="float" office:value="169225816" calcext:value-type="float">
            <text:p>169225816</text:p>
          </table:table-cell>
          <table:table-cell office:value-type="float" office:value="176449128" calcext:value-type="float">
            <text:p>176449128</text:p>
          </table:table-cell>
          <table:table-cell office:value-type="float" office:value="188831976" calcext:value-type="float">
            <text:p>188831976</text:p>
          </table:table-cell>
          <table:table-cell office:value-type="float" office:value="181608648" calcext:value-type="float">
            <text:p>181608648</text:p>
          </table:table-cell>
        </table:table-row>
        <table:table-row table:style-name="ro1">
          <table:table-cell office:value-type="float" office:value="198119112" calcext:value-type="float">
            <text:p>198119112</text:p>
          </table:table-cell>
          <table:table-cell office:value-type="float" office:value="179544856" calcext:value-type="float">
            <text:p>179544856</text:p>
          </table:table-cell>
          <table:table-cell office:value-type="float" office:value="181608648" calcext:value-type="float">
            <text:p>181608648</text:p>
          </table:table-cell>
          <table:table-cell office:value-type="float" office:value="198119112" calcext:value-type="float">
            <text:p>198119112</text:p>
          </table:table-cell>
          <table:table-cell office:value-type="float" office:value="182640552" calcext:value-type="float">
            <text:p>182640552</text:p>
          </table:table-cell>
        </table:table-row>
        <table:table-row table:style-name="ro1">
          <table:table-cell office:value-type="float" office:value="198119112" calcext:value-type="float">
            <text:p>198119112</text:p>
          </table:table-cell>
          <table:table-cell office:value-type="float" office:value="181608664" calcext:value-type="float">
            <text:p>181608664</text:p>
          </table:table-cell>
          <table:table-cell office:value-type="float" office:value="181608648" calcext:value-type="float">
            <text:p>181608648</text:p>
          </table:table-cell>
          <table:table-cell office:value-type="float" office:value="198119112" calcext:value-type="float">
            <text:p>198119112</text:p>
          </table:table-cell>
          <table:table-cell office:value-type="float" office:value="190895784" calcext:value-type="float">
            <text:p>190895784</text:p>
          </table:table-cell>
        </table:table-row>
        <table:table-row table:style-name="ro1">
          <table:table-cell office:value-type="float" office:value="198119112" calcext:value-type="float">
            <text:p>198119112</text:p>
          </table:table-cell>
          <table:table-cell office:value-type="float" office:value="198119128" calcext:value-type="float">
            <text:p>198119128</text:p>
          </table:table-cell>
          <table:table-cell office:value-type="float" office:value="196055304" calcext:value-type="float">
            <text:p>196055304</text:p>
          </table:table-cell>
          <table:table-cell table:number-columns-repeated="2" office:value-type="float" office:value="198119112" calcext:value-type="float">
            <text:p>198119112</text:p>
          </table:table-cell>
        </table:table-row>
        <table:table-row table:style-name="ro1">
          <table:table-cell office:value-type="float" office:value="218757216" calcext:value-type="float">
            <text:p>218757216</text:p>
          </table:table-cell>
          <table:table-cell office:value-type="float" office:value="198119128" calcext:value-type="float">
            <text:p>198119128</text:p>
          </table:table-cell>
          <table:table-cell office:value-type="float" office:value="198119112" calcext:value-type="float">
            <text:p>198119112</text:p>
          </table:table-cell>
          <table:table-cell office:value-type="float" office:value="214629600" calcext:value-type="float">
            <text:p>214629600</text:p>
          </table:table-cell>
          <table:table-cell office:value-type="float" office:value="198119112" calcext:value-type="float">
            <text:p>198119112</text:p>
          </table:table-cell>
        </table:table-row>
        <table:table-row table:style-name="ro1">
          <table:table-cell office:value-type="float" office:value="227012448" calcext:value-type="float">
            <text:p>227012448</text:p>
          </table:table-cell>
          <table:table-cell office:value-type="float" office:value="203278672" calcext:value-type="float">
            <text:p>203278672</text:p>
          </table:table-cell>
          <table:table-cell office:value-type="float" office:value="198119112" calcext:value-type="float">
            <text:p>198119112</text:p>
          </table:table-cell>
          <table:table-cell office:value-type="float" office:value="227012448" calcext:value-type="float">
            <text:p>227012448</text:p>
          </table:table-cell>
          <table:table-cell office:value-type="float" office:value="210501984" calcext:value-type="float">
            <text:p>210501984</text:p>
          </table:table-cell>
        </table:table-row>
        <table:table-row table:style-name="ro1">
          <table:table-cell office:value-type="float" office:value="231140064" calcext:value-type="float">
            <text:p>231140064</text:p>
          </table:table-cell>
          <table:table-cell office:value-type="float" office:value="210502000" calcext:value-type="float">
            <text:p>210502000</text:p>
          </table:table-cell>
          <table:table-cell office:value-type="float" office:value="198119112" calcext:value-type="float">
            <text:p>198119112</text:p>
          </table:table-cell>
          <table:table-cell office:value-type="float" office:value="234235776" calcext:value-type="float">
            <text:p>234235776</text:p>
          </table:table-cell>
          <table:table-cell office:value-type="float" office:value="210501984" calcext:value-type="float">
            <text:p>210501984</text:p>
          </table:table-cell>
        </table:table-row>
        <table:table-row table:style-name="ro1">
          <table:table-cell office:value-type="float" office:value="238363392" calcext:value-type="float">
            <text:p>238363392</text:p>
          </table:table-cell>
          <table:table-cell office:value-type="float" office:value="214629616" calcext:value-type="float">
            <text:p>214629616</text:p>
          </table:table-cell>
          <table:table-cell office:value-type="float" office:value="207406272" calcext:value-type="float">
            <text:p>207406272</text:p>
          </table:table-cell>
          <table:table-cell office:value-type="float" office:value="242491008" calcext:value-type="float">
            <text:p>242491008</text:p>
          </table:table-cell>
          <table:table-cell office:value-type="float" office:value="217725312" calcext:value-type="float">
            <text:p>217725312</text:p>
          </table:table-cell>
        </table:table-row>
        <table:table-row table:style-name="ro1">
          <table:table-cell office:value-type="float" office:value="241459104" calcext:value-type="float">
            <text:p>241459104</text:p>
          </table:table-cell>
          <table:table-cell office:value-type="float" office:value="225980560" calcext:value-type="float">
            <text:p>225980560</text:p>
          </table:table-cell>
          <table:table-cell office:value-type="float" office:value="210501984" calcext:value-type="float">
            <text:p>210501984</text:p>
          </table:table-cell>
          <table:table-cell office:value-type="float" office:value="243522912" calcext:value-type="float">
            <text:p>243522912</text:p>
          </table:table-cell>
          <table:table-cell office:value-type="float" office:value="227012448" calcext:value-type="float">
            <text:p>227012448</text:p>
          </table:table-cell>
        </table:table-row>
        <table:table-row table:style-name="ro1">
          <table:table-cell office:value-type="float" office:value="243522912" calcext:value-type="float">
            <text:p>243522912</text:p>
          </table:table-cell>
          <table:table-cell office:value-type="float" office:value="229076272" calcext:value-type="float">
            <text:p>229076272</text:p>
          </table:table-cell>
          <table:table-cell office:value-type="float" office:value="210501984" calcext:value-type="float">
            <text:p>210501984</text:p>
          </table:table-cell>
          <table:table-cell office:value-type="float" office:value="252810048" calcext:value-type="float">
            <text:p>252810048</text:p>
          </table:table-cell>
          <table:table-cell office:value-type="float" office:value="227012448" calcext:value-type="float">
            <text:p>227012448</text:p>
          </table:table-cell>
        </table:table-row>
        <table:table-row table:style-name="ro1">
          <table:table-cell office:value-type="float" office:value="243522912" calcext:value-type="float">
            <text:p>243522912</text:p>
          </table:table-cell>
          <table:table-cell office:value-type="float" office:value="232171984" calcext:value-type="float">
            <text:p>232171984</text:p>
          </table:table-cell>
          <table:table-cell office:value-type="float" office:value="217725312" calcext:value-type="float">
            <text:p>217725312</text:p>
          </table:table-cell>
          <table:table-cell office:value-type="float" office:value="260033376" calcext:value-type="float">
            <text:p>260033376</text:p>
          </table:table-cell>
          <table:table-cell office:value-type="float" office:value="228044352" calcext:value-type="float">
            <text:p>228044352</text:p>
          </table:table-cell>
        </table:table-row>
        <table:table-row table:style-name="ro1">
          <table:table-cell office:value-type="float" office:value="249714336" calcext:value-type="float">
            <text:p>249714336</text:p>
          </table:table-cell>
          <table:table-cell office:value-type="float" office:value="238363408" calcext:value-type="float">
            <text:p>238363408</text:p>
          </table:table-cell>
          <table:table-cell office:value-type="float" office:value="225980544" calcext:value-type="float">
            <text:p>225980544</text:p>
          </table:table-cell>
          <table:table-cell office:value-type="float" office:value="264160992" calcext:value-type="float">
            <text:p>264160992</text:p>
          </table:table-cell>
          <table:table-cell office:value-type="float" office:value="231140064" calcext:value-type="float">
            <text:p>231140064</text:p>
          </table:table-cell>
        </table:table-row>
        <table:table-row table:style-name="ro1">
          <table:table-cell office:value-type="float" office:value="260033376" calcext:value-type="float">
            <text:p>260033376</text:p>
          </table:table-cell>
          <table:table-cell office:value-type="float" office:value="243522928" calcext:value-type="float">
            <text:p>243522928</text:p>
          </table:table-cell>
          <table:table-cell office:value-type="float" office:value="227012448" calcext:value-type="float">
            <text:p>227012448</text:p>
          </table:table-cell>
          <table:table-cell office:value-type="float" office:value="270352416" calcext:value-type="float">
            <text:p>270352416</text:p>
          </table:table-cell>
          <table:table-cell office:value-type="float" office:value="240427200" calcext:value-type="float">
            <text:p>240427200</text:p>
          </table:table-cell>
        </table:table-row>
        <table:table-row table:style-name="ro1">
          <table:table-cell office:value-type="float" office:value="264160992" calcext:value-type="float">
            <text:p>264160992</text:p>
          </table:table-cell>
          <table:table-cell office:value-type="float" office:value="247650544" calcext:value-type="float">
            <text:p>247650544</text:p>
          </table:table-cell>
          <table:table-cell office:value-type="float" office:value="231140064" calcext:value-type="float">
            <text:p>231140064</text:p>
          </table:table-cell>
          <table:table-cell office:value-type="float" office:value="276543840" calcext:value-type="float">
            <text:p>276543840</text:p>
          </table:table-cell>
          <table:table-cell office:value-type="float" office:value="243522912" calcext:value-type="float">
            <text:p>243522912</text:p>
          </table:table-cell>
        </table:table-row>
        <table:table-row table:style-name="ro1">
          <table:table-cell office:value-type="float" office:value="274480032" calcext:value-type="float">
            <text:p>274480032</text:p>
          </table:table-cell>
          <table:table-cell office:value-type="float" office:value="256937680" calcext:value-type="float">
            <text:p>256937680</text:p>
          </table:table-cell>
          <table:table-cell office:value-type="float" office:value="235267680" calcext:value-type="float">
            <text:p>235267680</text:p>
          </table:table-cell>
          <table:table-cell office:value-type="float" office:value="280671456" calcext:value-type="float">
            <text:p>280671456</text:p>
          </table:table-cell>
          <table:table-cell office:value-type="float" office:value="247650528" calcext:value-type="float">
            <text:p>247650528</text:p>
          </table:table-cell>
        </table:table-row>
        <table:table-row table:style-name="ro1">
          <table:table-cell office:value-type="float" office:value="277575744" calcext:value-type="float">
            <text:p>277575744</text:p>
          </table:table-cell>
          <table:table-cell office:value-type="float" office:value="260033392" calcext:value-type="float">
            <text:p>260033392</text:p>
          </table:table-cell>
          <table:table-cell office:value-type="float" office:value="243522912" calcext:value-type="float">
            <text:p>243522912</text:p>
          </table:table-cell>
          <table:table-cell office:value-type="float" office:value="285830976" calcext:value-type="float">
            <text:p>285830976</text:p>
          </table:table-cell>
          <table:table-cell office:value-type="float" office:value="260033376" calcext:value-type="float">
            <text:p>260033376</text:p>
          </table:table-cell>
        </table:table-row>
        <table:table-row table:style-name="ro1">
          <table:table-cell office:value-type="float" office:value="287894784" calcext:value-type="float">
            <text:p>287894784</text:p>
          </table:table-cell>
          <table:table-cell office:value-type="float" office:value="269320528" calcext:value-type="float">
            <text:p>269320528</text:p>
          </table:table-cell>
          <table:table-cell office:value-type="float" office:value="243522912" calcext:value-type="float">
            <text:p>243522912</text:p>
          </table:table-cell>
          <table:table-cell office:value-type="float" office:value="293054304" calcext:value-type="float">
            <text:p>293054304</text:p>
          </table:table-cell>
          <table:table-cell office:value-type="float" office:value="264160992" calcext:value-type="float">
            <text:p>264160992</text:p>
          </table:table-cell>
        </table:table-row>
        <table:table-row table:style-name="ro1">
          <table:table-cell office:value-type="float" office:value="296150040" calcext:value-type="float">
            <text:p>296150040</text:p>
          </table:table-cell>
          <table:table-cell office:value-type="float" office:value="276543856" calcext:value-type="float">
            <text:p>276543856</text:p>
          </table:table-cell>
          <table:table-cell office:value-type="float" office:value="244554816" calcext:value-type="float">
            <text:p>244554816</text:p>
          </table:table-cell>
          <table:table-cell office:value-type="float" office:value="297181944" calcext:value-type="float">
            <text:p>297181944</text:p>
          </table:table-cell>
          <table:table-cell office:value-type="float" office:value="273448128" calcext:value-type="float">
            <text:p>273448128</text:p>
          </table:table-cell>
        </table:table-row>
        <table:table-row table:style-name="ro1">
          <table:table-cell office:value-type="float" office:value="299245784" calcext:value-type="float">
            <text:p>299245784</text:p>
          </table:table-cell>
          <table:table-cell office:value-type="float" office:value="280671472" calcext:value-type="float">
            <text:p>280671472</text:p>
          </table:table-cell>
          <table:table-cell office:value-type="float" office:value="249714336" calcext:value-type="float">
            <text:p>249714336</text:p>
          </table:table-cell>
          <table:table-cell office:value-type="float" office:value="299245784" calcext:value-type="float">
            <text:p>299245784</text:p>
          </table:table-cell>
          <table:table-cell office:value-type="float" office:value="276543840" calcext:value-type="float">
            <text:p>276543840</text:p>
          </table:table-cell>
        </table:table-row>
        <table:table-row table:style-name="ro1">
          <table:table-cell office:value-type="float" office:value="299245784" calcext:value-type="float">
            <text:p>299245784</text:p>
          </table:table-cell>
          <table:table-cell office:value-type="float" office:value="287894800" calcext:value-type="float">
            <text:p>287894800</text:p>
          </table:table-cell>
          <table:table-cell office:value-type="float" office:value="259001472" calcext:value-type="float">
            <text:p>259001472</text:p>
          </table:table-cell>
          <table:table-cell office:value-type="float" office:value="299245784" calcext:value-type="float">
            <text:p>299245784</text:p>
          </table:table-cell>
          <table:table-cell office:value-type="float" office:value="280671456" calcext:value-type="float">
            <text:p>280671456</text:p>
          </table:table-cell>
        </table:table-row>
        <table:table-row table:style-name="ro1">
          <table:table-cell office:value-type="float" office:value="299245784" calcext:value-type="float">
            <text:p>299245784</text:p>
          </table:table-cell>
          <table:table-cell office:value-type="float" office:value="290990512" calcext:value-type="float">
            <text:p>290990512</text:p>
          </table:table-cell>
          <table:table-cell office:value-type="float" office:value="260033376" calcext:value-type="float">
            <text:p>260033376</text:p>
          </table:table-cell>
          <table:table-cell office:value-type="float" office:value="299245784" calcext:value-type="float">
            <text:p>299245784</text:p>
          </table:table-cell>
          <table:table-cell office:value-type="float" office:value="290990496" calcext:value-type="float">
            <text:p>290990496</text:p>
          </table:table-cell>
        </table:table-row>
        <table:table-row table:style-name="ro1">
          <table:table-cell office:value-type="float" office:value="299245784" calcext:value-type="float">
            <text:p>299245784</text:p>
          </table:table-cell>
          <table:table-cell office:value-type="float" office:value="295118152" calcext:value-type="float">
            <text:p>295118152</text:p>
          </table:table-cell>
          <table:table-cell office:value-type="float" office:value="265192896" calcext:value-type="float">
            <text:p>265192896</text:p>
          </table:table-cell>
          <table:table-cell office:value-type="float" office:value="299245784" calcext:value-type="float">
            <text:p>299245784</text:p>
          </table:table-cell>
          <table:table-cell office:value-type="float" office:value="297181944" calcext:value-type="float">
            <text:p>297181944</text:p>
          </table:table-cell>
        </table:table-row>
        <table:table-row table:style-name="ro1">
          <table:table-cell office:value-type="float" office:value="299245784" calcext:value-type="float">
            <text:p>299245784</text:p>
          </table:table-cell>
          <table:table-cell office:value-type="float" office:value="297181960" calcext:value-type="float">
            <text:p>297181960</text:p>
          </table:table-cell>
          <table:table-cell office:value-type="float" office:value="274480032" calcext:value-type="float">
            <text:p>274480032</text:p>
          </table:table-cell>
          <table:table-cell table:number-columns-repeated="2" office:value-type="float" office:value="299245784" calcext:value-type="float">
            <text:p>299245784</text:p>
          </table:table-cell>
        </table:table-row>
        <table:table-row table:style-name="ro1">
          <table:table-cell office:value-type="float" office:value="299245784" calcext:value-type="float">
            <text:p>299245784</text:p>
          </table:table-cell>
          <table:table-cell office:value-type="float" office:value="299245800" calcext:value-type="float">
            <text:p>299245800</text:p>
          </table:table-cell>
          <table:table-cell office:value-type="float" office:value="276543840" calcext:value-type="float">
            <text:p>276543840</text:p>
          </table:table-cell>
          <table:table-cell table:number-columns-repeated="2" office:value-type="float" office:value="299245784" calcext:value-type="float">
            <text:p>299245784</text:p>
          </table:table-cell>
        </table:table-row>
        <table:table-row table:style-name="ro1">
          <table:table-cell office:value-type="float" office:value="299245784" calcext:value-type="float">
            <text:p>299245784</text:p>
          </table:table-cell>
          <table:table-cell office:value-type="float" office:value="299245800" calcext:value-type="float">
            <text:p>299245800</text:p>
          </table:table-cell>
          <table:table-cell office:value-type="float" office:value="282735264" calcext:value-type="float">
            <text:p>282735264</text:p>
          </table:table-cell>
          <table:table-cell table:number-columns-repeated="2" office:value-type="float" office:value="299245784" calcext:value-type="float">
            <text:p>299245784</text:p>
          </table:table-cell>
        </table:table-row>
        <table:table-row table:style-name="ro1">
          <table:table-cell office:value-type="float" office:value="101532816" calcext:value-type="float">
            <text:p>101532816</text:p>
          </table:table-cell>
          <table:table-cell office:value-type="float" office:value="299245800" calcext:value-type="float">
            <text:p>299245800</text:p>
          </table:table-cell>
          <table:table-cell office:value-type="float" office:value="292022400" calcext:value-type="float">
            <text:p>292022400</text:p>
          </table:table-cell>
          <table:table-cell table:number-columns-repeated="2" office:value-type="float" office:value="299245784" calcext:value-type="float">
            <text:p>299245784</text:p>
          </table:table-cell>
        </table:table-row>
        <table:table-row table:style-name="ro1">
          <table:table-cell office:value-type="float" office:value="101532816" calcext:value-type="float">
            <text:p>101532816</text:p>
          </table:table-cell>
          <table:table-cell office:value-type="float" office:value="299245800" calcext:value-type="float">
            <text:p>299245800</text:p>
          </table:table-cell>
          <table:table-cell office:value-type="float" office:value="297181944" calcext:value-type="float">
            <text:p>297181944</text:p>
          </table:table-cell>
          <table:table-cell table:number-columns-repeated="2" office:value-type="float" office:value="299245784" calcext:value-type="float">
            <text:p>299245784</text:p>
          </table:table-cell>
        </table:table-row>
        <table:table-row table:style-name="ro1">
          <table:table-cell office:value-type="float" office:value="101532816" calcext:value-type="float">
            <text:p>101532816</text:p>
          </table:table-cell>
          <table:table-cell office:value-type="float" office:value="299245800" calcext:value-type="float">
            <text:p>299245800</text:p>
          </table:table-cell>
          <table:table-cell table:number-columns-repeated="3" office:value-type="float" office:value="299245784" calcext:value-type="float">
            <text:p>299245784</text:p>
          </table:table-cell>
        </table:table-row>
        <table:table-row table:style-name="ro1">
          <table:table-cell office:value-type="float" office:value="101532816" calcext:value-type="float">
            <text:p>101532816</text:p>
          </table:table-cell>
          <table:table-cell office:value-type="float" office:value="299245800" calcext:value-type="float">
            <text:p>299245800</text:p>
          </table:table-cell>
          <table:table-cell table:number-columns-repeated="3" office:value-type="float" office:value="299245784" calcext:value-type="float">
            <text:p>299245784</text:p>
          </table:table-cell>
        </table:table-row>
        <table:table-row table:style-name="ro1">
          <table:table-cell office:value-type="float" office:value="101532816" calcext:value-type="float">
            <text:p>101532816</text:p>
          </table:table-cell>
          <table:table-cell office:value-type="float" office:value="299245800" calcext:value-type="float">
            <text:p>299245800</text:p>
          </table:table-cell>
          <table:table-cell table:number-columns-repeated="2" office:value-type="float" office:value="299245784" calcext:value-type="float">
            <text:p>299245784</text:p>
          </table:table-cell>
          <table:table-cell office:value-type="float" office:value="101532816" calcext:value-type="float">
            <text:p>101532816</text:p>
          </table:table-cell>
        </table:table-row>
        <table:table-row table:style-name="ro1">
          <table:table-cell office:value-type="float" office:value="101532816" calcext:value-type="float">
            <text:p>101532816</text:p>
          </table:table-cell>
          <table:table-cell office:value-type="float" office:value="299245800" calcext:value-type="float">
            <text:p>299245800</text:p>
          </table:table-cell>
          <table:table-cell office:value-type="float" office:value="299245784" calcext:value-type="float">
            <text:p>299245784</text:p>
          </table:table-cell>
          <table:table-cell table:number-columns-repeated="2" office:value-type="float" office:value="101532816" calcext:value-type="float">
            <text:p>101532816</text:p>
          </table:table-cell>
        </table:table-row>
        <table:table-row table:style-name="ro1">
          <table:table-cell office:value-type="float" office:value="101532816" calcext:value-type="float">
            <text:p>101532816</text:p>
          </table:table-cell>
          <table:table-cell office:value-type="float" office:value="299245800" calcext:value-type="float">
            <text:p>299245800</text:p>
          </table:table-cell>
          <table:table-cell office:value-type="float" office:value="299245784" calcext:value-type="float">
            <text:p>299245784</text:p>
          </table:table-cell>
          <table:table-cell table:number-columns-repeated="2" office:value-type="float" office:value="101532816" calcext:value-type="float">
            <text:p>101532816</text:p>
          </table:table-cell>
        </table:table-row>
        <table:table-row table:style-name="ro1">
          <table:table-cell office:value-type="float" office:value="101532816" calcext:value-type="float">
            <text:p>101532816</text:p>
          </table:table-cell>
          <table:table-cell office:value-type="float" office:value="299245800" calcext:value-type="float">
            <text:p>299245800</text:p>
          </table:table-cell>
          <table:table-cell office:value-type="float" office:value="299245784" calcext:value-type="float">
            <text:p>299245784</text:p>
          </table:table-cell>
          <table:table-cell table:number-columns-repeated="2" office:value-type="float" office:value="101532816" calcext:value-type="float">
            <text:p>101532816</text:p>
          </table:table-cell>
        </table:table-row>
        <table:table-row table:style-name="ro1">
          <table:table-cell office:value-type="float" office:value="101532816" calcext:value-type="float">
            <text:p>101532816</text:p>
          </table:table-cell>
          <table:table-cell office:value-type="float" office:value="299245800" calcext:value-type="float">
            <text:p>299245800</text:p>
          </table:table-cell>
          <table:table-cell office:value-type="float" office:value="299245784" calcext:value-type="float">
            <text:p>299245784</text:p>
          </table:table-cell>
          <table:table-cell table:number-columns-repeated="2" office:value-type="float" office:value="101532816" calcext:value-type="float">
            <text:p>101532816</text:p>
          </table:table-cell>
        </table:table-row>
        <table:table-row table:style-name="ro1">
          <table:table-cell office:value-type="float" office:value="101532816" calcext:value-type="float">
            <text:p>101532816</text:p>
          </table:table-cell>
          <table:table-cell office:value-type="float" office:value="299245800" calcext:value-type="float">
            <text:p>299245800</text:p>
          </table:table-cell>
          <table:table-cell office:value-type="float" office:value="299245784" calcext:value-type="float">
            <text:p>299245784</text:p>
          </table:table-cell>
          <table:table-cell table:number-columns-repeated="2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2" office:value-type="float" office:value="101532816" calcext:value-type="float">
            <text:p>101532816</text:p>
          </table:table-cell>
          <table:table-cell office:value-type="float" office:value="299245784" calcext:value-type="float">
            <text:p>299245784</text:p>
          </table:table-cell>
          <table:table-cell table:number-columns-repeated="2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table:number-columns-repeated="5" office:value-type="float" office:value="101532816" calcext:value-type="float">
            <text:p>101532816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table:number-columns-repeated="4" office:value-type="float" office:value="101532816" calcext:value-type="float">
            <text:p>101532816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table:number-columns-repeated="4" office:value-type="float" office:value="101532816" calcext:value-type="float">
            <text:p>101532816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table:number-columns-repeated="4" office:value-type="float" office:value="101532816" calcext:value-type="float">
            <text:p>101532816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table:number-columns-repeated="4" office:value-type="float" office:value="101532816" calcext:value-type="float">
            <text:p>101532816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table:number-columns-repeated="4" office:value-type="float" office:value="101532816" calcext:value-type="float">
            <text:p>101532816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table:number-columns-repeated="4" office:value-type="float" office:value="101532816" calcext:value-type="float">
            <text:p>101532816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table:number-columns-repeated="4" office:value-type="float" office:value="101532816" calcext:value-type="float">
            <text:p>101532816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table:number-columns-repeated="4" office:value-type="float" office:value="101532816" calcext:value-type="float">
            <text:p>101532816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table:number-columns-repeated="4" office:value-type="float" office:value="101532816" calcext:value-type="float">
            <text:p>101532816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table:number-columns-repeated="4" office:value-type="float" office:value="101532816" calcext:value-type="float">
            <text:p>101532816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table:number-columns-repeated="4" office:value-type="float" office:value="101532816" calcext:value-type="float">
            <text:p>101532816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table:number-columns-repeated="4" office:value-type="float" office:value="101532816" calcext:value-type="float">
            <text:p>101532816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table:number-columns-repeated="4" office:value-type="float" office:value="101532816" calcext:value-type="float">
            <text:p>101532816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table:number-columns-repeated="2" office:value-type="float" office:value="101532816" calcext:value-type="float">
            <text:p>101532816</text:p>
          </table:table-cell>
          <table:table-cell office:value-type="float" office:value="101617080" calcext:value-type="float">
            <text:p>101617080</text:p>
          </table:table-cell>
          <table:table-cell office:value-type="float" office:value="101533744" calcext:value-type="float">
            <text:p>101533744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table:number-columns-repeated="2" office:value-type="float" office:value="101532816" calcext:value-type="float">
            <text:p>101532816</text:p>
          </table:table-cell>
          <table:table-cell table:number-columns-repeated="2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table:number-columns-repeated="2" office:value-type="float" office:value="101532816" calcext:value-type="float">
            <text:p>101532816</text:p>
          </table:table-cell>
          <table:table-cell table:number-columns-repeated="2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table:number-columns-repeated="2" office:value-type="float" office:value="101532816" calcext:value-type="float">
            <text:p>101532816</text:p>
          </table:table-cell>
          <table:table-cell table:number-columns-repeated="2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532816" calcext:value-type="float">
            <text:p>101532816</text:p>
          </table:table-cell>
          <table:table-cell office:value-type="float" office:value="101533744" calcext:value-type="float">
            <text:p>101533744</text:p>
          </table:table-cell>
          <table:table-cell table:number-columns-repeated="2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532816" calcext:value-type="float">
            <text:p>10153281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533744" calcext:value-type="float">
            <text:p>101533744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1617080" calcext:value-type="float">
            <text:p>101617080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09326256" calcext:value-type="float">
            <text:p>109326256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12421936" calcext:value-type="float">
            <text:p>112421936</text:p>
          </table:table-cell>
          <table:table-cell office:value-type="float" office:value="101618136" calcext:value-type="float">
            <text:p>101618136</text:p>
          </table:table-cell>
          <table:table-cell table:number-columns-repeated="3"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12421936" calcext:value-type="float">
            <text:p>112421936</text:p>
          </table:table-cell>
          <table:table-cell office:value-type="float" office:value="101618136" calcext:value-type="float">
            <text:p>101618136</text:p>
          </table:table-cell>
          <table:table-cell office:value-type="float" office:value="101617080" calcext:value-type="float">
            <text:p>101617080</text:p>
          </table:table-cell>
          <table:table-cell office:value-type="float" office:value="111390064" calcext:value-type="float">
            <text:p>111390064</text:p>
          </table:table-cell>
          <table:table-cell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14485776" calcext:value-type="float">
            <text:p>114485776</text:p>
          </table:table-cell>
          <table:table-cell office:value-type="float" office:value="101618136" calcext:value-type="float">
            <text:p>101618136</text:p>
          </table:table-cell>
          <table:table-cell office:value-type="float" office:value="101617080" calcext:value-type="float">
            <text:p>101617080</text:p>
          </table:table-cell>
          <table:table-cell office:value-type="float" office:value="112421936" calcext:value-type="float">
            <text:p>112421936</text:p>
          </table:table-cell>
          <table:table-cell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19645296" calcext:value-type="float">
            <text:p>119645296</text:p>
          </table:table-cell>
          <table:table-cell office:value-type="float" office:value="101618136" calcext:value-type="float">
            <text:p>101618136</text:p>
          </table:table-cell>
          <table:table-cell office:value-type="float" office:value="101617080" calcext:value-type="float">
            <text:p>101617080</text:p>
          </table:table-cell>
          <table:table-cell office:value-type="float" office:value="112421936" calcext:value-type="float">
            <text:p>112421936</text:p>
          </table:table-cell>
          <table:table-cell office:value-type="float" office:value="101617080" calcext:value-type="float">
            <text:p>101617080</text:p>
          </table:table-cell>
        </table:table-row>
        <table:table-row table:style-name="ro1">
          <table:table-cell office:value-type="float" office:value="128932432" calcext:value-type="float">
            <text:p>128932432</text:p>
          </table:table-cell>
          <table:table-cell office:value-type="float" office:value="101618136" calcext:value-type="float">
            <text:p>101618136</text:p>
          </table:table-cell>
          <table:table-cell office:value-type="float" office:value="101617080" calcext:value-type="float">
            <text:p>101617080</text:p>
          </table:table-cell>
          <table:table-cell office:value-type="float" office:value="119645296" calcext:value-type="float">
            <text:p>119645296</text:p>
          </table:table-cell>
          <table:table-cell office:value-type="float" office:value="108294352" calcext:value-type="float">
            <text:p>108294352</text:p>
          </table:table-cell>
        </table:table-row>
        <table:table-row table:style-name="ro1">
          <table:table-cell office:value-type="float" office:value="129964336" calcext:value-type="float">
            <text:p>129964336</text:p>
          </table:table-cell>
          <table:table-cell office:value-type="float" office:value="101618136" calcext:value-type="float">
            <text:p>101618136</text:p>
          </table:table-cell>
          <table:table-cell office:value-type="float" office:value="101617080" calcext:value-type="float">
            <text:p>101617080</text:p>
          </table:table-cell>
          <table:table-cell office:value-type="float" office:value="125836720" calcext:value-type="float">
            <text:p>125836720</text:p>
          </table:table-cell>
          <table:table-cell office:value-type="float" office:value="112421936" calcext:value-type="float">
            <text:p>112421936</text:p>
          </table:table-cell>
        </table:table-row>
        <table:table-row table:style-name="ro1">
          <table:table-cell office:value-type="float" office:value="140283376" calcext:value-type="float">
            <text:p>140283376</text:p>
          </table:table-cell>
          <table:table-cell office:value-type="float" office:value="101618136" calcext:value-type="float">
            <text:p>101618136</text:p>
          </table:table-cell>
          <table:table-cell office:value-type="float" office:value="101617080" calcext:value-type="float">
            <text:p>101617080</text:p>
          </table:table-cell>
          <table:table-cell office:value-type="float" office:value="129964336" calcext:value-type="float">
            <text:p>129964336</text:p>
          </table:table-cell>
          <table:table-cell office:value-type="float" office:value="112421936" calcext:value-type="float">
            <text:p>112421936</text:p>
          </table:table-cell>
        </table:table-row>
        <table:table-row table:style-name="ro1">
          <table:table-cell office:value-type="float" office:value="145442896" calcext:value-type="float">
            <text:p>145442896</text:p>
          </table:table-cell>
          <table:table-cell office:value-type="float" office:value="101618136" calcext:value-type="float">
            <text:p>101618136</text:p>
          </table:table-cell>
          <table:table-cell office:value-type="float" office:value="101617080" calcext:value-type="float">
            <text:p>101617080</text:p>
          </table:table-cell>
          <table:table-cell office:value-type="float" office:value="135123856" calcext:value-type="float">
            <text:p>135123856</text:p>
          </table:table-cell>
          <table:table-cell office:value-type="float" office:value="112421936" calcext:value-type="float">
            <text:p>112421936</text:p>
          </table:table-cell>
        </table:table-row>
        <table:table-row table:style-name="ro1">
          <table:table-cell office:value-type="float" office:value="147506704" calcext:value-type="float">
            <text:p>147506704</text:p>
          </table:table-cell>
          <table:table-cell office:value-type="float" office:value="101618136" calcext:value-type="float">
            <text:p>101618136</text:p>
          </table:table-cell>
          <table:table-cell office:value-type="float" office:value="101617080" calcext:value-type="float">
            <text:p>101617080</text:p>
          </table:table-cell>
          <table:table-cell office:value-type="float" office:value="145442896" calcext:value-type="float">
            <text:p>145442896</text:p>
          </table:table-cell>
          <table:table-cell office:value-type="float" office:value="117581488" calcext:value-type="float">
            <text:p>117581488</text:p>
          </table:table-cell>
        </table:table-row>
        <table:table-row table:style-name="ro1">
          <table:table-cell office:value-type="float" office:value="156793808" calcext:value-type="float">
            <text:p>156793808</text:p>
          </table:table-cell>
          <table:table-cell office:value-type="float" office:value="101618136" calcext:value-type="float">
            <text:p>101618136</text:p>
          </table:table-cell>
          <table:table-cell office:value-type="float" office:value="101617080" calcext:value-type="float">
            <text:p>101617080</text:p>
          </table:table-cell>
          <table:table-cell office:value-type="float" office:value="150602416" calcext:value-type="float">
            <text:p>150602416</text:p>
          </table:table-cell>
          <table:table-cell office:value-type="float" office:value="127900528" calcext:value-type="float">
            <text:p>127900528</text:p>
          </table:table-cell>
        </table:table-row>
        <table:table-row table:style-name="ro1">
          <table:table-cell office:value-type="float" office:value="162985264" calcext:value-type="float">
            <text:p>162985264</text:p>
          </table:table-cell>
          <table:table-cell office:value-type="float" office:value="101618136" calcext:value-type="float">
            <text:p>101618136</text:p>
          </table:table-cell>
          <table:table-cell office:value-type="float" office:value="101617080" calcext:value-type="float">
            <text:p>101617080</text:p>
          </table:table-cell>
          <table:table-cell office:value-type="float" office:value="161953360" calcext:value-type="float">
            <text:p>161953360</text:p>
          </table:table-cell>
          <table:table-cell office:value-type="float" office:value="129964336" calcext:value-type="float">
            <text:p>129964336</text:p>
          </table:table-cell>
        </table:table-row>
        <table:table-row table:style-name="ro1">
          <table:table-cell office:value-type="float" office:value="170208592" calcext:value-type="float">
            <text:p>170208592</text:p>
          </table:table-cell>
          <table:table-cell office:value-type="float" office:value="104166512" calcext:value-type="float">
            <text:p>104166512</text:p>
          </table:table-cell>
          <table:table-cell office:value-type="float" office:value="101617080" calcext:value-type="float">
            <text:p>101617080</text:p>
          </table:table-cell>
          <table:table-cell office:value-type="float" office:value="162985264" calcext:value-type="float">
            <text:p>162985264</text:p>
          </table:table-cell>
          <table:table-cell office:value-type="float" office:value="137187664" calcext:value-type="float">
            <text:p>137187664</text:p>
          </table:table-cell>
        </table:table-row>
        <table:table-row table:style-name="ro1">
          <table:table-cell office:value-type="float" office:value="178463824" calcext:value-type="float">
            <text:p>178463824</text:p>
          </table:table-cell>
          <table:table-cell office:value-type="float" office:value="112421744" calcext:value-type="float">
            <text:p>112421744</text:p>
          </table:table-cell>
          <table:table-cell office:value-type="float" office:value="101617080" calcext:value-type="float">
            <text:p>101617080</text:p>
          </table:table-cell>
          <table:table-cell office:value-type="float" office:value="170208592" calcext:value-type="float">
            <text:p>170208592</text:p>
          </table:table-cell>
          <table:table-cell office:value-type="float" office:value="145442896" calcext:value-type="float">
            <text:p>145442896</text:p>
          </table:table-cell>
        </table:table-row>
        <table:table-row table:style-name="ro1">
          <table:table-cell office:value-type="float" office:value="178463824" calcext:value-type="float">
            <text:p>178463824</text:p>
          </table:table-cell>
          <table:table-cell office:value-type="float" office:value="112421744" calcext:value-type="float">
            <text:p>112421744</text:p>
          </table:table-cell>
          <table:table-cell office:value-type="float" office:value="101617080" calcext:value-type="float">
            <text:p>101617080</text:p>
          </table:table-cell>
          <table:table-cell office:value-type="float" office:value="178463824" calcext:value-type="float">
            <text:p>178463824</text:p>
          </table:table-cell>
          <table:table-cell office:value-type="float" office:value="146474800" calcext:value-type="float">
            <text:p>146474800</text:p>
          </table:table-cell>
        </table:table-row>
        <table:table-row table:style-name="ro1">
          <table:table-cell office:value-type="float" office:value="186719056" calcext:value-type="float">
            <text:p>186719056</text:p>
          </table:table-cell>
          <table:table-cell office:value-type="float" office:value="113453680" calcext:value-type="float">
            <text:p>113453680</text:p>
          </table:table-cell>
          <table:table-cell office:value-type="float" office:value="101617080" calcext:value-type="float">
            <text:p>101617080</text:p>
          </table:table-cell>
          <table:table-cell office:value-type="float" office:value="180527632" calcext:value-type="float">
            <text:p>180527632</text:p>
          </table:table-cell>
          <table:table-cell office:value-type="float" office:value="154730032" calcext:value-type="float">
            <text:p>154730032</text:p>
          </table:table-cell>
        </table:table-row>
        <table:table-row table:style-name="ro1">
          <table:table-cell office:value-type="float" office:value="187750960" calcext:value-type="float">
            <text:p>187750960</text:p>
          </table:table-cell>
          <table:table-cell office:value-type="float" office:value="115517456" calcext:value-type="float">
            <text:p>115517456</text:p>
          </table:table-cell>
          <table:table-cell office:value-type="float" office:value="101617080" calcext:value-type="float">
            <text:p>101617080</text:p>
          </table:table-cell>
          <table:table-cell office:value-type="float" office:value="186719056" calcext:value-type="float">
            <text:p>186719056</text:p>
          </table:table-cell>
          <table:table-cell office:value-type="float" office:value="161953360" calcext:value-type="float">
            <text:p>161953360</text:p>
          </table:table-cell>
        </table:table-row>
        <table:table-row table:style-name="ro1">
          <table:table-cell office:value-type="float" office:value="194974288" calcext:value-type="float">
            <text:p>194974288</text:p>
          </table:table-cell>
          <table:table-cell office:value-type="float" office:value="115517456" calcext:value-type="float">
            <text:p>115517456</text:p>
          </table:table-cell>
          <table:table-cell office:value-type="float" office:value="101617080" calcext:value-type="float">
            <text:p>101617080</text:p>
          </table:table-cell>
          <table:table-cell office:value-type="float" office:value="194974288" calcext:value-type="float">
            <text:p>194974288</text:p>
          </table:table-cell>
          <table:table-cell office:value-type="float" office:value="165049072" calcext:value-type="float">
            <text:p>165049072</text:p>
          </table:table-cell>
        </table:table-row>
        <table:table-row table:style-name="ro1">
          <table:table-cell office:value-type="float" office:value="200133808" calcext:value-type="float">
            <text:p>200133808</text:p>
          </table:table-cell>
          <table:table-cell office:value-type="float" office:value="115517456" calcext:value-type="float">
            <text:p>115517456</text:p>
          </table:table-cell>
          <table:table-cell office:value-type="float" office:value="101617080" calcext:value-type="float">
            <text:p>101617080</text:p>
          </table:table-cell>
          <table:table-cell office:value-type="float" office:value="196006192" calcext:value-type="float">
            <text:p>196006192</text:p>
          </table:table-cell>
          <table:table-cell office:value-type="float" office:value="170208592" calcext:value-type="float">
            <text:p>170208592</text:p>
          </table:table-cell>
        </table:table-row>
        <table:table-row table:style-name="ro1">
          <table:table-cell office:value-type="float" office:value="211484752" calcext:value-type="float">
            <text:p>211484752</text:p>
          </table:table-cell>
          <table:table-cell office:value-type="float" office:value="124804592" calcext:value-type="float">
            <text:p>124804592</text:p>
          </table:table-cell>
          <table:table-cell office:value-type="float" office:value="106230544" calcext:value-type="float">
            <text:p>106230544</text:p>
          </table:table-cell>
          <table:table-cell office:value-type="float" office:value="203229520" calcext:value-type="float">
            <text:p>203229520</text:p>
          </table:table-cell>
          <table:table-cell office:value-type="float" office:value="178463824" calcext:value-type="float">
            <text:p>178463824</text:p>
          </table:table-cell>
        </table:table-row>
        <table:table-row table:style-name="ro1">
          <table:table-cell office:value-type="float" office:value="212516656" calcext:value-type="float">
            <text:p>212516656</text:p>
          </table:table-cell>
          <table:table-cell office:value-type="float" office:value="124804592" calcext:value-type="float">
            <text:p>124804592</text:p>
          </table:table-cell>
          <table:table-cell office:value-type="float" office:value="111390032" calcext:value-type="float">
            <text:p>111390032</text:p>
          </table:table-cell>
          <table:table-cell office:value-type="float" office:value="211484752" calcext:value-type="float">
            <text:p>211484752</text:p>
          </table:table-cell>
          <table:table-cell office:value-type="float" office:value="181559536" calcext:value-type="float">
            <text:p>181559536</text:p>
          </table:table-cell>
        </table:table-row>
        <table:table-row table:style-name="ro1">
          <table:table-cell office:value-type="float" office:value="219739984" calcext:value-type="float">
            <text:p>219739984</text:p>
          </table:table-cell>
          <table:table-cell office:value-type="float" office:value="124804592" calcext:value-type="float">
            <text:p>124804592</text:p>
          </table:table-cell>
          <table:table-cell office:value-type="float" office:value="111390032" calcext:value-type="float">
            <text:p>111390032</text:p>
          </table:table-cell>
          <table:table-cell office:value-type="float" office:value="213548560" calcext:value-type="float">
            <text:p>213548560</text:p>
          </table:table-cell>
          <table:table-cell office:value-type="float" office:value="187750960" calcext:value-type="float">
            <text:p>187750960</text:p>
          </table:table-cell>
        </table:table-row>
        <table:table-row table:style-name="ro1">
          <table:table-cell office:value-type="float" office:value="227995216" calcext:value-type="float">
            <text:p>227995216</text:p>
          </table:table-cell>
          <table:table-cell office:value-type="float" office:value="124804592" calcext:value-type="float">
            <text:p>124804592</text:p>
          </table:table-cell>
          <table:table-cell office:value-type="float" office:value="111390032" calcext:value-type="float">
            <text:p>111390032</text:p>
          </table:table-cell>
          <table:table-cell office:value-type="float" office:value="220771888" calcext:value-type="float">
            <text:p>220771888</text:p>
          </table:table-cell>
          <table:table-cell office:value-type="float" office:value="194974288" calcext:value-type="float">
            <text:p>194974288</text:p>
          </table:table-cell>
        </table:table-row>
        <table:table-row table:style-name="ro1">
          <table:table-cell office:value-type="float" office:value="229027120" calcext:value-type="float">
            <text:p>229027120</text:p>
          </table:table-cell>
          <table:table-cell office:value-type="float" office:value="124804592" calcext:value-type="float">
            <text:p>124804592</text:p>
          </table:table-cell>
          <table:table-cell office:value-type="float" office:value="111390032" calcext:value-type="float">
            <text:p>111390032</text:p>
          </table:table-cell>
          <table:table-cell office:value-type="float" office:value="227995216" calcext:value-type="float">
            <text:p>227995216</text:p>
          </table:table-cell>
          <table:table-cell office:value-type="float" office:value="196006192" calcext:value-type="float">
            <text:p>196006192</text:p>
          </table:table-cell>
        </table:table-row>
        <table:table-row table:style-name="ro1">
          <table:table-cell office:value-type="float" office:value="240378064" calcext:value-type="float">
            <text:p>240378064</text:p>
          </table:table-cell>
          <table:table-cell office:value-type="float" office:value="135123664" calcext:value-type="float">
            <text:p>135123664</text:p>
          </table:table-cell>
          <table:table-cell office:value-type="float" office:value="111390032" calcext:value-type="float">
            <text:p>111390032</text:p>
          </table:table-cell>
          <table:table-cell office:value-type="float" office:value="231090928" calcext:value-type="float">
            <text:p>231090928</text:p>
          </table:table-cell>
          <table:table-cell office:value-type="float" office:value="203229520" calcext:value-type="float">
            <text:p>203229520</text:p>
          </table:table-cell>
        </table:table-row>
        <table:table-row table:style-name="ro1">
          <table:table-cell office:value-type="float" office:value="244505680" calcext:value-type="float">
            <text:p>244505680</text:p>
          </table:table-cell>
          <table:table-cell office:value-type="float" office:value="138219376" calcext:value-type="float">
            <text:p>138219376</text:p>
          </table:table-cell>
          <table:table-cell office:value-type="float" office:value="111390032" calcext:value-type="float">
            <text:p>111390032</text:p>
          </table:table-cell>
          <table:table-cell office:value-type="float" office:value="237282352" calcext:value-type="float">
            <text:p>237282352</text:p>
          </table:table-cell>
          <table:table-cell office:value-type="float" office:value="211484752" calcext:value-type="float">
            <text:p>211484752</text:p>
          </table:table-cell>
        </table:table-row>
        <table:table-row table:style-name="ro1">
          <table:table-cell office:value-type="float" office:value="249665200" calcext:value-type="float">
            <text:p>249665200</text:p>
          </table:table-cell>
          <table:table-cell office:value-type="float" office:value="142346992" calcext:value-type="float">
            <text:p>142346992</text:p>
          </table:table-cell>
          <table:table-cell office:value-type="float" office:value="111390032" calcext:value-type="float">
            <text:p>111390032</text:p>
          </table:table-cell>
          <table:table-cell office:value-type="float" office:value="244505680" calcext:value-type="float">
            <text:p>244505680</text:p>
          </table:table-cell>
          <table:table-cell office:value-type="float" office:value="212516656" calcext:value-type="float">
            <text:p>212516656</text:p>
          </table:table-cell>
        </table:table-row>
        <table:table-row table:style-name="ro1">
          <table:table-cell office:value-type="float" office:value="254824720" calcext:value-type="float">
            <text:p>254824720</text:p>
          </table:table-cell>
          <table:table-cell office:value-type="float" office:value="142346960" calcext:value-type="float">
            <text:p>142346960</text:p>
          </table:table-cell>
          <table:table-cell office:value-type="float" office:value="111390032" calcext:value-type="float">
            <text:p>111390032</text:p>
          </table:table-cell>
          <table:table-cell office:value-type="float" office:value="246569488" calcext:value-type="float">
            <text:p>246569488</text:p>
          </table:table-cell>
          <table:table-cell office:value-type="float" office:value="219739984" calcext:value-type="float">
            <text:p>219739984</text:p>
          </table:table-cell>
        </table:table-row>
        <table:table-row table:style-name="ro1">
          <table:table-cell office:value-type="float" office:value="254824688" calcext:value-type="float">
            <text:p>254824688</text:p>
          </table:table-cell>
          <table:table-cell office:value-type="float" office:value="142346960" calcext:value-type="float">
            <text:p>142346960</text:p>
          </table:table-cell>
          <table:table-cell office:value-type="float" office:value="111390032" calcext:value-type="float">
            <text:p>111390032</text:p>
          </table:table-cell>
          <table:table-cell office:value-type="float" office:value="246569456" calcext:value-type="float">
            <text:p>246569456</text:p>
          </table:table-cell>
          <table:table-cell office:value-type="float" office:value="227995216" calcext:value-type="float">
            <text:p>227995216</text:p>
          </table:table-cell>
        </table:table-row>
        <table:table-row table:style-name="ro1">
          <table:table-cell office:value-type="float" office:value="254824688" calcext:value-type="float">
            <text:p>254824688</text:p>
          </table:table-cell>
          <table:table-cell office:value-type="float" office:value="142346960" calcext:value-type="float">
            <text:p>142346960</text:p>
          </table:table-cell>
          <table:table-cell office:value-type="float" office:value="111390032" calcext:value-type="float">
            <text:p>111390032</text:p>
          </table:table-cell>
          <table:table-cell office:value-type="float" office:value="246569456" calcext:value-type="float">
            <text:p>246569456</text:p>
          </table:table-cell>
          <table:table-cell office:value-type="float" office:value="231090928" calcext:value-type="float">
            <text:p>231090928</text:p>
          </table:table-cell>
        </table:table-row>
        <table:table-row table:style-name="ro1">
          <table:table-cell office:value-type="float" office:value="254824688" calcext:value-type="float">
            <text:p>254824688</text:p>
          </table:table-cell>
          <table:table-cell office:value-type="float" office:value="142346960" calcext:value-type="float">
            <text:p>142346960</text:p>
          </table:table-cell>
          <table:table-cell office:value-type="float" office:value="111379112" calcext:value-type="float">
            <text:p>111379112</text:p>
          </table:table-cell>
          <table:table-cell office:value-type="float" office:value="246569456" calcext:value-type="float">
            <text:p>246569456</text:p>
          </table:table-cell>
          <table:table-cell office:value-type="float" office:value="245537584" calcext:value-type="float">
            <text:p>245537584</text:p>
          </table:table-cell>
        </table:table-row>
        <table:table-row table:style-name="ro1">
          <table:table-cell office:value-type="float" office:value="254824688" calcext:value-type="float">
            <text:p>254824688</text:p>
          </table:table-cell>
          <table:table-cell office:value-type="float" office:value="142346960" calcext:value-type="float">
            <text:p>142346960</text:p>
          </table:table-cell>
          <table:table-cell office:value-type="float" office:value="111379112" calcext:value-type="float">
            <text:p>111379112</text:p>
          </table:table-cell>
          <table:table-cell office:value-type="float" office:value="246569456" calcext:value-type="float">
            <text:p>246569456</text:p>
          </table:table-cell>
          <table:table-cell office:value-type="float" office:value="252760912" calcext:value-type="float">
            <text:p>252760912</text:p>
          </table:table-cell>
        </table:table-row>
        <table:table-row table:style-name="ro1">
          <table:table-cell office:value-type="float" office:value="254824688" calcext:value-type="float">
            <text:p>254824688</text:p>
          </table:table-cell>
          <table:table-cell office:value-type="float" office:value="142346960" calcext:value-type="float">
            <text:p>142346960</text:p>
          </table:table-cell>
          <table:table-cell office:value-type="float" office:value="111379112" calcext:value-type="float">
            <text:p>111379112</text:p>
          </table:table-cell>
          <table:table-cell office:value-type="float" office:value="246569456" calcext:value-type="float">
            <text:p>246569456</text:p>
          </table:table-cell>
          <table:table-cell office:value-type="float" office:value="257920400" calcext:value-type="float">
            <text:p>257920400</text:p>
          </table:table-cell>
        </table:table-row>
        <table:table-row table:style-name="ro1">
          <table:table-cell office:value-type="float" office:value="254824688" calcext:value-type="float">
            <text:p>254824688</text:p>
          </table:table-cell>
          <table:table-cell office:value-type="float" office:value="142346960" calcext:value-type="float">
            <text:p>142346960</text:p>
          </table:table-cell>
          <table:table-cell office:value-type="float" office:value="111379112" calcext:value-type="float">
            <text:p>111379112</text:p>
          </table:table-cell>
          <table:table-cell office:value-type="float" office:value="246569456" calcext:value-type="float">
            <text:p>246569456</text:p>
          </table:table-cell>
          <table:table-cell office:value-type="float" office:value="257920400" calcext:value-type="float">
            <text:p>257920400</text:p>
          </table:table-cell>
        </table:table-row>
        <table:table-row table:style-name="ro1">
          <table:table-cell office:value-type="float" office:value="103615144" calcext:value-type="float">
            <text:p>103615144</text:p>
          </table:table-cell>
          <table:table-cell office:value-type="float" office:value="142346960" calcext:value-type="float">
            <text:p>142346960</text:p>
          </table:table-cell>
          <table:table-cell office:value-type="float" office:value="111379112" calcext:value-type="float">
            <text:p>111379112</text:p>
          </table:table-cell>
          <table:table-cell office:value-type="float" office:value="246569456" calcext:value-type="float">
            <text:p>246569456</text:p>
          </table:table-cell>
          <table:table-cell office:value-type="float" office:value="257920400" calcext:value-type="float">
            <text:p>257920400</text:p>
          </table:table-cell>
        </table:table-row>
        <table:table-row table:style-name="ro1">
          <table:table-cell office:value-type="float" office:value="109325656" calcext:value-type="float">
            <text:p>109325656</text:p>
          </table:table-cell>
          <table:table-cell office:value-type="float" office:value="109550120" calcext:value-type="float">
            <text:p>109550120</text:p>
          </table:table-cell>
          <table:table-cell office:value-type="float" office:value="111389432" calcext:value-type="float">
            <text:p>111389432</text:p>
          </table:table-cell>
          <table:table-cell office:value-type="float" office:value="107261848" calcext:value-type="float">
            <text:p>107261848</text:p>
          </table:table-cell>
          <table:table-cell office:value-type="float" office:value="257920400" calcext:value-type="float">
            <text:p>257920400</text:p>
          </table:table-cell>
        </table:table-row>
        <table:table-row table:style-name="ro1">
          <table:table-cell office:value-type="float" office:value="111849992" calcext:value-type="float">
            <text:p>111849992</text:p>
          </table:table-cell>
          <table:table-cell office:value-type="float" office:value="120676408" calcext:value-type="float">
            <text:p>120676408</text:p>
          </table:table-cell>
          <table:table-cell office:value-type="float" office:value="111389432" calcext:value-type="float">
            <text:p>111389432</text:p>
          </table:table-cell>
          <table:table-cell office:value-type="float" office:value="117580888" calcext:value-type="float">
            <text:p>117580888</text:p>
          </table:table-cell>
          <table:table-cell office:value-type="float" office:value="257920400" calcext:value-type="float">
            <text:p>257920400</text:p>
          </table:table-cell>
        </table:table-row>
        <table:table-row table:style-name="ro1">
          <table:table-cell office:value-type="float" office:value="111849992" calcext:value-type="float">
            <text:p>111849992</text:p>
          </table:table-cell>
          <table:table-cell office:value-type="float" office:value="122944712" calcext:value-type="float">
            <text:p>122944712</text:p>
          </table:table-cell>
          <table:table-cell office:value-type="float" office:value="111389432" calcext:value-type="float">
            <text:p>111389432</text:p>
          </table:table-cell>
          <table:table-cell office:value-type="float" office:value="120105224" calcext:value-type="float">
            <text:p>120105224</text:p>
          </table:table-cell>
          <table:table-cell office:value-type="float" office:value="257920400" calcext:value-type="float">
            <text:p>257920400</text:p>
          </table:table-cell>
        </table:table-row>
        <table:table-row table:style-name="ro1">
          <table:table-cell office:value-type="float" office:value="111849992" calcext:value-type="float">
            <text:p>111849992</text:p>
          </table:table-cell>
          <table:table-cell office:value-type="float" office:value="122944712" calcext:value-type="float">
            <text:p>122944712</text:p>
          </table:table-cell>
          <table:table-cell office:value-type="float" office:value="111389432" calcext:value-type="float">
            <text:p>111389432</text:p>
          </table:table-cell>
          <table:table-cell office:value-type="float" office:value="120105224" calcext:value-type="float">
            <text:p>120105224</text:p>
          </table:table-cell>
          <table:table-cell office:value-type="float" office:value="257920400" calcext:value-type="float">
            <text:p>257920400</text:p>
          </table:table-cell>
        </table:table-row>
        <table:table-row table:style-name="ro1">
          <table:table-cell office:value-type="float" office:value="111849992" calcext:value-type="float">
            <text:p>111849992</text:p>
          </table:table-cell>
          <table:table-cell office:value-type="float" office:value="122944712" calcext:value-type="float">
            <text:p>122944712</text:p>
          </table:table-cell>
          <table:table-cell office:value-type="float" office:value="111389432" calcext:value-type="float">
            <text:p>111389432</text:p>
          </table:table-cell>
          <table:table-cell office:value-type="float" office:value="120105224" calcext:value-type="float">
            <text:p>120105224</text:p>
          </table:table-cell>
          <table:table-cell office:value-type="float" office:value="257920400" calcext:value-type="float">
            <text:p>257920400</text:p>
          </table:table-cell>
        </table:table-row>
        <table:table-row table:style-name="ro1">
          <table:table-cell office:value-type="float" office:value="112421368" calcext:value-type="float">
            <text:p>112421368</text:p>
          </table:table-cell>
          <table:table-cell office:value-type="float" office:value="122944712" calcext:value-type="float">
            <text:p>122944712</text:p>
          </table:table-cell>
          <table:table-cell office:value-type="float" office:value="111389432" calcext:value-type="float">
            <text:p>111389432</text:p>
          </table:table-cell>
          <table:table-cell office:value-type="float" office:value="120105224" calcext:value-type="float">
            <text:p>120105224</text:p>
          </table:table-cell>
          <table:table-cell office:value-type="float" office:value="257920400" calcext:value-type="float">
            <text:p>257920400</text:p>
          </table:table-cell>
        </table:table-row>
        <table:table-row table:style-name="ro1">
          <table:table-cell office:value-type="float" office:value="118612792" calcext:value-type="float">
            <text:p>118612792</text:p>
          </table:table-cell>
          <table:table-cell office:value-type="float" office:value="122944712" calcext:value-type="float">
            <text:p>122944712</text:p>
          </table:table-cell>
          <table:table-cell office:value-type="float" office:value="111389432" calcext:value-type="float">
            <text:p>111389432</text:p>
          </table:table-cell>
          <table:table-cell office:value-type="float" office:value="120105224" calcext:value-type="float">
            <text:p>120105224</text:p>
          </table:table-cell>
          <table:table-cell office:value-type="float" office:value="105198040" calcext:value-type="float">
            <text:p>105198040</text:p>
          </table:table-cell>
        </table:table-row>
        <table:table-row table:style-name="ro1">
          <table:table-cell office:value-type="float" office:value="123772312" calcext:value-type="float">
            <text:p>123772312</text:p>
          </table:table-cell>
          <table:table-cell office:value-type="float" office:value="124804024" calcext:value-type="float">
            <text:p>124804024</text:p>
          </table:table-cell>
          <table:table-cell office:value-type="float" office:value="111389432" calcext:value-type="float">
            <text:p>111389432</text:p>
          </table:table-cell>
          <table:table-cell office:value-type="float" office:value="122740408" calcext:value-type="float">
            <text:p>122740408</text:p>
          </table:table-cell>
          <table:table-cell office:value-type="float" office:value="112421368" calcext:value-type="float">
            <text:p>112421368</text:p>
          </table:table-cell>
        </table:table-row>
        <table:table-row table:style-name="ro1">
          <table:table-cell office:value-type="float" office:value="125328504" calcext:value-type="float">
            <text:p>125328504</text:p>
          </table:table-cell>
          <table:table-cell office:value-type="float" office:value="129963544" calcext:value-type="float">
            <text:p>129963544</text:p>
          </table:table-cell>
          <table:table-cell office:value-type="float" office:value="111389432" calcext:value-type="float">
            <text:p>111389432</text:p>
          </table:table-cell>
          <table:table-cell office:value-type="float" office:value="128931832" calcext:value-type="float">
            <text:p>128931832</text:p>
          </table:table-cell>
          <table:table-cell office:value-type="float" office:value="114945704" calcext:value-type="float">
            <text:p>114945704</text:p>
          </table:table-cell>
        </table:table-row>
        <table:table-row table:style-name="ro1">
          <table:table-cell office:value-type="float" office:value="126360168" calcext:value-type="float">
            <text:p>126360168</text:p>
          </table:table-cell>
          <table:table-cell office:value-type="float" office:value="129963544" calcext:value-type="float">
            <text:p>129963544</text:p>
          </table:table-cell>
          <table:table-cell office:value-type="float" office:value="111389432" calcext:value-type="float">
            <text:p>111389432</text:p>
          </table:table-cell>
          <table:table-cell office:value-type="float" office:value="134156664" calcext:value-type="float">
            <text:p>134156664</text:p>
          </table:table-cell>
          <table:table-cell office:value-type="float" office:value="114945704" calcext:value-type="float">
            <text:p>114945704</text:p>
          </table:table-cell>
        </table:table-row>
        <table:table-row table:style-name="ro1">
          <table:table-cell office:value-type="float" office:value="126932856" calcext:value-type="float">
            <text:p>126932856</text:p>
          </table:table-cell>
          <table:table-cell office:value-type="float" office:value="137185192" calcext:value-type="float">
            <text:p>137185192</text:p>
          </table:table-cell>
          <table:table-cell office:value-type="float" office:value="111389432" calcext:value-type="float">
            <text:p>111389432</text:p>
          </table:table-cell>
          <table:table-cell office:value-type="float" office:value="137251656" calcext:value-type="float">
            <text:p>137251656</text:p>
          </table:table-cell>
          <table:table-cell office:value-type="float" office:value="114945704" calcext:value-type="float">
            <text:p>114945704</text:p>
          </table:table-cell>
        </table:table-row>
        <table:table-row table:style-name="ro1">
          <table:table-cell office:value-type="float" office:value="128423496" calcext:value-type="float">
            <text:p>128423496</text:p>
          </table:table-cell>
          <table:table-cell office:value-type="float" office:value="137447448" calcext:value-type="float">
            <text:p>137447448</text:p>
          </table:table-cell>
          <table:table-cell office:value-type="float" office:value="111389432" calcext:value-type="float">
            <text:p>111389432</text:p>
          </table:table-cell>
          <table:table-cell office:value-type="float" office:value="140608920" calcext:value-type="float">
            <text:p>140608920</text:p>
          </table:table-cell>
          <table:table-cell office:value-type="float" office:value="114945704" calcext:value-type="float">
            <text:p>114945704</text:p>
          </table:table-cell>
        </table:table-row>
        <table:table-row table:style-name="ro1">
          <table:table-cell office:value-type="float" office:value="128930600" calcext:value-type="float">
            <text:p>128930600</text:p>
          </table:table-cell>
          <table:table-cell office:value-type="float" office:value="137447448" calcext:value-type="float">
            <text:p>137447448</text:p>
          </table:table-cell>
          <table:table-cell office:value-type="float" office:value="118612792" calcext:value-type="float">
            <text:p>118612792</text:p>
          </table:table-cell>
          <table:table-cell office:value-type="float" office:value="143900616" calcext:value-type="float">
            <text:p>143900616</text:p>
          </table:table-cell>
          <table:table-cell office:value-type="float" office:value="114945704" calcext:value-type="float">
            <text:p>114945704</text:p>
          </table:table-cell>
        </table:table-row>
        <table:table-row table:style-name="ro1">
          <table:table-cell office:value-type="float" office:value="128930600" calcext:value-type="float">
            <text:p>128930600</text:p>
          </table:table-cell>
          <table:table-cell office:value-type="float" office:value="137447448" calcext:value-type="float">
            <text:p>137447448</text:p>
          </table:table-cell>
          <table:table-cell office:value-type="float" office:value="118612760" calcext:value-type="float">
            <text:p>118612760</text:p>
          </table:table-cell>
          <table:table-cell office:value-type="float" office:value="147568296" calcext:value-type="float">
            <text:p>147568296</text:p>
          </table:table-cell>
          <table:table-cell office:value-type="float" office:value="121708504" calcext:value-type="float">
            <text:p>121708504</text:p>
          </table:table-cell>
        </table:table-row>
        <table:table-row table:style-name="ro1">
          <table:table-cell office:value-type="float" office:value="128930600" calcext:value-type="float">
            <text:p>128930600</text:p>
          </table:table-cell>
          <table:table-cell office:value-type="float" office:value="137447448" calcext:value-type="float">
            <text:p>137447448</text:p>
          </table:table-cell>
          <table:table-cell office:value-type="float" office:value="118612760" calcext:value-type="float">
            <text:p>118612760</text:p>
          </table:table-cell>
          <table:table-cell office:value-type="float" office:value="150663288" calcext:value-type="float">
            <text:p>150663288</text:p>
          </table:table-cell>
          <table:table-cell office:value-type="float" office:value="126868024" calcext:value-type="float">
            <text:p>126868024</text:p>
          </table:table-cell>
        </table:table-row>
        <table:table-row table:style-name="ro1">
          <table:table-cell office:value-type="float" office:value="128930600" calcext:value-type="float">
            <text:p>128930600</text:p>
          </table:table-cell>
          <table:table-cell office:value-type="float" office:value="137447448" calcext:value-type="float">
            <text:p>137447448</text:p>
          </table:table-cell>
          <table:table-cell office:value-type="float" office:value="118612760" calcext:value-type="float">
            <text:p>118612760</text:p>
          </table:table-cell>
          <table:table-cell office:value-type="float" office:value="152988888" calcext:value-type="float">
            <text:p>152988888</text:p>
          </table:table-cell>
          <table:table-cell office:value-type="float" office:value="129652824" calcext:value-type="float">
            <text:p>129652824</text:p>
          </table:table-cell>
        </table:table-row>
        <table:table-row table:style-name="ro1">
          <table:table-cell office:value-type="float" office:value="128930600" calcext:value-type="float">
            <text:p>128930600</text:p>
          </table:table-cell>
          <table:table-cell office:value-type="float" office:value="138216824" calcext:value-type="float">
            <text:p>138216824</text:p>
          </table:table-cell>
          <table:table-cell office:value-type="float" office:value="118612760" calcext:value-type="float">
            <text:p>118612760</text:p>
          </table:table-cell>
          <table:table-cell office:value-type="float" office:value="156215016" calcext:value-type="float">
            <text:p>156215016</text:p>
          </table:table-cell>
          <table:table-cell office:value-type="float" office:value="132551112" calcext:value-type="float">
            <text:p>132551112</text:p>
          </table:table-cell>
        </table:table-row>
        <table:table-row table:style-name="ro1">
          <table:table-cell office:value-type="float" office:value="128930600" calcext:value-type="float">
            <text:p>128930600</text:p>
          </table:table-cell>
          <table:table-cell office:value-type="float" office:value="138216824" calcext:value-type="float">
            <text:p>138216824</text:p>
          </table:table-cell>
          <table:table-cell office:value-type="float" office:value="118612760" calcext:value-type="float">
            <text:p>118612760</text:p>
          </table:table-cell>
          <table:table-cell office:value-type="float" office:value="159768984" calcext:value-type="float">
            <text:p>159768984</text:p>
          </table:table-cell>
          <table:table-cell office:value-type="float" office:value="136218792" calcext:value-type="float">
            <text:p>136218792</text:p>
          </table:table-cell>
        </table:table-row>
        <table:table-row table:style-name="ro1">
          <table:table-cell office:value-type="float" office:value="104164904" calcext:value-type="float">
            <text:p>104164904</text:p>
          </table:table-cell>
          <table:table-cell office:value-type="float" office:value="113301656" calcext:value-type="float">
            <text:p>113301656</text:p>
          </table:table-cell>
          <table:table-cell office:value-type="float" office:value="118612760" calcext:value-type="float">
            <text:p>118612760</text:p>
          </table:table-cell>
          <table:table-cell office:value-type="float" office:value="163305528" calcext:value-type="float">
            <text:p>163305528</text:p>
          </table:table-cell>
          <table:table-cell office:value-type="float" office:value="139313784" calcext:value-type="float">
            <text:p>139313784</text:p>
          </table:table-cell>
        </table:table-row>
        <table:table-row table:style-name="ro1">
          <table:table-cell office:value-type="float" office:value="105196808" calcext:value-type="float">
            <text:p>105196808</text:p>
          </table:table-cell>
          <table:table-cell office:value-type="float" office:value="122740024" calcext:value-type="float">
            <text:p>122740024</text:p>
          </table:table-cell>
          <table:table-cell office:value-type="float" office:value="118612760" calcext:value-type="float">
            <text:p>118612760</text:p>
          </table:table-cell>
          <table:table-cell office:value-type="float" office:value="166138248" calcext:value-type="float">
            <text:p>166138248</text:p>
          </table:table-cell>
          <table:table-cell office:value-type="float" office:value="142408776" calcext:value-type="float">
            <text:p>142408776</text:p>
          </table:table-cell>
        </table:table-row>
        <table:table-row table:style-name="ro1">
          <table:table-cell office:value-type="float" office:value="105196808" calcext:value-type="float">
            <text:p>105196808</text:p>
          </table:table-cell>
          <table:table-cell office:value-type="float" office:value="122740024" calcext:value-type="float">
            <text:p>122740024</text:p>
          </table:table-cell>
          <table:table-cell office:value-type="float" office:value="123772312" calcext:value-type="float">
            <text:p>123772312</text:p>
          </table:table-cell>
          <table:table-cell office:value-type="float" office:value="168267144" calcext:value-type="float">
            <text:p>168267144</text:p>
          </table:table-cell>
          <table:table-cell office:value-type="float" office:value="145503768" calcext:value-type="float">
            <text:p>145503768</text:p>
          </table:table-cell>
        </table:table-row>
        <table:table-row table:style-name="ro1">
          <table:table-cell office:value-type="float" office:value="105196808" calcext:value-type="float">
            <text:p>105196808</text:p>
          </table:table-cell>
          <table:table-cell office:value-type="float" office:value="122740024" calcext:value-type="float">
            <text:p>122740024</text:p>
          </table:table-cell>
          <table:table-cell office:value-type="float" office:value="123772312" calcext:value-type="float">
            <text:p>123772312</text:p>
          </table:table-cell>
          <table:table-cell office:value-type="float" office:value="130991496" calcext:value-type="float">
            <text:p>130991496</text:p>
          </table:table-cell>
          <table:table-cell office:value-type="float" office:value="149057736" calcext:value-type="float">
            <text:p>149057736</text:p>
          </table:table-cell>
        </table:table-row>
        <table:table-row table:style-name="ro1">
          <table:table-cell office:value-type="float" office:value="105196808" calcext:value-type="float">
            <text:p>105196808</text:p>
          </table:table-cell>
          <table:table-cell office:value-type="float" office:value="122740024" calcext:value-type="float">
            <text:p>122740024</text:p>
          </table:table-cell>
          <table:table-cell office:value-type="float" office:value="123772312" calcext:value-type="float">
            <text:p>123772312</text:p>
          </table:table-cell>
          <table:table-cell office:value-type="float" office:value="139246744" calcext:value-type="float">
            <text:p>139246744</text:p>
          </table:table-cell>
          <table:table-cell office:value-type="float" office:value="151759320" calcext:value-type="float">
            <text:p>151759320</text:p>
          </table:table-cell>
        </table:table-row>
        <table:table-row table:style-name="ro1">
          <table:table-cell office:value-type="float" office:value="107234552" calcext:value-type="float">
            <text:p>107234552</text:p>
          </table:table-cell>
          <table:table-cell office:value-type="float" office:value="122740024" calcext:value-type="float">
            <text:p>122740024</text:p>
          </table:table-cell>
          <table:table-cell office:value-type="float" office:value="123772312" calcext:value-type="float">
            <text:p>123772312</text:p>
          </table:table-cell>
          <table:table-cell office:value-type="float" office:value="144471576" calcext:value-type="float">
            <text:p>144471576</text:p>
          </table:table-cell>
          <table:table-cell office:value-type="float" office:value="154412760" calcext:value-type="float">
            <text:p>154412760</text:p>
          </table:table-cell>
        </table:table-row>
        <table:table-row table:style-name="ro1">
          <table:table-cell office:value-type="float" office:value="109325176" calcext:value-type="float">
            <text:p>109325176</text:p>
          </table:table-cell>
          <table:table-cell office:value-type="float" office:value="122740024" calcext:value-type="float">
            <text:p>122740024</text:p>
          </table:table-cell>
          <table:table-cell office:value-type="float" office:value="123772312" calcext:value-type="float">
            <text:p>123772312</text:p>
          </table:table-cell>
          <table:table-cell office:value-type="float" office:value="147501016" calcext:value-type="float">
            <text:p>147501016</text:p>
          </table:table-cell>
          <table:table-cell office:value-type="float" office:value="158146008" calcext:value-type="float">
            <text:p>158146008</text:p>
          </table:table-cell>
        </table:table-row>
        <table:table-row table:style-name="ro1">
          <table:table-cell office:value-type="float" office:value="115516600" calcext:value-type="float">
            <text:p>115516600</text:p>
          </table:table-cell>
          <table:table-cell office:value-type="float" office:value="122740024" calcext:value-type="float">
            <text:p>122740024</text:p>
          </table:table-cell>
          <table:table-cell office:value-type="float" office:value="123772312" calcext:value-type="float">
            <text:p>123772312</text:p>
          </table:table-cell>
          <table:table-cell office:value-type="float" office:value="147500984" calcext:value-type="float">
            <text:p>147500984</text:p>
          </table:table-cell>
          <table:table-cell office:value-type="float" office:value="161044296" calcext:value-type="float">
            <text:p>161044296</text:p>
          </table:table-cell>
        </table:table-row>
        <table:table-row table:style-name="ro1">
          <table:table-cell office:value-type="float" office:value="119643496" calcext:value-type="float">
            <text:p>119643496</text:p>
          </table:table-cell>
          <table:table-cell office:value-type="float" office:value="118868824" calcext:value-type="float">
            <text:p>118868824</text:p>
          </table:table-cell>
          <table:table-cell office:value-type="float" office:value="123772312" calcext:value-type="float">
            <text:p>123772312</text:p>
          </table:table-cell>
          <table:table-cell office:value-type="float" office:value="147500984" calcext:value-type="float">
            <text:p>147500984</text:p>
          </table:table-cell>
          <table:table-cell office:value-type="float" office:value="162075960" calcext:value-type="float">
            <text:p>162075960</text:p>
          </table:table-cell>
        </table:table-row>
        <table:table-row table:style-name="ro1">
          <table:table-cell office:value-type="float" office:value="122738488" calcext:value-type="float">
            <text:p>122738488</text:p>
          </table:table-cell>
          <table:table-cell office:value-type="float" office:value="118868824" calcext:value-type="float">
            <text:p>118868824</text:p>
          </table:table-cell>
          <table:table-cell office:value-type="float" office:value="123772312" calcext:value-type="float">
            <text:p>123772312</text:p>
          </table:table-cell>
          <table:table-cell office:value-type="float" office:value="147500984" calcext:value-type="float">
            <text:p>147500984</text:p>
          </table:table-cell>
          <table:table-cell office:value-type="float" office:value="118127320" calcext:value-type="float">
            <text:p>118127320</text:p>
          </table:table-cell>
        </table:table-row>
        <table:table-row table:style-name="ro1">
          <table:table-cell office:value-type="float" office:value="125391912" calcext:value-type="float">
            <text:p>125391912</text:p>
          </table:table-cell>
          <table:table-cell office:value-type="float" office:value="118868824" calcext:value-type="float">
            <text:p>118868824</text:p>
          </table:table-cell>
          <table:table-cell office:value-type="float" office:value="124804216" calcext:value-type="float">
            <text:p>124804216</text:p>
          </table:table-cell>
          <table:table-cell office:value-type="float" office:value="147500984" calcext:value-type="float">
            <text:p>147500984</text:p>
          </table:table-cell>
          <table:table-cell office:value-type="float" office:value="123769192" calcext:value-type="float">
            <text:p>123769192</text:p>
          </table:table-cell>
        </table:table-row>
        <table:table-row table:style-name="ro1">
          <table:table-cell office:value-type="float" office:value="126930696" calcext:value-type="float">
            <text:p>126930696</text:p>
          </table:table-cell>
          <table:table-cell office:value-type="float" office:value="118868824" calcext:value-type="float">
            <text:p>118868824</text:p>
          </table:table-cell>
          <table:table-cell office:value-type="float" office:value="126868024" calcext:value-type="float">
            <text:p>126868024</text:p>
          </table:table-cell>
          <table:table-cell office:value-type="float" office:value="117359720" calcext:value-type="float">
            <text:p>117359720</text:p>
          </table:table-cell>
          <table:table-cell office:value-type="float" office:value="129960616" calcext:value-type="float">
            <text:p>129960616</text:p>
          </table:table-cell>
        </table:table-row>
        <table:table-row table:style-name="ro1">
          <table:table-cell office:value-type="float" office:value="130025688" calcext:value-type="float">
            <text:p>130025688</text:p>
          </table:table-cell>
          <table:table-cell office:value-type="float" office:value="118868824" calcext:value-type="float">
            <text:p>118868824</text:p>
          </table:table-cell>
          <table:table-cell office:value-type="float" office:value="134091352" calcext:value-type="float">
            <text:p>134091352</text:p>
          </table:table-cell>
          <table:table-cell office:value-type="float" office:value="117339368" calcext:value-type="float">
            <text:p>117339368</text:p>
          </table:table-cell>
          <table:table-cell office:value-type="float" office:value="135120136" calcext:value-type="float">
            <text:p>135120136</text:p>
          </table:table-cell>
        </table:table-row>
        <table:table-row table:style-name="ro1">
          <table:table-cell office:value-type="float" office:value="133120680" calcext:value-type="float">
            <text:p>133120680</text:p>
          </table:table-cell>
          <table:table-cell office:value-type="float" office:value="103728664" calcext:value-type="float">
            <text:p>103728664</text:p>
          </table:table-cell>
          <table:table-cell office:value-type="float" office:value="141314680" calcext:value-type="float">
            <text:p>141314680</text:p>
          </table:table-cell>
          <table:table-cell office:value-type="float" office:value="117339368" calcext:value-type="float">
            <text:p>117339368</text:p>
          </table:table-cell>
          <table:table-cell office:value-type="float" office:value="142343464" calcext:value-type="float">
            <text:p>142343464</text:p>
          </table:table-cell>
        </table:table-row>
        <table:table-row table:style-name="ro1">
          <table:table-cell office:value-type="float" office:value="133120680" calcext:value-type="float">
            <text:p>133120680</text:p>
          </table:table-cell>
          <table:table-cell office:value-type="float" office:value="102696728" calcext:value-type="float">
            <text:p>102696728</text:p>
          </table:table-cell>
          <table:table-cell office:value-type="float" office:value="141314680" calcext:value-type="float">
            <text:p>141314680</text:p>
          </table:table-cell>
          <table:table-cell office:value-type="float" office:value="117339368" calcext:value-type="float">
            <text:p>117339368</text:p>
          </table:table-cell>
          <table:table-cell office:value-type="float" office:value="150598696" calcext:value-type="float">
            <text:p>150598696</text:p>
          </table:table-cell>
        </table:table-row>
        <table:table-row table:style-name="ro1">
          <table:table-cell office:value-type="float" office:value="126368008" calcext:value-type="float">
            <text:p>126368008</text:p>
          </table:table-cell>
          <table:table-cell office:value-type="float" office:value="108293512" calcext:value-type="float">
            <text:p>108293512</text:p>
          </table:table-cell>
          <table:table-cell office:value-type="float" office:value="148422600" calcext:value-type="float">
            <text:p>148422600</text:p>
          </table:table-cell>
          <table:table-cell office:value-type="float" office:value="122739448" calcext:value-type="float">
            <text:p>122739448</text:p>
          </table:table-cell>
          <table:table-cell office:value-type="float" office:value="166077256" calcext:value-type="float">
            <text:p>166077256</text:p>
          </table:table-cell>
        </table:table-row>
        <table:table-row table:style-name="ro1">
          <table:table-cell office:value-type="float" office:value="126865496" calcext:value-type="float">
            <text:p>126865496</text:p>
          </table:table-cell>
          <table:table-cell office:value-type="float" office:value="118612552" calcext:value-type="float">
            <text:p>118612552</text:p>
          </table:table-cell>
          <table:table-cell office:value-type="float" office:value="148422600" calcext:value-type="float">
            <text:p>148422600</text:p>
          </table:table-cell>
          <table:table-cell office:value-type="float" office:value="130684008" calcext:value-type="float">
            <text:p>130684008</text:p>
          </table:table-cell>
          <table:table-cell office:value-type="float" office:value="175364392" calcext:value-type="float">
            <text:p>175364392</text:p>
          </table:table-cell>
        </table:table-row>
        <table:table-row table:style-name="ro1">
          <table:table-cell office:value-type="float" office:value="126865496" calcext:value-type="float">
            <text:p>126865496</text:p>
          </table:table-cell>
          <table:table-cell office:value-type="float" office:value="120676360" calcext:value-type="float">
            <text:p>120676360</text:p>
          </table:table-cell>
          <table:table-cell office:value-type="float" office:value="148422600" calcext:value-type="float">
            <text:p>148422600</text:p>
          </table:table-cell>
          <table:table-cell office:value-type="float" office:value="133713432" calcext:value-type="float">
            <text:p>133713432</text:p>
          </table:table-cell>
          <table:table-cell office:value-type="float" office:value="181555816" calcext:value-type="float">
            <text:p>181555816</text:p>
          </table:table-cell>
        </table:table-row>
        <table:table-row table:style-name="ro1">
          <table:table-cell office:value-type="float" office:value="126865496" calcext:value-type="float">
            <text:p>126865496</text:p>
          </table:table-cell>
          <table:table-cell office:value-type="float" office:value="125065272" calcext:value-type="float">
            <text:p>125065272</text:p>
          </table:table-cell>
          <table:table-cell office:value-type="float" office:value="148422600" calcext:value-type="float">
            <text:p>148422600</text:p>
          </table:table-cell>
          <table:table-cell office:value-type="float" office:value="136939560" calcext:value-type="float">
            <text:p>136939560</text:p>
          </table:table-cell>
          <table:table-cell office:value-type="float" office:value="185683432" calcext:value-type="float">
            <text:p>185683432</text:p>
          </table:table-cell>
        </table:table-row>
        <table:table-row table:style-name="ro1">
          <table:table-cell office:value-type="float" office:value="126865496" calcext:value-type="float">
            <text:p>126865496</text:p>
          </table:table-cell>
          <table:table-cell office:value-type="float" office:value="127194168" calcext:value-type="float">
            <text:p>127194168</text:p>
          </table:table-cell>
          <table:table-cell office:value-type="float" office:value="126988600" calcext:value-type="float">
            <text:p>126988600</text:p>
          </table:table-cell>
          <table:table-cell office:value-type="float" office:value="140034552" calcext:value-type="float">
            <text:p>140034552</text:p>
          </table:table-cell>
          <table:table-cell office:value-type="float" office:value="189811048" calcext:value-type="float">
            <text:p>189811048</text:p>
          </table:table-cell>
        </table:table-row>
        <table:table-row table:style-name="ro1">
          <table:table-cell office:value-type="float" office:value="126865496" calcext:value-type="float">
            <text:p>126865496</text:p>
          </table:table-cell>
          <table:table-cell office:value-type="float" office:value="129961304" calcext:value-type="float">
            <text:p>129961304</text:p>
          </table:table-cell>
          <table:table-cell office:value-type="float" office:value="128930168" calcext:value-type="float">
            <text:p>128930168</text:p>
          </table:table-cell>
          <table:table-cell office:value-type="float" office:value="143129544" calcext:value-type="float">
            <text:p>143129544</text:p>
          </table:table-cell>
          <table:table-cell office:value-type="float" office:value="196002472" calcext:value-type="float">
            <text:p>196002472</text:p>
          </table:table-cell>
        </table:table-row>
        <table:table-row table:style-name="ro1">
          <table:table-cell office:value-type="float" office:value="112829816" calcext:value-type="float">
            <text:p>112829816</text:p>
          </table:table-cell>
          <table:table-cell office:value-type="float" office:value="129961304" calcext:value-type="float">
            <text:p>129961304</text:p>
          </table:table-cell>
          <table:table-cell office:value-type="float" office:value="128930168" calcext:value-type="float">
            <text:p>128930168</text:p>
          </table:table-cell>
          <table:table-cell office:value-type="float" office:value="147256200" calcext:value-type="float">
            <text:p>147256200</text:p>
          </table:table-cell>
          <table:table-cell office:value-type="float" office:value="203225800" calcext:value-type="float">
            <text:p>203225800</text:p>
          </table:table-cell>
        </table:table-row>
        <table:table-row table:style-name="ro1">
          <table:table-cell office:value-type="float" office:value="112829816" calcext:value-type="float">
            <text:p>112829816</text:p>
          </table:table-cell>
          <table:table-cell office:value-type="float" office:value="129961304" calcext:value-type="float">
            <text:p>129961304</text:p>
          </table:table-cell>
          <table:table-cell office:value-type="float" office:value="128930168" calcext:value-type="float">
            <text:p>128930168</text:p>
          </table:table-cell>
          <table:table-cell office:value-type="float" office:value="150596056" calcext:value-type="float">
            <text:p>150596056</text:p>
          </table:table-cell>
          <table:table-cell office:value-type="float" office:value="210842280" calcext:value-type="float">
            <text:p>210842280</text:p>
          </table:table-cell>
        </table:table-row>
        <table:table-row table:style-name="ro1">
          <table:table-cell office:value-type="float" office:value="112829816" calcext:value-type="float">
            <text:p>112829816</text:p>
          </table:table-cell>
          <table:table-cell office:value-type="float" office:value="129961304" calcext:value-type="float">
            <text:p>129961304</text:p>
          </table:table-cell>
          <table:table-cell office:value-type="float" office:value="128930168" calcext:value-type="float">
            <text:p>128930168</text:p>
          </table:table-cell>
          <table:table-cell office:value-type="float" office:value="154477848" calcext:value-type="float">
            <text:p>154477848</text:p>
          </table:table-cell>
          <table:table-cell office:value-type="float" office:value="215427912" calcext:value-type="float">
            <text:p>215427912</text:p>
          </table:table-cell>
        </table:table-row>
        <table:table-row table:style-name="ro1">
          <table:table-cell office:value-type="float" office:value="112829816" calcext:value-type="float">
            <text:p>112829816</text:p>
          </table:table-cell>
          <table:table-cell office:value-type="float" office:value="129961304" calcext:value-type="float">
            <text:p>129961304</text:p>
          </table:table-cell>
          <table:table-cell office:value-type="float" office:value="128930168" calcext:value-type="float">
            <text:p>128930168</text:p>
          </table:table-cell>
          <table:table-cell office:value-type="float" office:value="158604504" calcext:value-type="float">
            <text:p>158604504</text:p>
          </table:table-cell>
          <table:table-cell office:value-type="float" office:value="219620136" calcext:value-type="float">
            <text:p>219620136</text:p>
          </table:table-cell>
        </table:table-row>
        <table:table-row table:style-name="ro1">
          <table:table-cell office:value-type="float" office:value="112829816" calcext:value-type="float">
            <text:p>112829816</text:p>
          </table:table-cell>
          <table:table-cell office:value-type="float" office:value="129961304" calcext:value-type="float">
            <text:p>129961304</text:p>
          </table:table-cell>
          <table:table-cell office:value-type="float" office:value="128930168" calcext:value-type="float">
            <text:p>128930168</text:p>
          </table:table-cell>
          <table:table-cell office:value-type="float" office:value="162731160" calcext:value-type="float">
            <text:p>162731160</text:p>
          </table:table-cell>
          <table:table-cell office:value-type="float" office:value="219733832" calcext:value-type="float">
            <text:p>219733832</text:p>
          </table:table-cell>
        </table:table-row>
        <table:table-row table:style-name="ro1">
          <table:table-cell office:value-type="float" office:value="115514680" calcext:value-type="float">
            <text:p>115514680</text:p>
          </table:table-cell>
          <table:table-cell office:value-type="float" office:value="129961304" calcext:value-type="float">
            <text:p>129961304</text:p>
          </table:table-cell>
          <table:table-cell office:value-type="float" office:value="119642584" calcext:value-type="float">
            <text:p>119642584</text:p>
          </table:table-cell>
          <table:table-cell office:value-type="float" office:value="166070984" calcext:value-type="float">
            <text:p>166070984</text:p>
          </table:table-cell>
          <table:table-cell office:value-type="float" office:value="219733832" calcext:value-type="float">
            <text:p>219733832</text:p>
          </table:table-cell>
        </table:table-row>
        <table:table-row table:style-name="ro1">
          <table:table-cell office:value-type="float" office:value="121706104" calcext:value-type="float">
            <text:p>121706104</text:p>
          </table:table-cell>
          <table:table-cell office:value-type="float" office:value="129961304" calcext:value-type="float">
            <text:p>129961304</text:p>
          </table:table-cell>
          <table:table-cell office:value-type="float" office:value="119642552" calcext:value-type="float">
            <text:p>119642552</text:p>
          </table:table-cell>
          <table:table-cell office:value-type="float" office:value="166070984" calcext:value-type="float">
            <text:p>166070984</text:p>
          </table:table-cell>
          <table:table-cell office:value-type="float" office:value="219733832" calcext:value-type="float">
            <text:p>219733832</text:p>
          </table:table-cell>
        </table:table-row>
        <table:table-row table:style-name="ro1">
          <table:table-cell office:value-type="float" office:value="126292440" calcext:value-type="float">
            <text:p>126292440</text:p>
          </table:table-cell>
          <table:table-cell office:value-type="float" office:value="129961304" calcext:value-type="float">
            <text:p>129961304</text:p>
          </table:table-cell>
          <table:table-cell office:value-type="float" office:value="119642552" calcext:value-type="float">
            <text:p>119642552</text:p>
          </table:table-cell>
          <table:table-cell office:value-type="float" office:value="166070984" calcext:value-type="float">
            <text:p>166070984</text:p>
          </table:table-cell>
          <table:table-cell office:value-type="float" office:value="219733832" calcext:value-type="float">
            <text:p>219733832</text:p>
          </table:table-cell>
        </table:table-row>
        <table:table-row table:style-name="ro1">
          <table:table-cell office:value-type="float" office:value="127324104" calcext:value-type="float">
            <text:p>127324104</text:p>
          </table:table-cell>
          <table:table-cell office:value-type="float" office:value="129961304" calcext:value-type="float">
            <text:p>129961304</text:p>
          </table:table-cell>
          <table:table-cell office:value-type="float" office:value="119642552" calcext:value-type="float">
            <text:p>119642552</text:p>
          </table:table-cell>
          <table:table-cell office:value-type="float" office:value="166070984" calcext:value-type="float">
            <text:p>166070984</text:p>
          </table:table-cell>
          <table:table-cell office:value-type="float" office:value="121380248" calcext:value-type="float">
            <text:p>121380248</text:p>
          </table:table-cell>
        </table:table-row>
        <table:table-row table:style-name="ro1">
          <table:table-cell office:value-type="float" office:value="130991800" calcext:value-type="float">
            <text:p>130991800</text:p>
          </table:table-cell>
          <table:table-cell office:value-type="float" office:value="129961304" calcext:value-type="float">
            <text:p>129961304</text:p>
          </table:table-cell>
          <table:table-cell office:value-type="float" office:value="119642552" calcext:value-type="float">
            <text:p>119642552</text:p>
          </table:table-cell>
          <table:table-cell office:value-type="float" office:value="166070984" calcext:value-type="float">
            <text:p>166070984</text:p>
          </table:table-cell>
          <table:table-cell office:value-type="float" office:value="121359896" calcext:value-type="float">
            <text:p>121359896</text:p>
          </table:table-cell>
        </table:table-row>
        <table:table-row table:style-name="ro1">
          <table:table-cell office:value-type="float" office:value="134152344" calcext:value-type="float">
            <text:p>134152344</text:p>
          </table:table-cell>
          <table:table-cell office:value-type="float" office:value="129961304" calcext:value-type="float">
            <text:p>129961304</text:p>
          </table:table-cell>
          <table:table-cell office:value-type="float" office:value="119642552" calcext:value-type="float">
            <text:p>119642552</text:p>
          </table:table-cell>
          <table:table-cell office:value-type="float" office:value="166070984" calcext:value-type="float">
            <text:p>166070984</text:p>
          </table:table-cell>
          <table:table-cell office:value-type="float" office:value="121359896" calcext:value-type="float">
            <text:p>121359896</text:p>
          </table:table-cell>
        </table:table-row>
        <table:table-row table:style-name="ro1">
          <table:table-cell office:value-type="float" office:value="137181784" calcext:value-type="float">
            <text:p>137181784</text:p>
          </table:table-cell>
          <table:table-cell office:value-type="float" office:value="107261656" calcext:value-type="float">
            <text:p>107261656</text:p>
          </table:table-cell>
          <table:table-cell office:value-type="float" office:value="119642552" calcext:value-type="float">
            <text:p>119642552</text:p>
          </table:table-cell>
          <table:table-cell office:value-type="float" office:value="117332216" calcext:value-type="float">
            <text:p>117332216</text:p>
          </table:table-cell>
          <table:table-cell office:value-type="float" office:value="121359896" calcext:value-type="float">
            <text:p>121359896</text:p>
          </table:table-cell>
        </table:table-row>
        <table:table-row table:style-name="ro1">
          <table:table-cell office:value-type="float" office:value="140276776" calcext:value-type="float">
            <text:p>140276776</text:p>
          </table:table-cell>
          <table:table-cell office:value-type="float" office:value="111217832" calcext:value-type="float">
            <text:p>111217832</text:p>
          </table:table-cell>
          <table:table-cell office:value-type="float" office:value="119642552" calcext:value-type="float">
            <text:p>119642552</text:p>
          </table:table-cell>
          <table:table-cell office:value-type="float" office:value="117311864" calcext:value-type="float">
            <text:p>117311864</text:p>
          </table:table-cell>
          <table:table-cell office:value-type="float" office:value="121359896" calcext:value-type="float">
            <text:p>121359896</text:p>
          </table:table-cell>
        </table:table-row>
        <table:table-row table:style-name="ro1">
          <table:table-cell office:value-type="float" office:value="142799064" calcext:value-type="float">
            <text:p>142799064</text:p>
          </table:table-cell>
          <table:table-cell office:value-type="float" office:value="111217832" calcext:value-type="float">
            <text:p>111217832</text:p>
          </table:table-cell>
          <table:table-cell office:value-type="float" office:value="123770200" calcext:value-type="float">
            <text:p>123770200</text:p>
          </table:table-cell>
          <table:table-cell office:value-type="float" office:value="117311864" calcext:value-type="float">
            <text:p>117311864</text:p>
          </table:table-cell>
          <table:table-cell office:value-type="float" office:value="123743096" calcext:value-type="float">
            <text:p>123743096</text:p>
          </table:table-cell>
        </table:table-row>
        <table:table-row table:style-name="ro1">
          <table:table-cell office:value-type="float" office:value="147498424" calcext:value-type="float">
            <text:p>147498424</text:p>
          </table:table-cell>
          <table:table-cell office:value-type="float" office:value="111217832" calcext:value-type="float">
            <text:p>111217832</text:p>
          </table:table-cell>
          <table:table-cell office:value-type="float" office:value="123770200" calcext:value-type="float">
            <text:p>123770200</text:p>
          </table:table-cell>
          <table:table-cell office:value-type="float" office:value="117311864" calcext:value-type="float">
            <text:p>117311864</text:p>
          </table:table-cell>
          <table:table-cell office:value-type="float" office:value="128929432" calcext:value-type="float">
            <text:p>128929432</text:p>
          </table:table-cell>
        </table:table-row>
        <table:table-row table:style-name="ro1">
          <table:table-cell office:value-type="float" office:value="151511352" calcext:value-type="float">
            <text:p>151511352</text:p>
          </table:table-cell>
          <table:table-cell office:value-type="float" office:value="111217832" calcext:value-type="float">
            <text:p>111217832</text:p>
          </table:table-cell>
          <table:table-cell office:value-type="float" office:value="123770200" calcext:value-type="float">
            <text:p>123770200</text:p>
          </table:table-cell>
          <table:table-cell office:value-type="float" office:value="117311864" calcext:value-type="float">
            <text:p>117311864</text:p>
          </table:table-cell>
          <table:table-cell office:value-type="float" office:value="134613480" calcext:value-type="float">
            <text:p>134613480</text:p>
          </table:table-cell>
        </table:table-row>
        <table:table-row table:style-name="ro1">
          <table:table-cell office:value-type="float" office:value="154720072" calcext:value-type="float">
            <text:p>154720072</text:p>
          </table:table-cell>
          <table:table-cell office:value-type="float" office:value="113453080" calcext:value-type="float">
            <text:p>113453080</text:p>
          </table:table-cell>
          <table:table-cell office:value-type="float" office:value="123770200" calcext:value-type="float">
            <text:p>123770200</text:p>
          </table:table-cell>
          <table:table-cell office:value-type="float" office:value="119614520" calcext:value-type="float">
            <text:p>119614520</text:p>
          </table:table-cell>
          <table:table-cell office:value-type="float" office:value="137708472" calcext:value-type="float">
            <text:p>137708472</text:p>
          </table:table-cell>
        </table:table-row>
        <table:table-row table:style-name="ro1">
          <table:table-cell office:value-type="float" office:value="156783400" calcext:value-type="float">
            <text:p>156783400</text:p>
          </table:table-cell>
          <table:table-cell office:value-type="float" office:value="118612600" calcext:value-type="float">
            <text:p>118612600</text:p>
          </table:table-cell>
          <table:table-cell office:value-type="float" office:value="123770200" calcext:value-type="float">
            <text:p>123770200</text:p>
          </table:table-cell>
          <table:table-cell office:value-type="float" office:value="123768952" calcext:value-type="float">
            <text:p>123768952</text:p>
          </table:table-cell>
          <table:table-cell office:value-type="float" office:value="139968504" calcext:value-type="float">
            <text:p>139968504</text:p>
          </table:table-cell>
        </table:table-row>
        <table:table-row table:style-name="ro1">
          <table:table-cell office:value-type="float" office:value="158846728" calcext:value-type="float">
            <text:p>158846728</text:p>
          </table:table-cell>
          <table:table-cell office:value-type="float" office:value="118612600" calcext:value-type="float">
            <text:p>118612600</text:p>
          </table:table-cell>
          <table:table-cell office:value-type="float" office:value="123770200" calcext:value-type="float">
            <text:p>123770200</text:p>
          </table:table-cell>
          <table:table-cell office:value-type="float" office:value="129960376" calcext:value-type="float">
            <text:p>129960376</text:p>
          </table:table-cell>
          <table:table-cell office:value-type="float" office:value="143129064" calcext:value-type="float">
            <text:p>143129064</text:p>
          </table:table-cell>
        </table:table-row>
        <table:table-row table:style-name="ro1">
          <table:table-cell office:value-type="float" office:value="162269544" calcext:value-type="float">
            <text:p>162269544</text:p>
          </table:table-cell>
          <table:table-cell office:value-type="float" office:value="119530536" calcext:value-type="float">
            <text:p>119530536</text:p>
          </table:table-cell>
          <table:table-cell office:value-type="float" office:value="123180152" calcext:value-type="float">
            <text:p>123180152</text:p>
          </table:table-cell>
          <table:table-cell office:value-type="float" office:value="132744936" calcext:value-type="float">
            <text:p>132744936</text:p>
          </table:table-cell>
          <table:table-cell office:value-type="float" office:value="148025112" calcext:value-type="float">
            <text:p>148025112</text:p>
          </table:table-cell>
        </table:table-row>
        <table:table-row table:style-name="ro1">
          <table:table-cell office:value-type="float" office:value="166068376" calcext:value-type="float">
            <text:p>166068376</text:p>
          </table:table-cell>
          <table:table-cell office:value-type="float" office:value="119530536" calcext:value-type="float">
            <text:p>119530536</text:p>
          </table:table-cell>
          <table:table-cell office:value-type="float" office:value="124802104" calcext:value-type="float">
            <text:p>124802104</text:p>
          </table:table-cell>
          <table:table-cell office:value-type="float" office:value="134808264" calcext:value-type="float">
            <text:p>134808264</text:p>
          </table:table-cell>
          <table:table-cell office:value-type="float" office:value="150088440" calcext:value-type="float">
            <text:p>150088440</text:p>
          </table:table-cell>
        </table:table-row>
        <table:table-row table:style-name="ro1">
          <table:table-cell office:value-type="float" office:value="142764344" calcext:value-type="float">
            <text:p>142764344</text:p>
          </table:table-cell>
          <table:table-cell office:value-type="float" office:value="119530536" calcext:value-type="float">
            <text:p>119530536</text:p>
          </table:table-cell>
          <table:table-cell office:value-type="float" office:value="130993528" calcext:value-type="float">
            <text:p>130993528</text:p>
          </table:table-cell>
          <table:table-cell office:value-type="float" office:value="138934920" calcext:value-type="float">
            <text:p>138934920</text:p>
          </table:table-cell>
          <table:table-cell office:value-type="float" office:value="153183432" calcext:value-type="float">
            <text:p>153183432</text:p>
          </table:table-cell>
        </table:table-row>
        <table:table-row table:style-name="ro1">
          <table:table-cell office:value-type="float" office:value="149563192" calcext:value-type="float">
            <text:p>149563192</text:p>
          </table:table-cell>
          <table:table-cell office:value-type="float" office:value="121904280" calcext:value-type="float">
            <text:p>121904280</text:p>
          </table:table-cell>
          <table:table-cell office:value-type="float" office:value="139248760" calcext:value-type="float">
            <text:p>139248760</text:p>
          </table:table-cell>
          <table:table-cell office:value-type="float" office:value="142029912" calcext:value-type="float">
            <text:p>142029912</text:p>
          </table:table-cell>
          <table:table-cell office:value-type="float" office:value="156212856" calcext:value-type="float">
            <text:p>156212856</text:p>
          </table:table-cell>
        </table:table-row>
        <table:table-row table:style-name="ro1">
          <table:table-cell office:value-type="float" office:value="154722712" calcext:value-type="float">
            <text:p>154722712</text:p>
          </table:table-cell>
          <table:table-cell office:value-type="float" office:value="132417624" calcext:value-type="float">
            <text:p>132417624</text:p>
          </table:table-cell>
          <table:table-cell office:value-type="float" office:value="139248760" calcext:value-type="float">
            <text:p>139248760</text:p>
          </table:table-cell>
          <table:table-cell office:value-type="float" office:value="145124904" calcext:value-type="float">
            <text:p>145124904</text:p>
          </table:table-cell>
          <table:table-cell office:value-type="float" office:value="159373416" calcext:value-type="float">
            <text:p>159373416</text:p>
          </table:table-cell>
        </table:table-row>
        <table:table-row table:style-name="ro1">
          <table:table-cell office:value-type="float" office:value="162977944" calcext:value-type="float">
            <text:p>162977944</text:p>
          </table:table-cell>
          <table:table-cell office:value-type="float" office:value="136037160" calcext:value-type="float">
            <text:p>136037160</text:p>
          </table:table-cell>
          <table:table-cell office:value-type="float" office:value="139248760" calcext:value-type="float">
            <text:p>139248760</text:p>
          </table:table-cell>
          <table:table-cell office:value-type="float" office:value="148219896" calcext:value-type="float">
            <text:p>148219896</text:p>
          </table:table-cell>
          <table:table-cell office:value-type="float" office:value="162927384" calcext:value-type="float">
            <text:p>162927384</text:p>
          </table:table-cell>
        </table:table-row>
        <table:table-row table:style-name="ro1">
          <table:table-cell office:value-type="float" office:value="168137464" calcext:value-type="float">
            <text:p>168137464</text:p>
          </table:table-cell>
          <table:table-cell office:value-type="float" office:value="136037160" calcext:value-type="float">
            <text:p>136037160</text:p>
          </table:table-cell>
          <table:table-cell office:value-type="float" office:value="139248760" calcext:value-type="float">
            <text:p>139248760</text:p>
          </table:table-cell>
          <table:table-cell office:value-type="float" office:value="151314888" calcext:value-type="float">
            <text:p>151314888</text:p>
          </table:table-cell>
          <table:table-cell office:value-type="float" office:value="164269464" calcext:value-type="float">
            <text:p>164269464</text:p>
          </table:table-cell>
        </table:table-row>
        <table:table-row table:style-name="ro1">
          <table:table-cell office:value-type="float" office:value="174328888" calcext:value-type="float">
            <text:p>174328888</text:p>
          </table:table-cell>
          <table:table-cell office:value-type="float" office:value="136037160" calcext:value-type="float">
            <text:p>136037160</text:p>
          </table:table-cell>
          <table:table-cell office:value-type="float" office:value="144096648" calcext:value-type="float">
            <text:p>144096648</text:p>
          </table:table-cell>
          <table:table-cell office:value-type="float" office:value="153885336" calcext:value-type="float">
            <text:p>153885336</text:p>
          </table:table-cell>
          <table:table-cell office:value-type="float" office:value="167054040" calcext:value-type="float">
            <text:p>167054040</text:p>
          </table:table-cell>
        </table:table-row>
        <table:table-row table:style-name="ro1">
          <table:table-cell office:value-type="float" office:value="180520312" calcext:value-type="float">
            <text:p>180520312</text:p>
          </table:table-cell>
          <table:table-cell office:value-type="float" office:value="136037160" calcext:value-type="float">
            <text:p>136037160</text:p>
          </table:table-cell>
          <table:table-cell office:value-type="float" office:value="144162216" calcext:value-type="float">
            <text:p>144162216</text:p>
          </table:table-cell>
          <table:table-cell office:value-type="float" office:value="158011992" calcext:value-type="float">
            <text:p>158011992</text:p>
          </table:table-cell>
          <table:table-cell office:value-type="float" office:value="169690056" calcext:value-type="float">
            <text:p>169690056</text:p>
          </table:table-cell>
        </table:table-row>
        <table:table-row table:style-name="ro1">
          <table:table-cell office:value-type="float" office:value="187743640" calcext:value-type="float">
            <text:p>187743640</text:p>
          </table:table-cell>
          <table:table-cell office:value-type="float" office:value="119471144" calcext:value-type="float">
            <text:p>119471144</text:p>
          </table:table-cell>
          <table:table-cell office:value-type="float" office:value="154478856" calcext:value-type="float">
            <text:p>154478856</text:p>
          </table:table-cell>
          <table:table-cell office:value-type="float" office:value="161106984" calcext:value-type="float">
            <text:p>161106984</text:p>
          </table:table-cell>
          <table:table-cell office:value-type="float" office:value="171818952" calcext:value-type="float">
            <text:p>171818952</text:p>
          </table:table-cell>
        </table:table-row>
        <table:table-row table:style-name="ro1">
          <table:table-cell office:value-type="float" office:value="195998872" calcext:value-type="float">
            <text:p>195998872</text:p>
          </table:table-cell>
          <table:table-cell office:value-type="float" office:value="127899160" calcext:value-type="float">
            <text:p>127899160</text:p>
          </table:table-cell>
          <table:table-cell office:value-type="float" office:value="155051544" calcext:value-type="float">
            <text:p>155051544</text:p>
          </table:table-cell>
          <table:table-cell office:value-type="float" office:value="164201976" calcext:value-type="float">
            <text:p>164201976</text:p>
          </table:table-cell>
          <table:table-cell office:value-type="float" office:value="175307352" calcext:value-type="float">
            <text:p>175307352</text:p>
          </table:table-cell>
        </table:table-row>
        <table:table-row table:style-name="ro1">
          <table:table-cell office:value-type="float" office:value="203222200" calcext:value-type="float">
            <text:p>203222200</text:p>
          </table:table-cell>
          <table:table-cell office:value-type="float" office:value="127899160" calcext:value-type="float">
            <text:p>127899160</text:p>
          </table:table-cell>
          <table:table-cell office:value-type="float" office:value="155051544" calcext:value-type="float">
            <text:p>155051544</text:p>
          </table:table-cell>
          <table:table-cell office:value-type="float" office:value="167821512" calcext:value-type="float">
            <text:p>167821512</text:p>
          </table:table-cell>
          <table:table-cell office:value-type="float" office:value="133054760" calcext:value-type="float">
            <text:p>133054760</text:p>
          </table:table-cell>
        </table:table-row>
        <table:table-row table:style-name="ro1">
          <table:table-cell office:value-type="float" office:value="212509336" calcext:value-type="float">
            <text:p>212509336</text:p>
          </table:table-cell>
          <table:table-cell office:value-type="float" office:value="136154392" calcext:value-type="float">
            <text:p>136154392</text:p>
          </table:table-cell>
          <table:table-cell office:value-type="float" office:value="155051544" calcext:value-type="float">
            <text:p>155051544</text:p>
          </table:table-cell>
          <table:table-cell office:value-type="float" office:value="122763224" calcext:value-type="float">
            <text:p>122763224</text:p>
          </table:table-cell>
          <table:table-cell office:value-type="float" office:value="139246216" calcext:value-type="float">
            <text:p>139246216</text:p>
          </table:table-cell>
        </table:table-row>
        <table:table-row table:style-name="ro1">
          <table:table-cell office:value-type="float" office:value="225924088" calcext:value-type="float">
            <text:p>225924088</text:p>
          </table:table-cell>
          <table:table-cell office:value-type="float" office:value="144409624" calcext:value-type="float">
            <text:p>144409624</text:p>
          </table:table-cell>
          <table:table-cell office:value-type="float" office:value="162892904" calcext:value-type="float">
            <text:p>162892904</text:p>
          </table:table-cell>
          <table:table-cell office:value-type="float" office:value="135119320" calcext:value-type="float">
            <text:p>135119320</text:p>
          </table:table-cell>
          <table:table-cell office:value-type="float" office:value="152660968" calcext:value-type="float">
            <text:p>152660968</text:p>
          </table:table-cell>
        </table:table-row>
        <table:table-row table:style-name="ro1">
          <table:table-cell office:value-type="float" office:value="239027208" calcext:value-type="float">
            <text:p>239027208</text:p>
          </table:table-cell>
          <table:table-cell office:value-type="float" office:value="160920088" calcext:value-type="float">
            <text:p>160920088</text:p>
          </table:table-cell>
          <table:table-cell office:value-type="float" office:value="134089528" calcext:value-type="float">
            <text:p>134089528</text:p>
          </table:table-cell>
          <table:table-cell office:value-type="float" office:value="153693592" calcext:value-type="float">
            <text:p>153693592</text:p>
          </table:table-cell>
          <table:table-cell office:value-type="float" office:value="171235240" calcext:value-type="float">
            <text:p>171235240</text:p>
          </table:table-cell>
        </table:table-row>
        <table:table-row table:style-name="ro1">
          <table:table-cell office:value-type="float" office:value="247346088" calcext:value-type="float">
            <text:p>247346088</text:p>
          </table:table-cell>
          <table:table-cell office:value-type="float" office:value="177430552" calcext:value-type="float">
            <text:p>177430552</text:p>
          </table:table-cell>
          <table:table-cell office:value-type="float" office:value="147504280" calcext:value-type="float">
            <text:p>147504280</text:p>
          </table:table-cell>
          <table:table-cell office:value-type="float" office:value="174331672" calcext:value-type="float">
            <text:p>174331672</text:p>
          </table:table-cell>
          <table:table-cell office:value-type="float" office:value="189809512" calcext:value-type="float">
            <text:p>189809512</text:p>
          </table:table-cell>
        </table:table-row>
        <table:table-row table:style-name="ro1">
          <table:table-cell office:value-type="float" office:value="257269320" calcext:value-type="float">
            <text:p>257269320</text:p>
          </table:table-cell>
          <table:table-cell office:value-type="float" office:value="185685784" calcext:value-type="float">
            <text:p>185685784</text:p>
          </table:table-cell>
          <table:table-cell office:value-type="float" office:value="164014744" calcext:value-type="float">
            <text:p>164014744</text:p>
          </table:table-cell>
          <table:table-cell office:value-type="float" office:value="192905944" calcext:value-type="float">
            <text:p>192905944</text:p>
          </table:table-cell>
          <table:table-cell office:value-type="float" office:value="209415688" calcext:value-type="float">
            <text:p>209415688</text:p>
          </table:table-cell>
        </table:table-row>
        <table:table-row table:style-name="ro1">
          <table:table-cell office:value-type="float" office:value="262427640" calcext:value-type="float">
            <text:p>262427640</text:p>
          </table:table-cell>
          <table:table-cell office:value-type="float" office:value="193300824" calcext:value-type="float">
            <text:p>193300824</text:p>
          </table:table-cell>
          <table:table-cell office:value-type="float" office:value="172269976" calcext:value-type="float">
            <text:p>172269976</text:p>
          </table:table-cell>
          <table:table-cell office:value-type="float" office:value="201161176" calcext:value-type="float">
            <text:p>201161176</text:p>
          </table:table-cell>
          <table:table-cell office:value-type="float" office:value="219734728" calcext:value-type="float">
            <text:p>219734728</text:p>
          </table:table-cell>
        </table:table-row>
        <table:table-row table:style-name="ro1">
          <table:table-cell office:value-type="float" office:value="265522632" calcext:value-type="float">
            <text:p>265522632</text:p>
          </table:table-cell>
          <table:table-cell office:value-type="float" office:value="193300824" calcext:value-type="float">
            <text:p>193300824</text:p>
          </table:table-cell>
          <table:table-cell office:value-type="float" office:value="178722216" calcext:value-type="float">
            <text:p>178722216</text:p>
          </table:table-cell>
          <table:table-cell office:value-type="float" office:value="202848744" calcext:value-type="float">
            <text:p>202848744</text:p>
          </table:table-cell>
          <table:table-cell office:value-type="float" office:value="227989960" calcext:value-type="float">
            <text:p>227989960</text:p>
          </table:table-cell>
        </table:table-row>
        <table:table-row table:style-name="ro1">
          <table:table-cell office:value-type="float" office:value="269649288" calcext:value-type="float">
            <text:p>269649288</text:p>
          </table:table-cell>
          <table:table-cell office:value-type="float" office:value="201947544" calcext:value-type="float">
            <text:p>201947544</text:p>
          </table:table-cell>
          <table:table-cell office:value-type="float" office:value="180212856" calcext:value-type="float">
            <text:p>180212856</text:p>
          </table:table-cell>
          <table:table-cell office:value-type="float" office:value="206450856" calcext:value-type="float">
            <text:p>206450856</text:p>
          </table:table-cell>
          <table:table-cell office:value-type="float" office:value="233149480" calcext:value-type="float">
            <text:p>233149480</text:p>
          </table:table-cell>
        </table:table-row>
        <table:table-row table:style-name="ro1">
          <table:table-cell office:value-type="float" office:value="272350888" calcext:value-type="float">
            <text:p>272350888</text:p>
          </table:table-cell>
          <table:table-cell office:value-type="float" office:value="201947544" calcext:value-type="float">
            <text:p>201947544</text:p>
          </table:table-cell>
          <table:table-cell office:value-type="float" office:value="180212856" calcext:value-type="float">
            <text:p>180212856</text:p>
          </table:table-cell>
          <table:table-cell office:value-type="float" office:value="209611416" calcext:value-type="float">
            <text:p>209611416</text:p>
          </table:table-cell>
          <table:table-cell office:value-type="float" office:value="239340904" calcext:value-type="float">
            <text:p>239340904</text:p>
          </table:table-cell>
        </table:table-row>
        <table:table-row table:style-name="ro1">
          <table:table-cell office:value-type="float" office:value="277461048" calcext:value-type="float">
            <text:p>277461048</text:p>
          </table:table-cell>
          <table:table-cell office:value-type="float" office:value="201947544" calcext:value-type="float">
            <text:p>201947544</text:p>
          </table:table-cell>
          <table:table-cell office:value-type="float" office:value="180212856" calcext:value-type="float">
            <text:p>180212856</text:p>
          </table:table-cell>
          <table:table-cell office:value-type="float" office:value="213165384" calcext:value-type="float">
            <text:p>213165384</text:p>
          </table:table-cell>
          <table:table-cell office:value-type="float" office:value="244500424" calcext:value-type="float">
            <text:p>244500424</text:p>
          </table:table-cell>
        </table:table-row>
        <table:table-row table:style-name="ro1">
          <table:table-cell office:value-type="float" office:value="145858776" calcext:value-type="float">
            <text:p>145858776</text:p>
          </table:table-cell>
          <table:table-cell office:value-type="float" office:value="201947544" calcext:value-type="float">
            <text:p>201947544</text:p>
          </table:table-cell>
          <table:table-cell office:value-type="float" office:value="188072760" calcext:value-type="float">
            <text:p>188072760</text:p>
          </table:table-cell>
          <table:table-cell office:value-type="float" office:value="215866968" calcext:value-type="float">
            <text:p>215866968</text:p>
          </table:table-cell>
          <table:table-cell office:value-type="float" office:value="247596136" calcext:value-type="float">
            <text:p>247596136</text:p>
          </table:table-cell>
        </table:table-row>
        <table:table-row table:style-name="ro1">
          <table:table-cell office:value-type="float" office:value="152658328" calcext:value-type="float">
            <text:p>152658328</text:p>
          </table:table-cell>
          <table:table-cell office:value-type="float" office:value="209038056" calcext:value-type="float">
            <text:p>209038056</text:p>
          </table:table-cell>
          <table:table-cell office:value-type="float" office:value="188072760" calcext:value-type="float">
            <text:p>188072760</text:p>
          </table:table-cell>
          <table:table-cell office:value-type="float" office:value="219420936" calcext:value-type="float">
            <text:p>219420936</text:p>
          </table:table-cell>
          <table:table-cell office:value-type="float" office:value="255851368" calcext:value-type="float">
            <text:p>255851368</text:p>
          </table:table-cell>
        </table:table-row>
        <table:table-row table:style-name="ro1">
          <table:table-cell office:value-type="float" office:value="158849752" calcext:value-type="float">
            <text:p>158849752</text:p>
          </table:table-cell>
          <table:table-cell office:value-type="float" office:value="209807448" calcext:value-type="float">
            <text:p>209807448</text:p>
          </table:table-cell>
          <table:table-cell office:value-type="float" office:value="196719480" calcext:value-type="float">
            <text:p>196719480</text:p>
          </table:table-cell>
          <table:table-cell office:value-type="float" office:value="222450360" calcext:value-type="float">
            <text:p>222450360</text:p>
          </table:table-cell>
          <table:table-cell office:value-type="float" office:value="265138504" calcext:value-type="float">
            <text:p>265138504</text:p>
          </table:table-cell>
        </table:table-row>
        <table:table-row table:style-name="ro1">
          <table:table-cell office:value-type="float" office:value="162977368" calcext:value-type="float">
            <text:p>162977368</text:p>
          </table:table-cell>
          <table:table-cell office:value-type="float" office:value="125988328" calcext:value-type="float">
            <text:p>125988328</text:p>
          </table:table-cell>
          <table:table-cell office:value-type="float" office:value="196719480" calcext:value-type="float">
            <text:p>196719480</text:p>
          </table:table-cell>
          <table:table-cell office:value-type="float" office:value="225545352" calcext:value-type="float">
            <text:p>225545352</text:p>
          </table:table-cell>
          <table:table-cell office:value-type="float" office:value="274425640" calcext:value-type="float">
            <text:p>274425640</text:p>
          </table:table-cell>
        </table:table-row>
        <table:table-row table:style-name="ro1">
          <table:table-cell office:value-type="float" office:value="169168792" calcext:value-type="float">
            <text:p>169168792</text:p>
          </table:table-cell>
          <table:table-cell office:value-type="float" office:value="130989848" calcext:value-type="float">
            <text:p>130989848</text:p>
          </table:table-cell>
          <table:table-cell office:value-type="float" office:value="196719480" calcext:value-type="float">
            <text:p>196719480</text:p>
          </table:table-cell>
          <table:table-cell office:value-type="float" office:value="227411976" calcext:value-type="float">
            <text:p>227411976</text:p>
          </table:table-cell>
          <table:table-cell office:value-type="float" office:value="281648968" calcext:value-type="float">
            <text:p>281648968</text:p>
          </table:table-cell>
        </table:table-row>
        <table:table-row table:style-name="ro1">
          <table:table-cell office:value-type="float" office:value="175360216" calcext:value-type="float">
            <text:p>175360216</text:p>
          </table:table-cell>
          <table:table-cell office:value-type="float" office:value="130989848" calcext:value-type="float">
            <text:p>130989848</text:p>
          </table:table-cell>
          <table:table-cell office:value-type="float" office:value="120155736" calcext:value-type="float">
            <text:p>120155736</text:p>
          </table:table-cell>
          <table:table-cell office:value-type="float" office:value="230769240" calcext:value-type="float">
            <text:p>230769240</text:p>
          </table:table-cell>
          <table:table-cell office:value-type="float" office:value="289658856" calcext:value-type="float">
            <text:p>289658856</text:p>
          </table:table-cell>
        </table:table-row>
        <table:table-row table:style-name="ro1">
          <table:table-cell office:value-type="float" office:value="181551640" calcext:value-type="float">
            <text:p>181551640</text:p>
          </table:table-cell>
          <table:table-cell office:value-type="float" office:value="138216952" calcext:value-type="float">
            <text:p>138216952</text:p>
          </table:table-cell>
          <table:table-cell office:value-type="float" office:value="125834344" calcext:value-type="float">
            <text:p>125834344</text:p>
          </table:table-cell>
          <table:table-cell office:value-type="float" office:value="234305784" calcext:value-type="float">
            <text:p>234305784</text:p>
          </table:table-cell>
          <table:table-cell office:value-type="float" office:value="292950552" calcext:value-type="float">
            <text:p>292950552</text:p>
          </table:table-cell>
        </table:table-row>
        <table:table-row table:style-name="ro1">
          <table:table-cell office:value-type="float" office:value="186711160" calcext:value-type="float">
            <text:p>186711160</text:p>
          </table:table-cell>
          <table:table-cell office:value-type="float" office:value="144408376" calcext:value-type="float">
            <text:p>144408376</text:p>
          </table:table-cell>
          <table:table-cell office:value-type="float" office:value="125834344" calcext:value-type="float">
            <text:p>125834344</text:p>
          </table:table-cell>
          <table:table-cell office:value-type="float" office:value="236762520" calcext:value-type="float">
            <text:p>236762520</text:p>
          </table:table-cell>
          <table:table-cell office:value-type="float" office:value="293982216" calcext:value-type="float">
            <text:p>293982216</text:p>
          </table:table-cell>
        </table:table-row>
        <table:table-row table:style-name="ro1">
          <table:table-cell office:value-type="float" office:value="190838776" calcext:value-type="float">
            <text:p>190838776</text:p>
          </table:table-cell>
          <table:table-cell office:value-type="float" office:value="147504088" calcext:value-type="float">
            <text:p>147504088</text:p>
          </table:table-cell>
          <table:table-cell office:value-type="float" office:value="126866248" calcext:value-type="float">
            <text:p>126866248</text:p>
          </table:table-cell>
          <table:table-cell office:value-type="float" office:value="240316488" calcext:value-type="float">
            <text:p>240316488</text:p>
          </table:table-cell>
          <table:table-cell office:value-type="float" office:value="295717704" calcext:value-type="float">
            <text:p>295717704</text:p>
          </table:table-cell>
        </table:table-row>
        <table:table-row table:style-name="ro1">
          <table:table-cell office:value-type="float" office:value="195998296" calcext:value-type="float">
            <text:p>195998296</text:p>
          </table:table-cell>
          <table:table-cell office:value-type="float" office:value="149567896" calcext:value-type="float">
            <text:p>149567896</text:p>
          </table:table-cell>
          <table:table-cell office:value-type="float" office:value="132025768" calcext:value-type="float">
            <text:p>132025768</text:p>
          </table:table-cell>
          <table:table-cell office:value-type="float" office:value="242559096" calcext:value-type="float">
            <text:p>242559096</text:p>
          </table:table-cell>
          <table:table-cell office:value-type="float" office:value="298943832" calcext:value-type="float">
            <text:p>298943832</text:p>
          </table:table-cell>
        </table:table-row>
        <table:table-row table:style-name="ro1">
          <table:table-cell office:value-type="float" office:value="201157816" calcext:value-type="float">
            <text:p>201157816</text:p>
          </table:table-cell>
          <table:table-cell office:value-type="float" office:value="155759320" calcext:value-type="float">
            <text:p>155759320</text:p>
          </table:table-cell>
          <table:table-cell office:value-type="float" office:value="134089576" calcext:value-type="float">
            <text:p>134089576</text:p>
          </table:table-cell>
          <table:table-cell office:value-type="float" office:value="245588520" calcext:value-type="float">
            <text:p>245588520</text:p>
          </table:table-cell>
          <table:table-cell office:value-type="float" office:value="301007160" calcext:value-type="float">
            <text:p>301007160</text:p>
          </table:table-cell>
        </table:table-row>
        <table:table-row table:style-name="ro1">
          <table:table-cell office:value-type="float" office:value="207349240" calcext:value-type="float">
            <text:p>207349240</text:p>
          </table:table-cell>
          <table:table-cell office:value-type="float" office:value="164014552" calcext:value-type="float">
            <text:p>164014552</text:p>
          </table:table-cell>
          <table:table-cell office:value-type="float" office:value="143376712" calcext:value-type="float">
            <text:p>143376712</text:p>
          </table:table-cell>
          <table:table-cell office:value-type="float" office:value="147252296" calcext:value-type="float">
            <text:p>147252296</text:p>
          </table:table-cell>
          <table:table-cell office:value-type="float" office:value="304102152" calcext:value-type="float">
            <text:p>304102152</text:p>
          </table:table-cell>
        </table:table-row>
        <table:table-row table:style-name="ro1">
          <table:table-cell office:value-type="float" office:value="211476856" calcext:value-type="float">
            <text:p>211476856</text:p>
          </table:table-cell>
          <table:table-cell office:value-type="float" office:value="164014552" calcext:value-type="float">
            <text:p>164014552</text:p>
          </table:table-cell>
          <table:table-cell office:value-type="float" office:value="148536232" calcext:value-type="float">
            <text:p>148536232</text:p>
          </table:table-cell>
          <table:table-cell office:value-type="float" office:value="152660728" calcext:value-type="float">
            <text:p>152660728</text:p>
          </table:table-cell>
          <table:table-cell office:value-type="float" office:value="307131576" calcext:value-type="float">
            <text:p>307131576</text:p>
          </table:table-cell>
        </table:table-row>
        <table:table-row table:style-name="ro1">
          <table:table-cell office:value-type="float" office:value="217668248" calcext:value-type="float">
            <text:p>217668248</text:p>
          </table:table-cell>
          <table:table-cell office:value-type="float" office:value="172269784" calcext:value-type="float">
            <text:p>172269784</text:p>
          </table:table-cell>
          <table:table-cell office:value-type="float" office:value="155759560" calcext:value-type="float">
            <text:p>155759560</text:p>
          </table:table-cell>
          <table:table-cell office:value-type="float" office:value="158852152" calcext:value-type="float">
            <text:p>158852152</text:p>
          </table:table-cell>
          <table:table-cell office:value-type="float" office:value="309964296" calcext:value-type="float">
            <text:p>309964296</text:p>
          </table:table-cell>
        </table:table-row>
        <table:table-row table:style-name="ro1">
          <table:table-cell office:value-type="float" office:value="223859704" calcext:value-type="float">
            <text:p>223859704</text:p>
          </table:table-cell>
          <table:table-cell office:value-type="float" office:value="180525016" calcext:value-type="float">
            <text:p>180525016</text:p>
          </table:table-cell>
          <table:table-cell office:value-type="float" office:value="165046696" calcext:value-type="float">
            <text:p>165046696</text:p>
          </table:table-cell>
          <table:table-cell office:value-type="float" office:value="166075480" calcext:value-type="float">
            <text:p>166075480</text:p>
          </table:table-cell>
          <table:table-cell office:value-type="float" office:value="312993720" calcext:value-type="float">
            <text:p>312993720</text:p>
          </table:table-cell>
        </table:table-row>
        <table:table-row table:style-name="ro1">
          <table:table-cell office:value-type="float" office:value="231083032" calcext:value-type="float">
            <text:p>231083032</text:p>
          </table:table-cell>
          <table:table-cell office:value-type="float" office:value="180525016" calcext:value-type="float">
            <text:p>180525016</text:p>
          </table:table-cell>
          <table:table-cell office:value-type="float" office:value="172270024" calcext:value-type="float">
            <text:p>172270024</text:p>
          </table:table-cell>
          <table:table-cell office:value-type="float" office:value="173298808" calcext:value-type="float">
            <text:p>173298808</text:p>
          </table:table-cell>
          <table:table-cell office:value-type="float" office:value="316285416" calcext:value-type="float">
            <text:p>316285416</text:p>
          </table:table-cell>
        </table:table-row>
        <table:table-row table:style-name="ro1">
          <table:table-cell office:value-type="float" office:value="234572136" calcext:value-type="float">
            <text:p>234572136</text:p>
          </table:table-cell>
          <table:table-cell office:value-type="float" office:value="180525016" calcext:value-type="float">
            <text:p>180525016</text:p>
          </table:table-cell>
          <table:table-cell office:value-type="float" office:value="173695080" calcext:value-type="float">
            <text:p>173695080</text:p>
          </table:table-cell>
          <table:table-cell office:value-type="float" office:value="179490232" calcext:value-type="float">
            <text:p>179490232</text:p>
          </table:table-cell>
          <table:table-cell office:value-type="float" office:value="318152040" calcext:value-type="float">
            <text:p>318152040</text:p>
          </table:table-cell>
        </table:table-row>
        <table:table-row table:style-name="ro1">
          <table:table-cell office:value-type="float" office:value="236635464" calcext:value-type="float">
            <text:p>236635464</text:p>
          </table:table-cell>
          <table:table-cell office:value-type="float" office:value="188074488" calcext:value-type="float">
            <text:p>188074488</text:p>
          </table:table-cell>
          <table:table-cell office:value-type="float" office:value="180916728" calcext:value-type="float">
            <text:p>180916728</text:p>
          </table:table-cell>
          <table:table-cell office:value-type="float" office:value="183617848" calcext:value-type="float">
            <text:p>183617848</text:p>
          </table:table-cell>
          <table:table-cell office:value-type="float" office:value="320608776" calcext:value-type="float">
            <text:p>320608776</text:p>
          </table:table-cell>
        </table:table-row>
        <table:table-row table:style-name="ro1">
          <table:table-cell office:value-type="float" office:value="239599320" calcext:value-type="float">
            <text:p>239599320</text:p>
          </table:table-cell>
          <table:table-cell office:value-type="float" office:value="188074488" calcext:value-type="float">
            <text:p>188074488</text:p>
          </table:table-cell>
          <table:table-cell office:value-type="float" office:value="180916728" calcext:value-type="float">
            <text:p>180916728</text:p>
          </table:table-cell>
          <table:table-cell office:value-type="float" office:value="190841176" calcext:value-type="float">
            <text:p>190841176</text:p>
          </table:table-cell>
          <table:table-cell office:value-type="float" office:value="323310360" calcext:value-type="float">
            <text:p>323310360</text:p>
          </table:table-cell>
        </table:table-row>
        <table:table-row table:style-name="ro1">
          <table:table-cell office:value-type="float" office:value="241793784" calcext:value-type="float">
            <text:p>241793784</text:p>
          </table:table-cell>
          <table:table-cell office:value-type="float" office:value="193560648" calcext:value-type="float">
            <text:p>193560648</text:p>
          </table:table-cell>
          <table:table-cell office:value-type="float" office:value="180916728" calcext:value-type="float">
            <text:p>180916728</text:p>
          </table:table-cell>
          <table:table-cell office:value-type="float" office:value="198064504" calcext:value-type="float">
            <text:p>198064504</text:p>
          </table:table-cell>
          <table:table-cell office:value-type="float" office:value="325373688" calcext:value-type="float">
            <text:p>325373688</text:p>
          </table:table-cell>
        </table:table-row>
        <table:table-row table:style-name="ro1">
          <table:table-cell office:value-type="float" office:value="243529272" calcext:value-type="float">
            <text:p>243529272</text:p>
          </table:table-cell>
          <table:table-cell office:value-type="float" office:value="196721208" calcext:value-type="float">
            <text:p>196721208</text:p>
          </table:table-cell>
          <table:table-cell office:value-type="float" office:value="180916728" calcext:value-type="float">
            <text:p>180916728</text:p>
          </table:table-cell>
          <table:table-cell office:value-type="float" office:value="202192120" calcext:value-type="float">
            <text:p>202192120</text:p>
          </table:table-cell>
          <table:table-cell office:value-type="float" office:value="117327080" calcext:value-type="float">
            <text:p>117327080</text:p>
          </table:table-cell>
        </table:table-row>
        <table:table-row table:style-name="ro1">
          <table:table-cell office:value-type="float" office:value="245920440" calcext:value-type="float">
            <text:p>245920440</text:p>
          </table:table-cell>
          <table:table-cell office:value-type="float" office:value="196721208" calcext:value-type="float">
            <text:p>196721208</text:p>
          </table:table-cell>
          <table:table-cell office:value-type="float" office:value="182538504" calcext:value-type="float">
            <text:p>182538504</text:p>
          </table:table-cell>
          <table:table-cell office:value-type="float" office:value="209415448" calcext:value-type="float">
            <text:p>209415448</text:p>
          </table:table-cell>
          <table:table-cell office:value-type="float" office:value="123771832" calcext:value-type="float">
            <text:p>123771832</text:p>
          </table:table-cell>
        </table:table-row>
        <table:table-row table:style-name="ro1">
          <table:table-cell office:value-type="float" office:value="248180472" calcext:value-type="float">
            <text:p>248180472</text:p>
          </table:table-cell>
          <table:table-cell office:value-type="float" office:value="196721208" calcext:value-type="float">
            <text:p>196721208</text:p>
          </table:table-cell>
          <table:table-cell office:value-type="float" office:value="188776648" calcext:value-type="float">
            <text:p>188776648</text:p>
          </table:table-cell>
          <table:table-cell office:value-type="float" office:value="214640520" calcext:value-type="float">
            <text:p>214640520</text:p>
          </table:table-cell>
          <table:table-cell office:value-type="float" office:value="129963256" calcext:value-type="float">
            <text:p>129963256</text:p>
          </table:table-cell>
        </table:table-row>
        <table:table-row table:style-name="ro1">
          <table:table-cell office:value-type="float" office:value="252110424" calcext:value-type="float">
            <text:p>252110424</text:p>
          </table:table-cell>
          <table:table-cell office:value-type="float" office:value="196721208" calcext:value-type="float">
            <text:p>196721208</text:p>
          </table:table-cell>
          <table:table-cell office:value-type="float" office:value="189170040" calcext:value-type="float">
            <text:p>189170040</text:p>
          </table:table-cell>
          <table:table-cell office:value-type="float" office:value="217556232" calcext:value-type="float">
            <text:p>217556232</text:p>
          </table:table-cell>
          <table:table-cell office:value-type="float" office:value="136154680" calcext:value-type="float">
            <text:p>136154680</text:p>
          </table:table-cell>
        </table:table-row>
        <table:table-row table:style-name="ro1">
          <table:table-cell office:value-type="float" office:value="255205416" calcext:value-type="float">
            <text:p>255205416</text:p>
          </table:table-cell>
          <table:table-cell office:value-type="float" office:value="200979000" calcext:value-type="float">
            <text:p>200979000</text:p>
          </table:table-cell>
          <table:table-cell office:value-type="float" office:value="197423352" calcext:value-type="float">
            <text:p>197423352</text:p>
          </table:table-cell>
          <table:table-cell office:value-type="float" office:value="222452280" calcext:value-type="float">
            <text:p>222452280</text:p>
          </table:table-cell>
          <table:table-cell office:value-type="float" office:value="141314200" calcext:value-type="float">
            <text:p>141314200</text:p>
          </table:table-cell>
        </table:table-row>
        <table:table-row table:style-name="ro1">
          <table:table-cell office:value-type="float" office:value="258300408" calcext:value-type="float">
            <text:p>258300408</text:p>
          </table:table-cell>
          <table:table-cell office:value-type="float" office:value="204581112" calcext:value-type="float">
            <text:p>204581112</text:p>
          </table:table-cell>
          <table:table-cell office:value-type="float" office:value="197423352" calcext:value-type="float">
            <text:p>197423352</text:p>
          </table:table-cell>
          <table:table-cell office:value-type="float" office:value="225547272" calcext:value-type="float">
            <text:p>225547272</text:p>
          </table:table-cell>
          <table:table-cell office:value-type="float" office:value="149569432" calcext:value-type="float">
            <text:p>149569432</text:p>
          </table:table-cell>
        </table:table-row>
        <table:table-row table:style-name="ro1">
          <table:table-cell office:value-type="float" office:value="260363736" calcext:value-type="float">
            <text:p>260363736</text:p>
          </table:table-cell>
          <table:table-cell office:value-type="float" office:value="124052936" calcext:value-type="float">
            <text:p>124052936</text:p>
          </table:table-cell>
          <table:table-cell office:value-type="float" office:value="197423352" calcext:value-type="float">
            <text:p>197423352</text:p>
          </table:table-cell>
          <table:table-cell office:value-type="float" office:value="227610600" calcext:value-type="float">
            <text:p>227610600</text:p>
          </table:table-cell>
          <table:table-cell office:value-type="float" office:value="154728952" calcext:value-type="float">
            <text:p>154728952</text:p>
          </table:table-cell>
        </table:table-row>
        <table:table-row table:style-name="ro1">
          <table:table-cell office:value-type="float" office:value="263458728" calcext:value-type="float">
            <text:p>263458728</text:p>
          </table:table-cell>
          <table:table-cell office:value-type="float" office:value="129417000" calcext:value-type="float">
            <text:p>129417000</text:p>
          </table:table-cell>
          <table:table-cell office:value-type="float" office:value="119724776" calcext:value-type="float">
            <text:p>119724776</text:p>
          </table:table-cell>
          <table:table-cell office:value-type="float" office:value="230705592" calcext:value-type="float">
            <text:p>230705592</text:p>
          </table:table-cell>
          <table:table-cell office:value-type="float" office:value="159888472" calcext:value-type="float">
            <text:p>159888472</text:p>
          </table:table-cell>
        </table:table-row>
        <table:table-row table:style-name="ro1">
          <table:table-cell office:value-type="float" office:value="266112168" calcext:value-type="float">
            <text:p>266112168</text:p>
          </table:table-cell>
          <table:table-cell office:value-type="float" office:value="131249000" calcext:value-type="float">
            <text:p>131249000</text:p>
          </table:table-cell>
          <table:table-cell office:value-type="float" office:value="125834248" calcext:value-type="float">
            <text:p>125834248</text:p>
          </table:table-cell>
          <table:table-cell office:value-type="float" office:value="233866152" calcext:value-type="float">
            <text:p>233866152</text:p>
          </table:table-cell>
          <table:table-cell office:value-type="float" office:value="165047992" calcext:value-type="float">
            <text:p>165047992</text:p>
          </table:table-cell>
        </table:table-row>
        <table:table-row table:style-name="ro1">
          <table:table-cell office:value-type="float" office:value="270238824" calcext:value-type="float">
            <text:p>270238824</text:p>
          </table:table-cell>
          <table:table-cell office:value-type="float" office:value="139248856" calcext:value-type="float">
            <text:p>139248856</text:p>
          </table:table-cell>
          <table:table-cell office:value-type="float" office:value="128929960" calcext:value-type="float">
            <text:p>128929960</text:p>
          </table:table-cell>
          <table:table-cell office:value-type="float" office:value="238303240" calcext:value-type="float">
            <text:p>238303240</text:p>
          </table:table-cell>
          <table:table-cell office:value-type="float" office:value="171239416" calcext:value-type="float">
            <text:p>171239416</text:p>
          </table:table-cell>
        </table:table-row>
        <table:table-row table:style-name="ro1">
          <table:table-cell office:value-type="float" office:value="276870360" calcext:value-type="float">
            <text:p>276870360</text:p>
          </table:table-cell>
          <table:table-cell office:value-type="float" office:value="147504088" calcext:value-type="float">
            <text:p>147504088</text:p>
          </table:table-cell>
          <table:table-cell office:value-type="float" office:value="137185192" calcext:value-type="float">
            <text:p>137185192</text:p>
          </table:table-cell>
          <table:table-cell office:value-type="float" office:value="244313928" calcext:value-type="float">
            <text:p>244313928</text:p>
          </table:table-cell>
          <table:table-cell office:value-type="float" office:value="179494648" calcext:value-type="float">
            <text:p>179494648</text:p>
          </table:table-cell>
        </table:table-row>
        <table:table-row table:style-name="ro1">
          <table:table-cell office:value-type="float" office:value="144136280" calcext:value-type="float">
            <text:p>144136280</text:p>
          </table:table-cell>
          <table:table-cell office:value-type="float" office:value="155759320" calcext:value-type="float">
            <text:p>155759320</text:p>
          </table:table-cell>
          <table:table-cell office:value-type="float" office:value="146472328" calcext:value-type="float">
            <text:p>146472328</text:p>
          </table:table-cell>
          <table:table-cell office:value-type="float" office:value="247474488" calcext:value-type="float">
            <text:p>247474488</text:p>
          </table:table-cell>
          <table:table-cell office:value-type="float" office:value="183622264" calcext:value-type="float">
            <text:p>183622264</text:p>
          </table:table-cell>
        </table:table-row>
        <table:table-row table:style-name="ro1">
          <table:table-cell office:value-type="float" office:value="149565304" calcext:value-type="float">
            <text:p>149565304</text:p>
          </table:table-cell>
          <table:table-cell office:value-type="float" office:value="164014552" calcext:value-type="float">
            <text:p>164014552</text:p>
          </table:table-cell>
          <table:table-cell office:value-type="float" office:value="148536136" calcext:value-type="float">
            <text:p>148536136</text:p>
          </table:table-cell>
          <table:table-cell office:value-type="float" office:value="250372776" calcext:value-type="float">
            <text:p>250372776</text:p>
          </table:table-cell>
          <table:table-cell office:value-type="float" office:value="189813688" calcext:value-type="float">
            <text:p>189813688</text:p>
          </table:table-cell>
        </table:table-row>
        <table:table-row table:style-name="ro1">
          <table:table-cell office:value-type="float" office:value="155756728" calcext:value-type="float">
            <text:p>155756728</text:p>
          </table:table-cell>
          <table:table-cell office:value-type="float" office:value="166078360" calcext:value-type="float">
            <text:p>166078360</text:p>
          </table:table-cell>
          <table:table-cell office:value-type="float" office:value="155759464" calcext:value-type="float">
            <text:p>155759464</text:p>
          </table:table-cell>
          <table:table-cell office:value-type="float" office:value="253467768" calcext:value-type="float">
            <text:p>253467768</text:p>
          </table:table-cell>
          <table:table-cell office:value-type="float" office:value="194973208" calcext:value-type="float">
            <text:p>194973208</text:p>
          </table:table-cell>
        </table:table-row>
        <table:table-row table:style-name="ro1">
          <table:table-cell office:value-type="float" office:value="162980056" calcext:value-type="float">
            <text:p>162980056</text:p>
          </table:table-cell>
          <table:table-cell office:value-type="float" office:value="172269784" calcext:value-type="float">
            <text:p>172269784</text:p>
          </table:table-cell>
          <table:table-cell office:value-type="float" office:value="161950888" calcext:value-type="float">
            <text:p>161950888</text:p>
          </table:table-cell>
          <table:table-cell office:value-type="float" office:value="126766744" calcext:value-type="float">
            <text:p>126766744</text:p>
          </table:table-cell>
          <table:table-cell office:value-type="float" office:value="199100824" calcext:value-type="float">
            <text:p>199100824</text:p>
          </table:table-cell>
        </table:table-row>
        <table:table-row table:style-name="ro1">
          <table:table-cell office:value-type="float" office:value="170203384" calcext:value-type="float">
            <text:p>170203384</text:p>
          </table:table-cell>
          <table:table-cell office:value-type="float" office:value="180525016" calcext:value-type="float">
            <text:p>180525016</text:p>
          </table:table-cell>
          <table:table-cell office:value-type="float" office:value="165046600" calcext:value-type="float">
            <text:p>165046600</text:p>
          </table:table-cell>
          <table:table-cell office:value-type="float" office:value="134089912" calcext:value-type="float">
            <text:p>134089912</text:p>
          </table:table-cell>
          <table:table-cell office:value-type="float" office:value="206324152" calcext:value-type="float">
            <text:p>206324152</text:p>
          </table:table-cell>
        </table:table-row>
        <table:table-row table:style-name="ro1">
          <table:table-cell office:value-type="float" office:value="174331000" calcext:value-type="float">
            <text:p>174331000</text:p>
          </table:table-cell>
          <table:table-cell office:value-type="float" office:value="180525016" calcext:value-type="float">
            <text:p>180525016</text:p>
          </table:table-cell>
          <table:table-cell office:value-type="float" office:value="172269928" calcext:value-type="float">
            <text:p>172269928</text:p>
          </table:table-cell>
          <table:table-cell office:value-type="float" office:value="142345144" calcext:value-type="float">
            <text:p>142345144</text:p>
          </table:table-cell>
          <table:table-cell office:value-type="float" office:value="213547480" calcext:value-type="float">
            <text:p>213547480</text:p>
          </table:table-cell>
        </table:table-row>
        <table:table-row table:style-name="ro1">
          <table:table-cell office:value-type="float" office:value="178458584" calcext:value-type="float">
            <text:p>178458584</text:p>
          </table:table-cell>
          <table:table-cell office:value-type="float" office:value="180525016" calcext:value-type="float">
            <text:p>180525016</text:p>
          </table:table-cell>
          <table:table-cell office:value-type="float" office:value="173826120" calcext:value-type="float">
            <text:p>173826120</text:p>
          </table:table-cell>
          <table:table-cell office:value-type="float" office:value="146472760" calcext:value-type="float">
            <text:p>146472760</text:p>
          </table:table-cell>
          <table:table-cell office:value-type="float" office:value="215611288" calcext:value-type="float">
            <text:p>215611288</text:p>
          </table:table-cell>
        </table:table-row>
        <table:table-row table:style-name="ro1">
          <table:table-cell office:value-type="float" office:value="184650040" calcext:value-type="float">
            <text:p>184650040</text:p>
          </table:table-cell>
          <table:table-cell office:value-type="float" office:value="180525016" calcext:value-type="float">
            <text:p>180525016</text:p>
          </table:table-cell>
          <table:table-cell office:value-type="float" office:value="180916632" calcext:value-type="float">
            <text:p>180916632</text:p>
          </table:table-cell>
          <table:table-cell office:value-type="float" office:value="153696088" calcext:value-type="float">
            <text:p>153696088</text:p>
          </table:table-cell>
          <table:table-cell office:value-type="float" office:value="221802712" calcext:value-type="float">
            <text:p>221802712</text:p>
          </table:table-cell>
        </table:table-row>
        <table:table-row table:style-name="ro1">
          <table:table-cell office:value-type="float" office:value="189809560" calcext:value-type="float">
            <text:p>189809560</text:p>
          </table:table-cell>
          <table:table-cell office:value-type="float" office:value="182540184" calcext:value-type="float">
            <text:p>182540184</text:p>
          </table:table-cell>
          <table:table-cell office:value-type="float" office:value="180916632" calcext:value-type="float">
            <text:p>180916632</text:p>
          </table:table-cell>
          <table:table-cell office:value-type="float" office:value="159887512" calcext:value-type="float">
            <text:p>159887512</text:p>
          </table:table-cell>
          <table:table-cell office:value-type="float" office:value="231089848" calcext:value-type="float">
            <text:p>231089848</text:p>
          </table:table-cell>
        </table:table-row>
        <table:table-row table:style-name="ro1">
          <table:table-cell office:value-type="float" office:value="197032888" calcext:value-type="float">
            <text:p>197032888</text:p>
          </table:table-cell>
          <table:table-cell office:value-type="float" office:value="188074488" calcext:value-type="float">
            <text:p>188074488</text:p>
          </table:table-cell>
          <table:table-cell office:value-type="float" office:value="180916632" calcext:value-type="float">
            <text:p>180916632</text:p>
          </table:table-cell>
          <table:table-cell office:value-type="float" office:value="167110840" calcext:value-type="float">
            <text:p>167110840</text:p>
          </table:table-cell>
          <table:table-cell office:value-type="float" office:value="237281272" calcext:value-type="float">
            <text:p>237281272</text:p>
          </table:table-cell>
        </table:table-row>
        <table:table-row table:style-name="ro1">
          <table:table-cell office:value-type="float" office:value="202192408" calcext:value-type="float">
            <text:p>202192408</text:p>
          </table:table-cell>
          <table:table-cell office:value-type="float" office:value="188074488" calcext:value-type="float">
            <text:p>188074488</text:p>
          </table:table-cell>
          <table:table-cell office:value-type="float" office:value="180916632" calcext:value-type="float">
            <text:p>180916632</text:p>
          </table:table-cell>
          <table:table-cell office:value-type="float" office:value="174334168" calcext:value-type="float">
            <text:p>174334168</text:p>
          </table:table-cell>
          <table:table-cell office:value-type="float" office:value="244504600" calcext:value-type="float">
            <text:p>244504600</text:p>
          </table:table-cell>
        </table:table-row>
        <table:table-row table:style-name="ro1">
          <table:table-cell office:value-type="float" office:value="209415736" calcext:value-type="float">
            <text:p>209415736</text:p>
          </table:table-cell>
          <table:table-cell office:value-type="float" office:value="192725688" calcext:value-type="float">
            <text:p>192725688</text:p>
          </table:table-cell>
          <table:table-cell office:value-type="float" office:value="188776552" calcext:value-type="float">
            <text:p>188776552</text:p>
          </table:table-cell>
          <table:table-cell office:value-type="float" office:value="183621304" calcext:value-type="float">
            <text:p>183621304</text:p>
          </table:table-cell>
          <table:table-cell office:value-type="float" office:value="251727928" calcext:value-type="float">
            <text:p>251727928</text:p>
          </table:table-cell>
        </table:table-row>
        <table:table-row table:style-name="ro1">
          <table:table-cell office:value-type="float" office:value="216639064" calcext:value-type="float">
            <text:p>216639064</text:p>
          </table:table-cell>
          <table:table-cell office:value-type="float" office:value="196721208" calcext:value-type="float">
            <text:p>196721208</text:p>
          </table:table-cell>
          <table:table-cell office:value-type="float" office:value="189301080" calcext:value-type="float">
            <text:p>189301080</text:p>
          </table:table-cell>
          <table:table-cell office:value-type="float" office:value="191876536" calcext:value-type="float">
            <text:p>191876536</text:p>
          </table:table-cell>
          <table:table-cell office:value-type="float" office:value="259983160" calcext:value-type="float">
            <text:p>259983160</text:p>
          </table:table-cell>
        </table:table-row>
        <table:table-row table:style-name="ro1">
          <table:table-cell office:value-type="float" office:value="222830488" calcext:value-type="float">
            <text:p>222830488</text:p>
          </table:table-cell>
          <table:table-cell office:value-type="float" office:value="196721208" calcext:value-type="float">
            <text:p>196721208</text:p>
          </table:table-cell>
          <table:table-cell office:value-type="float" office:value="197423256" calcext:value-type="float">
            <text:p>197423256</text:p>
          </table:table-cell>
          <table:table-cell office:value-type="float" office:value="201163672" calcext:value-type="float">
            <text:p>201163672</text:p>
          </table:table-cell>
          <table:table-cell office:value-type="float" office:value="265142680" calcext:value-type="float">
            <text:p>265142680</text:p>
          </table:table-cell>
        </table:table-row>
        <table:table-row table:style-name="ro1">
          <table:table-cell office:value-type="float" office:value="229021912" calcext:value-type="float">
            <text:p>229021912</text:p>
          </table:table-cell>
          <table:table-cell office:value-type="float" office:value="196721208" calcext:value-type="float">
            <text:p>196721208</text:p>
          </table:table-cell>
          <table:table-cell office:value-type="float" office:value="197423256" calcext:value-type="float">
            <text:p>197423256</text:p>
          </table:table-cell>
          <table:table-cell office:value-type="float" office:value="205750008" calcext:value-type="float">
            <text:p>205750008</text:p>
          </table:table-cell>
          <table:table-cell office:value-type="float" office:value="272366008" calcext:value-type="float">
            <text:p>272366008</text:p>
          </table:table-cell>
        </table:table-row>
        <table:table-row table:style-name="ro1">
          <table:table-cell office:value-type="float" office:value="234378120" calcext:value-type="float">
            <text:p>234378120</text:p>
          </table:table-cell>
          <table:table-cell office:value-type="float" office:value="196721208" calcext:value-type="float">
            <text:p>196721208</text:p>
          </table:table-cell>
          <table:table-cell office:value-type="float" office:value="197423256" calcext:value-type="float">
            <text:p>197423256</text:p>
          </table:table-cell>
          <table:table-cell office:value-type="float" office:value="208517160" calcext:value-type="float">
            <text:p>208517160</text:p>
          </table:table-cell>
          <table:table-cell office:value-type="float" office:value="278557432" calcext:value-type="float">
            <text:p>278557432</text:p>
          </table:table-cell>
        </table:table-row>
        <table:table-row table:style-name="ro1">
          <table:table-cell office:value-type="float" office:value="237473112" calcext:value-type="float">
            <text:p>237473112</text:p>
          </table:table-cell>
          <table:table-cell office:value-type="float" office:value="201617256" calcext:value-type="float">
            <text:p>201617256</text:p>
          </table:table-cell>
          <table:table-cell office:value-type="float" office:value="119343656" calcext:value-type="float">
            <text:p>119343656</text:p>
          </table:table-cell>
          <table:table-cell office:value-type="float" office:value="211612152" calcext:value-type="float">
            <text:p>211612152</text:p>
          </table:table-cell>
          <table:table-cell office:value-type="float" office:value="281653144" calcext:value-type="float">
            <text:p>281653144</text:p>
          </table:table-cell>
        </table:table-row>
        <table:table-row table:style-name="ro1">
          <table:table-cell office:value-type="float" office:value="240126552" calcext:value-type="float">
            <text:p>240126552</text:p>
          </table:table-cell>
          <table:table-cell office:value-type="float" office:value="204581112" calcext:value-type="float">
            <text:p>204581112</text:p>
          </table:table-cell>
          <table:table-cell office:value-type="float" office:value="125834248" calcext:value-type="float">
            <text:p>125834248</text:p>
          </table:table-cell>
          <table:table-cell office:value-type="float" office:value="214707144" calcext:value-type="float">
            <text:p>214707144</text:p>
          </table:table-cell>
          <table:table-cell office:value-type="float" office:value="284110344" calcext:value-type="float">
            <text:p>284110344</text:p>
          </table:table-cell>
        </table:table-row>
        <table:table-row table:style-name="ro1">
          <table:table-cell office:value-type="float" office:value="243466408" calcext:value-type="float">
            <text:p>243466408</text:p>
          </table:table-cell>
          <table:table-cell office:value-type="float" office:value="124052936" calcext:value-type="float">
            <text:p>124052936</text:p>
          </table:table-cell>
          <table:table-cell office:value-type="float" office:value="125834248" calcext:value-type="float">
            <text:p>125834248</text:p>
          </table:table-cell>
          <table:table-cell office:value-type="float" office:value="216394488" calcext:value-type="float">
            <text:p>216394488</text:p>
          </table:table-cell>
          <table:table-cell office:value-type="float" office:value="286501512" calcext:value-type="float">
            <text:p>286501512</text:p>
          </table:table-cell>
        </table:table-row>
        <table:table-row table:style-name="ro1">
          <table:table-cell office:value-type="float" office:value="246758088" calcext:value-type="float">
            <text:p>246758088</text:p>
          </table:table-cell>
          <table:table-cell office:value-type="float" office:value="131249000" calcext:value-type="float">
            <text:p>131249000</text:p>
          </table:table-cell>
          <table:table-cell office:value-type="float" office:value="132025672" calcext:value-type="float">
            <text:p>132025672</text:p>
          </table:table-cell>
          <table:table-cell office:value-type="float" office:value="218964936" calcext:value-type="float">
            <text:p>218964936</text:p>
          </table:table-cell>
          <table:table-cell office:value-type="float" office:value="289906936" calcext:value-type="float">
            <text:p>289906936</text:p>
          </table:table-cell>
        </table:table-row>
        <table:table-row table:style-name="ro1">
          <table:table-cell office:value-type="float" office:value="249411528" calcext:value-type="float">
            <text:p>249411528</text:p>
          </table:table-cell>
          <table:table-cell office:value-type="float" office:value="132025528" calcext:value-type="float">
            <text:p>132025528</text:p>
          </table:table-cell>
          <table:table-cell office:value-type="float" office:value="132025672" calcext:value-type="float">
            <text:p>132025672</text:p>
          </table:table-cell>
          <table:table-cell office:value-type="float" office:value="221683944" calcext:value-type="float">
            <text:p>221683944</text:p>
          </table:table-cell>
          <table:table-cell office:value-type="float" office:value="293001928" calcext:value-type="float">
            <text:p>293001928</text:p>
          </table:table-cell>
        </table:table-row>
        <table:table-row table:style-name="ro1">
          <table:table-cell office:value-type="float" office:value="252506520" calcext:value-type="float">
            <text:p>252506520</text:p>
          </table:table-cell>
          <table:table-cell office:value-type="float" office:value="142344568" calcext:value-type="float">
            <text:p>142344568</text:p>
          </table:table-cell>
          <table:table-cell office:value-type="float" office:value="140280904" calcext:value-type="float">
            <text:p>140280904</text:p>
          </table:table-cell>
          <table:table-cell office:value-type="float" office:value="226711128" calcext:value-type="float">
            <text:p>226711128</text:p>
          </table:table-cell>
          <table:table-cell office:value-type="float" office:value="296228040" calcext:value-type="float">
            <text:p>296228040</text:p>
          </table:table-cell>
        </table:table-row>
        <table:table-row table:style-name="ro1">
          <table:table-cell office:value-type="float" office:value="255846376" calcext:value-type="float">
            <text:p>255846376</text:p>
          </table:table-cell>
          <table:table-cell office:value-type="float" office:value="147504088" calcext:value-type="float">
            <text:p>147504088</text:p>
          </table:table-cell>
          <table:table-cell office:value-type="float" office:value="148536136" calcext:value-type="float">
            <text:p>148536136</text:p>
          </table:table-cell>
          <table:table-cell office:value-type="float" office:value="231869448" calcext:value-type="float">
            <text:p>231869448</text:p>
          </table:table-cell>
          <table:table-cell office:value-type="float" office:value="299978712" calcext:value-type="float">
            <text:p>299978712</text:p>
          </table:table-cell>
        </table:table-row>
        <table:table-row table:style-name="ro1">
          <table:table-cell office:value-type="float" office:value="259597032" calcext:value-type="float">
            <text:p>259597032</text:p>
          </table:table-cell>
          <table:table-cell office:value-type="float" office:value="153695512" calcext:value-type="float">
            <text:p>153695512</text:p>
          </table:table-cell>
          <table:table-cell office:value-type="float" office:value="151631848" calcext:value-type="float">
            <text:p>151631848</text:p>
          </table:table-cell>
          <table:table-cell office:value-type="float" office:value="237027768" calcext:value-type="float">
            <text:p>237027768</text:p>
          </table:table-cell>
          <table:table-cell office:value-type="float" office:value="303318568" calcext:value-type="float">
            <text:p>303318568</text:p>
          </table:table-cell>
        </table:table-row>
        <table:table-row table:style-name="ro1">
          <table:table-cell office:value-type="float" office:value="263526984" calcext:value-type="float">
            <text:p>263526984</text:p>
          </table:table-cell>
          <table:table-cell office:value-type="float" office:value="162982648" calcext:value-type="float">
            <text:p>162982648</text:p>
          </table:table-cell>
          <table:table-cell office:value-type="float" office:value="158855176" calcext:value-type="float">
            <text:p>158855176</text:p>
          </table:table-cell>
          <table:table-cell office:value-type="float" office:value="240122760" calcext:value-type="float">
            <text:p>240122760</text:p>
          </table:table-cell>
          <table:table-cell office:value-type="float" office:value="306741384" calcext:value-type="float">
            <text:p>306741384</text:p>
          </table:table-cell>
        </table:table-row>
        <table:table-row table:style-name="ro1">
          <table:table-cell office:value-type="float" office:value="266556408" calcext:value-type="float">
            <text:p>266556408</text:p>
          </table:table-cell>
          <table:table-cell office:value-type="float" office:value="164014552" calcext:value-type="float">
            <text:p>164014552</text:p>
          </table:table-cell>
          <table:table-cell office:value-type="float" office:value="165046600" calcext:value-type="float">
            <text:p>165046600</text:p>
          </table:table-cell>
          <table:table-cell office:value-type="float" office:value="117727208" calcext:value-type="float">
            <text:p>117727208</text:p>
          </table:table-cell>
          <table:table-cell office:value-type="float" office:value="308476888" calcext:value-type="float">
            <text:p>308476888</text:p>
          </table:table-cell>
        </table:table-row>
        <table:table-row table:style-name="ro1">
          <table:table-cell office:value-type="float" office:value="270044808" calcext:value-type="float">
            <text:p>270044808</text:p>
          </table:table-cell>
          <table:table-cell office:value-type="float" office:value="170205976" calcext:value-type="float">
            <text:p>170205976</text:p>
          </table:table-cell>
          <table:table-cell office:value-type="float" office:value="165046600" calcext:value-type="float">
            <text:p>165046600</text:p>
          </table:table-cell>
          <table:table-cell office:value-type="float" office:value="120676072" calcext:value-type="float">
            <text:p>120676072</text:p>
          </table:table-cell>
          <table:table-cell office:value-type="float" office:value="310671336" calcext:value-type="float">
            <text:p>310671336</text:p>
          </table:table-cell>
        </table:table-row>
        <table:table-row table:style-name="ro1">
          <table:table-cell office:value-type="float" office:value="272108136" calcext:value-type="float">
            <text:p>272108136</text:p>
          </table:table-cell>
          <table:table-cell office:value-type="float" office:value="180525016" calcext:value-type="float">
            <text:p>180525016</text:p>
          </table:table-cell>
          <table:table-cell office:value-type="float" office:value="172269928" calcext:value-type="float">
            <text:p>172269928</text:p>
          </table:table-cell>
          <table:table-cell office:value-type="float" office:value="129963208" calcext:value-type="float">
            <text:p>129963208</text:p>
          </table:table-cell>
          <table:table-cell office:value-type="float" office:value="312800232" calcext:value-type="float">
            <text:p>312800232</text:p>
          </table:table-cell>
        </table:table-row>
        <table:table-row table:style-name="ro1">
          <table:table-cell office:value-type="float" office:value="275203128" calcext:value-type="float">
            <text:p>275203128</text:p>
          </table:table-cell>
          <table:table-cell office:value-type="float" office:value="180525016" calcext:value-type="float">
            <text:p>180525016</text:p>
          </table:table-cell>
          <table:table-cell office:value-type="float" office:value="179115576" calcext:value-type="float">
            <text:p>179115576</text:p>
          </table:table-cell>
          <table:table-cell office:value-type="float" office:value="139250344" calcext:value-type="float">
            <text:p>139250344</text:p>
          </table:table-cell>
          <table:table-cell office:value-type="float" office:value="316795752" calcext:value-type="float">
            <text:p>316795752</text:p>
          </table:table-cell>
        </table:table-row>
        <table:table-row table:style-name="ro1">
          <table:table-cell office:value-type="float" office:value="278739672" calcext:value-type="float">
            <text:p>278739672</text:p>
          </table:table-cell>
          <table:table-cell office:value-type="float" office:value="180525016" calcext:value-type="float">
            <text:p>180525016</text:p>
          </table:table-cell>
          <table:table-cell office:value-type="float" office:value="180916632" calcext:value-type="float">
            <text:p>180916632</text:p>
          </table:table-cell>
          <table:table-cell office:value-type="float" office:value="144409864" calcext:value-type="float">
            <text:p>144409864</text:p>
          </table:table-cell>
          <table:table-cell office:value-type="float" office:value="320284152" calcext:value-type="float">
            <text:p>320284152</text:p>
          </table:table-cell>
        </table:table-row>
        <table:table-row table:style-name="ro1">
          <table:table-cell office:value-type="float" office:value="147337000" calcext:value-type="float">
            <text:p>147337000</text:p>
          </table:table-cell>
          <table:table-cell office:value-type="float" office:value="180525016" calcext:value-type="float">
            <text:p>180525016</text:p>
          </table:table-cell>
          <table:table-cell office:value-type="float" office:value="180916632" calcext:value-type="float">
            <text:p>180916632</text:p>
          </table:table-cell>
          <table:table-cell office:value-type="float" office:value="152665096" calcext:value-type="float">
            <text:p>152665096</text:p>
          </table:table-cell>
          <table:table-cell office:value-type="float" office:value="323182440" calcext:value-type="float">
            <text:p>323182440</text:p>
          </table:table-cell>
        </table:table-row>
        <table:table-row table:style-name="ro1">
          <table:table-cell office:value-type="float" office:value="155753896" calcext:value-type="float">
            <text:p>155753896</text:p>
          </table:table-cell>
          <table:table-cell office:value-type="float" office:value="188074488" calcext:value-type="float">
            <text:p>188074488</text:p>
          </table:table-cell>
          <table:table-cell office:value-type="float" office:value="180916632" calcext:value-type="float">
            <text:p>180916632</text:p>
          </table:table-cell>
          <table:table-cell office:value-type="float" office:value="161952232" calcext:value-type="float">
            <text:p>161952232</text:p>
          </table:table-cell>
          <table:table-cell office:value-type="float" office:value="327046840" calcext:value-type="float">
            <text:p>327046840</text:p>
          </table:table-cell>
        </table:table-row>
        <table:table-row table:style-name="ro1">
          <table:table-cell office:value-type="float" office:value="161945320" calcext:value-type="float">
            <text:p>161945320</text:p>
          </table:table-cell>
          <table:table-cell office:value-type="float" office:value="188074488" calcext:value-type="float">
            <text:p>188074488</text:p>
          </table:table-cell>
          <table:table-cell office:value-type="float" office:value="180916632" calcext:value-type="float">
            <text:p>180916632</text:p>
          </table:table-cell>
          <table:table-cell office:value-type="float" office:value="166079848" calcext:value-type="float">
            <text:p>166079848</text:p>
          </table:table-cell>
          <table:table-cell office:value-type="float" office:value="140937448" calcext:value-type="float">
            <text:p>140937448</text:p>
          </table:table-cell>
        </table:table-row>
        <table:table-row table:style-name="ro1">
          <table:table-cell office:value-type="float" office:value="166072936" calcext:value-type="float">
            <text:p>166072936</text:p>
          </table:table-cell>
          <table:table-cell office:value-type="float" office:value="194854584" calcext:value-type="float">
            <text:p>194854584</text:p>
          </table:table-cell>
          <table:table-cell office:value-type="float" office:value="188776552" calcext:value-type="float">
            <text:p>188776552</text:p>
          </table:table-cell>
          <table:table-cell office:value-type="float" office:value="174335080" calcext:value-type="float">
            <text:p>174335080</text:p>
          </table:table-cell>
          <table:table-cell office:value-type="float" office:value="147502456" calcext:value-type="float">
            <text:p>147502456</text:p>
          </table:table-cell>
        </table:table-row>
        <table:table-row table:style-name="ro1">
          <table:table-cell office:value-type="float" office:value="171232456" calcext:value-type="float">
            <text:p>171232456</text:p>
          </table:table-cell>
          <table:table-cell office:value-type="float" office:value="196721208" calcext:value-type="float">
            <text:p>196721208</text:p>
          </table:table-cell>
          <table:table-cell office:value-type="float" office:value="188776552" calcext:value-type="float">
            <text:p>188776552</text:p>
          </table:table-cell>
          <table:table-cell office:value-type="float" office:value="179494568" calcext:value-type="float">
            <text:p>179494568</text:p>
          </table:table-cell>
          <table:table-cell office:value-type="float" office:value="151630072" calcext:value-type="float">
            <text:p>151630072</text:p>
          </table:table-cell>
        </table:table-row>
        <table:table-row table:style-name="ro1">
          <table:table-cell office:value-type="float" office:value="176391976" calcext:value-type="float">
            <text:p>176391976</text:p>
          </table:table-cell>
          <table:table-cell office:value-type="float" office:value="196721208" calcext:value-type="float">
            <text:p>196721208</text:p>
          </table:table-cell>
          <table:table-cell office:value-type="float" office:value="188776552" calcext:value-type="float">
            <text:p>188776552</text:p>
          </table:table-cell>
          <table:table-cell office:value-type="float" office:value="186717928" calcext:value-type="float">
            <text:p>186717928</text:p>
          </table:table-cell>
          <table:table-cell office:value-type="float" office:value="158853400" calcext:value-type="float">
            <text:p>158853400</text:p>
          </table:table-cell>
        </table:table-row>
        <table:table-row table:style-name="ro1">
          <table:table-cell office:value-type="float" office:value="187742920" calcext:value-type="float">
            <text:p>187742920</text:p>
          </table:table-cell>
          <table:table-cell office:value-type="float" office:value="196721208" calcext:value-type="float">
            <text:p>196721208</text:p>
          </table:table-cell>
          <table:table-cell office:value-type="float" office:value="197423256" calcext:value-type="float">
            <text:p>197423256</text:p>
          </table:table-cell>
          <table:table-cell office:value-type="float" office:value="198068872" calcext:value-type="float">
            <text:p>198068872</text:p>
          </table:table-cell>
          <table:table-cell office:value-type="float" office:value="171236248" calcext:value-type="float">
            <text:p>171236248</text:p>
          </table:table-cell>
        </table:table-row>
        <table:table-row table:style-name="ro1">
          <table:table-cell office:value-type="float" office:value="203221480" calcext:value-type="float">
            <text:p>203221480</text:p>
          </table:table-cell>
          <table:table-cell office:value-type="float" office:value="204521288" calcext:value-type="float">
            <text:p>204521288</text:p>
          </table:table-cell>
          <table:table-cell office:value-type="float" office:value="125834248" calcext:value-type="float">
            <text:p>125834248</text:p>
          </table:table-cell>
          <table:table-cell office:value-type="float" office:value="203883096" calcext:value-type="float">
            <text:p>203883096</text:p>
          </table:table-cell>
          <table:table-cell office:value-type="float" office:value="184651000" calcext:value-type="float">
            <text:p>184651000</text:p>
          </table:table-cell>
        </table:table-row>
        <table:table-row table:style-name="ro1">
          <table:table-cell office:value-type="float" office:value="209412904" calcext:value-type="float">
            <text:p>209412904</text:p>
          </table:table-cell>
          <table:table-cell office:value-type="float" office:value="125084872" calcext:value-type="float">
            <text:p>125084872</text:p>
          </table:table-cell>
          <table:table-cell office:value-type="float" office:value="125834248" calcext:value-type="float">
            <text:p>125834248</text:p>
          </table:table-cell>
          <table:table-cell office:value-type="float" office:value="206978088" calcext:value-type="float">
            <text:p>206978088</text:p>
          </table:table-cell>
          <table:table-cell office:value-type="float" office:value="190842424" calcext:value-type="float">
            <text:p>190842424</text:p>
          </table:table-cell>
        </table:table-row>
        <table:table-row table:style-name="ro1">
          <table:table-cell office:value-type="float" office:value="214572424" calcext:value-type="float">
            <text:p>214572424</text:p>
          </table:table-cell>
          <table:table-cell office:value-type="float" office:value="130856888" calcext:value-type="float">
            <text:p>130856888</text:p>
          </table:table-cell>
          <table:table-cell office:value-type="float" office:value="125834248" calcext:value-type="float">
            <text:p>125834248</text:p>
          </table:table-cell>
          <table:table-cell office:value-type="float" office:value="210073080" calcext:value-type="float">
            <text:p>210073080</text:p>
          </table:table-cell>
          <table:table-cell office:value-type="float" office:value="196001944" calcext:value-type="float">
            <text:p>196001944</text:p>
          </table:table-cell>
        </table:table-row>
        <table:table-row table:style-name="ro1">
          <table:table-cell office:value-type="float" office:value="222827656" calcext:value-type="float">
            <text:p>222827656</text:p>
          </table:table-cell>
          <table:table-cell office:value-type="float" office:value="130856888" calcext:value-type="float">
            <text:p>130856888</text:p>
          </table:table-cell>
          <table:table-cell office:value-type="float" office:value="132025672" calcext:value-type="float">
            <text:p>132025672</text:p>
          </table:table-cell>
          <table:table-cell office:value-type="float" office:value="213168072" calcext:value-type="float">
            <text:p>213168072</text:p>
          </table:table-cell>
          <table:table-cell office:value-type="float" office:value="203225272" calcext:value-type="float">
            <text:p>203225272</text:p>
          </table:table-cell>
        </table:table-row>
        <table:table-row table:style-name="ro1">
          <table:table-cell office:value-type="float" office:value="229019080" calcext:value-type="float">
            <text:p>229019080</text:p>
          </table:table-cell>
          <table:table-cell office:value-type="float" office:value="139248856" calcext:value-type="float">
            <text:p>139248856</text:p>
          </table:table-cell>
          <table:table-cell office:value-type="float" office:value="132025672" calcext:value-type="float">
            <text:p>132025672</text:p>
          </table:table-cell>
          <table:table-cell office:value-type="float" office:value="216901320" calcext:value-type="float">
            <text:p>216901320</text:p>
          </table:table-cell>
          <table:table-cell office:value-type="float" office:value="210448600" calcext:value-type="float">
            <text:p>210448600</text:p>
          </table:table-cell>
        </table:table-row>
        <table:table-row table:style-name="ro1">
          <table:table-cell office:value-type="float" office:value="232901592" calcext:value-type="float">
            <text:p>232901592</text:p>
          </table:table-cell>
          <table:table-cell office:value-type="float" office:value="147504088" calcext:value-type="float">
            <text:p>147504088</text:p>
          </table:table-cell>
          <table:table-cell office:value-type="float" office:value="138217096" calcext:value-type="float">
            <text:p>138217096</text:p>
          </table:table-cell>
          <table:table-cell office:value-type="float" office:value="219734024" calcext:value-type="float">
            <text:p>219734024</text:p>
          </table:table-cell>
          <table:table-cell office:value-type="float" office:value="213544312" calcext:value-type="float">
            <text:p>213544312</text:p>
          </table:table-cell>
        </table:table-row>
        <table:table-row table:style-name="ro1">
          <table:table-cell office:value-type="float" office:value="235603176" calcext:value-type="float">
            <text:p>235603176</text:p>
          </table:table-cell>
          <table:table-cell office:value-type="float" office:value="147504088" calcext:value-type="float">
            <text:p>147504088</text:p>
          </table:table-cell>
          <table:table-cell office:value-type="float" office:value="148536136" calcext:value-type="float">
            <text:p>148536136</text:p>
          </table:table-cell>
          <table:table-cell office:value-type="float" office:value="222584184" calcext:value-type="float">
            <text:p>222584184</text:p>
          </table:table-cell>
          <table:table-cell office:value-type="float" office:value="218703832" calcext:value-type="float">
            <text:p>218703832</text:p>
          </table:table-cell>
        </table:table-row>
        <table:table-row table:style-name="ro1">
          <table:table-cell office:value-type="float" office:value="237863208" calcext:value-type="float">
            <text:p>237863208</text:p>
          </table:table-cell>
          <table:table-cell office:value-type="float" office:value="154727416" calcext:value-type="float">
            <text:p>154727416</text:p>
          </table:table-cell>
          <table:table-cell office:value-type="float" office:value="148536136" calcext:value-type="float">
            <text:p>148536136</text:p>
          </table:table-cell>
          <table:table-cell office:value-type="float" office:value="225613608" calcext:value-type="float">
            <text:p>225613608</text:p>
          </table:table-cell>
          <table:table-cell office:value-type="float" office:value="221799544" calcext:value-type="float">
            <text:p>221799544</text:p>
          </table:table-cell>
        </table:table-row>
        <table:table-row table:style-name="ro1">
          <table:table-cell office:value-type="float" office:value="240761496" calcext:value-type="float">
            <text:p>240761496</text:p>
          </table:table-cell>
          <table:table-cell office:value-type="float" office:value="162982648" calcext:value-type="float">
            <text:p>162982648</text:p>
          </table:table-cell>
          <table:table-cell office:value-type="float" office:value="155759464" calcext:value-type="float">
            <text:p>155759464</text:p>
          </table:table-cell>
          <table:table-cell office:value-type="float" office:value="229674696" calcext:value-type="float">
            <text:p>229674696</text:p>
          </table:table-cell>
          <table:table-cell office:value-type="float" office:value="226959064" calcext:value-type="float">
            <text:p>226959064</text:p>
          </table:table-cell>
        </table:table-row>
        <table:table-row table:style-name="ro1">
          <table:table-cell office:value-type="float" office:value="243021528" calcext:value-type="float">
            <text:p>243021528</text:p>
          </table:table-cell>
          <table:table-cell office:value-type="float" office:value="164014552" calcext:value-type="float">
            <text:p>164014552</text:p>
          </table:table-cell>
          <table:table-cell office:value-type="float" office:value="165046600" calcext:value-type="float">
            <text:p>165046600</text:p>
          </table:table-cell>
          <table:table-cell office:value-type="float" office:value="234374040" calcext:value-type="float">
            <text:p>234374040</text:p>
          </table:table-cell>
          <table:table-cell office:value-type="float" office:value="233150488" calcext:value-type="float">
            <text:p>233150488</text:p>
          </table:table-cell>
        </table:table-row>
        <table:table-row table:style-name="ro1">
          <table:table-cell office:value-type="float" office:value="245919816" calcext:value-type="float">
            <text:p>245919816</text:p>
          </table:table-cell>
          <table:table-cell office:value-type="float" office:value="172269784" calcext:value-type="float">
            <text:p>172269784</text:p>
          </table:table-cell>
          <table:table-cell office:value-type="float" office:value="172269928" calcext:value-type="float">
            <text:p>172269928</text:p>
          </table:table-cell>
          <table:table-cell office:value-type="float" office:value="237534600" calcext:value-type="float">
            <text:p>237534600</text:p>
          </table:table-cell>
          <table:table-cell office:value-type="float" office:value="240373816" calcext:value-type="float">
            <text:p>240373816</text:p>
          </table:table-cell>
        </table:table-row>
        <table:table-row table:style-name="ro1">
          <table:table-cell office:value-type="float" office:value="249849768" calcext:value-type="float">
            <text:p>249849768</text:p>
          </table:table-cell>
          <table:table-cell office:value-type="float" office:value="180525016" calcext:value-type="float">
            <text:p>180525016</text:p>
          </table:table-cell>
          <table:table-cell office:value-type="float" office:value="178459912" calcext:value-type="float">
            <text:p>178459912</text:p>
          </table:table-cell>
          <table:table-cell office:value-type="float" office:value="239794632" calcext:value-type="float">
            <text:p>239794632</text:p>
          </table:table-cell>
          <table:table-cell office:value-type="float" office:value="245533336" calcext:value-type="float">
            <text:p>245533336</text:p>
          </table:table-cell>
        </table:table-row>
        <table:table-row table:style-name="ro1">
          <table:table-cell office:value-type="float" office:value="252306504" calcext:value-type="float">
            <text:p>252306504</text:p>
          </table:table-cell>
          <table:table-cell office:value-type="float" office:value="180525016" calcext:value-type="float">
            <text:p>180525016</text:p>
          </table:table-cell>
          <table:table-cell office:value-type="float" office:value="180916632" calcext:value-type="float">
            <text:p>180916632</text:p>
          </table:table-cell>
          <table:table-cell office:value-type="float" office:value="242658488" calcext:value-type="float">
            <text:p>242658488</text:p>
          </table:table-cell>
          <table:table-cell office:value-type="float" office:value="252756664" calcext:value-type="float">
            <text:p>252756664</text:p>
          </table:table-cell>
        </table:table-row>
        <table:table-row table:style-name="ro1">
          <table:table-cell office:value-type="float" office:value="254173128" calcext:value-type="float">
            <text:p>254173128</text:p>
          </table:table-cell>
          <table:table-cell office:value-type="float" office:value="180525016" calcext:value-type="float">
            <text:p>180525016</text:p>
          </table:table-cell>
          <table:table-cell office:value-type="float" office:value="180916632" calcext:value-type="float">
            <text:p>180916632</text:p>
          </table:table-cell>
          <table:table-cell office:value-type="float" office:value="144042648" calcext:value-type="float">
            <text:p>144042648</text:p>
          </table:table-cell>
          <table:table-cell office:value-type="float" office:value="259979992" calcext:value-type="float">
            <text:p>259979992</text:p>
          </table:table-cell>
        </table:table-row>
        <table:table-row table:style-name="ro1">
          <table:table-cell office:value-type="float" office:value="256433160" calcext:value-type="float">
            <text:p>256433160</text:p>
          </table:table-cell>
          <table:table-cell office:value-type="float" office:value="185176200" calcext:value-type="float">
            <text:p>185176200</text:p>
          </table:table-cell>
          <table:table-cell office:value-type="float" office:value="180916632" calcext:value-type="float">
            <text:p>180916632</text:p>
          </table:table-cell>
          <table:table-cell office:value-type="float" office:value="153690760" calcext:value-type="float">
            <text:p>153690760</text:p>
          </table:table-cell>
          <table:table-cell office:value-type="float" office:value="264107608" calcext:value-type="float">
            <text:p>264107608</text:p>
          </table:table-cell>
        </table:table-row>
        <table:table-row table:style-name="ro1">
          <table:table-cell office:value-type="float" office:value="260297544" calcext:value-type="float">
            <text:p>260297544</text:p>
          </table:table-cell>
          <table:table-cell office:value-type="float" office:value="188074488" calcext:value-type="float">
            <text:p>188074488</text:p>
          </table:table-cell>
          <table:table-cell office:value-type="float" office:value="180916632" calcext:value-type="float">
            <text:p>180916632</text:p>
          </table:table-cell>
          <table:table-cell office:value-type="float" office:value="160914088" calcext:value-type="float">
            <text:p>160914088</text:p>
          </table:table-cell>
          <table:table-cell office:value-type="float" office:value="268235224" calcext:value-type="float">
            <text:p>268235224</text:p>
          </table:table-cell>
        </table:table-row>
        <table:table-row table:style-name="ro1">
          <table:table-cell office:value-type="float" office:value="261394776" calcext:value-type="float">
            <text:p>261394776</text:p>
          </table:table-cell>
          <table:table-cell office:value-type="float" office:value="188074488" calcext:value-type="float">
            <text:p>188074488</text:p>
          </table:table-cell>
          <table:table-cell office:value-type="float" office:value="186206088" calcext:value-type="float">
            <text:p>186206088</text:p>
          </table:table-cell>
          <table:table-cell office:value-type="float" office:value="167105512" calcext:value-type="float">
            <text:p>167105512</text:p>
          </table:table-cell>
          <table:table-cell office:value-type="float" office:value="272362840" calcext:value-type="float">
            <text:p>272362840</text:p>
          </table:table-cell>
        </table:table-row>
        <table:table-row table:style-name="ro1">
          <table:table-cell office:value-type="float" office:value="265079880" calcext:value-type="float">
            <text:p>265079880</text:p>
          </table:table-cell>
          <table:table-cell office:value-type="float" office:value="196721208" calcext:value-type="float">
            <text:p>196721208</text:p>
          </table:table-cell>
          <table:table-cell office:value-type="float" office:value="188776552" calcext:value-type="float">
            <text:p>188776552</text:p>
          </table:table-cell>
          <table:table-cell office:value-type="float" office:value="174328840" calcext:value-type="float">
            <text:p>174328840</text:p>
          </table:table-cell>
          <table:table-cell office:value-type="float" office:value="278554264" calcext:value-type="float">
            <text:p>278554264</text:p>
          </table:table-cell>
        </table:table-row>
        <table:table-row table:style-name="ro1">
          <table:table-cell office:value-type="float" office:value="268174872" calcext:value-type="float">
            <text:p>268174872</text:p>
          </table:table-cell>
          <table:table-cell office:value-type="float" office:value="196721208" calcext:value-type="float">
            <text:p>196721208</text:p>
          </table:table-cell>
          <table:table-cell office:value-type="float" office:value="188776552" calcext:value-type="float">
            <text:p>188776552</text:p>
          </table:table-cell>
          <table:table-cell office:value-type="float" office:value="181552168" calcext:value-type="float">
            <text:p>181552168</text:p>
          </table:table-cell>
          <table:table-cell office:value-type="float" office:value="282681880" calcext:value-type="float">
            <text:p>282681880</text:p>
          </table:table-cell>
        </table:table-row>
        <table:table-row table:style-name="ro1">
          <table:table-cell office:value-type="float" office:value="271711416" calcext:value-type="float">
            <text:p>271711416</text:p>
          </table:table-cell>
          <table:table-cell office:value-type="float" office:value="196721208" calcext:value-type="float">
            <text:p>196721208</text:p>
          </table:table-cell>
          <table:table-cell office:value-type="float" office:value="197292120" calcext:value-type="float">
            <text:p>197292120</text:p>
          </table:table-cell>
          <table:table-cell office:value-type="float" office:value="186711688" calcext:value-type="float">
            <text:p>186711688</text:p>
          </table:table-cell>
          <table:table-cell office:value-type="float" office:value="288873304" calcext:value-type="float">
            <text:p>288873304</text:p>
          </table:table-cell>
        </table:table-row>
        <table:table-row table:style-name="ro1">
          <table:table-cell office:value-type="float" office:value="274806408" calcext:value-type="float">
            <text:p>274806408</text:p>
          </table:table-cell>
          <table:table-cell office:value-type="float" office:value="196721208" calcext:value-type="float">
            <text:p>196721208</text:p>
          </table:table-cell>
          <table:table-cell office:value-type="float" office:value="197423256" calcext:value-type="float">
            <text:p>197423256</text:p>
          </table:table-cell>
          <table:table-cell office:value-type="float" office:value="192903112" calcext:value-type="float">
            <text:p>192903112</text:p>
          </table:table-cell>
          <table:table-cell office:value-type="float" office:value="294032824" calcext:value-type="float">
            <text:p>294032824</text:p>
          </table:table-cell>
        </table:table-row>
        <table:table-row table:style-name="ro1">
          <table:table-cell office:value-type="float" office:value="138751576" calcext:value-type="float">
            <text:p>138751576</text:p>
          </table:table-cell>
          <table:table-cell office:value-type="float" office:value="197031608" calcext:value-type="float">
            <text:p>197031608</text:p>
          </table:table-cell>
          <table:table-cell office:value-type="float" office:value="197423256" calcext:value-type="float">
            <text:p>197423256</text:p>
          </table:table-cell>
          <table:table-cell office:value-type="float" office:value="201158344" calcext:value-type="float">
            <text:p>201158344</text:p>
          </table:table-cell>
          <table:table-cell office:value-type="float" office:value="298160440" calcext:value-type="float">
            <text:p>298160440</text:p>
          </table:table-cell>
        </table:table-row>
        <table:table-row table:style-name="ro1">
          <table:table-cell office:value-type="float" office:value="147502744" calcext:value-type="float">
            <text:p>147502744</text:p>
          </table:table-cell>
          <table:table-cell office:value-type="float" office:value="197031608" calcext:value-type="float">
            <text:p>197031608</text:p>
          </table:table-cell>
          <table:table-cell office:value-type="float" office:value="197423256" calcext:value-type="float">
            <text:p>197423256</text:p>
          </table:table-cell>
          <table:table-cell office:value-type="float" office:value="208381672" calcext:value-type="float">
            <text:p>208381672</text:p>
          </table:table-cell>
          <table:table-cell office:value-type="float" office:value="302288056" calcext:value-type="float">
            <text:p>302288056</text:p>
          </table:table-cell>
        </table:table-row>
        <table:table-row table:style-name="ro1">
          <table:table-cell office:value-type="float" office:value="151630360" calcext:value-type="float">
            <text:p>151630360</text:p>
          </table:table-cell>
          <table:table-cell office:value-type="float" office:value="197031608" calcext:value-type="float">
            <text:p>197031608</text:p>
          </table:table-cell>
          <table:table-cell office:value-type="float" office:value="119894680" calcext:value-type="float">
            <text:p>119894680</text:p>
          </table:table-cell>
          <table:table-cell office:value-type="float" office:value="211101144" calcext:value-type="float">
            <text:p>211101144</text:p>
          </table:table-cell>
          <table:table-cell office:value-type="float" office:value="304679448" calcext:value-type="float">
            <text:p>304679448</text:p>
          </table:table-cell>
        </table:table-row>
        <table:table-row table:style-name="ro1">
          <table:table-cell office:value-type="float" office:value="158853688" calcext:value-type="float">
            <text:p>158853688</text:p>
          </table:table-cell>
          <table:table-cell office:value-type="float" office:value="198015144" calcext:value-type="float">
            <text:p>198015144</text:p>
          </table:table-cell>
          <table:table-cell office:value-type="float" office:value="125834248" calcext:value-type="float">
            <text:p>125834248</text:p>
          </table:table-cell>
          <table:table-cell office:value-type="float" office:value="215031096" calcext:value-type="float">
            <text:p>215031096</text:p>
          </table:table-cell>
          <table:table-cell office:value-type="float" office:value="307512168" calcext:value-type="float">
            <text:p>307512168</text:p>
          </table:table-cell>
        </table:table-row>
        <table:table-row table:style-name="ro1">
          <table:table-cell office:value-type="float" office:value="165045112" calcext:value-type="float">
            <text:p>165045112</text:p>
          </table:table-cell>
          <table:table-cell office:value-type="float" office:value="201158264" calcext:value-type="float">
            <text:p>201158264</text:p>
          </table:table-cell>
          <table:table-cell office:value-type="float" office:value="129961864" calcext:value-type="float">
            <text:p>129961864</text:p>
          </table:table-cell>
          <table:table-cell office:value-type="float" office:value="217929384" calcext:value-type="float">
            <text:p>217929384</text:p>
          </table:table-cell>
          <table:table-cell office:value-type="float" office:value="310607160" calcext:value-type="float">
            <text:p>310607160</text:p>
          </table:table-cell>
        </table:table-row>
        <table:table-row table:style-name="ro1">
          <table:table-cell office:value-type="float" office:value="172268440" calcext:value-type="float">
            <text:p>172268440</text:p>
          </table:table-cell>
          <table:table-cell office:value-type="float" office:value="201158264" calcext:value-type="float">
            <text:p>201158264</text:p>
          </table:table-cell>
          <table:table-cell office:value-type="float" office:value="132025672" calcext:value-type="float">
            <text:p>132025672</text:p>
          </table:table-cell>
          <table:table-cell office:value-type="float" office:value="221024376" calcext:value-type="float">
            <text:p>221024376</text:p>
          </table:table-cell>
          <table:table-cell office:value-type="float" office:value="313898856" calcext:value-type="float">
            <text:p>313898856</text:p>
          </table:table-cell>
        </table:table-row>
        <table:table-row table:style-name="ro1">
          <table:table-cell office:value-type="float" office:value="177427960" calcext:value-type="float">
            <text:p>177427960</text:p>
          </table:table-cell>
          <table:table-cell office:value-type="float" office:value="122272840" calcext:value-type="float">
            <text:p>122272840</text:p>
          </table:table-cell>
          <table:table-cell office:value-type="float" office:value="134089480" calcext:value-type="float">
            <text:p>134089480</text:p>
          </table:table-cell>
          <table:table-cell office:value-type="float" office:value="224119368" calcext:value-type="float">
            <text:p>224119368</text:p>
          </table:table-cell>
          <table:table-cell office:value-type="float" office:value="317059416" calcext:value-type="float">
            <text:p>317059416</text:p>
          </table:table-cell>
        </table:table-row>
        <table:table-row table:style-name="ro1">
          <table:table-cell office:value-type="float" office:value="183619384" calcext:value-type="float">
            <text:p>183619384</text:p>
          </table:table-cell>
          <table:table-cell office:value-type="float" office:value="130994392" calcext:value-type="float">
            <text:p>130994392</text:p>
          </table:table-cell>
          <table:table-cell office:value-type="float" office:value="145440392" calcext:value-type="float">
            <text:p>145440392</text:p>
          </table:table-cell>
          <table:table-cell office:value-type="float" office:value="227214360" calcext:value-type="float">
            <text:p>227214360</text:p>
          </table:table-cell>
          <table:table-cell office:value-type="float" office:value="319892136" calcext:value-type="float">
            <text:p>319892136</text:p>
          </table:table-cell>
        </table:table-row>
        <table:table-row table:style-name="ro1">
          <table:table-cell office:value-type="float" office:value="188778904" calcext:value-type="float">
            <text:p>188778904</text:p>
          </table:table-cell>
          <table:table-cell office:value-type="float" office:value="130994392" calcext:value-type="float">
            <text:p>130994392</text:p>
          </table:table-cell>
          <table:table-cell office:value-type="float" office:value="145440392" calcext:value-type="float">
            <text:p>145440392</text:p>
          </table:table-cell>
          <table:table-cell office:value-type="float" office:value="230309352" calcext:value-type="float">
            <text:p>230309352</text:p>
          </table:table-cell>
          <table:table-cell office:value-type="float" office:value="322987128" calcext:value-type="float">
            <text:p>322987128</text:p>
          </table:table-cell>
        </table:table-row>
        <table:table-row table:style-name="ro1">
          <table:table-cell office:value-type="float" office:value="196002232" calcext:value-type="float">
            <text:p>196002232</text:p>
          </table:table-cell>
          <table:table-cell office:value-type="float" office:value="139249624" calcext:value-type="float">
            <text:p>139249624</text:p>
          </table:table-cell>
          <table:table-cell office:value-type="float" office:value="146472328" calcext:value-type="float">
            <text:p>146472328</text:p>
          </table:table-cell>
          <table:table-cell office:value-type="float" office:value="233404344" calcext:value-type="float">
            <text:p>233404344</text:p>
          </table:table-cell>
          <table:table-cell office:value-type="float" office:value="325706136" calcext:value-type="float">
            <text:p>325706136</text:p>
          </table:table-cell>
        </table:table-row>
        <table:table-row table:style-name="ro1">
          <table:table-cell office:value-type="float" office:value="202193656" calcext:value-type="float">
            <text:p>202193656</text:p>
          </table:table-cell>
          <table:table-cell office:value-type="float" office:value="147504856" calcext:value-type="float">
            <text:p>147504856</text:p>
          </table:table-cell>
          <table:table-cell office:value-type="float" office:value="156791368" calcext:value-type="float">
            <text:p>156791368</text:p>
          </table:table-cell>
          <table:table-cell office:value-type="float" office:value="235926648" calcext:value-type="float">
            <text:p>235926648</text:p>
          </table:table-cell>
          <table:table-cell office:value-type="float" office:value="327113784" calcext:value-type="float">
            <text:p>327113784</text:p>
          </table:table-cell>
        </table:table-row>
        <table:table-row table:style-name="ro1">
          <table:table-cell office:value-type="float" office:value="209416984" calcext:value-type="float">
            <text:p>209416984</text:p>
          </table:table-cell>
          <table:table-cell office:value-type="float" office:value="149568664" calcext:value-type="float">
            <text:p>149568664</text:p>
          </table:table-cell>
          <table:table-cell office:value-type="float" office:value="161950888" calcext:value-type="float">
            <text:p>161950888</text:p>
          </table:table-cell>
          <table:table-cell office:value-type="float" office:value="239594328" calcext:value-type="float">
            <text:p>239594328</text:p>
          </table:table-cell>
          <table:table-cell office:value-type="float" office:value="328801128" calcext:value-type="float">
            <text:p>328801128</text:p>
          </table:table-cell>
        </table:table-row>
        <table:table-row table:style-name="ro1">
          <table:table-cell office:value-type="float" office:value="216640312" calcext:value-type="float">
            <text:p>216640312</text:p>
          </table:table-cell>
          <table:table-cell office:value-type="float" office:value="157823896" calcext:value-type="float">
            <text:p>157823896</text:p>
          </table:table-cell>
          <table:table-cell office:value-type="float" office:value="161950888" calcext:value-type="float">
            <text:p>161950888</text:p>
          </table:table-cell>
          <table:table-cell office:value-type="float" office:value="242886024" calcext:value-type="float">
            <text:p>242886024</text:p>
          </table:table-cell>
          <table:table-cell office:value-type="float" office:value="328801128" calcext:value-type="float">
            <text:p>328801128</text:p>
          </table:table-cell>
        </table:table-row>
        <table:table-row table:style-name="ro1">
          <table:table-cell office:value-type="float" office:value="222831736" calcext:value-type="float">
            <text:p>222831736</text:p>
          </table:table-cell>
          <table:table-cell office:value-type="float" office:value="164015320" calcext:value-type="float">
            <text:p>164015320</text:p>
          </table:table-cell>
          <table:table-cell office:value-type="float" office:value="161950888" calcext:value-type="float">
            <text:p>161950888</text:p>
          </table:table-cell>
          <table:table-cell office:value-type="float" office:value="246815976" calcext:value-type="float">
            <text:p>246815976</text:p>
          </table:table-cell>
          <table:table-cell office:value-type="float" office:value="329373816" calcext:value-type="float">
            <text:p>329373816</text:p>
          </table:table-cell>
        </table:table-row>
        <table:table-row table:style-name="ro1">
          <table:table-cell office:value-type="float" office:value="225927448" calcext:value-type="float">
            <text:p>225927448</text:p>
          </table:table-cell>
          <table:table-cell office:value-type="float" office:value="172270552" calcext:value-type="float">
            <text:p>172270552</text:p>
          </table:table-cell>
          <table:table-cell office:value-type="float" office:value="161950888" calcext:value-type="float">
            <text:p>161950888</text:p>
          </table:table-cell>
          <table:table-cell office:value-type="float" office:value="117727160" calcext:value-type="float">
            <text:p>117727160</text:p>
          </table:table-cell>
          <table:table-cell office:value-type="float" office:value="330029496" calcext:value-type="float">
            <text:p>330029496</text:p>
          </table:table-cell>
        </table:table-row>
        <table:table-row table:style-name="ro1">
          <table:table-cell office:value-type="float" office:value="228778056" calcext:value-type="float">
            <text:p>228778056</text:p>
          </table:table-cell>
          <table:table-cell office:value-type="float" office:value="172270520" calcext:value-type="float">
            <text:p>172270520</text:p>
          </table:table-cell>
          <table:table-cell office:value-type="float" office:value="166405368" calcext:value-type="float">
            <text:p>166405368</text:p>
          </table:table-cell>
          <table:table-cell office:value-type="float" office:value="123769096" calcext:value-type="float">
            <text:p>123769096</text:p>
          </table:table-cell>
          <table:table-cell office:value-type="float" office:value="123681400" calcext:value-type="float">
            <text:p>123681400</text:p>
          </table:table-cell>
        </table:table-row>
        <table:table-row table:style-name="ro1">
          <table:table-cell office:value-type="float" office:value="232642440" calcext:value-type="float">
            <text:p>232642440</text:p>
          </table:table-cell>
          <table:table-cell office:value-type="float" office:value="180525784" calcext:value-type="float">
            <text:p>180525784</text:p>
          </table:table-cell>
          <table:table-cell office:value-type="float" office:value="168796536" calcext:value-type="float">
            <text:p>168796536</text:p>
          </table:table-cell>
          <table:table-cell office:value-type="float" office:value="132024328" calcext:value-type="float">
            <text:p>132024328</text:p>
          </table:table-cell>
          <table:table-cell office:value-type="float" office:value="130993048" calcext:value-type="float">
            <text:p>130993048</text:p>
          </table:table-cell>
        </table:table-row>
        <table:table-row table:style-name="ro1">
          <table:table-cell office:value-type="float" office:value="235409592" calcext:value-type="float">
            <text:p>235409592</text:p>
          </table:table-cell>
          <table:table-cell office:value-type="float" office:value="188781016" calcext:value-type="float">
            <text:p>188781016</text:p>
          </table:table-cell>
          <table:table-cell office:value-type="float" office:value="177246552" calcext:value-type="float">
            <text:p>177246552</text:p>
          </table:table-cell>
          <table:table-cell office:value-type="float" office:value="139247656" calcext:value-type="float">
            <text:p>139247656</text:p>
          </table:table-cell>
          <table:table-cell office:value-type="float" office:value="136152568" calcext:value-type="float">
            <text:p>136152568</text:p>
          </table:table-cell>
        </table:table-row>
        <table:table-row table:style-name="ro1">
          <table:table-cell office:value-type="float" office:value="238063032" calcext:value-type="float">
            <text:p>238063032</text:p>
          </table:table-cell>
          <table:table-cell office:value-type="float" office:value="197036248" calcext:value-type="float">
            <text:p>197036248</text:p>
          </table:table-cell>
          <table:table-cell office:value-type="float" office:value="178523064" calcext:value-type="float">
            <text:p>178523064</text:p>
          </table:table-cell>
          <table:table-cell office:value-type="float" office:value="147502888" calcext:value-type="float">
            <text:p>147502888</text:p>
          </table:table-cell>
          <table:table-cell office:value-type="float" office:value="143375896" calcext:value-type="float">
            <text:p>143375896</text:p>
          </table:table-cell>
        </table:table-row>
        <table:table-row table:style-name="ro1">
          <table:table-cell office:value-type="float" office:value="241158024" calcext:value-type="float">
            <text:p>241158024</text:p>
          </table:table-cell>
          <table:table-cell office:value-type="float" office:value="197036248" calcext:value-type="float">
            <text:p>197036248</text:p>
          </table:table-cell>
          <table:table-cell office:value-type="float" office:value="178523064" calcext:value-type="float">
            <text:p>178523064</text:p>
          </table:table-cell>
          <table:table-cell office:value-type="float" office:value="152662408" calcext:value-type="float">
            <text:p>152662408</text:p>
          </table:table-cell>
          <table:table-cell office:value-type="float" office:value="149567320" calcext:value-type="float">
            <text:p>149567320</text:p>
          </table:table-cell>
        </table:table-row>
        <table:table-row table:style-name="ro1">
          <table:table-cell office:value-type="float" office:value="243662904" calcext:value-type="float">
            <text:p>243662904</text:p>
          </table:table-cell>
          <table:table-cell office:value-type="float" office:value="197036248" calcext:value-type="float">
            <text:p>197036248</text:p>
          </table:table-cell>
          <table:table-cell office:value-type="float" office:value="178523064" calcext:value-type="float">
            <text:p>178523064</text:p>
          </table:table-cell>
          <table:table-cell office:value-type="float" office:value="158853832" calcext:value-type="float">
            <text:p>158853832</text:p>
          </table:table-cell>
          <table:table-cell office:value-type="float" office:value="156790648" calcext:value-type="float">
            <text:p>156790648</text:p>
          </table:table-cell>
        </table:table-row>
        <table:table-row table:style-name="ro1">
          <table:table-cell office:value-type="float" office:value="244891272" calcext:value-type="float">
            <text:p>244891272</text:p>
          </table:table-cell>
          <table:table-cell office:value-type="float" office:value="197036248" calcext:value-type="float">
            <text:p>197036248</text:p>
          </table:table-cell>
          <table:table-cell office:value-type="float" office:value="178523064" calcext:value-type="float">
            <text:p>178523064</text:p>
          </table:table-cell>
          <table:table-cell office:value-type="float" office:value="166077160" calcext:value-type="float">
            <text:p>166077160</text:p>
          </table:table-cell>
          <table:table-cell office:value-type="float" office:value="159886360" calcext:value-type="float">
            <text:p>159886360</text:p>
          </table:table-cell>
        </table:table-row>
        <table:table-row table:style-name="ro1">
          <table:table-cell office:value-type="float" office:value="246185208" calcext:value-type="float">
            <text:p>246185208</text:p>
          </table:table-cell>
          <table:table-cell office:value-type="float" office:value="201228456" calcext:value-type="float">
            <text:p>201228456</text:p>
          </table:table-cell>
          <table:table-cell office:value-type="float" office:value="179244312" calcext:value-type="float">
            <text:p>179244312</text:p>
          </table:table-cell>
          <table:table-cell office:value-type="float" office:value="172268584" calcext:value-type="float">
            <text:p>172268584</text:p>
          </table:table-cell>
          <table:table-cell office:value-type="float" office:value="164013976" calcext:value-type="float">
            <text:p>164013976</text:p>
          </table:table-cell>
        </table:table-row>
        <table:table-row table:style-name="ro1">
          <table:table-cell office:value-type="float" office:value="249017928" calcext:value-type="float">
            <text:p>249017928</text:p>
          </table:table-cell>
          <table:table-cell office:value-type="float" office:value="204913560" calcext:value-type="float">
            <text:p>204913560</text:p>
          </table:table-cell>
          <table:table-cell office:value-type="float" office:value="186334824" calcext:value-type="float">
            <text:p>186334824</text:p>
          </table:table-cell>
          <table:table-cell office:value-type="float" office:value="177428104" calcext:value-type="float">
            <text:p>177428104</text:p>
          </table:table-cell>
          <table:table-cell office:value-type="float" office:value="169173496" calcext:value-type="float">
            <text:p>169173496</text:p>
          </table:table-cell>
        </table:table-row>
        <table:table-row table:style-name="ro1">
          <table:table-cell office:value-type="float" office:value="252112920" calcext:value-type="float">
            <text:p>252112920</text:p>
          </table:table-cell>
          <table:table-cell office:value-type="float" office:value="204913560" calcext:value-type="float">
            <text:p>204913560</text:p>
          </table:table-cell>
          <table:table-cell office:value-type="float" office:value="125708168" calcext:value-type="float">
            <text:p>125708168</text:p>
          </table:table-cell>
          <table:table-cell office:value-type="float" office:value="183619528" calcext:value-type="float">
            <text:p>183619528</text:p>
          </table:table-cell>
          <table:table-cell office:value-type="float" office:value="171237304" calcext:value-type="float">
            <text:p>171237304</text:p>
          </table:table-cell>
        </table:table-row>
        <table:table-row table:style-name="ro1">
          <table:table-cell office:value-type="float" office:value="255207912" calcext:value-type="float">
            <text:p>255207912</text:p>
          </table:table-cell>
          <table:table-cell office:value-type="float" office:value="206141928" calcext:value-type="float">
            <text:p>206141928</text:p>
          </table:table-cell>
          <table:table-cell office:value-type="float" office:value="130993816" calcext:value-type="float">
            <text:p>130993816</text:p>
          </table:table-cell>
          <table:table-cell office:value-type="float" office:value="189810952" calcext:value-type="float">
            <text:p>189810952</text:p>
          </table:table-cell>
          <table:table-cell office:value-type="float" office:value="174333016" calcext:value-type="float">
            <text:p>174333016</text:p>
          </table:table-cell>
        </table:table-row>
        <table:table-row table:style-name="ro1">
          <table:table-cell office:value-type="float" office:value="258302904" calcext:value-type="float">
            <text:p>258302904</text:p>
          </table:table-cell>
          <table:table-cell office:value-type="float" office:value="213542872" calcext:value-type="float">
            <text:p>213542872</text:p>
          </table:table-cell>
          <table:table-cell office:value-type="float" office:value="133057624" calcext:value-type="float">
            <text:p>133057624</text:p>
          </table:table-cell>
          <table:table-cell office:value-type="float" office:value="190842616" calcext:value-type="float">
            <text:p>190842616</text:p>
          </table:table-cell>
          <table:table-cell office:value-type="float" office:value="178460632" calcext:value-type="float">
            <text:p>178460632</text:p>
          </table:table-cell>
        </table:table-row>
        <table:table-row table:style-name="ro1">
          <table:table-cell office:value-type="float" office:value="261004568" calcext:value-type="float">
            <text:p>261004568</text:p>
          </table:table-cell>
          <table:table-cell office:value-type="float" office:value="213542872" calcext:value-type="float">
            <text:p>213542872</text:p>
          </table:table-cell>
          <table:table-cell office:value-type="float" office:value="139249048" calcext:value-type="float">
            <text:p>139249048</text:p>
          </table:table-cell>
          <table:table-cell office:value-type="float" office:value="193168200" calcext:value-type="float">
            <text:p>193168200</text:p>
          </table:table-cell>
          <table:table-cell office:value-type="float" office:value="182588248" calcext:value-type="float">
            <text:p>182588248</text:p>
          </table:table-cell>
        </table:table-row>
        <table:table-row table:style-name="ro1">
          <table:table-cell office:value-type="float" office:value="263461224" calcext:value-type="float">
            <text:p>263461224</text:p>
          </table:table-cell>
          <table:table-cell office:value-type="float" office:value="213542872" calcext:value-type="float">
            <text:p>213542872</text:p>
          </table:table-cell>
          <table:table-cell office:value-type="float" office:value="147504280" calcext:value-type="float">
            <text:p>147504280</text:p>
          </table:table-cell>
          <table:table-cell office:value-type="float" office:value="196263192" calcext:value-type="float">
            <text:p>196263192</text:p>
          </table:table-cell>
          <table:table-cell office:value-type="float" office:value="186715864" calcext:value-type="float">
            <text:p>186715864</text:p>
          </table:table-cell>
        </table:table-row>
        <table:table-row table:style-name="ro1">
          <table:table-cell office:value-type="float" office:value="266556216" calcext:value-type="float">
            <text:p>266556216</text:p>
          </table:table-cell>
          <table:table-cell office:value-type="float" office:value="213542872" calcext:value-type="float">
            <text:p>213542872</text:p>
          </table:table-cell>
          <table:table-cell office:value-type="float" office:value="151631896" calcext:value-type="float">
            <text:p>151631896</text:p>
          </table:table-cell>
          <table:table-cell office:value-type="float" office:value="199423752" calcext:value-type="float">
            <text:p>199423752</text:p>
          </table:table-cell>
          <table:table-cell office:value-type="float" office:value="192907288" calcext:value-type="float">
            <text:p>192907288</text:p>
          </table:table-cell>
        </table:table-row>
        <table:table-row table:style-name="ro1">
          <table:table-cell office:value-type="float" office:value="269651208" calcext:value-type="float">
            <text:p>269651208</text:p>
          </table:table-cell>
          <table:table-cell office:value-type="float" office:value="213673992" calcext:value-type="float">
            <text:p>213673992</text:p>
          </table:table-cell>
          <table:table-cell office:value-type="float" office:value="161950936" calcext:value-type="float">
            <text:p>161950936</text:p>
          </table:table-cell>
          <table:table-cell office:value-type="float" office:value="202518744" calcext:value-type="float">
            <text:p>202518744</text:p>
          </table:table-cell>
          <table:table-cell office:value-type="float" office:value="198066808" calcext:value-type="float">
            <text:p>198066808</text:p>
          </table:table-cell>
        </table:table-row>
        <table:table-row table:style-name="ro1">
          <table:table-cell office:value-type="float" office:value="130022216" calcext:value-type="float">
            <text:p>130022216</text:p>
          </table:table-cell>
          <table:table-cell office:value-type="float" office:value="221420184" calcext:value-type="float">
            <text:p>221420184</text:p>
          </table:table-cell>
          <table:table-cell office:value-type="float" office:value="164014744" calcext:value-type="float">
            <text:p>164014744</text:p>
          </table:table-cell>
          <table:table-cell office:value-type="float" office:value="205237752" calcext:value-type="float">
            <text:p>205237752</text:p>
          </table:table-cell>
          <table:table-cell office:value-type="float" office:value="203226328" calcext:value-type="float">
            <text:p>203226328</text:p>
          </table:table-cell>
        </table:table-row>
        <table:table-row table:style-name="ro1">
          <table:table-cell office:value-type="float" office:value="137182360" calcext:value-type="float">
            <text:p>137182360</text:p>
          </table:table-cell>
          <table:table-cell office:value-type="float" office:value="221397224" calcext:value-type="float">
            <text:p>221397224</text:p>
          </table:table-cell>
          <table:table-cell office:value-type="float" office:value="167110456" calcext:value-type="float">
            <text:p>167110456</text:p>
          </table:table-cell>
          <table:table-cell office:value-type="float" office:value="208708728" calcext:value-type="float">
            <text:p>208708728</text:p>
          </table:table-cell>
          <table:table-cell office:value-type="float" office:value="207353944" calcext:value-type="float">
            <text:p>207353944</text:p>
          </table:table-cell>
        </table:table-row>
        <table:table-row table:style-name="ro1">
          <table:table-cell office:value-type="float" office:value="141309976" calcext:value-type="float">
            <text:p>141309976</text:p>
          </table:table-cell>
          <table:table-cell office:value-type="float" office:value="129912280" calcext:value-type="float">
            <text:p>129912280</text:p>
          </table:table-cell>
          <table:table-cell office:value-type="float" office:value="176397592" calcext:value-type="float">
            <text:p>176397592</text:p>
          </table:table-cell>
          <table:table-cell office:value-type="float" office:value="211803720" calcext:value-type="float">
            <text:p>211803720</text:p>
          </table:table-cell>
          <table:table-cell office:value-type="float" office:value="210449656" calcext:value-type="float">
            <text:p>210449656</text:p>
          </table:table-cell>
        </table:table-row>
        <table:table-row table:style-name="ro1">
          <table:table-cell office:value-type="float" office:value="147501400" calcext:value-type="float">
            <text:p>147501400</text:p>
          </table:table-cell>
          <table:table-cell office:value-type="float" office:value="130698680" calcext:value-type="float">
            <text:p>130698680</text:p>
          </table:table-cell>
          <table:table-cell office:value-type="float" office:value="180525208" calcext:value-type="float">
            <text:p>180525208</text:p>
          </table:table-cell>
          <table:table-cell office:value-type="float" office:value="215095416" calcext:value-type="float">
            <text:p>215095416</text:p>
          </table:table-cell>
          <table:table-cell office:value-type="float" office:value="217672984" calcext:value-type="float">
            <text:p>217672984</text:p>
          </table:table-cell>
        </table:table-row>
        <table:table-row table:style-name="ro1">
          <table:table-cell office:value-type="float" office:value="151629016" calcext:value-type="float">
            <text:p>151629016</text:p>
          </table:table-cell>
          <table:table-cell office:value-type="float" office:value="134089336" calcext:value-type="float">
            <text:p>134089336</text:p>
          </table:table-cell>
          <table:table-cell office:value-type="float" office:value="180525208" calcext:value-type="float">
            <text:p>180525208</text:p>
          </table:table-cell>
          <table:table-cell office:value-type="float" office:value="219222072" calcext:value-type="float">
            <text:p>219222072</text:p>
          </table:table-cell>
          <table:table-cell office:value-type="float" office:value="224896312" calcext:value-type="float">
            <text:p>224896312</text:p>
          </table:table-cell>
        </table:table-row>
        <table:table-row table:style-name="ro1">
          <table:table-cell office:value-type="float" office:value="153692824" calcext:value-type="float">
            <text:p>153692824</text:p>
          </table:table-cell>
          <table:table-cell office:value-type="float" office:value="139248856" calcext:value-type="float">
            <text:p>139248856</text:p>
          </table:table-cell>
          <table:table-cell office:value-type="float" office:value="181508712" calcext:value-type="float">
            <text:p>181508712</text:p>
          </table:table-cell>
          <table:table-cell office:value-type="float" office:value="222120360" calcext:value-type="float">
            <text:p>222120360</text:p>
          </table:table-cell>
          <table:table-cell office:value-type="float" office:value="230055832" calcext:value-type="float">
            <text:p>230055832</text:p>
          </table:table-cell>
        </table:table-row>
        <table:table-row table:style-name="ro1">
          <table:table-cell office:value-type="float" office:value="158852344" calcext:value-type="float">
            <text:p>158852344</text:p>
          </table:table-cell>
          <table:table-cell office:value-type="float" office:value="147504088" calcext:value-type="float">
            <text:p>147504088</text:p>
          </table:table-cell>
          <table:table-cell office:value-type="float" office:value="188074680" calcext:value-type="float">
            <text:p>188074680</text:p>
          </table:table-cell>
          <table:table-cell office:value-type="float" office:value="225215352" calcext:value-type="float">
            <text:p>225215352</text:p>
          </table:table-cell>
          <table:table-cell office:value-type="float" office:value="233151544" calcext:value-type="float">
            <text:p>233151544</text:p>
          </table:table-cell>
        </table:table-row>
        <table:table-row table:style-name="ro1">
          <table:table-cell office:value-type="float" office:value="166075672" calcext:value-type="float">
            <text:p>166075672</text:p>
          </table:table-cell>
          <table:table-cell office:value-type="float" office:value="149567896" calcext:value-type="float">
            <text:p>149567896</text:p>
          </table:table-cell>
          <table:table-cell office:value-type="float" office:value="188074680" calcext:value-type="float">
            <text:p>188074680</text:p>
          </table:table-cell>
          <table:table-cell office:value-type="float" office:value="114095232" calcext:value-type="float">
            <text:p>114095232</text:p>
          </table:table-cell>
          <table:table-cell office:value-type="float" office:value="238311064" calcext:value-type="float">
            <text:p>238311064</text:p>
          </table:table-cell>
        </table:table-row>
        <table:table-row table:style-name="ro1">
          <table:table-cell office:value-type="float" office:value="173299000" calcext:value-type="float">
            <text:p>173299000</text:p>
          </table:table-cell>
          <table:table-cell office:value-type="float" office:value="157823128" calcext:value-type="float">
            <text:p>157823128</text:p>
          </table:table-cell>
          <table:table-cell office:value-type="float" office:value="194920344" calcext:value-type="float">
            <text:p>194920344</text:p>
          </table:table-cell>
          <table:table-cell office:value-type="float" office:value="119644696" calcext:value-type="float">
            <text:p>119644696</text:p>
          </table:table-cell>
          <table:table-cell office:value-type="float" office:value="242324472" calcext:value-type="float">
            <text:p>242324472</text:p>
          </table:table-cell>
        </table:table-row>
        <table:table-row table:style-name="ro1">
          <table:table-cell office:value-type="float" office:value="178458520" calcext:value-type="float">
            <text:p>178458520</text:p>
          </table:table-cell>
          <table:table-cell office:value-type="float" office:value="164014552" calcext:value-type="float">
            <text:p>164014552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125836120" calcext:value-type="float">
            <text:p>125836120</text:p>
          </table:table-cell>
          <table:table-cell office:value-type="float" office:value="245091624" calcext:value-type="float">
            <text:p>245091624</text:p>
          </table:table-cell>
        </table:table-row>
        <table:table-row table:style-name="ro1">
          <table:table-cell office:value-type="float" office:value="184649944" calcext:value-type="float">
            <text:p>184649944</text:p>
          </table:table-cell>
          <table:table-cell office:value-type="float" office:value="171237880" calcext:value-type="float">
            <text:p>171237880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136155160" calcext:value-type="float">
            <text:p>136155160</text:p>
          </table:table-cell>
          <table:table-cell office:value-type="float" office:value="250118808" calcext:value-type="float">
            <text:p>250118808</text:p>
          </table:table-cell>
        </table:table-row>
        <table:table-row table:style-name="ro1">
          <table:table-cell office:value-type="float" office:value="192905176" calcext:value-type="float">
            <text:p>192905176</text:p>
          </table:table-cell>
          <table:table-cell office:value-type="float" office:value="177429304" calcext:value-type="float">
            <text:p>177429304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144410392" calcext:value-type="float">
            <text:p>144410392</text:p>
          </table:table-cell>
          <table:table-cell office:value-type="float" office:value="252247704" calcext:value-type="float">
            <text:p>252247704</text:p>
          </table:table-cell>
        </table:table-row>
        <table:table-row table:style-name="ro1">
          <table:table-cell office:value-type="float" office:value="202192312" calcext:value-type="float">
            <text:p>202192312</text:p>
          </table:table-cell>
          <table:table-cell office:value-type="float" office:value="180525016" calcext:value-type="float">
            <text:p>180525016</text:p>
          </table:table-cell>
          <table:table-cell office:value-type="float" office:value="197294088" calcext:value-type="float">
            <text:p>197294088</text:p>
          </table:table-cell>
          <table:table-cell office:value-type="float" office:value="152665624" calcext:value-type="float">
            <text:p>152665624</text:p>
          </table:table-cell>
          <table:table-cell office:value-type="float" office:value="254770008" calcext:value-type="float">
            <text:p>254770008</text:p>
          </table:table-cell>
        </table:table-row>
        <table:table-row table:style-name="ro1">
          <table:table-cell office:value-type="float" office:value="205288024" calcext:value-type="float">
            <text:p>205288024</text:p>
          </table:table-cell>
          <table:table-cell office:value-type="float" office:value="185684536" calcext:value-type="float">
            <text:p>185684536</text:p>
          </table:table-cell>
          <table:table-cell office:value-type="float" office:value="204581304" calcext:value-type="float">
            <text:p>204581304</text:p>
          </table:table-cell>
          <table:table-cell office:value-type="float" office:value="160920856" calcext:value-type="float">
            <text:p>160920856</text:p>
          </table:table-cell>
          <table:table-cell office:value-type="float" office:value="257340456" calcext:value-type="float">
            <text:p>257340456</text:p>
          </table:table-cell>
        </table:table-row>
        <table:table-row table:style-name="ro1">
          <table:table-cell office:value-type="float" office:value="209415640" calcext:value-type="float">
            <text:p>209415640</text:p>
          </table:table-cell>
          <table:table-cell office:value-type="float" office:value="188780248" calcext:value-type="float">
            <text:p>188780248</text:p>
          </table:table-cell>
          <table:table-cell office:value-type="float" office:value="204521288" calcext:value-type="float">
            <text:p>204521288</text:p>
          </table:table-cell>
          <table:table-cell office:value-type="float" office:value="166080376" calcext:value-type="float">
            <text:p>166080376</text:p>
          </table:table-cell>
          <table:table-cell office:value-type="float" office:value="259403784" calcext:value-type="float">
            <text:p>259403784</text:p>
          </table:table-cell>
        </table:table-row>
        <table:table-row table:style-name="ro1">
          <table:table-cell office:value-type="float" office:value="212511352" calcext:value-type="float">
            <text:p>212511352</text:p>
          </table:table-cell>
          <table:table-cell office:value-type="float" office:value="197035480" calcext:value-type="float">
            <text:p>197035480</text:p>
          </table:table-cell>
          <table:table-cell office:value-type="float" office:value="124053128" calcext:value-type="float">
            <text:p>124053128</text:p>
          </table:table-cell>
          <table:table-cell office:value-type="float" office:value="169176088" calcext:value-type="float">
            <text:p>169176088</text:p>
          </table:table-cell>
          <table:table-cell office:value-type="float" office:value="260501016" calcext:value-type="float">
            <text:p>260501016</text:p>
          </table:table-cell>
        </table:table-row>
        <table:table-row table:style-name="ro1">
          <table:table-cell office:value-type="float" office:value="215607064" calcext:value-type="float">
            <text:p>215607064</text:p>
          </table:table-cell>
          <table:table-cell office:value-type="float" office:value="197035480" calcext:value-type="float">
            <text:p>197035480</text:p>
          </table:table-cell>
          <table:table-cell office:value-type="float" office:value="130993784" calcext:value-type="float">
            <text:p>130993784</text:p>
          </table:table-cell>
          <table:table-cell office:value-type="float" office:value="176399416" calcext:value-type="float">
            <text:p>176399416</text:p>
          </table:table-cell>
          <table:table-cell office:value-type="float" office:value="261729384" calcext:value-type="float">
            <text:p>261729384</text:p>
          </table:table-cell>
        </table:table-row>
        <table:table-row table:style-name="ro1">
          <table:table-cell office:value-type="float" office:value="219734680" calcext:value-type="float">
            <text:p>219734680</text:p>
          </table:table-cell>
          <table:table-cell office:value-type="float" office:value="201163096" calcext:value-type="float">
            <text:p>201163096</text:p>
          </table:table-cell>
          <table:table-cell office:value-type="float" office:value="130993784" calcext:value-type="float">
            <text:p>130993784</text:p>
          </table:table-cell>
          <table:table-cell office:value-type="float" office:value="182590808" calcext:value-type="float">
            <text:p>182590808</text:p>
          </table:table-cell>
          <table:table-cell office:value-type="float" office:value="263596008" calcext:value-type="float">
            <text:p>263596008</text:p>
          </table:table-cell>
        </table:table-row>
        <table:table-row table:style-name="ro1">
          <table:table-cell office:value-type="float" office:value="225222024" calcext:value-type="float">
            <text:p>225222024</text:p>
          </table:table-cell>
          <table:table-cell office:value-type="float" office:value="207354520" calcext:value-type="float">
            <text:p>207354520</text:p>
          </table:table-cell>
          <table:table-cell office:value-type="float" office:value="134089528" calcext:value-type="float">
            <text:p>134089528</text:p>
          </table:table-cell>
          <table:table-cell office:value-type="float" office:value="188782264" calcext:value-type="float">
            <text:p>188782264</text:p>
          </table:table-cell>
          <table:table-cell office:value-type="float" office:value="267722664" calcext:value-type="float">
            <text:p>267722664</text:p>
          </table:table-cell>
        </table:table-row>
        <table:table-row table:style-name="ro1">
          <table:table-cell office:value-type="float" office:value="227285352" calcext:value-type="float">
            <text:p>227285352</text:p>
          </table:table-cell>
          <table:table-cell office:value-type="float" office:value="213545944" calcext:value-type="float">
            <text:p>213545944</text:p>
          </table:table-cell>
          <table:table-cell office:value-type="float" office:value="140280952" calcext:value-type="float">
            <text:p>140280952</text:p>
          </table:table-cell>
          <table:table-cell office:value-type="float" office:value="191632392" calcext:value-type="float">
            <text:p>191632392</text:p>
          </table:table-cell>
          <table:table-cell office:value-type="float" office:value="272177160" calcext:value-type="float">
            <text:p>272177160</text:p>
          </table:table-cell>
        </table:table-row>
        <table:table-row table:style-name="ro1">
          <table:table-cell office:value-type="float" office:value="230380344" calcext:value-type="float">
            <text:p>230380344</text:p>
          </table:table-cell>
          <table:table-cell office:value-type="float" office:value="219737368" calcext:value-type="float">
            <text:p>219737368</text:p>
          </table:table-cell>
          <table:table-cell office:value-type="float" office:value="147504280" calcext:value-type="float">
            <text:p>147504280</text:p>
          </table:table-cell>
          <table:table-cell office:value-type="float" office:value="194727384" calcext:value-type="float">
            <text:p>194727384</text:p>
          </table:table-cell>
          <table:table-cell office:value-type="float" office:value="275451448" calcext:value-type="float">
            <text:p>275451448</text:p>
          </table:table-cell>
        </table:table-row>
        <table:table-row table:style-name="ro1">
          <table:table-cell office:value-type="float" office:value="233999880" calcext:value-type="float">
            <text:p>233999880</text:p>
          </table:table-cell>
          <table:table-cell office:value-type="float" office:value="225928792" calcext:value-type="float">
            <text:p>225928792</text:p>
          </table:table-cell>
          <table:table-cell office:value-type="float" office:value="149568088" calcext:value-type="float">
            <text:p>149568088</text:p>
          </table:table-cell>
          <table:table-cell office:value-type="float" office:value="197822376" calcext:value-type="float">
            <text:p>197822376</text:p>
          </table:table-cell>
          <table:table-cell office:value-type="float" office:value="278039304" calcext:value-type="float">
            <text:p>278039304</text:p>
          </table:table-cell>
        </table:table-row>
        <table:table-row table:style-name="ro1">
          <table:table-cell office:value-type="float" office:value="237226008" calcext:value-type="float">
            <text:p>237226008</text:p>
          </table:table-cell>
          <table:table-cell office:value-type="float" office:value="230056408" calcext:value-type="float">
            <text:p>230056408</text:p>
          </table:table-cell>
          <table:table-cell office:value-type="float" office:value="156791416" calcext:value-type="float">
            <text:p>156791416</text:p>
          </table:table-cell>
          <table:table-cell office:value-type="float" office:value="201555624" calcext:value-type="float">
            <text:p>201555624</text:p>
          </table:table-cell>
          <table:table-cell office:value-type="float" office:value="281527704" calcext:value-type="float">
            <text:p>281527704</text:p>
          </table:table-cell>
        </table:table-row>
        <table:table-row table:style-name="ro1">
          <table:table-cell office:value-type="float" office:value="240369128" calcext:value-type="float">
            <text:p>240369128</text:p>
          </table:table-cell>
          <table:table-cell office:value-type="float" office:value="238311640" calcext:value-type="float">
            <text:p>238311640</text:p>
          </table:table-cell>
          <table:table-cell office:value-type="float" office:value="164014744" calcext:value-type="float">
            <text:p>164014744</text:p>
          </table:table-cell>
          <table:table-cell office:value-type="float" office:value="206075688" calcext:value-type="float">
            <text:p>206075688</text:p>
          </table:table-cell>
          <table:table-cell office:value-type="float" office:value="133881784" calcext:value-type="float">
            <text:p>133881784</text:p>
          </table:table-cell>
        </table:table-row>
        <table:table-row table:style-name="ro1">
          <table:table-cell office:value-type="float" office:value="248753592" calcext:value-type="float">
            <text:p>248753592</text:p>
          </table:table-cell>
          <table:table-cell office:value-type="float" office:value="246254520" calcext:value-type="float">
            <text:p>246254520</text:p>
          </table:table-cell>
          <table:table-cell office:value-type="float" office:value="180525208" calcext:value-type="float">
            <text:p>180525208</text:p>
          </table:table-cell>
          <table:table-cell office:value-type="float" office:value="213297336" calcext:value-type="float">
            <text:p>213297336</text:p>
          </table:table-cell>
          <table:table-cell office:value-type="float" office:value="141309928" calcext:value-type="float">
            <text:p>141309928</text:p>
          </table:table-cell>
        </table:table-row>
        <table:table-row table:style-name="ro1">
          <table:table-cell office:value-type="float" office:value="251275896" calcext:value-type="float">
            <text:p>251275896</text:p>
          </table:table-cell>
          <table:table-cell office:value-type="float" office:value="246254520" calcext:value-type="float">
            <text:p>246254520</text:p>
          </table:table-cell>
          <table:table-cell office:value-type="float" office:value="180525208" calcext:value-type="float">
            <text:p>180525208</text:p>
          </table:table-cell>
          <table:table-cell office:value-type="float" office:value="215998920" calcext:value-type="float">
            <text:p>215998920</text:p>
          </table:table-cell>
          <table:table-cell office:value-type="float" office:value="145437544" calcext:value-type="float">
            <text:p>145437544</text:p>
          </table:table-cell>
        </table:table-row>
        <table:table-row table:style-name="ro1">
          <table:table-cell office:value-type="float" office:value="253732632" calcext:value-type="float">
            <text:p>253732632</text:p>
          </table:table-cell>
          <table:table-cell office:value-type="float" office:value="246254520" calcext:value-type="float">
            <text:p>246254520</text:p>
          </table:table-cell>
          <table:table-cell office:value-type="float" office:value="180525208" calcext:value-type="float">
            <text:p>180525208</text:p>
          </table:table-cell>
          <table:table-cell office:value-type="float" office:value="219093912" calcext:value-type="float">
            <text:p>219093912</text:p>
          </table:table-cell>
          <table:table-cell office:value-type="float" office:value="150597064" calcext:value-type="float">
            <text:p>150597064</text:p>
          </table:table-cell>
        </table:table-row>
        <table:table-row table:style-name="ro1">
          <table:table-cell office:value-type="float" office:value="256827624" calcext:value-type="float">
            <text:p>256827624</text:p>
          </table:table-cell>
          <table:table-cell office:value-type="float" office:value="246254520" calcext:value-type="float">
            <text:p>246254520</text:p>
          </table:table-cell>
          <table:table-cell office:value-type="float" office:value="180525208" calcext:value-type="float">
            <text:p>180525208</text:p>
          </table:table-cell>
          <table:table-cell office:value-type="float" office:value="222188904" calcext:value-type="float">
            <text:p>222188904</text:p>
          </table:table-cell>
          <table:table-cell office:value-type="float" office:value="154724680" calcext:value-type="float">
            <text:p>154724680</text:p>
          </table:table-cell>
        </table:table-row>
        <table:table-row table:style-name="ro1">
          <table:table-cell office:value-type="float" office:value="259922616" calcext:value-type="float">
            <text:p>259922616</text:p>
          </table:table-cell>
          <table:table-cell office:value-type="float" office:value="254114424" calcext:value-type="float">
            <text:p>254114424</text:p>
          </table:table-cell>
          <table:table-cell office:value-type="float" office:value="188074680" calcext:value-type="float">
            <text:p>188074680</text:p>
          </table:table-cell>
          <table:table-cell office:value-type="float" office:value="225808440" calcext:value-type="float">
            <text:p>225808440</text:p>
          </table:table-cell>
          <table:table-cell office:value-type="float" office:value="161948008" calcext:value-type="float">
            <text:p>161948008</text:p>
          </table:table-cell>
        </table:table-row>
        <table:table-row table:style-name="ro1">
          <table:table-cell office:value-type="float" office:value="263017608" calcext:value-type="float">
            <text:p>263017608</text:p>
          </table:table-cell>
          <table:table-cell office:value-type="float" office:value="254114424" calcext:value-type="float">
            <text:p>254114424</text:p>
          </table:table-cell>
          <table:table-cell office:value-type="float" office:value="188074680" calcext:value-type="float">
            <text:p>188074680</text:p>
          </table:table-cell>
          <table:table-cell office:value-type="float" office:value="118366568" calcext:value-type="float">
            <text:p>118366568</text:p>
          </table:table-cell>
          <table:table-cell office:value-type="float" office:value="166075624" calcext:value-type="float">
            <text:p>166075624</text:p>
          </table:table-cell>
        </table:table-row>
        <table:table-row table:style-name="ro1">
          <table:table-cell office:value-type="float" office:value="266112600" calcext:value-type="float">
            <text:p>266112600</text:p>
          </table:table-cell>
          <table:table-cell office:value-type="float" office:value="255342792" calcext:value-type="float">
            <text:p>255342792</text:p>
          </table:table-cell>
          <table:table-cell office:value-type="float" office:value="193167432" calcext:value-type="float">
            <text:p>193167432</text:p>
          </table:table-cell>
          <table:table-cell office:value-type="float" office:value="125832712" calcext:value-type="float">
            <text:p>125832712</text:p>
          </table:table-cell>
          <table:table-cell office:value-type="float" office:value="170203240" calcext:value-type="float">
            <text:p>170203240</text:p>
          </table:table-cell>
        </table:table-row>
        <table:table-row table:style-name="ro1">
          <table:table-cell office:value-type="float" office:value="268420776" calcext:value-type="float">
            <text:p>268420776</text:p>
          </table:table-cell>
          <table:table-cell office:value-type="float" office:value="262761144" calcext:value-type="float">
            <text:p>262761144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130992232" calcext:value-type="float">
            <text:p>130992232</text:p>
          </table:table-cell>
          <table:table-cell office:value-type="float" office:value="171235144" calcext:value-type="float">
            <text:p>171235144</text:p>
          </table:table-cell>
        </table:table-row>
        <table:table-row table:style-name="ro1">
          <table:table-cell office:value-type="float" office:value="142072376" calcext:value-type="float">
            <text:p>142072376</text:p>
          </table:table-cell>
          <table:table-cell office:value-type="float" office:value="262761144" calcext:value-type="float">
            <text:p>262761144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138215560" calcext:value-type="float">
            <text:p>138215560</text:p>
          </table:table-cell>
          <table:table-cell office:value-type="float" office:value="177426568" calcext:value-type="float">
            <text:p>177426568</text:p>
          </table:table-cell>
        </table:table-row>
        <table:table-row table:style-name="ro1">
          <table:table-cell office:value-type="float" office:value="148533880" calcext:value-type="float">
            <text:p>148533880</text:p>
          </table:table-cell>
          <table:table-cell office:value-type="float" office:value="262761144" calcext:value-type="float">
            <text:p>262761144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145438888" calcext:value-type="float">
            <text:p>145438888</text:p>
          </table:table-cell>
          <table:table-cell office:value-type="float" office:value="187745608" calcext:value-type="float">
            <text:p>187745608</text:p>
          </table:table-cell>
        </table:table-row>
        <table:table-row table:style-name="ro1">
          <table:table-cell office:value-type="float" office:value="153693400" calcext:value-type="float">
            <text:p>153693400</text:p>
          </table:table-cell>
          <table:table-cell office:value-type="float" office:value="117259496" calcext:value-type="float">
            <text:p>117259496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152662216" calcext:value-type="float">
            <text:p>152662216</text:p>
          </table:table-cell>
          <table:table-cell office:value-type="float" office:value="187745608" calcext:value-type="float">
            <text:p>187745608</text:p>
          </table:table-cell>
        </table:table-row>
        <table:table-row table:style-name="ro1">
          <table:table-cell office:value-type="float" office:value="159884824" calcext:value-type="float">
            <text:p>159884824</text:p>
          </table:table-cell>
          <table:table-cell office:value-type="float" office:value="125834152" calcext:value-type="float">
            <text:p>125834152</text:p>
          </table:table-cell>
          <table:table-cell office:value-type="float" office:value="204581304" calcext:value-type="float">
            <text:p>204581304</text:p>
          </table:table-cell>
          <table:table-cell office:value-type="float" office:value="158853640" calcext:value-type="float">
            <text:p>158853640</text:p>
          </table:table-cell>
          <table:table-cell office:value-type="float" office:value="196000840" calcext:value-type="float">
            <text:p>196000840</text:p>
          </table:table-cell>
        </table:table-row>
        <table:table-row table:style-name="ro1">
          <table:table-cell office:value-type="float" office:value="167108152" calcext:value-type="float">
            <text:p>167108152</text:p>
          </table:table-cell>
          <table:table-cell office:value-type="float" office:value="128929864" calcext:value-type="float">
            <text:p>128929864</text:p>
          </table:table-cell>
          <table:table-cell office:value-type="float" office:value="204581304" calcext:value-type="float">
            <text:p>204581304</text:p>
          </table:table-cell>
          <table:table-cell office:value-type="float" office:value="162981256" calcext:value-type="float">
            <text:p>162981256</text:p>
          </table:table-cell>
          <table:table-cell office:value-type="float" office:value="203224168" calcext:value-type="float">
            <text:p>203224168</text:p>
          </table:table-cell>
        </table:table-row>
        <table:table-row table:style-name="ro1">
          <table:table-cell office:value-type="float" office:value="171235768" calcext:value-type="float">
            <text:p>171235768</text:p>
          </table:table-cell>
          <table:table-cell office:value-type="float" office:value="132025576" calcext:value-type="float">
            <text:p>132025576</text:p>
          </table:table-cell>
          <table:table-cell office:value-type="float" office:value="124053160" calcext:value-type="float">
            <text:p>124053160</text:p>
          </table:table-cell>
          <table:table-cell office:value-type="float" office:value="168140776" calcext:value-type="float">
            <text:p>168140776</text:p>
          </table:table-cell>
          <table:table-cell office:value-type="float" office:value="204256072" calcext:value-type="float">
            <text:p>204256072</text:p>
          </table:table-cell>
        </table:table-row>
        <table:table-row table:style-name="ro1">
          <table:table-cell office:value-type="float" office:value="175363384" calcext:value-type="float">
            <text:p>175363384</text:p>
          </table:table-cell>
          <table:table-cell office:value-type="float" office:value="137185096" calcext:value-type="float">
            <text:p>137185096</text:p>
          </table:table-cell>
          <table:table-cell office:value-type="float" office:value="130993816" calcext:value-type="float">
            <text:p>130993816</text:p>
          </table:table-cell>
          <table:table-cell office:value-type="float" office:value="168140776" calcext:value-type="float">
            <text:p>168140776</text:p>
          </table:table-cell>
          <table:table-cell office:value-type="float" office:value="212511304" calcext:value-type="float">
            <text:p>212511304</text:p>
          </table:table-cell>
        </table:table-row>
        <table:table-row table:style-name="ro1">
          <table:table-cell office:value-type="float" office:value="181554808" calcext:value-type="float">
            <text:p>181554808</text:p>
          </table:table-cell>
          <table:table-cell office:value-type="float" office:value="148536040" calcext:value-type="float">
            <text:p>148536040</text:p>
          </table:table-cell>
          <table:table-cell office:value-type="float" office:value="130993816" calcext:value-type="float">
            <text:p>130993816</text:p>
          </table:table-cell>
          <table:table-cell office:value-type="float" office:value="174332200" calcext:value-type="float">
            <text:p>174332200</text:p>
          </table:table-cell>
          <table:table-cell office:value-type="float" office:value="216638920" calcext:value-type="float">
            <text:p>216638920</text:p>
          </table:table-cell>
        </table:table-row>
        <table:table-row table:style-name="ro1">
          <table:table-cell office:value-type="float" office:value="188778136" calcext:value-type="float">
            <text:p>188778136</text:p>
          </table:table-cell>
          <table:table-cell office:value-type="float" office:value="148536040" calcext:value-type="float">
            <text:p>148536040</text:p>
          </table:table-cell>
          <table:table-cell office:value-type="float" office:value="134089528" calcext:value-type="float">
            <text:p>134089528</text:p>
          </table:table-cell>
          <table:table-cell office:value-type="float" office:value="177116760" calcext:value-type="float">
            <text:p>177116760</text:p>
          </table:table-cell>
          <table:table-cell office:value-type="float" office:value="220766536" calcext:value-type="float">
            <text:p>220766536</text:p>
          </table:table-cell>
        </table:table-row>
        <table:table-row table:style-name="ro1">
          <table:table-cell office:value-type="float" office:value="196001464" calcext:value-type="float">
            <text:p>196001464</text:p>
          </table:table-cell>
          <table:table-cell office:value-type="float" office:value="155759368" calcext:value-type="float">
            <text:p>155759368</text:p>
          </table:table-cell>
          <table:table-cell office:value-type="float" office:value="141312856" calcext:value-type="float">
            <text:p>141312856</text:p>
          </table:table-cell>
          <table:table-cell office:value-type="float" office:value="184010568" calcext:value-type="float">
            <text:p>184010568</text:p>
          </table:table-cell>
          <table:table-cell office:value-type="float" office:value="227989864" calcext:value-type="float">
            <text:p>227989864</text:p>
          </table:table-cell>
        </table:table-row>
        <table:table-row table:style-name="ro1">
          <table:table-cell office:value-type="float" office:value="201160984" calcext:value-type="float">
            <text:p>201160984</text:p>
          </table:table-cell>
          <table:table-cell office:value-type="float" office:value="160918888" calcext:value-type="float">
            <text:p>160918888</text:p>
          </table:table-cell>
          <table:table-cell office:value-type="float" office:value="147504280" calcext:value-type="float">
            <text:p>147504280</text:p>
          </table:table-cell>
          <table:table-cell office:value-type="float" office:value="184010568" calcext:value-type="float">
            <text:p>184010568</text:p>
          </table:table-cell>
          <table:table-cell office:value-type="float" office:value="235213192" calcext:value-type="float">
            <text:p>235213192</text:p>
          </table:table-cell>
        </table:table-row>
        <table:table-row table:style-name="ro1">
          <table:table-cell office:value-type="float" office:value="210448120" calcext:value-type="float">
            <text:p>210448120</text:p>
          </table:table-cell>
          <table:table-cell office:value-type="float" office:value="165046504" calcext:value-type="float">
            <text:p>165046504</text:p>
          </table:table-cell>
          <table:table-cell office:value-type="float" office:value="149568088" calcext:value-type="float">
            <text:p>149568088</text:p>
          </table:table-cell>
          <table:table-cell office:value-type="float" office:value="184010568" calcext:value-type="float">
            <text:p>184010568</text:p>
          </table:table-cell>
          <table:table-cell office:value-type="float" office:value="237277000" calcext:value-type="float">
            <text:p>237277000</text:p>
          </table:table-cell>
        </table:table-row>
        <table:table-row table:style-name="ro1">
          <table:table-cell office:value-type="float" office:value="218703352" calcext:value-type="float">
            <text:p>218703352</text:p>
          </table:table-cell>
          <table:table-cell office:value-type="float" office:value="172269832" calcext:value-type="float">
            <text:p>172269832</text:p>
          </table:table-cell>
          <table:table-cell office:value-type="float" office:value="157823320" calcext:value-type="float">
            <text:p>157823320</text:p>
          </table:table-cell>
          <table:table-cell office:value-type="float" office:value="184010568" calcext:value-type="float">
            <text:p>184010568</text:p>
          </table:table-cell>
          <table:table-cell office:value-type="float" office:value="237277000" calcext:value-type="float">
            <text:p>237277000</text:p>
          </table:table-cell>
        </table:table-row>
        <table:table-row table:style-name="ro1">
          <table:table-cell office:value-type="float" office:value="223862872" calcext:value-type="float">
            <text:p>223862872</text:p>
          </table:table-cell>
          <table:table-cell office:value-type="float" office:value="179493160" calcext:value-type="float">
            <text:p>179493160</text:p>
          </table:table-cell>
          <table:table-cell office:value-type="float" office:value="164014744" calcext:value-type="float">
            <text:p>164014744</text:p>
          </table:table-cell>
          <table:table-cell office:value-type="float" office:value="189103320" calcext:value-type="float">
            <text:p>189103320</text:p>
          </table:table-cell>
          <table:table-cell office:value-type="float" office:value="237277000" calcext:value-type="float">
            <text:p>237277000</text:p>
          </table:table-cell>
        </table:table-row>
        <table:table-row table:style-name="ro1">
          <table:table-cell office:value-type="float" office:value="228908424" calcext:value-type="float">
            <text:p>228908424</text:p>
          </table:table-cell>
          <table:table-cell office:value-type="float" office:value="181556968" calcext:value-type="float">
            <text:p>181556968</text:p>
          </table:table-cell>
          <table:table-cell office:value-type="float" office:value="167110456" calcext:value-type="float">
            <text:p>167110456</text:p>
          </table:table-cell>
          <table:table-cell office:value-type="float" office:value="191870488" calcext:value-type="float">
            <text:p>191870488</text:p>
          </table:table-cell>
          <table:table-cell office:value-type="float" office:value="244826472" calcext:value-type="float">
            <text:p>244826472</text:p>
          </table:table-cell>
        </table:table-row>
        <table:table-row table:style-name="ro1">
          <table:table-cell office:value-type="float" office:value="231347736" calcext:value-type="float">
            <text:p>231347736</text:p>
          </table:table-cell>
          <table:table-cell office:value-type="float" office:value="183620776" calcext:value-type="float">
            <text:p>183620776</text:p>
          </table:table-cell>
          <table:table-cell office:value-type="float" office:value="172269976" calcext:value-type="float">
            <text:p>172269976</text:p>
          </table:table-cell>
          <table:table-cell office:value-type="float" office:value="191870488" calcext:value-type="float">
            <text:p>191870488</text:p>
          </table:table-cell>
          <table:table-cell office:value-type="float" office:value="244826472" calcext:value-type="float">
            <text:p>244826472</text:p>
          </table:table-cell>
        </table:table-row>
        <table:table-row table:style-name="ro1">
          <table:table-cell office:value-type="float" office:value="233411064" calcext:value-type="float">
            <text:p>233411064</text:p>
          </table:table-cell>
          <table:table-cell office:value-type="float" office:value="188780296" calcext:value-type="float">
            <text:p>188780296</text:p>
          </table:table-cell>
          <table:table-cell office:value-type="float" office:value="177756120" calcext:value-type="float">
            <text:p>177756120</text:p>
          </table:table-cell>
          <table:table-cell office:value-type="float" office:value="199551096" calcext:value-type="float">
            <text:p>199551096</text:p>
          </table:table-cell>
          <table:table-cell office:value-type="float" office:value="249608808" calcext:value-type="float">
            <text:p>249608808</text:p>
          </table:table-cell>
        </table:table-row>
        <table:table-row table:style-name="ro1">
          <table:table-cell office:value-type="float" office:value="237537720" calcext:value-type="float">
            <text:p>237537720</text:p>
          </table:table-cell>
          <table:table-cell office:value-type="float" office:value="198067432" calcext:value-type="float">
            <text:p>198067432</text:p>
          </table:table-cell>
          <table:table-cell office:value-type="float" office:value="180212856" calcext:value-type="float">
            <text:p>180212856</text:p>
          </table:table-cell>
          <table:table-cell office:value-type="float" office:value="200517192" calcext:value-type="float">
            <text:p>200517192</text:p>
          </table:table-cell>
          <table:table-cell office:value-type="float" office:value="253473192" calcext:value-type="float">
            <text:p>253473192</text:p>
          </table:table-cell>
        </table:table-row>
        <table:table-row table:style-name="ro1">
          <table:table-cell office:value-type="float" office:value="237537720" calcext:value-type="float">
            <text:p>237537720</text:p>
          </table:table-cell>
          <table:table-cell office:value-type="float" office:value="198067432" calcext:value-type="float">
            <text:p>198067432</text:p>
          </table:table-cell>
          <table:table-cell office:value-type="float" office:value="180212856" calcext:value-type="float">
            <text:p>180212856</text:p>
          </table:table-cell>
          <table:table-cell office:value-type="float" office:value="200517192" calcext:value-type="float">
            <text:p>200517192</text:p>
          </table:table-cell>
          <table:table-cell office:value-type="float" office:value="253473192" calcext:value-type="float">
            <text:p>253473192</text:p>
          </table:table-cell>
        </table:table-row>
        <table:table-row table:style-name="ro1">
          <table:table-cell office:value-type="float" office:value="245791032" calcext:value-type="float">
            <text:p>245791032</text:p>
          </table:table-cell>
          <table:table-cell office:value-type="float" office:value="205290760" calcext:value-type="float">
            <text:p>205290760</text:p>
          </table:table-cell>
          <table:table-cell office:value-type="float" office:value="180212856" calcext:value-type="float">
            <text:p>180212856</text:p>
          </table:table-cell>
          <table:table-cell office:value-type="float" office:value="118311752" calcext:value-type="float">
            <text:p>118311752</text:p>
          </table:table-cell>
          <table:table-cell office:value-type="float" office:value="253473192" calcext:value-type="float">
            <text:p>253473192</text:p>
          </table:table-cell>
        </table:table-row>
        <table:table-row table:style-name="ro1">
          <table:table-cell office:value-type="float" office:value="245791032" calcext:value-type="float">
            <text:p>245791032</text:p>
          </table:table-cell>
          <table:table-cell office:value-type="float" office:value="214577896" calcext:value-type="float">
            <text:p>214577896</text:p>
          </table:table-cell>
          <table:table-cell office:value-type="float" office:value="180278424" calcext:value-type="float">
            <text:p>180278424</text:p>
          </table:table-cell>
          <table:table-cell office:value-type="float" office:value="125834008" calcext:value-type="float">
            <text:p>125834008</text:p>
          </table:table-cell>
          <table:table-cell office:value-type="float" office:value="253473192" calcext:value-type="float">
            <text:p>253473192</text:p>
          </table:table-cell>
        </table:table-row>
        <table:table-row table:style-name="ro1">
          <table:table-cell office:value-type="float" office:value="245791032" calcext:value-type="float">
            <text:p>245791032</text:p>
          </table:table-cell>
          <table:table-cell office:value-type="float" office:value="214577896" calcext:value-type="float">
            <text:p>214577896</text:p>
          </table:table-cell>
          <table:table-cell office:value-type="float" office:value="188072760" calcext:value-type="float">
            <text:p>188072760</text:p>
          </table:table-cell>
          <table:table-cell office:value-type="float" office:value="130993528" calcext:value-type="float">
            <text:p>130993528</text:p>
          </table:table-cell>
          <table:table-cell office:value-type="float" office:value="261333096" calcext:value-type="float">
            <text:p>261333096</text:p>
          </table:table-cell>
        </table:table-row>
        <table:table-row table:style-name="ro1">
          <table:table-cell office:value-type="float" office:value="245791032" calcext:value-type="float">
            <text:p>245791032</text:p>
          </table:table-cell>
          <table:table-cell office:value-type="float" office:value="214577896" calcext:value-type="float">
            <text:p>214577896</text:p>
          </table:table-cell>
          <table:table-cell office:value-type="float" office:value="188072760" calcext:value-type="float">
            <text:p>188072760</text:p>
          </table:table-cell>
          <table:table-cell office:value-type="float" office:value="135121144" calcext:value-type="float">
            <text:p>135121144</text:p>
          </table:table-cell>
          <table:table-cell office:value-type="float" office:value="261304472" calcext:value-type="float">
            <text:p>261304472</text:p>
          </table:table-cell>
        </table:table-row>
        <table:table-row table:style-name="ro1">
          <table:table-cell office:value-type="float" office:value="253340520" calcext:value-type="float">
            <text:p>253340520</text:p>
          </table:table-cell>
          <table:table-cell office:value-type="float" office:value="214577896" calcext:value-type="float">
            <text:p>214577896</text:p>
          </table:table-cell>
          <table:table-cell office:value-type="float" office:value="194787288" calcext:value-type="float">
            <text:p>194787288</text:p>
          </table:table-cell>
          <table:table-cell office:value-type="float" office:value="146472088" calcext:value-type="float">
            <text:p>146472088</text:p>
          </table:table-cell>
          <table:table-cell office:value-type="float" office:value="123021224" calcext:value-type="float">
            <text:p>123021224</text:p>
          </table:table-cell>
        </table:table-row>
        <table:table-row table:style-name="ro1">
          <table:table-cell office:value-type="float" office:value="260890008" calcext:value-type="float">
            <text:p>260890008</text:p>
          </table:table-cell>
          <table:table-cell office:value-type="float" office:value="218770104" calcext:value-type="float">
            <text:p>218770104</text:p>
          </table:table-cell>
          <table:table-cell office:value-type="float" office:value="196719480" calcext:value-type="float">
            <text:p>196719480</text:p>
          </table:table-cell>
          <table:table-cell office:value-type="float" office:value="147503992" calcext:value-type="float">
            <text:p>147503992</text:p>
          </table:table-cell>
          <table:table-cell office:value-type="float" office:value="130993816" calcext:value-type="float">
            <text:p>130993816</text:p>
          </table:table-cell>
        </table:table-row>
        <table:table-row table:style-name="ro1">
          <table:table-cell office:value-type="float" office:value="123898280" calcext:value-type="float">
            <text:p>123898280</text:p>
          </table:table-cell>
          <table:table-cell office:value-type="float" office:value="221799544" calcext:value-type="float">
            <text:p>221799544</text:p>
          </table:table-cell>
          <table:table-cell office:value-type="float" office:value="196719480" calcext:value-type="float">
            <text:p>196719480</text:p>
          </table:table-cell>
          <table:table-cell office:value-type="float" office:value="155759224" calcext:value-type="float">
            <text:p>155759224</text:p>
          </table:table-cell>
          <table:table-cell office:value-type="float" office:value="130993816" calcext:value-type="float">
            <text:p>130993816</text:p>
          </table:table-cell>
        </table:table-row>
        <table:table-row table:style-name="ro1">
          <table:table-cell office:value-type="float" office:value="124717000" calcext:value-type="float">
            <text:p>124717000</text:p>
          </table:table-cell>
          <table:table-cell office:value-type="float" office:value="221799544" calcext:value-type="float">
            <text:p>221799544</text:p>
          </table:table-cell>
          <table:table-cell office:value-type="float" office:value="197061592" calcext:value-type="float">
            <text:p>197061592</text:p>
          </table:table-cell>
          <table:table-cell office:value-type="float" office:value="164014456" calcext:value-type="float">
            <text:p>164014456</text:p>
          </table:table-cell>
          <table:table-cell office:value-type="float" office:value="137185240" calcext:value-type="float">
            <text:p>137185240</text:p>
          </table:table-cell>
        </table:table-row>
        <table:table-row table:style-name="ro1">
          <table:table-cell office:value-type="float" office:value="124717000" calcext:value-type="float">
            <text:p>124717000</text:p>
          </table:table-cell>
          <table:table-cell office:value-type="float" office:value="228186216" calcext:value-type="float">
            <text:p>228186216</text:p>
          </table:table-cell>
          <table:table-cell office:value-type="float" office:value="123770536" calcext:value-type="float">
            <text:p>123770536</text:p>
          </table:table-cell>
          <table:table-cell office:value-type="float" office:value="164014456" calcext:value-type="float">
            <text:p>164014456</text:p>
          </table:table-cell>
          <table:table-cell office:value-type="float" office:value="143376664" calcext:value-type="float">
            <text:p>143376664</text:p>
          </table:table-cell>
        </table:table-row>
        <table:table-row table:style-name="ro1">
          <table:table-cell office:value-type="float" office:value="133055800" calcext:value-type="float">
            <text:p>133055800</text:p>
          </table:table-cell>
          <table:table-cell office:value-type="float" office:value="230446248" calcext:value-type="float">
            <text:p>230446248</text:p>
          </table:table-cell>
          <table:table-cell office:value-type="float" office:value="125834344" calcext:value-type="float">
            <text:p>125834344</text:p>
          </table:table-cell>
          <table:table-cell office:value-type="float" office:value="171237784" calcext:value-type="float">
            <text:p>171237784</text:p>
          </table:table-cell>
          <table:table-cell office:value-type="float" office:value="147504280" calcext:value-type="float">
            <text:p>147504280</text:p>
          </table:table-cell>
        </table:table-row>
        <table:table-row table:style-name="ro1">
          <table:table-cell office:value-type="float" office:value="141311032" calcext:value-type="float">
            <text:p>141311032</text:p>
          </table:table-cell>
          <table:table-cell office:value-type="float" office:value="230446248" calcext:value-type="float">
            <text:p>230446248</text:p>
          </table:table-cell>
          <table:table-cell office:value-type="float" office:value="132025768" calcext:value-type="float">
            <text:p>132025768</text:p>
          </table:table-cell>
          <table:table-cell office:value-type="float" office:value="180524920" calcext:value-type="float">
            <text:p>180524920</text:p>
          </table:table-cell>
          <table:table-cell office:value-type="float" office:value="164014744" calcext:value-type="float">
            <text:p>164014744</text:p>
          </table:table-cell>
        </table:table-row>
        <table:table-row table:style-name="ro1">
          <table:table-cell office:value-type="float" office:value="157821496" calcext:value-type="float">
            <text:p>157821496</text:p>
          </table:table-cell>
          <table:table-cell office:value-type="float" office:value="238306168" calcext:value-type="float">
            <text:p>238306168</text:p>
          </table:table-cell>
          <table:table-cell office:value-type="float" office:value="148536232" calcext:value-type="float">
            <text:p>148536232</text:p>
          </table:table-cell>
          <table:table-cell office:value-type="float" office:value="186601176" calcext:value-type="float">
            <text:p>186601176</text:p>
          </table:table-cell>
          <table:table-cell office:value-type="float" office:value="180525208" calcext:value-type="float">
            <text:p>180525208</text:p>
          </table:table-cell>
        </table:table-row>
        <table:table-row table:style-name="ro1">
          <table:table-cell office:value-type="float" office:value="157821496" calcext:value-type="float">
            <text:p>157821496</text:p>
          </table:table-cell>
          <table:table-cell office:value-type="float" office:value="124052936" calcext:value-type="float">
            <text:p>124052936</text:p>
          </table:table-cell>
          <table:table-cell office:value-type="float" office:value="148536232" calcext:value-type="float">
            <text:p>148536232</text:p>
          </table:table-cell>
          <table:table-cell office:value-type="float" office:value="187943256" calcext:value-type="float">
            <text:p>187943256</text:p>
          </table:table-cell>
          <table:table-cell office:value-type="float" office:value="180525208" calcext:value-type="float">
            <text:p>180525208</text:p>
          </table:table-cell>
        </table:table-row>
        <table:table-row table:style-name="ro1">
          <table:table-cell office:value-type="float" office:value="166076728" calcext:value-type="float">
            <text:p>166076728</text:p>
          </table:table-cell>
          <table:table-cell office:value-type="float" office:value="130993576" calcext:value-type="float">
            <text:p>130993576</text:p>
          </table:table-cell>
          <table:table-cell office:value-type="float" office:value="153695752" calcext:value-type="float">
            <text:p>153695752</text:p>
          </table:table-cell>
          <table:table-cell office:value-type="float" office:value="188402232" calcext:value-type="float">
            <text:p>188402232</text:p>
          </table:table-cell>
          <table:table-cell office:value-type="float" office:value="188780440" calcext:value-type="float">
            <text:p>188780440</text:p>
          </table:table-cell>
        </table:table-row>
        <table:table-row table:style-name="ro1">
          <table:table-cell office:value-type="float" office:value="174331960" calcext:value-type="float">
            <text:p>174331960</text:p>
          </table:table-cell>
          <table:table-cell office:value-type="float" office:value="130993576" calcext:value-type="float">
            <text:p>130993576</text:p>
          </table:table-cell>
          <table:table-cell office:value-type="float" office:value="161950984" calcext:value-type="float">
            <text:p>161950984</text:p>
          </table:table-cell>
          <table:table-cell office:value-type="float" office:value="195951720" calcext:value-type="float">
            <text:p>195951720</text:p>
          </table:table-cell>
          <table:table-cell office:value-type="float" office:value="193939960" calcext:value-type="float">
            <text:p>193939960</text:p>
          </table:table-cell>
        </table:table-row>
        <table:table-row table:style-name="ro1">
          <table:table-cell office:value-type="float" office:value="174331960" calcext:value-type="float">
            <text:p>174331960</text:p>
          </table:table-cell>
          <table:table-cell office:value-type="float" office:value="132025480" calcext:value-type="float">
            <text:p>132025480</text:p>
          </table:table-cell>
          <table:table-cell office:value-type="float" office:value="165046696" calcext:value-type="float">
            <text:p>165046696</text:p>
          </table:table-cell>
          <table:table-cell office:value-type="float" office:value="196589976" calcext:value-type="float">
            <text:p>196589976</text:p>
          </table:table-cell>
          <table:table-cell office:value-type="float" office:value="197035672" calcext:value-type="float">
            <text:p>197035672</text:p>
          </table:table-cell>
        </table:table-row>
        <table:table-row table:style-name="ro1">
          <table:table-cell office:value-type="float" office:value="182587192" calcext:value-type="float">
            <text:p>182587192</text:p>
          </table:table-cell>
          <table:table-cell office:value-type="float" office:value="139248808" calcext:value-type="float">
            <text:p>139248808</text:p>
          </table:table-cell>
          <table:table-cell office:value-type="float" office:value="165046696" calcext:value-type="float">
            <text:p>165046696</text:p>
          </table:table-cell>
          <table:table-cell office:value-type="float" office:value="196589976" calcext:value-type="float">
            <text:p>196589976</text:p>
          </table:table-cell>
          <table:table-cell office:value-type="float" office:value="200131384" calcext:value-type="float">
            <text:p>200131384</text:p>
          </table:table-cell>
        </table:table-row>
        <table:table-row table:style-name="ro1">
          <table:table-cell office:value-type="float" office:value="190842424" calcext:value-type="float">
            <text:p>190842424</text:p>
          </table:table-cell>
          <table:table-cell office:value-type="float" office:value="147504040" calcext:value-type="float">
            <text:p>147504040</text:p>
          </table:table-cell>
          <table:table-cell office:value-type="float" office:value="165046696" calcext:value-type="float">
            <text:p>165046696</text:p>
          </table:table-cell>
          <table:table-cell office:value-type="float" office:value="196589976" calcext:value-type="float">
            <text:p>196589976</text:p>
          </table:table-cell>
          <table:table-cell office:value-type="float" office:value="205290872" calcext:value-type="float">
            <text:p>205290872</text:p>
          </table:table-cell>
        </table:table-row>
        <table:table-row table:style-name="ro1">
          <table:table-cell office:value-type="float" office:value="190842424" calcext:value-type="float">
            <text:p>190842424</text:p>
          </table:table-cell>
          <table:table-cell office:value-type="float" office:value="147504040" calcext:value-type="float">
            <text:p>147504040</text:p>
          </table:table-cell>
          <table:table-cell office:value-type="float" office:value="172268344" calcext:value-type="float">
            <text:p>172268344</text:p>
          </table:table-cell>
          <table:table-cell office:value-type="float" office:value="196589976" calcext:value-type="float">
            <text:p>196589976</text:p>
          </table:table-cell>
          <table:table-cell office:value-type="float" office:value="213546136" calcext:value-type="float">
            <text:p>213546136</text:p>
          </table:table-cell>
        </table:table-row>
        <table:table-row table:style-name="ro1">
          <table:table-cell office:value-type="float" office:value="199097656" calcext:value-type="float">
            <text:p>199097656</text:p>
          </table:table-cell>
          <table:table-cell office:value-type="float" office:value="155759272" calcext:value-type="float">
            <text:p>155759272</text:p>
          </table:table-cell>
          <table:table-cell office:value-type="float" office:value="172268344" calcext:value-type="float">
            <text:p>172268344</text:p>
          </table:table-cell>
          <table:table-cell office:value-type="float" office:value="204449880" calcext:value-type="float">
            <text:p>204449880</text:p>
          </table:table-cell>
          <table:table-cell office:value-type="float" office:value="222833272" calcext:value-type="float">
            <text:p>222833272</text:p>
          </table:table-cell>
        </table:table-row>
        <table:table-row table:style-name="ro1">
          <table:table-cell office:value-type="float" office:value="207352888" calcext:value-type="float">
            <text:p>207352888</text:p>
          </table:table-cell>
          <table:table-cell office:value-type="float" office:value="164014504" calcext:value-type="float">
            <text:p>164014504</text:p>
          </table:table-cell>
          <table:table-cell office:value-type="float" office:value="177492216" calcext:value-type="float">
            <text:p>177492216</text:p>
          </table:table-cell>
          <table:table-cell office:value-type="float" office:value="204413336" calcext:value-type="float">
            <text:p>204413336</text:p>
          </table:table-cell>
          <table:table-cell office:value-type="float" office:value="230056600" calcext:value-type="float">
            <text:p>230056600</text:p>
          </table:table-cell>
        </table:table-row>
        <table:table-row table:style-name="ro1">
          <table:table-cell office:value-type="float" office:value="207352888" calcext:value-type="float">
            <text:p>207352888</text:p>
          </table:table-cell>
          <table:table-cell office:value-type="float" office:value="168142120" calcext:value-type="float">
            <text:p>168142120</text:p>
          </table:table-cell>
          <table:table-cell office:value-type="float" office:value="180915048" calcext:value-type="float">
            <text:p>180915048</text:p>
          </table:table-cell>
          <table:table-cell office:value-type="float" office:value="128934472" calcext:value-type="float">
            <text:p>128934472</text:p>
          </table:table-cell>
          <table:table-cell office:value-type="float" office:value="238311832" calcext:value-type="float">
            <text:p>238311832</text:p>
          </table:table-cell>
        </table:table-row>
        <table:table-row table:style-name="ro1">
          <table:table-cell office:value-type="float" office:value="215608120" calcext:value-type="float">
            <text:p>215608120</text:p>
          </table:table-cell>
          <table:table-cell office:value-type="float" office:value="173301640" calcext:value-type="float">
            <text:p>173301640</text:p>
          </table:table-cell>
          <table:table-cell office:value-type="float" office:value="180915048" calcext:value-type="float">
            <text:p>180915048</text:p>
          </table:table-cell>
          <table:table-cell office:value-type="float" office:value="130797176" calcext:value-type="float">
            <text:p>130797176</text:p>
          </table:table-cell>
          <table:table-cell office:value-type="float" office:value="246567064" calcext:value-type="float">
            <text:p>246567064</text:p>
          </table:table-cell>
        </table:table-row>
        <table:table-row table:style-name="ro1">
          <table:table-cell office:value-type="float" office:value="218703832" calcext:value-type="float">
            <text:p>218703832</text:p>
          </table:table-cell>
          <table:table-cell office:value-type="float" office:value="180524968" calcext:value-type="float">
            <text:p>180524968</text:p>
          </table:table-cell>
          <table:table-cell office:value-type="float" office:value="180915048" calcext:value-type="float">
            <text:p>180915048</text:p>
          </table:table-cell>
          <table:table-cell office:value-type="float" office:value="130797176" calcext:value-type="float">
            <text:p>130797176</text:p>
          </table:table-cell>
          <table:table-cell office:value-type="float" office:value="246567064" calcext:value-type="float">
            <text:p>246567064</text:p>
          </table:table-cell>
        </table:table-row>
        <table:table-row table:style-name="ro1">
          <table:table-cell office:value-type="float" office:value="223863352" calcext:value-type="float">
            <text:p>223863352</text:p>
          </table:table-cell>
          <table:table-cell office:value-type="float" office:value="182588776" calcext:value-type="float">
            <text:p>182588776</text:p>
          </table:table-cell>
          <table:table-cell office:value-type="float" office:value="180915048" calcext:value-type="float">
            <text:p>180915048</text:p>
          </table:table-cell>
          <table:table-cell office:value-type="float" office:value="134089528" calcext:value-type="float">
            <text:p>134089528</text:p>
          </table:table-cell>
          <table:table-cell office:value-type="float" office:value="252758488" calcext:value-type="float">
            <text:p>252758488</text:p>
          </table:table-cell>
        </table:table-row>
        <table:table-row table:style-name="ro1">
          <table:table-cell office:value-type="float" office:value="223863352" calcext:value-type="float">
            <text:p>223863352</text:p>
          </table:table-cell>
          <table:table-cell office:value-type="float" office:value="189812104" calcext:value-type="float">
            <text:p>189812104</text:p>
          </table:table-cell>
          <table:table-cell office:value-type="float" office:value="188398968" calcext:value-type="float">
            <text:p>188398968</text:p>
          </table:table-cell>
          <table:table-cell office:value-type="float" office:value="140280952" calcext:value-type="float">
            <text:p>140280952</text:p>
          </table:table-cell>
          <table:table-cell office:value-type="float" office:value="261013720" calcext:value-type="float">
            <text:p>261013720</text:p>
          </table:table-cell>
        </table:table-row>
        <table:table-row table:style-name="ro1">
          <table:table-cell office:value-type="float" office:value="223863352" calcext:value-type="float">
            <text:p>223863352</text:p>
          </table:table-cell>
          <table:table-cell office:value-type="float" office:value="197035432" calcext:value-type="float">
            <text:p>197035432</text:p>
          </table:table-cell>
          <table:table-cell office:value-type="float" office:value="188774968" calcext:value-type="float">
            <text:p>188774968</text:p>
          </table:table-cell>
          <table:table-cell office:value-type="float" office:value="147504280" calcext:value-type="float">
            <text:p>147504280</text:p>
          </table:table-cell>
          <table:table-cell office:value-type="float" office:value="263077528" calcext:value-type="float">
            <text:p>263077528</text:p>
          </table:table-cell>
        </table:table-row>
        <table:table-row table:style-name="ro1">
          <table:table-cell office:value-type="float" office:value="226910184" calcext:value-type="float">
            <text:p>226910184</text:p>
          </table:table-cell>
          <table:table-cell office:value-type="float" office:value="205290664" calcext:value-type="float">
            <text:p>205290664</text:p>
          </table:table-cell>
          <table:table-cell office:value-type="float" office:value="126201560" calcext:value-type="float">
            <text:p>126201560</text:p>
          </table:table-cell>
          <table:table-cell office:value-type="float" office:value="149568088" calcext:value-type="float">
            <text:p>149568088</text:p>
          </table:table-cell>
          <table:table-cell office:value-type="float" office:value="263077528" calcext:value-type="float">
            <text:p>263077528</text:p>
          </table:table-cell>
        </table:table-row>
        <table:table-row table:style-name="ro1">
          <table:table-cell office:value-type="float" office:value="231281688" calcext:value-type="float">
            <text:p>231281688</text:p>
          </table:table-cell>
          <table:table-cell office:value-type="float" office:value="212513960" calcext:value-type="float">
            <text:p>212513960</text:p>
          </table:table-cell>
          <table:table-cell office:value-type="float" office:value="130993768" calcext:value-type="float">
            <text:p>130993768</text:p>
          </table:table-cell>
          <table:table-cell office:value-type="float" office:value="160919032" calcext:value-type="float">
            <text:p>160919032</text:p>
          </table:table-cell>
          <table:table-cell office:value-type="float" office:value="267269736" calcext:value-type="float">
            <text:p>267269736</text:p>
          </table:table-cell>
        </table:table-row>
        <table:table-row table:style-name="ro1">
          <table:table-cell office:value-type="float" office:value="231281688" calcext:value-type="float">
            <text:p>231281688</text:p>
          </table:table-cell>
          <table:table-cell office:value-type="float" office:value="213545896" calcext:value-type="float">
            <text:p>213545896</text:p>
          </table:table-cell>
          <table:table-cell office:value-type="float" office:value="130993768" calcext:value-type="float">
            <text:p>130993768</text:p>
          </table:table-cell>
          <table:table-cell office:value-type="float" office:value="164014744" calcext:value-type="float">
            <text:p>164014744</text:p>
          </table:table-cell>
          <table:table-cell office:value-type="float" office:value="270627000" calcext:value-type="float">
            <text:p>270627000</text:p>
          </table:table-cell>
        </table:table-row>
        <table:table-row table:style-name="ro1">
          <table:table-cell office:value-type="float" office:value="239928408" calcext:value-type="float">
            <text:p>239928408</text:p>
          </table:table-cell>
          <table:table-cell office:value-type="float" office:value="213545896" calcext:value-type="float">
            <text:p>213545896</text:p>
          </table:table-cell>
          <table:table-cell office:value-type="float" office:value="139249000" calcext:value-type="float">
            <text:p>139249000</text:p>
          </table:table-cell>
          <table:table-cell office:value-type="float" office:value="172269976" calcext:value-type="float">
            <text:p>172269976</text:p>
          </table:table-cell>
          <table:table-cell office:value-type="float" office:value="270627000" calcext:value-type="float">
            <text:p>270627000</text:p>
          </table:table-cell>
        </table:table-row>
        <table:table-row table:style-name="ro1">
          <table:table-cell office:value-type="float" office:value="239928408" calcext:value-type="float">
            <text:p>239928408</text:p>
          </table:table-cell>
          <table:table-cell office:value-type="float" office:value="214905384" calcext:value-type="float">
            <text:p>214905384</text:p>
          </table:table-cell>
          <table:table-cell office:value-type="float" office:value="145440424" calcext:value-type="float">
            <text:p>145440424</text:p>
          </table:table-cell>
          <table:table-cell office:value-type="float" office:value="180525208" calcext:value-type="float">
            <text:p>180525208</text:p>
          </table:table-cell>
          <table:table-cell office:value-type="float" office:value="279273720" calcext:value-type="float">
            <text:p>279273720</text:p>
          </table:table-cell>
        </table:table-row>
        <table:table-row table:style-name="ro1">
          <table:table-cell office:value-type="float" office:value="239928408" calcext:value-type="float">
            <text:p>239928408</text:p>
          </table:table-cell>
          <table:table-cell office:value-type="float" office:value="221095368" calcext:value-type="float">
            <text:p>221095368</text:p>
          </table:table-cell>
          <table:table-cell office:value-type="float" office:value="147504232" calcext:value-type="float">
            <text:p>147504232</text:p>
          </table:table-cell>
          <table:table-cell office:value-type="float" office:value="180525208" calcext:value-type="float">
            <text:p>180525208</text:p>
          </table:table-cell>
          <table:table-cell office:value-type="float" office:value="279273720" calcext:value-type="float">
            <text:p>279273720</text:p>
          </table:table-cell>
        </table:table-row>
        <table:table-row table:style-name="ro1">
          <table:table-cell office:value-type="float" office:value="239928408" calcext:value-type="float">
            <text:p>239928408</text:p>
          </table:table-cell>
          <table:table-cell office:value-type="float" office:value="221095368" calcext:value-type="float">
            <text:p>221095368</text:p>
          </table:table-cell>
          <table:table-cell office:value-type="float" office:value="154727560" calcext:value-type="float">
            <text:p>154727560</text:p>
          </table:table-cell>
          <table:table-cell office:value-type="float" office:value="180525208" calcext:value-type="float">
            <text:p>180525208</text:p>
          </table:table-cell>
          <table:table-cell office:value-type="float" office:value="279273720" calcext:value-type="float">
            <text:p>279273720</text:p>
          </table:table-cell>
        </table:table-row>
        <table:table-row table:style-name="ro1">
          <table:table-cell office:value-type="float" office:value="239928408" calcext:value-type="float">
            <text:p>239928408</text:p>
          </table:table-cell>
          <table:table-cell office:value-type="float" office:value="229020856" calcext:value-type="float">
            <text:p>229020856</text:p>
          </table:table-cell>
          <table:table-cell office:value-type="float" office:value="157823272" calcext:value-type="float">
            <text:p>157823272</text:p>
          </table:table-cell>
          <table:table-cell office:value-type="float" office:value="185569800" calcext:value-type="float">
            <text:p>185569800</text:p>
          </table:table-cell>
          <table:table-cell office:value-type="float" office:value="279273720" calcext:value-type="float">
            <text:p>279273720</text:p>
          </table:table-cell>
        </table:table-row>
        <table:table-row table:style-name="ro1">
          <table:table-cell office:value-type="float" office:value="246446232" calcext:value-type="float">
            <text:p>246446232</text:p>
          </table:table-cell>
          <table:table-cell office:value-type="float" office:value="229742088" calcext:value-type="float">
            <text:p>229742088</text:p>
          </table:table-cell>
          <table:table-cell office:value-type="float" office:value="164014696" calcext:value-type="float">
            <text:p>164014696</text:p>
          </table:table-cell>
          <table:table-cell office:value-type="float" office:value="188074680" calcext:value-type="float">
            <text:p>188074680</text:p>
          </table:table-cell>
          <table:table-cell office:value-type="float" office:value="284497608" calcext:value-type="float">
            <text:p>284497608</text:p>
          </table:table-cell>
        </table:table-row>
        <table:table-row table:style-name="ro1">
          <table:table-cell office:value-type="float" office:value="247788312" calcext:value-type="float">
            <text:p>247788312</text:p>
          </table:table-cell>
          <table:table-cell office:value-type="float" office:value="229742088" calcext:value-type="float">
            <text:p>229742088</text:p>
          </table:table-cell>
          <table:table-cell office:value-type="float" office:value="167110408" calcext:value-type="float">
            <text:p>167110408</text:p>
          </table:table-cell>
          <table:table-cell office:value-type="float" office:value="195558600" calcext:value-type="float">
            <text:p>195558600</text:p>
          </table:table-cell>
          <table:table-cell office:value-type="float" office:value="287133624" calcext:value-type="float">
            <text:p>287133624</text:p>
          </table:table-cell>
        </table:table-row>
        <table:table-row table:style-name="ro1">
          <table:table-cell office:value-type="float" office:value="124604152" calcext:value-type="float">
            <text:p>124604152</text:p>
          </table:table-cell>
          <table:table-cell office:value-type="float" office:value="229742088" calcext:value-type="float">
            <text:p>229742088</text:p>
          </table:table-cell>
          <table:table-cell office:value-type="float" office:value="172269928" calcext:value-type="float">
            <text:p>172269928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123021224" calcext:value-type="float">
            <text:p>123021224</text:p>
          </table:table-cell>
        </table:table-row>
        <table:table-row table:style-name="ro1">
          <table:table-cell office:value-type="float" office:value="130993816" calcext:value-type="float">
            <text:p>130993816</text:p>
          </table:table-cell>
          <table:table-cell office:value-type="float" office:value="231543144" calcext:value-type="float">
            <text:p>231543144</text:p>
          </table:table-cell>
          <table:table-cell office:value-type="float" office:value="178083912" calcext:value-type="float">
            <text:p>178083912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127508584" calcext:value-type="float">
            <text:p>127508584</text:p>
          </table:table-cell>
        </table:table-row>
        <table:table-row table:style-name="ro1">
          <table:table-cell office:value-type="float" office:value="130993816" calcext:value-type="float">
            <text:p>130993816</text:p>
          </table:table-cell>
          <table:table-cell office:value-type="float" office:value="237601992" calcext:value-type="float">
            <text:p>237601992</text:p>
          </table:table-cell>
          <table:table-cell office:value-type="float" office:value="180212808" calcext:value-type="float">
            <text:p>180212808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130993816" calcext:value-type="float">
            <text:p>130993816</text:p>
          </table:table-cell>
        </table:table-row>
        <table:table-row table:style-name="ro1">
          <table:table-cell office:value-type="float" office:value="141312856" calcext:value-type="float">
            <text:p>141312856</text:p>
          </table:table-cell>
          <table:table-cell office:value-type="float" office:value="123134744" calcext:value-type="float">
            <text:p>123134744</text:p>
          </table:table-cell>
          <table:table-cell office:value-type="float" office:value="180212808" calcext:value-type="float">
            <text:p>180212808</text:p>
          </table:table-cell>
          <table:table-cell office:value-type="float" office:value="204581304" calcext:value-type="float">
            <text:p>204581304</text:p>
          </table:table-cell>
          <table:table-cell office:value-type="float" office:value="130993816" calcext:value-type="float">
            <text:p>130993816</text:p>
          </table:table-cell>
        </table:table-row>
        <table:table-row table:style-name="ro1">
          <table:table-cell office:value-type="float" office:value="147504280" calcext:value-type="float">
            <text:p>147504280</text:p>
          </table:table-cell>
          <table:table-cell office:value-type="float" office:value="130856984" calcext:value-type="float">
            <text:p>130856984</text:p>
          </table:table-cell>
          <table:table-cell office:value-type="float" office:value="180212808" calcext:value-type="float">
            <text:p>180212808</text:p>
          </table:table-cell>
          <table:table-cell office:value-type="float" office:value="123021224" calcext:value-type="float">
            <text:p>123021224</text:p>
          </table:table-cell>
          <table:table-cell office:value-type="float" office:value="139249048" calcext:value-type="float">
            <text:p>139249048</text:p>
          </table:table-cell>
        </table:table-row>
        <table:table-row table:style-name="ro1">
          <table:table-cell office:value-type="float" office:value="147504280" calcext:value-type="float">
            <text:p>147504280</text:p>
          </table:table-cell>
          <table:table-cell office:value-type="float" office:value="130856984" calcext:value-type="float">
            <text:p>130856984</text:p>
          </table:table-cell>
          <table:table-cell office:value-type="float" office:value="180212808" calcext:value-type="float">
            <text:p>180212808</text:p>
          </table:table-cell>
          <table:table-cell office:value-type="float" office:value="130600600" calcext:value-type="float">
            <text:p>130600600</text:p>
          </table:table-cell>
          <table:table-cell office:value-type="float" office:value="147504280" calcext:value-type="float">
            <text:p>147504280</text:p>
          </table:table-cell>
        </table:table-row>
        <table:table-row table:style-name="ro1">
          <table:table-cell office:value-type="float" office:value="155759512" calcext:value-type="float">
            <text:p>155759512</text:p>
          </table:table-cell>
          <table:table-cell office:value-type="float" office:value="132025512" calcext:value-type="float">
            <text:p>132025512</text:p>
          </table:table-cell>
          <table:table-cell office:value-type="float" office:value="188072712" calcext:value-type="float">
            <text:p>188072712</text:p>
          </table:table-cell>
          <table:table-cell office:value-type="float" office:value="130993784" calcext:value-type="float">
            <text:p>130993784</text:p>
          </table:table-cell>
          <table:table-cell office:value-type="float" office:value="148536184" calcext:value-type="float">
            <text:p>148536184</text:p>
          </table:table-cell>
        </table:table-row>
        <table:table-row table:style-name="ro1">
          <table:table-cell office:value-type="float" office:value="164014744" calcext:value-type="float">
            <text:p>164014744</text:p>
          </table:table-cell>
          <table:table-cell office:value-type="float" office:value="139248856" calcext:value-type="float">
            <text:p>139248856</text:p>
          </table:table-cell>
          <table:table-cell office:value-type="float" office:value="188072712" calcext:value-type="float">
            <text:p>188072712</text:p>
          </table:table-cell>
          <table:table-cell office:value-type="float" office:value="135121432" calcext:value-type="float">
            <text:p>135121432</text:p>
          </table:table-cell>
          <table:table-cell office:value-type="float" office:value="155759512" calcext:value-type="float">
            <text:p>155759512</text:p>
          </table:table-cell>
        </table:table-row>
        <table:table-row table:style-name="ro1">
          <table:table-cell office:value-type="float" office:value="164014744" calcext:value-type="float">
            <text:p>164014744</text:p>
          </table:table-cell>
          <table:table-cell office:value-type="float" office:value="147504088" calcext:value-type="float">
            <text:p>147504088</text:p>
          </table:table-cell>
          <table:table-cell office:value-type="float" office:value="194966536" calcext:value-type="float">
            <text:p>194966536</text:p>
          </table:table-cell>
          <table:table-cell office:value-type="float" office:value="142344760" calcext:value-type="float">
            <text:p>142344760</text:p>
          </table:table-cell>
          <table:table-cell office:value-type="float" office:value="164014744" calcext:value-type="float">
            <text:p>164014744</text:p>
          </table:table-cell>
        </table:table-row>
        <table:table-row table:style-name="ro1">
          <table:table-cell office:value-type="float" office:value="172269976" calcext:value-type="float">
            <text:p>172269976</text:p>
          </table:table-cell>
          <table:table-cell office:value-type="float" office:value="147504088" calcext:value-type="float">
            <text:p>147504088</text:p>
          </table:table-cell>
          <table:table-cell office:value-type="float" office:value="196719432" calcext:value-type="float">
            <text:p>196719432</text:p>
          </table:table-cell>
          <table:table-cell office:value-type="float" office:value="147504280" calcext:value-type="float">
            <text:p>147504280</text:p>
          </table:table-cell>
          <table:table-cell office:value-type="float" office:value="164014744" calcext:value-type="float">
            <text:p>164014744</text:p>
          </table:table-cell>
        </table:table-row>
        <table:table-row table:style-name="ro1">
          <table:table-cell office:value-type="float" office:value="180525208" calcext:value-type="float">
            <text:p>180525208</text:p>
          </table:table-cell>
          <table:table-cell office:value-type="float" office:value="162982648" calcext:value-type="float">
            <text:p>162982648</text:p>
          </table:table-cell>
          <table:table-cell office:value-type="float" office:value="196719432" calcext:value-type="float">
            <text:p>196719432</text:p>
          </table:table-cell>
          <table:table-cell office:value-type="float" office:value="151631896" calcext:value-type="float">
            <text:p>151631896</text:p>
          </table:table-cell>
          <table:table-cell office:value-type="float" office:value="172269976" calcext:value-type="float">
            <text:p>172269976</text:p>
          </table:table-cell>
        </table:table-row>
        <table:table-row table:style-name="ro1">
          <table:table-cell office:value-type="float" office:value="184652824" calcext:value-type="float">
            <text:p>184652824</text:p>
          </table:table-cell>
          <table:table-cell office:value-type="float" office:value="168142168" calcext:value-type="float">
            <text:p>168142168</text:p>
          </table:table-cell>
          <table:table-cell office:value-type="float" office:value="123770536" calcext:value-type="float">
            <text:p>123770536</text:p>
          </table:table-cell>
          <table:table-cell office:value-type="float" office:value="161950936" calcext:value-type="float">
            <text:p>161950936</text:p>
          </table:table-cell>
          <table:table-cell office:value-type="float" office:value="180525208" calcext:value-type="float">
            <text:p>180525208</text:p>
          </table:table-cell>
        </table:table-row>
        <table:table-row table:style-name="ro1">
          <table:table-cell office:value-type="float" office:value="189812344" calcext:value-type="float">
            <text:p>189812344</text:p>
          </table:table-cell>
          <table:table-cell office:value-type="float" office:value="173301688" calcext:value-type="float">
            <text:p>173301688</text:p>
          </table:table-cell>
          <table:table-cell office:value-type="float" office:value="125834344" calcext:value-type="float">
            <text:p>125834344</text:p>
          </table:table-cell>
          <table:table-cell office:value-type="float" office:value="164014744" calcext:value-type="float">
            <text:p>164014744</text:p>
          </table:table-cell>
          <table:table-cell office:value-type="float" office:value="185684728" calcext:value-type="float">
            <text:p>185684728</text:p>
          </table:table-cell>
        </table:table-row>
        <table:table-row table:style-name="ro1">
          <table:table-cell office:value-type="float" office:value="197035672" calcext:value-type="float">
            <text:p>197035672</text:p>
          </table:table-cell>
          <table:table-cell office:value-type="float" office:value="180525016" calcext:value-type="float">
            <text:p>180525016</text:p>
          </table:table-cell>
          <table:table-cell office:value-type="float" office:value="132025768" calcext:value-type="float">
            <text:p>132025768</text:p>
          </table:table-cell>
          <table:table-cell office:value-type="float" office:value="172269976" calcext:value-type="float">
            <text:p>172269976</text:p>
          </table:table-cell>
          <table:table-cell office:value-type="float" office:value="191876152" calcext:value-type="float">
            <text:p>191876152</text:p>
          </table:table-cell>
        </table:table-row>
        <table:table-row table:style-name="ro1">
          <table:table-cell office:value-type="float" office:value="202195192" calcext:value-type="float">
            <text:p>202195192</text:p>
          </table:table-cell>
          <table:table-cell office:value-type="float" office:value="186716440" calcext:value-type="float">
            <text:p>186716440</text:p>
          </table:table-cell>
          <table:table-cell office:value-type="float" office:value="133057672" calcext:value-type="float">
            <text:p>133057672</text:p>
          </table:table-cell>
          <table:table-cell office:value-type="float" office:value="179493304" calcext:value-type="float">
            <text:p>179493304</text:p>
          </table:table-cell>
          <table:table-cell office:value-type="float" office:value="197035672" calcext:value-type="float">
            <text:p>197035672</text:p>
          </table:table-cell>
        </table:table-row>
        <table:table-row table:style-name="ro1">
          <table:table-cell office:value-type="float" office:value="209418520" calcext:value-type="float">
            <text:p>209418520</text:p>
          </table:table-cell>
          <table:table-cell office:value-type="float" office:value="191875960" calcext:value-type="float">
            <text:p>191875960</text:p>
          </table:table-cell>
          <table:table-cell office:value-type="float" office:value="143376712" calcext:value-type="float">
            <text:p>143376712</text:p>
          </table:table-cell>
          <table:table-cell office:value-type="float" office:value="180525208" calcext:value-type="float">
            <text:p>180525208</text:p>
          </table:table-cell>
          <table:table-cell office:value-type="float" office:value="205290904" calcext:value-type="float">
            <text:p>205290904</text:p>
          </table:table-cell>
        </table:table-row>
        <table:table-row table:style-name="ro1">
          <table:table-cell office:value-type="float" office:value="213546136" calcext:value-type="float">
            <text:p>213546136</text:p>
          </table:table-cell>
          <table:table-cell office:value-type="float" office:value="197035480" calcext:value-type="float">
            <text:p>197035480</text:p>
          </table:table-cell>
          <table:table-cell office:value-type="float" office:value="148536232" calcext:value-type="float">
            <text:p>148536232</text:p>
          </table:table-cell>
          <table:table-cell office:value-type="float" office:value="180525208" calcext:value-type="float">
            <text:p>180525208</text:p>
          </table:table-cell>
          <table:table-cell office:value-type="float" office:value="213546136" calcext:value-type="float">
            <text:p>213546136</text:p>
          </table:table-cell>
        </table:table-row>
        <table:table-row table:style-name="ro1">
          <table:table-cell office:value-type="float" office:value="218705656" calcext:value-type="float">
            <text:p>218705656</text:p>
          </table:table-cell>
          <table:table-cell office:value-type="float" office:value="198067384" calcext:value-type="float">
            <text:p>198067384</text:p>
          </table:table-cell>
          <table:table-cell office:value-type="float" office:value="153695752" calcext:value-type="float">
            <text:p>153695752</text:p>
          </table:table-cell>
          <table:table-cell office:value-type="float" office:value="180525208" calcext:value-type="float">
            <text:p>180525208</text:p>
          </table:table-cell>
          <table:table-cell office:value-type="float" office:value="215609944" calcext:value-type="float">
            <text:p>215609944</text:p>
          </table:table-cell>
        </table:table-row>
        <table:table-row table:style-name="ro1">
          <table:table-cell office:value-type="float" office:value="221998056" calcext:value-type="float">
            <text:p>221998056</text:p>
          </table:table-cell>
          <table:table-cell office:value-type="float" office:value="205290712" calcext:value-type="float">
            <text:p>205290712</text:p>
          </table:table-cell>
          <table:table-cell office:value-type="float" office:value="161950984" calcext:value-type="float">
            <text:p>161950984</text:p>
          </table:table-cell>
          <table:table-cell office:value-type="float" office:value="184144728" calcext:value-type="float">
            <text:p>184144728</text:p>
          </table:table-cell>
          <table:table-cell office:value-type="float" office:value="224897080" calcext:value-type="float">
            <text:p>224897080</text:p>
          </table:table-cell>
        </table:table-row>
        <table:table-row table:style-name="ro1">
          <table:table-cell office:value-type="float" office:value="229744248" calcext:value-type="float">
            <text:p>229744248</text:p>
          </table:table-cell>
          <table:table-cell office:value-type="float" office:value="213545944" calcext:value-type="float">
            <text:p>213545944</text:p>
          </table:table-cell>
          <table:table-cell office:value-type="float" office:value="165046696" calcext:value-type="float">
            <text:p>165046696</text:p>
          </table:table-cell>
          <table:table-cell office:value-type="float" office:value="188074680" calcext:value-type="float">
            <text:p>188074680</text:p>
          </table:table-cell>
          <table:table-cell office:value-type="float" office:value="230056600" calcext:value-type="float">
            <text:p>230056600</text:p>
          </table:table-cell>
        </table:table-row>
        <table:table-row table:style-name="ro1">
          <table:table-cell office:value-type="float" office:value="229744248" calcext:value-type="float">
            <text:p>229744248</text:p>
          </table:table-cell>
          <table:table-cell office:value-type="float" office:value="213545944" calcext:value-type="float">
            <text:p>213545944</text:p>
          </table:table-cell>
          <table:table-cell office:value-type="float" office:value="165046696" calcext:value-type="float">
            <text:p>165046696</text:p>
          </table:table-cell>
          <table:table-cell office:value-type="float" office:value="191563080" calcext:value-type="float">
            <text:p>191563080</text:p>
          </table:table-cell>
          <table:table-cell office:value-type="float" office:value="237279928" calcext:value-type="float">
            <text:p>237279928</text:p>
          </table:table-cell>
        </table:table-row>
        <table:table-row table:style-name="ro1">
          <table:table-cell office:value-type="float" office:value="229744248" calcext:value-type="float">
            <text:p>229744248</text:p>
          </table:table-cell>
          <table:table-cell office:value-type="float" office:value="213545944" calcext:value-type="float">
            <text:p>213545944</text:p>
          </table:table-cell>
          <table:table-cell office:value-type="float" office:value="167437848" calcext:value-type="float">
            <text:p>167437848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246567064" calcext:value-type="float">
            <text:p>246567064</text:p>
          </table:table-cell>
        </table:table-row>
        <table:table-row table:style-name="ro1">
          <table:table-cell office:value-type="float" office:value="229744248" calcext:value-type="float">
            <text:p>229744248</text:p>
          </table:table-cell>
          <table:table-cell office:value-type="float" office:value="218966520" calcext:value-type="float">
            <text:p>218966520</text:p>
          </table:table-cell>
          <table:table-cell office:value-type="float" office:value="172268344" calcext:value-type="float">
            <text:p>172268344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246567064" calcext:value-type="float">
            <text:p>246567064</text:p>
          </table:table-cell>
        </table:table-row>
        <table:table-row table:style-name="ro1">
          <table:table-cell office:value-type="float" office:value="237604152" calcext:value-type="float">
            <text:p>237604152</text:p>
          </table:table-cell>
          <table:table-cell office:value-type="float" office:value="221095416" calcext:value-type="float">
            <text:p>221095416</text:p>
          </table:table-cell>
          <table:table-cell office:value-type="float" office:value="172268344" calcext:value-type="float">
            <text:p>172268344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254822296" calcext:value-type="float">
            <text:p>254822296</text:p>
          </table:table-cell>
        </table:table-row>
        <table:table-row table:style-name="ro1">
          <table:table-cell office:value-type="float" office:value="237604152" calcext:value-type="float">
            <text:p>237604152</text:p>
          </table:table-cell>
          <table:table-cell office:value-type="float" office:value="229742136" calcext:value-type="float">
            <text:p>229742136</text:p>
          </table:table-cell>
          <table:table-cell office:value-type="float" office:value="180915048" calcext:value-type="float">
            <text:p>180915048</text:p>
          </table:table-cell>
          <table:table-cell office:value-type="float" office:value="198850296" calcext:value-type="float">
            <text:p>198850296</text:p>
          </table:table-cell>
          <table:table-cell office:value-type="float" office:value="263077528" calcext:value-type="float">
            <text:p>263077528</text:p>
          </table:table-cell>
        </table:table-row>
        <table:table-row table:style-name="ro1">
          <table:table-cell office:value-type="float" office:value="241861944" calcext:value-type="float">
            <text:p>241861944</text:p>
          </table:table-cell>
          <table:table-cell office:value-type="float" office:value="229742136" calcext:value-type="float">
            <text:p>229742136</text:p>
          </table:table-cell>
          <table:table-cell office:value-type="float" office:value="180915048" calcext:value-type="float">
            <text:p>180915048</text:p>
          </table:table-cell>
          <table:table-cell office:value-type="float" office:value="204581304" calcext:value-type="float">
            <text:p>204581304</text:p>
          </table:table-cell>
          <table:table-cell office:value-type="float" office:value="263077528" calcext:value-type="float">
            <text:p>263077528</text:p>
          </table:table-cell>
        </table:table-row>
        <table:table-row table:style-name="ro1">
          <table:table-cell office:value-type="float" office:value="245529640" calcext:value-type="float">
            <text:p>245529640</text:p>
          </table:table-cell>
          <table:table-cell office:value-type="float" office:value="229742136" calcext:value-type="float">
            <text:p>229742136</text:p>
          </table:table-cell>
          <table:table-cell office:value-type="float" office:value="180915048" calcext:value-type="float">
            <text:p>180915048</text:p>
          </table:table-cell>
          <table:table-cell office:value-type="float" office:value="123021224" calcext:value-type="float">
            <text:p>123021224</text:p>
          </table:table-cell>
          <table:table-cell office:value-type="float" office:value="263077528" calcext:value-type="float">
            <text:p>263077528</text:p>
          </table:table-cell>
        </table:table-row>
        <table:table-row table:style-name="ro1">
          <table:table-cell office:value-type="float" office:value="246250872" calcext:value-type="float">
            <text:p>246250872</text:p>
          </table:table-cell>
          <table:table-cell office:value-type="float" office:value="229742136" calcext:value-type="float">
            <text:p>229742136</text:p>
          </table:table-cell>
          <table:table-cell office:value-type="float" office:value="180915048" calcext:value-type="float">
            <text:p>180915048</text:p>
          </table:table-cell>
          <table:table-cell office:value-type="float" office:value="129685304" calcext:value-type="float">
            <text:p>129685304</text:p>
          </table:table-cell>
          <table:table-cell office:value-type="float" office:value="268498104" calcext:value-type="float">
            <text:p>268498104</text:p>
          </table:table-cell>
        </table:table-row>
        <table:table-row table:style-name="ro1">
          <table:table-cell office:value-type="float" office:value="246250872" calcext:value-type="float">
            <text:p>246250872</text:p>
          </table:table-cell>
          <table:table-cell office:value-type="float" office:value="232181448" calcext:value-type="float">
            <text:p>232181448</text:p>
          </table:table-cell>
          <table:table-cell office:value-type="float" office:value="188333400" calcext:value-type="float">
            <text:p>188333400</text:p>
          </table:table-cell>
          <table:table-cell office:value-type="float" office:value="130993800" calcext:value-type="float">
            <text:p>130993800</text:p>
          </table:table-cell>
          <table:table-cell office:value-type="float" office:value="270627000" calcext:value-type="float">
            <text:p>270627000</text:p>
          </table:table-cell>
        </table:table-row>
        <table:table-row table:style-name="ro1">
          <table:table-cell office:value-type="float" office:value="246250872" calcext:value-type="float">
            <text:p>246250872</text:p>
          </table:table-cell>
          <table:table-cell office:value-type="float" office:value="237602040" calcext:value-type="float">
            <text:p>237602040</text:p>
          </table:table-cell>
          <table:table-cell office:value-type="float" office:value="188754920" calcext:value-type="float">
            <text:p>188754920</text:p>
          </table:table-cell>
          <table:table-cell office:value-type="float" office:value="134089528" calcext:value-type="float">
            <text:p>134089528</text:p>
          </table:table-cell>
          <table:table-cell office:value-type="float" office:value="276554712" calcext:value-type="float">
            <text:p>276554712</text:p>
          </table:table-cell>
        </table:table-row>
        <table:table-row table:style-name="ro1">
          <table:table-cell office:value-type="float" office:value="120332024" calcext:value-type="float">
            <text:p>120332024</text:p>
          </table:table-cell>
          <table:table-cell office:value-type="float" office:value="237542216" calcext:value-type="float">
            <text:p>237542216</text:p>
          </table:table-cell>
          <table:table-cell office:value-type="float" office:value="130993768" calcext:value-type="float">
            <text:p>130993768</text:p>
          </table:table-cell>
          <table:table-cell office:value-type="float" office:value="140280952" calcext:value-type="float">
            <text:p>140280952</text:p>
          </table:table-cell>
          <table:table-cell office:value-type="float" office:value="279273720" calcext:value-type="float">
            <text:p>279273720</text:p>
          </table:table-cell>
        </table:table-row>
        <table:table-row table:style-name="ro1">
          <table:table-cell office:value-type="float" office:value="125834344" calcext:value-type="float">
            <text:p>125834344</text:p>
          </table:table-cell>
          <table:table-cell office:value-type="float" office:value="128540296" calcext:value-type="float">
            <text:p>128540296</text:p>
          </table:table-cell>
          <table:table-cell office:value-type="float" office:value="130993768" calcext:value-type="float">
            <text:p>130993768</text:p>
          </table:table-cell>
          <table:table-cell office:value-type="float" office:value="147504280" calcext:value-type="float">
            <text:p>147504280</text:p>
          </table:table-cell>
          <table:table-cell office:value-type="float" office:value="279273720" calcext:value-type="float">
            <text:p>279273720</text:p>
          </table:table-cell>
        </table:table-row>
        <table:table-row table:style-name="ro1">
          <table:table-cell office:value-type="float" office:value="132025768" calcext:value-type="float">
            <text:p>132025768</text:p>
          </table:table-cell>
          <table:table-cell office:value-type="float" office:value="131249000" calcext:value-type="float">
            <text:p>131249000</text:p>
          </table:table-cell>
          <table:table-cell office:value-type="float" office:value="134089480" calcext:value-type="float">
            <text:p>134089480</text:p>
          </table:table-cell>
          <table:table-cell office:value-type="float" office:value="150599992" calcext:value-type="float">
            <text:p>150599992</text:p>
          </table:table-cell>
          <table:table-cell office:value-type="float" office:value="279273720" calcext:value-type="float">
            <text:p>279273720</text:p>
          </table:table-cell>
        </table:table-row>
        <table:table-row table:style-name="ro1">
          <table:table-cell office:value-type="float" office:value="137185288" calcext:value-type="float">
            <text:p>137185288</text:p>
          </table:table-cell>
          <table:table-cell office:value-type="float" office:value="137185048" calcext:value-type="float">
            <text:p>137185048</text:p>
          </table:table-cell>
          <table:table-cell office:value-type="float" office:value="139249000" calcext:value-type="float">
            <text:p>139249000</text:p>
          </table:table-cell>
          <table:table-cell office:value-type="float" office:value="156791416" calcext:value-type="float">
            <text:p>156791416</text:p>
          </table:table-cell>
          <table:table-cell office:value-type="float" office:value="279273720" calcext:value-type="float">
            <text:p>279273720</text:p>
          </table:table-cell>
        </table:table-row>
        <table:table-row table:style-name="ro1">
          <table:table-cell office:value-type="float" office:value="148536232" calcext:value-type="float">
            <text:p>148536232</text:p>
          </table:table-cell>
          <table:table-cell office:value-type="float" office:value="143376472" calcext:value-type="float">
            <text:p>143376472</text:p>
          </table:table-cell>
          <table:table-cell office:value-type="float" office:value="147504232" calcext:value-type="float">
            <text:p>147504232</text:p>
          </table:table-cell>
          <table:table-cell office:value-type="float" office:value="164014744" calcext:value-type="float">
            <text:p>164014744</text:p>
          </table:table-cell>
          <table:table-cell office:value-type="float" office:value="286560936" calcext:value-type="float">
            <text:p>286560936</text:p>
          </table:table-cell>
        </table:table-row>
        <table:table-row table:style-name="ro1">
          <table:table-cell office:value-type="float" office:value="150600040" calcext:value-type="float">
            <text:p>150600040</text:p>
          </table:table-cell>
          <table:table-cell office:value-type="float" office:value="147504088" calcext:value-type="float">
            <text:p>147504088</text:p>
          </table:table-cell>
          <table:table-cell office:value-type="float" office:value="147504232" calcext:value-type="float">
            <text:p>147504232</text:p>
          </table:table-cell>
          <table:table-cell office:value-type="float" office:value="165046648" calcext:value-type="float">
            <text:p>165046648</text:p>
          </table:table-cell>
          <table:table-cell office:value-type="float" office:value="287133624" calcext:value-type="float">
            <text:p>287133624</text:p>
          </table:table-cell>
        </table:table-row>
        <table:table-row table:style-name="ro1">
          <table:table-cell office:value-type="float" office:value="155759560" calcext:value-type="float">
            <text:p>155759560</text:p>
          </table:table-cell>
          <table:table-cell office:value-type="float" office:value="152663608" calcext:value-type="float">
            <text:p>152663608</text:p>
          </table:table-cell>
          <table:table-cell office:value-type="float" office:value="153695656" calcext:value-type="float">
            <text:p>153695656</text:p>
          </table:table-cell>
          <table:table-cell office:value-type="float" office:value="172269976" calcext:value-type="float">
            <text:p>172269976</text:p>
          </table:table-cell>
          <table:table-cell office:value-type="float" office:value="124253800" calcext:value-type="float">
            <text:p>124253800</text:p>
          </table:table-cell>
        </table:table-row>
        <table:table-row table:style-name="ro1">
          <table:table-cell office:value-type="float" office:value="156791464" calcext:value-type="float">
            <text:p>156791464</text:p>
          </table:table-cell>
          <table:table-cell office:value-type="float" office:value="156791224" calcext:value-type="float">
            <text:p>156791224</text:p>
          </table:table-cell>
          <table:table-cell office:value-type="float" office:value="159887080" calcext:value-type="float">
            <text:p>159887080</text:p>
          </table:table-cell>
          <table:table-cell office:value-type="float" office:value="180525208" calcext:value-type="float">
            <text:p>180525208</text:p>
          </table:table-cell>
          <table:table-cell office:value-type="float" office:value="130993816" calcext:value-type="float">
            <text:p>130993816</text:p>
          </table:table-cell>
        </table:table-row>
        <table:table-row table:style-name="ro1">
          <table:table-cell office:value-type="float" office:value="165046696" calcext:value-type="float">
            <text:p>165046696</text:p>
          </table:table-cell>
          <table:table-cell office:value-type="float" office:value="164014552" calcext:value-type="float">
            <text:p>164014552</text:p>
          </table:table-cell>
          <table:table-cell office:value-type="float" office:value="164014696" calcext:value-type="float">
            <text:p>164014696</text:p>
          </table:table-cell>
          <table:table-cell office:value-type="float" office:value="180525208" calcext:value-type="float">
            <text:p>180525208</text:p>
          </table:table-cell>
          <table:table-cell office:value-type="float" office:value="130993816" calcext:value-type="float">
            <text:p>130993816</text:p>
          </table:table-cell>
        </table:table-row>
        <table:table-row table:style-name="ro1">
          <table:table-cell office:value-type="float" office:value="165046696" calcext:value-type="float">
            <text:p>165046696</text:p>
          </table:table-cell>
          <table:table-cell office:value-type="float" office:value="167110264" calcext:value-type="float">
            <text:p>167110264</text:p>
          </table:table-cell>
          <table:table-cell office:value-type="float" office:value="169174216" calcext:value-type="float">
            <text:p>169174216</text:p>
          </table:table-cell>
          <table:table-cell office:value-type="float" office:value="180525208" calcext:value-type="float">
            <text:p>180525208</text:p>
          </table:table-cell>
          <table:table-cell office:value-type="float" office:value="139249048" calcext:value-type="float">
            <text:p>139249048</text:p>
          </table:table-cell>
        </table:table-row>
        <table:table-row table:style-name="ro1">
          <table:table-cell office:value-type="float" office:value="172270024" calcext:value-type="float">
            <text:p>172270024</text:p>
          </table:table-cell>
          <table:table-cell office:value-type="float" office:value="172269752" calcext:value-type="float">
            <text:p>172269752</text:p>
          </table:table-cell>
          <table:table-cell office:value-type="float" office:value="172269928" calcext:value-type="float">
            <text:p>172269928</text:p>
          </table:table-cell>
          <table:table-cell office:value-type="float" office:value="188074680" calcext:value-type="float">
            <text:p>188074680</text:p>
          </table:table-cell>
          <table:table-cell office:value-type="float" office:value="145440472" calcext:value-type="float">
            <text:p>145440472</text:p>
          </table:table-cell>
        </table:table-row>
        <table:table-row table:style-name="ro1">
          <table:table-cell office:value-type="float" office:value="181557160" calcext:value-type="float">
            <text:p>181557160</text:p>
          </table:table-cell>
          <table:table-cell office:value-type="float" office:value="180525016" calcext:value-type="float">
            <text:p>180525016</text:p>
          </table:table-cell>
          <table:table-cell office:value-type="float" office:value="180212808" calcext:value-type="float">
            <text:p>180212808</text:p>
          </table:table-cell>
          <table:table-cell office:value-type="float" office:value="188074680" calcext:value-type="float">
            <text:p>188074680</text:p>
          </table:table-cell>
          <table:table-cell office:value-type="float" office:value="147504280" calcext:value-type="float">
            <text:p>147504280</text:p>
          </table:table-cell>
        </table:table-row>
        <table:table-row table:style-name="ro1">
          <table:table-cell office:value-type="float" office:value="181557160" calcext:value-type="float">
            <text:p>181557160</text:p>
          </table:table-cell>
          <table:table-cell office:value-type="float" office:value="181556920" calcext:value-type="float">
            <text:p>181556920</text:p>
          </table:table-cell>
          <table:table-cell office:value-type="float" office:value="180212808" calcext:value-type="float">
            <text:p>180212808</text:p>
          </table:table-cell>
          <table:table-cell office:value-type="float" office:value="193888680" calcext:value-type="float">
            <text:p>193888680</text:p>
          </table:table-cell>
          <table:table-cell office:value-type="float" office:value="153695704" calcext:value-type="float">
            <text:p>153695704</text:p>
          </table:table-cell>
        </table:table-row>
        <table:table-row table:style-name="ro1">
          <table:table-cell office:value-type="float" office:value="188780488" calcext:value-type="float">
            <text:p>188780488</text:p>
          </table:table-cell>
          <table:table-cell office:value-type="float" office:value="189812152" calcext:value-type="float">
            <text:p>189812152</text:p>
          </table:table-cell>
          <table:table-cell office:value-type="float" office:value="180212808" calcext:value-type="float">
            <text:p>180212808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159887128" calcext:value-type="float">
            <text:p>159887128</text:p>
          </table:table-cell>
        </table:table-row>
        <table:table-row table:style-name="ro1">
          <table:table-cell office:value-type="float" office:value="198067624" calcext:value-type="float">
            <text:p>198067624</text:p>
          </table:table-cell>
          <table:table-cell office:value-type="float" office:value="197035480" calcext:value-type="float">
            <text:p>197035480</text:p>
          </table:table-cell>
          <table:table-cell office:value-type="float" office:value="180212808" calcext:value-type="float">
            <text:p>180212808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164014744" calcext:value-type="float">
            <text:p>164014744</text:p>
          </table:table-cell>
        </table:table-row>
        <table:table-row table:style-name="ro1">
          <table:table-cell office:value-type="float" office:value="198067624" calcext:value-type="float">
            <text:p>198067624</text:p>
          </table:table-cell>
          <table:table-cell office:value-type="float" office:value="202195000" calcext:value-type="float">
            <text:p>202195000</text:p>
          </table:table-cell>
          <table:table-cell office:value-type="float" office:value="186665064" calcext:value-type="float">
            <text:p>186665064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172269976" calcext:value-type="float">
            <text:p>172269976</text:p>
          </table:table-cell>
        </table:table-row>
        <table:table-row table:style-name="ro1">
          <table:table-cell office:value-type="float" office:value="211482376" calcext:value-type="float">
            <text:p>211482376</text:p>
          </table:table-cell>
          <table:table-cell office:value-type="float" office:value="213545944" calcext:value-type="float">
            <text:p>213545944</text:p>
          </table:table-cell>
          <table:table-cell office:value-type="float" office:value="188072712" calcext:value-type="float">
            <text:p>188072712</text:p>
          </table:table-cell>
          <table:table-cell office:value-type="float" office:value="203746344" calcext:value-type="float">
            <text:p>203746344</text:p>
          </table:table-cell>
          <table:table-cell office:value-type="float" office:value="179493304" calcext:value-type="float">
            <text:p>179493304</text:p>
          </table:table-cell>
        </table:table-row>
        <table:table-row table:style-name="ro1">
          <table:table-cell office:value-type="float" office:value="217673800" calcext:value-type="float">
            <text:p>217673800</text:p>
          </table:table-cell>
          <table:table-cell office:value-type="float" office:value="213545944" calcext:value-type="float">
            <text:p>213545944</text:p>
          </table:table-cell>
          <table:table-cell office:value-type="float" office:value="196719432" calcext:value-type="float">
            <text:p>196719432</text:p>
          </table:table-cell>
          <table:table-cell office:value-type="float" office:value="130993800" calcext:value-type="float">
            <text:p>130993800</text:p>
          </table:table-cell>
          <table:table-cell office:value-type="float" office:value="188780440" calcext:value-type="float">
            <text:p>188780440</text:p>
          </table:table-cell>
        </table:table-row>
        <table:table-row table:style-name="ro1">
          <table:table-cell office:value-type="float" office:value="221801416" calcext:value-type="float">
            <text:p>221801416</text:p>
          </table:table-cell>
          <table:table-cell office:value-type="float" office:value="216903192" calcext:value-type="float">
            <text:p>216903192</text:p>
          </table:table-cell>
          <table:table-cell office:value-type="float" office:value="196719432" calcext:value-type="float">
            <text:p>196719432</text:p>
          </table:table-cell>
          <table:table-cell office:value-type="float" office:value="130993800" calcext:value-type="float">
            <text:p>130993800</text:p>
          </table:table-cell>
          <table:table-cell office:value-type="float" office:value="197035672" calcext:value-type="float">
            <text:p>197035672</text:p>
          </table:table-cell>
        </table:table-row>
        <table:table-row table:style-name="ro1">
          <table:table-cell office:value-type="float" office:value="230448120" calcext:value-type="float">
            <text:p>230448120</text:p>
          </table:table-cell>
          <table:table-cell office:value-type="float" office:value="221095416" calcext:value-type="float">
            <text:p>221095416</text:p>
          </table:table-cell>
          <table:table-cell office:value-type="float" office:value="125834344" calcext:value-type="float">
            <text:p>125834344</text:p>
          </table:table-cell>
          <table:table-cell office:value-type="float" office:value="137185240" calcext:value-type="float">
            <text:p>137185240</text:p>
          </table:table-cell>
          <table:table-cell office:value-type="float" office:value="200131384" calcext:value-type="float">
            <text:p>200131384</text:p>
          </table:table-cell>
        </table:table-row>
        <table:table-row table:style-name="ro1">
          <table:table-cell office:value-type="float" office:value="230448120" calcext:value-type="float">
            <text:p>230448120</text:p>
          </table:table-cell>
          <table:table-cell office:value-type="float" office:value="222061512" calcext:value-type="float">
            <text:p>222061512</text:p>
          </table:table-cell>
          <table:table-cell office:value-type="float" office:value="132025768" calcext:value-type="float">
            <text:p>132025768</text:p>
          </table:table-cell>
          <table:table-cell office:value-type="float" office:value="144408568" calcext:value-type="float">
            <text:p>144408568</text:p>
          </table:table-cell>
          <table:table-cell office:value-type="float" office:value="213546136" calcext:value-type="float">
            <text:p>213546136</text:p>
          </table:table-cell>
        </table:table-row>
        <table:table-row table:style-name="ro1">
          <table:table-cell office:value-type="float" office:value="230448120" calcext:value-type="float">
            <text:p>230448120</text:p>
          </table:table-cell>
          <table:table-cell office:value-type="float" office:value="229742136" calcext:value-type="float">
            <text:p>229742136</text:p>
          </table:table-cell>
          <table:table-cell office:value-type="float" office:value="137185288" calcext:value-type="float">
            <text:p>137185288</text:p>
          </table:table-cell>
          <table:table-cell office:value-type="float" office:value="147504280" calcext:value-type="float">
            <text:p>147504280</text:p>
          </table:table-cell>
          <table:table-cell office:value-type="float" office:value="213546136" calcext:value-type="float">
            <text:p>213546136</text:p>
          </table:table-cell>
        </table:table-row>
        <table:table-row table:style-name="ro1">
          <table:table-cell office:value-type="float" office:value="230448120" calcext:value-type="float">
            <text:p>230448120</text:p>
          </table:table-cell>
          <table:table-cell office:value-type="float" office:value="229742136" calcext:value-type="float">
            <text:p>229742136</text:p>
          </table:table-cell>
          <table:table-cell office:value-type="float" office:value="144408616" calcext:value-type="float">
            <text:p>144408616</text:p>
          </table:table-cell>
          <table:table-cell office:value-type="float" office:value="153695704" calcext:value-type="float">
            <text:p>153695704</text:p>
          </table:table-cell>
          <table:table-cell office:value-type="float" office:value="221801368" calcext:value-type="float">
            <text:p>221801368</text:p>
          </table:table-cell>
        </table:table-row>
        <table:table-row table:style-name="ro1">
          <table:table-cell office:value-type="float" office:value="238308040" calcext:value-type="float">
            <text:p>238308040</text:p>
          </table:table-cell>
          <table:table-cell office:value-type="float" office:value="229742136" calcext:value-type="float">
            <text:p>229742136</text:p>
          </table:table-cell>
          <table:table-cell office:value-type="float" office:value="148536232" calcext:value-type="float">
            <text:p>148536232</text:p>
          </table:table-cell>
          <table:table-cell office:value-type="float" office:value="160919032" calcext:value-type="float">
            <text:p>160919032</text:p>
          </table:table-cell>
          <table:table-cell office:value-type="float" office:value="222833272" calcext:value-type="float">
            <text:p>222833272</text:p>
          </table:table-cell>
        </table:table-row>
        <table:table-row table:style-name="ro1">
          <table:table-cell office:value-type="float" office:value="238308040" calcext:value-type="float">
            <text:p>238308040</text:p>
          </table:table-cell>
          <table:table-cell office:value-type="float" office:value="229742136" calcext:value-type="float">
            <text:p>229742136</text:p>
          </table:table-cell>
          <table:table-cell office:value-type="float" office:value="148536232" calcext:value-type="float">
            <text:p>148536232</text:p>
          </table:table-cell>
          <table:table-cell office:value-type="float" office:value="164014744" calcext:value-type="float">
            <text:p>164014744</text:p>
          </table:table-cell>
          <table:table-cell office:value-type="float" office:value="230056600" calcext:value-type="float">
            <text:p>230056600</text:p>
          </table:table-cell>
        </table:table-row>
        <table:table-row table:style-name="ro1">
          <table:table-cell office:value-type="float" office:value="242696952" calcext:value-type="float">
            <text:p>242696952</text:p>
          </table:table-cell>
          <table:table-cell office:value-type="float" office:value="237602040" calcext:value-type="float">
            <text:p>237602040</text:p>
          </table:table-cell>
          <table:table-cell office:value-type="float" office:value="155759560" calcext:value-type="float">
            <text:p>155759560</text:p>
          </table:table-cell>
          <table:table-cell office:value-type="float" office:value="167110456" calcext:value-type="float">
            <text:p>167110456</text:p>
          </table:table-cell>
          <table:table-cell office:value-type="float" office:value="236248024" calcext:value-type="float">
            <text:p>236248024</text:p>
          </table:table-cell>
        </table:table-row>
        <table:table-row table:style-name="ro1">
          <table:table-cell office:value-type="float" office:value="246954744" calcext:value-type="float">
            <text:p>246954744</text:p>
          </table:table-cell>
          <table:table-cell office:value-type="float" office:value="124052936" calcext:value-type="float">
            <text:p>124052936</text:p>
          </table:table-cell>
          <table:table-cell office:value-type="float" office:value="165046696" calcext:value-type="float">
            <text:p>165046696</text:p>
          </table:table-cell>
          <table:table-cell office:value-type="float" office:value="176397592" calcext:value-type="float">
            <text:p>176397592</text:p>
          </table:table-cell>
          <table:table-cell office:value-type="float" office:value="242439448" calcext:value-type="float">
            <text:p>242439448</text:p>
          </table:table-cell>
        </table:table-row>
        <table:table-row table:style-name="ro1">
          <table:table-cell office:value-type="float" office:value="246954744" calcext:value-type="float">
            <text:p>246954744</text:p>
          </table:table-cell>
          <table:table-cell office:value-type="float" office:value="130628440" calcext:value-type="float">
            <text:p>130628440</text:p>
          </table:table-cell>
          <table:table-cell office:value-type="float" office:value="165046696" calcext:value-type="float">
            <text:p>165046696</text:p>
          </table:table-cell>
          <table:table-cell office:value-type="float" office:value="180525208" calcext:value-type="float">
            <text:p>180525208</text:p>
          </table:table-cell>
          <table:table-cell office:value-type="float" office:value="246567064" calcext:value-type="float">
            <text:p>246567064</text:p>
          </table:table-cell>
        </table:table-row>
        <table:table-row table:style-name="ro1">
          <table:table-cell office:value-type="float" office:value="246954744" calcext:value-type="float">
            <text:p>246954744</text:p>
          </table:table-cell>
          <table:table-cell office:value-type="float" office:value="130628440" calcext:value-type="float">
            <text:p>130628440</text:p>
          </table:table-cell>
          <table:table-cell office:value-type="float" office:value="166030200" calcext:value-type="float">
            <text:p>166030200</text:p>
          </table:table-cell>
          <table:table-cell office:value-type="float" office:value="180525208" calcext:value-type="float">
            <text:p>180525208</text:p>
          </table:table-cell>
          <table:table-cell office:value-type="float" office:value="254822296" calcext:value-type="float">
            <text:p>254822296</text:p>
          </table:table-cell>
        </table:table-row>
        <table:table-row table:style-name="ro1">
          <table:table-cell office:value-type="float" office:value="121706600" calcext:value-type="float">
            <text:p>121706600</text:p>
          </table:table-cell>
          <table:table-cell office:value-type="float" office:value="139248856" calcext:value-type="float">
            <text:p>139248856</text:p>
          </table:table-cell>
          <table:table-cell office:value-type="float" office:value="172268344" calcext:value-type="float">
            <text:p>172268344</text:p>
          </table:table-cell>
          <table:table-cell office:value-type="float" office:value="180525208" calcext:value-type="float">
            <text:p>180525208</text:p>
          </table:table-cell>
          <table:table-cell office:value-type="float" office:value="261013720" calcext:value-type="float">
            <text:p>261013720</text:p>
          </table:table-cell>
        </table:table-row>
        <table:table-row table:style-name="ro1">
          <table:table-cell office:value-type="float" office:value="125834248" calcext:value-type="float">
            <text:p>125834248</text:p>
          </table:table-cell>
          <table:table-cell office:value-type="float" office:value="147504088" calcext:value-type="float">
            <text:p>147504088</text:p>
          </table:table-cell>
          <table:table-cell office:value-type="float" office:value="172465032" calcext:value-type="float">
            <text:p>172465032</text:p>
          </table:table-cell>
          <table:table-cell office:value-type="float" office:value="186667032" calcext:value-type="float">
            <text:p>186667032</text:p>
          </table:table-cell>
          <table:table-cell office:value-type="float" office:value="263077528" calcext:value-type="float">
            <text:p>263077528</text:p>
          </table:table-cell>
        </table:table-row>
        <table:table-row table:style-name="ro1">
          <table:table-cell office:value-type="float" office:value="132025672" calcext:value-type="float">
            <text:p>132025672</text:p>
          </table:table-cell>
          <table:table-cell office:value-type="float" office:value="147504088" calcext:value-type="float">
            <text:p>147504088</text:p>
          </table:table-cell>
          <table:table-cell office:value-type="float" office:value="180915048" calcext:value-type="float">
            <text:p>180915048</text:p>
          </table:table-cell>
          <table:table-cell office:value-type="float" office:value="188074680" calcext:value-type="float">
            <text:p>188074680</text:p>
          </table:table-cell>
          <table:table-cell office:value-type="float" office:value="263077528" calcext:value-type="float">
            <text:p>263077528</text:p>
          </table:table-cell>
        </table:table-row>
        <table:table-row table:style-name="ro1">
          <table:table-cell office:value-type="float" office:value="137185192" calcext:value-type="float">
            <text:p>137185192</text:p>
          </table:table-cell>
          <table:table-cell office:value-type="float" office:value="155759320" calcext:value-type="float">
            <text:p>155759320</text:p>
          </table:table-cell>
          <table:table-cell office:value-type="float" office:value="180915048" calcext:value-type="float">
            <text:p>180915048</text:p>
          </table:table-cell>
          <table:table-cell office:value-type="float" office:value="191939064" calcext:value-type="float">
            <text:p>191939064</text:p>
          </table:table-cell>
          <table:table-cell office:value-type="float" office:value="265027128" calcext:value-type="float">
            <text:p>265027128</text:p>
          </table:table-cell>
        </table:table-row>
        <table:table-row table:style-name="ro1">
          <table:table-cell office:value-type="float" office:value="148536136" calcext:value-type="float">
            <text:p>148536136</text:p>
          </table:table-cell>
          <table:table-cell office:value-type="float" office:value="164014552" calcext:value-type="float">
            <text:p>164014552</text:p>
          </table:table-cell>
          <table:table-cell office:value-type="float" office:value="180915048" calcext:value-type="float">
            <text:p>180915048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270627000" calcext:value-type="float">
            <text:p>270627000</text:p>
          </table:table-cell>
        </table:table-row>
        <table:table-row table:style-name="ro1">
          <table:table-cell office:value-type="float" office:value="148536136" calcext:value-type="float">
            <text:p>148536136</text:p>
          </table:table-cell>
          <table:table-cell office:value-type="float" office:value="164014552" calcext:value-type="float">
            <text:p>164014552</text:p>
          </table:table-cell>
          <table:table-cell office:value-type="float" office:value="184976136" calcext:value-type="float">
            <text:p>184976136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270627000" calcext:value-type="float">
            <text:p>270627000</text:p>
          </table:table-cell>
        </table:table-row>
        <table:table-row table:style-name="ro1">
          <table:table-cell office:value-type="float" office:value="155759464" calcext:value-type="float">
            <text:p>155759464</text:p>
          </table:table-cell>
          <table:table-cell office:value-type="float" office:value="172269784" calcext:value-type="float">
            <text:p>172269784</text:p>
          </table:table-cell>
          <table:table-cell office:value-type="float" office:value="188774968" calcext:value-type="float">
            <text:p>188774968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270823704" calcext:value-type="float">
            <text:p>270823704</text:p>
          </table:table-cell>
        </table:table-row>
        <table:table-row table:style-name="ro1">
          <table:table-cell office:value-type="float" office:value="164014696" calcext:value-type="float">
            <text:p>164014696</text:p>
          </table:table-cell>
          <table:table-cell office:value-type="float" office:value="180525016" calcext:value-type="float">
            <text:p>180525016</text:p>
          </table:table-cell>
          <table:table-cell office:value-type="float" office:value="188754920" calcext:value-type="float">
            <text:p>188754920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274884792" calcext:value-type="float">
            <text:p>274884792</text:p>
          </table:table-cell>
        </table:table-row>
        <table:table-row table:style-name="ro1">
          <table:table-cell office:value-type="float" office:value="165046600" calcext:value-type="float">
            <text:p>165046600</text:p>
          </table:table-cell>
          <table:table-cell office:value-type="float" office:value="180525016" calcext:value-type="float">
            <text:p>180525016</text:p>
          </table:table-cell>
          <table:table-cell office:value-type="float" office:value="128421640" calcext:value-type="float">
            <text:p>128421640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279273720" calcext:value-type="float">
            <text:p>279273720</text:p>
          </table:table-cell>
        </table:table-row>
        <table:table-row table:style-name="ro1">
          <table:table-cell office:value-type="float" office:value="172269928" calcext:value-type="float">
            <text:p>172269928</text:p>
          </table:table-cell>
          <table:table-cell office:value-type="float" office:value="188780248" calcext:value-type="float">
            <text:p>188780248</text:p>
          </table:table-cell>
          <table:table-cell office:value-type="float" office:value="130993768" calcext:value-type="float">
            <text:p>130993768</text:p>
          </table:table-cell>
          <table:table-cell office:value-type="float" office:value="204581304" calcext:value-type="float">
            <text:p>204581304</text:p>
          </table:table-cell>
          <table:table-cell office:value-type="float" office:value="279273720" calcext:value-type="float">
            <text:p>279273720</text:p>
          </table:table-cell>
        </table:table-row>
        <table:table-row table:style-name="ro1">
          <table:table-cell office:value-type="float" office:value="181557064" calcext:value-type="float">
            <text:p>181557064</text:p>
          </table:table-cell>
          <table:table-cell office:value-type="float" office:value="196003576" calcext:value-type="float">
            <text:p>196003576</text:p>
          </table:table-cell>
          <table:table-cell office:value-type="float" office:value="130993768" calcext:value-type="float">
            <text:p>130993768</text:p>
          </table:table-cell>
          <table:table-cell office:value-type="float" office:value="204581304" calcext:value-type="float">
            <text:p>204581304</text:p>
          </table:table-cell>
          <table:table-cell office:value-type="float" office:value="279273720" calcext:value-type="float">
            <text:p>279273720</text:p>
          </table:table-cell>
        </table:table-row>
        <table:table-row table:style-name="ro1">
          <table:table-cell office:value-type="float" office:value="181557064" calcext:value-type="float">
            <text:p>181557064</text:p>
          </table:table-cell>
          <table:table-cell office:value-type="float" office:value="197035480" calcext:value-type="float">
            <text:p>197035480</text:p>
          </table:table-cell>
          <table:table-cell office:value-type="float" office:value="140280904" calcext:value-type="float">
            <text:p>140280904</text:p>
          </table:table-cell>
          <table:table-cell office:value-type="float" office:value="124234616" calcext:value-type="float">
            <text:p>124234616</text:p>
          </table:table-cell>
          <table:table-cell office:value-type="float" office:value="279273720" calcext:value-type="float">
            <text:p>279273720</text:p>
          </table:table-cell>
        </table:table-row>
        <table:table-row table:style-name="ro1">
          <table:table-cell office:value-type="float" office:value="188780392" calcext:value-type="float">
            <text:p>188780392</text:p>
          </table:table-cell>
          <table:table-cell office:value-type="float" office:value="203226904" calcext:value-type="float">
            <text:p>203226904</text:p>
          </table:table-cell>
          <table:table-cell office:value-type="float" office:value="147504232" calcext:value-type="float">
            <text:p>147504232</text:p>
          </table:table-cell>
          <table:table-cell office:value-type="float" office:value="130797208" calcext:value-type="float">
            <text:p>130797208</text:p>
          </table:table-cell>
          <table:table-cell office:value-type="float" office:value="282679144" calcext:value-type="float">
            <text:p>282679144</text:p>
          </table:table-cell>
        </table:table-row>
        <table:table-row table:style-name="ro1">
          <table:table-cell office:value-type="float" office:value="198067528" calcext:value-type="float">
            <text:p>198067528</text:p>
          </table:table-cell>
          <table:table-cell office:value-type="float" office:value="210450232" calcext:value-type="float">
            <text:p>210450232</text:p>
          </table:table-cell>
          <table:table-cell office:value-type="float" office:value="149568040" calcext:value-type="float">
            <text:p>149568040</text:p>
          </table:table-cell>
          <table:table-cell office:value-type="float" office:value="130797208" calcext:value-type="float">
            <text:p>130797208</text:p>
          </table:table-cell>
          <table:table-cell office:value-type="float" office:value="287133624" calcext:value-type="float">
            <text:p>287133624</text:p>
          </table:table-cell>
        </table:table-row>
        <table:table-row table:style-name="ro1">
          <table:table-cell office:value-type="float" office:value="198067528" calcext:value-type="float">
            <text:p>198067528</text:p>
          </table:table-cell>
          <table:table-cell office:value-type="float" office:value="213545944" calcext:value-type="float">
            <text:p>213545944</text:p>
          </table:table-cell>
          <table:table-cell office:value-type="float" office:value="155759464" calcext:value-type="float">
            <text:p>155759464</text:p>
          </table:table-cell>
          <table:table-cell office:value-type="float" office:value="134089528" calcext:value-type="float">
            <text:p>134089528</text:p>
          </table:table-cell>
          <table:table-cell office:value-type="float" office:value="123021224" calcext:value-type="float">
            <text:p>123021224</text:p>
          </table:table-cell>
        </table:table-row>
        <table:table-row table:style-name="ro1">
          <table:table-cell office:value-type="float" office:value="205290856" calcext:value-type="float">
            <text:p>205290856</text:p>
          </table:table-cell>
          <table:table-cell office:value-type="float" office:value="213545944" calcext:value-type="float">
            <text:p>213545944</text:p>
          </table:table-cell>
          <table:table-cell office:value-type="float" office:value="164014696" calcext:value-type="float">
            <text:p>164014696</text:p>
          </table:table-cell>
          <table:table-cell office:value-type="float" office:value="139249048" calcext:value-type="float">
            <text:p>139249048</text:p>
          </table:table-cell>
          <table:table-cell office:value-type="float" office:value="129161976" calcext:value-type="float">
            <text:p>129161976</text:p>
          </table:table-cell>
        </table:table-row>
        <table:table-row table:style-name="ro1">
          <table:table-cell office:value-type="float" office:value="214577992" calcext:value-type="float">
            <text:p>214577992</text:p>
          </table:table-cell>
          <table:table-cell office:value-type="float" office:value="213545944" calcext:value-type="float">
            <text:p>213545944</text:p>
          </table:table-cell>
          <table:table-cell office:value-type="float" office:value="167110408" calcext:value-type="float">
            <text:p>167110408</text:p>
          </table:table-cell>
          <table:table-cell office:value-type="float" office:value="147504280" calcext:value-type="float">
            <text:p>147504280</text:p>
          </table:table-cell>
          <table:table-cell office:value-type="float" office:value="130993784" calcext:value-type="float">
            <text:p>130993784</text:p>
          </table:table-cell>
        </table:table-row>
        <table:table-row table:style-name="ro1">
          <table:table-cell office:value-type="float" office:value="214577992" calcext:value-type="float">
            <text:p>214577992</text:p>
          </table:table-cell>
          <table:table-cell office:value-type="float" office:value="221095416" calcext:value-type="float">
            <text:p>221095416</text:p>
          </table:table-cell>
          <table:table-cell office:value-type="float" office:value="172269928" calcext:value-type="float">
            <text:p>172269928</text:p>
          </table:table-cell>
          <table:table-cell office:value-type="float" office:value="152663800" calcext:value-type="float">
            <text:p>152663800</text:p>
          </table:table-cell>
          <table:table-cell office:value-type="float" office:value="130993784" calcext:value-type="float">
            <text:p>130993784</text:p>
          </table:table-cell>
        </table:table-row>
        <table:table-row table:style-name="ro1">
          <table:table-cell office:value-type="float" office:value="221801320" calcext:value-type="float">
            <text:p>221801320</text:p>
          </table:table-cell>
          <table:table-cell office:value-type="float" office:value="221095416" calcext:value-type="float">
            <text:p>221095416</text:p>
          </table:table-cell>
          <table:table-cell office:value-type="float" office:value="173957256" calcext:value-type="float">
            <text:p>173957256</text:p>
          </table:table-cell>
          <table:table-cell office:value-type="float" office:value="159887128" calcext:value-type="float">
            <text:p>159887128</text:p>
          </table:table-cell>
          <table:table-cell office:value-type="float" office:value="139249048" calcext:value-type="float">
            <text:p>139249048</text:p>
          </table:table-cell>
        </table:table-row>
        <table:table-row table:style-name="ro1">
          <table:table-cell office:value-type="float" office:value="223816488" calcext:value-type="float">
            <text:p>223816488</text:p>
          </table:table-cell>
          <table:table-cell office:value-type="float" office:value="228710472" calcext:value-type="float">
            <text:p>228710472</text:p>
          </table:table-cell>
          <table:table-cell office:value-type="float" office:value="180212808" calcext:value-type="float">
            <text:p>180212808</text:p>
          </table:table-cell>
          <table:table-cell office:value-type="float" office:value="164014744" calcext:value-type="float">
            <text:p>164014744</text:p>
          </table:table-cell>
          <table:table-cell office:value-type="float" office:value="146472376" calcext:value-type="float">
            <text:p>146472376</text:p>
          </table:table-cell>
        </table:table-row>
        <table:table-row table:style-name="ro1">
          <table:table-cell office:value-type="float" office:value="230448024" calcext:value-type="float">
            <text:p>230448024</text:p>
          </table:table-cell>
          <table:table-cell office:value-type="float" office:value="229742136" calcext:value-type="float">
            <text:p>229742136</text:p>
          </table:table-cell>
          <table:table-cell office:value-type="float" office:value="180212808" calcext:value-type="float">
            <text:p>180212808</text:p>
          </table:table-cell>
          <table:table-cell office:value-type="float" office:value="169174264" calcext:value-type="float">
            <text:p>169174264</text:p>
          </table:table-cell>
          <table:table-cell office:value-type="float" office:value="147504280" calcext:value-type="float">
            <text:p>147504280</text:p>
          </table:table-cell>
        </table:table-row>
        <table:table-row table:style-name="ro1">
          <table:table-cell office:value-type="float" office:value="230448024" calcext:value-type="float">
            <text:p>230448024</text:p>
          </table:table-cell>
          <table:table-cell office:value-type="float" office:value="229742136" calcext:value-type="float">
            <text:p>229742136</text:p>
          </table:table-cell>
          <table:table-cell office:value-type="float" office:value="180212808" calcext:value-type="float">
            <text:p>180212808</text:p>
          </table:table-cell>
          <table:table-cell office:value-type="float" office:value="172269976" calcext:value-type="float">
            <text:p>172269976</text:p>
          </table:table-cell>
          <table:table-cell office:value-type="float" office:value="155759512" calcext:value-type="float">
            <text:p>155759512</text:p>
          </table:table-cell>
        </table:table-row>
        <table:table-row table:style-name="ro1">
          <table:table-cell office:value-type="float" office:value="230448024" calcext:value-type="float">
            <text:p>230448024</text:p>
          </table:table-cell>
          <table:table-cell office:value-type="float" office:value="229742136" calcext:value-type="float">
            <text:p>229742136</text:p>
          </table:table-cell>
          <table:table-cell office:value-type="float" office:value="180212808" calcext:value-type="float">
            <text:p>180212808</text:p>
          </table:table-cell>
          <table:table-cell office:value-type="float" office:value="176397592" calcext:value-type="float">
            <text:p>176397592</text:p>
          </table:table-cell>
          <table:table-cell office:value-type="float" office:value="164014744" calcext:value-type="float">
            <text:p>164014744</text:p>
          </table:table-cell>
        </table:table-row>
        <table:table-row table:style-name="ro1">
          <table:table-cell office:value-type="float" office:value="230448024" calcext:value-type="float">
            <text:p>230448024</text:p>
          </table:table-cell>
          <table:table-cell office:value-type="float" office:value="229742136" calcext:value-type="float">
            <text:p>229742136</text:p>
          </table:table-cell>
          <table:table-cell office:value-type="float" office:value="180212808" calcext:value-type="float">
            <text:p>180212808</text:p>
          </table:table-cell>
          <table:table-cell office:value-type="float" office:value="180525208" calcext:value-type="float">
            <text:p>180525208</text:p>
          </table:table-cell>
          <table:table-cell office:value-type="float" office:value="164014744" calcext:value-type="float">
            <text:p>164014744</text:p>
          </table:table-cell>
        </table:table-row>
        <table:table-row table:style-name="ro1">
          <table:table-cell office:value-type="float" office:value="236196456" calcext:value-type="float">
            <text:p>236196456</text:p>
          </table:table-cell>
          <table:table-cell office:value-type="float" office:value="121968968" calcext:value-type="float">
            <text:p>121968968</text:p>
          </table:table-cell>
          <table:table-cell office:value-type="float" office:value="187565592" calcext:value-type="float">
            <text:p>187565592</text:p>
          </table:table-cell>
          <table:table-cell office:value-type="float" office:value="180525208" calcext:value-type="float">
            <text:p>180525208</text:p>
          </table:table-cell>
          <table:table-cell office:value-type="float" office:value="172269976" calcext:value-type="float">
            <text:p>172269976</text:p>
          </table:table-cell>
        </table:table-row>
        <table:table-row table:style-name="ro1">
          <table:table-cell office:value-type="float" office:value="238307944" calcext:value-type="float">
            <text:p>238307944</text:p>
          </table:table-cell>
          <table:table-cell office:value-type="float" office:value="131249000" calcext:value-type="float">
            <text:p>131249000</text:p>
          </table:table-cell>
          <table:table-cell office:value-type="float" office:value="188072712" calcext:value-type="float">
            <text:p>188072712</text:p>
          </table:table-cell>
          <table:table-cell office:value-type="float" office:value="188074680" calcext:value-type="float">
            <text:p>188074680</text:p>
          </table:table-cell>
          <table:table-cell office:value-type="float" office:value="180525208" calcext:value-type="float">
            <text:p>180525208</text:p>
          </table:table-cell>
        </table:table-row>
        <table:table-row table:style-name="ro1">
          <table:table-cell office:value-type="float" office:value="238307944" calcext:value-type="float">
            <text:p>238307944</text:p>
          </table:table-cell>
          <table:table-cell office:value-type="float" office:value="131249000" calcext:value-type="float">
            <text:p>131249000</text:p>
          </table:table-cell>
          <table:table-cell office:value-type="float" office:value="188072712" calcext:value-type="float">
            <text:p>188072712</text:p>
          </table:table-cell>
          <table:table-cell office:value-type="float" office:value="188074680" calcext:value-type="float">
            <text:p>188074680</text:p>
          </table:table-cell>
          <table:table-cell office:value-type="float" office:value="180525208" calcext:value-type="float">
            <text:p>180525208</text:p>
          </table:table-cell>
        </table:table-row>
        <table:table-row table:style-name="ro1">
          <table:table-cell office:value-type="float" office:value="242320872" calcext:value-type="float">
            <text:p>242320872</text:p>
          </table:table-cell>
          <table:table-cell office:value-type="float" office:value="131249000" calcext:value-type="float">
            <text:p>131249000</text:p>
          </table:table-cell>
          <table:table-cell office:value-type="float" office:value="188203848" calcext:value-type="float">
            <text:p>188203848</text:p>
          </table:table-cell>
          <table:table-cell office:value-type="float" office:value="189875736" calcext:value-type="float">
            <text:p>189875736</text:p>
          </table:table-cell>
          <table:table-cell office:value-type="float" office:value="188780440" calcext:value-type="float">
            <text:p>188780440</text:p>
          </table:table-cell>
        </table:table-row>
        <table:table-row table:style-name="ro1">
          <table:table-cell office:value-type="float" office:value="246954648" calcext:value-type="float">
            <text:p>246954648</text:p>
          </table:table-cell>
          <table:table-cell office:value-type="float" office:value="139248856" calcext:value-type="float">
            <text:p>139248856</text:p>
          </table:table-cell>
          <table:table-cell office:value-type="float" office:value="196719432" calcext:value-type="float">
            <text:p>196719432</text:p>
          </table:table-cell>
          <table:table-cell office:value-type="float" office:value="195034056" calcext:value-type="float">
            <text:p>195034056</text:p>
          </table:table-cell>
          <table:table-cell office:value-type="float" office:value="193939960" calcext:value-type="float">
            <text:p>193939960</text:p>
          </table:table-cell>
        </table:table-row>
        <table:table-row table:style-name="ro1">
          <table:table-cell office:value-type="float" office:value="246954648" calcext:value-type="float">
            <text:p>246954648</text:p>
          </table:table-cell>
          <table:table-cell office:value-type="float" office:value="147504088" calcext:value-type="float">
            <text:p>147504088</text:p>
          </table:table-cell>
          <table:table-cell office:value-type="float" office:value="196719432" calcext:value-type="float">
            <text:p>196719432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197035672" calcext:value-type="float">
            <text:p>197035672</text:p>
          </table:table-cell>
        </table:table-row>
        <table:table-row table:style-name="ro1">
          <table:table-cell office:value-type="float" office:value="246954648" calcext:value-type="float">
            <text:p>246954648</text:p>
          </table:table-cell>
          <table:table-cell office:value-type="float" office:value="147504088" calcext:value-type="float">
            <text:p>147504088</text:p>
          </table:table-cell>
          <table:table-cell office:value-type="float" office:value="196719432" calcext:value-type="float">
            <text:p>196719432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197035672" calcext:value-type="float">
            <text:p>197035672</text:p>
          </table:table-cell>
        </table:table-row>
        <table:table-row table:style-name="ro1">
          <table:table-cell office:value-type="float" office:value="246941624" calcext:value-type="float">
            <text:p>246941624</text:p>
          </table:table-cell>
          <table:table-cell office:value-type="float" office:value="155759320" calcext:value-type="float">
            <text:p>155759320</text:p>
          </table:table-cell>
          <table:table-cell office:value-type="float" office:value="118311752" calcext:value-type="float">
            <text:p>118311752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205290904" calcext:value-type="float">
            <text:p>205290904</text:p>
          </table:table-cell>
        </table:table-row>
        <table:table-row table:style-name="ro1">
          <table:table-cell office:value-type="float" office:value="119894680" calcext:value-type="float">
            <text:p>119894680</text:p>
          </table:table-cell>
          <table:table-cell office:value-type="float" office:value="158855032" calcext:value-type="float">
            <text:p>158855032</text:p>
          </table:table-cell>
          <table:table-cell office:value-type="float" office:value="125834344" calcext:value-type="float">
            <text:p>125834344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213546136" calcext:value-type="float">
            <text:p>213546136</text:p>
          </table:table-cell>
        </table:table-row>
        <table:table-row table:style-name="ro1">
          <table:table-cell office:value-type="float" office:value="125834248" calcext:value-type="float">
            <text:p>125834248</text:p>
          </table:table-cell>
          <table:table-cell office:value-type="float" office:value="164014552" calcext:value-type="float">
            <text:p>164014552</text:p>
          </table:table-cell>
          <table:table-cell office:value-type="float" office:value="125834344" calcext:value-type="float">
            <text:p>125834344</text:p>
          </table:table-cell>
          <table:table-cell office:value-type="float" office:value="203287368" calcext:value-type="float">
            <text:p>203287368</text:p>
          </table:table-cell>
          <table:table-cell office:value-type="float" office:value="213546136" calcext:value-type="float">
            <text:p>213546136</text:p>
          </table:table-cell>
        </table:table-row>
        <table:table-row table:style-name="ro1">
          <table:table-cell office:value-type="float" office:value="129961864" calcext:value-type="float">
            <text:p>129961864</text:p>
          </table:table-cell>
          <table:table-cell office:value-type="float" office:value="174333592" calcext:value-type="float">
            <text:p>174333592</text:p>
          </table:table-cell>
          <table:table-cell office:value-type="float" office:value="132025768" calcext:value-type="float">
            <text:p>132025768</text:p>
          </table:table-cell>
          <table:table-cell office:value-type="float" office:value="204521288" calcext:value-type="float">
            <text:p>204521288</text:p>
          </table:table-cell>
          <table:table-cell office:value-type="float" office:value="221801368" calcext:value-type="float">
            <text:p>221801368</text:p>
          </table:table-cell>
        </table:table-row>
        <table:table-row table:style-name="ro1">
          <table:table-cell office:value-type="float" office:value="132025672" calcext:value-type="float">
            <text:p>132025672</text:p>
          </table:table-cell>
          <table:table-cell office:value-type="float" office:value="180525016" calcext:value-type="float">
            <text:p>180525016</text:p>
          </table:table-cell>
          <table:table-cell office:value-type="float" office:value="137185288" calcext:value-type="float">
            <text:p>137185288</text:p>
          </table:table-cell>
          <table:table-cell office:value-type="float" office:value="130797208" calcext:value-type="float">
            <text:p>130797208</text:p>
          </table:table-cell>
          <table:table-cell office:value-type="float" office:value="230056600" calcext:value-type="float">
            <text:p>230056600</text:p>
          </table:table-cell>
        </table:table-row>
        <table:table-row table:style-name="ro1">
          <table:table-cell office:value-type="float" office:value="137185192" calcext:value-type="float">
            <text:p>137185192</text:p>
          </table:table-cell>
          <table:table-cell office:value-type="float" office:value="183620728" calcext:value-type="float">
            <text:p>183620728</text:p>
          </table:table-cell>
          <table:table-cell office:value-type="float" office:value="144408616" calcext:value-type="float">
            <text:p>144408616</text:p>
          </table:table-cell>
          <table:table-cell office:value-type="float" office:value="130797208" calcext:value-type="float">
            <text:p>130797208</text:p>
          </table:table-cell>
          <table:table-cell office:value-type="float" office:value="230056600" calcext:value-type="float">
            <text:p>230056600</text:p>
          </table:table-cell>
        </table:table-row>
        <table:table-row table:style-name="ro1">
          <table:table-cell office:value-type="float" office:value="147504232" calcext:value-type="float">
            <text:p>147504232</text:p>
          </table:table-cell>
          <table:table-cell office:value-type="float" office:value="190844056" calcext:value-type="float">
            <text:p>190844056</text:p>
          </table:table-cell>
          <table:table-cell office:value-type="float" office:value="148536232" calcext:value-type="float">
            <text:p>148536232</text:p>
          </table:table-cell>
          <table:table-cell office:value-type="float" office:value="142344760" calcext:value-type="float">
            <text:p>142344760</text:p>
          </table:table-cell>
          <table:table-cell office:value-type="float" office:value="238311832" calcext:value-type="float">
            <text:p>238311832</text:p>
          </table:table-cell>
        </table:table-row>
        <table:table-row table:style-name="ro1">
          <table:table-cell office:value-type="float" office:value="148536136" calcext:value-type="float">
            <text:p>148536136</text:p>
          </table:table-cell>
          <table:table-cell office:value-type="float" office:value="197035480" calcext:value-type="float">
            <text:p>197035480</text:p>
          </table:table-cell>
          <table:table-cell office:value-type="float" office:value="153695752" calcext:value-type="float">
            <text:p>153695752</text:p>
          </table:table-cell>
          <table:table-cell office:value-type="float" office:value="147504280" calcext:value-type="float">
            <text:p>147504280</text:p>
          </table:table-cell>
          <table:table-cell office:value-type="float" office:value="246567064" calcext:value-type="float">
            <text:p>246567064</text:p>
          </table:table-cell>
        </table:table-row>
        <table:table-row table:style-name="ro1">
          <table:table-cell office:value-type="float" office:value="154727560" calcext:value-type="float">
            <text:p>154727560</text:p>
          </table:table-cell>
          <table:table-cell office:value-type="float" office:value="205290712" calcext:value-type="float">
            <text:p>205290712</text:p>
          </table:table-cell>
          <table:table-cell office:value-type="float" office:value="157823368" calcext:value-type="float">
            <text:p>157823368</text:p>
          </table:table-cell>
          <table:table-cell office:value-type="float" office:value="155759512" calcext:value-type="float">
            <text:p>155759512</text:p>
          </table:table-cell>
          <table:table-cell office:value-type="float" office:value="246567064" calcext:value-type="float">
            <text:p>246567064</text:p>
          </table:table-cell>
        </table:table-row>
        <table:table-row table:style-name="ro1">
          <table:table-cell office:value-type="float" office:value="160918984" calcext:value-type="float">
            <text:p>160918984</text:p>
          </table:table-cell>
          <table:table-cell office:value-type="float" office:value="213545944" calcext:value-type="float">
            <text:p>213545944</text:p>
          </table:table-cell>
          <table:table-cell office:value-type="float" office:value="165046696" calcext:value-type="float">
            <text:p>165046696</text:p>
          </table:table-cell>
          <table:table-cell office:value-type="float" office:value="164014744" calcext:value-type="float">
            <text:p>164014744</text:p>
          </table:table-cell>
          <table:table-cell office:value-type="float" office:value="254822296" calcext:value-type="float">
            <text:p>254822296</text:p>
          </table:table-cell>
        </table:table-row>
        <table:table-row table:style-name="ro1">
          <table:table-cell office:value-type="float" office:value="165046600" calcext:value-type="float">
            <text:p>165046600</text:p>
          </table:table-cell>
          <table:table-cell office:value-type="float" office:value="213545944" calcext:value-type="float">
            <text:p>213545944</text:p>
          </table:table-cell>
          <table:table-cell office:value-type="float" office:value="165046696" calcext:value-type="float">
            <text:p>165046696</text:p>
          </table:table-cell>
          <table:table-cell office:value-type="float" office:value="167110456" calcext:value-type="float">
            <text:p>167110456</text:p>
          </table:table-cell>
          <table:table-cell office:value-type="float" office:value="263077528" calcext:value-type="float">
            <text:p>263077528</text:p>
          </table:table-cell>
        </table:table-row>
        <table:table-row table:style-name="ro1">
          <table:table-cell office:value-type="float" office:value="169174216" calcext:value-type="float">
            <text:p>169174216</text:p>
          </table:table-cell>
          <table:table-cell office:value-type="float" office:value="213545944" calcext:value-type="float">
            <text:p>213545944</text:p>
          </table:table-cell>
          <table:table-cell office:value-type="float" office:value="165046696" calcext:value-type="float">
            <text:p>165046696</text:p>
          </table:table-cell>
          <table:table-cell office:value-type="float" office:value="177429496" calcext:value-type="float">
            <text:p>177429496</text:p>
          </table:table-cell>
          <table:table-cell office:value-type="float" office:value="263077528" calcext:value-type="float">
            <text:p>263077528</text:p>
          </table:table-cell>
        </table:table-row>
        <table:table-row table:style-name="ro1">
          <table:table-cell office:value-type="float" office:value="175365640" calcext:value-type="float">
            <text:p>175365640</text:p>
          </table:table-cell>
          <table:table-cell office:value-type="float" office:value="216461640" calcext:value-type="float">
            <text:p>216461640</text:p>
          </table:table-cell>
          <table:table-cell office:value-type="float" office:value="166143912" calcext:value-type="float">
            <text:p>166143912</text:p>
          </table:table-cell>
          <table:table-cell office:value-type="float" office:value="180525208" calcext:value-type="float">
            <text:p>180525208</text:p>
          </table:table-cell>
          <table:table-cell office:value-type="float" office:value="263077528" calcext:value-type="float">
            <text:p>263077528</text:p>
          </table:table-cell>
        </table:table-row>
        <table:table-row table:style-name="ro1">
          <table:table-cell office:value-type="float" office:value="181557064" calcext:value-type="float">
            <text:p>181557064</text:p>
          </table:table-cell>
          <table:table-cell office:value-type="float" office:value="221095416" calcext:value-type="float">
            <text:p>221095416</text:p>
          </table:table-cell>
          <table:table-cell office:value-type="float" office:value="172268344" calcext:value-type="float">
            <text:p>172268344</text:p>
          </table:table-cell>
          <table:table-cell office:value-type="float" office:value="180525208" calcext:value-type="float">
            <text:p>180525208</text:p>
          </table:table-cell>
          <table:table-cell office:value-type="float" office:value="270627000" calcext:value-type="float">
            <text:p>270627000</text:p>
          </table:table-cell>
        </table:table-row>
        <table:table-row table:style-name="ro1">
          <table:table-cell office:value-type="float" office:value="186716584" calcext:value-type="float">
            <text:p>186716584</text:p>
          </table:table-cell>
          <table:table-cell office:value-type="float" office:value="221095416" calcext:value-type="float">
            <text:p>221095416</text:p>
          </table:table-cell>
          <table:table-cell office:value-type="float" office:value="177116232" calcext:value-type="float">
            <text:p>177116232</text:p>
          </table:table-cell>
          <table:table-cell office:value-type="float" office:value="181049736" calcext:value-type="float">
            <text:p>181049736</text:p>
          </table:table-cell>
          <table:table-cell office:value-type="float" office:value="273459720" calcext:value-type="float">
            <text:p>273459720</text:p>
          </table:table-cell>
        </table:table-row>
        <table:table-row table:style-name="ro1">
          <table:table-cell office:value-type="float" office:value="193939912" calcext:value-type="float">
            <text:p>193939912</text:p>
          </table:table-cell>
          <table:table-cell office:value-type="float" office:value="229545432" calcext:value-type="float">
            <text:p>229545432</text:p>
          </table:table-cell>
          <table:table-cell office:value-type="float" office:value="180915048" calcext:value-type="float">
            <text:p>180915048</text:p>
          </table:table-cell>
          <table:table-cell office:value-type="float" office:value="188074680" calcext:value-type="float">
            <text:p>188074680</text:p>
          </table:table-cell>
          <table:table-cell office:value-type="float" office:value="279273720" calcext:value-type="float">
            <text:p>279273720</text:p>
          </table:table-cell>
        </table:table-row>
        <table:table-row table:style-name="ro1">
          <table:table-cell office:value-type="float" office:value="198067528" calcext:value-type="float">
            <text:p>198067528</text:p>
          </table:table-cell>
          <table:table-cell office:value-type="float" office:value="229742136" calcext:value-type="float">
            <text:p>229742136</text:p>
          </table:table-cell>
          <table:table-cell office:value-type="float" office:value="180915048" calcext:value-type="float">
            <text:p>180915048</text:p>
          </table:table-cell>
          <table:table-cell office:value-type="float" office:value="189696456" calcext:value-type="float">
            <text:p>189696456</text:p>
          </table:table-cell>
          <table:table-cell office:value-type="float" office:value="279273720" calcext:value-type="float">
            <text:p>279273720</text:p>
          </table:table-cell>
        </table:table-row>
        <table:table-row table:style-name="ro1">
          <table:table-cell office:value-type="float" office:value="198067528" calcext:value-type="float">
            <text:p>198067528</text:p>
          </table:table-cell>
          <table:table-cell office:value-type="float" office:value="229742136" calcext:value-type="float">
            <text:p>229742136</text:p>
          </table:table-cell>
          <table:table-cell office:value-type="float" office:value="180915048" calcext:value-type="float">
            <text:p>180915048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279273720" calcext:value-type="float">
            <text:p>279273720</text:p>
          </table:table-cell>
        </table:table-row>
        <table:table-row table:style-name="ro1">
          <table:table-cell office:value-type="float" office:value="207354664" calcext:value-type="float">
            <text:p>207354664</text:p>
          </table:table-cell>
          <table:table-cell office:value-type="float" office:value="229742136" calcext:value-type="float">
            <text:p>229742136</text:p>
          </table:table-cell>
          <table:table-cell office:value-type="float" office:value="181553288" calcext:value-type="float">
            <text:p>181553288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279273720" calcext:value-type="float">
            <text:p>279273720</text:p>
          </table:table-cell>
        </table:table-row>
        <table:table-row table:style-name="ro1">
          <table:table-cell office:value-type="float" office:value="214577992" calcext:value-type="float">
            <text:p>214577992</text:p>
          </table:table-cell>
          <table:table-cell office:value-type="float" office:value="233868792" calcext:value-type="float">
            <text:p>233868792</text:p>
          </table:table-cell>
          <table:table-cell office:value-type="float" office:value="188774968" calcext:value-type="float">
            <text:p>188774968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286936920" calcext:value-type="float">
            <text:p>286936920</text:p>
          </table:table-cell>
        </table:table-row>
        <table:table-row table:style-name="ro1">
          <table:table-cell office:value-type="float" office:value="216641800" calcext:value-type="float">
            <text:p>216641800</text:p>
          </table:table-cell>
          <table:table-cell office:value-type="float" office:value="237602040" calcext:value-type="float">
            <text:p>237602040</text:p>
          </table:table-cell>
          <table:table-cell office:value-type="float" office:value="127764280" calcext:value-type="float">
            <text:p>127764280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287133624" calcext:value-type="float">
            <text:p>287133624</text:p>
          </table:table-cell>
        </table:table-row>
        <table:table-row table:style-name="ro1">
          <table:table-cell office:value-type="float" office:value="221801320" calcext:value-type="float">
            <text:p>221801320</text:p>
          </table:table-cell>
          <table:table-cell office:value-type="float" office:value="124052936" calcext:value-type="float">
            <text:p>124052936</text:p>
          </table:table-cell>
          <table:table-cell office:value-type="float" office:value="130993768" calcext:value-type="float">
            <text:p>130993768</text:p>
          </table:table-cell>
          <table:table-cell office:value-type="float" office:value="200716920" calcext:value-type="float">
            <text:p>200716920</text:p>
          </table:table-cell>
          <table:table-cell office:value-type="float" office:value="125249768" calcext:value-type="float">
            <text:p>125249768</text:p>
          </table:table-cell>
        </table:table-row>
        <table:table-row table:style-name="ro1">
          <table:table-cell office:value-type="float" office:value="227156328" calcext:value-type="float">
            <text:p>227156328</text:p>
          </table:table-cell>
          <table:table-cell office:value-type="float" office:value="131261672" calcext:value-type="float">
            <text:p>131261672</text:p>
          </table:table-cell>
          <table:table-cell office:value-type="float" office:value="130993768" calcext:value-type="float">
            <text:p>130993768</text:p>
          </table:table-cell>
          <table:table-cell office:value-type="float" office:value="204581304" calcext:value-type="float">
            <text:p>204581304</text:p>
          </table:table-cell>
          <table:table-cell office:value-type="float" office:value="130789000" calcext:value-type="float">
            <text:p>130789000</text:p>
          </table:table-cell>
        </table:table-row>
        <table:table-row table:style-name="ro1">
          <table:table-cell office:value-type="float" office:value="230448024" calcext:value-type="float">
            <text:p>230448024</text:p>
          </table:table-cell>
          <table:table-cell office:value-type="float" office:value="131261672" calcext:value-type="float">
            <text:p>131261672</text:p>
          </table:table-cell>
          <table:table-cell office:value-type="float" office:value="139249000" calcext:value-type="float">
            <text:p>139249000</text:p>
          </table:table-cell>
          <table:table-cell office:value-type="float" office:value="123021224" calcext:value-type="float">
            <text:p>123021224</text:p>
          </table:table-cell>
          <table:table-cell office:value-type="float" office:value="130789000" calcext:value-type="float">
            <text:p>130789000</text:p>
          </table:table-cell>
        </table:table-row>
        <table:table-row table:style-name="ro1">
          <table:table-cell office:value-type="float" office:value="230448024" calcext:value-type="float">
            <text:p>230448024</text:p>
          </table:table-cell>
          <table:table-cell office:value-type="float" office:value="132025512" calcext:value-type="float">
            <text:p>132025512</text:p>
          </table:table-cell>
          <table:table-cell office:value-type="float" office:value="147504232" calcext:value-type="float">
            <text:p>147504232</text:p>
          </table:table-cell>
          <table:table-cell office:value-type="float" office:value="130993816" calcext:value-type="float">
            <text:p>130993816</text:p>
          </table:table-cell>
          <table:table-cell office:value-type="float" office:value="138217144" calcext:value-type="float">
            <text:p>138217144</text:p>
          </table:table-cell>
        </table:table-row>
        <table:table-row table:style-name="ro1">
          <table:table-cell office:value-type="float" office:value="230448024" calcext:value-type="float">
            <text:p>230448024</text:p>
          </table:table-cell>
          <table:table-cell office:value-type="float" office:value="139248856" calcext:value-type="float">
            <text:p>139248856</text:p>
          </table:table-cell>
          <table:table-cell office:value-type="float" office:value="147504232" calcext:value-type="float">
            <text:p>147504232</text:p>
          </table:table-cell>
          <table:table-cell office:value-type="float" office:value="130993816" calcext:value-type="float">
            <text:p>130993816</text:p>
          </table:table-cell>
          <table:table-cell office:value-type="float" office:value="147504280" calcext:value-type="float">
            <text:p>147504280</text:p>
          </table:table-cell>
        </table:table-row>
        <table:table-row table:style-name="ro1">
          <table:table-cell office:value-type="float" office:value="230841432" calcext:value-type="float">
            <text:p>230841432</text:p>
          </table:table-cell>
          <table:table-cell office:value-type="float" office:value="147504088" calcext:value-type="float">
            <text:p>147504088</text:p>
          </table:table-cell>
          <table:table-cell office:value-type="float" office:value="155759464" calcext:value-type="float">
            <text:p>155759464</text:p>
          </table:table-cell>
          <table:table-cell office:value-type="float" office:value="134089528" calcext:value-type="float">
            <text:p>134089528</text:p>
          </table:table-cell>
          <table:table-cell office:value-type="float" office:value="150599992" calcext:value-type="float">
            <text:p>150599992</text:p>
          </table:table-cell>
        </table:table-row>
        <table:table-row table:style-name="ro1">
          <table:table-cell office:value-type="float" office:value="238307944" calcext:value-type="float">
            <text:p>238307944</text:p>
          </table:table-cell>
          <table:table-cell office:value-type="float" office:value="147504088" calcext:value-type="float">
            <text:p>147504088</text:p>
          </table:table-cell>
          <table:table-cell office:value-type="float" office:value="161950888" calcext:value-type="float">
            <text:p>161950888</text:p>
          </table:table-cell>
          <table:table-cell office:value-type="float" office:value="139249048" calcext:value-type="float">
            <text:p>139249048</text:p>
          </table:table-cell>
          <table:table-cell office:value-type="float" office:value="156791416" calcext:value-type="float">
            <text:p>156791416</text:p>
          </table:table-cell>
        </table:table-row>
        <table:table-row table:style-name="ro1">
          <table:table-cell office:value-type="float" office:value="241402936" calcext:value-type="float">
            <text:p>241402936</text:p>
          </table:table-cell>
          <table:table-cell office:value-type="float" office:value="155759320" calcext:value-type="float">
            <text:p>155759320</text:p>
          </table:table-cell>
          <table:table-cell office:value-type="float" office:value="164014696" calcext:value-type="float">
            <text:p>164014696</text:p>
          </table:table-cell>
          <table:table-cell office:value-type="float" office:value="147504280" calcext:value-type="float">
            <text:p>147504280</text:p>
          </table:table-cell>
          <table:table-cell office:value-type="float" office:value="164014744" calcext:value-type="float">
            <text:p>164014744</text:p>
          </table:table-cell>
        </table:table-row>
        <table:table-row table:style-name="ro1">
          <table:table-cell office:value-type="float" office:value="246954648" calcext:value-type="float">
            <text:p>246954648</text:p>
          </table:table-cell>
          <table:table-cell office:value-type="float" office:value="164014552" calcext:value-type="float">
            <text:p>164014552</text:p>
          </table:table-cell>
          <table:table-cell office:value-type="float" office:value="172269928" calcext:value-type="float">
            <text:p>172269928</text:p>
          </table:table-cell>
          <table:table-cell office:value-type="float" office:value="155759512" calcext:value-type="float">
            <text:p>155759512</text:p>
          </table:table-cell>
          <table:table-cell office:value-type="float" office:value="166078552" calcext:value-type="float">
            <text:p>166078552</text:p>
          </table:table-cell>
        </table:table-row>
        <table:table-row table:style-name="ro1">
          <table:table-cell office:value-type="float" office:value="246954648" calcext:value-type="float">
            <text:p>246954648</text:p>
          </table:table-cell>
          <table:table-cell office:value-type="float" office:value="164014552" calcext:value-type="float">
            <text:p>164014552</text:p>
          </table:table-cell>
          <table:table-cell office:value-type="float" office:value="172860024" calcext:value-type="float">
            <text:p>172860024</text:p>
          </table:table-cell>
          <table:table-cell office:value-type="float" office:value="162982840" calcext:value-type="float">
            <text:p>162982840</text:p>
          </table:table-cell>
          <table:table-cell office:value-type="float" office:value="173301880" calcext:value-type="float">
            <text:p>173301880</text:p>
          </table:table-cell>
        </table:table-row>
        <table:table-row table:style-name="ro1">
          <table:table-cell office:value-type="float" office:value="125834248" calcext:value-type="float">
            <text:p>125834248</text:p>
          </table:table-cell>
          <table:table-cell office:value-type="float" office:value="180525016" calcext:value-type="float">
            <text:p>180525016</text:p>
          </table:table-cell>
          <table:table-cell office:value-type="float" office:value="180212808" calcext:value-type="float">
            <text:p>180212808</text:p>
          </table:table-cell>
          <table:table-cell office:value-type="float" office:value="167110456" calcext:value-type="float">
            <text:p>167110456</text:p>
          </table:table-cell>
          <table:table-cell office:value-type="float" office:value="180525208" calcext:value-type="float">
            <text:p>180525208</text:p>
          </table:table-cell>
        </table:table-row>
        <table:table-row table:style-name="ro1">
          <table:table-cell office:value-type="float" office:value="127898056" calcext:value-type="float">
            <text:p>127898056</text:p>
          </table:table-cell>
          <table:table-cell office:value-type="float" office:value="182588824" calcext:value-type="float">
            <text:p>182588824</text:p>
          </table:table-cell>
          <table:table-cell office:value-type="float" office:value="180212808" calcext:value-type="float">
            <text:p>180212808</text:p>
          </table:table-cell>
          <table:table-cell office:value-type="float" office:value="174333784" calcext:value-type="float">
            <text:p>174333784</text:p>
          </table:table-cell>
          <table:table-cell office:value-type="float" office:value="193939960" calcext:value-type="float">
            <text:p>193939960</text:p>
          </table:table-cell>
        </table:table-row>
        <table:table-row table:style-name="ro1">
          <table:table-cell office:value-type="float" office:value="132025672" calcext:value-type="float">
            <text:p>132025672</text:p>
          </table:table-cell>
          <table:table-cell office:value-type="float" office:value="188780248" calcext:value-type="float">
            <text:p>188780248</text:p>
          </table:table-cell>
          <table:table-cell office:value-type="float" office:value="180212808" calcext:value-type="float">
            <text:p>180212808</text:p>
          </table:table-cell>
          <table:table-cell office:value-type="float" office:value="180525208" calcext:value-type="float">
            <text:p>180525208</text:p>
          </table:table-cell>
          <table:table-cell office:value-type="float" office:value="197035672" calcext:value-type="float">
            <text:p>197035672</text:p>
          </table:table-cell>
        </table:table-row>
        <table:table-row table:style-name="ro1">
          <table:table-cell office:value-type="float" office:value="136153288" calcext:value-type="float">
            <text:p>136153288</text:p>
          </table:table-cell>
          <table:table-cell office:value-type="float" office:value="197035480" calcext:value-type="float">
            <text:p>197035480</text:p>
          </table:table-cell>
          <table:table-cell office:value-type="float" office:value="184273896" calcext:value-type="float">
            <text:p>184273896</text:p>
          </table:table-cell>
          <table:table-cell office:value-type="float" office:value="180525208" calcext:value-type="float">
            <text:p>180525208</text:p>
          </table:table-cell>
          <table:table-cell office:value-type="float" office:value="200131384" calcext:value-type="float">
            <text:p>200131384</text:p>
          </table:table-cell>
        </table:table-row>
        <table:table-row table:style-name="ro1">
          <table:table-cell office:value-type="float" office:value="142344712" calcext:value-type="float">
            <text:p>142344712</text:p>
          </table:table-cell>
          <table:table-cell office:value-type="float" office:value="197035480" calcext:value-type="float">
            <text:p>197035480</text:p>
          </table:table-cell>
          <table:table-cell office:value-type="float" office:value="188072712" calcext:value-type="float">
            <text:p>188072712</text:p>
          </table:table-cell>
          <table:table-cell office:value-type="float" office:value="180525208" calcext:value-type="float">
            <text:p>180525208</text:p>
          </table:table-cell>
          <table:table-cell office:value-type="float" office:value="207354712" calcext:value-type="float">
            <text:p>207354712</text:p>
          </table:table-cell>
        </table:table-row>
        <table:table-row table:style-name="ro1">
          <table:table-cell office:value-type="float" office:value="148536136" calcext:value-type="float">
            <text:p>148536136</text:p>
          </table:table-cell>
          <table:table-cell office:value-type="float" office:value="205290712" calcext:value-type="float">
            <text:p>205290712</text:p>
          </table:table-cell>
          <table:table-cell office:value-type="float" office:value="188334984" calcext:value-type="float">
            <text:p>188334984</text:p>
          </table:table-cell>
          <table:table-cell office:value-type="float" office:value="183309768" calcext:value-type="float">
            <text:p>183309768</text:p>
          </table:table-cell>
          <table:table-cell office:value-type="float" office:value="213546136" calcext:value-type="float">
            <text:p>213546136</text:p>
          </table:table-cell>
        </table:table-row>
        <table:table-row table:style-name="ro1">
          <table:table-cell office:value-type="float" office:value="153695656" calcext:value-type="float">
            <text:p>153695656</text:p>
          </table:table-cell>
          <table:table-cell office:value-type="float" office:value="213545944" calcext:value-type="float">
            <text:p>213545944</text:p>
          </table:table-cell>
          <table:table-cell office:value-type="float" office:value="196719432" calcext:value-type="float">
            <text:p>196719432</text:p>
          </table:table-cell>
          <table:table-cell office:value-type="float" office:value="188074680" calcext:value-type="float">
            <text:p>188074680</text:p>
          </table:table-cell>
          <table:table-cell office:value-type="float" office:value="217673752" calcext:value-type="float">
            <text:p>217673752</text:p>
          </table:table-cell>
        </table:table-row>
        <table:table-row table:style-name="ro1">
          <table:table-cell office:value-type="float" office:value="161950888" calcext:value-type="float">
            <text:p>161950888</text:p>
          </table:table-cell>
          <table:table-cell office:value-type="float" office:value="213545944" calcext:value-type="float">
            <text:p>213545944</text:p>
          </table:table-cell>
          <table:table-cell office:value-type="float" office:value="196719432" calcext:value-type="float">
            <text:p>196719432</text:p>
          </table:table-cell>
          <table:table-cell office:value-type="float" office:value="188074680" calcext:value-type="float">
            <text:p>188074680</text:p>
          </table:table-cell>
          <table:table-cell office:value-type="float" office:value="224897080" calcext:value-type="float">
            <text:p>224897080</text:p>
          </table:table-cell>
        </table:table-row>
        <table:table-row table:style-name="ro1">
          <table:table-cell office:value-type="float" office:value="165046600" calcext:value-type="float">
            <text:p>165046600</text:p>
          </table:table-cell>
          <table:table-cell office:value-type="float" office:value="213545944" calcext:value-type="float">
            <text:p>213545944</text:p>
          </table:table-cell>
          <table:table-cell office:value-type="float" office:value="196719432" calcext:value-type="float">
            <text:p>196719432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230056600" calcext:value-type="float">
            <text:p>230056600</text:p>
          </table:table-cell>
        </table:table-row>
        <table:table-row table:style-name="ro1">
          <table:table-cell office:value-type="float" office:value="172269928" calcext:value-type="float">
            <text:p>172269928</text:p>
          </table:table-cell>
          <table:table-cell office:value-type="float" office:value="214643160" calcext:value-type="float">
            <text:p>214643160</text:p>
          </table:table-cell>
          <table:table-cell office:value-type="float" office:value="120012632" calcext:value-type="float">
            <text:p>120012632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238311832" calcext:value-type="float">
            <text:p>238311832</text:p>
          </table:table-cell>
        </table:table-row>
        <table:table-row table:style-name="ro1">
          <table:table-cell office:value-type="float" office:value="181557064" calcext:value-type="float">
            <text:p>181557064</text:p>
          </table:table-cell>
          <table:table-cell office:value-type="float" office:value="221095416" calcext:value-type="float">
            <text:p>221095416</text:p>
          </table:table-cell>
          <table:table-cell office:value-type="float" office:value="125834344" calcext:value-type="float">
            <text:p>125834344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244503256" calcext:value-type="float">
            <text:p>244503256</text:p>
          </table:table-cell>
        </table:table-row>
        <table:table-row table:style-name="ro1">
          <table:table-cell office:value-type="float" office:value="182588968" calcext:value-type="float">
            <text:p>182588968</text:p>
          </table:table-cell>
          <table:table-cell office:value-type="float" office:value="221095416" calcext:value-type="float">
            <text:p>221095416</text:p>
          </table:table-cell>
          <table:table-cell office:value-type="float" office:value="129961960" calcext:value-type="float">
            <text:p>129961960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246567064" calcext:value-type="float">
            <text:p>246567064</text:p>
          </table:table-cell>
        </table:table-row>
        <table:table-row table:style-name="ro1">
          <table:table-cell office:value-type="float" office:value="194971816" calcext:value-type="float">
            <text:p>194971816</text:p>
          </table:table-cell>
          <table:table-cell office:value-type="float" office:value="228251496" calcext:value-type="float">
            <text:p>228251496</text:p>
          </table:table-cell>
          <table:table-cell office:value-type="float" office:value="132025768" calcext:value-type="float">
            <text:p>132025768</text:p>
          </table:table-cell>
          <table:table-cell office:value-type="float" office:value="202649112" calcext:value-type="float">
            <text:p>202649112</text:p>
          </table:table-cell>
          <table:table-cell office:value-type="float" office:value="254822296" calcext:value-type="float">
            <text:p>254822296</text:p>
          </table:table-cell>
        </table:table-row>
        <table:table-row table:style-name="ro1">
          <table:table-cell office:value-type="float" office:value="198067528" calcext:value-type="float">
            <text:p>198067528</text:p>
          </table:table-cell>
          <table:table-cell office:value-type="float" office:value="229742136" calcext:value-type="float">
            <text:p>229742136</text:p>
          </table:table-cell>
          <table:table-cell office:value-type="float" office:value="138217192" calcext:value-type="float">
            <text:p>138217192</text:p>
          </table:table-cell>
          <table:table-cell office:value-type="float" office:value="204581304" calcext:value-type="float">
            <text:p>204581304</text:p>
          </table:table-cell>
          <table:table-cell office:value-type="float" office:value="263077528" calcext:value-type="float">
            <text:p>263077528</text:p>
          </table:table-cell>
        </table:table-row>
        <table:table-row table:style-name="ro1">
          <table:table-cell office:value-type="float" office:value="205290856" calcext:value-type="float">
            <text:p>205290856</text:p>
          </table:table-cell>
          <table:table-cell office:value-type="float" office:value="229742136" calcext:value-type="float">
            <text:p>229742136</text:p>
          </table:table-cell>
          <table:table-cell office:value-type="float" office:value="148536232" calcext:value-type="float">
            <text:p>148536232</text:p>
          </table:table-cell>
          <table:table-cell office:value-type="float" office:value="123021224" calcext:value-type="float">
            <text:p>123021224</text:p>
          </table:table-cell>
          <table:table-cell office:value-type="float" office:value="263077528" calcext:value-type="float">
            <text:p>263077528</text:p>
          </table:table-cell>
        </table:table-row>
        <table:table-row table:style-name="ro1">
          <table:table-cell office:value-type="float" office:value="212514184" calcext:value-type="float">
            <text:p>212514184</text:p>
          </table:table-cell>
          <table:table-cell office:value-type="float" office:value="229742136" calcext:value-type="float">
            <text:p>229742136</text:p>
          </table:table-cell>
          <table:table-cell office:value-type="float" office:value="148536232" calcext:value-type="float">
            <text:p>148536232</text:p>
          </table:table-cell>
          <table:table-cell office:value-type="float" office:value="128414648" calcext:value-type="float">
            <text:p>128414648</text:p>
          </table:table-cell>
          <table:table-cell office:value-type="float" office:value="263077528" calcext:value-type="float">
            <text:p>263077528</text:p>
          </table:table-cell>
        </table:table-row>
        <table:table-row table:style-name="ro1">
          <table:table-cell office:value-type="float" office:value="214577992" calcext:value-type="float">
            <text:p>214577992</text:p>
          </table:table-cell>
          <table:table-cell office:value-type="float" office:value="233737656" calcext:value-type="float">
            <text:p>233737656</text:p>
          </table:table-cell>
          <table:table-cell office:value-type="float" office:value="155759560" calcext:value-type="float">
            <text:p>155759560</text:p>
          </table:table-cell>
          <table:table-cell office:value-type="float" office:value="130797208" calcext:value-type="float">
            <text:p>130797208</text:p>
          </table:table-cell>
          <table:table-cell office:value-type="float" office:value="265862088" calcext:value-type="float">
            <text:p>265862088</text:p>
          </table:table-cell>
        </table:table-row>
        <table:table-row table:style-name="ro1">
          <table:table-cell office:value-type="float" office:value="221801320" calcext:value-type="float">
            <text:p>221801320</text:p>
          </table:table-cell>
          <table:table-cell office:value-type="float" office:value="237602040" calcext:value-type="float">
            <text:p>237602040</text:p>
          </table:table-cell>
          <table:table-cell office:value-type="float" office:value="164014792" calcext:value-type="float">
            <text:p>164014792</text:p>
          </table:table-cell>
          <table:table-cell office:value-type="float" office:value="130797208" calcext:value-type="float">
            <text:p>130797208</text:p>
          </table:table-cell>
          <table:table-cell office:value-type="float" office:value="270627000" calcext:value-type="float">
            <text:p>270627000</text:p>
          </table:table-cell>
        </table:table-row>
        <table:table-row table:style-name="ro1">
          <table:table-cell office:value-type="float" office:value="224896312" calcext:value-type="float">
            <text:p>224896312</text:p>
          </table:table-cell>
          <table:table-cell office:value-type="float" office:value="124052936" calcext:value-type="float">
            <text:p>124052936</text:p>
          </table:table-cell>
          <table:table-cell office:value-type="float" office:value="165046696" calcext:value-type="float">
            <text:p>165046696</text:p>
          </table:table-cell>
          <table:table-cell office:value-type="float" office:value="135121432" calcext:value-type="float">
            <text:p>135121432</text:p>
          </table:table-cell>
          <table:table-cell office:value-type="float" office:value="275212632" calcext:value-type="float">
            <text:p>275212632</text:p>
          </table:table-cell>
        </table:table-row>
        <table:table-row table:style-name="ro1">
          <table:table-cell office:value-type="float" office:value="230448024" calcext:value-type="float">
            <text:p>230448024</text:p>
          </table:table-cell>
          <table:table-cell office:value-type="float" office:value="131249000" calcext:value-type="float">
            <text:p>131249000</text:p>
          </table:table-cell>
          <table:table-cell office:value-type="float" office:value="165046696" calcext:value-type="float">
            <text:p>165046696</text:p>
          </table:table-cell>
          <table:table-cell office:value-type="float" office:value="139249048" calcext:value-type="float">
            <text:p>139249048</text:p>
          </table:table-cell>
          <table:table-cell office:value-type="float" office:value="279273720" calcext:value-type="float">
            <text:p>279273720</text:p>
          </table:table-cell>
        </table:table-row>
        <table:table-row table:style-name="ro1">
          <table:table-cell office:value-type="float" office:value="230448024" calcext:value-type="float">
            <text:p>230448024</text:p>
          </table:table-cell>
          <table:table-cell office:value-type="float" office:value="131249000" calcext:value-type="float">
            <text:p>131249000</text:p>
          </table:table-cell>
          <table:table-cell office:value-type="float" office:value="165177816" calcext:value-type="float">
            <text:p>165177816</text:p>
          </table:table-cell>
          <table:table-cell office:value-type="float" office:value="146472376" calcext:value-type="float">
            <text:p>146472376</text:p>
          </table:table-cell>
          <table:table-cell office:value-type="float" office:value="279273720" calcext:value-type="float">
            <text:p>279273720</text:p>
          </table:table-cell>
        </table:table-row>
        <table:table-row table:style-name="ro1">
          <table:table-cell office:value-type="float" office:value="230448024" calcext:value-type="float">
            <text:p>230448024</text:p>
          </table:table-cell>
          <table:table-cell office:value-type="float" office:value="139248856" calcext:value-type="float">
            <text:p>139248856</text:p>
          </table:table-cell>
          <table:table-cell office:value-type="float" office:value="172268344" calcext:value-type="float">
            <text:p>172268344</text:p>
          </table:table-cell>
          <table:table-cell office:value-type="float" office:value="147504280" calcext:value-type="float">
            <text:p>147504280</text:p>
          </table:table-cell>
          <table:table-cell office:value-type="float" office:value="279273720" calcext:value-type="float">
            <text:p>279273720</text:p>
          </table:table-cell>
        </table:table-row>
        <table:table-row table:style-name="ro1">
          <table:table-cell office:value-type="float" office:value="230448024" calcext:value-type="float">
            <text:p>230448024</text:p>
          </table:table-cell>
          <table:table-cell office:value-type="float" office:value="147504088" calcext:value-type="float">
            <text:p>147504088</text:p>
          </table:table-cell>
          <table:table-cell office:value-type="float" office:value="172268344" calcext:value-type="float">
            <text:p>172268344</text:p>
          </table:table-cell>
          <table:table-cell office:value-type="float" office:value="150599992" calcext:value-type="float">
            <text:p>150599992</text:p>
          </table:table-cell>
          <table:table-cell office:value-type="float" office:value="279273720" calcext:value-type="float">
            <text:p>279273720</text:p>
          </table:table-cell>
        </table:table-row>
        <table:table-row table:style-name="ro1">
          <table:table-cell office:value-type="float" office:value="237341832" calcext:value-type="float">
            <text:p>237341832</text:p>
          </table:table-cell>
          <table:table-cell office:value-type="float" office:value="147504088" calcext:value-type="float">
            <text:p>147504088</text:p>
          </table:table-cell>
          <table:table-cell office:value-type="float" office:value="179376264" calcext:value-type="float">
            <text:p>179376264</text:p>
          </table:table-cell>
          <table:table-cell office:value-type="float" office:value="156791416" calcext:value-type="float">
            <text:p>156791416</text:p>
          </table:table-cell>
          <table:table-cell office:value-type="float" office:value="287133624" calcext:value-type="float">
            <text:p>287133624</text:p>
          </table:table-cell>
        </table:table-row>
        <table:table-row table:style-name="ro1">
          <table:table-cell office:value-type="float" office:value="238307944" calcext:value-type="float">
            <text:p>238307944</text:p>
          </table:table-cell>
          <table:table-cell office:value-type="float" office:value="155759320" calcext:value-type="float">
            <text:p>155759320</text:p>
          </table:table-cell>
          <table:table-cell office:value-type="float" office:value="180915048" calcext:value-type="float">
            <text:p>180915048</text:p>
          </table:table-cell>
          <table:table-cell office:value-type="float" office:value="164014744" calcext:value-type="float">
            <text:p>164014744</text:p>
          </table:table-cell>
          <table:table-cell office:value-type="float" office:value="123021224" calcext:value-type="float">
            <text:p>123021224</text:p>
          </table:table-cell>
        </table:table-row>
        <table:table-row table:style-name="ro1">
          <table:table-cell office:value-type="float" office:value="239864136" calcext:value-type="float">
            <text:p>239864136</text:p>
          </table:table-cell>
          <table:table-cell office:value-type="float" office:value="164014552" calcext:value-type="float">
            <text:p>164014552</text:p>
          </table:table-cell>
          <table:table-cell office:value-type="float" office:value="180915048" calcext:value-type="float">
            <text:p>180915048</text:p>
          </table:table-cell>
          <table:table-cell office:value-type="float" office:value="167110456" calcext:value-type="float">
            <text:p>167110456</text:p>
          </table:table-cell>
          <table:table-cell office:value-type="float" office:value="130797208" calcext:value-type="float">
            <text:p>130797208</text:p>
          </table:table-cell>
        </table:table-row>
        <table:table-row table:style-name="ro1">
          <table:table-cell office:value-type="float" office:value="246954648" calcext:value-type="float">
            <text:p>246954648</text:p>
          </table:table-cell>
          <table:table-cell office:value-type="float" office:value="164014552" calcext:value-type="float">
            <text:p>164014552</text:p>
          </table:table-cell>
          <table:table-cell office:value-type="float" office:value="180915048" calcext:value-type="float">
            <text:p>180915048</text:p>
          </table:table-cell>
          <table:table-cell office:value-type="float" office:value="173301848" calcext:value-type="float">
            <text:p>173301848</text:p>
          </table:table-cell>
          <table:table-cell office:value-type="float" office:value="130797208" calcext:value-type="float">
            <text:p>130797208</text:p>
          </table:table-cell>
        </table:table-row>
        <table:table-row table:style-name="ro1">
          <table:table-cell office:value-type="float" office:value="246954648" calcext:value-type="float">
            <text:p>246954648</text:p>
          </table:table-cell>
          <table:table-cell office:value-type="float" office:value="170205976" calcext:value-type="float">
            <text:p>170205976</text:p>
          </table:table-cell>
          <table:table-cell office:value-type="float" office:value="184534584" calcext:value-type="float">
            <text:p>184534584</text:p>
          </table:table-cell>
          <table:table-cell office:value-type="float" office:value="180525208" calcext:value-type="float">
            <text:p>180525208</text:p>
          </table:table-cell>
          <table:table-cell office:value-type="float" office:value="136153336" calcext:value-type="float">
            <text:p>136153336</text:p>
          </table:table-cell>
        </table:table-row>
        <table:table-row table:style-name="ro1">
          <table:table-cell office:value-type="float" office:value="246954648" calcext:value-type="float">
            <text:p>246954648</text:p>
          </table:table-cell>
          <table:table-cell office:value-type="float" office:value="173301688" calcext:value-type="float">
            <text:p>173301688</text:p>
          </table:table-cell>
          <table:table-cell office:value-type="float" office:value="188774968" calcext:value-type="float">
            <text:p>188774968</text:p>
          </table:table-cell>
          <table:table-cell office:value-type="float" office:value="180525208" calcext:value-type="float">
            <text:p>180525208</text:p>
          </table:table-cell>
          <table:table-cell office:value-type="float" office:value="141312856" calcext:value-type="float">
            <text:p>141312856</text:p>
          </table:table-cell>
        </table:table-row>
        <table:table-row table:style-name="ro1">
          <table:table-cell office:value-type="float" office:value="118291400" calcext:value-type="float">
            <text:p>118291400</text:p>
          </table:table-cell>
          <table:table-cell office:value-type="float" office:value="180525016" calcext:value-type="float">
            <text:p>180525016</text:p>
          </table:table-cell>
          <table:table-cell office:value-type="float" office:value="124053128" calcext:value-type="float">
            <text:p>124053128</text:p>
          </table:table-cell>
          <table:table-cell office:value-type="float" office:value="180525208" calcext:value-type="float">
            <text:p>180525208</text:p>
          </table:table-cell>
          <table:table-cell office:value-type="float" office:value="147504280" calcext:value-type="float">
            <text:p>147504280</text:p>
          </table:table-cell>
        </table:table-row>
        <table:table-row table:style-name="ro1">
          <table:table-cell office:value-type="float" office:value="124802344" calcext:value-type="float">
            <text:p>124802344</text:p>
          </table:table-cell>
          <table:table-cell office:value-type="float" office:value="183620728" calcext:value-type="float">
            <text:p>183620728</text:p>
          </table:table-cell>
          <table:table-cell office:value-type="float" office:value="130993768" calcext:value-type="float">
            <text:p>130993768</text:p>
          </table:table-cell>
          <table:table-cell office:value-type="float" office:value="183751320" calcext:value-type="float">
            <text:p>183751320</text:p>
          </table:table-cell>
          <table:table-cell office:value-type="float" office:value="151631896" calcext:value-type="float">
            <text:p>151631896</text:p>
          </table:table-cell>
        </table:table-row>
        <table:table-row table:style-name="ro1">
          <table:table-cell office:value-type="float" office:value="125834248" calcext:value-type="float">
            <text:p>125834248</text:p>
          </table:table-cell>
          <table:table-cell office:value-type="float" office:value="190844056" calcext:value-type="float">
            <text:p>190844056</text:p>
          </table:table-cell>
          <table:table-cell office:value-type="float" office:value="130993768" calcext:value-type="float">
            <text:p>130993768</text:p>
          </table:table-cell>
          <table:table-cell office:value-type="float" office:value="188074680" calcext:value-type="float">
            <text:p>188074680</text:p>
          </table:table-cell>
          <table:table-cell office:value-type="float" office:value="156791416" calcext:value-type="float">
            <text:p>156791416</text:p>
          </table:table-cell>
        </table:table-row>
        <table:table-row table:style-name="ro1">
          <table:table-cell office:value-type="float" office:value="130993768" calcext:value-type="float">
            <text:p>130993768</text:p>
          </table:table-cell>
          <table:table-cell office:value-type="float" office:value="197035480" calcext:value-type="float">
            <text:p>197035480</text:p>
          </table:table-cell>
          <table:table-cell office:value-type="float" office:value="134089480" calcext:value-type="float">
            <text:p>134089480</text:p>
          </table:table-cell>
          <table:table-cell office:value-type="float" office:value="188074680" calcext:value-type="float">
            <text:p>188074680</text:p>
          </table:table-cell>
          <table:table-cell office:value-type="float" office:value="164014744" calcext:value-type="float">
            <text:p>164014744</text:p>
          </table:table-cell>
        </table:table-row>
        <table:table-row table:style-name="ro1">
          <table:table-cell office:value-type="float" office:value="132025672" calcext:value-type="float">
            <text:p>132025672</text:p>
          </table:table-cell>
          <table:table-cell office:value-type="float" office:value="197035480" calcext:value-type="float">
            <text:p>197035480</text:p>
          </table:table-cell>
          <table:table-cell office:value-type="float" office:value="139249000" calcext:value-type="float">
            <text:p>139249000</text:p>
          </table:table-cell>
          <table:table-cell office:value-type="float" office:value="196393560" calcext:value-type="float">
            <text:p>196393560</text:p>
          </table:table-cell>
          <table:table-cell office:value-type="float" office:value="164014712" calcext:value-type="float">
            <text:p>164014712</text:p>
          </table:table-cell>
        </table:table-row>
        <table:table-row table:style-name="ro1">
          <table:table-cell office:value-type="float" office:value="137185192" calcext:value-type="float">
            <text:p>137185192</text:p>
          </table:table-cell>
          <table:table-cell office:value-type="float" office:value="205290712" calcext:value-type="float">
            <text:p>205290712</text:p>
          </table:table-cell>
          <table:table-cell office:value-type="float" office:value="147504232" calcext:value-type="float">
            <text:p>147504232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172269976" calcext:value-type="float">
            <text:p>172269976</text:p>
          </table:table-cell>
        </table:table-row>
        <table:table-row table:style-name="ro1">
          <table:table-cell office:value-type="float" office:value="148536136" calcext:value-type="float">
            <text:p>148536136</text:p>
          </table:table-cell>
          <table:table-cell office:value-type="float" office:value="213545944" calcext:value-type="float">
            <text:p>213545944</text:p>
          </table:table-cell>
          <table:table-cell office:value-type="float" office:value="151631848" calcext:value-type="float">
            <text:p>151631848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180525208" calcext:value-type="float">
            <text:p>180525208</text:p>
          </table:table-cell>
        </table:table-row>
        <table:table-row table:style-name="ro1">
          <table:table-cell office:value-type="float" office:value="152663752" calcext:value-type="float">
            <text:p>152663752</text:p>
          </table:table-cell>
          <table:table-cell office:value-type="float" office:value="213545944" calcext:value-type="float">
            <text:p>213545944</text:p>
          </table:table-cell>
          <table:table-cell office:value-type="float" office:value="159887080" calcext:value-type="float">
            <text:p>159887080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185684728" calcext:value-type="float">
            <text:p>185684728</text:p>
          </table:table-cell>
        </table:table-row>
        <table:table-row table:style-name="ro1">
          <table:table-cell office:value-type="float" office:value="165046600" calcext:value-type="float">
            <text:p>165046600</text:p>
          </table:table-cell>
          <table:table-cell office:value-type="float" office:value="219735928" calcext:value-type="float">
            <text:p>219735928</text:p>
          </table:table-cell>
          <table:table-cell office:value-type="float" office:value="172269928" calcext:value-type="float">
            <text:p>172269928</text:p>
          </table:table-cell>
          <table:table-cell office:value-type="float" office:value="204521288" calcext:value-type="float">
            <text:p>204521288</text:p>
          </table:table-cell>
          <table:table-cell office:value-type="float" office:value="197035672" calcext:value-type="float">
            <text:p>197035672</text:p>
          </table:table-cell>
        </table:table-row>
        <table:table-row table:style-name="ro1">
          <table:table-cell office:value-type="float" office:value="178461352" calcext:value-type="float">
            <text:p>178461352</text:p>
          </table:table-cell>
          <table:table-cell office:value-type="float" office:value="221095416" calcext:value-type="float">
            <text:p>221095416</text:p>
          </table:table-cell>
          <table:table-cell office:value-type="float" office:value="177117816" calcext:value-type="float">
            <text:p>177117816</text:p>
          </table:table-cell>
          <table:table-cell office:value-type="float" office:value="130993816" calcext:value-type="float">
            <text:p>130993816</text:p>
          </table:table-cell>
          <table:table-cell office:value-type="float" office:value="210450424" calcext:value-type="float">
            <text:p>210450424</text:p>
          </table:table-cell>
        </table:table-row>
        <table:table-row table:style-name="ro1">
          <table:table-cell office:value-type="float" office:value="181557064" calcext:value-type="float">
            <text:p>181557064</text:p>
          </table:table-cell>
          <table:table-cell office:value-type="float" office:value="229611000" calcext:value-type="float">
            <text:p>229611000</text:p>
          </table:table-cell>
          <table:table-cell office:value-type="float" office:value="180212808" calcext:value-type="float">
            <text:p>180212808</text:p>
          </table:table-cell>
          <table:table-cell office:value-type="float" office:value="130993816" calcext:value-type="float">
            <text:p>130993816</text:p>
          </table:table-cell>
          <table:table-cell office:value-type="float" office:value="213546136" calcext:value-type="float">
            <text:p>213546136</text:p>
          </table:table-cell>
        </table:table-row>
        <table:table-row table:style-name="ro1">
          <table:table-cell office:value-type="float" office:value="187748488" calcext:value-type="float">
            <text:p>187748488</text:p>
          </table:table-cell>
          <table:table-cell office:value-type="float" office:value="229742136" calcext:value-type="float">
            <text:p>229742136</text:p>
          </table:table-cell>
          <table:table-cell office:value-type="float" office:value="180212808" calcext:value-type="float">
            <text:p>180212808</text:p>
          </table:table-cell>
          <table:table-cell office:value-type="float" office:value="138217144" calcext:value-type="float">
            <text:p>138217144</text:p>
          </table:table-cell>
          <table:table-cell office:value-type="float" office:value="220769464" calcext:value-type="float">
            <text:p>220769464</text:p>
          </table:table-cell>
        </table:table-row>
        <table:table-row table:style-name="ro1">
          <table:table-cell office:value-type="float" office:value="193939912" calcext:value-type="float">
            <text:p>193939912</text:p>
          </table:table-cell>
          <table:table-cell office:value-type="float" office:value="229742136" calcext:value-type="float">
            <text:p>229742136</text:p>
          </table:table-cell>
          <table:table-cell office:value-type="float" office:value="180212808" calcext:value-type="float">
            <text:p>180212808</text:p>
          </table:table-cell>
          <table:table-cell office:value-type="float" office:value="142344760" calcext:value-type="float">
            <text:p>142344760</text:p>
          </table:table-cell>
          <table:table-cell office:value-type="float" office:value="226960888" calcext:value-type="float">
            <text:p>226960888</text:p>
          </table:table-cell>
        </table:table-row>
        <table:table-row table:style-name="ro1">
          <table:table-cell office:value-type="float" office:value="198067528" calcext:value-type="float">
            <text:p>198067528</text:p>
          </table:table-cell>
          <table:table-cell office:value-type="float" office:value="229742136" calcext:value-type="float">
            <text:p>229742136</text:p>
          </table:table-cell>
          <table:table-cell office:value-type="float" office:value="180212808" calcext:value-type="float">
            <text:p>180212808</text:p>
          </table:table-cell>
          <table:table-cell office:value-type="float" office:value="147504280" calcext:value-type="float">
            <text:p>147504280</text:p>
          </table:table-cell>
          <table:table-cell office:value-type="float" office:value="230056600" calcext:value-type="float">
            <text:p>230056600</text:p>
          </table:table-cell>
        </table:table-row>
        <table:table-row table:style-name="ro1">
          <table:table-cell office:value-type="float" office:value="202195144" calcext:value-type="float">
            <text:p>202195144</text:p>
          </table:table-cell>
          <table:table-cell office:value-type="float" office:value="232067736" calcext:value-type="float">
            <text:p>232067736</text:p>
          </table:table-cell>
          <table:table-cell office:value-type="float" office:value="182079432" calcext:value-type="float">
            <text:p>182079432</text:p>
          </table:table-cell>
          <table:table-cell office:value-type="float" office:value="151631896" calcext:value-type="float">
            <text:p>151631896</text:p>
          </table:table-cell>
          <table:table-cell office:value-type="float" office:value="235216120" calcext:value-type="float">
            <text:p>235216120</text:p>
          </table:table-cell>
        </table:table-row>
        <table:table-row table:style-name="ro1">
          <table:table-cell office:value-type="float" office:value="209418472" calcext:value-type="float">
            <text:p>209418472</text:p>
          </table:table-cell>
          <table:table-cell office:value-type="float" office:value="237602040" calcext:value-type="float">
            <text:p>237602040</text:p>
          </table:table-cell>
          <table:table-cell office:value-type="float" office:value="188072712" calcext:value-type="float">
            <text:p>188072712</text:p>
          </table:table-cell>
          <table:table-cell office:value-type="float" office:value="156791416" calcext:value-type="float">
            <text:p>156791416</text:p>
          </table:table-cell>
          <table:table-cell office:value-type="float" office:value="242439448" calcext:value-type="float">
            <text:p>242439448</text:p>
          </table:table-cell>
        </table:table-row>
        <table:table-row table:style-name="ro1">
          <table:table-cell office:value-type="float" office:value="214577992" calcext:value-type="float">
            <text:p>214577992</text:p>
          </table:table-cell>
          <table:table-cell office:value-type="float" office:value="123134744" calcext:value-type="float">
            <text:p>123134744</text:p>
          </table:table-cell>
          <table:table-cell office:value-type="float" office:value="188072712" calcext:value-type="float">
            <text:p>188072712</text:p>
          </table:table-cell>
          <table:table-cell office:value-type="float" office:value="164014744" calcext:value-type="float">
            <text:p>164014744</text:p>
          </table:table-cell>
          <table:table-cell office:value-type="float" office:value="246567064" calcext:value-type="float">
            <text:p>246567064</text:p>
          </table:table-cell>
        </table:table-row>
        <table:table-row table:style-name="ro1">
          <table:table-cell office:value-type="float" office:value="217673704" calcext:value-type="float">
            <text:p>217673704</text:p>
          </table:table-cell>
          <table:table-cell office:value-type="float" office:value="130897192" calcext:value-type="float">
            <text:p>130897192</text:p>
          </table:table-cell>
          <table:table-cell office:value-type="float" office:value="193624440" calcext:value-type="float">
            <text:p>193624440</text:p>
          </table:table-cell>
          <table:table-cell office:value-type="float" office:value="166078552" calcext:value-type="float">
            <text:p>166078552</text:p>
          </table:table-cell>
          <table:table-cell office:value-type="float" office:value="249662776" calcext:value-type="float">
            <text:p>249662776</text:p>
          </table:table-cell>
        </table:table-row>
        <table:table-row table:style-name="ro1">
          <table:table-cell office:value-type="float" office:value="221801320" calcext:value-type="float">
            <text:p>221801320</text:p>
          </table:table-cell>
          <table:table-cell office:value-type="float" office:value="130897192" calcext:value-type="float">
            <text:p>130897192</text:p>
          </table:table-cell>
          <table:table-cell office:value-type="float" office:value="196719432" calcext:value-type="float">
            <text:p>196719432</text:p>
          </table:table-cell>
          <table:table-cell office:value-type="float" office:value="173301880" calcext:value-type="float">
            <text:p>173301880</text:p>
          </table:table-cell>
          <table:table-cell office:value-type="float" office:value="255854200" calcext:value-type="float">
            <text:p>255854200</text:p>
          </table:table-cell>
        </table:table-row>
        <table:table-row table:style-name="ro1">
          <table:table-cell office:value-type="float" office:value="222456984" calcext:value-type="float">
            <text:p>222456984</text:p>
          </table:table-cell>
          <table:table-cell office:value-type="float" office:value="137185048" calcext:value-type="float">
            <text:p>137185048</text:p>
          </table:table-cell>
          <table:table-cell office:value-type="float" office:value="196719432" calcext:value-type="float">
            <text:p>196719432</text:p>
          </table:table-cell>
          <table:table-cell office:value-type="float" office:value="180525208" calcext:value-type="float">
            <text:p>180525208</text:p>
          </table:table-cell>
          <table:table-cell office:value-type="float" office:value="263077528" calcext:value-type="float">
            <text:p>263077528</text:p>
          </table:table-cell>
        </table:table-row>
        <table:table-row table:style-name="ro1">
          <table:table-cell office:value-type="float" office:value="230448024" calcext:value-type="float">
            <text:p>230448024</text:p>
          </table:table-cell>
          <table:table-cell office:value-type="float" office:value="145440280" calcext:value-type="float">
            <text:p>145440280</text:p>
          </table:table-cell>
          <table:table-cell office:value-type="float" office:value="196719432" calcext:value-type="float">
            <text:p>196719432</text:p>
          </table:table-cell>
          <table:table-cell office:value-type="float" office:value="180525208" calcext:value-type="float">
            <text:p>180525208</text:p>
          </table:table-cell>
          <table:table-cell office:value-type="float" office:value="263077528" calcext:value-type="float">
            <text:p>263077528</text:p>
          </table:table-cell>
        </table:table-row>
        <table:table-row table:style-name="ro1">
          <table:table-cell office:value-type="float" office:value="230448024" calcext:value-type="float">
            <text:p>230448024</text:p>
          </table:table-cell>
          <table:table-cell office:value-type="float" office:value="147504088" calcext:value-type="float">
            <text:p>147504088</text:p>
          </table:table-cell>
          <table:table-cell office:value-type="float" office:value="119894680" calcext:value-type="float">
            <text:p>119894680</text:p>
          </table:table-cell>
          <table:table-cell office:value-type="float" office:value="180525208" calcext:value-type="float">
            <text:p>180525208</text:p>
          </table:table-cell>
          <table:table-cell office:value-type="float" office:value="263077528" calcext:value-type="float">
            <text:p>263077528</text:p>
          </table:table-cell>
        </table:table-row>
        <table:table-row table:style-name="ro1">
          <table:table-cell office:value-type="float" office:value="230448024" calcext:value-type="float">
            <text:p>230448024</text:p>
          </table:table-cell>
          <table:table-cell office:value-type="float" office:value="149567896" calcext:value-type="float">
            <text:p>149567896</text:p>
          </table:table-cell>
          <table:table-cell office:value-type="float" office:value="125834344" calcext:value-type="float">
            <text:p>125834344</text:p>
          </table:table-cell>
          <table:table-cell office:value-type="float" office:value="185569800" calcext:value-type="float">
            <text:p>185569800</text:p>
          </table:table-cell>
          <table:table-cell office:value-type="float" office:value="269529768" calcext:value-type="float">
            <text:p>269529768</text:p>
          </table:table-cell>
        </table:table-row>
        <table:table-row table:style-name="ro1">
          <table:table-cell office:value-type="float" office:value="230448024" calcext:value-type="float">
            <text:p>230448024</text:p>
          </table:table-cell>
          <table:table-cell office:value-type="float" office:value="155759320" calcext:value-type="float">
            <text:p>155759320</text:p>
          </table:table-cell>
          <table:table-cell office:value-type="float" office:value="125834344" calcext:value-type="float">
            <text:p>125834344</text:p>
          </table:table-cell>
          <table:table-cell office:value-type="float" office:value="188074680" calcext:value-type="float">
            <text:p>188074680</text:p>
          </table:table-cell>
          <table:table-cell office:value-type="float" office:value="270627000" calcext:value-type="float">
            <text:p>270627000</text:p>
          </table:table-cell>
        </table:table-row>
        <table:table-row table:style-name="ro1">
          <table:table-cell office:value-type="float" office:value="238307944" calcext:value-type="float">
            <text:p>238307944</text:p>
          </table:table-cell>
          <table:table-cell office:value-type="float" office:value="164014552" calcext:value-type="float">
            <text:p>164014552</text:p>
          </table:table-cell>
          <table:table-cell office:value-type="float" office:value="132025768" calcext:value-type="float">
            <text:p>132025768</text:p>
          </table:table-cell>
          <table:table-cell office:value-type="float" office:value="190203576" calcext:value-type="float">
            <text:p>190203576</text:p>
          </table:table-cell>
          <table:table-cell office:value-type="float" office:value="277979784" calcext:value-type="float">
            <text:p>277979784</text:p>
          </table:table-cell>
        </table:table-row>
        <table:table-row table:style-name="ro1">
          <table:table-cell office:value-type="float" office:value="238307944" calcext:value-type="float">
            <text:p>238307944</text:p>
          </table:table-cell>
          <table:table-cell office:value-type="float" office:value="167110264" calcext:value-type="float">
            <text:p>167110264</text:p>
          </table:table-cell>
          <table:table-cell office:value-type="float" office:value="132025768" calcext:value-type="float">
            <text:p>132025768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279273720" calcext:value-type="float">
            <text:p>279273720</text:p>
          </table:table-cell>
        </table:table-row>
        <table:table-row table:style-name="ro1">
          <table:table-cell office:value-type="float" office:value="241026936" calcext:value-type="float">
            <text:p>241026936</text:p>
          </table:table-cell>
          <table:table-cell office:value-type="float" office:value="173301688" calcext:value-type="float">
            <text:p>173301688</text:p>
          </table:table-cell>
          <table:table-cell office:value-type="float" office:value="138217192" calcext:value-type="float">
            <text:p>138217192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279273720" calcext:value-type="float">
            <text:p>279273720</text:p>
          </table:table-cell>
        </table:table-row>
        <table:table-row table:style-name="ro1">
          <table:table-cell office:value-type="float" office:value="246954648" calcext:value-type="float">
            <text:p>246954648</text:p>
          </table:table-cell>
          <table:table-cell office:value-type="float" office:value="180525016" calcext:value-type="float">
            <text:p>180525016</text:p>
          </table:table-cell>
          <table:table-cell office:value-type="float" office:value="148536232" calcext:value-type="float">
            <text:p>148536232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279273720" calcext:value-type="float">
            <text:p>279273720</text:p>
          </table:table-cell>
        </table:table-row>
        <table:table-row table:style-name="ro1">
          <table:table-cell office:value-type="float" office:value="246954648" calcext:value-type="float">
            <text:p>246954648</text:p>
          </table:table-cell>
          <table:table-cell office:value-type="float" office:value="184652632" calcext:value-type="float">
            <text:p>184652632</text:p>
          </table:table-cell>
          <table:table-cell office:value-type="float" office:value="149568136" calcext:value-type="float">
            <text:p>149568136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285267000" calcext:value-type="float">
            <text:p>285267000</text:p>
          </table:table-cell>
        </table:table-row>
        <table:table-row table:style-name="ro1">
          <table:table-cell office:value-type="float" office:value="246954648" calcext:value-type="float">
            <text:p>246954648</text:p>
          </table:table-cell>
          <table:table-cell office:value-type="float" office:value="191875960" calcext:value-type="float">
            <text:p>191875960</text:p>
          </table:table-cell>
          <table:table-cell office:value-type="float" office:value="155759560" calcext:value-type="float">
            <text:p>155759560</text:p>
          </table:table-cell>
          <table:table-cell office:value-type="float" office:value="203615208" calcext:value-type="float">
            <text:p>203615208</text:p>
          </table:table-cell>
          <table:table-cell office:value-type="float" office:value="287133624" calcext:value-type="float">
            <text:p>287133624</text:p>
          </table:table-cell>
        </table:table-row>
        <table:table-row table:style-name="ro1">
          <table:table-cell office:value-type="float" office:value="117259496" calcext:value-type="float">
            <text:p>117259496</text:p>
          </table:table-cell>
          <table:table-cell office:value-type="float" office:value="197035480" calcext:value-type="float">
            <text:p>197035480</text:p>
          </table:table-cell>
          <table:table-cell office:value-type="float" office:value="165046696" calcext:value-type="float">
            <text:p>165046696</text:p>
          </table:table-cell>
          <table:table-cell office:value-type="float" office:value="204581304" calcext:value-type="float">
            <text:p>204581304</text:p>
          </table:table-cell>
          <table:table-cell office:value-type="float" office:value="123021224" calcext:value-type="float">
            <text:p>123021224</text:p>
          </table:table-cell>
        </table:table-row>
        <table:table-row table:style-name="ro1">
          <table:table-cell office:value-type="float" office:value="119894680" calcext:value-type="float">
            <text:p>119894680</text:p>
          </table:table-cell>
          <table:table-cell office:value-type="float" office:value="203226904" calcext:value-type="float">
            <text:p>203226904</text:p>
          </table:table-cell>
          <table:table-cell office:value-type="float" office:value="165046696" calcext:value-type="float">
            <text:p>165046696</text:p>
          </table:table-cell>
          <table:table-cell office:value-type="float" office:value="204581304" calcext:value-type="float">
            <text:p>204581304</text:p>
          </table:table-cell>
          <table:table-cell office:value-type="float" office:value="125379736" calcext:value-type="float">
            <text:p>125379736</text:p>
          </table:table-cell>
        </table:table-row>
        <table:table-row table:style-name="ro1">
          <table:table-cell office:value-type="float" office:value="125834248" calcext:value-type="float">
            <text:p>125834248</text:p>
          </table:table-cell>
          <table:table-cell office:value-type="float" office:value="211482136" calcext:value-type="float">
            <text:p>211482136</text:p>
          </table:table-cell>
          <table:table-cell office:value-type="float" office:value="165046696" calcext:value-type="float">
            <text:p>165046696</text:p>
          </table:table-cell>
          <table:table-cell office:value-type="float" office:value="123021224" calcext:value-type="float">
            <text:p>123021224</text:p>
          </table:table-cell>
          <table:table-cell office:value-type="float" office:value="130993816" calcext:value-type="float">
            <text:p>130993816</text:p>
          </table:table-cell>
        </table:table-row>
        <table:table-row table:style-name="ro1">
          <table:table-cell office:value-type="float" office:value="125834248" calcext:value-type="float">
            <text:p>125834248</text:p>
          </table:table-cell>
          <table:table-cell office:value-type="float" office:value="213545944" calcext:value-type="float">
            <text:p>213545944</text:p>
          </table:table-cell>
          <table:table-cell office:value-type="float" office:value="165046696" calcext:value-type="float">
            <text:p>165046696</text:p>
          </table:table-cell>
          <table:table-cell table:number-columns-repeated="2" office:value-type="float" office:value="130993816" calcext:value-type="float">
            <text:p>130993816</text:p>
          </table:table-cell>
        </table:table-row>
        <table:table-row table:style-name="ro1">
          <table:table-cell office:value-type="float" office:value="132025672" calcext:value-type="float">
            <text:p>132025672</text:p>
          </table:table-cell>
          <table:table-cell office:value-type="float" office:value="213545944" calcext:value-type="float">
            <text:p>213545944</text:p>
          </table:table-cell>
          <table:table-cell office:value-type="float" office:value="172268344" calcext:value-type="float">
            <text:p>172268344</text:p>
          </table:table-cell>
          <table:table-cell office:value-type="float" office:value="130993816" calcext:value-type="float">
            <text:p>130993816</text:p>
          </table:table-cell>
          <table:table-cell office:value-type="float" office:value="136153336" calcext:value-type="float">
            <text:p>136153336</text:p>
          </table:table-cell>
        </table:table-row>
        <table:table-row table:style-name="ro1">
          <table:table-cell office:value-type="float" office:value="132025672" calcext:value-type="float">
            <text:p>132025672</text:p>
          </table:table-cell>
          <table:table-cell office:value-type="float" office:value="213545944" calcext:value-type="float">
            <text:p>213545944</text:p>
          </table:table-cell>
          <table:table-cell office:value-type="float" office:value="172268344" calcext:value-type="float">
            <text:p>172268344</text:p>
          </table:table-cell>
          <table:table-cell office:value-type="float" office:value="130993816" calcext:value-type="float">
            <text:p>130993816</text:p>
          </table:table-cell>
          <table:table-cell office:value-type="float" office:value="142344760" calcext:value-type="float">
            <text:p>142344760</text:p>
          </table:table-cell>
        </table:table-row>
        <table:table-row table:style-name="ro1">
          <table:table-cell office:value-type="float" office:value="137185192" calcext:value-type="float">
            <text:p>137185192</text:p>
          </table:table-cell>
          <table:table-cell office:value-type="float" office:value="219228792" calcext:value-type="float">
            <text:p>219228792</text:p>
          </table:table-cell>
          <table:table-cell office:value-type="float" office:value="176985096" calcext:value-type="float">
            <text:p>176985096</text:p>
          </table:table-cell>
          <table:table-cell office:value-type="float" office:value="139249048" calcext:value-type="float">
            <text:p>139249048</text:p>
          </table:table-cell>
          <table:table-cell office:value-type="float" office:value="147504280" calcext:value-type="float">
            <text:p>147504280</text:p>
          </table:table-cell>
        </table:table-row>
        <table:table-row table:style-name="ro1">
          <table:table-cell office:value-type="float" office:value="148536136" calcext:value-type="float">
            <text:p>148536136</text:p>
          </table:table-cell>
          <table:table-cell office:value-type="float" office:value="221095416" calcext:value-type="float">
            <text:p>221095416</text:p>
          </table:table-cell>
          <table:table-cell office:value-type="float" office:value="180915048" calcext:value-type="float">
            <text:p>180915048</text:p>
          </table:table-cell>
          <table:table-cell office:value-type="float" office:value="147504280" calcext:value-type="float">
            <text:p>147504280</text:p>
          </table:table-cell>
          <table:table-cell office:value-type="float" office:value="150599992" calcext:value-type="float">
            <text:p>150599992</text:p>
          </table:table-cell>
        </table:table-row>
        <table:table-row table:style-name="ro1">
          <table:table-cell office:value-type="float" office:value="148536136" calcext:value-type="float">
            <text:p>148536136</text:p>
          </table:table-cell>
          <table:table-cell office:value-type="float" office:value="223289880" calcext:value-type="float">
            <text:p>223289880</text:p>
          </table:table-cell>
          <table:table-cell office:value-type="float" office:value="180915048" calcext:value-type="float">
            <text:p>180915048</text:p>
          </table:table-cell>
          <table:table-cell office:value-type="float" office:value="147504280" calcext:value-type="float">
            <text:p>147504280</text:p>
          </table:table-cell>
          <table:table-cell office:value-type="float" office:value="155759512" calcext:value-type="float">
            <text:p>155759512</text:p>
          </table:table-cell>
        </table:table-row>
        <table:table-row table:style-name="ro1">
          <table:table-cell office:value-type="float" office:value="154727560" calcext:value-type="float">
            <text:p>154727560</text:p>
          </table:table-cell>
          <table:table-cell office:value-type="float" office:value="229742136" calcext:value-type="float">
            <text:p>229742136</text:p>
          </table:table-cell>
          <table:table-cell office:value-type="float" office:value="180915048" calcext:value-type="float">
            <text:p>180915048</text:p>
          </table:table-cell>
          <table:table-cell office:value-type="float" office:value="155759512" calcext:value-type="float">
            <text:p>155759512</text:p>
          </table:table-cell>
          <table:table-cell office:value-type="float" office:value="159887096" calcext:value-type="float">
            <text:p>159887096</text:p>
          </table:table-cell>
        </table:table-row>
        <table:table-row table:style-name="ro1">
          <table:table-cell office:value-type="float" office:value="158855176" calcext:value-type="float">
            <text:p>158855176</text:p>
          </table:table-cell>
          <table:table-cell office:value-type="float" office:value="229742136" calcext:value-type="float">
            <text:p>229742136</text:p>
          </table:table-cell>
          <table:table-cell office:value-type="float" office:value="180915048" calcext:value-type="float">
            <text:p>180915048</text:p>
          </table:table-cell>
          <table:table-cell table:number-columns-repeated="2" office:value-type="float" office:value="164014744" calcext:value-type="float">
            <text:p>164014744</text:p>
          </table:table-cell>
        </table:table-row>
        <table:table-row table:style-name="ro1">
          <table:table-cell office:value-type="float" office:value="165046600" calcext:value-type="float">
            <text:p>165046600</text:p>
          </table:table-cell>
          <table:table-cell office:value-type="float" office:value="229742136" calcext:value-type="float">
            <text:p>229742136</text:p>
          </table:table-cell>
          <table:table-cell office:value-type="float" office:value="187301736" calcext:value-type="float">
            <text:p>187301736</text:p>
          </table:table-cell>
          <table:table-cell office:value-type="float" office:value="164014744" calcext:value-type="float">
            <text:p>164014744</text:p>
          </table:table-cell>
          <table:table-cell office:value-type="float" office:value="165046648" calcext:value-type="float">
            <text:p>165046648</text:p>
          </table:table-cell>
        </table:table-row>
        <table:table-row table:style-name="ro1">
          <table:table-cell office:value-type="float" office:value="172269928" calcext:value-type="float">
            <text:p>172269928</text:p>
          </table:table-cell>
          <table:table-cell office:value-type="float" office:value="229807704" calcext:value-type="float">
            <text:p>229807704</text:p>
          </table:table-cell>
          <table:table-cell office:value-type="float" office:value="188774968" calcext:value-type="float">
            <text:p>188774968</text:p>
          </table:table-cell>
          <table:table-cell table:number-columns-repeated="2" office:value-type="float" office:value="172269976" calcext:value-type="float">
            <text:p>172269976</text:p>
          </table:table-cell>
        </table:table-row>
        <table:table-row table:style-name="ro1">
          <table:table-cell office:value-type="float" office:value="181557064" calcext:value-type="float">
            <text:p>181557064</text:p>
          </table:table-cell>
          <table:table-cell office:value-type="float" office:value="237602040" calcext:value-type="float">
            <text:p>237602040</text:p>
          </table:table-cell>
          <table:table-cell office:value-type="float" office:value="126464680" calcext:value-type="float">
            <text:p>126464680</text:p>
          </table:table-cell>
          <table:table-cell table:number-columns-repeated="2" office:value-type="float" office:value="180525208" calcext:value-type="float">
            <text:p>180525208</text:p>
          </table:table-cell>
        </table:table-row>
        <table:table-row table:style-name="ro1">
          <table:table-cell office:value-type="float" office:value="184652776" calcext:value-type="float">
            <text:p>184652776</text:p>
          </table:table-cell>
          <table:table-cell office:value-type="float" office:value="237542216" calcext:value-type="float">
            <text:p>237542216</text:p>
          </table:table-cell>
          <table:table-cell office:value-type="float" office:value="130993768" calcext:value-type="float">
            <text:p>130993768</text:p>
          </table:table-cell>
          <table:table-cell office:value-type="float" office:value="180525208" calcext:value-type="float">
            <text:p>180525208</text:p>
          </table:table-cell>
          <table:table-cell office:value-type="float" office:value="188780440" calcext:value-type="float">
            <text:p>188780440</text:p>
          </table:table-cell>
        </table:table-row>
        <table:table-row table:style-name="ro1">
          <table:table-cell office:value-type="float" office:value="190844200" calcext:value-type="float">
            <text:p>190844200</text:p>
          </table:table-cell>
          <table:table-cell office:value-type="float" office:value="129417000" calcext:value-type="float">
            <text:p>129417000</text:p>
          </table:table-cell>
          <table:table-cell office:value-type="float" office:value="130993768" calcext:value-type="float">
            <text:p>130993768</text:p>
          </table:table-cell>
          <table:table-cell office:value-type="float" office:value="180525208" calcext:value-type="float">
            <text:p>180525208</text:p>
          </table:table-cell>
          <table:table-cell office:value-type="float" office:value="197035672" calcext:value-type="float">
            <text:p>197035672</text:p>
          </table:table-cell>
        </table:table-row>
        <table:table-row table:style-name="ro1">
          <table:table-cell office:value-type="float" office:value="198067528" calcext:value-type="float">
            <text:p>198067528</text:p>
          </table:table-cell>
          <table:table-cell office:value-type="float" office:value="131249000" calcext:value-type="float">
            <text:p>131249000</text:p>
          </table:table-cell>
          <table:table-cell office:value-type="float" office:value="147504232" calcext:value-type="float">
            <text:p>147504232</text:p>
          </table:table-cell>
          <table:table-cell office:value-type="float" office:value="188074680" calcext:value-type="float">
            <text:p>188074680</text:p>
          </table:table-cell>
          <table:table-cell office:value-type="float" office:value="205290904" calcext:value-type="float">
            <text:p>205290904</text:p>
          </table:table-cell>
        </table:table-row>
        <table:table-row table:style-name="ro1">
          <table:table-cell office:value-type="float" office:value="214577992" calcext:value-type="float">
            <text:p>214577992</text:p>
          </table:table-cell>
          <table:table-cell office:value-type="float" office:value="141312664" calcext:value-type="float">
            <text:p>141312664</text:p>
          </table:table-cell>
          <table:table-cell office:value-type="float" office:value="158855176" calcext:value-type="float">
            <text:p>158855176</text:p>
          </table:table-cell>
          <table:table-cell office:value-type="float" office:value="191694216" calcext:value-type="float">
            <text:p>191694216</text:p>
          </table:table-cell>
          <table:table-cell office:value-type="float" office:value="213546136" calcext:value-type="float">
            <text:p>213546136</text:p>
          </table:table-cell>
        </table:table-row>
        <table:table-row table:style-name="ro1">
          <table:table-cell office:value-type="float" office:value="214577992" calcext:value-type="float">
            <text:p>214577992</text:p>
          </table:table-cell>
          <table:table-cell office:value-type="float" office:value="147504088" calcext:value-type="float">
            <text:p>147504088</text:p>
          </table:table-cell>
          <table:table-cell office:value-type="float" office:value="164014696" calcext:value-type="float">
            <text:p>164014696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221801368" calcext:value-type="float">
            <text:p>221801368</text:p>
          </table:table-cell>
        </table:table-row>
        <table:table-row table:style-name="ro1">
          <table:table-cell office:value-type="float" office:value="221801320" calcext:value-type="float">
            <text:p>221801320</text:p>
          </table:table-cell>
          <table:table-cell office:value-type="float" office:value="150599800" calcext:value-type="float">
            <text:p>150599800</text:p>
          </table:table-cell>
          <table:table-cell office:value-type="float" office:value="169174216" calcext:value-type="float">
            <text:p>169174216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230056600" calcext:value-type="float">
            <text:p>230056600</text:p>
          </table:table-cell>
        </table:table-row>
        <table:table-row table:style-name="ro1">
          <table:table-cell office:value-type="float" office:value="223930200" calcext:value-type="float">
            <text:p>223930200</text:p>
          </table:table-cell>
          <table:table-cell office:value-type="float" office:value="158855032" calcext:value-type="float">
            <text:p>158855032</text:p>
          </table:table-cell>
          <table:table-cell office:value-type="float" office:value="174285096" calcext:value-type="float">
            <text:p>174285096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230056600" calcext:value-type="float">
            <text:p>230056600</text:p>
          </table:table-cell>
        </table:table-row>
        <table:table-row table:style-name="ro1">
          <table:table-cell office:value-type="float" office:value="230448024" calcext:value-type="float">
            <text:p>230448024</text:p>
          </table:table-cell>
          <table:table-cell office:value-type="float" office:value="164014552" calcext:value-type="float">
            <text:p>164014552</text:p>
          </table:table-cell>
          <table:table-cell office:value-type="float" office:value="180212808" calcext:value-type="float">
            <text:p>180212808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238311832" calcext:value-type="float">
            <text:p>238311832</text:p>
          </table:table-cell>
        </table:table-row>
        <table:table-row table:style-name="ro1">
          <table:table-cell office:value-type="float" office:value="230448024" calcext:value-type="float">
            <text:p>230448024</text:p>
          </table:table-cell>
          <table:table-cell office:value-type="float" office:value="172269784" calcext:value-type="float">
            <text:p>172269784</text:p>
          </table:table-cell>
          <table:table-cell office:value-type="float" office:value="180212808" calcext:value-type="float">
            <text:p>180212808</text:p>
          </table:table-cell>
          <table:table-cell office:value-type="float" office:value="204581304" calcext:value-type="float">
            <text:p>204581304</text:p>
          </table:table-cell>
          <table:table-cell office:value-type="float" office:value="246567064" calcext:value-type="float">
            <text:p>246567064</text:p>
          </table:table-cell>
        </table:table-row>
        <table:table-row table:style-name="ro1">
          <table:table-cell office:value-type="float" office:value="230448024" calcext:value-type="float">
            <text:p>230448024</text:p>
          </table:table-cell>
          <table:table-cell office:value-type="float" office:value="180525016" calcext:value-type="float">
            <text:p>180525016</text:p>
          </table:table-cell>
          <table:table-cell office:value-type="float" office:value="180212808" calcext:value-type="float">
            <text:p>180212808</text:p>
          </table:table-cell>
          <table:table-cell office:value-type="float" office:value="121968968" calcext:value-type="float">
            <text:p>121968968</text:p>
          </table:table-cell>
          <table:table-cell office:value-type="float" office:value="248630872" calcext:value-type="float">
            <text:p>248630872</text:p>
          </table:table-cell>
        </table:table-row>
        <table:table-row table:style-name="ro1">
          <table:table-cell office:value-type="float" office:value="230448024" calcext:value-type="float">
            <text:p>230448024</text:p>
          </table:table-cell>
          <table:table-cell office:value-type="float" office:value="181556920" calcext:value-type="float">
            <text:p>181556920</text:p>
          </table:table-cell>
          <table:table-cell office:value-type="float" office:value="188072712" calcext:value-type="float">
            <text:p>188072712</text:p>
          </table:table-cell>
          <table:table-cell office:value-type="float" office:value="128617928" calcext:value-type="float">
            <text:p>128617928</text:p>
          </table:table-cell>
          <table:table-cell office:value-type="float" office:value="256886104" calcext:value-type="float">
            <text:p>256886104</text:p>
          </table:table-cell>
        </table:table-row>
        <table:table-row table:style-name="ro1">
          <table:table-cell office:value-type="float" office:value="230448024" calcext:value-type="float">
            <text:p>230448024</text:p>
          </table:table-cell>
          <table:table-cell office:value-type="float" office:value="191875960" calcext:value-type="float">
            <text:p>191875960</text:p>
          </table:table-cell>
          <table:table-cell office:value-type="float" office:value="188072712" calcext:value-type="float">
            <text:p>188072712</text:p>
          </table:table-cell>
          <table:table-cell office:value-type="float" office:value="130993800" calcext:value-type="float">
            <text:p>130993800</text:p>
          </table:table-cell>
          <table:table-cell office:value-type="float" office:value="263077528" calcext:value-type="float">
            <text:p>263077528</text:p>
          </table:table-cell>
        </table:table-row>
        <table:table-row table:style-name="ro1">
          <table:table-cell office:value-type="float" office:value="238307944" calcext:value-type="float">
            <text:p>238307944</text:p>
          </table:table-cell>
          <table:table-cell office:value-type="float" office:value="197035480" calcext:value-type="float">
            <text:p>197035480</text:p>
          </table:table-cell>
          <table:table-cell office:value-type="float" office:value="196719432" calcext:value-type="float">
            <text:p>196719432</text:p>
          </table:table-cell>
          <table:table-cell office:value-type="float" office:value="132025720" calcext:value-type="float">
            <text:p>132025720</text:p>
          </table:table-cell>
          <table:table-cell office:value-type="float" office:value="263077528" calcext:value-type="float">
            <text:p>263077528</text:p>
          </table:table-cell>
        </table:table-row>
        <table:table-row table:style-name="ro1">
          <table:table-cell office:value-type="float" office:value="238307944" calcext:value-type="float">
            <text:p>238307944</text:p>
          </table:table-cell>
          <table:table-cell office:value-type="float" office:value="200131192" calcext:value-type="float">
            <text:p>200131192</text:p>
          </table:table-cell>
          <table:table-cell office:value-type="float" office:value="196719432" calcext:value-type="float">
            <text:p>196719432</text:p>
          </table:table-cell>
          <table:table-cell office:value-type="float" office:value="139249048" calcext:value-type="float">
            <text:p>139249048</text:p>
          </table:table-cell>
          <table:table-cell office:value-type="float" office:value="263077528" calcext:value-type="float">
            <text:p>263077528</text:p>
          </table:table-cell>
        </table:table-row>
        <table:table-row table:style-name="ro1">
          <table:table-cell office:value-type="float" office:value="244187496" calcext:value-type="float">
            <text:p>244187496</text:p>
          </table:table-cell>
          <table:table-cell office:value-type="float" office:value="205290712" calcext:value-type="float">
            <text:p>205290712</text:p>
          </table:table-cell>
          <table:table-cell office:value-type="float" office:value="196719432" calcext:value-type="float">
            <text:p>196719432</text:p>
          </table:table-cell>
          <table:table-cell office:value-type="float" office:value="147504280" calcext:value-type="float">
            <text:p>147504280</text:p>
          </table:table-cell>
          <table:table-cell office:value-type="float" office:value="268056552" calcext:value-type="float">
            <text:p>268056552</text:p>
          </table:table-cell>
        </table:table-row>
        <table:table-row table:style-name="ro1">
          <table:table-cell office:value-type="float" office:value="246954648" calcext:value-type="float">
            <text:p>246954648</text:p>
          </table:table-cell>
          <table:table-cell office:value-type="float" office:value="213545944" calcext:value-type="float">
            <text:p>213545944</text:p>
          </table:table-cell>
          <table:table-cell office:value-type="float" office:value="119343656" calcext:value-type="float">
            <text:p>119343656</text:p>
          </table:table-cell>
          <table:table-cell office:value-type="float" office:value="147504280" calcext:value-type="float">
            <text:p>147504280</text:p>
          </table:table-cell>
          <table:table-cell office:value-type="float" office:value="270627000" calcext:value-type="float">
            <text:p>270627000</text:p>
          </table:table-cell>
        </table:table-row>
        <table:table-row table:style-name="ro1">
          <table:table-cell office:value-type="float" office:value="246954648" calcext:value-type="float">
            <text:p>246954648</text:p>
          </table:table-cell>
          <table:table-cell office:value-type="float" office:value="213545944" calcext:value-type="float">
            <text:p>213545944</text:p>
          </table:table-cell>
          <table:table-cell office:value-type="float" office:value="125834344" calcext:value-type="float">
            <text:p>125834344</text:p>
          </table:table-cell>
          <table:table-cell office:value-type="float" office:value="153695704" calcext:value-type="float">
            <text:p>153695704</text:p>
          </table:table-cell>
          <table:table-cell office:value-type="float" office:value="273590856" calcext:value-type="float">
            <text:p>273590856</text:p>
          </table:table-cell>
        </table:table-row>
        <table:table-row table:style-name="ro1">
          <table:table-cell office:value-type="float" office:value="246954648" calcext:value-type="float">
            <text:p>246954648</text:p>
          </table:table-cell>
          <table:table-cell office:value-type="float" office:value="213545944" calcext:value-type="float">
            <text:p>213545944</text:p>
          </table:table-cell>
          <table:table-cell office:value-type="float" office:value="125834344" calcext:value-type="float">
            <text:p>125834344</text:p>
          </table:table-cell>
          <table:table-cell office:value-type="float" office:value="155759512" calcext:value-type="float">
            <text:p>155759512</text:p>
          </table:table-cell>
          <table:table-cell office:value-type="float" office:value="279273720" calcext:value-type="float">
            <text:p>279273720</text:p>
          </table:table-cell>
        </table:table-row>
        <table:table-row table:style-name="ro1">
          <table:table-cell office:value-type="float" office:value="118291400" calcext:value-type="float">
            <text:p>118291400</text:p>
          </table:table-cell>
          <table:table-cell office:value-type="float" office:value="213545944" calcext:value-type="float">
            <text:p>213545944</text:p>
          </table:table-cell>
          <table:table-cell office:value-type="float" office:value="132025768" calcext:value-type="float">
            <text:p>132025768</text:p>
          </table:table-cell>
          <table:table-cell office:value-type="float" office:value="164014744" calcext:value-type="float">
            <text:p>164014744</text:p>
          </table:table-cell>
          <table:table-cell office:value-type="float" office:value="279273720" calcext:value-type="float">
            <text:p>279273720</text:p>
          </table:table-cell>
        </table:table-row>
        <table:table-row table:style-name="ro1">
          <table:table-cell office:value-type="float" office:value="125834248" calcext:value-type="float">
            <text:p>125834248</text:p>
          </table:table-cell>
          <table:table-cell office:value-type="float" office:value="221095416" calcext:value-type="float">
            <text:p>221095416</text:p>
          </table:table-cell>
          <table:table-cell office:value-type="float" office:value="132025768" calcext:value-type="float">
            <text:p>132025768</text:p>
          </table:table-cell>
          <table:table-cell office:value-type="float" office:value="164014744" calcext:value-type="float">
            <text:p>164014744</text:p>
          </table:table-cell>
          <table:table-cell office:value-type="float" office:value="279273720" calcext:value-type="float">
            <text:p>279273720</text:p>
          </table:table-cell>
        </table:table-row>
        <table:table-row table:style-name="ro1">
          <table:table-cell office:value-type="float" office:value="125834248" calcext:value-type="float">
            <text:p>125834248</text:p>
          </table:table-cell>
          <table:table-cell office:value-type="float" office:value="221095416" calcext:value-type="float">
            <text:p>221095416</text:p>
          </table:table-cell>
          <table:table-cell office:value-type="float" office:value="142344808" calcext:value-type="float">
            <text:p>142344808</text:p>
          </table:table-cell>
          <table:table-cell office:value-type="float" office:value="172269976" calcext:value-type="float">
            <text:p>172269976</text:p>
          </table:table-cell>
          <table:table-cell office:value-type="float" office:value="279273720" calcext:value-type="float">
            <text:p>279273720</text:p>
          </table:table-cell>
        </table:table-row>
        <table:table-row table:style-name="ro1">
          <table:table-cell office:value-type="float" office:value="132025672" calcext:value-type="float">
            <text:p>132025672</text:p>
          </table:table-cell>
          <table:table-cell office:value-type="float" office:value="223093176" calcext:value-type="float">
            <text:p>223093176</text:p>
          </table:table-cell>
          <table:table-cell office:value-type="float" office:value="148536232" calcext:value-type="float">
            <text:p>148536232</text:p>
          </table:table-cell>
          <table:table-cell office:value-type="float" office:value="177429496" calcext:value-type="float">
            <text:p>177429496</text:p>
          </table:table-cell>
          <table:table-cell office:value-type="float" office:value="286805800" calcext:value-type="float">
            <text:p>286805800</text:p>
          </table:table-cell>
        </table:table-row>
        <table:table-row table:style-name="ro1">
          <table:table-cell office:value-type="float" office:value="136153288" calcext:value-type="float">
            <text:p>136153288</text:p>
          </table:table-cell>
          <table:table-cell office:value-type="float" office:value="229742136" calcext:value-type="float">
            <text:p>229742136</text:p>
          </table:table-cell>
          <table:table-cell office:value-type="float" office:value="151631944" calcext:value-type="float">
            <text:p>151631944</text:p>
          </table:table-cell>
          <table:table-cell office:value-type="float" office:value="180525208" calcext:value-type="float">
            <text:p>180525208</text:p>
          </table:table-cell>
          <table:table-cell office:value-type="float" office:value="287133624" calcext:value-type="float">
            <text:p>287133624</text:p>
          </table:table-cell>
        </table:table-row>
        <table:table-row table:style-name="ro1">
          <table:table-cell office:value-type="float" office:value="144408520" calcext:value-type="float">
            <text:p>144408520</text:p>
          </table:table-cell>
          <table:table-cell office:value-type="float" office:value="229742136" calcext:value-type="float">
            <text:p>229742136</text:p>
          </table:table-cell>
          <table:table-cell office:value-type="float" office:value="158855272" calcext:value-type="float">
            <text:p>158855272</text:p>
          </table:table-cell>
          <table:table-cell office:value-type="float" office:value="180525208" calcext:value-type="float">
            <text:p>180525208</text:p>
          </table:table-cell>
          <table:table-cell office:value-type="float" office:value="130993800" calcext:value-type="float">
            <text:p>130993800</text:p>
          </table:table-cell>
        </table:table-row>
        <table:table-row table:style-name="ro1">
          <table:table-cell office:value-type="float" office:value="148536136" calcext:value-type="float">
            <text:p>148536136</text:p>
          </table:table-cell>
          <table:table-cell office:value-type="float" office:value="229742136" calcext:value-type="float">
            <text:p>229742136</text:p>
          </table:table-cell>
          <table:table-cell office:value-type="float" office:value="165046696" calcext:value-type="float">
            <text:p>165046696</text:p>
          </table:table-cell>
          <table:table-cell office:value-type="float" office:value="180525208" calcext:value-type="float">
            <text:p>180525208</text:p>
          </table:table-cell>
          <table:table-cell office:value-type="float" office:value="130993800" calcext:value-type="float">
            <text:p>130993800</text:p>
          </table:table-cell>
        </table:table-row>
        <table:table-row table:style-name="ro1">
          <table:table-cell office:value-type="float" office:value="153695656" calcext:value-type="float">
            <text:p>153695656</text:p>
          </table:table-cell>
          <table:table-cell office:value-type="float" office:value="229742136" calcext:value-type="float">
            <text:p>229742136</text:p>
          </table:table-cell>
          <table:table-cell office:value-type="float" office:value="165046696" calcext:value-type="float">
            <text:p>165046696</text:p>
          </table:table-cell>
          <table:table-cell office:value-type="float" office:value="182146968" calcext:value-type="float">
            <text:p>182146968</text:p>
          </table:table-cell>
          <table:table-cell office:value-type="float" office:value="134089528" calcext:value-type="float">
            <text:p>134089528</text:p>
          </table:table-cell>
        </table:table-row>
        <table:table-row table:style-name="ro1">
          <table:table-cell office:value-type="float" office:value="155759464" calcext:value-type="float">
            <text:p>155759464</text:p>
          </table:table-cell>
          <table:table-cell office:value-type="float" office:value="237602040" calcext:value-type="float">
            <text:p>237602040</text:p>
          </table:table-cell>
          <table:table-cell office:value-type="float" office:value="165046696" calcext:value-type="float">
            <text:p>165046696</text:p>
          </table:table-cell>
          <table:table-cell office:value-type="float" office:value="188074680" calcext:value-type="float">
            <text:p>188074680</text:p>
          </table:table-cell>
          <table:table-cell office:value-type="float" office:value="145440472" calcext:value-type="float">
            <text:p>145440472</text:p>
          </table:table-cell>
        </table:table-row>
        <table:table-row table:style-name="ro1">
          <table:table-cell office:value-type="float" office:value="164014696" calcext:value-type="float">
            <text:p>164014696</text:p>
          </table:table-cell>
          <table:table-cell office:value-type="float" office:value="237602040" calcext:value-type="float">
            <text:p>237602040</text:p>
          </table:table-cell>
          <table:table-cell office:value-type="float" office:value="172268344" calcext:value-type="float">
            <text:p>172268344</text:p>
          </table:table-cell>
          <table:table-cell office:value-type="float" office:value="188074680" calcext:value-type="float">
            <text:p>188074680</text:p>
          </table:table-cell>
          <table:table-cell office:value-type="float" office:value="149568088" calcext:value-type="float">
            <text:p>149568088</text:p>
          </table:table-cell>
        </table:table-row>
        <table:table-row table:style-name="ro1">
          <table:table-cell office:value-type="float" office:value="165046600" calcext:value-type="float">
            <text:p>165046600</text:p>
          </table:table-cell>
          <table:table-cell office:value-type="float" office:value="123134744" calcext:value-type="float">
            <text:p>123134744</text:p>
          </table:table-cell>
          <table:table-cell office:value-type="float" office:value="172268344" calcext:value-type="float">
            <text:p>172268344</text:p>
          </table:table-cell>
          <table:table-cell office:value-type="float" office:value="195820872" calcext:value-type="float">
            <text:p>195820872</text:p>
          </table:table-cell>
          <table:table-cell office:value-type="float" office:value="157823320" calcext:value-type="float">
            <text:p>157823320</text:p>
          </table:table-cell>
        </table:table-row>
        <table:table-row table:style-name="ro1">
          <table:table-cell office:value-type="float" office:value="170206120" calcext:value-type="float">
            <text:p>170206120</text:p>
          </table:table-cell>
          <table:table-cell office:value-type="float" office:value="130897192" calcext:value-type="float">
            <text:p>130897192</text:p>
          </table:table-cell>
          <table:table-cell office:value-type="float" office:value="174397224" calcext:value-type="float">
            <text:p>174397224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164014744" calcext:value-type="float">
            <text:p>164014744</text:p>
          </table:table-cell>
        </table:table-row>
        <table:table-row table:style-name="ro1">
          <table:table-cell office:value-type="float" office:value="179493256" calcext:value-type="float">
            <text:p>179493256</text:p>
          </table:table-cell>
          <table:table-cell office:value-type="float" office:value="130897192" calcext:value-type="float">
            <text:p>130897192</text:p>
          </table:table-cell>
          <table:table-cell office:value-type="float" office:value="180915048" calcext:value-type="float">
            <text:p>180915048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172269976" calcext:value-type="float">
            <text:p>172269976</text:p>
          </table:table-cell>
        </table:table-row>
        <table:table-row table:style-name="ro1">
          <table:table-cell office:value-type="float" office:value="181557064" calcext:value-type="float">
            <text:p>181557064</text:p>
          </table:table-cell>
          <table:table-cell office:value-type="float" office:value="130897192" calcext:value-type="float">
            <text:p>130897192</text:p>
          </table:table-cell>
          <table:table-cell office:value-type="float" office:value="180915048" calcext:value-type="float">
            <text:p>180915048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180525208" calcext:value-type="float">
            <text:p>180525208</text:p>
          </table:table-cell>
        </table:table-row>
        <table:table-row table:style-name="ro1">
          <table:table-cell office:value-type="float" office:value="188780392" calcext:value-type="float">
            <text:p>188780392</text:p>
          </table:table-cell>
          <table:table-cell office:value-type="float" office:value="139248856" calcext:value-type="float">
            <text:p>139248856</text:p>
          </table:table-cell>
          <table:table-cell office:value-type="float" office:value="180915048" calcext:value-type="float">
            <text:p>180915048</text:p>
          </table:table-cell>
          <table:table-cell office:value-type="float" office:value="204581304" calcext:value-type="float">
            <text:p>204581304</text:p>
          </table:table-cell>
          <table:table-cell office:value-type="float" office:value="186716632" calcext:value-type="float">
            <text:p>186716632</text:p>
          </table:table-cell>
        </table:table-row>
        <table:table-row table:style-name="ro1">
          <table:table-cell office:value-type="float" office:value="198067528" calcext:value-type="float">
            <text:p>198067528</text:p>
          </table:table-cell>
          <table:table-cell office:value-type="float" office:value="147504088" calcext:value-type="float">
            <text:p>147504088</text:p>
          </table:table-cell>
          <table:table-cell office:value-type="float" office:value="188774968" calcext:value-type="float">
            <text:p>188774968</text:p>
          </table:table-cell>
          <table:table-cell office:value-type="float" office:value="204581304" calcext:value-type="float">
            <text:p>204581304</text:p>
          </table:table-cell>
          <table:table-cell office:value-type="float" office:value="192908056" calcext:value-type="float">
            <text:p>192908056</text:p>
          </table:table-cell>
        </table:table-row>
        <table:table-row table:style-name="ro1">
          <table:table-cell office:value-type="float" office:value="205290856" calcext:value-type="float">
            <text:p>205290856</text:p>
          </table:table-cell>
          <table:table-cell office:value-type="float" office:value="147504088" calcext:value-type="float">
            <text:p>147504088</text:p>
          </table:table-cell>
          <table:table-cell office:value-type="float" office:value="124053160" calcext:value-type="float">
            <text:p>124053160</text:p>
          </table:table-cell>
          <table:table-cell office:value-type="float" office:value="128819624" calcext:value-type="float">
            <text:p>128819624</text:p>
          </table:table-cell>
          <table:table-cell office:value-type="float" office:value="198067576" calcext:value-type="float">
            <text:p>198067576</text:p>
          </table:table-cell>
        </table:table-row>
        <table:table-row table:style-name="ro1">
          <table:table-cell office:value-type="float" office:value="212514184" calcext:value-type="float">
            <text:p>212514184</text:p>
          </table:table-cell>
          <table:table-cell office:value-type="float" office:value="154727416" calcext:value-type="float">
            <text:p>154727416</text:p>
          </table:table-cell>
          <table:table-cell office:value-type="float" office:value="130993768" calcext:value-type="float">
            <text:p>130993768</text:p>
          </table:table-cell>
          <table:table-cell office:value-type="float" office:value="130993784" calcext:value-type="float">
            <text:p>130993784</text:p>
          </table:table-cell>
          <table:table-cell office:value-type="float" office:value="205290904" calcext:value-type="float">
            <text:p>205290904</text:p>
          </table:table-cell>
        </table:table-row>
        <table:table-row table:style-name="ro1">
          <table:table-cell office:value-type="float" office:value="214577992" calcext:value-type="float">
            <text:p>214577992</text:p>
          </table:table-cell>
          <table:table-cell office:value-type="float" office:value="158855032" calcext:value-type="float">
            <text:p>158855032</text:p>
          </table:table-cell>
          <table:table-cell office:value-type="float" office:value="130993768" calcext:value-type="float">
            <text:p>130993768</text:p>
          </table:table-cell>
          <table:table-cell office:value-type="float" office:value="130993784" calcext:value-type="float">
            <text:p>130993784</text:p>
          </table:table-cell>
          <table:table-cell office:value-type="float" office:value="211482328" calcext:value-type="float">
            <text:p>211482328</text:p>
          </table:table-cell>
        </table:table-row>
        <table:table-row table:style-name="ro1">
          <table:table-cell office:value-type="float" office:value="221801320" calcext:value-type="float">
            <text:p>221801320</text:p>
          </table:table-cell>
          <table:table-cell office:value-type="float" office:value="164014552" calcext:value-type="float">
            <text:p>164014552</text:p>
          </table:table-cell>
          <table:table-cell office:value-type="float" office:value="137185192" calcext:value-type="float">
            <text:p>137185192</text:p>
          </table:table-cell>
          <table:table-cell office:value-type="float" office:value="139249048" calcext:value-type="float">
            <text:p>139249048</text:p>
          </table:table-cell>
          <table:table-cell office:value-type="float" office:value="218705656" calcext:value-type="float">
            <text:p>218705656</text:p>
          </table:table-cell>
        </table:table-row>
        <table:table-row table:style-name="ro1">
          <table:table-cell office:value-type="float" office:value="227484168" calcext:value-type="float">
            <text:p>227484168</text:p>
          </table:table-cell>
          <table:table-cell office:value-type="float" office:value="164014552" calcext:value-type="float">
            <text:p>164014552</text:p>
          </table:table-cell>
          <table:table-cell office:value-type="float" office:value="145440424" calcext:value-type="float">
            <text:p>145440424</text:p>
          </table:table-cell>
          <table:table-cell office:value-type="float" office:value="147504280" calcext:value-type="float">
            <text:p>147504280</text:p>
          </table:table-cell>
          <table:table-cell office:value-type="float" office:value="221801368" calcext:value-type="float">
            <text:p>221801368</text:p>
          </table:table-cell>
        </table:table-row>
        <table:table-row table:style-name="ro1">
          <table:table-cell office:value-type="float" office:value="230448024" calcext:value-type="float">
            <text:p>230448024</text:p>
          </table:table-cell>
          <table:table-cell office:value-type="float" office:value="167110264" calcext:value-type="float">
            <text:p>167110264</text:p>
          </table:table-cell>
          <table:table-cell office:value-type="float" office:value="147504232" calcext:value-type="float">
            <text:p>147504232</text:p>
          </table:table-cell>
          <table:table-cell office:value-type="float" office:value="148536184" calcext:value-type="float">
            <text:p>148536184</text:p>
          </table:table-cell>
          <table:table-cell office:value-type="float" office:value="221801368" calcext:value-type="float">
            <text:p>221801368</text:p>
          </table:table-cell>
        </table:table-row>
        <table:table-row table:style-name="ro1">
          <table:table-cell office:value-type="float" office:value="230448024" calcext:value-type="float">
            <text:p>230448024</text:p>
          </table:table-cell>
          <table:table-cell office:value-type="float" office:value="180525016" calcext:value-type="float">
            <text:p>180525016</text:p>
          </table:table-cell>
          <table:table-cell office:value-type="float" office:value="159887080" calcext:value-type="float">
            <text:p>159887080</text:p>
          </table:table-cell>
          <table:table-cell office:value-type="float" office:value="164014744" calcext:value-type="float">
            <text:p>164014744</text:p>
          </table:table-cell>
          <table:table-cell office:value-type="float" office:value="227992792" calcext:value-type="float">
            <text:p>227992792</text:p>
          </table:table-cell>
        </table:table-row>
        <table:table-row table:style-name="ro1">
          <table:table-cell office:value-type="float" office:value="238307944" calcext:value-type="float">
            <text:p>238307944</text:p>
          </table:table-cell>
          <table:table-cell office:value-type="float" office:value="188780248" calcext:value-type="float">
            <text:p>188780248</text:p>
          </table:table-cell>
          <table:table-cell office:value-type="float" office:value="164014696" calcext:value-type="float">
            <text:p>164014696</text:p>
          </table:table-cell>
          <table:table-cell office:value-type="float" office:value="170206168" calcext:value-type="float">
            <text:p>170206168</text:p>
          </table:table-cell>
          <table:table-cell office:value-type="float" office:value="238311832" calcext:value-type="float">
            <text:p>238311832</text:p>
          </table:table-cell>
        </table:table-row>
        <table:table-row table:style-name="ro1">
          <table:table-cell office:value-type="float" office:value="239339576" calcext:value-type="float">
            <text:p>239339576</text:p>
          </table:table-cell>
          <table:table-cell office:value-type="float" office:value="197035480" calcext:value-type="float">
            <text:p>197035480</text:p>
          </table:table-cell>
          <table:table-cell office:value-type="float" office:value="171238024" calcext:value-type="float">
            <text:p>171238024</text:p>
          </table:table-cell>
          <table:table-cell office:value-type="float" office:value="176397592" calcext:value-type="float">
            <text:p>176397592</text:p>
          </table:table-cell>
          <table:table-cell office:value-type="float" office:value="244503256" calcext:value-type="float">
            <text:p>244503256</text:p>
          </table:table-cell>
        </table:table-row>
        <table:table-row table:style-name="ro1">
          <table:table-cell office:value-type="float" office:value="246954648" calcext:value-type="float">
            <text:p>246954648</text:p>
          </table:table-cell>
          <table:table-cell office:value-type="float" office:value="201163096" calcext:value-type="float">
            <text:p>201163096</text:p>
          </table:table-cell>
          <table:table-cell office:value-type="float" office:value="172269928" calcext:value-type="float">
            <text:p>172269928</text:p>
          </table:table-cell>
          <table:table-cell office:value-type="float" office:value="180525208" calcext:value-type="float">
            <text:p>180525208</text:p>
          </table:table-cell>
          <table:table-cell office:value-type="float" office:value="252758488" calcext:value-type="float">
            <text:p>252758488</text:p>
          </table:table-cell>
        </table:table-row>
        <table:table-row table:style-name="ro1">
          <table:table-cell office:value-type="float" office:value="246954648" calcext:value-type="float">
            <text:p>246954648</text:p>
          </table:table-cell>
          <table:table-cell office:value-type="float" office:value="212514040" calcext:value-type="float">
            <text:p>212514040</text:p>
          </table:table-cell>
          <table:table-cell office:value-type="float" office:value="180212808" calcext:value-type="float">
            <text:p>180212808</text:p>
          </table:table-cell>
          <table:table-cell office:value-type="float" office:value="180525208" calcext:value-type="float">
            <text:p>180525208</text:p>
          </table:table-cell>
          <table:table-cell office:value-type="float" office:value="255854200" calcext:value-type="float">
            <text:p>255854200</text:p>
          </table:table-cell>
        </table:table-row>
        <table:table-row table:style-name="ro1">
          <table:table-cell office:value-type="float" office:value="246954648" calcext:value-type="float">
            <text:p>246954648</text:p>
          </table:table-cell>
          <table:table-cell office:value-type="float" office:value="213545944" calcext:value-type="float">
            <text:p>213545944</text:p>
          </table:table-cell>
          <table:table-cell office:value-type="float" office:value="180212808" calcext:value-type="float">
            <text:p>180212808</text:p>
          </table:table-cell>
          <table:table-cell office:value-type="float" office:value="180525208" calcext:value-type="float">
            <text:p>180525208</text:p>
          </table:table-cell>
          <table:table-cell office:value-type="float" office:value="261013720" calcext:value-type="float">
            <text:p>261013720</text:p>
          </table:table-cell>
        </table:table-row>
        <table:table-row table:style-name="ro1">
          <table:table-cell office:value-type="float" office:value="121509944" calcext:value-type="float">
            <text:p>121509944</text:p>
          </table:table-cell>
          <table:table-cell office:value-type="float" office:value="213545944" calcext:value-type="float">
            <text:p>213545944</text:p>
          </table:table-cell>
          <table:table-cell office:value-type="float" office:value="180212808" calcext:value-type="float">
            <text:p>180212808</text:p>
          </table:table-cell>
          <table:table-cell office:value-type="float" office:value="187943544" calcext:value-type="float">
            <text:p>187943544</text:p>
          </table:table-cell>
          <table:table-cell office:value-type="float" office:value="263077048" calcext:value-type="float">
            <text:p>263077048</text:p>
          </table:table-cell>
        </table:table-row>
        <table:table-row table:style-name="ro1">
          <table:table-cell office:value-type="float" office:value="125834248" calcext:value-type="float">
            <text:p>125834248</text:p>
          </table:table-cell>
          <table:table-cell office:value-type="float" office:value="213545944" calcext:value-type="float">
            <text:p>213545944</text:p>
          </table:table-cell>
          <table:table-cell office:value-type="float" office:value="180212808" calcext:value-type="float">
            <text:p>180212808</text:p>
          </table:table-cell>
          <table:table-cell office:value-type="float" office:value="188074680" calcext:value-type="float">
            <text:p>188074680</text:p>
          </table:table-cell>
          <table:table-cell office:value-type="float" office:value="270560952" calcext:value-type="float">
            <text:p>270560952</text:p>
          </table:table-cell>
        </table:table-row>
        <table:table-row table:style-name="ro1">
          <table:table-cell office:value-type="float" office:value="125834248" calcext:value-type="float">
            <text:p>125834248</text:p>
          </table:table-cell>
          <table:table-cell office:value-type="float" office:value="215740392" calcext:value-type="float">
            <text:p>215740392</text:p>
          </table:table-cell>
          <table:table-cell office:value-type="float" office:value="183946056" calcext:value-type="float">
            <text:p>183946056</text:p>
          </table:table-cell>
          <table:table-cell office:value-type="float" office:value="191694216" calcext:value-type="float">
            <text:p>191694216</text:p>
          </table:table-cell>
          <table:table-cell office:value-type="float" office:value="270560952" calcext:value-type="float">
            <text:p>270560952</text:p>
          </table:table-cell>
        </table:table-row>
        <table:table-row table:style-name="ro1">
          <table:table-cell office:value-type="float" office:value="130993768" calcext:value-type="float">
            <text:p>130993768</text:p>
          </table:table-cell>
          <table:table-cell office:value-type="float" office:value="221095416" calcext:value-type="float">
            <text:p>221095416</text:p>
          </table:table-cell>
          <table:table-cell office:value-type="float" office:value="188072712" calcext:value-type="float">
            <text:p>188072712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270560952" calcext:value-type="float">
            <text:p>270560952</text:p>
          </table:table-cell>
        </table:table-row>
        <table:table-row table:style-name="ro1">
          <table:table-cell office:value-type="float" office:value="132025672" calcext:value-type="float">
            <text:p>132025672</text:p>
          </table:table-cell>
          <table:table-cell office:value-type="float" office:value="221095416" calcext:value-type="float">
            <text:p>221095416</text:p>
          </table:table-cell>
          <table:table-cell office:value-type="float" office:value="188072712" calcext:value-type="float">
            <text:p>188072712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272362152" calcext:value-type="float">
            <text:p>272362152</text:p>
          </table:table-cell>
        </table:table-row>
        <table:table-row table:style-name="ro1">
          <table:table-cell office:value-type="float" office:value="137185192" calcext:value-type="float">
            <text:p>137185192</text:p>
          </table:table-cell>
          <table:table-cell office:value-type="float" office:value="226843848" calcext:value-type="float">
            <text:p>226843848</text:p>
          </table:table-cell>
          <table:table-cell office:value-type="float" office:value="196260456" calcext:value-type="float">
            <text:p>196260456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276816504" calcext:value-type="float">
            <text:p>276816504</text:p>
          </table:table-cell>
        </table:table-row>
        <table:table-row table:style-name="ro1">
          <table:table-cell office:value-type="float" office:value="148536136" calcext:value-type="float">
            <text:p>148536136</text:p>
          </table:table-cell>
          <table:table-cell office:value-type="float" office:value="229742136" calcext:value-type="float">
            <text:p>229742136</text:p>
          </table:table-cell>
          <table:table-cell office:value-type="float" office:value="196719432" calcext:value-type="float">
            <text:p>196719432</text:p>
          </table:table-cell>
          <table:table-cell office:value-type="float" office:value="196852536" calcext:value-type="float">
            <text:p>196852536</text:p>
          </table:table-cell>
          <table:table-cell office:value-type="float" office:value="281909256" calcext:value-type="float">
            <text:p>281909256</text:p>
          </table:table-cell>
        </table:table-row>
        <table:table-row table:style-name="ro1">
          <table:table-cell office:value-type="float" office:value="148536136" calcext:value-type="float">
            <text:p>148536136</text:p>
          </table:table-cell>
          <table:table-cell office:value-type="float" office:value="229742136" calcext:value-type="float">
            <text:p>229742136</text:p>
          </table:table-cell>
          <table:table-cell office:value-type="float" office:value="196719432" calcext:value-type="float">
            <text:p>196719432</text:p>
          </table:table-cell>
          <table:table-cell office:value-type="float" office:value="204581304" calcext:value-type="float">
            <text:p>204581304</text:p>
          </table:table-cell>
          <table:table-cell office:value-type="float" office:value="287067576" calcext:value-type="float">
            <text:p>287067576</text:p>
          </table:table-cell>
        </table:table-row>
        <table:table-row table:style-name="ro1">
          <table:table-cell office:value-type="float" office:value="155759464" calcext:value-type="float">
            <text:p>155759464</text:p>
          </table:table-cell>
          <table:table-cell office:value-type="float" office:value="229742136" calcext:value-type="float">
            <text:p>229742136</text:p>
          </table:table-cell>
          <table:table-cell office:value-type="float" office:value="196666136" calcext:value-type="float">
            <text:p>196666136</text:p>
          </table:table-cell>
          <table:table-cell office:value-type="float" office:value="123021224" calcext:value-type="float">
            <text:p>123021224</text:p>
          </table:table-cell>
          <table:table-cell office:value-type="float" office:value="287067576" calcext:value-type="float">
            <text:p>287067576</text:p>
          </table:table-cell>
        </table:table-row>
        <table:table-row table:style-name="ro1">
          <table:table-cell office:value-type="float" office:value="160918984" calcext:value-type="float">
            <text:p>160918984</text:p>
          </table:table-cell>
          <table:table-cell office:value-type="float" office:value="229742136" calcext:value-type="float">
            <text:p>229742136</text:p>
          </table:table-cell>
          <table:table-cell office:value-type="float" office:value="123770536" calcext:value-type="float">
            <text:p>123770536</text:p>
          </table:table-cell>
          <table:table-cell office:value-type="float" office:value="130993800" calcext:value-type="float">
            <text:p>130993800</text:p>
          </table:table-cell>
          <table:table-cell office:value-type="float" office:value="293323128" calcext:value-type="float">
            <text:p>293323128</text:p>
          </table:table-cell>
        </table:table-row>
        <table:table-row table:style-name="ro1">
          <table:table-cell office:value-type="float" office:value="165046600" calcext:value-type="float">
            <text:p>165046600</text:p>
          </table:table-cell>
          <table:table-cell office:value-type="float" office:value="233868792" calcext:value-type="float">
            <text:p>233868792</text:p>
          </table:table-cell>
          <table:table-cell office:value-type="float" office:value="125834344" calcext:value-type="float">
            <text:p>125834344</text:p>
          </table:table-cell>
          <table:table-cell office:value-type="float" office:value="130993800" calcext:value-type="float">
            <text:p>130993800</text:p>
          </table:table-cell>
          <table:table-cell office:value-type="float" office:value="293323128" calcext:value-type="float">
            <text:p>293323128</text:p>
          </table:table-cell>
        </table:table-row>
        <table:table-row table:style-name="ro1">
          <table:table-cell office:value-type="float" office:value="171238024" calcext:value-type="float">
            <text:p>171238024</text:p>
          </table:table-cell>
          <table:table-cell office:value-type="float" office:value="237602040" calcext:value-type="float">
            <text:p>237602040</text:p>
          </table:table-cell>
          <table:table-cell office:value-type="float" office:value="132025768" calcext:value-type="float">
            <text:p>132025768</text:p>
          </table:table-cell>
          <table:table-cell office:value-type="float" office:value="134089528" calcext:value-type="float">
            <text:p>134089528</text:p>
          </table:table-cell>
          <table:table-cell office:value-type="float" office:value="300544776" calcext:value-type="float">
            <text:p>300544776</text:p>
          </table:table-cell>
        </table:table-row>
        <table:table-row table:style-name="ro1">
          <table:table-cell office:value-type="float" office:value="174333736" calcext:value-type="float">
            <text:p>174333736</text:p>
          </table:table-cell>
          <table:table-cell office:value-type="float" office:value="121968968" calcext:value-type="float">
            <text:p>121968968</text:p>
          </table:table-cell>
          <table:table-cell office:value-type="float" office:value="132025768" calcext:value-type="float">
            <text:p>132025768</text:p>
          </table:table-cell>
          <table:table-cell office:value-type="float" office:value="137185240" calcext:value-type="float">
            <text:p>137185240</text:p>
          </table:table-cell>
          <table:table-cell office:value-type="float" office:value="303574200" calcext:value-type="float">
            <text:p>303574200</text:p>
          </table:table-cell>
        </table:table-row>
        <table:table-row table:style-name="ro1">
          <table:table-cell office:value-type="float" office:value="181557064" calcext:value-type="float">
            <text:p>181557064</text:p>
          </table:table-cell>
          <table:table-cell office:value-type="float" office:value="126796984" calcext:value-type="float">
            <text:p>126796984</text:p>
          </table:table-cell>
          <table:table-cell office:value-type="float" office:value="136153384" calcext:value-type="float">
            <text:p>136153384</text:p>
          </table:table-cell>
          <table:table-cell office:value-type="float" office:value="139249048" calcext:value-type="float">
            <text:p>139249048</text:p>
          </table:table-cell>
          <table:table-cell office:value-type="float" office:value="303574200" calcext:value-type="float">
            <text:p>303574200</text:p>
          </table:table-cell>
        </table:table-row>
        <table:table-row table:style-name="ro1">
          <table:table-cell office:value-type="float" office:value="183620872" calcext:value-type="float">
            <text:p>183620872</text:p>
          </table:table-cell>
          <table:table-cell office:value-type="float" office:value="130628440" calcext:value-type="float">
            <text:p>130628440</text:p>
          </table:table-cell>
          <table:table-cell office:value-type="float" office:value="145440520" calcext:value-type="float">
            <text:p>145440520</text:p>
          </table:table-cell>
          <table:table-cell office:value-type="float" office:value="147504280" calcext:value-type="float">
            <text:p>147504280</text:p>
          </table:table-cell>
          <table:table-cell office:value-type="float" office:value="308732520" calcext:value-type="float">
            <text:p>308732520</text:p>
          </table:table-cell>
        </table:table-row>
        <table:table-row table:style-name="ro1">
          <table:table-cell office:value-type="float" office:value="188780392" calcext:value-type="float">
            <text:p>188780392</text:p>
          </table:table-cell>
          <table:table-cell office:value-type="float" office:value="130628440" calcext:value-type="float">
            <text:p>130628440</text:p>
          </table:table-cell>
          <table:table-cell office:value-type="float" office:value="148536232" calcext:value-type="float">
            <text:p>148536232</text:p>
          </table:table-cell>
          <table:table-cell office:value-type="float" office:value="147504280" calcext:value-type="float">
            <text:p>147504280</text:p>
          </table:table-cell>
          <table:table-cell office:value-type="float" office:value="309829752" calcext:value-type="float">
            <text:p>309829752</text:p>
          </table:table-cell>
        </table:table-row>
        <table:table-row table:style-name="ro1">
          <table:table-cell office:value-type="float" office:value="198067528" calcext:value-type="float">
            <text:p>198067528</text:p>
          </table:table-cell>
          <table:table-cell office:value-type="float" office:value="139248856" calcext:value-type="float">
            <text:p>139248856</text:p>
          </table:table-cell>
          <table:table-cell office:value-type="float" office:value="155759560" calcext:value-type="float">
            <text:p>155759560</text:p>
          </table:table-cell>
          <table:table-cell office:value-type="float" office:value="155759512" calcext:value-type="float">
            <text:p>155759512</text:p>
          </table:table-cell>
          <table:table-cell office:value-type="float" office:value="151127864" calcext:value-type="float">
            <text:p>151127864</text:p>
          </table:table-cell>
        </table:table-row>
        <table:table-row table:style-name="ro1">
          <table:table-cell office:value-type="float" office:value="201163240" calcext:value-type="float">
            <text:p>201163240</text:p>
          </table:table-cell>
          <table:table-cell office:value-type="float" office:value="147504088" calcext:value-type="float">
            <text:p>147504088</text:p>
          </table:table-cell>
          <table:table-cell office:value-type="float" office:value="162982888" calcext:value-type="float">
            <text:p>162982888</text:p>
          </table:table-cell>
          <table:table-cell office:value-type="float" office:value="164014744" calcext:value-type="float">
            <text:p>164014744</text:p>
          </table:table-cell>
          <table:table-cell office:value-type="float" office:value="151128696" calcext:value-type="float">
            <text:p>151128696</text:p>
          </table:table-cell>
        </table:table-row>
        <table:table-row table:style-name="ro1">
          <table:table-cell office:value-type="float" office:value="205290856" calcext:value-type="float">
            <text:p>205290856</text:p>
          </table:table-cell>
          <table:table-cell office:value-type="float" office:value="147504088" calcext:value-type="float">
            <text:p>147504088</text:p>
          </table:table-cell>
          <table:table-cell office:value-type="float" office:value="165046696" calcext:value-type="float">
            <text:p>165046696</text:p>
          </table:table-cell>
          <table:table-cell office:value-type="float" office:value="164014744" calcext:value-type="float">
            <text:p>164014744</text:p>
          </table:table-cell>
          <table:table-cell office:value-type="float" office:value="155863304" calcext:value-type="float">
            <text:p>155863304</text:p>
          </table:table-cell>
        </table:table-row>
        <table:table-row table:style-name="ro1">
          <table:table-cell office:value-type="float" office:value="214577992" calcext:value-type="float">
            <text:p>214577992</text:p>
          </table:table-cell>
          <table:table-cell office:value-type="float" office:value="155759320" calcext:value-type="float">
            <text:p>155759320</text:p>
          </table:table-cell>
          <table:table-cell office:value-type="float" office:value="165046696" calcext:value-type="float">
            <text:p>165046696</text:p>
          </table:table-cell>
          <table:table-cell office:value-type="float" office:value="172269976" calcext:value-type="float">
            <text:p>172269976</text:p>
          </table:table-cell>
          <table:table-cell office:value-type="float" office:value="168141832" calcext:value-type="float">
            <text:p>168141832</text:p>
          </table:table-cell>
        </table:table-row>
        <table:table-row table:style-name="ro1">
          <table:table-cell office:value-type="float" office:value="221801320" calcext:value-type="float">
            <text:p>221801320</text:p>
          </table:table-cell>
          <table:table-cell office:value-type="float" office:value="164014552" calcext:value-type="float">
            <text:p>164014552</text:p>
          </table:table-cell>
          <table:table-cell office:value-type="float" office:value="172268344" calcext:value-type="float">
            <text:p>172268344</text:p>
          </table:table-cell>
          <table:table-cell office:value-type="float" office:value="180525208" calcext:value-type="float">
            <text:p>180525208</text:p>
          </table:table-cell>
          <table:table-cell office:value-type="float" office:value="172269448" calcext:value-type="float">
            <text:p>172269448</text:p>
          </table:table-cell>
        </table:table-row>
        <table:table-row table:style-name="ro1">
          <table:table-cell office:value-type="float" office:value="225420840" calcext:value-type="float">
            <text:p>225420840</text:p>
          </table:table-cell>
          <table:table-cell office:value-type="float" office:value="167110264" calcext:value-type="float">
            <text:p>167110264</text:p>
          </table:table-cell>
          <table:table-cell office:value-type="float" office:value="172268344" calcext:value-type="float">
            <text:p>172268344</text:p>
          </table:table-cell>
          <table:table-cell office:value-type="float" office:value="180525208" calcext:value-type="float">
            <text:p>180525208</text:p>
          </table:table-cell>
          <table:table-cell office:value-type="float" office:value="181556584" calcext:value-type="float">
            <text:p>181556584</text:p>
          </table:table-cell>
        </table:table-row>
        <table:table-row table:style-name="ro1">
          <table:table-cell office:value-type="float" office:value="230448024" calcext:value-type="float">
            <text:p>230448024</text:p>
          </table:table-cell>
          <table:table-cell office:value-type="float" office:value="170205976" calcext:value-type="float">
            <text:p>170205976</text:p>
          </table:table-cell>
          <table:table-cell office:value-type="float" office:value="174152376" calcext:value-type="float">
            <text:p>174152376</text:p>
          </table:table-cell>
          <table:table-cell office:value-type="float" office:value="180525208" calcext:value-type="float">
            <text:p>180525208</text:p>
          </table:table-cell>
          <table:table-cell office:value-type="float" office:value="184652296" calcext:value-type="float">
            <text:p>184652296</text:p>
          </table:table-cell>
        </table:table-row>
        <table:table-row table:style-name="ro1">
          <table:table-cell office:value-type="float" office:value="230448024" calcext:value-type="float">
            <text:p>230448024</text:p>
          </table:table-cell>
          <table:table-cell office:value-type="float" office:value="172269784" calcext:value-type="float">
            <text:p>172269784</text:p>
          </table:table-cell>
          <table:table-cell office:value-type="float" office:value="179441832" calcext:value-type="float">
            <text:p>179441832</text:p>
          </table:table-cell>
          <table:table-cell office:value-type="float" office:value="182081400" calcext:value-type="float">
            <text:p>182081400</text:p>
          </table:table-cell>
          <table:table-cell office:value-type="float" office:value="190843720" calcext:value-type="float">
            <text:p>190843720</text:p>
          </table:table-cell>
        </table:table-row>
        <table:table-row table:style-name="ro1">
          <table:table-cell office:value-type="float" office:value="231086296" calcext:value-type="float">
            <text:p>231086296</text:p>
          </table:table-cell>
          <table:table-cell office:value-type="float" office:value="179493112" calcext:value-type="float">
            <text:p>179493112</text:p>
          </table:table-cell>
          <table:table-cell office:value-type="float" office:value="180915048" calcext:value-type="float">
            <text:p>180915048</text:p>
          </table:table-cell>
          <table:table-cell office:value-type="float" office:value="188074680" calcext:value-type="float">
            <text:p>188074680</text:p>
          </table:table-cell>
          <table:table-cell office:value-type="float" office:value="201162760" calcext:value-type="float">
            <text:p>201162760</text:p>
          </table:table-cell>
        </table:table-row>
        <table:table-row table:style-name="ro1">
          <table:table-cell office:value-type="float" office:value="238307944" calcext:value-type="float">
            <text:p>238307944</text:p>
          </table:table-cell>
          <table:table-cell office:value-type="float" office:value="184652632" calcext:value-type="float">
            <text:p>184652632</text:p>
          </table:table-cell>
          <table:table-cell office:value-type="float" office:value="180915048" calcext:value-type="float">
            <text:p>180915048</text:p>
          </table:table-cell>
          <table:table-cell office:value-type="float" office:value="188074680" calcext:value-type="float">
            <text:p>188074680</text:p>
          </table:table-cell>
          <table:table-cell office:value-type="float" office:value="205290376" calcext:value-type="float">
            <text:p>205290376</text:p>
          </table:table-cell>
        </table:table-row>
        <table:table-row table:style-name="ro1">
          <table:table-cell office:value-type="float" office:value="238307944" calcext:value-type="float">
            <text:p>238307944</text:p>
          </table:table-cell>
          <table:table-cell office:value-type="float" office:value="190844056" calcext:value-type="float">
            <text:p>190844056</text:p>
          </table:table-cell>
          <table:table-cell office:value-type="float" office:value="180915048" calcext:value-type="float">
            <text:p>180915048</text:p>
          </table:table-cell>
          <table:table-cell office:value-type="float" office:value="191038536" calcext:value-type="float">
            <text:p>191038536</text:p>
          </table:table-cell>
          <table:table-cell office:value-type="float" office:value="213545608" calcext:value-type="float">
            <text:p>213545608</text:p>
          </table:table-cell>
        </table:table-row>
        <table:table-row table:style-name="ro1">
          <table:table-cell office:value-type="float" office:value="244318632" calcext:value-type="float">
            <text:p>244318632</text:p>
          </table:table-cell>
          <table:table-cell office:value-type="float" office:value="197035480" calcext:value-type="float">
            <text:p>197035480</text:p>
          </table:table-cell>
          <table:table-cell office:value-type="float" office:value="180915048" calcext:value-type="float">
            <text:p>180915048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221800840" calcext:value-type="float">
            <text:p>221800840</text:p>
          </table:table-cell>
        </table:table-row>
        <table:table-row table:style-name="ro1">
          <table:table-cell office:value-type="float" office:value="246954648" calcext:value-type="float">
            <text:p>246954648</text:p>
          </table:table-cell>
          <table:table-cell office:value-type="float" office:value="205290712" calcext:value-type="float">
            <text:p>205290712</text:p>
          </table:table-cell>
          <table:table-cell office:value-type="float" office:value="188774968" calcext:value-type="float">
            <text:p>188774968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234183688" calcext:value-type="float">
            <text:p>234183688</text:p>
          </table:table-cell>
        </table:table-row>
        <table:table-row table:style-name="ro1">
          <table:table-cell office:value-type="float" office:value="246954648" calcext:value-type="float">
            <text:p>246954648</text:p>
          </table:table-cell>
          <table:table-cell office:value-type="float" office:value="213545944" calcext:value-type="float">
            <text:p>213545944</text:p>
          </table:table-cell>
          <table:table-cell office:value-type="float" office:value="188774968" calcext:value-type="float">
            <text:p>188774968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238311304" calcext:value-type="float">
            <text:p>238311304</text:p>
          </table:table-cell>
        </table:table-row>
        <table:table-row table:style-name="ro1">
          <table:table-cell office:value-type="float" office:value="254814568" calcext:value-type="float">
            <text:p>254814568</text:p>
          </table:table-cell>
          <table:table-cell office:value-type="float" office:value="216706488" calcext:value-type="float">
            <text:p>216706488</text:p>
          </table:table-cell>
          <table:table-cell office:value-type="float" office:value="125002888" calcext:value-type="float">
            <text:p>125002888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238311304" calcext:value-type="float">
            <text:p>238311304</text:p>
          </table:table-cell>
        </table:table-row>
        <table:table-row table:style-name="ro1">
          <table:table-cell office:value-type="float" office:value="254814568" calcext:value-type="float">
            <text:p>254814568</text:p>
          </table:table-cell>
          <table:table-cell office:value-type="float" office:value="221095416" calcext:value-type="float">
            <text:p>221095416</text:p>
          </table:table-cell>
          <table:table-cell office:value-type="float" office:value="130993768" calcext:value-type="float">
            <text:p>130993768</text:p>
          </table:table-cell>
          <table:table-cell office:value-type="float" office:value="203418504" calcext:value-type="float">
            <text:p>203418504</text:p>
          </table:table-cell>
          <table:table-cell office:value-type="float" office:value="238311304" calcext:value-type="float">
            <text:p>238311304</text:p>
          </table:table-cell>
        </table:table-row>
        <table:table-row table:style-name="ro1">
          <table:table-cell office:value-type="float" office:value="259137912" calcext:value-type="float">
            <text:p>259137912</text:p>
          </table:table-cell>
          <table:table-cell office:value-type="float" office:value="221095416" calcext:value-type="float">
            <text:p>221095416</text:p>
          </table:table-cell>
          <table:table-cell office:value-type="float" office:value="130993768" calcext:value-type="float">
            <text:p>130993768</text:p>
          </table:table-cell>
          <table:table-cell office:value-type="float" office:value="204581304" calcext:value-type="float">
            <text:p>204581304</text:p>
          </table:table-cell>
          <table:table-cell office:value-type="float" office:value="241407016" calcext:value-type="float">
            <text:p>241407016</text:p>
          </table:table-cell>
        </table:table-row>
        <table:table-row table:style-name="ro1">
          <table:table-cell office:value-type="float" office:value="263461272" calcext:value-type="float">
            <text:p>263461272</text:p>
          </table:table-cell>
          <table:table-cell office:value-type="float" office:value="229742136" calcext:value-type="float">
            <text:p>229742136</text:p>
          </table:table-cell>
          <table:table-cell office:value-type="float" office:value="142344712" calcext:value-type="float">
            <text:p>142344712</text:p>
          </table:table-cell>
          <table:table-cell office:value-type="float" office:value="125010216" calcext:value-type="float">
            <text:p>125010216</text:p>
          </table:table-cell>
          <table:table-cell office:value-type="float" office:value="254821768" calcext:value-type="float">
            <text:p>254821768</text:p>
          </table:table-cell>
        </table:table-row>
        <table:table-row table:style-name="ro1">
          <table:table-cell office:value-type="float" office:value="271321192" calcext:value-type="float">
            <text:p>271321192</text:p>
          </table:table-cell>
          <table:table-cell office:value-type="float" office:value="237602040" calcext:value-type="float">
            <text:p>237602040</text:p>
          </table:table-cell>
          <table:table-cell office:value-type="float" office:value="155759464" calcext:value-type="float">
            <text:p>155759464</text:p>
          </table:table-cell>
          <table:table-cell office:value-type="float" office:value="130993816" calcext:value-type="float">
            <text:p>130993816</text:p>
          </table:table-cell>
          <table:table-cell office:value-type="float" office:value="271332232" calcext:value-type="float">
            <text:p>271332232</text:p>
          </table:table-cell>
        </table:table-row>
        <table:table-row table:style-name="ro1">
          <table:table-cell office:value-type="float" office:value="151127864" calcext:value-type="float">
            <text:p>151127864</text:p>
          </table:table-cell>
          <table:table-cell office:value-type="float" office:value="237602040" calcext:value-type="float">
            <text:p>237602040</text:p>
          </table:table-cell>
          <table:table-cell office:value-type="float" office:value="164014696" calcext:value-type="float">
            <text:p>164014696</text:p>
          </table:table-cell>
          <table:table-cell office:value-type="float" office:value="139249048" calcext:value-type="float">
            <text:p>139249048</text:p>
          </table:table-cell>
          <table:table-cell office:value-type="float" office:value="271332232" calcext:value-type="float">
            <text:p>271332232</text:p>
          </table:table-cell>
        </table:table-row>
        <table:table-row table:style-name="ro1">
          <table:table-cell office:value-type="float" office:value="152730888" calcext:value-type="float">
            <text:p>152730888</text:p>
          </table:table-cell>
          <table:table-cell office:value-type="float" office:value="237602040" calcext:value-type="float">
            <text:p>237602040</text:p>
          </table:table-cell>
          <table:table-cell office:value-type="float" office:value="165046600" calcext:value-type="float">
            <text:p>165046600</text:p>
          </table:table-cell>
          <table:table-cell office:value-type="float" office:value="147504280" calcext:value-type="float">
            <text:p>147504280</text:p>
          </table:table-cell>
          <table:table-cell office:value-type="float" office:value="274313496" calcext:value-type="float">
            <text:p>274313496</text:p>
          </table:table-cell>
        </table:table-row>
        <table:table-row table:style-name="ro1">
          <table:table-cell office:value-type="float" office:value="160918744" calcext:value-type="float">
            <text:p>160918744</text:p>
          </table:table-cell>
          <table:table-cell office:value-type="float" office:value="237602040" calcext:value-type="float">
            <text:p>237602040</text:p>
          </table:table-cell>
          <table:table-cell office:value-type="float" office:value="172663320" calcext:value-type="float">
            <text:p>172663320</text:p>
          </table:table-cell>
          <table:table-cell office:value-type="float" office:value="147504280" calcext:value-type="float">
            <text:p>147504280</text:p>
          </table:table-cell>
          <table:table-cell office:value-type="float" office:value="282566808" calcext:value-type="float">
            <text:p>282566808</text:p>
          </table:table-cell>
        </table:table-row>
        <table:table-row table:style-name="ro1">
          <table:table-cell office:value-type="float" office:value="168142072" calcext:value-type="float">
            <text:p>168142072</text:p>
          </table:table-cell>
          <table:table-cell office:value-type="float" office:value="237798744" calcext:value-type="float">
            <text:p>237798744</text:p>
          </table:table-cell>
          <table:table-cell office:value-type="float" office:value="180212808" calcext:value-type="float">
            <text:p>180212808</text:p>
          </table:table-cell>
          <table:table-cell office:value-type="float" office:value="155759512" calcext:value-type="float">
            <text:p>155759512</text:p>
          </table:table-cell>
          <table:table-cell office:value-type="float" office:value="287838856" calcext:value-type="float">
            <text:p>287838856</text:p>
          </table:table-cell>
        </table:table-row>
        <table:table-row table:style-name="ro1">
          <table:table-cell office:value-type="float" office:value="175365400" calcext:value-type="float">
            <text:p>175365400</text:p>
          </table:table-cell>
          <table:table-cell office:value-type="float" office:value="243219336" calcext:value-type="float">
            <text:p>243219336</text:p>
          </table:table-cell>
          <table:table-cell office:value-type="float" office:value="180212808" calcext:value-type="float">
            <text:p>180212808</text:p>
          </table:table-cell>
          <table:table-cell office:value-type="float" office:value="162982840" calcext:value-type="float">
            <text:p>162982840</text:p>
          </table:table-cell>
          <table:table-cell office:value-type="float" office:value="287838856" calcext:value-type="float">
            <text:p>287838856</text:p>
          </table:table-cell>
        </table:table-row>
        <table:table-row table:style-name="ro1">
          <table:table-cell office:value-type="float" office:value="184652536" calcext:value-type="float">
            <text:p>184652536</text:p>
          </table:table-cell>
          <table:table-cell office:value-type="float" office:value="243857592" calcext:value-type="float">
            <text:p>243857592</text:p>
          </table:table-cell>
          <table:table-cell office:value-type="float" office:value="180212808" calcext:value-type="float">
            <text:p>180212808</text:p>
          </table:table-cell>
          <table:table-cell office:value-type="float" office:value="164014744" calcext:value-type="float">
            <text:p>164014744</text:p>
          </table:table-cell>
          <table:table-cell office:value-type="float" office:value="287838856" calcext:value-type="float">
            <text:p>287838856</text:p>
          </table:table-cell>
        </table:table-row>
        <table:table-row table:style-name="ro1">
          <table:table-cell office:value-type="float" office:value="190843960" calcext:value-type="float">
            <text:p>190843960</text:p>
          </table:table-cell>
          <table:table-cell office:value-type="float" office:value="249785304" calcext:value-type="float">
            <text:p>249785304</text:p>
          </table:table-cell>
          <table:table-cell office:value-type="float" office:value="180212808" calcext:value-type="float">
            <text:p>180212808</text:p>
          </table:table-cell>
          <table:table-cell office:value-type="float" office:value="172269976" calcext:value-type="float">
            <text:p>172269976</text:p>
          </table:table-cell>
          <table:table-cell office:value-type="float" office:value="290820120" calcext:value-type="float">
            <text:p>290820120</text:p>
          </table:table-cell>
        </table:table-row>
        <table:table-row table:style-name="ro1">
          <table:table-cell office:value-type="float" office:value="201163000" calcext:value-type="float">
            <text:p>201163000</text:p>
          </table:table-cell>
          <table:table-cell office:value-type="float" office:value="254108664" calcext:value-type="float">
            <text:p>254108664</text:p>
          </table:table-cell>
          <table:table-cell office:value-type="float" office:value="186713224" calcext:value-type="float">
            <text:p>186713224</text:p>
          </table:table-cell>
          <table:table-cell office:value-type="float" office:value="180525208" calcext:value-type="float">
            <text:p>180525208</text:p>
          </table:table-cell>
          <table:table-cell office:value-type="float" office:value="296813400" calcext:value-type="float">
            <text:p>296813400</text:p>
          </table:table-cell>
        </table:table-row>
        <table:table-row table:style-name="ro1">
          <table:table-cell office:value-type="float" office:value="216641560" calcext:value-type="float">
            <text:p>216641560</text:p>
          </table:table-cell>
          <table:table-cell office:value-type="float" office:value="254108664" calcext:value-type="float">
            <text:p>254108664</text:p>
          </table:table-cell>
          <table:table-cell office:value-type="float" office:value="188597256" calcext:value-type="float">
            <text:p>188597256</text:p>
          </table:table-cell>
          <table:table-cell office:value-type="float" office:value="180525208" calcext:value-type="float">
            <text:p>180525208</text:p>
          </table:table-cell>
          <table:table-cell office:value-type="float" office:value="304345480" calcext:value-type="float">
            <text:p>304345480</text:p>
          </table:table-cell>
        </table:table-row>
        <table:table-row table:style-name="ro1">
          <table:table-cell office:value-type="float" office:value="223864888" calcext:value-type="float">
            <text:p>223864888</text:p>
          </table:table-cell>
          <table:table-cell office:value-type="float" office:value="260364216" calcext:value-type="float">
            <text:p>260364216</text:p>
          </table:table-cell>
          <table:table-cell office:value-type="float" office:value="196719432" calcext:value-type="float">
            <text:p>196719432</text:p>
          </table:table-cell>
          <table:table-cell office:value-type="float" office:value="180525208" calcext:value-type="float">
            <text:p>180525208</text:p>
          </table:table-cell>
          <table:table-cell office:value-type="float" office:value="304345480" calcext:value-type="float">
            <text:p>304345480</text:p>
          </table:table-cell>
        </table:table-row>
        <table:table-row table:style-name="ro1">
          <table:table-cell office:value-type="float" office:value="233674392" calcext:value-type="float">
            <text:p>233674392</text:p>
          </table:table-cell>
          <table:table-cell office:value-type="float" office:value="260364216" calcext:value-type="float">
            <text:p>260364216</text:p>
          </table:table-cell>
          <table:table-cell office:value-type="float" office:value="196719432" calcext:value-type="float">
            <text:p>196719432</text:p>
          </table:table-cell>
          <table:table-cell office:value-type="float" office:value="186846312" calcext:value-type="float">
            <text:p>186846312</text:p>
          </table:table-cell>
          <table:table-cell office:value-type="float" office:value="304345480" calcext:value-type="float">
            <text:p>304345480</text:p>
          </table:table-cell>
        </table:table-row>
        <table:table-row table:style-name="ro1">
          <table:table-cell office:value-type="float" office:value="233674392" calcext:value-type="float">
            <text:p>233674392</text:p>
          </table:table-cell>
          <table:table-cell office:value-type="float" office:value="269780328" calcext:value-type="float">
            <text:p>269780328</text:p>
          </table:table-cell>
          <table:table-cell office:value-type="float" office:value="196719432" calcext:value-type="float">
            <text:p>196719432</text:p>
          </table:table-cell>
          <table:table-cell office:value-type="float" office:value="188074680" calcext:value-type="float">
            <text:p>188074680</text:p>
          </table:table-cell>
          <table:table-cell office:value-type="float" office:value="307326744" calcext:value-type="float">
            <text:p>307326744</text:p>
          </table:table-cell>
        </table:table-row>
        <table:table-row table:style-name="ro1">
          <table:table-cell office:value-type="float" office:value="234378216" calcext:value-type="float">
            <text:p>234378216</text:p>
          </table:table-cell>
          <table:table-cell office:value-type="float" office:value="270615288" calcext:value-type="float">
            <text:p>270615288</text:p>
          </table:table-cell>
          <table:table-cell office:value-type="float" office:value="122738632" calcext:value-type="float">
            <text:p>122738632</text:p>
          </table:table-cell>
          <table:table-cell office:value-type="float" office:value="191825352" calcext:value-type="float">
            <text:p>191825352</text:p>
          </table:table-cell>
          <table:table-cell office:value-type="float" office:value="316218312" calcext:value-type="float">
            <text:p>316218312</text:p>
          </table:table-cell>
        </table:table-row>
        <table:table-row table:style-name="ro1">
          <table:table-cell office:value-type="float" office:value="239798808" calcext:value-type="float">
            <text:p>239798808</text:p>
          </table:table-cell>
          <table:table-cell office:value-type="float" office:value="209680184" calcext:value-type="float">
            <text:p>209680184</text:p>
          </table:table-cell>
          <table:table-cell office:value-type="float" office:value="125834344" calcext:value-type="float">
            <text:p>125834344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320852104" calcext:value-type="float">
            <text:p>320852104</text:p>
          </table:table-cell>
        </table:table-row>
        <table:table-row table:style-name="ro1">
          <table:table-cell office:value-type="float" office:value="239798808" calcext:value-type="float">
            <text:p>239798808</text:p>
          </table:table-cell>
          <table:table-cell office:value-type="float" office:value="214415496" calcext:value-type="float">
            <text:p>214415496</text:p>
          </table:table-cell>
          <table:table-cell office:value-type="float" office:value="132025768" calcext:value-type="float">
            <text:p>132025768</text:p>
          </table:table-cell>
          <table:table-cell office:value-type="float" office:value="196721400" calcext:value-type="float">
            <text:p>196721400</text:p>
          </table:table-cell>
          <table:table-cell office:value-type="float" office:value="320852104" calcext:value-type="float">
            <text:p>320852104</text:p>
          </table:table-cell>
        </table:table-row>
        <table:table-row table:style-name="ro1">
          <table:table-cell office:value-type="float" office:value="239798808" calcext:value-type="float">
            <text:p>239798808</text:p>
          </table:table-cell>
          <table:table-cell office:value-type="float" office:value="215178312" calcext:value-type="float">
            <text:p>215178312</text:p>
          </table:table-cell>
          <table:table-cell office:value-type="float" office:value="132025768" calcext:value-type="float">
            <text:p>132025768</text:p>
          </table:table-cell>
          <table:table-cell office:value-type="float" office:value="204205320" calcext:value-type="float">
            <text:p>204205320</text:p>
          </table:table-cell>
          <table:table-cell office:value-type="float" office:value="320852104" calcext:value-type="float">
            <text:p>320852104</text:p>
          </table:table-cell>
        </table:table-row>
        <table:table-row table:style-name="ro1">
          <table:table-cell office:value-type="float" office:value="239798808" calcext:value-type="float">
            <text:p>239798808</text:p>
          </table:table-cell>
          <table:table-cell office:value-type="float" office:value="219729736" calcext:value-type="float">
            <text:p>219729736</text:p>
          </table:table-cell>
          <table:table-cell office:value-type="float" office:value="132025768" calcext:value-type="float">
            <text:p>132025768</text:p>
          </table:table-cell>
          <table:table-cell office:value-type="float" office:value="204581304" calcext:value-type="float">
            <text:p>204581304</text:p>
          </table:table-cell>
          <table:table-cell office:value-type="float" office:value="323898936" calcext:value-type="float">
            <text:p>323898936</text:p>
          </table:table-cell>
        </table:table-row>
        <table:table-row table:style-name="ro1">
          <table:table-cell office:value-type="float" office:value="239798808" calcext:value-type="float">
            <text:p>239798808</text:p>
          </table:table-cell>
          <table:table-cell office:value-type="float" office:value="223857352" calcext:value-type="float">
            <text:p>223857352</text:p>
          </table:table-cell>
          <table:table-cell office:value-type="float" office:value="137185288" calcext:value-type="float">
            <text:p>137185288</text:p>
          </table:table-cell>
          <table:table-cell office:value-type="float" office:value="208266408" calcext:value-type="float">
            <text:p>208266408</text:p>
          </table:table-cell>
          <table:table-cell office:value-type="float" office:value="323898936" calcext:value-type="float">
            <text:p>323898936</text:p>
          </table:table-cell>
        </table:table-row>
        <table:table-row table:style-name="ro1">
          <table:table-cell office:value-type="float" office:value="239798808" calcext:value-type="float">
            <text:p>239798808</text:p>
          </table:table-cell>
          <table:table-cell office:value-type="float" office:value="232112584" calcext:value-type="float">
            <text:p>232112584</text:p>
          </table:table-cell>
          <table:table-cell office:value-type="float" office:value="147504328" calcext:value-type="float">
            <text:p>147504328</text:p>
          </table:table-cell>
          <table:table-cell office:value-type="float" office:value="213228024" calcext:value-type="float">
            <text:p>213228024</text:p>
          </table:table-cell>
          <table:table-cell office:value-type="float" office:value="178080584" calcext:value-type="float">
            <text:p>178080584</text:p>
          </table:table-cell>
        </table:table-row>
        <table:table-row table:style-name="ro1">
          <table:table-cell office:value-type="float" office:value="244318872" calcext:value-type="float">
            <text:p>244318872</text:p>
          </table:table-cell>
          <table:table-cell office:value-type="float" office:value="236240200" calcext:value-type="float">
            <text:p>236240200</text:p>
          </table:table-cell>
          <table:table-cell office:value-type="float" office:value="148536232" calcext:value-type="float">
            <text:p>148536232</text:p>
          </table:table-cell>
          <table:table-cell office:value-type="float" office:value="213228024" calcext:value-type="float">
            <text:p>213228024</text:p>
          </table:table-cell>
          <table:table-cell office:value-type="float" office:value="179119048" calcext:value-type="float">
            <text:p>179119048</text:p>
          </table:table-cell>
        </table:table-row>
        <table:table-row table:style-name="ro1">
          <table:table-cell office:value-type="float" office:value="248379960" calcext:value-type="float">
            <text:p>248379960</text:p>
          </table:table-cell>
          <table:table-cell office:value-type="float" office:value="244495432" calcext:value-type="float">
            <text:p>244495432</text:p>
          </table:table-cell>
          <table:table-cell office:value-type="float" office:value="155759560" calcext:value-type="float">
            <text:p>155759560</text:p>
          </table:table-cell>
          <table:table-cell office:value-type="float" office:value="221087928" calcext:value-type="float">
            <text:p>221087928</text:p>
          </table:table-cell>
          <table:table-cell office:value-type="float" office:value="194963704" calcext:value-type="float">
            <text:p>194963704</text:p>
          </table:table-cell>
        </table:table-row>
        <table:table-row table:style-name="ro1">
          <table:table-cell office:value-type="float" office:value="256305432" calcext:value-type="float">
            <text:p>256305432</text:p>
          </table:table-cell>
          <table:table-cell office:value-type="float" office:value="248623048" calcext:value-type="float">
            <text:p>248623048</text:p>
          </table:table-cell>
          <table:table-cell office:value-type="float" office:value="164014792" calcext:value-type="float">
            <text:p>164014792</text:p>
          </table:table-cell>
          <table:table-cell office:value-type="float" office:value="221087928" calcext:value-type="float">
            <text:p>221087928</text:p>
          </table:table-cell>
          <table:table-cell office:value-type="float" office:value="201155128" calcext:value-type="float">
            <text:p>201155128</text:p>
          </table:table-cell>
        </table:table-row>
        <table:table-row table:style-name="ro1">
          <table:table-cell office:value-type="float" office:value="256305432" calcext:value-type="float">
            <text:p>256305432</text:p>
          </table:table-cell>
          <table:table-cell office:value-type="float" office:value="252111432" calcext:value-type="float">
            <text:p>252111432</text:p>
          </table:table-cell>
          <table:table-cell office:value-type="float" office:value="165046696" calcext:value-type="float">
            <text:p>165046696</text:p>
          </table:table-cell>
          <table:table-cell office:value-type="float" office:value="229687064" calcext:value-type="float">
            <text:p>229687064</text:p>
          </table:table-cell>
          <table:table-cell office:value-type="float" office:value="211474168" calcext:value-type="float">
            <text:p>211474168</text:p>
          </table:table-cell>
        </table:table-row>
        <table:table-row table:style-name="ro1">
          <table:table-cell office:value-type="float" office:value="256633272" calcext:value-type="float">
            <text:p>256633272</text:p>
          </table:table-cell>
          <table:table-cell office:value-type="float" office:value="253846920" calcext:value-type="float">
            <text:p>253846920</text:p>
          </table:table-cell>
          <table:table-cell office:value-type="float" office:value="165046696" calcext:value-type="float">
            <text:p>165046696</text:p>
          </table:table-cell>
          <table:table-cell office:value-type="float" office:value="167470472" calcext:value-type="float">
            <text:p>167470472</text:p>
          </table:table-cell>
          <table:table-cell office:value-type="float" office:value="215601784" calcext:value-type="float">
            <text:p>215601784</text:p>
          </table:table-cell>
        </table:table-row>
        <table:table-row table:style-name="ro1">
          <table:table-cell office:value-type="float" office:value="260825496" calcext:value-type="float">
            <text:p>260825496</text:p>
          </table:table-cell>
          <table:table-cell office:value-type="float" office:value="253912488" calcext:value-type="float">
            <text:p>253912488</text:p>
          </table:table-cell>
          <table:table-cell office:value-type="float" office:value="165112248" calcext:value-type="float">
            <text:p>165112248</text:p>
          </table:table-cell>
          <table:table-cell office:value-type="float" office:value="171902296" calcext:value-type="float">
            <text:p>171902296</text:p>
          </table:table-cell>
          <table:table-cell office:value-type="float" office:value="227984632" calcext:value-type="float">
            <text:p>227984632</text:p>
          </table:table-cell>
        </table:table-row>
        <table:table-row table:style-name="ro1">
          <table:table-cell office:value-type="float" office:value="262036424" calcext:value-type="float">
            <text:p>262036424</text:p>
          </table:table-cell>
          <table:table-cell office:value-type="float" office:value="264294696" calcext:value-type="float">
            <text:p>264294696</text:p>
          </table:table-cell>
          <table:table-cell office:value-type="float" office:value="172268344" calcext:value-type="float">
            <text:p>172268344</text:p>
          </table:table-cell>
          <table:table-cell office:value-type="float" office:value="183611320" calcext:value-type="float">
            <text:p>183611320</text:p>
          </table:table-cell>
          <table:table-cell office:value-type="float" office:value="227984632" calcext:value-type="float">
            <text:p>227984632</text:p>
          </table:table-cell>
        </table:table-row>
        <table:table-row table:style-name="ro1">
          <table:table-cell office:value-type="float" office:value="263920488" calcext:value-type="float">
            <text:p>263920488</text:p>
          </table:table-cell>
          <table:table-cell office:value-type="float" office:value="264294696" calcext:value-type="float">
            <text:p>264294696</text:p>
          </table:table-cell>
          <table:table-cell office:value-type="float" office:value="172268344" calcext:value-type="float">
            <text:p>172268344</text:p>
          </table:table-cell>
          <table:table-cell office:value-type="float" office:value="188770840" calcext:value-type="float">
            <text:p>188770840</text:p>
          </table:table-cell>
          <table:table-cell office:value-type="float" office:value="230048440" calcext:value-type="float">
            <text:p>230048440</text:p>
          </table:table-cell>
        </table:table-row>
        <table:table-row table:style-name="ro1">
          <table:table-cell office:value-type="float" office:value="270241608" calcext:value-type="float">
            <text:p>270241608</text:p>
          </table:table-cell>
          <table:table-cell office:value-type="float" office:value="264294696" calcext:value-type="float">
            <text:p>264294696</text:p>
          </table:table-cell>
          <table:table-cell office:value-type="float" office:value="172268344" calcext:value-type="float">
            <text:p>172268344</text:p>
          </table:table-cell>
          <table:table-cell office:value-type="float" office:value="201153688" calcext:value-type="float">
            <text:p>201153688</text:p>
          </table:table-cell>
          <table:table-cell office:value-type="float" office:value="241399384" calcext:value-type="float">
            <text:p>241399384</text:p>
          </table:table-cell>
        </table:table-row>
        <table:table-row table:style-name="ro1">
          <table:table-cell office:value-type="float" office:value="270241608" calcext:value-type="float">
            <text:p>270241608</text:p>
          </table:table-cell>
          <table:table-cell office:value-type="float" office:value="264294696" calcext:value-type="float">
            <text:p>264294696</text:p>
          </table:table-cell>
          <table:table-cell office:value-type="float" office:value="172268344" calcext:value-type="float">
            <text:p>172268344</text:p>
          </table:table-cell>
          <table:table-cell office:value-type="float" office:value="205281304" calcext:value-type="float">
            <text:p>205281304</text:p>
          </table:table-cell>
          <table:table-cell office:value-type="float" office:value="244495096" calcext:value-type="float">
            <text:p>244495096</text:p>
          </table:table-cell>
        </table:table-row>
        <table:table-row table:style-name="ro1">
          <table:table-cell office:value-type="float" office:value="270241608" calcext:value-type="float">
            <text:p>270241608</text:p>
          </table:table-cell>
          <table:table-cell office:value-type="float" office:value="264294696" calcext:value-type="float">
            <text:p>264294696</text:p>
          </table:table-cell>
          <table:table-cell office:value-type="float" office:value="172268344" calcext:value-type="float">
            <text:p>172268344</text:p>
          </table:table-cell>
          <table:table-cell office:value-type="float" office:value="205281304" calcext:value-type="float">
            <text:p>205281304</text:p>
          </table:table-cell>
          <table:table-cell office:value-type="float" office:value="255846040" calcext:value-type="float">
            <text:p>255846040</text:p>
          </table:table-cell>
        </table:table-row>
        <table:table-row table:style-name="ro1">
          <table:table-cell office:value-type="float" office:value="218167592" calcext:value-type="float">
            <text:p>218167592</text:p>
          </table:table-cell>
          <table:table-cell office:value-type="float" office:value="264294696" calcext:value-type="float">
            <text:p>264294696</text:p>
          </table:table-cell>
          <table:table-cell office:value-type="float" office:value="127632440" calcext:value-type="float">
            <text:p>127632440</text:p>
          </table:table-cell>
          <table:table-cell office:value-type="float" office:value="205281304" calcext:value-type="float">
            <text:p>205281304</text:p>
          </table:table-cell>
          <table:table-cell office:value-type="float" office:value="261005560" calcext:value-type="float">
            <text:p>261005560</text:p>
          </table:table-cell>
        </table:table-row>
        <table:table-row table:style-name="ro1">
          <table:table-cell office:value-type="float" office:value="221793256" calcext:value-type="float">
            <text:p>221793256</text:p>
          </table:table-cell>
          <table:table-cell office:value-type="float" office:value="264294696" calcext:value-type="float">
            <text:p>264294696</text:p>
          </table:table-cell>
          <table:table-cell office:value-type="float" office:value="130993960" calcext:value-type="float">
            <text:p>130993960</text:p>
          </table:table-cell>
          <table:table-cell office:value-type="float" office:value="205281304" calcext:value-type="float">
            <text:p>205281304</text:p>
          </table:table-cell>
          <table:table-cell office:value-type="float" office:value="263069368" calcext:value-type="float">
            <text:p>263069368</text:p>
          </table:table-cell>
        </table:table-row>
        <table:table-row table:style-name="ro1">
          <table:table-cell office:value-type="float" office:value="221793256" calcext:value-type="float">
            <text:p>221793256</text:p>
          </table:table-cell>
          <table:table-cell office:value-type="float" office:value="264294696" calcext:value-type="float">
            <text:p>264294696</text:p>
          </table:table-cell>
          <table:table-cell office:value-type="float" office:value="130993960" calcext:value-type="float">
            <text:p>130993960</text:p>
          </table:table-cell>
          <table:table-cell office:value-type="float" office:value="210129192" calcext:value-type="float">
            <text:p>210129192</text:p>
          </table:table-cell>
          <table:table-cell office:value-type="float" office:value="263069368" calcext:value-type="float">
            <text:p>263069368</text:p>
          </table:table-cell>
        </table:table-row>
        <table:table-row table:style-name="ro1">
          <table:table-cell office:value-type="float" office:value="221793256" calcext:value-type="float">
            <text:p>221793256</text:p>
          </table:table-cell>
          <table:table-cell office:value-type="float" office:value="264294696" calcext:value-type="float">
            <text:p>264294696</text:p>
          </table:table-cell>
          <table:table-cell office:value-type="float" office:value="130993960" calcext:value-type="float">
            <text:p>130993960</text:p>
          </table:table-cell>
          <table:table-cell office:value-type="float" office:value="210833016" calcext:value-type="float">
            <text:p>210833016</text:p>
          </table:table-cell>
          <table:table-cell office:value-type="float" office:value="271324600" calcext:value-type="float">
            <text:p>271324600</text:p>
          </table:table-cell>
        </table:table-row>
        <table:table-row table:style-name="ro1">
          <table:table-cell office:value-type="float" office:value="221793256" calcext:value-type="float">
            <text:p>221793256</text:p>
          </table:table-cell>
          <table:table-cell office:value-type="float" office:value="264294696" calcext:value-type="float">
            <text:p>264294696</text:p>
          </table:table-cell>
          <table:table-cell office:value-type="float" office:value="130993960" calcext:value-type="float">
            <text:p>130993960</text:p>
          </table:table-cell>
          <table:table-cell office:value-type="float" office:value="215287512" calcext:value-type="float">
            <text:p>215287512</text:p>
          </table:table-cell>
          <table:table-cell office:value-type="float" office:value="279579832" calcext:value-type="float">
            <text:p>279579832</text:p>
          </table:table-cell>
        </table:table-row>
        <table:table-row table:style-name="ro1">
          <table:table-cell office:value-type="float" office:value="221793256" calcext:value-type="float">
            <text:p>221793256</text:p>
          </table:table-cell>
          <table:table-cell office:value-type="float" office:value="180279736" calcext:value-type="float">
            <text:p>180279736</text:p>
          </table:table-cell>
          <table:table-cell office:value-type="float" office:value="130993960" calcext:value-type="float">
            <text:p>130993960</text:p>
          </table:table-cell>
          <table:table-cell office:value-type="float" office:value="221084088" calcext:value-type="float">
            <text:p>221084088</text:p>
          </table:table-cell>
          <table:table-cell office:value-type="float" office:value="285771256" calcext:value-type="float">
            <text:p>285771256</text:p>
          </table:table-cell>
        </table:table-row>
        <table:table-row table:style-name="ro1">
          <table:table-cell office:value-type="float" office:value="221793256" calcext:value-type="float">
            <text:p>221793256</text:p>
          </table:table-cell>
          <table:table-cell office:value-type="float" office:value="197027656" calcext:value-type="float">
            <text:p>197027656</text:p>
          </table:table-cell>
          <table:table-cell office:value-type="float" office:value="120189544" calcext:value-type="float">
            <text:p>120189544</text:p>
          </table:table-cell>
          <table:table-cell office:value-type="float" office:value="227339640" calcext:value-type="float">
            <text:p>227339640</text:p>
          </table:table-cell>
          <table:table-cell office:value-type="float" office:value="300217912" calcext:value-type="float">
            <text:p>300217912</text:p>
          </table:table-cell>
        </table:table-row>
        <table:table-row table:style-name="ro1">
          <table:table-cell office:value-type="float" office:value="141038392" calcext:value-type="float">
            <text:p>141038392</text:p>
          </table:table-cell>
          <table:table-cell office:value-type="float" office:value="206314792" calcext:value-type="float">
            <text:p>206314792</text:p>
          </table:table-cell>
          <table:table-cell office:value-type="float" office:value="121188776" calcext:value-type="float">
            <text:p>121188776</text:p>
          </table:table-cell>
          <table:table-cell office:value-type="float" office:value="231204024" calcext:value-type="float">
            <text:p>231204024</text:p>
          </table:table-cell>
          <table:table-cell office:value-type="float" office:value="312600760" calcext:value-type="float">
            <text:p>312600760</text:p>
          </table:table-cell>
        </table:table-row>
        <table:table-row table:style-name="ro1">
          <table:table-cell office:value-type="float" office:value="143986232" calcext:value-type="float">
            <text:p>143986232</text:p>
          </table:table-cell>
          <table:table-cell office:value-type="float" office:value="213538120" calcext:value-type="float">
            <text:p>213538120</text:p>
          </table:table-cell>
          <table:table-cell office:value-type="float" office:value="121188776" calcext:value-type="float">
            <text:p>121188776</text:p>
          </table:table-cell>
          <table:table-cell office:value-type="float" office:value="237590712" calcext:value-type="float">
            <text:p>237590712</text:p>
          </table:table-cell>
          <table:table-cell office:value-type="float" office:value="312600760" calcext:value-type="float">
            <text:p>312600760</text:p>
          </table:table-cell>
        </table:table-row>
        <table:table-row table:style-name="ro1">
          <table:table-cell office:value-type="float" office:value="156785752" calcext:value-type="float">
            <text:p>156785752</text:p>
          </table:table-cell>
          <table:table-cell office:value-type="float" office:value="219729544" calcext:value-type="float">
            <text:p>219729544</text:p>
          </table:table-cell>
          <table:table-cell office:value-type="float" office:value="121188776" calcext:value-type="float">
            <text:p>121188776</text:p>
          </table:table-cell>
          <table:table-cell office:value-type="float" office:value="237590712" calcext:value-type="float">
            <text:p>237590712</text:p>
          </table:table-cell>
          <table:table-cell office:value-type="float" office:value="322803672" calcext:value-type="float">
            <text:p>322803672</text:p>
          </table:table-cell>
        </table:table-row>
        <table:table-row table:style-name="ro1">
          <table:table-cell office:value-type="float" office:value="157817656" calcext:value-type="float">
            <text:p>157817656</text:p>
          </table:table-cell>
          <table:table-cell office:value-type="float" office:value="230048584" calcext:value-type="float">
            <text:p>230048584</text:p>
          </table:table-cell>
          <table:table-cell office:value-type="float" office:value="121188776" calcext:value-type="float">
            <text:p>121188776</text:p>
          </table:table-cell>
          <table:table-cell office:value-type="float" office:value="237590712" calcext:value-type="float">
            <text:p>237590712</text:p>
          </table:table-cell>
          <table:table-cell office:value-type="float" office:value="328665816" calcext:value-type="float">
            <text:p>328665816</text:p>
          </table:table-cell>
        </table:table-row>
        <table:table-row table:style-name="ro1">
          <table:table-cell office:value-type="float" office:value="158473320" calcext:value-type="float">
            <text:p>158473320</text:p>
          </table:table-cell>
          <table:table-cell office:value-type="float" office:value="230048584" calcext:value-type="float">
            <text:p>230048584</text:p>
          </table:table-cell>
          <table:table-cell office:value-type="float" office:value="103615144" calcext:value-type="float">
            <text:p>103615144</text:p>
          </table:table-cell>
          <table:table-cell office:value-type="float" office:value="237590712" calcext:value-type="float">
            <text:p>237590712</text:p>
          </table:table-cell>
          <table:table-cell office:value-type="float" office:value="328665816" calcext:value-type="float">
            <text:p>328665816</text:p>
          </table:table-cell>
        </table:table-row>
        <table:table-row table:style-name="ro1">
          <table:table-cell office:value-type="float" office:value="169821624" calcext:value-type="float">
            <text:p>169821624</text:p>
          </table:table-cell>
          <table:table-cell office:value-type="float" office:value="233668104" calcext:value-type="float">
            <text:p>233668104</text:p>
          </table:table-cell>
          <table:table-cell office:value-type="float" office:value="111389464" calcext:value-type="float">
            <text:p>111389464</text:p>
          </table:table-cell>
          <table:table-cell office:value-type="float" office:value="243846264" calcext:value-type="float">
            <text:p>243846264</text:p>
          </table:table-cell>
          <table:table-cell office:value-type="float" office:value="329369640" calcext:value-type="float">
            <text:p>329369640</text:p>
          </table:table-cell>
        </table:table-row>
        <table:table-row table:style-name="ro1">
          <table:table-cell office:value-type="float" office:value="173751576" calcext:value-type="float">
            <text:p>173751576</text:p>
          </table:table-cell>
          <table:table-cell office:value-type="float" office:value="245982504" calcext:value-type="float">
            <text:p>245982504</text:p>
          </table:table-cell>
          <table:table-cell office:value-type="float" office:value="119644696" calcext:value-type="float">
            <text:p>119644696</text:p>
          </table:table-cell>
          <table:table-cell office:value-type="float" office:value="243846264" calcext:value-type="float">
            <text:p>243846264</text:p>
          </table:table-cell>
          <table:table-cell office:value-type="float" office:value="337426248" calcext:value-type="float">
            <text:p>337426248</text:p>
          </table:table-cell>
        </table:table-row>
        <table:table-row table:style-name="ro1">
          <table:table-cell office:value-type="float" office:value="173751576" calcext:value-type="float">
            <text:p>173751576</text:p>
          </table:table-cell>
          <table:table-cell office:value-type="float" office:value="245982504" calcext:value-type="float">
            <text:p>245982504</text:p>
          </table:table-cell>
          <table:table-cell office:value-type="float" office:value="119644696" calcext:value-type="float">
            <text:p>119644696</text:p>
          </table:table-cell>
          <table:table-cell office:value-type="float" office:value="249201288" calcext:value-type="float">
            <text:p>249201288</text:p>
          </table:table-cell>
          <table:table-cell office:value-type="float" office:value="343878504" calcext:value-type="float">
            <text:p>343878504</text:p>
          </table:table-cell>
        </table:table-row>
        <table:table-row table:style-name="ro1">
          <table:table-cell office:value-type="float" office:value="173751576" calcext:value-type="float">
            <text:p>173751576</text:p>
          </table:table-cell>
          <table:table-cell office:value-type="float" office:value="245982504" calcext:value-type="float">
            <text:p>245982504</text:p>
          </table:table-cell>
          <table:table-cell office:value-type="float" office:value="119644696" calcext:value-type="float">
            <text:p>119644696</text:p>
          </table:table-cell>
          <table:table-cell office:value-type="float" office:value="254097336" calcext:value-type="float">
            <text:p>254097336</text:p>
          </table:table-cell>
          <table:table-cell office:value-type="float" office:value="345172440" calcext:value-type="float">
            <text:p>345172440</text:p>
          </table:table-cell>
        </table:table-row>
        <table:table-row table:style-name="ro1">
          <table:table-cell office:value-type="float" office:value="173751576" calcext:value-type="float">
            <text:p>173751576</text:p>
          </table:table-cell>
          <table:table-cell office:value-type="float" office:value="245982504" calcext:value-type="float">
            <text:p>245982504</text:p>
          </table:table-cell>
          <table:table-cell office:value-type="float" office:value="124868568" calcext:value-type="float">
            <text:p>124868568</text:p>
          </table:table-cell>
          <table:table-cell office:value-type="float" office:value="254049176" calcext:value-type="float">
            <text:p>254049176</text:p>
          </table:table-cell>
          <table:table-cell office:value-type="float" office:value="345172440" calcext:value-type="float">
            <text:p>345172440</text:p>
          </table:table-cell>
        </table:table-row>
        <table:table-row table:style-name="ro1">
          <table:table-cell office:value-type="float" office:value="173751576" calcext:value-type="float">
            <text:p>173751576</text:p>
          </table:table-cell>
          <table:table-cell office:value-type="float" office:value="254874072" calcext:value-type="float">
            <text:p>254874072</text:p>
          </table:table-cell>
          <table:table-cell office:value-type="float" office:value="128291400" calcext:value-type="float">
            <text:p>128291400</text:p>
          </table:table-cell>
          <table:table-cell office:value-type="float" office:value="247577704" calcext:value-type="float">
            <text:p>247577704</text:p>
          </table:table-cell>
          <table:table-cell office:value-type="float" office:value="345679560" calcext:value-type="float">
            <text:p>345679560</text:p>
          </table:table-cell>
        </table:table-row>
        <table:table-row table:style-name="ro1">
          <table:table-cell office:value-type="float" office:value="179810424" calcext:value-type="float">
            <text:p>179810424</text:p>
          </table:table-cell>
          <table:table-cell office:value-type="float" office:value="262489128" calcext:value-type="float">
            <text:p>262489128</text:p>
          </table:table-cell>
          <table:table-cell office:value-type="float" office:value="128291400" calcext:value-type="float">
            <text:p>128291400</text:p>
          </table:table-cell>
          <table:table-cell office:value-type="float" office:value="249641512" calcext:value-type="float">
            <text:p>249641512</text:p>
          </table:table-cell>
          <table:table-cell office:value-type="float" office:value="355489080" calcext:value-type="float">
            <text:p>355489080</text:p>
          </table:table-cell>
        </table:table-row>
        <table:table-row table:style-name="ro1">
          <table:table-cell office:value-type="float" office:value="187032072" calcext:value-type="float">
            <text:p>187032072</text:p>
          </table:table-cell>
          <table:table-cell office:value-type="float" office:value="262489128" calcext:value-type="float">
            <text:p>262489128</text:p>
          </table:table-cell>
          <table:table-cell office:value-type="float" office:value="128291400" calcext:value-type="float">
            <text:p>128291400</text:p>
          </table:table-cell>
          <table:table-cell office:value-type="float" office:value="257896744" calcext:value-type="float">
            <text:p>257896744</text:p>
          </table:table-cell>
          <table:table-cell office:value-type="float" office:value="361679064" calcext:value-type="float">
            <text:p>361679064</text:p>
          </table:table-cell>
        </table:table-row>
        <table:table-row table:style-name="ro1">
          <table:table-cell office:value-type="float" office:value="190258200" calcext:value-type="float">
            <text:p>190258200</text:p>
          </table:table-cell>
          <table:table-cell office:value-type="float" office:value="262489128" calcext:value-type="float">
            <text:p>262489128</text:p>
          </table:table-cell>
          <table:table-cell office:value-type="float" office:value="128291400" calcext:value-type="float">
            <text:p>128291400</text:p>
          </table:table-cell>
          <table:table-cell office:value-type="float" office:value="264088168" calcext:value-type="float">
            <text:p>264088168</text:p>
          </table:table-cell>
          <table:table-cell office:value-type="float" office:value="361679064" calcext:value-type="float">
            <text:p>361679064</text:p>
          </table:table-cell>
        </table:table-row>
        <table:table-row table:style-name="ro1">
          <table:table-cell office:value-type="float" office:value="190258200" calcext:value-type="float">
            <text:p>190258200</text:p>
          </table:table-cell>
          <table:table-cell office:value-type="float" office:value="263586360" calcext:value-type="float">
            <text:p>263586360</text:p>
          </table:table-cell>
          <table:table-cell office:value-type="float" office:value="128291400" calcext:value-type="float">
            <text:p>128291400</text:p>
          </table:table-cell>
          <table:table-cell office:value-type="float" office:value="264088168" calcext:value-type="float">
            <text:p>264088168</text:p>
          </table:table-cell>
          <table:table-cell office:value-type="float" office:value="361679064" calcext:value-type="float">
            <text:p>361679064</text:p>
          </table:table-cell>
        </table:table-row>
        <table:table-row table:style-name="ro1">
          <table:table-cell office:value-type="float" office:value="190258200" calcext:value-type="float">
            <text:p>190258200</text:p>
          </table:table-cell>
          <table:table-cell office:value-type="float" office:value="274869096" calcext:value-type="float">
            <text:p>274869096</text:p>
          </table:table-cell>
          <table:table-cell office:value-type="float" office:value="133187448" calcext:value-type="float">
            <text:p>133187448</text:p>
          </table:table-cell>
          <table:table-cell office:value-type="float" office:value="271506504" calcext:value-type="float">
            <text:p>271506504</text:p>
          </table:table-cell>
          <table:table-cell office:value-type="float" office:value="361679064" calcext:value-type="float">
            <text:p>361679064</text:p>
          </table:table-cell>
        </table:table-row>
        <table:table-row table:style-name="ro1">
          <table:table-cell office:value-type="float" office:value="190229384" calcext:value-type="float">
            <text:p>190229384</text:p>
          </table:table-cell>
          <table:table-cell office:value-type="float" office:value="278995752" calcext:value-type="float">
            <text:p>278995752</text:p>
          </table:table-cell>
          <table:table-cell office:value-type="float" office:value="141899736" calcext:value-type="float">
            <text:p>141899736</text:p>
          </table:table-cell>
          <table:table-cell office:value-type="float" office:value="280022088" calcext:value-type="float">
            <text:p>280022088</text:p>
          </table:table-cell>
          <table:table-cell office:value-type="float" office:value="153603992" calcext:value-type="float">
            <text:p>153603992</text:p>
          </table:table-cell>
        </table:table-row>
        <table:table-row table:style-name="ro1">
          <table:table-cell office:value-type="float" office:value="191862952" calcext:value-type="float">
            <text:p>191862952</text:p>
          </table:table-cell>
          <table:table-cell office:value-type="float" office:value="278995752" calcext:value-type="float">
            <text:p>278995752</text:p>
          </table:table-cell>
          <table:table-cell office:value-type="float" office:value="133656904" calcext:value-type="float">
            <text:p>133656904</text:p>
          </table:table-cell>
          <table:table-cell office:value-type="float" office:value="280022088" calcext:value-type="float">
            <text:p>280022088</text:p>
          </table:table-cell>
          <table:table-cell office:value-type="float" office:value="164016056" calcext:value-type="float">
            <text:p>164016056</text:p>
          </table:table-cell>
        </table:table-row>
        <table:table-row table:style-name="ro1">
          <table:table-cell office:value-type="float" office:value="191862952" calcext:value-type="float">
            <text:p>191862952</text:p>
          </table:table-cell>
          <table:table-cell office:value-type="float" office:value="278995752" calcext:value-type="float">
            <text:p>278995752</text:p>
          </table:table-cell>
          <table:table-cell office:value-type="float" office:value="136151992" calcext:value-type="float">
            <text:p>136151992</text:p>
          </table:table-cell>
          <table:table-cell office:value-type="float" office:value="280022088" calcext:value-type="float">
            <text:p>280022088</text:p>
          </table:table-cell>
          <table:table-cell office:value-type="float" office:value="168143704" calcext:value-type="float">
            <text:p>168143704</text:p>
          </table:table-cell>
        </table:table-row>
        <table:table-row table:style-name="ro1">
          <table:table-cell office:value-type="float" office:value="191862952" calcext:value-type="float">
            <text:p>191862952</text:p>
          </table:table-cell>
          <table:table-cell office:value-type="float" office:value="152186312" calcext:value-type="float">
            <text:p>152186312</text:p>
          </table:table-cell>
          <table:table-cell office:value-type="float" office:value="150598648" calcext:value-type="float">
            <text:p>150598648</text:p>
          </table:table-cell>
          <table:table-cell office:value-type="float" office:value="280022088" calcext:value-type="float">
            <text:p>280022088</text:p>
          </table:table-cell>
          <table:table-cell office:value-type="float" office:value="175367032" calcext:value-type="float">
            <text:p>175367032</text:p>
          </table:table-cell>
        </table:table-row>
        <table:table-row table:style-name="ro1">
          <table:table-cell office:value-type="float" office:value="191862952" calcext:value-type="float">
            <text:p>191862952</text:p>
          </table:table-cell>
          <table:table-cell office:value-type="float" office:value="155262632" calcext:value-type="float">
            <text:p>155262632</text:p>
          </table:table-cell>
          <table:table-cell office:value-type="float" office:value="152662456" calcext:value-type="float">
            <text:p>152662456</text:p>
          </table:table-cell>
          <table:table-cell office:value-type="float" office:value="280022088" calcext:value-type="float">
            <text:p>280022088</text:p>
          </table:table-cell>
          <table:table-cell office:value-type="float" office:value="184654168" calcext:value-type="float">
            <text:p>184654168</text:p>
          </table:table-cell>
        </table:table-row>
        <table:table-row table:style-name="ro1">
          <table:table-cell office:value-type="float" office:value="191862952" calcext:value-type="float">
            <text:p>191862952</text:p>
          </table:table-cell>
          <table:table-cell office:value-type="float" office:value="167111608" calcext:value-type="float">
            <text:p>167111608</text:p>
          </table:table-cell>
          <table:table-cell office:value-type="float" office:value="165045304" calcext:value-type="float">
            <text:p>165045304</text:p>
          </table:table-cell>
          <table:table-cell office:value-type="float" office:value="280022088" calcext:value-type="float">
            <text:p>280022088</text:p>
          </table:table-cell>
          <table:table-cell office:value-type="float" office:value="197037016" calcext:value-type="float">
            <text:p>197037016</text:p>
          </table:table-cell>
        </table:table-row>
        <table:table-row table:style-name="ro1">
          <table:table-cell office:value-type="float" office:value="191862952" calcext:value-type="float">
            <text:p>191862952</text:p>
          </table:table-cell>
          <table:table-cell office:value-type="float" office:value="180526360" calcext:value-type="float">
            <text:p>180526360</text:p>
          </table:table-cell>
          <table:table-cell office:value-type="float" office:value="169172920" calcext:value-type="float">
            <text:p>169172920</text:p>
          </table:table-cell>
          <table:table-cell office:value-type="float" office:value="284673288" calcext:value-type="float">
            <text:p>284673288</text:p>
          </table:table-cell>
          <table:table-cell office:value-type="float" office:value="203228440" calcext:value-type="float">
            <text:p>203228440</text:p>
          </table:table-cell>
        </table:table-row>
        <table:table-row table:style-name="ro1">
          <table:table-cell office:value-type="float" office:value="191862952" calcext:value-type="float">
            <text:p>191862952</text:p>
          </table:table-cell>
          <table:table-cell office:value-type="float" office:value="189813496" calcext:value-type="float">
            <text:p>189813496</text:p>
          </table:table-cell>
          <table:table-cell office:value-type="float" office:value="169959720" calcext:value-type="float">
            <text:p>169959720</text:p>
          </table:table-cell>
          <table:table-cell office:value-type="float" office:value="289879736" calcext:value-type="float">
            <text:p>289879736</text:p>
          </table:table-cell>
          <table:table-cell office:value-type="float" office:value="217675096" calcext:value-type="float">
            <text:p>217675096</text:p>
          </table:table-cell>
        </table:table-row>
        <table:table-row table:style-name="ro1">
          <table:table-cell office:value-type="float" office:value="191862952" calcext:value-type="float">
            <text:p>191862952</text:p>
          </table:table-cell>
          <table:table-cell office:value-type="float" office:value="200132536" calcext:value-type="float">
            <text:p>200132536</text:p>
          </table:table-cell>
          <table:table-cell office:value-type="float" office:value="180079656" calcext:value-type="float">
            <text:p>180079656</text:p>
          </table:table-cell>
          <table:table-cell office:value-type="float" office:value="289879736" calcext:value-type="float">
            <text:p>289879736</text:p>
          </table:table-cell>
          <table:table-cell office:value-type="float" office:value="230057944" calcext:value-type="float">
            <text:p>230057944</text:p>
          </table:table-cell>
        </table:table-row>
        <table:table-row table:style-name="ro1">
          <table:table-cell office:value-type="float" office:value="191862952" calcext:value-type="float">
            <text:p>191862952</text:p>
          </table:table-cell>
          <table:table-cell office:value-type="float" office:value="212515384" calcext:value-type="float">
            <text:p>212515384</text:p>
          </table:table-cell>
          <table:table-cell office:value-type="float" office:value="185303544" calcext:value-type="float">
            <text:p>185303544</text:p>
          </table:table-cell>
          <table:table-cell office:value-type="float" office:value="289879736" calcext:value-type="float">
            <text:p>289879736</text:p>
          </table:table-cell>
          <table:table-cell office:value-type="float" office:value="235217464" calcext:value-type="float">
            <text:p>235217464</text:p>
          </table:table-cell>
        </table:table-row>
        <table:table-row table:style-name="ro1">
          <table:table-cell office:value-type="float" office:value="191482472" calcext:value-type="float">
            <text:p>191482472</text:p>
          </table:table-cell>
          <table:table-cell office:value-type="float" office:value="216643000" calcext:value-type="float">
            <text:p>216643000</text:p>
          </table:table-cell>
          <table:table-cell office:value-type="float" office:value="185303544" calcext:value-type="float">
            <text:p>185303544</text:p>
          </table:table-cell>
          <table:table-cell office:value-type="float" office:value="289879736" calcext:value-type="float">
            <text:p>289879736</text:p>
          </table:table-cell>
          <table:table-cell office:value-type="float" office:value="250696024" calcext:value-type="float">
            <text:p>250696024</text:p>
          </table:table-cell>
        </table:table-row>
        <table:table-row table:style-name="ro1">
          <table:table-cell office:value-type="float" office:value="191862920" calcext:value-type="float">
            <text:p>191862920</text:p>
          </table:table-cell>
          <table:table-cell office:value-type="float" office:value="218199192" calcext:value-type="float">
            <text:p>218199192</text:p>
          </table:table-cell>
          <table:table-cell office:value-type="float" office:value="185303544" calcext:value-type="float">
            <text:p>185303544</text:p>
          </table:table-cell>
          <table:table-cell office:value-type="float" office:value="289879736" calcext:value-type="float">
            <text:p>289879736</text:p>
          </table:table-cell>
          <table:table-cell office:value-type="float" office:value="250696024" calcext:value-type="float">
            <text:p>250696024</text:p>
          </table:table-cell>
        </table:table-row>
        <table:table-row table:style-name="ro1">
          <table:table-cell office:value-type="float" office:value="191862920" calcext:value-type="float">
            <text:p>191862920</text:p>
          </table:table-cell>
          <table:table-cell office:value-type="float" office:value="230775864" calcext:value-type="float">
            <text:p>230775864</text:p>
          </table:table-cell>
          <table:table-cell office:value-type="float" office:value="187939560" calcext:value-type="float">
            <text:p>187939560</text:p>
          </table:table-cell>
          <table:table-cell office:value-type="float" office:value="289879736" calcext:value-type="float">
            <text:p>289879736</text:p>
          </table:table-cell>
          <table:table-cell office:value-type="float" office:value="254823640" calcext:value-type="float">
            <text:p>254823640</text:p>
          </table:table-cell>
        </table:table-row>
        <table:table-row table:style-name="ro1">
          <table:table-cell office:value-type="float" office:value="191862920" calcext:value-type="float">
            <text:p>191862920</text:p>
          </table:table-cell>
          <table:table-cell office:value-type="float" office:value="233035896" calcext:value-type="float">
            <text:p>233035896</text:p>
          </table:table-cell>
          <table:table-cell office:value-type="float" office:value="198059512" calcext:value-type="float">
            <text:p>198059512</text:p>
          </table:table-cell>
          <table:table-cell office:value-type="float" office:value="197106152" calcext:value-type="float">
            <text:p>197106152</text:p>
          </table:table-cell>
          <table:table-cell office:value-type="float" office:value="264110776" calcext:value-type="float">
            <text:p>264110776</text:p>
          </table:table-cell>
        </table:table-row>
        <table:table-row table:style-name="ro1">
          <table:table-cell office:value-type="float" office:value="191862920" calcext:value-type="float">
            <text:p>191862920</text:p>
          </table:table-cell>
          <table:table-cell office:value-type="float" office:value="233035896" calcext:value-type="float">
            <text:p>233035896</text:p>
          </table:table-cell>
          <table:table-cell office:value-type="float" office:value="201810168" calcext:value-type="float">
            <text:p>201810168</text:p>
          </table:table-cell>
          <table:table-cell office:value-type="float" office:value="201150664" calcext:value-type="float">
            <text:p>201150664</text:p>
          </table:table-cell>
          <table:table-cell office:value-type="float" office:value="267206488" calcext:value-type="float">
            <text:p>267206488</text:p>
          </table:table-cell>
        </table:table-row>
        <table:table-row table:style-name="ro1">
          <table:table-cell office:value-type="float" office:value="191862920" calcext:value-type="float">
            <text:p>191862920</text:p>
          </table:table-cell>
          <table:table-cell office:value-type="float" office:value="233035896" calcext:value-type="float">
            <text:p>233035896</text:p>
          </table:table-cell>
          <table:table-cell office:value-type="float" office:value="201810168" calcext:value-type="float">
            <text:p>201810168</text:p>
          </table:table-cell>
          <table:table-cell office:value-type="float" office:value="211469704" calcext:value-type="float">
            <text:p>211469704</text:p>
          </table:table-cell>
          <table:table-cell office:value-type="float" office:value="277525528" calcext:value-type="float">
            <text:p>277525528</text:p>
          </table:table-cell>
        </table:table-row>
        <table:table-row table:style-name="ro1">
          <table:table-cell office:value-type="float" office:value="191862920" calcext:value-type="float">
            <text:p>191862920</text:p>
          </table:table-cell>
          <table:table-cell office:value-type="float" office:value="233035896" calcext:value-type="float">
            <text:p>233035896</text:p>
          </table:table-cell>
          <table:table-cell office:value-type="float" office:value="201810168" calcext:value-type="float">
            <text:p>201810168</text:p>
          </table:table-cell>
          <table:table-cell office:value-type="float" office:value="214565416" calcext:value-type="float">
            <text:p>214565416</text:p>
          </table:table-cell>
          <table:table-cell office:value-type="float" office:value="281653144" calcext:value-type="float">
            <text:p>281653144</text:p>
          </table:table-cell>
        </table:table-row>
        <table:table-row table:style-name="ro1">
          <table:table-cell office:value-type="float" office:value="191862920" calcext:value-type="float">
            <text:p>191862920</text:p>
          </table:table-cell>
          <table:table-cell office:value-type="float" office:value="233035896" calcext:value-type="float">
            <text:p>233035896</text:p>
          </table:table-cell>
          <table:table-cell office:value-type="float" office:value="201810168" calcext:value-type="float">
            <text:p>201810168</text:p>
          </table:table-cell>
          <table:table-cell office:value-type="float" office:value="222820648" calcext:value-type="float">
            <text:p>222820648</text:p>
          </table:table-cell>
          <table:table-cell office:value-type="float" office:value="289908376" calcext:value-type="float">
            <text:p>289908376</text:p>
          </table:table-cell>
        </table:table-row>
        <table:table-row table:style-name="ro1">
          <table:table-cell office:value-type="float" office:value="191862920" calcext:value-type="float">
            <text:p>191862920</text:p>
          </table:table-cell>
          <table:table-cell office:value-type="float" office:value="233035896" calcext:value-type="float">
            <text:p>233035896</text:p>
          </table:table-cell>
          <table:table-cell office:value-type="float" office:value="205936824" calcext:value-type="float">
            <text:p>205936824</text:p>
          </table:table-cell>
          <table:table-cell office:value-type="float" office:value="231075880" calcext:value-type="float">
            <text:p>231075880</text:p>
          </table:table-cell>
          <table:table-cell office:value-type="float" office:value="297131704" calcext:value-type="float">
            <text:p>297131704</text:p>
          </table:table-cell>
        </table:table-row>
        <table:table-row table:style-name="ro1">
          <table:table-cell office:value-type="float" office:value="191862920" calcext:value-type="float">
            <text:p>191862920</text:p>
          </table:table-cell>
          <table:table-cell office:value-type="float" office:value="233035896" calcext:value-type="float">
            <text:p>233035896</text:p>
          </table:table-cell>
          <table:table-cell office:value-type="float" office:value="218316792" calcext:value-type="float">
            <text:p>218316792</text:p>
          </table:table-cell>
          <table:table-cell office:value-type="float" office:value="247586344" calcext:value-type="float">
            <text:p>247586344</text:p>
          </table:table-cell>
          <table:table-cell office:value-type="float" office:value="313642168" calcext:value-type="float">
            <text:p>313642168</text:p>
          </table:table-cell>
        </table:table-row>
        <table:table-row table:style-name="ro1">
          <table:table-cell office:value-type="float" office:value="198054376" calcext:value-type="float">
            <text:p>198054376</text:p>
          </table:table-cell>
          <table:table-cell office:value-type="float" office:value="184437320" calcext:value-type="float">
            <text:p>184437320</text:p>
          </table:table-cell>
          <table:table-cell office:value-type="float" office:value="151938344" calcext:value-type="float">
            <text:p>151938344</text:p>
          </table:table-cell>
          <table:table-cell office:value-type="float" office:value="255660360" calcext:value-type="float">
            <text:p>255660360</text:p>
          </table:table-cell>
          <table:table-cell office:value-type="float" office:value="328088824" calcext:value-type="float">
            <text:p>328088824</text:p>
          </table:table-cell>
        </table:table-row>
        <table:table-row table:style-name="ro1">
          <table:table-cell office:value-type="float" office:value="198054376" calcext:value-type="float">
            <text:p>198054376</text:p>
          </table:table-cell>
          <table:table-cell office:value-type="float" office:value="187745768" calcext:value-type="float">
            <text:p>187745768</text:p>
          </table:table-cell>
          <table:table-cell office:value-type="float" office:value="151938344" calcext:value-type="float">
            <text:p>151938344</text:p>
          </table:table-cell>
          <table:table-cell office:value-type="float" office:value="263454696" calcext:value-type="float">
            <text:p>263454696</text:p>
          </table:table-cell>
          <table:table-cell office:value-type="float" office:value="330152632" calcext:value-type="float">
            <text:p>330152632</text:p>
          </table:table-cell>
        </table:table-row>
        <table:table-row table:style-name="ro1">
          <table:table-cell office:value-type="float" office:value="198054376" calcext:value-type="float">
            <text:p>198054376</text:p>
          </table:table-cell>
          <table:table-cell office:value-type="float" office:value="187745768" calcext:value-type="float">
            <text:p>187745768</text:p>
          </table:table-cell>
          <table:table-cell office:value-type="float" office:value="151938344" calcext:value-type="float">
            <text:p>151938344</text:p>
          </table:table-cell>
          <table:table-cell office:value-type="float" office:value="263454696" calcext:value-type="float">
            <text:p>263454696</text:p>
          </table:table-cell>
          <table:table-cell office:value-type="float" office:value="340471672" calcext:value-type="float">
            <text:p>340471672</text:p>
          </table:table-cell>
        </table:table-row>
        <table:table-row table:style-name="ro1">
          <table:table-cell office:value-type="float" office:value="208373416" calcext:value-type="float">
            <text:p>208373416</text:p>
          </table:table-cell>
          <table:table-cell office:value-type="float" office:value="187745768" calcext:value-type="float">
            <text:p>187745768</text:p>
          </table:table-cell>
          <table:table-cell office:value-type="float" office:value="151938344" calcext:value-type="float">
            <text:p>151938344</text:p>
          </table:table-cell>
          <table:table-cell office:value-type="float" office:value="263454696" calcext:value-type="float">
            <text:p>263454696</text:p>
          </table:table-cell>
          <table:table-cell office:value-type="float" office:value="346663096" calcext:value-type="float">
            <text:p>346663096</text:p>
          </table:table-cell>
        </table:table-row>
        <table:table-row table:style-name="ro1">
          <table:table-cell office:value-type="float" office:value="210437224" calcext:value-type="float">
            <text:p>210437224</text:p>
          </table:table-cell>
          <table:table-cell office:value-type="float" office:value="190841480" calcext:value-type="float">
            <text:p>190841480</text:p>
          </table:table-cell>
          <table:table-cell office:value-type="float" office:value="109813768" calcext:value-type="float">
            <text:p>109813768</text:p>
          </table:table-cell>
          <table:table-cell office:value-type="float" office:value="263454696" calcext:value-type="float">
            <text:p>263454696</text:p>
          </table:table-cell>
          <table:table-cell office:value-type="float" office:value="346663096" calcext:value-type="float">
            <text:p>346663096</text:p>
          </table:table-cell>
        </table:table-row>
        <table:table-row table:style-name="ro1">
          <table:table-cell office:value-type="float" office:value="217660552" calcext:value-type="float">
            <text:p>217660552</text:p>
          </table:table-cell>
          <table:table-cell office:value-type="float" office:value="190841480" calcext:value-type="float">
            <text:p>190841480</text:p>
          </table:table-cell>
          <table:table-cell office:value-type="float" office:value="103102216" calcext:value-type="float">
            <text:p>103102216</text:p>
          </table:table-cell>
          <table:table-cell office:value-type="float" office:value="263454696" calcext:value-type="float">
            <text:p>263454696</text:p>
          </table:table-cell>
          <table:table-cell office:value-type="float" office:value="353886424" calcext:value-type="float">
            <text:p>353886424</text:p>
          </table:table-cell>
        </table:table-row>
        <table:table-row table:style-name="ro1">
          <table:table-cell office:value-type="float" office:value="226947688" calcext:value-type="float">
            <text:p>226947688</text:p>
          </table:table-cell>
          <table:table-cell office:value-type="float" office:value="190841480" calcext:value-type="float">
            <text:p>190841480</text:p>
          </table:table-cell>
          <table:table-cell office:value-type="float" office:value="108294232" calcext:value-type="float">
            <text:p>108294232</text:p>
          </table:table-cell>
          <table:table-cell office:value-type="float" office:value="263848104" calcext:value-type="float">
            <text:p>263848104</text:p>
          </table:table-cell>
          <table:table-cell office:value-type="float" office:value="358014040" calcext:value-type="float">
            <text:p>358014040</text:p>
          </table:table-cell>
        </table:table-row>
        <table:table-row table:style-name="ro1">
          <table:table-cell office:value-type="float" office:value="231075304" calcext:value-type="float">
            <text:p>231075304</text:p>
          </table:table-cell>
          <table:table-cell office:value-type="float" office:value="193937224" calcext:value-type="float">
            <text:p>193937224</text:p>
          </table:table-cell>
          <table:table-cell office:value-type="float" office:value="116549464" calcext:value-type="float">
            <text:p>116549464</text:p>
          </table:table-cell>
          <table:table-cell office:value-type="float" office:value="269644680" calcext:value-type="float">
            <text:p>269644680</text:p>
          </table:table-cell>
          <table:table-cell office:value-type="float" office:value="366269272" calcext:value-type="float">
            <text:p>366269272</text:p>
          </table:table-cell>
        </table:table-row>
        <table:table-row table:style-name="ro1">
          <table:table-cell office:value-type="float" office:value="239330536" calcext:value-type="float">
            <text:p>239330536</text:p>
          </table:table-cell>
          <table:table-cell office:value-type="float" office:value="200128648" calcext:value-type="float">
            <text:p>200128648</text:p>
          </table:table-cell>
          <table:table-cell office:value-type="float" office:value="119645176" calcext:value-type="float">
            <text:p>119645176</text:p>
          </table:table-cell>
          <table:table-cell office:value-type="float" office:value="275769096" calcext:value-type="float">
            <text:p>275769096</text:p>
          </table:table-cell>
          <table:table-cell office:value-type="float" office:value="374524504" calcext:value-type="float">
            <text:p>374524504</text:p>
          </table:table-cell>
        </table:table-row>
        <table:table-row table:style-name="ro1">
          <table:table-cell office:value-type="float" office:value="243458152" calcext:value-type="float">
            <text:p>243458152</text:p>
          </table:table-cell>
          <table:table-cell office:value-type="float" office:value="201112152" calcext:value-type="float">
            <text:p>201112152</text:p>
          </table:table-cell>
          <table:table-cell office:value-type="float" office:value="124804696" calcext:value-type="float">
            <text:p>124804696</text:p>
          </table:table-cell>
          <table:table-cell office:value-type="float" office:value="279961320" calcext:value-type="float">
            <text:p>279961320</text:p>
          </table:table-cell>
          <table:table-cell office:value-type="float" office:value="374524504" calcext:value-type="float">
            <text:p>374524504</text:p>
          </table:table-cell>
        </table:table-row>
        <table:table-row table:style-name="ro1">
          <table:table-cell office:value-type="float" office:value="247585768" calcext:value-type="float">
            <text:p>247585768</text:p>
          </table:table-cell>
          <table:table-cell office:value-type="float" office:value="207415848" calcext:value-type="float">
            <text:p>207415848</text:p>
          </table:table-cell>
          <table:table-cell office:value-type="float" office:value="134091832" calcext:value-type="float">
            <text:p>134091832</text:p>
          </table:table-cell>
          <table:table-cell office:value-type="float" office:value="279961320" calcext:value-type="float">
            <text:p>279961320</text:p>
          </table:table-cell>
          <table:table-cell office:value-type="float" office:value="378913416" calcext:value-type="float">
            <text:p>378913416</text:p>
          </table:table-cell>
        </table:table-row>
        <table:table-row table:style-name="ro1">
          <table:table-cell office:value-type="float" office:value="257395272" calcext:value-type="float">
            <text:p>257395272</text:p>
          </table:table-cell>
          <table:table-cell office:value-type="float" office:value="207415848" calcext:value-type="float">
            <text:p>207415848</text:p>
          </table:table-cell>
          <table:table-cell office:value-type="float" office:value="136155640" calcext:value-type="float">
            <text:p>136155640</text:p>
          </table:table-cell>
          <table:table-cell office:value-type="float" office:value="279961320" calcext:value-type="float">
            <text:p>279961320</text:p>
          </table:table-cell>
          <table:table-cell office:value-type="float" office:value="383875032" calcext:value-type="float">
            <text:p>383875032</text:p>
          </table:table-cell>
        </table:table-row>
        <table:table-row table:style-name="ro1">
          <table:table-cell office:value-type="float" office:value="259852008" calcext:value-type="float">
            <text:p>259852008</text:p>
          </table:table-cell>
          <table:table-cell office:value-type="float" office:value="215669160" calcext:value-type="float">
            <text:p>215669160</text:p>
          </table:table-cell>
          <table:table-cell office:value-type="float" office:value="137974104" calcext:value-type="float">
            <text:p>137974104</text:p>
          </table:table-cell>
          <table:table-cell office:value-type="float" office:value="279961320" calcext:value-type="float">
            <text:p>279961320</text:p>
          </table:table-cell>
          <table:table-cell office:value-type="float" office:value="390655128" calcext:value-type="float">
            <text:p>390655128</text:p>
          </table:table-cell>
        </table:table-row>
        <table:table-row table:style-name="ro1">
          <table:table-cell office:value-type="float" office:value="259852008" calcext:value-type="float">
            <text:p>259852008</text:p>
          </table:table-cell>
          <table:table-cell office:value-type="float" office:value="215669160" calcext:value-type="float">
            <text:p>215669160</text:p>
          </table:table-cell>
          <table:table-cell office:value-type="float" office:value="148356312" calcext:value-type="float">
            <text:p>148356312</text:p>
          </table:table-cell>
          <table:table-cell office:value-type="float" office:value="192959192" calcext:value-type="float">
            <text:p>192959192</text:p>
          </table:table-cell>
          <table:table-cell office:value-type="float" office:value="390655128" calcext:value-type="float">
            <text:p>390655128</text:p>
          </table:table-cell>
        </table:table-row>
        <table:table-row table:style-name="ro1">
          <table:table-cell office:value-type="float" office:value="263012568" calcext:value-type="float">
            <text:p>263012568</text:p>
          </table:table-cell>
          <table:table-cell office:value-type="float" office:value="218829720" calcext:value-type="float">
            <text:p>218829720</text:p>
          </table:table-cell>
          <table:table-cell office:value-type="float" office:value="152155128" calcext:value-type="float">
            <text:p>152155128</text:p>
          </table:table-cell>
          <table:table-cell office:value-type="float" office:value="194401240" calcext:value-type="float">
            <text:p>194401240</text:p>
          </table:table-cell>
          <table:table-cell office:value-type="float" office:value="390655128" calcext:value-type="float">
            <text:p>390655128</text:p>
          </table:table-cell>
        </table:table-row>
        <table:table-row table:style-name="ro1">
          <table:table-cell office:value-type="float" office:value="264044232" calcext:value-type="float">
            <text:p>264044232</text:p>
          </table:table-cell>
          <table:table-cell office:value-type="float" office:value="223922472" calcext:value-type="float">
            <text:p>223922472</text:p>
          </table:table-cell>
          <table:table-cell office:value-type="float" office:value="152155128" calcext:value-type="float">
            <text:p>152155128</text:p>
          </table:table-cell>
          <table:table-cell office:value-type="float" office:value="204254296" calcext:value-type="float">
            <text:p>204254296</text:p>
          </table:table-cell>
          <table:table-cell office:value-type="float" office:value="395420040" calcext:value-type="float">
            <text:p>395420040</text:p>
          </table:table-cell>
        </table:table-row>
        <table:table-row table:style-name="ro1">
          <table:table-cell office:value-type="float" office:value="264044232" calcext:value-type="float">
            <text:p>264044232</text:p>
          </table:table-cell>
          <table:table-cell office:value-type="float" office:value="223922472" calcext:value-type="float">
            <text:p>223922472</text:p>
          </table:table-cell>
          <table:table-cell office:value-type="float" office:value="152155128" calcext:value-type="float">
            <text:p>152155128</text:p>
          </table:table-cell>
          <table:table-cell office:value-type="float" office:value="209413816" calcext:value-type="float">
            <text:p>209413816</text:p>
          </table:table-cell>
          <table:table-cell office:value-type="float" office:value="399236280" calcext:value-type="float">
            <text:p>399236280</text:p>
          </table:table-cell>
        </table:table-row>
        <table:table-row table:style-name="ro1">
          <table:table-cell office:value-type="float" office:value="265320744" calcext:value-type="float">
            <text:p>265320744</text:p>
          </table:table-cell>
          <table:table-cell office:value-type="float" office:value="223922472" calcext:value-type="float">
            <text:p>223922472</text:p>
          </table:table-cell>
          <table:table-cell office:value-type="float" office:value="154087320" calcext:value-type="float">
            <text:p>154087320</text:p>
          </table:table-cell>
          <table:table-cell office:value-type="float" office:value="216637144" calcext:value-type="float">
            <text:p>216637144</text:p>
          </table:table-cell>
          <table:table-cell office:value-type="float" office:value="407161752" calcext:value-type="float">
            <text:p>407161752</text:p>
          </table:table-cell>
        </table:table-row>
        <table:table-row table:style-name="ro1">
          <table:table-cell office:value-type="float" office:value="274671288" calcext:value-type="float">
            <text:p>274671288</text:p>
          </table:table-cell>
          <table:table-cell office:value-type="float" office:value="227279736" calcext:value-type="float">
            <text:p>227279736</text:p>
          </table:table-cell>
          <table:table-cell office:value-type="float" office:value="163306728" calcext:value-type="float">
            <text:p>163306728</text:p>
          </table:table-cell>
          <table:table-cell office:value-type="float" office:value="225924280" calcext:value-type="float">
            <text:p>225924280</text:p>
          </table:table-cell>
          <table:table-cell office:value-type="float" office:value="407161752" calcext:value-type="float">
            <text:p>407161752</text:p>
          </table:table-cell>
        </table:table-row>
        <table:table-row table:style-name="ro1">
          <table:table-cell office:value-type="float" office:value="276358632" calcext:value-type="float">
            <text:p>276358632</text:p>
          </table:table-cell>
          <table:table-cell office:value-type="float" office:value="232175784" calcext:value-type="float">
            <text:p>232175784</text:p>
          </table:table-cell>
          <table:table-cell office:value-type="float" office:value="168661752" calcext:value-type="float">
            <text:p>168661752</text:p>
          </table:table-cell>
          <table:table-cell office:value-type="float" office:value="230051896" calcext:value-type="float">
            <text:p>230051896</text:p>
          </table:table-cell>
          <table:table-cell office:value-type="float" office:value="407161752" calcext:value-type="float">
            <text:p>407161752</text:p>
          </table:table-cell>
        </table:table-row>
        <table:table-row table:style-name="ro1">
          <table:table-cell office:value-type="float" office:value="276358632" calcext:value-type="float">
            <text:p>276358632</text:p>
          </table:table-cell>
          <table:table-cell office:value-type="float" office:value="232175784" calcext:value-type="float">
            <text:p>232175784</text:p>
          </table:table-cell>
          <table:table-cell office:value-type="float" office:value="168661752" calcext:value-type="float">
            <text:p>168661752</text:p>
          </table:table-cell>
          <table:table-cell office:value-type="float" office:value="240370936" calcext:value-type="float">
            <text:p>240370936</text:p>
          </table:table-cell>
          <table:table-cell office:value-type="float" office:value="411926664" calcext:value-type="float">
            <text:p>411926664</text:p>
          </table:table-cell>
        </table:table-row>
        <table:table-row table:style-name="ro1">
          <table:table-cell office:value-type="float" office:value="281516952" calcext:value-type="float">
            <text:p>281516952</text:p>
          </table:table-cell>
          <table:table-cell office:value-type="float" office:value="238955880" calcext:value-type="float">
            <text:p>238955880</text:p>
          </table:table-cell>
          <table:table-cell office:value-type="float" office:value="168661752" calcext:value-type="float">
            <text:p>168661752</text:p>
          </table:table-cell>
          <table:table-cell office:value-type="float" office:value="242434744" calcext:value-type="float">
            <text:p>242434744</text:p>
          </table:table-cell>
          <table:table-cell office:value-type="float" office:value="415922184" calcext:value-type="float">
            <text:p>415922184</text:p>
          </table:table-cell>
        </table:table-row>
        <table:table-row table:style-name="ro1">
          <table:table-cell office:value-type="float" office:value="292865256" calcext:value-type="float">
            <text:p>292865256</text:p>
          </table:table-cell>
          <table:table-cell office:value-type="float" office:value="240429096" calcext:value-type="float">
            <text:p>240429096</text:p>
          </table:table-cell>
          <table:table-cell office:value-type="float" office:value="169824552" calcext:value-type="float">
            <text:p>169824552</text:p>
          </table:table-cell>
          <table:table-cell office:value-type="float" office:value="245791992" calcext:value-type="float">
            <text:p>245791992</text:p>
          </table:table-cell>
          <table:table-cell office:value-type="float" office:value="423668376" calcext:value-type="float">
            <text:p>423668376</text:p>
          </table:table-cell>
        </table:table-row>
        <table:table-row table:style-name="ro1">
          <table:table-cell office:value-type="float" office:value="292865256" calcext:value-type="float">
            <text:p>292865256</text:p>
          </table:table-cell>
          <table:table-cell office:value-type="float" office:value="243148104" calcext:value-type="float">
            <text:p>243148104</text:p>
          </table:table-cell>
          <table:table-cell office:value-type="float" office:value="180206760" calcext:value-type="float">
            <text:p>180206760</text:p>
          </table:table-cell>
          <table:table-cell office:value-type="float" office:value="248886984" calcext:value-type="float">
            <text:p>248886984</text:p>
          </table:table-cell>
          <table:table-cell office:value-type="float" office:value="423668376" calcext:value-type="float">
            <text:p>423668376</text:p>
          </table:table-cell>
        </table:table-row>
        <table:table-row table:style-name="ro1">
          <table:table-cell office:value-type="float" office:value="292865256" calcext:value-type="float">
            <text:p>292865256</text:p>
          </table:table-cell>
          <table:table-cell office:value-type="float" office:value="248682408" calcext:value-type="float">
            <text:p>248682408</text:p>
          </table:table-cell>
          <table:table-cell office:value-type="float" office:value="185168376" calcext:value-type="float">
            <text:p>185168376</text:p>
          </table:table-cell>
          <table:table-cell office:value-type="float" office:value="258106392" calcext:value-type="float">
            <text:p>258106392</text:p>
          </table:table-cell>
          <table:table-cell office:value-type="float" office:value="423668376" calcext:value-type="float">
            <text:p>423668376</text:p>
          </table:table-cell>
        </table:table-row>
        <table:table-row table:style-name="ro1">
          <table:table-cell office:value-type="float" office:value="292865256" calcext:value-type="float">
            <text:p>292865256</text:p>
          </table:table-cell>
          <table:table-cell office:value-type="float" office:value="248682408" calcext:value-type="float">
            <text:p>248682408</text:p>
          </table:table-cell>
          <table:table-cell office:value-type="float" office:value="185168376" calcext:value-type="float">
            <text:p>185168376</text:p>
          </table:table-cell>
          <table:table-cell office:value-type="float" office:value="258827640" calcext:value-type="float">
            <text:p>258827640</text:p>
          </table:table-cell>
          <table:table-cell office:value-type="float" office:value="428433288" calcext:value-type="float">
            <text:p>428433288</text:p>
          </table:table-cell>
        </table:table-row>
        <table:table-row table:style-name="ro1">
          <table:table-cell office:value-type="float" office:value="303623448" calcext:value-type="float">
            <text:p>303623448</text:p>
          </table:table-cell>
          <table:table-cell office:value-type="float" office:value="251598120" calcext:value-type="float">
            <text:p>251598120</text:p>
          </table:table-cell>
          <table:table-cell office:value-type="float" office:value="185168376" calcext:value-type="float">
            <text:p>185168376</text:p>
          </table:table-cell>
          <table:table-cell office:value-type="float" office:value="258827640" calcext:value-type="float">
            <text:p>258827640</text:p>
          </table:table-cell>
          <table:table-cell office:value-type="float" office:value="430562184" calcext:value-type="float">
            <text:p>430562184</text:p>
          </table:table-cell>
        </table:table-row>
        <table:table-row table:style-name="ro1">
          <table:table-cell office:value-type="float" office:value="303623448" calcext:value-type="float">
            <text:p>303623448</text:p>
          </table:table-cell>
          <table:table-cell office:value-type="float" office:value="251711816" calcext:value-type="float">
            <text:p>251711816</text:p>
          </table:table-cell>
          <table:table-cell office:value-type="float" office:value="186331176" calcext:value-type="float">
            <text:p>186331176</text:p>
          </table:table-cell>
          <table:table-cell office:value-type="float" office:value="258827640" calcext:value-type="float">
            <text:p>258827640</text:p>
          </table:table-cell>
          <table:table-cell office:value-type="float" office:value="437080008" calcext:value-type="float">
            <text:p>437080008</text:p>
          </table:table-cell>
        </table:table-row>
        <table:table-row table:style-name="ro1">
          <table:table-cell office:value-type="float" office:value="175175240" calcext:value-type="float">
            <text:p>175175240</text:p>
          </table:table-cell>
          <table:table-cell office:value-type="float" office:value="251711816" calcext:value-type="float">
            <text:p>251711816</text:p>
          </table:table-cell>
          <table:table-cell office:value-type="float" office:value="186331176" calcext:value-type="float">
            <text:p>186331176</text:p>
          </table:table-cell>
          <table:table-cell office:value-type="float" office:value="258827640" calcext:value-type="float">
            <text:p>258827640</text:p>
          </table:table-cell>
          <table:table-cell office:value-type="float" office:value="440175000" calcext:value-type="float">
            <text:p>440175000</text:p>
          </table:table-cell>
        </table:table-row>
        <table:table-row table:style-name="ro1">
          <table:table-cell office:value-type="float" office:value="180116184" calcext:value-type="float">
            <text:p>180116184</text:p>
          </table:table-cell>
          <table:table-cell office:value-type="float" office:value="251711816" calcext:value-type="float">
            <text:p>251711816</text:p>
          </table:table-cell>
          <table:table-cell office:value-type="float" office:value="177028328" calcext:value-type="float">
            <text:p>177028328</text:p>
          </table:table-cell>
          <table:table-cell office:value-type="float" office:value="258827640" calcext:value-type="float">
            <text:p>258827640</text:p>
          </table:table-cell>
          <table:table-cell office:value-type="float" office:value="187268552" calcext:value-type="float">
            <text:p>187268552</text:p>
          </table:table-cell>
        </table:table-row>
        <table:table-row table:style-name="ro1">
          <table:table-cell office:value-type="float" office:value="180116184" calcext:value-type="float">
            <text:p>180116184</text:p>
          </table:table-cell>
          <table:table-cell office:value-type="float" office:value="251711816" calcext:value-type="float">
            <text:p>251711816</text:p>
          </table:table-cell>
          <table:table-cell office:value-type="float" office:value="178366008" calcext:value-type="float">
            <text:p>178366008</text:p>
          </table:table-cell>
          <table:table-cell office:value-type="float" office:value="258827640" calcext:value-type="float">
            <text:p>258827640</text:p>
          </table:table-cell>
          <table:table-cell office:value-type="float" office:value="187269384" calcext:value-type="float">
            <text:p>187269384</text:p>
          </table:table-cell>
        </table:table-row>
        <table:table-row table:style-name="ro1">
          <table:table-cell office:value-type="float" office:value="188776888" calcext:value-type="float">
            <text:p>188776888</text:p>
          </table:table-cell>
          <table:table-cell office:value-type="float" office:value="251711816" calcext:value-type="float">
            <text:p>251711816</text:p>
          </table:table-cell>
          <table:table-cell office:value-type="float" office:value="180109912" calcext:value-type="float">
            <text:p>180109912</text:p>
          </table:table-cell>
          <table:table-cell office:value-type="float" office:value="269323560" calcext:value-type="float">
            <text:p>269323560</text:p>
          </table:table-cell>
          <table:table-cell office:value-type="float" office:value="200119864" calcext:value-type="float">
            <text:p>200119864</text:p>
          </table:table-cell>
        </table:table-row>
        <table:table-row table:style-name="ro1">
          <table:table-cell office:value-type="float" office:value="197032120" calcext:value-type="float">
            <text:p>197032120</text:p>
          </table:table-cell>
          <table:table-cell office:value-type="float" office:value="251711816" calcext:value-type="float">
            <text:p>251711816</text:p>
          </table:table-cell>
          <table:table-cell office:value-type="float" office:value="192900712" calcext:value-type="float">
            <text:p>192900712</text:p>
          </table:table-cell>
          <table:table-cell office:value-type="float" office:value="275334264" calcext:value-type="float">
            <text:p>275334264</text:p>
          </table:table-cell>
          <table:table-cell office:value-type="float" office:value="204247480" calcext:value-type="float">
            <text:p>204247480</text:p>
          </table:table-cell>
        </table:table-row>
        <table:table-row table:style-name="ro1">
          <table:table-cell office:value-type="float" office:value="205287352" calcext:value-type="float">
            <text:p>205287352</text:p>
          </table:table-cell>
          <table:table-cell office:value-type="float" office:value="251711816" calcext:value-type="float">
            <text:p>251711816</text:p>
          </table:table-cell>
          <table:table-cell office:value-type="float" office:value="194964520" calcext:value-type="float">
            <text:p>194964520</text:p>
          </table:table-cell>
          <table:table-cell office:value-type="float" office:value="275334264" calcext:value-type="float">
            <text:p>275334264</text:p>
          </table:table-cell>
          <table:table-cell office:value-type="float" office:value="210438872" calcext:value-type="float">
            <text:p>210438872</text:p>
          </table:table-cell>
        </table:table-row>
        <table:table-row table:style-name="ro1">
          <table:table-cell office:value-type="float" office:value="213542584" calcext:value-type="float">
            <text:p>213542584</text:p>
          </table:table-cell>
          <table:table-cell office:value-type="float" office:value="251711816" calcext:value-type="float">
            <text:p>251711816</text:p>
          </table:table-cell>
          <table:table-cell office:value-type="float" office:value="195292344" calcext:value-type="float">
            <text:p>195292344</text:p>
          </table:table-cell>
          <table:table-cell office:value-type="float" office:value="280361448" calcext:value-type="float">
            <text:p>280361448</text:p>
          </table:table-cell>
          <table:table-cell office:value-type="float" office:value="220757944" calcext:value-type="float">
            <text:p>220757944</text:p>
          </table:table-cell>
        </table:table-row>
        <table:table-row table:style-name="ro1">
          <table:table-cell office:value-type="float" office:value="222829720" calcext:value-type="float">
            <text:p>222829720</text:p>
          </table:table-cell>
          <table:table-cell office:value-type="float" office:value="251711816" calcext:value-type="float">
            <text:p>251711816</text:p>
          </table:table-cell>
          <table:table-cell office:value-type="float" office:value="202317288" calcext:value-type="float">
            <text:p>202317288</text:p>
          </table:table-cell>
          <table:table-cell office:value-type="float" office:value="291775320" calcext:value-type="float">
            <text:p>291775320</text:p>
          </table:table-cell>
          <table:table-cell office:value-type="float" office:value="222821720" calcext:value-type="float">
            <text:p>222821720</text:p>
          </table:table-cell>
        </table:table-row>
        <table:table-row table:style-name="ro1">
          <table:table-cell office:value-type="float" office:value="230053048" calcext:value-type="float">
            <text:p>230053048</text:p>
          </table:table-cell>
          <table:table-cell office:value-type="float" office:value="251711816" calcext:value-type="float">
            <text:p>251711816</text:p>
          </table:table-cell>
          <table:table-cell office:value-type="float" office:value="210701736" calcext:value-type="float">
            <text:p>210701736</text:p>
          </table:table-cell>
          <table:table-cell office:value-type="float" office:value="291840888" calcext:value-type="float">
            <text:p>291840888</text:p>
          </table:table-cell>
          <table:table-cell office:value-type="float" office:value="236236504" calcext:value-type="float">
            <text:p>236236504</text:p>
          </table:table-cell>
        </table:table-row>
        <table:table-row table:style-name="ro1">
          <table:table-cell office:value-type="float" office:value="237276376" calcext:value-type="float">
            <text:p>237276376</text:p>
          </table:table-cell>
          <table:table-cell office:value-type="float" office:value="251711816" calcext:value-type="float">
            <text:p>251711816</text:p>
          </table:table-cell>
          <table:table-cell office:value-type="float" office:value="210701736" calcext:value-type="float">
            <text:p>210701736</text:p>
          </table:table-cell>
          <table:table-cell office:value-type="float" office:value="291840888" calcext:value-type="float">
            <text:p>291840888</text:p>
          </table:table-cell>
          <table:table-cell office:value-type="float" office:value="237268408" calcext:value-type="float">
            <text:p>237268408</text:p>
          </table:table-cell>
        </table:table-row>
        <table:table-row table:style-name="ro1">
          <table:table-cell office:value-type="float" office:value="241403992" calcext:value-type="float">
            <text:p>241403992</text:p>
          </table:table-cell>
          <table:table-cell office:value-type="float" office:value="167792744" calcext:value-type="float">
            <text:p>167792744</text:p>
          </table:table-cell>
          <table:table-cell office:value-type="float" office:value="210701736" calcext:value-type="float">
            <text:p>210701736</text:p>
          </table:table-cell>
          <table:table-cell office:value-type="float" office:value="208535672" calcext:value-type="float">
            <text:p>208535672</text:p>
          </table:table-cell>
          <table:table-cell office:value-type="float" office:value="250683160" calcext:value-type="float">
            <text:p>250683160</text:p>
          </table:table-cell>
        </table:table-row>
        <table:table-row table:style-name="ro1">
          <table:table-cell office:value-type="float" office:value="252950184" calcext:value-type="float">
            <text:p>252950184</text:p>
          </table:table-cell>
          <table:table-cell office:value-type="float" office:value="181187336" calcext:value-type="float">
            <text:p>181187336</text:p>
          </table:table-cell>
          <table:table-cell office:value-type="float" office:value="223409544" calcext:value-type="float">
            <text:p>223409544</text:p>
          </table:table-cell>
          <table:table-cell office:value-type="float" office:value="225917704" calcext:value-type="float">
            <text:p>225917704</text:p>
          </table:table-cell>
          <table:table-cell office:value-type="float" office:value="267193624" calcext:value-type="float">
            <text:p>267193624</text:p>
          </table:table-cell>
        </table:table-row>
        <table:table-row table:style-name="ro1">
          <table:table-cell office:value-type="float" office:value="254309688" calcext:value-type="float">
            <text:p>254309688</text:p>
          </table:table-cell>
          <table:table-cell office:value-type="float" office:value="181187336" calcext:value-type="float">
            <text:p>181187336</text:p>
          </table:table-cell>
          <table:table-cell office:value-type="float" office:value="227208360" calcext:value-type="float">
            <text:p>227208360</text:p>
          </table:table-cell>
          <table:table-cell office:value-type="float" office:value="225917672" calcext:value-type="float">
            <text:p>225917672</text:p>
          </table:table-cell>
          <table:table-cell office:value-type="float" office:value="275448856" calcext:value-type="float">
            <text:p>275448856</text:p>
          </table:table-cell>
        </table:table-row>
        <table:table-row table:style-name="ro1">
          <table:table-cell office:value-type="float" office:value="254309688" calcext:value-type="float">
            <text:p>254309688</text:p>
          </table:table-cell>
          <table:table-cell office:value-type="float" office:value="181187336" calcext:value-type="float">
            <text:p>181187336</text:p>
          </table:table-cell>
          <table:table-cell office:value-type="float" office:value="227208360" calcext:value-type="float">
            <text:p>227208360</text:p>
          </table:table-cell>
          <table:table-cell office:value-type="float" office:value="225917672" calcext:value-type="float">
            <text:p>225917672</text:p>
          </table:table-cell>
          <table:table-cell office:value-type="float" office:value="286799800" calcext:value-type="float">
            <text:p>286799800</text:p>
          </table:table-cell>
        </table:table-row>
        <table:table-row table:style-name="ro1">
          <table:table-cell office:value-type="float" office:value="255848456" calcext:value-type="float">
            <text:p>255848456</text:p>
          </table:table-cell>
          <table:table-cell office:value-type="float" office:value="181187336" calcext:value-type="float">
            <text:p>181187336</text:p>
          </table:table-cell>
          <table:table-cell office:value-type="float" office:value="229402824" calcext:value-type="float">
            <text:p>229402824</text:p>
          </table:table-cell>
          <table:table-cell office:value-type="float" office:value="225917672" calcext:value-type="float">
            <text:p>225917672</text:p>
          </table:table-cell>
          <table:table-cell office:value-type="float" office:value="286799800" calcext:value-type="float">
            <text:p>286799800</text:p>
          </table:table-cell>
        </table:table-row>
        <table:table-row table:style-name="ro1">
          <table:table-cell office:value-type="float" office:value="255848456" calcext:value-type="float">
            <text:p>255848456</text:p>
          </table:table-cell>
          <table:table-cell office:value-type="float" office:value="181187336" calcext:value-type="float">
            <text:p>181187336</text:p>
          </table:table-cell>
          <table:table-cell office:value-type="float" office:value="237017880" calcext:value-type="float">
            <text:p>237017880</text:p>
          </table:table-cell>
          <table:table-cell office:value-type="float" office:value="225917672" calcext:value-type="float">
            <text:p>225917672</text:p>
          </table:table-cell>
          <table:table-cell office:value-type="float" office:value="291959320" calcext:value-type="float">
            <text:p>291959320</text:p>
          </table:table-cell>
        </table:table-row>
        <table:table-row table:style-name="ro1">
          <table:table-cell office:value-type="float" office:value="255848456" calcext:value-type="float">
            <text:p>255848456</text:p>
          </table:table-cell>
          <table:table-cell office:value-type="float" office:value="181187336" calcext:value-type="float">
            <text:p>181187336</text:p>
          </table:table-cell>
          <table:table-cell office:value-type="float" office:value="237656136" calcext:value-type="float">
            <text:p>237656136</text:p>
          </table:table-cell>
          <table:table-cell office:value-type="float" office:value="225917672" calcext:value-type="float">
            <text:p>225917672</text:p>
          </table:table-cell>
          <table:table-cell office:value-type="float" office:value="301246456" calcext:value-type="float">
            <text:p>301246456</text:p>
          </table:table-cell>
        </table:table-row>
        <table:table-row table:style-name="ro1">
          <table:table-cell office:value-type="float" office:value="255848456" calcext:value-type="float">
            <text:p>255848456</text:p>
          </table:table-cell>
          <table:table-cell office:value-type="float" office:value="182578648" calcext:value-type="float">
            <text:p>182578648</text:p>
          </table:table-cell>
          <table:table-cell office:value-type="float" office:value="238622232" calcext:value-type="float">
            <text:p>238622232</text:p>
          </table:table-cell>
          <table:table-cell office:value-type="float" office:value="225917672" calcext:value-type="float">
            <text:p>225917672</text:p>
          </table:table-cell>
          <table:table-cell office:value-type="float" office:value="304342168" calcext:value-type="float">
            <text:p>304342168</text:p>
          </table:table-cell>
        </table:table-row>
        <table:table-row table:style-name="ro1">
          <table:table-cell office:value-type="float" office:value="255848456" calcext:value-type="float">
            <text:p>255848456</text:p>
          </table:table-cell>
          <table:table-cell office:value-type="float" office:value="188770072" calcext:value-type="float">
            <text:p>188770072</text:p>
          </table:table-cell>
          <table:table-cell office:value-type="float" office:value="238622232" calcext:value-type="float">
            <text:p>238622232</text:p>
          </table:table-cell>
          <table:table-cell office:value-type="float" office:value="225917672" calcext:value-type="float">
            <text:p>225917672</text:p>
          </table:table-cell>
          <table:table-cell office:value-type="float" office:value="314661208" calcext:value-type="float">
            <text:p>314661208</text:p>
          </table:table-cell>
        </table:table-row>
        <table:table-row table:style-name="ro1">
          <table:table-cell office:value-type="float" office:value="262366296" calcext:value-type="float">
            <text:p>262366296</text:p>
          </table:table-cell>
          <table:table-cell office:value-type="float" office:value="191865784" calcext:value-type="float">
            <text:p>191865784</text:p>
          </table:table-cell>
          <table:table-cell office:value-type="float" office:value="238618472" calcext:value-type="float">
            <text:p>238618472</text:p>
          </table:table-cell>
          <table:table-cell office:value-type="float" office:value="225917672" calcext:value-type="float">
            <text:p>225917672</text:p>
          </table:table-cell>
          <table:table-cell office:value-type="float" office:value="317756920" calcext:value-type="float">
            <text:p>317756920</text:p>
          </table:table-cell>
        </table:table-row>
        <table:table-row table:style-name="ro1">
          <table:table-cell office:value-type="float" office:value="270816312" calcext:value-type="float">
            <text:p>270816312</text:p>
          </table:table-cell>
          <table:table-cell office:value-type="float" office:value="197025304" calcext:value-type="float">
            <text:p>197025304</text:p>
          </table:table-cell>
          <table:table-cell office:value-type="float" office:value="166823416" calcext:value-type="float">
            <text:p>166823416</text:p>
          </table:table-cell>
          <table:table-cell office:value-type="float" office:value="225917672" calcext:value-type="float">
            <text:p>225917672</text:p>
          </table:table-cell>
          <table:table-cell office:value-type="float" office:value="322916440" calcext:value-type="float">
            <text:p>322916440</text:p>
          </table:table-cell>
        </table:table-row>
        <table:table-row table:style-name="ro1">
          <table:table-cell office:value-type="float" office:value="270816312" calcext:value-type="float">
            <text:p>270816312</text:p>
          </table:table-cell>
          <table:table-cell office:value-type="float" office:value="197025304" calcext:value-type="float">
            <text:p>197025304</text:p>
          </table:table-cell>
          <table:table-cell office:value-type="float" office:value="171229720" calcext:value-type="float">
            <text:p>171229720</text:p>
          </table:table-cell>
          <table:table-cell office:value-type="float" office:value="158108792" calcext:value-type="float">
            <text:p>158108792</text:p>
          </table:table-cell>
          <table:table-cell office:value-type="float" office:value="334267384" calcext:value-type="float">
            <text:p>334267384</text:p>
          </table:table-cell>
        </table:table-row>
        <table:table-row table:style-name="ro1">
          <table:table-cell office:value-type="float" office:value="270816312" calcext:value-type="float">
            <text:p>270816312</text:p>
          </table:table-cell>
          <table:table-cell office:value-type="float" office:value="197025304" calcext:value-type="float">
            <text:p>197025304</text:p>
          </table:table-cell>
          <table:table-cell office:value-type="float" office:value="171229720" calcext:value-type="float">
            <text:p>171229720</text:p>
          </table:table-cell>
          <table:table-cell office:value-type="float" office:value="167104024" calcext:value-type="float">
            <text:p>167104024</text:p>
          </table:table-cell>
          <table:table-cell office:value-type="float" office:value="338395000" calcext:value-type="float">
            <text:p>338395000</text:p>
          </table:table-cell>
        </table:table-row>
        <table:table-row table:style-name="ro1">
          <table:table-cell office:value-type="float" office:value="270816312" calcext:value-type="float">
            <text:p>270816312</text:p>
          </table:table-cell>
          <table:table-cell office:value-type="float" office:value="200775960" calcext:value-type="float">
            <text:p>200775960</text:p>
          </table:table-cell>
          <table:table-cell office:value-type="float" office:value="171229720" calcext:value-type="float">
            <text:p>171229720</text:p>
          </table:table-cell>
          <table:table-cell office:value-type="float" office:value="169496600" calcext:value-type="float">
            <text:p>169496600</text:p>
          </table:table-cell>
          <table:table-cell office:value-type="float" office:value="350777848" calcext:value-type="float">
            <text:p>350777848</text:p>
          </table:table-cell>
        </table:table-row>
        <table:table-row table:style-name="ro1">
          <table:table-cell office:value-type="float" office:value="270816312" calcext:value-type="float">
            <text:p>270816312</text:p>
          </table:table-cell>
          <table:table-cell office:value-type="float" office:value="207669768" calcext:value-type="float">
            <text:p>207669768</text:p>
          </table:table-cell>
          <table:table-cell office:value-type="float" office:value="171229720" calcext:value-type="float">
            <text:p>171229720</text:p>
          </table:table-cell>
          <table:table-cell office:value-type="float" office:value="169496600" calcext:value-type="float">
            <text:p>169496600</text:p>
          </table:table-cell>
          <table:table-cell office:value-type="float" office:value="354905464" calcext:value-type="float">
            <text:p>354905464</text:p>
          </table:table-cell>
        </table:table-row>
        <table:table-row table:style-name="ro1">
          <table:table-cell office:value-type="float" office:value="208480856" calcext:value-type="float">
            <text:p>208480856</text:p>
          </table:table-cell>
          <table:table-cell office:value-type="float" office:value="207669768" calcext:value-type="float">
            <text:p>207669768</text:p>
          </table:table-cell>
          <table:table-cell office:value-type="float" office:value="171229720" calcext:value-type="float">
            <text:p>171229720</text:p>
          </table:table-cell>
          <table:table-cell office:value-type="float" office:value="169496600" calcext:value-type="float">
            <text:p>169496600</text:p>
          </table:table-cell>
          <table:table-cell office:value-type="float" office:value="365224504" calcext:value-type="float">
            <text:p>365224504</text:p>
          </table:table-cell>
        </table:table-row>
        <table:table-row table:style-name="ro1">
          <table:table-cell office:value-type="float" office:value="210537768" calcext:value-type="float">
            <text:p>210537768</text:p>
          </table:table-cell>
          <table:table-cell office:value-type="float" office:value="207800904" calcext:value-type="float">
            <text:p>207800904</text:p>
          </table:table-cell>
          <table:table-cell office:value-type="float" office:value="171229720" calcext:value-type="float">
            <text:p>171229720</text:p>
          </table:table-cell>
          <table:table-cell office:value-type="float" office:value="169496600" calcext:value-type="float">
            <text:p>169496600</text:p>
          </table:table-cell>
          <table:table-cell office:value-type="float" office:value="367288312" calcext:value-type="float">
            <text:p>367288312</text:p>
          </table:table-cell>
        </table:table-row>
        <table:table-row table:style-name="ro1">
          <table:table-cell office:value-type="float" office:value="210537768" calcext:value-type="float">
            <text:p>210537768</text:p>
          </table:table-cell>
          <table:table-cell office:value-type="float" office:value="213221496" calcext:value-type="float">
            <text:p>213221496</text:p>
          </table:table-cell>
          <table:table-cell office:value-type="float" office:value="171229720" calcext:value-type="float">
            <text:p>171229720</text:p>
          </table:table-cell>
          <table:table-cell office:value-type="float" office:value="169496600" calcext:value-type="float">
            <text:p>169496600</text:p>
          </table:table-cell>
          <table:table-cell office:value-type="float" office:value="368647800" calcext:value-type="float">
            <text:p>368647800</text:p>
          </table:table-cell>
        </table:table-row>
        <table:table-row table:style-name="ro1">
          <table:table-cell office:value-type="float" office:value="210537768" calcext:value-type="float">
            <text:p>210537768</text:p>
          </table:table-cell>
          <table:table-cell office:value-type="float" office:value="213221496" calcext:value-type="float">
            <text:p>213221496</text:p>
          </table:table-cell>
          <table:table-cell office:value-type="float" office:value="171229720" calcext:value-type="float">
            <text:p>171229720</text:p>
          </table:table-cell>
          <table:table-cell office:value-type="float" office:value="169496600" calcext:value-type="float">
            <text:p>169496600</text:p>
          </table:table-cell>
          <table:table-cell office:value-type="float" office:value="370335144" calcext:value-type="float">
            <text:p>370335144</text:p>
          </table:table-cell>
        </table:table-row>
        <table:table-row table:style-name="ro1">
          <table:table-cell office:value-type="float" office:value="210537768" calcext:value-type="float">
            <text:p>210537768</text:p>
          </table:table-cell>
          <table:table-cell office:value-type="float" office:value="219149192" calcext:value-type="float">
            <text:p>219149192</text:p>
          </table:table-cell>
          <table:table-cell office:value-type="float" office:value="171229720" calcext:value-type="float">
            <text:p>171229720</text:p>
          </table:table-cell>
          <table:table-cell office:value-type="float" office:value="169496600" calcext:value-type="float">
            <text:p>169496600</text:p>
          </table:table-cell>
          <table:table-cell office:value-type="float" office:value="376835544" calcext:value-type="float">
            <text:p>376835544</text:p>
          </table:table-cell>
        </table:table-row>
        <table:table-row table:style-name="ro1">
          <table:table-cell office:value-type="float" office:value="210537768" calcext:value-type="float">
            <text:p>210537768</text:p>
          </table:table-cell>
          <table:table-cell office:value-type="float" office:value="224176392" calcext:value-type="float">
            <text:p>224176392</text:p>
          </table:table-cell>
          <table:table-cell office:value-type="float" office:value="171229720" calcext:value-type="float">
            <text:p>171229720</text:p>
          </table:table-cell>
          <table:table-cell office:value-type="float" office:value="177423064" calcext:value-type="float">
            <text:p>177423064</text:p>
          </table:table-cell>
          <table:table-cell office:value-type="float" office:value="383794936" calcext:value-type="float">
            <text:p>383794936</text:p>
          </table:table-cell>
        </table:table-row>
        <table:table-row table:style-name="ro1">
          <table:table-cell office:value-type="float" office:value="210537768" calcext:value-type="float">
            <text:p>210537768</text:p>
          </table:table-cell>
          <table:table-cell office:value-type="float" office:value="224176392" calcext:value-type="float">
            <text:p>224176392</text:p>
          </table:table-cell>
          <table:table-cell office:value-type="float" office:value="175357336" calcext:value-type="float">
            <text:p>175357336</text:p>
          </table:table-cell>
          <table:table-cell office:value-type="float" office:value="186710200" calcext:value-type="float">
            <text:p>186710200</text:p>
          </table:table-cell>
          <table:table-cell office:value-type="float" office:value="383794936" calcext:value-type="float">
            <text:p>383794936</text:p>
          </table:table-cell>
        </table:table-row>
        <table:table-row table:style-name="ro1">
          <table:table-cell office:value-type="float" office:value="210537768" calcext:value-type="float">
            <text:p>210537768</text:p>
          </table:table-cell>
          <table:table-cell office:value-type="float" office:value="224176392" calcext:value-type="float">
            <text:p>224176392</text:p>
          </table:table-cell>
          <table:table-cell office:value-type="float" office:value="175357304" calcext:value-type="float">
            <text:p>175357304</text:p>
          </table:table-cell>
          <table:table-cell office:value-type="float" office:value="190657800" calcext:value-type="float">
            <text:p>190657800</text:p>
          </table:table-cell>
          <table:table-cell office:value-type="float" office:value="383794936" calcext:value-type="float">
            <text:p>383794936</text:p>
          </table:table-cell>
        </table:table-row>
        <table:table-row table:style-name="ro1">
          <table:table-cell office:value-type="float" office:value="119635016" calcext:value-type="float">
            <text:p>119635016</text:p>
          </table:table-cell>
          <table:table-cell office:value-type="float" office:value="229728120" calcext:value-type="float">
            <text:p>229728120</text:p>
          </table:table-cell>
          <table:table-cell office:value-type="float" office:value="175357304" calcext:value-type="float">
            <text:p>175357304</text:p>
          </table:table-cell>
          <table:table-cell office:value-type="float" office:value="193621656" calcext:value-type="float">
            <text:p>193621656</text:p>
          </table:table-cell>
          <table:table-cell office:value-type="float" office:value="383794936" calcext:value-type="float">
            <text:p>383794936</text:p>
          </table:table-cell>
        </table:table-row>
        <table:table-row table:style-name="ro1">
          <table:table-cell office:value-type="float" office:value="121705384" calcext:value-type="float">
            <text:p>121705384</text:p>
          </table:table-cell>
          <table:table-cell office:value-type="float" office:value="233330232" calcext:value-type="float">
            <text:p>233330232</text:p>
          </table:table-cell>
          <table:table-cell office:value-type="float" office:value="175357304" calcext:value-type="float">
            <text:p>175357304</text:p>
          </table:table-cell>
          <table:table-cell office:value-type="float" office:value="198452136" calcext:value-type="float">
            <text:p>198452136</text:p>
          </table:table-cell>
          <table:table-cell office:value-type="float" office:value="383794936" calcext:value-type="float">
            <text:p>383794936</text:p>
          </table:table-cell>
        </table:table-row>
        <table:table-row table:style-name="ro1">
          <table:table-cell office:value-type="float" office:value="121705384" calcext:value-type="float">
            <text:p>121705384</text:p>
          </table:table-cell>
          <table:table-cell office:value-type="float" office:value="240683016" calcext:value-type="float">
            <text:p>240683016</text:p>
          </table:table-cell>
          <table:table-cell office:value-type="float" office:value="175357304" calcext:value-type="float">
            <text:p>175357304</text:p>
          </table:table-cell>
          <table:table-cell office:value-type="float" office:value="201547128" calcext:value-type="float">
            <text:p>201547128</text:p>
          </table:table-cell>
          <table:table-cell office:value-type="float" office:value="396437160" calcext:value-type="float">
            <text:p>396437160</text:p>
          </table:table-cell>
        </table:table-row>
        <table:table-row table:style-name="ro1">
          <table:table-cell office:value-type="float" office:value="121705384" calcext:value-type="float">
            <text:p>121705384</text:p>
          </table:table-cell>
          <table:table-cell office:value-type="float" office:value="240683016" calcext:value-type="float">
            <text:p>240683016</text:p>
          </table:table-cell>
          <table:table-cell office:value-type="float" office:value="175357304" calcext:value-type="float">
            <text:p>175357304</text:p>
          </table:table-cell>
          <table:table-cell office:value-type="float" office:value="201809400" calcext:value-type="float">
            <text:p>201809400</text:p>
          </table:table-cell>
          <table:table-cell office:value-type="float" office:value="397092840" calcext:value-type="float">
            <text:p>397092840</text:p>
          </table:table-cell>
        </table:table-row>
        <table:table-row table:style-name="ro1">
          <table:table-cell office:value-type="float" office:value="121705384" calcext:value-type="float">
            <text:p>121705384</text:p>
          </table:table-cell>
          <table:table-cell office:value-type="float" office:value="240683016" calcext:value-type="float">
            <text:p>240683016</text:p>
          </table:table-cell>
          <table:table-cell office:value-type="float" office:value="175357304" calcext:value-type="float">
            <text:p>175357304</text:p>
          </table:table-cell>
          <table:table-cell office:value-type="float" office:value="206705448" calcext:value-type="float">
            <text:p>206705448</text:p>
          </table:table-cell>
          <table:table-cell office:value-type="float" office:value="397092840" calcext:value-type="float">
            <text:p>397092840</text:p>
          </table:table-cell>
        </table:table-row>
        <table:table-row table:style-name="ro1">
          <table:table-cell office:value-type="float" office:value="121705384" calcext:value-type="float">
            <text:p>121705384</text:p>
          </table:table-cell>
          <table:table-cell office:value-type="float" office:value="246234744" calcext:value-type="float">
            <text:p>246234744</text:p>
          </table:table-cell>
          <table:table-cell office:value-type="float" office:value="175357304" calcext:value-type="float">
            <text:p>175357304</text:p>
          </table:table-cell>
          <table:table-cell office:value-type="float" office:value="210832104" calcext:value-type="float">
            <text:p>210832104</text:p>
          </table:table-cell>
          <table:table-cell office:value-type="float" office:value="400301560" calcext:value-type="float">
            <text:p>400301560</text:p>
          </table:table-cell>
        </table:table-row>
        <table:table-row table:style-name="ro1">
          <table:table-cell office:value-type="float" office:value="121705384" calcext:value-type="float">
            <text:p>121705384</text:p>
          </table:table-cell>
          <table:table-cell office:value-type="float" office:value="246234744" calcext:value-type="float">
            <text:p>246234744</text:p>
          </table:table-cell>
          <table:table-cell office:value-type="float" office:value="175357304" calcext:value-type="float">
            <text:p>175357304</text:p>
          </table:table-cell>
          <table:table-cell office:value-type="float" office:value="212895432" calcext:value-type="float">
            <text:p>212895432</text:p>
          </table:table-cell>
          <table:table-cell office:value-type="float" office:value="405722136" calcext:value-type="float">
            <text:p>405722136</text:p>
          </table:table-cell>
        </table:table-row>
        <table:table-row table:style-name="ro1">
          <table:table-cell office:value-type="float" office:value="121705384" calcext:value-type="float">
            <text:p>121705384</text:p>
          </table:table-cell>
          <table:table-cell office:value-type="float" office:value="246234744" calcext:value-type="float">
            <text:p>246234744</text:p>
          </table:table-cell>
          <table:table-cell office:value-type="float" office:value="175357304" calcext:value-type="float">
            <text:p>175357304</text:p>
          </table:table-cell>
          <table:table-cell office:value-type="float" office:value="215990424" calcext:value-type="float">
            <text:p>215990424</text:p>
          </table:table-cell>
          <table:table-cell office:value-type="float" office:value="413665032" calcext:value-type="float">
            <text:p>413665032</text:p>
          </table:table-cell>
        </table:table-row>
        <table:table-row table:style-name="ro1">
          <table:table-cell office:value-type="float" office:value="126828520" calcext:value-type="float">
            <text:p>126828520</text:p>
          </table:table-cell>
          <table:table-cell office:value-type="float" office:value="252490296" calcext:value-type="float">
            <text:p>252490296</text:p>
          </table:table-cell>
          <table:table-cell office:value-type="float" office:value="175357304" calcext:value-type="float">
            <text:p>175357304</text:p>
          </table:table-cell>
          <table:table-cell office:value-type="float" office:value="219675528" calcext:value-type="float">
            <text:p>219675528</text:p>
          </table:table-cell>
          <table:table-cell office:value-type="float" office:value="413665032" calcext:value-type="float">
            <text:p>413665032</text:p>
          </table:table-cell>
        </table:table-row>
        <table:table-row table:style-name="ro1">
          <table:table-cell office:value-type="float" office:value="128928056" calcext:value-type="float">
            <text:p>128928056</text:p>
          </table:table-cell>
          <table:table-cell office:value-type="float" office:value="257189640" calcext:value-type="float">
            <text:p>257189640</text:p>
          </table:table-cell>
          <table:table-cell office:value-type="float" office:value="175357304" calcext:value-type="float">
            <text:p>175357304</text:p>
          </table:table-cell>
          <table:table-cell office:value-type="float" office:value="222508248" calcext:value-type="float">
            <text:p>222508248</text:p>
          </table:table-cell>
          <table:table-cell office:value-type="float" office:value="413665032" calcext:value-type="float">
            <text:p>413665032</text:p>
          </table:table-cell>
        </table:table-row>
        <table:table-row table:style-name="ro1">
          <table:table-cell office:value-type="float" office:value="125839928" calcext:value-type="float">
            <text:p>125839928</text:p>
          </table:table-cell>
          <table:table-cell office:value-type="float" office:value="257189640" calcext:value-type="float">
            <text:p>257189640</text:p>
          </table:table-cell>
          <table:table-cell office:value-type="float" office:value="175357304" calcext:value-type="float">
            <text:p>175357304</text:p>
          </table:table-cell>
          <table:table-cell office:value-type="float" office:value="226307064" calcext:value-type="float">
            <text:p>226307064</text:p>
          </table:table-cell>
          <table:table-cell office:value-type="float" office:value="416808184" calcext:value-type="float">
            <text:p>416808184</text:p>
          </table:table-cell>
        </table:table-row>
        <table:table-row table:style-name="ro1">
          <table:table-cell office:value-type="float" office:value="125839928" calcext:value-type="float">
            <text:p>125839928</text:p>
          </table:table-cell>
          <table:table-cell office:value-type="float" office:value="257189640" calcext:value-type="float">
            <text:p>257189640</text:p>
          </table:table-cell>
          <table:table-cell office:value-type="float" office:value="175357304" calcext:value-type="float">
            <text:p>175357304</text:p>
          </table:table-cell>
          <table:table-cell office:value-type="float" office:value="229402056" calcext:value-type="float">
            <text:p>229402056</text:p>
          </table:table-cell>
          <table:table-cell office:value-type="float" office:value="421262664" calcext:value-type="float">
            <text:p>421262664</text:p>
          </table:table-cell>
        </table:table-row>
        <table:table-row table:style-name="ro1">
          <table:table-cell office:value-type="float" office:value="125839928" calcext:value-type="float">
            <text:p>125839928</text:p>
          </table:table-cell>
          <table:table-cell office:value-type="float" office:value="260612472" calcext:value-type="float">
            <text:p>260612472</text:p>
          </table:table-cell>
          <table:table-cell office:value-type="float" office:value="175357304" calcext:value-type="float">
            <text:p>175357304</text:p>
          </table:table-cell>
          <table:table-cell office:value-type="float" office:value="232497048" calcext:value-type="float">
            <text:p>232497048</text:p>
          </table:table-cell>
          <table:table-cell office:value-type="float" office:value="430171656" calcext:value-type="float">
            <text:p>430171656</text:p>
          </table:table-cell>
        </table:table-row>
        <table:table-row table:style-name="ro1">
          <table:table-cell office:value-type="float" office:value="125839928" calcext:value-type="float">
            <text:p>125839928</text:p>
          </table:table-cell>
          <table:table-cell office:value-type="float" office:value="261944456" calcext:value-type="float">
            <text:p>261944456</text:p>
          </table:table-cell>
          <table:table-cell office:value-type="float" office:value="175357304" calcext:value-type="float">
            <text:p>175357304</text:p>
          </table:table-cell>
          <table:table-cell office:value-type="float" office:value="235592040" calcext:value-type="float">
            <text:p>235592040</text:p>
          </table:table-cell>
          <table:table-cell office:value-type="float" office:value="430171656" calcext:value-type="float">
            <text:p>430171656</text:p>
          </table:table-cell>
        </table:table-row>
        <table:table-row table:style-name="ro1">
          <table:table-cell office:value-type="float" office:value="125839928" calcext:value-type="float">
            <text:p>125839928</text:p>
          </table:table-cell>
          <table:table-cell office:value-type="float" office:value="266147608" calcext:value-type="float">
            <text:p>266147608</text:p>
          </table:table-cell>
          <table:table-cell office:value-type="float" office:value="175357304" calcext:value-type="float">
            <text:p>175357304</text:p>
          </table:table-cell>
          <table:table-cell office:value-type="float" office:value="238687032" calcext:value-type="float">
            <text:p>238687032</text:p>
          </table:table-cell>
          <table:table-cell office:value-type="float" office:value="430171656" calcext:value-type="float">
            <text:p>430171656</text:p>
          </table:table-cell>
        </table:table-row>
        <table:table-row table:style-name="ro1">
          <table:table-cell office:value-type="float" office:value="128928056" calcext:value-type="float">
            <text:p>128928056</text:p>
          </table:table-cell>
          <table:table-cell office:value-type="float" office:value="273370936" calcext:value-type="float">
            <text:p>273370936</text:p>
          </table:table-cell>
          <table:table-cell office:value-type="float" office:value="175357304" calcext:value-type="float">
            <text:p>175357304</text:p>
          </table:table-cell>
          <table:table-cell office:value-type="float" office:value="242044296" calcext:value-type="float">
            <text:p>242044296</text:p>
          </table:table-cell>
          <table:table-cell office:value-type="float" office:value="430171656" calcext:value-type="float">
            <text:p>430171656</text:p>
          </table:table-cell>
        </table:table-row>
        <table:table-row table:style-name="ro1">
          <table:table-cell office:value-type="float" office:value="133583192" calcext:value-type="float">
            <text:p>133583192</text:p>
          </table:table-cell>
          <table:table-cell office:value-type="float" office:value="283689976" calcext:value-type="float">
            <text:p>283689976</text:p>
          </table:table-cell>
          <table:table-cell office:value-type="float" office:value="175357304" calcext:value-type="float">
            <text:p>175357304</text:p>
          </table:table-cell>
          <table:table-cell office:value-type="float" office:value="246940344" calcext:value-type="float">
            <text:p>246940344</text:p>
          </table:table-cell>
          <table:table-cell office:value-type="float" office:value="233669912" calcext:value-type="float">
            <text:p>233669912</text:p>
          </table:table-cell>
        </table:table-row>
        <table:table-row table:style-name="ro1">
          <table:table-cell office:value-type="float" office:value="150597976" calcext:value-type="float">
            <text:p>150597976</text:p>
          </table:table-cell>
          <table:table-cell office:value-type="float" office:value="289881400" calcext:value-type="float">
            <text:p>289881400</text:p>
          </table:table-cell>
          <table:table-cell office:value-type="float" office:value="175357304" calcext:value-type="float">
            <text:p>175357304</text:p>
          </table:table-cell>
          <table:table-cell office:value-type="float" office:value="253458168" calcext:value-type="float">
            <text:p>253458168</text:p>
          </table:table-cell>
          <table:table-cell office:value-type="float" office:value="244493896" calcext:value-type="float">
            <text:p>244493896</text:p>
          </table:table-cell>
        </table:table-row>
        <table:table-row table:style-name="ro1">
          <table:table-cell office:value-type="float" office:value="156789400" calcext:value-type="float">
            <text:p>156789400</text:p>
          </table:table-cell>
          <table:table-cell office:value-type="float" office:value="292977112" calcext:value-type="float">
            <text:p>292977112</text:p>
          </table:table-cell>
          <table:table-cell office:value-type="float" office:value="181548760" calcext:value-type="float">
            <text:p>181548760</text:p>
          </table:table-cell>
          <table:table-cell office:value-type="float" office:value="256225320" calcext:value-type="float">
            <text:p>256225320</text:p>
          </table:table-cell>
          <table:table-cell office:value-type="float" office:value="250685288" calcext:value-type="float">
            <text:p>250685288</text:p>
          </table:table-cell>
        </table:table-row>
        <table:table-row table:style-name="ro1">
          <table:table-cell office:value-type="float" office:value="167108440" calcext:value-type="float">
            <text:p>167108440</text:p>
          </table:table-cell>
          <table:table-cell office:value-type="float" office:value="299168536" calcext:value-type="float">
            <text:p>299168536</text:p>
          </table:table-cell>
          <table:table-cell office:value-type="float" office:value="181548760" calcext:value-type="float">
            <text:p>181548760</text:p>
          </table:table-cell>
          <table:table-cell office:value-type="float" office:value="258288648" calcext:value-type="float">
            <text:p>258288648</text:p>
          </table:table-cell>
          <table:table-cell office:value-type="float" office:value="261004360" calcext:value-type="float">
            <text:p>261004360</text:p>
          </table:table-cell>
        </table:table-row>
        <table:table-row table:style-name="ro1">
          <table:table-cell office:value-type="float" office:value="174854856" calcext:value-type="float">
            <text:p>174854856</text:p>
          </table:table-cell>
          <table:table-cell office:value-type="float" office:value="306391864" calcext:value-type="float">
            <text:p>306391864</text:p>
          </table:table-cell>
          <table:table-cell office:value-type="float" office:value="182401128" calcext:value-type="float">
            <text:p>182401128</text:p>
          </table:table-cell>
          <table:table-cell office:value-type="float" office:value="244182536" calcext:value-type="float">
            <text:p>244182536</text:p>
          </table:table-cell>
          <table:table-cell office:value-type="float" office:value="273387208" calcext:value-type="float">
            <text:p>273387208</text:p>
          </table:table-cell>
        </table:table-row>
        <table:table-row table:style-name="ro1">
          <table:table-cell office:value-type="float" office:value="183108168" calcext:value-type="float">
            <text:p>183108168</text:p>
          </table:table-cell>
          <table:table-cell office:value-type="float" office:value="315679000" calcext:value-type="float">
            <text:p>315679000</text:p>
          </table:table-cell>
          <table:table-cell office:value-type="float" office:value="190833704" calcext:value-type="float">
            <text:p>190833704</text:p>
          </table:table-cell>
          <table:table-cell office:value-type="float" office:value="249643048" calcext:value-type="float">
            <text:p>249643048</text:p>
          </table:table-cell>
          <table:table-cell office:value-type="float" office:value="277514824" calcext:value-type="float">
            <text:p>277514824</text:p>
          </table:table-cell>
        </table:table-row>
        <table:table-row table:style-name="ro1">
          <table:table-cell office:value-type="float" office:value="183108168" calcext:value-type="float">
            <text:p>183108168</text:p>
          </table:table-cell>
          <table:table-cell office:value-type="float" office:value="322902328" calcext:value-type="float">
            <text:p>322902328</text:p>
          </table:table-cell>
          <table:table-cell office:value-type="float" office:value="197679384" calcext:value-type="float">
            <text:p>197679384</text:p>
          </table:table-cell>
          <table:table-cell office:value-type="float" office:value="257898280" calcext:value-type="float">
            <text:p>257898280</text:p>
          </table:table-cell>
          <table:table-cell office:value-type="float" office:value="277514824" calcext:value-type="float">
            <text:p>277514824</text:p>
          </table:table-cell>
        </table:table-row>
        <table:table-row table:style-name="ro1">
          <table:table-cell office:value-type="float" office:value="183108168" calcext:value-type="float">
            <text:p>183108168</text:p>
          </table:table-cell>
          <table:table-cell office:value-type="float" office:value="326849688" calcext:value-type="float">
            <text:p>326849688</text:p>
          </table:table-cell>
          <table:table-cell office:value-type="float" office:value="197679384" calcext:value-type="float">
            <text:p>197679384</text:p>
          </table:table-cell>
          <table:table-cell office:value-type="float" office:value="265121608" calcext:value-type="float">
            <text:p>265121608</text:p>
          </table:table-cell>
          <table:table-cell office:value-type="float" office:value="283706248" calcext:value-type="float">
            <text:p>283706248</text:p>
          </table:table-cell>
        </table:table-row>
        <table:table-row table:style-name="ro1">
          <table:table-cell office:value-type="float" office:value="183108168" calcext:value-type="float">
            <text:p>183108168</text:p>
          </table:table-cell>
          <table:table-cell office:value-type="float" office:value="331876872" calcext:value-type="float">
            <text:p>331876872</text:p>
          </table:table-cell>
          <table:table-cell office:value-type="float" office:value="197679384" calcext:value-type="float">
            <text:p>197679384</text:p>
          </table:table-cell>
          <table:table-cell office:value-type="float" office:value="269249224" calcext:value-type="float">
            <text:p>269249224</text:p>
          </table:table-cell>
          <table:table-cell office:value-type="float" office:value="285770056" calcext:value-type="float">
            <text:p>285770056</text:p>
          </table:table-cell>
        </table:table-row>
        <table:table-row table:style-name="ro1">
          <table:table-cell office:value-type="float" office:value="193031400" calcext:value-type="float">
            <text:p>193031400</text:p>
          </table:table-cell>
          <table:table-cell office:value-type="float" office:value="331876872" calcext:value-type="float">
            <text:p>331876872</text:p>
          </table:table-cell>
          <table:table-cell office:value-type="float" office:value="197679384" calcext:value-type="float">
            <text:p>197679384</text:p>
          </table:table-cell>
          <table:table-cell office:value-type="float" office:value="276472552" calcext:value-type="float">
            <text:p>276472552</text:p>
          </table:table-cell>
          <table:table-cell office:value-type="float" office:value="294025288" calcext:value-type="float">
            <text:p>294025288</text:p>
          </table:table-cell>
        </table:table-row>
        <table:table-row table:style-name="ro1">
          <table:table-cell office:value-type="float" office:value="199483656" calcext:value-type="float">
            <text:p>199483656</text:p>
          </table:table-cell>
          <table:table-cell office:value-type="float" office:value="337607880" calcext:value-type="float">
            <text:p>337607880</text:p>
          </table:table-cell>
          <table:table-cell office:value-type="float" office:value="197679384" calcext:value-type="float">
            <text:p>197679384</text:p>
          </table:table-cell>
          <table:table-cell office:value-type="float" office:value="279568264" calcext:value-type="float">
            <text:p>279568264</text:p>
          </table:table-cell>
          <table:table-cell office:value-type="float" office:value="301248616" calcext:value-type="float">
            <text:p>301248616</text:p>
          </table:table-cell>
        </table:table-row>
        <table:table-row table:style-name="ro1">
          <table:table-cell office:value-type="float" office:value="199614792" calcext:value-type="float">
            <text:p>199614792</text:p>
          </table:table-cell>
          <table:table-cell office:value-type="float" office:value="338967384" calcext:value-type="float">
            <text:p>338967384</text:p>
          </table:table-cell>
          <table:table-cell office:value-type="float" office:value="197876088" calcext:value-type="float">
            <text:p>197876088</text:p>
          </table:table-cell>
          <table:table-cell office:value-type="float" office:value="285759688" calcext:value-type="float">
            <text:p>285759688</text:p>
          </table:table-cell>
          <table:table-cell office:value-type="float" office:value="310535752" calcext:value-type="float">
            <text:p>310535752</text:p>
          </table:table-cell>
        </table:table-row>
        <table:table-row table:style-name="ro1">
          <table:table-cell office:value-type="float" office:value="199614792" calcext:value-type="float">
            <text:p>199614792</text:p>
          </table:table-cell>
          <table:table-cell office:value-type="float" office:value="343421880" calcext:value-type="float">
            <text:p>343421880</text:p>
          </table:table-cell>
          <table:table-cell office:value-type="float" office:value="209403656" calcext:value-type="float">
            <text:p>209403656</text:p>
          </table:table-cell>
          <table:table-cell office:value-type="float" office:value="287823496" calcext:value-type="float">
            <text:p>287823496</text:p>
          </table:table-cell>
          <table:table-cell office:value-type="float" office:value="318790984" calcext:value-type="float">
            <text:p>318790984</text:p>
          </table:table-cell>
        </table:table-row>
        <table:table-row table:style-name="ro1">
          <table:table-cell office:value-type="float" office:value="199614792" calcext:value-type="float">
            <text:p>199614792</text:p>
          </table:table-cell>
          <table:table-cell office:value-type="float" office:value="348383496" calcext:value-type="float">
            <text:p>348383496</text:p>
          </table:table-cell>
          <table:table-cell office:value-type="float" office:value="209600376" calcext:value-type="float">
            <text:p>209600376</text:p>
          </table:table-cell>
          <table:table-cell office:value-type="float" office:value="294014920" calcext:value-type="float">
            <text:p>294014920</text:p>
          </table:table-cell>
          <table:table-cell office:value-type="float" office:value="327046216" calcext:value-type="float">
            <text:p>327046216</text:p>
          </table:table-cell>
        </table:table-row>
        <table:table-row table:style-name="ro1">
          <table:table-cell office:value-type="float" office:value="199614792" calcext:value-type="float">
            <text:p>199614792</text:p>
          </table:table-cell>
          <table:table-cell office:value-type="float" office:value="348383496" calcext:value-type="float">
            <text:p>348383496</text:p>
          </table:table-cell>
          <table:table-cell office:value-type="float" office:value="209600376" calcext:value-type="float">
            <text:p>209600376</text:p>
          </table:table-cell>
          <table:table-cell office:value-type="float" office:value="300206344" calcext:value-type="float">
            <text:p>300206344</text:p>
          </table:table-cell>
          <table:table-cell office:value-type="float" office:value="335301448" calcext:value-type="float">
            <text:p>335301448</text:p>
          </table:table-cell>
        </table:table-row>
        <table:table-row table:style-name="ro1">
          <table:table-cell office:value-type="float" office:value="208064808" calcext:value-type="float">
            <text:p>208064808</text:p>
          </table:table-cell>
          <table:table-cell office:value-type="float" office:value="353541816" calcext:value-type="float">
            <text:p>353541816</text:p>
          </table:table-cell>
          <table:table-cell office:value-type="float" office:value="214186008" calcext:value-type="float">
            <text:p>214186008</text:p>
          </table:table-cell>
          <table:table-cell office:value-type="float" office:value="306397768" calcext:value-type="float">
            <text:p>306397768</text:p>
          </table:table-cell>
          <table:table-cell office:value-type="float" office:value="341492872" calcext:value-type="float">
            <text:p>341492872</text:p>
          </table:table-cell>
        </table:table-row>
        <table:table-row table:style-name="ro1">
          <table:table-cell office:value-type="float" office:value="213485400" calcext:value-type="float">
            <text:p>213485400</text:p>
          </table:table-cell>
          <table:table-cell office:value-type="float" office:value="355539576" calcext:value-type="float">
            <text:p>355539576</text:p>
          </table:table-cell>
          <table:table-cell office:value-type="float" office:value="219213192" calcext:value-type="float">
            <text:p>219213192</text:p>
          </table:table-cell>
          <table:table-cell office:value-type="float" office:value="311557288" calcext:value-type="float">
            <text:p>311557288</text:p>
          </table:table-cell>
          <table:table-cell office:value-type="float" office:value="347684296" calcext:value-type="float">
            <text:p>347684296</text:p>
          </table:table-cell>
        </table:table-row>
        <table:table-row table:style-name="ro1">
          <table:table-cell office:value-type="float" office:value="213485400" calcext:value-type="float">
            <text:p>213485400</text:p>
          </table:table-cell>
          <table:table-cell office:value-type="float" office:value="355539576" calcext:value-type="float">
            <text:p>355539576</text:p>
          </table:table-cell>
          <table:table-cell office:value-type="float" office:value="226107000" calcext:value-type="float">
            <text:p>226107000</text:p>
          </table:table-cell>
          <table:table-cell office:value-type="float" office:value="315684904" calcext:value-type="float">
            <text:p>315684904</text:p>
          </table:table-cell>
          <table:table-cell office:value-type="float" office:value="352843816" calcext:value-type="float">
            <text:p>352843816</text:p>
          </table:table-cell>
        </table:table-row>
        <table:table-row table:style-name="ro1">
          <table:table-cell office:value-type="float" office:value="213485400" calcext:value-type="float">
            <text:p>213485400</text:p>
          </table:table-cell>
          <table:table-cell office:value-type="float" office:value="362826792" calcext:value-type="float">
            <text:p>362826792</text:p>
          </table:table-cell>
          <table:table-cell office:value-type="float" office:value="226107000" calcext:value-type="float">
            <text:p>226107000</text:p>
          </table:table-cell>
          <table:table-cell office:value-type="float" office:value="321876328" calcext:value-type="float">
            <text:p>321876328</text:p>
          </table:table-cell>
          <table:table-cell office:value-type="float" office:value="360067144" calcext:value-type="float">
            <text:p>360067144</text:p>
          </table:table-cell>
        </table:table-row>
        <table:table-row table:style-name="ro1">
          <table:table-cell office:value-type="float" office:value="216121416" calcext:value-type="float">
            <text:p>216121416</text:p>
          </table:table-cell>
          <table:table-cell office:value-type="float" office:value="364890120" calcext:value-type="float">
            <text:p>364890120</text:p>
          </table:table-cell>
          <table:table-cell office:value-type="float" office:value="226107000" calcext:value-type="float">
            <text:p>226107000</text:p>
          </table:table-cell>
          <table:table-cell office:value-type="float" office:value="324972040" calcext:value-type="float">
            <text:p>324972040</text:p>
          </table:table-cell>
          <table:table-cell office:value-type="float" office:value="367290440" calcext:value-type="float">
            <text:p>367290440</text:p>
          </table:table-cell>
        </table:table-row>
        <table:table-row table:style-name="ro1">
          <table:table-cell office:value-type="float" office:value="222818536" calcext:value-type="float">
            <text:p>222818536</text:p>
          </table:table-cell>
          <table:table-cell office:value-type="float" office:value="367460568" calcext:value-type="float">
            <text:p>367460568</text:p>
          </table:table-cell>
          <table:table-cell office:value-type="float" office:value="230692632" calcext:value-type="float">
            <text:p>230692632</text:p>
          </table:table-cell>
          <table:table-cell office:value-type="float" office:value="334259176" calcext:value-type="float">
            <text:p>334259176</text:p>
          </table:table-cell>
          <table:table-cell office:value-type="float" office:value="368322376" calcext:value-type="float">
            <text:p>368322376</text:p>
          </table:table-cell>
        </table:table-row>
        <table:table-row table:style-name="ro1">
          <table:table-cell office:value-type="float" office:value="229992024" calcext:value-type="float">
            <text:p>229992024</text:p>
          </table:table-cell>
          <table:table-cell office:value-type="float" office:value="372046200" calcext:value-type="float">
            <text:p>372046200</text:p>
          </table:table-cell>
          <table:table-cell office:value-type="float" office:value="231986568" calcext:value-type="float">
            <text:p>231986568</text:p>
          </table:table-cell>
          <table:table-cell office:value-type="float" office:value="341482504" calcext:value-type="float">
            <text:p>341482504</text:p>
          </table:table-cell>
          <table:table-cell office:value-type="float" office:value="368322376" calcext:value-type="float">
            <text:p>368322376</text:p>
          </table:table-cell>
        </table:table-row>
        <table:table-row table:style-name="ro1">
          <table:table-cell office:value-type="float" office:value="229992024" calcext:value-type="float">
            <text:p>229992024</text:p>
          </table:table-cell>
          <table:table-cell office:value-type="float" office:value="380675480" calcext:value-type="float">
            <text:p>380675480</text:p>
          </table:table-cell>
          <table:table-cell office:value-type="float" office:value="242416904" calcext:value-type="float">
            <text:p>242416904</text:p>
          </table:table-cell>
          <table:table-cell office:value-type="float" office:value="355929160" calcext:value-type="float">
            <text:p>355929160</text:p>
          </table:table-cell>
          <table:table-cell office:value-type="float" office:value="375545704" calcext:value-type="float">
            <text:p>375545704</text:p>
          </table:table-cell>
        </table:table-row>
        <table:table-row table:style-name="ro1">
          <table:table-cell office:value-type="float" office:value="229992024" calcext:value-type="float">
            <text:p>229992024</text:p>
          </table:table-cell>
          <table:table-cell office:value-type="float" office:value="380675480" calcext:value-type="float">
            <text:p>380675480</text:p>
          </table:table-cell>
          <table:table-cell office:value-type="float" office:value="242416904" calcext:value-type="float">
            <text:p>242416904</text:p>
          </table:table-cell>
          <table:table-cell office:value-type="float" office:value="357992968" calcext:value-type="float">
            <text:p>357992968</text:p>
          </table:table-cell>
          <table:table-cell office:value-type="float" office:value="384832840" calcext:value-type="float">
            <text:p>384832840</text:p>
          </table:table-cell>
        </table:table-row>
        <table:table-row table:style-name="ro1">
          <table:table-cell office:value-type="float" office:value="231530808" calcext:value-type="float">
            <text:p>231530808</text:p>
          </table:table-cell>
          <table:table-cell office:value-type="float" office:value="194858216" calcext:value-type="float">
            <text:p>194858216</text:p>
          </table:table-cell>
          <table:table-cell office:value-type="float" office:value="242416904" calcext:value-type="float">
            <text:p>242416904</text:p>
          </table:table-cell>
          <table:table-cell office:value-type="float" office:value="358451928" calcext:value-type="float">
            <text:p>358451928</text:p>
          </table:table-cell>
          <table:table-cell office:value-type="float" office:value="392056168" calcext:value-type="float">
            <text:p>392056168</text:p>
          </table:table-cell>
        </table:table-row>
        <table:table-row table:style-name="ro1">
          <table:table-cell office:value-type="float" office:value="232103480" calcext:value-type="float">
            <text:p>232103480</text:p>
          </table:table-cell>
          <table:table-cell office:value-type="float" office:value="200119576" calcext:value-type="float">
            <text:p>200119576</text:p>
          </table:table-cell>
          <table:table-cell office:value-type="float" office:value="227225048" calcext:value-type="float">
            <text:p>227225048</text:p>
          </table:table-cell>
          <table:table-cell office:value-type="float" office:value="368064744" calcext:value-type="float">
            <text:p>368064744</text:p>
          </table:table-cell>
          <table:table-cell office:value-type="float" office:value="400311400" calcext:value-type="float">
            <text:p>400311400</text:p>
          </table:table-cell>
        </table:table-row>
        <table:table-row table:style-name="ro1">
          <table:table-cell office:value-type="float" office:value="232103480" calcext:value-type="float">
            <text:p>232103480</text:p>
          </table:table-cell>
          <table:table-cell office:value-type="float" office:value="201151480" calcext:value-type="float">
            <text:p>201151480</text:p>
          </table:table-cell>
          <table:table-cell office:value-type="float" office:value="232101288" calcext:value-type="float">
            <text:p>232101288</text:p>
          </table:table-cell>
          <table:table-cell office:value-type="float" office:value="374385864" calcext:value-type="float">
            <text:p>374385864</text:p>
          </table:table-cell>
          <table:table-cell office:value-type="float" office:value="401343304" calcext:value-type="float">
            <text:p>401343304</text:p>
          </table:table-cell>
        </table:table-row>
        <table:table-row table:style-name="ro1">
          <table:table-cell office:value-type="float" office:value="215658440" calcext:value-type="float">
            <text:p>215658440</text:p>
          </table:table-cell>
          <table:table-cell office:value-type="float" office:value="203215288" calcext:value-type="float">
            <text:p>203215288</text:p>
          </table:table-cell>
          <table:table-cell office:value-type="float" office:value="242420344" calcext:value-type="float">
            <text:p>242420344</text:p>
          </table:table-cell>
          <table:table-cell office:value-type="float" office:value="374385864" calcext:value-type="float">
            <text:p>374385864</text:p>
          </table:table-cell>
          <table:table-cell office:value-type="float" office:value="401539992" calcext:value-type="float">
            <text:p>401539992</text:p>
          </table:table-cell>
        </table:table-row>
        <table:table-row table:style-name="ro1">
          <table:table-cell office:value-type="float" office:value="218692424" calcext:value-type="float">
            <text:p>218692424</text:p>
          </table:table-cell>
          <table:table-cell office:value-type="float" office:value="211470520" calcext:value-type="float">
            <text:p>211470520</text:p>
          </table:table-cell>
          <table:table-cell office:value-type="float" office:value="248611768" calcext:value-type="float">
            <text:p>248611768</text:p>
          </table:table-cell>
          <table:table-cell office:value-type="float" office:value="374385864" calcext:value-type="float">
            <text:p>374385864</text:p>
          </table:table-cell>
          <table:table-cell office:value-type="float" office:value="408254520" calcext:value-type="float">
            <text:p>408254520</text:p>
          </table:table-cell>
        </table:table-row>
        <table:table-row table:style-name="ro1">
          <table:table-cell office:value-type="float" office:value="218692424" calcext:value-type="float">
            <text:p>218692424</text:p>
          </table:table-cell>
          <table:table-cell office:value-type="float" office:value="215598136" calcext:value-type="float">
            <text:p>215598136</text:p>
          </table:table-cell>
          <table:table-cell office:value-type="float" office:value="258930808" calcext:value-type="float">
            <text:p>258930808</text:p>
          </table:table-cell>
          <table:table-cell office:value-type="float" office:value="374385864" calcext:value-type="float">
            <text:p>374385864</text:p>
          </table:table-cell>
          <table:table-cell office:value-type="float" office:value="408254520" calcext:value-type="float">
            <text:p>408254520</text:p>
          </table:table-cell>
        </table:table-row>
        <table:table-row table:style-name="ro1">
          <table:table-cell office:value-type="float" office:value="218692424" calcext:value-type="float">
            <text:p>218692424</text:p>
          </table:table-cell>
          <table:table-cell office:value-type="float" office:value="217661944" calcext:value-type="float">
            <text:p>217661944</text:p>
          </table:table-cell>
          <table:table-cell office:value-type="float" office:value="265122232" calcext:value-type="float">
            <text:p>265122232</text:p>
          </table:table-cell>
          <table:table-cell office:value-type="float" office:value="374385864" calcext:value-type="float">
            <text:p>374385864</text:p>
          </table:table-cell>
          <table:table-cell office:value-type="float" office:value="416638968" calcext:value-type="float">
            <text:p>416638968</text:p>
          </table:table-cell>
        </table:table-row>
        <table:table-row table:style-name="ro1">
          <table:table-cell office:value-type="float" office:value="218692424" calcext:value-type="float">
            <text:p>218692424</text:p>
          </table:table-cell>
          <table:table-cell office:value-type="float" office:value="231076696" calcext:value-type="float">
            <text:p>231076696</text:p>
          </table:table-cell>
          <table:table-cell office:value-type="float" office:value="272345560" calcext:value-type="float">
            <text:p>272345560</text:p>
          </table:table-cell>
          <table:table-cell office:value-type="float" office:value="376890744" calcext:value-type="float">
            <text:p>376890744</text:p>
          </table:table-cell>
          <table:table-cell office:value-type="float" office:value="417736200" calcext:value-type="float">
            <text:p>417736200</text:p>
          </table:table-cell>
        </table:table-row>
        <table:table-row table:style-name="ro1">
          <table:table-cell office:value-type="float" office:value="218692424" calcext:value-type="float">
            <text:p>218692424</text:p>
          </table:table-cell>
          <table:table-cell office:value-type="float" office:value="231076696" calcext:value-type="float">
            <text:p>231076696</text:p>
          </table:table-cell>
          <table:table-cell office:value-type="float" office:value="281632696" calcext:value-type="float">
            <text:p>281632696</text:p>
          </table:table-cell>
          <table:table-cell office:value-type="float" office:value="381410808" calcext:value-type="float">
            <text:p>381410808</text:p>
          </table:table-cell>
          <table:table-cell office:value-type="float" office:value="422501112" calcext:value-type="float">
            <text:p>422501112</text:p>
          </table:table-cell>
        </table:table-row>
        <table:table-row table:style-name="ro1">
          <table:table-cell office:value-type="float" office:value="218692424" calcext:value-type="float">
            <text:p>218692424</text:p>
          </table:table-cell>
          <table:table-cell office:value-type="float" office:value="232173912" calcext:value-type="float">
            <text:p>232173912</text:p>
          </table:table-cell>
          <table:table-cell office:value-type="float" office:value="281632696" calcext:value-type="float">
            <text:p>281632696</text:p>
          </table:table-cell>
          <table:table-cell office:value-type="float" office:value="381721208" calcext:value-type="float">
            <text:p>381721208</text:p>
          </table:table-cell>
          <table:table-cell office:value-type="float" office:value="424761144" calcext:value-type="float">
            <text:p>424761144</text:p>
          </table:table-cell>
        </table:table-row>
        <table:table-row table:style-name="ro1">
          <table:table-cell office:value-type="float" office:value="218692424" calcext:value-type="float">
            <text:p>218692424</text:p>
          </table:table-cell>
          <table:table-cell office:value-type="float" office:value="239788968" calcext:value-type="float">
            <text:p>239788968</text:p>
          </table:table-cell>
          <table:table-cell office:value-type="float" office:value="288856024" calcext:value-type="float">
            <text:p>288856024</text:p>
          </table:table-cell>
          <table:table-cell office:value-type="float" office:value="381721208" calcext:value-type="float">
            <text:p>381721208</text:p>
          </table:table-cell>
          <table:table-cell office:value-type="float" office:value="424761144" calcext:value-type="float">
            <text:p>424761144</text:p>
          </table:table-cell>
        </table:table-row>
        <table:table-row table:style-name="ro1">
          <table:table-cell office:value-type="float" office:value="218692424" calcext:value-type="float">
            <text:p>218692424</text:p>
          </table:table-cell>
          <table:table-cell office:value-type="float" office:value="246617208" calcext:value-type="float">
            <text:p>246617208</text:p>
          </table:table-cell>
          <table:table-cell office:value-type="float" office:value="297111256" calcext:value-type="float">
            <text:p>297111256</text:p>
          </table:table-cell>
          <table:table-cell office:value-type="float" office:value="381721208" calcext:value-type="float">
            <text:p>381721208</text:p>
          </table:table-cell>
          <table:table-cell office:value-type="float" office:value="425071544" calcext:value-type="float">
            <text:p>425071544</text:p>
          </table:table-cell>
        </table:table-row>
        <table:table-row table:style-name="ro1">
          <table:table-cell office:value-type="float" office:value="218692424" calcext:value-type="float">
            <text:p>218692424</text:p>
          </table:table-cell>
          <table:table-cell office:value-type="float" office:value="246617208" calcext:value-type="float">
            <text:p>246617208</text:p>
          </table:table-cell>
          <table:table-cell office:value-type="float" office:value="308462200" calcext:value-type="float">
            <text:p>308462200</text:p>
          </table:table-cell>
          <table:table-cell office:value-type="float" office:value="381721208" calcext:value-type="float">
            <text:p>381721208</text:p>
          </table:table-cell>
          <table:table-cell office:value-type="float" office:value="425071544" calcext:value-type="float">
            <text:p>425071544</text:p>
          </table:table-cell>
        </table:table-row>
        <table:table-row table:style-name="ro1">
          <table:table-cell office:value-type="float" office:value="218692424" calcext:value-type="float">
            <text:p>218692424</text:p>
          </table:table-cell>
          <table:table-cell office:value-type="float" office:value="246617208" calcext:value-type="float">
            <text:p>246617208</text:p>
          </table:table-cell>
          <table:table-cell office:value-type="float" office:value="313621720" calcext:value-type="float">
            <text:p>313621720</text:p>
          </table:table-cell>
          <table:table-cell office:value-type="float" office:value="381721208" calcext:value-type="float">
            <text:p>381721208</text:p>
          </table:table-cell>
          <table:table-cell office:value-type="float" office:value="425071544" calcext:value-type="float">
            <text:p>425071544</text:p>
          </table:table-cell>
        </table:table-row>
        <table:table-row table:style-name="ro1">
          <table:table-cell office:value-type="float" office:value="147498184" calcext:value-type="float">
            <text:p>147498184</text:p>
          </table:table-cell>
          <table:table-cell office:value-type="float" office:value="246617208" calcext:value-type="float">
            <text:p>246617208</text:p>
          </table:table-cell>
          <table:table-cell office:value-type="float" office:value="330132184" calcext:value-type="float">
            <text:p>330132184</text:p>
          </table:table-cell>
          <table:table-cell office:value-type="float" office:value="184100952" calcext:value-type="float">
            <text:p>184100952</text:p>
          </table:table-cell>
          <table:table-cell office:value-type="float" office:value="425071544" calcext:value-type="float">
            <text:p>425071544</text:p>
          </table:table-cell>
        </table:table-row>
        <table:table-row table:style-name="ro1">
          <table:table-cell office:value-type="float" office:value="156785288" calcext:value-type="float">
            <text:p>156785288</text:p>
          </table:table-cell>
          <table:table-cell office:value-type="float" office:value="257965512" calcext:value-type="float">
            <text:p>257965512</text:p>
          </table:table-cell>
          <table:table-cell office:value-type="float" office:value="339419320" calcext:value-type="float">
            <text:p>339419320</text:p>
          </table:table-cell>
          <table:table-cell office:value-type="float" office:value="192908008" calcext:value-type="float">
            <text:p>192908008</text:p>
          </table:table-cell>
          <table:table-cell office:value-type="float" office:value="425071544" calcext:value-type="float">
            <text:p>425071544</text:p>
          </table:table-cell>
        </table:table-row>
        <table:table-row table:style-name="ro1">
          <table:table-cell office:value-type="float" office:value="157817224" calcext:value-type="float">
            <text:p>157817224</text:p>
          </table:table-cell>
          <table:table-cell office:value-type="float" office:value="263123832" calcext:value-type="float">
            <text:p>263123832</text:p>
          </table:table-cell>
          <table:table-cell office:value-type="float" office:value="346642648" calcext:value-type="float">
            <text:p>346642648</text:p>
          </table:table-cell>
          <table:table-cell office:value-type="float" office:value="201163240" calcext:value-type="float">
            <text:p>201163240</text:p>
          </table:table-cell>
          <table:table-cell office:value-type="float" office:value="425071544" calcext:value-type="float">
            <text:p>425071544</text:p>
          </table:table-cell>
        </table:table-row>
        <table:table-row table:style-name="ro1">
          <table:table-cell office:value-type="float" office:value="161305608" calcext:value-type="float">
            <text:p>161305608</text:p>
          </table:table-cell>
          <table:table-cell office:value-type="float" office:value="263123832" calcext:value-type="float">
            <text:p>263123832</text:p>
          </table:table-cell>
          <table:table-cell office:value-type="float" office:value="346642648" calcext:value-type="float">
            <text:p>346642648</text:p>
          </table:table-cell>
          <table:table-cell office:value-type="float" office:value="201163208" calcext:value-type="float">
            <text:p>201163208</text:p>
          </table:table-cell>
          <table:table-cell office:value-type="float" office:value="425071544" calcext:value-type="float">
            <text:p>425071544</text:p>
          </table:table-cell>
        </table:table-row>
        <table:table-row table:style-name="ro1">
          <table:table-cell office:value-type="float" office:value="166922904" calcext:value-type="float">
            <text:p>166922904</text:p>
          </table:table-cell>
          <table:table-cell office:value-type="float" office:value="263123832" calcext:value-type="float">
            <text:p>263123832</text:p>
          </table:table-cell>
          <table:table-cell office:value-type="float" office:value="352718904" calcext:value-type="float">
            <text:p>352718904</text:p>
          </table:table-cell>
          <table:table-cell office:value-type="float" office:value="201163208" calcext:value-type="float">
            <text:p>201163208</text:p>
          </table:table-cell>
          <table:table-cell office:value-type="float" office:value="425071544" calcext:value-type="float">
            <text:p>425071544</text:p>
          </table:table-cell>
        </table:table-row>
        <table:table-row table:style-name="ro1">
          <table:table-cell office:value-type="float" office:value="166922904" calcext:value-type="float">
            <text:p>166922904</text:p>
          </table:table-cell>
          <table:table-cell office:value-type="float" office:value="263123832" calcext:value-type="float">
            <text:p>263123832</text:p>
          </table:table-cell>
          <table:table-cell office:value-type="float" office:value="362445432" calcext:value-type="float">
            <text:p>362445432</text:p>
          </table:table-cell>
          <table:table-cell office:value-type="float" office:value="201163208" calcext:value-type="float">
            <text:p>201163208</text:p>
          </table:table-cell>
          <table:table-cell office:value-type="float" office:value="425071544" calcext:value-type="float">
            <text:p>425071544</text:p>
          </table:table-cell>
        </table:table-row>
        <table:table-row table:style-name="ro1">
          <table:table-cell office:value-type="float" office:value="174078984" calcext:value-type="float">
            <text:p>174078984</text:p>
          </table:table-cell>
          <table:table-cell office:value-type="float" office:value="263976216" calcext:value-type="float">
            <text:p>263976216</text:p>
          </table:table-cell>
          <table:table-cell office:value-type="float" office:value="362445432" calcext:value-type="float">
            <text:p>362445432</text:p>
          </table:table-cell>
          <table:table-cell office:value-type="float" office:value="203227048" calcext:value-type="float">
            <text:p>203227048</text:p>
          </table:table-cell>
          <table:table-cell office:value-type="float" office:value="425071544" calcext:value-type="float">
            <text:p>425071544</text:p>
          </table:table-cell>
        </table:table-row>
        <table:table-row table:style-name="ro1">
          <table:table-cell office:value-type="float" office:value="174078984" calcext:value-type="float">
            <text:p>174078984</text:p>
          </table:table-cell>
          <table:table-cell office:value-type="float" office:value="264089912" calcext:value-type="float">
            <text:p>264089912</text:p>
          </table:table-cell>
          <table:table-cell office:value-type="float" office:value="362445432" calcext:value-type="float">
            <text:p>362445432</text:p>
          </table:table-cell>
          <table:table-cell office:value-type="float" office:value="215609896" calcext:value-type="float">
            <text:p>215609896</text:p>
          </table:table-cell>
          <table:table-cell office:value-type="float" office:value="161947240" calcext:value-type="float">
            <text:p>161947240</text:p>
          </table:table-cell>
        </table:table-row>
        <table:table-row table:style-name="ro1">
          <table:table-cell office:value-type="float" office:value="174078984" calcext:value-type="float">
            <text:p>174078984</text:p>
          </table:table-cell>
          <table:table-cell office:value-type="float" office:value="167111096" calcext:value-type="float">
            <text:p>167111096</text:p>
          </table:table-cell>
          <table:table-cell office:value-type="float" office:value="364067208" calcext:value-type="float">
            <text:p>364067208</text:p>
          </table:table-cell>
          <table:table-cell office:value-type="float" office:value="218705608" calcext:value-type="float">
            <text:p>218705608</text:p>
          </table:table-cell>
          <table:table-cell office:value-type="float" office:value="169170568" calcext:value-type="float">
            <text:p>169170568</text:p>
          </table:table-cell>
        </table:table-row>
        <table:table-row table:style-name="ro1">
          <table:table-cell office:value-type="float" office:value="174078984" calcext:value-type="float">
            <text:p>174078984</text:p>
          </table:table-cell>
          <table:table-cell office:value-type="float" office:value="172263928" calcext:value-type="float">
            <text:p>172263928</text:p>
          </table:table-cell>
          <table:table-cell office:value-type="float" office:value="370322760" calcext:value-type="float">
            <text:p>370322760</text:p>
          </table:table-cell>
          <table:table-cell office:value-type="float" office:value="222833224" calcext:value-type="float">
            <text:p>222833224</text:p>
          </table:table-cell>
          <table:table-cell office:value-type="float" office:value="175361992" calcext:value-type="float">
            <text:p>175361992</text:p>
          </table:table-cell>
        </table:table-row>
        <table:table-row table:style-name="ro1">
          <table:table-cell office:value-type="float" office:value="174078984" calcext:value-type="float">
            <text:p>174078984</text:p>
          </table:table-cell>
          <table:table-cell office:value-type="float" office:value="181551064" calcext:value-type="float">
            <text:p>181551064</text:p>
          </table:table-cell>
          <table:table-cell office:value-type="float" office:value="378952056" calcext:value-type="float">
            <text:p>378952056</text:p>
          </table:table-cell>
          <table:table-cell office:value-type="float" office:value="230056552" calcext:value-type="float">
            <text:p>230056552</text:p>
          </table:table-cell>
          <table:table-cell office:value-type="float" office:value="174954872" calcext:value-type="float">
            <text:p>174954872</text:p>
          </table:table-cell>
        </table:table-row>
        <table:table-row table:style-name="ro1">
          <table:table-cell office:value-type="float" office:value="174078984" calcext:value-type="float">
            <text:p>174078984</text:p>
          </table:table-cell>
          <table:table-cell office:value-type="float" office:value="181551064" calcext:value-type="float">
            <text:p>181551064</text:p>
          </table:table-cell>
          <table:table-cell office:value-type="float" office:value="378952056" calcext:value-type="float">
            <text:p>378952056</text:p>
          </table:table-cell>
          <table:table-cell office:value-type="float" office:value="235216072" calcext:value-type="float">
            <text:p>235216072</text:p>
          </table:table-cell>
          <table:table-cell office:value-type="float" office:value="174954872" calcext:value-type="float">
            <text:p>174954872</text:p>
          </table:table-cell>
        </table:table-row>
        <table:table-row table:style-name="ro1">
          <table:table-cell office:value-type="float" office:value="174078984" calcext:value-type="float">
            <text:p>174078984</text:p>
          </table:table-cell>
          <table:table-cell office:value-type="float" office:value="192902008" calcext:value-type="float">
            <text:p>192902008</text:p>
          </table:table-cell>
          <table:table-cell office:value-type="float" office:value="378952056" calcext:value-type="float">
            <text:p>378952056</text:p>
          </table:table-cell>
          <table:table-cell office:value-type="float" office:value="242439400" calcext:value-type="float">
            <text:p>242439400</text:p>
          </table:table-cell>
          <table:table-cell office:value-type="float" office:value="174954872" calcext:value-type="float">
            <text:p>174954872</text:p>
          </table:table-cell>
        </table:table-row>
        <table:table-row table:style-name="ro1">
          <table:table-cell office:value-type="float" office:value="174323816" calcext:value-type="float">
            <text:p>174323816</text:p>
          </table:table-cell>
          <table:table-cell office:value-type="float" office:value="198061528" calcext:value-type="float">
            <text:p>198061528</text:p>
          </table:table-cell>
          <table:table-cell office:value-type="float" office:value="378952056" calcext:value-type="float">
            <text:p>378952056</text:p>
          </table:table-cell>
          <table:table-cell office:value-type="float" office:value="251726536" calcext:value-type="float">
            <text:p>251726536</text:p>
          </table:table-cell>
          <table:table-cell office:value-type="float" office:value="174954872" calcext:value-type="float">
            <text:p>174954872</text:p>
          </table:table-cell>
        </table:table-row>
        <table:table-row table:style-name="ro1">
          <table:table-cell office:value-type="float" office:value="174323816" calcext:value-type="float">
            <text:p>174323816</text:p>
          </table:table-cell>
          <table:table-cell office:value-type="float" office:value="198061528" calcext:value-type="float">
            <text:p>198061528</text:p>
          </table:table-cell>
          <table:table-cell office:value-type="float" office:value="378952056" calcext:value-type="float">
            <text:p>378952056</text:p>
          </table:table-cell>
          <table:table-cell office:value-type="float" office:value="255854152" calcext:value-type="float">
            <text:p>255854152</text:p>
          </table:table-cell>
          <table:table-cell office:value-type="float" office:value="174954872" calcext:value-type="float">
            <text:p>174954872</text:p>
          </table:table-cell>
        </table:table-row>
        <table:table-row table:style-name="ro1">
          <table:table-cell office:value-type="float" office:value="174323816" calcext:value-type="float">
            <text:p>174323816</text:p>
          </table:table-cell>
          <table:table-cell office:value-type="float" office:value="205284856" calcext:value-type="float">
            <text:p>205284856</text:p>
          </table:table-cell>
          <table:table-cell office:value-type="float" office:value="385797720" calcext:value-type="float">
            <text:p>385797720</text:p>
          </table:table-cell>
          <table:table-cell office:value-type="float" office:value="267205096" calcext:value-type="float">
            <text:p>267205096</text:p>
          </table:table-cell>
          <table:table-cell office:value-type="float" office:value="174954872" calcext:value-type="float">
            <text:p>174954872</text:p>
          </table:table-cell>
        </table:table-row>
        <table:table-row table:style-name="ro1">
          <table:table-cell office:value-type="float" office:value="175421064" calcext:value-type="float">
            <text:p>175421064</text:p>
          </table:table-cell>
          <table:table-cell office:value-type="float" office:value="209412472" calcext:value-type="float">
            <text:p>209412472</text:p>
          </table:table-cell>
          <table:table-cell office:value-type="float" office:value="385845848" calcext:value-type="float">
            <text:p>385845848</text:p>
          </table:table-cell>
          <table:table-cell office:value-type="float" office:value="267205096" calcext:value-type="float">
            <text:p>267205096</text:p>
          </table:table-cell>
          <table:table-cell office:value-type="float" office:value="176393896" calcext:value-type="float">
            <text:p>176393896</text:p>
          </table:table-cell>
        </table:table-row>
        <table:table-row table:style-name="ro1">
          <table:table-cell office:value-type="float" office:value="177390584" calcext:value-type="float">
            <text:p>177390584</text:p>
          </table:table-cell>
          <table:table-cell office:value-type="float" office:value="217667704" calcext:value-type="float">
            <text:p>217667704</text:p>
          </table:table-cell>
          <table:table-cell office:value-type="float" office:value="385845848" calcext:value-type="float">
            <text:p>385845848</text:p>
          </table:table-cell>
          <table:table-cell office:value-type="float" office:value="271332712" calcext:value-type="float">
            <text:p>271332712</text:p>
          </table:table-cell>
          <table:table-cell office:value-type="float" office:value="182585320" calcext:value-type="float">
            <text:p>182585320</text:p>
          </table:table-cell>
        </table:table-row>
        <table:table-row table:style-name="ro1">
          <table:table-cell office:value-type="float" office:value="178450744" calcext:value-type="float">
            <text:p>178450744</text:p>
          </table:table-cell>
          <table:table-cell office:value-type="float" office:value="225922936" calcext:value-type="float">
            <text:p>225922936</text:p>
          </table:table-cell>
          <table:table-cell office:value-type="float" office:value="385845848" calcext:value-type="float">
            <text:p>385845848</text:p>
          </table:table-cell>
          <table:table-cell office:value-type="float" office:value="277524136" calcext:value-type="float">
            <text:p>277524136</text:p>
          </table:table-cell>
          <table:table-cell office:value-type="float" office:value="187744840" calcext:value-type="float">
            <text:p>187744840</text:p>
          </table:table-cell>
        </table:table-row>
        <table:table-row table:style-name="ro1">
          <table:table-cell office:value-type="float" office:value="186705976" calcext:value-type="float">
            <text:p>186705976</text:p>
          </table:table-cell>
          <table:table-cell office:value-type="float" office:value="225922936" calcext:value-type="float">
            <text:p>225922936</text:p>
          </table:table-cell>
          <table:table-cell office:value-type="float" office:value="385845848" calcext:value-type="float">
            <text:p>385845848</text:p>
          </table:table-cell>
          <table:table-cell office:value-type="float" office:value="277524136" calcext:value-type="float">
            <text:p>277524136</text:p>
          </table:table-cell>
          <table:table-cell office:value-type="float" office:value="190840552" calcext:value-type="float">
            <text:p>190840552</text:p>
          </table:table-cell>
        </table:table-row>
        <table:table-row table:style-name="ro1">
          <table:table-cell office:value-type="float" office:value="186705976" calcext:value-type="float">
            <text:p>186705976</text:p>
          </table:table-cell>
          <table:table-cell office:value-type="float" office:value="230115144" calcext:value-type="float">
            <text:p>230115144</text:p>
          </table:table-cell>
          <table:table-cell office:value-type="float" office:value="176064872" calcext:value-type="float">
            <text:p>176064872</text:p>
          </table:table-cell>
          <table:table-cell office:value-type="float" office:value="277524136" calcext:value-type="float">
            <text:p>277524136</text:p>
          </table:table-cell>
          <table:table-cell office:value-type="float" office:value="190840552" calcext:value-type="float">
            <text:p>190840552</text:p>
          </table:table-cell>
        </table:table-row>
        <table:table-row table:style-name="ro1">
          <table:table-cell office:value-type="float" office:value="190898184" calcext:value-type="float">
            <text:p>190898184</text:p>
          </table:table-cell>
          <table:table-cell office:value-type="float" office:value="237091944" calcext:value-type="float">
            <text:p>237091944</text:p>
          </table:table-cell>
          <table:table-cell office:value-type="float" office:value="184653112" calcext:value-type="float">
            <text:p>184653112</text:p>
          </table:table-cell>
          <table:table-cell office:value-type="float" office:value="283779672" calcext:value-type="float">
            <text:p>283779672</text:p>
          </table:table-cell>
          <table:table-cell office:value-type="float" office:value="190840552" calcext:value-type="float">
            <text:p>190840552</text:p>
          </table:table-cell>
        </table:table-row>
        <table:table-row table:style-name="ro1">
          <table:table-cell office:value-type="float" office:value="190898184" calcext:value-type="float">
            <text:p>190898184</text:p>
          </table:table-cell>
          <table:table-cell office:value-type="float" office:value="241463448" calcext:value-type="float">
            <text:p>241463448</text:p>
          </table:table-cell>
          <table:table-cell office:value-type="float" office:value="184653112" calcext:value-type="float">
            <text:p>184653112</text:p>
          </table:table-cell>
          <table:table-cell office:value-type="float" office:value="283779672" calcext:value-type="float">
            <text:p>283779672</text:p>
          </table:table-cell>
          <table:table-cell office:value-type="float" office:value="190840552" calcext:value-type="float">
            <text:p>190840552</text:p>
          </table:table-cell>
        </table:table-row>
        <table:table-row table:style-name="ro1">
          <table:table-cell office:value-type="float" office:value="190898184" calcext:value-type="float">
            <text:p>190898184</text:p>
          </table:table-cell>
          <table:table-cell office:value-type="float" office:value="241463448" calcext:value-type="float">
            <text:p>241463448</text:p>
          </table:table-cell>
          <table:table-cell office:value-type="float" office:value="190844536" calcext:value-type="float">
            <text:p>190844536</text:p>
          </table:table-cell>
          <table:table-cell office:value-type="float" office:value="283779672" calcext:value-type="float">
            <text:p>283779672</text:p>
          </table:table-cell>
          <table:table-cell office:value-type="float" office:value="190840552" calcext:value-type="float">
            <text:p>190840552</text:p>
          </table:table-cell>
        </table:table-row>
        <table:table-row table:style-name="ro1">
          <table:table-cell office:value-type="float" office:value="191226024" calcext:value-type="float">
            <text:p>191226024</text:p>
          </table:table-cell>
          <table:table-cell office:value-type="float" office:value="245214120" calcext:value-type="float">
            <text:p>245214120</text:p>
          </table:table-cell>
          <table:table-cell office:value-type="float" office:value="201163576" calcext:value-type="float">
            <text:p>201163576</text:p>
          </table:table-cell>
          <table:table-cell office:value-type="float" office:value="293720328" calcext:value-type="float">
            <text:p>293720328</text:p>
          </table:table-cell>
          <table:table-cell office:value-type="float" office:value="195229464" calcext:value-type="float">
            <text:p>195229464</text:p>
          </table:table-cell>
        </table:table-row>
        <table:table-row table:style-name="ro1">
          <table:table-cell office:value-type="float" office:value="200838840" calcext:value-type="float">
            <text:p>200838840</text:p>
          </table:table-cell>
          <table:table-cell office:value-type="float" office:value="246621768" calcext:value-type="float">
            <text:p>246621768</text:p>
          </table:table-cell>
          <table:table-cell office:value-type="float" office:value="205291192" calcext:value-type="float">
            <text:p>205291192</text:p>
          </table:table-cell>
          <table:table-cell office:value-type="float" office:value="293982600" calcext:value-type="float">
            <text:p>293982600</text:p>
          </table:table-cell>
          <table:table-cell office:value-type="float" office:value="197030536" calcext:value-type="float">
            <text:p>197030536</text:p>
          </table:table-cell>
        </table:table-row>
        <table:table-row table:style-name="ro1">
          <table:table-cell office:value-type="float" office:value="207404808" calcext:value-type="float">
            <text:p>207404808</text:p>
          </table:table-cell>
          <table:table-cell office:value-type="float" office:value="254695800" calcext:value-type="float">
            <text:p>254695800</text:p>
          </table:table-cell>
          <table:table-cell office:value-type="float" office:value="217674040" calcext:value-type="float">
            <text:p>217674040</text:p>
          </table:table-cell>
          <table:table-cell office:value-type="float" office:value="293982600" calcext:value-type="float">
            <text:p>293982600</text:p>
          </table:table-cell>
          <table:table-cell office:value-type="float" office:value="206971176" calcext:value-type="float">
            <text:p>206971176</text:p>
          </table:table-cell>
        </table:table-row>
        <table:table-row table:style-name="ro1">
          <table:table-cell office:value-type="float" office:value="207404808" calcext:value-type="float">
            <text:p>207404808</text:p>
          </table:table-cell>
          <table:table-cell office:value-type="float" office:value="257970072" calcext:value-type="float">
            <text:p>257970072</text:p>
          </table:table-cell>
          <table:table-cell office:value-type="float" office:value="221801656" calcext:value-type="float">
            <text:p>221801656</text:p>
          </table:table-cell>
          <table:table-cell office:value-type="float" office:value="296749752" calcext:value-type="float">
            <text:p>296749752</text:p>
          </table:table-cell>
          <table:table-cell office:value-type="float" office:value="206971176" calcext:value-type="float">
            <text:p>206971176</text:p>
          </table:table-cell>
        </table:table-row>
        <table:table-row table:style-name="ro1">
          <table:table-cell office:value-type="float" office:value="207404808" calcext:value-type="float">
            <text:p>207404808</text:p>
          </table:table-cell>
          <table:table-cell office:value-type="float" office:value="257970072" calcext:value-type="float">
            <text:p>257970072</text:p>
          </table:table-cell>
          <table:table-cell office:value-type="float" office:value="232120696" calcext:value-type="float">
            <text:p>232120696</text:p>
          </table:table-cell>
          <table:table-cell office:value-type="float" office:value="134551880" calcext:value-type="float">
            <text:p>134551880</text:p>
          </table:table-cell>
          <table:table-cell office:value-type="float" office:value="211736088" calcext:value-type="float">
            <text:p>211736088</text:p>
          </table:table-cell>
        </table:table-row>
        <table:table-row table:style-name="ro1">
          <table:table-cell office:value-type="float" office:value="209026584" calcext:value-type="float">
            <text:p>209026584</text:p>
          </table:table-cell>
          <table:table-cell office:value-type="float" office:value="258822456" calcext:value-type="float">
            <text:p>258822456</text:p>
          </table:table-cell>
          <table:table-cell office:value-type="float" office:value="234184504" calcext:value-type="float">
            <text:p>234184504</text:p>
          </table:table-cell>
          <table:table-cell office:value-type="float" office:value="138213688" calcext:value-type="float">
            <text:p>138213688</text:p>
          </table:table-cell>
          <table:table-cell office:value-type="float" office:value="214323960" calcext:value-type="float">
            <text:p>214323960</text:p>
          </table:table-cell>
        </table:table-row>
        <table:table-row table:style-name="ro1">
          <table:table-cell office:value-type="float" office:value="216117096" calcext:value-type="float">
            <text:p>216117096</text:p>
          </table:table-cell>
          <table:table-cell office:value-type="float" office:value="263128392" calcext:value-type="float">
            <text:p>263128392</text:p>
          </table:table-cell>
          <table:table-cell office:value-type="float" office:value="234184504" calcext:value-type="float">
            <text:p>234184504</text:p>
          </table:table-cell>
          <table:table-cell office:value-type="float" office:value="145437016" calcext:value-type="float">
            <text:p>145437016</text:p>
          </table:table-cell>
          <table:table-cell office:value-type="float" office:value="220889928" calcext:value-type="float">
            <text:p>220889928</text:p>
          </table:table-cell>
        </table:table-row>
        <table:table-row table:style-name="ro1">
          <table:table-cell office:value-type="float" office:value="221913672" calcext:value-type="float">
            <text:p>221913672</text:p>
          </table:table-cell>
          <table:table-cell office:value-type="float" office:value="264684600" calcext:value-type="float">
            <text:p>264684600</text:p>
          </table:table-cell>
          <table:table-cell office:value-type="float" office:value="240375928" calcext:value-type="float">
            <text:p>240375928</text:p>
          </table:table-cell>
          <table:table-cell office:value-type="float" office:value="146468920" calcext:value-type="float">
            <text:p>146468920</text:p>
          </table:table-cell>
          <table:table-cell office:value-type="float" office:value="223477800" calcext:value-type="float">
            <text:p>223477800</text:p>
          </table:table-cell>
        </table:table-row>
        <table:table-row table:style-name="ro1">
          <table:table-cell office:value-type="float" office:value="223911432" calcext:value-type="float">
            <text:p>223911432</text:p>
          </table:table-cell>
          <table:table-cell office:value-type="float" office:value="265126136" calcext:value-type="float">
            <text:p>265126136</text:p>
          </table:table-cell>
          <table:table-cell office:value-type="float" office:value="249663064" calcext:value-type="float">
            <text:p>249663064</text:p>
          </table:table-cell>
          <table:table-cell office:value-type="float" office:value="156787960" calcext:value-type="float">
            <text:p>156787960</text:p>
          </table:table-cell>
          <table:table-cell office:value-type="float" office:value="223477800" calcext:value-type="float">
            <text:p>223477800</text:p>
          </table:table-cell>
        </table:table-row>
        <table:table-row table:style-name="ro1">
          <table:table-cell office:value-type="float" office:value="223911432" calcext:value-type="float">
            <text:p>223911432</text:p>
          </table:table-cell>
          <table:table-cell office:value-type="float" office:value="265126136" calcext:value-type="float">
            <text:p>265126136</text:p>
          </table:table-cell>
          <table:table-cell office:value-type="float" office:value="250694968" calcext:value-type="float">
            <text:p>250694968</text:p>
          </table:table-cell>
          <table:table-cell office:value-type="float" office:value="161947480" calcext:value-type="float">
            <text:p>161947480</text:p>
          </table:table-cell>
          <table:table-cell office:value-type="float" office:value="224378328" calcext:value-type="float">
            <text:p>224378328</text:p>
          </table:table-cell>
        </table:table-row>
        <table:table-row table:style-name="ro1">
          <table:table-cell office:value-type="float" office:value="226237032" calcext:value-type="float">
            <text:p>226237032</text:p>
          </table:table-cell>
          <table:table-cell office:value-type="float" office:value="265126136" calcext:value-type="float">
            <text:p>265126136</text:p>
          </table:table-cell>
          <table:table-cell office:value-type="float" office:value="250694968" calcext:value-type="float">
            <text:p>250694968</text:p>
          </table:table-cell>
          <table:table-cell office:value-type="float" office:value="168138904" calcext:value-type="float">
            <text:p>168138904</text:p>
          </table:table-cell>
          <table:table-cell office:value-type="float" office:value="228242712" calcext:value-type="float">
            <text:p>228242712</text:p>
          </table:table-cell>
        </table:table-row>
        <table:table-row table:style-name="ro1">
          <table:table-cell office:value-type="float" office:value="235718712" calcext:value-type="float">
            <text:p>235718712</text:p>
          </table:table-cell>
          <table:table-cell office:value-type="float" office:value="265126136" calcext:value-type="float">
            <text:p>265126136</text:p>
          </table:table-cell>
          <table:table-cell office:value-type="float" office:value="258375576" calcext:value-type="float">
            <text:p>258375576</text:p>
          </table:table-cell>
          <table:table-cell office:value-type="float" office:value="178457944" calcext:value-type="float">
            <text:p>178457944</text:p>
          </table:table-cell>
          <table:table-cell office:value-type="float" office:value="239984424" calcext:value-type="float">
            <text:p>239984424</text:p>
          </table:table-cell>
        </table:table-row>
        <table:table-row table:style-name="ro1">
          <table:table-cell office:value-type="float" office:value="240418056" calcext:value-type="float">
            <text:p>240418056</text:p>
          </table:table-cell>
          <table:table-cell office:value-type="float" office:value="172712360" calcext:value-type="float">
            <text:p>172712360</text:p>
          </table:table-cell>
          <table:table-cell office:value-type="float" office:value="266760024" calcext:value-type="float">
            <text:p>266760024</text:p>
          </table:table-cell>
          <table:table-cell office:value-type="float" office:value="187745080" calcext:value-type="float">
            <text:p>187745080</text:p>
          </table:table-cell>
          <table:table-cell office:value-type="float" office:value="239984424" calcext:value-type="float">
            <text:p>239984424</text:p>
          </table:table-cell>
        </table:table-row>
        <table:table-row table:style-name="ro1">
          <table:table-cell office:value-type="float" office:value="240418056" calcext:value-type="float">
            <text:p>240418056</text:p>
          </table:table-cell>
          <table:table-cell office:value-type="float" office:value="179485816" calcext:value-type="float">
            <text:p>179485816</text:p>
          </table:table-cell>
          <table:table-cell office:value-type="float" office:value="266760024" calcext:value-type="float">
            <text:p>266760024</text:p>
          </table:table-cell>
          <table:table-cell office:value-type="float" office:value="194968408" calcext:value-type="float">
            <text:p>194968408</text:p>
          </table:table-cell>
          <table:table-cell office:value-type="float" office:value="239984424" calcext:value-type="float">
            <text:p>239984424</text:p>
          </table:table-cell>
        </table:table-row>
        <table:table-row table:style-name="ro1">
          <table:table-cell office:value-type="float" office:value="240418056" calcext:value-type="float">
            <text:p>240418056</text:p>
          </table:table-cell>
          <table:table-cell office:value-type="float" office:value="184645336" calcext:value-type="float">
            <text:p>184645336</text:p>
          </table:table-cell>
          <table:table-cell office:value-type="float" office:value="266760024" calcext:value-type="float">
            <text:p>266760024</text:p>
          </table:table-cell>
          <table:table-cell office:value-type="float" office:value="194968408" calcext:value-type="float">
            <text:p>194968408</text:p>
          </table:table-cell>
          <table:table-cell office:value-type="float" office:value="242113320" calcext:value-type="float">
            <text:p>242113320</text:p>
          </table:table-cell>
        </table:table-row>
        <table:table-row table:style-name="ro1">
          <table:table-cell office:value-type="float" office:value="240418056" calcext:value-type="float">
            <text:p>240418056</text:p>
          </table:table-cell>
          <table:table-cell office:value-type="float" office:value="201155800" calcext:value-type="float">
            <text:p>201155800</text:p>
          </table:table-cell>
          <table:table-cell office:value-type="float" office:value="268119528" calcext:value-type="float">
            <text:p>268119528</text:p>
          </table:table-cell>
          <table:table-cell office:value-type="float" office:value="211478872" calcext:value-type="float">
            <text:p>211478872</text:p>
          </table:table-cell>
          <table:table-cell office:value-type="float" office:value="246550840" calcext:value-type="float">
            <text:p>246550840</text:p>
          </table:table-cell>
        </table:table-row>
        <table:table-row table:style-name="ro1">
          <table:table-cell office:value-type="float" office:value="245707512" calcext:value-type="float">
            <text:p>245707512</text:p>
          </table:table-cell>
          <table:table-cell office:value-type="float" office:value="201155800" calcext:value-type="float">
            <text:p>201155800</text:p>
          </table:table-cell>
          <table:table-cell office:value-type="float" office:value="277846056" calcext:value-type="float">
            <text:p>277846056</text:p>
          </table:table-cell>
          <table:table-cell office:value-type="float" office:value="214574584" calcext:value-type="float">
            <text:p>214574584</text:p>
          </table:table-cell>
          <table:table-cell office:value-type="float" office:value="253774168" calcext:value-type="float">
            <text:p>253774168</text:p>
          </table:table-cell>
        </table:table-row>
        <table:table-row table:style-name="ro1">
          <table:table-cell office:value-type="float" office:value="256924680" calcext:value-type="float">
            <text:p>256924680</text:p>
          </table:table-cell>
          <table:table-cell office:value-type="float" office:value="206315320" calcext:value-type="float">
            <text:p>206315320</text:p>
          </table:table-cell>
          <table:table-cell office:value-type="float" office:value="281644888" calcext:value-type="float">
            <text:p>281644888</text:p>
          </table:table-cell>
          <table:table-cell office:value-type="float" office:value="219734104" calcext:value-type="float">
            <text:p>219734104</text:p>
          </table:table-cell>
          <table:table-cell office:value-type="float" office:value="255837976" calcext:value-type="float">
            <text:p>255837976</text:p>
          </table:table-cell>
        </table:table-row>
        <table:table-row table:style-name="ro1">
          <table:table-cell office:value-type="float" office:value="256876136" calcext:value-type="float">
            <text:p>256876136</text:p>
          </table:table-cell>
          <table:table-cell office:value-type="float" office:value="214570552" calcext:value-type="float">
            <text:p>214570552</text:p>
          </table:table-cell>
          <table:table-cell office:value-type="float" office:value="281644888" calcext:value-type="float">
            <text:p>281644888</text:p>
          </table:table-cell>
          <table:table-cell office:value-type="float" office:value="225416952" calcext:value-type="float">
            <text:p>225416952</text:p>
          </table:table-cell>
          <table:table-cell office:value-type="float" office:value="255837976" calcext:value-type="float">
            <text:p>255837976</text:p>
          </table:table-cell>
        </table:table-row>
        <table:table-row table:style-name="ro1">
          <table:table-cell office:value-type="float" office:value="256875896" calcext:value-type="float">
            <text:p>256875896</text:p>
          </table:table-cell>
          <table:table-cell office:value-type="float" office:value="215602456" calcext:value-type="float">
            <text:p>215602456</text:p>
          </table:table-cell>
          <table:table-cell office:value-type="float" office:value="281644888" calcext:value-type="float">
            <text:p>281644888</text:p>
          </table:table-cell>
          <table:table-cell office:value-type="float" office:value="227414712" calcext:value-type="float">
            <text:p>227414712</text:p>
          </table:table-cell>
          <table:table-cell office:value-type="float" office:value="259965592" calcext:value-type="float">
            <text:p>259965592</text:p>
          </table:table-cell>
        </table:table-row>
        <table:table-row table:style-name="ro1">
          <table:table-cell office:value-type="float" office:value="257890792" calcext:value-type="float">
            <text:p>257890792</text:p>
          </table:table-cell>
          <table:table-cell office:value-type="float" office:value="224889592" calcext:value-type="float">
            <text:p>224889592</text:p>
          </table:table-cell>
          <table:table-cell office:value-type="float" office:value="281644888" calcext:value-type="float">
            <text:p>281644888</text:p>
          </table:table-cell>
          <table:table-cell office:value-type="float" office:value="227414712" calcext:value-type="float">
            <text:p>227414712</text:p>
          </table:table-cell>
          <table:table-cell office:value-type="float" office:value="268220824" calcext:value-type="float">
            <text:p>268220824</text:p>
          </table:table-cell>
        </table:table-row>
        <table:table-row table:style-name="ro1">
          <table:table-cell office:value-type="float" office:value="269241736" calcext:value-type="float">
            <text:p>269241736</text:p>
          </table:table-cell>
          <table:table-cell office:value-type="float" office:value="231081016" calcext:value-type="float">
            <text:p>231081016</text:p>
          </table:table-cell>
          <table:table-cell office:value-type="float" office:value="289522200" calcext:value-type="float">
            <text:p>289522200</text:p>
          </table:table-cell>
          <table:table-cell office:value-type="float" office:value="236061432" calcext:value-type="float">
            <text:p>236061432</text:p>
          </table:table-cell>
          <table:table-cell office:value-type="float" office:value="272348440" calcext:value-type="float">
            <text:p>272348440</text:p>
          </table:table-cell>
        </table:table-row>
        <table:table-row table:style-name="ro1">
          <table:table-cell office:value-type="float" office:value="274401256" calcext:value-type="float">
            <text:p>274401256</text:p>
          </table:table-cell>
          <table:table-cell office:value-type="float" office:value="232112920" calcext:value-type="float">
            <text:p>232112920</text:p>
          </table:table-cell>
          <table:table-cell office:value-type="float" office:value="298151512" calcext:value-type="float">
            <text:p>298151512</text:p>
          </table:table-cell>
          <table:table-cell office:value-type="float" office:value="236061432" calcext:value-type="float">
            <text:p>236061432</text:p>
          </table:table-cell>
          <table:table-cell office:value-type="float" office:value="276476056" calcext:value-type="float">
            <text:p>276476056</text:p>
          </table:table-cell>
        </table:table-row>
        <table:table-row table:style-name="ro1">
          <table:table-cell office:value-type="float" office:value="275433160" calcext:value-type="float">
            <text:p>275433160</text:p>
          </table:table-cell>
          <table:table-cell office:value-type="float" office:value="233669112" calcext:value-type="float">
            <text:p>233669112</text:p>
          </table:table-cell>
          <table:table-cell office:value-type="float" office:value="298151512" calcext:value-type="float">
            <text:p>298151512</text:p>
          </table:table-cell>
          <table:table-cell office:value-type="float" office:value="236061432" calcext:value-type="float">
            <text:p>236061432</text:p>
          </table:table-cell>
          <table:table-cell office:value-type="float" office:value="276476056" calcext:value-type="float">
            <text:p>276476056</text:p>
          </table:table-cell>
        </table:table-row>
        <table:table-row table:style-name="ro1">
          <table:table-cell office:value-type="float" office:value="275433160" calcext:value-type="float">
            <text:p>275433160</text:p>
          </table:table-cell>
          <table:table-cell office:value-type="float" office:value="244379160" calcext:value-type="float">
            <text:p>244379160</text:p>
          </table:table-cell>
          <table:table-cell office:value-type="float" office:value="298151512" calcext:value-type="float">
            <text:p>298151512</text:p>
          </table:table-cell>
          <table:table-cell office:value-type="float" office:value="236240696" calcext:value-type="float">
            <text:p>236240696</text:p>
          </table:table-cell>
          <table:table-cell office:value-type="float" office:value="278539864" calcext:value-type="float">
            <text:p>278539864</text:p>
          </table:table-cell>
        </table:table-row>
        <table:table-row table:style-name="ro1">
          <table:table-cell office:value-type="float" office:value="285752200" calcext:value-type="float">
            <text:p>285752200</text:p>
          </table:table-cell>
          <table:table-cell office:value-type="float" office:value="248571384" calcext:value-type="float">
            <text:p>248571384</text:p>
          </table:table-cell>
          <table:table-cell office:value-type="float" office:value="306028824" calcext:value-type="float">
            <text:p>306028824</text:p>
          </table:table-cell>
          <table:table-cell office:value-type="float" office:value="236240696" calcext:value-type="float">
            <text:p>236240696</text:p>
          </table:table-cell>
          <table:table-cell office:value-type="float" office:value="290922712" calcext:value-type="float">
            <text:p>290922712</text:p>
          </table:table-cell>
        </table:table-row>
        <table:table-row table:style-name="ro1">
          <table:table-cell office:value-type="float" office:value="291943624" calcext:value-type="float">
            <text:p>291943624</text:p>
          </table:table-cell>
          <table:table-cell office:value-type="float" office:value="248571384" calcext:value-type="float">
            <text:p>248571384</text:p>
          </table:table-cell>
          <table:table-cell office:value-type="float" office:value="314658136" calcext:value-type="float">
            <text:p>314658136</text:p>
          </table:table-cell>
          <table:table-cell office:value-type="float" office:value="236306280" calcext:value-type="float">
            <text:p>236306280</text:p>
          </table:table-cell>
          <table:table-cell office:value-type="float" office:value="294018424" calcext:value-type="float">
            <text:p>294018424</text:p>
          </table:table-cell>
        </table:table-row>
        <table:table-row table:style-name="ro1">
          <table:table-cell office:value-type="float" office:value="291943624" calcext:value-type="float">
            <text:p>291943624</text:p>
          </table:table-cell>
          <table:table-cell office:value-type="float" office:value="250175736" calcext:value-type="float">
            <text:p>250175736</text:p>
          </table:table-cell>
          <table:table-cell office:value-type="float" office:value="314658136" calcext:value-type="float">
            <text:p>314658136</text:p>
          </table:table-cell>
          <table:table-cell office:value-type="float" office:value="239335688" calcext:value-type="float">
            <text:p>239335688</text:p>
          </table:table-cell>
          <table:table-cell office:value-type="float" office:value="301241752" calcext:value-type="float">
            <text:p>301241752</text:p>
          </table:table-cell>
        </table:table-row>
        <table:table-row table:style-name="ro1">
          <table:table-cell office:value-type="float" office:value="297954312" calcext:value-type="float">
            <text:p>297954312</text:p>
          </table:table-cell>
          <table:table-cell office:value-type="float" office:value="251469672" calcext:value-type="float">
            <text:p>251469672</text:p>
          </table:table-cell>
          <table:table-cell office:value-type="float" office:value="314658136" calcext:value-type="float">
            <text:p>314658136</text:p>
          </table:table-cell>
          <table:table-cell office:value-type="float" office:value="239335688" calcext:value-type="float">
            <text:p>239335688</text:p>
          </table:table-cell>
          <table:table-cell office:value-type="float" office:value="309496984" calcext:value-type="float">
            <text:p>309496984</text:p>
          </table:table-cell>
        </table:table-row>
        <table:table-row table:style-name="ro1">
          <table:table-cell office:value-type="float" office:value="307680840" calcext:value-type="float">
            <text:p>307680840</text:p>
          </table:table-cell>
          <table:table-cell office:value-type="float" office:value="252811752" calcext:value-type="float">
            <text:p>252811752</text:p>
          </table:table-cell>
          <table:table-cell office:value-type="float" office:value="234447928" calcext:value-type="float">
            <text:p>234447928</text:p>
          </table:table-cell>
          <table:table-cell office:value-type="float" office:value="239335688" calcext:value-type="float">
            <text:p>239335688</text:p>
          </table:table-cell>
          <table:table-cell office:value-type="float" office:value="309496984" calcext:value-type="float">
            <text:p>309496984</text:p>
          </table:table-cell>
        </table:table-row>
        <table:table-row table:style-name="ro1">
          <table:table-cell office:value-type="float" office:value="308139816" calcext:value-type="float">
            <text:p>308139816</text:p>
          </table:table-cell>
          <table:table-cell office:value-type="float" office:value="259001736" calcext:value-type="float">
            <text:p>259001736</text:p>
          </table:table-cell>
          <table:table-cell office:value-type="float" office:value="235330824" calcext:value-type="float">
            <text:p>235330824</text:p>
          </table:table-cell>
          <table:table-cell office:value-type="float" office:value="239335688" calcext:value-type="float">
            <text:p>239335688</text:p>
          </table:table-cell>
          <table:table-cell office:value-type="float" office:value="316720312" calcext:value-type="float">
            <text:p>316720312</text:p>
          </table:table-cell>
        </table:table-row>
        <table:table-row table:style-name="ro1">
          <table:table-cell office:value-type="float" office:value="308139816" calcext:value-type="float">
            <text:p>308139816</text:p>
          </table:table-cell>
          <table:table-cell office:value-type="float" office:value="259001736" calcext:value-type="float">
            <text:p>259001736</text:p>
          </table:table-cell>
          <table:table-cell office:value-type="float" office:value="240231848" calcext:value-type="float">
            <text:p>240231848</text:p>
          </table:table-cell>
          <table:table-cell office:value-type="float" office:value="239335688" calcext:value-type="float">
            <text:p>239335688</text:p>
          </table:table-cell>
          <table:table-cell office:value-type="float" office:value="326007448" calcext:value-type="float">
            <text:p>326007448</text:p>
          </table:table-cell>
        </table:table-row>
        <table:table-row table:style-name="ro1">
          <table:table-cell office:value-type="float" office:value="308139816" calcext:value-type="float">
            <text:p>308139816</text:p>
          </table:table-cell>
          <table:table-cell office:value-type="float" office:value="259001736" calcext:value-type="float">
            <text:p>259001736</text:p>
          </table:table-cell>
          <table:table-cell office:value-type="float" office:value="246555688" calcext:value-type="float">
            <text:p>246555688</text:p>
          </table:table-cell>
          <table:table-cell office:value-type="float" office:value="239335688" calcext:value-type="float">
            <text:p>239335688</text:p>
          </table:table-cell>
          <table:table-cell office:value-type="float" office:value="330135064" calcext:value-type="float">
            <text:p>330135064</text:p>
          </table:table-cell>
        </table:table-row>
        <table:table-row table:style-name="ro1">
          <table:table-cell office:value-type="float" office:value="316196424" calcext:value-type="float">
            <text:p>316196424</text:p>
          </table:table-cell>
          <table:table-cell office:value-type="float" office:value="263014680" calcext:value-type="float">
            <text:p>263014680</text:p>
          </table:table-cell>
          <table:table-cell office:value-type="float" office:value="251715208" calcext:value-type="float">
            <text:p>251715208</text:p>
          </table:table-cell>
          <table:table-cell office:value-type="float" office:value="247213032" calcext:value-type="float">
            <text:p>247213032</text:p>
          </table:table-cell>
          <table:table-cell office:value-type="float" office:value="341486008" calcext:value-type="float">
            <text:p>341486008</text:p>
          </table:table-cell>
        </table:table-row>
        <table:table-row table:style-name="ro1">
          <table:table-cell office:value-type="float" office:value="324646440" calcext:value-type="float">
            <text:p>324646440</text:p>
          </table:table-cell>
          <table:table-cell office:value-type="float" office:value="266682360" calcext:value-type="float">
            <text:p>266682360</text:p>
          </table:table-cell>
          <table:table-cell office:value-type="float" office:value="258036312" calcext:value-type="float">
            <text:p>258036312</text:p>
          </table:table-cell>
          <table:table-cell office:value-type="float" office:value="253534152" calcext:value-type="float">
            <text:p>253534152</text:p>
          </table:table-cell>
          <table:table-cell office:value-type="float" office:value="343549816" calcext:value-type="float">
            <text:p>343549816</text:p>
          </table:table-cell>
        </table:table-row>
        <table:table-row table:style-name="ro1">
          <table:table-cell office:value-type="float" office:value="324646440" calcext:value-type="float">
            <text:p>324646440</text:p>
          </table:table-cell>
          <table:table-cell office:value-type="float" office:value="266682360" calcext:value-type="float">
            <text:p>266682360</text:p>
          </table:table-cell>
          <table:table-cell office:value-type="float" office:value="259002408" calcext:value-type="float">
            <text:p>259002408</text:p>
          </table:table-cell>
          <table:table-cell office:value-type="float" office:value="163717576" calcext:value-type="float">
            <text:p>163717576</text:p>
          </table:table-cell>
          <table:table-cell office:value-type="float" office:value="354900760" calcext:value-type="float">
            <text:p>354900760</text:p>
          </table:table-cell>
        </table:table-row>
        <table:table-row table:style-name="ro1">
          <table:table-cell office:value-type="float" office:value="324646440" calcext:value-type="float">
            <text:p>324646440</text:p>
          </table:table-cell>
          <table:table-cell office:value-type="float" office:value="273772872" calcext:value-type="float">
            <text:p>273772872</text:p>
          </table:table-cell>
          <table:table-cell office:value-type="float" office:value="263719176" calcext:value-type="float">
            <text:p>263719176</text:p>
          </table:table-cell>
          <table:table-cell office:value-type="float" office:value="167104456" calcext:value-type="float">
            <text:p>167104456</text:p>
          </table:table-cell>
          <table:table-cell office:value-type="float" office:value="359028376" calcext:value-type="float">
            <text:p>359028376</text:p>
          </table:table-cell>
        </table:table-row>
        <table:table-row table:style-name="ro1">
          <table:table-cell office:value-type="float" office:value="324908712" calcext:value-type="float">
            <text:p>324908712</text:p>
          </table:table-cell>
          <table:table-cell office:value-type="float" office:value="275506136" calcext:value-type="float">
            <text:p>275506136</text:p>
          </table:table-cell>
          <table:table-cell office:value-type="float" office:value="267911400" calcext:value-type="float">
            <text:p>267911400</text:p>
          </table:table-cell>
          <table:table-cell office:value-type="float" office:value="177423464" calcext:value-type="float">
            <text:p>177423464</text:p>
          </table:table-cell>
          <table:table-cell office:value-type="float" office:value="361092184" calcext:value-type="float">
            <text:p>361092184</text:p>
          </table:table-cell>
        </table:table-row>
        <table:table-row table:style-name="ro1">
          <table:table-cell office:value-type="float" office:value="334700808" calcext:value-type="float">
            <text:p>334700808</text:p>
          </table:table-cell>
          <table:table-cell office:value-type="float" office:value="179565448" calcext:value-type="float">
            <text:p>179565448</text:p>
          </table:table-cell>
          <table:table-cell office:value-type="float" office:value="267911400" calcext:value-type="float">
            <text:p>267911400</text:p>
          </table:table-cell>
          <table:table-cell office:value-type="float" office:value="180519208" calcext:value-type="float">
            <text:p>180519208</text:p>
          </table:table-cell>
          <table:table-cell office:value-type="float" office:value="361092184" calcext:value-type="float">
            <text:p>361092184</text:p>
          </table:table-cell>
        </table:table-row>
        <table:table-row table:style-name="ro1">
          <table:table-cell office:value-type="float" office:value="341153064" calcext:value-type="float">
            <text:p>341153064</text:p>
          </table:table-cell>
          <table:table-cell office:value-type="float" office:value="184644376" calcext:value-type="float">
            <text:p>184644376</text:p>
          </table:table-cell>
          <table:table-cell office:value-type="float" office:value="274411784" calcext:value-type="float">
            <text:p>274411784</text:p>
          </table:table-cell>
          <table:table-cell office:value-type="float" office:value="183614920" calcext:value-type="float">
            <text:p>183614920</text:p>
          </table:table-cell>
          <table:table-cell office:value-type="float" office:value="367283608" calcext:value-type="float">
            <text:p>367283608</text:p>
          </table:table-cell>
        </table:table-row>
        <table:table-row table:style-name="ro1">
          <table:table-cell office:value-type="float" office:value="341153064" calcext:value-type="float">
            <text:p>341153064</text:p>
          </table:table-cell>
          <table:table-cell office:value-type="float" office:value="186708184" calcext:value-type="float">
            <text:p>186708184</text:p>
          </table:table-cell>
          <table:table-cell office:value-type="float" office:value="274411784" calcext:value-type="float">
            <text:p>274411784</text:p>
          </table:table-cell>
          <table:table-cell office:value-type="float" office:value="195997768" calcext:value-type="float">
            <text:p>195997768</text:p>
          </table:table-cell>
          <table:table-cell office:value-type="float" office:value="377602648" calcext:value-type="float">
            <text:p>377602648</text:p>
          </table:table-cell>
        </table:table-row>
        <table:table-row table:style-name="ro1">
          <table:table-cell office:value-type="float" office:value="341153064" calcext:value-type="float">
            <text:p>341153064</text:p>
          </table:table-cell>
          <table:table-cell office:value-type="float" office:value="186708184" calcext:value-type="float">
            <text:p>186708184</text:p>
          </table:table-cell>
          <table:table-cell office:value-type="float" office:value="274411784" calcext:value-type="float">
            <text:p>274411784</text:p>
          </table:table-cell>
          <table:table-cell office:value-type="float" office:value="197029672" calcext:value-type="float">
            <text:p>197029672</text:p>
          </table:table-cell>
          <table:table-cell office:value-type="float" office:value="382762168" calcext:value-type="float">
            <text:p>382762168</text:p>
          </table:table-cell>
        </table:table-row>
        <table:table-row table:style-name="ro1">
          <table:table-cell office:value-type="float" office:value="347080776" calcext:value-type="float">
            <text:p>347080776</text:p>
          </table:table-cell>
          <table:table-cell office:value-type="float" office:value="192899608" calcext:value-type="float">
            <text:p>192899608</text:p>
          </table:table-cell>
          <table:table-cell office:value-type="float" office:value="274411784" calcext:value-type="float">
            <text:p>274411784</text:p>
          </table:table-cell>
          <table:table-cell office:value-type="float" office:value="197029672" calcext:value-type="float">
            <text:p>197029672</text:p>
          </table:table-cell>
          <table:table-cell office:value-type="float" office:value="394113112" calcext:value-type="float">
            <text:p>394113112</text:p>
          </table:table-cell>
        </table:table-row>
        <table:table-row table:style-name="ro1">
          <table:table-cell office:value-type="float" office:value="357659688" calcext:value-type="float">
            <text:p>357659688</text:p>
          </table:table-cell>
          <table:table-cell office:value-type="float" office:value="203218648" calcext:value-type="float">
            <text:p>203218648</text:p>
          </table:table-cell>
          <table:table-cell office:value-type="float" office:value="274411784" calcext:value-type="float">
            <text:p>274411784</text:p>
          </table:table-cell>
          <table:table-cell office:value-type="float" office:value="207348712" calcext:value-type="float">
            <text:p>207348712</text:p>
          </table:table-cell>
          <table:table-cell office:value-type="float" office:value="396176920" calcext:value-type="float">
            <text:p>396176920</text:p>
          </table:table-cell>
        </table:table-row>
        <table:table-row table:style-name="ro1">
          <table:table-cell office:value-type="float" office:value="185115176" calcext:value-type="float">
            <text:p>185115176</text:p>
          </table:table-cell>
          <table:table-cell office:value-type="float" office:value="209410072" calcext:value-type="float">
            <text:p>209410072</text:p>
          </table:table-cell>
          <table:table-cell office:value-type="float" office:value="274411784" calcext:value-type="float">
            <text:p>274411784</text:p>
          </table:table-cell>
          <table:table-cell office:value-type="float" office:value="208577064" calcext:value-type="float">
            <text:p>208577064</text:p>
          </table:table-cell>
          <table:table-cell office:value-type="float" office:value="407527864" calcext:value-type="float">
            <text:p>407527864</text:p>
          </table:table-cell>
        </table:table-row>
        <table:table-row table:style-name="ro1">
          <table:table-cell office:value-type="float" office:value="187735096" calcext:value-type="float">
            <text:p>187735096</text:p>
          </table:table-cell>
          <table:table-cell office:value-type="float" office:value="219729112" calcext:value-type="float">
            <text:p>219729112</text:p>
          </table:table-cell>
          <table:table-cell office:value-type="float" office:value="274411784" calcext:value-type="float">
            <text:p>274411784</text:p>
          </table:table-cell>
          <table:table-cell office:value-type="float" office:value="212638152" calcext:value-type="float">
            <text:p>212638152</text:p>
          </table:table-cell>
          <table:table-cell office:value-type="float" office:value="410623576" calcext:value-type="float">
            <text:p>410623576</text:p>
          </table:table-cell>
        </table:table-row>
        <table:table-row table:style-name="ro1">
          <table:table-cell office:value-type="float" office:value="199086040" calcext:value-type="float">
            <text:p>199086040</text:p>
          </table:table-cell>
          <table:table-cell office:value-type="float" office:value="219729112" calcext:value-type="float">
            <text:p>219729112</text:p>
          </table:table-cell>
          <table:table-cell office:value-type="float" office:value="175329560" calcext:value-type="float">
            <text:p>175329560</text:p>
          </table:table-cell>
          <table:table-cell office:value-type="float" office:value="212638152" calcext:value-type="float">
            <text:p>212638152</text:p>
          </table:table-cell>
          <table:table-cell office:value-type="float" office:value="415783096" calcext:value-type="float">
            <text:p>415783096</text:p>
          </table:table-cell>
        </table:table-row>
        <table:table-row table:style-name="ro1">
          <table:table-cell office:value-type="float" office:value="201149848" calcext:value-type="float">
            <text:p>201149848</text:p>
          </table:table-cell>
          <table:table-cell office:value-type="float" office:value="219729112" calcext:value-type="float">
            <text:p>219729112</text:p>
          </table:table-cell>
          <table:table-cell office:value-type="float" office:value="180455048" calcext:value-type="float">
            <text:p>180455048</text:p>
          </table:table-cell>
          <table:table-cell office:value-type="float" office:value="221284872" calcext:value-type="float">
            <text:p>221284872</text:p>
          </table:table-cell>
          <table:table-cell office:value-type="float" office:value="427134040" calcext:value-type="float">
            <text:p>427134040</text:p>
          </table:table-cell>
        </table:table-row>
        <table:table-row table:style-name="ro1">
          <table:table-cell office:value-type="float" office:value="201149848" calcext:value-type="float">
            <text:p>201149848</text:p>
          </table:table-cell>
          <table:table-cell office:value-type="float" office:value="232109080" calcext:value-type="float">
            <text:p>232109080</text:p>
          </table:table-cell>
          <table:table-cell office:value-type="float" office:value="184931272" calcext:value-type="float">
            <text:p>184931272</text:p>
          </table:table-cell>
          <table:table-cell office:value-type="float" office:value="222954792" calcext:value-type="float">
            <text:p>222954792</text:p>
          </table:table-cell>
          <table:table-cell office:value-type="float" office:value="427134040" calcext:value-type="float">
            <text:p>427134040</text:p>
          </table:table-cell>
        </table:table-row>
        <table:table-row table:style-name="ro1">
          <table:table-cell office:value-type="float" office:value="215596504" calcext:value-type="float">
            <text:p>215596504</text:p>
          </table:table-cell>
          <table:table-cell office:value-type="float" office:value="235466328" calcext:value-type="float">
            <text:p>235466328</text:p>
          </table:table-cell>
          <table:table-cell office:value-type="float" office:value="188769176" calcext:value-type="float">
            <text:p>188769176</text:p>
          </table:table-cell>
          <table:table-cell office:value-type="float" office:value="222954792" calcext:value-type="float">
            <text:p>222954792</text:p>
          </table:table-cell>
          <table:table-cell office:value-type="float" office:value="439516888" calcext:value-type="float">
            <text:p>439516888</text:p>
          </table:table-cell>
        </table:table-row>
        <table:table-row table:style-name="ro1">
          <table:table-cell office:value-type="float" office:value="217660312" calcext:value-type="float">
            <text:p>217660312</text:p>
          </table:table-cell>
          <table:table-cell office:value-type="float" office:value="235466328" calcext:value-type="float">
            <text:p>235466328</text:p>
          </table:table-cell>
          <table:table-cell office:value-type="float" office:value="188769176" calcext:value-type="float">
            <text:p>188769176</text:p>
          </table:table-cell>
          <table:table-cell office:value-type="float" office:value="228637656" calcext:value-type="float">
            <text:p>228637656</text:p>
          </table:table-cell>
          <table:table-cell office:value-type="float" office:value="443644504" calcext:value-type="float">
            <text:p>443644504</text:p>
          </table:table-cell>
        </table:table-row>
        <table:table-row table:style-name="ro1">
          <table:table-cell office:value-type="float" office:value="231075064" calcext:value-type="float">
            <text:p>231075064</text:p>
          </table:table-cell>
          <table:table-cell office:value-type="float" office:value="235466328" calcext:value-type="float">
            <text:p>235466328</text:p>
          </table:table-cell>
          <table:table-cell office:value-type="float" office:value="188769176" calcext:value-type="float">
            <text:p>188769176</text:p>
          </table:table-cell>
          <table:table-cell office:value-type="float" office:value="229144776" calcext:value-type="float">
            <text:p>229144776</text:p>
          </table:table-cell>
          <table:table-cell office:value-type="float" office:value="456027352" calcext:value-type="float">
            <text:p>456027352</text:p>
          </table:table-cell>
        </table:table-row>
        <table:table-row table:style-name="ro1">
          <table:table-cell office:value-type="float" office:value="245521720" calcext:value-type="float">
            <text:p>245521720</text:p>
          </table:table-cell>
          <table:table-cell office:value-type="float" office:value="241459608" calcext:value-type="float">
            <text:p>241459608</text:p>
          </table:table-cell>
          <table:table-cell office:value-type="float" office:value="188769176" calcext:value-type="float">
            <text:p>188769176</text:p>
          </table:table-cell>
          <table:table-cell office:value-type="float" office:value="239526984" calcext:value-type="float">
            <text:p>239526984</text:p>
          </table:table-cell>
          <table:table-cell office:value-type="float" office:value="460154968" calcext:value-type="float">
            <text:p>460154968</text:p>
          </table:table-cell>
        </table:table-row>
        <table:table-row table:style-name="ro1">
          <table:table-cell office:value-type="float" office:value="266159800" calcext:value-type="float">
            <text:p>266159800</text:p>
          </table:table-cell>
          <table:table-cell office:value-type="float" office:value="251972952" calcext:value-type="float">
            <text:p>251972952</text:p>
          </table:table-cell>
          <table:table-cell office:value-type="float" office:value="188769176" calcext:value-type="float">
            <text:p>188769176</text:p>
          </table:table-cell>
          <table:table-cell office:value-type="float" office:value="245651400" calcext:value-type="float">
            <text:p>245651400</text:p>
          </table:table-cell>
          <table:table-cell office:value-type="float" office:value="484920664" calcext:value-type="float">
            <text:p>484920664</text:p>
          </table:table-cell>
        </table:table-row>
        <table:table-row table:style-name="ro1">
          <table:table-cell office:value-type="float" office:value="279574552" calcext:value-type="float">
            <text:p>279574552</text:p>
          </table:table-cell>
          <table:table-cell office:value-type="float" office:value="251972952" calcext:value-type="float">
            <text:p>251972952</text:p>
          </table:table-cell>
          <table:table-cell office:value-type="float" office:value="125835976" calcext:value-type="float">
            <text:p>125835976</text:p>
          </table:table-cell>
          <table:table-cell office:value-type="float" office:value="246551912" calcext:value-type="float">
            <text:p>246551912</text:p>
          </table:table-cell>
          <table:table-cell office:value-type="float" office:value="499367320" calcext:value-type="float">
            <text:p>499367320</text:p>
          </table:table-cell>
        </table:table-row>
        <table:table-row table:style-name="ro1">
          <table:table-cell office:value-type="float" office:value="282670264" calcext:value-type="float">
            <text:p>282670264</text:p>
          </table:table-cell>
          <table:table-cell office:value-type="float" office:value="251972952" calcext:value-type="float">
            <text:p>251972952</text:p>
          </table:table-cell>
          <table:table-cell office:value-type="float" office:value="132027400" calcext:value-type="float">
            <text:p>132027400</text:p>
          </table:table-cell>
          <table:table-cell office:value-type="float" office:value="246551912" calcext:value-type="float">
            <text:p>246551912</text:p>
          </table:table-cell>
          <table:table-cell office:value-type="float" office:value="507622552" calcext:value-type="float">
            <text:p>507622552</text:p>
          </table:table-cell>
        </table:table-row>
        <table:table-row table:style-name="ro1">
          <table:table-cell office:value-type="float" office:value="292989304" calcext:value-type="float">
            <text:p>292989304</text:p>
          </table:table-cell>
          <table:table-cell office:value-type="float" office:value="167804424" calcext:value-type="float">
            <text:p>167804424</text:p>
          </table:table-cell>
          <table:table-cell office:value-type="float" office:value="131596904" calcext:value-type="float">
            <text:p>131596904</text:p>
          </table:table-cell>
          <table:table-cell office:value-type="float" office:value="153072728" calcext:value-type="float">
            <text:p>153072728</text:p>
          </table:table-cell>
          <table:table-cell office:value-type="float" office:value="509686360" calcext:value-type="float">
            <text:p>509686360</text:p>
          </table:table-cell>
        </table:table-row>
        <table:table-row table:style-name="ro1">
          <table:table-cell office:value-type="float" office:value="299180728" calcext:value-type="float">
            <text:p>299180728</text:p>
          </table:table-cell>
          <table:table-cell office:value-type="float" office:value="169656776" calcext:value-type="float">
            <text:p>169656776</text:p>
          </table:table-cell>
          <table:table-cell office:value-type="float" office:value="131596904" calcext:value-type="float">
            <text:p>131596904</text:p>
          </table:table-cell>
          <table:table-cell office:value-type="float" office:value="155752184" calcext:value-type="float">
            <text:p>155752184</text:p>
          </table:table-cell>
          <table:table-cell office:value-type="float" office:value="521037304" calcext:value-type="float">
            <text:p>521037304</text:p>
          </table:table-cell>
        </table:table-row>
        <table:table-row table:style-name="ro1">
          <table:table-cell office:value-type="float" office:value="299180728" calcext:value-type="float">
            <text:p>299180728</text:p>
          </table:table-cell>
          <table:table-cell office:value-type="float" office:value="182583160" calcext:value-type="float">
            <text:p>182583160</text:p>
          </table:table-cell>
          <table:table-cell office:value-type="float" office:value="131596904" calcext:value-type="float">
            <text:p>131596904</text:p>
          </table:table-cell>
          <table:table-cell office:value-type="float" office:value="155752184" calcext:value-type="float">
            <text:p>155752184</text:p>
          </table:table-cell>
          <table:table-cell office:value-type="float" office:value="524133016" calcext:value-type="float">
            <text:p>524133016</text:p>
          </table:table-cell>
        </table:table-row>
        <table:table-row table:style-name="ro1">
          <table:table-cell office:value-type="float" office:value="310531672" calcext:value-type="float">
            <text:p>310531672</text:p>
          </table:table-cell>
          <table:table-cell office:value-type="float" office:value="184646968" calcext:value-type="float">
            <text:p>184646968</text:p>
          </table:table-cell>
          <table:table-cell office:value-type="float" office:value="131596904" calcext:value-type="float">
            <text:p>131596904</text:p>
          </table:table-cell>
          <table:table-cell office:value-type="float" office:value="155752184" calcext:value-type="float">
            <text:p>155752184</text:p>
          </table:table-cell>
          <table:table-cell office:value-type="float" office:value="529292536" calcext:value-type="float">
            <text:p>529292536</text:p>
          </table:table-cell>
        </table:table-row>
        <table:table-row table:style-name="ro1">
          <table:table-cell office:value-type="float" office:value="313627384" calcext:value-type="float">
            <text:p>313627384</text:p>
          </table:table-cell>
          <table:table-cell office:value-type="float" office:value="192902200" calcext:value-type="float">
            <text:p>192902200</text:p>
          </table:table-cell>
          <table:table-cell office:value-type="float" office:value="131596904" calcext:value-type="float">
            <text:p>131596904</text:p>
          </table:table-cell>
          <table:table-cell office:value-type="float" office:value="155752184" calcext:value-type="float">
            <text:p>155752184</text:p>
          </table:table-cell>
          <table:table-cell office:value-type="float" office:value="540643480" calcext:value-type="float">
            <text:p>540643480</text:p>
          </table:table-cell>
        </table:table-row>
        <table:table-row table:style-name="ro1">
          <table:table-cell office:value-type="float" office:value="328074040" calcext:value-type="float">
            <text:p>328074040</text:p>
          </table:table-cell>
          <table:table-cell office:value-type="float" office:value="199093624" calcext:value-type="float">
            <text:p>199093624</text:p>
          </table:table-cell>
          <table:table-cell office:value-type="float" office:value="138218824" calcext:value-type="float">
            <text:p>138218824</text:p>
          </table:table-cell>
          <table:table-cell office:value-type="float" office:value="155752184" calcext:value-type="float">
            <text:p>155752184</text:p>
          </table:table-cell>
          <table:table-cell office:value-type="float" office:value="542707288" calcext:value-type="float">
            <text:p>542707288</text:p>
          </table:table-cell>
        </table:table-row>
        <table:table-row table:style-name="ro1">
          <table:table-cell office:value-type="float" office:value="330137848" calcext:value-type="float">
            <text:p>330137848</text:p>
          </table:table-cell>
          <table:table-cell office:value-type="float" office:value="199093624" calcext:value-type="float">
            <text:p>199093624</text:p>
          </table:table-cell>
          <table:table-cell office:value-type="float" office:value="145442152" calcext:value-type="float">
            <text:p>145442152</text:p>
          </table:table-cell>
          <table:table-cell office:value-type="float" office:value="155752184" calcext:value-type="float">
            <text:p>155752184</text:p>
          </table:table-cell>
          <table:table-cell office:value-type="float" office:value="553026296" calcext:value-type="float">
            <text:p>553026296</text:p>
          </table:table-cell>
        </table:table-row>
        <table:table-row table:style-name="ro1">
          <table:table-cell office:value-type="float" office:value="339424984" calcext:value-type="float">
            <text:p>339424984</text:p>
          </table:table-cell>
          <table:table-cell office:value-type="float" office:value="199093624" calcext:value-type="float">
            <text:p>199093624</text:p>
          </table:table-cell>
          <table:table-cell office:value-type="float" office:value="148161144" calcext:value-type="float">
            <text:p>148161144</text:p>
          </table:table-cell>
          <table:table-cell office:value-type="float" office:value="155752184" calcext:value-type="float">
            <text:p>155752184</text:p>
          </table:table-cell>
          <table:table-cell office:value-type="float" office:value="557153944" calcext:value-type="float">
            <text:p>557153944</text:p>
          </table:table-cell>
        </table:table-row>
        <table:table-row table:style-name="ro1">
          <table:table-cell office:value-type="float" office:value="345616408" calcext:value-type="float">
            <text:p>345616408</text:p>
          </table:table-cell>
          <table:table-cell office:value-type="float" office:value="204383064" calcext:value-type="float">
            <text:p>204383064</text:p>
          </table:table-cell>
          <table:table-cell office:value-type="float" office:value="151256136" calcext:value-type="float">
            <text:p>151256136</text:p>
          </table:table-cell>
          <table:table-cell office:value-type="float" office:value="155752184" calcext:value-type="float">
            <text:p>155752184</text:p>
          </table:table-cell>
          <table:table-cell office:value-type="float" office:value="557153944" calcext:value-type="float">
            <text:p>557153944</text:p>
          </table:table-cell>
        </table:table-row>
        <table:table-row table:style-name="ro1">
          <table:table-cell office:value-type="float" office:value="350775928" calcext:value-type="float">
            <text:p>350775928</text:p>
          </table:table-cell>
          <table:table-cell office:value-type="float" office:value="212457096" calcext:value-type="float">
            <text:p>212457096</text:p>
          </table:table-cell>
          <table:table-cell office:value-type="float" office:value="154351128" calcext:value-type="float">
            <text:p>154351128</text:p>
          </table:table-cell>
          <table:table-cell office:value-type="float" office:value="155752184" calcext:value-type="float">
            <text:p>155752184</text:p>
          </table:table-cell>
          <table:table-cell office:value-type="float" office:value="563345368" calcext:value-type="float">
            <text:p>563345368</text:p>
          </table:table-cell>
        </table:table-row>
        <table:table-row table:style-name="ro1">
          <table:table-cell office:value-type="float" office:value="362126872" calcext:value-type="float">
            <text:p>362126872</text:p>
          </table:table-cell>
          <table:table-cell office:value-type="float" office:value="212457096" calcext:value-type="float">
            <text:p>212457096</text:p>
          </table:table-cell>
          <table:table-cell office:value-type="float" office:value="157446120" calcext:value-type="float">
            <text:p>157446120</text:p>
          </table:table-cell>
          <table:table-cell office:value-type="float" office:value="155752184" calcext:value-type="float">
            <text:p>155752184</text:p>
          </table:table-cell>
          <table:table-cell office:value-type="float" office:value="570568696" calcext:value-type="float">
            <text:p>570568696</text:p>
          </table:table-cell>
        </table:table-row>
        <table:table-row table:style-name="ro1">
          <table:table-cell office:value-type="float" office:value="365222584" calcext:value-type="float">
            <text:p>365222584</text:p>
          </table:table-cell>
          <table:table-cell office:value-type="float" office:value="212457096" calcext:value-type="float">
            <text:p>212457096</text:p>
          </table:table-cell>
          <table:table-cell office:value-type="float" office:value="160541112" calcext:value-type="float">
            <text:p>160541112</text:p>
          </table:table-cell>
          <table:table-cell office:value-type="float" office:value="155752184" calcext:value-type="float">
            <text:p>155752184</text:p>
          </table:table-cell>
          <table:table-cell office:value-type="float" office:value="573664408" calcext:value-type="float">
            <text:p>573664408</text:p>
          </table:table-cell>
        </table:table-row>
        <table:table-row table:style-name="ro1">
          <table:table-cell office:value-type="float" office:value="373477816" calcext:value-type="float">
            <text:p>373477816</text:p>
          </table:table-cell>
          <table:table-cell office:value-type="float" office:value="213488760" calcext:value-type="float">
            <text:p>213488760</text:p>
          </table:table-cell>
          <table:table-cell office:value-type="float" office:value="163636104" calcext:value-type="float">
            <text:p>163636104</text:p>
          </table:table-cell>
          <table:table-cell office:value-type="float" office:value="155752184" calcext:value-type="float">
            <text:p>155752184</text:p>
          </table:table-cell>
          <table:table-cell office:value-type="float" office:value="582951544" calcext:value-type="float">
            <text:p>582951544</text:p>
          </table:table-cell>
        </table:table-row>
        <table:table-row table:style-name="ro1">
          <table:table-cell office:value-type="float" office:value="378637336" calcext:value-type="float">
            <text:p>378637336</text:p>
          </table:table-cell>
          <table:table-cell office:value-type="float" office:value="215600248" calcext:value-type="float">
            <text:p>215600248</text:p>
          </table:table-cell>
          <table:table-cell office:value-type="float" office:value="166731096" calcext:value-type="float">
            <text:p>166731096</text:p>
          </table:table-cell>
          <table:table-cell office:value-type="float" office:value="155752184" calcext:value-type="float">
            <text:p>155752184</text:p>
          </table:table-cell>
          <table:table-cell office:value-type="float" office:value="587079160" calcext:value-type="float">
            <text:p>587079160</text:p>
          </table:table-cell>
        </table:table-row>
        <table:table-row table:style-name="ro1">
          <table:table-cell office:value-type="float" office:value="385860664" calcext:value-type="float">
            <text:p>385860664</text:p>
          </table:table-cell>
          <table:table-cell office:value-type="float" office:value="222821864" calcext:value-type="float">
            <text:p>222821864</text:p>
          </table:table-cell>
          <table:table-cell office:value-type="float" office:value="169826088" calcext:value-type="float">
            <text:p>169826088</text:p>
          </table:table-cell>
          <table:table-cell office:value-type="float" office:value="155752184" calcext:value-type="float">
            <text:p>155752184</text:p>
          </table:table-cell>
          <table:table-cell office:value-type="float" office:value="591206776" calcext:value-type="float">
            <text:p>591206776</text:p>
          </table:table-cell>
        </table:table-row>
        <table:table-row table:style-name="ro1">
          <table:table-cell office:value-type="float" office:value="395147800" calcext:value-type="float">
            <text:p>395147800</text:p>
          </table:table-cell>
          <table:table-cell office:value-type="float" office:value="223853528" calcext:value-type="float">
            <text:p>223853528</text:p>
          </table:table-cell>
          <table:table-cell office:value-type="float" office:value="172921080" calcext:value-type="float">
            <text:p>172921080</text:p>
          </table:table-cell>
          <table:table-cell office:value-type="float" office:value="155752184" calcext:value-type="float">
            <text:p>155752184</text:p>
          </table:table-cell>
          <table:table-cell office:value-type="float" office:value="599462008" calcext:value-type="float">
            <text:p>599462008</text:p>
          </table:table-cell>
        </table:table-row>
        <table:table-row table:style-name="ro1">
          <table:table-cell office:value-type="float" office:value="395147800" calcext:value-type="float">
            <text:p>395147800</text:p>
          </table:table-cell>
          <table:table-cell office:value-type="float" office:value="223853528" calcext:value-type="float">
            <text:p>223853528</text:p>
          </table:table-cell>
          <table:table-cell office:value-type="float" office:value="176016072" calcext:value-type="float">
            <text:p>176016072</text:p>
          </table:table-cell>
          <table:table-cell office:value-type="float" office:value="155752184" calcext:value-type="float">
            <text:p>155752184</text:p>
          </table:table-cell>
          <table:table-cell office:value-type="float" office:value="603589624" calcext:value-type="float">
            <text:p>603589624</text:p>
          </table:table-cell>
        </table:table-row>
        <table:table-row table:style-name="ro1">
          <table:table-cell office:value-type="float" office:value="397211608" calcext:value-type="float">
            <text:p>397211608</text:p>
          </table:table-cell>
          <table:table-cell office:value-type="float" office:value="223853528" calcext:value-type="float">
            <text:p>223853528</text:p>
          </table:table-cell>
          <table:table-cell office:value-type="float" office:value="179111064" calcext:value-type="float">
            <text:p>179111064</text:p>
          </table:table-cell>
          <table:table-cell office:value-type="float" office:value="155752184" calcext:value-type="float">
            <text:p>155752184</text:p>
          </table:table-cell>
          <table:table-cell office:value-type="float" office:value="615972472" calcext:value-type="float">
            <text:p>615972472</text:p>
          </table:table-cell>
        </table:table-row>
        <table:table-row table:style-name="ro1">
          <table:table-cell office:value-type="float" office:value="406498744" calcext:value-type="float">
            <text:p>406498744</text:p>
          </table:table-cell>
          <table:table-cell office:value-type="float" office:value="223853528" calcext:value-type="float">
            <text:p>223853528</text:p>
          </table:table-cell>
          <table:table-cell office:value-type="float" office:value="182206056" calcext:value-type="float">
            <text:p>182206056</text:p>
          </table:table-cell>
          <table:table-cell office:value-type="float" office:value="155752184" calcext:value-type="float">
            <text:p>155752184</text:p>
          </table:table-cell>
          <table:table-cell office:value-type="float" office:value="621131992" calcext:value-type="float">
            <text:p>621131992</text:p>
          </table:table-cell>
        </table:table-row>
        <table:table-row table:style-name="ro1">
          <table:table-cell office:value-type="float" office:value="411658264" calcext:value-type="float">
            <text:p>411658264</text:p>
          </table:table-cell>
          <table:table-cell office:value-type="float" office:value="223853528" calcext:value-type="float">
            <text:p>223853528</text:p>
          </table:table-cell>
          <table:table-cell office:value-type="float" office:value="186332712" calcext:value-type="float">
            <text:p>186332712</text:p>
          </table:table-cell>
          <table:table-cell office:value-type="float" office:value="155752184" calcext:value-type="float">
            <text:p>155752184</text:p>
          </table:table-cell>
          <table:table-cell office:value-type="float" office:value="627715848" calcext:value-type="float">
            <text:p>627715848</text:p>
          </table:table-cell>
        </table:table-row>
        <table:table-row table:style-name="ro1">
          <table:table-cell office:value-type="float" office:value="423009208" calcext:value-type="float">
            <text:p>423009208</text:p>
          </table:table-cell>
          <table:table-cell office:value-type="float" office:value="223853528" calcext:value-type="float">
            <text:p>223853528</text:p>
          </table:table-cell>
          <table:table-cell office:value-type="float" office:value="189427704" calcext:value-type="float">
            <text:p>189427704</text:p>
          </table:table-cell>
          <table:table-cell office:value-type="float" office:value="155752184" calcext:value-type="float">
            <text:p>155752184</text:p>
          </table:table-cell>
          <table:table-cell office:value-type="float" office:value="636165864" calcext:value-type="float">
            <text:p>636165864</text:p>
          </table:table-cell>
        </table:table-row>
        <table:table-row table:style-name="ro1">
          <table:table-cell office:value-type="float" office:value="426104920" calcext:value-type="float">
            <text:p>426104920</text:p>
          </table:table-cell>
          <table:table-cell office:value-type="float" office:value="223853528" calcext:value-type="float">
            <text:p>223853528</text:p>
          </table:table-cell>
          <table:table-cell office:value-type="float" office:value="192522696" calcext:value-type="float">
            <text:p>192522696</text:p>
          </table:table-cell>
          <table:table-cell office:value-type="float" office:value="155752184" calcext:value-type="float">
            <text:p>155752184</text:p>
          </table:table-cell>
          <table:table-cell office:value-type="float" office:value="636165864" calcext:value-type="float">
            <text:p>636165864</text:p>
          </table:table-cell>
        </table:table-row>
        <table:table-row table:style-name="ro1">
          <table:table-cell office:value-type="float" office:value="428168728" calcext:value-type="float">
            <text:p>428168728</text:p>
          </table:table-cell>
          <table:table-cell office:value-type="float" office:value="223853528" calcext:value-type="float">
            <text:p>223853528</text:p>
          </table:table-cell>
          <table:table-cell office:value-type="float" office:value="195617688" calcext:value-type="float">
            <text:p>195617688</text:p>
          </table:table-cell>
          <table:table-cell office:value-type="float" office:value="167103160" calcext:value-type="float">
            <text:p>167103160</text:p>
          </table:table-cell>
          <table:table-cell office:value-type="float" office:value="636165864" calcext:value-type="float">
            <text:p>636165864</text:p>
          </table:table-cell>
        </table:table-row>
        <table:table-row table:style-name="ro1">
          <table:table-cell office:value-type="float" office:value="434620968" calcext:value-type="float">
            <text:p>434620968</text:p>
          </table:table-cell>
          <table:table-cell office:value-type="float" office:value="223832504" calcext:value-type="float">
            <text:p>223832504</text:p>
          </table:table-cell>
          <table:table-cell office:value-type="float" office:value="198712680" calcext:value-type="float">
            <text:p>198712680</text:p>
          </table:table-cell>
          <table:table-cell office:value-type="float" office:value="170198872" calcext:value-type="float">
            <text:p>170198872</text:p>
          </table:table-cell>
          <table:table-cell office:value-type="float" office:value="639260856" calcext:value-type="float">
            <text:p>639260856</text:p>
          </table:table-cell>
        </table:table-row>
        <table:table-row table:style-name="ro1">
          <table:table-cell office:value-type="float" office:value="439141032" calcext:value-type="float">
            <text:p>439141032</text:p>
          </table:table-cell>
          <table:table-cell office:value-type="float" office:value="231076856" calcext:value-type="float">
            <text:p>231076856</text:p>
          </table:table-cell>
          <table:table-cell office:value-type="float" office:value="201807672" calcext:value-type="float">
            <text:p>201807672</text:p>
          </table:table-cell>
          <table:table-cell office:value-type="float" office:value="174326488" calcext:value-type="float">
            <text:p>174326488</text:p>
          </table:table-cell>
          <table:table-cell office:value-type="float" office:value="642486984" calcext:value-type="float">
            <text:p>642486984</text:p>
          </table:table-cell>
        </table:table-row>
        <table:table-row table:style-name="ro1">
          <table:table-cell office:value-type="float" office:value="439141032" calcext:value-type="float">
            <text:p>439141032</text:p>
          </table:table-cell>
          <table:table-cell office:value-type="float" office:value="231076856" calcext:value-type="float">
            <text:p>231076856</text:p>
          </table:table-cell>
          <table:table-cell office:value-type="float" office:value="202839336" calcext:value-type="float">
            <text:p>202839336</text:p>
          </table:table-cell>
          <table:table-cell office:value-type="float" office:value="186709336" calcext:value-type="float">
            <text:p>186709336</text:p>
          </table:table-cell>
          <table:table-cell office:value-type="float" office:value="652672488" calcext:value-type="float">
            <text:p>652672488</text:p>
          </table:table-cell>
        </table:table-row>
        <table:table-row table:style-name="ro1">
          <table:table-cell office:value-type="float" office:value="443840376" calcext:value-type="float">
            <text:p>443840376</text:p>
          </table:table-cell>
          <table:table-cell office:value-type="float" office:value="231076856" calcext:value-type="float">
            <text:p>231076856</text:p>
          </table:table-cell>
          <table:table-cell office:value-type="float" office:value="206507016" calcext:value-type="float">
            <text:p>206507016</text:p>
          </table:table-cell>
          <table:table-cell office:value-type="float" office:value="190836952" calcext:value-type="float">
            <text:p>190836952</text:p>
          </table:table-cell>
          <table:table-cell office:value-type="float" office:value="652672488" calcext:value-type="float">
            <text:p>652672488</text:p>
          </table:table-cell>
        </table:table-row>
        <table:table-row table:style-name="ro1">
          <table:table-cell office:value-type="float" office:value="447459912" calcext:value-type="float">
            <text:p>447459912</text:p>
          </table:table-cell>
          <table:table-cell office:value-type="float" office:value="231076856" calcext:value-type="float">
            <text:p>231076856</text:p>
          </table:table-cell>
          <table:table-cell office:value-type="float" office:value="209593784" calcext:value-type="float">
            <text:p>209593784</text:p>
          </table:table-cell>
          <table:table-cell office:value-type="float" office:value="203219800" calcext:value-type="float">
            <text:p>203219800</text:p>
          </table:table-cell>
          <table:table-cell office:value-type="float" office:value="652672488" calcext:value-type="float">
            <text:p>652672488</text:p>
          </table:table-cell>
        </table:table-row>
        <table:table-row table:style-name="ro1">
          <table:table-cell office:value-type="float" office:value="453960328" calcext:value-type="float">
            <text:p>453960328</text:p>
          </table:table-cell>
          <table:table-cell office:value-type="float" office:value="231076856" calcext:value-type="float">
            <text:p>231076856</text:p>
          </table:table-cell>
          <table:table-cell office:value-type="float" office:value="202789560" calcext:value-type="float">
            <text:p>202789560</text:p>
          </table:table-cell>
          <table:table-cell office:value-type="float" office:value="203219800" calcext:value-type="float">
            <text:p>203219800</text:p>
          </table:table-cell>
          <table:table-cell office:value-type="float" office:value="652672488" calcext:value-type="float">
            <text:p>652672488</text:p>
          </table:table-cell>
        </table:table-row>
        <table:table-row table:style-name="ro1">
          <table:table-cell office:value-type="float" office:value="455647656" calcext:value-type="float">
            <text:p>455647656</text:p>
          </table:table-cell>
          <table:table-cell office:value-type="float" office:value="231076856" calcext:value-type="float">
            <text:p>231076856</text:p>
          </table:table-cell>
          <table:table-cell office:value-type="float" office:value="209407048" calcext:value-type="float">
            <text:p>209407048</text:p>
          </table:table-cell>
          <table:table-cell office:value-type="float" office:value="203219800" calcext:value-type="float">
            <text:p>203219800</text:p>
          </table:table-cell>
          <table:table-cell office:value-type="float" office:value="652672488" calcext:value-type="float">
            <text:p>652672488</text:p>
          </table:table-cell>
        </table:table-row>
        <table:table-row table:style-name="ro1">
          <table:table-cell office:value-type="float" office:value="455647656" calcext:value-type="float">
            <text:p>455647656</text:p>
          </table:table-cell>
          <table:table-cell office:value-type="float" office:value="231076856" calcext:value-type="float">
            <text:p>231076856</text:p>
          </table:table-cell>
          <table:table-cell office:value-type="float" office:value="216630376" calcext:value-type="float">
            <text:p>216630376</text:p>
          </table:table-cell>
          <table:table-cell office:value-type="float" office:value="219153720" calcext:value-type="float">
            <text:p>219153720</text:p>
          </table:table-cell>
          <table:table-cell office:value-type="float" office:value="663824088" calcext:value-type="float">
            <text:p>663824088</text:p>
          </table:table-cell>
        </table:table-row>
        <table:table-row table:style-name="ro1">
          <table:table-cell office:value-type="float" office:value="460347000" calcext:value-type="float">
            <text:p>460347000</text:p>
          </table:table-cell>
          <table:table-cell office:value-type="float" office:value="135643496" calcext:value-type="float">
            <text:p>135643496</text:p>
          </table:table-cell>
          <table:table-cell office:value-type="float" office:value="223853704" calcext:value-type="float">
            <text:p>223853704</text:p>
          </table:table-cell>
          <table:table-cell office:value-type="float" office:value="219153720" calcext:value-type="float">
            <text:p>219153720</text:p>
          </table:table-cell>
          <table:table-cell office:value-type="float" office:value="664414200" calcext:value-type="float">
            <text:p>664414200</text:p>
          </table:table-cell>
        </table:table-row>
        <table:table-row table:style-name="ro1">
          <table:table-cell office:value-type="float" office:value="463900968" calcext:value-type="float">
            <text:p>463900968</text:p>
          </table:table-cell>
          <table:table-cell office:value-type="float" office:value="137719016" calcext:value-type="float">
            <text:p>137719016</text:p>
          </table:table-cell>
          <table:table-cell office:value-type="float" office:value="232108936" calcext:value-type="float">
            <text:p>232108936</text:p>
          </table:table-cell>
          <table:table-cell office:value-type="float" office:value="219153720" calcext:value-type="float">
            <text:p>219153720</text:p>
          </table:table-cell>
          <table:table-cell office:value-type="float" office:value="664414200" calcext:value-type="float">
            <text:p>664414200</text:p>
          </table:table-cell>
        </table:table-row>
        <table:table-row table:style-name="ro1">
          <table:table-cell office:value-type="float" office:value="472154280" calcext:value-type="float">
            <text:p>472154280</text:p>
          </table:table-cell>
          <table:table-cell office:value-type="float" office:value="152659432" calcext:value-type="float">
            <text:p>152659432</text:p>
          </table:table-cell>
          <table:table-cell office:value-type="float" office:value="245523688" calcext:value-type="float">
            <text:p>245523688</text:p>
          </table:table-cell>
          <table:table-cell office:value-type="float" office:value="219547128" calcext:value-type="float">
            <text:p>219547128</text:p>
          </table:table-cell>
          <table:table-cell office:value-type="float" office:value="674779000" calcext:value-type="float">
            <text:p>674779000</text:p>
          </table:table-cell>
        </table:table-row>
        <table:table-row table:style-name="ro1">
          <table:table-cell office:value-type="float" office:value="476853624" calcext:value-type="float">
            <text:p>476853624</text:p>
          </table:table-cell>
          <table:table-cell office:value-type="float" office:value="169169896" calcext:value-type="float">
            <text:p>169169896</text:p>
          </table:table-cell>
          <table:table-cell office:value-type="float" office:value="259970344" calcext:value-type="float">
            <text:p>259970344</text:p>
          </table:table-cell>
          <table:table-cell office:value-type="float" office:value="235660344" calcext:value-type="float">
            <text:p>235660344</text:p>
          </table:table-cell>
          <table:table-cell office:value-type="float" office:value="680920824" calcext:value-type="float">
            <text:p>680920824</text:p>
          </table:table-cell>
        </table:table-row>
        <table:table-row table:style-name="ro1">
          <table:table-cell office:value-type="float" office:value="482798760" calcext:value-type="float">
            <text:p>482798760</text:p>
          </table:table-cell>
          <table:table-cell office:value-type="float" office:value="178457032" calcext:value-type="float">
            <text:p>178457032</text:p>
          </table:table-cell>
          <table:table-cell office:value-type="float" office:value="266161768" calcext:value-type="float">
            <text:p>266161768</text:p>
          </table:table-cell>
          <table:table-cell office:value-type="float" office:value="235660344" calcext:value-type="float">
            <text:p>235660344</text:p>
          </table:table-cell>
          <table:table-cell office:value-type="float" office:value="683163432" calcext:value-type="float">
            <text:p>683163432</text:p>
          </table:table-cell>
        </table:table-row>
        <table:table-row table:style-name="ro1">
          <table:table-cell office:value-type="float" office:value="488660904" calcext:value-type="float">
            <text:p>488660904</text:p>
          </table:table-cell>
          <table:table-cell office:value-type="float" office:value="185680360" calcext:value-type="float">
            <text:p>185680360</text:p>
          </table:table-cell>
          <table:table-cell office:value-type="float" office:value="274417000" calcext:value-type="float">
            <text:p>274417000</text:p>
          </table:table-cell>
          <table:table-cell office:value-type="float" office:value="239148744" calcext:value-type="float">
            <text:p>239148744</text:p>
          </table:table-cell>
          <table:table-cell office:value-type="float" office:value="685685736" calcext:value-type="float">
            <text:p>685685736</text:p>
          </table:table-cell>
        </table:table-row>
        <table:table-row table:style-name="ro1">
          <table:table-cell office:value-type="float" office:value="488660904" calcext:value-type="float">
            <text:p>488660904</text:p>
          </table:table-cell>
          <table:table-cell office:value-type="float" office:value="185680360" calcext:value-type="float">
            <text:p>185680360</text:p>
          </table:table-cell>
          <table:table-cell office:value-type="float" office:value="280608424" calcext:value-type="float">
            <text:p>280608424</text:p>
          </table:table-cell>
          <table:table-cell office:value-type="float" office:value="252166968" calcext:value-type="float">
            <text:p>252166968</text:p>
          </table:table-cell>
          <table:table-cell office:value-type="float" office:value="688715160" calcext:value-type="float">
            <text:p>688715160</text:p>
          </table:table-cell>
        </table:table-row>
        <table:table-row table:style-name="ro1">
          <table:table-cell office:value-type="float" office:value="488660904" calcext:value-type="float">
            <text:p>488660904</text:p>
          </table:table-cell>
          <table:table-cell office:value-type="float" office:value="186336024" calcext:value-type="float">
            <text:p>186336024</text:p>
          </table:table-cell>
          <table:table-cell office:value-type="float" office:value="284736040" calcext:value-type="float">
            <text:p>284736040</text:p>
          </table:table-cell>
          <table:table-cell office:value-type="float" office:value="252166968" calcext:value-type="float">
            <text:p>252166968</text:p>
          </table:table-cell>
          <table:table-cell office:value-type="float" office:value="697427448" calcext:value-type="float">
            <text:p>697427448</text:p>
          </table:table-cell>
        </table:table-row>
        <table:table-row table:style-name="ro1">
          <table:table-cell office:value-type="float" office:value="488660904" calcext:value-type="float">
            <text:p>488660904</text:p>
          </table:table-cell>
          <table:table-cell office:value-type="float" office:value="186336024" calcext:value-type="float">
            <text:p>186336024</text:p>
          </table:table-cell>
          <table:table-cell office:value-type="float" office:value="288863656" calcext:value-type="float">
            <text:p>288863656</text:p>
          </table:table-cell>
          <table:table-cell office:value-type="float" office:value="252166968" calcext:value-type="float">
            <text:p>252166968</text:p>
          </table:table-cell>
          <table:table-cell office:value-type="float" office:value="226730072" calcext:value-type="float">
            <text:p>226730072</text:p>
          </table:table-cell>
        </table:table-row>
        <table:table-row table:style-name="ro1">
          <table:table-cell office:value-type="float" office:value="488639912" calcext:value-type="float">
            <text:p>488639912</text:p>
          </table:table-cell>
          <table:table-cell office:value-type="float" office:value="186336024" calcext:value-type="float">
            <text:p>186336024</text:p>
          </table:table-cell>
          <table:table-cell office:value-type="float" office:value="292991272" calcext:value-type="float">
            <text:p>292991272</text:p>
          </table:table-cell>
          <table:table-cell office:value-type="float" office:value="252166968" calcext:value-type="float">
            <text:p>252166968</text:p>
          </table:table-cell>
          <table:table-cell office:value-type="float" office:value="231011752" calcext:value-type="float">
            <text:p>231011752</text:p>
          </table:table-cell>
        </table:table-row>
        <table:table-row table:style-name="ro1">
          <table:table-cell office:value-type="float" office:value="198685256" calcext:value-type="float">
            <text:p>198685256</text:p>
          </table:table-cell>
          <table:table-cell office:value-type="float" office:value="186336024" calcext:value-type="float">
            <text:p>186336024</text:p>
          </table:table-cell>
          <table:table-cell office:value-type="float" office:value="295055080" calcext:value-type="float">
            <text:p>295055080</text:p>
          </table:table-cell>
          <table:table-cell office:value-type="float" office:value="259323048" calcext:value-type="float">
            <text:p>259323048</text:p>
          </table:table-cell>
          <table:table-cell office:value-type="float" office:value="231530040" calcext:value-type="float">
            <text:p>231530040</text:p>
          </table:table-cell>
        </table:table-row>
        <table:table-row table:style-name="ro1">
          <table:table-cell office:value-type="float" office:value="206310376" calcext:value-type="float">
            <text:p>206310376</text:p>
          </table:table-cell>
          <table:table-cell office:value-type="float" office:value="187039848" calcext:value-type="float">
            <text:p>187039848</text:p>
          </table:table-cell>
          <table:table-cell office:value-type="float" office:value="302278408" calcext:value-type="float">
            <text:p>302278408</text:p>
          </table:table-cell>
          <table:table-cell office:value-type="float" office:value="268542456" calcext:value-type="float">
            <text:p>268542456</text:p>
          </table:table-cell>
          <table:table-cell office:value-type="float" office:value="243459640" calcext:value-type="float">
            <text:p>243459640</text:p>
          </table:table-cell>
        </table:table-row>
        <table:table-row table:style-name="ro1">
          <table:table-cell office:value-type="float" office:value="206310376" calcext:value-type="float">
            <text:p>206310376</text:p>
          </table:table-cell>
          <table:table-cell office:value-type="float" office:value="196128120" calcext:value-type="float">
            <text:p>196128120</text:p>
          </table:table-cell>
          <table:table-cell office:value-type="float" office:value="312597448" calcext:value-type="float">
            <text:p>312597448</text:p>
          </table:table-cell>
          <table:table-cell office:value-type="float" office:value="185135528" calcext:value-type="float">
            <text:p>185135528</text:p>
          </table:table-cell>
          <table:table-cell office:value-type="float" office:value="247587256" calcext:value-type="float">
            <text:p>247587256</text:p>
          </table:table-cell>
        </table:table-row>
        <table:table-row table:style-name="ro1">
          <table:table-cell office:value-type="float" office:value="214565608" calcext:value-type="float">
            <text:p>214565608</text:p>
          </table:table-cell>
          <table:table-cell office:value-type="float" office:value="202842648" calcext:value-type="float">
            <text:p>202842648</text:p>
          </table:table-cell>
          <table:table-cell office:value-type="float" office:value="318788872" calcext:value-type="float">
            <text:p>318788872</text:p>
          </table:table-cell>
          <table:table-cell office:value-type="float" office:value="185135528" calcext:value-type="float">
            <text:p>185135528</text:p>
          </table:table-cell>
          <table:table-cell office:value-type="float" office:value="255842488" calcext:value-type="float">
            <text:p>255842488</text:p>
          </table:table-cell>
        </table:table-row>
        <table:table-row table:style-name="ro1">
          <table:table-cell office:value-type="float" office:value="222820840" calcext:value-type="float">
            <text:p>222820840</text:p>
          </table:table-cell>
          <table:table-cell office:value-type="float" office:value="202842648" calcext:value-type="float">
            <text:p>202842648</text:p>
          </table:table-cell>
          <table:table-cell office:value-type="float" office:value="327044104" calcext:value-type="float">
            <text:p>327044104</text:p>
          </table:table-cell>
          <table:table-cell office:value-type="float" office:value="192894664" calcext:value-type="float">
            <text:p>192894664</text:p>
          </table:table-cell>
          <table:table-cell office:value-type="float" office:value="264097720" calcext:value-type="float">
            <text:p>264097720</text:p>
          </table:table-cell>
        </table:table-row>
        <table:table-row table:style-name="ro1">
          <table:table-cell office:value-type="float" office:value="222820840" calcext:value-type="float">
            <text:p>222820840</text:p>
          </table:table-cell>
          <table:table-cell office:value-type="float" office:value="202842648" calcext:value-type="float">
            <text:p>202842648</text:p>
          </table:table-cell>
          <table:table-cell office:value-type="float" office:value="331171720" calcext:value-type="float">
            <text:p>331171720</text:p>
          </table:table-cell>
          <table:table-cell office:value-type="float" office:value="201149896" calcext:value-type="float">
            <text:p>201149896</text:p>
          </table:table-cell>
          <table:table-cell office:value-type="float" office:value="267193432" calcext:value-type="float">
            <text:p>267193432</text:p>
          </table:table-cell>
        </table:table-row>
        <table:table-row table:style-name="ro1">
          <table:table-cell office:value-type="float" office:value="231076072" calcext:value-type="float">
            <text:p>231076072</text:p>
          </table:table-cell>
          <table:table-cell office:value-type="float" office:value="202842648" calcext:value-type="float">
            <text:p>202842648</text:p>
          </table:table-cell>
          <table:table-cell office:value-type="float" office:value="333235528" calcext:value-type="float">
            <text:p>333235528</text:p>
          </table:table-cell>
          <table:table-cell office:value-type="float" office:value="201149896" calcext:value-type="float">
            <text:p>201149896</text:p>
          </table:table-cell>
          <table:table-cell office:value-type="float" office:value="278544376" calcext:value-type="float">
            <text:p>278544376</text:p>
          </table:table-cell>
        </table:table-row>
        <table:table-row table:style-name="ro1">
          <table:table-cell office:value-type="float" office:value="239331304" calcext:value-type="float">
            <text:p>239331304</text:p>
          </table:table-cell>
          <table:table-cell office:value-type="float" office:value="210505848" calcext:value-type="float">
            <text:p>210505848</text:p>
          </table:table-cell>
          <table:table-cell office:value-type="float" office:value="338395048" calcext:value-type="float">
            <text:p>338395048</text:p>
          </table:table-cell>
          <table:table-cell office:value-type="float" office:value="203213704" calcext:value-type="float">
            <text:p>203213704</text:p>
          </table:table-cell>
          <table:table-cell office:value-type="float" office:value="280608184" calcext:value-type="float">
            <text:p>280608184</text:p>
          </table:table-cell>
        </table:table-row>
        <table:table-row table:style-name="ro1">
          <table:table-cell office:value-type="float" office:value="243458920" calcext:value-type="float">
            <text:p>243458920</text:p>
          </table:table-cell>
          <table:table-cell office:value-type="float" office:value="218514312" calcext:value-type="float">
            <text:p>218514312</text:p>
          </table:table-cell>
          <table:table-cell office:value-type="float" office:value="345618376" calcext:value-type="float">
            <text:p>345618376</text:p>
          </table:table-cell>
          <table:table-cell office:value-type="float" office:value="213532744" calcext:value-type="float">
            <text:p>213532744</text:p>
          </table:table-cell>
          <table:table-cell office:value-type="float" office:value="280608184" calcext:value-type="float">
            <text:p>280608184</text:p>
          </table:table-cell>
        </table:table-row>
        <table:table-row table:style-name="ro1">
          <table:table-cell office:value-type="float" office:value="255841768" calcext:value-type="float">
            <text:p>255841768</text:p>
          </table:table-cell>
          <table:table-cell office:value-type="float" office:value="219414840" calcext:value-type="float">
            <text:p>219414840</text:p>
          </table:table-cell>
          <table:table-cell office:value-type="float" office:value="351809800" calcext:value-type="float">
            <text:p>351809800</text:p>
          </table:table-cell>
          <table:table-cell office:value-type="float" office:value="216628456" calcext:value-type="float">
            <text:p>216628456</text:p>
          </table:table-cell>
          <table:table-cell office:value-type="float" office:value="290927224" calcext:value-type="float">
            <text:p>290927224</text:p>
          </table:table-cell>
        </table:table-row>
        <table:table-row table:style-name="ro1">
          <table:table-cell office:value-type="float" office:value="264097000" calcext:value-type="float">
            <text:p>264097000</text:p>
          </table:table-cell>
          <table:table-cell office:value-type="float" office:value="219414840" calcext:value-type="float">
            <text:p>219414840</text:p>
          </table:table-cell>
          <table:table-cell office:value-type="float" office:value="359033128" calcext:value-type="float">
            <text:p>359033128</text:p>
          </table:table-cell>
          <table:table-cell office:value-type="float" office:value="222819880" calcext:value-type="float">
            <text:p>222819880</text:p>
          </table:table-cell>
          <table:table-cell office:value-type="float" office:value="295054840" calcext:value-type="float">
            <text:p>295054840</text:p>
          </table:table-cell>
        </table:table-row>
        <table:table-row table:style-name="ro1">
          <table:table-cell office:value-type="float" office:value="272352232" calcext:value-type="float">
            <text:p>272352232</text:p>
          </table:table-cell>
          <table:table-cell office:value-type="float" office:value="219414840" calcext:value-type="float">
            <text:p>219414840</text:p>
          </table:table-cell>
          <table:table-cell office:value-type="float" office:value="362324808" calcext:value-type="float">
            <text:p>362324808</text:p>
          </table:table-cell>
          <table:table-cell office:value-type="float" office:value="233138920" calcext:value-type="float">
            <text:p>233138920</text:p>
          </table:table-cell>
          <table:table-cell office:value-type="float" office:value="303310072" calcext:value-type="float">
            <text:p>303310072</text:p>
          </table:table-cell>
        </table:table-row>
        <table:table-row table:style-name="ro1">
          <table:table-cell office:value-type="float" office:value="282671240" calcext:value-type="float">
            <text:p>282671240</text:p>
          </table:table-cell>
          <table:table-cell office:value-type="float" office:value="224442024" calcext:value-type="float">
            <text:p>224442024</text:p>
          </table:table-cell>
          <table:table-cell office:value-type="float" office:value="364912680" calcext:value-type="float">
            <text:p>364912680</text:p>
          </table:table-cell>
          <table:table-cell office:value-type="float" office:value="236234632" calcext:value-type="float">
            <text:p>236234632</text:p>
          </table:table-cell>
          <table:table-cell office:value-type="float" office:value="311565304" calcext:value-type="float">
            <text:p>311565304</text:p>
          </table:table-cell>
        </table:table-row>
        <table:table-row table:style-name="ro1">
          <table:table-cell office:value-type="float" office:value="288862696" calcext:value-type="float">
            <text:p>288862696</text:p>
          </table:table-cell>
          <table:table-cell office:value-type="float" office:value="234120408" calcext:value-type="float">
            <text:p>234120408</text:p>
          </table:table-cell>
          <table:table-cell office:value-type="float" office:value="368204376" calcext:value-type="float">
            <text:p>368204376</text:p>
          </table:table-cell>
          <table:table-cell office:value-type="float" office:value="248617480" calcext:value-type="float">
            <text:p>248617480</text:p>
          </table:table-cell>
          <table:table-cell office:value-type="float" office:value="315692920" calcext:value-type="float">
            <text:p>315692920</text:p>
          </table:table-cell>
        </table:table-row>
        <table:table-row table:style-name="ro1">
          <table:table-cell office:value-type="float" office:value="288862696" calcext:value-type="float">
            <text:p>288862696</text:p>
          </table:table-cell>
          <table:table-cell office:value-type="float" office:value="235921464" calcext:value-type="float">
            <text:p>235921464</text:p>
          </table:table-cell>
          <table:table-cell office:value-type="float" office:value="371609784" calcext:value-type="float">
            <text:p>371609784</text:p>
          </table:table-cell>
          <table:table-cell office:value-type="float" office:value="249649384" calcext:value-type="float">
            <text:p>249649384</text:p>
          </table:table-cell>
          <table:table-cell office:value-type="float" office:value="328075768" calcext:value-type="float">
            <text:p>328075768</text:p>
          </table:table-cell>
        </table:table-row>
        <table:table-row table:style-name="ro1">
          <table:table-cell office:value-type="float" office:value="298149832" calcext:value-type="float">
            <text:p>298149832</text:p>
          </table:table-cell>
          <table:table-cell office:value-type="float" office:value="235921464" calcext:value-type="float">
            <text:p>235921464</text:p>
          </table:table-cell>
          <table:table-cell office:value-type="float" office:value="374704776" calcext:value-type="float">
            <text:p>374704776</text:p>
          </table:table-cell>
          <table:table-cell office:value-type="float" office:value="261000328" calcext:value-type="float">
            <text:p>261000328</text:p>
          </table:table-cell>
          <table:table-cell office:value-type="float" office:value="328075768" calcext:value-type="float">
            <text:p>328075768</text:p>
          </table:table-cell>
        </table:table-row>
        <table:table-row table:style-name="ro1">
          <table:table-cell office:value-type="float" office:value="305373160" calcext:value-type="float">
            <text:p>305373160</text:p>
          </table:table-cell>
          <table:table-cell office:value-type="float" office:value="235921464" calcext:value-type="float">
            <text:p>235921464</text:p>
          </table:table-cell>
          <table:table-cell office:value-type="float" office:value="377799768" calcext:value-type="float">
            <text:p>377799768</text:p>
          </table:table-cell>
          <table:table-cell office:value-type="float" office:value="266159848" calcext:value-type="float">
            <text:p>266159848</text:p>
          </table:table-cell>
          <table:table-cell office:value-type="float" office:value="338394808" calcext:value-type="float">
            <text:p>338394808</text:p>
          </table:table-cell>
        </table:table-row>
        <table:table-row table:style-name="ro1">
          <table:table-cell office:value-type="float" office:value="313628392" calcext:value-type="float">
            <text:p>313628392</text:p>
          </table:table-cell>
          <table:table-cell office:value-type="float" office:value="235861640" calcext:value-type="float">
            <text:p>235861640</text:p>
          </table:table-cell>
          <table:table-cell office:value-type="float" office:value="380960328" calcext:value-type="float">
            <text:p>380960328</text:p>
          </table:table-cell>
          <table:table-cell office:value-type="float" office:value="273383176" calcext:value-type="float">
            <text:p>273383176</text:p>
          </table:table-cell>
          <table:table-cell office:value-type="float" office:value="344586232" calcext:value-type="float">
            <text:p>344586232</text:p>
          </table:table-cell>
        </table:table-row>
        <table:table-row table:style-name="ro1">
          <table:table-cell office:value-type="float" office:value="319819816" calcext:value-type="float">
            <text:p>319819816</text:p>
          </table:table-cell>
          <table:table-cell office:value-type="float" office:value="235800056" calcext:value-type="float">
            <text:p>235800056</text:p>
          </table:table-cell>
          <table:table-cell office:value-type="float" office:value="383924184" calcext:value-type="float">
            <text:p>383924184</text:p>
          </table:table-cell>
          <table:table-cell office:value-type="float" office:value="282670312" calcext:value-type="float">
            <text:p>282670312</text:p>
          </table:table-cell>
          <table:table-cell office:value-type="float" office:value="346650040" calcext:value-type="float">
            <text:p>346650040</text:p>
          </table:table-cell>
        </table:table-row>
        <table:table-row table:style-name="ro1">
          <table:table-cell office:value-type="float" office:value="326011240" calcext:value-type="float">
            <text:p>326011240</text:p>
          </table:table-cell>
          <table:table-cell office:value-type="float" office:value="237263656" calcext:value-type="float">
            <text:p>237263656</text:p>
          </table:table-cell>
          <table:table-cell office:value-type="float" office:value="386184216" calcext:value-type="float">
            <text:p>386184216</text:p>
          </table:table-cell>
          <table:table-cell office:value-type="float" office:value="283702216" calcext:value-type="float">
            <text:p>283702216</text:p>
          </table:table-cell>
          <table:table-cell office:value-type="float" office:value="356969080" calcext:value-type="float">
            <text:p>356969080</text:p>
          </table:table-cell>
        </table:table-row>
        <table:table-row table:style-name="ro1">
          <table:table-cell office:value-type="float" office:value="337362184" calcext:value-type="float">
            <text:p>337362184</text:p>
          </table:table-cell>
          <table:table-cell office:value-type="float" office:value="237263656" calcext:value-type="float">
            <text:p>237263656</text:p>
          </table:table-cell>
          <table:table-cell office:value-type="float" office:value="389213640" calcext:value-type="float">
            <text:p>389213640</text:p>
          </table:table-cell>
          <table:table-cell office:value-type="float" office:value="297116968" calcext:value-type="float">
            <text:p>297116968</text:p>
          </table:table-cell>
          <table:table-cell office:value-type="float" office:value="361096696" calcext:value-type="float">
            <text:p>361096696</text:p>
          </table:table-cell>
        </table:table-row>
        <table:table-row table:style-name="ro1">
          <table:table-cell office:value-type="float" office:value="347681224" calcext:value-type="float">
            <text:p>347681224</text:p>
          </table:table-cell>
          <table:table-cell office:value-type="float" office:value="249646504" calcext:value-type="float">
            <text:p>249646504</text:p>
          </table:table-cell>
          <table:table-cell office:value-type="float" office:value="392767608" calcext:value-type="float">
            <text:p>392767608</text:p>
          </table:table-cell>
          <table:table-cell office:value-type="float" office:value="299180776" calcext:value-type="float">
            <text:p>299180776</text:p>
          </table:table-cell>
          <table:table-cell office:value-type="float" office:value="367288120" calcext:value-type="float">
            <text:p>367288120</text:p>
          </table:table-cell>
        </table:table-row>
        <table:table-row table:style-name="ro1">
          <table:table-cell office:value-type="float" office:value="354904552" calcext:value-type="float">
            <text:p>354904552</text:p>
          </table:table-cell>
          <table:table-cell office:value-type="float" office:value="249646504" calcext:value-type="float">
            <text:p>249646504</text:p>
          </table:table-cell>
          <table:table-cell office:value-type="float" office:value="394371960" calcext:value-type="float">
            <text:p>394371960</text:p>
          </table:table-cell>
          <table:table-cell office:value-type="float" office:value="299180776" calcext:value-type="float">
            <text:p>299180776</text:p>
          </table:table-cell>
          <table:table-cell office:value-type="float" office:value="377607160" calcext:value-type="float">
            <text:p>377607160</text:p>
          </table:table-cell>
        </table:table-row>
        <table:table-row table:style-name="ro1">
          <table:table-cell office:value-type="float" office:value="364191688" calcext:value-type="float">
            <text:p>364191688</text:p>
          </table:table-cell>
          <table:table-cell office:value-type="float" office:value="252938184" calcext:value-type="float">
            <text:p>252938184</text:p>
          </table:table-cell>
          <table:table-cell office:value-type="float" office:value="394371960" calcext:value-type="float">
            <text:p>394371960</text:p>
          </table:table-cell>
          <table:table-cell office:value-type="float" office:value="306599112" calcext:value-type="float">
            <text:p>306599112</text:p>
          </table:table-cell>
          <table:table-cell office:value-type="float" office:value="377607160" calcext:value-type="float">
            <text:p>377607160</text:p>
          </table:table-cell>
        </table:table-row>
        <table:table-row table:style-name="ro1">
          <table:table-cell office:value-type="float" office:value="371415016" calcext:value-type="float">
            <text:p>371415016</text:p>
          </table:table-cell>
          <table:table-cell office:value-type="float" office:value="260159832" calcext:value-type="float">
            <text:p>260159832</text:p>
          </table:table-cell>
          <table:table-cell office:value-type="float" office:value="394371960" calcext:value-type="float">
            <text:p>394371960</text:p>
          </table:table-cell>
          <table:table-cell office:value-type="float" office:value="312544248" calcext:value-type="float">
            <text:p>312544248</text:p>
          </table:table-cell>
          <table:table-cell office:value-type="float" office:value="377607160" calcext:value-type="float">
            <text:p>377607160</text:p>
          </table:table-cell>
        </table:table-row>
        <table:table-row table:style-name="ro1">
          <table:table-cell office:value-type="float" office:value="371480568" calcext:value-type="float">
            <text:p>371480568</text:p>
          </table:table-cell>
          <table:table-cell office:value-type="float" office:value="265777128" calcext:value-type="float">
            <text:p>265777128</text:p>
          </table:table-cell>
          <table:table-cell office:value-type="float" office:value="394830936" calcext:value-type="float">
            <text:p>394830936</text:p>
          </table:table-cell>
          <table:table-cell office:value-type="float" office:value="312544248" calcext:value-type="float">
            <text:p>312544248</text:p>
          </table:table-cell>
          <table:table-cell office:value-type="float" office:value="381734776" calcext:value-type="float">
            <text:p>381734776</text:p>
          </table:table-cell>
        </table:table-row>
        <table:table-row table:style-name="ro1">
          <table:table-cell office:value-type="float" office:value="379865016" calcext:value-type="float">
            <text:p>379865016</text:p>
          </table:table-cell>
          <table:table-cell office:value-type="float" office:value="265777128" calcext:value-type="float">
            <text:p>265777128</text:p>
          </table:table-cell>
          <table:table-cell office:value-type="float" office:value="395403624" calcext:value-type="float">
            <text:p>395403624</text:p>
          </table:table-cell>
          <table:table-cell office:value-type="float" office:value="312544248" calcext:value-type="float">
            <text:p>312544248</text:p>
          </table:table-cell>
          <table:table-cell office:value-type="float" office:value="391021912" calcext:value-type="float">
            <text:p>391021912</text:p>
          </table:table-cell>
        </table:table-row>
        <table:table-row table:style-name="ro1">
          <table:table-cell office:value-type="float" office:value="379865016" calcext:value-type="float">
            <text:p>379865016</text:p>
          </table:table-cell>
          <table:table-cell office:value-type="float" office:value="265777128" calcext:value-type="float">
            <text:p>265777128</text:p>
          </table:table-cell>
          <table:table-cell office:value-type="float" office:value="168889528" calcext:value-type="float">
            <text:p>168889528</text:p>
          </table:table-cell>
          <table:table-cell office:value-type="float" office:value="315376968" calcext:value-type="float">
            <text:p>315376968</text:p>
          </table:table-cell>
          <table:table-cell office:value-type="float" office:value="393085720" calcext:value-type="float">
            <text:p>393085720</text:p>
          </table:table-cell>
        </table:table-row>
        <table:table-row table:style-name="ro1">
          <table:table-cell office:value-type="float" office:value="379865016" calcext:value-type="float">
            <text:p>379865016</text:p>
          </table:table-cell>
          <table:table-cell office:value-type="float" office:value="269444808" calcext:value-type="float">
            <text:p>269444808</text:p>
          </table:table-cell>
          <table:table-cell office:value-type="float" office:value="174335752" calcext:value-type="float">
            <text:p>174335752</text:p>
          </table:table-cell>
          <table:table-cell office:value-type="float" office:value="323564712" calcext:value-type="float">
            <text:p>323564712</text:p>
          </table:table-cell>
          <table:table-cell office:value-type="float" office:value="401340952" calcext:value-type="float">
            <text:p>401340952</text:p>
          </table:table-cell>
        </table:table-row>
        <table:table-row table:style-name="ro1">
          <table:table-cell office:value-type="float" office:value="379865016" calcext:value-type="float">
            <text:p>379865016</text:p>
          </table:table-cell>
          <table:table-cell office:value-type="float" office:value="282283752" calcext:value-type="float">
            <text:p>282283752</text:p>
          </table:table-cell>
          <table:table-cell office:value-type="float" office:value="186718600" calcext:value-type="float">
            <text:p>186718600</text:p>
          </table:table-cell>
          <table:table-cell office:value-type="float" office:value="329050872" calcext:value-type="float">
            <text:p>329050872</text:p>
          </table:table-cell>
          <table:table-cell office:value-type="float" office:value="407532376" calcext:value-type="float">
            <text:p>407532376</text:p>
          </table:table-cell>
        </table:table-row>
        <table:table-row table:style-name="ro1">
          <table:table-cell office:value-type="float" office:value="386889976" calcext:value-type="float">
            <text:p>386889976</text:p>
          </table:table-cell>
          <table:table-cell office:value-type="float" office:value="282283752" calcext:value-type="float">
            <text:p>282283752</text:p>
          </table:table-cell>
          <table:table-cell office:value-type="float" office:value="207356680" calcext:value-type="float">
            <text:p>207356680</text:p>
          </table:table-cell>
          <table:table-cell office:value-type="float" office:value="330983064" calcext:value-type="float">
            <text:p>330983064</text:p>
          </table:table-cell>
          <table:table-cell office:value-type="float" office:value="424042840" calcext:value-type="float">
            <text:p>424042840</text:p>
          </table:table-cell>
        </table:table-row>
        <table:table-row table:style-name="ro1">
          <table:table-cell office:value-type="float" office:value="390575064" calcext:value-type="float">
            <text:p>390575064</text:p>
          </table:table-cell>
          <table:table-cell office:value-type="float" office:value="282283752" calcext:value-type="float">
            <text:p>282283752</text:p>
          </table:table-cell>
          <table:table-cell office:value-type="float" office:value="216643816" calcext:value-type="float">
            <text:p>216643816</text:p>
          </table:table-cell>
          <table:table-cell office:value-type="float" office:value="335813544" calcext:value-type="float">
            <text:p>335813544</text:p>
          </table:table-cell>
          <table:table-cell office:value-type="float" office:value="432298072" calcext:value-type="float">
            <text:p>432298072</text:p>
          </table:table-cell>
        </table:table-row>
        <table:table-row table:style-name="ro1">
          <table:table-cell office:value-type="float" office:value="396240504" calcext:value-type="float">
            <text:p>396240504</text:p>
          </table:table-cell>
          <table:table-cell office:value-type="float" office:value="282283752" calcext:value-type="float">
            <text:p>282283752</text:p>
          </table:table-cell>
          <table:table-cell office:value-type="float" office:value="223867144" calcext:value-type="float">
            <text:p>223867144</text:p>
          </table:table-cell>
          <table:table-cell office:value-type="float" office:value="345164088" calcext:value-type="float">
            <text:p>345164088</text:p>
          </table:table-cell>
          <table:table-cell office:value-type="float" office:value="440553304" calcext:value-type="float">
            <text:p>440553304</text:p>
          </table:table-cell>
        </table:table-row>
        <table:table-row table:style-name="ro1">
          <table:table-cell office:value-type="float" office:value="396371640" calcext:value-type="float">
            <text:p>396371640</text:p>
          </table:table-cell>
          <table:table-cell office:value-type="float" office:value="285378744" calcext:value-type="float">
            <text:p>285378744</text:p>
          </table:table-cell>
          <table:table-cell office:value-type="float" office:value="227994760" calcext:value-type="float">
            <text:p>227994760</text:p>
          </table:table-cell>
          <table:table-cell office:value-type="float" office:value="345605656" calcext:value-type="float">
            <text:p>345605656</text:p>
          </table:table-cell>
          <table:table-cell office:value-type="float" office:value="443649016" calcext:value-type="float">
            <text:p>443649016</text:p>
          </table:table-cell>
        </table:table-row>
        <table:table-row table:style-name="ro1">
          <table:table-cell office:value-type="float" office:value="398500536" calcext:value-type="float">
            <text:p>398500536</text:p>
          </table:table-cell>
          <table:table-cell office:value-type="float" office:value="292976552" calcext:value-type="float">
            <text:p>292976552</text:p>
          </table:table-cell>
          <table:table-cell office:value-type="float" office:value="231090472" calcext:value-type="float">
            <text:p>231090472</text:p>
          </table:table-cell>
          <table:table-cell office:value-type="float" office:value="345605656" calcext:value-type="float">
            <text:p>345605656</text:p>
          </table:table-cell>
          <table:table-cell office:value-type="float" office:value="456031832" calcext:value-type="float">
            <text:p>456031832</text:p>
          </table:table-cell>
        </table:table-row>
        <table:table-row table:style-name="ro1">
          <table:table-cell office:value-type="float" office:value="403396600" calcext:value-type="float">
            <text:p>403396600</text:p>
          </table:table-cell>
          <table:table-cell office:value-type="float" office:value="294073608" calcext:value-type="float">
            <text:p>294073608</text:p>
          </table:table-cell>
          <table:table-cell office:value-type="float" office:value="235218088" calcext:value-type="float">
            <text:p>235218088</text:p>
          </table:table-cell>
          <table:table-cell office:value-type="float" office:value="348390216" calcext:value-type="float">
            <text:p>348390216</text:p>
          </table:table-cell>
          <table:table-cell office:value-type="float" office:value="459127576" calcext:value-type="float">
            <text:p>459127576</text:p>
          </table:table-cell>
        </table:table-row>
        <table:table-row table:style-name="ro1">
          <table:table-cell office:value-type="float" office:value="403986696" calcext:value-type="float">
            <text:p>403986696</text:p>
          </table:table-cell>
          <table:table-cell office:value-type="float" office:value="294073608" calcext:value-type="float">
            <text:p>294073608</text:p>
          </table:table-cell>
          <table:table-cell office:value-type="float" office:value="242441416" calcext:value-type="float">
            <text:p>242441416</text:p>
          </table:table-cell>
          <table:table-cell office:value-type="float" office:value="353810808" calcext:value-type="float">
            <text:p>353810808</text:p>
          </table:table-cell>
          <table:table-cell office:value-type="float" office:value="469446616" calcext:value-type="float">
            <text:p>469446616</text:p>
          </table:table-cell>
        </table:table-row>
        <table:table-row table:style-name="ro1">
          <table:table-cell office:value-type="float" office:value="412878264" calcext:value-type="float">
            <text:p>412878264</text:p>
          </table:table-cell>
          <table:table-cell office:value-type="float" office:value="298331400" calcext:value-type="float">
            <text:p>298331400</text:p>
          </table:table-cell>
          <table:table-cell office:value-type="float" office:value="251728552" calcext:value-type="float">
            <text:p>251728552</text:p>
          </table:table-cell>
          <table:table-cell office:value-type="float" office:value="362112280" calcext:value-type="float">
            <text:p>362112280</text:p>
          </table:table-cell>
          <table:table-cell office:value-type="float" office:value="473574232" calcext:value-type="float">
            <text:p>473574232</text:p>
          </table:table-cell>
        </table:table-row>
        <table:table-row table:style-name="ro1">
          <table:table-cell office:value-type="float" office:value="412878264" calcext:value-type="float">
            <text:p>412878264</text:p>
          </table:table-cell>
          <table:table-cell office:value-type="float" office:value="298790376" calcext:value-type="float">
            <text:p>298790376</text:p>
          </table:table-cell>
          <table:table-cell office:value-type="float" office:value="261015688" calcext:value-type="float">
            <text:p>261015688</text:p>
          </table:table-cell>
          <table:table-cell office:value-type="float" office:value="362112280" calcext:value-type="float">
            <text:p>362112280</text:p>
          </table:table-cell>
          <table:table-cell office:value-type="float" office:value="473574232" calcext:value-type="float">
            <text:p>473574232</text:p>
          </table:table-cell>
        </table:table-row>
        <table:table-row table:style-name="ro1">
          <table:table-cell office:value-type="float" office:value="419527224" calcext:value-type="float">
            <text:p>419527224</text:p>
          </table:table-cell>
          <table:table-cell office:value-type="float" office:value="306208728" calcext:value-type="float">
            <text:p>306208728</text:p>
          </table:table-cell>
          <table:table-cell office:value-type="float" office:value="267207112" calcext:value-type="float">
            <text:p>267207112</text:p>
          </table:table-cell>
          <table:table-cell office:value-type="float" office:value="362112280" calcext:value-type="float">
            <text:p>362112280</text:p>
          </table:table-cell>
          <table:table-cell office:value-type="float" office:value="481829464" calcext:value-type="float">
            <text:p>481829464</text:p>
          </table:table-cell>
        </table:table-row>
        <table:table-row table:style-name="ro1">
          <table:table-cell office:value-type="float" office:value="419903224" calcext:value-type="float">
            <text:p>419903224</text:p>
          </table:table-cell>
          <table:table-cell office:value-type="float" office:value="310580232" calcext:value-type="float">
            <text:p>310580232</text:p>
          </table:table-cell>
          <table:table-cell office:value-type="float" office:value="272366632" calcext:value-type="float">
            <text:p>272366632</text:p>
          </table:table-cell>
          <table:table-cell office:value-type="float" office:value="362112280" calcext:value-type="float">
            <text:p>362112280</text:p>
          </table:table-cell>
          <table:table-cell office:value-type="float" office:value="485957080" calcext:value-type="float">
            <text:p>485957080</text:p>
          </table:table-cell>
        </table:table-row>
        <table:table-row table:style-name="ro1">
          <table:table-cell office:value-type="float" office:value="427583832" calcext:value-type="float">
            <text:p>427583832</text:p>
          </table:table-cell>
          <table:table-cell office:value-type="float" office:value="199682056" calcext:value-type="float">
            <text:p>199682056</text:p>
          </table:table-cell>
          <table:table-cell office:value-type="float" office:value="282685672" calcext:value-type="float">
            <text:p>282685672</text:p>
          </table:table-cell>
          <table:table-cell office:value-type="float" office:value="362112280" calcext:value-type="float">
            <text:p>362112280</text:p>
          </table:table-cell>
          <table:table-cell office:value-type="float" office:value="494212312" calcext:value-type="float">
            <text:p>494212312</text:p>
          </table:table-cell>
        </table:table-row>
        <table:table-row table:style-name="ro1">
          <table:table-cell office:value-type="float" office:value="429384888" calcext:value-type="float">
            <text:p>429384888</text:p>
          </table:table-cell>
          <table:table-cell office:value-type="float" office:value="201358696" calcext:value-type="float">
            <text:p>201358696</text:p>
          </table:table-cell>
          <table:table-cell office:value-type="float" office:value="288877096" calcext:value-type="float">
            <text:p>288877096</text:p>
          </table:table-cell>
          <table:table-cell office:value-type="float" office:value="364896840" calcext:value-type="float">
            <text:p>364896840</text:p>
          </table:table-cell>
          <table:table-cell office:value-type="float" office:value="502467544" calcext:value-type="float">
            <text:p>502467544</text:p>
          </table:table-cell>
        </table:table-row>
        <table:table-row table:style-name="ro1">
          <table:table-cell office:value-type="float" office:value="429384888" calcext:value-type="float">
            <text:p>429384888</text:p>
          </table:table-cell>
          <table:table-cell office:value-type="float" office:value="208369096" calcext:value-type="float">
            <text:p>208369096</text:p>
          </table:table-cell>
          <table:table-cell office:value-type="float" office:value="290171016" calcext:value-type="float">
            <text:p>290171016</text:p>
          </table:table-cell>
          <table:table-cell office:value-type="float" office:value="266142392" calcext:value-type="float">
            <text:p>266142392</text:p>
          </table:table-cell>
          <table:table-cell office:value-type="float" office:value="505563256" calcext:value-type="float">
            <text:p>505563256</text:p>
          </table:table-cell>
        </table:table-row>
        <table:table-row table:style-name="ro1">
          <table:table-cell office:value-type="float" office:value="429384888" calcext:value-type="float">
            <text:p>429384888</text:p>
          </table:table-cell>
          <table:table-cell office:value-type="float" office:value="218688136" calcext:value-type="float">
            <text:p>218688136</text:p>
          </table:table-cell>
          <table:table-cell office:value-type="float" office:value="292037640" calcext:value-type="float">
            <text:p>292037640</text:p>
          </table:table-cell>
          <table:table-cell office:value-type="float" office:value="268928840" calcext:value-type="float">
            <text:p>268928840</text:p>
          </table:table-cell>
          <table:table-cell office:value-type="float" office:value="508658968" calcext:value-type="float">
            <text:p>508658968</text:p>
          </table:table-cell>
        </table:table-row>
        <table:table-row table:style-name="ro1">
          <table:table-cell office:value-type="float" office:value="436409848" calcext:value-type="float">
            <text:p>436409848</text:p>
          </table:table-cell>
          <table:table-cell office:value-type="float" office:value="222815752" calcext:value-type="float">
            <text:p>222815752</text:p>
          </table:table-cell>
          <table:table-cell office:value-type="float" office:value="294297672" calcext:value-type="float">
            <text:p>294297672</text:p>
          </table:table-cell>
          <table:table-cell office:value-type="float" office:value="277510744" calcext:value-type="float">
            <text:p>277510744</text:p>
          </table:table-cell>
          <table:table-cell office:value-type="float" office:value="518978008" calcext:value-type="float">
            <text:p>518978008</text:p>
          </table:table-cell>
        </table:table-row>
        <table:table-row table:style-name="ro1">
          <table:table-cell office:value-type="float" office:value="246159656" calcext:value-type="float">
            <text:p>246159656</text:p>
          </table:table-cell>
          <table:table-cell office:value-type="float" office:value="229007176" calcext:value-type="float">
            <text:p>229007176</text:p>
          </table:table-cell>
          <table:table-cell office:value-type="float" office:value="298048344" calcext:value-type="float">
            <text:p>298048344</text:p>
          </table:table-cell>
          <table:table-cell office:value-type="float" office:value="279574552" calcext:value-type="float">
            <text:p>279574552</text:p>
          </table:table-cell>
          <table:table-cell office:value-type="float" office:value="523105624" calcext:value-type="float">
            <text:p>523105624</text:p>
          </table:table-cell>
        </table:table-row>
        <table:table-row table:style-name="ro1">
          <table:table-cell office:value-type="float" office:value="252727256" calcext:value-type="float">
            <text:p>252727256</text:p>
          </table:table-cell>
          <table:table-cell office:value-type="float" office:value="235198600" calcext:value-type="float">
            <text:p>235198600</text:p>
          </table:table-cell>
          <table:table-cell office:value-type="float" office:value="299455992" calcext:value-type="float">
            <text:p>299455992</text:p>
          </table:table-cell>
          <table:table-cell office:value-type="float" office:value="284734072" calcext:value-type="float">
            <text:p>284734072</text:p>
          </table:table-cell>
          <table:table-cell office:value-type="float" office:value="531360856" calcext:value-type="float">
            <text:p>531360856</text:p>
          </table:table-cell>
        </table:table-row>
        <table:table-row table:style-name="ro1">
          <table:table-cell office:value-type="float" office:value="255841576" calcext:value-type="float">
            <text:p>255841576</text:p>
          </table:table-cell>
          <table:table-cell office:value-type="float" office:value="238294312" calcext:value-type="float">
            <text:p>238294312</text:p>
          </table:table-cell>
          <table:table-cell office:value-type="float" office:value="302747688" calcext:value-type="float">
            <text:p>302747688</text:p>
          </table:table-cell>
          <table:table-cell office:value-type="float" office:value="296085016" calcext:value-type="float">
            <text:p>296085016</text:p>
          </table:table-cell>
          <table:table-cell office:value-type="float" office:value="535488472" calcext:value-type="float">
            <text:p>535488472</text:p>
          </table:table-cell>
        </table:table-row>
        <table:table-row table:style-name="ro1">
          <table:table-cell office:value-type="float" office:value="264096808" calcext:value-type="float">
            <text:p>264096808</text:p>
          </table:table-cell>
          <table:table-cell office:value-type="float" office:value="250677160" calcext:value-type="float">
            <text:p>250677160</text:p>
          </table:table-cell>
          <table:table-cell office:value-type="float" office:value="306677640" calcext:value-type="float">
            <text:p>306677640</text:p>
          </table:table-cell>
          <table:table-cell office:value-type="float" office:value="296085016" calcext:value-type="float">
            <text:p>296085016</text:p>
          </table:table-cell>
          <table:table-cell office:value-type="float" office:value="544775608" calcext:value-type="float">
            <text:p>544775608</text:p>
          </table:table-cell>
        </table:table-row>
        <table:table-row table:style-name="ro1">
          <table:table-cell office:value-type="float" office:value="272352040" calcext:value-type="float">
            <text:p>272352040</text:p>
          </table:table-cell>
          <table:table-cell office:value-type="float" office:value="255836680" calcext:value-type="float">
            <text:p>255836680</text:p>
          </table:table-cell>
          <table:table-cell office:value-type="float" office:value="308937672" calcext:value-type="float">
            <text:p>308937672</text:p>
          </table:table-cell>
          <table:table-cell office:value-type="float" office:value="300212632" calcext:value-type="float">
            <text:p>300212632</text:p>
          </table:table-cell>
          <table:table-cell office:value-type="float" office:value="551998936" calcext:value-type="float">
            <text:p>551998936</text:p>
          </table:table-cell>
        </table:table-row>
        <table:table-row table:style-name="ro1">
          <table:table-cell office:value-type="float" office:value="274415848" calcext:value-type="float">
            <text:p>274415848</text:p>
          </table:table-cell>
          <table:table-cell office:value-type="float" office:value="255836680" calcext:value-type="float">
            <text:p>255836680</text:p>
          </table:table-cell>
          <table:table-cell office:value-type="float" office:value="312032664" calcext:value-type="float">
            <text:p>312032664</text:p>
          </table:table-cell>
          <table:table-cell office:value-type="float" office:value="307435960" calcext:value-type="float">
            <text:p>307435960</text:p>
          </table:table-cell>
          <table:table-cell office:value-type="float" office:value="556126552" calcext:value-type="float">
            <text:p>556126552</text:p>
          </table:table-cell>
        </table:table-row>
        <table:table-row table:style-name="ro1">
          <table:table-cell office:value-type="float" office:value="274415848" calcext:value-type="float">
            <text:p>274415848</text:p>
          </table:table-cell>
          <table:table-cell office:value-type="float" office:value="255836680" calcext:value-type="float">
            <text:p>255836680</text:p>
          </table:table-cell>
          <table:table-cell office:value-type="float" office:value="314227128" calcext:value-type="float">
            <text:p>314227128</text:p>
          </table:table-cell>
          <table:table-cell office:value-type="float" office:value="312595480" calcext:value-type="float">
            <text:p>312595480</text:p>
          </table:table-cell>
          <table:table-cell office:value-type="float" office:value="565413688" calcext:value-type="float">
            <text:p>565413688</text:p>
          </table:table-cell>
        </table:table-row>
        <table:table-row table:style-name="ro1">
          <table:table-cell office:value-type="float" office:value="277511560" calcext:value-type="float">
            <text:p>277511560</text:p>
          </table:table-cell>
          <table:table-cell office:value-type="float" office:value="257900488" calcext:value-type="float">
            <text:p>257900488</text:p>
          </table:table-cell>
          <table:table-cell office:value-type="float" office:value="317190984" calcext:value-type="float">
            <text:p>317190984</text:p>
          </table:table-cell>
          <table:table-cell office:value-type="float" office:value="321882616" calcext:value-type="float">
            <text:p>321882616</text:p>
          </table:table-cell>
          <table:table-cell office:value-type="float" office:value="568509400" calcext:value-type="float">
            <text:p>568509400</text:p>
          </table:table-cell>
        </table:table-row>
        <table:table-row table:style-name="ro1">
          <table:table-cell office:value-type="float" office:value="289894408" calcext:value-type="float">
            <text:p>289894408</text:p>
          </table:table-cell>
          <table:table-cell office:value-type="float" office:value="269251432" calcext:value-type="float">
            <text:p>269251432</text:p>
          </table:table-cell>
          <table:table-cell office:value-type="float" office:value="320023704" calcext:value-type="float">
            <text:p>320023704</text:p>
          </table:table-cell>
          <table:table-cell office:value-type="float" office:value="327042136" calcext:value-type="float">
            <text:p>327042136</text:p>
          </table:table-cell>
          <table:table-cell office:value-type="float" office:value="568509400" calcext:value-type="float">
            <text:p>568509400</text:p>
          </table:table-cell>
        </table:table-row>
        <table:table-row table:style-name="ro1">
          <table:table-cell office:value-type="float" office:value="290926312" calcext:value-type="float">
            <text:p>290926312</text:p>
          </table:table-cell>
          <table:table-cell office:value-type="float" office:value="272347144" calcext:value-type="float">
            <text:p>272347144</text:p>
          </table:table-cell>
          <table:table-cell office:value-type="float" office:value="323118696" calcext:value-type="float">
            <text:p>323118696</text:p>
          </table:table-cell>
          <table:table-cell office:value-type="float" office:value="336329272" calcext:value-type="float">
            <text:p>336329272</text:p>
          </table:table-cell>
          <table:table-cell office:value-type="float" office:value="569541304" calcext:value-type="float">
            <text:p>569541304</text:p>
          </table:table-cell>
        </table:table-row>
        <table:table-row table:style-name="ro1">
          <table:table-cell office:value-type="float" office:value="302277256" calcext:value-type="float">
            <text:p>302277256</text:p>
          </table:table-cell>
          <table:table-cell office:value-type="float" office:value="281634280" calcext:value-type="float">
            <text:p>281634280</text:p>
          </table:table-cell>
          <table:table-cell office:value-type="float" office:value="326279256" calcext:value-type="float">
            <text:p>326279256</text:p>
          </table:table-cell>
          <table:table-cell office:value-type="float" office:value="340456888" calcext:value-type="float">
            <text:p>340456888</text:p>
          </table:table-cell>
          <table:table-cell office:value-type="float" office:value="577796536" calcext:value-type="float">
            <text:p>577796536</text:p>
          </table:table-cell>
        </table:table-row>
        <table:table-row table:style-name="ro1">
          <table:table-cell office:value-type="float" office:value="307436776" calcext:value-type="float">
            <text:p>307436776</text:p>
          </table:table-cell>
          <table:table-cell office:value-type="float" office:value="288857608" calcext:value-type="float">
            <text:p>288857608</text:p>
          </table:table-cell>
          <table:table-cell office:value-type="float" office:value="328342584" calcext:value-type="float">
            <text:p>328342584</text:p>
          </table:table-cell>
          <table:table-cell office:value-type="float" office:value="352839736" calcext:value-type="float">
            <text:p>352839736</text:p>
          </table:table-cell>
          <table:table-cell office:value-type="float" office:value="584117640" calcext:value-type="float">
            <text:p>584117640</text:p>
          </table:table-cell>
        </table:table-row>
        <table:table-row table:style-name="ro1">
          <table:table-cell office:value-type="float" office:value="317755816" calcext:value-type="float">
            <text:p>317755816</text:p>
          </table:table-cell>
          <table:table-cell office:value-type="float" office:value="289119864" calcext:value-type="float">
            <text:p>289119864</text:p>
          </table:table-cell>
          <table:table-cell office:value-type="float" office:value="329570952" calcext:value-type="float">
            <text:p>329570952</text:p>
          </table:table-cell>
          <table:table-cell office:value-type="float" office:value="356967352" calcext:value-type="float">
            <text:p>356967352</text:p>
          </table:table-cell>
          <table:table-cell office:value-type="float" office:value="587933880" calcext:value-type="float">
            <text:p>587933880</text:p>
          </table:table-cell>
        </table:table-row>
        <table:table-row table:style-name="ro1">
          <table:table-cell office:value-type="float" office:value="323947240" calcext:value-type="float">
            <text:p>323947240</text:p>
          </table:table-cell>
          <table:table-cell office:value-type="float" office:value="294671592" calcext:value-type="float">
            <text:p>294671592</text:p>
          </table:table-cell>
          <table:table-cell office:value-type="float" office:value="165367064" calcext:value-type="float">
            <text:p>165367064</text:p>
          </table:table-cell>
          <table:table-cell office:value-type="float" office:value="372445912" calcext:value-type="float">
            <text:p>372445912</text:p>
          </table:table-cell>
          <table:table-cell office:value-type="float" office:value="594255000" calcext:value-type="float">
            <text:p>594255000</text:p>
          </table:table-cell>
        </table:table-row>
        <table:table-row table:style-name="ro1">
          <table:table-cell office:value-type="float" office:value="329106760" calcext:value-type="float">
            <text:p>329106760</text:p>
          </table:table-cell>
          <table:table-cell office:value-type="float" office:value="301958808" calcext:value-type="float">
            <text:p>301958808</text:p>
          </table:table-cell>
          <table:table-cell office:value-type="float" office:value="171230776" calcext:value-type="float">
            <text:p>171230776</text:p>
          </table:table-cell>
          <table:table-cell office:value-type="float" office:value="373477816" calcext:value-type="float">
            <text:p>373477816</text:p>
          </table:table-cell>
          <table:table-cell office:value-type="float" office:value="594255000" calcext:value-type="float">
            <text:p>594255000</text:p>
          </table:table-cell>
        </table:table-row>
        <table:table-row table:style-name="ro1">
          <table:table-cell office:value-type="float" office:value="340457704" calcext:value-type="float">
            <text:p>340457704</text:p>
          </table:table-cell>
          <table:table-cell office:value-type="float" office:value="304398120" calcext:value-type="float">
            <text:p>304398120</text:p>
          </table:table-cell>
          <table:table-cell office:value-type="float" office:value="171230744" calcext:value-type="float">
            <text:p>171230744</text:p>
          </table:table-cell>
          <table:table-cell office:value-type="float" office:value="379669240" calcext:value-type="float">
            <text:p>379669240</text:p>
          </table:table-cell>
          <table:table-cell office:value-type="float" office:value="599986008" calcext:value-type="float">
            <text:p>599986008</text:p>
          </table:table-cell>
        </table:table-row>
        <table:table-row table:style-name="ro1">
          <table:table-cell office:value-type="float" office:value="341489608" calcext:value-type="float">
            <text:p>341489608</text:p>
          </table:table-cell>
          <table:table-cell office:value-type="float" office:value="304398120" calcext:value-type="float">
            <text:p>304398120</text:p>
          </table:table-cell>
          <table:table-cell office:value-type="float" office:value="171230744" calcext:value-type="float">
            <text:p>171230744</text:p>
          </table:table-cell>
          <table:table-cell office:value-type="float" office:value="389988280" calcext:value-type="float">
            <text:p>389988280</text:p>
          </table:table-cell>
          <table:table-cell office:value-type="float" office:value="600624264" calcext:value-type="float">
            <text:p>600624264</text:p>
          </table:table-cell>
        </table:table-row>
        <table:table-row table:style-name="ro1">
          <table:table-cell office:value-type="float" office:value="353872456" calcext:value-type="float">
            <text:p>353872456</text:p>
          </table:table-cell>
          <table:table-cell office:value-type="float" office:value="304398120" calcext:value-type="float">
            <text:p>304398120</text:p>
          </table:table-cell>
          <table:table-cell office:value-type="float" office:value="171230744" calcext:value-type="float">
            <text:p>171230744</text:p>
          </table:table-cell>
          <table:table-cell office:value-type="float" office:value="389988280" calcext:value-type="float">
            <text:p>389988280</text:p>
          </table:table-cell>
          <table:table-cell office:value-type="float" office:value="608746424" calcext:value-type="float">
            <text:p>608746424</text:p>
          </table:table-cell>
        </table:table-row>
        <table:table-row table:style-name="ro1">
          <table:table-cell office:value-type="float" office:value="356968168" calcext:value-type="float">
            <text:p>356968168</text:p>
          </table:table-cell>
          <table:table-cell office:value-type="float" office:value="304398120" calcext:value-type="float">
            <text:p>304398120</text:p>
          </table:table-cell>
          <table:table-cell office:value-type="float" office:value="171230744" calcext:value-type="float">
            <text:p>171230744</text:p>
          </table:table-cell>
          <table:table-cell office:value-type="float" office:value="389988280" calcext:value-type="float">
            <text:p>389988280</text:p>
          </table:table-cell>
          <table:table-cell office:value-type="float" office:value="608746424" calcext:value-type="float">
            <text:p>608746424</text:p>
          </table:table-cell>
        </table:table-row>
        <table:table-row table:style-name="ro1">
          <table:table-cell office:value-type="float" office:value="364191496" calcext:value-type="float">
            <text:p>364191496</text:p>
          </table:table-cell>
          <table:table-cell office:value-type="float" office:value="307820952" calcext:value-type="float">
            <text:p>307820952</text:p>
          </table:table-cell>
          <table:table-cell office:value-type="float" office:value="171230744" calcext:value-type="float">
            <text:p>171230744</text:p>
          </table:table-cell>
          <table:table-cell office:value-type="float" office:value="396179704" calcext:value-type="float">
            <text:p>396179704</text:p>
          </table:table-cell>
          <table:table-cell office:value-type="float" office:value="608746424" calcext:value-type="float">
            <text:p>608746424</text:p>
          </table:table-cell>
        </table:table-row>
        <table:table-row table:style-name="ro1">
          <table:table-cell office:value-type="float" office:value="373478632" calcext:value-type="float">
            <text:p>373478632</text:p>
          </table:table-cell>
          <table:table-cell office:value-type="float" office:value="320904744" calcext:value-type="float">
            <text:p>320904744</text:p>
          </table:table-cell>
          <table:table-cell office:value-type="float" office:value="171230744" calcext:value-type="float">
            <text:p>171230744</text:p>
          </table:table-cell>
          <table:table-cell office:value-type="float" office:value="401339224" calcext:value-type="float">
            <text:p>401339224</text:p>
          </table:table-cell>
          <table:table-cell office:value-type="float" office:value="608746424" calcext:value-type="float">
            <text:p>608746424</text:p>
          </table:table-cell>
        </table:table-row>
        <table:table-row table:style-name="ro1">
          <table:table-cell office:value-type="float" office:value="373478632" calcext:value-type="float">
            <text:p>373478632</text:p>
          </table:table-cell>
          <table:table-cell office:value-type="float" office:value="320904744" calcext:value-type="float">
            <text:p>320904744</text:p>
          </table:table-cell>
          <table:table-cell office:value-type="float" office:value="172262680" calcext:value-type="float">
            <text:p>172262680</text:p>
          </table:table-cell>
          <table:table-cell office:value-type="float" office:value="406498744" calcext:value-type="float">
            <text:p>406498744</text:p>
          </table:table-cell>
          <table:table-cell office:value-type="float" office:value="146467000" calcext:value-type="float">
            <text:p>146467000</text:p>
          </table:table-cell>
        </table:table-row>
        <table:table-row table:style-name="ro1">
          <table:table-cell office:value-type="float" office:value="388957192" calcext:value-type="float">
            <text:p>388957192</text:p>
          </table:table-cell>
          <table:table-cell office:value-type="float" office:value="326587608" calcext:value-type="float">
            <text:p>326587608</text:p>
          </table:table-cell>
          <table:table-cell office:value-type="float" office:value="172262648" calcext:value-type="float">
            <text:p>172262648</text:p>
          </table:table-cell>
          <table:table-cell office:value-type="float" office:value="416946504" calcext:value-type="float">
            <text:p>416946504</text:p>
          </table:table-cell>
          <table:table-cell office:value-type="float" office:value="152658424" calcext:value-type="float">
            <text:p>152658424</text:p>
          </table:table-cell>
        </table:table-row>
        <table:table-row table:style-name="ro1">
          <table:table-cell office:value-type="float" office:value="404759976" calcext:value-type="float">
            <text:p>404759976</text:p>
          </table:table-cell>
          <table:table-cell office:value-type="float" office:value="337411368" calcext:value-type="float">
            <text:p>337411368</text:p>
          </table:table-cell>
          <table:table-cell office:value-type="float" office:value="172262648" calcext:value-type="float">
            <text:p>172262648</text:p>
          </table:table-cell>
          <table:table-cell office:value-type="float" office:value="429523176" calcext:value-type="float">
            <text:p>429523176</text:p>
          </table:table-cell>
          <table:table-cell office:value-type="float" office:value="178456024" calcext:value-type="float">
            <text:p>178456024</text:p>
          </table:table-cell>
        </table:table-row>
        <table:table-row table:style-name="ro1">
          <table:table-cell office:value-type="float" office:value="404759976" calcext:value-type="float">
            <text:p>404759976</text:p>
          </table:table-cell>
          <table:table-cell office:value-type="float" office:value="338377448" calcext:value-type="float">
            <text:p>338377448</text:p>
          </table:table-cell>
          <table:table-cell office:value-type="float" office:value="174326488" calcext:value-type="float">
            <text:p>174326488</text:p>
          </table:table-cell>
          <table:table-cell office:value-type="float" office:value="433453128" calcext:value-type="float">
            <text:p>433453128</text:p>
          </table:table-cell>
          <table:table-cell office:value-type="float" office:value="184647448" calcext:value-type="float">
            <text:p>184647448</text:p>
          </table:table-cell>
        </table:table-row>
        <table:table-row table:style-name="ro1">
          <table:table-cell office:value-type="float" office:value="404759976" calcext:value-type="float">
            <text:p>404759976</text:p>
          </table:table-cell>
          <table:table-cell office:value-type="float" office:value="338377448" calcext:value-type="float">
            <text:p>338377448</text:p>
          </table:table-cell>
          <table:table-cell office:value-type="float" office:value="181549816" calcext:value-type="float">
            <text:p>181549816</text:p>
          </table:table-cell>
          <table:table-cell office:value-type="float" office:value="433453128" calcext:value-type="float">
            <text:p>433453128</text:p>
          </table:table-cell>
          <table:table-cell office:value-type="float" office:value="189806968" calcext:value-type="float">
            <text:p>189806968</text:p>
          </table:table-cell>
        </table:table-row>
        <table:table-row table:style-name="ro1">
          <table:table-cell office:value-type="float" office:value="411474504" calcext:value-type="float">
            <text:p>411474504</text:p>
          </table:table-cell>
          <table:table-cell office:value-type="float" office:value="185083544" calcext:value-type="float">
            <text:p>185083544</text:p>
          </table:table-cell>
          <table:table-cell office:value-type="float" office:value="185677432" calcext:value-type="float">
            <text:p>185677432</text:p>
          </table:table-cell>
          <table:table-cell office:value-type="float" office:value="433453128" calcext:value-type="float">
            <text:p>433453128</text:p>
          </table:table-cell>
          <table:table-cell office:value-type="float" office:value="201157912" calcext:value-type="float">
            <text:p>201157912</text:p>
          </table:table-cell>
        </table:table-row>
        <table:table-row table:style-name="ro1">
          <table:table-cell office:value-type="float" office:value="421266600" calcext:value-type="float">
            <text:p>421266600</text:p>
          </table:table-cell>
          <table:table-cell office:value-type="float" office:value="189802456" calcext:value-type="float">
            <text:p>189802456</text:p>
          </table:table-cell>
          <table:table-cell office:value-type="float" office:value="190902264" calcext:value-type="float">
            <text:p>190902264</text:p>
          </table:table-cell>
          <table:table-cell office:value-type="float" office:value="433453128" calcext:value-type="float">
            <text:p>433453128</text:p>
          </table:table-cell>
          <table:table-cell office:value-type="float" office:value="201157912" calcext:value-type="float">
            <text:p>201157912</text:p>
          </table:table-cell>
        </table:table-row>
        <table:table-row table:style-name="ro1">
          <table:table-cell office:value-type="float" office:value="421266600" calcext:value-type="float">
            <text:p>421266600</text:p>
          </table:table-cell>
          <table:table-cell office:value-type="float" office:value="199089592" calcext:value-type="float">
            <text:p>199089592</text:p>
          </table:table-cell>
          <table:table-cell office:value-type="float" office:value="194062824" calcext:value-type="float">
            <text:p>194062824</text:p>
          </table:table-cell>
          <table:table-cell office:value-type="float" office:value="437334936" calcext:value-type="float">
            <text:p>437334936</text:p>
          </table:table-cell>
          <table:table-cell office:value-type="float" office:value="210445048" calcext:value-type="float">
            <text:p>210445048</text:p>
          </table:table-cell>
        </table:table-row>
        <table:table-row table:style-name="ro1">
          <table:table-cell office:value-type="float" office:value="421266600" calcext:value-type="float">
            <text:p>421266600</text:p>
          </table:table-cell>
          <table:table-cell office:value-type="float" office:value="201153400" calcext:value-type="float">
            <text:p>201153400</text:p>
          </table:table-cell>
          <table:table-cell office:value-type="float" office:value="197092248" calcext:value-type="float">
            <text:p>197092248</text:p>
          </table:table-cell>
          <table:table-cell office:value-type="float" office:value="439511992" calcext:value-type="float">
            <text:p>439511992</text:p>
          </table:table-cell>
          <table:table-cell office:value-type="float" office:value="216636472" calcext:value-type="float">
            <text:p>216636472</text:p>
          </table:table-cell>
        </table:table-row>
        <table:table-row table:style-name="ro1">
          <table:table-cell office:value-type="float" office:value="425589960" calcext:value-type="float">
            <text:p>425589960</text:p>
          </table:table-cell>
          <table:table-cell office:value-type="float" office:value="203217208" calcext:value-type="float">
            <text:p>203217208</text:p>
          </table:table-cell>
          <table:table-cell office:value-type="float" office:value="201039624" calcext:value-type="float">
            <text:p>201039624</text:p>
          </table:table-cell>
          <table:table-cell office:value-type="float" office:value="439468808" calcext:value-type="float">
            <text:p>439468808</text:p>
          </table:table-cell>
          <table:table-cell office:value-type="float" office:value="231083128" calcext:value-type="float">
            <text:p>231083128</text:p>
          </table:table-cell>
        </table:table-row>
        <table:table-row table:style-name="ro1">
          <table:table-cell office:value-type="float" office:value="437510952" calcext:value-type="float">
            <text:p>437510952</text:p>
          </table:table-cell>
          <table:table-cell office:value-type="float" office:value="215600056" calcext:value-type="float">
            <text:p>215600056</text:p>
          </table:table-cell>
          <table:table-cell office:value-type="float" office:value="202250568" calcext:value-type="float">
            <text:p>202250568</text:p>
          </table:table-cell>
          <table:table-cell office:value-type="float" office:value="156785560" calcext:value-type="float">
            <text:p>156785560</text:p>
          </table:table-cell>
          <table:table-cell office:value-type="float" office:value="232115032" calcext:value-type="float">
            <text:p>232115032</text:p>
          </table:table-cell>
        </table:table-row>
        <table:table-row table:style-name="ro1">
          <table:table-cell office:value-type="float" office:value="437773224" calcext:value-type="float">
            <text:p>437773224</text:p>
          </table:table-cell>
          <table:table-cell office:value-type="float" office:value="220759576" calcext:value-type="float">
            <text:p>220759576</text:p>
          </table:table-cell>
          <table:table-cell office:value-type="float" office:value="205280008" calcext:value-type="float">
            <text:p>205280008</text:p>
          </table:table-cell>
          <table:table-cell office:value-type="float" office:value="161945080" calcext:value-type="float">
            <text:p>161945080</text:p>
          </table:table-cell>
          <table:table-cell office:value-type="float" office:value="243465976" calcext:value-type="float">
            <text:p>243465976</text:p>
          </table:table-cell>
        </table:table-row>
        <table:table-row table:style-name="ro1">
          <table:table-cell office:value-type="float" office:value="437773224" calcext:value-type="float">
            <text:p>437773224</text:p>
          </table:table-cell>
          <table:table-cell office:value-type="float" office:value="232110520" calcext:value-type="float">
            <text:p>232110520</text:p>
          </table:table-cell>
          <table:table-cell office:value-type="float" office:value="208130136" calcext:value-type="float">
            <text:p>208130136</text:p>
          </table:table-cell>
          <table:table-cell office:value-type="float" office:value="166072696" calcext:value-type="float">
            <text:p>166072696</text:p>
          </table:table-cell>
          <table:table-cell office:value-type="float" office:value="248625496" calcext:value-type="float">
            <text:p>248625496</text:p>
          </table:table-cell>
        </table:table-row>
        <table:table-row table:style-name="ro1">
          <table:table-cell office:value-type="float" office:value="439395000" calcext:value-type="float">
            <text:p>439395000</text:p>
          </table:table-cell>
          <table:table-cell office:value-type="float" office:value="232110520" calcext:value-type="float">
            <text:p>232110520</text:p>
          </table:table-cell>
          <table:table-cell office:value-type="float" office:value="211469992" calcext:value-type="float">
            <text:p>211469992</text:p>
          </table:table-cell>
          <table:table-cell office:value-type="float" office:value="176391736" calcext:value-type="float">
            <text:p>176391736</text:p>
          </table:table-cell>
          <table:table-cell office:value-type="float" office:value="253785016" calcext:value-type="float">
            <text:p>253785016</text:p>
          </table:table-cell>
        </table:table-row>
        <table:table-row table:style-name="ro1">
          <table:table-cell office:value-type="float" office:value="168604712" calcext:value-type="float">
            <text:p>168604712</text:p>
          </table:table-cell>
          <table:table-cell office:value-type="float" office:value="240365752" calcext:value-type="float">
            <text:p>240365752</text:p>
          </table:table-cell>
          <table:table-cell office:value-type="float" office:value="213533320" calcext:value-type="float">
            <text:p>213533320</text:p>
          </table:table-cell>
          <table:table-cell office:value-type="float" office:value="178455544" calcext:value-type="float">
            <text:p>178455544</text:p>
          </table:table-cell>
          <table:table-cell office:value-type="float" office:value="259976440" calcext:value-type="float">
            <text:p>259976440</text:p>
          </table:table-cell>
        </table:table-row>
        <table:table-row table:style-name="ro1">
          <table:table-cell office:value-type="float" office:value="172260088" calcext:value-type="float">
            <text:p>172260088</text:p>
          </table:table-cell>
          <table:table-cell office:value-type="float" office:value="244493368" calcext:value-type="float">
            <text:p>244493368</text:p>
          </table:table-cell>
          <table:table-cell office:value-type="float" office:value="215858904" calcext:value-type="float">
            <text:p>215858904</text:p>
          </table:table-cell>
          <table:table-cell office:value-type="float" office:value="187742680" calcext:value-type="float">
            <text:p>187742680</text:p>
          </table:table-cell>
          <table:table-cell office:value-type="float" office:value="265135960" calcext:value-type="float">
            <text:p>265135960</text:p>
          </table:table-cell>
        </table:table-row>
        <table:table-row table:style-name="ro1">
          <table:table-cell office:value-type="float" office:value="179483416" calcext:value-type="float">
            <text:p>179483416</text:p>
          </table:table-cell>
          <table:table-cell office:value-type="float" office:value="248620984" calcext:value-type="float">
            <text:p>248620984</text:p>
          </table:table-cell>
          <table:table-cell office:value-type="float" office:value="219788856" calcext:value-type="float">
            <text:p>219788856</text:p>
          </table:table-cell>
          <table:table-cell office:value-type="float" office:value="194966008" calcext:value-type="float">
            <text:p>194966008</text:p>
          </table:table-cell>
          <table:table-cell office:value-type="float" office:value="272359288" calcext:value-type="float">
            <text:p>272359288</text:p>
          </table:table-cell>
        </table:table-row>
        <table:table-row table:style-name="ro1">
          <table:table-cell office:value-type="float" office:value="182579128" calcext:value-type="float">
            <text:p>182579128</text:p>
          </table:table-cell>
          <table:table-cell office:value-type="float" office:value="263067640" calcext:value-type="float">
            <text:p>263067640</text:p>
          </table:table-cell>
          <table:table-cell office:value-type="float" office:value="222883848" calcext:value-type="float">
            <text:p>222883848</text:p>
          </table:table-cell>
          <table:table-cell office:value-type="float" office:value="194966008" calcext:value-type="float">
            <text:p>194966008</text:p>
          </table:table-cell>
          <table:table-cell office:value-type="float" office:value="281646424" calcext:value-type="float">
            <text:p>281646424</text:p>
          </table:table-cell>
        </table:table-row>
        <table:table-row table:style-name="ro1">
          <table:table-cell office:value-type="float" office:value="186706744" calcext:value-type="float">
            <text:p>186706744</text:p>
          </table:table-cell>
          <table:table-cell office:value-type="float" office:value="267195256" calcext:value-type="float">
            <text:p>267195256</text:p>
          </table:table-cell>
          <table:table-cell office:value-type="float" office:value="226044408" calcext:value-type="float">
            <text:p>226044408</text:p>
          </table:table-cell>
          <table:table-cell office:value-type="float" office:value="204253144" calcext:value-type="float">
            <text:p>204253144</text:p>
          </table:table-cell>
          <table:table-cell office:value-type="float" office:value="291965464" calcext:value-type="float">
            <text:p>291965464</text:p>
          </table:table-cell>
        </table:table-row>
        <table:table-row table:style-name="ro1">
          <table:table-cell office:value-type="float" office:value="198057688" calcext:value-type="float">
            <text:p>198057688</text:p>
          </table:table-cell>
          <table:table-cell office:value-type="float" office:value="276482360" calcext:value-type="float">
            <text:p>276482360</text:p>
          </table:table-cell>
          <table:table-cell office:value-type="float" office:value="229926216" calcext:value-type="float">
            <text:p>229926216</text:p>
          </table:table-cell>
          <table:table-cell office:value-type="float" office:value="209412664" calcext:value-type="float">
            <text:p>209412664</text:p>
          </table:table-cell>
          <table:table-cell office:value-type="float" office:value="298156888" calcext:value-type="float">
            <text:p>298156888</text:p>
          </table:table-cell>
        </table:table-row>
        <table:table-row table:style-name="ro1">
          <table:table-cell office:value-type="float" office:value="199089592" calcext:value-type="float">
            <text:p>199089592</text:p>
          </table:table-cell>
          <table:table-cell office:value-type="float" office:value="281641912" calcext:value-type="float">
            <text:p>281641912</text:p>
          </table:table-cell>
          <table:table-cell office:value-type="float" office:value="233021208" calcext:value-type="float">
            <text:p>233021208</text:p>
          </table:table-cell>
          <table:table-cell office:value-type="float" office:value="215604088" calcext:value-type="float">
            <text:p>215604088</text:p>
          </table:table-cell>
          <table:table-cell office:value-type="float" office:value="304348312" calcext:value-type="float">
            <text:p>304348312</text:p>
          </table:table-cell>
        </table:table-row>
        <table:table-row table:style-name="ro1">
          <table:table-cell office:value-type="float" office:value="199089592" calcext:value-type="float">
            <text:p>199089592</text:p>
          </table:table-cell>
          <table:table-cell office:value-type="float" office:value="281641912" calcext:value-type="float">
            <text:p>281641912</text:p>
          </table:table-cell>
          <table:table-cell office:value-type="float" office:value="236295480" calcext:value-type="float">
            <text:p>236295480</text:p>
          </table:table-cell>
          <table:table-cell office:value-type="float" office:value="220763608" calcext:value-type="float">
            <text:p>220763608</text:p>
          </table:table-cell>
          <table:table-cell office:value-type="float" office:value="311571640" calcext:value-type="float">
            <text:p>311571640</text:p>
          </table:table-cell>
        </table:table-row>
        <table:table-row table:style-name="ro1">
          <table:table-cell office:value-type="float" office:value="206312920" calcext:value-type="float">
            <text:p>206312920</text:p>
          </table:table-cell>
          <table:table-cell office:value-type="float" office:value="286620936" calcext:value-type="float">
            <text:p>286620936</text:p>
          </table:table-cell>
          <table:table-cell office:value-type="float" office:value="238555512" calcext:value-type="float">
            <text:p>238555512</text:p>
          </table:table-cell>
          <table:table-cell office:value-type="float" office:value="227986936" calcext:value-type="float">
            <text:p>227986936</text:p>
          </table:table-cell>
          <table:table-cell office:value-type="float" office:value="314667352" calcext:value-type="float">
            <text:p>314667352</text:p>
          </table:table-cell>
        </table:table-row>
        <table:table-row table:style-name="ro1">
          <table:table-cell office:value-type="float" office:value="212504344" calcext:value-type="float">
            <text:p>212504344</text:p>
          </table:table-cell>
          <table:table-cell office:value-type="float" office:value="296281896" calcext:value-type="float">
            <text:p>296281896</text:p>
          </table:table-cell>
          <table:table-cell office:value-type="float" office:value="242175048" calcext:value-type="float">
            <text:p>242175048</text:p>
          </table:table-cell>
          <table:table-cell office:value-type="float" office:value="237274072" calcext:value-type="float">
            <text:p>237274072</text:p>
          </table:table-cell>
          <table:table-cell office:value-type="float" office:value="323954456" calcext:value-type="float">
            <text:p>323954456</text:p>
          </table:table-cell>
        </table:table-row>
        <table:table-row table:style-name="ro1">
          <table:table-cell office:value-type="float" office:value="220759576" calcext:value-type="float">
            <text:p>220759576</text:p>
          </table:table-cell>
          <table:table-cell office:value-type="float" office:value="298100376" calcext:value-type="float">
            <text:p>298100376</text:p>
          </table:table-cell>
          <table:table-cell office:value-type="float" office:value="245580456" calcext:value-type="float">
            <text:p>245580456</text:p>
          </table:table-cell>
          <table:table-cell office:value-type="float" office:value="244497400" calcext:value-type="float">
            <text:p>244497400</text:p>
          </table:table-cell>
          <table:table-cell office:value-type="float" office:value="328082104" calcext:value-type="float">
            <text:p>328082104</text:p>
          </table:table-cell>
        </table:table-row>
        <table:table-row table:style-name="ro1">
          <table:table-cell office:value-type="float" office:value="229014808" calcext:value-type="float">
            <text:p>229014808</text:p>
          </table:table-cell>
          <table:table-cell office:value-type="float" office:value="298100376" calcext:value-type="float">
            <text:p>298100376</text:p>
          </table:table-cell>
          <table:table-cell office:value-type="float" office:value="248496168" calcext:value-type="float">
            <text:p>248496168</text:p>
          </table:table-cell>
          <table:table-cell office:value-type="float" office:value="250688824" calcext:value-type="float">
            <text:p>250688824</text:p>
          </table:table-cell>
          <table:table-cell office:value-type="float" office:value="328082104" calcext:value-type="float">
            <text:p>328082104</text:p>
          </table:table-cell>
        </table:table-row>
        <table:table-row table:style-name="ro1">
          <table:table-cell office:value-type="float" office:value="233142424" calcext:value-type="float">
            <text:p>233142424</text:p>
          </table:table-cell>
          <table:table-cell office:value-type="float" office:value="298100376" calcext:value-type="float">
            <text:p>298100376</text:p>
          </table:table-cell>
          <table:table-cell office:value-type="float" office:value="251770440" calcext:value-type="float">
            <text:p>251770440</text:p>
          </table:table-cell>
          <table:table-cell office:value-type="float" office:value="257912152" calcext:value-type="float">
            <text:p>257912152</text:p>
          </table:table-cell>
          <table:table-cell office:value-type="float" office:value="340464952" calcext:value-type="float">
            <text:p>340464952</text:p>
          </table:table-cell>
        </table:table-row>
        <table:table-row table:style-name="ro1">
          <table:table-cell office:value-type="float" office:value="245525272" calcext:value-type="float">
            <text:p>245525272</text:p>
          </table:table-cell>
          <table:table-cell office:value-type="float" office:value="299442456" calcext:value-type="float">
            <text:p>299442456</text:p>
          </table:table-cell>
          <table:table-cell office:value-type="float" office:value="254865432" calcext:value-type="float">
            <text:p>254865432</text:p>
          </table:table-cell>
          <table:table-cell office:value-type="float" office:value="265135480" calcext:value-type="float">
            <text:p>265135480</text:p>
          </table:table-cell>
          <table:table-cell office:value-type="float" office:value="344592568" calcext:value-type="float">
            <text:p>344592568</text:p>
          </table:table-cell>
        </table:table-row>
        <table:table-row table:style-name="ro1">
          <table:table-cell office:value-type="float" office:value="252748600" calcext:value-type="float">
            <text:p>252748600</text:p>
          </table:table-cell>
          <table:table-cell office:value-type="float" office:value="310349208" calcext:value-type="float">
            <text:p>310349208</text:p>
          </table:table-cell>
          <table:table-cell office:value-type="float" office:value="257960424" calcext:value-type="float">
            <text:p>257960424</text:p>
          </table:table-cell>
          <table:table-cell office:value-type="float" office:value="270295000" calcext:value-type="float">
            <text:p>270295000</text:p>
          </table:table-cell>
          <table:table-cell office:value-type="float" office:value="347639400" calcext:value-type="float">
            <text:p>347639400</text:p>
          </table:table-cell>
        </table:table-row>
        <table:table-row table:style-name="ro1">
          <table:table-cell office:value-type="float" office:value="262035736" calcext:value-type="float">
            <text:p>262035736</text:p>
          </table:table-cell>
          <table:table-cell office:value-type="float" office:value="311380872" calcext:value-type="float">
            <text:p>311380872</text:p>
          </table:table-cell>
          <table:table-cell office:value-type="float" office:value="260023752" calcext:value-type="float">
            <text:p>260023752</text:p>
          </table:table-cell>
          <table:table-cell office:value-type="float" office:value="277518328" calcext:value-type="float">
            <text:p>277518328</text:p>
          </table:table-cell>
          <table:table-cell office:value-type="float" office:value="358135320" calcext:value-type="float">
            <text:p>358135320</text:p>
          </table:table-cell>
        </table:table-row>
        <table:table-row table:style-name="ro1">
          <table:table-cell office:value-type="float" office:value="262035736" calcext:value-type="float">
            <text:p>262035736</text:p>
          </table:table-cell>
          <table:table-cell office:value-type="float" office:value="311380872" calcext:value-type="float">
            <text:p>311380872</text:p>
          </table:table-cell>
          <table:table-cell office:value-type="float" office:value="262087080" calcext:value-type="float">
            <text:p>262087080</text:p>
          </table:table-cell>
          <table:table-cell office:value-type="float" office:value="286805464" calcext:value-type="float">
            <text:p>286805464</text:p>
          </table:table-cell>
          <table:table-cell office:value-type="float" office:value="360919896" calcext:value-type="float">
            <text:p>360919896</text:p>
          </table:table-cell>
        </table:table-row>
        <table:table-row table:style-name="ro1">
          <table:table-cell office:value-type="float" office:value="274418584" calcext:value-type="float">
            <text:p>274418584</text:p>
          </table:table-cell>
          <table:table-cell office:value-type="float" office:value="311380872" calcext:value-type="float">
            <text:p>311380872</text:p>
          </table:table-cell>
          <table:table-cell office:value-type="float" office:value="250746536" calcext:value-type="float">
            <text:p>250746536</text:p>
          </table:table-cell>
          <table:table-cell office:value-type="float" office:value="286805464" calcext:value-type="float">
            <text:p>286805464</text:p>
          </table:table-cell>
          <table:table-cell office:value-type="float" office:value="360919896" calcext:value-type="float">
            <text:p>360919896</text:p>
          </table:table-cell>
        </table:table-row>
        <table:table-row table:style-name="ro1">
          <table:table-cell office:value-type="float" office:value="278546200" calcext:value-type="float">
            <text:p>278546200</text:p>
          </table:table-cell>
          <table:table-cell office:value-type="float" office:value="314607000" calcext:value-type="float">
            <text:p>314607000</text:p>
          </table:table-cell>
          <table:table-cell office:value-type="float" office:value="252980104" calcext:value-type="float">
            <text:p>252980104</text:p>
          </table:table-cell>
          <table:table-cell office:value-type="float" office:value="289901176" calcext:value-type="float">
            <text:p>289901176</text:p>
          </table:table-cell>
          <table:table-cell office:value-type="float" office:value="364146024" calcext:value-type="float">
            <text:p>364146024</text:p>
          </table:table-cell>
        </table:table-row>
        <table:table-row table:style-name="ro1">
          <table:table-cell office:value-type="float" office:value="284737624" calcext:value-type="float">
            <text:p>284737624</text:p>
          </table:table-cell>
          <table:table-cell office:value-type="float" office:value="321763080" calcext:value-type="float">
            <text:p>321763080</text:p>
          </table:table-cell>
          <table:table-cell office:value-type="float" office:value="259960264" calcext:value-type="float">
            <text:p>259960264</text:p>
          </table:table-cell>
          <table:table-cell office:value-type="float" office:value="297124504" calcext:value-type="float">
            <text:p>297124504</text:p>
          </table:table-cell>
          <table:table-cell office:value-type="float" office:value="368320808" calcext:value-type="float">
            <text:p>368320808</text:p>
          </table:table-cell>
        </table:table-row>
        <table:table-row table:style-name="ro1">
          <table:table-cell office:value-type="float" office:value="295056664" calcext:value-type="float">
            <text:p>295056664</text:p>
          </table:table-cell>
          <table:table-cell office:value-type="float" office:value="327887496" calcext:value-type="float">
            <text:p>327887496</text:p>
          </table:table-cell>
          <table:table-cell office:value-type="float" office:value="267183592" calcext:value-type="float">
            <text:p>267183592</text:p>
          </table:table-cell>
          <table:table-cell office:value-type="float" office:value="303315928" calcext:value-type="float">
            <text:p>303315928</text:p>
          </table:table-cell>
          <table:table-cell office:value-type="float" office:value="375542488" calcext:value-type="float">
            <text:p>375542488</text:p>
          </table:table-cell>
        </table:table-row>
        <table:table-row table:style-name="ro1">
          <table:table-cell office:value-type="float" office:value="295056664" calcext:value-type="float">
            <text:p>295056664</text:p>
          </table:table-cell>
          <table:table-cell office:value-type="float" office:value="327887496" calcext:value-type="float">
            <text:p>327887496</text:p>
          </table:table-cell>
          <table:table-cell office:value-type="float" office:value="273375016" calcext:value-type="float">
            <text:p>273375016</text:p>
          </table:table-cell>
          <table:table-cell office:value-type="float" office:value="307442584" calcext:value-type="float">
            <text:p>307442584</text:p>
          </table:table-cell>
          <table:table-cell office:value-type="float" office:value="377426520" calcext:value-type="float">
            <text:p>377426520</text:p>
          </table:table-cell>
        </table:table-row>
        <table:table-row table:style-name="ro1">
          <table:table-cell office:value-type="float" office:value="295056664" calcext:value-type="float">
            <text:p>295056664</text:p>
          </table:table-cell>
          <table:table-cell office:value-type="float" office:value="327887496" calcext:value-type="float">
            <text:p>327887496</text:p>
          </table:table-cell>
          <table:table-cell office:value-type="float" office:value="280598344" calcext:value-type="float">
            <text:p>280598344</text:p>
          </table:table-cell>
          <table:table-cell office:value-type="float" office:value="309833736" calcext:value-type="float">
            <text:p>309833736</text:p>
          </table:table-cell>
          <table:table-cell office:value-type="float" office:value="377426520" calcext:value-type="float">
            <text:p>377426520</text:p>
          </table:table-cell>
        </table:table-row>
        <table:table-row table:style-name="ro1">
          <table:table-cell office:value-type="float" office:value="303311864" calcext:value-type="float">
            <text:p>303311864</text:p>
          </table:table-cell>
          <table:table-cell office:value-type="float" office:value="330457944" calcext:value-type="float">
            <text:p>330457944</text:p>
          </table:table-cell>
          <table:table-cell office:value-type="float" office:value="287821672" calcext:value-type="float">
            <text:p>287821672</text:p>
          </table:table-cell>
          <table:table-cell office:value-type="float" office:value="313632568" calcext:value-type="float">
            <text:p>313632568</text:p>
          </table:table-cell>
          <table:table-cell office:value-type="float" office:value="378064776" calcext:value-type="float">
            <text:p>378064776</text:p>
          </table:table-cell>
        </table:table-row>
        <table:table-row table:style-name="ro1">
          <table:table-cell office:value-type="float" office:value="315694744" calcext:value-type="float">
            <text:p>315694744</text:p>
          </table:table-cell>
          <table:table-cell office:value-type="float" office:value="344394120" calcext:value-type="float">
            <text:p>344394120</text:p>
          </table:table-cell>
          <table:table-cell office:value-type="float" office:value="297108808" calcext:value-type="float">
            <text:p>297108808</text:p>
          </table:table-cell>
          <table:table-cell office:value-type="float" office:value="319053144" calcext:value-type="float">
            <text:p>319053144</text:p>
          </table:table-cell>
          <table:table-cell office:value-type="float" office:value="393933144" calcext:value-type="float">
            <text:p>393933144</text:p>
          </table:table-cell>
        </table:table-row>
        <table:table-row table:style-name="ro1">
          <table:table-cell office:value-type="float" office:value="328077592" calcext:value-type="float">
            <text:p>328077592</text:p>
          </table:table-cell>
          <table:table-cell office:value-type="float" office:value="344394120" calcext:value-type="float">
            <text:p>344394120</text:p>
          </table:table-cell>
          <table:table-cell office:value-type="float" office:value="311555464" calcext:value-type="float">
            <text:p>311555464</text:p>
          </table:table-cell>
          <table:table-cell office:value-type="float" office:value="326340360" calcext:value-type="float">
            <text:p>326340360</text:p>
          </table:table-cell>
          <table:table-cell office:value-type="float" office:value="151127816" calcext:value-type="float">
            <text:p>151127816</text:p>
          </table:table-cell>
        </table:table-row>
        <table:table-row table:style-name="ro1">
          <table:table-cell office:value-type="float" office:value="340460440" calcext:value-type="float">
            <text:p>340460440</text:p>
          </table:table-cell>
          <table:table-cell office:value-type="float" office:value="344380184" calcext:value-type="float">
            <text:p>344380184</text:p>
          </table:table-cell>
          <table:table-cell office:value-type="float" office:value="317746888" calcext:value-type="float">
            <text:p>317746888</text:p>
          </table:table-cell>
          <table:table-cell office:value-type="float" office:value="332464776" calcext:value-type="float">
            <text:p>332464776</text:p>
          </table:table-cell>
          <table:table-cell office:value-type="float" office:value="161951800" calcext:value-type="float">
            <text:p>161951800</text:p>
          </table:table-cell>
        </table:table-row>
        <table:table-row table:style-name="ro1">
          <table:table-cell office:value-type="float" office:value="344588056" calcext:value-type="float">
            <text:p>344588056</text:p>
          </table:table-cell>
          <table:table-cell office:value-type="float" office:value="233591944" calcext:value-type="float">
            <text:p>233591944</text:p>
          </table:table-cell>
          <table:table-cell office:value-type="float" office:value="323938312" calcext:value-type="float">
            <text:p>323938312</text:p>
          </table:table-cell>
          <table:table-cell office:value-type="float" office:value="335559768" calcext:value-type="float">
            <text:p>335559768</text:p>
          </table:table-cell>
          <table:table-cell office:value-type="float" office:value="166079416" calcext:value-type="float">
            <text:p>166079416</text:p>
          </table:table-cell>
        </table:table-row>
        <table:table-row table:style-name="ro1">
          <table:table-cell office:value-type="float" office:value="354907096" calcext:value-type="float">
            <text:p>354907096</text:p>
          </table:table-cell>
          <table:table-cell office:value-type="float" office:value="234142936" calcext:value-type="float">
            <text:p>234142936</text:p>
          </table:table-cell>
          <table:table-cell office:value-type="float" office:value="331161640" calcext:value-type="float">
            <text:p>331161640</text:p>
          </table:table-cell>
          <table:table-cell office:value-type="float" office:value="335559768" calcext:value-type="float">
            <text:p>335559768</text:p>
          </table:table-cell>
          <table:table-cell office:value-type="float" office:value="168143224" calcext:value-type="float">
            <text:p>168143224</text:p>
          </table:table-cell>
        </table:table-row>
        <table:table-row table:style-name="ro1">
          <table:table-cell office:value-type="float" office:value="356970904" calcext:value-type="float">
            <text:p>356970904</text:p>
          </table:table-cell>
          <table:table-cell office:value-type="float" office:value="241397896" calcext:value-type="float">
            <text:p>241397896</text:p>
          </table:table-cell>
          <table:table-cell office:value-type="float" office:value="339416872" calcext:value-type="float">
            <text:p>339416872</text:p>
          </table:table-cell>
          <table:table-cell office:value-type="float" office:value="342846984" calcext:value-type="float">
            <text:p>342846984</text:p>
          </table:table-cell>
          <table:table-cell office:value-type="float" office:value="179494168" calcext:value-type="float">
            <text:p>179494168</text:p>
          </table:table-cell>
        </table:table-row>
        <table:table-row table:style-name="ro1">
          <table:table-cell office:value-type="float" office:value="356970904" calcext:value-type="float">
            <text:p>356970904</text:p>
          </table:table-cell>
          <table:table-cell office:value-type="float" office:value="246557416" calcext:value-type="float">
            <text:p>246557416</text:p>
          </table:table-cell>
          <table:table-cell office:value-type="float" office:value="344576392" calcext:value-type="float">
            <text:p>344576392</text:p>
          </table:table-cell>
          <table:table-cell office:value-type="float" office:value="342846984" calcext:value-type="float">
            <text:p>342846984</text:p>
          </table:table-cell>
          <table:table-cell office:value-type="float" office:value="179494168" calcext:value-type="float">
            <text:p>179494168</text:p>
          </table:table-cell>
        </table:table-row>
        <table:table-row table:style-name="ro1">
          <table:table-cell office:value-type="float" office:value="368321848" calcext:value-type="float">
            <text:p>368321848</text:p>
          </table:table-cell>
          <table:table-cell office:value-type="float" office:value="255844552" calcext:value-type="float">
            <text:p>255844552</text:p>
          </table:table-cell>
          <table:table-cell office:value-type="float" office:value="351799720" calcext:value-type="float">
            <text:p>351799720</text:p>
          </table:table-cell>
          <table:table-cell office:value-type="float" office:value="349364808" calcext:value-type="float">
            <text:p>349364808</text:p>
          </table:table-cell>
          <table:table-cell office:value-type="float" office:value="190845112" calcext:value-type="float">
            <text:p>190845112</text:p>
          </table:table-cell>
        </table:table-row>
        <table:table-row table:style-name="ro1">
          <table:table-cell office:value-type="float" office:value="374513272" calcext:value-type="float">
            <text:p>374513272</text:p>
          </table:table-cell>
          <table:table-cell office:value-type="float" office:value="264099784" calcext:value-type="float">
            <text:p>264099784</text:p>
          </table:table-cell>
          <table:table-cell office:value-type="float" office:value="361086856" calcext:value-type="float">
            <text:p>361086856</text:p>
          </table:table-cell>
          <table:table-cell office:value-type="float" office:value="352066392" calcext:value-type="float">
            <text:p>352066392</text:p>
          </table:table-cell>
          <table:table-cell office:value-type="float" office:value="201164152" calcext:value-type="float">
            <text:p>201164152</text:p>
          </table:table-cell>
        </table:table-row>
        <table:table-row table:style-name="ro1">
          <table:table-cell office:value-type="float" office:value="385864216" calcext:value-type="float">
            <text:p>385864216</text:p>
          </table:table-cell>
          <table:table-cell office:value-type="float" office:value="274418824" calcext:value-type="float">
            <text:p>274418824</text:p>
          </table:table-cell>
          <table:table-cell office:value-type="float" office:value="370373992" calcext:value-type="float">
            <text:p>370373992</text:p>
          </table:table-cell>
          <table:table-cell office:value-type="float" office:value="353753736" calcext:value-type="float">
            <text:p>353753736</text:p>
          </table:table-cell>
          <table:table-cell office:value-type="float" office:value="212515096" calcext:value-type="float">
            <text:p>212515096</text:p>
          </table:table-cell>
        </table:table-row>
        <table:table-row table:style-name="ro1">
          <table:table-cell office:value-type="float" office:value="389991832" calcext:value-type="float">
            <text:p>389991832</text:p>
          </table:table-cell>
          <table:table-cell office:value-type="float" office:value="277514536" calcext:value-type="float">
            <text:p>277514536</text:p>
          </table:table-cell>
          <table:table-cell office:value-type="float" office:value="375598584" calcext:value-type="float">
            <text:p>375598584</text:p>
          </table:table-cell>
          <table:table-cell office:value-type="float" office:value="359353608" calcext:value-type="float">
            <text:p>359353608</text:p>
          </table:table-cell>
          <table:table-cell office:value-type="float" office:value="223866040" calcext:value-type="float">
            <text:p>223866040</text:p>
          </table:table-cell>
        </table:table-row>
        <table:table-row table:style-name="ro1">
          <table:table-cell office:value-type="float" office:value="392055640" calcext:value-type="float">
            <text:p>392055640</text:p>
          </table:table-cell>
          <table:table-cell office:value-type="float" office:value="277514536" calcext:value-type="float">
            <text:p>277514536</text:p>
          </table:table-cell>
          <table:table-cell office:value-type="float" office:value="379725240" calcext:value-type="float">
            <text:p>379725240</text:p>
          </table:table-cell>
          <table:table-cell office:value-type="float" office:value="176941096" calcext:value-type="float">
            <text:p>176941096</text:p>
          </table:table-cell>
          <table:table-cell office:value-type="float" office:value="234185080" calcext:value-type="float">
            <text:p>234185080</text:p>
          </table:table-cell>
        </table:table-row>
        <table:table-row table:style-name="ro1">
          <table:table-cell office:value-type="float" office:value="399278968" calcext:value-type="float">
            <text:p>399278968</text:p>
          </table:table-cell>
          <table:table-cell office:value-type="float" office:value="285769768" calcext:value-type="float">
            <text:p>285769768</text:p>
          </table:table-cell>
          <table:table-cell office:value-type="float" office:value="382116408" calcext:value-type="float">
            <text:p>382116408</text:p>
          </table:table-cell>
          <table:table-cell office:value-type="float" office:value="183609736" calcext:value-type="float">
            <text:p>183609736</text:p>
          </table:table-cell>
          <table:table-cell office:value-type="float" office:value="241408408" calcext:value-type="float">
            <text:p>241408408</text:p>
          </table:table-cell>
        </table:table-row>
        <table:table-row table:style-name="ro1">
          <table:table-cell office:value-type="float" office:value="406502296" calcext:value-type="float">
            <text:p>406502296</text:p>
          </table:table-cell>
          <table:table-cell office:value-type="float" office:value="292993096" calcext:value-type="float">
            <text:p>292993096</text:p>
          </table:table-cell>
          <table:table-cell office:value-type="float" office:value="385915224" calcext:value-type="float">
            <text:p>385915224</text:p>
          </table:table-cell>
          <table:table-cell office:value-type="float" office:value="184641640" calcext:value-type="float">
            <text:p>184641640</text:p>
          </table:table-cell>
          <table:table-cell office:value-type="float" office:value="245536024" calcext:value-type="float">
            <text:p>245536024</text:p>
          </table:table-cell>
        </table:table-row>
        <table:table-row table:style-name="ro1">
          <table:table-cell office:value-type="float" office:value="415789432" calcext:value-type="float">
            <text:p>415789432</text:p>
          </table:table-cell>
          <table:table-cell office:value-type="float" office:value="300216424" calcext:value-type="float">
            <text:p>300216424</text:p>
          </table:table-cell>
          <table:table-cell office:value-type="float" office:value="389010216" calcext:value-type="float">
            <text:p>389010216</text:p>
          </table:table-cell>
          <table:table-cell office:value-type="float" office:value="189801160" calcext:value-type="float">
            <text:p>189801160</text:p>
          </table:table-cell>
          <table:table-cell office:value-type="float" office:value="245536024" calcext:value-type="float">
            <text:p>245536024</text:p>
          </table:table-cell>
        </table:table-row>
        <table:table-row table:style-name="ro1">
          <table:table-cell office:value-type="float" office:value="423012760" calcext:value-type="float">
            <text:p>423012760</text:p>
          </table:table-cell>
          <table:table-cell office:value-type="float" office:value="307439752" calcext:value-type="float">
            <text:p>307439752</text:p>
          </table:table-cell>
          <table:table-cell office:value-type="float" office:value="390041880" calcext:value-type="float">
            <text:p>390041880</text:p>
          </table:table-cell>
          <table:table-cell office:value-type="float" office:value="189801160" calcext:value-type="float">
            <text:p>189801160</text:p>
          </table:table-cell>
          <table:table-cell office:value-type="float" office:value="254823160" calcext:value-type="float">
            <text:p>254823160</text:p>
          </table:table-cell>
        </table:table-row>
        <table:table-row table:style-name="ro1">
          <table:table-cell office:value-type="float" office:value="432299896" calcext:value-type="float">
            <text:p>432299896</text:p>
          </table:table-cell>
          <table:table-cell office:value-type="float" office:value="314663080" calcext:value-type="float">
            <text:p>314663080</text:p>
          </table:table-cell>
          <table:table-cell office:value-type="float" office:value="393136872" calcext:value-type="float">
            <text:p>393136872</text:p>
          </table:table-cell>
          <table:table-cell office:value-type="float" office:value="195992584" calcext:value-type="float">
            <text:p>195992584</text:p>
          </table:table-cell>
          <table:table-cell office:value-type="float" office:value="262046488" calcext:value-type="float">
            <text:p>262046488</text:p>
          </table:table-cell>
        </table:table-row>
        <table:table-row table:style-name="ro1">
          <table:table-cell office:value-type="float" office:value="437459416" calcext:value-type="float">
            <text:p>437459416</text:p>
          </table:table-cell>
          <table:table-cell office:value-type="float" office:value="320854504" calcext:value-type="float">
            <text:p>320854504</text:p>
          </table:table-cell>
          <table:table-cell office:value-type="float" office:value="396690840" calcext:value-type="float">
            <text:p>396690840</text:p>
          </table:table-cell>
          <table:table-cell office:value-type="float" office:value="206311624" calcext:value-type="float">
            <text:p>206311624</text:p>
          </table:table-cell>
          <table:table-cell office:value-type="float" office:value="271333624" calcext:value-type="float">
            <text:p>271333624</text:p>
          </table:table-cell>
        </table:table-row>
        <table:table-row table:style-name="ro1">
          <table:table-cell office:value-type="float" office:value="445714648" calcext:value-type="float">
            <text:p>445714648</text:p>
          </table:table-cell>
          <table:table-cell office:value-type="float" office:value="328077832" calcext:value-type="float">
            <text:p>328077832</text:p>
          </table:table-cell>
          <table:table-cell office:value-type="float" office:value="399785832" calcext:value-type="float">
            <text:p>399785832</text:p>
          </table:table-cell>
          <table:table-cell office:value-type="float" office:value="210439240" calcext:value-type="float">
            <text:p>210439240</text:p>
          </table:table-cell>
          <table:table-cell office:value-type="float" office:value="278556952" calcext:value-type="float">
            <text:p>278556952</text:p>
          </table:table-cell>
        </table:table-row>
        <table:table-row table:style-name="ro1">
          <table:table-cell office:value-type="float" office:value="449842264" calcext:value-type="float">
            <text:p>449842264</text:p>
          </table:table-cell>
          <table:table-cell office:value-type="float" office:value="335301160" calcext:value-type="float">
            <text:p>335301160</text:p>
          </table:table-cell>
          <table:table-cell office:value-type="float" office:value="403453512" calcext:value-type="float">
            <text:p>403453512</text:p>
          </table:table-cell>
          <table:table-cell office:value-type="float" office:value="221790184" calcext:value-type="float">
            <text:p>221790184</text:p>
          </table:table-cell>
          <table:table-cell office:value-type="float" office:value="284748376" calcext:value-type="float">
            <text:p>284748376</text:p>
          </table:table-cell>
        </table:table-row>
        <table:table-row table:style-name="ro1">
          <table:table-cell office:value-type="float" office:value="458097496" calcext:value-type="float">
            <text:p>458097496</text:p>
          </table:table-cell>
          <table:table-cell office:value-type="float" office:value="343556392" calcext:value-type="float">
            <text:p>343556392</text:p>
          </table:table-cell>
          <table:table-cell office:value-type="float" office:value="406548504" calcext:value-type="float">
            <text:p>406548504</text:p>
          </table:table-cell>
          <table:table-cell office:value-type="float" office:value="223853992" calcext:value-type="float">
            <text:p>223853992</text:p>
          </table:table-cell>
          <table:table-cell office:value-type="float" office:value="291971704" calcext:value-type="float">
            <text:p>291971704</text:p>
          </table:table-cell>
        </table:table-row>
        <table:table-row table:style-name="ro1">
          <table:table-cell office:value-type="float" office:value="465320824" calcext:value-type="float">
            <text:p>465320824</text:p>
          </table:table-cell>
          <table:table-cell office:value-type="float" office:value="351811624" calcext:value-type="float">
            <text:p>351811624</text:p>
          </table:table-cell>
          <table:table-cell office:value-type="float" office:value="409464216" calcext:value-type="float">
            <text:p>409464216</text:p>
          </table:table-cell>
          <table:table-cell office:value-type="float" office:value="232109224" calcext:value-type="float">
            <text:p>232109224</text:p>
          </table:table-cell>
          <table:table-cell office:value-type="float" office:value="300226936" calcext:value-type="float">
            <text:p>300226936</text:p>
          </table:table-cell>
        </table:table-row>
        <table:table-row table:style-name="ro1">
          <table:table-cell office:value-type="float" office:value="471512248" calcext:value-type="float">
            <text:p>471512248</text:p>
          </table:table-cell>
          <table:table-cell office:value-type="float" office:value="356971144" calcext:value-type="float">
            <text:p>356971144</text:p>
          </table:table-cell>
          <table:table-cell office:value-type="float" office:value="412296936" calcext:value-type="float">
            <text:p>412296936</text:p>
          </table:table-cell>
          <table:table-cell office:value-type="float" office:value="239332552" calcext:value-type="float">
            <text:p>239332552</text:p>
          </table:table-cell>
          <table:table-cell office:value-type="float" office:value="306418360" calcext:value-type="float">
            <text:p>306418360</text:p>
          </table:table-cell>
        </table:table-row>
        <table:table-row table:style-name="ro1">
          <table:table-cell office:value-type="float" office:value="477703672" calcext:value-type="float">
            <text:p>477703672</text:p>
          </table:table-cell>
          <table:table-cell office:value-type="float" office:value="363162568" calcext:value-type="float">
            <text:p>363162568</text:p>
          </table:table-cell>
          <table:table-cell office:value-type="float" office:value="415260792" calcext:value-type="float">
            <text:p>415260792</text:p>
          </table:table-cell>
          <table:table-cell office:value-type="float" office:value="243460168" calcext:value-type="float">
            <text:p>243460168</text:p>
          </table:table-cell>
          <table:table-cell office:value-type="float" office:value="314673592" calcext:value-type="float">
            <text:p>314673592</text:p>
          </table:table-cell>
        </table:table-row>
        <table:table-row table:style-name="ro1">
          <table:table-cell office:value-type="float" office:value="481831288" calcext:value-type="float">
            <text:p>481831288</text:p>
          </table:table-cell>
          <table:table-cell office:value-type="float" office:value="368322088" calcext:value-type="float">
            <text:p>368322088</text:p>
          </table:table-cell>
          <table:table-cell office:value-type="float" office:value="418486920" calcext:value-type="float">
            <text:p>418486920</text:p>
          </table:table-cell>
          <table:table-cell office:value-type="float" office:value="253779208" calcext:value-type="float">
            <text:p>253779208</text:p>
          </table:table-cell>
          <table:table-cell office:value-type="float" office:value="320865016" calcext:value-type="float">
            <text:p>320865016</text:p>
          </table:table-cell>
        </table:table-row>
        <table:table-row table:style-name="ro1">
          <table:table-cell office:value-type="float" office:value="481831288" calcext:value-type="float">
            <text:p>481831288</text:p>
          </table:table-cell>
          <table:table-cell office:value-type="float" office:value="368322088" calcext:value-type="float">
            <text:p>368322088</text:p>
          </table:table-cell>
          <table:table-cell office:value-type="float" office:value="421450776" calcext:value-type="float">
            <text:p>421450776</text:p>
          </table:table-cell>
          <table:table-cell office:value-type="float" office:value="256874920" calcext:value-type="float">
            <text:p>256874920</text:p>
          </table:table-cell>
          <table:table-cell office:value-type="float" office:value="328088344" calcext:value-type="float">
            <text:p>328088344</text:p>
          </table:table-cell>
        </table:table-row>
        <table:table-row table:style-name="ro1">
          <table:table-cell office:value-type="float" office:value="491118424" calcext:value-type="float">
            <text:p>491118424</text:p>
          </table:table-cell>
          <table:table-cell office:value-type="float" office:value="368322088" calcext:value-type="float">
            <text:p>368322088</text:p>
          </table:table-cell>
          <table:table-cell office:value-type="float" office:value="425118456" calcext:value-type="float">
            <text:p>425118456</text:p>
          </table:table-cell>
          <table:table-cell office:value-type="float" office:value="267193960" calcext:value-type="float">
            <text:p>267193960</text:p>
          </table:table-cell>
          <table:table-cell office:value-type="float" office:value="337375480" calcext:value-type="float">
            <text:p>337375480</text:p>
          </table:table-cell>
        </table:table-row>
        <table:table-row table:style-name="ro1">
          <table:table-cell office:value-type="float" office:value="494803512" calcext:value-type="float">
            <text:p>494803512</text:p>
          </table:table-cell>
          <table:table-cell office:value-type="float" office:value="368322088" calcext:value-type="float">
            <text:p>368322088</text:p>
          </table:table-cell>
          <table:table-cell office:value-type="float" office:value="428344584" calcext:value-type="float">
            <text:p>428344584</text:p>
          </table:table-cell>
          <table:table-cell office:value-type="float" office:value="272353480" calcext:value-type="float">
            <text:p>272353480</text:p>
          </table:table-cell>
          <table:table-cell office:value-type="float" office:value="337375480" calcext:value-type="float">
            <text:p>337375480</text:p>
          </table:table-cell>
        </table:table-row>
        <table:table-row table:style-name="ro1">
          <table:table-cell office:value-type="float" office:value="498291912" calcext:value-type="float">
            <text:p>498291912</text:p>
          </table:table-cell>
          <table:table-cell office:value-type="float" office:value="372400584" calcext:value-type="float">
            <text:p>372400584</text:p>
          </table:table-cell>
          <table:table-cell office:value-type="float" office:value="430735752" calcext:value-type="float">
            <text:p>430735752</text:p>
          </table:table-cell>
          <table:table-cell office:value-type="float" office:value="276481096" calcext:value-type="float">
            <text:p>276481096</text:p>
          </table:table-cell>
          <table:table-cell office:value-type="float" office:value="337375480" calcext:value-type="float">
            <text:p>337375480</text:p>
          </table:table-cell>
        </table:table-row>
        <table:table-row table:style-name="ro1">
          <table:table-cell office:value-type="float" office:value="499192440" calcext:value-type="float">
            <text:p>499192440</text:p>
          </table:table-cell>
          <table:table-cell office:value-type="float" office:value="375233304" calcext:value-type="float">
            <text:p>375233304</text:p>
          </table:table-cell>
          <table:table-cell office:value-type="float" office:value="433896312" calcext:value-type="float">
            <text:p>433896312</text:p>
          </table:table-cell>
          <table:table-cell office:value-type="float" office:value="276481096" calcext:value-type="float">
            <text:p>276481096</text:p>
          </table:table-cell>
          <table:table-cell office:value-type="float" office:value="337375480" calcext:value-type="float">
            <text:p>337375480</text:p>
          </table:table-cell>
        </table:table-row>
        <table:table-row table:style-name="ro1">
          <table:table-cell office:value-type="float" office:value="506790072" calcext:value-type="float">
            <text:p>506790072</text:p>
          </table:table-cell>
          <table:table-cell office:value-type="float" office:value="378769848" calcext:value-type="float">
            <text:p>378769848</text:p>
          </table:table-cell>
          <table:table-cell office:value-type="float" office:value="437384712" calcext:value-type="float">
            <text:p>437384712</text:p>
          </table:table-cell>
          <table:table-cell office:value-type="float" office:value="282672520" calcext:value-type="float">
            <text:p>282672520</text:p>
          </table:table-cell>
          <table:table-cell office:value-type="float" office:value="344155560" calcext:value-type="float">
            <text:p>344155560</text:p>
          </table:table-cell>
        </table:table-row>
        <table:table-row table:style-name="ro1">
          <table:table-cell office:value-type="float" office:value="506790072" calcext:value-type="float">
            <text:p>506790072</text:p>
          </table:table-cell>
          <table:table-cell office:value-type="float" office:value="384714984" calcext:value-type="float">
            <text:p>384714984</text:p>
          </table:table-cell>
          <table:table-cell office:value-type="float" office:value="440593416" calcext:value-type="float">
            <text:p>440593416</text:p>
          </table:table-cell>
          <table:table-cell office:value-type="float" office:value="292991560" calcext:value-type="float">
            <text:p>292991560</text:p>
          </table:table-cell>
          <table:table-cell office:value-type="float" office:value="344155560" calcext:value-type="float">
            <text:p>344155560</text:p>
          </table:table-cell>
        </table:table-row>
        <table:table-row table:style-name="ro1">
          <table:table-cell office:value-type="float" office:value="514798536" calcext:value-type="float">
            <text:p>514798536</text:p>
          </table:table-cell>
          <table:table-cell office:value-type="float" office:value="384714984" calcext:value-type="float">
            <text:p>384714984</text:p>
          </table:table-cell>
          <table:table-cell office:value-type="float" office:value="443115720" calcext:value-type="float">
            <text:p>443115720</text:p>
          </table:table-cell>
          <table:table-cell office:value-type="float" office:value="300214888" calcext:value-type="float">
            <text:p>300214888</text:p>
          </table:table-cell>
          <table:table-cell office:value-type="float" office:value="352981560" calcext:value-type="float">
            <text:p>352981560</text:p>
          </table:table-cell>
        </table:table-row>
        <table:table-row table:style-name="ro1">
          <table:table-cell office:value-type="float" office:value="514798536" calcext:value-type="float">
            <text:p>514798536</text:p>
          </table:table-cell>
          <table:table-cell office:value-type="float" office:value="391739928" calcext:value-type="float">
            <text:p>391739928</text:p>
          </table:table-cell>
          <table:table-cell office:value-type="float" office:value="239685944" calcext:value-type="float">
            <text:p>239685944</text:p>
          </table:table-cell>
          <table:table-cell office:value-type="float" office:value="309502024" calcext:value-type="float">
            <text:p>309502024</text:p>
          </table:table-cell>
          <table:table-cell office:value-type="float" office:value="357763896" calcext:value-type="float">
            <text:p>357763896</text:p>
          </table:table-cell>
        </table:table-row>
        <table:table-row table:style-name="ro1">
          <table:table-cell office:value-type="float" office:value="517368984" calcext:value-type="float">
            <text:p>517368984</text:p>
          </table:table-cell>
          <table:table-cell office:value-type="float" office:value="391739928" calcext:value-type="float">
            <text:p>391739928</text:p>
          </table:table-cell>
          <table:table-cell office:value-type="float" office:value="242391304" calcext:value-type="float">
            <text:p>242391304</text:p>
          </table:table-cell>
          <table:table-cell office:value-type="float" office:value="309502024" calcext:value-type="float">
            <text:p>309502024</text:p>
          </table:table-cell>
          <table:table-cell office:value-type="float" office:value="360662184" calcext:value-type="float">
            <text:p>360662184</text:p>
          </table:table-cell>
        </table:table-row>
        <table:table-row table:style-name="ro1">
          <table:table-cell office:value-type="float" office:value="523296696" calcext:value-type="float">
            <text:p>523296696</text:p>
          </table:table-cell>
          <table:table-cell office:value-type="float" office:value="399665400" calcext:value-type="float">
            <text:p>399665400</text:p>
          </table:table-cell>
          <table:table-cell office:value-type="float" office:value="248620456" calcext:value-type="float">
            <text:p>248620456</text:p>
          </table:table-cell>
          <table:table-cell office:value-type="float" office:value="310664808" calcext:value-type="float">
            <text:p>310664808</text:p>
          </table:table-cell>
          <table:table-cell office:value-type="float" office:value="368915496" calcext:value-type="float">
            <text:p>368915496</text:p>
          </table:table-cell>
        </table:table-row>
        <table:table-row table:style-name="ro1">
          <table:table-cell office:value-type="float" office:value="531305160" calcext:value-type="float">
            <text:p>531305160</text:p>
          </table:table-cell>
          <table:table-cell office:value-type="float" office:value="403398664" calcext:value-type="float">
            <text:p>403398664</text:p>
          </table:table-cell>
          <table:table-cell office:value-type="float" office:value="264099016" calcext:value-type="float">
            <text:p>264099016</text:p>
          </table:table-cell>
          <table:table-cell office:value-type="float" office:value="325042536" calcext:value-type="float">
            <text:p>325042536</text:p>
          </table:table-cell>
          <table:table-cell office:value-type="float" office:value="372714312" calcext:value-type="float">
            <text:p>372714312</text:p>
          </table:table-cell>
        </table:table-row>
        <table:table-row table:style-name="ro1">
          <table:table-cell office:value-type="float" office:value="539803320" calcext:value-type="float">
            <text:p>539803320</text:p>
          </table:table-cell>
          <table:table-cell office:value-type="float" office:value="415533768" calcext:value-type="float">
            <text:p>415533768</text:p>
          </table:table-cell>
          <table:table-cell office:value-type="float" office:value="279577576" calcext:value-type="float">
            <text:p>279577576</text:p>
          </table:table-cell>
          <table:table-cell office:value-type="float" office:value="326008648" calcext:value-type="float">
            <text:p>326008648</text:p>
          </table:table-cell>
          <table:table-cell office:value-type="float" office:value="379625544" calcext:value-type="float">
            <text:p>379625544</text:p>
          </table:table-cell>
        </table:table-row>
        <table:table-row table:style-name="ro1">
          <table:table-cell office:value-type="float" office:value="539803320" calcext:value-type="float">
            <text:p>539803320</text:p>
          </table:table-cell>
          <table:table-cell office:value-type="float" office:value="417728232" calcext:value-type="float">
            <text:p>417728232</text:p>
          </table:table-cell>
          <table:table-cell office:value-type="float" office:value="285769000" calcext:value-type="float">
            <text:p>285769000</text:p>
          </table:table-cell>
          <table:table-cell office:value-type="float" office:value="335245464" calcext:value-type="float">
            <text:p>335245464</text:p>
          </table:table-cell>
          <table:table-cell office:value-type="float" office:value="385994808" calcext:value-type="float">
            <text:p>385994808</text:p>
          </table:table-cell>
        </table:table-row>
        <table:table-row table:style-name="ro1">
          <table:table-cell office:value-type="float" office:value="547811784" calcext:value-type="float">
            <text:p>547811784</text:p>
          </table:table-cell>
          <table:table-cell office:value-type="float" office:value="417728232" calcext:value-type="float">
            <text:p>417728232</text:p>
          </table:table-cell>
          <table:table-cell office:value-type="float" office:value="290928520" calcext:value-type="float">
            <text:p>290928520</text:p>
          </table:table-cell>
          <table:table-cell office:value-type="float" office:value="341549160" calcext:value-type="float">
            <text:p>341549160</text:p>
          </table:table-cell>
          <table:table-cell office:value-type="float" office:value="390842712" calcext:value-type="float">
            <text:p>390842712</text:p>
          </table:table-cell>
        </table:table-row>
        <table:table-row table:style-name="ro1">
          <table:table-cell office:value-type="float" office:value="168604712" calcext:value-type="float">
            <text:p>168604712</text:p>
          </table:table-cell>
          <table:table-cell office:value-type="float" office:value="424753176" calcext:value-type="float">
            <text:p>424753176</text:p>
          </table:table-cell>
          <table:table-cell office:value-type="float" office:value="296088040" calcext:value-type="float">
            <text:p>296088040</text:p>
          </table:table-cell>
          <table:table-cell office:value-type="float" office:value="341549160" calcext:value-type="float">
            <text:p>341549160</text:p>
          </table:table-cell>
          <table:table-cell office:value-type="float" office:value="393675432" calcext:value-type="float">
            <text:p>393675432</text:p>
          </table:table-cell>
        </table:table-row>
        <table:table-row table:style-name="ro1">
          <table:table-cell office:value-type="float" office:value="171226712" calcext:value-type="float">
            <text:p>171226712</text:p>
          </table:table-cell>
          <table:table-cell office:value-type="float" office:value="424753176" calcext:value-type="float">
            <text:p>424753176</text:p>
          </table:table-cell>
          <table:table-cell office:value-type="float" office:value="300215656" calcext:value-type="float">
            <text:p>300215656</text:p>
          </table:table-cell>
          <table:table-cell office:value-type="float" office:value="341549160" calcext:value-type="float">
            <text:p>341549160</text:p>
          </table:table-cell>
          <table:table-cell office:value-type="float" office:value="393675432" calcext:value-type="float">
            <text:p>393675432</text:p>
          </table:table-cell>
        </table:table-row>
        <table:table-row table:style-name="ro1">
          <table:table-cell office:value-type="float" office:value="172258648" calcext:value-type="float">
            <text:p>172258648</text:p>
          </table:table-cell>
          <table:table-cell office:value-type="float" office:value="424753176" calcext:value-type="float">
            <text:p>424753176</text:p>
          </table:table-cell>
          <table:table-cell office:value-type="float" office:value="306407048" calcext:value-type="float">
            <text:p>306407048</text:p>
          </table:table-cell>
          <table:table-cell office:value-type="float" office:value="343612488" calcext:value-type="float">
            <text:p>343612488</text:p>
          </table:table-cell>
          <table:table-cell office:value-type="float" office:value="393675432" calcext:value-type="float">
            <text:p>393675432</text:p>
          </table:table-cell>
        </table:table-row>
        <table:table-row table:style-name="ro1">
          <table:table-cell office:value-type="float" office:value="176386264" calcext:value-type="float">
            <text:p>176386264</text:p>
          </table:table-cell>
          <table:table-cell office:value-type="float" office:value="425850408" calcext:value-type="float">
            <text:p>425850408</text:p>
          </table:table-cell>
          <table:table-cell office:value-type="float" office:value="313630408" calcext:value-type="float">
            <text:p>313630408</text:p>
          </table:table-cell>
          <table:table-cell office:value-type="float" office:value="350899704" calcext:value-type="float">
            <text:p>350899704</text:p>
          </table:table-cell>
          <table:table-cell office:value-type="float" office:value="402501432" calcext:value-type="float">
            <text:p>402501432</text:p>
          </table:table-cell>
        </table:table-row>
        <table:table-row table:style-name="ro1">
          <table:table-cell office:value-type="float" office:value="181545784" calcext:value-type="float">
            <text:p>181545784</text:p>
          </table:table-cell>
          <table:table-cell office:value-type="float" office:value="434234856" calcext:value-type="float">
            <text:p>434234856</text:p>
          </table:table-cell>
          <table:table-cell office:value-type="float" office:value="320853736" calcext:value-type="float">
            <text:p>320853736</text:p>
          </table:table-cell>
          <table:table-cell office:value-type="float" office:value="358055784" calcext:value-type="float">
            <text:p>358055784</text:p>
          </table:table-cell>
          <table:table-cell office:value-type="float" office:value="402501432" calcext:value-type="float">
            <text:p>402501432</text:p>
          </table:table-cell>
        </table:table-row>
        <table:table-row table:style-name="ro1">
          <table:table-cell office:value-type="float" office:value="192896728" calcext:value-type="float">
            <text:p>192896728</text:p>
          </table:table-cell>
          <table:table-cell office:value-type="float" office:value="434234856" calcext:value-type="float">
            <text:p>434234856</text:p>
          </table:table-cell>
          <table:table-cell office:value-type="float" office:value="328077064" calcext:value-type="float">
            <text:p>328077064</text:p>
          </table:table-cell>
          <table:table-cell office:value-type="float" office:value="358055784" calcext:value-type="float">
            <text:p>358055784</text:p>
          </table:table-cell>
          <table:table-cell office:value-type="float" office:value="258704728" calcext:value-type="float">
            <text:p>258704728</text:p>
          </table:table-cell>
        </table:table-row>
        <table:table-row table:style-name="ro1">
          <table:table-cell office:value-type="float" office:value="192896728" calcext:value-type="float">
            <text:p>192896728</text:p>
          </table:table-cell>
          <table:table-cell office:value-type="float" office:value="257737016" calcext:value-type="float">
            <text:p>257737016</text:p>
          </table:table-cell>
          <table:table-cell office:value-type="float" office:value="334268488" calcext:value-type="float">
            <text:p>334268488</text:p>
          </table:table-cell>
          <table:table-cell office:value-type="float" office:value="358055784" calcext:value-type="float">
            <text:p>358055784</text:p>
          </table:table-cell>
          <table:table-cell office:value-type="float" office:value="264096136" calcext:value-type="float">
            <text:p>264096136</text:p>
          </table:table-cell>
        </table:table-row>
        <table:table-row table:style-name="ro1">
          <table:table-cell office:value-type="float" office:value="192896728" calcext:value-type="float">
            <text:p>192896728</text:p>
          </table:table-cell>
          <table:table-cell office:value-type="float" office:value="262915112" calcext:value-type="float">
            <text:p>262915112</text:p>
          </table:table-cell>
          <table:table-cell office:value-type="float" office:value="340459912" calcext:value-type="float">
            <text:p>340459912</text:p>
          </table:table-cell>
          <table:table-cell office:value-type="float" office:value="360119112" calcext:value-type="float">
            <text:p>360119112</text:p>
          </table:table-cell>
          <table:table-cell office:value-type="float" office:value="268223752" calcext:value-type="float">
            <text:p>268223752</text:p>
          </table:table-cell>
        </table:table-row>
        <table:table-row table:style-name="ro1">
          <table:table-cell office:value-type="float" office:value="200120056" calcext:value-type="float">
            <text:p>200120056</text:p>
          </table:table-cell>
          <table:table-cell office:value-type="float" office:value="262915112" calcext:value-type="float">
            <text:p>262915112</text:p>
          </table:table-cell>
          <table:table-cell office:value-type="float" office:value="346651336" calcext:value-type="float">
            <text:p>346651336</text:p>
          </table:table-cell>
          <table:table-cell office:value-type="float" office:value="360119112" calcext:value-type="float">
            <text:p>360119112</text:p>
          </table:table-cell>
          <table:table-cell office:value-type="float" office:value="279574696" calcext:value-type="float">
            <text:p>279574696</text:p>
          </table:table-cell>
        </table:table-row>
        <table:table-row table:style-name="ro1">
          <table:table-cell office:value-type="float" office:value="209407192" calcext:value-type="float">
            <text:p>209407192</text:p>
          </table:table-cell>
          <table:table-cell office:value-type="float" office:value="268223368" calcext:value-type="float">
            <text:p>268223368</text:p>
          </table:table-cell>
          <table:table-cell office:value-type="float" office:value="351172104" calcext:value-type="float">
            <text:p>351172104</text:p>
          </table:table-cell>
          <table:table-cell office:value-type="float" office:value="178080584" calcext:value-type="float">
            <text:p>178080584</text:p>
          </table:table-cell>
          <table:table-cell office:value-type="float" office:value="280606600" calcext:value-type="float">
            <text:p>280606600</text:p>
          </table:table-cell>
        </table:table-row>
        <table:table-row table:style-name="ro1">
          <table:table-cell office:value-type="float" office:value="215598616" calcext:value-type="float">
            <text:p>215598616</text:p>
          </table:table-cell>
          <table:table-cell office:value-type="float" office:value="277510472" calcext:value-type="float">
            <text:p>277510472</text:p>
          </table:table-cell>
          <table:table-cell office:value-type="float" office:value="353759976" calcext:value-type="float">
            <text:p>353759976</text:p>
          </table:table-cell>
          <table:table-cell office:value-type="float" office:value="178080584" calcext:value-type="float">
            <text:p>178080584</text:p>
          </table:table-cell>
          <table:table-cell office:value-type="float" office:value="280606600" calcext:value-type="float">
            <text:p>280606600</text:p>
          </table:table-cell>
        </table:table-row>
        <table:table-row table:style-name="ro1">
          <table:table-cell office:value-type="float" office:value="221790040" calcext:value-type="float">
            <text:p>221790040</text:p>
          </table:table-cell>
          <table:table-cell office:value-type="float" office:value="279574312" calcext:value-type="float">
            <text:p>279574312</text:p>
          </table:table-cell>
          <table:table-cell office:value-type="float" office:value="357362088" calcext:value-type="float">
            <text:p>357362088</text:p>
          </table:table-cell>
          <table:table-cell office:value-type="float" office:value="187740584" calcext:value-type="float">
            <text:p>187740584</text:p>
          </table:table-cell>
          <table:table-cell office:value-type="float" office:value="286798024" calcext:value-type="float">
            <text:p>286798024</text:p>
          </table:table-cell>
        </table:table-row>
        <table:table-row table:style-name="ro1">
          <table:table-cell office:value-type="float" office:value="229013368" calcext:value-type="float">
            <text:p>229013368</text:p>
          </table:table-cell>
          <table:table-cell office:value-type="float" office:value="279574312" calcext:value-type="float">
            <text:p>279574312</text:p>
          </table:table-cell>
          <table:table-cell office:value-type="float" office:value="360457080" calcext:value-type="float">
            <text:p>360457080</text:p>
          </table:table-cell>
          <table:table-cell office:value-type="float" office:value="194963944" calcext:value-type="float">
            <text:p>194963944</text:p>
          </table:table-cell>
          <table:table-cell office:value-type="float" office:value="297117064" calcext:value-type="float">
            <text:p>297117064</text:p>
          </table:table-cell>
        </table:table-row>
        <table:table-row table:style-name="ro1">
          <table:table-cell office:value-type="float" office:value="237268600" calcext:value-type="float">
            <text:p>237268600</text:p>
          </table:table-cell>
          <table:table-cell office:value-type="float" office:value="284733832" calcext:value-type="float">
            <text:p>284733832</text:p>
          </table:table-cell>
          <table:table-cell office:value-type="float" office:value="364142184" calcext:value-type="float">
            <text:p>364142184</text:p>
          </table:table-cell>
          <table:table-cell office:value-type="float" office:value="195995848" calcext:value-type="float">
            <text:p>195995848</text:p>
          </table:table-cell>
          <table:table-cell office:value-type="float" office:value="303308488" calcext:value-type="float">
            <text:p>303308488</text:p>
          </table:table-cell>
        </table:table-row>
        <table:table-row table:style-name="ro1">
          <table:table-cell office:value-type="float" office:value="242428120" calcext:value-type="float">
            <text:p>242428120</text:p>
          </table:table-cell>
          <table:table-cell office:value-type="float" office:value="294020968" calcext:value-type="float">
            <text:p>294020968</text:p>
          </table:table-cell>
          <table:table-cell office:value-type="float" office:value="367678728" calcext:value-type="float">
            <text:p>367678728</text:p>
          </table:table-cell>
          <table:table-cell office:value-type="float" office:value="203219176" calcext:value-type="float">
            <text:p>203219176</text:p>
          </table:table-cell>
          <table:table-cell office:value-type="float" office:value="312595624" calcext:value-type="float">
            <text:p>312595624</text:p>
          </table:table-cell>
        </table:table-row>
        <table:table-row table:style-name="ro1">
          <table:table-cell office:value-type="float" office:value="249651416" calcext:value-type="float">
            <text:p>249651416</text:p>
          </table:table-cell>
          <table:table-cell office:value-type="float" office:value="300212392" calcext:value-type="float">
            <text:p>300212392</text:p>
          </table:table-cell>
          <table:table-cell office:value-type="float" office:value="371363832" calcext:value-type="float">
            <text:p>371363832</text:p>
          </table:table-cell>
          <table:table-cell office:value-type="float" office:value="211474408" calcext:value-type="float">
            <text:p>211474408</text:p>
          </table:table-cell>
          <table:table-cell office:value-type="float" office:value="319818952" calcext:value-type="float">
            <text:p>319818952</text:p>
          </table:table-cell>
        </table:table-row>
        <table:table-row table:style-name="ro1">
          <table:table-cell office:value-type="float" office:value="258938584" calcext:value-type="float">
            <text:p>258938584</text:p>
          </table:table-cell>
          <table:table-cell office:value-type="float" office:value="309499528" calcext:value-type="float">
            <text:p>309499528</text:p>
          </table:table-cell>
          <table:table-cell office:value-type="float" office:value="374900376" calcext:value-type="float">
            <text:p>374900376</text:p>
          </table:table-cell>
          <table:table-cell office:value-type="float" office:value="217665832" calcext:value-type="float">
            <text:p>217665832</text:p>
          </table:table-cell>
          <table:table-cell office:value-type="float" office:value="328074184" calcext:value-type="float">
            <text:p>328074184</text:p>
          </table:table-cell>
        </table:table-row>
        <table:table-row table:style-name="ro1">
          <table:table-cell office:value-type="float" office:value="266161912" calcext:value-type="float">
            <text:p>266161912</text:p>
          </table:table-cell>
          <table:table-cell office:value-type="float" office:value="314659048" calcext:value-type="float">
            <text:p>314659048</text:p>
          </table:table-cell>
          <table:table-cell office:value-type="float" office:value="378585480" calcext:value-type="float">
            <text:p>378585480</text:p>
          </table:table-cell>
          <table:table-cell office:value-type="float" office:value="227984872" calcext:value-type="float">
            <text:p>227984872</text:p>
          </table:table-cell>
          <table:table-cell office:value-type="float" office:value="335297512" calcext:value-type="float">
            <text:p>335297512</text:p>
          </table:table-cell>
        </table:table-row>
        <table:table-row table:style-name="ro1">
          <table:table-cell office:value-type="float" office:value="275449048" calcext:value-type="float">
            <text:p>275449048</text:p>
          </table:table-cell>
          <table:table-cell office:value-type="float" office:value="321882376" calcext:value-type="float">
            <text:p>321882376</text:p>
          </table:table-cell>
          <table:table-cell office:value-type="float" office:value="381680472" calcext:value-type="float">
            <text:p>381680472</text:p>
          </table:table-cell>
          <table:table-cell office:value-type="float" office:value="231080584" calcext:value-type="float">
            <text:p>231080584</text:p>
          </table:table-cell>
          <table:table-cell office:value-type="float" office:value="341488936" calcext:value-type="float">
            <text:p>341488936</text:p>
          </table:table-cell>
        </table:table-row>
        <table:table-row table:style-name="ro1">
          <table:table-cell office:value-type="float" office:value="281640472" calcext:value-type="float">
            <text:p>281640472</text:p>
          </table:table-cell>
          <table:table-cell office:value-type="float" office:value="329105704" calcext:value-type="float">
            <text:p>329105704</text:p>
          </table:table-cell>
          <table:table-cell office:value-type="float" office:value="385217016" calcext:value-type="float">
            <text:p>385217016</text:p>
          </table:table-cell>
          <table:table-cell office:value-type="float" office:value="243463432" calcext:value-type="float">
            <text:p>243463432</text:p>
          </table:table-cell>
          <table:table-cell office:value-type="float" office:value="347680360" calcext:value-type="float">
            <text:p>347680360</text:p>
          </table:table-cell>
        </table:table-row>
        <table:table-row table:style-name="ro1">
          <table:table-cell office:value-type="float" office:value="282672376" calcext:value-type="float">
            <text:p>282672376</text:p>
          </table:table-cell>
          <table:table-cell office:value-type="float" office:value="335297128" calcext:value-type="float">
            <text:p>335297128</text:p>
          </table:table-cell>
          <table:table-cell office:value-type="float" office:value="385807128" calcext:value-type="float">
            <text:p>385807128</text:p>
          </table:table-cell>
          <table:table-cell office:value-type="float" office:value="244495336" calcext:value-type="float">
            <text:p>244495336</text:p>
          </table:table-cell>
          <table:table-cell office:value-type="float" office:value="354903688" calcext:value-type="float">
            <text:p>354903688</text:p>
          </table:table-cell>
        </table:table-row>
        <table:table-row table:style-name="ro1">
          <table:table-cell office:value-type="float" office:value="287831896" calcext:value-type="float">
            <text:p>287831896</text:p>
          </table:table-cell>
          <table:table-cell office:value-type="float" office:value="345616168" calcext:value-type="float">
            <text:p>345616168</text:p>
          </table:table-cell>
          <table:table-cell office:value-type="float" office:value="389933784" calcext:value-type="float">
            <text:p>389933784</text:p>
          </table:table-cell>
          <table:table-cell office:value-type="float" office:value="258941992" calcext:value-type="float">
            <text:p>258941992</text:p>
          </table:table-cell>
          <table:table-cell office:value-type="float" office:value="362127016" calcext:value-type="float">
            <text:p>362127016</text:p>
          </table:table-cell>
        </table:table-row>
        <table:table-row table:style-name="ro1">
          <table:table-cell office:value-type="float" office:value="291959512" calcext:value-type="float">
            <text:p>291959512</text:p>
          </table:table-cell>
          <table:table-cell office:value-type="float" office:value="353871400" calcext:value-type="float">
            <text:p>353871400</text:p>
          </table:table-cell>
          <table:table-cell office:value-type="float" office:value="393732600" calcext:value-type="float">
            <text:p>393732600</text:p>
          </table:table-cell>
          <table:table-cell office:value-type="float" office:value="262037704" calcext:value-type="float">
            <text:p>262037704</text:p>
          </table:table-cell>
          <table:table-cell office:value-type="float" office:value="363158920" calcext:value-type="float">
            <text:p>363158920</text:p>
          </table:table-cell>
        </table:table-row>
        <table:table-row table:style-name="ro1">
          <table:table-cell office:value-type="float" office:value="298150936" calcext:value-type="float">
            <text:p>298150936</text:p>
          </table:table-cell>
          <table:table-cell office:value-type="float" office:value="362126632" calcext:value-type="float">
            <text:p>362126632</text:p>
          </table:table-cell>
          <table:table-cell office:value-type="float" office:value="396565320" calcext:value-type="float">
            <text:p>396565320</text:p>
          </table:table-cell>
          <table:table-cell office:value-type="float" office:value="262037704" calcext:value-type="float">
            <text:p>262037704</text:p>
          </table:table-cell>
          <table:table-cell office:value-type="float" office:value="368513928" calcext:value-type="float">
            <text:p>368513928</text:p>
          </table:table-cell>
        </table:table-row>
        <table:table-row table:style-name="ro1">
          <table:table-cell office:value-type="float" office:value="302278552" calcext:value-type="float">
            <text:p>302278552</text:p>
          </table:table-cell>
          <table:table-cell office:value-type="float" office:value="362126632" calcext:value-type="float">
            <text:p>362126632</text:p>
          </table:table-cell>
          <table:table-cell office:value-type="float" office:value="399529176" calcext:value-type="float">
            <text:p>399529176</text:p>
          </table:table-cell>
          <table:table-cell office:value-type="float" office:value="263069608" calcext:value-type="float">
            <text:p>263069608</text:p>
          </table:table-cell>
          <table:table-cell office:value-type="float" office:value="368513928" calcext:value-type="float">
            <text:p>368513928</text:p>
          </table:table-cell>
        </table:table-row>
        <table:table-row table:style-name="ro1">
          <table:table-cell office:value-type="float" office:value="311565688" calcext:value-type="float">
            <text:p>311565688</text:p>
          </table:table-cell>
          <table:table-cell office:value-type="float" office:value="367236792" calcext:value-type="float">
            <text:p>367236792</text:p>
          </table:table-cell>
          <table:table-cell office:value-type="float" office:value="402755304" calcext:value-type="float">
            <text:p>402755304</text:p>
          </table:table-cell>
          <table:table-cell office:value-type="float" office:value="275452456" calcext:value-type="float">
            <text:p>275452456</text:p>
          </table:table-cell>
          <table:table-cell office:value-type="float" office:value="368513928" calcext:value-type="float">
            <text:p>368513928</text:p>
          </table:table-cell>
        </table:table-row>
        <table:table-row table:style-name="ro1">
          <table:table-cell office:value-type="float" office:value="317757112" calcext:value-type="float">
            <text:p>317757112</text:p>
          </table:table-cell>
          <table:table-cell office:value-type="float" office:value="367236792" calcext:value-type="float">
            <text:p>367236792</text:p>
          </table:table-cell>
          <table:table-cell office:value-type="float" office:value="406881960" calcext:value-type="float">
            <text:p>406881960</text:p>
          </table:table-cell>
          <table:table-cell office:value-type="float" office:value="278548168" calcext:value-type="float">
            <text:p>278548168</text:p>
          </table:table-cell>
          <table:table-cell office:value-type="float" office:value="368513928" calcext:value-type="float">
            <text:p>368513928</text:p>
          </table:table-cell>
        </table:table-row>
        <table:table-row table:style-name="ro1">
          <table:table-cell office:value-type="float" office:value="327044248" calcext:value-type="float">
            <text:p>327044248</text:p>
          </table:table-cell>
          <table:table-cell office:value-type="float" office:value="367236792" calcext:value-type="float">
            <text:p>367236792</text:p>
          </table:table-cell>
          <table:table-cell office:value-type="float" office:value="410567064" calcext:value-type="float">
            <text:p>410567064</text:p>
          </table:table-cell>
          <table:table-cell office:value-type="float" office:value="290931016" calcext:value-type="float">
            <text:p>290931016</text:p>
          </table:table-cell>
          <table:table-cell office:value-type="float" office:value="370004568" calcext:value-type="float">
            <text:p>370004568</text:p>
          </table:table-cell>
        </table:table-row>
        <table:table-row table:style-name="ro1">
          <table:table-cell office:value-type="float" office:value="332203768" calcext:value-type="float">
            <text:p>332203768</text:p>
          </table:table-cell>
          <table:table-cell office:value-type="float" office:value="367236792" calcext:value-type="float">
            <text:p>367236792</text:p>
          </table:table-cell>
          <table:table-cell office:value-type="float" office:value="194353048" calcext:value-type="float">
            <text:p>194353048</text:p>
          </table:table-cell>
          <table:table-cell office:value-type="float" office:value="295058632" calcext:value-type="float">
            <text:p>295058632</text:p>
          </table:table-cell>
          <table:table-cell office:value-type="float" office:value="372968424" calcext:value-type="float">
            <text:p>372968424</text:p>
          </table:table-cell>
        </table:table-row>
        <table:table-row table:style-name="ro1">
          <table:table-cell office:value-type="float" office:value="344586616" calcext:value-type="float">
            <text:p>344586616</text:p>
          </table:table-cell>
          <table:table-cell office:value-type="float" office:value="369037848" calcext:value-type="float">
            <text:p>369037848</text:p>
          </table:table-cell>
          <table:table-cell office:value-type="float" office:value="201159688" calcext:value-type="float">
            <text:p>201159688</text:p>
          </table:table-cell>
          <table:table-cell office:value-type="float" office:value="304345768" calcext:value-type="float">
            <text:p>304345768</text:p>
          </table:table-cell>
          <table:table-cell office:value-type="float" office:value="385020552" calcext:value-type="float">
            <text:p>385020552</text:p>
          </table:table-cell>
        </table:table-row>
        <table:table-row table:style-name="ro1">
          <table:table-cell office:value-type="float" office:value="351809944" calcext:value-type="float">
            <text:p>351809944</text:p>
          </table:table-cell>
          <table:table-cell office:value-type="float" office:value="373933896" calcext:value-type="float">
            <text:p>373933896</text:p>
          </table:table-cell>
          <table:table-cell office:value-type="float" office:value="208383016" calcext:value-type="float">
            <text:p>208383016</text:p>
          </table:table-cell>
          <table:table-cell office:value-type="float" office:value="311569096" calcext:value-type="float">
            <text:p>311569096</text:p>
          </table:table-cell>
          <table:table-cell office:value-type="float" office:value="385020552" calcext:value-type="float">
            <text:p>385020552</text:p>
          </table:table-cell>
        </table:table-row>
        <table:table-row table:style-name="ro1">
          <table:table-cell office:value-type="float" office:value="361097080" calcext:value-type="float">
            <text:p>361097080</text:p>
          </table:table-cell>
          <table:table-cell office:value-type="float" office:value="383743416" calcext:value-type="float">
            <text:p>383743416</text:p>
          </table:table-cell>
          <table:table-cell office:value-type="float" office:value="216638248" calcext:value-type="float">
            <text:p>216638248</text:p>
          </table:table-cell>
          <table:table-cell office:value-type="float" office:value="319824328" calcext:value-type="float">
            <text:p>319824328</text:p>
          </table:table-cell>
          <table:table-cell office:value-type="float" office:value="385020552" calcext:value-type="float">
            <text:p>385020552</text:p>
          </table:table-cell>
        </table:table-row>
        <table:table-row table:style-name="ro1">
          <table:table-cell office:value-type="float" office:value="370384216" calcext:value-type="float">
            <text:p>370384216</text:p>
          </table:table-cell>
          <table:table-cell office:value-type="float" office:value="383743416" calcext:value-type="float">
            <text:p>383743416</text:p>
          </table:table-cell>
          <table:table-cell office:value-type="float" office:value="231084904" calcext:value-type="float">
            <text:p>231084904</text:p>
          </table:table-cell>
          <table:table-cell office:value-type="float" office:value="333239080" calcext:value-type="float">
            <text:p>333239080</text:p>
          </table:table-cell>
          <table:table-cell office:value-type="float" office:value="389475048" calcext:value-type="float">
            <text:p>389475048</text:p>
          </table:table-cell>
        </table:table-row>
        <table:table-row table:style-name="ro1">
          <table:table-cell office:value-type="float" office:value="374511832" calcext:value-type="float">
            <text:p>374511832</text:p>
          </table:table-cell>
          <table:table-cell office:value-type="float" office:value="391341048" calcext:value-type="float">
            <text:p>391341048</text:p>
          </table:table-cell>
          <table:table-cell office:value-type="float" office:value="245531560" calcext:value-type="float">
            <text:p>245531560</text:p>
          </table:table-cell>
          <table:table-cell office:value-type="float" office:value="346653832" calcext:value-type="float">
            <text:p>346653832</text:p>
          </table:table-cell>
          <table:table-cell office:value-type="float" office:value="401527176" calcext:value-type="float">
            <text:p>401527176</text:p>
          </table:table-cell>
        </table:table-row>
        <table:table-row table:style-name="ro1">
          <table:table-cell office:value-type="float" office:value="386894680" calcext:value-type="float">
            <text:p>386894680</text:p>
          </table:table-cell>
          <table:table-cell office:value-type="float" office:value="400250040" calcext:value-type="float">
            <text:p>400250040</text:p>
          </table:table-cell>
          <table:table-cell office:value-type="float" office:value="252754888" calcext:value-type="float">
            <text:p>252754888</text:p>
          </table:table-cell>
          <table:table-cell office:value-type="float" office:value="359036680" calcext:value-type="float">
            <text:p>359036680</text:p>
          </table:table-cell>
          <table:table-cell office:value-type="float" office:value="401527176" calcext:value-type="float">
            <text:p>401527176</text:p>
          </table:table-cell>
        </table:table-row>
        <table:table-row table:style-name="ro1">
          <table:table-cell office:value-type="float" office:value="397213720" calcext:value-type="float">
            <text:p>397213720</text:p>
          </table:table-cell>
          <table:table-cell office:value-type="float" office:value="400250040" calcext:value-type="float">
            <text:p>400250040</text:p>
          </table:table-cell>
          <table:table-cell office:value-type="float" office:value="259978216" calcext:value-type="float">
            <text:p>259978216</text:p>
          </table:table-cell>
          <table:table-cell office:value-type="float" office:value="361100488" calcext:value-type="float">
            <text:p>361100488</text:p>
          </table:table-cell>
          <table:table-cell office:value-type="float" office:value="405408984" calcext:value-type="float">
            <text:p>405408984</text:p>
          </table:table-cell>
        </table:table-row>
        <table:table-row table:style-name="ro1">
          <table:table-cell office:value-type="float" office:value="404437048" calcext:value-type="float">
            <text:p>404437048</text:p>
          </table:table-cell>
          <table:table-cell office:value-type="float" office:value="404048856" calcext:value-type="float">
            <text:p>404048856</text:p>
          </table:table-cell>
          <table:table-cell office:value-type="float" office:value="265137736" calcext:value-type="float">
            <text:p>265137736</text:p>
          </table:table-cell>
          <table:table-cell office:value-type="float" office:value="361100488" calcext:value-type="float">
            <text:p>361100488</text:p>
          </table:table-cell>
          <table:table-cell office:value-type="float" office:value="405981672" calcext:value-type="float">
            <text:p>405981672</text:p>
          </table:table-cell>
        </table:table-row>
        <table:table-row table:style-name="ro1">
          <table:table-cell office:value-type="float" office:value="415787992" calcext:value-type="float">
            <text:p>415787992</text:p>
          </table:table-cell>
          <table:table-cell office:value-type="float" office:value="412678168" calcext:value-type="float">
            <text:p>412678168</text:p>
          </table:table-cell>
          <table:table-cell office:value-type="float" office:value="268233448" calcext:value-type="float">
            <text:p>268233448</text:p>
          </table:table-cell>
          <table:table-cell office:value-type="float" office:value="361100488" calcext:value-type="float">
            <text:p>361100488</text:p>
          </table:table-cell>
          <table:table-cell office:value-type="float" office:value="416805416" calcext:value-type="float">
            <text:p>416805416</text:p>
          </table:table-cell>
        </table:table-row>
        <table:table-row table:style-name="ro1">
          <table:table-cell office:value-type="float" office:value="421979416" calcext:value-type="float">
            <text:p>421979416</text:p>
          </table:table-cell>
          <table:table-cell office:value-type="float" office:value="412678136" calcext:value-type="float">
            <text:p>412678136</text:p>
          </table:table-cell>
          <table:table-cell office:value-type="float" office:value="277520584" calcext:value-type="float">
            <text:p>277520584</text:p>
          </table:table-cell>
          <table:table-cell office:value-type="float" office:value="373480456" calcext:value-type="float">
            <text:p>373480456</text:p>
          </table:table-cell>
          <table:table-cell office:value-type="float" office:value="416805416" calcext:value-type="float">
            <text:p>416805416</text:p>
          </table:table-cell>
        </table:table-row>
        <table:table-row table:style-name="ro1">
          <table:table-cell office:value-type="float" office:value="431266552" calcext:value-type="float">
            <text:p>431266552</text:p>
          </table:table-cell>
          <table:table-cell office:value-type="float" office:value="412678136" calcext:value-type="float">
            <text:p>412678136</text:p>
          </table:table-cell>
          <table:table-cell office:value-type="float" office:value="283711976" calcext:value-type="float">
            <text:p>283711976</text:p>
          </table:table-cell>
          <table:table-cell office:value-type="float" office:value="375937176" calcext:value-type="float">
            <text:p>375937176</text:p>
          </table:table-cell>
          <table:table-cell office:value-type="float" office:value="416805416" calcext:value-type="float">
            <text:p>416805416</text:p>
          </table:table-cell>
        </table:table-row>
        <table:table-row table:style-name="ro1">
          <table:table-cell office:value-type="float" office:value="436426072" calcext:value-type="float">
            <text:p>436426072</text:p>
          </table:table-cell>
          <table:table-cell office:value-type="float" office:value="412678136" calcext:value-type="float">
            <text:p>412678136</text:p>
          </table:table-cell>
          <table:table-cell office:value-type="float" office:value="291967240" calcext:value-type="float">
            <text:p>291967240</text:p>
          </table:table-cell>
          <table:table-cell office:value-type="float" office:value="375937176" calcext:value-type="float">
            <text:p>375937176</text:p>
          </table:table-cell>
          <table:table-cell office:value-type="float" office:value="238338440" calcext:value-type="float">
            <text:p>238338440</text:p>
          </table:table-cell>
        </table:table-row>
        <table:table-row table:style-name="ro1">
          <table:table-cell office:value-type="float" office:value="436426072" calcext:value-type="float">
            <text:p>436426072</text:p>
          </table:table-cell>
          <table:table-cell office:value-type="float" office:value="412678136" calcext:value-type="float">
            <text:p>412678136</text:p>
          </table:table-cell>
          <table:table-cell office:value-type="float" office:value="299190568" calcext:value-type="float">
            <text:p>299190568</text:p>
          </table:table-cell>
          <table:table-cell office:value-type="float" office:value="375937176" calcext:value-type="float">
            <text:p>375937176</text:p>
          </table:table-cell>
          <table:table-cell office:value-type="float" office:value="240208520" calcext:value-type="float">
            <text:p>240208520</text:p>
          </table:table-cell>
        </table:table-row>
        <table:table-row table:style-name="ro1">
          <table:table-cell office:value-type="float" office:value="441585592" calcext:value-type="float">
            <text:p>441585592</text:p>
          </table:table-cell>
          <table:table-cell office:value-type="float" office:value="238788872" calcext:value-type="float">
            <text:p>238788872</text:p>
          </table:table-cell>
          <table:table-cell office:value-type="float" office:value="304350088" calcext:value-type="float">
            <text:p>304350088</text:p>
          </table:table-cell>
          <table:table-cell office:value-type="float" office:value="379867128" calcext:value-type="float">
            <text:p>379867128</text:p>
          </table:table-cell>
          <table:table-cell office:value-type="float" office:value="244492360" calcext:value-type="float">
            <text:p>244492360</text:p>
          </table:table-cell>
        </table:table-row>
        <table:table-row table:style-name="ro1">
          <table:table-cell office:value-type="float" office:value="452936536" calcext:value-type="float">
            <text:p>452936536</text:p>
          </table:table-cell>
          <table:table-cell office:value-type="float" office:value="243460984" calcext:value-type="float">
            <text:p>243460984</text:p>
          </table:table-cell>
          <table:table-cell office:value-type="float" office:value="311573416" calcext:value-type="float">
            <text:p>311573416</text:p>
          </table:table-cell>
          <table:table-cell office:value-type="float" office:value="388448280" calcext:value-type="float">
            <text:p>388448280</text:p>
          </table:table-cell>
          <table:table-cell office:value-type="float" office:value="246556168" calcext:value-type="float">
            <text:p>246556168</text:p>
          </table:table-cell>
        </table:table-row>
        <table:table-row table:style-name="ro1">
          <table:table-cell office:value-type="float" office:value="457064152" calcext:value-type="float">
            <text:p>457064152</text:p>
          </table:table-cell>
          <table:table-cell office:value-type="float" office:value="250684312" calcext:value-type="float">
            <text:p>250684312</text:p>
          </table:table-cell>
          <table:table-cell office:value-type="float" office:value="314620248" calcext:value-type="float">
            <text:p>314620248</text:p>
          </table:table-cell>
          <table:table-cell office:value-type="float" office:value="392509368" calcext:value-type="float">
            <text:p>392509368</text:p>
          </table:table-cell>
          <table:table-cell office:value-type="float" office:value="261002824" calcext:value-type="float">
            <text:p>261002824</text:p>
          </table:table-cell>
        </table:table-row>
        <table:table-row table:style-name="ro1">
          <table:table-cell office:value-type="float" office:value="457064152" calcext:value-type="float">
            <text:p>457064152</text:p>
          </table:table-cell>
          <table:table-cell office:value-type="float" office:value="259971448" calcext:value-type="float">
            <text:p>259971448</text:p>
          </table:table-cell>
          <table:table-cell office:value-type="float" office:value="317715240" calcext:value-type="float">
            <text:p>317715240</text:p>
          </table:table-cell>
          <table:table-cell office:value-type="float" office:value="392509368" calcext:value-type="float">
            <text:p>392509368</text:p>
          </table:table-cell>
          <table:table-cell office:value-type="float" office:value="266162344" calcext:value-type="float">
            <text:p>266162344</text:p>
          </table:table-cell>
        </table:table-row>
        <table:table-row table:style-name="ro1">
          <table:table-cell office:value-type="float" office:value="472542712" calcext:value-type="float">
            <text:p>472542712</text:p>
          </table:table-cell>
          <table:table-cell office:value-type="float" office:value="267194776" calcext:value-type="float">
            <text:p>267194776</text:p>
          </table:table-cell>
          <table:table-cell office:value-type="float" office:value="322152312" calcext:value-type="float">
            <text:p>322152312</text:p>
          </table:table-cell>
          <table:table-cell office:value-type="float" office:value="392509368" calcext:value-type="float">
            <text:p>392509368</text:p>
          </table:table-cell>
          <table:table-cell office:value-type="float" office:value="277513288" calcext:value-type="float">
            <text:p>277513288</text:p>
          </table:table-cell>
        </table:table-row>
        <table:table-row table:style-name="ro1">
          <table:table-cell office:value-type="float" office:value="473574616" calcext:value-type="float">
            <text:p>473574616</text:p>
          </table:table-cell>
          <table:table-cell office:value-type="float" office:value="276481912" calcext:value-type="float">
            <text:p>276481912</text:p>
          </table:table-cell>
          <table:table-cell office:value-type="float" office:value="323905224" calcext:value-type="float">
            <text:p>323905224</text:p>
          </table:table-cell>
          <table:table-cell office:value-type="float" office:value="394065576" calcext:value-type="float">
            <text:p>394065576</text:p>
          </table:table-cell>
          <table:table-cell office:value-type="float" office:value="277513288" calcext:value-type="float">
            <text:p>277513288</text:p>
          </table:table-cell>
        </table:table-row>
        <table:table-row table:style-name="ro1">
          <table:table-cell office:value-type="float" office:value="474737400" calcext:value-type="float">
            <text:p>474737400</text:p>
          </table:table-cell>
          <table:table-cell office:value-type="float" office:value="276481912" calcext:value-type="float">
            <text:p>276481912</text:p>
          </table:table-cell>
          <table:table-cell office:value-type="float" office:value="325968552" calcext:value-type="float">
            <text:p>325968552</text:p>
          </table:table-cell>
          <table:table-cell office:value-type="float" office:value="404185512" calcext:value-type="float">
            <text:p>404185512</text:p>
          </table:table-cell>
          <table:table-cell office:value-type="float" office:value="280609000" calcext:value-type="float">
            <text:p>280609000</text:p>
          </table:table-cell>
        </table:table-row>
        <table:table-row table:style-name="ro1">
          <table:table-cell office:value-type="float" office:value="480026856" calcext:value-type="float">
            <text:p>480026856</text:p>
          </table:table-cell>
          <table:table-cell office:value-type="float" office:value="277513816" calcext:value-type="float">
            <text:p>277513816</text:p>
          </table:table-cell>
          <table:table-cell office:value-type="float" office:value="330095208" calcext:value-type="float">
            <text:p>330095208</text:p>
          </table:table-cell>
          <table:table-cell office:value-type="float" office:value="409015992" calcext:value-type="float">
            <text:p>409015992</text:p>
          </table:table-cell>
          <table:table-cell office:value-type="float" office:value="291959944" calcext:value-type="float">
            <text:p>291959944</text:p>
          </table:table-cell>
        </table:table-row>
        <table:table-row table:style-name="ro1">
          <table:table-cell office:value-type="float" office:value="488083464" calcext:value-type="float">
            <text:p>488083464</text:p>
          </table:table-cell>
          <table:table-cell office:value-type="float" office:value="281641432" calcext:value-type="float">
            <text:p>281641432</text:p>
          </table:table-cell>
          <table:table-cell office:value-type="float" office:value="330095208" calcext:value-type="float">
            <text:p>330095208</text:p>
          </table:table-cell>
          <table:table-cell office:value-type="float" office:value="409015992" calcext:value-type="float">
            <text:p>409015992</text:p>
          </table:table-cell>
          <table:table-cell office:value-type="float" office:value="295055656" calcext:value-type="float">
            <text:p>295055656</text:p>
          </table:table-cell>
        </table:table-row>
        <table:table-row table:style-name="ro1">
          <table:table-cell office:value-type="float" office:value="489180696" calcext:value-type="float">
            <text:p>489180696</text:p>
          </table:table-cell>
          <table:table-cell office:value-type="float" office:value="289896664" calcext:value-type="float">
            <text:p>289896664</text:p>
          </table:table-cell>
          <table:table-cell office:value-type="float" office:value="336857880" calcext:value-type="float">
            <text:p>336857880</text:p>
          </table:table-cell>
          <table:table-cell office:value-type="float" office:value="409015992" calcext:value-type="float">
            <text:p>409015992</text:p>
          </table:table-cell>
          <table:table-cell office:value-type="float" office:value="305374696" calcext:value-type="float">
            <text:p>305374696</text:p>
          </table:table-cell>
        </table:table-row>
        <table:table-row table:style-name="ro1">
          <table:table-cell office:value-type="float" office:value="489180696" calcext:value-type="float">
            <text:p>489180696</text:p>
          </table:table-cell>
          <table:table-cell office:value-type="float" office:value="292992376" calcext:value-type="float">
            <text:p>292992376</text:p>
          </table:table-cell>
          <table:table-cell office:value-type="float" office:value="338348520" calcext:value-type="float">
            <text:p>338348520</text:p>
          </table:table-cell>
          <table:table-cell office:value-type="float" office:value="410572200" calcext:value-type="float">
            <text:p>410572200</text:p>
          </table:table-cell>
          <table:table-cell office:value-type="float" office:value="310534216" calcext:value-type="float">
            <text:p>310534216</text:p>
          </table:table-cell>
        </table:table-row>
        <table:table-row table:style-name="ro1">
          <table:table-cell office:value-type="float" office:value="489180696" calcext:value-type="float">
            <text:p>489180696</text:p>
          </table:table-cell>
          <table:table-cell office:value-type="float" office:value="307439032" calcext:value-type="float">
            <text:p>307439032</text:p>
          </table:table-cell>
          <table:table-cell office:value-type="float" office:value="338348520" calcext:value-type="float">
            <text:p>338348520</text:p>
          </table:table-cell>
          <table:table-cell office:value-type="float" office:value="415975368" calcext:value-type="float">
            <text:p>415975368</text:p>
          </table:table-cell>
          <table:table-cell office:value-type="float" office:value="320853256" calcext:value-type="float">
            <text:p>320853256</text:p>
          </table:table-cell>
        </table:table-row>
        <table:table-row table:style-name="ro1">
          <table:table-cell office:value-type="float" office:value="494339016" calcext:value-type="float">
            <text:p>494339016</text:p>
          </table:table-cell>
          <table:table-cell office:value-type="float" office:value="310534744" calcext:value-type="float">
            <text:p>310534744</text:p>
          </table:table-cell>
          <table:table-cell office:value-type="float" office:value="338348520" calcext:value-type="float">
            <text:p>338348520</text:p>
          </table:table-cell>
          <table:table-cell office:value-type="float" office:value="424687656" calcext:value-type="float">
            <text:p>424687656</text:p>
          </table:table-cell>
          <table:table-cell office:value-type="float" office:value="329108488" calcext:value-type="float">
            <text:p>329108488</text:p>
          </table:table-cell>
        </table:table-row>
        <table:table-row table:style-name="ro1">
          <table:table-cell office:value-type="float" office:value="504148536" calcext:value-type="float">
            <text:p>504148536</text:p>
          </table:table-cell>
          <table:table-cell office:value-type="float" office:value="320853784" calcext:value-type="float">
            <text:p>320853784</text:p>
          </table:table-cell>
          <table:table-cell office:value-type="float" office:value="343310136" calcext:value-type="float">
            <text:p>343310136</text:p>
          </table:table-cell>
          <table:table-cell office:value-type="float" office:value="425522616" calcext:value-type="float">
            <text:p>425522616</text:p>
          </table:table-cell>
          <table:table-cell office:value-type="float" office:value="342523240" calcext:value-type="float">
            <text:p>342523240</text:p>
          </table:table-cell>
        </table:table-row>
        <table:table-row table:style-name="ro1">
          <table:table-cell office:value-type="float" office:value="505687320" calcext:value-type="float">
            <text:p>505687320</text:p>
          </table:table-cell>
          <table:table-cell office:value-type="float" office:value="326013304" calcext:value-type="float">
            <text:p>326013304</text:p>
          </table:table-cell>
          <table:table-cell office:value-type="float" office:value="352791816" calcext:value-type="float">
            <text:p>352791816</text:p>
          </table:table-cell>
          <table:table-cell office:value-type="float" office:value="425522616" calcext:value-type="float">
            <text:p>425522616</text:p>
          </table:table-cell>
          <table:table-cell office:value-type="float" office:value="344587048" calcext:value-type="float">
            <text:p>344587048</text:p>
          </table:table-cell>
        </table:table-row>
        <table:table-row table:style-name="ro1">
          <table:table-cell office:value-type="float" office:value="505687320" calcext:value-type="float">
            <text:p>505687320</text:p>
          </table:table-cell>
          <table:table-cell office:value-type="float" office:value="334268536" calcext:value-type="float">
            <text:p>334268536</text:p>
          </table:table-cell>
          <table:table-cell office:value-type="float" office:value="354855144" calcext:value-type="float">
            <text:p>354855144</text:p>
          </table:table-cell>
          <table:table-cell office:value-type="float" office:value="425522616" calcext:value-type="float">
            <text:p>425522616</text:p>
          </table:table-cell>
          <table:table-cell office:value-type="float" office:value="351809176" calcext:value-type="float">
            <text:p>351809176</text:p>
          </table:table-cell>
        </table:table-row>
        <table:table-row table:style-name="ro1">
          <table:table-cell office:value-type="float" office:value="505687320" calcext:value-type="float">
            <text:p>505687320</text:p>
          </table:table-cell>
          <table:table-cell office:value-type="float" office:value="342523768" calcext:value-type="float">
            <text:p>342523768</text:p>
          </table:table-cell>
          <table:table-cell office:value-type="float" office:value="354855144" calcext:value-type="float">
            <text:p>354855144</text:p>
          </table:table-cell>
          <table:table-cell office:value-type="float" office:value="425522616" calcext:value-type="float">
            <text:p>425522616</text:p>
          </table:table-cell>
          <table:table-cell office:value-type="float" office:value="359620920" calcext:value-type="float">
            <text:p>359620920</text:p>
          </table:table-cell>
        </table:table-row>
        <table:table-row table:style-name="ro1">
          <table:table-cell office:value-type="float" office:value="507750648" calcext:value-type="float">
            <text:p>507750648</text:p>
          </table:table-cell>
          <table:table-cell office:value-type="float" office:value="342523768" calcext:value-type="float">
            <text:p>342523768</text:p>
          </table:table-cell>
          <table:table-cell office:value-type="float" office:value="354855144" calcext:value-type="float">
            <text:p>354855144</text:p>
          </table:table-cell>
          <table:table-cell office:value-type="float" office:value="264541928" calcext:value-type="float">
            <text:p>264541928</text:p>
          </table:table-cell>
          <table:table-cell office:value-type="float" office:value="359620920" calcext:value-type="float">
            <text:p>359620920</text:p>
          </table:table-cell>
        </table:table-row>
        <table:table-row table:style-name="ro1">
          <table:table-cell office:value-type="float" office:value="516725208" calcext:value-type="float">
            <text:p>516725208</text:p>
          </table:table-cell>
          <table:table-cell office:value-type="float" office:value="347371656" calcext:value-type="float">
            <text:p>347371656</text:p>
          </table:table-cell>
          <table:table-cell office:value-type="float" office:value="354810920" calcext:value-type="float">
            <text:p>354810920</text:p>
          </table:table-cell>
          <table:table-cell office:value-type="float" office:value="265504232" calcext:value-type="float">
            <text:p>265504232</text:p>
          </table:table-cell>
          <table:table-cell office:value-type="float" office:value="359620920" calcext:value-type="float">
            <text:p>359620920</text:p>
          </table:table-cell>
        </table:table-row>
        <table:table-row table:style-name="ro1">
          <table:table-cell office:value-type="float" office:value="522193944" calcext:value-type="float">
            <text:p>522193944</text:p>
          </table:table-cell>
          <table:table-cell office:value-type="float" office:value="353037096" calcext:value-type="float">
            <text:p>353037096</text:p>
          </table:table-cell>
          <table:table-cell office:value-type="float" office:value="193176296" calcext:value-type="float">
            <text:p>193176296</text:p>
          </table:table-cell>
          <table:table-cell office:value-type="float" office:value="268626088" calcext:value-type="float">
            <text:p>268626088</text:p>
          </table:table-cell>
          <table:table-cell office:value-type="float" office:value="361487544" calcext:value-type="float">
            <text:p>361487544</text:p>
          </table:table-cell>
        </table:table-row>
        <table:table-row table:style-name="ro1">
          <table:table-cell office:value-type="float" office:value="522193944" calcext:value-type="float">
            <text:p>522193944</text:p>
          </table:table-cell>
          <table:table-cell office:value-type="float" office:value="358457688" calcext:value-type="float">
            <text:p>358457688</text:p>
          </table:table-cell>
          <table:table-cell office:value-type="float" office:value="194963992" calcext:value-type="float">
            <text:p>194963992</text:p>
          </table:table-cell>
          <table:table-cell office:value-type="float" office:value="279574840" calcext:value-type="float">
            <text:p>279574840</text:p>
          </table:table-cell>
          <table:table-cell office:value-type="float" office:value="362453640" calcext:value-type="float">
            <text:p>362453640</text:p>
          </table:table-cell>
        </table:table-row>
        <table:table-row table:style-name="ro1">
          <table:table-cell office:value-type="float" office:value="522193944" calcext:value-type="float">
            <text:p>522193944</text:p>
          </table:table-cell>
          <table:table-cell office:value-type="float" office:value="358457688" calcext:value-type="float">
            <text:p>358457688</text:p>
          </table:table-cell>
          <table:table-cell office:value-type="float" office:value="199091608" calcext:value-type="float">
            <text:p>199091608</text:p>
          </table:table-cell>
          <table:table-cell office:value-type="float" office:value="281638648" calcext:value-type="float">
            <text:p>281638648</text:p>
          </table:table-cell>
          <table:table-cell/>
        </table:table-row>
        <table:table-row table:style-name="ro1">
          <table:table-cell office:value-type="float" office:value="524257272" calcext:value-type="float">
            <text:p>524257272</text:p>
          </table:table-cell>
          <table:table-cell office:value-type="float" office:value="358457688" calcext:value-type="float">
            <text:p>358457688</text:p>
          </table:table-cell>
          <table:table-cell office:value-type="float" office:value="211474456" calcext:value-type="float">
            <text:p>211474456</text:p>
          </table:table-cell>
          <table:table-cell office:value-type="float" office:value="296085304" calcext:value-type="float">
            <text:p>296085304</text:p>
          </table:table-cell>
          <table:table-cell/>
        </table:table-row>
        <table:table-row table:style-name="ro1">
          <table:table-cell office:value-type="float" office:value="535164024" calcext:value-type="float">
            <text:p>535164024</text:p>
          </table:table-cell>
          <table:table-cell office:value-type="float" office:value="360717720" calcext:value-type="float">
            <text:p>360717720</text:p>
          </table:table-cell>
          <table:table-cell office:value-type="float" office:value="215602072" calcext:value-type="float">
            <text:p>215602072</text:p>
          </table:table-cell>
          <table:table-cell office:value-type="float" office:value="296085304" calcext:value-type="float">
            <text:p>296085304</text:p>
          </table:table-cell>
          <table:table-cell/>
        </table:table-row>
        <table:table-row table:style-name="ro1">
          <table:table-cell office:value-type="float" office:value="185115176" calcext:value-type="float">
            <text:p>185115176</text:p>
          </table:table-cell>
          <table:table-cell office:value-type="float" office:value="360717720" calcext:value-type="float">
            <text:p>360717720</text:p>
          </table:table-cell>
          <table:table-cell office:value-type="float" office:value="226953016" calcext:value-type="float">
            <text:p>226953016</text:p>
          </table:table-cell>
          <table:table-cell office:value-type="float" office:value="303308632" calcext:value-type="float">
            <text:p>303308632</text:p>
          </table:table-cell>
          <table:table-cell/>
        </table:table-row>
        <table:table-row table:style-name="ro1">
          <table:table-cell office:value-type="float" office:value="186703336" calcext:value-type="float">
            <text:p>186703336</text:p>
          </table:table-cell>
          <table:table-cell office:value-type="float" office:value="360717720" calcext:value-type="float">
            <text:p>360717720</text:p>
          </table:table-cell>
          <table:table-cell office:value-type="float" office:value="232112536" calcext:value-type="float">
            <text:p>232112536</text:p>
          </table:table-cell>
          <table:table-cell office:value-type="float" office:value="309500056" calcext:value-type="float">
            <text:p>309500056</text:p>
          </table:table-cell>
          <table:table-cell/>
        </table:table-row>
        <table:table-row table:style-name="ro1">
          <table:table-cell office:value-type="float" office:value="186703336" calcext:value-type="float">
            <text:p>186703336</text:p>
          </table:table-cell>
          <table:table-cell office:value-type="float" office:value="360717720" calcext:value-type="float">
            <text:p>360717720</text:p>
          </table:table-cell>
          <table:table-cell office:value-type="float" office:value="241399672" calcext:value-type="float">
            <text:p>241399672</text:p>
          </table:table-cell>
          <table:table-cell office:value-type="float" office:value="314659544" calcext:value-type="float">
            <text:p>314659544</text:p>
          </table:table-cell>
          <table:table-cell/>
        </table:table-row>
        <table:table-row table:style-name="ro1">
          <table:table-cell office:value-type="float" office:value="201149992" calcext:value-type="float">
            <text:p>201149992</text:p>
          </table:table-cell>
          <table:table-cell office:value-type="float" office:value="375357720" calcext:value-type="float">
            <text:p>375357720</text:p>
          </table:table-cell>
          <table:table-cell office:value-type="float" office:value="253782520" calcext:value-type="float">
            <text:p>253782520</text:p>
          </table:table-cell>
          <table:table-cell office:value-type="float" office:value="326010520" calcext:value-type="float">
            <text:p>326010520</text:p>
          </table:table-cell>
          <table:table-cell/>
        </table:table-row>
        <table:table-row table:style-name="ro1">
          <table:table-cell office:value-type="float" office:value="219724264" calcext:value-type="float">
            <text:p>219724264</text:p>
          </table:table-cell>
          <table:table-cell office:value-type="float" office:value="377224344" calcext:value-type="float">
            <text:p>377224344</text:p>
          </table:table-cell>
          <table:table-cell office:value-type="float" office:value="277516312" calcext:value-type="float">
            <text:p>277516312</text:p>
          </table:table-cell>
          <table:table-cell office:value-type="float" office:value="345615976" calcext:value-type="float">
            <text:p>345615976</text:p>
          </table:table-cell>
          <table:table-cell/>
        </table:table-row>
        <table:table-row table:style-name="ro1">
          <table:table-cell office:value-type="float" office:value="227979496" calcext:value-type="float">
            <text:p>227979496</text:p>
          </table:table-cell>
          <table:table-cell office:value-type="float" office:value="389014200" calcext:value-type="float">
            <text:p>389014200</text:p>
          </table:table-cell>
          <table:table-cell office:value-type="float" office:value="277516312" calcext:value-type="float">
            <text:p>277516312</text:p>
          </table:table-cell>
          <table:table-cell office:value-type="float" office:value="358454904" calcext:value-type="float">
            <text:p>358454904</text:p>
          </table:table-cell>
          <table:table-cell/>
        </table:table-row>
        <table:table-row table:style-name="ro1">
          <table:table-cell office:value-type="float" office:value="236234728" calcext:value-type="float">
            <text:p>236234728</text:p>
          </table:table-cell>
          <table:table-cell office:value-type="float" office:value="393730968" calcext:value-type="float">
            <text:p>393730968</text:p>
          </table:table-cell>
          <table:table-cell office:value-type="float" office:value="287835352" calcext:value-type="float">
            <text:p>287835352</text:p>
          </table:table-cell>
          <table:table-cell office:value-type="float" office:value="360387096" calcext:value-type="float">
            <text:p>360387096</text:p>
          </table:table-cell>
          <table:table-cell/>
        </table:table-row>
        <table:table-row table:style-name="ro1">
          <table:table-cell office:value-type="float" office:value="240362344" calcext:value-type="float">
            <text:p>240362344</text:p>
          </table:table-cell>
          <table:table-cell office:value-type="float" office:value="393730968" calcext:value-type="float">
            <text:p>393730968</text:p>
          </table:table-cell>
          <table:table-cell office:value-type="float" office:value="297122488" calcext:value-type="float">
            <text:p>297122488</text:p>
          </table:table-cell>
          <table:table-cell office:value-type="float" office:value="368771544" calcext:value-type="float">
            <text:p>368771544</text:p>
          </table:table-cell>
          <table:table-cell/>
        </table:table-row>
        <table:table-row table:style-name="ro1">
          <table:table-cell office:value-type="float" office:value="252745192" calcext:value-type="float">
            <text:p>252745192</text:p>
          </table:table-cell>
          <table:table-cell office:value-type="float" office:value="204052520" calcext:value-type="float">
            <text:p>204052520</text:p>
          </table:table-cell>
          <table:table-cell office:value-type="float" office:value="308473432" calcext:value-type="float">
            <text:p>308473432</text:p>
          </table:table-cell>
          <table:table-cell office:value-type="float" office:value="374961528" calcext:value-type="float">
            <text:p>374961528</text:p>
          </table:table-cell>
          <table:table-cell/>
        </table:table-row>
        <table:table-row table:style-name="ro1">
          <table:table-cell office:value-type="float" office:value="252745192" calcext:value-type="float">
            <text:p>252745192</text:p>
          </table:table-cell>
          <table:table-cell office:value-type="float" office:value="204052520" calcext:value-type="float">
            <text:p>204052520</text:p>
          </table:table-cell>
          <table:table-cell office:value-type="float" office:value="310537240" calcext:value-type="float">
            <text:p>310537240</text:p>
          </table:table-cell>
          <table:table-cell office:value-type="float" office:value="374961528" calcext:value-type="float">
            <text:p>374961528</text:p>
          </table:table-cell>
          <table:table-cell/>
        </table:table-row>
        <table:table-row table:style-name="ro1">
          <table:table-cell office:value-type="float" office:value="257904712" calcext:value-type="float">
            <text:p>257904712</text:p>
          </table:table-cell>
          <table:table-cell office:value-type="float" office:value="210127384" calcext:value-type="float">
            <text:p>210127384</text:p>
          </table:table-cell>
          <table:table-cell office:value-type="float" office:value="312797256" calcext:value-type="float">
            <text:p>312797256</text:p>
          </table:table-cell>
          <table:table-cell office:value-type="float" office:value="374961528" calcext:value-type="float">
            <text:p>374961528</text:p>
          </table:table-cell>
          <table:table-cell/>
        </table:table-row>
        <table:table-row table:style-name="ro1">
          <table:table-cell office:value-type="float" office:value="268223752" calcext:value-type="float">
            <text:p>268223752</text:p>
          </table:table-cell>
          <table:table-cell office:value-type="float" office:value="222826648" calcext:value-type="float">
            <text:p>222826648</text:p>
          </table:table-cell>
          <table:table-cell office:value-type="float" office:value="326077752" calcext:value-type="float">
            <text:p>326077752</text:p>
          </table:table-cell>
          <table:table-cell office:value-type="float" office:value="378629224" calcext:value-type="float">
            <text:p>378629224</text:p>
          </table:table-cell>
          <table:table-cell/>
        </table:table-row>
        <table:table-row table:style-name="ro1">
          <table:table-cell office:value-type="float" office:value="269255656" calcext:value-type="float">
            <text:p>269255656</text:p>
          </table:table-cell>
          <table:table-cell office:value-type="float" office:value="229018072" calcext:value-type="float">
            <text:p>229018072</text:p>
          </table:table-cell>
          <table:table-cell office:value-type="float" office:value="326274456" calcext:value-type="float">
            <text:p>326274456</text:p>
          </table:table-cell>
          <table:table-cell office:value-type="float" office:value="391271448" calcext:value-type="float">
            <text:p>391271448</text:p>
          </table:table-cell>
          <table:table-cell/>
        </table:table-row>
        <table:table-row table:style-name="ro1">
          <table:table-cell office:value-type="float" office:value="279574696" calcext:value-type="float">
            <text:p>279574696</text:p>
          </table:table-cell>
          <table:table-cell office:value-type="float" office:value="237273304" calcext:value-type="float">
            <text:p>237273304</text:p>
          </table:table-cell>
          <table:table-cell office:value-type="float" office:value="326274456" calcext:value-type="float">
            <text:p>326274456</text:p>
          </table:table-cell>
          <table:table-cell office:value-type="float" office:value="391468152" calcext:value-type="float">
            <text:p>391468152</text:p>
          </table:table-cell>
          <table:table-cell/>
        </table:table-row>
        <table:table-row table:style-name="ro1">
          <table:table-cell office:value-type="float" office:value="285766120" calcext:value-type="float">
            <text:p>285766120</text:p>
          </table:table-cell>
          <table:table-cell office:value-type="float" office:value="243464728" calcext:value-type="float">
            <text:p>243464728</text:p>
          </table:table-cell>
          <table:table-cell office:value-type="float" office:value="329303880" calcext:value-type="float">
            <text:p>329303880</text:p>
          </table:table-cell>
          <table:table-cell office:value-type="float" office:value="151127672" calcext:value-type="float">
            <text:p>151127672</text:p>
          </table:table-cell>
          <table:table-cell/>
        </table:table-row>
        <table:table-row table:style-name="ro1">
          <table:table-cell office:value-type="float" office:value="285766120" calcext:value-type="float">
            <text:p>285766120</text:p>
          </table:table-cell>
          <table:table-cell office:value-type="float" office:value="252751864" calcext:value-type="float">
            <text:p>252751864</text:p>
          </table:table-cell>
          <table:table-cell office:value-type="float" office:value="333299400" calcext:value-type="float">
            <text:p>333299400</text:p>
          </table:table-cell>
          <table:table-cell office:value-type="float" office:value="155313464" calcext:value-type="float">
            <text:p>155313464</text:p>
          </table:table-cell>
          <table:table-cell/>
        </table:table-row>
        <table:table-row table:style-name="ro1">
          <table:table-cell office:value-type="float" office:value="292989448" calcext:value-type="float">
            <text:p>292989448</text:p>
          </table:table-cell>
          <table:table-cell office:value-type="float" office:value="257911384" calcext:value-type="float">
            <text:p>257911384</text:p>
          </table:table-cell>
          <table:table-cell office:value-type="float" office:value="342781080" calcext:value-type="float">
            <text:p>342781080</text:p>
          </table:table-cell>
          <table:table-cell office:value-type="float" office:value="161951656" calcext:value-type="float">
            <text:p>161951656</text:p>
          </table:table-cell>
          <table:table-cell/>
        </table:table-row>
        <table:table-row table:style-name="ro1">
          <table:table-cell office:value-type="float" office:value="300212776" calcext:value-type="float">
            <text:p>300212776</text:p>
          </table:table-cell>
          <table:table-cell office:value-type="float" office:value="259975192" calcext:value-type="float">
            <text:p>259975192</text:p>
          </table:table-cell>
          <table:table-cell office:value-type="float" office:value="342781080" calcext:value-type="float">
            <text:p>342781080</text:p>
          </table:table-cell>
          <table:table-cell office:value-type="float" office:value="170206888" calcext:value-type="float">
            <text:p>170206888</text:p>
          </table:table-cell>
          <table:table-cell/>
        </table:table-row>
        <table:table-row table:style-name="ro1">
          <table:table-cell office:value-type="float" office:value="306404200" calcext:value-type="float">
            <text:p>306404200</text:p>
          </table:table-cell>
          <table:table-cell office:value-type="float" office:value="259975192" calcext:value-type="float">
            <text:p>259975192</text:p>
          </table:table-cell>
          <table:table-cell office:value-type="float" office:value="342781080" calcext:value-type="float">
            <text:p>342781080</text:p>
          </table:table-cell>
          <table:table-cell office:value-type="float" office:value="178462120" calcext:value-type="float">
            <text:p>178462120</text:p>
          </table:table-cell>
          <table:table-cell/>
        </table:table-row>
        <table:table-row table:style-name="ro1">
          <table:table-cell office:value-type="float" office:value="316723240" calcext:value-type="float">
            <text:p>316723240</text:p>
          </table:table-cell>
          <table:table-cell office:value-type="float" office:value="265134712" calcext:value-type="float">
            <text:p>265134712</text:p>
          </table:table-cell>
          <table:table-cell office:value-type="float" office:value="345810504" calcext:value-type="float">
            <text:p>345810504</text:p>
          </table:table-cell>
          <table:table-cell office:value-type="float" office:value="191876872" calcext:value-type="float">
            <text:p>191876872</text:p>
          </table:table-cell>
          <table:table-cell/>
        </table:table-row>
        <table:table-row table:style-name="ro1">
          <table:table-cell office:value-type="float" office:value="318787048" calcext:value-type="float">
            <text:p>318787048</text:p>
          </table:table-cell>
          <table:table-cell office:value-type="float" office:value="273389944" calcext:value-type="float">
            <text:p>273389944</text:p>
          </table:table-cell>
          <table:table-cell office:value-type="float" office:value="351624504" calcext:value-type="float">
            <text:p>351624504</text:p>
          </table:table-cell>
          <table:table-cell office:value-type="float" office:value="199100200" calcext:value-type="float">
            <text:p>199100200</text:p>
          </table:table-cell>
          <table:table-cell/>
        </table:table-row>
        <table:table-row table:style-name="ro1">
          <table:table-cell office:value-type="float" office:value="333233704" calcext:value-type="float">
            <text:p>333233704</text:p>
          </table:table-cell>
          <table:table-cell office:value-type="float" office:value="276485656" calcext:value-type="float">
            <text:p>276485656</text:p>
          </table:table-cell>
          <table:table-cell office:value-type="float" office:value="359353272" calcext:value-type="float">
            <text:p>359353272</text:p>
          </table:table-cell>
          <table:table-cell office:value-type="float" office:value="207355432" calcext:value-type="float">
            <text:p>207355432</text:p>
          </table:table-cell>
          <table:table-cell/>
        </table:table-row>
        <table:table-row table:style-name="ro1">
          <table:table-cell office:value-type="float" office:value="339425128" calcext:value-type="float">
            <text:p>339425128</text:p>
          </table:table-cell>
          <table:table-cell office:value-type="float" office:value="284740888" calcext:value-type="float">
            <text:p>284740888</text:p>
          </table:table-cell>
          <table:table-cell office:value-type="float" office:value="359353272" calcext:value-type="float">
            <text:p>359353272</text:p>
          </table:table-cell>
          <table:table-cell office:value-type="float" office:value="214578760" calcext:value-type="float">
            <text:p>214578760</text:p>
          </table:table-cell>
          <table:table-cell/>
        </table:table-row>
        <table:table-row table:style-name="ro1">
          <table:table-cell office:value-type="float" office:value="349744168" calcext:value-type="float">
            <text:p>349744168</text:p>
          </table:table-cell>
          <table:table-cell office:value-type="float" office:value="292996120" calcext:value-type="float">
            <text:p>292996120</text:p>
          </table:table-cell>
          <table:table-cell office:value-type="float" office:value="362317128" calcext:value-type="float">
            <text:p>362317128</text:p>
          </table:table-cell>
          <table:table-cell office:value-type="float" office:value="227993512" calcext:value-type="float">
            <text:p>227993512</text:p>
          </table:table-cell>
          <table:table-cell/>
        </table:table-row>
        <table:table-row table:style-name="ro1">
          <table:table-cell office:value-type="float" office:value="363158920" calcext:value-type="float">
            <text:p>363158920</text:p>
          </table:table-cell>
          <table:table-cell office:value-type="float" office:value="303315160" calcext:value-type="float">
            <text:p>303315160</text:p>
          </table:table-cell>
          <table:table-cell office:value-type="float" office:value="362317128" calcext:value-type="float">
            <text:p>362317128</text:p>
          </table:table-cell>
          <table:table-cell office:value-type="float" office:value="234184936" calcext:value-type="float">
            <text:p>234184936</text:p>
          </table:table-cell>
          <table:table-cell/>
        </table:table-row>
        <table:table-row table:style-name="ro1">
          <table:table-cell office:value-type="float" office:value="367286536" calcext:value-type="float">
            <text:p>367286536</text:p>
          </table:table-cell>
          <table:table-cell office:value-type="float" office:value="309506584" calcext:value-type="float">
            <text:p>309506584</text:p>
          </table:table-cell>
          <table:table-cell office:value-type="float" office:value="178956376" calcext:value-type="float">
            <text:p>178956376</text:p>
          </table:table-cell>
          <table:table-cell office:value-type="float" office:value="241408264" calcext:value-type="float">
            <text:p>241408264</text:p>
          </table:table-cell>
          <table:table-cell/>
        </table:table-row>
        <table:table-row table:style-name="ro1">
          <table:table-cell office:value-type="float" office:value="378637480" calcext:value-type="float">
            <text:p>378637480</text:p>
          </table:table-cell>
          <table:table-cell office:value-type="float" office:value="314666104" calcext:value-type="float">
            <text:p>314666104</text:p>
          </table:table-cell>
          <table:table-cell office:value-type="float" office:value="179917880" calcext:value-type="float">
            <text:p>179917880</text:p>
          </table:table-cell>
          <table:table-cell office:value-type="float" office:value="244503976" calcext:value-type="float">
            <text:p>244503976</text:p>
          </table:table-cell>
          <table:table-cell/>
        </table:table-row>
        <table:table-row table:style-name="ro1">
          <table:table-cell office:value-type="float" office:value="382765096" calcext:value-type="float">
            <text:p>382765096</text:p>
          </table:table-cell>
          <table:table-cell office:value-type="float" office:value="322921336" calcext:value-type="float">
            <text:p>322921336</text:p>
          </table:table-cell>
          <table:table-cell office:value-type="float" office:value="192900616" calcext:value-type="float">
            <text:p>192900616</text:p>
          </table:table-cell>
          <table:table-cell office:value-type="float" office:value="244503976" calcext:value-type="float">
            <text:p>244503976</text:p>
          </table:table-cell>
          <table:table-cell/>
        </table:table-row>
        <table:table-row table:style-name="ro1">
          <table:table-cell office:value-type="float" office:value="386892712" calcext:value-type="float">
            <text:p>386892712</text:p>
          </table:table-cell>
          <table:table-cell office:value-type="float" office:value="331176568" calcext:value-type="float">
            <text:p>331176568</text:p>
          </table:table-cell>
          <table:table-cell office:value-type="float" office:value="194964424" calcext:value-type="float">
            <text:p>194964424</text:p>
          </table:table-cell>
          <table:table-cell office:value-type="float" office:value="253791112" calcext:value-type="float">
            <text:p>253791112</text:p>
          </table:table-cell>
          <table:table-cell/>
        </table:table-row>
        <table:table-row table:style-name="ro1">
          <table:table-cell office:value-type="float" office:value="396179848" calcext:value-type="float">
            <text:p>396179848</text:p>
          </table:table-cell>
          <table:table-cell office:value-type="float" office:value="342527512" calcext:value-type="float">
            <text:p>342527512</text:p>
          </table:table-cell>
          <table:table-cell office:value-type="float" office:value="205283464" calcext:value-type="float">
            <text:p>205283464</text:p>
          </table:table-cell>
          <table:table-cell office:value-type="float" office:value="259982536" calcext:value-type="float">
            <text:p>259982536</text:p>
          </table:table-cell>
          <table:table-cell/>
        </table:table-row>
        <table:table-row table:style-name="ro1">
          <table:table-cell office:value-type="float" office:value="411658408" calcext:value-type="float">
            <text:p>411658408</text:p>
          </table:table-cell>
          <table:table-cell office:value-type="float" office:value="347687032" calcext:value-type="float">
            <text:p>347687032</text:p>
          </table:table-cell>
          <table:table-cell office:value-type="float" office:value="211474888" calcext:value-type="float">
            <text:p>211474888</text:p>
          </table:table-cell>
          <table:table-cell office:value-type="float" office:value="267205864" calcext:value-type="float">
            <text:p>267205864</text:p>
          </table:table-cell>
          <table:table-cell/>
        </table:table-row>
        <table:table-row table:style-name="ro1">
          <table:table-cell office:value-type="float" office:value="415786024" calcext:value-type="float">
            <text:p>415786024</text:p>
          </table:table-cell>
          <table:table-cell office:value-type="float" office:value="347687032" calcext:value-type="float">
            <text:p>347687032</text:p>
          </table:table-cell>
          <table:table-cell office:value-type="float" office:value="227985352" calcext:value-type="float">
            <text:p>227985352</text:p>
          </table:table-cell>
          <table:table-cell office:value-type="float" office:value="272365384" calcext:value-type="float">
            <text:p>272365384</text:p>
          </table:table-cell>
          <table:table-cell/>
        </table:table-row>
        <table:table-row table:style-name="ro1">
          <table:table-cell office:value-type="float" office:value="429200776" calcext:value-type="float">
            <text:p>429200776</text:p>
          </table:table-cell>
          <table:table-cell office:value-type="float" office:value="358006072" calcext:value-type="float">
            <text:p>358006072</text:p>
          </table:table-cell>
          <table:table-cell office:value-type="float" office:value="234176776" calcext:value-type="float">
            <text:p>234176776</text:p>
          </table:table-cell>
          <table:table-cell office:value-type="float" office:value="277524904" calcext:value-type="float">
            <text:p>277524904</text:p>
          </table:table-cell>
          <table:table-cell/>
        </table:table-row>
        <table:table-row table:style-name="ro1">
          <table:table-cell office:value-type="float" office:value="436424104" calcext:value-type="float">
            <text:p>436424104</text:p>
          </table:table-cell>
          <table:table-cell office:value-type="float" office:value="364197496" calcext:value-type="float">
            <text:p>364197496</text:p>
          </table:table-cell>
          <table:table-cell office:value-type="float" office:value="244495816" calcext:value-type="float">
            <text:p>244495816</text:p>
          </table:table-cell>
          <table:table-cell office:value-type="float" office:value="286812040" calcext:value-type="float">
            <text:p>286812040</text:p>
          </table:table-cell>
          <table:table-cell/>
        </table:table-row>
        <table:table-row table:style-name="ro1">
          <table:table-cell office:value-type="float" office:value="445711240" calcext:value-type="float">
            <text:p>445711240</text:p>
          </table:table-cell>
          <table:table-cell office:value-type="float" office:value="371420824" calcext:value-type="float">
            <text:p>371420824</text:p>
          </table:table-cell>
          <table:table-cell office:value-type="float" office:value="246559624" calcext:value-type="float">
            <text:p>246559624</text:p>
          </table:table-cell>
          <table:table-cell office:value-type="float" office:value="294035368" calcext:value-type="float">
            <text:p>294035368</text:p>
          </table:table-cell>
          <table:table-cell/>
        </table:table-row>
        <table:table-row table:style-name="ro1">
          <table:table-cell office:value-type="float" office:value="452934568" calcext:value-type="float">
            <text:p>452934568</text:p>
          </table:table-cell>
          <table:table-cell office:value-type="float" office:value="380707960" calcext:value-type="float">
            <text:p>380707960</text:p>
          </table:table-cell>
          <table:table-cell office:value-type="float" office:value="257910568" calcext:value-type="float">
            <text:p>257910568</text:p>
          </table:table-cell>
          <table:table-cell office:value-type="float" office:value="300226792" calcext:value-type="float">
            <text:p>300226792</text:p>
          </table:table-cell>
          <table:table-cell/>
        </table:table-row>
        <table:table-row table:style-name="ro1">
          <table:table-cell office:value-type="float" office:value="462221704" calcext:value-type="float">
            <text:p>462221704</text:p>
          </table:table-cell>
          <table:table-cell office:value-type="float" office:value="386899384" calcext:value-type="float">
            <text:p>386899384</text:p>
          </table:table-cell>
          <table:table-cell office:value-type="float" office:value="261006280" calcext:value-type="float">
            <text:p>261006280</text:p>
          </table:table-cell>
          <table:table-cell office:value-type="float" office:value="308482024" calcext:value-type="float">
            <text:p>308482024</text:p>
          </table:table-cell>
          <table:table-cell/>
        </table:table-row>
        <table:table-row table:style-name="ro1">
          <table:table-cell office:value-type="float" office:value="467381224" calcext:value-type="float">
            <text:p>467381224</text:p>
          </table:table-cell>
          <table:table-cell office:value-type="float" office:value="397218424" calcext:value-type="float">
            <text:p>397218424</text:p>
          </table:table-cell>
          <table:table-cell office:value-type="float" office:value="263070088" calcext:value-type="float">
            <text:p>263070088</text:p>
          </table:table-cell>
          <table:table-cell office:value-type="float" office:value="319832968" calcext:value-type="float">
            <text:p>319832968</text:p>
          </table:table-cell>
          <table:table-cell/>
        </table:table-row>
        <table:table-row table:style-name="ro1">
          <table:table-cell office:value-type="float" office:value="478732168" calcext:value-type="float">
            <text:p>478732168</text:p>
          </table:table-cell>
          <table:table-cell office:value-type="float" office:value="397218424" calcext:value-type="float">
            <text:p>397218424</text:p>
          </table:table-cell>
          <table:table-cell office:value-type="float" office:value="263070088" calcext:value-type="float">
            <text:p>263070088</text:p>
          </table:table-cell>
          <table:table-cell office:value-type="float" office:value="326809752" calcext:value-type="float">
            <text:p>326809752</text:p>
          </table:table-cell>
          <table:table-cell/>
        </table:table-row>
        <table:table-row table:style-name="ro1">
          <table:table-cell office:value-type="float" office:value="478732168" calcext:value-type="float">
            <text:p>478732168</text:p>
          </table:table-cell>
          <table:table-cell office:value-type="float" office:value="400444536" calcext:value-type="float">
            <text:p>400444536</text:p>
          </table:table-cell>
          <table:table-cell office:value-type="float" office:value="274421032" calcext:value-type="float">
            <text:p>274421032</text:p>
          </table:table-cell>
          <table:table-cell office:value-type="float" office:value="326809752" calcext:value-type="float">
            <text:p>326809752</text:p>
          </table:table-cell>
          <table:table-cell/>
        </table:table-row>
        <table:table-row table:style-name="ro1">
          <table:table-cell office:value-type="float" office:value="491115016" calcext:value-type="float">
            <text:p>491115016</text:p>
          </table:table-cell>
          <table:table-cell office:value-type="float" office:value="408894552" calcext:value-type="float">
            <text:p>408894552</text:p>
          </table:table-cell>
          <table:table-cell office:value-type="float" office:value="279580552" calcext:value-type="float">
            <text:p>279580552</text:p>
          </table:table-cell>
          <table:table-cell office:value-type="float" office:value="334931928" calcext:value-type="float">
            <text:p>334931928</text:p>
          </table:table-cell>
          <table:table-cell/>
        </table:table-row>
        <table:table-row table:style-name="ro1">
          <table:table-cell office:value-type="float" office:value="510276024" calcext:value-type="float">
            <text:p>510276024</text:p>
          </table:table-cell>
          <table:table-cell office:value-type="float" office:value="413283480" calcext:value-type="float">
            <text:p>413283480</text:p>
          </table:table-cell>
          <table:table-cell office:value-type="float" office:value="301250536" calcext:value-type="float">
            <text:p>301250536</text:p>
          </table:table-cell>
          <table:table-cell office:value-type="float" office:value="335766888" calcext:value-type="float">
            <text:p>335766888</text:p>
          </table:table-cell>
          <table:table-cell/>
        </table:table-row>
        <table:table-row table:style-name="ro1">
          <table:table-cell office:value-type="float" office:value="521230920" calcext:value-type="float">
            <text:p>521230920</text:p>
          </table:table-cell>
          <table:table-cell office:value-type="float" office:value="429790104" calcext:value-type="float">
            <text:p>429790104</text:p>
          </table:table-cell>
          <table:table-cell office:value-type="float" office:value="312601480" calcext:value-type="float">
            <text:p>312601480</text:p>
          </table:table-cell>
          <table:table-cell office:value-type="float" office:value="339827976" calcext:value-type="float">
            <text:p>339827976</text:p>
          </table:table-cell>
          <table:table-cell/>
        </table:table-row>
        <table:table-row table:style-name="ro1">
          <table:table-cell office:value-type="float" office:value="523294248" calcext:value-type="float">
            <text:p>523294248</text:p>
          </table:table-cell>
          <table:table-cell office:value-type="float" office:value="429790104" calcext:value-type="float">
            <text:p>429790104</text:p>
          </table:table-cell>
          <table:table-cell office:value-type="float" office:value="313960968" calcext:value-type="float">
            <text:p>313960968</text:p>
          </table:table-cell>
          <table:table-cell office:value-type="float" office:value="343185240" calcext:value-type="float">
            <text:p>343185240</text:p>
          </table:table-cell>
          <table:table-cell/>
        </table:table-row>
        <table:table-row table:style-name="ro1">
          <table:table-cell office:value-type="float" office:value="523294248" calcext:value-type="float">
            <text:p>523294248</text:p>
          </table:table-cell>
          <table:table-cell office:value-type="float" office:value="432885096" calcext:value-type="float">
            <text:p>432885096</text:p>
          </table:table-cell>
          <table:table-cell office:value-type="float" office:value="325899384" calcext:value-type="float">
            <text:p>325899384</text:p>
          </table:table-cell>
          <table:table-cell office:value-type="float" office:value="346083528" calcext:value-type="float">
            <text:p>346083528</text:p>
          </table:table-cell>
          <table:table-cell/>
        </table:table-row>
        <table:table-row table:style-name="ro1">
          <table:table-cell office:value-type="float" office:value="528142152" calcext:value-type="float">
            <text:p>528142152</text:p>
          </table:table-cell>
          <table:table-cell office:value-type="float" office:value="433457784" calcext:value-type="float">
            <text:p>433457784</text:p>
          </table:table-cell>
          <table:table-cell office:value-type="float" office:value="328666536" calcext:value-type="float">
            <text:p>328666536</text:p>
          </table:table-cell>
          <table:table-cell office:value-type="float" office:value="352339080" calcext:value-type="float">
            <text:p>352339080</text:p>
          </table:table-cell>
          <table:table-cell/>
        </table:table-row>
        <table:table-row table:style-name="ro1">
          <table:table-cell office:value-type="float" office:value="535477496" calcext:value-type="float">
            <text:p>535477496</text:p>
          </table:table-cell>
          <table:table-cell office:value-type="float" office:value="433457784" calcext:value-type="float">
            <text:p>433457784</text:p>
          </table:table-cell>
          <table:table-cell office:value-type="float" office:value="328666536" calcext:value-type="float">
            <text:p>328666536</text:p>
          </table:table-cell>
          <table:table-cell office:value-type="float" office:value="352339080" calcext:value-type="float">
            <text:p>352339080</text:p>
          </table:table-cell>
          <table:table-cell/>
        </table:table-row>
        <table:table-row table:style-name="ro1">
          <table:table-cell office:value-type="float" office:value="539800872" calcext:value-type="float">
            <text:p>539800872</text:p>
          </table:table-cell>
          <table:table-cell office:value-type="float" office:value="433457784" calcext:value-type="float">
            <text:p>433457784</text:p>
          </table:table-cell>
          <table:table-cell office:value-type="float" office:value="328666536" calcext:value-type="float">
            <text:p>328666536</text:p>
          </table:table-cell>
          <table:table-cell office:value-type="float" office:value="359691864" calcext:value-type="float">
            <text:p>359691864</text:p>
          </table:table-cell>
          <table:table-cell/>
        </table:table-row>
        <table:table-row table:style-name="ro1">
          <table:table-cell office:value-type="float" office:value="542454312" calcext:value-type="float">
            <text:p>542454312</text:p>
          </table:table-cell>
          <table:table-cell office:value-type="float" office:value="433457784" calcext:value-type="float">
            <text:p>433457784</text:p>
          </table:table-cell>
          <table:table-cell office:value-type="float" office:value="334528680" calcext:value-type="float">
            <text:p>334528680</text:p>
          </table:table-cell>
          <table:table-cell office:value-type="float" office:value="359691864" calcext:value-type="float">
            <text:p>359691864</text:p>
          </table:table-cell>
          <table:table-cell/>
        </table:table-row>
        <table:table-row table:style-name="ro1">
          <table:table-cell office:value-type="float" office:value="544648776" calcext:value-type="float">
            <text:p>544648776</text:p>
          </table:table-cell>
          <table:table-cell office:value-type="float" office:value="160054808" calcext:value-type="float">
            <text:p>160054808</text:p>
          </table:table-cell>
          <table:table-cell office:value-type="float" office:value="343109832" calcext:value-type="float">
            <text:p>343109832</text:p>
          </table:table-cell>
          <table:table-cell office:value-type="float" office:value="365357304" calcext:value-type="float">
            <text:p>365357304</text:p>
          </table:table-cell>
          <table:table-cell/>
        </table:table-row>
        <table:table-row table:style-name="ro1">
          <table:table-cell office:value-type="float" office:value="556373064" calcext:value-type="float">
            <text:p>556373064</text:p>
          </table:table-cell>
          <table:table-cell office:value-type="float" office:value="167110840" calcext:value-type="float">
            <text:p>167110840</text:p>
          </table:table-cell>
          <table:table-cell office:value-type="float" office:value="345173160" calcext:value-type="float">
            <text:p>345173160</text:p>
          </table:table-cell>
          <table:table-cell office:value-type="float" office:value="368845704" calcext:value-type="float">
            <text:p>368845704</text:p>
          </table:table-cell>
          <table:table-cell/>
        </table:table-row>
        <table:table-row table:style-name="ro1">
          <table:table-cell office:value-type="float" office:value="180313784" calcext:value-type="float">
            <text:p>180313784</text:p>
          </table:table-cell>
          <table:table-cell office:value-type="float" office:value="172270360" calcext:value-type="float">
            <text:p>172270360</text:p>
          </table:table-cell>
          <table:table-cell office:value-type="float" office:value="345173160" calcext:value-type="float">
            <text:p>345173160</text:p>
          </table:table-cell>
          <table:table-cell office:value-type="float" office:value="368845704" calcext:value-type="float">
            <text:p>368845704</text:p>
          </table:table-cell>
          <table:table-cell/>
        </table:table-row>
        <table:table-row table:style-name="ro1">
          <table:table-cell office:value-type="float" office:value="184640440" calcext:value-type="float">
            <text:p>184640440</text:p>
          </table:table-cell>
          <table:table-cell office:value-type="float" office:value="176397976" calcext:value-type="float">
            <text:p>176397976</text:p>
          </table:table-cell>
          <table:table-cell office:value-type="float" office:value="345173160" calcext:value-type="float">
            <text:p>345173160</text:p>
          </table:table-cell>
          <table:table-cell office:value-type="float" office:value="376198488" calcext:value-type="float">
            <text:p>376198488</text:p>
          </table:table-cell>
          <table:table-cell/>
        </table:table-row>
        <table:table-row table:style-name="ro1">
          <table:table-cell office:value-type="float" office:value="185672344" calcext:value-type="float">
            <text:p>185672344</text:p>
          </table:table-cell>
          <table:table-cell office:value-type="float" office:value="188780824" calcext:value-type="float">
            <text:p>188780824</text:p>
          </table:table-cell>
          <table:table-cell office:value-type="float" office:value="359091912" calcext:value-type="float">
            <text:p>359091912</text:p>
          </table:table-cell>
          <table:table-cell office:value-type="float" office:value="376198488" calcext:value-type="float">
            <text:p>376198488</text:p>
          </table:table-cell>
          <table:table-cell/>
        </table:table-row>
        <table:table-row table:style-name="ro1">
          <table:table-cell office:value-type="float" office:value="191863768" calcext:value-type="float">
            <text:p>191863768</text:p>
          </table:table-cell>
          <table:table-cell office:value-type="float" office:value="188780824" calcext:value-type="float">
            <text:p>188780824</text:p>
          </table:table-cell>
          <table:table-cell office:value-type="float" office:value="361679784" calcext:value-type="float">
            <text:p>361679784</text:p>
          </table:table-cell>
          <table:table-cell office:value-type="float" office:value="385298120" calcext:value-type="float">
            <text:p>385298120</text:p>
          </table:table-cell>
          <table:table-cell/>
        </table:table-row>
        <table:table-row table:style-name="ro1">
          <table:table-cell office:value-type="float" office:value="192895672" calcext:value-type="float">
            <text:p>192895672</text:p>
          </table:table-cell>
          <table:table-cell office:value-type="float" office:value="201163672" calcext:value-type="float">
            <text:p>201163672</text:p>
          </table:table-cell>
          <table:table-cell office:value-type="float" office:value="361679784" calcext:value-type="float">
            <text:p>361679784</text:p>
          </table:table-cell>
          <table:table-cell office:value-type="float" office:value="240838712" calcext:value-type="float">
            <text:p>240838712</text:p>
          </table:table-cell>
          <table:table-cell/>
        </table:table-row>
        <table:table-row table:style-name="ro1">
          <table:table-cell office:value-type="float" office:value="200119000" calcext:value-type="float">
            <text:p>200119000</text:p>
          </table:table-cell>
          <table:table-cell office:value-type="float" office:value="205291288" calcext:value-type="float">
            <text:p>205291288</text:p>
          </table:table-cell>
          <table:table-cell office:value-type="float" office:value="361679784" calcext:value-type="float">
            <text:p>361679784</text:p>
          </table:table-cell>
          <table:table-cell office:value-type="float" office:value="241727480" calcext:value-type="float">
            <text:p>241727480</text:p>
          </table:table-cell>
          <table:table-cell/>
        </table:table-row>
        <table:table-row table:style-name="ro1">
          <table:table-cell office:value-type="float" office:value="208374232" calcext:value-type="float">
            <text:p>208374232</text:p>
          </table:table-cell>
          <table:table-cell office:value-type="float" office:value="211482712" calcext:value-type="float">
            <text:p>211482712</text:p>
          </table:table-cell>
          <table:table-cell office:value-type="float" office:value="361679784" calcext:value-type="float">
            <text:p>361679784</text:p>
          </table:table-cell>
          <table:table-cell office:value-type="float" office:value="248619448" calcext:value-type="float">
            <text:p>248619448</text:p>
          </table:table-cell>
          <table:table-cell/>
        </table:table-row>
        <table:table-row table:style-name="ro1">
          <table:table-cell office:value-type="float" office:value="213533752" calcext:value-type="float">
            <text:p>213533752</text:p>
          </table:table-cell>
          <table:table-cell office:value-type="float" office:value="218706040" calcext:value-type="float">
            <text:p>218706040</text:p>
          </table:table-cell>
          <table:table-cell office:value-type="float" office:value="155701880" calcext:value-type="float">
            <text:p>155701880</text:p>
          </table:table-cell>
          <table:table-cell office:value-type="float" office:value="257906584" calcext:value-type="float">
            <text:p>257906584</text:p>
          </table:table-cell>
          <table:table-cell/>
        </table:table-row>
        <table:table-row table:style-name="ro1">
          <table:table-cell office:value-type="float" office:value="224884696" calcext:value-type="float">
            <text:p>224884696</text:p>
          </table:table-cell>
          <table:table-cell office:value-type="float" office:value="221801752" calcext:value-type="float">
            <text:p>221801752</text:p>
          </table:table-cell>
          <table:table-cell office:value-type="float" office:value="168144280" calcext:value-type="float">
            <text:p>168144280</text:p>
          </table:table-cell>
          <table:table-cell office:value-type="float" office:value="259970392" calcext:value-type="float">
            <text:p>259970392</text:p>
          </table:table-cell>
          <table:table-cell/>
        </table:table-row>
        <table:table-row table:style-name="ro1">
          <table:table-cell office:value-type="float" office:value="232108024" calcext:value-type="float">
            <text:p>232108024</text:p>
          </table:table-cell>
          <table:table-cell office:value-type="float" office:value="229025080" calcext:value-type="float">
            <text:p>229025080</text:p>
          </table:table-cell>
          <table:table-cell office:value-type="float" office:value="173303800" calcext:value-type="float">
            <text:p>173303800</text:p>
          </table:table-cell>
          <table:table-cell office:value-type="float" office:value="271321336" calcext:value-type="float">
            <text:p>271321336</text:p>
          </table:table-cell>
          <table:table-cell/>
        </table:table-row>
        <table:table-row table:style-name="ro1">
          <table:table-cell office:value-type="float" office:value="245522776" calcext:value-type="float">
            <text:p>245522776</text:p>
          </table:table-cell>
          <table:table-cell office:value-type="float" office:value="238312216" calcext:value-type="float">
            <text:p>238312216</text:p>
          </table:table-cell>
          <table:table-cell office:value-type="float" office:value="184654744" calcext:value-type="float">
            <text:p>184654744</text:p>
          </table:table-cell>
          <table:table-cell office:value-type="float" office:value="274417048" calcext:value-type="float">
            <text:p>274417048</text:p>
          </table:table-cell>
          <table:table-cell/>
        </table:table-row>
        <table:table-row table:style-name="ro1">
          <table:table-cell office:value-type="float" office:value="257905624" calcext:value-type="float">
            <text:p>257905624</text:p>
          </table:table-cell>
          <table:table-cell office:value-type="float" office:value="249663160" calcext:value-type="float">
            <text:p>249663160</text:p>
          </table:table-cell>
          <table:table-cell office:value-type="float" office:value="200133304" calcext:value-type="float">
            <text:p>200133304</text:p>
          </table:table-cell>
          <table:table-cell office:value-type="float" office:value="274417048" calcext:value-type="float">
            <text:p>274417048</text:p>
          </table:table-cell>
          <table:table-cell/>
        </table:table-row>
        <table:table-row table:style-name="ro1">
          <table:table-cell office:value-type="float" office:value="265128952" calcext:value-type="float">
            <text:p>265128952</text:p>
          </table:table-cell>
          <table:table-cell office:value-type="float" office:value="254822680" calcext:value-type="float">
            <text:p>254822680</text:p>
          </table:table-cell>
          <table:table-cell office:value-type="float" office:value="201165208" calcext:value-type="float">
            <text:p>201165208</text:p>
          </table:table-cell>
          <table:table-cell office:value-type="float" office:value="280608472" calcext:value-type="float">
            <text:p>280608472</text:p>
          </table:table-cell>
          <table:table-cell/>
        </table:table-row>
        <table:table-row table:style-name="ro1">
          <table:table-cell office:value-type="float" office:value="274416088" calcext:value-type="float">
            <text:p>274416088</text:p>
          </table:table-cell>
          <table:table-cell office:value-type="float" office:value="264109816" calcext:value-type="float">
            <text:p>264109816</text:p>
          </table:table-cell>
          <table:table-cell office:value-type="float" office:value="214579960" calcext:value-type="float">
            <text:p>214579960</text:p>
          </table:table-cell>
          <table:table-cell office:value-type="float" office:value="290927512" calcext:value-type="float">
            <text:p>290927512</text:p>
          </table:table-cell>
          <table:table-cell/>
        </table:table-row>
        <table:table-row table:style-name="ro1">
          <table:table-cell office:value-type="float" office:value="280607512" calcext:value-type="float">
            <text:p>280607512</text:p>
          </table:table-cell>
          <table:table-cell office:value-type="float" office:value="269269336" calcext:value-type="float">
            <text:p>269269336</text:p>
          </table:table-cell>
          <table:table-cell office:value-type="float" office:value="217675672" calcext:value-type="float">
            <text:p>217675672</text:p>
          </table:table-cell>
          <table:table-cell office:value-type="float" office:value="297118936" calcext:value-type="float">
            <text:p>297118936</text:p>
          </table:table-cell>
          <table:table-cell/>
        </table:table-row>
        <table:table-row table:style-name="ro1">
          <table:table-cell office:value-type="float" office:value="280607512" calcext:value-type="float">
            <text:p>280607512</text:p>
          </table:table-cell>
          <table:table-cell office:value-type="float" office:value="278556472" calcext:value-type="float">
            <text:p>278556472</text:p>
          </table:table-cell>
          <table:table-cell office:value-type="float" office:value="222835192" calcext:value-type="float">
            <text:p>222835192</text:p>
          </table:table-cell>
          <table:table-cell office:value-type="float" office:value="304342264" calcext:value-type="float">
            <text:p>304342264</text:p>
          </table:table-cell>
          <table:table-cell/>
        </table:table-row>
        <table:table-row table:style-name="ro1">
          <table:table-cell office:value-type="float" office:value="285767032" calcext:value-type="float">
            <text:p>285767032</text:p>
          </table:table-cell>
          <table:table-cell office:value-type="float" office:value="285779800" calcext:value-type="float">
            <text:p>285779800</text:p>
          </table:table-cell>
          <table:table-cell office:value-type="float" office:value="234186136" calcext:value-type="float">
            <text:p>234186136</text:p>
          </table:table-cell>
          <table:table-cell office:value-type="float" office:value="307437976" calcext:value-type="float">
            <text:p>307437976</text:p>
          </table:table-cell>
          <table:table-cell/>
        </table:table-row>
        <table:table-row table:style-name="ro1">
          <table:table-cell office:value-type="float" office:value="296086072" calcext:value-type="float">
            <text:p>296086072</text:p>
          </table:table-cell>
          <table:table-cell office:value-type="float" office:value="302290264" calcext:value-type="float">
            <text:p>302290264</text:p>
          </table:table-cell>
          <table:table-cell office:value-type="float" office:value="235218040" calcext:value-type="float">
            <text:p>235218040</text:p>
          </table:table-cell>
          <table:table-cell office:value-type="float" office:value="316725112" calcext:value-type="float">
            <text:p>316725112</text:p>
          </table:table-cell>
          <table:table-cell/>
        </table:table-row>
        <table:table-row table:style-name="ro1">
          <table:table-cell office:value-type="float" office:value="302277496" calcext:value-type="float">
            <text:p>302277496</text:p>
          </table:table-cell>
          <table:table-cell office:value-type="float" office:value="311577400" calcext:value-type="float">
            <text:p>311577400</text:p>
          </table:table-cell>
          <table:table-cell office:value-type="float" office:value="247600888" calcext:value-type="float">
            <text:p>247600888</text:p>
          </table:table-cell>
          <table:table-cell office:value-type="float" office:value="323948440" calcext:value-type="float">
            <text:p>323948440</text:p>
          </table:table-cell>
          <table:table-cell/>
        </table:table-row>
        <table:table-row table:style-name="ro1">
          <table:table-cell office:value-type="float" office:value="313628440" calcext:value-type="float">
            <text:p>313628440</text:p>
          </table:table-cell>
          <table:table-cell office:value-type="float" office:value="318800728" calcext:value-type="float">
            <text:p>318800728</text:p>
          </table:table-cell>
          <table:table-cell office:value-type="float" office:value="250696600" calcext:value-type="float">
            <text:p>250696600</text:p>
          </table:table-cell>
          <table:table-cell office:value-type="float" office:value="335299384" calcext:value-type="float">
            <text:p>335299384</text:p>
          </table:table-cell>
          <table:table-cell/>
        </table:table-row>
        <table:table-row table:style-name="ro1">
          <table:table-cell office:value-type="float" office:value="318787960" calcext:value-type="float">
            <text:p>318787960</text:p>
          </table:table-cell>
          <table:table-cell office:value-type="float" office:value="333247384" calcext:value-type="float">
            <text:p>333247384</text:p>
          </table:table-cell>
          <table:table-cell office:value-type="float" office:value="250696600" calcext:value-type="float">
            <text:p>250696600</text:p>
          </table:table-cell>
          <table:table-cell office:value-type="float" office:value="340458904" calcext:value-type="float">
            <text:p>340458904</text:p>
          </table:table-cell>
          <table:table-cell/>
        </table:table-row>
        <table:table-row table:style-name="ro1">
          <table:table-cell office:value-type="float" office:value="330138904" calcext:value-type="float">
            <text:p>330138904</text:p>
          </table:table-cell>
          <table:table-cell office:value-type="float" office:value="335311192" calcext:value-type="float">
            <text:p>335311192</text:p>
          </table:table-cell>
          <table:table-cell office:value-type="float" office:value="258951832" calcext:value-type="float">
            <text:p>258951832</text:p>
          </table:table-cell>
          <table:table-cell office:value-type="float" office:value="345879480" calcext:value-type="float">
            <text:p>345879480</text:p>
          </table:table-cell>
          <table:table-cell/>
        </table:table-row>
        <table:table-row table:style-name="ro1">
          <table:table-cell office:value-type="float" office:value="333234616" calcext:value-type="float">
            <text:p>333234616</text:p>
          </table:table-cell>
          <table:table-cell office:value-type="float" office:value="346662136" calcext:value-type="float">
            <text:p>346662136</text:p>
          </table:table-cell>
          <table:table-cell office:value-type="float" office:value="264111352" calcext:value-type="float">
            <text:p>264111352</text:p>
          </table:table-cell>
          <table:table-cell office:value-type="float" office:value="345879480" calcext:value-type="float">
            <text:p>345879480</text:p>
          </table:table-cell>
          <table:table-cell/>
        </table:table-row>
        <table:table-row table:style-name="ro1">
          <table:table-cell office:value-type="float" office:value="342521752" calcext:value-type="float">
            <text:p>342521752</text:p>
          </table:table-cell>
          <table:table-cell office:value-type="float" office:value="351821656" calcext:value-type="float">
            <text:p>351821656</text:p>
          </table:table-cell>
          <table:table-cell office:value-type="float" office:value="271334680" calcext:value-type="float">
            <text:p>271334680</text:p>
          </table:table-cell>
          <table:table-cell office:value-type="float" office:value="356655096" calcext:value-type="float">
            <text:p>356655096</text:p>
          </table:table-cell>
          <table:table-cell/>
        </table:table-row>
        <table:table-row table:style-name="ro1">
          <table:table-cell office:value-type="float" office:value="346649368" calcext:value-type="float">
            <text:p>346649368</text:p>
          </table:table-cell>
          <table:table-cell office:value-type="float" office:value="351821656" calcext:value-type="float">
            <text:p>351821656</text:p>
          </table:table-cell>
          <table:table-cell office:value-type="float" office:value="279589912" calcext:value-type="float">
            <text:p>279589912</text:p>
          </table:table-cell>
          <table:table-cell office:value-type="float" office:value="356655096" calcext:value-type="float">
            <text:p>356655096</text:p>
          </table:table-cell>
          <table:table-cell/>
        </table:table-row>
        <table:table-row table:style-name="ro1">
          <table:table-cell office:value-type="float" office:value="358000312" calcext:value-type="float">
            <text:p>358000312</text:p>
          </table:table-cell>
          <table:table-cell office:value-type="float" office:value="365236408" calcext:value-type="float">
            <text:p>365236408</text:p>
          </table:table-cell>
          <table:table-cell office:value-type="float" office:value="280621816" calcext:value-type="float">
            <text:p>280621816</text:p>
          </table:table-cell>
          <table:table-cell office:value-type="float" office:value="360978456" calcext:value-type="float">
            <text:p>360978456</text:p>
          </table:table-cell>
          <table:table-cell/>
        </table:table-row>
        <table:table-row table:style-name="ro1">
          <table:table-cell office:value-type="float" office:value="367287448" calcext:value-type="float">
            <text:p>367287448</text:p>
          </table:table-cell>
          <table:table-cell office:value-type="float" office:value="377619256" calcext:value-type="float">
            <text:p>377619256</text:p>
          </table:table-cell>
          <table:table-cell office:value-type="float" office:value="293004664" calcext:value-type="float">
            <text:p>293004664</text:p>
          </table:table-cell>
          <table:table-cell office:value-type="float" office:value="362386104" calcext:value-type="float">
            <text:p>362386104</text:p>
          </table:table-cell>
          <table:table-cell/>
        </table:table-row>
        <table:table-row table:style-name="ro1">
          <table:table-cell office:value-type="float" office:value="384829816" calcext:value-type="float">
            <text:p>384829816</text:p>
          </table:table-cell>
          <table:table-cell office:value-type="float" office:value="399289240" calcext:value-type="float">
            <text:p>399289240</text:p>
          </table:table-cell>
          <table:table-cell office:value-type="float" office:value="310547000" calcext:value-type="float">
            <text:p>310547000</text:p>
          </table:table-cell>
          <table:table-cell office:value-type="float" office:value="362386104" calcext:value-type="float">
            <text:p>362386104</text:p>
          </table:table-cell>
          <table:table-cell/>
        </table:table-row>
        <table:table-row table:style-name="ro1">
          <table:table-cell office:value-type="float" office:value="401340280" calcext:value-type="float">
            <text:p>401340280</text:p>
          </table:table-cell>
          <table:table-cell office:value-type="float" office:value="414191976" calcext:value-type="float">
            <text:p>414191976</text:p>
          </table:table-cell>
          <table:table-cell office:value-type="float" office:value="318802264" calcext:value-type="float">
            <text:p>318802264</text:p>
          </table:table-cell>
          <table:table-cell office:value-type="float" office:value="370263432" calcext:value-type="float">
            <text:p>370263432</text:p>
          </table:table-cell>
          <table:table-cell/>
        </table:table-row>
        <table:table-row table:style-name="ro1">
          <table:table-cell office:value-type="float" office:value="414755032" calcext:value-type="float">
            <text:p>414755032</text:p>
          </table:table-cell>
          <table:table-cell office:value-type="float" office:value="414191976" calcext:value-type="float">
            <text:p>414191976</text:p>
          </table:table-cell>
          <table:table-cell office:value-type="float" office:value="330153208" calcext:value-type="float">
            <text:p>330153208</text:p>
          </table:table-cell>
          <table:table-cell office:value-type="float" office:value="378892728" calcext:value-type="float">
            <text:p>378892728</text:p>
          </table:table-cell>
          <table:table-cell/>
        </table:table-row>
        <table:table-row table:style-name="ro1">
          <table:table-cell office:value-type="float" office:value="417850744" calcext:value-type="float">
            <text:p>417850744</text:p>
          </table:table-cell>
          <table:table-cell office:value-type="float" office:value="417483672" calcext:value-type="float">
            <text:p>417483672</text:p>
          </table:table-cell>
          <table:table-cell office:value-type="float" office:value="336344632" calcext:value-type="float">
            <text:p>336344632</text:p>
          </table:table-cell>
          <table:table-cell office:value-type="float" office:value="378892728" calcext:value-type="float">
            <text:p>378892728</text:p>
          </table:table-cell>
          <table:table-cell/>
        </table:table-row>
        <table:table-row table:style-name="ro1">
          <table:table-cell office:value-type="float" office:value="427137880" calcext:value-type="float">
            <text:p>427137880</text:p>
          </table:table-cell>
          <table:table-cell office:value-type="float" office:value="427865880" calcext:value-type="float">
            <text:p>427865880</text:p>
          </table:table-cell>
          <table:table-cell office:value-type="float" office:value="345631768" calcext:value-type="float">
            <text:p>345631768</text:p>
          </table:table-cell>
          <table:table-cell office:value-type="float" office:value="378892728" calcext:value-type="float">
            <text:p>378892728</text:p>
          </table:table-cell>
          <table:table-cell/>
        </table:table-row>
        <table:table-row table:style-name="ro1">
          <table:table-cell office:value-type="float" office:value="434361208" calcext:value-type="float">
            <text:p>434361208</text:p>
          </table:table-cell>
          <table:table-cell office:value-type="float" office:value="430764168" calcext:value-type="float">
            <text:p>430764168</text:p>
          </table:table-cell>
          <table:table-cell office:value-type="float" office:value="346663672" calcext:value-type="float">
            <text:p>346663672</text:p>
          </table:table-cell>
          <table:table-cell office:value-type="float" office:value="378892728" calcext:value-type="float">
            <text:p>378892728</text:p>
          </table:table-cell>
          <table:table-cell/>
        </table:table-row>
        <table:table-row table:style-name="ro1">
          <table:table-cell office:value-type="float" office:value="440552632" calcext:value-type="float">
            <text:p>440552632</text:p>
          </table:table-cell>
          <table:table-cell office:value-type="float" office:value="430764168" calcext:value-type="float">
            <text:p>430764168</text:p>
          </table:table-cell>
          <table:table-cell office:value-type="float" office:value="346663672" calcext:value-type="float">
            <text:p>346663672</text:p>
          </table:table-cell>
          <table:table-cell office:value-type="float" office:value="193226840" calcext:value-type="float">
            <text:p>193226840</text:p>
          </table:table-cell>
          <table:table-cell/>
        </table:table-row>
        <table:table-row table:style-name="ro1">
          <table:table-cell office:value-type="float" office:value="450871672" calcext:value-type="float">
            <text:p>450871672</text:p>
          </table:table-cell>
          <table:table-cell office:value-type="float" office:value="432565224" calcext:value-type="float">
            <text:p>432565224</text:p>
          </table:table-cell>
          <table:table-cell office:value-type="float" office:value="346663672" calcext:value-type="float">
            <text:p>346663672</text:p>
          </table:table-cell>
          <table:table-cell office:value-type="float" office:value="194291944" calcext:value-type="float">
            <text:p>194291944</text:p>
          </table:table-cell>
          <table:table-cell/>
        </table:table-row>
        <table:table-row table:style-name="ro1">
          <table:table-cell office:value-type="float" office:value="450871672" calcext:value-type="float">
            <text:p>450871672</text:p>
          </table:table-cell>
          <table:table-cell office:value-type="float" office:value="437789112" calcext:value-type="float">
            <text:p>437789112</text:p>
          </table:table-cell>
          <table:table-cell office:value-type="float" office:value="354982536" calcext:value-type="float">
            <text:p>354982536</text:p>
          </table:table-cell>
          <table:table-cell office:value-type="float" office:value="202191880" calcext:value-type="float">
            <text:p>202191880</text:p>
          </table:table-cell>
          <table:table-cell/>
        </table:table-row>
        <table:table-row table:style-name="ro1">
          <table:table-cell office:value-type="float" office:value="453197256" calcext:value-type="float">
            <text:p>453197256</text:p>
          </table:table-cell>
          <table:table-cell office:value-type="float" office:value="447270792" calcext:value-type="float">
            <text:p>447270792</text:p>
          </table:table-cell>
          <table:table-cell office:value-type="float" office:value="357570408" calcext:value-type="float">
            <text:p>357570408</text:p>
          </table:table-cell>
          <table:table-cell office:value-type="float" office:value="211479016" calcext:value-type="float">
            <text:p>211479016</text:p>
          </table:table-cell>
          <table:table-cell/>
        </table:table-row>
        <table:table-row table:style-name="ro1">
          <table:table-cell/>
          <table:table-cell office:value-type="float" office:value="447270792" calcext:value-type="float">
            <text:p>447270792</text:p>
          </table:table-cell>
          <table:table-cell office:value-type="float" office:value="357570408" calcext:value-type="float">
            <text:p>357570408</text:p>
          </table:table-cell>
          <table:table-cell office:value-type="float" office:value="218702344" calcext:value-type="float">
            <text:p>218702344</text:p>
          </table:table-cell>
          <table:table-cell/>
        </table:table-row>
        <table:table-row table:style-name="ro1">
          <table:table-cell/>
          <table:table-cell office:value-type="float" office:value="447270792" calcext:value-type="float">
            <text:p>447270792</text:p>
          </table:table-cell>
          <table:table-cell office:value-type="float" office:value="362400888" calcext:value-type="float">
            <text:p>362400888</text:p>
          </table:table-cell>
          <table:table-cell office:value-type="float" office:value="227989480" calcext:value-type="float">
            <text:p>227989480</text:p>
          </table:table-cell>
          <table:table-cell/>
        </table:table-row>
        <table:table-row table:style-name="ro1">
          <table:table-cell/>
          <table:table-cell office:value-type="float" office:value="448564728" calcext:value-type="float">
            <text:p>448564728</text:p>
          </table:table-cell>
          <table:table-cell office:value-type="float" office:value="366855384" calcext:value-type="float">
            <text:p>366855384</text:p>
          </table:table-cell>
          <table:table-cell office:value-type="float" office:value="236244712" calcext:value-type="float">
            <text:p>236244712</text:p>
          </table:table-cell>
          <table:table-cell/>
        </table:table-row>
        <table:table-row table:style-name="ro1">
          <table:table-cell/>
          <table:table-cell office:value-type="float" office:value="458946936" calcext:value-type="float">
            <text:p>458946936</text:p>
          </table:table-cell>
          <table:table-cell office:value-type="float" office:value="374077032" calcext:value-type="float">
            <text:p>374077032</text:p>
          </table:table-cell>
          <table:table-cell office:value-type="float" office:value="244499944" calcext:value-type="float">
            <text:p>244499944</text:p>
          </table:table-cell>
          <table:table-cell/>
        </table:table-row>
        <table:table-row table:style-name="ro1">
          <table:table-cell/>
          <table:table-cell office:value-type="float" office:value="178223624" calcext:value-type="float">
            <text:p>178223624</text:p>
          </table:table-cell>
          <table:table-cell office:value-type="float" office:value="374077032" calcext:value-type="float">
            <text:p>374077032</text:p>
          </table:table-cell>
          <table:table-cell office:value-type="float" office:value="253787080" calcext:value-type="float">
            <text:p>253787080</text:p>
          </table:table-cell>
          <table:table-cell/>
        </table:table-row>
        <table:table-row table:style-name="ro1">
          <table:table-cell/>
          <table:table-cell office:value-type="float" office:value="180990520" calcext:value-type="float">
            <text:p>180990520</text:p>
          </table:table-cell>
          <table:table-cell office:value-type="float" office:value="378907512" calcext:value-type="float">
            <text:p>378907512</text:p>
          </table:table-cell>
          <table:table-cell office:value-type="float" office:value="261010408" calcext:value-type="float">
            <text:p>261010408</text:p>
          </table:table-cell>
          <table:table-cell/>
        </table:table-row>
        <table:table-row table:style-name="ro1">
          <table:table-cell/>
          <table:table-cell office:value-type="float" office:value="190839928" calcext:value-type="float">
            <text:p>190839928</text:p>
          </table:table-cell>
          <table:table-cell office:value-type="float" office:value="390583656" calcext:value-type="float">
            <text:p>390583656</text:p>
          </table:table-cell>
          <table:table-cell office:value-type="float" office:value="261010408" calcext:value-type="float">
            <text:p>261010408</text:p>
          </table:table-cell>
          <table:table-cell/>
        </table:table-row>
        <table:table-row table:style-name="ro1">
          <table:table-cell/>
          <table:table-cell office:value-type="float" office:value="200127064" calcext:value-type="float">
            <text:p>200127064</text:p>
          </table:table-cell>
          <table:table-cell office:value-type="float" office:value="390583656" calcext:value-type="float">
            <text:p>390583656</text:p>
          </table:table-cell>
          <table:table-cell office:value-type="float" office:value="263074216" calcext:value-type="float">
            <text:p>263074216</text:p>
          </table:table-cell>
          <table:table-cell/>
        </table:table-row>
        <table:table-row table:style-name="ro1">
          <table:table-cell/>
          <table:table-cell office:value-type="float" office:value="212509912" calcext:value-type="float">
            <text:p>212509912</text:p>
          </table:table-cell>
          <table:table-cell office:value-type="float" office:value="395414136" calcext:value-type="float">
            <text:p>395414136</text:p>
          </table:table-cell>
          <table:table-cell office:value-type="float" office:value="277520872" calcext:value-type="float">
            <text:p>277520872</text:p>
          </table:table-cell>
          <table:table-cell/>
        </table:table-row>
        <table:table-row table:style-name="ro1">
          <table:table-cell/>
          <table:table-cell office:value-type="float" office:value="223860856" calcext:value-type="float">
            <text:p>223860856</text:p>
          </table:table-cell>
          <table:table-cell office:value-type="float" office:value="403160328" calcext:value-type="float">
            <text:p>403160328</text:p>
          </table:table-cell>
          <table:table-cell office:value-type="float" office:value="277520872" calcext:value-type="float">
            <text:p>277520872</text:p>
          </table:table-cell>
          <table:table-cell/>
        </table:table-row>
        <table:table-row table:style-name="ro1">
          <table:table-cell/>
          <table:table-cell office:value-type="float" office:value="232116056" calcext:value-type="float">
            <text:p>232116056</text:p>
          </table:table-cell>
          <table:table-cell office:value-type="float" office:value="407090280" calcext:value-type="float">
            <text:p>407090280</text:p>
          </table:table-cell>
          <table:table-cell office:value-type="float" office:value="279536040" calcext:value-type="float">
            <text:p>279536040</text:p>
          </table:table-cell>
          <table:table-cell/>
        </table:table-row>
        <table:table-row table:style-name="ro1">
          <table:table-cell/>
          <table:table-cell office:value-type="float" office:value="241403224" calcext:value-type="float">
            <text:p>241403224</text:p>
          </table:table-cell>
          <table:table-cell office:value-type="float" office:value="407090280" calcext:value-type="float">
            <text:p>407090280</text:p>
          </table:table-cell>
          <table:table-cell office:value-type="float" office:value="290490936" calcext:value-type="float">
            <text:p>290490936</text:p>
          </table:table-cell>
          <table:table-cell/>
        </table:table-row>
        <table:table-row table:style-name="ro1">
          <table:table-cell/>
          <table:table-cell office:value-type="float" office:value="255849880" calcext:value-type="float">
            <text:p>255849880</text:p>
          </table:table-cell>
          <table:table-cell office:value-type="float" office:value="407090280" calcext:value-type="float">
            <text:p>407090280</text:p>
          </table:table-cell>
          <table:table-cell office:value-type="float" office:value="293126952" calcext:value-type="float">
            <text:p>293126952</text:p>
          </table:table-cell>
          <table:table-cell/>
        </table:table-row>
        <table:table-row table:style-name="ro1">
          <table:table-cell/>
          <table:table-cell office:value-type="float" office:value="256881784" calcext:value-type="float">
            <text:p>256881784</text:p>
          </table:table-cell>
          <table:table-cell office:value-type="float" office:value="411920760" calcext:value-type="float">
            <text:p>411920760</text:p>
          </table:table-cell>
          <table:table-cell office:value-type="float" office:value="293126952" calcext:value-type="float">
            <text:p>293126952</text:p>
          </table:table-cell>
          <table:table-cell/>
        </table:table-row>
        <table:table-row table:style-name="ro1">
          <table:table-cell/>
          <table:table-cell office:value-type="float" office:value="264105112" calcext:value-type="float">
            <text:p>264105112</text:p>
          </table:table-cell>
          <table:table-cell office:value-type="float" office:value="266389304" calcext:value-type="float">
            <text:p>266389304</text:p>
          </table:table-cell>
          <table:table-cell office:value-type="float" office:value="295649256" calcext:value-type="float">
            <text:p>295649256</text:p>
          </table:table-cell>
          <table:table-cell/>
        </table:table-row>
        <table:table-row table:style-name="ro1">
          <table:table-cell/>
          <table:table-cell office:value-type="float" office:value="275456056" calcext:value-type="float">
            <text:p>275456056</text:p>
          </table:table-cell>
          <table:table-cell office:value-type="float" office:value="274415608" calcext:value-type="float">
            <text:p>274415608</text:p>
          </table:table-cell>
          <table:table-cell office:value-type="float" office:value="307570248" calcext:value-type="float">
            <text:p>307570248</text:p>
          </table:table-cell>
          <table:table-cell/>
        </table:table-row>
        <table:table-row table:style-name="ro1">
          <table:table-cell/>
          <table:table-cell office:value-type="float" office:value="288870808" calcext:value-type="float">
            <text:p>288870808</text:p>
          </table:table-cell>
          <table:table-cell office:value-type="float" office:value="277511320" calcext:value-type="float">
            <text:p>277511320</text:p>
          </table:table-cell>
          <table:table-cell office:value-type="float" office:value="309633576" calcext:value-type="float">
            <text:p>309633576</text:p>
          </table:table-cell>
          <table:table-cell/>
        </table:table-row>
        <table:table-row table:style-name="ro1">
          <table:table-cell/>
          <table:table-cell office:value-type="float" office:value="297126040" calcext:value-type="float">
            <text:p>297126040</text:p>
          </table:table-cell>
          <table:table-cell office:value-type="float" office:value="289894168" calcext:value-type="float">
            <text:p>289894168</text:p>
          </table:table-cell>
          <table:table-cell office:value-type="float" office:value="309633576" calcext:value-type="float">
            <text:p>309633576</text:p>
          </table:table-cell>
          <table:table-cell/>
        </table:table-row>
        <table:table-row table:style-name="ro1">
          <table:table-cell/>
          <table:table-cell office:value-type="float" office:value="306413176" calcext:value-type="float">
            <text:p>306413176</text:p>
          </table:table-cell>
          <table:table-cell office:value-type="float" office:value="290926072" calcext:value-type="float">
            <text:p>290926072</text:p>
          </table:table-cell>
          <table:table-cell office:value-type="float" office:value="314660776" calcext:value-type="float">
            <text:p>314660776</text:p>
          </table:table-cell>
          <table:table-cell/>
        </table:table-row>
        <table:table-row table:style-name="ro1">
          <table:table-cell/>
          <table:table-cell office:value-type="float" office:value="312604568" calcext:value-type="float">
            <text:p>312604568</text:p>
          </table:table-cell>
          <table:table-cell office:value-type="float" office:value="301245112" calcext:value-type="float">
            <text:p>301245112</text:p>
          </table:table-cell>
          <table:table-cell office:value-type="float" office:value="326140200" calcext:value-type="float">
            <text:p>326140200</text:p>
          </table:table-cell>
          <table:table-cell/>
        </table:table-row>
        <table:table-row table:style-name="ro1">
          <table:table-cell/>
          <table:table-cell office:value-type="float" office:value="320859832" calcext:value-type="float">
            <text:p>320859832</text:p>
          </table:table-cell>
          <table:table-cell office:value-type="float" office:value="314659864" calcext:value-type="float">
            <text:p>314659864</text:p>
          </table:table-cell>
          <table:table-cell office:value-type="float" office:value="326140200" calcext:value-type="float">
            <text:p>326140200</text:p>
          </table:table-cell>
          <table:table-cell/>
        </table:table-row>
        <table:table-row table:style-name="ro1">
          <table:table-cell/>
          <table:table-cell office:value-type="float" office:value="330146968" calcext:value-type="float">
            <text:p>330146968</text:p>
          </table:table-cell>
          <table:table-cell office:value-type="float" office:value="323947000" calcext:value-type="float">
            <text:p>323947000</text:p>
          </table:table-cell>
          <table:table-cell office:value-type="float" office:value="332526888" calcext:value-type="float">
            <text:p>332526888</text:p>
          </table:table-cell>
          <table:table-cell/>
        </table:table-row>
        <table:table-row table:style-name="ro1">
          <table:table-cell/>
          <table:table-cell office:value-type="float" office:value="339434104" calcext:value-type="float">
            <text:p>339434104</text:p>
          </table:table-cell>
          <table:table-cell office:value-type="float" office:value="335297944" calcext:value-type="float">
            <text:p>335297944</text:p>
          </table:table-cell>
          <table:table-cell office:value-type="float" office:value="184083272" calcext:value-type="float">
            <text:p>184083272</text:p>
          </table:table-cell>
          <table:table-cell/>
        </table:table-row>
        <table:table-row table:style-name="ro1">
          <table:table-cell/>
          <table:table-cell office:value-type="float" office:value="346657432" calcext:value-type="float">
            <text:p>346657432</text:p>
          </table:table-cell>
          <table:table-cell office:value-type="float" office:value="343553176" calcext:value-type="float">
            <text:p>343553176</text:p>
          </table:table-cell>
          <table:table-cell office:value-type="float" office:value="186826696" calcext:value-type="float">
            <text:p>186826696</text:p>
          </table:table-cell>
          <table:table-cell/>
        </table:table-row>
        <table:table-row table:style-name="ro1">
          <table:table-cell/>
          <table:table-cell office:value-type="float" office:value="349753144" calcext:value-type="float">
            <text:p>349753144</text:p>
          </table:table-cell>
          <table:table-cell office:value-type="float" office:value="350776504" calcext:value-type="float">
            <text:p>350776504</text:p>
          </table:table-cell>
          <table:table-cell office:value-type="float" office:value="186826696" calcext:value-type="float">
            <text:p>186826696</text:p>
          </table:table-cell>
          <table:table-cell/>
        </table:table-row>
        <table:table-row table:style-name="ro1">
          <table:table-cell/>
          <table:table-cell office:value-type="float" office:value="358008376" calcext:value-type="float">
            <text:p>358008376</text:p>
          </table:table-cell>
          <table:table-cell office:value-type="float" office:value="356967928" calcext:value-type="float">
            <text:p>356967928</text:p>
          </table:table-cell>
          <table:table-cell office:value-type="float" office:value="202181896" calcext:value-type="float">
            <text:p>202181896</text:p>
          </table:table-cell>
          <table:table-cell/>
        </table:table-row>
        <table:table-row table:style-name="ro1">
          <table:table-cell/>
          <table:table-cell office:value-type="float" office:value="363167896" calcext:value-type="float">
            <text:p>363167896</text:p>
          </table:table-cell>
          <table:table-cell office:value-type="float" office:value="367286968" calcext:value-type="float">
            <text:p>367286968</text:p>
          </table:table-cell>
          <table:table-cell office:value-type="float" office:value="209405224" calcext:value-type="float">
            <text:p>209405224</text:p>
          </table:table-cell>
          <table:table-cell/>
        </table:table-row>
        <table:table-row table:style-name="ro1">
          <table:table-cell/>
          <table:table-cell office:value-type="float" office:value="385869784" calcext:value-type="float">
            <text:p>385869784</text:p>
          </table:table-cell>
          <table:table-cell office:value-type="float" office:value="373100952" calcext:value-type="float">
            <text:p>373100952</text:p>
          </table:table-cell>
          <table:table-cell office:value-type="float" office:value="235202824" calcext:value-type="float">
            <text:p>235202824</text:p>
          </table:table-cell>
          <table:table-cell/>
        </table:table-row>
        <table:table-row table:style-name="ro1">
          <table:table-cell/>
          <table:table-cell office:value-type="float" office:value="411289224" calcext:value-type="float">
            <text:p>411289224</text:p>
          </table:table-cell>
          <table:table-cell office:value-type="float" office:value="382827480" calcext:value-type="float">
            <text:p>382827480</text:p>
          </table:table-cell>
          <table:table-cell office:value-type="float" office:value="253777096" calcext:value-type="float">
            <text:p>253777096</text:p>
          </table:table-cell>
          <table:table-cell/>
        </table:table-row>
        <table:table-row table:style-name="ro1">
          <table:table-cell/>
          <table:table-cell office:value-type="float" office:value="412124184" calcext:value-type="float">
            <text:p>412124184</text:p>
          </table:table-cell>
          <table:table-cell office:value-type="float" office:value="382827480" calcext:value-type="float">
            <text:p>382827480</text:p>
          </table:table-cell>
          <table:table-cell office:value-type="float" office:value="269255656" calcext:value-type="float">
            <text:p>269255656</text:p>
          </table:table-cell>
          <table:table-cell/>
        </table:table-row>
        <table:table-row table:style-name="ro1">
          <table:table-cell/>
          <table:table-cell office:value-type="float" office:value="417986328" calcext:value-type="float">
            <text:p>417986328</text:p>
          </table:table-cell>
          <table:table-cell office:value-type="float" office:value="391343064" calcext:value-type="float">
            <text:p>391343064</text:p>
          </table:table-cell>
          <table:table-cell office:value-type="float" office:value="274415176" calcext:value-type="float">
            <text:p>274415176</text:p>
          </table:table-cell>
          <table:table-cell/>
        </table:table-row>
        <table:table-row table:style-name="ro1">
          <table:table-cell/>
          <table:table-cell office:value-type="float" office:value="425601384" calcext:value-type="float">
            <text:p>425601384</text:p>
          </table:table-cell>
          <table:table-cell office:value-type="float" office:value="391343064" calcext:value-type="float">
            <text:p>391343064</text:p>
          </table:table-cell>
          <table:table-cell office:value-type="float" office:value="285766120" calcext:value-type="float">
            <text:p>285766120</text:p>
          </table:table-cell>
          <table:table-cell/>
        </table:table-row>
        <table:table-row table:style-name="ro1">
          <table:table-cell/>
          <table:table-cell office:value-type="float" office:value="428630808" calcext:value-type="float">
            <text:p>428630808</text:p>
          </table:table-cell>
          <table:table-cell office:value-type="float" office:value="391343064" calcext:value-type="float">
            <text:p>391343064</text:p>
          </table:table-cell>
          <table:table-cell office:value-type="float" office:value="285766120" calcext:value-type="float">
            <text:p>285766120</text:p>
          </table:table-cell>
          <table:table-cell/>
        </table:table-row>
        <table:table-row table:style-name="ro1">
          <table:table-cell/>
          <table:table-cell office:value-type="float" office:value="433526856" calcext:value-type="float">
            <text:p>433526856</text:p>
          </table:table-cell>
          <table:table-cell office:value-type="float" office:value="391343064" calcext:value-type="float">
            <text:p>391343064</text:p>
          </table:table-cell>
          <table:table-cell office:value-type="float" office:value="300212776" calcext:value-type="float">
            <text:p>300212776</text:p>
          </table:table-cell>
          <table:table-cell/>
        </table:table-row>
        <table:table-row table:style-name="ro1">
          <table:table-cell/>
          <table:table-cell office:value-type="float" office:value="434558520" calcext:value-type="float">
            <text:p>434558520</text:p>
          </table:table-cell>
          <table:table-cell office:value-type="float" office:value="391343064" calcext:value-type="float">
            <text:p>391343064</text:p>
          </table:table-cell>
          <table:table-cell office:value-type="float" office:value="301244680" calcext:value-type="float">
            <text:p>301244680</text:p>
          </table:table-cell>
          <table:table-cell/>
        </table:table-row>
        <table:table-row table:style-name="ro1">
          <table:table-cell/>
          <table:table-cell office:value-type="float" office:value="434558520" calcext:value-type="float">
            <text:p>434558520</text:p>
          </table:table-cell>
          <table:table-cell office:value-type="float" office:value="192760616" calcext:value-type="float">
            <text:p>192760616</text:p>
          </table:table-cell>
          <table:table-cell office:value-type="float" office:value="313690200" calcext:value-type="float">
            <text:p>313690200</text:p>
          </table:table-cell>
          <table:table-cell/>
        </table:table-row>
        <table:table-row table:style-name="ro1">
          <table:table-cell/>
          <table:table-cell office:value-type="float" office:value="434624088" calcext:value-type="float">
            <text:p>434624088</text:p>
          </table:table-cell>
          <table:table-cell office:value-type="float" office:value="200944184" calcext:value-type="float">
            <text:p>200944184</text:p>
          </table:table-cell>
          <table:table-cell office:value-type="float" office:value="317113032" calcext:value-type="float">
            <text:p>317113032</text:p>
          </table:table-cell>
          <table:table-cell/>
        </table:table-row>
        <table:table-row table:style-name="ro1">
          <table:table-cell/>
          <table:table-cell office:value-type="float" office:value="442680696" calcext:value-type="float">
            <text:p>442680696</text:p>
          </table:table-cell>
          <table:table-cell office:value-type="float" office:value="207353656" calcext:value-type="float">
            <text:p>207353656</text:p>
          </table:table-cell>
          <table:table-cell office:value-type="float" office:value="317113032" calcext:value-type="float">
            <text:p>317113032</text:p>
          </table:table-cell>
          <table:table-cell/>
        </table:table-row>
        <table:table-row table:style-name="ro1">
          <table:table-cell/>
          <table:table-cell office:value-type="float" office:value="451065144" calcext:value-type="float">
            <text:p>451065144</text:p>
          </table:table-cell>
          <table:table-cell office:value-type="float" office:value="217672696" calcext:value-type="float">
            <text:p>217672696</text:p>
          </table:table-cell>
          <table:table-cell office:value-type="float" office:value="317882424" calcext:value-type="float">
            <text:p>317882424</text:p>
          </table:table-cell>
          <table:table-cell/>
        </table:table-row>
        <table:table-row table:style-name="ro1">
          <table:table-cell/>
          <table:table-cell office:value-type="float" office:value="451065144" calcext:value-type="float">
            <text:p>451065144</text:p>
          </table:table-cell>
          <table:table-cell office:value-type="float" office:value="221800312" calcext:value-type="float">
            <text:p>221800312</text:p>
          </table:table-cell>
          <table:table-cell office:value-type="float" office:value="323696424" calcext:value-type="float">
            <text:p>323696424</text:p>
          </table:table-cell>
          <table:table-cell/>
        </table:table-row>
        <table:table-row table:style-name="ro1">
          <table:table-cell/>
          <table:table-cell office:value-type="float" office:value="454094568" calcext:value-type="float">
            <text:p>454094568</text:p>
          </table:table-cell>
          <table:table-cell office:value-type="float" office:value="234183160" calcext:value-type="float">
            <text:p>234183160</text:p>
          </table:table-cell>
          <table:table-cell office:value-type="float" office:value="333619656" calcext:value-type="float">
            <text:p>333619656</text:p>
          </table:table-cell>
          <table:table-cell/>
        </table:table-row>
        <table:table-row table:style-name="ro1">
          <table:table-cell/>
          <table:table-cell office:value-type="float" office:value="193524088" calcext:value-type="float">
            <text:p>193524088</text:p>
          </table:table-cell>
          <table:table-cell office:value-type="float" office:value="246566008" calcext:value-type="float">
            <text:p>246566008</text:p>
          </table:table-cell>
          <table:table-cell office:value-type="float" office:value="333619656" calcext:value-type="float">
            <text:p>333619656</text:p>
          </table:table-cell>
          <table:table-cell/>
        </table:table-row>
        <table:table-row table:style-name="ro1">
          <table:table-cell/>
          <table:table-cell office:value-type="float" office:value="201157816" calcext:value-type="float">
            <text:p>201157816</text:p>
          </table:table-cell>
          <table:table-cell office:value-type="float" office:value="251725528" calcext:value-type="float">
            <text:p>251725528</text:p>
          </table:table-cell>
          <table:table-cell office:value-type="float" office:value="334078632" calcext:value-type="float">
            <text:p>334078632</text:p>
          </table:table-cell>
          <table:table-cell/>
        </table:table-row>
        <table:table-row table:style-name="ro1">
          <table:table-cell/>
          <table:table-cell office:value-type="float" office:value="214572568" calcext:value-type="float">
            <text:p>214572568</text:p>
          </table:table-cell>
          <table:table-cell office:value-type="float" office:value="267204088" calcext:value-type="float">
            <text:p>267204088</text:p>
          </table:table-cell>
          <table:table-cell office:value-type="float" office:value="347293560" calcext:value-type="float">
            <text:p>347293560</text:p>
          </table:table-cell>
          <table:table-cell/>
        </table:table-row>
        <table:table-row table:style-name="ro1">
          <table:table-cell/>
          <table:table-cell office:value-type="float" office:value="221795896" calcext:value-type="float">
            <text:p>221795896</text:p>
          </table:table-cell>
          <table:table-cell office:value-type="float" office:value="271331704" calcext:value-type="float">
            <text:p>271331704</text:p>
          </table:table-cell>
          <table:table-cell office:value-type="float" office:value="350126280" calcext:value-type="float">
            <text:p>350126280</text:p>
          </table:table-cell>
          <table:table-cell/>
        </table:table-row>
        <table:table-row table:style-name="ro1">
          <table:table-cell/>
          <table:table-cell office:value-type="float" office:value="234178744" calcext:value-type="float">
            <text:p>234178744</text:p>
          </table:table-cell>
          <table:table-cell office:value-type="float" office:value="283714552" calcext:value-type="float">
            <text:p>283714552</text:p>
          </table:table-cell>
          <table:table-cell office:value-type="float" office:value="350126280" calcext:value-type="float">
            <text:p>350126280</text:p>
          </table:table-cell>
          <table:table-cell/>
        </table:table-row>
        <table:table-row table:style-name="ro1">
          <table:table-cell/>
          <table:table-cell office:value-type="float" office:value="239338264" calcext:value-type="float">
            <text:p>239338264</text:p>
          </table:table-cell>
          <table:table-cell office:value-type="float" office:value="283714552" calcext:value-type="float">
            <text:p>283714552</text:p>
          </table:table-cell>
          <table:table-cell office:value-type="float" office:value="351720344" calcext:value-type="float">
            <text:p>351720344</text:p>
          </table:table-cell>
          <table:table-cell/>
        </table:table-row>
        <table:table-row table:style-name="ro1">
          <table:table-cell/>
          <table:table-cell office:value-type="float" office:value="250689208" calcext:value-type="float">
            <text:p>250689208</text:p>
          </table:table-cell>
          <table:table-cell office:value-type="float" office:value="283714552" calcext:value-type="float">
            <text:p>283714552</text:p>
          </table:table-cell>
          <table:table-cell office:value-type="float" office:value="171152264" calcext:value-type="float">
            <text:p>171152264</text:p>
          </table:table-cell>
          <table:table-cell/>
        </table:table-row>
        <table:table-row table:style-name="ro1">
          <table:table-cell/>
          <table:table-cell office:value-type="float" office:value="261008248" calcext:value-type="float">
            <text:p>261008248</text:p>
          </table:table-cell>
          <table:table-cell office:value-type="float" office:value="294621288" calcext:value-type="float">
            <text:p>294621288</text:p>
          </table:table-cell>
          <table:table-cell office:value-type="float" office:value="182579128" calcext:value-type="float">
            <text:p>182579128</text:p>
          </table:table-cell>
          <table:table-cell/>
        </table:table-row>
        <table:table-row table:style-name="ro1">
          <table:table-cell/>
          <table:table-cell office:value-type="float" office:value="267199672" calcext:value-type="float">
            <text:p>267199672</text:p>
          </table:table-cell>
          <table:table-cell office:value-type="float" office:value="298157848" calcext:value-type="float">
            <text:p>298157848</text:p>
          </table:table-cell>
          <table:table-cell office:value-type="float" office:value="185674840" calcext:value-type="float">
            <text:p>18567484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8157848" calcext:value-type="float">
            <text:p>298157848</text:p>
          </table:table-cell>
          <table:table-cell office:value-type="float" office:value="199089592" calcext:value-type="float">
            <text:p>1990895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9779608" calcext:value-type="float">
            <text:p>2997796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4664472" calcext:value-type="float">
            <text:p>3146644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4664472" calcext:value-type="float">
            <text:p>3146644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4992296" calcext:value-type="float">
            <text:p>314992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9501160" calcext:value-type="float">
            <text:p>32950116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1171096" calcext:value-type="float">
            <text:p>3311710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1171096" calcext:value-type="float">
            <text:p>3311710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3616616" calcext:value-type="float">
            <text:p>3436166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7677720" calcext:value-type="float">
            <text:p>3476777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7677720" calcext:value-type="float">
            <text:p>3476777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7677720" calcext:value-type="float">
            <text:p>3476777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9806600" calcext:value-type="float">
            <text:p>349806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4153976" calcext:value-type="float">
            <text:p>3641539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2125704" calcext:value-type="float">
            <text:p>282125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6079640" calcext:value-type="float">
            <text:p>2960796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8143448" calcext:value-type="float">
            <text:p>2981434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1164376" calcext:value-type="float">
            <text:p>3311643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0376728" calcext:value-type="float">
            <text:p>3703767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6174328" calcext:value-type="float">
            <text:p>3961743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5391864" calcext:value-type="float">
            <text:p>4253918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1964056" calcext:value-type="float">
            <text:p>4419640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8470680" calcext:value-type="float">
            <text:p>4584706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1547320" calcext:value-type="float">
            <text:p>1815473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4249208" calcext:value-type="float">
            <text:p>2042492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2429656" calcext:value-type="float">
            <text:p>2424296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5450584" calcext:value-type="float">
            <text:p>2754505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2280056" calcext:value-type="float">
            <text:p>3022800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1492440" calcext:value-type="float">
            <text:p>3414924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8640984" calcext:value-type="float">
            <text:p>37864098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7T20:18:31.550399711</meta:creation-date>
    <dc:date>2016-02-17T20:31:26.314344554</dc:date>
    <meta:editing-duration>P0D</meta:editing-duration>
    <meta:editing-cycles>1</meta:editing-cycles>
    <meta:document-statistic meta:table-count="1" meta:cell-count="9235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894cm" svg:height="9.006cm" xlink:href=".." xlink:type="simple" chart:class="chart:area" chart:style-name="ch1">
        <chart:legend chart:legend-position="end" svg:x="32.398cm" svg:y="3.208cm" style:legend-expansion="high" chart:style-name="ch2"/>
        <chart:plot-area chart:style-name="ch3" table:cell-range-address="Sheet1.A1:Sheet1.E1909" chart:data-source-has-labels="row" svg:x="0.677cm" svg:y="0.18cm" svg:width="31.044cm" svg:height="8.646cm">
          <chartooo:coordinate-region svg:x="2.78cm" svg:y="0.379cm" svg:width="28.941cm" svg:height="7.3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909" chart:label-cell-address="Sheet1.A1:Sheet1.A1" chart:class="chart:area">
            <chart:data-point chart:repeated="1908"/>
          </chart:series>
          <chart:series chart:style-name="ch7" chart:values-cell-range-address="Sheet1.B2:Sheet1.B1909" chart:label-cell-address="Sheet1.B1:Sheet1.B1" chart:class="chart:area">
            <chart:data-point chart:repeated="1908"/>
          </chart:series>
          <chart:series chart:style-name="ch8" chart:values-cell-range-address="Sheet1.C2:Sheet1.C1909" chart:label-cell-address="Sheet1.C1:Sheet1.C1" chart:class="chart:area">
            <chart:data-point chart:repeated="1908"/>
          </chart:series>
          <chart:series chart:style-name="ch9" chart:values-cell-range-address="Sheet1.D2:Sheet1.D1909" chart:label-cell-address="Sheet1.D1:Sheet1.D1" chart:class="chart:area">
            <chart:data-point chart:repeated="1908"/>
          </chart:series>
          <chart:series chart:style-name="ch10" chart:values-cell-range-address="Sheet1.E2:Sheet1.E1909" chart:label-cell-address="Sheet1.E1:Sheet1.E1" chart:class="chart:area">
            <chart:data-point chart:repeated="190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p</text:p>
                <draw:g>
                  <svg:desc>Sheet1.A1:Sheet1.A1</svg:desc>
                </draw:g>
              </table:table-cell>
              <table:table-cell office:value-type="string">
                <text:p>heap</text:p>
                <draw:g>
                  <svg:desc>Sheet1.B1:Sheet1.B1</svg:desc>
                </draw:g>
              </table:table-cell>
              <table:table-cell office:value-type="string">
                <text:p>heap</text:p>
                <draw:g>
                  <svg:desc>Sheet1.C1:Sheet1.C1</svg:desc>
                </draw:g>
              </table:table-cell>
              <table:table-cell office:value-type="string">
                <text:p>heap</text:p>
                <draw:g>
                  <svg:desc>Sheet1.D1:Sheet1.D1</svg:desc>
                </draw:g>
              </table:table-cell>
              <table:table-cell office:value-type="string">
                <text:p>heap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80680">
                <text:p>9280680</text:p>
                <draw:g>
                  <svg:desc>Sheet1.A2:Sheet1.A1909</svg:desc>
                </draw:g>
              </table:table-cell>
              <table:table-cell office:value-type="float" office:value="8248792">
                <text:p>8248792</text:p>
                <draw:g>
                  <svg:desc>Sheet1.B2:Sheet1.B1909</svg:desc>
                </draw:g>
              </table:table-cell>
              <table:table-cell office:value-type="float" office:value="8248776">
                <text:p>8248776</text:p>
                <draw:g>
                  <svg:desc>Sheet1.C2:Sheet1.C1909</svg:desc>
                </draw:g>
              </table:table-cell>
              <table:table-cell office:value-type="float" office:value="8248776">
                <text:p>8248776</text:p>
                <draw:g>
                  <svg:desc>Sheet1.D2:Sheet1.D1909</svg:desc>
                </draw:g>
              </table:table-cell>
              <table:table-cell office:value-type="float" office:value="8248776">
                <text:p>8248776</text:p>
                <draw:g>
                  <svg:desc>Sheet1.E2:Sheet1.E19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504008">
                <text:p>16504008</text:p>
              </table:table-cell>
              <table:table-cell office:value-type="float" office:value="16504024">
                <text:p>16504024</text:p>
              </table:table-cell>
              <table:table-cell office:value-type="float" office:value="16504008">
                <text:p>16504008</text:p>
              </table:table-cell>
              <table:table-cell office:value-type="float" office:value="16504008">
                <text:p>16504008</text:p>
              </table:table-cell>
              <table:table-cell office:value-type="float" office:value="16504008">
                <text:p>16504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918760">
                <text:p>29918760</text:p>
              </table:table-cell>
              <table:table-cell office:value-type="float" office:value="24759256">
                <text:p>24759256</text:p>
              </table:table-cell>
              <table:table-cell office:value-type="float" office:value="22695432">
                <text:p>22695432</text:p>
              </table:table-cell>
              <table:table-cell office:value-type="float" office:value="20631624">
                <text:p>20631624</text:p>
              </table:table-cell>
              <table:table-cell office:value-type="float" office:value="20631624">
                <text:p>206316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014472">
                <text:p>33014472</text:p>
              </table:table-cell>
              <table:table-cell office:value-type="float" office:value="33014488">
                <text:p>33014488</text:p>
              </table:table-cell>
              <table:table-cell office:value-type="float" office:value="33014472">
                <text:p>33014472</text:p>
              </table:table-cell>
              <table:table-cell office:value-type="float" office:value="33014472">
                <text:p>33014472</text:p>
              </table:table-cell>
              <table:table-cell office:value-type="float" office:value="33014472">
                <text:p>330144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269704">
                <text:p>41269704</text:p>
              </table:table-cell>
              <table:table-cell office:value-type="float" office:value="38174008">
                <text:p>38174008</text:p>
              </table:table-cell>
              <table:table-cell office:value-type="float" office:value="33014472">
                <text:p>33014472</text:p>
              </table:table-cell>
              <table:table-cell office:value-type="float" office:value="34046376">
                <text:p>34046376</text:p>
              </table:table-cell>
              <table:table-cell office:value-type="float" office:value="34046376">
                <text:p>34046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524936">
                <text:p>49524936</text:p>
              </table:table-cell>
              <table:table-cell office:value-type="float" office:value="48493048">
                <text:p>48493048</text:p>
              </table:table-cell>
              <table:table-cell office:value-type="float" office:value="41269704">
                <text:p>41269704</text:p>
              </table:table-cell>
              <table:table-cell office:value-type="float" office:value="44365416">
                <text:p>44365416</text:p>
              </table:table-cell>
              <table:table-cell office:value-type="float" office:value="46429224">
                <text:p>464292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620648">
                <text:p>52620648</text:p>
              </table:table-cell>
              <table:table-cell office:value-type="float" office:value="49524952">
                <text:p>49524952</text:p>
              </table:table-cell>
              <table:table-cell office:value-type="float" office:value="49524936">
                <text:p>49524936</text:p>
              </table:table-cell>
              <table:table-cell office:value-type="float" office:value="49524936">
                <text:p>49524936</text:p>
              </table:table-cell>
              <table:table-cell office:value-type="float" office:value="49524936">
                <text:p>495249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971592">
                <text:p>63971592</text:p>
              </table:table-cell>
              <table:table-cell office:value-type="float" office:value="54684472">
                <text:p>54684472</text:p>
              </table:table-cell>
              <table:table-cell office:value-type="float" office:value="49524936">
                <text:p>49524936</text:p>
              </table:table-cell>
              <table:table-cell office:value-type="float" office:value="55716360">
                <text:p>55716360</text:p>
              </table:table-cell>
              <table:table-cell office:value-type="float" office:value="57780168">
                <text:p>577801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035400">
                <text:p>66035400</text:p>
              </table:table-cell>
              <table:table-cell office:value-type="float" office:value="63971608">
                <text:p>63971608</text:p>
              </table:table-cell>
              <table:table-cell office:value-type="float" office:value="60875880">
                <text:p>60875880</text:p>
              </table:table-cell>
              <table:table-cell office:value-type="float" office:value="66035400">
                <text:p>66035400</text:p>
              </table:table-cell>
              <table:table-cell office:value-type="float" office:value="66035400">
                <text:p>66035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322504">
                <text:p>75322504</text:p>
              </table:table-cell>
              <table:table-cell office:value-type="float" office:value="66035416">
                <text:p>66035416</text:p>
              </table:table-cell>
              <table:table-cell office:value-type="float" office:value="66035400">
                <text:p>66035400</text:p>
              </table:table-cell>
              <table:table-cell office:value-type="float" office:value="67067304">
                <text:p>67067304</text:p>
              </table:table-cell>
              <table:table-cell office:value-type="float" office:value="70163016">
                <text:p>70163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545864">
                <text:p>82545864</text:p>
              </table:table-cell>
              <table:table-cell office:value-type="float" office:value="72226840">
                <text:p>72226840</text:p>
              </table:table-cell>
              <table:table-cell office:value-type="float" office:value="71194920">
                <text:p>71194920</text:p>
              </table:table-cell>
              <table:table-cell office:value-type="float" office:value="77386344">
                <text:p>77386344</text:p>
              </table:table-cell>
              <table:table-cell office:value-type="float" office:value="81513960">
                <text:p>815139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705352">
                <text:p>87705352</text:p>
              </table:table-cell>
              <table:table-cell office:value-type="float" office:value="79450168">
                <text:p>79450168</text:p>
              </table:table-cell>
              <table:table-cell office:value-type="float" office:value="82545864">
                <text:p>82545864</text:p>
              </table:table-cell>
              <table:table-cell office:value-type="float" office:value="82545864">
                <text:p>82545864</text:p>
              </table:table-cell>
              <table:table-cell office:value-type="float" office:value="82545864">
                <text:p>825458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056328">
                <text:p>99056328</text:p>
              </table:table-cell>
              <table:table-cell office:value-type="float" office:value="82545880">
                <text:p>82545880</text:p>
              </table:table-cell>
              <table:table-cell office:value-type="float" office:value="82545864">
                <text:p>82545864</text:p>
              </table:table-cell>
              <table:table-cell office:value-type="float" office:value="88737288">
                <text:p>88737288</text:p>
              </table:table-cell>
              <table:table-cell office:value-type="float" office:value="94928712">
                <text:p>949287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152040">
                <text:p>102152040</text:p>
              </table:table-cell>
              <table:table-cell office:value-type="float" office:value="88737304">
                <text:p>88737304</text:p>
              </table:table-cell>
              <table:table-cell office:value-type="float" office:value="92864904">
                <text:p>92864904</text:p>
              </table:table-cell>
              <table:table-cell office:value-type="float" office:value="99056328">
                <text:p>99056328</text:p>
              </table:table-cell>
              <table:table-cell office:value-type="float" office:value="99056328">
                <text:p>990563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3502984">
                <text:p>113502984</text:p>
              </table:table-cell>
              <table:table-cell office:value-type="float" office:value="98024440">
                <text:p>98024440</text:p>
              </table:table-cell>
              <table:table-cell office:value-type="float" office:value="99056328">
                <text:p>99056328</text:p>
              </table:table-cell>
              <table:table-cell office:value-type="float" office:value="100088232">
                <text:p>100088232</text:p>
              </table:table-cell>
              <table:table-cell office:value-type="float" office:value="108343464">
                <text:p>1083434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5566792">
                <text:p>115566792</text:p>
              </table:table-cell>
              <table:table-cell office:value-type="float" office:value="99056344">
                <text:p>99056344</text:p>
              </table:table-cell>
              <table:table-cell office:value-type="float" office:value="102152040">
                <text:p>102152040</text:p>
              </table:table-cell>
              <table:table-cell office:value-type="float" office:value="112471080">
                <text:p>112471080</text:p>
              </table:table-cell>
              <table:table-cell office:value-type="float" office:value="115566792">
                <text:p>1155667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4853928">
                <text:p>124853928</text:p>
              </table:table-cell>
              <table:table-cell office:value-type="float" office:value="106279672">
                <text:p>106279672</text:p>
              </table:table-cell>
              <table:table-cell office:value-type="float" office:value="112471080">
                <text:p>112471080</text:p>
              </table:table-cell>
              <table:table-cell office:value-type="float" office:value="115566792">
                <text:p>115566792</text:p>
              </table:table-cell>
              <table:table-cell office:value-type="float" office:value="119694408">
                <text:p>1196944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2077256">
                <text:p>132077256</text:p>
              </table:table-cell>
              <table:table-cell office:value-type="float" office:value="115566808">
                <text:p>115566808</text:p>
              </table:table-cell>
              <table:table-cell office:value-type="float" office:value="115566792">
                <text:p>115566792</text:p>
              </table:table-cell>
              <table:table-cell office:value-type="float" office:value="123822024">
                <text:p>123822024</text:p>
              </table:table-cell>
              <table:table-cell office:value-type="float" office:value="131045352">
                <text:p>1310453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5172968">
                <text:p>135172968</text:p>
              </table:table-cell>
              <table:table-cell office:value-type="float" office:value="115566808">
                <text:p>115566808</text:p>
              </table:table-cell>
              <table:table-cell office:value-type="float" office:value="121758216">
                <text:p>121758216</text:p>
              </table:table-cell>
              <table:table-cell office:value-type="float" office:value="132077256">
                <text:p>132077256</text:p>
              </table:table-cell>
              <table:table-cell office:value-type="float" office:value="132077256">
                <text:p>1320772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3428200">
                <text:p>143428200</text:p>
              </table:table-cell>
              <table:table-cell office:value-type="float" office:value="121758232">
                <text:p>121758232</text:p>
              </table:table-cell>
              <table:table-cell office:value-type="float" office:value="128981544">
                <text:p>128981544</text:p>
              </table:table-cell>
              <table:table-cell office:value-type="float" office:value="134141064">
                <text:p>134141064</text:p>
              </table:table-cell>
              <table:table-cell office:value-type="float" office:value="140332488">
                <text:p>1403324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8587720">
                <text:p>148587720</text:p>
              </table:table-cell>
              <table:table-cell office:value-type="float" office:value="131045368">
                <text:p>131045368</text:p>
              </table:table-cell>
              <table:table-cell office:value-type="float" office:value="132077256">
                <text:p>132077256</text:p>
              </table:table-cell>
              <table:table-cell office:value-type="float" office:value="144460104">
                <text:p>144460104</text:p>
              </table:table-cell>
              <table:table-cell office:value-type="float" office:value="146523912">
                <text:p>1465239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8587720">
                <text:p>148587720</text:p>
              </table:table-cell>
              <table:table-cell office:value-type="float" office:value="132077272">
                <text:p>132077272</text:p>
              </table:table-cell>
              <table:table-cell office:value-type="float" office:value="133109160">
                <text:p>133109160</text:p>
              </table:table-cell>
              <table:table-cell office:value-type="float" office:value="148587720">
                <text:p>148587720</text:p>
              </table:table-cell>
              <table:table-cell office:value-type="float" office:value="148587720">
                <text:p>1485877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3747240">
                <text:p>153747240</text:p>
              </table:table-cell>
              <table:table-cell office:value-type="float" office:value="139300600">
                <text:p>139300600</text:p>
              </table:table-cell>
              <table:table-cell office:value-type="float" office:value="144460104">
                <text:p>144460104</text:p>
              </table:table-cell>
              <table:table-cell office:value-type="float" office:value="153747240">
                <text:p>153747240</text:p>
              </table:table-cell>
              <table:table-cell office:value-type="float" office:value="148587720">
                <text:p>1485877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0970568">
                <text:p>160970568</text:p>
              </table:table-cell>
              <table:table-cell office:value-type="float" office:value="148587736">
                <text:p>148587736</text:p>
              </table:table-cell>
              <table:table-cell office:value-type="float" office:value="148587720">
                <text:p>148587720</text:p>
              </table:table-cell>
              <table:table-cell office:value-type="float" office:value="163034376">
                <text:p>163034376</text:p>
              </table:table-cell>
              <table:table-cell office:value-type="float" office:value="152715336">
                <text:p>1527153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5098184">
                <text:p>165098184</text:p>
              </table:table-cell>
              <table:table-cell office:value-type="float" office:value="148587736">
                <text:p>148587736</text:p>
              </table:table-cell>
              <table:table-cell office:value-type="float" office:value="151683432">
                <text:p>151683432</text:p>
              </table:table-cell>
              <table:table-cell office:value-type="float" office:value="165098184">
                <text:p>165098184</text:p>
              </table:table-cell>
              <table:table-cell office:value-type="float" office:value="157874856">
                <text:p>1578748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2321512">
                <text:p>172321512</text:p>
              </table:table-cell>
              <table:table-cell office:value-type="float" office:value="152715352">
                <text:p>152715352</text:p>
              </table:table-cell>
              <table:table-cell office:value-type="float" office:value="158906760">
                <text:p>158906760</text:p>
              </table:table-cell>
              <table:table-cell office:value-type="float" office:value="171289608">
                <text:p>171289608</text:p>
              </table:table-cell>
              <table:table-cell office:value-type="float" office:value="165098184">
                <text:p>1650981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8512936">
                <text:p>178512936</text:p>
              </table:table-cell>
              <table:table-cell office:value-type="float" office:value="159938680">
                <text:p>159938680</text:p>
              </table:table-cell>
              <table:table-cell office:value-type="float" office:value="165098184">
                <text:p>165098184</text:p>
              </table:table-cell>
              <table:table-cell office:value-type="float" office:value="176449128">
                <text:p>176449128</text:p>
              </table:table-cell>
              <table:table-cell office:value-type="float" office:value="167161992">
                <text:p>1671619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1608648">
                <text:p>181608648</text:p>
              </table:table-cell>
              <table:table-cell office:value-type="float" office:value="165098200">
                <text:p>165098200</text:p>
              </table:table-cell>
              <table:table-cell office:value-type="float" office:value="166130088">
                <text:p>166130088</text:p>
              </table:table-cell>
              <table:table-cell office:value-type="float" office:value="181608648">
                <text:p>181608648</text:p>
              </table:table-cell>
              <table:table-cell office:value-type="float" office:value="177481032">
                <text:p>1774810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8831976">
                <text:p>188831976</text:p>
              </table:table-cell>
              <table:table-cell office:value-type="float" office:value="169225816">
                <text:p>169225816</text:p>
              </table:table-cell>
              <table:table-cell office:value-type="float" office:value="176449128">
                <text:p>176449128</text:p>
              </table:table-cell>
              <table:table-cell office:value-type="float" office:value="188831976">
                <text:p>188831976</text:p>
              </table:table-cell>
              <table:table-cell office:value-type="float" office:value="181608648">
                <text:p>1816086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119112">
                <text:p>198119112</text:p>
              </table:table-cell>
              <table:table-cell office:value-type="float" office:value="179544856">
                <text:p>179544856</text:p>
              </table:table-cell>
              <table:table-cell office:value-type="float" office:value="181608648">
                <text:p>181608648</text:p>
              </table:table-cell>
              <table:table-cell office:value-type="float" office:value="198119112">
                <text:p>198119112</text:p>
              </table:table-cell>
              <table:table-cell office:value-type="float" office:value="182640552">
                <text:p>1826405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119112">
                <text:p>198119112</text:p>
              </table:table-cell>
              <table:table-cell office:value-type="float" office:value="181608664">
                <text:p>181608664</text:p>
              </table:table-cell>
              <table:table-cell office:value-type="float" office:value="181608648">
                <text:p>181608648</text:p>
              </table:table-cell>
              <table:table-cell office:value-type="float" office:value="198119112">
                <text:p>198119112</text:p>
              </table:table-cell>
              <table:table-cell office:value-type="float" office:value="190895784">
                <text:p>1908957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119112">
                <text:p>198119112</text:p>
              </table:table-cell>
              <table:table-cell office:value-type="float" office:value="198119128">
                <text:p>198119128</text:p>
              </table:table-cell>
              <table:table-cell office:value-type="float" office:value="196055304">
                <text:p>196055304</text:p>
              </table:table-cell>
              <table:table-cell office:value-type="float" office:value="198119112">
                <text:p>198119112</text:p>
              </table:table-cell>
              <table:table-cell office:value-type="float" office:value="198119112">
                <text:p>1981191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8757216">
                <text:p>218757216</text:p>
              </table:table-cell>
              <table:table-cell office:value-type="float" office:value="198119128">
                <text:p>198119128</text:p>
              </table:table-cell>
              <table:table-cell office:value-type="float" office:value="198119112">
                <text:p>198119112</text:p>
              </table:table-cell>
              <table:table-cell office:value-type="float" office:value="214629600">
                <text:p>214629600</text:p>
              </table:table-cell>
              <table:table-cell office:value-type="float" office:value="198119112">
                <text:p>198119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7012448">
                <text:p>227012448</text:p>
              </table:table-cell>
              <table:table-cell office:value-type="float" office:value="203278672">
                <text:p>203278672</text:p>
              </table:table-cell>
              <table:table-cell office:value-type="float" office:value="198119112">
                <text:p>198119112</text:p>
              </table:table-cell>
              <table:table-cell office:value-type="float" office:value="227012448">
                <text:p>227012448</text:p>
              </table:table-cell>
              <table:table-cell office:value-type="float" office:value="210501984">
                <text:p>2105019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1140064">
                <text:p>231140064</text:p>
              </table:table-cell>
              <table:table-cell office:value-type="float" office:value="210502000">
                <text:p>210502000</text:p>
              </table:table-cell>
              <table:table-cell office:value-type="float" office:value="198119112">
                <text:p>198119112</text:p>
              </table:table-cell>
              <table:table-cell office:value-type="float" office:value="234235776">
                <text:p>234235776</text:p>
              </table:table-cell>
              <table:table-cell office:value-type="float" office:value="210501984">
                <text:p>2105019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8363392">
                <text:p>238363392</text:p>
              </table:table-cell>
              <table:table-cell office:value-type="float" office:value="214629616">
                <text:p>214629616</text:p>
              </table:table-cell>
              <table:table-cell office:value-type="float" office:value="207406272">
                <text:p>207406272</text:p>
              </table:table-cell>
              <table:table-cell office:value-type="float" office:value="242491008">
                <text:p>242491008</text:p>
              </table:table-cell>
              <table:table-cell office:value-type="float" office:value="217725312">
                <text:p>2177253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1459104">
                <text:p>241459104</text:p>
              </table:table-cell>
              <table:table-cell office:value-type="float" office:value="225980560">
                <text:p>225980560</text:p>
              </table:table-cell>
              <table:table-cell office:value-type="float" office:value="210501984">
                <text:p>210501984</text:p>
              </table:table-cell>
              <table:table-cell office:value-type="float" office:value="243522912">
                <text:p>243522912</text:p>
              </table:table-cell>
              <table:table-cell office:value-type="float" office:value="227012448">
                <text:p>2270124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3522912">
                <text:p>243522912</text:p>
              </table:table-cell>
              <table:table-cell office:value-type="float" office:value="229076272">
                <text:p>229076272</text:p>
              </table:table-cell>
              <table:table-cell office:value-type="float" office:value="210501984">
                <text:p>210501984</text:p>
              </table:table-cell>
              <table:table-cell office:value-type="float" office:value="252810048">
                <text:p>252810048</text:p>
              </table:table-cell>
              <table:table-cell office:value-type="float" office:value="227012448">
                <text:p>2270124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3522912">
                <text:p>243522912</text:p>
              </table:table-cell>
              <table:table-cell office:value-type="float" office:value="232171984">
                <text:p>232171984</text:p>
              </table:table-cell>
              <table:table-cell office:value-type="float" office:value="217725312">
                <text:p>217725312</text:p>
              </table:table-cell>
              <table:table-cell office:value-type="float" office:value="260033376">
                <text:p>260033376</text:p>
              </table:table-cell>
              <table:table-cell office:value-type="float" office:value="228044352">
                <text:p>2280443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9714336">
                <text:p>249714336</text:p>
              </table:table-cell>
              <table:table-cell office:value-type="float" office:value="238363408">
                <text:p>238363408</text:p>
              </table:table-cell>
              <table:table-cell office:value-type="float" office:value="225980544">
                <text:p>225980544</text:p>
              </table:table-cell>
              <table:table-cell office:value-type="float" office:value="264160992">
                <text:p>264160992</text:p>
              </table:table-cell>
              <table:table-cell office:value-type="float" office:value="231140064">
                <text:p>2311400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0033376">
                <text:p>260033376</text:p>
              </table:table-cell>
              <table:table-cell office:value-type="float" office:value="243522928">
                <text:p>243522928</text:p>
              </table:table-cell>
              <table:table-cell office:value-type="float" office:value="227012448">
                <text:p>227012448</text:p>
              </table:table-cell>
              <table:table-cell office:value-type="float" office:value="270352416">
                <text:p>270352416</text:p>
              </table:table-cell>
              <table:table-cell office:value-type="float" office:value="240427200">
                <text:p>2404272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4160992">
                <text:p>264160992</text:p>
              </table:table-cell>
              <table:table-cell office:value-type="float" office:value="247650544">
                <text:p>247650544</text:p>
              </table:table-cell>
              <table:table-cell office:value-type="float" office:value="231140064">
                <text:p>231140064</text:p>
              </table:table-cell>
              <table:table-cell office:value-type="float" office:value="276543840">
                <text:p>276543840</text:p>
              </table:table-cell>
              <table:table-cell office:value-type="float" office:value="243522912">
                <text:p>2435229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4480032">
                <text:p>274480032</text:p>
              </table:table-cell>
              <table:table-cell office:value-type="float" office:value="256937680">
                <text:p>256937680</text:p>
              </table:table-cell>
              <table:table-cell office:value-type="float" office:value="235267680">
                <text:p>235267680</text:p>
              </table:table-cell>
              <table:table-cell office:value-type="float" office:value="280671456">
                <text:p>280671456</text:p>
              </table:table-cell>
              <table:table-cell office:value-type="float" office:value="247650528">
                <text:p>2476505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7575744">
                <text:p>277575744</text:p>
              </table:table-cell>
              <table:table-cell office:value-type="float" office:value="260033392">
                <text:p>260033392</text:p>
              </table:table-cell>
              <table:table-cell office:value-type="float" office:value="243522912">
                <text:p>243522912</text:p>
              </table:table-cell>
              <table:table-cell office:value-type="float" office:value="285830976">
                <text:p>285830976</text:p>
              </table:table-cell>
              <table:table-cell office:value-type="float" office:value="260033376">
                <text:p>2600333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7894784">
                <text:p>287894784</text:p>
              </table:table-cell>
              <table:table-cell office:value-type="float" office:value="269320528">
                <text:p>269320528</text:p>
              </table:table-cell>
              <table:table-cell office:value-type="float" office:value="243522912">
                <text:p>243522912</text:p>
              </table:table-cell>
              <table:table-cell office:value-type="float" office:value="293054304">
                <text:p>293054304</text:p>
              </table:table-cell>
              <table:table-cell office:value-type="float" office:value="264160992">
                <text:p>2641609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6150040">
                <text:p>296150040</text:p>
              </table:table-cell>
              <table:table-cell office:value-type="float" office:value="276543856">
                <text:p>276543856</text:p>
              </table:table-cell>
              <table:table-cell office:value-type="float" office:value="244554816">
                <text:p>244554816</text:p>
              </table:table-cell>
              <table:table-cell office:value-type="float" office:value="297181944">
                <text:p>297181944</text:p>
              </table:table-cell>
              <table:table-cell office:value-type="float" office:value="273448128">
                <text:p>2734481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9245784">
                <text:p>299245784</text:p>
              </table:table-cell>
              <table:table-cell office:value-type="float" office:value="280671472">
                <text:p>280671472</text:p>
              </table:table-cell>
              <table:table-cell office:value-type="float" office:value="249714336">
                <text:p>249714336</text:p>
              </table:table-cell>
              <table:table-cell office:value-type="float" office:value="299245784">
                <text:p>299245784</text:p>
              </table:table-cell>
              <table:table-cell office:value-type="float" office:value="276543840">
                <text:p>2765438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9245784">
                <text:p>299245784</text:p>
              </table:table-cell>
              <table:table-cell office:value-type="float" office:value="287894800">
                <text:p>287894800</text:p>
              </table:table-cell>
              <table:table-cell office:value-type="float" office:value="259001472">
                <text:p>259001472</text:p>
              </table:table-cell>
              <table:table-cell office:value-type="float" office:value="299245784">
                <text:p>299245784</text:p>
              </table:table-cell>
              <table:table-cell office:value-type="float" office:value="280671456">
                <text:p>2806714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9245784">
                <text:p>299245784</text:p>
              </table:table-cell>
              <table:table-cell office:value-type="float" office:value="290990512">
                <text:p>290990512</text:p>
              </table:table-cell>
              <table:table-cell office:value-type="float" office:value="260033376">
                <text:p>260033376</text:p>
              </table:table-cell>
              <table:table-cell office:value-type="float" office:value="299245784">
                <text:p>299245784</text:p>
              </table:table-cell>
              <table:table-cell office:value-type="float" office:value="290990496">
                <text:p>2909904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9245784">
                <text:p>299245784</text:p>
              </table:table-cell>
              <table:table-cell office:value-type="float" office:value="295118152">
                <text:p>295118152</text:p>
              </table:table-cell>
              <table:table-cell office:value-type="float" office:value="265192896">
                <text:p>265192896</text:p>
              </table:table-cell>
              <table:table-cell office:value-type="float" office:value="299245784">
                <text:p>299245784</text:p>
              </table:table-cell>
              <table:table-cell office:value-type="float" office:value="297181944">
                <text:p>2971819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9245784">
                <text:p>299245784</text:p>
              </table:table-cell>
              <table:table-cell office:value-type="float" office:value="297181960">
                <text:p>297181960</text:p>
              </table:table-cell>
              <table:table-cell office:value-type="float" office:value="274480032">
                <text:p>274480032</text:p>
              </table:table-cell>
              <table:table-cell office:value-type="float" office:value="299245784">
                <text:p>299245784</text:p>
              </table:table-cell>
              <table:table-cell office:value-type="float" office:value="299245784">
                <text:p>2992457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9245784">
                <text:p>299245784</text:p>
              </table:table-cell>
              <table:table-cell office:value-type="float" office:value="299245800">
                <text:p>299245800</text:p>
              </table:table-cell>
              <table:table-cell office:value-type="float" office:value="276543840">
                <text:p>276543840</text:p>
              </table:table-cell>
              <table:table-cell office:value-type="float" office:value="299245784">
                <text:p>299245784</text:p>
              </table:table-cell>
              <table:table-cell office:value-type="float" office:value="299245784">
                <text:p>2992457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9245784">
                <text:p>299245784</text:p>
              </table:table-cell>
              <table:table-cell office:value-type="float" office:value="299245800">
                <text:p>299245800</text:p>
              </table:table-cell>
              <table:table-cell office:value-type="float" office:value="282735264">
                <text:p>282735264</text:p>
              </table:table-cell>
              <table:table-cell office:value-type="float" office:value="299245784">
                <text:p>299245784</text:p>
              </table:table-cell>
              <table:table-cell office:value-type="float" office:value="299245784">
                <text:p>2992457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1532816">
                <text:p>101532816</text:p>
              </table:table-cell>
              <table:table-cell office:value-type="float" office:value="299245800">
                <text:p>299245800</text:p>
              </table:table-cell>
              <table:table-cell office:value-type="float" office:value="292022400">
                <text:p>292022400</text:p>
              </table:table-cell>
              <table:table-cell office:value-type="float" office:value="299245784">
                <text:p>299245784</text:p>
              </table:table-cell>
              <table:table-cell office:value-type="float" office:value="299245784">
                <text:p>2992457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1532816">
                <text:p>101532816</text:p>
              </table:table-cell>
              <table:table-cell office:value-type="float" office:value="299245800">
                <text:p>299245800</text:p>
              </table:table-cell>
              <table:table-cell office:value-type="float" office:value="297181944">
                <text:p>297181944</text:p>
              </table:table-cell>
              <table:table-cell office:value-type="float" office:value="299245784">
                <text:p>299245784</text:p>
              </table:table-cell>
              <table:table-cell office:value-type="float" office:value="299245784">
                <text:p>2992457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1532816">
                <text:p>101532816</text:p>
              </table:table-cell>
              <table:table-cell office:value-type="float" office:value="299245800">
                <text:p>299245800</text:p>
              </table:table-cell>
              <table:table-cell office:value-type="float" office:value="299245784">
                <text:p>299245784</text:p>
              </table:table-cell>
              <table:table-cell office:value-type="float" office:value="299245784">
                <text:p>299245784</text:p>
              </table:table-cell>
              <table:table-cell office:value-type="float" office:value="299245784">
                <text:p>2992457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1532816">
                <text:p>101532816</text:p>
              </table:table-cell>
              <table:table-cell office:value-type="float" office:value="299245800">
                <text:p>299245800</text:p>
              </table:table-cell>
              <table:table-cell office:value-type="float" office:value="299245784">
                <text:p>299245784</text:p>
              </table:table-cell>
              <table:table-cell office:value-type="float" office:value="299245784">
                <text:p>299245784</text:p>
              </table:table-cell>
              <table:table-cell office:value-type="float" office:value="299245784">
                <text:p>2992457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1532816">
                <text:p>101532816</text:p>
              </table:table-cell>
              <table:table-cell office:value-type="float" office:value="299245800">
                <text:p>299245800</text:p>
              </table:table-cell>
              <table:table-cell office:value-type="float" office:value="299245784">
                <text:p>299245784</text:p>
              </table:table-cell>
              <table:table-cell office:value-type="float" office:value="299245784">
                <text:p>299245784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1532816">
                <text:p>101532816</text:p>
              </table:table-cell>
              <table:table-cell office:value-type="float" office:value="299245800">
                <text:p>299245800</text:p>
              </table:table-cell>
              <table:table-cell office:value-type="float" office:value="299245784">
                <text:p>299245784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1532816">
                <text:p>101532816</text:p>
              </table:table-cell>
              <table:table-cell office:value-type="float" office:value="299245800">
                <text:p>299245800</text:p>
              </table:table-cell>
              <table:table-cell office:value-type="float" office:value="299245784">
                <text:p>299245784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1532816">
                <text:p>101532816</text:p>
              </table:table-cell>
              <table:table-cell office:value-type="float" office:value="299245800">
                <text:p>299245800</text:p>
              </table:table-cell>
              <table:table-cell office:value-type="float" office:value="299245784">
                <text:p>299245784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1532816">
                <text:p>101532816</text:p>
              </table:table-cell>
              <table:table-cell office:value-type="float" office:value="299245800">
                <text:p>299245800</text:p>
              </table:table-cell>
              <table:table-cell office:value-type="float" office:value="299245784">
                <text:p>299245784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1532816">
                <text:p>101532816</text:p>
              </table:table-cell>
              <table:table-cell office:value-type="float" office:value="299245800">
                <text:p>299245800</text:p>
              </table:table-cell>
              <table:table-cell office:value-type="float" office:value="299245784">
                <text:p>299245784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299245784">
                <text:p>299245784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533744">
                <text:p>1015337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533744">
                <text:p>10153374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532816">
                <text:p>10153281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533744">
                <text:p>10153374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09326256">
                <text:p>109326256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12421936">
                <text:p>112421936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12421936">
                <text:p>112421936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11390064">
                <text:p>111390064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14485776">
                <text:p>114485776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12421936">
                <text:p>112421936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19645296">
                <text:p>119645296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12421936">
                <text:p>112421936</text:p>
              </table:table-cell>
              <table:table-cell office:value-type="float" office:value="101617080">
                <text:p>10161708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8932432">
                <text:p>128932432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19645296">
                <text:p>119645296</text:p>
              </table:table-cell>
              <table:table-cell office:value-type="float" office:value="108294352">
                <text:p>10829435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9964336">
                <text:p>129964336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25836720">
                <text:p>125836720</text:p>
              </table:table-cell>
              <table:table-cell office:value-type="float" office:value="112421936">
                <text:p>11242193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40283376">
                <text:p>140283376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29964336">
                <text:p>129964336</text:p>
              </table:table-cell>
              <table:table-cell office:value-type="float" office:value="112421936">
                <text:p>11242193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45442896">
                <text:p>145442896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35123856">
                <text:p>135123856</text:p>
              </table:table-cell>
              <table:table-cell office:value-type="float" office:value="112421936">
                <text:p>11242193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47506704">
                <text:p>147506704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45442896">
                <text:p>145442896</text:p>
              </table:table-cell>
              <table:table-cell office:value-type="float" office:value="117581488">
                <text:p>11758148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56793808">
                <text:p>156793808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50602416">
                <text:p>150602416</text:p>
              </table:table-cell>
              <table:table-cell office:value-type="float" office:value="127900528">
                <text:p>12790052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62985264">
                <text:p>162985264</text:p>
              </table:table-cell>
              <table:table-cell office:value-type="float" office:value="101618136">
                <text:p>101618136</text:p>
              </table:table-cell>
              <table:table-cell office:value-type="float" office:value="101617080">
                <text:p>101617080</text:p>
              </table:table-cell>
              <table:table-cell office:value-type="float" office:value="161953360">
                <text:p>161953360</text:p>
              </table:table-cell>
              <table:table-cell office:value-type="float" office:value="129964336">
                <text:p>12996433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70208592">
                <text:p>170208592</text:p>
              </table:table-cell>
              <table:table-cell office:value-type="float" office:value="104166512">
                <text:p>104166512</text:p>
              </table:table-cell>
              <table:table-cell office:value-type="float" office:value="101617080">
                <text:p>101617080</text:p>
              </table:table-cell>
              <table:table-cell office:value-type="float" office:value="162985264">
                <text:p>162985264</text:p>
              </table:table-cell>
              <table:table-cell office:value-type="float" office:value="137187664">
                <text:p>13718766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78463824">
                <text:p>178463824</text:p>
              </table:table-cell>
              <table:table-cell office:value-type="float" office:value="112421744">
                <text:p>112421744</text:p>
              </table:table-cell>
              <table:table-cell office:value-type="float" office:value="101617080">
                <text:p>101617080</text:p>
              </table:table-cell>
              <table:table-cell office:value-type="float" office:value="170208592">
                <text:p>170208592</text:p>
              </table:table-cell>
              <table:table-cell office:value-type="float" office:value="145442896">
                <text:p>14544289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78463824">
                <text:p>178463824</text:p>
              </table:table-cell>
              <table:table-cell office:value-type="float" office:value="112421744">
                <text:p>112421744</text:p>
              </table:table-cell>
              <table:table-cell office:value-type="float" office:value="101617080">
                <text:p>101617080</text:p>
              </table:table-cell>
              <table:table-cell office:value-type="float" office:value="178463824">
                <text:p>178463824</text:p>
              </table:table-cell>
              <table:table-cell office:value-type="float" office:value="146474800">
                <text:p>14647480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86719056">
                <text:p>186719056</text:p>
              </table:table-cell>
              <table:table-cell office:value-type="float" office:value="113453680">
                <text:p>113453680</text:p>
              </table:table-cell>
              <table:table-cell office:value-type="float" office:value="101617080">
                <text:p>101617080</text:p>
              </table:table-cell>
              <table:table-cell office:value-type="float" office:value="180527632">
                <text:p>180527632</text:p>
              </table:table-cell>
              <table:table-cell office:value-type="float" office:value="154730032">
                <text:p>15473003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87750960">
                <text:p>187750960</text:p>
              </table:table-cell>
              <table:table-cell office:value-type="float" office:value="115517456">
                <text:p>115517456</text:p>
              </table:table-cell>
              <table:table-cell office:value-type="float" office:value="101617080">
                <text:p>101617080</text:p>
              </table:table-cell>
              <table:table-cell office:value-type="float" office:value="186719056">
                <text:p>186719056</text:p>
              </table:table-cell>
              <table:table-cell office:value-type="float" office:value="161953360">
                <text:p>16195336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94974288">
                <text:p>194974288</text:p>
              </table:table-cell>
              <table:table-cell office:value-type="float" office:value="115517456">
                <text:p>115517456</text:p>
              </table:table-cell>
              <table:table-cell office:value-type="float" office:value="101617080">
                <text:p>101617080</text:p>
              </table:table-cell>
              <table:table-cell office:value-type="float" office:value="194974288">
                <text:p>194974288</text:p>
              </table:table-cell>
              <table:table-cell office:value-type="float" office:value="165049072">
                <text:p>16504907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00133808">
                <text:p>200133808</text:p>
              </table:table-cell>
              <table:table-cell office:value-type="float" office:value="115517456">
                <text:p>115517456</text:p>
              </table:table-cell>
              <table:table-cell office:value-type="float" office:value="101617080">
                <text:p>101617080</text:p>
              </table:table-cell>
              <table:table-cell office:value-type="float" office:value="196006192">
                <text:p>196006192</text:p>
              </table:table-cell>
              <table:table-cell office:value-type="float" office:value="170208592">
                <text:p>17020859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11484752">
                <text:p>211484752</text:p>
              </table:table-cell>
              <table:table-cell office:value-type="float" office:value="124804592">
                <text:p>124804592</text:p>
              </table:table-cell>
              <table:table-cell office:value-type="float" office:value="106230544">
                <text:p>106230544</text:p>
              </table:table-cell>
              <table:table-cell office:value-type="float" office:value="203229520">
                <text:p>203229520</text:p>
              </table:table-cell>
              <table:table-cell office:value-type="float" office:value="178463824">
                <text:p>17846382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12516656">
                <text:p>212516656</text:p>
              </table:table-cell>
              <table:table-cell office:value-type="float" office:value="124804592">
                <text:p>124804592</text:p>
              </table:table-cell>
              <table:table-cell office:value-type="float" office:value="111390032">
                <text:p>111390032</text:p>
              </table:table-cell>
              <table:table-cell office:value-type="float" office:value="211484752">
                <text:p>211484752</text:p>
              </table:table-cell>
              <table:table-cell office:value-type="float" office:value="181559536">
                <text:p>18155953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19739984">
                <text:p>219739984</text:p>
              </table:table-cell>
              <table:table-cell office:value-type="float" office:value="124804592">
                <text:p>124804592</text:p>
              </table:table-cell>
              <table:table-cell office:value-type="float" office:value="111390032">
                <text:p>111390032</text:p>
              </table:table-cell>
              <table:table-cell office:value-type="float" office:value="213548560">
                <text:p>213548560</text:p>
              </table:table-cell>
              <table:table-cell office:value-type="float" office:value="187750960">
                <text:p>18775096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27995216">
                <text:p>227995216</text:p>
              </table:table-cell>
              <table:table-cell office:value-type="float" office:value="124804592">
                <text:p>124804592</text:p>
              </table:table-cell>
              <table:table-cell office:value-type="float" office:value="111390032">
                <text:p>111390032</text:p>
              </table:table-cell>
              <table:table-cell office:value-type="float" office:value="220771888">
                <text:p>220771888</text:p>
              </table:table-cell>
              <table:table-cell office:value-type="float" office:value="194974288">
                <text:p>19497428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29027120">
                <text:p>229027120</text:p>
              </table:table-cell>
              <table:table-cell office:value-type="float" office:value="124804592">
                <text:p>124804592</text:p>
              </table:table-cell>
              <table:table-cell office:value-type="float" office:value="111390032">
                <text:p>111390032</text:p>
              </table:table-cell>
              <table:table-cell office:value-type="float" office:value="227995216">
                <text:p>227995216</text:p>
              </table:table-cell>
              <table:table-cell office:value-type="float" office:value="196006192">
                <text:p>19600619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40378064">
                <text:p>240378064</text:p>
              </table:table-cell>
              <table:table-cell office:value-type="float" office:value="135123664">
                <text:p>135123664</text:p>
              </table:table-cell>
              <table:table-cell office:value-type="float" office:value="111390032">
                <text:p>111390032</text:p>
              </table:table-cell>
              <table:table-cell office:value-type="float" office:value="231090928">
                <text:p>231090928</text:p>
              </table:table-cell>
              <table:table-cell office:value-type="float" office:value="203229520">
                <text:p>20322952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44505680">
                <text:p>244505680</text:p>
              </table:table-cell>
              <table:table-cell office:value-type="float" office:value="138219376">
                <text:p>138219376</text:p>
              </table:table-cell>
              <table:table-cell office:value-type="float" office:value="111390032">
                <text:p>111390032</text:p>
              </table:table-cell>
              <table:table-cell office:value-type="float" office:value="237282352">
                <text:p>237282352</text:p>
              </table:table-cell>
              <table:table-cell office:value-type="float" office:value="211484752">
                <text:p>21148475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49665200">
                <text:p>249665200</text:p>
              </table:table-cell>
              <table:table-cell office:value-type="float" office:value="142346992">
                <text:p>142346992</text:p>
              </table:table-cell>
              <table:table-cell office:value-type="float" office:value="111390032">
                <text:p>111390032</text:p>
              </table:table-cell>
              <table:table-cell office:value-type="float" office:value="244505680">
                <text:p>244505680</text:p>
              </table:table-cell>
              <table:table-cell office:value-type="float" office:value="212516656">
                <text:p>21251665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54824720">
                <text:p>254824720</text:p>
              </table:table-cell>
              <table:table-cell office:value-type="float" office:value="142346960">
                <text:p>142346960</text:p>
              </table:table-cell>
              <table:table-cell office:value-type="float" office:value="111390032">
                <text:p>111390032</text:p>
              </table:table-cell>
              <table:table-cell office:value-type="float" office:value="246569488">
                <text:p>246569488</text:p>
              </table:table-cell>
              <table:table-cell office:value-type="float" office:value="219739984">
                <text:p>21973998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54824688">
                <text:p>254824688</text:p>
              </table:table-cell>
              <table:table-cell office:value-type="float" office:value="142346960">
                <text:p>142346960</text:p>
              </table:table-cell>
              <table:table-cell office:value-type="float" office:value="111390032">
                <text:p>111390032</text:p>
              </table:table-cell>
              <table:table-cell office:value-type="float" office:value="246569456">
                <text:p>246569456</text:p>
              </table:table-cell>
              <table:table-cell office:value-type="float" office:value="227995216">
                <text:p>22799521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54824688">
                <text:p>254824688</text:p>
              </table:table-cell>
              <table:table-cell office:value-type="float" office:value="142346960">
                <text:p>142346960</text:p>
              </table:table-cell>
              <table:table-cell office:value-type="float" office:value="111390032">
                <text:p>111390032</text:p>
              </table:table-cell>
              <table:table-cell office:value-type="float" office:value="246569456">
                <text:p>246569456</text:p>
              </table:table-cell>
              <table:table-cell office:value-type="float" office:value="231090928">
                <text:p>23109092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54824688">
                <text:p>254824688</text:p>
              </table:table-cell>
              <table:table-cell office:value-type="float" office:value="142346960">
                <text:p>142346960</text:p>
              </table:table-cell>
              <table:table-cell office:value-type="float" office:value="111379112">
                <text:p>111379112</text:p>
              </table:table-cell>
              <table:table-cell office:value-type="float" office:value="246569456">
                <text:p>246569456</text:p>
              </table:table-cell>
              <table:table-cell office:value-type="float" office:value="245537584">
                <text:p>24553758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54824688">
                <text:p>254824688</text:p>
              </table:table-cell>
              <table:table-cell office:value-type="float" office:value="142346960">
                <text:p>142346960</text:p>
              </table:table-cell>
              <table:table-cell office:value-type="float" office:value="111379112">
                <text:p>111379112</text:p>
              </table:table-cell>
              <table:table-cell office:value-type="float" office:value="246569456">
                <text:p>246569456</text:p>
              </table:table-cell>
              <table:table-cell office:value-type="float" office:value="252760912">
                <text:p>25276091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54824688">
                <text:p>254824688</text:p>
              </table:table-cell>
              <table:table-cell office:value-type="float" office:value="142346960">
                <text:p>142346960</text:p>
              </table:table-cell>
              <table:table-cell office:value-type="float" office:value="111379112">
                <text:p>111379112</text:p>
              </table:table-cell>
              <table:table-cell office:value-type="float" office:value="246569456">
                <text:p>246569456</text:p>
              </table:table-cell>
              <table:table-cell office:value-type="float" office:value="257920400">
                <text:p>25792040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54824688">
                <text:p>254824688</text:p>
              </table:table-cell>
              <table:table-cell office:value-type="float" office:value="142346960">
                <text:p>142346960</text:p>
              </table:table-cell>
              <table:table-cell office:value-type="float" office:value="111379112">
                <text:p>111379112</text:p>
              </table:table-cell>
              <table:table-cell office:value-type="float" office:value="246569456">
                <text:p>246569456</text:p>
              </table:table-cell>
              <table:table-cell office:value-type="float" office:value="257920400">
                <text:p>25792040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03615144">
                <text:p>103615144</text:p>
              </table:table-cell>
              <table:table-cell office:value-type="float" office:value="142346960">
                <text:p>142346960</text:p>
              </table:table-cell>
              <table:table-cell office:value-type="float" office:value="111379112">
                <text:p>111379112</text:p>
              </table:table-cell>
              <table:table-cell office:value-type="float" office:value="246569456">
                <text:p>246569456</text:p>
              </table:table-cell>
              <table:table-cell office:value-type="float" office:value="257920400">
                <text:p>25792040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09325656">
                <text:p>109325656</text:p>
              </table:table-cell>
              <table:table-cell office:value-type="float" office:value="109550120">
                <text:p>109550120</text:p>
              </table:table-cell>
              <table:table-cell office:value-type="float" office:value="111389432">
                <text:p>111389432</text:p>
              </table:table-cell>
              <table:table-cell office:value-type="float" office:value="107261848">
                <text:p>107261848</text:p>
              </table:table-cell>
              <table:table-cell office:value-type="float" office:value="257920400">
                <text:p>25792040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11849992">
                <text:p>111849992</text:p>
              </table:table-cell>
              <table:table-cell office:value-type="float" office:value="120676408">
                <text:p>120676408</text:p>
              </table:table-cell>
              <table:table-cell office:value-type="float" office:value="111389432">
                <text:p>111389432</text:p>
              </table:table-cell>
              <table:table-cell office:value-type="float" office:value="117580888">
                <text:p>117580888</text:p>
              </table:table-cell>
              <table:table-cell office:value-type="float" office:value="257920400">
                <text:p>25792040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11849992">
                <text:p>111849992</text:p>
              </table:table-cell>
              <table:table-cell office:value-type="float" office:value="122944712">
                <text:p>122944712</text:p>
              </table:table-cell>
              <table:table-cell office:value-type="float" office:value="111389432">
                <text:p>111389432</text:p>
              </table:table-cell>
              <table:table-cell office:value-type="float" office:value="120105224">
                <text:p>120105224</text:p>
              </table:table-cell>
              <table:table-cell office:value-type="float" office:value="257920400">
                <text:p>25792040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11849992">
                <text:p>111849992</text:p>
              </table:table-cell>
              <table:table-cell office:value-type="float" office:value="122944712">
                <text:p>122944712</text:p>
              </table:table-cell>
              <table:table-cell office:value-type="float" office:value="111389432">
                <text:p>111389432</text:p>
              </table:table-cell>
              <table:table-cell office:value-type="float" office:value="120105224">
                <text:p>120105224</text:p>
              </table:table-cell>
              <table:table-cell office:value-type="float" office:value="257920400">
                <text:p>25792040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11849992">
                <text:p>111849992</text:p>
              </table:table-cell>
              <table:table-cell office:value-type="float" office:value="122944712">
                <text:p>122944712</text:p>
              </table:table-cell>
              <table:table-cell office:value-type="float" office:value="111389432">
                <text:p>111389432</text:p>
              </table:table-cell>
              <table:table-cell office:value-type="float" office:value="120105224">
                <text:p>120105224</text:p>
              </table:table-cell>
              <table:table-cell office:value-type="float" office:value="257920400">
                <text:p>25792040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12421368">
                <text:p>112421368</text:p>
              </table:table-cell>
              <table:table-cell office:value-type="float" office:value="122944712">
                <text:p>122944712</text:p>
              </table:table-cell>
              <table:table-cell office:value-type="float" office:value="111389432">
                <text:p>111389432</text:p>
              </table:table-cell>
              <table:table-cell office:value-type="float" office:value="120105224">
                <text:p>120105224</text:p>
              </table:table-cell>
              <table:table-cell office:value-type="float" office:value="257920400">
                <text:p>25792040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18612792">
                <text:p>118612792</text:p>
              </table:table-cell>
              <table:table-cell office:value-type="float" office:value="122944712">
                <text:p>122944712</text:p>
              </table:table-cell>
              <table:table-cell office:value-type="float" office:value="111389432">
                <text:p>111389432</text:p>
              </table:table-cell>
              <table:table-cell office:value-type="float" office:value="120105224">
                <text:p>120105224</text:p>
              </table:table-cell>
              <table:table-cell office:value-type="float" office:value="105198040">
                <text:p>10519804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23772312">
                <text:p>123772312</text:p>
              </table:table-cell>
              <table:table-cell office:value-type="float" office:value="124804024">
                <text:p>124804024</text:p>
              </table:table-cell>
              <table:table-cell office:value-type="float" office:value="111389432">
                <text:p>111389432</text:p>
              </table:table-cell>
              <table:table-cell office:value-type="float" office:value="122740408">
                <text:p>122740408</text:p>
              </table:table-cell>
              <table:table-cell office:value-type="float" office:value="112421368">
                <text:p>11242136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25328504">
                <text:p>125328504</text:p>
              </table:table-cell>
              <table:table-cell office:value-type="float" office:value="129963544">
                <text:p>129963544</text:p>
              </table:table-cell>
              <table:table-cell office:value-type="float" office:value="111389432">
                <text:p>111389432</text:p>
              </table:table-cell>
              <table:table-cell office:value-type="float" office:value="128931832">
                <text:p>128931832</text:p>
              </table:table-cell>
              <table:table-cell office:value-type="float" office:value="114945704">
                <text:p>11494570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26360168">
                <text:p>126360168</text:p>
              </table:table-cell>
              <table:table-cell office:value-type="float" office:value="129963544">
                <text:p>129963544</text:p>
              </table:table-cell>
              <table:table-cell office:value-type="float" office:value="111389432">
                <text:p>111389432</text:p>
              </table:table-cell>
              <table:table-cell office:value-type="float" office:value="134156664">
                <text:p>134156664</text:p>
              </table:table-cell>
              <table:table-cell office:value-type="float" office:value="114945704">
                <text:p>11494570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26932856">
                <text:p>126932856</text:p>
              </table:table-cell>
              <table:table-cell office:value-type="float" office:value="137185192">
                <text:p>137185192</text:p>
              </table:table-cell>
              <table:table-cell office:value-type="float" office:value="111389432">
                <text:p>111389432</text:p>
              </table:table-cell>
              <table:table-cell office:value-type="float" office:value="137251656">
                <text:p>137251656</text:p>
              </table:table-cell>
              <table:table-cell office:value-type="float" office:value="114945704">
                <text:p>11494570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28423496">
                <text:p>128423496</text:p>
              </table:table-cell>
              <table:table-cell office:value-type="float" office:value="137447448">
                <text:p>137447448</text:p>
              </table:table-cell>
              <table:table-cell office:value-type="float" office:value="111389432">
                <text:p>111389432</text:p>
              </table:table-cell>
              <table:table-cell office:value-type="float" office:value="140608920">
                <text:p>140608920</text:p>
              </table:table-cell>
              <table:table-cell office:value-type="float" office:value="114945704">
                <text:p>11494570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28930600">
                <text:p>128930600</text:p>
              </table:table-cell>
              <table:table-cell office:value-type="float" office:value="137447448">
                <text:p>137447448</text:p>
              </table:table-cell>
              <table:table-cell office:value-type="float" office:value="118612792">
                <text:p>118612792</text:p>
              </table:table-cell>
              <table:table-cell office:value-type="float" office:value="143900616">
                <text:p>143900616</text:p>
              </table:table-cell>
              <table:table-cell office:value-type="float" office:value="114945704">
                <text:p>11494570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28930600">
                <text:p>128930600</text:p>
              </table:table-cell>
              <table:table-cell office:value-type="float" office:value="137447448">
                <text:p>137447448</text:p>
              </table:table-cell>
              <table:table-cell office:value-type="float" office:value="118612760">
                <text:p>118612760</text:p>
              </table:table-cell>
              <table:table-cell office:value-type="float" office:value="147568296">
                <text:p>147568296</text:p>
              </table:table-cell>
              <table:table-cell office:value-type="float" office:value="121708504">
                <text:p>12170850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28930600">
                <text:p>128930600</text:p>
              </table:table-cell>
              <table:table-cell office:value-type="float" office:value="137447448">
                <text:p>137447448</text:p>
              </table:table-cell>
              <table:table-cell office:value-type="float" office:value="118612760">
                <text:p>118612760</text:p>
              </table:table-cell>
              <table:table-cell office:value-type="float" office:value="150663288">
                <text:p>150663288</text:p>
              </table:table-cell>
              <table:table-cell office:value-type="float" office:value="126868024">
                <text:p>12686802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28930600">
                <text:p>128930600</text:p>
              </table:table-cell>
              <table:table-cell office:value-type="float" office:value="137447448">
                <text:p>137447448</text:p>
              </table:table-cell>
              <table:table-cell office:value-type="float" office:value="118612760">
                <text:p>118612760</text:p>
              </table:table-cell>
              <table:table-cell office:value-type="float" office:value="152988888">
                <text:p>152988888</text:p>
              </table:table-cell>
              <table:table-cell office:value-type="float" office:value="129652824">
                <text:p>12965282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28930600">
                <text:p>128930600</text:p>
              </table:table-cell>
              <table:table-cell office:value-type="float" office:value="138216824">
                <text:p>138216824</text:p>
              </table:table-cell>
              <table:table-cell office:value-type="float" office:value="118612760">
                <text:p>118612760</text:p>
              </table:table-cell>
              <table:table-cell office:value-type="float" office:value="156215016">
                <text:p>156215016</text:p>
              </table:table-cell>
              <table:table-cell office:value-type="float" office:value="132551112">
                <text:p>13255111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28930600">
                <text:p>128930600</text:p>
              </table:table-cell>
              <table:table-cell office:value-type="float" office:value="138216824">
                <text:p>138216824</text:p>
              </table:table-cell>
              <table:table-cell office:value-type="float" office:value="118612760">
                <text:p>118612760</text:p>
              </table:table-cell>
              <table:table-cell office:value-type="float" office:value="159768984">
                <text:p>159768984</text:p>
              </table:table-cell>
              <table:table-cell office:value-type="float" office:value="136218792">
                <text:p>13621879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04164904">
                <text:p>104164904</text:p>
              </table:table-cell>
              <table:table-cell office:value-type="float" office:value="113301656">
                <text:p>113301656</text:p>
              </table:table-cell>
              <table:table-cell office:value-type="float" office:value="118612760">
                <text:p>118612760</text:p>
              </table:table-cell>
              <table:table-cell office:value-type="float" office:value="163305528">
                <text:p>163305528</text:p>
              </table:table-cell>
              <table:table-cell office:value-type="float" office:value="139313784">
                <text:p>13931378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05196808">
                <text:p>105196808</text:p>
              </table:table-cell>
              <table:table-cell office:value-type="float" office:value="122740024">
                <text:p>122740024</text:p>
              </table:table-cell>
              <table:table-cell office:value-type="float" office:value="118612760">
                <text:p>118612760</text:p>
              </table:table-cell>
              <table:table-cell office:value-type="float" office:value="166138248">
                <text:p>166138248</text:p>
              </table:table-cell>
              <table:table-cell office:value-type="float" office:value="142408776">
                <text:p>14240877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5196808">
                <text:p>105196808</text:p>
              </table:table-cell>
              <table:table-cell office:value-type="float" office:value="122740024">
                <text:p>122740024</text:p>
              </table:table-cell>
              <table:table-cell office:value-type="float" office:value="123772312">
                <text:p>123772312</text:p>
              </table:table-cell>
              <table:table-cell office:value-type="float" office:value="168267144">
                <text:p>168267144</text:p>
              </table:table-cell>
              <table:table-cell office:value-type="float" office:value="145503768">
                <text:p>14550376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5196808">
                <text:p>105196808</text:p>
              </table:table-cell>
              <table:table-cell office:value-type="float" office:value="122740024">
                <text:p>122740024</text:p>
              </table:table-cell>
              <table:table-cell office:value-type="float" office:value="123772312">
                <text:p>123772312</text:p>
              </table:table-cell>
              <table:table-cell office:value-type="float" office:value="130991496">
                <text:p>130991496</text:p>
              </table:table-cell>
              <table:table-cell office:value-type="float" office:value="149057736">
                <text:p>14905773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05196808">
                <text:p>105196808</text:p>
              </table:table-cell>
              <table:table-cell office:value-type="float" office:value="122740024">
                <text:p>122740024</text:p>
              </table:table-cell>
              <table:table-cell office:value-type="float" office:value="123772312">
                <text:p>123772312</text:p>
              </table:table-cell>
              <table:table-cell office:value-type="float" office:value="139246744">
                <text:p>139246744</text:p>
              </table:table-cell>
              <table:table-cell office:value-type="float" office:value="151759320">
                <text:p>15175932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07234552">
                <text:p>107234552</text:p>
              </table:table-cell>
              <table:table-cell office:value-type="float" office:value="122740024">
                <text:p>122740024</text:p>
              </table:table-cell>
              <table:table-cell office:value-type="float" office:value="123772312">
                <text:p>123772312</text:p>
              </table:table-cell>
              <table:table-cell office:value-type="float" office:value="144471576">
                <text:p>144471576</text:p>
              </table:table-cell>
              <table:table-cell office:value-type="float" office:value="154412760">
                <text:p>15441276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09325176">
                <text:p>109325176</text:p>
              </table:table-cell>
              <table:table-cell office:value-type="float" office:value="122740024">
                <text:p>122740024</text:p>
              </table:table-cell>
              <table:table-cell office:value-type="float" office:value="123772312">
                <text:p>123772312</text:p>
              </table:table-cell>
              <table:table-cell office:value-type="float" office:value="147501016">
                <text:p>147501016</text:p>
              </table:table-cell>
              <table:table-cell office:value-type="float" office:value="158146008">
                <text:p>15814600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15516600">
                <text:p>115516600</text:p>
              </table:table-cell>
              <table:table-cell office:value-type="float" office:value="122740024">
                <text:p>122740024</text:p>
              </table:table-cell>
              <table:table-cell office:value-type="float" office:value="123772312">
                <text:p>123772312</text:p>
              </table:table-cell>
              <table:table-cell office:value-type="float" office:value="147500984">
                <text:p>147500984</text:p>
              </table:table-cell>
              <table:table-cell office:value-type="float" office:value="161044296">
                <text:p>16104429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19643496">
                <text:p>119643496</text:p>
              </table:table-cell>
              <table:table-cell office:value-type="float" office:value="118868824">
                <text:p>118868824</text:p>
              </table:table-cell>
              <table:table-cell office:value-type="float" office:value="123772312">
                <text:p>123772312</text:p>
              </table:table-cell>
              <table:table-cell office:value-type="float" office:value="147500984">
                <text:p>147500984</text:p>
              </table:table-cell>
              <table:table-cell office:value-type="float" office:value="162075960">
                <text:p>16207596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22738488">
                <text:p>122738488</text:p>
              </table:table-cell>
              <table:table-cell office:value-type="float" office:value="118868824">
                <text:p>118868824</text:p>
              </table:table-cell>
              <table:table-cell office:value-type="float" office:value="123772312">
                <text:p>123772312</text:p>
              </table:table-cell>
              <table:table-cell office:value-type="float" office:value="147500984">
                <text:p>147500984</text:p>
              </table:table-cell>
              <table:table-cell office:value-type="float" office:value="118127320">
                <text:p>11812732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25391912">
                <text:p>125391912</text:p>
              </table:table-cell>
              <table:table-cell office:value-type="float" office:value="118868824">
                <text:p>118868824</text:p>
              </table:table-cell>
              <table:table-cell office:value-type="float" office:value="124804216">
                <text:p>124804216</text:p>
              </table:table-cell>
              <table:table-cell office:value-type="float" office:value="147500984">
                <text:p>147500984</text:p>
              </table:table-cell>
              <table:table-cell office:value-type="float" office:value="123769192">
                <text:p>12376919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26930696">
                <text:p>126930696</text:p>
              </table:table-cell>
              <table:table-cell office:value-type="float" office:value="118868824">
                <text:p>118868824</text:p>
              </table:table-cell>
              <table:table-cell office:value-type="float" office:value="126868024">
                <text:p>126868024</text:p>
              </table:table-cell>
              <table:table-cell office:value-type="float" office:value="117359720">
                <text:p>117359720</text:p>
              </table:table-cell>
              <table:table-cell office:value-type="float" office:value="129960616">
                <text:p>12996061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0025688">
                <text:p>130025688</text:p>
              </table:table-cell>
              <table:table-cell office:value-type="float" office:value="118868824">
                <text:p>118868824</text:p>
              </table:table-cell>
              <table:table-cell office:value-type="float" office:value="134091352">
                <text:p>134091352</text:p>
              </table:table-cell>
              <table:table-cell office:value-type="float" office:value="117339368">
                <text:p>117339368</text:p>
              </table:table-cell>
              <table:table-cell office:value-type="float" office:value="135120136">
                <text:p>13512013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3120680">
                <text:p>133120680</text:p>
              </table:table-cell>
              <table:table-cell office:value-type="float" office:value="103728664">
                <text:p>103728664</text:p>
              </table:table-cell>
              <table:table-cell office:value-type="float" office:value="141314680">
                <text:p>141314680</text:p>
              </table:table-cell>
              <table:table-cell office:value-type="float" office:value="117339368">
                <text:p>117339368</text:p>
              </table:table-cell>
              <table:table-cell office:value-type="float" office:value="142343464">
                <text:p>14234346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3120680">
                <text:p>133120680</text:p>
              </table:table-cell>
              <table:table-cell office:value-type="float" office:value="102696728">
                <text:p>102696728</text:p>
              </table:table-cell>
              <table:table-cell office:value-type="float" office:value="141314680">
                <text:p>141314680</text:p>
              </table:table-cell>
              <table:table-cell office:value-type="float" office:value="117339368">
                <text:p>117339368</text:p>
              </table:table-cell>
              <table:table-cell office:value-type="float" office:value="150598696">
                <text:p>15059869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26368008">
                <text:p>126368008</text:p>
              </table:table-cell>
              <table:table-cell office:value-type="float" office:value="108293512">
                <text:p>108293512</text:p>
              </table:table-cell>
              <table:table-cell office:value-type="float" office:value="148422600">
                <text:p>148422600</text:p>
              </table:table-cell>
              <table:table-cell office:value-type="float" office:value="122739448">
                <text:p>122739448</text:p>
              </table:table-cell>
              <table:table-cell office:value-type="float" office:value="166077256">
                <text:p>16607725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26865496">
                <text:p>126865496</text:p>
              </table:table-cell>
              <table:table-cell office:value-type="float" office:value="118612552">
                <text:p>118612552</text:p>
              </table:table-cell>
              <table:table-cell office:value-type="float" office:value="148422600">
                <text:p>148422600</text:p>
              </table:table-cell>
              <table:table-cell office:value-type="float" office:value="130684008">
                <text:p>130684008</text:p>
              </table:table-cell>
              <table:table-cell office:value-type="float" office:value="175364392">
                <text:p>17536439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26865496">
                <text:p>126865496</text:p>
              </table:table-cell>
              <table:table-cell office:value-type="float" office:value="120676360">
                <text:p>120676360</text:p>
              </table:table-cell>
              <table:table-cell office:value-type="float" office:value="148422600">
                <text:p>148422600</text:p>
              </table:table-cell>
              <table:table-cell office:value-type="float" office:value="133713432">
                <text:p>133713432</text:p>
              </table:table-cell>
              <table:table-cell office:value-type="float" office:value="181555816">
                <text:p>18155581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26865496">
                <text:p>126865496</text:p>
              </table:table-cell>
              <table:table-cell office:value-type="float" office:value="125065272">
                <text:p>125065272</text:p>
              </table:table-cell>
              <table:table-cell office:value-type="float" office:value="148422600">
                <text:p>148422600</text:p>
              </table:table-cell>
              <table:table-cell office:value-type="float" office:value="136939560">
                <text:p>136939560</text:p>
              </table:table-cell>
              <table:table-cell office:value-type="float" office:value="185683432">
                <text:p>18568343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26865496">
                <text:p>126865496</text:p>
              </table:table-cell>
              <table:table-cell office:value-type="float" office:value="127194168">
                <text:p>127194168</text:p>
              </table:table-cell>
              <table:table-cell office:value-type="float" office:value="126988600">
                <text:p>126988600</text:p>
              </table:table-cell>
              <table:table-cell office:value-type="float" office:value="140034552">
                <text:p>140034552</text:p>
              </table:table-cell>
              <table:table-cell office:value-type="float" office:value="189811048">
                <text:p>18981104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26865496">
                <text:p>126865496</text:p>
              </table:table-cell>
              <table:table-cell office:value-type="float" office:value="129961304">
                <text:p>129961304</text:p>
              </table:table-cell>
              <table:table-cell office:value-type="float" office:value="128930168">
                <text:p>128930168</text:p>
              </table:table-cell>
              <table:table-cell office:value-type="float" office:value="143129544">
                <text:p>143129544</text:p>
              </table:table-cell>
              <table:table-cell office:value-type="float" office:value="196002472">
                <text:p>19600247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12829816">
                <text:p>112829816</text:p>
              </table:table-cell>
              <table:table-cell office:value-type="float" office:value="129961304">
                <text:p>129961304</text:p>
              </table:table-cell>
              <table:table-cell office:value-type="float" office:value="128930168">
                <text:p>128930168</text:p>
              </table:table-cell>
              <table:table-cell office:value-type="float" office:value="147256200">
                <text:p>147256200</text:p>
              </table:table-cell>
              <table:table-cell office:value-type="float" office:value="203225800">
                <text:p>20322580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12829816">
                <text:p>112829816</text:p>
              </table:table-cell>
              <table:table-cell office:value-type="float" office:value="129961304">
                <text:p>129961304</text:p>
              </table:table-cell>
              <table:table-cell office:value-type="float" office:value="128930168">
                <text:p>128930168</text:p>
              </table:table-cell>
              <table:table-cell office:value-type="float" office:value="150596056">
                <text:p>150596056</text:p>
              </table:table-cell>
              <table:table-cell office:value-type="float" office:value="210842280">
                <text:p>21084228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12829816">
                <text:p>112829816</text:p>
              </table:table-cell>
              <table:table-cell office:value-type="float" office:value="129961304">
                <text:p>129961304</text:p>
              </table:table-cell>
              <table:table-cell office:value-type="float" office:value="128930168">
                <text:p>128930168</text:p>
              </table:table-cell>
              <table:table-cell office:value-type="float" office:value="154477848">
                <text:p>154477848</text:p>
              </table:table-cell>
              <table:table-cell office:value-type="float" office:value="215427912">
                <text:p>21542791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12829816">
                <text:p>112829816</text:p>
              </table:table-cell>
              <table:table-cell office:value-type="float" office:value="129961304">
                <text:p>129961304</text:p>
              </table:table-cell>
              <table:table-cell office:value-type="float" office:value="128930168">
                <text:p>128930168</text:p>
              </table:table-cell>
              <table:table-cell office:value-type="float" office:value="158604504">
                <text:p>158604504</text:p>
              </table:table-cell>
              <table:table-cell office:value-type="float" office:value="219620136">
                <text:p>21962013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12829816">
                <text:p>112829816</text:p>
              </table:table-cell>
              <table:table-cell office:value-type="float" office:value="129961304">
                <text:p>129961304</text:p>
              </table:table-cell>
              <table:table-cell office:value-type="float" office:value="128930168">
                <text:p>128930168</text:p>
              </table:table-cell>
              <table:table-cell office:value-type="float" office:value="162731160">
                <text:p>162731160</text:p>
              </table:table-cell>
              <table:table-cell office:value-type="float" office:value="219733832">
                <text:p>21973383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15514680">
                <text:p>115514680</text:p>
              </table:table-cell>
              <table:table-cell office:value-type="float" office:value="129961304">
                <text:p>129961304</text:p>
              </table:table-cell>
              <table:table-cell office:value-type="float" office:value="119642584">
                <text:p>119642584</text:p>
              </table:table-cell>
              <table:table-cell office:value-type="float" office:value="166070984">
                <text:p>166070984</text:p>
              </table:table-cell>
              <table:table-cell office:value-type="float" office:value="219733832">
                <text:p>21973383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21706104">
                <text:p>121706104</text:p>
              </table:table-cell>
              <table:table-cell office:value-type="float" office:value="129961304">
                <text:p>129961304</text:p>
              </table:table-cell>
              <table:table-cell office:value-type="float" office:value="119642552">
                <text:p>119642552</text:p>
              </table:table-cell>
              <table:table-cell office:value-type="float" office:value="166070984">
                <text:p>166070984</text:p>
              </table:table-cell>
              <table:table-cell office:value-type="float" office:value="219733832">
                <text:p>21973383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26292440">
                <text:p>126292440</text:p>
              </table:table-cell>
              <table:table-cell office:value-type="float" office:value="129961304">
                <text:p>129961304</text:p>
              </table:table-cell>
              <table:table-cell office:value-type="float" office:value="119642552">
                <text:p>119642552</text:p>
              </table:table-cell>
              <table:table-cell office:value-type="float" office:value="166070984">
                <text:p>166070984</text:p>
              </table:table-cell>
              <table:table-cell office:value-type="float" office:value="219733832">
                <text:p>21973383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27324104">
                <text:p>127324104</text:p>
              </table:table-cell>
              <table:table-cell office:value-type="float" office:value="129961304">
                <text:p>129961304</text:p>
              </table:table-cell>
              <table:table-cell office:value-type="float" office:value="119642552">
                <text:p>119642552</text:p>
              </table:table-cell>
              <table:table-cell office:value-type="float" office:value="166070984">
                <text:p>166070984</text:p>
              </table:table-cell>
              <table:table-cell office:value-type="float" office:value="121380248">
                <text:p>12138024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30991800">
                <text:p>130991800</text:p>
              </table:table-cell>
              <table:table-cell office:value-type="float" office:value="129961304">
                <text:p>129961304</text:p>
              </table:table-cell>
              <table:table-cell office:value-type="float" office:value="119642552">
                <text:p>119642552</text:p>
              </table:table-cell>
              <table:table-cell office:value-type="float" office:value="166070984">
                <text:p>166070984</text:p>
              </table:table-cell>
              <table:table-cell office:value-type="float" office:value="121359896">
                <text:p>12135989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34152344">
                <text:p>134152344</text:p>
              </table:table-cell>
              <table:table-cell office:value-type="float" office:value="129961304">
                <text:p>129961304</text:p>
              </table:table-cell>
              <table:table-cell office:value-type="float" office:value="119642552">
                <text:p>119642552</text:p>
              </table:table-cell>
              <table:table-cell office:value-type="float" office:value="166070984">
                <text:p>166070984</text:p>
              </table:table-cell>
              <table:table-cell office:value-type="float" office:value="121359896">
                <text:p>12135989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37181784">
                <text:p>137181784</text:p>
              </table:table-cell>
              <table:table-cell office:value-type="float" office:value="107261656">
                <text:p>107261656</text:p>
              </table:table-cell>
              <table:table-cell office:value-type="float" office:value="119642552">
                <text:p>119642552</text:p>
              </table:table-cell>
              <table:table-cell office:value-type="float" office:value="117332216">
                <text:p>117332216</text:p>
              </table:table-cell>
              <table:table-cell office:value-type="float" office:value="121359896">
                <text:p>12135989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0276776">
                <text:p>140276776</text:p>
              </table:table-cell>
              <table:table-cell office:value-type="float" office:value="111217832">
                <text:p>111217832</text:p>
              </table:table-cell>
              <table:table-cell office:value-type="float" office:value="119642552">
                <text:p>119642552</text:p>
              </table:table-cell>
              <table:table-cell office:value-type="float" office:value="117311864">
                <text:p>117311864</text:p>
              </table:table-cell>
              <table:table-cell office:value-type="float" office:value="121359896">
                <text:p>12135989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2799064">
                <text:p>142799064</text:p>
              </table:table-cell>
              <table:table-cell office:value-type="float" office:value="111217832">
                <text:p>111217832</text:p>
              </table:table-cell>
              <table:table-cell office:value-type="float" office:value="123770200">
                <text:p>123770200</text:p>
              </table:table-cell>
              <table:table-cell office:value-type="float" office:value="117311864">
                <text:p>117311864</text:p>
              </table:table-cell>
              <table:table-cell office:value-type="float" office:value="123743096">
                <text:p>12374309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7498424">
                <text:p>147498424</text:p>
              </table:table-cell>
              <table:table-cell office:value-type="float" office:value="111217832">
                <text:p>111217832</text:p>
              </table:table-cell>
              <table:table-cell office:value-type="float" office:value="123770200">
                <text:p>123770200</text:p>
              </table:table-cell>
              <table:table-cell office:value-type="float" office:value="117311864">
                <text:p>117311864</text:p>
              </table:table-cell>
              <table:table-cell office:value-type="float" office:value="128929432">
                <text:p>12892943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1511352">
                <text:p>151511352</text:p>
              </table:table-cell>
              <table:table-cell office:value-type="float" office:value="111217832">
                <text:p>111217832</text:p>
              </table:table-cell>
              <table:table-cell office:value-type="float" office:value="123770200">
                <text:p>123770200</text:p>
              </table:table-cell>
              <table:table-cell office:value-type="float" office:value="117311864">
                <text:p>117311864</text:p>
              </table:table-cell>
              <table:table-cell office:value-type="float" office:value="134613480">
                <text:p>13461348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54720072">
                <text:p>154720072</text:p>
              </table:table-cell>
              <table:table-cell office:value-type="float" office:value="113453080">
                <text:p>113453080</text:p>
              </table:table-cell>
              <table:table-cell office:value-type="float" office:value="123770200">
                <text:p>123770200</text:p>
              </table:table-cell>
              <table:table-cell office:value-type="float" office:value="119614520">
                <text:p>119614520</text:p>
              </table:table-cell>
              <table:table-cell office:value-type="float" office:value="137708472">
                <text:p>13770847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56783400">
                <text:p>156783400</text:p>
              </table:table-cell>
              <table:table-cell office:value-type="float" office:value="118612600">
                <text:p>118612600</text:p>
              </table:table-cell>
              <table:table-cell office:value-type="float" office:value="123770200">
                <text:p>123770200</text:p>
              </table:table-cell>
              <table:table-cell office:value-type="float" office:value="123768952">
                <text:p>123768952</text:p>
              </table:table-cell>
              <table:table-cell office:value-type="float" office:value="139968504">
                <text:p>13996850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58846728">
                <text:p>158846728</text:p>
              </table:table-cell>
              <table:table-cell office:value-type="float" office:value="118612600">
                <text:p>118612600</text:p>
              </table:table-cell>
              <table:table-cell office:value-type="float" office:value="123770200">
                <text:p>123770200</text:p>
              </table:table-cell>
              <table:table-cell office:value-type="float" office:value="129960376">
                <text:p>129960376</text:p>
              </table:table-cell>
              <table:table-cell office:value-type="float" office:value="143129064">
                <text:p>14312906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62269544">
                <text:p>162269544</text:p>
              </table:table-cell>
              <table:table-cell office:value-type="float" office:value="119530536">
                <text:p>119530536</text:p>
              </table:table-cell>
              <table:table-cell office:value-type="float" office:value="123180152">
                <text:p>123180152</text:p>
              </table:table-cell>
              <table:table-cell office:value-type="float" office:value="132744936">
                <text:p>132744936</text:p>
              </table:table-cell>
              <table:table-cell office:value-type="float" office:value="148025112">
                <text:p>14802511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66068376">
                <text:p>166068376</text:p>
              </table:table-cell>
              <table:table-cell office:value-type="float" office:value="119530536">
                <text:p>119530536</text:p>
              </table:table-cell>
              <table:table-cell office:value-type="float" office:value="124802104">
                <text:p>124802104</text:p>
              </table:table-cell>
              <table:table-cell office:value-type="float" office:value="134808264">
                <text:p>134808264</text:p>
              </table:table-cell>
              <table:table-cell office:value-type="float" office:value="150088440">
                <text:p>15008844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2764344">
                <text:p>142764344</text:p>
              </table:table-cell>
              <table:table-cell office:value-type="float" office:value="119530536">
                <text:p>119530536</text:p>
              </table:table-cell>
              <table:table-cell office:value-type="float" office:value="130993528">
                <text:p>130993528</text:p>
              </table:table-cell>
              <table:table-cell office:value-type="float" office:value="138934920">
                <text:p>138934920</text:p>
              </table:table-cell>
              <table:table-cell office:value-type="float" office:value="153183432">
                <text:p>15318343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9563192">
                <text:p>149563192</text:p>
              </table:table-cell>
              <table:table-cell office:value-type="float" office:value="121904280">
                <text:p>121904280</text:p>
              </table:table-cell>
              <table:table-cell office:value-type="float" office:value="139248760">
                <text:p>139248760</text:p>
              </table:table-cell>
              <table:table-cell office:value-type="float" office:value="142029912">
                <text:p>142029912</text:p>
              </table:table-cell>
              <table:table-cell office:value-type="float" office:value="156212856">
                <text:p>15621285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4722712">
                <text:p>154722712</text:p>
              </table:table-cell>
              <table:table-cell office:value-type="float" office:value="132417624">
                <text:p>132417624</text:p>
              </table:table-cell>
              <table:table-cell office:value-type="float" office:value="139248760">
                <text:p>139248760</text:p>
              </table:table-cell>
              <table:table-cell office:value-type="float" office:value="145124904">
                <text:p>145124904</text:p>
              </table:table-cell>
              <table:table-cell office:value-type="float" office:value="159373416">
                <text:p>15937341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62977944">
                <text:p>162977944</text:p>
              </table:table-cell>
              <table:table-cell office:value-type="float" office:value="136037160">
                <text:p>136037160</text:p>
              </table:table-cell>
              <table:table-cell office:value-type="float" office:value="139248760">
                <text:p>139248760</text:p>
              </table:table-cell>
              <table:table-cell office:value-type="float" office:value="148219896">
                <text:p>148219896</text:p>
              </table:table-cell>
              <table:table-cell office:value-type="float" office:value="162927384">
                <text:p>16292738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68137464">
                <text:p>168137464</text:p>
              </table:table-cell>
              <table:table-cell office:value-type="float" office:value="136037160">
                <text:p>136037160</text:p>
              </table:table-cell>
              <table:table-cell office:value-type="float" office:value="139248760">
                <text:p>139248760</text:p>
              </table:table-cell>
              <table:table-cell office:value-type="float" office:value="151314888">
                <text:p>151314888</text:p>
              </table:table-cell>
              <table:table-cell office:value-type="float" office:value="164269464">
                <text:p>16426946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74328888">
                <text:p>174328888</text:p>
              </table:table-cell>
              <table:table-cell office:value-type="float" office:value="136037160">
                <text:p>136037160</text:p>
              </table:table-cell>
              <table:table-cell office:value-type="float" office:value="144096648">
                <text:p>144096648</text:p>
              </table:table-cell>
              <table:table-cell office:value-type="float" office:value="153885336">
                <text:p>153885336</text:p>
              </table:table-cell>
              <table:table-cell office:value-type="float" office:value="167054040">
                <text:p>16705404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80520312">
                <text:p>180520312</text:p>
              </table:table-cell>
              <table:table-cell office:value-type="float" office:value="136037160">
                <text:p>136037160</text:p>
              </table:table-cell>
              <table:table-cell office:value-type="float" office:value="144162216">
                <text:p>144162216</text:p>
              </table:table-cell>
              <table:table-cell office:value-type="float" office:value="158011992">
                <text:p>158011992</text:p>
              </table:table-cell>
              <table:table-cell office:value-type="float" office:value="169690056">
                <text:p>16969005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87743640">
                <text:p>187743640</text:p>
              </table:table-cell>
              <table:table-cell office:value-type="float" office:value="119471144">
                <text:p>119471144</text:p>
              </table:table-cell>
              <table:table-cell office:value-type="float" office:value="154478856">
                <text:p>154478856</text:p>
              </table:table-cell>
              <table:table-cell office:value-type="float" office:value="161106984">
                <text:p>161106984</text:p>
              </table:table-cell>
              <table:table-cell office:value-type="float" office:value="171818952">
                <text:p>17181895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95998872">
                <text:p>195998872</text:p>
              </table:table-cell>
              <table:table-cell office:value-type="float" office:value="127899160">
                <text:p>127899160</text:p>
              </table:table-cell>
              <table:table-cell office:value-type="float" office:value="155051544">
                <text:p>155051544</text:p>
              </table:table-cell>
              <table:table-cell office:value-type="float" office:value="164201976">
                <text:p>164201976</text:p>
              </table:table-cell>
              <table:table-cell office:value-type="float" office:value="175307352">
                <text:p>17530735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03222200">
                <text:p>203222200</text:p>
              </table:table-cell>
              <table:table-cell office:value-type="float" office:value="127899160">
                <text:p>127899160</text:p>
              </table:table-cell>
              <table:table-cell office:value-type="float" office:value="155051544">
                <text:p>155051544</text:p>
              </table:table-cell>
              <table:table-cell office:value-type="float" office:value="167821512">
                <text:p>167821512</text:p>
              </table:table-cell>
              <table:table-cell office:value-type="float" office:value="133054760">
                <text:p>13305476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12509336">
                <text:p>212509336</text:p>
              </table:table-cell>
              <table:table-cell office:value-type="float" office:value="136154392">
                <text:p>136154392</text:p>
              </table:table-cell>
              <table:table-cell office:value-type="float" office:value="155051544">
                <text:p>155051544</text:p>
              </table:table-cell>
              <table:table-cell office:value-type="float" office:value="122763224">
                <text:p>122763224</text:p>
              </table:table-cell>
              <table:table-cell office:value-type="float" office:value="139246216">
                <text:p>13924621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25924088">
                <text:p>225924088</text:p>
              </table:table-cell>
              <table:table-cell office:value-type="float" office:value="144409624">
                <text:p>144409624</text:p>
              </table:table-cell>
              <table:table-cell office:value-type="float" office:value="162892904">
                <text:p>162892904</text:p>
              </table:table-cell>
              <table:table-cell office:value-type="float" office:value="135119320">
                <text:p>135119320</text:p>
              </table:table-cell>
              <table:table-cell office:value-type="float" office:value="152660968">
                <text:p>15266096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39027208">
                <text:p>239027208</text:p>
              </table:table-cell>
              <table:table-cell office:value-type="float" office:value="160920088">
                <text:p>160920088</text:p>
              </table:table-cell>
              <table:table-cell office:value-type="float" office:value="134089528">
                <text:p>134089528</text:p>
              </table:table-cell>
              <table:table-cell office:value-type="float" office:value="153693592">
                <text:p>153693592</text:p>
              </table:table-cell>
              <table:table-cell office:value-type="float" office:value="171235240">
                <text:p>17123524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47346088">
                <text:p>247346088</text:p>
              </table:table-cell>
              <table:table-cell office:value-type="float" office:value="177430552">
                <text:p>177430552</text:p>
              </table:table-cell>
              <table:table-cell office:value-type="float" office:value="147504280">
                <text:p>147504280</text:p>
              </table:table-cell>
              <table:table-cell office:value-type="float" office:value="174331672">
                <text:p>174331672</text:p>
              </table:table-cell>
              <table:table-cell office:value-type="float" office:value="189809512">
                <text:p>18980951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57269320">
                <text:p>257269320</text:p>
              </table:table-cell>
              <table:table-cell office:value-type="float" office:value="185685784">
                <text:p>185685784</text:p>
              </table:table-cell>
              <table:table-cell office:value-type="float" office:value="164014744">
                <text:p>164014744</text:p>
              </table:table-cell>
              <table:table-cell office:value-type="float" office:value="192905944">
                <text:p>192905944</text:p>
              </table:table-cell>
              <table:table-cell office:value-type="float" office:value="209415688">
                <text:p>20941568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62427640">
                <text:p>262427640</text:p>
              </table:table-cell>
              <table:table-cell office:value-type="float" office:value="193300824">
                <text:p>193300824</text:p>
              </table:table-cell>
              <table:table-cell office:value-type="float" office:value="172269976">
                <text:p>172269976</text:p>
              </table:table-cell>
              <table:table-cell office:value-type="float" office:value="201161176">
                <text:p>201161176</text:p>
              </table:table-cell>
              <table:table-cell office:value-type="float" office:value="219734728">
                <text:p>21973472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65522632">
                <text:p>265522632</text:p>
              </table:table-cell>
              <table:table-cell office:value-type="float" office:value="193300824">
                <text:p>193300824</text:p>
              </table:table-cell>
              <table:table-cell office:value-type="float" office:value="178722216">
                <text:p>178722216</text:p>
              </table:table-cell>
              <table:table-cell office:value-type="float" office:value="202848744">
                <text:p>202848744</text:p>
              </table:table-cell>
              <table:table-cell office:value-type="float" office:value="227989960">
                <text:p>22798996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69649288">
                <text:p>269649288</text:p>
              </table:table-cell>
              <table:table-cell office:value-type="float" office:value="201947544">
                <text:p>201947544</text:p>
              </table:table-cell>
              <table:table-cell office:value-type="float" office:value="180212856">
                <text:p>180212856</text:p>
              </table:table-cell>
              <table:table-cell office:value-type="float" office:value="206450856">
                <text:p>206450856</text:p>
              </table:table-cell>
              <table:table-cell office:value-type="float" office:value="233149480">
                <text:p>23314948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72350888">
                <text:p>272350888</text:p>
              </table:table-cell>
              <table:table-cell office:value-type="float" office:value="201947544">
                <text:p>201947544</text:p>
              </table:table-cell>
              <table:table-cell office:value-type="float" office:value="180212856">
                <text:p>180212856</text:p>
              </table:table-cell>
              <table:table-cell office:value-type="float" office:value="209611416">
                <text:p>209611416</text:p>
              </table:table-cell>
              <table:table-cell office:value-type="float" office:value="239340904">
                <text:p>23934090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77461048">
                <text:p>277461048</text:p>
              </table:table-cell>
              <table:table-cell office:value-type="float" office:value="201947544">
                <text:p>201947544</text:p>
              </table:table-cell>
              <table:table-cell office:value-type="float" office:value="180212856">
                <text:p>180212856</text:p>
              </table:table-cell>
              <table:table-cell office:value-type="float" office:value="213165384">
                <text:p>213165384</text:p>
              </table:table-cell>
              <table:table-cell office:value-type="float" office:value="244500424">
                <text:p>24450042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5858776">
                <text:p>145858776</text:p>
              </table:table-cell>
              <table:table-cell office:value-type="float" office:value="201947544">
                <text:p>201947544</text:p>
              </table:table-cell>
              <table:table-cell office:value-type="float" office:value="188072760">
                <text:p>188072760</text:p>
              </table:table-cell>
              <table:table-cell office:value-type="float" office:value="215866968">
                <text:p>215866968</text:p>
              </table:table-cell>
              <table:table-cell office:value-type="float" office:value="247596136">
                <text:p>24759613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2658328">
                <text:p>152658328</text:p>
              </table:table-cell>
              <table:table-cell office:value-type="float" office:value="209038056">
                <text:p>209038056</text:p>
              </table:table-cell>
              <table:table-cell office:value-type="float" office:value="188072760">
                <text:p>188072760</text:p>
              </table:table-cell>
              <table:table-cell office:value-type="float" office:value="219420936">
                <text:p>219420936</text:p>
              </table:table-cell>
              <table:table-cell office:value-type="float" office:value="255851368">
                <text:p>25585136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8849752">
                <text:p>158849752</text:p>
              </table:table-cell>
              <table:table-cell office:value-type="float" office:value="209807448">
                <text:p>209807448</text:p>
              </table:table-cell>
              <table:table-cell office:value-type="float" office:value="196719480">
                <text:p>196719480</text:p>
              </table:table-cell>
              <table:table-cell office:value-type="float" office:value="222450360">
                <text:p>222450360</text:p>
              </table:table-cell>
              <table:table-cell office:value-type="float" office:value="265138504">
                <text:p>26513850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62977368">
                <text:p>162977368</text:p>
              </table:table-cell>
              <table:table-cell office:value-type="float" office:value="125988328">
                <text:p>125988328</text:p>
              </table:table-cell>
              <table:table-cell office:value-type="float" office:value="196719480">
                <text:p>196719480</text:p>
              </table:table-cell>
              <table:table-cell office:value-type="float" office:value="225545352">
                <text:p>225545352</text:p>
              </table:table-cell>
              <table:table-cell office:value-type="float" office:value="274425640">
                <text:p>27442564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69168792">
                <text:p>169168792</text:p>
              </table:table-cell>
              <table:table-cell office:value-type="float" office:value="130989848">
                <text:p>130989848</text:p>
              </table:table-cell>
              <table:table-cell office:value-type="float" office:value="196719480">
                <text:p>196719480</text:p>
              </table:table-cell>
              <table:table-cell office:value-type="float" office:value="227411976">
                <text:p>227411976</text:p>
              </table:table-cell>
              <table:table-cell office:value-type="float" office:value="281648968">
                <text:p>28164896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75360216">
                <text:p>175360216</text:p>
              </table:table-cell>
              <table:table-cell office:value-type="float" office:value="130989848">
                <text:p>130989848</text:p>
              </table:table-cell>
              <table:table-cell office:value-type="float" office:value="120155736">
                <text:p>120155736</text:p>
              </table:table-cell>
              <table:table-cell office:value-type="float" office:value="230769240">
                <text:p>230769240</text:p>
              </table:table-cell>
              <table:table-cell office:value-type="float" office:value="289658856">
                <text:p>28965885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81551640">
                <text:p>181551640</text:p>
              </table:table-cell>
              <table:table-cell office:value-type="float" office:value="138216952">
                <text:p>138216952</text:p>
              </table:table-cell>
              <table:table-cell office:value-type="float" office:value="125834344">
                <text:p>125834344</text:p>
              </table:table-cell>
              <table:table-cell office:value-type="float" office:value="234305784">
                <text:p>234305784</text:p>
              </table:table-cell>
              <table:table-cell office:value-type="float" office:value="292950552">
                <text:p>29295055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86711160">
                <text:p>186711160</text:p>
              </table:table-cell>
              <table:table-cell office:value-type="float" office:value="144408376">
                <text:p>144408376</text:p>
              </table:table-cell>
              <table:table-cell office:value-type="float" office:value="125834344">
                <text:p>125834344</text:p>
              </table:table-cell>
              <table:table-cell office:value-type="float" office:value="236762520">
                <text:p>236762520</text:p>
              </table:table-cell>
              <table:table-cell office:value-type="float" office:value="293982216">
                <text:p>29398221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90838776">
                <text:p>190838776</text:p>
              </table:table-cell>
              <table:table-cell office:value-type="float" office:value="147504088">
                <text:p>147504088</text:p>
              </table:table-cell>
              <table:table-cell office:value-type="float" office:value="126866248">
                <text:p>126866248</text:p>
              </table:table-cell>
              <table:table-cell office:value-type="float" office:value="240316488">
                <text:p>240316488</text:p>
              </table:table-cell>
              <table:table-cell office:value-type="float" office:value="295717704">
                <text:p>29571770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95998296">
                <text:p>195998296</text:p>
              </table:table-cell>
              <table:table-cell office:value-type="float" office:value="149567896">
                <text:p>149567896</text:p>
              </table:table-cell>
              <table:table-cell office:value-type="float" office:value="132025768">
                <text:p>132025768</text:p>
              </table:table-cell>
              <table:table-cell office:value-type="float" office:value="242559096">
                <text:p>242559096</text:p>
              </table:table-cell>
              <table:table-cell office:value-type="float" office:value="298943832">
                <text:p>29894383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01157816">
                <text:p>201157816</text:p>
              </table:table-cell>
              <table:table-cell office:value-type="float" office:value="155759320">
                <text:p>155759320</text:p>
              </table:table-cell>
              <table:table-cell office:value-type="float" office:value="134089576">
                <text:p>134089576</text:p>
              </table:table-cell>
              <table:table-cell office:value-type="float" office:value="245588520">
                <text:p>245588520</text:p>
              </table:table-cell>
              <table:table-cell office:value-type="float" office:value="301007160">
                <text:p>30100716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07349240">
                <text:p>207349240</text:p>
              </table:table-cell>
              <table:table-cell office:value-type="float" office:value="164014552">
                <text:p>164014552</text:p>
              </table:table-cell>
              <table:table-cell office:value-type="float" office:value="143376712">
                <text:p>143376712</text:p>
              </table:table-cell>
              <table:table-cell office:value-type="float" office:value="147252296">
                <text:p>147252296</text:p>
              </table:table-cell>
              <table:table-cell office:value-type="float" office:value="304102152">
                <text:p>30410215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11476856">
                <text:p>211476856</text:p>
              </table:table-cell>
              <table:table-cell office:value-type="float" office:value="164014552">
                <text:p>164014552</text:p>
              </table:table-cell>
              <table:table-cell office:value-type="float" office:value="148536232">
                <text:p>148536232</text:p>
              </table:table-cell>
              <table:table-cell office:value-type="float" office:value="152660728">
                <text:p>152660728</text:p>
              </table:table-cell>
              <table:table-cell office:value-type="float" office:value="307131576">
                <text:p>30713157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17668248">
                <text:p>217668248</text:p>
              </table:table-cell>
              <table:table-cell office:value-type="float" office:value="172269784">
                <text:p>172269784</text:p>
              </table:table-cell>
              <table:table-cell office:value-type="float" office:value="155759560">
                <text:p>155759560</text:p>
              </table:table-cell>
              <table:table-cell office:value-type="float" office:value="158852152">
                <text:p>158852152</text:p>
              </table:table-cell>
              <table:table-cell office:value-type="float" office:value="309964296">
                <text:p>30996429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23859704">
                <text:p>223859704</text:p>
              </table:table-cell>
              <table:table-cell office:value-type="float" office:value="180525016">
                <text:p>180525016</text:p>
              </table:table-cell>
              <table:table-cell office:value-type="float" office:value="165046696">
                <text:p>165046696</text:p>
              </table:table-cell>
              <table:table-cell office:value-type="float" office:value="166075480">
                <text:p>166075480</text:p>
              </table:table-cell>
              <table:table-cell office:value-type="float" office:value="312993720">
                <text:p>31299372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31083032">
                <text:p>231083032</text:p>
              </table:table-cell>
              <table:table-cell office:value-type="float" office:value="180525016">
                <text:p>180525016</text:p>
              </table:table-cell>
              <table:table-cell office:value-type="float" office:value="172270024">
                <text:p>172270024</text:p>
              </table:table-cell>
              <table:table-cell office:value-type="float" office:value="173298808">
                <text:p>173298808</text:p>
              </table:table-cell>
              <table:table-cell office:value-type="float" office:value="316285416">
                <text:p>31628541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34572136">
                <text:p>234572136</text:p>
              </table:table-cell>
              <table:table-cell office:value-type="float" office:value="180525016">
                <text:p>180525016</text:p>
              </table:table-cell>
              <table:table-cell office:value-type="float" office:value="173695080">
                <text:p>173695080</text:p>
              </table:table-cell>
              <table:table-cell office:value-type="float" office:value="179490232">
                <text:p>179490232</text:p>
              </table:table-cell>
              <table:table-cell office:value-type="float" office:value="318152040">
                <text:p>31815204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36635464">
                <text:p>236635464</text:p>
              </table:table-cell>
              <table:table-cell office:value-type="float" office:value="188074488">
                <text:p>188074488</text:p>
              </table:table-cell>
              <table:table-cell office:value-type="float" office:value="180916728">
                <text:p>180916728</text:p>
              </table:table-cell>
              <table:table-cell office:value-type="float" office:value="183617848">
                <text:p>183617848</text:p>
              </table:table-cell>
              <table:table-cell office:value-type="float" office:value="320608776">
                <text:p>32060877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39599320">
                <text:p>239599320</text:p>
              </table:table-cell>
              <table:table-cell office:value-type="float" office:value="188074488">
                <text:p>188074488</text:p>
              </table:table-cell>
              <table:table-cell office:value-type="float" office:value="180916728">
                <text:p>180916728</text:p>
              </table:table-cell>
              <table:table-cell office:value-type="float" office:value="190841176">
                <text:p>190841176</text:p>
              </table:table-cell>
              <table:table-cell office:value-type="float" office:value="323310360">
                <text:p>32331036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41793784">
                <text:p>241793784</text:p>
              </table:table-cell>
              <table:table-cell office:value-type="float" office:value="193560648">
                <text:p>193560648</text:p>
              </table:table-cell>
              <table:table-cell office:value-type="float" office:value="180916728">
                <text:p>180916728</text:p>
              </table:table-cell>
              <table:table-cell office:value-type="float" office:value="198064504">
                <text:p>198064504</text:p>
              </table:table-cell>
              <table:table-cell office:value-type="float" office:value="325373688">
                <text:p>32537368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43529272">
                <text:p>243529272</text:p>
              </table:table-cell>
              <table:table-cell office:value-type="float" office:value="196721208">
                <text:p>196721208</text:p>
              </table:table-cell>
              <table:table-cell office:value-type="float" office:value="180916728">
                <text:p>180916728</text:p>
              </table:table-cell>
              <table:table-cell office:value-type="float" office:value="202192120">
                <text:p>202192120</text:p>
              </table:table-cell>
              <table:table-cell office:value-type="float" office:value="117327080">
                <text:p>11732708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45920440">
                <text:p>245920440</text:p>
              </table:table-cell>
              <table:table-cell office:value-type="float" office:value="196721208">
                <text:p>196721208</text:p>
              </table:table-cell>
              <table:table-cell office:value-type="float" office:value="182538504">
                <text:p>182538504</text:p>
              </table:table-cell>
              <table:table-cell office:value-type="float" office:value="209415448">
                <text:p>209415448</text:p>
              </table:table-cell>
              <table:table-cell office:value-type="float" office:value="123771832">
                <text:p>12377183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48180472">
                <text:p>248180472</text:p>
              </table:table-cell>
              <table:table-cell office:value-type="float" office:value="196721208">
                <text:p>196721208</text:p>
              </table:table-cell>
              <table:table-cell office:value-type="float" office:value="188776648">
                <text:p>188776648</text:p>
              </table:table-cell>
              <table:table-cell office:value-type="float" office:value="214640520">
                <text:p>214640520</text:p>
              </table:table-cell>
              <table:table-cell office:value-type="float" office:value="129963256">
                <text:p>12996325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52110424">
                <text:p>252110424</text:p>
              </table:table-cell>
              <table:table-cell office:value-type="float" office:value="196721208">
                <text:p>196721208</text:p>
              </table:table-cell>
              <table:table-cell office:value-type="float" office:value="189170040">
                <text:p>189170040</text:p>
              </table:table-cell>
              <table:table-cell office:value-type="float" office:value="217556232">
                <text:p>217556232</text:p>
              </table:table-cell>
              <table:table-cell office:value-type="float" office:value="136154680">
                <text:p>13615468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55205416">
                <text:p>255205416</text:p>
              </table:table-cell>
              <table:table-cell office:value-type="float" office:value="200979000">
                <text:p>200979000</text:p>
              </table:table-cell>
              <table:table-cell office:value-type="float" office:value="197423352">
                <text:p>197423352</text:p>
              </table:table-cell>
              <table:table-cell office:value-type="float" office:value="222452280">
                <text:p>222452280</text:p>
              </table:table-cell>
              <table:table-cell office:value-type="float" office:value="141314200">
                <text:p>14131420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58300408">
                <text:p>258300408</text:p>
              </table:table-cell>
              <table:table-cell office:value-type="float" office:value="204581112">
                <text:p>204581112</text:p>
              </table:table-cell>
              <table:table-cell office:value-type="float" office:value="197423352">
                <text:p>197423352</text:p>
              </table:table-cell>
              <table:table-cell office:value-type="float" office:value="225547272">
                <text:p>225547272</text:p>
              </table:table-cell>
              <table:table-cell office:value-type="float" office:value="149569432">
                <text:p>14956943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60363736">
                <text:p>260363736</text:p>
              </table:table-cell>
              <table:table-cell office:value-type="float" office:value="124052936">
                <text:p>124052936</text:p>
              </table:table-cell>
              <table:table-cell office:value-type="float" office:value="197423352">
                <text:p>197423352</text:p>
              </table:table-cell>
              <table:table-cell office:value-type="float" office:value="227610600">
                <text:p>227610600</text:p>
              </table:table-cell>
              <table:table-cell office:value-type="float" office:value="154728952">
                <text:p>15472895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63458728">
                <text:p>263458728</text:p>
              </table:table-cell>
              <table:table-cell office:value-type="float" office:value="129417000">
                <text:p>129417000</text:p>
              </table:table-cell>
              <table:table-cell office:value-type="float" office:value="119724776">
                <text:p>119724776</text:p>
              </table:table-cell>
              <table:table-cell office:value-type="float" office:value="230705592">
                <text:p>230705592</text:p>
              </table:table-cell>
              <table:table-cell office:value-type="float" office:value="159888472">
                <text:p>15988847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66112168">
                <text:p>266112168</text:p>
              </table:table-cell>
              <table:table-cell office:value-type="float" office:value="131249000">
                <text:p>131249000</text:p>
              </table:table-cell>
              <table:table-cell office:value-type="float" office:value="125834248">
                <text:p>125834248</text:p>
              </table:table-cell>
              <table:table-cell office:value-type="float" office:value="233866152">
                <text:p>233866152</text:p>
              </table:table-cell>
              <table:table-cell office:value-type="float" office:value="165047992">
                <text:p>16504799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70238824">
                <text:p>270238824</text:p>
              </table:table-cell>
              <table:table-cell office:value-type="float" office:value="139248856">
                <text:p>139248856</text:p>
              </table:table-cell>
              <table:table-cell office:value-type="float" office:value="128929960">
                <text:p>128929960</text:p>
              </table:table-cell>
              <table:table-cell office:value-type="float" office:value="238303240">
                <text:p>238303240</text:p>
              </table:table-cell>
              <table:table-cell office:value-type="float" office:value="171239416">
                <text:p>17123941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76870360">
                <text:p>276870360</text:p>
              </table:table-cell>
              <table:table-cell office:value-type="float" office:value="147504088">
                <text:p>147504088</text:p>
              </table:table-cell>
              <table:table-cell office:value-type="float" office:value="137185192">
                <text:p>137185192</text:p>
              </table:table-cell>
              <table:table-cell office:value-type="float" office:value="244313928">
                <text:p>244313928</text:p>
              </table:table-cell>
              <table:table-cell office:value-type="float" office:value="179494648">
                <text:p>17949464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44136280">
                <text:p>144136280</text:p>
              </table:table-cell>
              <table:table-cell office:value-type="float" office:value="155759320">
                <text:p>155759320</text:p>
              </table:table-cell>
              <table:table-cell office:value-type="float" office:value="146472328">
                <text:p>146472328</text:p>
              </table:table-cell>
              <table:table-cell office:value-type="float" office:value="247474488">
                <text:p>247474488</text:p>
              </table:table-cell>
              <table:table-cell office:value-type="float" office:value="183622264">
                <text:p>18362226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49565304">
                <text:p>149565304</text:p>
              </table:table-cell>
              <table:table-cell office:value-type="float" office:value="164014552">
                <text:p>164014552</text:p>
              </table:table-cell>
              <table:table-cell office:value-type="float" office:value="148536136">
                <text:p>148536136</text:p>
              </table:table-cell>
              <table:table-cell office:value-type="float" office:value="250372776">
                <text:p>250372776</text:p>
              </table:table-cell>
              <table:table-cell office:value-type="float" office:value="189813688">
                <text:p>18981368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5756728">
                <text:p>155756728</text:p>
              </table:table-cell>
              <table:table-cell office:value-type="float" office:value="166078360">
                <text:p>166078360</text:p>
              </table:table-cell>
              <table:table-cell office:value-type="float" office:value="155759464">
                <text:p>155759464</text:p>
              </table:table-cell>
              <table:table-cell office:value-type="float" office:value="253467768">
                <text:p>253467768</text:p>
              </table:table-cell>
              <table:table-cell office:value-type="float" office:value="194973208">
                <text:p>19497320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62980056">
                <text:p>162980056</text:p>
              </table:table-cell>
              <table:table-cell office:value-type="float" office:value="172269784">
                <text:p>172269784</text:p>
              </table:table-cell>
              <table:table-cell office:value-type="float" office:value="161950888">
                <text:p>161950888</text:p>
              </table:table-cell>
              <table:table-cell office:value-type="float" office:value="126766744">
                <text:p>126766744</text:p>
              </table:table-cell>
              <table:table-cell office:value-type="float" office:value="199100824">
                <text:p>19910082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70203384">
                <text:p>170203384</text:p>
              </table:table-cell>
              <table:table-cell office:value-type="float" office:value="180525016">
                <text:p>180525016</text:p>
              </table:table-cell>
              <table:table-cell office:value-type="float" office:value="165046600">
                <text:p>165046600</text:p>
              </table:table-cell>
              <table:table-cell office:value-type="float" office:value="134089912">
                <text:p>134089912</text:p>
              </table:table-cell>
              <table:table-cell office:value-type="float" office:value="206324152">
                <text:p>20632415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74331000">
                <text:p>174331000</text:p>
              </table:table-cell>
              <table:table-cell office:value-type="float" office:value="180525016">
                <text:p>180525016</text:p>
              </table:table-cell>
              <table:table-cell office:value-type="float" office:value="172269928">
                <text:p>172269928</text:p>
              </table:table-cell>
              <table:table-cell office:value-type="float" office:value="142345144">
                <text:p>142345144</text:p>
              </table:table-cell>
              <table:table-cell office:value-type="float" office:value="213547480">
                <text:p>21354748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78458584">
                <text:p>178458584</text:p>
              </table:table-cell>
              <table:table-cell office:value-type="float" office:value="180525016">
                <text:p>180525016</text:p>
              </table:table-cell>
              <table:table-cell office:value-type="float" office:value="173826120">
                <text:p>173826120</text:p>
              </table:table-cell>
              <table:table-cell office:value-type="float" office:value="146472760">
                <text:p>146472760</text:p>
              </table:table-cell>
              <table:table-cell office:value-type="float" office:value="215611288">
                <text:p>21561128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84650040">
                <text:p>184650040</text:p>
              </table:table-cell>
              <table:table-cell office:value-type="float" office:value="180525016">
                <text:p>180525016</text:p>
              </table:table-cell>
              <table:table-cell office:value-type="float" office:value="180916632">
                <text:p>180916632</text:p>
              </table:table-cell>
              <table:table-cell office:value-type="float" office:value="153696088">
                <text:p>153696088</text:p>
              </table:table-cell>
              <table:table-cell office:value-type="float" office:value="221802712">
                <text:p>22180271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89809560">
                <text:p>189809560</text:p>
              </table:table-cell>
              <table:table-cell office:value-type="float" office:value="182540184">
                <text:p>182540184</text:p>
              </table:table-cell>
              <table:table-cell office:value-type="float" office:value="180916632">
                <text:p>180916632</text:p>
              </table:table-cell>
              <table:table-cell office:value-type="float" office:value="159887512">
                <text:p>159887512</text:p>
              </table:table-cell>
              <table:table-cell office:value-type="float" office:value="231089848">
                <text:p>23108984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97032888">
                <text:p>197032888</text:p>
              </table:table-cell>
              <table:table-cell office:value-type="float" office:value="188074488">
                <text:p>188074488</text:p>
              </table:table-cell>
              <table:table-cell office:value-type="float" office:value="180916632">
                <text:p>180916632</text:p>
              </table:table-cell>
              <table:table-cell office:value-type="float" office:value="167110840">
                <text:p>167110840</text:p>
              </table:table-cell>
              <table:table-cell office:value-type="float" office:value="237281272">
                <text:p>23728127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02192408">
                <text:p>202192408</text:p>
              </table:table-cell>
              <table:table-cell office:value-type="float" office:value="188074488">
                <text:p>188074488</text:p>
              </table:table-cell>
              <table:table-cell office:value-type="float" office:value="180916632">
                <text:p>180916632</text:p>
              </table:table-cell>
              <table:table-cell office:value-type="float" office:value="174334168">
                <text:p>174334168</text:p>
              </table:table-cell>
              <table:table-cell office:value-type="float" office:value="244504600">
                <text:p>24450460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09415736">
                <text:p>209415736</text:p>
              </table:table-cell>
              <table:table-cell office:value-type="float" office:value="192725688">
                <text:p>192725688</text:p>
              </table:table-cell>
              <table:table-cell office:value-type="float" office:value="188776552">
                <text:p>188776552</text:p>
              </table:table-cell>
              <table:table-cell office:value-type="float" office:value="183621304">
                <text:p>183621304</text:p>
              </table:table-cell>
              <table:table-cell office:value-type="float" office:value="251727928">
                <text:p>25172792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16639064">
                <text:p>216639064</text:p>
              </table:table-cell>
              <table:table-cell office:value-type="float" office:value="196721208">
                <text:p>196721208</text:p>
              </table:table-cell>
              <table:table-cell office:value-type="float" office:value="189301080">
                <text:p>189301080</text:p>
              </table:table-cell>
              <table:table-cell office:value-type="float" office:value="191876536">
                <text:p>191876536</text:p>
              </table:table-cell>
              <table:table-cell office:value-type="float" office:value="259983160">
                <text:p>25998316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22830488">
                <text:p>222830488</text:p>
              </table:table-cell>
              <table:table-cell office:value-type="float" office:value="196721208">
                <text:p>196721208</text:p>
              </table:table-cell>
              <table:table-cell office:value-type="float" office:value="197423256">
                <text:p>197423256</text:p>
              </table:table-cell>
              <table:table-cell office:value-type="float" office:value="201163672">
                <text:p>201163672</text:p>
              </table:table-cell>
              <table:table-cell office:value-type="float" office:value="265142680">
                <text:p>26514268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29021912">
                <text:p>229021912</text:p>
              </table:table-cell>
              <table:table-cell office:value-type="float" office:value="196721208">
                <text:p>196721208</text:p>
              </table:table-cell>
              <table:table-cell office:value-type="float" office:value="197423256">
                <text:p>197423256</text:p>
              </table:table-cell>
              <table:table-cell office:value-type="float" office:value="205750008">
                <text:p>205750008</text:p>
              </table:table-cell>
              <table:table-cell office:value-type="float" office:value="272366008">
                <text:p>27236600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34378120">
                <text:p>234378120</text:p>
              </table:table-cell>
              <table:table-cell office:value-type="float" office:value="196721208">
                <text:p>196721208</text:p>
              </table:table-cell>
              <table:table-cell office:value-type="float" office:value="197423256">
                <text:p>197423256</text:p>
              </table:table-cell>
              <table:table-cell office:value-type="float" office:value="208517160">
                <text:p>208517160</text:p>
              </table:table-cell>
              <table:table-cell office:value-type="float" office:value="278557432">
                <text:p>27855743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37473112">
                <text:p>237473112</text:p>
              </table:table-cell>
              <table:table-cell office:value-type="float" office:value="201617256">
                <text:p>201617256</text:p>
              </table:table-cell>
              <table:table-cell office:value-type="float" office:value="119343656">
                <text:p>119343656</text:p>
              </table:table-cell>
              <table:table-cell office:value-type="float" office:value="211612152">
                <text:p>211612152</text:p>
              </table:table-cell>
              <table:table-cell office:value-type="float" office:value="281653144">
                <text:p>28165314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40126552">
                <text:p>240126552</text:p>
              </table:table-cell>
              <table:table-cell office:value-type="float" office:value="204581112">
                <text:p>204581112</text:p>
              </table:table-cell>
              <table:table-cell office:value-type="float" office:value="125834248">
                <text:p>125834248</text:p>
              </table:table-cell>
              <table:table-cell office:value-type="float" office:value="214707144">
                <text:p>214707144</text:p>
              </table:table-cell>
              <table:table-cell office:value-type="float" office:value="284110344">
                <text:p>28411034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43466408">
                <text:p>243466408</text:p>
              </table:table-cell>
              <table:table-cell office:value-type="float" office:value="124052936">
                <text:p>124052936</text:p>
              </table:table-cell>
              <table:table-cell office:value-type="float" office:value="125834248">
                <text:p>125834248</text:p>
              </table:table-cell>
              <table:table-cell office:value-type="float" office:value="216394488">
                <text:p>216394488</text:p>
              </table:table-cell>
              <table:table-cell office:value-type="float" office:value="286501512">
                <text:p>28650151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46758088">
                <text:p>246758088</text:p>
              </table:table-cell>
              <table:table-cell office:value-type="float" office:value="131249000">
                <text:p>131249000</text:p>
              </table:table-cell>
              <table:table-cell office:value-type="float" office:value="132025672">
                <text:p>132025672</text:p>
              </table:table-cell>
              <table:table-cell office:value-type="float" office:value="218964936">
                <text:p>218964936</text:p>
              </table:table-cell>
              <table:table-cell office:value-type="float" office:value="289906936">
                <text:p>28990693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49411528">
                <text:p>249411528</text:p>
              </table:table-cell>
              <table:table-cell office:value-type="float" office:value="132025528">
                <text:p>132025528</text:p>
              </table:table-cell>
              <table:table-cell office:value-type="float" office:value="132025672">
                <text:p>132025672</text:p>
              </table:table-cell>
              <table:table-cell office:value-type="float" office:value="221683944">
                <text:p>221683944</text:p>
              </table:table-cell>
              <table:table-cell office:value-type="float" office:value="293001928">
                <text:p>29300192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52506520">
                <text:p>252506520</text:p>
              </table:table-cell>
              <table:table-cell office:value-type="float" office:value="142344568">
                <text:p>142344568</text:p>
              </table:table-cell>
              <table:table-cell office:value-type="float" office:value="140280904">
                <text:p>140280904</text:p>
              </table:table-cell>
              <table:table-cell office:value-type="float" office:value="226711128">
                <text:p>226711128</text:p>
              </table:table-cell>
              <table:table-cell office:value-type="float" office:value="296228040">
                <text:p>29622804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55846376">
                <text:p>255846376</text:p>
              </table:table-cell>
              <table:table-cell office:value-type="float" office:value="147504088">
                <text:p>147504088</text:p>
              </table:table-cell>
              <table:table-cell office:value-type="float" office:value="148536136">
                <text:p>148536136</text:p>
              </table:table-cell>
              <table:table-cell office:value-type="float" office:value="231869448">
                <text:p>231869448</text:p>
              </table:table-cell>
              <table:table-cell office:value-type="float" office:value="299978712">
                <text:p>29997871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59597032">
                <text:p>259597032</text:p>
              </table:table-cell>
              <table:table-cell office:value-type="float" office:value="153695512">
                <text:p>153695512</text:p>
              </table:table-cell>
              <table:table-cell office:value-type="float" office:value="151631848">
                <text:p>151631848</text:p>
              </table:table-cell>
              <table:table-cell office:value-type="float" office:value="237027768">
                <text:p>237027768</text:p>
              </table:table-cell>
              <table:table-cell office:value-type="float" office:value="303318568">
                <text:p>30331856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63526984">
                <text:p>263526984</text:p>
              </table:table-cell>
              <table:table-cell office:value-type="float" office:value="162982648">
                <text:p>162982648</text:p>
              </table:table-cell>
              <table:table-cell office:value-type="float" office:value="158855176">
                <text:p>158855176</text:p>
              </table:table-cell>
              <table:table-cell office:value-type="float" office:value="240122760">
                <text:p>240122760</text:p>
              </table:table-cell>
              <table:table-cell office:value-type="float" office:value="306741384">
                <text:p>30674138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66556408">
                <text:p>266556408</text:p>
              </table:table-cell>
              <table:table-cell office:value-type="float" office:value="164014552">
                <text:p>164014552</text:p>
              </table:table-cell>
              <table:table-cell office:value-type="float" office:value="165046600">
                <text:p>165046600</text:p>
              </table:table-cell>
              <table:table-cell office:value-type="float" office:value="117727208">
                <text:p>117727208</text:p>
              </table:table-cell>
              <table:table-cell office:value-type="float" office:value="308476888">
                <text:p>30847688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70044808">
                <text:p>270044808</text:p>
              </table:table-cell>
              <table:table-cell office:value-type="float" office:value="170205976">
                <text:p>170205976</text:p>
              </table:table-cell>
              <table:table-cell office:value-type="float" office:value="165046600">
                <text:p>165046600</text:p>
              </table:table-cell>
              <table:table-cell office:value-type="float" office:value="120676072">
                <text:p>120676072</text:p>
              </table:table-cell>
              <table:table-cell office:value-type="float" office:value="310671336">
                <text:p>31067133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72108136">
                <text:p>272108136</text:p>
              </table:table-cell>
              <table:table-cell office:value-type="float" office:value="180525016">
                <text:p>180525016</text:p>
              </table:table-cell>
              <table:table-cell office:value-type="float" office:value="172269928">
                <text:p>172269928</text:p>
              </table:table-cell>
              <table:table-cell office:value-type="float" office:value="129963208">
                <text:p>129963208</text:p>
              </table:table-cell>
              <table:table-cell office:value-type="float" office:value="312800232">
                <text:p>31280023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75203128">
                <text:p>275203128</text:p>
              </table:table-cell>
              <table:table-cell office:value-type="float" office:value="180525016">
                <text:p>180525016</text:p>
              </table:table-cell>
              <table:table-cell office:value-type="float" office:value="179115576">
                <text:p>179115576</text:p>
              </table:table-cell>
              <table:table-cell office:value-type="float" office:value="139250344">
                <text:p>139250344</text:p>
              </table:table-cell>
              <table:table-cell office:value-type="float" office:value="316795752">
                <text:p>31679575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78739672">
                <text:p>278739672</text:p>
              </table:table-cell>
              <table:table-cell office:value-type="float" office:value="180525016">
                <text:p>180525016</text:p>
              </table:table-cell>
              <table:table-cell office:value-type="float" office:value="180916632">
                <text:p>180916632</text:p>
              </table:table-cell>
              <table:table-cell office:value-type="float" office:value="144409864">
                <text:p>144409864</text:p>
              </table:table-cell>
              <table:table-cell office:value-type="float" office:value="320284152">
                <text:p>32028415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47337000">
                <text:p>147337000</text:p>
              </table:table-cell>
              <table:table-cell office:value-type="float" office:value="180525016">
                <text:p>180525016</text:p>
              </table:table-cell>
              <table:table-cell office:value-type="float" office:value="180916632">
                <text:p>180916632</text:p>
              </table:table-cell>
              <table:table-cell office:value-type="float" office:value="152665096">
                <text:p>152665096</text:p>
              </table:table-cell>
              <table:table-cell office:value-type="float" office:value="323182440">
                <text:p>32318244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5753896">
                <text:p>155753896</text:p>
              </table:table-cell>
              <table:table-cell office:value-type="float" office:value="188074488">
                <text:p>188074488</text:p>
              </table:table-cell>
              <table:table-cell office:value-type="float" office:value="180916632">
                <text:p>180916632</text:p>
              </table:table-cell>
              <table:table-cell office:value-type="float" office:value="161952232">
                <text:p>161952232</text:p>
              </table:table-cell>
              <table:table-cell office:value-type="float" office:value="327046840">
                <text:p>32704684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1945320">
                <text:p>161945320</text:p>
              </table:table-cell>
              <table:table-cell office:value-type="float" office:value="188074488">
                <text:p>188074488</text:p>
              </table:table-cell>
              <table:table-cell office:value-type="float" office:value="180916632">
                <text:p>180916632</text:p>
              </table:table-cell>
              <table:table-cell office:value-type="float" office:value="166079848">
                <text:p>166079848</text:p>
              </table:table-cell>
              <table:table-cell office:value-type="float" office:value="140937448">
                <text:p>14093744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6072936">
                <text:p>166072936</text:p>
              </table:table-cell>
              <table:table-cell office:value-type="float" office:value="194854584">
                <text:p>194854584</text:p>
              </table:table-cell>
              <table:table-cell office:value-type="float" office:value="188776552">
                <text:p>188776552</text:p>
              </table:table-cell>
              <table:table-cell office:value-type="float" office:value="174335080">
                <text:p>174335080</text:p>
              </table:table-cell>
              <table:table-cell office:value-type="float" office:value="147502456">
                <text:p>14750245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71232456">
                <text:p>171232456</text:p>
              </table:table-cell>
              <table:table-cell office:value-type="float" office:value="196721208">
                <text:p>196721208</text:p>
              </table:table-cell>
              <table:table-cell office:value-type="float" office:value="188776552">
                <text:p>188776552</text:p>
              </table:table-cell>
              <table:table-cell office:value-type="float" office:value="179494568">
                <text:p>179494568</text:p>
              </table:table-cell>
              <table:table-cell office:value-type="float" office:value="151630072">
                <text:p>15163007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76391976">
                <text:p>176391976</text:p>
              </table:table-cell>
              <table:table-cell office:value-type="float" office:value="196721208">
                <text:p>196721208</text:p>
              </table:table-cell>
              <table:table-cell office:value-type="float" office:value="188776552">
                <text:p>188776552</text:p>
              </table:table-cell>
              <table:table-cell office:value-type="float" office:value="186717928">
                <text:p>186717928</text:p>
              </table:table-cell>
              <table:table-cell office:value-type="float" office:value="158853400">
                <text:p>15885340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87742920">
                <text:p>187742920</text:p>
              </table:table-cell>
              <table:table-cell office:value-type="float" office:value="196721208">
                <text:p>196721208</text:p>
              </table:table-cell>
              <table:table-cell office:value-type="float" office:value="197423256">
                <text:p>197423256</text:p>
              </table:table-cell>
              <table:table-cell office:value-type="float" office:value="198068872">
                <text:p>198068872</text:p>
              </table:table-cell>
              <table:table-cell office:value-type="float" office:value="171236248">
                <text:p>17123624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03221480">
                <text:p>203221480</text:p>
              </table:table-cell>
              <table:table-cell office:value-type="float" office:value="204521288">
                <text:p>204521288</text:p>
              </table:table-cell>
              <table:table-cell office:value-type="float" office:value="125834248">
                <text:p>125834248</text:p>
              </table:table-cell>
              <table:table-cell office:value-type="float" office:value="203883096">
                <text:p>203883096</text:p>
              </table:table-cell>
              <table:table-cell office:value-type="float" office:value="184651000">
                <text:p>18465100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09412904">
                <text:p>209412904</text:p>
              </table:table-cell>
              <table:table-cell office:value-type="float" office:value="125084872">
                <text:p>125084872</text:p>
              </table:table-cell>
              <table:table-cell office:value-type="float" office:value="125834248">
                <text:p>125834248</text:p>
              </table:table-cell>
              <table:table-cell office:value-type="float" office:value="206978088">
                <text:p>206978088</text:p>
              </table:table-cell>
              <table:table-cell office:value-type="float" office:value="190842424">
                <text:p>19084242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14572424">
                <text:p>214572424</text:p>
              </table:table-cell>
              <table:table-cell office:value-type="float" office:value="130856888">
                <text:p>130856888</text:p>
              </table:table-cell>
              <table:table-cell office:value-type="float" office:value="125834248">
                <text:p>125834248</text:p>
              </table:table-cell>
              <table:table-cell office:value-type="float" office:value="210073080">
                <text:p>210073080</text:p>
              </table:table-cell>
              <table:table-cell office:value-type="float" office:value="196001944">
                <text:p>19600194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22827656">
                <text:p>222827656</text:p>
              </table:table-cell>
              <table:table-cell office:value-type="float" office:value="130856888">
                <text:p>130856888</text:p>
              </table:table-cell>
              <table:table-cell office:value-type="float" office:value="132025672">
                <text:p>132025672</text:p>
              </table:table-cell>
              <table:table-cell office:value-type="float" office:value="213168072">
                <text:p>213168072</text:p>
              </table:table-cell>
              <table:table-cell office:value-type="float" office:value="203225272">
                <text:p>20322527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29019080">
                <text:p>229019080</text:p>
              </table:table-cell>
              <table:table-cell office:value-type="float" office:value="139248856">
                <text:p>139248856</text:p>
              </table:table-cell>
              <table:table-cell office:value-type="float" office:value="132025672">
                <text:p>132025672</text:p>
              </table:table-cell>
              <table:table-cell office:value-type="float" office:value="216901320">
                <text:p>216901320</text:p>
              </table:table-cell>
              <table:table-cell office:value-type="float" office:value="210448600">
                <text:p>21044860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32901592">
                <text:p>232901592</text:p>
              </table:table-cell>
              <table:table-cell office:value-type="float" office:value="147504088">
                <text:p>147504088</text:p>
              </table:table-cell>
              <table:table-cell office:value-type="float" office:value="138217096">
                <text:p>138217096</text:p>
              </table:table-cell>
              <table:table-cell office:value-type="float" office:value="219734024">
                <text:p>219734024</text:p>
              </table:table-cell>
              <table:table-cell office:value-type="float" office:value="213544312">
                <text:p>21354431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35603176">
                <text:p>235603176</text:p>
              </table:table-cell>
              <table:table-cell office:value-type="float" office:value="147504088">
                <text:p>147504088</text:p>
              </table:table-cell>
              <table:table-cell office:value-type="float" office:value="148536136">
                <text:p>148536136</text:p>
              </table:table-cell>
              <table:table-cell office:value-type="float" office:value="222584184">
                <text:p>222584184</text:p>
              </table:table-cell>
              <table:table-cell office:value-type="float" office:value="218703832">
                <text:p>21870383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37863208">
                <text:p>237863208</text:p>
              </table:table-cell>
              <table:table-cell office:value-type="float" office:value="154727416">
                <text:p>154727416</text:p>
              </table:table-cell>
              <table:table-cell office:value-type="float" office:value="148536136">
                <text:p>148536136</text:p>
              </table:table-cell>
              <table:table-cell office:value-type="float" office:value="225613608">
                <text:p>225613608</text:p>
              </table:table-cell>
              <table:table-cell office:value-type="float" office:value="221799544">
                <text:p>22179954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40761496">
                <text:p>240761496</text:p>
              </table:table-cell>
              <table:table-cell office:value-type="float" office:value="162982648">
                <text:p>162982648</text:p>
              </table:table-cell>
              <table:table-cell office:value-type="float" office:value="155759464">
                <text:p>155759464</text:p>
              </table:table-cell>
              <table:table-cell office:value-type="float" office:value="229674696">
                <text:p>229674696</text:p>
              </table:table-cell>
              <table:table-cell office:value-type="float" office:value="226959064">
                <text:p>22695906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43021528">
                <text:p>243021528</text:p>
              </table:table-cell>
              <table:table-cell office:value-type="float" office:value="164014552">
                <text:p>164014552</text:p>
              </table:table-cell>
              <table:table-cell office:value-type="float" office:value="165046600">
                <text:p>165046600</text:p>
              </table:table-cell>
              <table:table-cell office:value-type="float" office:value="234374040">
                <text:p>234374040</text:p>
              </table:table-cell>
              <table:table-cell office:value-type="float" office:value="233150488">
                <text:p>23315048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45919816">
                <text:p>245919816</text:p>
              </table:table-cell>
              <table:table-cell office:value-type="float" office:value="172269784">
                <text:p>172269784</text:p>
              </table:table-cell>
              <table:table-cell office:value-type="float" office:value="172269928">
                <text:p>172269928</text:p>
              </table:table-cell>
              <table:table-cell office:value-type="float" office:value="237534600">
                <text:p>237534600</text:p>
              </table:table-cell>
              <table:table-cell office:value-type="float" office:value="240373816">
                <text:p>24037381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49849768">
                <text:p>249849768</text:p>
              </table:table-cell>
              <table:table-cell office:value-type="float" office:value="180525016">
                <text:p>180525016</text:p>
              </table:table-cell>
              <table:table-cell office:value-type="float" office:value="178459912">
                <text:p>178459912</text:p>
              </table:table-cell>
              <table:table-cell office:value-type="float" office:value="239794632">
                <text:p>239794632</text:p>
              </table:table-cell>
              <table:table-cell office:value-type="float" office:value="245533336">
                <text:p>24553333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52306504">
                <text:p>252306504</text:p>
              </table:table-cell>
              <table:table-cell office:value-type="float" office:value="180525016">
                <text:p>180525016</text:p>
              </table:table-cell>
              <table:table-cell office:value-type="float" office:value="180916632">
                <text:p>180916632</text:p>
              </table:table-cell>
              <table:table-cell office:value-type="float" office:value="242658488">
                <text:p>242658488</text:p>
              </table:table-cell>
              <table:table-cell office:value-type="float" office:value="252756664">
                <text:p>25275666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54173128">
                <text:p>254173128</text:p>
              </table:table-cell>
              <table:table-cell office:value-type="float" office:value="180525016">
                <text:p>180525016</text:p>
              </table:table-cell>
              <table:table-cell office:value-type="float" office:value="180916632">
                <text:p>180916632</text:p>
              </table:table-cell>
              <table:table-cell office:value-type="float" office:value="144042648">
                <text:p>144042648</text:p>
              </table:table-cell>
              <table:table-cell office:value-type="float" office:value="259979992">
                <text:p>25997999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56433160">
                <text:p>256433160</text:p>
              </table:table-cell>
              <table:table-cell office:value-type="float" office:value="185176200">
                <text:p>185176200</text:p>
              </table:table-cell>
              <table:table-cell office:value-type="float" office:value="180916632">
                <text:p>180916632</text:p>
              </table:table-cell>
              <table:table-cell office:value-type="float" office:value="153690760">
                <text:p>153690760</text:p>
              </table:table-cell>
              <table:table-cell office:value-type="float" office:value="264107608">
                <text:p>26410760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60297544">
                <text:p>260297544</text:p>
              </table:table-cell>
              <table:table-cell office:value-type="float" office:value="188074488">
                <text:p>188074488</text:p>
              </table:table-cell>
              <table:table-cell office:value-type="float" office:value="180916632">
                <text:p>180916632</text:p>
              </table:table-cell>
              <table:table-cell office:value-type="float" office:value="160914088">
                <text:p>160914088</text:p>
              </table:table-cell>
              <table:table-cell office:value-type="float" office:value="268235224">
                <text:p>26823522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61394776">
                <text:p>261394776</text:p>
              </table:table-cell>
              <table:table-cell office:value-type="float" office:value="188074488">
                <text:p>188074488</text:p>
              </table:table-cell>
              <table:table-cell office:value-type="float" office:value="186206088">
                <text:p>186206088</text:p>
              </table:table-cell>
              <table:table-cell office:value-type="float" office:value="167105512">
                <text:p>167105512</text:p>
              </table:table-cell>
              <table:table-cell office:value-type="float" office:value="272362840">
                <text:p>27236284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65079880">
                <text:p>265079880</text:p>
              </table:table-cell>
              <table:table-cell office:value-type="float" office:value="196721208">
                <text:p>196721208</text:p>
              </table:table-cell>
              <table:table-cell office:value-type="float" office:value="188776552">
                <text:p>188776552</text:p>
              </table:table-cell>
              <table:table-cell office:value-type="float" office:value="174328840">
                <text:p>174328840</text:p>
              </table:table-cell>
              <table:table-cell office:value-type="float" office:value="278554264">
                <text:p>27855426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68174872">
                <text:p>268174872</text:p>
              </table:table-cell>
              <table:table-cell office:value-type="float" office:value="196721208">
                <text:p>196721208</text:p>
              </table:table-cell>
              <table:table-cell office:value-type="float" office:value="188776552">
                <text:p>188776552</text:p>
              </table:table-cell>
              <table:table-cell office:value-type="float" office:value="181552168">
                <text:p>181552168</text:p>
              </table:table-cell>
              <table:table-cell office:value-type="float" office:value="282681880">
                <text:p>28268188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71711416">
                <text:p>271711416</text:p>
              </table:table-cell>
              <table:table-cell office:value-type="float" office:value="196721208">
                <text:p>196721208</text:p>
              </table:table-cell>
              <table:table-cell office:value-type="float" office:value="197292120">
                <text:p>197292120</text:p>
              </table:table-cell>
              <table:table-cell office:value-type="float" office:value="186711688">
                <text:p>186711688</text:p>
              </table:table-cell>
              <table:table-cell office:value-type="float" office:value="288873304">
                <text:p>28887330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74806408">
                <text:p>274806408</text:p>
              </table:table-cell>
              <table:table-cell office:value-type="float" office:value="196721208">
                <text:p>196721208</text:p>
              </table:table-cell>
              <table:table-cell office:value-type="float" office:value="197423256">
                <text:p>197423256</text:p>
              </table:table-cell>
              <table:table-cell office:value-type="float" office:value="192903112">
                <text:p>192903112</text:p>
              </table:table-cell>
              <table:table-cell office:value-type="float" office:value="294032824">
                <text:p>29403282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38751576">
                <text:p>138751576</text:p>
              </table:table-cell>
              <table:table-cell office:value-type="float" office:value="197031608">
                <text:p>197031608</text:p>
              </table:table-cell>
              <table:table-cell office:value-type="float" office:value="197423256">
                <text:p>197423256</text:p>
              </table:table-cell>
              <table:table-cell office:value-type="float" office:value="201158344">
                <text:p>201158344</text:p>
              </table:table-cell>
              <table:table-cell office:value-type="float" office:value="298160440">
                <text:p>29816044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47502744">
                <text:p>147502744</text:p>
              </table:table-cell>
              <table:table-cell office:value-type="float" office:value="197031608">
                <text:p>197031608</text:p>
              </table:table-cell>
              <table:table-cell office:value-type="float" office:value="197423256">
                <text:p>197423256</text:p>
              </table:table-cell>
              <table:table-cell office:value-type="float" office:value="208381672">
                <text:p>208381672</text:p>
              </table:table-cell>
              <table:table-cell office:value-type="float" office:value="302288056">
                <text:p>30228805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51630360">
                <text:p>151630360</text:p>
              </table:table-cell>
              <table:table-cell office:value-type="float" office:value="197031608">
                <text:p>197031608</text:p>
              </table:table-cell>
              <table:table-cell office:value-type="float" office:value="119894680">
                <text:p>119894680</text:p>
              </table:table-cell>
              <table:table-cell office:value-type="float" office:value="211101144">
                <text:p>211101144</text:p>
              </table:table-cell>
              <table:table-cell office:value-type="float" office:value="304679448">
                <text:p>30467944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58853688">
                <text:p>158853688</text:p>
              </table:table-cell>
              <table:table-cell office:value-type="float" office:value="198015144">
                <text:p>198015144</text:p>
              </table:table-cell>
              <table:table-cell office:value-type="float" office:value="125834248">
                <text:p>125834248</text:p>
              </table:table-cell>
              <table:table-cell office:value-type="float" office:value="215031096">
                <text:p>215031096</text:p>
              </table:table-cell>
              <table:table-cell office:value-type="float" office:value="307512168">
                <text:p>30751216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5045112">
                <text:p>165045112</text:p>
              </table:table-cell>
              <table:table-cell office:value-type="float" office:value="201158264">
                <text:p>201158264</text:p>
              </table:table-cell>
              <table:table-cell office:value-type="float" office:value="129961864">
                <text:p>129961864</text:p>
              </table:table-cell>
              <table:table-cell office:value-type="float" office:value="217929384">
                <text:p>217929384</text:p>
              </table:table-cell>
              <table:table-cell office:value-type="float" office:value="310607160">
                <text:p>31060716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72268440">
                <text:p>172268440</text:p>
              </table:table-cell>
              <table:table-cell office:value-type="float" office:value="201158264">
                <text:p>201158264</text:p>
              </table:table-cell>
              <table:table-cell office:value-type="float" office:value="132025672">
                <text:p>132025672</text:p>
              </table:table-cell>
              <table:table-cell office:value-type="float" office:value="221024376">
                <text:p>221024376</text:p>
              </table:table-cell>
              <table:table-cell office:value-type="float" office:value="313898856">
                <text:p>31389885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77427960">
                <text:p>177427960</text:p>
              </table:table-cell>
              <table:table-cell office:value-type="float" office:value="122272840">
                <text:p>122272840</text:p>
              </table:table-cell>
              <table:table-cell office:value-type="float" office:value="134089480">
                <text:p>134089480</text:p>
              </table:table-cell>
              <table:table-cell office:value-type="float" office:value="224119368">
                <text:p>224119368</text:p>
              </table:table-cell>
              <table:table-cell office:value-type="float" office:value="317059416">
                <text:p>31705941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83619384">
                <text:p>183619384</text:p>
              </table:table-cell>
              <table:table-cell office:value-type="float" office:value="130994392">
                <text:p>130994392</text:p>
              </table:table-cell>
              <table:table-cell office:value-type="float" office:value="145440392">
                <text:p>145440392</text:p>
              </table:table-cell>
              <table:table-cell office:value-type="float" office:value="227214360">
                <text:p>227214360</text:p>
              </table:table-cell>
              <table:table-cell office:value-type="float" office:value="319892136">
                <text:p>31989213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88778904">
                <text:p>188778904</text:p>
              </table:table-cell>
              <table:table-cell office:value-type="float" office:value="130994392">
                <text:p>130994392</text:p>
              </table:table-cell>
              <table:table-cell office:value-type="float" office:value="145440392">
                <text:p>145440392</text:p>
              </table:table-cell>
              <table:table-cell office:value-type="float" office:value="230309352">
                <text:p>230309352</text:p>
              </table:table-cell>
              <table:table-cell office:value-type="float" office:value="322987128">
                <text:p>32298712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96002232">
                <text:p>196002232</text:p>
              </table:table-cell>
              <table:table-cell office:value-type="float" office:value="139249624">
                <text:p>139249624</text:p>
              </table:table-cell>
              <table:table-cell office:value-type="float" office:value="146472328">
                <text:p>146472328</text:p>
              </table:table-cell>
              <table:table-cell office:value-type="float" office:value="233404344">
                <text:p>233404344</text:p>
              </table:table-cell>
              <table:table-cell office:value-type="float" office:value="325706136">
                <text:p>32570613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02193656">
                <text:p>202193656</text:p>
              </table:table-cell>
              <table:table-cell office:value-type="float" office:value="147504856">
                <text:p>147504856</text:p>
              </table:table-cell>
              <table:table-cell office:value-type="float" office:value="156791368">
                <text:p>156791368</text:p>
              </table:table-cell>
              <table:table-cell office:value-type="float" office:value="235926648">
                <text:p>235926648</text:p>
              </table:table-cell>
              <table:table-cell office:value-type="float" office:value="327113784">
                <text:p>32711378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09416984">
                <text:p>209416984</text:p>
              </table:table-cell>
              <table:table-cell office:value-type="float" office:value="149568664">
                <text:p>149568664</text:p>
              </table:table-cell>
              <table:table-cell office:value-type="float" office:value="161950888">
                <text:p>161950888</text:p>
              </table:table-cell>
              <table:table-cell office:value-type="float" office:value="239594328">
                <text:p>239594328</text:p>
              </table:table-cell>
              <table:table-cell office:value-type="float" office:value="328801128">
                <text:p>32880112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16640312">
                <text:p>216640312</text:p>
              </table:table-cell>
              <table:table-cell office:value-type="float" office:value="157823896">
                <text:p>157823896</text:p>
              </table:table-cell>
              <table:table-cell office:value-type="float" office:value="161950888">
                <text:p>161950888</text:p>
              </table:table-cell>
              <table:table-cell office:value-type="float" office:value="242886024">
                <text:p>242886024</text:p>
              </table:table-cell>
              <table:table-cell office:value-type="float" office:value="328801128">
                <text:p>32880112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22831736">
                <text:p>222831736</text:p>
              </table:table-cell>
              <table:table-cell office:value-type="float" office:value="164015320">
                <text:p>164015320</text:p>
              </table:table-cell>
              <table:table-cell office:value-type="float" office:value="161950888">
                <text:p>161950888</text:p>
              </table:table-cell>
              <table:table-cell office:value-type="float" office:value="246815976">
                <text:p>246815976</text:p>
              </table:table-cell>
              <table:table-cell office:value-type="float" office:value="329373816">
                <text:p>32937381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25927448">
                <text:p>225927448</text:p>
              </table:table-cell>
              <table:table-cell office:value-type="float" office:value="172270552">
                <text:p>172270552</text:p>
              </table:table-cell>
              <table:table-cell office:value-type="float" office:value="161950888">
                <text:p>161950888</text:p>
              </table:table-cell>
              <table:table-cell office:value-type="float" office:value="117727160">
                <text:p>117727160</text:p>
              </table:table-cell>
              <table:table-cell office:value-type="float" office:value="330029496">
                <text:p>33002949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28778056">
                <text:p>228778056</text:p>
              </table:table-cell>
              <table:table-cell office:value-type="float" office:value="172270520">
                <text:p>172270520</text:p>
              </table:table-cell>
              <table:table-cell office:value-type="float" office:value="166405368">
                <text:p>166405368</text:p>
              </table:table-cell>
              <table:table-cell office:value-type="float" office:value="123769096">
                <text:p>123769096</text:p>
              </table:table-cell>
              <table:table-cell office:value-type="float" office:value="123681400">
                <text:p>12368140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32642440">
                <text:p>232642440</text:p>
              </table:table-cell>
              <table:table-cell office:value-type="float" office:value="180525784">
                <text:p>180525784</text:p>
              </table:table-cell>
              <table:table-cell office:value-type="float" office:value="168796536">
                <text:p>168796536</text:p>
              </table:table-cell>
              <table:table-cell office:value-type="float" office:value="132024328">
                <text:p>132024328</text:p>
              </table:table-cell>
              <table:table-cell office:value-type="float" office:value="130993048">
                <text:p>13099304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35409592">
                <text:p>235409592</text:p>
              </table:table-cell>
              <table:table-cell office:value-type="float" office:value="188781016">
                <text:p>188781016</text:p>
              </table:table-cell>
              <table:table-cell office:value-type="float" office:value="177246552">
                <text:p>177246552</text:p>
              </table:table-cell>
              <table:table-cell office:value-type="float" office:value="139247656">
                <text:p>139247656</text:p>
              </table:table-cell>
              <table:table-cell office:value-type="float" office:value="136152568">
                <text:p>13615256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38063032">
                <text:p>238063032</text:p>
              </table:table-cell>
              <table:table-cell office:value-type="float" office:value="197036248">
                <text:p>197036248</text:p>
              </table:table-cell>
              <table:table-cell office:value-type="float" office:value="178523064">
                <text:p>178523064</text:p>
              </table:table-cell>
              <table:table-cell office:value-type="float" office:value="147502888">
                <text:p>147502888</text:p>
              </table:table-cell>
              <table:table-cell office:value-type="float" office:value="143375896">
                <text:p>14337589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41158024">
                <text:p>241158024</text:p>
              </table:table-cell>
              <table:table-cell office:value-type="float" office:value="197036248">
                <text:p>197036248</text:p>
              </table:table-cell>
              <table:table-cell office:value-type="float" office:value="178523064">
                <text:p>178523064</text:p>
              </table:table-cell>
              <table:table-cell office:value-type="float" office:value="152662408">
                <text:p>152662408</text:p>
              </table:table-cell>
              <table:table-cell office:value-type="float" office:value="149567320">
                <text:p>14956732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43662904">
                <text:p>243662904</text:p>
              </table:table-cell>
              <table:table-cell office:value-type="float" office:value="197036248">
                <text:p>197036248</text:p>
              </table:table-cell>
              <table:table-cell office:value-type="float" office:value="178523064">
                <text:p>178523064</text:p>
              </table:table-cell>
              <table:table-cell office:value-type="float" office:value="158853832">
                <text:p>158853832</text:p>
              </table:table-cell>
              <table:table-cell office:value-type="float" office:value="156790648">
                <text:p>15679064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44891272">
                <text:p>244891272</text:p>
              </table:table-cell>
              <table:table-cell office:value-type="float" office:value="197036248">
                <text:p>197036248</text:p>
              </table:table-cell>
              <table:table-cell office:value-type="float" office:value="178523064">
                <text:p>178523064</text:p>
              </table:table-cell>
              <table:table-cell office:value-type="float" office:value="166077160">
                <text:p>166077160</text:p>
              </table:table-cell>
              <table:table-cell office:value-type="float" office:value="159886360">
                <text:p>15988636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46185208">
                <text:p>246185208</text:p>
              </table:table-cell>
              <table:table-cell office:value-type="float" office:value="201228456">
                <text:p>201228456</text:p>
              </table:table-cell>
              <table:table-cell office:value-type="float" office:value="179244312">
                <text:p>179244312</text:p>
              </table:table-cell>
              <table:table-cell office:value-type="float" office:value="172268584">
                <text:p>172268584</text:p>
              </table:table-cell>
              <table:table-cell office:value-type="float" office:value="164013976">
                <text:p>16401397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49017928">
                <text:p>249017928</text:p>
              </table:table-cell>
              <table:table-cell office:value-type="float" office:value="204913560">
                <text:p>204913560</text:p>
              </table:table-cell>
              <table:table-cell office:value-type="float" office:value="186334824">
                <text:p>186334824</text:p>
              </table:table-cell>
              <table:table-cell office:value-type="float" office:value="177428104">
                <text:p>177428104</text:p>
              </table:table-cell>
              <table:table-cell office:value-type="float" office:value="169173496">
                <text:p>16917349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52112920">
                <text:p>252112920</text:p>
              </table:table-cell>
              <table:table-cell office:value-type="float" office:value="204913560">
                <text:p>204913560</text:p>
              </table:table-cell>
              <table:table-cell office:value-type="float" office:value="125708168">
                <text:p>125708168</text:p>
              </table:table-cell>
              <table:table-cell office:value-type="float" office:value="183619528">
                <text:p>183619528</text:p>
              </table:table-cell>
              <table:table-cell office:value-type="float" office:value="171237304">
                <text:p>17123730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55207912">
                <text:p>255207912</text:p>
              </table:table-cell>
              <table:table-cell office:value-type="float" office:value="206141928">
                <text:p>206141928</text:p>
              </table:table-cell>
              <table:table-cell office:value-type="float" office:value="130993816">
                <text:p>130993816</text:p>
              </table:table-cell>
              <table:table-cell office:value-type="float" office:value="189810952">
                <text:p>189810952</text:p>
              </table:table-cell>
              <table:table-cell office:value-type="float" office:value="174333016">
                <text:p>17433301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58302904">
                <text:p>258302904</text:p>
              </table:table-cell>
              <table:table-cell office:value-type="float" office:value="213542872">
                <text:p>213542872</text:p>
              </table:table-cell>
              <table:table-cell office:value-type="float" office:value="133057624">
                <text:p>133057624</text:p>
              </table:table-cell>
              <table:table-cell office:value-type="float" office:value="190842616">
                <text:p>190842616</text:p>
              </table:table-cell>
              <table:table-cell office:value-type="float" office:value="178460632">
                <text:p>17846063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61004568">
                <text:p>261004568</text:p>
              </table:table-cell>
              <table:table-cell office:value-type="float" office:value="213542872">
                <text:p>213542872</text:p>
              </table:table-cell>
              <table:table-cell office:value-type="float" office:value="139249048">
                <text:p>139249048</text:p>
              </table:table-cell>
              <table:table-cell office:value-type="float" office:value="193168200">
                <text:p>193168200</text:p>
              </table:table-cell>
              <table:table-cell office:value-type="float" office:value="182588248">
                <text:p>18258824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63461224">
                <text:p>263461224</text:p>
              </table:table-cell>
              <table:table-cell office:value-type="float" office:value="213542872">
                <text:p>213542872</text:p>
              </table:table-cell>
              <table:table-cell office:value-type="float" office:value="147504280">
                <text:p>147504280</text:p>
              </table:table-cell>
              <table:table-cell office:value-type="float" office:value="196263192">
                <text:p>196263192</text:p>
              </table:table-cell>
              <table:table-cell office:value-type="float" office:value="186715864">
                <text:p>18671586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66556216">
                <text:p>266556216</text:p>
              </table:table-cell>
              <table:table-cell office:value-type="float" office:value="213542872">
                <text:p>213542872</text:p>
              </table:table-cell>
              <table:table-cell office:value-type="float" office:value="151631896">
                <text:p>151631896</text:p>
              </table:table-cell>
              <table:table-cell office:value-type="float" office:value="199423752">
                <text:p>199423752</text:p>
              </table:table-cell>
              <table:table-cell office:value-type="float" office:value="192907288">
                <text:p>19290728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69651208">
                <text:p>269651208</text:p>
              </table:table-cell>
              <table:table-cell office:value-type="float" office:value="213673992">
                <text:p>213673992</text:p>
              </table:table-cell>
              <table:table-cell office:value-type="float" office:value="161950936">
                <text:p>161950936</text:p>
              </table:table-cell>
              <table:table-cell office:value-type="float" office:value="202518744">
                <text:p>202518744</text:p>
              </table:table-cell>
              <table:table-cell office:value-type="float" office:value="198066808">
                <text:p>19806680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30022216">
                <text:p>130022216</text:p>
              </table:table-cell>
              <table:table-cell office:value-type="float" office:value="221420184">
                <text:p>221420184</text:p>
              </table:table-cell>
              <table:table-cell office:value-type="float" office:value="164014744">
                <text:p>164014744</text:p>
              </table:table-cell>
              <table:table-cell office:value-type="float" office:value="205237752">
                <text:p>205237752</text:p>
              </table:table-cell>
              <table:table-cell office:value-type="float" office:value="203226328">
                <text:p>20322632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37182360">
                <text:p>137182360</text:p>
              </table:table-cell>
              <table:table-cell office:value-type="float" office:value="221397224">
                <text:p>221397224</text:p>
              </table:table-cell>
              <table:table-cell office:value-type="float" office:value="167110456">
                <text:p>167110456</text:p>
              </table:table-cell>
              <table:table-cell office:value-type="float" office:value="208708728">
                <text:p>208708728</text:p>
              </table:table-cell>
              <table:table-cell office:value-type="float" office:value="207353944">
                <text:p>20735394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41309976">
                <text:p>141309976</text:p>
              </table:table-cell>
              <table:table-cell office:value-type="float" office:value="129912280">
                <text:p>129912280</text:p>
              </table:table-cell>
              <table:table-cell office:value-type="float" office:value="176397592">
                <text:p>176397592</text:p>
              </table:table-cell>
              <table:table-cell office:value-type="float" office:value="211803720">
                <text:p>211803720</text:p>
              </table:table-cell>
              <table:table-cell office:value-type="float" office:value="210449656">
                <text:p>21044965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47501400">
                <text:p>147501400</text:p>
              </table:table-cell>
              <table:table-cell office:value-type="float" office:value="130698680">
                <text:p>130698680</text:p>
              </table:table-cell>
              <table:table-cell office:value-type="float" office:value="180525208">
                <text:p>180525208</text:p>
              </table:table-cell>
              <table:table-cell office:value-type="float" office:value="215095416">
                <text:p>215095416</text:p>
              </table:table-cell>
              <table:table-cell office:value-type="float" office:value="217672984">
                <text:p>21767298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51629016">
                <text:p>151629016</text:p>
              </table:table-cell>
              <table:table-cell office:value-type="float" office:value="134089336">
                <text:p>134089336</text:p>
              </table:table-cell>
              <table:table-cell office:value-type="float" office:value="180525208">
                <text:p>180525208</text:p>
              </table:table-cell>
              <table:table-cell office:value-type="float" office:value="219222072">
                <text:p>219222072</text:p>
              </table:table-cell>
              <table:table-cell office:value-type="float" office:value="224896312">
                <text:p>22489631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53692824">
                <text:p>153692824</text:p>
              </table:table-cell>
              <table:table-cell office:value-type="float" office:value="139248856">
                <text:p>139248856</text:p>
              </table:table-cell>
              <table:table-cell office:value-type="float" office:value="181508712">
                <text:p>181508712</text:p>
              </table:table-cell>
              <table:table-cell office:value-type="float" office:value="222120360">
                <text:p>222120360</text:p>
              </table:table-cell>
              <table:table-cell office:value-type="float" office:value="230055832">
                <text:p>23005583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58852344">
                <text:p>158852344</text:p>
              </table:table-cell>
              <table:table-cell office:value-type="float" office:value="147504088">
                <text:p>147504088</text:p>
              </table:table-cell>
              <table:table-cell office:value-type="float" office:value="188074680">
                <text:p>188074680</text:p>
              </table:table-cell>
              <table:table-cell office:value-type="float" office:value="225215352">
                <text:p>225215352</text:p>
              </table:table-cell>
              <table:table-cell office:value-type="float" office:value="233151544">
                <text:p>23315154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66075672">
                <text:p>166075672</text:p>
              </table:table-cell>
              <table:table-cell office:value-type="float" office:value="149567896">
                <text:p>149567896</text:p>
              </table:table-cell>
              <table:table-cell office:value-type="float" office:value="188074680">
                <text:p>188074680</text:p>
              </table:table-cell>
              <table:table-cell office:value-type="float" office:value="114095232">
                <text:p>114095232</text:p>
              </table:table-cell>
              <table:table-cell office:value-type="float" office:value="238311064">
                <text:p>23831106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3299000">
                <text:p>173299000</text:p>
              </table:table-cell>
              <table:table-cell office:value-type="float" office:value="157823128">
                <text:p>157823128</text:p>
              </table:table-cell>
              <table:table-cell office:value-type="float" office:value="194920344">
                <text:p>194920344</text:p>
              </table:table-cell>
              <table:table-cell office:value-type="float" office:value="119644696">
                <text:p>119644696</text:p>
              </table:table-cell>
              <table:table-cell office:value-type="float" office:value="242324472">
                <text:p>24232447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8458520">
                <text:p>178458520</text:p>
              </table:table-cell>
              <table:table-cell office:value-type="float" office:value="164014552">
                <text:p>164014552</text:p>
              </table:table-cell>
              <table:table-cell office:value-type="float" office:value="196721400">
                <text:p>196721400</text:p>
              </table:table-cell>
              <table:table-cell office:value-type="float" office:value="125836120">
                <text:p>125836120</text:p>
              </table:table-cell>
              <table:table-cell office:value-type="float" office:value="245091624">
                <text:p>24509162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84649944">
                <text:p>184649944</text:p>
              </table:table-cell>
              <table:table-cell office:value-type="float" office:value="171237880">
                <text:p>171237880</text:p>
              </table:table-cell>
              <table:table-cell office:value-type="float" office:value="196721400">
                <text:p>196721400</text:p>
              </table:table-cell>
              <table:table-cell office:value-type="float" office:value="136155160">
                <text:p>136155160</text:p>
              </table:table-cell>
              <table:table-cell office:value-type="float" office:value="250118808">
                <text:p>25011880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92905176">
                <text:p>192905176</text:p>
              </table:table-cell>
              <table:table-cell office:value-type="float" office:value="177429304">
                <text:p>177429304</text:p>
              </table:table-cell>
              <table:table-cell office:value-type="float" office:value="196721400">
                <text:p>196721400</text:p>
              </table:table-cell>
              <table:table-cell office:value-type="float" office:value="144410392">
                <text:p>144410392</text:p>
              </table:table-cell>
              <table:table-cell office:value-type="float" office:value="252247704">
                <text:p>25224770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02192312">
                <text:p>202192312</text:p>
              </table:table-cell>
              <table:table-cell office:value-type="float" office:value="180525016">
                <text:p>180525016</text:p>
              </table:table-cell>
              <table:table-cell office:value-type="float" office:value="197294088">
                <text:p>197294088</text:p>
              </table:table-cell>
              <table:table-cell office:value-type="float" office:value="152665624">
                <text:p>152665624</text:p>
              </table:table-cell>
              <table:table-cell office:value-type="float" office:value="254770008">
                <text:p>25477000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05288024">
                <text:p>205288024</text:p>
              </table:table-cell>
              <table:table-cell office:value-type="float" office:value="185684536">
                <text:p>185684536</text:p>
              </table:table-cell>
              <table:table-cell office:value-type="float" office:value="204581304">
                <text:p>204581304</text:p>
              </table:table-cell>
              <table:table-cell office:value-type="float" office:value="160920856">
                <text:p>160920856</text:p>
              </table:table-cell>
              <table:table-cell office:value-type="float" office:value="257340456">
                <text:p>25734045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09415640">
                <text:p>209415640</text:p>
              </table:table-cell>
              <table:table-cell office:value-type="float" office:value="188780248">
                <text:p>188780248</text:p>
              </table:table-cell>
              <table:table-cell office:value-type="float" office:value="204521288">
                <text:p>204521288</text:p>
              </table:table-cell>
              <table:table-cell office:value-type="float" office:value="166080376">
                <text:p>166080376</text:p>
              </table:table-cell>
              <table:table-cell office:value-type="float" office:value="259403784">
                <text:p>25940378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12511352">
                <text:p>212511352</text:p>
              </table:table-cell>
              <table:table-cell office:value-type="float" office:value="197035480">
                <text:p>197035480</text:p>
              </table:table-cell>
              <table:table-cell office:value-type="float" office:value="124053128">
                <text:p>124053128</text:p>
              </table:table-cell>
              <table:table-cell office:value-type="float" office:value="169176088">
                <text:p>169176088</text:p>
              </table:table-cell>
              <table:table-cell office:value-type="float" office:value="260501016">
                <text:p>26050101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15607064">
                <text:p>215607064</text:p>
              </table:table-cell>
              <table:table-cell office:value-type="float" office:value="197035480">
                <text:p>197035480</text:p>
              </table:table-cell>
              <table:table-cell office:value-type="float" office:value="130993784">
                <text:p>130993784</text:p>
              </table:table-cell>
              <table:table-cell office:value-type="float" office:value="176399416">
                <text:p>176399416</text:p>
              </table:table-cell>
              <table:table-cell office:value-type="float" office:value="261729384">
                <text:p>26172938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19734680">
                <text:p>219734680</text:p>
              </table:table-cell>
              <table:table-cell office:value-type="float" office:value="201163096">
                <text:p>201163096</text:p>
              </table:table-cell>
              <table:table-cell office:value-type="float" office:value="130993784">
                <text:p>130993784</text:p>
              </table:table-cell>
              <table:table-cell office:value-type="float" office:value="182590808">
                <text:p>182590808</text:p>
              </table:table-cell>
              <table:table-cell office:value-type="float" office:value="263596008">
                <text:p>26359600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25222024">
                <text:p>225222024</text:p>
              </table:table-cell>
              <table:table-cell office:value-type="float" office:value="207354520">
                <text:p>207354520</text:p>
              </table:table-cell>
              <table:table-cell office:value-type="float" office:value="134089528">
                <text:p>134089528</text:p>
              </table:table-cell>
              <table:table-cell office:value-type="float" office:value="188782264">
                <text:p>188782264</text:p>
              </table:table-cell>
              <table:table-cell office:value-type="float" office:value="267722664">
                <text:p>26772266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27285352">
                <text:p>227285352</text:p>
              </table:table-cell>
              <table:table-cell office:value-type="float" office:value="213545944">
                <text:p>213545944</text:p>
              </table:table-cell>
              <table:table-cell office:value-type="float" office:value="140280952">
                <text:p>140280952</text:p>
              </table:table-cell>
              <table:table-cell office:value-type="float" office:value="191632392">
                <text:p>191632392</text:p>
              </table:table-cell>
              <table:table-cell office:value-type="float" office:value="272177160">
                <text:p>27217716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30380344">
                <text:p>230380344</text:p>
              </table:table-cell>
              <table:table-cell office:value-type="float" office:value="219737368">
                <text:p>219737368</text:p>
              </table:table-cell>
              <table:table-cell office:value-type="float" office:value="147504280">
                <text:p>147504280</text:p>
              </table:table-cell>
              <table:table-cell office:value-type="float" office:value="194727384">
                <text:p>194727384</text:p>
              </table:table-cell>
              <table:table-cell office:value-type="float" office:value="275451448">
                <text:p>27545144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33999880">
                <text:p>233999880</text:p>
              </table:table-cell>
              <table:table-cell office:value-type="float" office:value="225928792">
                <text:p>225928792</text:p>
              </table:table-cell>
              <table:table-cell office:value-type="float" office:value="149568088">
                <text:p>149568088</text:p>
              </table:table-cell>
              <table:table-cell office:value-type="float" office:value="197822376">
                <text:p>197822376</text:p>
              </table:table-cell>
              <table:table-cell office:value-type="float" office:value="278039304">
                <text:p>27803930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37226008">
                <text:p>237226008</text:p>
              </table:table-cell>
              <table:table-cell office:value-type="float" office:value="230056408">
                <text:p>230056408</text:p>
              </table:table-cell>
              <table:table-cell office:value-type="float" office:value="156791416">
                <text:p>156791416</text:p>
              </table:table-cell>
              <table:table-cell office:value-type="float" office:value="201555624">
                <text:p>201555624</text:p>
              </table:table-cell>
              <table:table-cell office:value-type="float" office:value="281527704">
                <text:p>28152770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40369128">
                <text:p>240369128</text:p>
              </table:table-cell>
              <table:table-cell office:value-type="float" office:value="238311640">
                <text:p>238311640</text:p>
              </table:table-cell>
              <table:table-cell office:value-type="float" office:value="164014744">
                <text:p>164014744</text:p>
              </table:table-cell>
              <table:table-cell office:value-type="float" office:value="206075688">
                <text:p>206075688</text:p>
              </table:table-cell>
              <table:table-cell office:value-type="float" office:value="133881784">
                <text:p>13388178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48753592">
                <text:p>248753592</text:p>
              </table:table-cell>
              <table:table-cell office:value-type="float" office:value="246254520">
                <text:p>246254520</text:p>
              </table:table-cell>
              <table:table-cell office:value-type="float" office:value="180525208">
                <text:p>180525208</text:p>
              </table:table-cell>
              <table:table-cell office:value-type="float" office:value="213297336">
                <text:p>213297336</text:p>
              </table:table-cell>
              <table:table-cell office:value-type="float" office:value="141309928">
                <text:p>14130992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51275896">
                <text:p>251275896</text:p>
              </table:table-cell>
              <table:table-cell office:value-type="float" office:value="246254520">
                <text:p>246254520</text:p>
              </table:table-cell>
              <table:table-cell office:value-type="float" office:value="180525208">
                <text:p>180525208</text:p>
              </table:table-cell>
              <table:table-cell office:value-type="float" office:value="215998920">
                <text:p>215998920</text:p>
              </table:table-cell>
              <table:table-cell office:value-type="float" office:value="145437544">
                <text:p>14543754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53732632">
                <text:p>253732632</text:p>
              </table:table-cell>
              <table:table-cell office:value-type="float" office:value="246254520">
                <text:p>246254520</text:p>
              </table:table-cell>
              <table:table-cell office:value-type="float" office:value="180525208">
                <text:p>180525208</text:p>
              </table:table-cell>
              <table:table-cell office:value-type="float" office:value="219093912">
                <text:p>219093912</text:p>
              </table:table-cell>
              <table:table-cell office:value-type="float" office:value="150597064">
                <text:p>15059706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56827624">
                <text:p>256827624</text:p>
              </table:table-cell>
              <table:table-cell office:value-type="float" office:value="246254520">
                <text:p>246254520</text:p>
              </table:table-cell>
              <table:table-cell office:value-type="float" office:value="180525208">
                <text:p>180525208</text:p>
              </table:table-cell>
              <table:table-cell office:value-type="float" office:value="222188904">
                <text:p>222188904</text:p>
              </table:table-cell>
              <table:table-cell office:value-type="float" office:value="154724680">
                <text:p>15472468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59922616">
                <text:p>259922616</text:p>
              </table:table-cell>
              <table:table-cell office:value-type="float" office:value="254114424">
                <text:p>254114424</text:p>
              </table:table-cell>
              <table:table-cell office:value-type="float" office:value="188074680">
                <text:p>188074680</text:p>
              </table:table-cell>
              <table:table-cell office:value-type="float" office:value="225808440">
                <text:p>225808440</text:p>
              </table:table-cell>
              <table:table-cell office:value-type="float" office:value="161948008">
                <text:p>16194800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63017608">
                <text:p>263017608</text:p>
              </table:table-cell>
              <table:table-cell office:value-type="float" office:value="254114424">
                <text:p>254114424</text:p>
              </table:table-cell>
              <table:table-cell office:value-type="float" office:value="188074680">
                <text:p>188074680</text:p>
              </table:table-cell>
              <table:table-cell office:value-type="float" office:value="118366568">
                <text:p>118366568</text:p>
              </table:table-cell>
              <table:table-cell office:value-type="float" office:value="166075624">
                <text:p>16607562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66112600">
                <text:p>266112600</text:p>
              </table:table-cell>
              <table:table-cell office:value-type="float" office:value="255342792">
                <text:p>255342792</text:p>
              </table:table-cell>
              <table:table-cell office:value-type="float" office:value="193167432">
                <text:p>193167432</text:p>
              </table:table-cell>
              <table:table-cell office:value-type="float" office:value="125832712">
                <text:p>125832712</text:p>
              </table:table-cell>
              <table:table-cell office:value-type="float" office:value="170203240">
                <text:p>17020324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68420776">
                <text:p>268420776</text:p>
              </table:table-cell>
              <table:table-cell office:value-type="float" office:value="262761144">
                <text:p>262761144</text:p>
              </table:table-cell>
              <table:table-cell office:value-type="float" office:value="196721400">
                <text:p>196721400</text:p>
              </table:table-cell>
              <table:table-cell office:value-type="float" office:value="130992232">
                <text:p>130992232</text:p>
              </table:table-cell>
              <table:table-cell office:value-type="float" office:value="171235144">
                <text:p>17123514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42072376">
                <text:p>142072376</text:p>
              </table:table-cell>
              <table:table-cell office:value-type="float" office:value="262761144">
                <text:p>262761144</text:p>
              </table:table-cell>
              <table:table-cell office:value-type="float" office:value="196721400">
                <text:p>196721400</text:p>
              </table:table-cell>
              <table:table-cell office:value-type="float" office:value="138215560">
                <text:p>138215560</text:p>
              </table:table-cell>
              <table:table-cell office:value-type="float" office:value="177426568">
                <text:p>17742656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48533880">
                <text:p>148533880</text:p>
              </table:table-cell>
              <table:table-cell office:value-type="float" office:value="262761144">
                <text:p>262761144</text:p>
              </table:table-cell>
              <table:table-cell office:value-type="float" office:value="196721400">
                <text:p>196721400</text:p>
              </table:table-cell>
              <table:table-cell office:value-type="float" office:value="145438888">
                <text:p>145438888</text:p>
              </table:table-cell>
              <table:table-cell office:value-type="float" office:value="187745608">
                <text:p>18774560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53693400">
                <text:p>153693400</text:p>
              </table:table-cell>
              <table:table-cell office:value-type="float" office:value="117259496">
                <text:p>117259496</text:p>
              </table:table-cell>
              <table:table-cell office:value-type="float" office:value="196721400">
                <text:p>196721400</text:p>
              </table:table-cell>
              <table:table-cell office:value-type="float" office:value="152662216">
                <text:p>152662216</text:p>
              </table:table-cell>
              <table:table-cell office:value-type="float" office:value="187745608">
                <text:p>18774560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59884824">
                <text:p>159884824</text:p>
              </table:table-cell>
              <table:table-cell office:value-type="float" office:value="125834152">
                <text:p>125834152</text:p>
              </table:table-cell>
              <table:table-cell office:value-type="float" office:value="204581304">
                <text:p>204581304</text:p>
              </table:table-cell>
              <table:table-cell office:value-type="float" office:value="158853640">
                <text:p>158853640</text:p>
              </table:table-cell>
              <table:table-cell office:value-type="float" office:value="196000840">
                <text:p>19600084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67108152">
                <text:p>167108152</text:p>
              </table:table-cell>
              <table:table-cell office:value-type="float" office:value="128929864">
                <text:p>128929864</text:p>
              </table:table-cell>
              <table:table-cell office:value-type="float" office:value="204581304">
                <text:p>204581304</text:p>
              </table:table-cell>
              <table:table-cell office:value-type="float" office:value="162981256">
                <text:p>162981256</text:p>
              </table:table-cell>
              <table:table-cell office:value-type="float" office:value="203224168">
                <text:p>20322416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1235768">
                <text:p>171235768</text:p>
              </table:table-cell>
              <table:table-cell office:value-type="float" office:value="132025576">
                <text:p>132025576</text:p>
              </table:table-cell>
              <table:table-cell office:value-type="float" office:value="124053160">
                <text:p>124053160</text:p>
              </table:table-cell>
              <table:table-cell office:value-type="float" office:value="168140776">
                <text:p>168140776</text:p>
              </table:table-cell>
              <table:table-cell office:value-type="float" office:value="204256072">
                <text:p>20425607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5363384">
                <text:p>175363384</text:p>
              </table:table-cell>
              <table:table-cell office:value-type="float" office:value="137185096">
                <text:p>137185096</text:p>
              </table:table-cell>
              <table:table-cell office:value-type="float" office:value="130993816">
                <text:p>130993816</text:p>
              </table:table-cell>
              <table:table-cell office:value-type="float" office:value="168140776">
                <text:p>168140776</text:p>
              </table:table-cell>
              <table:table-cell office:value-type="float" office:value="212511304">
                <text:p>21251130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81554808">
                <text:p>181554808</text:p>
              </table:table-cell>
              <table:table-cell office:value-type="float" office:value="148536040">
                <text:p>148536040</text:p>
              </table:table-cell>
              <table:table-cell office:value-type="float" office:value="130993816">
                <text:p>130993816</text:p>
              </table:table-cell>
              <table:table-cell office:value-type="float" office:value="174332200">
                <text:p>174332200</text:p>
              </table:table-cell>
              <table:table-cell office:value-type="float" office:value="216638920">
                <text:p>21663892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88778136">
                <text:p>188778136</text:p>
              </table:table-cell>
              <table:table-cell office:value-type="float" office:value="148536040">
                <text:p>148536040</text:p>
              </table:table-cell>
              <table:table-cell office:value-type="float" office:value="134089528">
                <text:p>134089528</text:p>
              </table:table-cell>
              <table:table-cell office:value-type="float" office:value="177116760">
                <text:p>177116760</text:p>
              </table:table-cell>
              <table:table-cell office:value-type="float" office:value="220766536">
                <text:p>22076653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96001464">
                <text:p>196001464</text:p>
              </table:table-cell>
              <table:table-cell office:value-type="float" office:value="155759368">
                <text:p>155759368</text:p>
              </table:table-cell>
              <table:table-cell office:value-type="float" office:value="141312856">
                <text:p>141312856</text:p>
              </table:table-cell>
              <table:table-cell office:value-type="float" office:value="184010568">
                <text:p>184010568</text:p>
              </table:table-cell>
              <table:table-cell office:value-type="float" office:value="227989864">
                <text:p>22798986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01160984">
                <text:p>201160984</text:p>
              </table:table-cell>
              <table:table-cell office:value-type="float" office:value="160918888">
                <text:p>160918888</text:p>
              </table:table-cell>
              <table:table-cell office:value-type="float" office:value="147504280">
                <text:p>147504280</text:p>
              </table:table-cell>
              <table:table-cell office:value-type="float" office:value="184010568">
                <text:p>184010568</text:p>
              </table:table-cell>
              <table:table-cell office:value-type="float" office:value="235213192">
                <text:p>23521319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10448120">
                <text:p>210448120</text:p>
              </table:table-cell>
              <table:table-cell office:value-type="float" office:value="165046504">
                <text:p>165046504</text:p>
              </table:table-cell>
              <table:table-cell office:value-type="float" office:value="149568088">
                <text:p>149568088</text:p>
              </table:table-cell>
              <table:table-cell office:value-type="float" office:value="184010568">
                <text:p>184010568</text:p>
              </table:table-cell>
              <table:table-cell office:value-type="float" office:value="237277000">
                <text:p>23727700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18703352">
                <text:p>218703352</text:p>
              </table:table-cell>
              <table:table-cell office:value-type="float" office:value="172269832">
                <text:p>172269832</text:p>
              </table:table-cell>
              <table:table-cell office:value-type="float" office:value="157823320">
                <text:p>157823320</text:p>
              </table:table-cell>
              <table:table-cell office:value-type="float" office:value="184010568">
                <text:p>184010568</text:p>
              </table:table-cell>
              <table:table-cell office:value-type="float" office:value="237277000">
                <text:p>23727700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23862872">
                <text:p>223862872</text:p>
              </table:table-cell>
              <table:table-cell office:value-type="float" office:value="179493160">
                <text:p>179493160</text:p>
              </table:table-cell>
              <table:table-cell office:value-type="float" office:value="164014744">
                <text:p>164014744</text:p>
              </table:table-cell>
              <table:table-cell office:value-type="float" office:value="189103320">
                <text:p>189103320</text:p>
              </table:table-cell>
              <table:table-cell office:value-type="float" office:value="237277000">
                <text:p>23727700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28908424">
                <text:p>228908424</text:p>
              </table:table-cell>
              <table:table-cell office:value-type="float" office:value="181556968">
                <text:p>181556968</text:p>
              </table:table-cell>
              <table:table-cell office:value-type="float" office:value="167110456">
                <text:p>167110456</text:p>
              </table:table-cell>
              <table:table-cell office:value-type="float" office:value="191870488">
                <text:p>191870488</text:p>
              </table:table-cell>
              <table:table-cell office:value-type="float" office:value="244826472">
                <text:p>24482647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31347736">
                <text:p>231347736</text:p>
              </table:table-cell>
              <table:table-cell office:value-type="float" office:value="183620776">
                <text:p>183620776</text:p>
              </table:table-cell>
              <table:table-cell office:value-type="float" office:value="172269976">
                <text:p>172269976</text:p>
              </table:table-cell>
              <table:table-cell office:value-type="float" office:value="191870488">
                <text:p>191870488</text:p>
              </table:table-cell>
              <table:table-cell office:value-type="float" office:value="244826472">
                <text:p>24482647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33411064">
                <text:p>233411064</text:p>
              </table:table-cell>
              <table:table-cell office:value-type="float" office:value="188780296">
                <text:p>188780296</text:p>
              </table:table-cell>
              <table:table-cell office:value-type="float" office:value="177756120">
                <text:p>177756120</text:p>
              </table:table-cell>
              <table:table-cell office:value-type="float" office:value="199551096">
                <text:p>199551096</text:p>
              </table:table-cell>
              <table:table-cell office:value-type="float" office:value="249608808">
                <text:p>24960880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37537720">
                <text:p>237537720</text:p>
              </table:table-cell>
              <table:table-cell office:value-type="float" office:value="198067432">
                <text:p>198067432</text:p>
              </table:table-cell>
              <table:table-cell office:value-type="float" office:value="180212856">
                <text:p>180212856</text:p>
              </table:table-cell>
              <table:table-cell office:value-type="float" office:value="200517192">
                <text:p>200517192</text:p>
              </table:table-cell>
              <table:table-cell office:value-type="float" office:value="253473192">
                <text:p>25347319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37537720">
                <text:p>237537720</text:p>
              </table:table-cell>
              <table:table-cell office:value-type="float" office:value="198067432">
                <text:p>198067432</text:p>
              </table:table-cell>
              <table:table-cell office:value-type="float" office:value="180212856">
                <text:p>180212856</text:p>
              </table:table-cell>
              <table:table-cell office:value-type="float" office:value="200517192">
                <text:p>200517192</text:p>
              </table:table-cell>
              <table:table-cell office:value-type="float" office:value="253473192">
                <text:p>25347319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45791032">
                <text:p>245791032</text:p>
              </table:table-cell>
              <table:table-cell office:value-type="float" office:value="205290760">
                <text:p>205290760</text:p>
              </table:table-cell>
              <table:table-cell office:value-type="float" office:value="180212856">
                <text:p>180212856</text:p>
              </table:table-cell>
              <table:table-cell office:value-type="float" office:value="118311752">
                <text:p>118311752</text:p>
              </table:table-cell>
              <table:table-cell office:value-type="float" office:value="253473192">
                <text:p>25347319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45791032">
                <text:p>245791032</text:p>
              </table:table-cell>
              <table:table-cell office:value-type="float" office:value="214577896">
                <text:p>214577896</text:p>
              </table:table-cell>
              <table:table-cell office:value-type="float" office:value="180278424">
                <text:p>180278424</text:p>
              </table:table-cell>
              <table:table-cell office:value-type="float" office:value="125834008">
                <text:p>125834008</text:p>
              </table:table-cell>
              <table:table-cell office:value-type="float" office:value="253473192">
                <text:p>25347319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45791032">
                <text:p>245791032</text:p>
              </table:table-cell>
              <table:table-cell office:value-type="float" office:value="214577896">
                <text:p>214577896</text:p>
              </table:table-cell>
              <table:table-cell office:value-type="float" office:value="188072760">
                <text:p>188072760</text:p>
              </table:table-cell>
              <table:table-cell office:value-type="float" office:value="130993528">
                <text:p>130993528</text:p>
              </table:table-cell>
              <table:table-cell office:value-type="float" office:value="261333096">
                <text:p>26133309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45791032">
                <text:p>245791032</text:p>
              </table:table-cell>
              <table:table-cell office:value-type="float" office:value="214577896">
                <text:p>214577896</text:p>
              </table:table-cell>
              <table:table-cell office:value-type="float" office:value="188072760">
                <text:p>188072760</text:p>
              </table:table-cell>
              <table:table-cell office:value-type="float" office:value="135121144">
                <text:p>135121144</text:p>
              </table:table-cell>
              <table:table-cell office:value-type="float" office:value="261304472">
                <text:p>26130447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53340520">
                <text:p>253340520</text:p>
              </table:table-cell>
              <table:table-cell office:value-type="float" office:value="214577896">
                <text:p>214577896</text:p>
              </table:table-cell>
              <table:table-cell office:value-type="float" office:value="194787288">
                <text:p>194787288</text:p>
              </table:table-cell>
              <table:table-cell office:value-type="float" office:value="146472088">
                <text:p>146472088</text:p>
              </table:table-cell>
              <table:table-cell office:value-type="float" office:value="123021224">
                <text:p>12302122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60890008">
                <text:p>260890008</text:p>
              </table:table-cell>
              <table:table-cell office:value-type="float" office:value="218770104">
                <text:p>218770104</text:p>
              </table:table-cell>
              <table:table-cell office:value-type="float" office:value="196719480">
                <text:p>196719480</text:p>
              </table:table-cell>
              <table:table-cell office:value-type="float" office:value="147503992">
                <text:p>147503992</text:p>
              </table:table-cell>
              <table:table-cell office:value-type="float" office:value="130993816">
                <text:p>13099381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23898280">
                <text:p>123898280</text:p>
              </table:table-cell>
              <table:table-cell office:value-type="float" office:value="221799544">
                <text:p>221799544</text:p>
              </table:table-cell>
              <table:table-cell office:value-type="float" office:value="196719480">
                <text:p>196719480</text:p>
              </table:table-cell>
              <table:table-cell office:value-type="float" office:value="155759224">
                <text:p>155759224</text:p>
              </table:table-cell>
              <table:table-cell office:value-type="float" office:value="130993816">
                <text:p>13099381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24717000">
                <text:p>124717000</text:p>
              </table:table-cell>
              <table:table-cell office:value-type="float" office:value="221799544">
                <text:p>221799544</text:p>
              </table:table-cell>
              <table:table-cell office:value-type="float" office:value="197061592">
                <text:p>197061592</text:p>
              </table:table-cell>
              <table:table-cell office:value-type="float" office:value="164014456">
                <text:p>164014456</text:p>
              </table:table-cell>
              <table:table-cell office:value-type="float" office:value="137185240">
                <text:p>13718524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24717000">
                <text:p>124717000</text:p>
              </table:table-cell>
              <table:table-cell office:value-type="float" office:value="228186216">
                <text:p>228186216</text:p>
              </table:table-cell>
              <table:table-cell office:value-type="float" office:value="123770536">
                <text:p>123770536</text:p>
              </table:table-cell>
              <table:table-cell office:value-type="float" office:value="164014456">
                <text:p>164014456</text:p>
              </table:table-cell>
              <table:table-cell office:value-type="float" office:value="143376664">
                <text:p>14337666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33055800">
                <text:p>133055800</text:p>
              </table:table-cell>
              <table:table-cell office:value-type="float" office:value="230446248">
                <text:p>230446248</text:p>
              </table:table-cell>
              <table:table-cell office:value-type="float" office:value="125834344">
                <text:p>125834344</text:p>
              </table:table-cell>
              <table:table-cell office:value-type="float" office:value="171237784">
                <text:p>171237784</text:p>
              </table:table-cell>
              <table:table-cell office:value-type="float" office:value="147504280">
                <text:p>14750428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41311032">
                <text:p>141311032</text:p>
              </table:table-cell>
              <table:table-cell office:value-type="float" office:value="230446248">
                <text:p>230446248</text:p>
              </table:table-cell>
              <table:table-cell office:value-type="float" office:value="132025768">
                <text:p>132025768</text:p>
              </table:table-cell>
              <table:table-cell office:value-type="float" office:value="180524920">
                <text:p>180524920</text:p>
              </table:table-cell>
              <table:table-cell office:value-type="float" office:value="164014744">
                <text:p>16401474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57821496">
                <text:p>157821496</text:p>
              </table:table-cell>
              <table:table-cell office:value-type="float" office:value="238306168">
                <text:p>238306168</text:p>
              </table:table-cell>
              <table:table-cell office:value-type="float" office:value="148536232">
                <text:p>148536232</text:p>
              </table:table-cell>
              <table:table-cell office:value-type="float" office:value="186601176">
                <text:p>186601176</text:p>
              </table:table-cell>
              <table:table-cell office:value-type="float" office:value="180525208">
                <text:p>18052520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57821496">
                <text:p>157821496</text:p>
              </table:table-cell>
              <table:table-cell office:value-type="float" office:value="124052936">
                <text:p>124052936</text:p>
              </table:table-cell>
              <table:table-cell office:value-type="float" office:value="148536232">
                <text:p>148536232</text:p>
              </table:table-cell>
              <table:table-cell office:value-type="float" office:value="187943256">
                <text:p>187943256</text:p>
              </table:table-cell>
              <table:table-cell office:value-type="float" office:value="180525208">
                <text:p>18052520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66076728">
                <text:p>166076728</text:p>
              </table:table-cell>
              <table:table-cell office:value-type="float" office:value="130993576">
                <text:p>130993576</text:p>
              </table:table-cell>
              <table:table-cell office:value-type="float" office:value="153695752">
                <text:p>153695752</text:p>
              </table:table-cell>
              <table:table-cell office:value-type="float" office:value="188402232">
                <text:p>188402232</text:p>
              </table:table-cell>
              <table:table-cell office:value-type="float" office:value="188780440">
                <text:p>18878044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74331960">
                <text:p>174331960</text:p>
              </table:table-cell>
              <table:table-cell office:value-type="float" office:value="130993576">
                <text:p>130993576</text:p>
              </table:table-cell>
              <table:table-cell office:value-type="float" office:value="161950984">
                <text:p>161950984</text:p>
              </table:table-cell>
              <table:table-cell office:value-type="float" office:value="195951720">
                <text:p>195951720</text:p>
              </table:table-cell>
              <table:table-cell office:value-type="float" office:value="193939960">
                <text:p>19393996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74331960">
                <text:p>174331960</text:p>
              </table:table-cell>
              <table:table-cell office:value-type="float" office:value="132025480">
                <text:p>132025480</text:p>
              </table:table-cell>
              <table:table-cell office:value-type="float" office:value="165046696">
                <text:p>165046696</text:p>
              </table:table-cell>
              <table:table-cell office:value-type="float" office:value="196589976">
                <text:p>196589976</text:p>
              </table:table-cell>
              <table:table-cell office:value-type="float" office:value="197035672">
                <text:p>19703567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2587192">
                <text:p>182587192</text:p>
              </table:table-cell>
              <table:table-cell office:value-type="float" office:value="139248808">
                <text:p>139248808</text:p>
              </table:table-cell>
              <table:table-cell office:value-type="float" office:value="165046696">
                <text:p>165046696</text:p>
              </table:table-cell>
              <table:table-cell office:value-type="float" office:value="196589976">
                <text:p>196589976</text:p>
              </table:table-cell>
              <table:table-cell office:value-type="float" office:value="200131384">
                <text:p>20013138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90842424">
                <text:p>190842424</text:p>
              </table:table-cell>
              <table:table-cell office:value-type="float" office:value="147504040">
                <text:p>147504040</text:p>
              </table:table-cell>
              <table:table-cell office:value-type="float" office:value="165046696">
                <text:p>165046696</text:p>
              </table:table-cell>
              <table:table-cell office:value-type="float" office:value="196589976">
                <text:p>196589976</text:p>
              </table:table-cell>
              <table:table-cell office:value-type="float" office:value="205290872">
                <text:p>20529087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90842424">
                <text:p>190842424</text:p>
              </table:table-cell>
              <table:table-cell office:value-type="float" office:value="147504040">
                <text:p>147504040</text:p>
              </table:table-cell>
              <table:table-cell office:value-type="float" office:value="172268344">
                <text:p>172268344</text:p>
              </table:table-cell>
              <table:table-cell office:value-type="float" office:value="196589976">
                <text:p>196589976</text:p>
              </table:table-cell>
              <table:table-cell office:value-type="float" office:value="213546136">
                <text:p>21354613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99097656">
                <text:p>199097656</text:p>
              </table:table-cell>
              <table:table-cell office:value-type="float" office:value="155759272">
                <text:p>155759272</text:p>
              </table:table-cell>
              <table:table-cell office:value-type="float" office:value="172268344">
                <text:p>172268344</text:p>
              </table:table-cell>
              <table:table-cell office:value-type="float" office:value="204449880">
                <text:p>204449880</text:p>
              </table:table-cell>
              <table:table-cell office:value-type="float" office:value="222833272">
                <text:p>22283327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07352888">
                <text:p>207352888</text:p>
              </table:table-cell>
              <table:table-cell office:value-type="float" office:value="164014504">
                <text:p>164014504</text:p>
              </table:table-cell>
              <table:table-cell office:value-type="float" office:value="177492216">
                <text:p>177492216</text:p>
              </table:table-cell>
              <table:table-cell office:value-type="float" office:value="204413336">
                <text:p>204413336</text:p>
              </table:table-cell>
              <table:table-cell office:value-type="float" office:value="230056600">
                <text:p>23005660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07352888">
                <text:p>207352888</text:p>
              </table:table-cell>
              <table:table-cell office:value-type="float" office:value="168142120">
                <text:p>168142120</text:p>
              </table:table-cell>
              <table:table-cell office:value-type="float" office:value="180915048">
                <text:p>180915048</text:p>
              </table:table-cell>
              <table:table-cell office:value-type="float" office:value="128934472">
                <text:p>128934472</text:p>
              </table:table-cell>
              <table:table-cell office:value-type="float" office:value="238311832">
                <text:p>23831183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15608120">
                <text:p>215608120</text:p>
              </table:table-cell>
              <table:table-cell office:value-type="float" office:value="173301640">
                <text:p>173301640</text:p>
              </table:table-cell>
              <table:table-cell office:value-type="float" office:value="180915048">
                <text:p>180915048</text:p>
              </table:table-cell>
              <table:table-cell office:value-type="float" office:value="130797176">
                <text:p>130797176</text:p>
              </table:table-cell>
              <table:table-cell office:value-type="float" office:value="246567064">
                <text:p>24656706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18703832">
                <text:p>218703832</text:p>
              </table:table-cell>
              <table:table-cell office:value-type="float" office:value="180524968">
                <text:p>180524968</text:p>
              </table:table-cell>
              <table:table-cell office:value-type="float" office:value="180915048">
                <text:p>180915048</text:p>
              </table:table-cell>
              <table:table-cell office:value-type="float" office:value="130797176">
                <text:p>130797176</text:p>
              </table:table-cell>
              <table:table-cell office:value-type="float" office:value="246567064">
                <text:p>24656706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23863352">
                <text:p>223863352</text:p>
              </table:table-cell>
              <table:table-cell office:value-type="float" office:value="182588776">
                <text:p>182588776</text:p>
              </table:table-cell>
              <table:table-cell office:value-type="float" office:value="180915048">
                <text:p>180915048</text:p>
              </table:table-cell>
              <table:table-cell office:value-type="float" office:value="134089528">
                <text:p>134089528</text:p>
              </table:table-cell>
              <table:table-cell office:value-type="float" office:value="252758488">
                <text:p>25275848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23863352">
                <text:p>223863352</text:p>
              </table:table-cell>
              <table:table-cell office:value-type="float" office:value="189812104">
                <text:p>189812104</text:p>
              </table:table-cell>
              <table:table-cell office:value-type="float" office:value="188398968">
                <text:p>188398968</text:p>
              </table:table-cell>
              <table:table-cell office:value-type="float" office:value="140280952">
                <text:p>140280952</text:p>
              </table:table-cell>
              <table:table-cell office:value-type="float" office:value="261013720">
                <text:p>26101372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23863352">
                <text:p>223863352</text:p>
              </table:table-cell>
              <table:table-cell office:value-type="float" office:value="197035432">
                <text:p>197035432</text:p>
              </table:table-cell>
              <table:table-cell office:value-type="float" office:value="188774968">
                <text:p>188774968</text:p>
              </table:table-cell>
              <table:table-cell office:value-type="float" office:value="147504280">
                <text:p>147504280</text:p>
              </table:table-cell>
              <table:table-cell office:value-type="float" office:value="263077528">
                <text:p>26307752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26910184">
                <text:p>226910184</text:p>
              </table:table-cell>
              <table:table-cell office:value-type="float" office:value="205290664">
                <text:p>205290664</text:p>
              </table:table-cell>
              <table:table-cell office:value-type="float" office:value="126201560">
                <text:p>126201560</text:p>
              </table:table-cell>
              <table:table-cell office:value-type="float" office:value="149568088">
                <text:p>149568088</text:p>
              </table:table-cell>
              <table:table-cell office:value-type="float" office:value="263077528">
                <text:p>26307752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31281688">
                <text:p>231281688</text:p>
              </table:table-cell>
              <table:table-cell office:value-type="float" office:value="212513960">
                <text:p>212513960</text:p>
              </table:table-cell>
              <table:table-cell office:value-type="float" office:value="130993768">
                <text:p>130993768</text:p>
              </table:table-cell>
              <table:table-cell office:value-type="float" office:value="160919032">
                <text:p>160919032</text:p>
              </table:table-cell>
              <table:table-cell office:value-type="float" office:value="267269736">
                <text:p>26726973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31281688">
                <text:p>231281688</text:p>
              </table:table-cell>
              <table:table-cell office:value-type="float" office:value="213545896">
                <text:p>213545896</text:p>
              </table:table-cell>
              <table:table-cell office:value-type="float" office:value="130993768">
                <text:p>130993768</text:p>
              </table:table-cell>
              <table:table-cell office:value-type="float" office:value="164014744">
                <text:p>164014744</text:p>
              </table:table-cell>
              <table:table-cell office:value-type="float" office:value="270627000">
                <text:p>27062700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39928408">
                <text:p>239928408</text:p>
              </table:table-cell>
              <table:table-cell office:value-type="float" office:value="213545896">
                <text:p>213545896</text:p>
              </table:table-cell>
              <table:table-cell office:value-type="float" office:value="139249000">
                <text:p>139249000</text:p>
              </table:table-cell>
              <table:table-cell office:value-type="float" office:value="172269976">
                <text:p>172269976</text:p>
              </table:table-cell>
              <table:table-cell office:value-type="float" office:value="270627000">
                <text:p>27062700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39928408">
                <text:p>239928408</text:p>
              </table:table-cell>
              <table:table-cell office:value-type="float" office:value="214905384">
                <text:p>214905384</text:p>
              </table:table-cell>
              <table:table-cell office:value-type="float" office:value="145440424">
                <text:p>145440424</text:p>
              </table:table-cell>
              <table:table-cell office:value-type="float" office:value="180525208">
                <text:p>180525208</text:p>
              </table:table-cell>
              <table:table-cell office:value-type="float" office:value="279273720">
                <text:p>27927372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39928408">
                <text:p>239928408</text:p>
              </table:table-cell>
              <table:table-cell office:value-type="float" office:value="221095368">
                <text:p>221095368</text:p>
              </table:table-cell>
              <table:table-cell office:value-type="float" office:value="147504232">
                <text:p>147504232</text:p>
              </table:table-cell>
              <table:table-cell office:value-type="float" office:value="180525208">
                <text:p>180525208</text:p>
              </table:table-cell>
              <table:table-cell office:value-type="float" office:value="279273720">
                <text:p>27927372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39928408">
                <text:p>239928408</text:p>
              </table:table-cell>
              <table:table-cell office:value-type="float" office:value="221095368">
                <text:p>221095368</text:p>
              </table:table-cell>
              <table:table-cell office:value-type="float" office:value="154727560">
                <text:p>154727560</text:p>
              </table:table-cell>
              <table:table-cell office:value-type="float" office:value="180525208">
                <text:p>180525208</text:p>
              </table:table-cell>
              <table:table-cell office:value-type="float" office:value="279273720">
                <text:p>27927372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39928408">
                <text:p>239928408</text:p>
              </table:table-cell>
              <table:table-cell office:value-type="float" office:value="229020856">
                <text:p>229020856</text:p>
              </table:table-cell>
              <table:table-cell office:value-type="float" office:value="157823272">
                <text:p>157823272</text:p>
              </table:table-cell>
              <table:table-cell office:value-type="float" office:value="185569800">
                <text:p>185569800</text:p>
              </table:table-cell>
              <table:table-cell office:value-type="float" office:value="279273720">
                <text:p>27927372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46446232">
                <text:p>246446232</text:p>
              </table:table-cell>
              <table:table-cell office:value-type="float" office:value="229742088">
                <text:p>229742088</text:p>
              </table:table-cell>
              <table:table-cell office:value-type="float" office:value="164014696">
                <text:p>164014696</text:p>
              </table:table-cell>
              <table:table-cell office:value-type="float" office:value="188074680">
                <text:p>188074680</text:p>
              </table:table-cell>
              <table:table-cell office:value-type="float" office:value="284497608">
                <text:p>28449760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47788312">
                <text:p>247788312</text:p>
              </table:table-cell>
              <table:table-cell office:value-type="float" office:value="229742088">
                <text:p>229742088</text:p>
              </table:table-cell>
              <table:table-cell office:value-type="float" office:value="167110408">
                <text:p>167110408</text:p>
              </table:table-cell>
              <table:table-cell office:value-type="float" office:value="195558600">
                <text:p>195558600</text:p>
              </table:table-cell>
              <table:table-cell office:value-type="float" office:value="287133624">
                <text:p>28713362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24604152">
                <text:p>124604152</text:p>
              </table:table-cell>
              <table:table-cell office:value-type="float" office:value="229742088">
                <text:p>229742088</text:p>
              </table:table-cell>
              <table:table-cell office:value-type="float" office:value="172269928">
                <text:p>172269928</text:p>
              </table:table-cell>
              <table:table-cell office:value-type="float" office:value="196721400">
                <text:p>196721400</text:p>
              </table:table-cell>
              <table:table-cell office:value-type="float" office:value="123021224">
                <text:p>12302122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30993816">
                <text:p>130993816</text:p>
              </table:table-cell>
              <table:table-cell office:value-type="float" office:value="231543144">
                <text:p>231543144</text:p>
              </table:table-cell>
              <table:table-cell office:value-type="float" office:value="178083912">
                <text:p>178083912</text:p>
              </table:table-cell>
              <table:table-cell office:value-type="float" office:value="196721400">
                <text:p>196721400</text:p>
              </table:table-cell>
              <table:table-cell office:value-type="float" office:value="127508584">
                <text:p>12750858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30993816">
                <text:p>130993816</text:p>
              </table:table-cell>
              <table:table-cell office:value-type="float" office:value="237601992">
                <text:p>237601992</text:p>
              </table:table-cell>
              <table:table-cell office:value-type="float" office:value="180212808">
                <text:p>180212808</text:p>
              </table:table-cell>
              <table:table-cell office:value-type="float" office:value="196721400">
                <text:p>196721400</text:p>
              </table:table-cell>
              <table:table-cell office:value-type="float" office:value="130993816">
                <text:p>13099381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41312856">
                <text:p>141312856</text:p>
              </table:table-cell>
              <table:table-cell office:value-type="float" office:value="123134744">
                <text:p>123134744</text:p>
              </table:table-cell>
              <table:table-cell office:value-type="float" office:value="180212808">
                <text:p>180212808</text:p>
              </table:table-cell>
              <table:table-cell office:value-type="float" office:value="204581304">
                <text:p>204581304</text:p>
              </table:table-cell>
              <table:table-cell office:value-type="float" office:value="130993816">
                <text:p>13099381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47504280">
                <text:p>147504280</text:p>
              </table:table-cell>
              <table:table-cell office:value-type="float" office:value="130856984">
                <text:p>130856984</text:p>
              </table:table-cell>
              <table:table-cell office:value-type="float" office:value="180212808">
                <text:p>180212808</text:p>
              </table:table-cell>
              <table:table-cell office:value-type="float" office:value="123021224">
                <text:p>123021224</text:p>
              </table:table-cell>
              <table:table-cell office:value-type="float" office:value="139249048">
                <text:p>13924904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47504280">
                <text:p>147504280</text:p>
              </table:table-cell>
              <table:table-cell office:value-type="float" office:value="130856984">
                <text:p>130856984</text:p>
              </table:table-cell>
              <table:table-cell office:value-type="float" office:value="180212808">
                <text:p>180212808</text:p>
              </table:table-cell>
              <table:table-cell office:value-type="float" office:value="130600600">
                <text:p>130600600</text:p>
              </table:table-cell>
              <table:table-cell office:value-type="float" office:value="147504280">
                <text:p>14750428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55759512">
                <text:p>155759512</text:p>
              </table:table-cell>
              <table:table-cell office:value-type="float" office:value="132025512">
                <text:p>132025512</text:p>
              </table:table-cell>
              <table:table-cell office:value-type="float" office:value="188072712">
                <text:p>188072712</text:p>
              </table:table-cell>
              <table:table-cell office:value-type="float" office:value="130993784">
                <text:p>130993784</text:p>
              </table:table-cell>
              <table:table-cell office:value-type="float" office:value="148536184">
                <text:p>14853618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64014744">
                <text:p>164014744</text:p>
              </table:table-cell>
              <table:table-cell office:value-type="float" office:value="139248856">
                <text:p>139248856</text:p>
              </table:table-cell>
              <table:table-cell office:value-type="float" office:value="188072712">
                <text:p>188072712</text:p>
              </table:table-cell>
              <table:table-cell office:value-type="float" office:value="135121432">
                <text:p>135121432</text:p>
              </table:table-cell>
              <table:table-cell office:value-type="float" office:value="155759512">
                <text:p>15575951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64014744">
                <text:p>164014744</text:p>
              </table:table-cell>
              <table:table-cell office:value-type="float" office:value="147504088">
                <text:p>147504088</text:p>
              </table:table-cell>
              <table:table-cell office:value-type="float" office:value="194966536">
                <text:p>194966536</text:p>
              </table:table-cell>
              <table:table-cell office:value-type="float" office:value="142344760">
                <text:p>142344760</text:p>
              </table:table-cell>
              <table:table-cell office:value-type="float" office:value="164014744">
                <text:p>16401474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72269976">
                <text:p>172269976</text:p>
              </table:table-cell>
              <table:table-cell office:value-type="float" office:value="147504088">
                <text:p>147504088</text:p>
              </table:table-cell>
              <table:table-cell office:value-type="float" office:value="196719432">
                <text:p>196719432</text:p>
              </table:table-cell>
              <table:table-cell office:value-type="float" office:value="147504280">
                <text:p>147504280</text:p>
              </table:table-cell>
              <table:table-cell office:value-type="float" office:value="164014744">
                <text:p>16401474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80525208">
                <text:p>180525208</text:p>
              </table:table-cell>
              <table:table-cell office:value-type="float" office:value="162982648">
                <text:p>162982648</text:p>
              </table:table-cell>
              <table:table-cell office:value-type="float" office:value="196719432">
                <text:p>196719432</text:p>
              </table:table-cell>
              <table:table-cell office:value-type="float" office:value="151631896">
                <text:p>151631896</text:p>
              </table:table-cell>
              <table:table-cell office:value-type="float" office:value="172269976">
                <text:p>17226997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84652824">
                <text:p>184652824</text:p>
              </table:table-cell>
              <table:table-cell office:value-type="float" office:value="168142168">
                <text:p>168142168</text:p>
              </table:table-cell>
              <table:table-cell office:value-type="float" office:value="123770536">
                <text:p>123770536</text:p>
              </table:table-cell>
              <table:table-cell office:value-type="float" office:value="161950936">
                <text:p>161950936</text:p>
              </table:table-cell>
              <table:table-cell office:value-type="float" office:value="180525208">
                <text:p>18052520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89812344">
                <text:p>189812344</text:p>
              </table:table-cell>
              <table:table-cell office:value-type="float" office:value="173301688">
                <text:p>173301688</text:p>
              </table:table-cell>
              <table:table-cell office:value-type="float" office:value="125834344">
                <text:p>125834344</text:p>
              </table:table-cell>
              <table:table-cell office:value-type="float" office:value="164014744">
                <text:p>164014744</text:p>
              </table:table-cell>
              <table:table-cell office:value-type="float" office:value="185684728">
                <text:p>18568472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7035672">
                <text:p>197035672</text:p>
              </table:table-cell>
              <table:table-cell office:value-type="float" office:value="180525016">
                <text:p>180525016</text:p>
              </table:table-cell>
              <table:table-cell office:value-type="float" office:value="132025768">
                <text:p>132025768</text:p>
              </table:table-cell>
              <table:table-cell office:value-type="float" office:value="172269976">
                <text:p>172269976</text:p>
              </table:table-cell>
              <table:table-cell office:value-type="float" office:value="191876152">
                <text:p>19187615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02195192">
                <text:p>202195192</text:p>
              </table:table-cell>
              <table:table-cell office:value-type="float" office:value="186716440">
                <text:p>186716440</text:p>
              </table:table-cell>
              <table:table-cell office:value-type="float" office:value="133057672">
                <text:p>133057672</text:p>
              </table:table-cell>
              <table:table-cell office:value-type="float" office:value="179493304">
                <text:p>179493304</text:p>
              </table:table-cell>
              <table:table-cell office:value-type="float" office:value="197035672">
                <text:p>19703567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09418520">
                <text:p>209418520</text:p>
              </table:table-cell>
              <table:table-cell office:value-type="float" office:value="191875960">
                <text:p>191875960</text:p>
              </table:table-cell>
              <table:table-cell office:value-type="float" office:value="143376712">
                <text:p>143376712</text:p>
              </table:table-cell>
              <table:table-cell office:value-type="float" office:value="180525208">
                <text:p>180525208</text:p>
              </table:table-cell>
              <table:table-cell office:value-type="float" office:value="205290904">
                <text:p>20529090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13546136">
                <text:p>213546136</text:p>
              </table:table-cell>
              <table:table-cell office:value-type="float" office:value="197035480">
                <text:p>197035480</text:p>
              </table:table-cell>
              <table:table-cell office:value-type="float" office:value="148536232">
                <text:p>148536232</text:p>
              </table:table-cell>
              <table:table-cell office:value-type="float" office:value="180525208">
                <text:p>180525208</text:p>
              </table:table-cell>
              <table:table-cell office:value-type="float" office:value="213546136">
                <text:p>21354613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18705656">
                <text:p>218705656</text:p>
              </table:table-cell>
              <table:table-cell office:value-type="float" office:value="198067384">
                <text:p>198067384</text:p>
              </table:table-cell>
              <table:table-cell office:value-type="float" office:value="153695752">
                <text:p>153695752</text:p>
              </table:table-cell>
              <table:table-cell office:value-type="float" office:value="180525208">
                <text:p>180525208</text:p>
              </table:table-cell>
              <table:table-cell office:value-type="float" office:value="215609944">
                <text:p>21560994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21998056">
                <text:p>221998056</text:p>
              </table:table-cell>
              <table:table-cell office:value-type="float" office:value="205290712">
                <text:p>205290712</text:p>
              </table:table-cell>
              <table:table-cell office:value-type="float" office:value="161950984">
                <text:p>161950984</text:p>
              </table:table-cell>
              <table:table-cell office:value-type="float" office:value="184144728">
                <text:p>184144728</text:p>
              </table:table-cell>
              <table:table-cell office:value-type="float" office:value="224897080">
                <text:p>22489708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29744248">
                <text:p>229744248</text:p>
              </table:table-cell>
              <table:table-cell office:value-type="float" office:value="213545944">
                <text:p>213545944</text:p>
              </table:table-cell>
              <table:table-cell office:value-type="float" office:value="165046696">
                <text:p>165046696</text:p>
              </table:table-cell>
              <table:table-cell office:value-type="float" office:value="188074680">
                <text:p>188074680</text:p>
              </table:table-cell>
              <table:table-cell office:value-type="float" office:value="230056600">
                <text:p>23005660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29744248">
                <text:p>229744248</text:p>
              </table:table-cell>
              <table:table-cell office:value-type="float" office:value="213545944">
                <text:p>213545944</text:p>
              </table:table-cell>
              <table:table-cell office:value-type="float" office:value="165046696">
                <text:p>165046696</text:p>
              </table:table-cell>
              <table:table-cell office:value-type="float" office:value="191563080">
                <text:p>191563080</text:p>
              </table:table-cell>
              <table:table-cell office:value-type="float" office:value="237279928">
                <text:p>23727992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29744248">
                <text:p>229744248</text:p>
              </table:table-cell>
              <table:table-cell office:value-type="float" office:value="213545944">
                <text:p>213545944</text:p>
              </table:table-cell>
              <table:table-cell office:value-type="float" office:value="167437848">
                <text:p>167437848</text:p>
              </table:table-cell>
              <table:table-cell office:value-type="float" office:value="196721400">
                <text:p>196721400</text:p>
              </table:table-cell>
              <table:table-cell office:value-type="float" office:value="246567064">
                <text:p>24656706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29744248">
                <text:p>229744248</text:p>
              </table:table-cell>
              <table:table-cell office:value-type="float" office:value="218966520">
                <text:p>218966520</text:p>
              </table:table-cell>
              <table:table-cell office:value-type="float" office:value="172268344">
                <text:p>172268344</text:p>
              </table:table-cell>
              <table:table-cell office:value-type="float" office:value="196721400">
                <text:p>196721400</text:p>
              </table:table-cell>
              <table:table-cell office:value-type="float" office:value="246567064">
                <text:p>24656706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37604152">
                <text:p>237604152</text:p>
              </table:table-cell>
              <table:table-cell office:value-type="float" office:value="221095416">
                <text:p>221095416</text:p>
              </table:table-cell>
              <table:table-cell office:value-type="float" office:value="172268344">
                <text:p>172268344</text:p>
              </table:table-cell>
              <table:table-cell office:value-type="float" office:value="196721400">
                <text:p>196721400</text:p>
              </table:table-cell>
              <table:table-cell office:value-type="float" office:value="254822296">
                <text:p>25482229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37604152">
                <text:p>237604152</text:p>
              </table:table-cell>
              <table:table-cell office:value-type="float" office:value="229742136">
                <text:p>229742136</text:p>
              </table:table-cell>
              <table:table-cell office:value-type="float" office:value="180915048">
                <text:p>180915048</text:p>
              </table:table-cell>
              <table:table-cell office:value-type="float" office:value="198850296">
                <text:p>198850296</text:p>
              </table:table-cell>
              <table:table-cell office:value-type="float" office:value="263077528">
                <text:p>26307752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41861944">
                <text:p>241861944</text:p>
              </table:table-cell>
              <table:table-cell office:value-type="float" office:value="229742136">
                <text:p>229742136</text:p>
              </table:table-cell>
              <table:table-cell office:value-type="float" office:value="180915048">
                <text:p>180915048</text:p>
              </table:table-cell>
              <table:table-cell office:value-type="float" office:value="204581304">
                <text:p>204581304</text:p>
              </table:table-cell>
              <table:table-cell office:value-type="float" office:value="263077528">
                <text:p>26307752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45529640">
                <text:p>245529640</text:p>
              </table:table-cell>
              <table:table-cell office:value-type="float" office:value="229742136">
                <text:p>229742136</text:p>
              </table:table-cell>
              <table:table-cell office:value-type="float" office:value="180915048">
                <text:p>180915048</text:p>
              </table:table-cell>
              <table:table-cell office:value-type="float" office:value="123021224">
                <text:p>123021224</text:p>
              </table:table-cell>
              <table:table-cell office:value-type="float" office:value="263077528">
                <text:p>26307752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46250872">
                <text:p>246250872</text:p>
              </table:table-cell>
              <table:table-cell office:value-type="float" office:value="229742136">
                <text:p>229742136</text:p>
              </table:table-cell>
              <table:table-cell office:value-type="float" office:value="180915048">
                <text:p>180915048</text:p>
              </table:table-cell>
              <table:table-cell office:value-type="float" office:value="129685304">
                <text:p>129685304</text:p>
              </table:table-cell>
              <table:table-cell office:value-type="float" office:value="268498104">
                <text:p>26849810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46250872">
                <text:p>246250872</text:p>
              </table:table-cell>
              <table:table-cell office:value-type="float" office:value="232181448">
                <text:p>232181448</text:p>
              </table:table-cell>
              <table:table-cell office:value-type="float" office:value="188333400">
                <text:p>188333400</text:p>
              </table:table-cell>
              <table:table-cell office:value-type="float" office:value="130993800">
                <text:p>130993800</text:p>
              </table:table-cell>
              <table:table-cell office:value-type="float" office:value="270627000">
                <text:p>27062700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46250872">
                <text:p>246250872</text:p>
              </table:table-cell>
              <table:table-cell office:value-type="float" office:value="237602040">
                <text:p>237602040</text:p>
              </table:table-cell>
              <table:table-cell office:value-type="float" office:value="188754920">
                <text:p>188754920</text:p>
              </table:table-cell>
              <table:table-cell office:value-type="float" office:value="134089528">
                <text:p>134089528</text:p>
              </table:table-cell>
              <table:table-cell office:value-type="float" office:value="276554712">
                <text:p>27655471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20332024">
                <text:p>120332024</text:p>
              </table:table-cell>
              <table:table-cell office:value-type="float" office:value="237542216">
                <text:p>237542216</text:p>
              </table:table-cell>
              <table:table-cell office:value-type="float" office:value="130993768">
                <text:p>130993768</text:p>
              </table:table-cell>
              <table:table-cell office:value-type="float" office:value="140280952">
                <text:p>140280952</text:p>
              </table:table-cell>
              <table:table-cell office:value-type="float" office:value="279273720">
                <text:p>27927372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25834344">
                <text:p>125834344</text:p>
              </table:table-cell>
              <table:table-cell office:value-type="float" office:value="128540296">
                <text:p>128540296</text:p>
              </table:table-cell>
              <table:table-cell office:value-type="float" office:value="130993768">
                <text:p>130993768</text:p>
              </table:table-cell>
              <table:table-cell office:value-type="float" office:value="147504280">
                <text:p>147504280</text:p>
              </table:table-cell>
              <table:table-cell office:value-type="float" office:value="279273720">
                <text:p>27927372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32025768">
                <text:p>132025768</text:p>
              </table:table-cell>
              <table:table-cell office:value-type="float" office:value="131249000">
                <text:p>131249000</text:p>
              </table:table-cell>
              <table:table-cell office:value-type="float" office:value="134089480">
                <text:p>134089480</text:p>
              </table:table-cell>
              <table:table-cell office:value-type="float" office:value="150599992">
                <text:p>150599992</text:p>
              </table:table-cell>
              <table:table-cell office:value-type="float" office:value="279273720">
                <text:p>27927372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37185288">
                <text:p>137185288</text:p>
              </table:table-cell>
              <table:table-cell office:value-type="float" office:value="137185048">
                <text:p>137185048</text:p>
              </table:table-cell>
              <table:table-cell office:value-type="float" office:value="139249000">
                <text:p>139249000</text:p>
              </table:table-cell>
              <table:table-cell office:value-type="float" office:value="156791416">
                <text:p>156791416</text:p>
              </table:table-cell>
              <table:table-cell office:value-type="float" office:value="279273720">
                <text:p>27927372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48536232">
                <text:p>148536232</text:p>
              </table:table-cell>
              <table:table-cell office:value-type="float" office:value="143376472">
                <text:p>143376472</text:p>
              </table:table-cell>
              <table:table-cell office:value-type="float" office:value="147504232">
                <text:p>147504232</text:p>
              </table:table-cell>
              <table:table-cell office:value-type="float" office:value="164014744">
                <text:p>164014744</text:p>
              </table:table-cell>
              <table:table-cell office:value-type="float" office:value="286560936">
                <text:p>28656093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50600040">
                <text:p>150600040</text:p>
              </table:table-cell>
              <table:table-cell office:value-type="float" office:value="147504088">
                <text:p>147504088</text:p>
              </table:table-cell>
              <table:table-cell office:value-type="float" office:value="147504232">
                <text:p>147504232</text:p>
              </table:table-cell>
              <table:table-cell office:value-type="float" office:value="165046648">
                <text:p>165046648</text:p>
              </table:table-cell>
              <table:table-cell office:value-type="float" office:value="287133624">
                <text:p>28713362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55759560">
                <text:p>155759560</text:p>
              </table:table-cell>
              <table:table-cell office:value-type="float" office:value="152663608">
                <text:p>152663608</text:p>
              </table:table-cell>
              <table:table-cell office:value-type="float" office:value="153695656">
                <text:p>153695656</text:p>
              </table:table-cell>
              <table:table-cell office:value-type="float" office:value="172269976">
                <text:p>172269976</text:p>
              </table:table-cell>
              <table:table-cell office:value-type="float" office:value="124253800">
                <text:p>12425380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56791464">
                <text:p>156791464</text:p>
              </table:table-cell>
              <table:table-cell office:value-type="float" office:value="156791224">
                <text:p>156791224</text:p>
              </table:table-cell>
              <table:table-cell office:value-type="float" office:value="159887080">
                <text:p>159887080</text:p>
              </table:table-cell>
              <table:table-cell office:value-type="float" office:value="180525208">
                <text:p>180525208</text:p>
              </table:table-cell>
              <table:table-cell office:value-type="float" office:value="130993816">
                <text:p>13099381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65046696">
                <text:p>165046696</text:p>
              </table:table-cell>
              <table:table-cell office:value-type="float" office:value="164014552">
                <text:p>164014552</text:p>
              </table:table-cell>
              <table:table-cell office:value-type="float" office:value="164014696">
                <text:p>164014696</text:p>
              </table:table-cell>
              <table:table-cell office:value-type="float" office:value="180525208">
                <text:p>180525208</text:p>
              </table:table-cell>
              <table:table-cell office:value-type="float" office:value="130993816">
                <text:p>13099381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65046696">
                <text:p>165046696</text:p>
              </table:table-cell>
              <table:table-cell office:value-type="float" office:value="167110264">
                <text:p>167110264</text:p>
              </table:table-cell>
              <table:table-cell office:value-type="float" office:value="169174216">
                <text:p>169174216</text:p>
              </table:table-cell>
              <table:table-cell office:value-type="float" office:value="180525208">
                <text:p>180525208</text:p>
              </table:table-cell>
              <table:table-cell office:value-type="float" office:value="139249048">
                <text:p>13924904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72270024">
                <text:p>172270024</text:p>
              </table:table-cell>
              <table:table-cell office:value-type="float" office:value="172269752">
                <text:p>172269752</text:p>
              </table:table-cell>
              <table:table-cell office:value-type="float" office:value="172269928">
                <text:p>172269928</text:p>
              </table:table-cell>
              <table:table-cell office:value-type="float" office:value="188074680">
                <text:p>188074680</text:p>
              </table:table-cell>
              <table:table-cell office:value-type="float" office:value="145440472">
                <text:p>14544047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81557160">
                <text:p>181557160</text:p>
              </table:table-cell>
              <table:table-cell office:value-type="float" office:value="180525016">
                <text:p>180525016</text:p>
              </table:table-cell>
              <table:table-cell office:value-type="float" office:value="180212808">
                <text:p>180212808</text:p>
              </table:table-cell>
              <table:table-cell office:value-type="float" office:value="188074680">
                <text:p>188074680</text:p>
              </table:table-cell>
              <table:table-cell office:value-type="float" office:value="147504280">
                <text:p>14750428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81557160">
                <text:p>181557160</text:p>
              </table:table-cell>
              <table:table-cell office:value-type="float" office:value="181556920">
                <text:p>181556920</text:p>
              </table:table-cell>
              <table:table-cell office:value-type="float" office:value="180212808">
                <text:p>180212808</text:p>
              </table:table-cell>
              <table:table-cell office:value-type="float" office:value="193888680">
                <text:p>193888680</text:p>
              </table:table-cell>
              <table:table-cell office:value-type="float" office:value="153695704">
                <text:p>15369570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88780488">
                <text:p>188780488</text:p>
              </table:table-cell>
              <table:table-cell office:value-type="float" office:value="189812152">
                <text:p>189812152</text:p>
              </table:table-cell>
              <table:table-cell office:value-type="float" office:value="180212808">
                <text:p>180212808</text:p>
              </table:table-cell>
              <table:table-cell office:value-type="float" office:value="196721400">
                <text:p>196721400</text:p>
              </table:table-cell>
              <table:table-cell office:value-type="float" office:value="159887128">
                <text:p>15988712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8067624">
                <text:p>198067624</text:p>
              </table:table-cell>
              <table:table-cell office:value-type="float" office:value="197035480">
                <text:p>197035480</text:p>
              </table:table-cell>
              <table:table-cell office:value-type="float" office:value="180212808">
                <text:p>180212808</text:p>
              </table:table-cell>
              <table:table-cell office:value-type="float" office:value="196721400">
                <text:p>196721400</text:p>
              </table:table-cell>
              <table:table-cell office:value-type="float" office:value="164014744">
                <text:p>16401474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8067624">
                <text:p>198067624</text:p>
              </table:table-cell>
              <table:table-cell office:value-type="float" office:value="202195000">
                <text:p>202195000</text:p>
              </table:table-cell>
              <table:table-cell office:value-type="float" office:value="186665064">
                <text:p>186665064</text:p>
              </table:table-cell>
              <table:table-cell office:value-type="float" office:value="196721400">
                <text:p>196721400</text:p>
              </table:table-cell>
              <table:table-cell office:value-type="float" office:value="172269976">
                <text:p>17226997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11482376">
                <text:p>211482376</text:p>
              </table:table-cell>
              <table:table-cell office:value-type="float" office:value="213545944">
                <text:p>213545944</text:p>
              </table:table-cell>
              <table:table-cell office:value-type="float" office:value="188072712">
                <text:p>188072712</text:p>
              </table:table-cell>
              <table:table-cell office:value-type="float" office:value="203746344">
                <text:p>203746344</text:p>
              </table:table-cell>
              <table:table-cell office:value-type="float" office:value="179493304">
                <text:p>17949330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17673800">
                <text:p>217673800</text:p>
              </table:table-cell>
              <table:table-cell office:value-type="float" office:value="213545944">
                <text:p>213545944</text:p>
              </table:table-cell>
              <table:table-cell office:value-type="float" office:value="196719432">
                <text:p>196719432</text:p>
              </table:table-cell>
              <table:table-cell office:value-type="float" office:value="130993800">
                <text:p>130993800</text:p>
              </table:table-cell>
              <table:table-cell office:value-type="float" office:value="188780440">
                <text:p>18878044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21801416">
                <text:p>221801416</text:p>
              </table:table-cell>
              <table:table-cell office:value-type="float" office:value="216903192">
                <text:p>216903192</text:p>
              </table:table-cell>
              <table:table-cell office:value-type="float" office:value="196719432">
                <text:p>196719432</text:p>
              </table:table-cell>
              <table:table-cell office:value-type="float" office:value="130993800">
                <text:p>130993800</text:p>
              </table:table-cell>
              <table:table-cell office:value-type="float" office:value="197035672">
                <text:p>19703567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30448120">
                <text:p>230448120</text:p>
              </table:table-cell>
              <table:table-cell office:value-type="float" office:value="221095416">
                <text:p>221095416</text:p>
              </table:table-cell>
              <table:table-cell office:value-type="float" office:value="125834344">
                <text:p>125834344</text:p>
              </table:table-cell>
              <table:table-cell office:value-type="float" office:value="137185240">
                <text:p>137185240</text:p>
              </table:table-cell>
              <table:table-cell office:value-type="float" office:value="200131384">
                <text:p>20013138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30448120">
                <text:p>230448120</text:p>
              </table:table-cell>
              <table:table-cell office:value-type="float" office:value="222061512">
                <text:p>222061512</text:p>
              </table:table-cell>
              <table:table-cell office:value-type="float" office:value="132025768">
                <text:p>132025768</text:p>
              </table:table-cell>
              <table:table-cell office:value-type="float" office:value="144408568">
                <text:p>144408568</text:p>
              </table:table-cell>
              <table:table-cell office:value-type="float" office:value="213546136">
                <text:p>21354613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30448120">
                <text:p>230448120</text:p>
              </table:table-cell>
              <table:table-cell office:value-type="float" office:value="229742136">
                <text:p>229742136</text:p>
              </table:table-cell>
              <table:table-cell office:value-type="float" office:value="137185288">
                <text:p>137185288</text:p>
              </table:table-cell>
              <table:table-cell office:value-type="float" office:value="147504280">
                <text:p>147504280</text:p>
              </table:table-cell>
              <table:table-cell office:value-type="float" office:value="213546136">
                <text:p>21354613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30448120">
                <text:p>230448120</text:p>
              </table:table-cell>
              <table:table-cell office:value-type="float" office:value="229742136">
                <text:p>229742136</text:p>
              </table:table-cell>
              <table:table-cell office:value-type="float" office:value="144408616">
                <text:p>144408616</text:p>
              </table:table-cell>
              <table:table-cell office:value-type="float" office:value="153695704">
                <text:p>153695704</text:p>
              </table:table-cell>
              <table:table-cell office:value-type="float" office:value="221801368">
                <text:p>22180136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38308040">
                <text:p>238308040</text:p>
              </table:table-cell>
              <table:table-cell office:value-type="float" office:value="229742136">
                <text:p>229742136</text:p>
              </table:table-cell>
              <table:table-cell office:value-type="float" office:value="148536232">
                <text:p>148536232</text:p>
              </table:table-cell>
              <table:table-cell office:value-type="float" office:value="160919032">
                <text:p>160919032</text:p>
              </table:table-cell>
              <table:table-cell office:value-type="float" office:value="222833272">
                <text:p>22283327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38308040">
                <text:p>238308040</text:p>
              </table:table-cell>
              <table:table-cell office:value-type="float" office:value="229742136">
                <text:p>229742136</text:p>
              </table:table-cell>
              <table:table-cell office:value-type="float" office:value="148536232">
                <text:p>148536232</text:p>
              </table:table-cell>
              <table:table-cell office:value-type="float" office:value="164014744">
                <text:p>164014744</text:p>
              </table:table-cell>
              <table:table-cell office:value-type="float" office:value="230056600">
                <text:p>23005660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42696952">
                <text:p>242696952</text:p>
              </table:table-cell>
              <table:table-cell office:value-type="float" office:value="237602040">
                <text:p>237602040</text:p>
              </table:table-cell>
              <table:table-cell office:value-type="float" office:value="155759560">
                <text:p>155759560</text:p>
              </table:table-cell>
              <table:table-cell office:value-type="float" office:value="167110456">
                <text:p>167110456</text:p>
              </table:table-cell>
              <table:table-cell office:value-type="float" office:value="236248024">
                <text:p>23624802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46954744">
                <text:p>246954744</text:p>
              </table:table-cell>
              <table:table-cell office:value-type="float" office:value="124052936">
                <text:p>124052936</text:p>
              </table:table-cell>
              <table:table-cell office:value-type="float" office:value="165046696">
                <text:p>165046696</text:p>
              </table:table-cell>
              <table:table-cell office:value-type="float" office:value="176397592">
                <text:p>176397592</text:p>
              </table:table-cell>
              <table:table-cell office:value-type="float" office:value="242439448">
                <text:p>24243944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46954744">
                <text:p>246954744</text:p>
              </table:table-cell>
              <table:table-cell office:value-type="float" office:value="130628440">
                <text:p>130628440</text:p>
              </table:table-cell>
              <table:table-cell office:value-type="float" office:value="165046696">
                <text:p>165046696</text:p>
              </table:table-cell>
              <table:table-cell office:value-type="float" office:value="180525208">
                <text:p>180525208</text:p>
              </table:table-cell>
              <table:table-cell office:value-type="float" office:value="246567064">
                <text:p>24656706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46954744">
                <text:p>246954744</text:p>
              </table:table-cell>
              <table:table-cell office:value-type="float" office:value="130628440">
                <text:p>130628440</text:p>
              </table:table-cell>
              <table:table-cell office:value-type="float" office:value="166030200">
                <text:p>166030200</text:p>
              </table:table-cell>
              <table:table-cell office:value-type="float" office:value="180525208">
                <text:p>180525208</text:p>
              </table:table-cell>
              <table:table-cell office:value-type="float" office:value="254822296">
                <text:p>25482229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21706600">
                <text:p>121706600</text:p>
              </table:table-cell>
              <table:table-cell office:value-type="float" office:value="139248856">
                <text:p>139248856</text:p>
              </table:table-cell>
              <table:table-cell office:value-type="float" office:value="172268344">
                <text:p>172268344</text:p>
              </table:table-cell>
              <table:table-cell office:value-type="float" office:value="180525208">
                <text:p>180525208</text:p>
              </table:table-cell>
              <table:table-cell office:value-type="float" office:value="261013720">
                <text:p>26101372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25834248">
                <text:p>125834248</text:p>
              </table:table-cell>
              <table:table-cell office:value-type="float" office:value="147504088">
                <text:p>147504088</text:p>
              </table:table-cell>
              <table:table-cell office:value-type="float" office:value="172465032">
                <text:p>172465032</text:p>
              </table:table-cell>
              <table:table-cell office:value-type="float" office:value="186667032">
                <text:p>186667032</text:p>
              </table:table-cell>
              <table:table-cell office:value-type="float" office:value="263077528">
                <text:p>263077528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32025672">
                <text:p>132025672</text:p>
              </table:table-cell>
              <table:table-cell office:value-type="float" office:value="147504088">
                <text:p>147504088</text:p>
              </table:table-cell>
              <table:table-cell office:value-type="float" office:value="180915048">
                <text:p>180915048</text:p>
              </table:table-cell>
              <table:table-cell office:value-type="float" office:value="188074680">
                <text:p>188074680</text:p>
              </table:table-cell>
              <table:table-cell office:value-type="float" office:value="263077528">
                <text:p>26307752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37185192">
                <text:p>137185192</text:p>
              </table:table-cell>
              <table:table-cell office:value-type="float" office:value="155759320">
                <text:p>155759320</text:p>
              </table:table-cell>
              <table:table-cell office:value-type="float" office:value="180915048">
                <text:p>180915048</text:p>
              </table:table-cell>
              <table:table-cell office:value-type="float" office:value="191939064">
                <text:p>191939064</text:p>
              </table:table-cell>
              <table:table-cell office:value-type="float" office:value="265027128">
                <text:p>26502712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48536136">
                <text:p>148536136</text:p>
              </table:table-cell>
              <table:table-cell office:value-type="float" office:value="164014552">
                <text:p>164014552</text:p>
              </table:table-cell>
              <table:table-cell office:value-type="float" office:value="180915048">
                <text:p>180915048</text:p>
              </table:table-cell>
              <table:table-cell office:value-type="float" office:value="196721400">
                <text:p>196721400</text:p>
              </table:table-cell>
              <table:table-cell office:value-type="float" office:value="270627000">
                <text:p>27062700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48536136">
                <text:p>148536136</text:p>
              </table:table-cell>
              <table:table-cell office:value-type="float" office:value="164014552">
                <text:p>164014552</text:p>
              </table:table-cell>
              <table:table-cell office:value-type="float" office:value="184976136">
                <text:p>184976136</text:p>
              </table:table-cell>
              <table:table-cell office:value-type="float" office:value="196721400">
                <text:p>196721400</text:p>
              </table:table-cell>
              <table:table-cell office:value-type="float" office:value="270627000">
                <text:p>27062700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55759464">
                <text:p>155759464</text:p>
              </table:table-cell>
              <table:table-cell office:value-type="float" office:value="172269784">
                <text:p>172269784</text:p>
              </table:table-cell>
              <table:table-cell office:value-type="float" office:value="188774968">
                <text:p>188774968</text:p>
              </table:table-cell>
              <table:table-cell office:value-type="float" office:value="196721400">
                <text:p>196721400</text:p>
              </table:table-cell>
              <table:table-cell office:value-type="float" office:value="270823704">
                <text:p>27082370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64014696">
                <text:p>164014696</text:p>
              </table:table-cell>
              <table:table-cell office:value-type="float" office:value="180525016">
                <text:p>180525016</text:p>
              </table:table-cell>
              <table:table-cell office:value-type="float" office:value="188754920">
                <text:p>188754920</text:p>
              </table:table-cell>
              <table:table-cell office:value-type="float" office:value="196721400">
                <text:p>196721400</text:p>
              </table:table-cell>
              <table:table-cell office:value-type="float" office:value="274884792">
                <text:p>27488479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65046600">
                <text:p>165046600</text:p>
              </table:table-cell>
              <table:table-cell office:value-type="float" office:value="180525016">
                <text:p>180525016</text:p>
              </table:table-cell>
              <table:table-cell office:value-type="float" office:value="128421640">
                <text:p>128421640</text:p>
              </table:table-cell>
              <table:table-cell office:value-type="float" office:value="196721400">
                <text:p>196721400</text:p>
              </table:table-cell>
              <table:table-cell office:value-type="float" office:value="279273720">
                <text:p>27927372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72269928">
                <text:p>172269928</text:p>
              </table:table-cell>
              <table:table-cell office:value-type="float" office:value="188780248">
                <text:p>188780248</text:p>
              </table:table-cell>
              <table:table-cell office:value-type="float" office:value="130993768">
                <text:p>130993768</text:p>
              </table:table-cell>
              <table:table-cell office:value-type="float" office:value="204581304">
                <text:p>204581304</text:p>
              </table:table-cell>
              <table:table-cell office:value-type="float" office:value="279273720">
                <text:p>27927372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81557064">
                <text:p>181557064</text:p>
              </table:table-cell>
              <table:table-cell office:value-type="float" office:value="196003576">
                <text:p>196003576</text:p>
              </table:table-cell>
              <table:table-cell office:value-type="float" office:value="130993768">
                <text:p>130993768</text:p>
              </table:table-cell>
              <table:table-cell office:value-type="float" office:value="204581304">
                <text:p>204581304</text:p>
              </table:table-cell>
              <table:table-cell office:value-type="float" office:value="279273720">
                <text:p>27927372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81557064">
                <text:p>181557064</text:p>
              </table:table-cell>
              <table:table-cell office:value-type="float" office:value="197035480">
                <text:p>197035480</text:p>
              </table:table-cell>
              <table:table-cell office:value-type="float" office:value="140280904">
                <text:p>140280904</text:p>
              </table:table-cell>
              <table:table-cell office:value-type="float" office:value="124234616">
                <text:p>124234616</text:p>
              </table:table-cell>
              <table:table-cell office:value-type="float" office:value="279273720">
                <text:p>27927372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88780392">
                <text:p>188780392</text:p>
              </table:table-cell>
              <table:table-cell office:value-type="float" office:value="203226904">
                <text:p>203226904</text:p>
              </table:table-cell>
              <table:table-cell office:value-type="float" office:value="147504232">
                <text:p>147504232</text:p>
              </table:table-cell>
              <table:table-cell office:value-type="float" office:value="130797208">
                <text:p>130797208</text:p>
              </table:table-cell>
              <table:table-cell office:value-type="float" office:value="282679144">
                <text:p>28267914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98067528">
                <text:p>198067528</text:p>
              </table:table-cell>
              <table:table-cell office:value-type="float" office:value="210450232">
                <text:p>210450232</text:p>
              </table:table-cell>
              <table:table-cell office:value-type="float" office:value="149568040">
                <text:p>149568040</text:p>
              </table:table-cell>
              <table:table-cell office:value-type="float" office:value="130797208">
                <text:p>130797208</text:p>
              </table:table-cell>
              <table:table-cell office:value-type="float" office:value="287133624">
                <text:p>28713362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98067528">
                <text:p>198067528</text:p>
              </table:table-cell>
              <table:table-cell office:value-type="float" office:value="213545944">
                <text:p>213545944</text:p>
              </table:table-cell>
              <table:table-cell office:value-type="float" office:value="155759464">
                <text:p>155759464</text:p>
              </table:table-cell>
              <table:table-cell office:value-type="float" office:value="134089528">
                <text:p>134089528</text:p>
              </table:table-cell>
              <table:table-cell office:value-type="float" office:value="123021224">
                <text:p>12302122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05290856">
                <text:p>205290856</text:p>
              </table:table-cell>
              <table:table-cell office:value-type="float" office:value="213545944">
                <text:p>213545944</text:p>
              </table:table-cell>
              <table:table-cell office:value-type="float" office:value="164014696">
                <text:p>164014696</text:p>
              </table:table-cell>
              <table:table-cell office:value-type="float" office:value="139249048">
                <text:p>139249048</text:p>
              </table:table-cell>
              <table:table-cell office:value-type="float" office:value="129161976">
                <text:p>12916197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14577992">
                <text:p>214577992</text:p>
              </table:table-cell>
              <table:table-cell office:value-type="float" office:value="213545944">
                <text:p>213545944</text:p>
              </table:table-cell>
              <table:table-cell office:value-type="float" office:value="167110408">
                <text:p>167110408</text:p>
              </table:table-cell>
              <table:table-cell office:value-type="float" office:value="147504280">
                <text:p>147504280</text:p>
              </table:table-cell>
              <table:table-cell office:value-type="float" office:value="130993784">
                <text:p>13099378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14577992">
                <text:p>214577992</text:p>
              </table:table-cell>
              <table:table-cell office:value-type="float" office:value="221095416">
                <text:p>221095416</text:p>
              </table:table-cell>
              <table:table-cell office:value-type="float" office:value="172269928">
                <text:p>172269928</text:p>
              </table:table-cell>
              <table:table-cell office:value-type="float" office:value="152663800">
                <text:p>152663800</text:p>
              </table:table-cell>
              <table:table-cell office:value-type="float" office:value="130993784">
                <text:p>13099378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21801320">
                <text:p>221801320</text:p>
              </table:table-cell>
              <table:table-cell office:value-type="float" office:value="221095416">
                <text:p>221095416</text:p>
              </table:table-cell>
              <table:table-cell office:value-type="float" office:value="173957256">
                <text:p>173957256</text:p>
              </table:table-cell>
              <table:table-cell office:value-type="float" office:value="159887128">
                <text:p>159887128</text:p>
              </table:table-cell>
              <table:table-cell office:value-type="float" office:value="139249048">
                <text:p>13924904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23816488">
                <text:p>223816488</text:p>
              </table:table-cell>
              <table:table-cell office:value-type="float" office:value="228710472">
                <text:p>228710472</text:p>
              </table:table-cell>
              <table:table-cell office:value-type="float" office:value="180212808">
                <text:p>180212808</text:p>
              </table:table-cell>
              <table:table-cell office:value-type="float" office:value="164014744">
                <text:p>164014744</text:p>
              </table:table-cell>
              <table:table-cell office:value-type="float" office:value="146472376">
                <text:p>14647237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30448024">
                <text:p>230448024</text:p>
              </table:table-cell>
              <table:table-cell office:value-type="float" office:value="229742136">
                <text:p>229742136</text:p>
              </table:table-cell>
              <table:table-cell office:value-type="float" office:value="180212808">
                <text:p>180212808</text:p>
              </table:table-cell>
              <table:table-cell office:value-type="float" office:value="169174264">
                <text:p>169174264</text:p>
              </table:table-cell>
              <table:table-cell office:value-type="float" office:value="147504280">
                <text:p>14750428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30448024">
                <text:p>230448024</text:p>
              </table:table-cell>
              <table:table-cell office:value-type="float" office:value="229742136">
                <text:p>229742136</text:p>
              </table:table-cell>
              <table:table-cell office:value-type="float" office:value="180212808">
                <text:p>180212808</text:p>
              </table:table-cell>
              <table:table-cell office:value-type="float" office:value="172269976">
                <text:p>172269976</text:p>
              </table:table-cell>
              <table:table-cell office:value-type="float" office:value="155759512">
                <text:p>15575951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30448024">
                <text:p>230448024</text:p>
              </table:table-cell>
              <table:table-cell office:value-type="float" office:value="229742136">
                <text:p>229742136</text:p>
              </table:table-cell>
              <table:table-cell office:value-type="float" office:value="180212808">
                <text:p>180212808</text:p>
              </table:table-cell>
              <table:table-cell office:value-type="float" office:value="176397592">
                <text:p>176397592</text:p>
              </table:table-cell>
              <table:table-cell office:value-type="float" office:value="164014744">
                <text:p>16401474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30448024">
                <text:p>230448024</text:p>
              </table:table-cell>
              <table:table-cell office:value-type="float" office:value="229742136">
                <text:p>229742136</text:p>
              </table:table-cell>
              <table:table-cell office:value-type="float" office:value="180212808">
                <text:p>180212808</text:p>
              </table:table-cell>
              <table:table-cell office:value-type="float" office:value="180525208">
                <text:p>180525208</text:p>
              </table:table-cell>
              <table:table-cell office:value-type="float" office:value="164014744">
                <text:p>16401474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36196456">
                <text:p>236196456</text:p>
              </table:table-cell>
              <table:table-cell office:value-type="float" office:value="121968968">
                <text:p>121968968</text:p>
              </table:table-cell>
              <table:table-cell office:value-type="float" office:value="187565592">
                <text:p>187565592</text:p>
              </table:table-cell>
              <table:table-cell office:value-type="float" office:value="180525208">
                <text:p>180525208</text:p>
              </table:table-cell>
              <table:table-cell office:value-type="float" office:value="172269976">
                <text:p>17226997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38307944">
                <text:p>238307944</text:p>
              </table:table-cell>
              <table:table-cell office:value-type="float" office:value="131249000">
                <text:p>131249000</text:p>
              </table:table-cell>
              <table:table-cell office:value-type="float" office:value="188072712">
                <text:p>188072712</text:p>
              </table:table-cell>
              <table:table-cell office:value-type="float" office:value="188074680">
                <text:p>188074680</text:p>
              </table:table-cell>
              <table:table-cell office:value-type="float" office:value="180525208">
                <text:p>18052520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38307944">
                <text:p>238307944</text:p>
              </table:table-cell>
              <table:table-cell office:value-type="float" office:value="131249000">
                <text:p>131249000</text:p>
              </table:table-cell>
              <table:table-cell office:value-type="float" office:value="188072712">
                <text:p>188072712</text:p>
              </table:table-cell>
              <table:table-cell office:value-type="float" office:value="188074680">
                <text:p>188074680</text:p>
              </table:table-cell>
              <table:table-cell office:value-type="float" office:value="180525208">
                <text:p>180525208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42320872">
                <text:p>242320872</text:p>
              </table:table-cell>
              <table:table-cell office:value-type="float" office:value="131249000">
                <text:p>131249000</text:p>
              </table:table-cell>
              <table:table-cell office:value-type="float" office:value="188203848">
                <text:p>188203848</text:p>
              </table:table-cell>
              <table:table-cell office:value-type="float" office:value="189875736">
                <text:p>189875736</text:p>
              </table:table-cell>
              <table:table-cell office:value-type="float" office:value="188780440">
                <text:p>18878044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46954648">
                <text:p>246954648</text:p>
              </table:table-cell>
              <table:table-cell office:value-type="float" office:value="139248856">
                <text:p>139248856</text:p>
              </table:table-cell>
              <table:table-cell office:value-type="float" office:value="196719432">
                <text:p>196719432</text:p>
              </table:table-cell>
              <table:table-cell office:value-type="float" office:value="195034056">
                <text:p>195034056</text:p>
              </table:table-cell>
              <table:table-cell office:value-type="float" office:value="193939960">
                <text:p>19393996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46954648">
                <text:p>246954648</text:p>
              </table:table-cell>
              <table:table-cell office:value-type="float" office:value="147504088">
                <text:p>147504088</text:p>
              </table:table-cell>
              <table:table-cell office:value-type="float" office:value="196719432">
                <text:p>196719432</text:p>
              </table:table-cell>
              <table:table-cell office:value-type="float" office:value="196721400">
                <text:p>196721400</text:p>
              </table:table-cell>
              <table:table-cell office:value-type="float" office:value="197035672">
                <text:p>19703567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46954648">
                <text:p>246954648</text:p>
              </table:table-cell>
              <table:table-cell office:value-type="float" office:value="147504088">
                <text:p>147504088</text:p>
              </table:table-cell>
              <table:table-cell office:value-type="float" office:value="196719432">
                <text:p>196719432</text:p>
              </table:table-cell>
              <table:table-cell office:value-type="float" office:value="196721400">
                <text:p>196721400</text:p>
              </table:table-cell>
              <table:table-cell office:value-type="float" office:value="197035672">
                <text:p>19703567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46941624">
                <text:p>246941624</text:p>
              </table:table-cell>
              <table:table-cell office:value-type="float" office:value="155759320">
                <text:p>155759320</text:p>
              </table:table-cell>
              <table:table-cell office:value-type="float" office:value="118311752">
                <text:p>118311752</text:p>
              </table:table-cell>
              <table:table-cell office:value-type="float" office:value="196721400">
                <text:p>196721400</text:p>
              </table:table-cell>
              <table:table-cell office:value-type="float" office:value="205290904">
                <text:p>20529090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19894680">
                <text:p>119894680</text:p>
              </table:table-cell>
              <table:table-cell office:value-type="float" office:value="158855032">
                <text:p>158855032</text:p>
              </table:table-cell>
              <table:table-cell office:value-type="float" office:value="125834344">
                <text:p>125834344</text:p>
              </table:table-cell>
              <table:table-cell office:value-type="float" office:value="196721400">
                <text:p>196721400</text:p>
              </table:table-cell>
              <table:table-cell office:value-type="float" office:value="213546136">
                <text:p>21354613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25834248">
                <text:p>125834248</text:p>
              </table:table-cell>
              <table:table-cell office:value-type="float" office:value="164014552">
                <text:p>164014552</text:p>
              </table:table-cell>
              <table:table-cell office:value-type="float" office:value="125834344">
                <text:p>125834344</text:p>
              </table:table-cell>
              <table:table-cell office:value-type="float" office:value="203287368">
                <text:p>203287368</text:p>
              </table:table-cell>
              <table:table-cell office:value-type="float" office:value="213546136">
                <text:p>21354613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29961864">
                <text:p>129961864</text:p>
              </table:table-cell>
              <table:table-cell office:value-type="float" office:value="174333592">
                <text:p>174333592</text:p>
              </table:table-cell>
              <table:table-cell office:value-type="float" office:value="132025768">
                <text:p>132025768</text:p>
              </table:table-cell>
              <table:table-cell office:value-type="float" office:value="204521288">
                <text:p>204521288</text:p>
              </table:table-cell>
              <table:table-cell office:value-type="float" office:value="221801368">
                <text:p>22180136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32025672">
                <text:p>132025672</text:p>
              </table:table-cell>
              <table:table-cell office:value-type="float" office:value="180525016">
                <text:p>180525016</text:p>
              </table:table-cell>
              <table:table-cell office:value-type="float" office:value="137185288">
                <text:p>137185288</text:p>
              </table:table-cell>
              <table:table-cell office:value-type="float" office:value="130797208">
                <text:p>130797208</text:p>
              </table:table-cell>
              <table:table-cell office:value-type="float" office:value="230056600">
                <text:p>23005660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37185192">
                <text:p>137185192</text:p>
              </table:table-cell>
              <table:table-cell office:value-type="float" office:value="183620728">
                <text:p>183620728</text:p>
              </table:table-cell>
              <table:table-cell office:value-type="float" office:value="144408616">
                <text:p>144408616</text:p>
              </table:table-cell>
              <table:table-cell office:value-type="float" office:value="130797208">
                <text:p>130797208</text:p>
              </table:table-cell>
              <table:table-cell office:value-type="float" office:value="230056600">
                <text:p>23005660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47504232">
                <text:p>147504232</text:p>
              </table:table-cell>
              <table:table-cell office:value-type="float" office:value="190844056">
                <text:p>190844056</text:p>
              </table:table-cell>
              <table:table-cell office:value-type="float" office:value="148536232">
                <text:p>148536232</text:p>
              </table:table-cell>
              <table:table-cell office:value-type="float" office:value="142344760">
                <text:p>142344760</text:p>
              </table:table-cell>
              <table:table-cell office:value-type="float" office:value="238311832">
                <text:p>23831183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48536136">
                <text:p>148536136</text:p>
              </table:table-cell>
              <table:table-cell office:value-type="float" office:value="197035480">
                <text:p>197035480</text:p>
              </table:table-cell>
              <table:table-cell office:value-type="float" office:value="153695752">
                <text:p>153695752</text:p>
              </table:table-cell>
              <table:table-cell office:value-type="float" office:value="147504280">
                <text:p>147504280</text:p>
              </table:table-cell>
              <table:table-cell office:value-type="float" office:value="246567064">
                <text:p>24656706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54727560">
                <text:p>154727560</text:p>
              </table:table-cell>
              <table:table-cell office:value-type="float" office:value="205290712">
                <text:p>205290712</text:p>
              </table:table-cell>
              <table:table-cell office:value-type="float" office:value="157823368">
                <text:p>157823368</text:p>
              </table:table-cell>
              <table:table-cell office:value-type="float" office:value="155759512">
                <text:p>155759512</text:p>
              </table:table-cell>
              <table:table-cell office:value-type="float" office:value="246567064">
                <text:p>24656706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60918984">
                <text:p>160918984</text:p>
              </table:table-cell>
              <table:table-cell office:value-type="float" office:value="213545944">
                <text:p>213545944</text:p>
              </table:table-cell>
              <table:table-cell office:value-type="float" office:value="165046696">
                <text:p>165046696</text:p>
              </table:table-cell>
              <table:table-cell office:value-type="float" office:value="164014744">
                <text:p>164014744</text:p>
              </table:table-cell>
              <table:table-cell office:value-type="float" office:value="254822296">
                <text:p>25482229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65046600">
                <text:p>165046600</text:p>
              </table:table-cell>
              <table:table-cell office:value-type="float" office:value="213545944">
                <text:p>213545944</text:p>
              </table:table-cell>
              <table:table-cell office:value-type="float" office:value="165046696">
                <text:p>165046696</text:p>
              </table:table-cell>
              <table:table-cell office:value-type="float" office:value="167110456">
                <text:p>167110456</text:p>
              </table:table-cell>
              <table:table-cell office:value-type="float" office:value="263077528">
                <text:p>26307752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69174216">
                <text:p>169174216</text:p>
              </table:table-cell>
              <table:table-cell office:value-type="float" office:value="213545944">
                <text:p>213545944</text:p>
              </table:table-cell>
              <table:table-cell office:value-type="float" office:value="165046696">
                <text:p>165046696</text:p>
              </table:table-cell>
              <table:table-cell office:value-type="float" office:value="177429496">
                <text:p>177429496</text:p>
              </table:table-cell>
              <table:table-cell office:value-type="float" office:value="263077528">
                <text:p>26307752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75365640">
                <text:p>175365640</text:p>
              </table:table-cell>
              <table:table-cell office:value-type="float" office:value="216461640">
                <text:p>216461640</text:p>
              </table:table-cell>
              <table:table-cell office:value-type="float" office:value="166143912">
                <text:p>166143912</text:p>
              </table:table-cell>
              <table:table-cell office:value-type="float" office:value="180525208">
                <text:p>180525208</text:p>
              </table:table-cell>
              <table:table-cell office:value-type="float" office:value="263077528">
                <text:p>26307752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81557064">
                <text:p>181557064</text:p>
              </table:table-cell>
              <table:table-cell office:value-type="float" office:value="221095416">
                <text:p>221095416</text:p>
              </table:table-cell>
              <table:table-cell office:value-type="float" office:value="172268344">
                <text:p>172268344</text:p>
              </table:table-cell>
              <table:table-cell office:value-type="float" office:value="180525208">
                <text:p>180525208</text:p>
              </table:table-cell>
              <table:table-cell office:value-type="float" office:value="270627000">
                <text:p>27062700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86716584">
                <text:p>186716584</text:p>
              </table:table-cell>
              <table:table-cell office:value-type="float" office:value="221095416">
                <text:p>221095416</text:p>
              </table:table-cell>
              <table:table-cell office:value-type="float" office:value="177116232">
                <text:p>177116232</text:p>
              </table:table-cell>
              <table:table-cell office:value-type="float" office:value="181049736">
                <text:p>181049736</text:p>
              </table:table-cell>
              <table:table-cell office:value-type="float" office:value="273459720">
                <text:p>27345972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93939912">
                <text:p>193939912</text:p>
              </table:table-cell>
              <table:table-cell office:value-type="float" office:value="229545432">
                <text:p>229545432</text:p>
              </table:table-cell>
              <table:table-cell office:value-type="float" office:value="180915048">
                <text:p>180915048</text:p>
              </table:table-cell>
              <table:table-cell office:value-type="float" office:value="188074680">
                <text:p>188074680</text:p>
              </table:table-cell>
              <table:table-cell office:value-type="float" office:value="279273720">
                <text:p>27927372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98067528">
                <text:p>198067528</text:p>
              </table:table-cell>
              <table:table-cell office:value-type="float" office:value="229742136">
                <text:p>229742136</text:p>
              </table:table-cell>
              <table:table-cell office:value-type="float" office:value="180915048">
                <text:p>180915048</text:p>
              </table:table-cell>
              <table:table-cell office:value-type="float" office:value="189696456">
                <text:p>189696456</text:p>
              </table:table-cell>
              <table:table-cell office:value-type="float" office:value="279273720">
                <text:p>27927372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98067528">
                <text:p>198067528</text:p>
              </table:table-cell>
              <table:table-cell office:value-type="float" office:value="229742136">
                <text:p>229742136</text:p>
              </table:table-cell>
              <table:table-cell office:value-type="float" office:value="180915048">
                <text:p>180915048</text:p>
              </table:table-cell>
              <table:table-cell office:value-type="float" office:value="196721400">
                <text:p>196721400</text:p>
              </table:table-cell>
              <table:table-cell office:value-type="float" office:value="279273720">
                <text:p>27927372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07354664">
                <text:p>207354664</text:p>
              </table:table-cell>
              <table:table-cell office:value-type="float" office:value="229742136">
                <text:p>229742136</text:p>
              </table:table-cell>
              <table:table-cell office:value-type="float" office:value="181553288">
                <text:p>181553288</text:p>
              </table:table-cell>
              <table:table-cell office:value-type="float" office:value="196721400">
                <text:p>196721400</text:p>
              </table:table-cell>
              <table:table-cell office:value-type="float" office:value="279273720">
                <text:p>27927372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14577992">
                <text:p>214577992</text:p>
              </table:table-cell>
              <table:table-cell office:value-type="float" office:value="233868792">
                <text:p>233868792</text:p>
              </table:table-cell>
              <table:table-cell office:value-type="float" office:value="188774968">
                <text:p>188774968</text:p>
              </table:table-cell>
              <table:table-cell office:value-type="float" office:value="196721400">
                <text:p>196721400</text:p>
              </table:table-cell>
              <table:table-cell office:value-type="float" office:value="286936920">
                <text:p>28693692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16641800">
                <text:p>216641800</text:p>
              </table:table-cell>
              <table:table-cell office:value-type="float" office:value="237602040">
                <text:p>237602040</text:p>
              </table:table-cell>
              <table:table-cell office:value-type="float" office:value="127764280">
                <text:p>127764280</text:p>
              </table:table-cell>
              <table:table-cell office:value-type="float" office:value="196721400">
                <text:p>196721400</text:p>
              </table:table-cell>
              <table:table-cell office:value-type="float" office:value="287133624">
                <text:p>28713362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21801320">
                <text:p>221801320</text:p>
              </table:table-cell>
              <table:table-cell office:value-type="float" office:value="124052936">
                <text:p>124052936</text:p>
              </table:table-cell>
              <table:table-cell office:value-type="float" office:value="130993768">
                <text:p>130993768</text:p>
              </table:table-cell>
              <table:table-cell office:value-type="float" office:value="200716920">
                <text:p>200716920</text:p>
              </table:table-cell>
              <table:table-cell office:value-type="float" office:value="125249768">
                <text:p>12524976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27156328">
                <text:p>227156328</text:p>
              </table:table-cell>
              <table:table-cell office:value-type="float" office:value="131261672">
                <text:p>131261672</text:p>
              </table:table-cell>
              <table:table-cell office:value-type="float" office:value="130993768">
                <text:p>130993768</text:p>
              </table:table-cell>
              <table:table-cell office:value-type="float" office:value="204581304">
                <text:p>204581304</text:p>
              </table:table-cell>
              <table:table-cell office:value-type="float" office:value="130789000">
                <text:p>13078900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30448024">
                <text:p>230448024</text:p>
              </table:table-cell>
              <table:table-cell office:value-type="float" office:value="131261672">
                <text:p>131261672</text:p>
              </table:table-cell>
              <table:table-cell office:value-type="float" office:value="139249000">
                <text:p>139249000</text:p>
              </table:table-cell>
              <table:table-cell office:value-type="float" office:value="123021224">
                <text:p>123021224</text:p>
              </table:table-cell>
              <table:table-cell office:value-type="float" office:value="130789000">
                <text:p>13078900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30448024">
                <text:p>230448024</text:p>
              </table:table-cell>
              <table:table-cell office:value-type="float" office:value="132025512">
                <text:p>132025512</text:p>
              </table:table-cell>
              <table:table-cell office:value-type="float" office:value="147504232">
                <text:p>147504232</text:p>
              </table:table-cell>
              <table:table-cell office:value-type="float" office:value="130993816">
                <text:p>130993816</text:p>
              </table:table-cell>
              <table:table-cell office:value-type="float" office:value="138217144">
                <text:p>13821714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30448024">
                <text:p>230448024</text:p>
              </table:table-cell>
              <table:table-cell office:value-type="float" office:value="139248856">
                <text:p>139248856</text:p>
              </table:table-cell>
              <table:table-cell office:value-type="float" office:value="147504232">
                <text:p>147504232</text:p>
              </table:table-cell>
              <table:table-cell office:value-type="float" office:value="130993816">
                <text:p>130993816</text:p>
              </table:table-cell>
              <table:table-cell office:value-type="float" office:value="147504280">
                <text:p>14750428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30841432">
                <text:p>230841432</text:p>
              </table:table-cell>
              <table:table-cell office:value-type="float" office:value="147504088">
                <text:p>147504088</text:p>
              </table:table-cell>
              <table:table-cell office:value-type="float" office:value="155759464">
                <text:p>155759464</text:p>
              </table:table-cell>
              <table:table-cell office:value-type="float" office:value="134089528">
                <text:p>134089528</text:p>
              </table:table-cell>
              <table:table-cell office:value-type="float" office:value="150599992">
                <text:p>15059999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38307944">
                <text:p>238307944</text:p>
              </table:table-cell>
              <table:table-cell office:value-type="float" office:value="147504088">
                <text:p>147504088</text:p>
              </table:table-cell>
              <table:table-cell office:value-type="float" office:value="161950888">
                <text:p>161950888</text:p>
              </table:table-cell>
              <table:table-cell office:value-type="float" office:value="139249048">
                <text:p>139249048</text:p>
              </table:table-cell>
              <table:table-cell office:value-type="float" office:value="156791416">
                <text:p>15679141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41402936">
                <text:p>241402936</text:p>
              </table:table-cell>
              <table:table-cell office:value-type="float" office:value="155759320">
                <text:p>155759320</text:p>
              </table:table-cell>
              <table:table-cell office:value-type="float" office:value="164014696">
                <text:p>164014696</text:p>
              </table:table-cell>
              <table:table-cell office:value-type="float" office:value="147504280">
                <text:p>147504280</text:p>
              </table:table-cell>
              <table:table-cell office:value-type="float" office:value="164014744">
                <text:p>16401474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46954648">
                <text:p>246954648</text:p>
              </table:table-cell>
              <table:table-cell office:value-type="float" office:value="164014552">
                <text:p>164014552</text:p>
              </table:table-cell>
              <table:table-cell office:value-type="float" office:value="172269928">
                <text:p>172269928</text:p>
              </table:table-cell>
              <table:table-cell office:value-type="float" office:value="155759512">
                <text:p>155759512</text:p>
              </table:table-cell>
              <table:table-cell office:value-type="float" office:value="166078552">
                <text:p>16607855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46954648">
                <text:p>246954648</text:p>
              </table:table-cell>
              <table:table-cell office:value-type="float" office:value="164014552">
                <text:p>164014552</text:p>
              </table:table-cell>
              <table:table-cell office:value-type="float" office:value="172860024">
                <text:p>172860024</text:p>
              </table:table-cell>
              <table:table-cell office:value-type="float" office:value="162982840">
                <text:p>162982840</text:p>
              </table:table-cell>
              <table:table-cell office:value-type="float" office:value="173301880">
                <text:p>17330188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25834248">
                <text:p>125834248</text:p>
              </table:table-cell>
              <table:table-cell office:value-type="float" office:value="180525016">
                <text:p>180525016</text:p>
              </table:table-cell>
              <table:table-cell office:value-type="float" office:value="180212808">
                <text:p>180212808</text:p>
              </table:table-cell>
              <table:table-cell office:value-type="float" office:value="167110456">
                <text:p>167110456</text:p>
              </table:table-cell>
              <table:table-cell office:value-type="float" office:value="180525208">
                <text:p>18052520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27898056">
                <text:p>127898056</text:p>
              </table:table-cell>
              <table:table-cell office:value-type="float" office:value="182588824">
                <text:p>182588824</text:p>
              </table:table-cell>
              <table:table-cell office:value-type="float" office:value="180212808">
                <text:p>180212808</text:p>
              </table:table-cell>
              <table:table-cell office:value-type="float" office:value="174333784">
                <text:p>174333784</text:p>
              </table:table-cell>
              <table:table-cell office:value-type="float" office:value="193939960">
                <text:p>19393996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32025672">
                <text:p>132025672</text:p>
              </table:table-cell>
              <table:table-cell office:value-type="float" office:value="188780248">
                <text:p>188780248</text:p>
              </table:table-cell>
              <table:table-cell office:value-type="float" office:value="180212808">
                <text:p>180212808</text:p>
              </table:table-cell>
              <table:table-cell office:value-type="float" office:value="180525208">
                <text:p>180525208</text:p>
              </table:table-cell>
              <table:table-cell office:value-type="float" office:value="197035672">
                <text:p>19703567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36153288">
                <text:p>136153288</text:p>
              </table:table-cell>
              <table:table-cell office:value-type="float" office:value="197035480">
                <text:p>197035480</text:p>
              </table:table-cell>
              <table:table-cell office:value-type="float" office:value="184273896">
                <text:p>184273896</text:p>
              </table:table-cell>
              <table:table-cell office:value-type="float" office:value="180525208">
                <text:p>180525208</text:p>
              </table:table-cell>
              <table:table-cell office:value-type="float" office:value="200131384">
                <text:p>20013138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42344712">
                <text:p>142344712</text:p>
              </table:table-cell>
              <table:table-cell office:value-type="float" office:value="197035480">
                <text:p>197035480</text:p>
              </table:table-cell>
              <table:table-cell office:value-type="float" office:value="188072712">
                <text:p>188072712</text:p>
              </table:table-cell>
              <table:table-cell office:value-type="float" office:value="180525208">
                <text:p>180525208</text:p>
              </table:table-cell>
              <table:table-cell office:value-type="float" office:value="207354712">
                <text:p>20735471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48536136">
                <text:p>148536136</text:p>
              </table:table-cell>
              <table:table-cell office:value-type="float" office:value="205290712">
                <text:p>205290712</text:p>
              </table:table-cell>
              <table:table-cell office:value-type="float" office:value="188334984">
                <text:p>188334984</text:p>
              </table:table-cell>
              <table:table-cell office:value-type="float" office:value="183309768">
                <text:p>183309768</text:p>
              </table:table-cell>
              <table:table-cell office:value-type="float" office:value="213546136">
                <text:p>21354613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53695656">
                <text:p>153695656</text:p>
              </table:table-cell>
              <table:table-cell office:value-type="float" office:value="213545944">
                <text:p>213545944</text:p>
              </table:table-cell>
              <table:table-cell office:value-type="float" office:value="196719432">
                <text:p>196719432</text:p>
              </table:table-cell>
              <table:table-cell office:value-type="float" office:value="188074680">
                <text:p>188074680</text:p>
              </table:table-cell>
              <table:table-cell office:value-type="float" office:value="217673752">
                <text:p>21767375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61950888">
                <text:p>161950888</text:p>
              </table:table-cell>
              <table:table-cell office:value-type="float" office:value="213545944">
                <text:p>213545944</text:p>
              </table:table-cell>
              <table:table-cell office:value-type="float" office:value="196719432">
                <text:p>196719432</text:p>
              </table:table-cell>
              <table:table-cell office:value-type="float" office:value="188074680">
                <text:p>188074680</text:p>
              </table:table-cell>
              <table:table-cell office:value-type="float" office:value="224897080">
                <text:p>22489708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65046600">
                <text:p>165046600</text:p>
              </table:table-cell>
              <table:table-cell office:value-type="float" office:value="213545944">
                <text:p>213545944</text:p>
              </table:table-cell>
              <table:table-cell office:value-type="float" office:value="196719432">
                <text:p>196719432</text:p>
              </table:table-cell>
              <table:table-cell office:value-type="float" office:value="196721400">
                <text:p>196721400</text:p>
              </table:table-cell>
              <table:table-cell office:value-type="float" office:value="230056600">
                <text:p>23005660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72269928">
                <text:p>172269928</text:p>
              </table:table-cell>
              <table:table-cell office:value-type="float" office:value="214643160">
                <text:p>214643160</text:p>
              </table:table-cell>
              <table:table-cell office:value-type="float" office:value="120012632">
                <text:p>120012632</text:p>
              </table:table-cell>
              <table:table-cell office:value-type="float" office:value="196721400">
                <text:p>196721400</text:p>
              </table:table-cell>
              <table:table-cell office:value-type="float" office:value="238311832">
                <text:p>23831183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81557064">
                <text:p>181557064</text:p>
              </table:table-cell>
              <table:table-cell office:value-type="float" office:value="221095416">
                <text:p>221095416</text:p>
              </table:table-cell>
              <table:table-cell office:value-type="float" office:value="125834344">
                <text:p>125834344</text:p>
              </table:table-cell>
              <table:table-cell office:value-type="float" office:value="196721400">
                <text:p>196721400</text:p>
              </table:table-cell>
              <table:table-cell office:value-type="float" office:value="244503256">
                <text:p>24450325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82588968">
                <text:p>182588968</text:p>
              </table:table-cell>
              <table:table-cell office:value-type="float" office:value="221095416">
                <text:p>221095416</text:p>
              </table:table-cell>
              <table:table-cell office:value-type="float" office:value="129961960">
                <text:p>129961960</text:p>
              </table:table-cell>
              <table:table-cell office:value-type="float" office:value="196721400">
                <text:p>196721400</text:p>
              </table:table-cell>
              <table:table-cell office:value-type="float" office:value="246567064">
                <text:p>24656706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94971816">
                <text:p>194971816</text:p>
              </table:table-cell>
              <table:table-cell office:value-type="float" office:value="228251496">
                <text:p>228251496</text:p>
              </table:table-cell>
              <table:table-cell office:value-type="float" office:value="132025768">
                <text:p>132025768</text:p>
              </table:table-cell>
              <table:table-cell office:value-type="float" office:value="202649112">
                <text:p>202649112</text:p>
              </table:table-cell>
              <table:table-cell office:value-type="float" office:value="254822296">
                <text:p>25482229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98067528">
                <text:p>198067528</text:p>
              </table:table-cell>
              <table:table-cell office:value-type="float" office:value="229742136">
                <text:p>229742136</text:p>
              </table:table-cell>
              <table:table-cell office:value-type="float" office:value="138217192">
                <text:p>138217192</text:p>
              </table:table-cell>
              <table:table-cell office:value-type="float" office:value="204581304">
                <text:p>204581304</text:p>
              </table:table-cell>
              <table:table-cell office:value-type="float" office:value="263077528">
                <text:p>26307752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05290856">
                <text:p>205290856</text:p>
              </table:table-cell>
              <table:table-cell office:value-type="float" office:value="229742136">
                <text:p>229742136</text:p>
              </table:table-cell>
              <table:table-cell office:value-type="float" office:value="148536232">
                <text:p>148536232</text:p>
              </table:table-cell>
              <table:table-cell office:value-type="float" office:value="123021224">
                <text:p>123021224</text:p>
              </table:table-cell>
              <table:table-cell office:value-type="float" office:value="263077528">
                <text:p>26307752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12514184">
                <text:p>212514184</text:p>
              </table:table-cell>
              <table:table-cell office:value-type="float" office:value="229742136">
                <text:p>229742136</text:p>
              </table:table-cell>
              <table:table-cell office:value-type="float" office:value="148536232">
                <text:p>148536232</text:p>
              </table:table-cell>
              <table:table-cell office:value-type="float" office:value="128414648">
                <text:p>128414648</text:p>
              </table:table-cell>
              <table:table-cell office:value-type="float" office:value="263077528">
                <text:p>26307752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14577992">
                <text:p>214577992</text:p>
              </table:table-cell>
              <table:table-cell office:value-type="float" office:value="233737656">
                <text:p>233737656</text:p>
              </table:table-cell>
              <table:table-cell office:value-type="float" office:value="155759560">
                <text:p>155759560</text:p>
              </table:table-cell>
              <table:table-cell office:value-type="float" office:value="130797208">
                <text:p>130797208</text:p>
              </table:table-cell>
              <table:table-cell office:value-type="float" office:value="265862088">
                <text:p>26586208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21801320">
                <text:p>221801320</text:p>
              </table:table-cell>
              <table:table-cell office:value-type="float" office:value="237602040">
                <text:p>237602040</text:p>
              </table:table-cell>
              <table:table-cell office:value-type="float" office:value="164014792">
                <text:p>164014792</text:p>
              </table:table-cell>
              <table:table-cell office:value-type="float" office:value="130797208">
                <text:p>130797208</text:p>
              </table:table-cell>
              <table:table-cell office:value-type="float" office:value="270627000">
                <text:p>27062700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24896312">
                <text:p>224896312</text:p>
              </table:table-cell>
              <table:table-cell office:value-type="float" office:value="124052936">
                <text:p>124052936</text:p>
              </table:table-cell>
              <table:table-cell office:value-type="float" office:value="165046696">
                <text:p>165046696</text:p>
              </table:table-cell>
              <table:table-cell office:value-type="float" office:value="135121432">
                <text:p>135121432</text:p>
              </table:table-cell>
              <table:table-cell office:value-type="float" office:value="275212632">
                <text:p>27521263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30448024">
                <text:p>230448024</text:p>
              </table:table-cell>
              <table:table-cell office:value-type="float" office:value="131249000">
                <text:p>131249000</text:p>
              </table:table-cell>
              <table:table-cell office:value-type="float" office:value="165046696">
                <text:p>165046696</text:p>
              </table:table-cell>
              <table:table-cell office:value-type="float" office:value="139249048">
                <text:p>139249048</text:p>
              </table:table-cell>
              <table:table-cell office:value-type="float" office:value="279273720">
                <text:p>27927372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30448024">
                <text:p>230448024</text:p>
              </table:table-cell>
              <table:table-cell office:value-type="float" office:value="131249000">
                <text:p>131249000</text:p>
              </table:table-cell>
              <table:table-cell office:value-type="float" office:value="165177816">
                <text:p>165177816</text:p>
              </table:table-cell>
              <table:table-cell office:value-type="float" office:value="146472376">
                <text:p>146472376</text:p>
              </table:table-cell>
              <table:table-cell office:value-type="float" office:value="279273720">
                <text:p>27927372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30448024">
                <text:p>230448024</text:p>
              </table:table-cell>
              <table:table-cell office:value-type="float" office:value="139248856">
                <text:p>139248856</text:p>
              </table:table-cell>
              <table:table-cell office:value-type="float" office:value="172268344">
                <text:p>172268344</text:p>
              </table:table-cell>
              <table:table-cell office:value-type="float" office:value="147504280">
                <text:p>147504280</text:p>
              </table:table-cell>
              <table:table-cell office:value-type="float" office:value="279273720">
                <text:p>27927372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30448024">
                <text:p>230448024</text:p>
              </table:table-cell>
              <table:table-cell office:value-type="float" office:value="147504088">
                <text:p>147504088</text:p>
              </table:table-cell>
              <table:table-cell office:value-type="float" office:value="172268344">
                <text:p>172268344</text:p>
              </table:table-cell>
              <table:table-cell office:value-type="float" office:value="150599992">
                <text:p>150599992</text:p>
              </table:table-cell>
              <table:table-cell office:value-type="float" office:value="279273720">
                <text:p>27927372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37341832">
                <text:p>237341832</text:p>
              </table:table-cell>
              <table:table-cell office:value-type="float" office:value="147504088">
                <text:p>147504088</text:p>
              </table:table-cell>
              <table:table-cell office:value-type="float" office:value="179376264">
                <text:p>179376264</text:p>
              </table:table-cell>
              <table:table-cell office:value-type="float" office:value="156791416">
                <text:p>156791416</text:p>
              </table:table-cell>
              <table:table-cell office:value-type="float" office:value="287133624">
                <text:p>287133624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38307944">
                <text:p>238307944</text:p>
              </table:table-cell>
              <table:table-cell office:value-type="float" office:value="155759320">
                <text:p>155759320</text:p>
              </table:table-cell>
              <table:table-cell office:value-type="float" office:value="180915048">
                <text:p>180915048</text:p>
              </table:table-cell>
              <table:table-cell office:value-type="float" office:value="164014744">
                <text:p>164014744</text:p>
              </table:table-cell>
              <table:table-cell office:value-type="float" office:value="123021224">
                <text:p>12302122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39864136">
                <text:p>239864136</text:p>
              </table:table-cell>
              <table:table-cell office:value-type="float" office:value="164014552">
                <text:p>164014552</text:p>
              </table:table-cell>
              <table:table-cell office:value-type="float" office:value="180915048">
                <text:p>180915048</text:p>
              </table:table-cell>
              <table:table-cell office:value-type="float" office:value="167110456">
                <text:p>167110456</text:p>
              </table:table-cell>
              <table:table-cell office:value-type="float" office:value="130797208">
                <text:p>13079720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46954648">
                <text:p>246954648</text:p>
              </table:table-cell>
              <table:table-cell office:value-type="float" office:value="164014552">
                <text:p>164014552</text:p>
              </table:table-cell>
              <table:table-cell office:value-type="float" office:value="180915048">
                <text:p>180915048</text:p>
              </table:table-cell>
              <table:table-cell office:value-type="float" office:value="173301848">
                <text:p>173301848</text:p>
              </table:table-cell>
              <table:table-cell office:value-type="float" office:value="130797208">
                <text:p>13079720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46954648">
                <text:p>246954648</text:p>
              </table:table-cell>
              <table:table-cell office:value-type="float" office:value="170205976">
                <text:p>170205976</text:p>
              </table:table-cell>
              <table:table-cell office:value-type="float" office:value="184534584">
                <text:p>184534584</text:p>
              </table:table-cell>
              <table:table-cell office:value-type="float" office:value="180525208">
                <text:p>180525208</text:p>
              </table:table-cell>
              <table:table-cell office:value-type="float" office:value="136153336">
                <text:p>13615333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46954648">
                <text:p>246954648</text:p>
              </table:table-cell>
              <table:table-cell office:value-type="float" office:value="173301688">
                <text:p>173301688</text:p>
              </table:table-cell>
              <table:table-cell office:value-type="float" office:value="188774968">
                <text:p>188774968</text:p>
              </table:table-cell>
              <table:table-cell office:value-type="float" office:value="180525208">
                <text:p>180525208</text:p>
              </table:table-cell>
              <table:table-cell office:value-type="float" office:value="141312856">
                <text:p>14131285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18291400">
                <text:p>118291400</text:p>
              </table:table-cell>
              <table:table-cell office:value-type="float" office:value="180525016">
                <text:p>180525016</text:p>
              </table:table-cell>
              <table:table-cell office:value-type="float" office:value="124053128">
                <text:p>124053128</text:p>
              </table:table-cell>
              <table:table-cell office:value-type="float" office:value="180525208">
                <text:p>180525208</text:p>
              </table:table-cell>
              <table:table-cell office:value-type="float" office:value="147504280">
                <text:p>14750428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24802344">
                <text:p>124802344</text:p>
              </table:table-cell>
              <table:table-cell office:value-type="float" office:value="183620728">
                <text:p>183620728</text:p>
              </table:table-cell>
              <table:table-cell office:value-type="float" office:value="130993768">
                <text:p>130993768</text:p>
              </table:table-cell>
              <table:table-cell office:value-type="float" office:value="183751320">
                <text:p>183751320</text:p>
              </table:table-cell>
              <table:table-cell office:value-type="float" office:value="151631896">
                <text:p>15163189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25834248">
                <text:p>125834248</text:p>
              </table:table-cell>
              <table:table-cell office:value-type="float" office:value="190844056">
                <text:p>190844056</text:p>
              </table:table-cell>
              <table:table-cell office:value-type="float" office:value="130993768">
                <text:p>130993768</text:p>
              </table:table-cell>
              <table:table-cell office:value-type="float" office:value="188074680">
                <text:p>188074680</text:p>
              </table:table-cell>
              <table:table-cell office:value-type="float" office:value="156791416">
                <text:p>15679141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30993768">
                <text:p>130993768</text:p>
              </table:table-cell>
              <table:table-cell office:value-type="float" office:value="197035480">
                <text:p>197035480</text:p>
              </table:table-cell>
              <table:table-cell office:value-type="float" office:value="134089480">
                <text:p>134089480</text:p>
              </table:table-cell>
              <table:table-cell office:value-type="float" office:value="188074680">
                <text:p>188074680</text:p>
              </table:table-cell>
              <table:table-cell office:value-type="float" office:value="164014744">
                <text:p>16401474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32025672">
                <text:p>132025672</text:p>
              </table:table-cell>
              <table:table-cell office:value-type="float" office:value="197035480">
                <text:p>197035480</text:p>
              </table:table-cell>
              <table:table-cell office:value-type="float" office:value="139249000">
                <text:p>139249000</text:p>
              </table:table-cell>
              <table:table-cell office:value-type="float" office:value="196393560">
                <text:p>196393560</text:p>
              </table:table-cell>
              <table:table-cell office:value-type="float" office:value="164014712">
                <text:p>16401471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37185192">
                <text:p>137185192</text:p>
              </table:table-cell>
              <table:table-cell office:value-type="float" office:value="205290712">
                <text:p>205290712</text:p>
              </table:table-cell>
              <table:table-cell office:value-type="float" office:value="147504232">
                <text:p>147504232</text:p>
              </table:table-cell>
              <table:table-cell office:value-type="float" office:value="196721400">
                <text:p>196721400</text:p>
              </table:table-cell>
              <table:table-cell office:value-type="float" office:value="172269976">
                <text:p>17226997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48536136">
                <text:p>148536136</text:p>
              </table:table-cell>
              <table:table-cell office:value-type="float" office:value="213545944">
                <text:p>213545944</text:p>
              </table:table-cell>
              <table:table-cell office:value-type="float" office:value="151631848">
                <text:p>151631848</text:p>
              </table:table-cell>
              <table:table-cell office:value-type="float" office:value="196721400">
                <text:p>196721400</text:p>
              </table:table-cell>
              <table:table-cell office:value-type="float" office:value="180525208">
                <text:p>18052520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52663752">
                <text:p>152663752</text:p>
              </table:table-cell>
              <table:table-cell office:value-type="float" office:value="213545944">
                <text:p>213545944</text:p>
              </table:table-cell>
              <table:table-cell office:value-type="float" office:value="159887080">
                <text:p>159887080</text:p>
              </table:table-cell>
              <table:table-cell office:value-type="float" office:value="196721400">
                <text:p>196721400</text:p>
              </table:table-cell>
              <table:table-cell office:value-type="float" office:value="185684728">
                <text:p>18568472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65046600">
                <text:p>165046600</text:p>
              </table:table-cell>
              <table:table-cell office:value-type="float" office:value="219735928">
                <text:p>219735928</text:p>
              </table:table-cell>
              <table:table-cell office:value-type="float" office:value="172269928">
                <text:p>172269928</text:p>
              </table:table-cell>
              <table:table-cell office:value-type="float" office:value="204521288">
                <text:p>204521288</text:p>
              </table:table-cell>
              <table:table-cell office:value-type="float" office:value="197035672">
                <text:p>19703567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78461352">
                <text:p>178461352</text:p>
              </table:table-cell>
              <table:table-cell office:value-type="float" office:value="221095416">
                <text:p>221095416</text:p>
              </table:table-cell>
              <table:table-cell office:value-type="float" office:value="177117816">
                <text:p>177117816</text:p>
              </table:table-cell>
              <table:table-cell office:value-type="float" office:value="130993816">
                <text:p>130993816</text:p>
              </table:table-cell>
              <table:table-cell office:value-type="float" office:value="210450424">
                <text:p>21045042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81557064">
                <text:p>181557064</text:p>
              </table:table-cell>
              <table:table-cell office:value-type="float" office:value="229611000">
                <text:p>229611000</text:p>
              </table:table-cell>
              <table:table-cell office:value-type="float" office:value="180212808">
                <text:p>180212808</text:p>
              </table:table-cell>
              <table:table-cell office:value-type="float" office:value="130993816">
                <text:p>130993816</text:p>
              </table:table-cell>
              <table:table-cell office:value-type="float" office:value="213546136">
                <text:p>21354613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87748488">
                <text:p>187748488</text:p>
              </table:table-cell>
              <table:table-cell office:value-type="float" office:value="229742136">
                <text:p>229742136</text:p>
              </table:table-cell>
              <table:table-cell office:value-type="float" office:value="180212808">
                <text:p>180212808</text:p>
              </table:table-cell>
              <table:table-cell office:value-type="float" office:value="138217144">
                <text:p>138217144</text:p>
              </table:table-cell>
              <table:table-cell office:value-type="float" office:value="220769464">
                <text:p>22076946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93939912">
                <text:p>193939912</text:p>
              </table:table-cell>
              <table:table-cell office:value-type="float" office:value="229742136">
                <text:p>229742136</text:p>
              </table:table-cell>
              <table:table-cell office:value-type="float" office:value="180212808">
                <text:p>180212808</text:p>
              </table:table-cell>
              <table:table-cell office:value-type="float" office:value="142344760">
                <text:p>142344760</text:p>
              </table:table-cell>
              <table:table-cell office:value-type="float" office:value="226960888">
                <text:p>22696088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98067528">
                <text:p>198067528</text:p>
              </table:table-cell>
              <table:table-cell office:value-type="float" office:value="229742136">
                <text:p>229742136</text:p>
              </table:table-cell>
              <table:table-cell office:value-type="float" office:value="180212808">
                <text:p>180212808</text:p>
              </table:table-cell>
              <table:table-cell office:value-type="float" office:value="147504280">
                <text:p>147504280</text:p>
              </table:table-cell>
              <table:table-cell office:value-type="float" office:value="230056600">
                <text:p>23005660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02195144">
                <text:p>202195144</text:p>
              </table:table-cell>
              <table:table-cell office:value-type="float" office:value="232067736">
                <text:p>232067736</text:p>
              </table:table-cell>
              <table:table-cell office:value-type="float" office:value="182079432">
                <text:p>182079432</text:p>
              </table:table-cell>
              <table:table-cell office:value-type="float" office:value="151631896">
                <text:p>151631896</text:p>
              </table:table-cell>
              <table:table-cell office:value-type="float" office:value="235216120">
                <text:p>23521612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09418472">
                <text:p>209418472</text:p>
              </table:table-cell>
              <table:table-cell office:value-type="float" office:value="237602040">
                <text:p>237602040</text:p>
              </table:table-cell>
              <table:table-cell office:value-type="float" office:value="188072712">
                <text:p>188072712</text:p>
              </table:table-cell>
              <table:table-cell office:value-type="float" office:value="156791416">
                <text:p>156791416</text:p>
              </table:table-cell>
              <table:table-cell office:value-type="float" office:value="242439448">
                <text:p>24243944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14577992">
                <text:p>214577992</text:p>
              </table:table-cell>
              <table:table-cell office:value-type="float" office:value="123134744">
                <text:p>123134744</text:p>
              </table:table-cell>
              <table:table-cell office:value-type="float" office:value="188072712">
                <text:p>188072712</text:p>
              </table:table-cell>
              <table:table-cell office:value-type="float" office:value="164014744">
                <text:p>164014744</text:p>
              </table:table-cell>
              <table:table-cell office:value-type="float" office:value="246567064">
                <text:p>24656706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17673704">
                <text:p>217673704</text:p>
              </table:table-cell>
              <table:table-cell office:value-type="float" office:value="130897192">
                <text:p>130897192</text:p>
              </table:table-cell>
              <table:table-cell office:value-type="float" office:value="193624440">
                <text:p>193624440</text:p>
              </table:table-cell>
              <table:table-cell office:value-type="float" office:value="166078552">
                <text:p>166078552</text:p>
              </table:table-cell>
              <table:table-cell office:value-type="float" office:value="249662776">
                <text:p>24966277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21801320">
                <text:p>221801320</text:p>
              </table:table-cell>
              <table:table-cell office:value-type="float" office:value="130897192">
                <text:p>130897192</text:p>
              </table:table-cell>
              <table:table-cell office:value-type="float" office:value="196719432">
                <text:p>196719432</text:p>
              </table:table-cell>
              <table:table-cell office:value-type="float" office:value="173301880">
                <text:p>173301880</text:p>
              </table:table-cell>
              <table:table-cell office:value-type="float" office:value="255854200">
                <text:p>25585420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22456984">
                <text:p>222456984</text:p>
              </table:table-cell>
              <table:table-cell office:value-type="float" office:value="137185048">
                <text:p>137185048</text:p>
              </table:table-cell>
              <table:table-cell office:value-type="float" office:value="196719432">
                <text:p>196719432</text:p>
              </table:table-cell>
              <table:table-cell office:value-type="float" office:value="180525208">
                <text:p>180525208</text:p>
              </table:table-cell>
              <table:table-cell office:value-type="float" office:value="263077528">
                <text:p>26307752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30448024">
                <text:p>230448024</text:p>
              </table:table-cell>
              <table:table-cell office:value-type="float" office:value="145440280">
                <text:p>145440280</text:p>
              </table:table-cell>
              <table:table-cell office:value-type="float" office:value="196719432">
                <text:p>196719432</text:p>
              </table:table-cell>
              <table:table-cell office:value-type="float" office:value="180525208">
                <text:p>180525208</text:p>
              </table:table-cell>
              <table:table-cell office:value-type="float" office:value="263077528">
                <text:p>26307752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30448024">
                <text:p>230448024</text:p>
              </table:table-cell>
              <table:table-cell office:value-type="float" office:value="147504088">
                <text:p>147504088</text:p>
              </table:table-cell>
              <table:table-cell office:value-type="float" office:value="119894680">
                <text:p>119894680</text:p>
              </table:table-cell>
              <table:table-cell office:value-type="float" office:value="180525208">
                <text:p>180525208</text:p>
              </table:table-cell>
              <table:table-cell office:value-type="float" office:value="263077528">
                <text:p>26307752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30448024">
                <text:p>230448024</text:p>
              </table:table-cell>
              <table:table-cell office:value-type="float" office:value="149567896">
                <text:p>149567896</text:p>
              </table:table-cell>
              <table:table-cell office:value-type="float" office:value="125834344">
                <text:p>125834344</text:p>
              </table:table-cell>
              <table:table-cell office:value-type="float" office:value="185569800">
                <text:p>185569800</text:p>
              </table:table-cell>
              <table:table-cell office:value-type="float" office:value="269529768">
                <text:p>26952976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30448024">
                <text:p>230448024</text:p>
              </table:table-cell>
              <table:table-cell office:value-type="float" office:value="155759320">
                <text:p>155759320</text:p>
              </table:table-cell>
              <table:table-cell office:value-type="float" office:value="125834344">
                <text:p>125834344</text:p>
              </table:table-cell>
              <table:table-cell office:value-type="float" office:value="188074680">
                <text:p>188074680</text:p>
              </table:table-cell>
              <table:table-cell office:value-type="float" office:value="270627000">
                <text:p>27062700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38307944">
                <text:p>238307944</text:p>
              </table:table-cell>
              <table:table-cell office:value-type="float" office:value="164014552">
                <text:p>164014552</text:p>
              </table:table-cell>
              <table:table-cell office:value-type="float" office:value="132025768">
                <text:p>132025768</text:p>
              </table:table-cell>
              <table:table-cell office:value-type="float" office:value="190203576">
                <text:p>190203576</text:p>
              </table:table-cell>
              <table:table-cell office:value-type="float" office:value="277979784">
                <text:p>27797978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38307944">
                <text:p>238307944</text:p>
              </table:table-cell>
              <table:table-cell office:value-type="float" office:value="167110264">
                <text:p>167110264</text:p>
              </table:table-cell>
              <table:table-cell office:value-type="float" office:value="132025768">
                <text:p>132025768</text:p>
              </table:table-cell>
              <table:table-cell office:value-type="float" office:value="196721400">
                <text:p>196721400</text:p>
              </table:table-cell>
              <table:table-cell office:value-type="float" office:value="279273720">
                <text:p>27927372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41026936">
                <text:p>241026936</text:p>
              </table:table-cell>
              <table:table-cell office:value-type="float" office:value="173301688">
                <text:p>173301688</text:p>
              </table:table-cell>
              <table:table-cell office:value-type="float" office:value="138217192">
                <text:p>138217192</text:p>
              </table:table-cell>
              <table:table-cell office:value-type="float" office:value="196721400">
                <text:p>196721400</text:p>
              </table:table-cell>
              <table:table-cell office:value-type="float" office:value="279273720">
                <text:p>27927372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46954648">
                <text:p>246954648</text:p>
              </table:table-cell>
              <table:table-cell office:value-type="float" office:value="180525016">
                <text:p>180525016</text:p>
              </table:table-cell>
              <table:table-cell office:value-type="float" office:value="148536232">
                <text:p>148536232</text:p>
              </table:table-cell>
              <table:table-cell office:value-type="float" office:value="196721400">
                <text:p>196721400</text:p>
              </table:table-cell>
              <table:table-cell office:value-type="float" office:value="279273720">
                <text:p>27927372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46954648">
                <text:p>246954648</text:p>
              </table:table-cell>
              <table:table-cell office:value-type="float" office:value="184652632">
                <text:p>184652632</text:p>
              </table:table-cell>
              <table:table-cell office:value-type="float" office:value="149568136">
                <text:p>149568136</text:p>
              </table:table-cell>
              <table:table-cell office:value-type="float" office:value="196721400">
                <text:p>196721400</text:p>
              </table:table-cell>
              <table:table-cell office:value-type="float" office:value="285267000">
                <text:p>28526700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46954648">
                <text:p>246954648</text:p>
              </table:table-cell>
              <table:table-cell office:value-type="float" office:value="191875960">
                <text:p>191875960</text:p>
              </table:table-cell>
              <table:table-cell office:value-type="float" office:value="155759560">
                <text:p>155759560</text:p>
              </table:table-cell>
              <table:table-cell office:value-type="float" office:value="203615208">
                <text:p>203615208</text:p>
              </table:table-cell>
              <table:table-cell office:value-type="float" office:value="287133624">
                <text:p>28713362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7259496">
                <text:p>117259496</text:p>
              </table:table-cell>
              <table:table-cell office:value-type="float" office:value="197035480">
                <text:p>197035480</text:p>
              </table:table-cell>
              <table:table-cell office:value-type="float" office:value="165046696">
                <text:p>165046696</text:p>
              </table:table-cell>
              <table:table-cell office:value-type="float" office:value="204581304">
                <text:p>204581304</text:p>
              </table:table-cell>
              <table:table-cell office:value-type="float" office:value="123021224">
                <text:p>12302122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9894680">
                <text:p>119894680</text:p>
              </table:table-cell>
              <table:table-cell office:value-type="float" office:value="203226904">
                <text:p>203226904</text:p>
              </table:table-cell>
              <table:table-cell office:value-type="float" office:value="165046696">
                <text:p>165046696</text:p>
              </table:table-cell>
              <table:table-cell office:value-type="float" office:value="204581304">
                <text:p>204581304</text:p>
              </table:table-cell>
              <table:table-cell office:value-type="float" office:value="125379736">
                <text:p>12537973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25834248">
                <text:p>125834248</text:p>
              </table:table-cell>
              <table:table-cell office:value-type="float" office:value="211482136">
                <text:p>211482136</text:p>
              </table:table-cell>
              <table:table-cell office:value-type="float" office:value="165046696">
                <text:p>165046696</text:p>
              </table:table-cell>
              <table:table-cell office:value-type="float" office:value="123021224">
                <text:p>123021224</text:p>
              </table:table-cell>
              <table:table-cell office:value-type="float" office:value="130993816">
                <text:p>13099381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25834248">
                <text:p>125834248</text:p>
              </table:table-cell>
              <table:table-cell office:value-type="float" office:value="213545944">
                <text:p>213545944</text:p>
              </table:table-cell>
              <table:table-cell office:value-type="float" office:value="165046696">
                <text:p>165046696</text:p>
              </table:table-cell>
              <table:table-cell office:value-type="float" office:value="130993816">
                <text:p>130993816</text:p>
              </table:table-cell>
              <table:table-cell office:value-type="float" office:value="130993816">
                <text:p>13099381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32025672">
                <text:p>132025672</text:p>
              </table:table-cell>
              <table:table-cell office:value-type="float" office:value="213545944">
                <text:p>213545944</text:p>
              </table:table-cell>
              <table:table-cell office:value-type="float" office:value="172268344">
                <text:p>172268344</text:p>
              </table:table-cell>
              <table:table-cell office:value-type="float" office:value="130993816">
                <text:p>130993816</text:p>
              </table:table-cell>
              <table:table-cell office:value-type="float" office:value="136153336">
                <text:p>13615333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32025672">
                <text:p>132025672</text:p>
              </table:table-cell>
              <table:table-cell office:value-type="float" office:value="213545944">
                <text:p>213545944</text:p>
              </table:table-cell>
              <table:table-cell office:value-type="float" office:value="172268344">
                <text:p>172268344</text:p>
              </table:table-cell>
              <table:table-cell office:value-type="float" office:value="130993816">
                <text:p>130993816</text:p>
              </table:table-cell>
              <table:table-cell office:value-type="float" office:value="142344760">
                <text:p>14234476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37185192">
                <text:p>137185192</text:p>
              </table:table-cell>
              <table:table-cell office:value-type="float" office:value="219228792">
                <text:p>219228792</text:p>
              </table:table-cell>
              <table:table-cell office:value-type="float" office:value="176985096">
                <text:p>176985096</text:p>
              </table:table-cell>
              <table:table-cell office:value-type="float" office:value="139249048">
                <text:p>139249048</text:p>
              </table:table-cell>
              <table:table-cell office:value-type="float" office:value="147504280">
                <text:p>14750428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48536136">
                <text:p>148536136</text:p>
              </table:table-cell>
              <table:table-cell office:value-type="float" office:value="221095416">
                <text:p>221095416</text:p>
              </table:table-cell>
              <table:table-cell office:value-type="float" office:value="180915048">
                <text:p>180915048</text:p>
              </table:table-cell>
              <table:table-cell office:value-type="float" office:value="147504280">
                <text:p>147504280</text:p>
              </table:table-cell>
              <table:table-cell office:value-type="float" office:value="150599992">
                <text:p>15059999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48536136">
                <text:p>148536136</text:p>
              </table:table-cell>
              <table:table-cell office:value-type="float" office:value="223289880">
                <text:p>223289880</text:p>
              </table:table-cell>
              <table:table-cell office:value-type="float" office:value="180915048">
                <text:p>180915048</text:p>
              </table:table-cell>
              <table:table-cell office:value-type="float" office:value="147504280">
                <text:p>147504280</text:p>
              </table:table-cell>
              <table:table-cell office:value-type="float" office:value="155759512">
                <text:p>15575951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54727560">
                <text:p>154727560</text:p>
              </table:table-cell>
              <table:table-cell office:value-type="float" office:value="229742136">
                <text:p>229742136</text:p>
              </table:table-cell>
              <table:table-cell office:value-type="float" office:value="180915048">
                <text:p>180915048</text:p>
              </table:table-cell>
              <table:table-cell office:value-type="float" office:value="155759512">
                <text:p>155759512</text:p>
              </table:table-cell>
              <table:table-cell office:value-type="float" office:value="159887096">
                <text:p>15988709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58855176">
                <text:p>158855176</text:p>
              </table:table-cell>
              <table:table-cell office:value-type="float" office:value="229742136">
                <text:p>229742136</text:p>
              </table:table-cell>
              <table:table-cell office:value-type="float" office:value="180915048">
                <text:p>180915048</text:p>
              </table:table-cell>
              <table:table-cell office:value-type="float" office:value="164014744">
                <text:p>164014744</text:p>
              </table:table-cell>
              <table:table-cell office:value-type="float" office:value="164014744">
                <text:p>16401474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65046600">
                <text:p>165046600</text:p>
              </table:table-cell>
              <table:table-cell office:value-type="float" office:value="229742136">
                <text:p>229742136</text:p>
              </table:table-cell>
              <table:table-cell office:value-type="float" office:value="187301736">
                <text:p>187301736</text:p>
              </table:table-cell>
              <table:table-cell office:value-type="float" office:value="164014744">
                <text:p>164014744</text:p>
              </table:table-cell>
              <table:table-cell office:value-type="float" office:value="165046648">
                <text:p>165046648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72269928">
                <text:p>172269928</text:p>
              </table:table-cell>
              <table:table-cell office:value-type="float" office:value="229807704">
                <text:p>229807704</text:p>
              </table:table-cell>
              <table:table-cell office:value-type="float" office:value="188774968">
                <text:p>188774968</text:p>
              </table:table-cell>
              <table:table-cell office:value-type="float" office:value="172269976">
                <text:p>172269976</text:p>
              </table:table-cell>
              <table:table-cell office:value-type="float" office:value="172269976">
                <text:p>17226997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81557064">
                <text:p>181557064</text:p>
              </table:table-cell>
              <table:table-cell office:value-type="float" office:value="237602040">
                <text:p>237602040</text:p>
              </table:table-cell>
              <table:table-cell office:value-type="float" office:value="126464680">
                <text:p>126464680</text:p>
              </table:table-cell>
              <table:table-cell office:value-type="float" office:value="180525208">
                <text:p>180525208</text:p>
              </table:table-cell>
              <table:table-cell office:value-type="float" office:value="180525208">
                <text:p>18052520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84652776">
                <text:p>184652776</text:p>
              </table:table-cell>
              <table:table-cell office:value-type="float" office:value="237542216">
                <text:p>237542216</text:p>
              </table:table-cell>
              <table:table-cell office:value-type="float" office:value="130993768">
                <text:p>130993768</text:p>
              </table:table-cell>
              <table:table-cell office:value-type="float" office:value="180525208">
                <text:p>180525208</text:p>
              </table:table-cell>
              <table:table-cell office:value-type="float" office:value="188780440">
                <text:p>18878044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90844200">
                <text:p>190844200</text:p>
              </table:table-cell>
              <table:table-cell office:value-type="float" office:value="129417000">
                <text:p>129417000</text:p>
              </table:table-cell>
              <table:table-cell office:value-type="float" office:value="130993768">
                <text:p>130993768</text:p>
              </table:table-cell>
              <table:table-cell office:value-type="float" office:value="180525208">
                <text:p>180525208</text:p>
              </table:table-cell>
              <table:table-cell office:value-type="float" office:value="197035672">
                <text:p>19703567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98067528">
                <text:p>198067528</text:p>
              </table:table-cell>
              <table:table-cell office:value-type="float" office:value="131249000">
                <text:p>131249000</text:p>
              </table:table-cell>
              <table:table-cell office:value-type="float" office:value="147504232">
                <text:p>147504232</text:p>
              </table:table-cell>
              <table:table-cell office:value-type="float" office:value="188074680">
                <text:p>188074680</text:p>
              </table:table-cell>
              <table:table-cell office:value-type="float" office:value="205290904">
                <text:p>20529090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14577992">
                <text:p>214577992</text:p>
              </table:table-cell>
              <table:table-cell office:value-type="float" office:value="141312664">
                <text:p>141312664</text:p>
              </table:table-cell>
              <table:table-cell office:value-type="float" office:value="158855176">
                <text:p>158855176</text:p>
              </table:table-cell>
              <table:table-cell office:value-type="float" office:value="191694216">
                <text:p>191694216</text:p>
              </table:table-cell>
              <table:table-cell office:value-type="float" office:value="213546136">
                <text:p>21354613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14577992">
                <text:p>214577992</text:p>
              </table:table-cell>
              <table:table-cell office:value-type="float" office:value="147504088">
                <text:p>147504088</text:p>
              </table:table-cell>
              <table:table-cell office:value-type="float" office:value="164014696">
                <text:p>164014696</text:p>
              </table:table-cell>
              <table:table-cell office:value-type="float" office:value="196721400">
                <text:p>196721400</text:p>
              </table:table-cell>
              <table:table-cell office:value-type="float" office:value="221801368">
                <text:p>22180136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21801320">
                <text:p>221801320</text:p>
              </table:table-cell>
              <table:table-cell office:value-type="float" office:value="150599800">
                <text:p>150599800</text:p>
              </table:table-cell>
              <table:table-cell office:value-type="float" office:value="169174216">
                <text:p>169174216</text:p>
              </table:table-cell>
              <table:table-cell office:value-type="float" office:value="196721400">
                <text:p>196721400</text:p>
              </table:table-cell>
              <table:table-cell office:value-type="float" office:value="230056600">
                <text:p>23005660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23930200">
                <text:p>223930200</text:p>
              </table:table-cell>
              <table:table-cell office:value-type="float" office:value="158855032">
                <text:p>158855032</text:p>
              </table:table-cell>
              <table:table-cell office:value-type="float" office:value="174285096">
                <text:p>174285096</text:p>
              </table:table-cell>
              <table:table-cell office:value-type="float" office:value="196721400">
                <text:p>196721400</text:p>
              </table:table-cell>
              <table:table-cell office:value-type="float" office:value="230056600">
                <text:p>23005660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30448024">
                <text:p>230448024</text:p>
              </table:table-cell>
              <table:table-cell office:value-type="float" office:value="164014552">
                <text:p>164014552</text:p>
              </table:table-cell>
              <table:table-cell office:value-type="float" office:value="180212808">
                <text:p>180212808</text:p>
              </table:table-cell>
              <table:table-cell office:value-type="float" office:value="196721400">
                <text:p>196721400</text:p>
              </table:table-cell>
              <table:table-cell office:value-type="float" office:value="238311832">
                <text:p>23831183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30448024">
                <text:p>230448024</text:p>
              </table:table-cell>
              <table:table-cell office:value-type="float" office:value="172269784">
                <text:p>172269784</text:p>
              </table:table-cell>
              <table:table-cell office:value-type="float" office:value="180212808">
                <text:p>180212808</text:p>
              </table:table-cell>
              <table:table-cell office:value-type="float" office:value="204581304">
                <text:p>204581304</text:p>
              </table:table-cell>
              <table:table-cell office:value-type="float" office:value="246567064">
                <text:p>24656706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30448024">
                <text:p>230448024</text:p>
              </table:table-cell>
              <table:table-cell office:value-type="float" office:value="180525016">
                <text:p>180525016</text:p>
              </table:table-cell>
              <table:table-cell office:value-type="float" office:value="180212808">
                <text:p>180212808</text:p>
              </table:table-cell>
              <table:table-cell office:value-type="float" office:value="121968968">
                <text:p>121968968</text:p>
              </table:table-cell>
              <table:table-cell office:value-type="float" office:value="248630872">
                <text:p>24863087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30448024">
                <text:p>230448024</text:p>
              </table:table-cell>
              <table:table-cell office:value-type="float" office:value="181556920">
                <text:p>181556920</text:p>
              </table:table-cell>
              <table:table-cell office:value-type="float" office:value="188072712">
                <text:p>188072712</text:p>
              </table:table-cell>
              <table:table-cell office:value-type="float" office:value="128617928">
                <text:p>128617928</text:p>
              </table:table-cell>
              <table:table-cell office:value-type="float" office:value="256886104">
                <text:p>25688610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30448024">
                <text:p>230448024</text:p>
              </table:table-cell>
              <table:table-cell office:value-type="float" office:value="191875960">
                <text:p>191875960</text:p>
              </table:table-cell>
              <table:table-cell office:value-type="float" office:value="188072712">
                <text:p>188072712</text:p>
              </table:table-cell>
              <table:table-cell office:value-type="float" office:value="130993800">
                <text:p>130993800</text:p>
              </table:table-cell>
              <table:table-cell office:value-type="float" office:value="263077528">
                <text:p>26307752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38307944">
                <text:p>238307944</text:p>
              </table:table-cell>
              <table:table-cell office:value-type="float" office:value="197035480">
                <text:p>197035480</text:p>
              </table:table-cell>
              <table:table-cell office:value-type="float" office:value="196719432">
                <text:p>196719432</text:p>
              </table:table-cell>
              <table:table-cell office:value-type="float" office:value="132025720">
                <text:p>132025720</text:p>
              </table:table-cell>
              <table:table-cell office:value-type="float" office:value="263077528">
                <text:p>26307752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38307944">
                <text:p>238307944</text:p>
              </table:table-cell>
              <table:table-cell office:value-type="float" office:value="200131192">
                <text:p>200131192</text:p>
              </table:table-cell>
              <table:table-cell office:value-type="float" office:value="196719432">
                <text:p>196719432</text:p>
              </table:table-cell>
              <table:table-cell office:value-type="float" office:value="139249048">
                <text:p>139249048</text:p>
              </table:table-cell>
              <table:table-cell office:value-type="float" office:value="263077528">
                <text:p>263077528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44187496">
                <text:p>244187496</text:p>
              </table:table-cell>
              <table:table-cell office:value-type="float" office:value="205290712">
                <text:p>205290712</text:p>
              </table:table-cell>
              <table:table-cell office:value-type="float" office:value="196719432">
                <text:p>196719432</text:p>
              </table:table-cell>
              <table:table-cell office:value-type="float" office:value="147504280">
                <text:p>147504280</text:p>
              </table:table-cell>
              <table:table-cell office:value-type="float" office:value="268056552">
                <text:p>26805655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46954648">
                <text:p>246954648</text:p>
              </table:table-cell>
              <table:table-cell office:value-type="float" office:value="213545944">
                <text:p>213545944</text:p>
              </table:table-cell>
              <table:table-cell office:value-type="float" office:value="119343656">
                <text:p>119343656</text:p>
              </table:table-cell>
              <table:table-cell office:value-type="float" office:value="147504280">
                <text:p>147504280</text:p>
              </table:table-cell>
              <table:table-cell office:value-type="float" office:value="270627000">
                <text:p>27062700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46954648">
                <text:p>246954648</text:p>
              </table:table-cell>
              <table:table-cell office:value-type="float" office:value="213545944">
                <text:p>213545944</text:p>
              </table:table-cell>
              <table:table-cell office:value-type="float" office:value="125834344">
                <text:p>125834344</text:p>
              </table:table-cell>
              <table:table-cell office:value-type="float" office:value="153695704">
                <text:p>153695704</text:p>
              </table:table-cell>
              <table:table-cell office:value-type="float" office:value="273590856">
                <text:p>27359085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46954648">
                <text:p>246954648</text:p>
              </table:table-cell>
              <table:table-cell office:value-type="float" office:value="213545944">
                <text:p>213545944</text:p>
              </table:table-cell>
              <table:table-cell office:value-type="float" office:value="125834344">
                <text:p>125834344</text:p>
              </table:table-cell>
              <table:table-cell office:value-type="float" office:value="155759512">
                <text:p>155759512</text:p>
              </table:table-cell>
              <table:table-cell office:value-type="float" office:value="279273720">
                <text:p>27927372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8291400">
                <text:p>118291400</text:p>
              </table:table-cell>
              <table:table-cell office:value-type="float" office:value="213545944">
                <text:p>213545944</text:p>
              </table:table-cell>
              <table:table-cell office:value-type="float" office:value="132025768">
                <text:p>132025768</text:p>
              </table:table-cell>
              <table:table-cell office:value-type="float" office:value="164014744">
                <text:p>164014744</text:p>
              </table:table-cell>
              <table:table-cell office:value-type="float" office:value="279273720">
                <text:p>27927372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25834248">
                <text:p>125834248</text:p>
              </table:table-cell>
              <table:table-cell office:value-type="float" office:value="221095416">
                <text:p>221095416</text:p>
              </table:table-cell>
              <table:table-cell office:value-type="float" office:value="132025768">
                <text:p>132025768</text:p>
              </table:table-cell>
              <table:table-cell office:value-type="float" office:value="164014744">
                <text:p>164014744</text:p>
              </table:table-cell>
              <table:table-cell office:value-type="float" office:value="279273720">
                <text:p>27927372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25834248">
                <text:p>125834248</text:p>
              </table:table-cell>
              <table:table-cell office:value-type="float" office:value="221095416">
                <text:p>221095416</text:p>
              </table:table-cell>
              <table:table-cell office:value-type="float" office:value="142344808">
                <text:p>142344808</text:p>
              </table:table-cell>
              <table:table-cell office:value-type="float" office:value="172269976">
                <text:p>172269976</text:p>
              </table:table-cell>
              <table:table-cell office:value-type="float" office:value="279273720">
                <text:p>27927372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32025672">
                <text:p>132025672</text:p>
              </table:table-cell>
              <table:table-cell office:value-type="float" office:value="223093176">
                <text:p>223093176</text:p>
              </table:table-cell>
              <table:table-cell office:value-type="float" office:value="148536232">
                <text:p>148536232</text:p>
              </table:table-cell>
              <table:table-cell office:value-type="float" office:value="177429496">
                <text:p>177429496</text:p>
              </table:table-cell>
              <table:table-cell office:value-type="float" office:value="286805800">
                <text:p>28680580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36153288">
                <text:p>136153288</text:p>
              </table:table-cell>
              <table:table-cell office:value-type="float" office:value="229742136">
                <text:p>229742136</text:p>
              </table:table-cell>
              <table:table-cell office:value-type="float" office:value="151631944">
                <text:p>151631944</text:p>
              </table:table-cell>
              <table:table-cell office:value-type="float" office:value="180525208">
                <text:p>180525208</text:p>
              </table:table-cell>
              <table:table-cell office:value-type="float" office:value="287133624">
                <text:p>28713362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44408520">
                <text:p>144408520</text:p>
              </table:table-cell>
              <table:table-cell office:value-type="float" office:value="229742136">
                <text:p>229742136</text:p>
              </table:table-cell>
              <table:table-cell office:value-type="float" office:value="158855272">
                <text:p>158855272</text:p>
              </table:table-cell>
              <table:table-cell office:value-type="float" office:value="180525208">
                <text:p>180525208</text:p>
              </table:table-cell>
              <table:table-cell office:value-type="float" office:value="130993800">
                <text:p>13099380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48536136">
                <text:p>148536136</text:p>
              </table:table-cell>
              <table:table-cell office:value-type="float" office:value="229742136">
                <text:p>229742136</text:p>
              </table:table-cell>
              <table:table-cell office:value-type="float" office:value="165046696">
                <text:p>165046696</text:p>
              </table:table-cell>
              <table:table-cell office:value-type="float" office:value="180525208">
                <text:p>180525208</text:p>
              </table:table-cell>
              <table:table-cell office:value-type="float" office:value="130993800">
                <text:p>13099380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53695656">
                <text:p>153695656</text:p>
              </table:table-cell>
              <table:table-cell office:value-type="float" office:value="229742136">
                <text:p>229742136</text:p>
              </table:table-cell>
              <table:table-cell office:value-type="float" office:value="165046696">
                <text:p>165046696</text:p>
              </table:table-cell>
              <table:table-cell office:value-type="float" office:value="182146968">
                <text:p>182146968</text:p>
              </table:table-cell>
              <table:table-cell office:value-type="float" office:value="134089528">
                <text:p>134089528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55759464">
                <text:p>155759464</text:p>
              </table:table-cell>
              <table:table-cell office:value-type="float" office:value="237602040">
                <text:p>237602040</text:p>
              </table:table-cell>
              <table:table-cell office:value-type="float" office:value="165046696">
                <text:p>165046696</text:p>
              </table:table-cell>
              <table:table-cell office:value-type="float" office:value="188074680">
                <text:p>188074680</text:p>
              </table:table-cell>
              <table:table-cell office:value-type="float" office:value="145440472">
                <text:p>14544047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64014696">
                <text:p>164014696</text:p>
              </table:table-cell>
              <table:table-cell office:value-type="float" office:value="237602040">
                <text:p>237602040</text:p>
              </table:table-cell>
              <table:table-cell office:value-type="float" office:value="172268344">
                <text:p>172268344</text:p>
              </table:table-cell>
              <table:table-cell office:value-type="float" office:value="188074680">
                <text:p>188074680</text:p>
              </table:table-cell>
              <table:table-cell office:value-type="float" office:value="149568088">
                <text:p>14956808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65046600">
                <text:p>165046600</text:p>
              </table:table-cell>
              <table:table-cell office:value-type="float" office:value="123134744">
                <text:p>123134744</text:p>
              </table:table-cell>
              <table:table-cell office:value-type="float" office:value="172268344">
                <text:p>172268344</text:p>
              </table:table-cell>
              <table:table-cell office:value-type="float" office:value="195820872">
                <text:p>195820872</text:p>
              </table:table-cell>
              <table:table-cell office:value-type="float" office:value="157823320">
                <text:p>15782332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70206120">
                <text:p>170206120</text:p>
              </table:table-cell>
              <table:table-cell office:value-type="float" office:value="130897192">
                <text:p>130897192</text:p>
              </table:table-cell>
              <table:table-cell office:value-type="float" office:value="174397224">
                <text:p>174397224</text:p>
              </table:table-cell>
              <table:table-cell office:value-type="float" office:value="196721400">
                <text:p>196721400</text:p>
              </table:table-cell>
              <table:table-cell office:value-type="float" office:value="164014744">
                <text:p>16401474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79493256">
                <text:p>179493256</text:p>
              </table:table-cell>
              <table:table-cell office:value-type="float" office:value="130897192">
                <text:p>130897192</text:p>
              </table:table-cell>
              <table:table-cell office:value-type="float" office:value="180915048">
                <text:p>180915048</text:p>
              </table:table-cell>
              <table:table-cell office:value-type="float" office:value="196721400">
                <text:p>196721400</text:p>
              </table:table-cell>
              <table:table-cell office:value-type="float" office:value="172269976">
                <text:p>17226997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81557064">
                <text:p>181557064</text:p>
              </table:table-cell>
              <table:table-cell office:value-type="float" office:value="130897192">
                <text:p>130897192</text:p>
              </table:table-cell>
              <table:table-cell office:value-type="float" office:value="180915048">
                <text:p>180915048</text:p>
              </table:table-cell>
              <table:table-cell office:value-type="float" office:value="196721400">
                <text:p>196721400</text:p>
              </table:table-cell>
              <table:table-cell office:value-type="float" office:value="180525208">
                <text:p>18052520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88780392">
                <text:p>188780392</text:p>
              </table:table-cell>
              <table:table-cell office:value-type="float" office:value="139248856">
                <text:p>139248856</text:p>
              </table:table-cell>
              <table:table-cell office:value-type="float" office:value="180915048">
                <text:p>180915048</text:p>
              </table:table-cell>
              <table:table-cell office:value-type="float" office:value="204581304">
                <text:p>204581304</text:p>
              </table:table-cell>
              <table:table-cell office:value-type="float" office:value="186716632">
                <text:p>18671663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98067528">
                <text:p>198067528</text:p>
              </table:table-cell>
              <table:table-cell office:value-type="float" office:value="147504088">
                <text:p>147504088</text:p>
              </table:table-cell>
              <table:table-cell office:value-type="float" office:value="188774968">
                <text:p>188774968</text:p>
              </table:table-cell>
              <table:table-cell office:value-type="float" office:value="204581304">
                <text:p>204581304</text:p>
              </table:table-cell>
              <table:table-cell office:value-type="float" office:value="192908056">
                <text:p>19290805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05290856">
                <text:p>205290856</text:p>
              </table:table-cell>
              <table:table-cell office:value-type="float" office:value="147504088">
                <text:p>147504088</text:p>
              </table:table-cell>
              <table:table-cell office:value-type="float" office:value="124053160">
                <text:p>124053160</text:p>
              </table:table-cell>
              <table:table-cell office:value-type="float" office:value="128819624">
                <text:p>128819624</text:p>
              </table:table-cell>
              <table:table-cell office:value-type="float" office:value="198067576">
                <text:p>19806757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12514184">
                <text:p>212514184</text:p>
              </table:table-cell>
              <table:table-cell office:value-type="float" office:value="154727416">
                <text:p>154727416</text:p>
              </table:table-cell>
              <table:table-cell office:value-type="float" office:value="130993768">
                <text:p>130993768</text:p>
              </table:table-cell>
              <table:table-cell office:value-type="float" office:value="130993784">
                <text:p>130993784</text:p>
              </table:table-cell>
              <table:table-cell office:value-type="float" office:value="205290904">
                <text:p>20529090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14577992">
                <text:p>214577992</text:p>
              </table:table-cell>
              <table:table-cell office:value-type="float" office:value="158855032">
                <text:p>158855032</text:p>
              </table:table-cell>
              <table:table-cell office:value-type="float" office:value="130993768">
                <text:p>130993768</text:p>
              </table:table-cell>
              <table:table-cell office:value-type="float" office:value="130993784">
                <text:p>130993784</text:p>
              </table:table-cell>
              <table:table-cell office:value-type="float" office:value="211482328">
                <text:p>21148232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21801320">
                <text:p>221801320</text:p>
              </table:table-cell>
              <table:table-cell office:value-type="float" office:value="164014552">
                <text:p>164014552</text:p>
              </table:table-cell>
              <table:table-cell office:value-type="float" office:value="137185192">
                <text:p>137185192</text:p>
              </table:table-cell>
              <table:table-cell office:value-type="float" office:value="139249048">
                <text:p>139249048</text:p>
              </table:table-cell>
              <table:table-cell office:value-type="float" office:value="218705656">
                <text:p>21870565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27484168">
                <text:p>227484168</text:p>
              </table:table-cell>
              <table:table-cell office:value-type="float" office:value="164014552">
                <text:p>164014552</text:p>
              </table:table-cell>
              <table:table-cell office:value-type="float" office:value="145440424">
                <text:p>145440424</text:p>
              </table:table-cell>
              <table:table-cell office:value-type="float" office:value="147504280">
                <text:p>147504280</text:p>
              </table:table-cell>
              <table:table-cell office:value-type="float" office:value="221801368">
                <text:p>22180136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30448024">
                <text:p>230448024</text:p>
              </table:table-cell>
              <table:table-cell office:value-type="float" office:value="167110264">
                <text:p>167110264</text:p>
              </table:table-cell>
              <table:table-cell office:value-type="float" office:value="147504232">
                <text:p>147504232</text:p>
              </table:table-cell>
              <table:table-cell office:value-type="float" office:value="148536184">
                <text:p>148536184</text:p>
              </table:table-cell>
              <table:table-cell office:value-type="float" office:value="221801368">
                <text:p>22180136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30448024">
                <text:p>230448024</text:p>
              </table:table-cell>
              <table:table-cell office:value-type="float" office:value="180525016">
                <text:p>180525016</text:p>
              </table:table-cell>
              <table:table-cell office:value-type="float" office:value="159887080">
                <text:p>159887080</text:p>
              </table:table-cell>
              <table:table-cell office:value-type="float" office:value="164014744">
                <text:p>164014744</text:p>
              </table:table-cell>
              <table:table-cell office:value-type="float" office:value="227992792">
                <text:p>22799279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38307944">
                <text:p>238307944</text:p>
              </table:table-cell>
              <table:table-cell office:value-type="float" office:value="188780248">
                <text:p>188780248</text:p>
              </table:table-cell>
              <table:table-cell office:value-type="float" office:value="164014696">
                <text:p>164014696</text:p>
              </table:table-cell>
              <table:table-cell office:value-type="float" office:value="170206168">
                <text:p>170206168</text:p>
              </table:table-cell>
              <table:table-cell office:value-type="float" office:value="238311832">
                <text:p>23831183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39339576">
                <text:p>239339576</text:p>
              </table:table-cell>
              <table:table-cell office:value-type="float" office:value="197035480">
                <text:p>197035480</text:p>
              </table:table-cell>
              <table:table-cell office:value-type="float" office:value="171238024">
                <text:p>171238024</text:p>
              </table:table-cell>
              <table:table-cell office:value-type="float" office:value="176397592">
                <text:p>176397592</text:p>
              </table:table-cell>
              <table:table-cell office:value-type="float" office:value="244503256">
                <text:p>244503256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46954648">
                <text:p>246954648</text:p>
              </table:table-cell>
              <table:table-cell office:value-type="float" office:value="201163096">
                <text:p>201163096</text:p>
              </table:table-cell>
              <table:table-cell office:value-type="float" office:value="172269928">
                <text:p>172269928</text:p>
              </table:table-cell>
              <table:table-cell office:value-type="float" office:value="180525208">
                <text:p>180525208</text:p>
              </table:table-cell>
              <table:table-cell office:value-type="float" office:value="252758488">
                <text:p>252758488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46954648">
                <text:p>246954648</text:p>
              </table:table-cell>
              <table:table-cell office:value-type="float" office:value="212514040">
                <text:p>212514040</text:p>
              </table:table-cell>
              <table:table-cell office:value-type="float" office:value="180212808">
                <text:p>180212808</text:p>
              </table:table-cell>
              <table:table-cell office:value-type="float" office:value="180525208">
                <text:p>180525208</text:p>
              </table:table-cell>
              <table:table-cell office:value-type="float" office:value="255854200">
                <text:p>25585420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46954648">
                <text:p>246954648</text:p>
              </table:table-cell>
              <table:table-cell office:value-type="float" office:value="213545944">
                <text:p>213545944</text:p>
              </table:table-cell>
              <table:table-cell office:value-type="float" office:value="180212808">
                <text:p>180212808</text:p>
              </table:table-cell>
              <table:table-cell office:value-type="float" office:value="180525208">
                <text:p>180525208</text:p>
              </table:table-cell>
              <table:table-cell office:value-type="float" office:value="261013720">
                <text:p>26101372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21509944">
                <text:p>121509944</text:p>
              </table:table-cell>
              <table:table-cell office:value-type="float" office:value="213545944">
                <text:p>213545944</text:p>
              </table:table-cell>
              <table:table-cell office:value-type="float" office:value="180212808">
                <text:p>180212808</text:p>
              </table:table-cell>
              <table:table-cell office:value-type="float" office:value="187943544">
                <text:p>187943544</text:p>
              </table:table-cell>
              <table:table-cell office:value-type="float" office:value="263077048">
                <text:p>26307704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25834248">
                <text:p>125834248</text:p>
              </table:table-cell>
              <table:table-cell office:value-type="float" office:value="213545944">
                <text:p>213545944</text:p>
              </table:table-cell>
              <table:table-cell office:value-type="float" office:value="180212808">
                <text:p>180212808</text:p>
              </table:table-cell>
              <table:table-cell office:value-type="float" office:value="188074680">
                <text:p>188074680</text:p>
              </table:table-cell>
              <table:table-cell office:value-type="float" office:value="270560952">
                <text:p>27056095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25834248">
                <text:p>125834248</text:p>
              </table:table-cell>
              <table:table-cell office:value-type="float" office:value="215740392">
                <text:p>215740392</text:p>
              </table:table-cell>
              <table:table-cell office:value-type="float" office:value="183946056">
                <text:p>183946056</text:p>
              </table:table-cell>
              <table:table-cell office:value-type="float" office:value="191694216">
                <text:p>191694216</text:p>
              </table:table-cell>
              <table:table-cell office:value-type="float" office:value="270560952">
                <text:p>27056095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30993768">
                <text:p>130993768</text:p>
              </table:table-cell>
              <table:table-cell office:value-type="float" office:value="221095416">
                <text:p>221095416</text:p>
              </table:table-cell>
              <table:table-cell office:value-type="float" office:value="188072712">
                <text:p>188072712</text:p>
              </table:table-cell>
              <table:table-cell office:value-type="float" office:value="196721400">
                <text:p>196721400</text:p>
              </table:table-cell>
              <table:table-cell office:value-type="float" office:value="270560952">
                <text:p>27056095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32025672">
                <text:p>132025672</text:p>
              </table:table-cell>
              <table:table-cell office:value-type="float" office:value="221095416">
                <text:p>221095416</text:p>
              </table:table-cell>
              <table:table-cell office:value-type="float" office:value="188072712">
                <text:p>188072712</text:p>
              </table:table-cell>
              <table:table-cell office:value-type="float" office:value="196721400">
                <text:p>196721400</text:p>
              </table:table-cell>
              <table:table-cell office:value-type="float" office:value="272362152">
                <text:p>272362152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37185192">
                <text:p>137185192</text:p>
              </table:table-cell>
              <table:table-cell office:value-type="float" office:value="226843848">
                <text:p>226843848</text:p>
              </table:table-cell>
              <table:table-cell office:value-type="float" office:value="196260456">
                <text:p>196260456</text:p>
              </table:table-cell>
              <table:table-cell office:value-type="float" office:value="196721400">
                <text:p>196721400</text:p>
              </table:table-cell>
              <table:table-cell office:value-type="float" office:value="276816504">
                <text:p>27681650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48536136">
                <text:p>148536136</text:p>
              </table:table-cell>
              <table:table-cell office:value-type="float" office:value="229742136">
                <text:p>229742136</text:p>
              </table:table-cell>
              <table:table-cell office:value-type="float" office:value="196719432">
                <text:p>196719432</text:p>
              </table:table-cell>
              <table:table-cell office:value-type="float" office:value="196852536">
                <text:p>196852536</text:p>
              </table:table-cell>
              <table:table-cell office:value-type="float" office:value="281909256">
                <text:p>281909256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48536136">
                <text:p>148536136</text:p>
              </table:table-cell>
              <table:table-cell office:value-type="float" office:value="229742136">
                <text:p>229742136</text:p>
              </table:table-cell>
              <table:table-cell office:value-type="float" office:value="196719432">
                <text:p>196719432</text:p>
              </table:table-cell>
              <table:table-cell office:value-type="float" office:value="204581304">
                <text:p>204581304</text:p>
              </table:table-cell>
              <table:table-cell office:value-type="float" office:value="287067576">
                <text:p>28706757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55759464">
                <text:p>155759464</text:p>
              </table:table-cell>
              <table:table-cell office:value-type="float" office:value="229742136">
                <text:p>229742136</text:p>
              </table:table-cell>
              <table:table-cell office:value-type="float" office:value="196666136">
                <text:p>196666136</text:p>
              </table:table-cell>
              <table:table-cell office:value-type="float" office:value="123021224">
                <text:p>123021224</text:p>
              </table:table-cell>
              <table:table-cell office:value-type="float" office:value="287067576">
                <text:p>287067576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60918984">
                <text:p>160918984</text:p>
              </table:table-cell>
              <table:table-cell office:value-type="float" office:value="229742136">
                <text:p>229742136</text:p>
              </table:table-cell>
              <table:table-cell office:value-type="float" office:value="123770536">
                <text:p>123770536</text:p>
              </table:table-cell>
              <table:table-cell office:value-type="float" office:value="130993800">
                <text:p>130993800</text:p>
              </table:table-cell>
              <table:table-cell office:value-type="float" office:value="293323128">
                <text:p>29332312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65046600">
                <text:p>165046600</text:p>
              </table:table-cell>
              <table:table-cell office:value-type="float" office:value="233868792">
                <text:p>233868792</text:p>
              </table:table-cell>
              <table:table-cell office:value-type="float" office:value="125834344">
                <text:p>125834344</text:p>
              </table:table-cell>
              <table:table-cell office:value-type="float" office:value="130993800">
                <text:p>130993800</text:p>
              </table:table-cell>
              <table:table-cell office:value-type="float" office:value="293323128">
                <text:p>293323128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71238024">
                <text:p>171238024</text:p>
              </table:table-cell>
              <table:table-cell office:value-type="float" office:value="237602040">
                <text:p>237602040</text:p>
              </table:table-cell>
              <table:table-cell office:value-type="float" office:value="132025768">
                <text:p>132025768</text:p>
              </table:table-cell>
              <table:table-cell office:value-type="float" office:value="134089528">
                <text:p>134089528</text:p>
              </table:table-cell>
              <table:table-cell office:value-type="float" office:value="300544776">
                <text:p>30054477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74333736">
                <text:p>174333736</text:p>
              </table:table-cell>
              <table:table-cell office:value-type="float" office:value="121968968">
                <text:p>121968968</text:p>
              </table:table-cell>
              <table:table-cell office:value-type="float" office:value="132025768">
                <text:p>132025768</text:p>
              </table:table-cell>
              <table:table-cell office:value-type="float" office:value="137185240">
                <text:p>137185240</text:p>
              </table:table-cell>
              <table:table-cell office:value-type="float" office:value="303574200">
                <text:p>30357420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81557064">
                <text:p>181557064</text:p>
              </table:table-cell>
              <table:table-cell office:value-type="float" office:value="126796984">
                <text:p>126796984</text:p>
              </table:table-cell>
              <table:table-cell office:value-type="float" office:value="136153384">
                <text:p>136153384</text:p>
              </table:table-cell>
              <table:table-cell office:value-type="float" office:value="139249048">
                <text:p>139249048</text:p>
              </table:table-cell>
              <table:table-cell office:value-type="float" office:value="303574200">
                <text:p>30357420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83620872">
                <text:p>183620872</text:p>
              </table:table-cell>
              <table:table-cell office:value-type="float" office:value="130628440">
                <text:p>130628440</text:p>
              </table:table-cell>
              <table:table-cell office:value-type="float" office:value="145440520">
                <text:p>145440520</text:p>
              </table:table-cell>
              <table:table-cell office:value-type="float" office:value="147504280">
                <text:p>147504280</text:p>
              </table:table-cell>
              <table:table-cell office:value-type="float" office:value="308732520">
                <text:p>30873252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88780392">
                <text:p>188780392</text:p>
              </table:table-cell>
              <table:table-cell office:value-type="float" office:value="130628440">
                <text:p>130628440</text:p>
              </table:table-cell>
              <table:table-cell office:value-type="float" office:value="148536232">
                <text:p>148536232</text:p>
              </table:table-cell>
              <table:table-cell office:value-type="float" office:value="147504280">
                <text:p>147504280</text:p>
              </table:table-cell>
              <table:table-cell office:value-type="float" office:value="309829752">
                <text:p>30982975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98067528">
                <text:p>198067528</text:p>
              </table:table-cell>
              <table:table-cell office:value-type="float" office:value="139248856">
                <text:p>139248856</text:p>
              </table:table-cell>
              <table:table-cell office:value-type="float" office:value="155759560">
                <text:p>155759560</text:p>
              </table:table-cell>
              <table:table-cell office:value-type="float" office:value="155759512">
                <text:p>155759512</text:p>
              </table:table-cell>
              <table:table-cell office:value-type="float" office:value="151127864">
                <text:p>151127864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01163240">
                <text:p>201163240</text:p>
              </table:table-cell>
              <table:table-cell office:value-type="float" office:value="147504088">
                <text:p>147504088</text:p>
              </table:table-cell>
              <table:table-cell office:value-type="float" office:value="162982888">
                <text:p>162982888</text:p>
              </table:table-cell>
              <table:table-cell office:value-type="float" office:value="164014744">
                <text:p>164014744</text:p>
              </table:table-cell>
              <table:table-cell office:value-type="float" office:value="151128696">
                <text:p>15112869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05290856">
                <text:p>205290856</text:p>
              </table:table-cell>
              <table:table-cell office:value-type="float" office:value="147504088">
                <text:p>147504088</text:p>
              </table:table-cell>
              <table:table-cell office:value-type="float" office:value="165046696">
                <text:p>165046696</text:p>
              </table:table-cell>
              <table:table-cell office:value-type="float" office:value="164014744">
                <text:p>164014744</text:p>
              </table:table-cell>
              <table:table-cell office:value-type="float" office:value="155863304">
                <text:p>155863304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14577992">
                <text:p>214577992</text:p>
              </table:table-cell>
              <table:table-cell office:value-type="float" office:value="155759320">
                <text:p>155759320</text:p>
              </table:table-cell>
              <table:table-cell office:value-type="float" office:value="165046696">
                <text:p>165046696</text:p>
              </table:table-cell>
              <table:table-cell office:value-type="float" office:value="172269976">
                <text:p>172269976</text:p>
              </table:table-cell>
              <table:table-cell office:value-type="float" office:value="168141832">
                <text:p>16814183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21801320">
                <text:p>221801320</text:p>
              </table:table-cell>
              <table:table-cell office:value-type="float" office:value="164014552">
                <text:p>164014552</text:p>
              </table:table-cell>
              <table:table-cell office:value-type="float" office:value="172268344">
                <text:p>172268344</text:p>
              </table:table-cell>
              <table:table-cell office:value-type="float" office:value="180525208">
                <text:p>180525208</text:p>
              </table:table-cell>
              <table:table-cell office:value-type="float" office:value="172269448">
                <text:p>172269448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25420840">
                <text:p>225420840</text:p>
              </table:table-cell>
              <table:table-cell office:value-type="float" office:value="167110264">
                <text:p>167110264</text:p>
              </table:table-cell>
              <table:table-cell office:value-type="float" office:value="172268344">
                <text:p>172268344</text:p>
              </table:table-cell>
              <table:table-cell office:value-type="float" office:value="180525208">
                <text:p>180525208</text:p>
              </table:table-cell>
              <table:table-cell office:value-type="float" office:value="181556584">
                <text:p>18155658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30448024">
                <text:p>230448024</text:p>
              </table:table-cell>
              <table:table-cell office:value-type="float" office:value="170205976">
                <text:p>170205976</text:p>
              </table:table-cell>
              <table:table-cell office:value-type="float" office:value="174152376">
                <text:p>174152376</text:p>
              </table:table-cell>
              <table:table-cell office:value-type="float" office:value="180525208">
                <text:p>180525208</text:p>
              </table:table-cell>
              <table:table-cell office:value-type="float" office:value="184652296">
                <text:p>184652296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30448024">
                <text:p>230448024</text:p>
              </table:table-cell>
              <table:table-cell office:value-type="float" office:value="172269784">
                <text:p>172269784</text:p>
              </table:table-cell>
              <table:table-cell office:value-type="float" office:value="179441832">
                <text:p>179441832</text:p>
              </table:table-cell>
              <table:table-cell office:value-type="float" office:value="182081400">
                <text:p>182081400</text:p>
              </table:table-cell>
              <table:table-cell office:value-type="float" office:value="190843720">
                <text:p>19084372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31086296">
                <text:p>231086296</text:p>
              </table:table-cell>
              <table:table-cell office:value-type="float" office:value="179493112">
                <text:p>179493112</text:p>
              </table:table-cell>
              <table:table-cell office:value-type="float" office:value="180915048">
                <text:p>180915048</text:p>
              </table:table-cell>
              <table:table-cell office:value-type="float" office:value="188074680">
                <text:p>188074680</text:p>
              </table:table-cell>
              <table:table-cell office:value-type="float" office:value="201162760">
                <text:p>20116276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38307944">
                <text:p>238307944</text:p>
              </table:table-cell>
              <table:table-cell office:value-type="float" office:value="184652632">
                <text:p>184652632</text:p>
              </table:table-cell>
              <table:table-cell office:value-type="float" office:value="180915048">
                <text:p>180915048</text:p>
              </table:table-cell>
              <table:table-cell office:value-type="float" office:value="188074680">
                <text:p>188074680</text:p>
              </table:table-cell>
              <table:table-cell office:value-type="float" office:value="205290376">
                <text:p>20529037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38307944">
                <text:p>238307944</text:p>
              </table:table-cell>
              <table:table-cell office:value-type="float" office:value="190844056">
                <text:p>190844056</text:p>
              </table:table-cell>
              <table:table-cell office:value-type="float" office:value="180915048">
                <text:p>180915048</text:p>
              </table:table-cell>
              <table:table-cell office:value-type="float" office:value="191038536">
                <text:p>191038536</text:p>
              </table:table-cell>
              <table:table-cell office:value-type="float" office:value="213545608">
                <text:p>213545608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44318632">
                <text:p>244318632</text:p>
              </table:table-cell>
              <table:table-cell office:value-type="float" office:value="197035480">
                <text:p>197035480</text:p>
              </table:table-cell>
              <table:table-cell office:value-type="float" office:value="180915048">
                <text:p>180915048</text:p>
              </table:table-cell>
              <table:table-cell office:value-type="float" office:value="196721400">
                <text:p>196721400</text:p>
              </table:table-cell>
              <table:table-cell office:value-type="float" office:value="221800840">
                <text:p>22180084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46954648">
                <text:p>246954648</text:p>
              </table:table-cell>
              <table:table-cell office:value-type="float" office:value="205290712">
                <text:p>205290712</text:p>
              </table:table-cell>
              <table:table-cell office:value-type="float" office:value="188774968">
                <text:p>188774968</text:p>
              </table:table-cell>
              <table:table-cell office:value-type="float" office:value="196721400">
                <text:p>196721400</text:p>
              </table:table-cell>
              <table:table-cell office:value-type="float" office:value="234183688">
                <text:p>23418368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46954648">
                <text:p>246954648</text:p>
              </table:table-cell>
              <table:table-cell office:value-type="float" office:value="213545944">
                <text:p>213545944</text:p>
              </table:table-cell>
              <table:table-cell office:value-type="float" office:value="188774968">
                <text:p>188774968</text:p>
              </table:table-cell>
              <table:table-cell office:value-type="float" office:value="196721400">
                <text:p>196721400</text:p>
              </table:table-cell>
              <table:table-cell office:value-type="float" office:value="238311304">
                <text:p>23831130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54814568">
                <text:p>254814568</text:p>
              </table:table-cell>
              <table:table-cell office:value-type="float" office:value="216706488">
                <text:p>216706488</text:p>
              </table:table-cell>
              <table:table-cell office:value-type="float" office:value="125002888">
                <text:p>125002888</text:p>
              </table:table-cell>
              <table:table-cell office:value-type="float" office:value="196721400">
                <text:p>196721400</text:p>
              </table:table-cell>
              <table:table-cell office:value-type="float" office:value="238311304">
                <text:p>238311304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54814568">
                <text:p>254814568</text:p>
              </table:table-cell>
              <table:table-cell office:value-type="float" office:value="221095416">
                <text:p>221095416</text:p>
              </table:table-cell>
              <table:table-cell office:value-type="float" office:value="130993768">
                <text:p>130993768</text:p>
              </table:table-cell>
              <table:table-cell office:value-type="float" office:value="203418504">
                <text:p>203418504</text:p>
              </table:table-cell>
              <table:table-cell office:value-type="float" office:value="238311304">
                <text:p>23831130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59137912">
                <text:p>259137912</text:p>
              </table:table-cell>
              <table:table-cell office:value-type="float" office:value="221095416">
                <text:p>221095416</text:p>
              </table:table-cell>
              <table:table-cell office:value-type="float" office:value="130993768">
                <text:p>130993768</text:p>
              </table:table-cell>
              <table:table-cell office:value-type="float" office:value="204581304">
                <text:p>204581304</text:p>
              </table:table-cell>
              <table:table-cell office:value-type="float" office:value="241407016">
                <text:p>24140701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63461272">
                <text:p>263461272</text:p>
              </table:table-cell>
              <table:table-cell office:value-type="float" office:value="229742136">
                <text:p>229742136</text:p>
              </table:table-cell>
              <table:table-cell office:value-type="float" office:value="142344712">
                <text:p>142344712</text:p>
              </table:table-cell>
              <table:table-cell office:value-type="float" office:value="125010216">
                <text:p>125010216</text:p>
              </table:table-cell>
              <table:table-cell office:value-type="float" office:value="254821768">
                <text:p>25482176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71321192">
                <text:p>271321192</text:p>
              </table:table-cell>
              <table:table-cell office:value-type="float" office:value="237602040">
                <text:p>237602040</text:p>
              </table:table-cell>
              <table:table-cell office:value-type="float" office:value="155759464">
                <text:p>155759464</text:p>
              </table:table-cell>
              <table:table-cell office:value-type="float" office:value="130993816">
                <text:p>130993816</text:p>
              </table:table-cell>
              <table:table-cell office:value-type="float" office:value="271332232">
                <text:p>27133223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51127864">
                <text:p>151127864</text:p>
              </table:table-cell>
              <table:table-cell office:value-type="float" office:value="237602040">
                <text:p>237602040</text:p>
              </table:table-cell>
              <table:table-cell office:value-type="float" office:value="164014696">
                <text:p>164014696</text:p>
              </table:table-cell>
              <table:table-cell office:value-type="float" office:value="139249048">
                <text:p>139249048</text:p>
              </table:table-cell>
              <table:table-cell office:value-type="float" office:value="271332232">
                <text:p>27133223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52730888">
                <text:p>152730888</text:p>
              </table:table-cell>
              <table:table-cell office:value-type="float" office:value="237602040">
                <text:p>237602040</text:p>
              </table:table-cell>
              <table:table-cell office:value-type="float" office:value="165046600">
                <text:p>165046600</text:p>
              </table:table-cell>
              <table:table-cell office:value-type="float" office:value="147504280">
                <text:p>147504280</text:p>
              </table:table-cell>
              <table:table-cell office:value-type="float" office:value="274313496">
                <text:p>274313496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60918744">
                <text:p>160918744</text:p>
              </table:table-cell>
              <table:table-cell office:value-type="float" office:value="237602040">
                <text:p>237602040</text:p>
              </table:table-cell>
              <table:table-cell office:value-type="float" office:value="172663320">
                <text:p>172663320</text:p>
              </table:table-cell>
              <table:table-cell office:value-type="float" office:value="147504280">
                <text:p>147504280</text:p>
              </table:table-cell>
              <table:table-cell office:value-type="float" office:value="282566808">
                <text:p>28256680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68142072">
                <text:p>168142072</text:p>
              </table:table-cell>
              <table:table-cell office:value-type="float" office:value="237798744">
                <text:p>237798744</text:p>
              </table:table-cell>
              <table:table-cell office:value-type="float" office:value="180212808">
                <text:p>180212808</text:p>
              </table:table-cell>
              <table:table-cell office:value-type="float" office:value="155759512">
                <text:p>155759512</text:p>
              </table:table-cell>
              <table:table-cell office:value-type="float" office:value="287838856">
                <text:p>287838856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75365400">
                <text:p>175365400</text:p>
              </table:table-cell>
              <table:table-cell office:value-type="float" office:value="243219336">
                <text:p>243219336</text:p>
              </table:table-cell>
              <table:table-cell office:value-type="float" office:value="180212808">
                <text:p>180212808</text:p>
              </table:table-cell>
              <table:table-cell office:value-type="float" office:value="162982840">
                <text:p>162982840</text:p>
              </table:table-cell>
              <table:table-cell office:value-type="float" office:value="287838856">
                <text:p>28783885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84652536">
                <text:p>184652536</text:p>
              </table:table-cell>
              <table:table-cell office:value-type="float" office:value="243857592">
                <text:p>243857592</text:p>
              </table:table-cell>
              <table:table-cell office:value-type="float" office:value="180212808">
                <text:p>180212808</text:p>
              </table:table-cell>
              <table:table-cell office:value-type="float" office:value="164014744">
                <text:p>164014744</text:p>
              </table:table-cell>
              <table:table-cell office:value-type="float" office:value="287838856">
                <text:p>287838856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90843960">
                <text:p>190843960</text:p>
              </table:table-cell>
              <table:table-cell office:value-type="float" office:value="249785304">
                <text:p>249785304</text:p>
              </table:table-cell>
              <table:table-cell office:value-type="float" office:value="180212808">
                <text:p>180212808</text:p>
              </table:table-cell>
              <table:table-cell office:value-type="float" office:value="172269976">
                <text:p>172269976</text:p>
              </table:table-cell>
              <table:table-cell office:value-type="float" office:value="290820120">
                <text:p>29082012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01163000">
                <text:p>201163000</text:p>
              </table:table-cell>
              <table:table-cell office:value-type="float" office:value="254108664">
                <text:p>254108664</text:p>
              </table:table-cell>
              <table:table-cell office:value-type="float" office:value="186713224">
                <text:p>186713224</text:p>
              </table:table-cell>
              <table:table-cell office:value-type="float" office:value="180525208">
                <text:p>180525208</text:p>
              </table:table-cell>
              <table:table-cell office:value-type="float" office:value="296813400">
                <text:p>29681340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16641560">
                <text:p>216641560</text:p>
              </table:table-cell>
              <table:table-cell office:value-type="float" office:value="254108664">
                <text:p>254108664</text:p>
              </table:table-cell>
              <table:table-cell office:value-type="float" office:value="188597256">
                <text:p>188597256</text:p>
              </table:table-cell>
              <table:table-cell office:value-type="float" office:value="180525208">
                <text:p>180525208</text:p>
              </table:table-cell>
              <table:table-cell office:value-type="float" office:value="304345480">
                <text:p>30434548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23864888">
                <text:p>223864888</text:p>
              </table:table-cell>
              <table:table-cell office:value-type="float" office:value="260364216">
                <text:p>260364216</text:p>
              </table:table-cell>
              <table:table-cell office:value-type="float" office:value="196719432">
                <text:p>196719432</text:p>
              </table:table-cell>
              <table:table-cell office:value-type="float" office:value="180525208">
                <text:p>180525208</text:p>
              </table:table-cell>
              <table:table-cell office:value-type="float" office:value="304345480">
                <text:p>30434548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33674392">
                <text:p>233674392</text:p>
              </table:table-cell>
              <table:table-cell office:value-type="float" office:value="260364216">
                <text:p>260364216</text:p>
              </table:table-cell>
              <table:table-cell office:value-type="float" office:value="196719432">
                <text:p>196719432</text:p>
              </table:table-cell>
              <table:table-cell office:value-type="float" office:value="186846312">
                <text:p>186846312</text:p>
              </table:table-cell>
              <table:table-cell office:value-type="float" office:value="304345480">
                <text:p>30434548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33674392">
                <text:p>233674392</text:p>
              </table:table-cell>
              <table:table-cell office:value-type="float" office:value="269780328">
                <text:p>269780328</text:p>
              </table:table-cell>
              <table:table-cell office:value-type="float" office:value="196719432">
                <text:p>196719432</text:p>
              </table:table-cell>
              <table:table-cell office:value-type="float" office:value="188074680">
                <text:p>188074680</text:p>
              </table:table-cell>
              <table:table-cell office:value-type="float" office:value="307326744">
                <text:p>30732674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34378216">
                <text:p>234378216</text:p>
              </table:table-cell>
              <table:table-cell office:value-type="float" office:value="270615288">
                <text:p>270615288</text:p>
              </table:table-cell>
              <table:table-cell office:value-type="float" office:value="122738632">
                <text:p>122738632</text:p>
              </table:table-cell>
              <table:table-cell office:value-type="float" office:value="191825352">
                <text:p>191825352</text:p>
              </table:table-cell>
              <table:table-cell office:value-type="float" office:value="316218312">
                <text:p>316218312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39798808">
                <text:p>239798808</text:p>
              </table:table-cell>
              <table:table-cell office:value-type="float" office:value="209680184">
                <text:p>209680184</text:p>
              </table:table-cell>
              <table:table-cell office:value-type="float" office:value="125834344">
                <text:p>125834344</text:p>
              </table:table-cell>
              <table:table-cell office:value-type="float" office:value="196721400">
                <text:p>196721400</text:p>
              </table:table-cell>
              <table:table-cell office:value-type="float" office:value="320852104">
                <text:p>32085210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39798808">
                <text:p>239798808</text:p>
              </table:table-cell>
              <table:table-cell office:value-type="float" office:value="214415496">
                <text:p>214415496</text:p>
              </table:table-cell>
              <table:table-cell office:value-type="float" office:value="132025768">
                <text:p>132025768</text:p>
              </table:table-cell>
              <table:table-cell office:value-type="float" office:value="196721400">
                <text:p>196721400</text:p>
              </table:table-cell>
              <table:table-cell office:value-type="float" office:value="320852104">
                <text:p>32085210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39798808">
                <text:p>239798808</text:p>
              </table:table-cell>
              <table:table-cell office:value-type="float" office:value="215178312">
                <text:p>215178312</text:p>
              </table:table-cell>
              <table:table-cell office:value-type="float" office:value="132025768">
                <text:p>132025768</text:p>
              </table:table-cell>
              <table:table-cell office:value-type="float" office:value="204205320">
                <text:p>204205320</text:p>
              </table:table-cell>
              <table:table-cell office:value-type="float" office:value="320852104">
                <text:p>320852104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39798808">
                <text:p>239798808</text:p>
              </table:table-cell>
              <table:table-cell office:value-type="float" office:value="219729736">
                <text:p>219729736</text:p>
              </table:table-cell>
              <table:table-cell office:value-type="float" office:value="132025768">
                <text:p>132025768</text:p>
              </table:table-cell>
              <table:table-cell office:value-type="float" office:value="204581304">
                <text:p>204581304</text:p>
              </table:table-cell>
              <table:table-cell office:value-type="float" office:value="323898936">
                <text:p>32389893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39798808">
                <text:p>239798808</text:p>
              </table:table-cell>
              <table:table-cell office:value-type="float" office:value="223857352">
                <text:p>223857352</text:p>
              </table:table-cell>
              <table:table-cell office:value-type="float" office:value="137185288">
                <text:p>137185288</text:p>
              </table:table-cell>
              <table:table-cell office:value-type="float" office:value="208266408">
                <text:p>208266408</text:p>
              </table:table-cell>
              <table:table-cell office:value-type="float" office:value="323898936">
                <text:p>32389893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39798808">
                <text:p>239798808</text:p>
              </table:table-cell>
              <table:table-cell office:value-type="float" office:value="232112584">
                <text:p>232112584</text:p>
              </table:table-cell>
              <table:table-cell office:value-type="float" office:value="147504328">
                <text:p>147504328</text:p>
              </table:table-cell>
              <table:table-cell office:value-type="float" office:value="213228024">
                <text:p>213228024</text:p>
              </table:table-cell>
              <table:table-cell office:value-type="float" office:value="178080584">
                <text:p>17808058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44318872">
                <text:p>244318872</text:p>
              </table:table-cell>
              <table:table-cell office:value-type="float" office:value="236240200">
                <text:p>236240200</text:p>
              </table:table-cell>
              <table:table-cell office:value-type="float" office:value="148536232">
                <text:p>148536232</text:p>
              </table:table-cell>
              <table:table-cell office:value-type="float" office:value="213228024">
                <text:p>213228024</text:p>
              </table:table-cell>
              <table:table-cell office:value-type="float" office:value="179119048">
                <text:p>179119048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48379960">
                <text:p>248379960</text:p>
              </table:table-cell>
              <table:table-cell office:value-type="float" office:value="244495432">
                <text:p>244495432</text:p>
              </table:table-cell>
              <table:table-cell office:value-type="float" office:value="155759560">
                <text:p>155759560</text:p>
              </table:table-cell>
              <table:table-cell office:value-type="float" office:value="221087928">
                <text:p>221087928</text:p>
              </table:table-cell>
              <table:table-cell office:value-type="float" office:value="194963704">
                <text:p>194963704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56305432">
                <text:p>256305432</text:p>
              </table:table-cell>
              <table:table-cell office:value-type="float" office:value="248623048">
                <text:p>248623048</text:p>
              </table:table-cell>
              <table:table-cell office:value-type="float" office:value="164014792">
                <text:p>164014792</text:p>
              </table:table-cell>
              <table:table-cell office:value-type="float" office:value="221087928">
                <text:p>221087928</text:p>
              </table:table-cell>
              <table:table-cell office:value-type="float" office:value="201155128">
                <text:p>201155128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56305432">
                <text:p>256305432</text:p>
              </table:table-cell>
              <table:table-cell office:value-type="float" office:value="252111432">
                <text:p>252111432</text:p>
              </table:table-cell>
              <table:table-cell office:value-type="float" office:value="165046696">
                <text:p>165046696</text:p>
              </table:table-cell>
              <table:table-cell office:value-type="float" office:value="229687064">
                <text:p>229687064</text:p>
              </table:table-cell>
              <table:table-cell office:value-type="float" office:value="211474168">
                <text:p>21147416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56633272">
                <text:p>256633272</text:p>
              </table:table-cell>
              <table:table-cell office:value-type="float" office:value="253846920">
                <text:p>253846920</text:p>
              </table:table-cell>
              <table:table-cell office:value-type="float" office:value="165046696">
                <text:p>165046696</text:p>
              </table:table-cell>
              <table:table-cell office:value-type="float" office:value="167470472">
                <text:p>167470472</text:p>
              </table:table-cell>
              <table:table-cell office:value-type="float" office:value="215601784">
                <text:p>21560178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60825496">
                <text:p>260825496</text:p>
              </table:table-cell>
              <table:table-cell office:value-type="float" office:value="253912488">
                <text:p>253912488</text:p>
              </table:table-cell>
              <table:table-cell office:value-type="float" office:value="165112248">
                <text:p>165112248</text:p>
              </table:table-cell>
              <table:table-cell office:value-type="float" office:value="171902296">
                <text:p>171902296</text:p>
              </table:table-cell>
              <table:table-cell office:value-type="float" office:value="227984632">
                <text:p>227984632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62036424">
                <text:p>262036424</text:p>
              </table:table-cell>
              <table:table-cell office:value-type="float" office:value="264294696">
                <text:p>264294696</text:p>
              </table:table-cell>
              <table:table-cell office:value-type="float" office:value="172268344">
                <text:p>172268344</text:p>
              </table:table-cell>
              <table:table-cell office:value-type="float" office:value="183611320">
                <text:p>183611320</text:p>
              </table:table-cell>
              <table:table-cell office:value-type="float" office:value="227984632">
                <text:p>227984632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63920488">
                <text:p>263920488</text:p>
              </table:table-cell>
              <table:table-cell office:value-type="float" office:value="264294696">
                <text:p>264294696</text:p>
              </table:table-cell>
              <table:table-cell office:value-type="float" office:value="172268344">
                <text:p>172268344</text:p>
              </table:table-cell>
              <table:table-cell office:value-type="float" office:value="188770840">
                <text:p>188770840</text:p>
              </table:table-cell>
              <table:table-cell office:value-type="float" office:value="230048440">
                <text:p>23004844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70241608">
                <text:p>270241608</text:p>
              </table:table-cell>
              <table:table-cell office:value-type="float" office:value="264294696">
                <text:p>264294696</text:p>
              </table:table-cell>
              <table:table-cell office:value-type="float" office:value="172268344">
                <text:p>172268344</text:p>
              </table:table-cell>
              <table:table-cell office:value-type="float" office:value="201153688">
                <text:p>201153688</text:p>
              </table:table-cell>
              <table:table-cell office:value-type="float" office:value="241399384">
                <text:p>24139938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70241608">
                <text:p>270241608</text:p>
              </table:table-cell>
              <table:table-cell office:value-type="float" office:value="264294696">
                <text:p>264294696</text:p>
              </table:table-cell>
              <table:table-cell office:value-type="float" office:value="172268344">
                <text:p>172268344</text:p>
              </table:table-cell>
              <table:table-cell office:value-type="float" office:value="205281304">
                <text:p>205281304</text:p>
              </table:table-cell>
              <table:table-cell office:value-type="float" office:value="244495096">
                <text:p>24449509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70241608">
                <text:p>270241608</text:p>
              </table:table-cell>
              <table:table-cell office:value-type="float" office:value="264294696">
                <text:p>264294696</text:p>
              </table:table-cell>
              <table:table-cell office:value-type="float" office:value="172268344">
                <text:p>172268344</text:p>
              </table:table-cell>
              <table:table-cell office:value-type="float" office:value="205281304">
                <text:p>205281304</text:p>
              </table:table-cell>
              <table:table-cell office:value-type="float" office:value="255846040">
                <text:p>25584604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18167592">
                <text:p>218167592</text:p>
              </table:table-cell>
              <table:table-cell office:value-type="float" office:value="264294696">
                <text:p>264294696</text:p>
              </table:table-cell>
              <table:table-cell office:value-type="float" office:value="127632440">
                <text:p>127632440</text:p>
              </table:table-cell>
              <table:table-cell office:value-type="float" office:value="205281304">
                <text:p>205281304</text:p>
              </table:table-cell>
              <table:table-cell office:value-type="float" office:value="261005560">
                <text:p>26100556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21793256">
                <text:p>221793256</text:p>
              </table:table-cell>
              <table:table-cell office:value-type="float" office:value="264294696">
                <text:p>264294696</text:p>
              </table:table-cell>
              <table:table-cell office:value-type="float" office:value="130993960">
                <text:p>130993960</text:p>
              </table:table-cell>
              <table:table-cell office:value-type="float" office:value="205281304">
                <text:p>205281304</text:p>
              </table:table-cell>
              <table:table-cell office:value-type="float" office:value="263069368">
                <text:p>26306936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21793256">
                <text:p>221793256</text:p>
              </table:table-cell>
              <table:table-cell office:value-type="float" office:value="264294696">
                <text:p>264294696</text:p>
              </table:table-cell>
              <table:table-cell office:value-type="float" office:value="130993960">
                <text:p>130993960</text:p>
              </table:table-cell>
              <table:table-cell office:value-type="float" office:value="210129192">
                <text:p>210129192</text:p>
              </table:table-cell>
              <table:table-cell office:value-type="float" office:value="263069368">
                <text:p>26306936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21793256">
                <text:p>221793256</text:p>
              </table:table-cell>
              <table:table-cell office:value-type="float" office:value="264294696">
                <text:p>264294696</text:p>
              </table:table-cell>
              <table:table-cell office:value-type="float" office:value="130993960">
                <text:p>130993960</text:p>
              </table:table-cell>
              <table:table-cell office:value-type="float" office:value="210833016">
                <text:p>210833016</text:p>
              </table:table-cell>
              <table:table-cell office:value-type="float" office:value="271324600">
                <text:p>27132460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21793256">
                <text:p>221793256</text:p>
              </table:table-cell>
              <table:table-cell office:value-type="float" office:value="264294696">
                <text:p>264294696</text:p>
              </table:table-cell>
              <table:table-cell office:value-type="float" office:value="130993960">
                <text:p>130993960</text:p>
              </table:table-cell>
              <table:table-cell office:value-type="float" office:value="215287512">
                <text:p>215287512</text:p>
              </table:table-cell>
              <table:table-cell office:value-type="float" office:value="279579832">
                <text:p>279579832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21793256">
                <text:p>221793256</text:p>
              </table:table-cell>
              <table:table-cell office:value-type="float" office:value="180279736">
                <text:p>180279736</text:p>
              </table:table-cell>
              <table:table-cell office:value-type="float" office:value="130993960">
                <text:p>130993960</text:p>
              </table:table-cell>
              <table:table-cell office:value-type="float" office:value="221084088">
                <text:p>221084088</text:p>
              </table:table-cell>
              <table:table-cell office:value-type="float" office:value="285771256">
                <text:p>285771256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21793256">
                <text:p>221793256</text:p>
              </table:table-cell>
              <table:table-cell office:value-type="float" office:value="197027656">
                <text:p>197027656</text:p>
              </table:table-cell>
              <table:table-cell office:value-type="float" office:value="120189544">
                <text:p>120189544</text:p>
              </table:table-cell>
              <table:table-cell office:value-type="float" office:value="227339640">
                <text:p>227339640</text:p>
              </table:table-cell>
              <table:table-cell office:value-type="float" office:value="300217912">
                <text:p>300217912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41038392">
                <text:p>141038392</text:p>
              </table:table-cell>
              <table:table-cell office:value-type="float" office:value="206314792">
                <text:p>206314792</text:p>
              </table:table-cell>
              <table:table-cell office:value-type="float" office:value="121188776">
                <text:p>121188776</text:p>
              </table:table-cell>
              <table:table-cell office:value-type="float" office:value="231204024">
                <text:p>231204024</text:p>
              </table:table-cell>
              <table:table-cell office:value-type="float" office:value="312600760">
                <text:p>31260076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43986232">
                <text:p>143986232</text:p>
              </table:table-cell>
              <table:table-cell office:value-type="float" office:value="213538120">
                <text:p>213538120</text:p>
              </table:table-cell>
              <table:table-cell office:value-type="float" office:value="121188776">
                <text:p>121188776</text:p>
              </table:table-cell>
              <table:table-cell office:value-type="float" office:value="237590712">
                <text:p>237590712</text:p>
              </table:table-cell>
              <table:table-cell office:value-type="float" office:value="312600760">
                <text:p>312600760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56785752">
                <text:p>156785752</text:p>
              </table:table-cell>
              <table:table-cell office:value-type="float" office:value="219729544">
                <text:p>219729544</text:p>
              </table:table-cell>
              <table:table-cell office:value-type="float" office:value="121188776">
                <text:p>121188776</text:p>
              </table:table-cell>
              <table:table-cell office:value-type="float" office:value="237590712">
                <text:p>237590712</text:p>
              </table:table-cell>
              <table:table-cell office:value-type="float" office:value="322803672">
                <text:p>322803672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57817656">
                <text:p>157817656</text:p>
              </table:table-cell>
              <table:table-cell office:value-type="float" office:value="230048584">
                <text:p>230048584</text:p>
              </table:table-cell>
              <table:table-cell office:value-type="float" office:value="121188776">
                <text:p>121188776</text:p>
              </table:table-cell>
              <table:table-cell office:value-type="float" office:value="237590712">
                <text:p>237590712</text:p>
              </table:table-cell>
              <table:table-cell office:value-type="float" office:value="328665816">
                <text:p>328665816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58473320">
                <text:p>158473320</text:p>
              </table:table-cell>
              <table:table-cell office:value-type="float" office:value="230048584">
                <text:p>230048584</text:p>
              </table:table-cell>
              <table:table-cell office:value-type="float" office:value="103615144">
                <text:p>103615144</text:p>
              </table:table-cell>
              <table:table-cell office:value-type="float" office:value="237590712">
                <text:p>237590712</text:p>
              </table:table-cell>
              <table:table-cell office:value-type="float" office:value="328665816">
                <text:p>32866581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69821624">
                <text:p>169821624</text:p>
              </table:table-cell>
              <table:table-cell office:value-type="float" office:value="233668104">
                <text:p>233668104</text:p>
              </table:table-cell>
              <table:table-cell office:value-type="float" office:value="111389464">
                <text:p>111389464</text:p>
              </table:table-cell>
              <table:table-cell office:value-type="float" office:value="243846264">
                <text:p>243846264</text:p>
              </table:table-cell>
              <table:table-cell office:value-type="float" office:value="329369640">
                <text:p>32936964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73751576">
                <text:p>173751576</text:p>
              </table:table-cell>
              <table:table-cell office:value-type="float" office:value="245982504">
                <text:p>245982504</text:p>
              </table:table-cell>
              <table:table-cell office:value-type="float" office:value="119644696">
                <text:p>119644696</text:p>
              </table:table-cell>
              <table:table-cell office:value-type="float" office:value="243846264">
                <text:p>243846264</text:p>
              </table:table-cell>
              <table:table-cell office:value-type="float" office:value="337426248">
                <text:p>337426248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73751576">
                <text:p>173751576</text:p>
              </table:table-cell>
              <table:table-cell office:value-type="float" office:value="245982504">
                <text:p>245982504</text:p>
              </table:table-cell>
              <table:table-cell office:value-type="float" office:value="119644696">
                <text:p>119644696</text:p>
              </table:table-cell>
              <table:table-cell office:value-type="float" office:value="249201288">
                <text:p>249201288</text:p>
              </table:table-cell>
              <table:table-cell office:value-type="float" office:value="343878504">
                <text:p>343878504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73751576">
                <text:p>173751576</text:p>
              </table:table-cell>
              <table:table-cell office:value-type="float" office:value="245982504">
                <text:p>245982504</text:p>
              </table:table-cell>
              <table:table-cell office:value-type="float" office:value="119644696">
                <text:p>119644696</text:p>
              </table:table-cell>
              <table:table-cell office:value-type="float" office:value="254097336">
                <text:p>254097336</text:p>
              </table:table-cell>
              <table:table-cell office:value-type="float" office:value="345172440">
                <text:p>34517244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73751576">
                <text:p>173751576</text:p>
              </table:table-cell>
              <table:table-cell office:value-type="float" office:value="245982504">
                <text:p>245982504</text:p>
              </table:table-cell>
              <table:table-cell office:value-type="float" office:value="124868568">
                <text:p>124868568</text:p>
              </table:table-cell>
              <table:table-cell office:value-type="float" office:value="254049176">
                <text:p>254049176</text:p>
              </table:table-cell>
              <table:table-cell office:value-type="float" office:value="345172440">
                <text:p>34517244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73751576">
                <text:p>173751576</text:p>
              </table:table-cell>
              <table:table-cell office:value-type="float" office:value="254874072">
                <text:p>254874072</text:p>
              </table:table-cell>
              <table:table-cell office:value-type="float" office:value="128291400">
                <text:p>128291400</text:p>
              </table:table-cell>
              <table:table-cell office:value-type="float" office:value="247577704">
                <text:p>247577704</text:p>
              </table:table-cell>
              <table:table-cell office:value-type="float" office:value="345679560">
                <text:p>34567956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79810424">
                <text:p>179810424</text:p>
              </table:table-cell>
              <table:table-cell office:value-type="float" office:value="262489128">
                <text:p>262489128</text:p>
              </table:table-cell>
              <table:table-cell office:value-type="float" office:value="128291400">
                <text:p>128291400</text:p>
              </table:table-cell>
              <table:table-cell office:value-type="float" office:value="249641512">
                <text:p>249641512</text:p>
              </table:table-cell>
              <table:table-cell office:value-type="float" office:value="355489080">
                <text:p>35548908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87032072">
                <text:p>187032072</text:p>
              </table:table-cell>
              <table:table-cell office:value-type="float" office:value="262489128">
                <text:p>262489128</text:p>
              </table:table-cell>
              <table:table-cell office:value-type="float" office:value="128291400">
                <text:p>128291400</text:p>
              </table:table-cell>
              <table:table-cell office:value-type="float" office:value="257896744">
                <text:p>257896744</text:p>
              </table:table-cell>
              <table:table-cell office:value-type="float" office:value="361679064">
                <text:p>361679064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90258200">
                <text:p>190258200</text:p>
              </table:table-cell>
              <table:table-cell office:value-type="float" office:value="262489128">
                <text:p>262489128</text:p>
              </table:table-cell>
              <table:table-cell office:value-type="float" office:value="128291400">
                <text:p>128291400</text:p>
              </table:table-cell>
              <table:table-cell office:value-type="float" office:value="264088168">
                <text:p>264088168</text:p>
              </table:table-cell>
              <table:table-cell office:value-type="float" office:value="361679064">
                <text:p>361679064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90258200">
                <text:p>190258200</text:p>
              </table:table-cell>
              <table:table-cell office:value-type="float" office:value="263586360">
                <text:p>263586360</text:p>
              </table:table-cell>
              <table:table-cell office:value-type="float" office:value="128291400">
                <text:p>128291400</text:p>
              </table:table-cell>
              <table:table-cell office:value-type="float" office:value="264088168">
                <text:p>264088168</text:p>
              </table:table-cell>
              <table:table-cell office:value-type="float" office:value="361679064">
                <text:p>36167906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90258200">
                <text:p>190258200</text:p>
              </table:table-cell>
              <table:table-cell office:value-type="float" office:value="274869096">
                <text:p>274869096</text:p>
              </table:table-cell>
              <table:table-cell office:value-type="float" office:value="133187448">
                <text:p>133187448</text:p>
              </table:table-cell>
              <table:table-cell office:value-type="float" office:value="271506504">
                <text:p>271506504</text:p>
              </table:table-cell>
              <table:table-cell office:value-type="float" office:value="361679064">
                <text:p>36167906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90229384">
                <text:p>190229384</text:p>
              </table:table-cell>
              <table:table-cell office:value-type="float" office:value="278995752">
                <text:p>278995752</text:p>
              </table:table-cell>
              <table:table-cell office:value-type="float" office:value="141899736">
                <text:p>141899736</text:p>
              </table:table-cell>
              <table:table-cell office:value-type="float" office:value="280022088">
                <text:p>280022088</text:p>
              </table:table-cell>
              <table:table-cell office:value-type="float" office:value="153603992">
                <text:p>15360399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91862952">
                <text:p>191862952</text:p>
              </table:table-cell>
              <table:table-cell office:value-type="float" office:value="278995752">
                <text:p>278995752</text:p>
              </table:table-cell>
              <table:table-cell office:value-type="float" office:value="133656904">
                <text:p>133656904</text:p>
              </table:table-cell>
              <table:table-cell office:value-type="float" office:value="280022088">
                <text:p>280022088</text:p>
              </table:table-cell>
              <table:table-cell office:value-type="float" office:value="164016056">
                <text:p>164016056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91862952">
                <text:p>191862952</text:p>
              </table:table-cell>
              <table:table-cell office:value-type="float" office:value="278995752">
                <text:p>278995752</text:p>
              </table:table-cell>
              <table:table-cell office:value-type="float" office:value="136151992">
                <text:p>136151992</text:p>
              </table:table-cell>
              <table:table-cell office:value-type="float" office:value="280022088">
                <text:p>280022088</text:p>
              </table:table-cell>
              <table:table-cell office:value-type="float" office:value="168143704">
                <text:p>16814370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91862952">
                <text:p>191862952</text:p>
              </table:table-cell>
              <table:table-cell office:value-type="float" office:value="152186312">
                <text:p>152186312</text:p>
              </table:table-cell>
              <table:table-cell office:value-type="float" office:value="150598648">
                <text:p>150598648</text:p>
              </table:table-cell>
              <table:table-cell office:value-type="float" office:value="280022088">
                <text:p>280022088</text:p>
              </table:table-cell>
              <table:table-cell office:value-type="float" office:value="175367032">
                <text:p>175367032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91862952">
                <text:p>191862952</text:p>
              </table:table-cell>
              <table:table-cell office:value-type="float" office:value="155262632">
                <text:p>155262632</text:p>
              </table:table-cell>
              <table:table-cell office:value-type="float" office:value="152662456">
                <text:p>152662456</text:p>
              </table:table-cell>
              <table:table-cell office:value-type="float" office:value="280022088">
                <text:p>280022088</text:p>
              </table:table-cell>
              <table:table-cell office:value-type="float" office:value="184654168">
                <text:p>184654168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91862952">
                <text:p>191862952</text:p>
              </table:table-cell>
              <table:table-cell office:value-type="float" office:value="167111608">
                <text:p>167111608</text:p>
              </table:table-cell>
              <table:table-cell office:value-type="float" office:value="165045304">
                <text:p>165045304</text:p>
              </table:table-cell>
              <table:table-cell office:value-type="float" office:value="280022088">
                <text:p>280022088</text:p>
              </table:table-cell>
              <table:table-cell office:value-type="float" office:value="197037016">
                <text:p>19703701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91862952">
                <text:p>191862952</text:p>
              </table:table-cell>
              <table:table-cell office:value-type="float" office:value="180526360">
                <text:p>180526360</text:p>
              </table:table-cell>
              <table:table-cell office:value-type="float" office:value="169172920">
                <text:p>169172920</text:p>
              </table:table-cell>
              <table:table-cell office:value-type="float" office:value="284673288">
                <text:p>284673288</text:p>
              </table:table-cell>
              <table:table-cell office:value-type="float" office:value="203228440">
                <text:p>20322844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91862952">
                <text:p>191862952</text:p>
              </table:table-cell>
              <table:table-cell office:value-type="float" office:value="189813496">
                <text:p>189813496</text:p>
              </table:table-cell>
              <table:table-cell office:value-type="float" office:value="169959720">
                <text:p>169959720</text:p>
              </table:table-cell>
              <table:table-cell office:value-type="float" office:value="289879736">
                <text:p>289879736</text:p>
              </table:table-cell>
              <table:table-cell office:value-type="float" office:value="217675096">
                <text:p>217675096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91862952">
                <text:p>191862952</text:p>
              </table:table-cell>
              <table:table-cell office:value-type="float" office:value="200132536">
                <text:p>200132536</text:p>
              </table:table-cell>
              <table:table-cell office:value-type="float" office:value="180079656">
                <text:p>180079656</text:p>
              </table:table-cell>
              <table:table-cell office:value-type="float" office:value="289879736">
                <text:p>289879736</text:p>
              </table:table-cell>
              <table:table-cell office:value-type="float" office:value="230057944">
                <text:p>23005794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91862952">
                <text:p>191862952</text:p>
              </table:table-cell>
              <table:table-cell office:value-type="float" office:value="212515384">
                <text:p>212515384</text:p>
              </table:table-cell>
              <table:table-cell office:value-type="float" office:value="185303544">
                <text:p>185303544</text:p>
              </table:table-cell>
              <table:table-cell office:value-type="float" office:value="289879736">
                <text:p>289879736</text:p>
              </table:table-cell>
              <table:table-cell office:value-type="float" office:value="235217464">
                <text:p>23521746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91482472">
                <text:p>191482472</text:p>
              </table:table-cell>
              <table:table-cell office:value-type="float" office:value="216643000">
                <text:p>216643000</text:p>
              </table:table-cell>
              <table:table-cell office:value-type="float" office:value="185303544">
                <text:p>185303544</text:p>
              </table:table-cell>
              <table:table-cell office:value-type="float" office:value="289879736">
                <text:p>289879736</text:p>
              </table:table-cell>
              <table:table-cell office:value-type="float" office:value="250696024">
                <text:p>250696024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91862920">
                <text:p>191862920</text:p>
              </table:table-cell>
              <table:table-cell office:value-type="float" office:value="218199192">
                <text:p>218199192</text:p>
              </table:table-cell>
              <table:table-cell office:value-type="float" office:value="185303544">
                <text:p>185303544</text:p>
              </table:table-cell>
              <table:table-cell office:value-type="float" office:value="289879736">
                <text:p>289879736</text:p>
              </table:table-cell>
              <table:table-cell office:value-type="float" office:value="250696024">
                <text:p>25069602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91862920">
                <text:p>191862920</text:p>
              </table:table-cell>
              <table:table-cell office:value-type="float" office:value="230775864">
                <text:p>230775864</text:p>
              </table:table-cell>
              <table:table-cell office:value-type="float" office:value="187939560">
                <text:p>187939560</text:p>
              </table:table-cell>
              <table:table-cell office:value-type="float" office:value="289879736">
                <text:p>289879736</text:p>
              </table:table-cell>
              <table:table-cell office:value-type="float" office:value="254823640">
                <text:p>25482364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91862920">
                <text:p>191862920</text:p>
              </table:table-cell>
              <table:table-cell office:value-type="float" office:value="233035896">
                <text:p>233035896</text:p>
              </table:table-cell>
              <table:table-cell office:value-type="float" office:value="198059512">
                <text:p>198059512</text:p>
              </table:table-cell>
              <table:table-cell office:value-type="float" office:value="197106152">
                <text:p>197106152</text:p>
              </table:table-cell>
              <table:table-cell office:value-type="float" office:value="264110776">
                <text:p>26411077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91862920">
                <text:p>191862920</text:p>
              </table:table-cell>
              <table:table-cell office:value-type="float" office:value="233035896">
                <text:p>233035896</text:p>
              </table:table-cell>
              <table:table-cell office:value-type="float" office:value="201810168">
                <text:p>201810168</text:p>
              </table:table-cell>
              <table:table-cell office:value-type="float" office:value="201150664">
                <text:p>201150664</text:p>
              </table:table-cell>
              <table:table-cell office:value-type="float" office:value="267206488">
                <text:p>267206488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91862920">
                <text:p>191862920</text:p>
              </table:table-cell>
              <table:table-cell office:value-type="float" office:value="233035896">
                <text:p>233035896</text:p>
              </table:table-cell>
              <table:table-cell office:value-type="float" office:value="201810168">
                <text:p>201810168</text:p>
              </table:table-cell>
              <table:table-cell office:value-type="float" office:value="211469704">
                <text:p>211469704</text:p>
              </table:table-cell>
              <table:table-cell office:value-type="float" office:value="277525528">
                <text:p>277525528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91862920">
                <text:p>191862920</text:p>
              </table:table-cell>
              <table:table-cell office:value-type="float" office:value="233035896">
                <text:p>233035896</text:p>
              </table:table-cell>
              <table:table-cell office:value-type="float" office:value="201810168">
                <text:p>201810168</text:p>
              </table:table-cell>
              <table:table-cell office:value-type="float" office:value="214565416">
                <text:p>214565416</text:p>
              </table:table-cell>
              <table:table-cell office:value-type="float" office:value="281653144">
                <text:p>281653144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91862920">
                <text:p>191862920</text:p>
              </table:table-cell>
              <table:table-cell office:value-type="float" office:value="233035896">
                <text:p>233035896</text:p>
              </table:table-cell>
              <table:table-cell office:value-type="float" office:value="201810168">
                <text:p>201810168</text:p>
              </table:table-cell>
              <table:table-cell office:value-type="float" office:value="222820648">
                <text:p>222820648</text:p>
              </table:table-cell>
              <table:table-cell office:value-type="float" office:value="289908376">
                <text:p>289908376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91862920">
                <text:p>191862920</text:p>
              </table:table-cell>
              <table:table-cell office:value-type="float" office:value="233035896">
                <text:p>233035896</text:p>
              </table:table-cell>
              <table:table-cell office:value-type="float" office:value="205936824">
                <text:p>205936824</text:p>
              </table:table-cell>
              <table:table-cell office:value-type="float" office:value="231075880">
                <text:p>231075880</text:p>
              </table:table-cell>
              <table:table-cell office:value-type="float" office:value="297131704">
                <text:p>297131704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91862920">
                <text:p>191862920</text:p>
              </table:table-cell>
              <table:table-cell office:value-type="float" office:value="233035896">
                <text:p>233035896</text:p>
              </table:table-cell>
              <table:table-cell office:value-type="float" office:value="218316792">
                <text:p>218316792</text:p>
              </table:table-cell>
              <table:table-cell office:value-type="float" office:value="247586344">
                <text:p>247586344</text:p>
              </table:table-cell>
              <table:table-cell office:value-type="float" office:value="313642168">
                <text:p>31364216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98054376">
                <text:p>198054376</text:p>
              </table:table-cell>
              <table:table-cell office:value-type="float" office:value="184437320">
                <text:p>184437320</text:p>
              </table:table-cell>
              <table:table-cell office:value-type="float" office:value="151938344">
                <text:p>151938344</text:p>
              </table:table-cell>
              <table:table-cell office:value-type="float" office:value="255660360">
                <text:p>255660360</text:p>
              </table:table-cell>
              <table:table-cell office:value-type="float" office:value="328088824">
                <text:p>328088824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98054376">
                <text:p>198054376</text:p>
              </table:table-cell>
              <table:table-cell office:value-type="float" office:value="187745768">
                <text:p>187745768</text:p>
              </table:table-cell>
              <table:table-cell office:value-type="float" office:value="151938344">
                <text:p>151938344</text:p>
              </table:table-cell>
              <table:table-cell office:value-type="float" office:value="263454696">
                <text:p>263454696</text:p>
              </table:table-cell>
              <table:table-cell office:value-type="float" office:value="330152632">
                <text:p>330152632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98054376">
                <text:p>198054376</text:p>
              </table:table-cell>
              <table:table-cell office:value-type="float" office:value="187745768">
                <text:p>187745768</text:p>
              </table:table-cell>
              <table:table-cell office:value-type="float" office:value="151938344">
                <text:p>151938344</text:p>
              </table:table-cell>
              <table:table-cell office:value-type="float" office:value="263454696">
                <text:p>263454696</text:p>
              </table:table-cell>
              <table:table-cell office:value-type="float" office:value="340471672">
                <text:p>340471672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08373416">
                <text:p>208373416</text:p>
              </table:table-cell>
              <table:table-cell office:value-type="float" office:value="187745768">
                <text:p>187745768</text:p>
              </table:table-cell>
              <table:table-cell office:value-type="float" office:value="151938344">
                <text:p>151938344</text:p>
              </table:table-cell>
              <table:table-cell office:value-type="float" office:value="263454696">
                <text:p>263454696</text:p>
              </table:table-cell>
              <table:table-cell office:value-type="float" office:value="346663096">
                <text:p>346663096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10437224">
                <text:p>210437224</text:p>
              </table:table-cell>
              <table:table-cell office:value-type="float" office:value="190841480">
                <text:p>190841480</text:p>
              </table:table-cell>
              <table:table-cell office:value-type="float" office:value="109813768">
                <text:p>109813768</text:p>
              </table:table-cell>
              <table:table-cell office:value-type="float" office:value="263454696">
                <text:p>263454696</text:p>
              </table:table-cell>
              <table:table-cell office:value-type="float" office:value="346663096">
                <text:p>346663096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17660552">
                <text:p>217660552</text:p>
              </table:table-cell>
              <table:table-cell office:value-type="float" office:value="190841480">
                <text:p>190841480</text:p>
              </table:table-cell>
              <table:table-cell office:value-type="float" office:value="103102216">
                <text:p>103102216</text:p>
              </table:table-cell>
              <table:table-cell office:value-type="float" office:value="263454696">
                <text:p>263454696</text:p>
              </table:table-cell>
              <table:table-cell office:value-type="float" office:value="353886424">
                <text:p>353886424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26947688">
                <text:p>226947688</text:p>
              </table:table-cell>
              <table:table-cell office:value-type="float" office:value="190841480">
                <text:p>190841480</text:p>
              </table:table-cell>
              <table:table-cell office:value-type="float" office:value="108294232">
                <text:p>108294232</text:p>
              </table:table-cell>
              <table:table-cell office:value-type="float" office:value="263848104">
                <text:p>263848104</text:p>
              </table:table-cell>
              <table:table-cell office:value-type="float" office:value="358014040">
                <text:p>35801404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31075304">
                <text:p>231075304</text:p>
              </table:table-cell>
              <table:table-cell office:value-type="float" office:value="193937224">
                <text:p>193937224</text:p>
              </table:table-cell>
              <table:table-cell office:value-type="float" office:value="116549464">
                <text:p>116549464</text:p>
              </table:table-cell>
              <table:table-cell office:value-type="float" office:value="269644680">
                <text:p>269644680</text:p>
              </table:table-cell>
              <table:table-cell office:value-type="float" office:value="366269272">
                <text:p>366269272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39330536">
                <text:p>239330536</text:p>
              </table:table-cell>
              <table:table-cell office:value-type="float" office:value="200128648">
                <text:p>200128648</text:p>
              </table:table-cell>
              <table:table-cell office:value-type="float" office:value="119645176">
                <text:p>119645176</text:p>
              </table:table-cell>
              <table:table-cell office:value-type="float" office:value="275769096">
                <text:p>275769096</text:p>
              </table:table-cell>
              <table:table-cell office:value-type="float" office:value="374524504">
                <text:p>374524504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43458152">
                <text:p>243458152</text:p>
              </table:table-cell>
              <table:table-cell office:value-type="float" office:value="201112152">
                <text:p>201112152</text:p>
              </table:table-cell>
              <table:table-cell office:value-type="float" office:value="124804696">
                <text:p>124804696</text:p>
              </table:table-cell>
              <table:table-cell office:value-type="float" office:value="279961320">
                <text:p>279961320</text:p>
              </table:table-cell>
              <table:table-cell office:value-type="float" office:value="374524504">
                <text:p>37452450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47585768">
                <text:p>247585768</text:p>
              </table:table-cell>
              <table:table-cell office:value-type="float" office:value="207415848">
                <text:p>207415848</text:p>
              </table:table-cell>
              <table:table-cell office:value-type="float" office:value="134091832">
                <text:p>134091832</text:p>
              </table:table-cell>
              <table:table-cell office:value-type="float" office:value="279961320">
                <text:p>279961320</text:p>
              </table:table-cell>
              <table:table-cell office:value-type="float" office:value="378913416">
                <text:p>378913416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57395272">
                <text:p>257395272</text:p>
              </table:table-cell>
              <table:table-cell office:value-type="float" office:value="207415848">
                <text:p>207415848</text:p>
              </table:table-cell>
              <table:table-cell office:value-type="float" office:value="136155640">
                <text:p>136155640</text:p>
              </table:table-cell>
              <table:table-cell office:value-type="float" office:value="279961320">
                <text:p>279961320</text:p>
              </table:table-cell>
              <table:table-cell office:value-type="float" office:value="383875032">
                <text:p>383875032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59852008">
                <text:p>259852008</text:p>
              </table:table-cell>
              <table:table-cell office:value-type="float" office:value="215669160">
                <text:p>215669160</text:p>
              </table:table-cell>
              <table:table-cell office:value-type="float" office:value="137974104">
                <text:p>137974104</text:p>
              </table:table-cell>
              <table:table-cell office:value-type="float" office:value="279961320">
                <text:p>279961320</text:p>
              </table:table-cell>
              <table:table-cell office:value-type="float" office:value="390655128">
                <text:p>390655128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59852008">
                <text:p>259852008</text:p>
              </table:table-cell>
              <table:table-cell office:value-type="float" office:value="215669160">
                <text:p>215669160</text:p>
              </table:table-cell>
              <table:table-cell office:value-type="float" office:value="148356312">
                <text:p>148356312</text:p>
              </table:table-cell>
              <table:table-cell office:value-type="float" office:value="192959192">
                <text:p>192959192</text:p>
              </table:table-cell>
              <table:table-cell office:value-type="float" office:value="390655128">
                <text:p>390655128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63012568">
                <text:p>263012568</text:p>
              </table:table-cell>
              <table:table-cell office:value-type="float" office:value="218829720">
                <text:p>218829720</text:p>
              </table:table-cell>
              <table:table-cell office:value-type="float" office:value="152155128">
                <text:p>152155128</text:p>
              </table:table-cell>
              <table:table-cell office:value-type="float" office:value="194401240">
                <text:p>194401240</text:p>
              </table:table-cell>
              <table:table-cell office:value-type="float" office:value="390655128">
                <text:p>390655128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64044232">
                <text:p>264044232</text:p>
              </table:table-cell>
              <table:table-cell office:value-type="float" office:value="223922472">
                <text:p>223922472</text:p>
              </table:table-cell>
              <table:table-cell office:value-type="float" office:value="152155128">
                <text:p>152155128</text:p>
              </table:table-cell>
              <table:table-cell office:value-type="float" office:value="204254296">
                <text:p>204254296</text:p>
              </table:table-cell>
              <table:table-cell office:value-type="float" office:value="395420040">
                <text:p>39542004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64044232">
                <text:p>264044232</text:p>
              </table:table-cell>
              <table:table-cell office:value-type="float" office:value="223922472">
                <text:p>223922472</text:p>
              </table:table-cell>
              <table:table-cell office:value-type="float" office:value="152155128">
                <text:p>152155128</text:p>
              </table:table-cell>
              <table:table-cell office:value-type="float" office:value="209413816">
                <text:p>209413816</text:p>
              </table:table-cell>
              <table:table-cell office:value-type="float" office:value="399236280">
                <text:p>39923628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65320744">
                <text:p>265320744</text:p>
              </table:table-cell>
              <table:table-cell office:value-type="float" office:value="223922472">
                <text:p>223922472</text:p>
              </table:table-cell>
              <table:table-cell office:value-type="float" office:value="154087320">
                <text:p>154087320</text:p>
              </table:table-cell>
              <table:table-cell office:value-type="float" office:value="216637144">
                <text:p>216637144</text:p>
              </table:table-cell>
              <table:table-cell office:value-type="float" office:value="407161752">
                <text:p>407161752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74671288">
                <text:p>274671288</text:p>
              </table:table-cell>
              <table:table-cell office:value-type="float" office:value="227279736">
                <text:p>227279736</text:p>
              </table:table-cell>
              <table:table-cell office:value-type="float" office:value="163306728">
                <text:p>163306728</text:p>
              </table:table-cell>
              <table:table-cell office:value-type="float" office:value="225924280">
                <text:p>225924280</text:p>
              </table:table-cell>
              <table:table-cell office:value-type="float" office:value="407161752">
                <text:p>40716175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76358632">
                <text:p>276358632</text:p>
              </table:table-cell>
              <table:table-cell office:value-type="float" office:value="232175784">
                <text:p>232175784</text:p>
              </table:table-cell>
              <table:table-cell office:value-type="float" office:value="168661752">
                <text:p>168661752</text:p>
              </table:table-cell>
              <table:table-cell office:value-type="float" office:value="230051896">
                <text:p>230051896</text:p>
              </table:table-cell>
              <table:table-cell office:value-type="float" office:value="407161752">
                <text:p>40716175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76358632">
                <text:p>276358632</text:p>
              </table:table-cell>
              <table:table-cell office:value-type="float" office:value="232175784">
                <text:p>232175784</text:p>
              </table:table-cell>
              <table:table-cell office:value-type="float" office:value="168661752">
                <text:p>168661752</text:p>
              </table:table-cell>
              <table:table-cell office:value-type="float" office:value="240370936">
                <text:p>240370936</text:p>
              </table:table-cell>
              <table:table-cell office:value-type="float" office:value="411926664">
                <text:p>41192666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81516952">
                <text:p>281516952</text:p>
              </table:table-cell>
              <table:table-cell office:value-type="float" office:value="238955880">
                <text:p>238955880</text:p>
              </table:table-cell>
              <table:table-cell office:value-type="float" office:value="168661752">
                <text:p>168661752</text:p>
              </table:table-cell>
              <table:table-cell office:value-type="float" office:value="242434744">
                <text:p>242434744</text:p>
              </table:table-cell>
              <table:table-cell office:value-type="float" office:value="415922184">
                <text:p>415922184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92865256">
                <text:p>292865256</text:p>
              </table:table-cell>
              <table:table-cell office:value-type="float" office:value="240429096">
                <text:p>240429096</text:p>
              </table:table-cell>
              <table:table-cell office:value-type="float" office:value="169824552">
                <text:p>169824552</text:p>
              </table:table-cell>
              <table:table-cell office:value-type="float" office:value="245791992">
                <text:p>245791992</text:p>
              </table:table-cell>
              <table:table-cell office:value-type="float" office:value="423668376">
                <text:p>423668376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92865256">
                <text:p>292865256</text:p>
              </table:table-cell>
              <table:table-cell office:value-type="float" office:value="243148104">
                <text:p>243148104</text:p>
              </table:table-cell>
              <table:table-cell office:value-type="float" office:value="180206760">
                <text:p>180206760</text:p>
              </table:table-cell>
              <table:table-cell office:value-type="float" office:value="248886984">
                <text:p>248886984</text:p>
              </table:table-cell>
              <table:table-cell office:value-type="float" office:value="423668376">
                <text:p>423668376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92865256">
                <text:p>292865256</text:p>
              </table:table-cell>
              <table:table-cell office:value-type="float" office:value="248682408">
                <text:p>248682408</text:p>
              </table:table-cell>
              <table:table-cell office:value-type="float" office:value="185168376">
                <text:p>185168376</text:p>
              </table:table-cell>
              <table:table-cell office:value-type="float" office:value="258106392">
                <text:p>258106392</text:p>
              </table:table-cell>
              <table:table-cell office:value-type="float" office:value="423668376">
                <text:p>423668376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92865256">
                <text:p>292865256</text:p>
              </table:table-cell>
              <table:table-cell office:value-type="float" office:value="248682408">
                <text:p>248682408</text:p>
              </table:table-cell>
              <table:table-cell office:value-type="float" office:value="185168376">
                <text:p>185168376</text:p>
              </table:table-cell>
              <table:table-cell office:value-type="float" office:value="258827640">
                <text:p>258827640</text:p>
              </table:table-cell>
              <table:table-cell office:value-type="float" office:value="428433288">
                <text:p>428433288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03623448">
                <text:p>303623448</text:p>
              </table:table-cell>
              <table:table-cell office:value-type="float" office:value="251598120">
                <text:p>251598120</text:p>
              </table:table-cell>
              <table:table-cell office:value-type="float" office:value="185168376">
                <text:p>185168376</text:p>
              </table:table-cell>
              <table:table-cell office:value-type="float" office:value="258827640">
                <text:p>258827640</text:p>
              </table:table-cell>
              <table:table-cell office:value-type="float" office:value="430562184">
                <text:p>430562184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03623448">
                <text:p>303623448</text:p>
              </table:table-cell>
              <table:table-cell office:value-type="float" office:value="251711816">
                <text:p>251711816</text:p>
              </table:table-cell>
              <table:table-cell office:value-type="float" office:value="186331176">
                <text:p>186331176</text:p>
              </table:table-cell>
              <table:table-cell office:value-type="float" office:value="258827640">
                <text:p>258827640</text:p>
              </table:table-cell>
              <table:table-cell office:value-type="float" office:value="437080008">
                <text:p>437080008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75175240">
                <text:p>175175240</text:p>
              </table:table-cell>
              <table:table-cell office:value-type="float" office:value="251711816">
                <text:p>251711816</text:p>
              </table:table-cell>
              <table:table-cell office:value-type="float" office:value="186331176">
                <text:p>186331176</text:p>
              </table:table-cell>
              <table:table-cell office:value-type="float" office:value="258827640">
                <text:p>258827640</text:p>
              </table:table-cell>
              <table:table-cell office:value-type="float" office:value="440175000">
                <text:p>44017500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80116184">
                <text:p>180116184</text:p>
              </table:table-cell>
              <table:table-cell office:value-type="float" office:value="251711816">
                <text:p>251711816</text:p>
              </table:table-cell>
              <table:table-cell office:value-type="float" office:value="177028328">
                <text:p>177028328</text:p>
              </table:table-cell>
              <table:table-cell office:value-type="float" office:value="258827640">
                <text:p>258827640</text:p>
              </table:table-cell>
              <table:table-cell office:value-type="float" office:value="187268552">
                <text:p>18726855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80116184">
                <text:p>180116184</text:p>
              </table:table-cell>
              <table:table-cell office:value-type="float" office:value="251711816">
                <text:p>251711816</text:p>
              </table:table-cell>
              <table:table-cell office:value-type="float" office:value="178366008">
                <text:p>178366008</text:p>
              </table:table-cell>
              <table:table-cell office:value-type="float" office:value="258827640">
                <text:p>258827640</text:p>
              </table:table-cell>
              <table:table-cell office:value-type="float" office:value="187269384">
                <text:p>187269384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88776888">
                <text:p>188776888</text:p>
              </table:table-cell>
              <table:table-cell office:value-type="float" office:value="251711816">
                <text:p>251711816</text:p>
              </table:table-cell>
              <table:table-cell office:value-type="float" office:value="180109912">
                <text:p>180109912</text:p>
              </table:table-cell>
              <table:table-cell office:value-type="float" office:value="269323560">
                <text:p>269323560</text:p>
              </table:table-cell>
              <table:table-cell office:value-type="float" office:value="200119864">
                <text:p>200119864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97032120">
                <text:p>197032120</text:p>
              </table:table-cell>
              <table:table-cell office:value-type="float" office:value="251711816">
                <text:p>251711816</text:p>
              </table:table-cell>
              <table:table-cell office:value-type="float" office:value="192900712">
                <text:p>192900712</text:p>
              </table:table-cell>
              <table:table-cell office:value-type="float" office:value="275334264">
                <text:p>275334264</text:p>
              </table:table-cell>
              <table:table-cell office:value-type="float" office:value="204247480">
                <text:p>20424748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05287352">
                <text:p>205287352</text:p>
              </table:table-cell>
              <table:table-cell office:value-type="float" office:value="251711816">
                <text:p>251711816</text:p>
              </table:table-cell>
              <table:table-cell office:value-type="float" office:value="194964520">
                <text:p>194964520</text:p>
              </table:table-cell>
              <table:table-cell office:value-type="float" office:value="275334264">
                <text:p>275334264</text:p>
              </table:table-cell>
              <table:table-cell office:value-type="float" office:value="210438872">
                <text:p>21043887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13542584">
                <text:p>213542584</text:p>
              </table:table-cell>
              <table:table-cell office:value-type="float" office:value="251711816">
                <text:p>251711816</text:p>
              </table:table-cell>
              <table:table-cell office:value-type="float" office:value="195292344">
                <text:p>195292344</text:p>
              </table:table-cell>
              <table:table-cell office:value-type="float" office:value="280361448">
                <text:p>280361448</text:p>
              </table:table-cell>
              <table:table-cell office:value-type="float" office:value="220757944">
                <text:p>220757944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22829720">
                <text:p>222829720</text:p>
              </table:table-cell>
              <table:table-cell office:value-type="float" office:value="251711816">
                <text:p>251711816</text:p>
              </table:table-cell>
              <table:table-cell office:value-type="float" office:value="202317288">
                <text:p>202317288</text:p>
              </table:table-cell>
              <table:table-cell office:value-type="float" office:value="291775320">
                <text:p>291775320</text:p>
              </table:table-cell>
              <table:table-cell office:value-type="float" office:value="222821720">
                <text:p>22282172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30053048">
                <text:p>230053048</text:p>
              </table:table-cell>
              <table:table-cell office:value-type="float" office:value="251711816">
                <text:p>251711816</text:p>
              </table:table-cell>
              <table:table-cell office:value-type="float" office:value="210701736">
                <text:p>210701736</text:p>
              </table:table-cell>
              <table:table-cell office:value-type="float" office:value="291840888">
                <text:p>291840888</text:p>
              </table:table-cell>
              <table:table-cell office:value-type="float" office:value="236236504">
                <text:p>236236504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37276376">
                <text:p>237276376</text:p>
              </table:table-cell>
              <table:table-cell office:value-type="float" office:value="251711816">
                <text:p>251711816</text:p>
              </table:table-cell>
              <table:table-cell office:value-type="float" office:value="210701736">
                <text:p>210701736</text:p>
              </table:table-cell>
              <table:table-cell office:value-type="float" office:value="291840888">
                <text:p>291840888</text:p>
              </table:table-cell>
              <table:table-cell office:value-type="float" office:value="237268408">
                <text:p>237268408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41403992">
                <text:p>241403992</text:p>
              </table:table-cell>
              <table:table-cell office:value-type="float" office:value="167792744">
                <text:p>167792744</text:p>
              </table:table-cell>
              <table:table-cell office:value-type="float" office:value="210701736">
                <text:p>210701736</text:p>
              </table:table-cell>
              <table:table-cell office:value-type="float" office:value="208535672">
                <text:p>208535672</text:p>
              </table:table-cell>
              <table:table-cell office:value-type="float" office:value="250683160">
                <text:p>250683160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52950184">
                <text:p>252950184</text:p>
              </table:table-cell>
              <table:table-cell office:value-type="float" office:value="181187336">
                <text:p>181187336</text:p>
              </table:table-cell>
              <table:table-cell office:value-type="float" office:value="223409544">
                <text:p>223409544</text:p>
              </table:table-cell>
              <table:table-cell office:value-type="float" office:value="225917704">
                <text:p>225917704</text:p>
              </table:table-cell>
              <table:table-cell office:value-type="float" office:value="267193624">
                <text:p>267193624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54309688">
                <text:p>254309688</text:p>
              </table:table-cell>
              <table:table-cell office:value-type="float" office:value="181187336">
                <text:p>181187336</text:p>
              </table:table-cell>
              <table:table-cell office:value-type="float" office:value="227208360">
                <text:p>227208360</text:p>
              </table:table-cell>
              <table:table-cell office:value-type="float" office:value="225917672">
                <text:p>225917672</text:p>
              </table:table-cell>
              <table:table-cell office:value-type="float" office:value="275448856">
                <text:p>275448856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54309688">
                <text:p>254309688</text:p>
              </table:table-cell>
              <table:table-cell office:value-type="float" office:value="181187336">
                <text:p>181187336</text:p>
              </table:table-cell>
              <table:table-cell office:value-type="float" office:value="227208360">
                <text:p>227208360</text:p>
              </table:table-cell>
              <table:table-cell office:value-type="float" office:value="225917672">
                <text:p>225917672</text:p>
              </table:table-cell>
              <table:table-cell office:value-type="float" office:value="286799800">
                <text:p>28679980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55848456">
                <text:p>255848456</text:p>
              </table:table-cell>
              <table:table-cell office:value-type="float" office:value="181187336">
                <text:p>181187336</text:p>
              </table:table-cell>
              <table:table-cell office:value-type="float" office:value="229402824">
                <text:p>229402824</text:p>
              </table:table-cell>
              <table:table-cell office:value-type="float" office:value="225917672">
                <text:p>225917672</text:p>
              </table:table-cell>
              <table:table-cell office:value-type="float" office:value="286799800">
                <text:p>28679980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55848456">
                <text:p>255848456</text:p>
              </table:table-cell>
              <table:table-cell office:value-type="float" office:value="181187336">
                <text:p>181187336</text:p>
              </table:table-cell>
              <table:table-cell office:value-type="float" office:value="237017880">
                <text:p>237017880</text:p>
              </table:table-cell>
              <table:table-cell office:value-type="float" office:value="225917672">
                <text:p>225917672</text:p>
              </table:table-cell>
              <table:table-cell office:value-type="float" office:value="291959320">
                <text:p>29195932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55848456">
                <text:p>255848456</text:p>
              </table:table-cell>
              <table:table-cell office:value-type="float" office:value="181187336">
                <text:p>181187336</text:p>
              </table:table-cell>
              <table:table-cell office:value-type="float" office:value="237656136">
                <text:p>237656136</text:p>
              </table:table-cell>
              <table:table-cell office:value-type="float" office:value="225917672">
                <text:p>225917672</text:p>
              </table:table-cell>
              <table:table-cell office:value-type="float" office:value="301246456">
                <text:p>301246456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55848456">
                <text:p>255848456</text:p>
              </table:table-cell>
              <table:table-cell office:value-type="float" office:value="182578648">
                <text:p>182578648</text:p>
              </table:table-cell>
              <table:table-cell office:value-type="float" office:value="238622232">
                <text:p>238622232</text:p>
              </table:table-cell>
              <table:table-cell office:value-type="float" office:value="225917672">
                <text:p>225917672</text:p>
              </table:table-cell>
              <table:table-cell office:value-type="float" office:value="304342168">
                <text:p>304342168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55848456">
                <text:p>255848456</text:p>
              </table:table-cell>
              <table:table-cell office:value-type="float" office:value="188770072">
                <text:p>188770072</text:p>
              </table:table-cell>
              <table:table-cell office:value-type="float" office:value="238622232">
                <text:p>238622232</text:p>
              </table:table-cell>
              <table:table-cell office:value-type="float" office:value="225917672">
                <text:p>225917672</text:p>
              </table:table-cell>
              <table:table-cell office:value-type="float" office:value="314661208">
                <text:p>314661208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62366296">
                <text:p>262366296</text:p>
              </table:table-cell>
              <table:table-cell office:value-type="float" office:value="191865784">
                <text:p>191865784</text:p>
              </table:table-cell>
              <table:table-cell office:value-type="float" office:value="238618472">
                <text:p>238618472</text:p>
              </table:table-cell>
              <table:table-cell office:value-type="float" office:value="225917672">
                <text:p>225917672</text:p>
              </table:table-cell>
              <table:table-cell office:value-type="float" office:value="317756920">
                <text:p>31775692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70816312">
                <text:p>270816312</text:p>
              </table:table-cell>
              <table:table-cell office:value-type="float" office:value="197025304">
                <text:p>197025304</text:p>
              </table:table-cell>
              <table:table-cell office:value-type="float" office:value="166823416">
                <text:p>166823416</text:p>
              </table:table-cell>
              <table:table-cell office:value-type="float" office:value="225917672">
                <text:p>225917672</text:p>
              </table:table-cell>
              <table:table-cell office:value-type="float" office:value="322916440">
                <text:p>32291644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70816312">
                <text:p>270816312</text:p>
              </table:table-cell>
              <table:table-cell office:value-type="float" office:value="197025304">
                <text:p>197025304</text:p>
              </table:table-cell>
              <table:table-cell office:value-type="float" office:value="171229720">
                <text:p>171229720</text:p>
              </table:table-cell>
              <table:table-cell office:value-type="float" office:value="158108792">
                <text:p>158108792</text:p>
              </table:table-cell>
              <table:table-cell office:value-type="float" office:value="334267384">
                <text:p>334267384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70816312">
                <text:p>270816312</text:p>
              </table:table-cell>
              <table:table-cell office:value-type="float" office:value="197025304">
                <text:p>197025304</text:p>
              </table:table-cell>
              <table:table-cell office:value-type="float" office:value="171229720">
                <text:p>171229720</text:p>
              </table:table-cell>
              <table:table-cell office:value-type="float" office:value="167104024">
                <text:p>167104024</text:p>
              </table:table-cell>
              <table:table-cell office:value-type="float" office:value="338395000">
                <text:p>33839500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70816312">
                <text:p>270816312</text:p>
              </table:table-cell>
              <table:table-cell office:value-type="float" office:value="200775960">
                <text:p>200775960</text:p>
              </table:table-cell>
              <table:table-cell office:value-type="float" office:value="171229720">
                <text:p>171229720</text:p>
              </table:table-cell>
              <table:table-cell office:value-type="float" office:value="169496600">
                <text:p>169496600</text:p>
              </table:table-cell>
              <table:table-cell office:value-type="float" office:value="350777848">
                <text:p>350777848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70816312">
                <text:p>270816312</text:p>
              </table:table-cell>
              <table:table-cell office:value-type="float" office:value="207669768">
                <text:p>207669768</text:p>
              </table:table-cell>
              <table:table-cell office:value-type="float" office:value="171229720">
                <text:p>171229720</text:p>
              </table:table-cell>
              <table:table-cell office:value-type="float" office:value="169496600">
                <text:p>169496600</text:p>
              </table:table-cell>
              <table:table-cell office:value-type="float" office:value="354905464">
                <text:p>35490546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208480856">
                <text:p>208480856</text:p>
              </table:table-cell>
              <table:table-cell office:value-type="float" office:value="207669768">
                <text:p>207669768</text:p>
              </table:table-cell>
              <table:table-cell office:value-type="float" office:value="171229720">
                <text:p>171229720</text:p>
              </table:table-cell>
              <table:table-cell office:value-type="float" office:value="169496600">
                <text:p>169496600</text:p>
              </table:table-cell>
              <table:table-cell office:value-type="float" office:value="365224504">
                <text:p>365224504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10537768">
                <text:p>210537768</text:p>
              </table:table-cell>
              <table:table-cell office:value-type="float" office:value="207800904">
                <text:p>207800904</text:p>
              </table:table-cell>
              <table:table-cell office:value-type="float" office:value="171229720">
                <text:p>171229720</text:p>
              </table:table-cell>
              <table:table-cell office:value-type="float" office:value="169496600">
                <text:p>169496600</text:p>
              </table:table-cell>
              <table:table-cell office:value-type="float" office:value="367288312">
                <text:p>367288312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10537768">
                <text:p>210537768</text:p>
              </table:table-cell>
              <table:table-cell office:value-type="float" office:value="213221496">
                <text:p>213221496</text:p>
              </table:table-cell>
              <table:table-cell office:value-type="float" office:value="171229720">
                <text:p>171229720</text:p>
              </table:table-cell>
              <table:table-cell office:value-type="float" office:value="169496600">
                <text:p>169496600</text:p>
              </table:table-cell>
              <table:table-cell office:value-type="float" office:value="368647800">
                <text:p>36864780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10537768">
                <text:p>210537768</text:p>
              </table:table-cell>
              <table:table-cell office:value-type="float" office:value="213221496">
                <text:p>213221496</text:p>
              </table:table-cell>
              <table:table-cell office:value-type="float" office:value="171229720">
                <text:p>171229720</text:p>
              </table:table-cell>
              <table:table-cell office:value-type="float" office:value="169496600">
                <text:p>169496600</text:p>
              </table:table-cell>
              <table:table-cell office:value-type="float" office:value="370335144">
                <text:p>370335144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10537768">
                <text:p>210537768</text:p>
              </table:table-cell>
              <table:table-cell office:value-type="float" office:value="219149192">
                <text:p>219149192</text:p>
              </table:table-cell>
              <table:table-cell office:value-type="float" office:value="171229720">
                <text:p>171229720</text:p>
              </table:table-cell>
              <table:table-cell office:value-type="float" office:value="169496600">
                <text:p>169496600</text:p>
              </table:table-cell>
              <table:table-cell office:value-type="float" office:value="376835544">
                <text:p>37683554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10537768">
                <text:p>210537768</text:p>
              </table:table-cell>
              <table:table-cell office:value-type="float" office:value="224176392">
                <text:p>224176392</text:p>
              </table:table-cell>
              <table:table-cell office:value-type="float" office:value="171229720">
                <text:p>171229720</text:p>
              </table:table-cell>
              <table:table-cell office:value-type="float" office:value="177423064">
                <text:p>177423064</text:p>
              </table:table-cell>
              <table:table-cell office:value-type="float" office:value="383794936">
                <text:p>383794936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210537768">
                <text:p>210537768</text:p>
              </table:table-cell>
              <table:table-cell office:value-type="float" office:value="224176392">
                <text:p>224176392</text:p>
              </table:table-cell>
              <table:table-cell office:value-type="float" office:value="175357336">
                <text:p>175357336</text:p>
              </table:table-cell>
              <table:table-cell office:value-type="float" office:value="186710200">
                <text:p>186710200</text:p>
              </table:table-cell>
              <table:table-cell office:value-type="float" office:value="383794936">
                <text:p>38379493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10537768">
                <text:p>210537768</text:p>
              </table:table-cell>
              <table:table-cell office:value-type="float" office:value="224176392">
                <text:p>224176392</text:p>
              </table:table-cell>
              <table:table-cell office:value-type="float" office:value="175357304">
                <text:p>175357304</text:p>
              </table:table-cell>
              <table:table-cell office:value-type="float" office:value="190657800">
                <text:p>190657800</text:p>
              </table:table-cell>
              <table:table-cell office:value-type="float" office:value="383794936">
                <text:p>383794936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19635016">
                <text:p>119635016</text:p>
              </table:table-cell>
              <table:table-cell office:value-type="float" office:value="229728120">
                <text:p>229728120</text:p>
              </table:table-cell>
              <table:table-cell office:value-type="float" office:value="175357304">
                <text:p>175357304</text:p>
              </table:table-cell>
              <table:table-cell office:value-type="float" office:value="193621656">
                <text:p>193621656</text:p>
              </table:table-cell>
              <table:table-cell office:value-type="float" office:value="383794936">
                <text:p>383794936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21705384">
                <text:p>121705384</text:p>
              </table:table-cell>
              <table:table-cell office:value-type="float" office:value="233330232">
                <text:p>233330232</text:p>
              </table:table-cell>
              <table:table-cell office:value-type="float" office:value="175357304">
                <text:p>175357304</text:p>
              </table:table-cell>
              <table:table-cell office:value-type="float" office:value="198452136">
                <text:p>198452136</text:p>
              </table:table-cell>
              <table:table-cell office:value-type="float" office:value="383794936">
                <text:p>383794936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21705384">
                <text:p>121705384</text:p>
              </table:table-cell>
              <table:table-cell office:value-type="float" office:value="240683016">
                <text:p>240683016</text:p>
              </table:table-cell>
              <table:table-cell office:value-type="float" office:value="175357304">
                <text:p>175357304</text:p>
              </table:table-cell>
              <table:table-cell office:value-type="float" office:value="201547128">
                <text:p>201547128</text:p>
              </table:table-cell>
              <table:table-cell office:value-type="float" office:value="396437160">
                <text:p>39643716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21705384">
                <text:p>121705384</text:p>
              </table:table-cell>
              <table:table-cell office:value-type="float" office:value="240683016">
                <text:p>240683016</text:p>
              </table:table-cell>
              <table:table-cell office:value-type="float" office:value="175357304">
                <text:p>175357304</text:p>
              </table:table-cell>
              <table:table-cell office:value-type="float" office:value="201809400">
                <text:p>201809400</text:p>
              </table:table-cell>
              <table:table-cell office:value-type="float" office:value="397092840">
                <text:p>39709284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21705384">
                <text:p>121705384</text:p>
              </table:table-cell>
              <table:table-cell office:value-type="float" office:value="240683016">
                <text:p>240683016</text:p>
              </table:table-cell>
              <table:table-cell office:value-type="float" office:value="175357304">
                <text:p>175357304</text:p>
              </table:table-cell>
              <table:table-cell office:value-type="float" office:value="206705448">
                <text:p>206705448</text:p>
              </table:table-cell>
              <table:table-cell office:value-type="float" office:value="397092840">
                <text:p>39709284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21705384">
                <text:p>121705384</text:p>
              </table:table-cell>
              <table:table-cell office:value-type="float" office:value="246234744">
                <text:p>246234744</text:p>
              </table:table-cell>
              <table:table-cell office:value-type="float" office:value="175357304">
                <text:p>175357304</text:p>
              </table:table-cell>
              <table:table-cell office:value-type="float" office:value="210832104">
                <text:p>210832104</text:p>
              </table:table-cell>
              <table:table-cell office:value-type="float" office:value="400301560">
                <text:p>40030156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21705384">
                <text:p>121705384</text:p>
              </table:table-cell>
              <table:table-cell office:value-type="float" office:value="246234744">
                <text:p>246234744</text:p>
              </table:table-cell>
              <table:table-cell office:value-type="float" office:value="175357304">
                <text:p>175357304</text:p>
              </table:table-cell>
              <table:table-cell office:value-type="float" office:value="212895432">
                <text:p>212895432</text:p>
              </table:table-cell>
              <table:table-cell office:value-type="float" office:value="405722136">
                <text:p>405722136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21705384">
                <text:p>121705384</text:p>
              </table:table-cell>
              <table:table-cell office:value-type="float" office:value="246234744">
                <text:p>246234744</text:p>
              </table:table-cell>
              <table:table-cell office:value-type="float" office:value="175357304">
                <text:p>175357304</text:p>
              </table:table-cell>
              <table:table-cell office:value-type="float" office:value="215990424">
                <text:p>215990424</text:p>
              </table:table-cell>
              <table:table-cell office:value-type="float" office:value="413665032">
                <text:p>41366503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26828520">
                <text:p>126828520</text:p>
              </table:table-cell>
              <table:table-cell office:value-type="float" office:value="252490296">
                <text:p>252490296</text:p>
              </table:table-cell>
              <table:table-cell office:value-type="float" office:value="175357304">
                <text:p>175357304</text:p>
              </table:table-cell>
              <table:table-cell office:value-type="float" office:value="219675528">
                <text:p>219675528</text:p>
              </table:table-cell>
              <table:table-cell office:value-type="float" office:value="413665032">
                <text:p>41366503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28928056">
                <text:p>128928056</text:p>
              </table:table-cell>
              <table:table-cell office:value-type="float" office:value="257189640">
                <text:p>257189640</text:p>
              </table:table-cell>
              <table:table-cell office:value-type="float" office:value="175357304">
                <text:p>175357304</text:p>
              </table:table-cell>
              <table:table-cell office:value-type="float" office:value="222508248">
                <text:p>222508248</text:p>
              </table:table-cell>
              <table:table-cell office:value-type="float" office:value="413665032">
                <text:p>413665032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25839928">
                <text:p>125839928</text:p>
              </table:table-cell>
              <table:table-cell office:value-type="float" office:value="257189640">
                <text:p>257189640</text:p>
              </table:table-cell>
              <table:table-cell office:value-type="float" office:value="175357304">
                <text:p>175357304</text:p>
              </table:table-cell>
              <table:table-cell office:value-type="float" office:value="226307064">
                <text:p>226307064</text:p>
              </table:table-cell>
              <table:table-cell office:value-type="float" office:value="416808184">
                <text:p>41680818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25839928">
                <text:p>125839928</text:p>
              </table:table-cell>
              <table:table-cell office:value-type="float" office:value="257189640">
                <text:p>257189640</text:p>
              </table:table-cell>
              <table:table-cell office:value-type="float" office:value="175357304">
                <text:p>175357304</text:p>
              </table:table-cell>
              <table:table-cell office:value-type="float" office:value="229402056">
                <text:p>229402056</text:p>
              </table:table-cell>
              <table:table-cell office:value-type="float" office:value="421262664">
                <text:p>421262664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25839928">
                <text:p>125839928</text:p>
              </table:table-cell>
              <table:table-cell office:value-type="float" office:value="260612472">
                <text:p>260612472</text:p>
              </table:table-cell>
              <table:table-cell office:value-type="float" office:value="175357304">
                <text:p>175357304</text:p>
              </table:table-cell>
              <table:table-cell office:value-type="float" office:value="232497048">
                <text:p>232497048</text:p>
              </table:table-cell>
              <table:table-cell office:value-type="float" office:value="430171656">
                <text:p>430171656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25839928">
                <text:p>125839928</text:p>
              </table:table-cell>
              <table:table-cell office:value-type="float" office:value="261944456">
                <text:p>261944456</text:p>
              </table:table-cell>
              <table:table-cell office:value-type="float" office:value="175357304">
                <text:p>175357304</text:p>
              </table:table-cell>
              <table:table-cell office:value-type="float" office:value="235592040">
                <text:p>235592040</text:p>
              </table:table-cell>
              <table:table-cell office:value-type="float" office:value="430171656">
                <text:p>430171656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25839928">
                <text:p>125839928</text:p>
              </table:table-cell>
              <table:table-cell office:value-type="float" office:value="266147608">
                <text:p>266147608</text:p>
              </table:table-cell>
              <table:table-cell office:value-type="float" office:value="175357304">
                <text:p>175357304</text:p>
              </table:table-cell>
              <table:table-cell office:value-type="float" office:value="238687032">
                <text:p>238687032</text:p>
              </table:table-cell>
              <table:table-cell office:value-type="float" office:value="430171656">
                <text:p>430171656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28928056">
                <text:p>128928056</text:p>
              </table:table-cell>
              <table:table-cell office:value-type="float" office:value="273370936">
                <text:p>273370936</text:p>
              </table:table-cell>
              <table:table-cell office:value-type="float" office:value="175357304">
                <text:p>175357304</text:p>
              </table:table-cell>
              <table:table-cell office:value-type="float" office:value="242044296">
                <text:p>242044296</text:p>
              </table:table-cell>
              <table:table-cell office:value-type="float" office:value="430171656">
                <text:p>430171656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3583192">
                <text:p>133583192</text:p>
              </table:table-cell>
              <table:table-cell office:value-type="float" office:value="283689976">
                <text:p>283689976</text:p>
              </table:table-cell>
              <table:table-cell office:value-type="float" office:value="175357304">
                <text:p>175357304</text:p>
              </table:table-cell>
              <table:table-cell office:value-type="float" office:value="246940344">
                <text:p>246940344</text:p>
              </table:table-cell>
              <table:table-cell office:value-type="float" office:value="233669912">
                <text:p>23366991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50597976">
                <text:p>150597976</text:p>
              </table:table-cell>
              <table:table-cell office:value-type="float" office:value="289881400">
                <text:p>289881400</text:p>
              </table:table-cell>
              <table:table-cell office:value-type="float" office:value="175357304">
                <text:p>175357304</text:p>
              </table:table-cell>
              <table:table-cell office:value-type="float" office:value="253458168">
                <text:p>253458168</text:p>
              </table:table-cell>
              <table:table-cell office:value-type="float" office:value="244493896">
                <text:p>244493896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56789400">
                <text:p>156789400</text:p>
              </table:table-cell>
              <table:table-cell office:value-type="float" office:value="292977112">
                <text:p>292977112</text:p>
              </table:table-cell>
              <table:table-cell office:value-type="float" office:value="181548760">
                <text:p>181548760</text:p>
              </table:table-cell>
              <table:table-cell office:value-type="float" office:value="256225320">
                <text:p>256225320</text:p>
              </table:table-cell>
              <table:table-cell office:value-type="float" office:value="250685288">
                <text:p>250685288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67108440">
                <text:p>167108440</text:p>
              </table:table-cell>
              <table:table-cell office:value-type="float" office:value="299168536">
                <text:p>299168536</text:p>
              </table:table-cell>
              <table:table-cell office:value-type="float" office:value="181548760">
                <text:p>181548760</text:p>
              </table:table-cell>
              <table:table-cell office:value-type="float" office:value="258288648">
                <text:p>258288648</text:p>
              </table:table-cell>
              <table:table-cell office:value-type="float" office:value="261004360">
                <text:p>26100436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74854856">
                <text:p>174854856</text:p>
              </table:table-cell>
              <table:table-cell office:value-type="float" office:value="306391864">
                <text:p>306391864</text:p>
              </table:table-cell>
              <table:table-cell office:value-type="float" office:value="182401128">
                <text:p>182401128</text:p>
              </table:table-cell>
              <table:table-cell office:value-type="float" office:value="244182536">
                <text:p>244182536</text:p>
              </table:table-cell>
              <table:table-cell office:value-type="float" office:value="273387208">
                <text:p>273387208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83108168">
                <text:p>183108168</text:p>
              </table:table-cell>
              <table:table-cell office:value-type="float" office:value="315679000">
                <text:p>315679000</text:p>
              </table:table-cell>
              <table:table-cell office:value-type="float" office:value="190833704">
                <text:p>190833704</text:p>
              </table:table-cell>
              <table:table-cell office:value-type="float" office:value="249643048">
                <text:p>249643048</text:p>
              </table:table-cell>
              <table:table-cell office:value-type="float" office:value="277514824">
                <text:p>277514824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83108168">
                <text:p>183108168</text:p>
              </table:table-cell>
              <table:table-cell office:value-type="float" office:value="322902328">
                <text:p>322902328</text:p>
              </table:table-cell>
              <table:table-cell office:value-type="float" office:value="197679384">
                <text:p>197679384</text:p>
              </table:table-cell>
              <table:table-cell office:value-type="float" office:value="257898280">
                <text:p>257898280</text:p>
              </table:table-cell>
              <table:table-cell office:value-type="float" office:value="277514824">
                <text:p>277514824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83108168">
                <text:p>183108168</text:p>
              </table:table-cell>
              <table:table-cell office:value-type="float" office:value="326849688">
                <text:p>326849688</text:p>
              </table:table-cell>
              <table:table-cell office:value-type="float" office:value="197679384">
                <text:p>197679384</text:p>
              </table:table-cell>
              <table:table-cell office:value-type="float" office:value="265121608">
                <text:p>265121608</text:p>
              </table:table-cell>
              <table:table-cell office:value-type="float" office:value="283706248">
                <text:p>28370624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83108168">
                <text:p>183108168</text:p>
              </table:table-cell>
              <table:table-cell office:value-type="float" office:value="331876872">
                <text:p>331876872</text:p>
              </table:table-cell>
              <table:table-cell office:value-type="float" office:value="197679384">
                <text:p>197679384</text:p>
              </table:table-cell>
              <table:table-cell office:value-type="float" office:value="269249224">
                <text:p>269249224</text:p>
              </table:table-cell>
              <table:table-cell office:value-type="float" office:value="285770056">
                <text:p>285770056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93031400">
                <text:p>193031400</text:p>
              </table:table-cell>
              <table:table-cell office:value-type="float" office:value="331876872">
                <text:p>331876872</text:p>
              </table:table-cell>
              <table:table-cell office:value-type="float" office:value="197679384">
                <text:p>197679384</text:p>
              </table:table-cell>
              <table:table-cell office:value-type="float" office:value="276472552">
                <text:p>276472552</text:p>
              </table:table-cell>
              <table:table-cell office:value-type="float" office:value="294025288">
                <text:p>294025288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99483656">
                <text:p>199483656</text:p>
              </table:table-cell>
              <table:table-cell office:value-type="float" office:value="337607880">
                <text:p>337607880</text:p>
              </table:table-cell>
              <table:table-cell office:value-type="float" office:value="197679384">
                <text:p>197679384</text:p>
              </table:table-cell>
              <table:table-cell office:value-type="float" office:value="279568264">
                <text:p>279568264</text:p>
              </table:table-cell>
              <table:table-cell office:value-type="float" office:value="301248616">
                <text:p>301248616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99614792">
                <text:p>199614792</text:p>
              </table:table-cell>
              <table:table-cell office:value-type="float" office:value="338967384">
                <text:p>338967384</text:p>
              </table:table-cell>
              <table:table-cell office:value-type="float" office:value="197876088">
                <text:p>197876088</text:p>
              </table:table-cell>
              <table:table-cell office:value-type="float" office:value="285759688">
                <text:p>285759688</text:p>
              </table:table-cell>
              <table:table-cell office:value-type="float" office:value="310535752">
                <text:p>31053575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99614792">
                <text:p>199614792</text:p>
              </table:table-cell>
              <table:table-cell office:value-type="float" office:value="343421880">
                <text:p>343421880</text:p>
              </table:table-cell>
              <table:table-cell office:value-type="float" office:value="209403656">
                <text:p>209403656</text:p>
              </table:table-cell>
              <table:table-cell office:value-type="float" office:value="287823496">
                <text:p>287823496</text:p>
              </table:table-cell>
              <table:table-cell office:value-type="float" office:value="318790984">
                <text:p>31879098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99614792">
                <text:p>199614792</text:p>
              </table:table-cell>
              <table:table-cell office:value-type="float" office:value="348383496">
                <text:p>348383496</text:p>
              </table:table-cell>
              <table:table-cell office:value-type="float" office:value="209600376">
                <text:p>209600376</text:p>
              </table:table-cell>
              <table:table-cell office:value-type="float" office:value="294014920">
                <text:p>294014920</text:p>
              </table:table-cell>
              <table:table-cell office:value-type="float" office:value="327046216">
                <text:p>327046216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99614792">
                <text:p>199614792</text:p>
              </table:table-cell>
              <table:table-cell office:value-type="float" office:value="348383496">
                <text:p>348383496</text:p>
              </table:table-cell>
              <table:table-cell office:value-type="float" office:value="209600376">
                <text:p>209600376</text:p>
              </table:table-cell>
              <table:table-cell office:value-type="float" office:value="300206344">
                <text:p>300206344</text:p>
              </table:table-cell>
              <table:table-cell office:value-type="float" office:value="335301448">
                <text:p>335301448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08064808">
                <text:p>208064808</text:p>
              </table:table-cell>
              <table:table-cell office:value-type="float" office:value="353541816">
                <text:p>353541816</text:p>
              </table:table-cell>
              <table:table-cell office:value-type="float" office:value="214186008">
                <text:p>214186008</text:p>
              </table:table-cell>
              <table:table-cell office:value-type="float" office:value="306397768">
                <text:p>306397768</text:p>
              </table:table-cell>
              <table:table-cell office:value-type="float" office:value="341492872">
                <text:p>34149287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213485400">
                <text:p>213485400</text:p>
              </table:table-cell>
              <table:table-cell office:value-type="float" office:value="355539576">
                <text:p>355539576</text:p>
              </table:table-cell>
              <table:table-cell office:value-type="float" office:value="219213192">
                <text:p>219213192</text:p>
              </table:table-cell>
              <table:table-cell office:value-type="float" office:value="311557288">
                <text:p>311557288</text:p>
              </table:table-cell>
              <table:table-cell office:value-type="float" office:value="347684296">
                <text:p>347684296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13485400">
                <text:p>213485400</text:p>
              </table:table-cell>
              <table:table-cell office:value-type="float" office:value="355539576">
                <text:p>355539576</text:p>
              </table:table-cell>
              <table:table-cell office:value-type="float" office:value="226107000">
                <text:p>226107000</text:p>
              </table:table-cell>
              <table:table-cell office:value-type="float" office:value="315684904">
                <text:p>315684904</text:p>
              </table:table-cell>
              <table:table-cell office:value-type="float" office:value="352843816">
                <text:p>352843816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213485400">
                <text:p>213485400</text:p>
              </table:table-cell>
              <table:table-cell office:value-type="float" office:value="362826792">
                <text:p>362826792</text:p>
              </table:table-cell>
              <table:table-cell office:value-type="float" office:value="226107000">
                <text:p>226107000</text:p>
              </table:table-cell>
              <table:table-cell office:value-type="float" office:value="321876328">
                <text:p>321876328</text:p>
              </table:table-cell>
              <table:table-cell office:value-type="float" office:value="360067144">
                <text:p>360067144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16121416">
                <text:p>216121416</text:p>
              </table:table-cell>
              <table:table-cell office:value-type="float" office:value="364890120">
                <text:p>364890120</text:p>
              </table:table-cell>
              <table:table-cell office:value-type="float" office:value="226107000">
                <text:p>226107000</text:p>
              </table:table-cell>
              <table:table-cell office:value-type="float" office:value="324972040">
                <text:p>324972040</text:p>
              </table:table-cell>
              <table:table-cell office:value-type="float" office:value="367290440">
                <text:p>36729044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22818536">
                <text:p>222818536</text:p>
              </table:table-cell>
              <table:table-cell office:value-type="float" office:value="367460568">
                <text:p>367460568</text:p>
              </table:table-cell>
              <table:table-cell office:value-type="float" office:value="230692632">
                <text:p>230692632</text:p>
              </table:table-cell>
              <table:table-cell office:value-type="float" office:value="334259176">
                <text:p>334259176</text:p>
              </table:table-cell>
              <table:table-cell office:value-type="float" office:value="368322376">
                <text:p>368322376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229992024">
                <text:p>229992024</text:p>
              </table:table-cell>
              <table:table-cell office:value-type="float" office:value="372046200">
                <text:p>372046200</text:p>
              </table:table-cell>
              <table:table-cell office:value-type="float" office:value="231986568">
                <text:p>231986568</text:p>
              </table:table-cell>
              <table:table-cell office:value-type="float" office:value="341482504">
                <text:p>341482504</text:p>
              </table:table-cell>
              <table:table-cell office:value-type="float" office:value="368322376">
                <text:p>368322376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29992024">
                <text:p>229992024</text:p>
              </table:table-cell>
              <table:table-cell office:value-type="float" office:value="380675480">
                <text:p>380675480</text:p>
              </table:table-cell>
              <table:table-cell office:value-type="float" office:value="242416904">
                <text:p>242416904</text:p>
              </table:table-cell>
              <table:table-cell office:value-type="float" office:value="355929160">
                <text:p>355929160</text:p>
              </table:table-cell>
              <table:table-cell office:value-type="float" office:value="375545704">
                <text:p>375545704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229992024">
                <text:p>229992024</text:p>
              </table:table-cell>
              <table:table-cell office:value-type="float" office:value="380675480">
                <text:p>380675480</text:p>
              </table:table-cell>
              <table:table-cell office:value-type="float" office:value="242416904">
                <text:p>242416904</text:p>
              </table:table-cell>
              <table:table-cell office:value-type="float" office:value="357992968">
                <text:p>357992968</text:p>
              </table:table-cell>
              <table:table-cell office:value-type="float" office:value="384832840">
                <text:p>384832840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231530808">
                <text:p>231530808</text:p>
              </table:table-cell>
              <table:table-cell office:value-type="float" office:value="194858216">
                <text:p>194858216</text:p>
              </table:table-cell>
              <table:table-cell office:value-type="float" office:value="242416904">
                <text:p>242416904</text:p>
              </table:table-cell>
              <table:table-cell office:value-type="float" office:value="358451928">
                <text:p>358451928</text:p>
              </table:table-cell>
              <table:table-cell office:value-type="float" office:value="392056168">
                <text:p>392056168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232103480">
                <text:p>232103480</text:p>
              </table:table-cell>
              <table:table-cell office:value-type="float" office:value="200119576">
                <text:p>200119576</text:p>
              </table:table-cell>
              <table:table-cell office:value-type="float" office:value="227225048">
                <text:p>227225048</text:p>
              </table:table-cell>
              <table:table-cell office:value-type="float" office:value="368064744">
                <text:p>368064744</text:p>
              </table:table-cell>
              <table:table-cell office:value-type="float" office:value="400311400">
                <text:p>40031140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232103480">
                <text:p>232103480</text:p>
              </table:table-cell>
              <table:table-cell office:value-type="float" office:value="201151480">
                <text:p>201151480</text:p>
              </table:table-cell>
              <table:table-cell office:value-type="float" office:value="232101288">
                <text:p>232101288</text:p>
              </table:table-cell>
              <table:table-cell office:value-type="float" office:value="374385864">
                <text:p>374385864</text:p>
              </table:table-cell>
              <table:table-cell office:value-type="float" office:value="401343304">
                <text:p>401343304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215658440">
                <text:p>215658440</text:p>
              </table:table-cell>
              <table:table-cell office:value-type="float" office:value="203215288">
                <text:p>203215288</text:p>
              </table:table-cell>
              <table:table-cell office:value-type="float" office:value="242420344">
                <text:p>242420344</text:p>
              </table:table-cell>
              <table:table-cell office:value-type="float" office:value="374385864">
                <text:p>374385864</text:p>
              </table:table-cell>
              <table:table-cell office:value-type="float" office:value="401539992">
                <text:p>401539992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218692424">
                <text:p>218692424</text:p>
              </table:table-cell>
              <table:table-cell office:value-type="float" office:value="211470520">
                <text:p>211470520</text:p>
              </table:table-cell>
              <table:table-cell office:value-type="float" office:value="248611768">
                <text:p>248611768</text:p>
              </table:table-cell>
              <table:table-cell office:value-type="float" office:value="374385864">
                <text:p>374385864</text:p>
              </table:table-cell>
              <table:table-cell office:value-type="float" office:value="408254520">
                <text:p>408254520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18692424">
                <text:p>218692424</text:p>
              </table:table-cell>
              <table:table-cell office:value-type="float" office:value="215598136">
                <text:p>215598136</text:p>
              </table:table-cell>
              <table:table-cell office:value-type="float" office:value="258930808">
                <text:p>258930808</text:p>
              </table:table-cell>
              <table:table-cell office:value-type="float" office:value="374385864">
                <text:p>374385864</text:p>
              </table:table-cell>
              <table:table-cell office:value-type="float" office:value="408254520">
                <text:p>40825452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218692424">
                <text:p>218692424</text:p>
              </table:table-cell>
              <table:table-cell office:value-type="float" office:value="217661944">
                <text:p>217661944</text:p>
              </table:table-cell>
              <table:table-cell office:value-type="float" office:value="265122232">
                <text:p>265122232</text:p>
              </table:table-cell>
              <table:table-cell office:value-type="float" office:value="374385864">
                <text:p>374385864</text:p>
              </table:table-cell>
              <table:table-cell office:value-type="float" office:value="416638968">
                <text:p>41663896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218692424">
                <text:p>218692424</text:p>
              </table:table-cell>
              <table:table-cell office:value-type="float" office:value="231076696">
                <text:p>231076696</text:p>
              </table:table-cell>
              <table:table-cell office:value-type="float" office:value="272345560">
                <text:p>272345560</text:p>
              </table:table-cell>
              <table:table-cell office:value-type="float" office:value="376890744">
                <text:p>376890744</text:p>
              </table:table-cell>
              <table:table-cell office:value-type="float" office:value="417736200">
                <text:p>41773620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218692424">
                <text:p>218692424</text:p>
              </table:table-cell>
              <table:table-cell office:value-type="float" office:value="231076696">
                <text:p>231076696</text:p>
              </table:table-cell>
              <table:table-cell office:value-type="float" office:value="281632696">
                <text:p>281632696</text:p>
              </table:table-cell>
              <table:table-cell office:value-type="float" office:value="381410808">
                <text:p>381410808</text:p>
              </table:table-cell>
              <table:table-cell office:value-type="float" office:value="422501112">
                <text:p>42250111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18692424">
                <text:p>218692424</text:p>
              </table:table-cell>
              <table:table-cell office:value-type="float" office:value="232173912">
                <text:p>232173912</text:p>
              </table:table-cell>
              <table:table-cell office:value-type="float" office:value="281632696">
                <text:p>281632696</text:p>
              </table:table-cell>
              <table:table-cell office:value-type="float" office:value="381721208">
                <text:p>381721208</text:p>
              </table:table-cell>
              <table:table-cell office:value-type="float" office:value="424761144">
                <text:p>424761144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218692424">
                <text:p>218692424</text:p>
              </table:table-cell>
              <table:table-cell office:value-type="float" office:value="239788968">
                <text:p>239788968</text:p>
              </table:table-cell>
              <table:table-cell office:value-type="float" office:value="288856024">
                <text:p>288856024</text:p>
              </table:table-cell>
              <table:table-cell office:value-type="float" office:value="381721208">
                <text:p>381721208</text:p>
              </table:table-cell>
              <table:table-cell office:value-type="float" office:value="424761144">
                <text:p>424761144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18692424">
                <text:p>218692424</text:p>
              </table:table-cell>
              <table:table-cell office:value-type="float" office:value="246617208">
                <text:p>246617208</text:p>
              </table:table-cell>
              <table:table-cell office:value-type="float" office:value="297111256">
                <text:p>297111256</text:p>
              </table:table-cell>
              <table:table-cell office:value-type="float" office:value="381721208">
                <text:p>381721208</text:p>
              </table:table-cell>
              <table:table-cell office:value-type="float" office:value="425071544">
                <text:p>42507154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218692424">
                <text:p>218692424</text:p>
              </table:table-cell>
              <table:table-cell office:value-type="float" office:value="246617208">
                <text:p>246617208</text:p>
              </table:table-cell>
              <table:table-cell office:value-type="float" office:value="308462200">
                <text:p>308462200</text:p>
              </table:table-cell>
              <table:table-cell office:value-type="float" office:value="381721208">
                <text:p>381721208</text:p>
              </table:table-cell>
              <table:table-cell office:value-type="float" office:value="425071544">
                <text:p>42507154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18692424">
                <text:p>218692424</text:p>
              </table:table-cell>
              <table:table-cell office:value-type="float" office:value="246617208">
                <text:p>246617208</text:p>
              </table:table-cell>
              <table:table-cell office:value-type="float" office:value="313621720">
                <text:p>313621720</text:p>
              </table:table-cell>
              <table:table-cell office:value-type="float" office:value="381721208">
                <text:p>381721208</text:p>
              </table:table-cell>
              <table:table-cell office:value-type="float" office:value="425071544">
                <text:p>425071544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7498184">
                <text:p>147498184</text:p>
              </table:table-cell>
              <table:table-cell office:value-type="float" office:value="246617208">
                <text:p>246617208</text:p>
              </table:table-cell>
              <table:table-cell office:value-type="float" office:value="330132184">
                <text:p>330132184</text:p>
              </table:table-cell>
              <table:table-cell office:value-type="float" office:value="184100952">
                <text:p>184100952</text:p>
              </table:table-cell>
              <table:table-cell office:value-type="float" office:value="425071544">
                <text:p>425071544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56785288">
                <text:p>156785288</text:p>
              </table:table-cell>
              <table:table-cell office:value-type="float" office:value="257965512">
                <text:p>257965512</text:p>
              </table:table-cell>
              <table:table-cell office:value-type="float" office:value="339419320">
                <text:p>339419320</text:p>
              </table:table-cell>
              <table:table-cell office:value-type="float" office:value="192908008">
                <text:p>192908008</text:p>
              </table:table-cell>
              <table:table-cell office:value-type="float" office:value="425071544">
                <text:p>425071544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57817224">
                <text:p>157817224</text:p>
              </table:table-cell>
              <table:table-cell office:value-type="float" office:value="263123832">
                <text:p>263123832</text:p>
              </table:table-cell>
              <table:table-cell office:value-type="float" office:value="346642648">
                <text:p>346642648</text:p>
              </table:table-cell>
              <table:table-cell office:value-type="float" office:value="201163240">
                <text:p>201163240</text:p>
              </table:table-cell>
              <table:table-cell office:value-type="float" office:value="425071544">
                <text:p>425071544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61305608">
                <text:p>161305608</text:p>
              </table:table-cell>
              <table:table-cell office:value-type="float" office:value="263123832">
                <text:p>263123832</text:p>
              </table:table-cell>
              <table:table-cell office:value-type="float" office:value="346642648">
                <text:p>346642648</text:p>
              </table:table-cell>
              <table:table-cell office:value-type="float" office:value="201163208">
                <text:p>201163208</text:p>
              </table:table-cell>
              <table:table-cell office:value-type="float" office:value="425071544">
                <text:p>425071544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66922904">
                <text:p>166922904</text:p>
              </table:table-cell>
              <table:table-cell office:value-type="float" office:value="263123832">
                <text:p>263123832</text:p>
              </table:table-cell>
              <table:table-cell office:value-type="float" office:value="352718904">
                <text:p>352718904</text:p>
              </table:table-cell>
              <table:table-cell office:value-type="float" office:value="201163208">
                <text:p>201163208</text:p>
              </table:table-cell>
              <table:table-cell office:value-type="float" office:value="425071544">
                <text:p>425071544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66922904">
                <text:p>166922904</text:p>
              </table:table-cell>
              <table:table-cell office:value-type="float" office:value="263123832">
                <text:p>263123832</text:p>
              </table:table-cell>
              <table:table-cell office:value-type="float" office:value="362445432">
                <text:p>362445432</text:p>
              </table:table-cell>
              <table:table-cell office:value-type="float" office:value="201163208">
                <text:p>201163208</text:p>
              </table:table-cell>
              <table:table-cell office:value-type="float" office:value="425071544">
                <text:p>425071544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74078984">
                <text:p>174078984</text:p>
              </table:table-cell>
              <table:table-cell office:value-type="float" office:value="263976216">
                <text:p>263976216</text:p>
              </table:table-cell>
              <table:table-cell office:value-type="float" office:value="362445432">
                <text:p>362445432</text:p>
              </table:table-cell>
              <table:table-cell office:value-type="float" office:value="203227048">
                <text:p>203227048</text:p>
              </table:table-cell>
              <table:table-cell office:value-type="float" office:value="425071544">
                <text:p>425071544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74078984">
                <text:p>174078984</text:p>
              </table:table-cell>
              <table:table-cell office:value-type="float" office:value="264089912">
                <text:p>264089912</text:p>
              </table:table-cell>
              <table:table-cell office:value-type="float" office:value="362445432">
                <text:p>362445432</text:p>
              </table:table-cell>
              <table:table-cell office:value-type="float" office:value="215609896">
                <text:p>215609896</text:p>
              </table:table-cell>
              <table:table-cell office:value-type="float" office:value="161947240">
                <text:p>16194724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74078984">
                <text:p>174078984</text:p>
              </table:table-cell>
              <table:table-cell office:value-type="float" office:value="167111096">
                <text:p>167111096</text:p>
              </table:table-cell>
              <table:table-cell office:value-type="float" office:value="364067208">
                <text:p>364067208</text:p>
              </table:table-cell>
              <table:table-cell office:value-type="float" office:value="218705608">
                <text:p>218705608</text:p>
              </table:table-cell>
              <table:table-cell office:value-type="float" office:value="169170568">
                <text:p>169170568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74078984">
                <text:p>174078984</text:p>
              </table:table-cell>
              <table:table-cell office:value-type="float" office:value="172263928">
                <text:p>172263928</text:p>
              </table:table-cell>
              <table:table-cell office:value-type="float" office:value="370322760">
                <text:p>370322760</text:p>
              </table:table-cell>
              <table:table-cell office:value-type="float" office:value="222833224">
                <text:p>222833224</text:p>
              </table:table-cell>
              <table:table-cell office:value-type="float" office:value="175361992">
                <text:p>17536199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74078984">
                <text:p>174078984</text:p>
              </table:table-cell>
              <table:table-cell office:value-type="float" office:value="181551064">
                <text:p>181551064</text:p>
              </table:table-cell>
              <table:table-cell office:value-type="float" office:value="378952056">
                <text:p>378952056</text:p>
              </table:table-cell>
              <table:table-cell office:value-type="float" office:value="230056552">
                <text:p>230056552</text:p>
              </table:table-cell>
              <table:table-cell office:value-type="float" office:value="174954872">
                <text:p>17495487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74078984">
                <text:p>174078984</text:p>
              </table:table-cell>
              <table:table-cell office:value-type="float" office:value="181551064">
                <text:p>181551064</text:p>
              </table:table-cell>
              <table:table-cell office:value-type="float" office:value="378952056">
                <text:p>378952056</text:p>
              </table:table-cell>
              <table:table-cell office:value-type="float" office:value="235216072">
                <text:p>235216072</text:p>
              </table:table-cell>
              <table:table-cell office:value-type="float" office:value="174954872">
                <text:p>174954872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74078984">
                <text:p>174078984</text:p>
              </table:table-cell>
              <table:table-cell office:value-type="float" office:value="192902008">
                <text:p>192902008</text:p>
              </table:table-cell>
              <table:table-cell office:value-type="float" office:value="378952056">
                <text:p>378952056</text:p>
              </table:table-cell>
              <table:table-cell office:value-type="float" office:value="242439400">
                <text:p>242439400</text:p>
              </table:table-cell>
              <table:table-cell office:value-type="float" office:value="174954872">
                <text:p>17495487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74323816">
                <text:p>174323816</text:p>
              </table:table-cell>
              <table:table-cell office:value-type="float" office:value="198061528">
                <text:p>198061528</text:p>
              </table:table-cell>
              <table:table-cell office:value-type="float" office:value="378952056">
                <text:p>378952056</text:p>
              </table:table-cell>
              <table:table-cell office:value-type="float" office:value="251726536">
                <text:p>251726536</text:p>
              </table:table-cell>
              <table:table-cell office:value-type="float" office:value="174954872">
                <text:p>174954872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74323816">
                <text:p>174323816</text:p>
              </table:table-cell>
              <table:table-cell office:value-type="float" office:value="198061528">
                <text:p>198061528</text:p>
              </table:table-cell>
              <table:table-cell office:value-type="float" office:value="378952056">
                <text:p>378952056</text:p>
              </table:table-cell>
              <table:table-cell office:value-type="float" office:value="255854152">
                <text:p>255854152</text:p>
              </table:table-cell>
              <table:table-cell office:value-type="float" office:value="174954872">
                <text:p>17495487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74323816">
                <text:p>174323816</text:p>
              </table:table-cell>
              <table:table-cell office:value-type="float" office:value="205284856">
                <text:p>205284856</text:p>
              </table:table-cell>
              <table:table-cell office:value-type="float" office:value="385797720">
                <text:p>385797720</text:p>
              </table:table-cell>
              <table:table-cell office:value-type="float" office:value="267205096">
                <text:p>267205096</text:p>
              </table:table-cell>
              <table:table-cell office:value-type="float" office:value="174954872">
                <text:p>174954872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75421064">
                <text:p>175421064</text:p>
              </table:table-cell>
              <table:table-cell office:value-type="float" office:value="209412472">
                <text:p>209412472</text:p>
              </table:table-cell>
              <table:table-cell office:value-type="float" office:value="385845848">
                <text:p>385845848</text:p>
              </table:table-cell>
              <table:table-cell office:value-type="float" office:value="267205096">
                <text:p>267205096</text:p>
              </table:table-cell>
              <table:table-cell office:value-type="float" office:value="176393896">
                <text:p>176393896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77390584">
                <text:p>177390584</text:p>
              </table:table-cell>
              <table:table-cell office:value-type="float" office:value="217667704">
                <text:p>217667704</text:p>
              </table:table-cell>
              <table:table-cell office:value-type="float" office:value="385845848">
                <text:p>385845848</text:p>
              </table:table-cell>
              <table:table-cell office:value-type="float" office:value="271332712">
                <text:p>271332712</text:p>
              </table:table-cell>
              <table:table-cell office:value-type="float" office:value="182585320">
                <text:p>18258532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78450744">
                <text:p>178450744</text:p>
              </table:table-cell>
              <table:table-cell office:value-type="float" office:value="225922936">
                <text:p>225922936</text:p>
              </table:table-cell>
              <table:table-cell office:value-type="float" office:value="385845848">
                <text:p>385845848</text:p>
              </table:table-cell>
              <table:table-cell office:value-type="float" office:value="277524136">
                <text:p>277524136</text:p>
              </table:table-cell>
              <table:table-cell office:value-type="float" office:value="187744840">
                <text:p>18774484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86705976">
                <text:p>186705976</text:p>
              </table:table-cell>
              <table:table-cell office:value-type="float" office:value="225922936">
                <text:p>225922936</text:p>
              </table:table-cell>
              <table:table-cell office:value-type="float" office:value="385845848">
                <text:p>385845848</text:p>
              </table:table-cell>
              <table:table-cell office:value-type="float" office:value="277524136">
                <text:p>277524136</text:p>
              </table:table-cell>
              <table:table-cell office:value-type="float" office:value="190840552">
                <text:p>19084055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86705976">
                <text:p>186705976</text:p>
              </table:table-cell>
              <table:table-cell office:value-type="float" office:value="230115144">
                <text:p>230115144</text:p>
              </table:table-cell>
              <table:table-cell office:value-type="float" office:value="176064872">
                <text:p>176064872</text:p>
              </table:table-cell>
              <table:table-cell office:value-type="float" office:value="277524136">
                <text:p>277524136</text:p>
              </table:table-cell>
              <table:table-cell office:value-type="float" office:value="190840552">
                <text:p>190840552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90898184">
                <text:p>190898184</text:p>
              </table:table-cell>
              <table:table-cell office:value-type="float" office:value="237091944">
                <text:p>237091944</text:p>
              </table:table-cell>
              <table:table-cell office:value-type="float" office:value="184653112">
                <text:p>184653112</text:p>
              </table:table-cell>
              <table:table-cell office:value-type="float" office:value="283779672">
                <text:p>283779672</text:p>
              </table:table-cell>
              <table:table-cell office:value-type="float" office:value="190840552">
                <text:p>190840552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90898184">
                <text:p>190898184</text:p>
              </table:table-cell>
              <table:table-cell office:value-type="float" office:value="241463448">
                <text:p>241463448</text:p>
              </table:table-cell>
              <table:table-cell office:value-type="float" office:value="184653112">
                <text:p>184653112</text:p>
              </table:table-cell>
              <table:table-cell office:value-type="float" office:value="283779672">
                <text:p>283779672</text:p>
              </table:table-cell>
              <table:table-cell office:value-type="float" office:value="190840552">
                <text:p>19084055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90898184">
                <text:p>190898184</text:p>
              </table:table-cell>
              <table:table-cell office:value-type="float" office:value="241463448">
                <text:p>241463448</text:p>
              </table:table-cell>
              <table:table-cell office:value-type="float" office:value="190844536">
                <text:p>190844536</text:p>
              </table:table-cell>
              <table:table-cell office:value-type="float" office:value="283779672">
                <text:p>283779672</text:p>
              </table:table-cell>
              <table:table-cell office:value-type="float" office:value="190840552">
                <text:p>190840552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91226024">
                <text:p>191226024</text:p>
              </table:table-cell>
              <table:table-cell office:value-type="float" office:value="245214120">
                <text:p>245214120</text:p>
              </table:table-cell>
              <table:table-cell office:value-type="float" office:value="201163576">
                <text:p>201163576</text:p>
              </table:table-cell>
              <table:table-cell office:value-type="float" office:value="293720328">
                <text:p>293720328</text:p>
              </table:table-cell>
              <table:table-cell office:value-type="float" office:value="195229464">
                <text:p>195229464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200838840">
                <text:p>200838840</text:p>
              </table:table-cell>
              <table:table-cell office:value-type="float" office:value="246621768">
                <text:p>246621768</text:p>
              </table:table-cell>
              <table:table-cell office:value-type="float" office:value="205291192">
                <text:p>205291192</text:p>
              </table:table-cell>
              <table:table-cell office:value-type="float" office:value="293982600">
                <text:p>293982600</text:p>
              </table:table-cell>
              <table:table-cell office:value-type="float" office:value="197030536">
                <text:p>197030536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207404808">
                <text:p>207404808</text:p>
              </table:table-cell>
              <table:table-cell office:value-type="float" office:value="254695800">
                <text:p>254695800</text:p>
              </table:table-cell>
              <table:table-cell office:value-type="float" office:value="217674040">
                <text:p>217674040</text:p>
              </table:table-cell>
              <table:table-cell office:value-type="float" office:value="293982600">
                <text:p>293982600</text:p>
              </table:table-cell>
              <table:table-cell office:value-type="float" office:value="206971176">
                <text:p>206971176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207404808">
                <text:p>207404808</text:p>
              </table:table-cell>
              <table:table-cell office:value-type="float" office:value="257970072">
                <text:p>257970072</text:p>
              </table:table-cell>
              <table:table-cell office:value-type="float" office:value="221801656">
                <text:p>221801656</text:p>
              </table:table-cell>
              <table:table-cell office:value-type="float" office:value="296749752">
                <text:p>296749752</text:p>
              </table:table-cell>
              <table:table-cell office:value-type="float" office:value="206971176">
                <text:p>206971176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207404808">
                <text:p>207404808</text:p>
              </table:table-cell>
              <table:table-cell office:value-type="float" office:value="257970072">
                <text:p>257970072</text:p>
              </table:table-cell>
              <table:table-cell office:value-type="float" office:value="232120696">
                <text:p>232120696</text:p>
              </table:table-cell>
              <table:table-cell office:value-type="float" office:value="134551880">
                <text:p>134551880</text:p>
              </table:table-cell>
              <table:table-cell office:value-type="float" office:value="211736088">
                <text:p>211736088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209026584">
                <text:p>209026584</text:p>
              </table:table-cell>
              <table:table-cell office:value-type="float" office:value="258822456">
                <text:p>258822456</text:p>
              </table:table-cell>
              <table:table-cell office:value-type="float" office:value="234184504">
                <text:p>234184504</text:p>
              </table:table-cell>
              <table:table-cell office:value-type="float" office:value="138213688">
                <text:p>138213688</text:p>
              </table:table-cell>
              <table:table-cell office:value-type="float" office:value="214323960">
                <text:p>21432396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216117096">
                <text:p>216117096</text:p>
              </table:table-cell>
              <table:table-cell office:value-type="float" office:value="263128392">
                <text:p>263128392</text:p>
              </table:table-cell>
              <table:table-cell office:value-type="float" office:value="234184504">
                <text:p>234184504</text:p>
              </table:table-cell>
              <table:table-cell office:value-type="float" office:value="145437016">
                <text:p>145437016</text:p>
              </table:table-cell>
              <table:table-cell office:value-type="float" office:value="220889928">
                <text:p>220889928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221913672">
                <text:p>221913672</text:p>
              </table:table-cell>
              <table:table-cell office:value-type="float" office:value="264684600">
                <text:p>264684600</text:p>
              </table:table-cell>
              <table:table-cell office:value-type="float" office:value="240375928">
                <text:p>240375928</text:p>
              </table:table-cell>
              <table:table-cell office:value-type="float" office:value="146468920">
                <text:p>146468920</text:p>
              </table:table-cell>
              <table:table-cell office:value-type="float" office:value="223477800">
                <text:p>22347780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223911432">
                <text:p>223911432</text:p>
              </table:table-cell>
              <table:table-cell office:value-type="float" office:value="265126136">
                <text:p>265126136</text:p>
              </table:table-cell>
              <table:table-cell office:value-type="float" office:value="249663064">
                <text:p>249663064</text:p>
              </table:table-cell>
              <table:table-cell office:value-type="float" office:value="156787960">
                <text:p>156787960</text:p>
              </table:table-cell>
              <table:table-cell office:value-type="float" office:value="223477800">
                <text:p>22347780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223911432">
                <text:p>223911432</text:p>
              </table:table-cell>
              <table:table-cell office:value-type="float" office:value="265126136">
                <text:p>265126136</text:p>
              </table:table-cell>
              <table:table-cell office:value-type="float" office:value="250694968">
                <text:p>250694968</text:p>
              </table:table-cell>
              <table:table-cell office:value-type="float" office:value="161947480">
                <text:p>161947480</text:p>
              </table:table-cell>
              <table:table-cell office:value-type="float" office:value="224378328">
                <text:p>224378328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226237032">
                <text:p>226237032</text:p>
              </table:table-cell>
              <table:table-cell office:value-type="float" office:value="265126136">
                <text:p>265126136</text:p>
              </table:table-cell>
              <table:table-cell office:value-type="float" office:value="250694968">
                <text:p>250694968</text:p>
              </table:table-cell>
              <table:table-cell office:value-type="float" office:value="168138904">
                <text:p>168138904</text:p>
              </table:table-cell>
              <table:table-cell office:value-type="float" office:value="228242712">
                <text:p>228242712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235718712">
                <text:p>235718712</text:p>
              </table:table-cell>
              <table:table-cell office:value-type="float" office:value="265126136">
                <text:p>265126136</text:p>
              </table:table-cell>
              <table:table-cell office:value-type="float" office:value="258375576">
                <text:p>258375576</text:p>
              </table:table-cell>
              <table:table-cell office:value-type="float" office:value="178457944">
                <text:p>178457944</text:p>
              </table:table-cell>
              <table:table-cell office:value-type="float" office:value="239984424">
                <text:p>239984424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240418056">
                <text:p>240418056</text:p>
              </table:table-cell>
              <table:table-cell office:value-type="float" office:value="172712360">
                <text:p>172712360</text:p>
              </table:table-cell>
              <table:table-cell office:value-type="float" office:value="266760024">
                <text:p>266760024</text:p>
              </table:table-cell>
              <table:table-cell office:value-type="float" office:value="187745080">
                <text:p>187745080</text:p>
              </table:table-cell>
              <table:table-cell office:value-type="float" office:value="239984424">
                <text:p>239984424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240418056">
                <text:p>240418056</text:p>
              </table:table-cell>
              <table:table-cell office:value-type="float" office:value="179485816">
                <text:p>179485816</text:p>
              </table:table-cell>
              <table:table-cell office:value-type="float" office:value="266760024">
                <text:p>266760024</text:p>
              </table:table-cell>
              <table:table-cell office:value-type="float" office:value="194968408">
                <text:p>194968408</text:p>
              </table:table-cell>
              <table:table-cell office:value-type="float" office:value="239984424">
                <text:p>23998442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240418056">
                <text:p>240418056</text:p>
              </table:table-cell>
              <table:table-cell office:value-type="float" office:value="184645336">
                <text:p>184645336</text:p>
              </table:table-cell>
              <table:table-cell office:value-type="float" office:value="266760024">
                <text:p>266760024</text:p>
              </table:table-cell>
              <table:table-cell office:value-type="float" office:value="194968408">
                <text:p>194968408</text:p>
              </table:table-cell>
              <table:table-cell office:value-type="float" office:value="242113320">
                <text:p>24211332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240418056">
                <text:p>240418056</text:p>
              </table:table-cell>
              <table:table-cell office:value-type="float" office:value="201155800">
                <text:p>201155800</text:p>
              </table:table-cell>
              <table:table-cell office:value-type="float" office:value="268119528">
                <text:p>268119528</text:p>
              </table:table-cell>
              <table:table-cell office:value-type="float" office:value="211478872">
                <text:p>211478872</text:p>
              </table:table-cell>
              <table:table-cell office:value-type="float" office:value="246550840">
                <text:p>24655084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245707512">
                <text:p>245707512</text:p>
              </table:table-cell>
              <table:table-cell office:value-type="float" office:value="201155800">
                <text:p>201155800</text:p>
              </table:table-cell>
              <table:table-cell office:value-type="float" office:value="277846056">
                <text:p>277846056</text:p>
              </table:table-cell>
              <table:table-cell office:value-type="float" office:value="214574584">
                <text:p>214574584</text:p>
              </table:table-cell>
              <table:table-cell office:value-type="float" office:value="253774168">
                <text:p>253774168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256924680">
                <text:p>256924680</text:p>
              </table:table-cell>
              <table:table-cell office:value-type="float" office:value="206315320">
                <text:p>206315320</text:p>
              </table:table-cell>
              <table:table-cell office:value-type="float" office:value="281644888">
                <text:p>281644888</text:p>
              </table:table-cell>
              <table:table-cell office:value-type="float" office:value="219734104">
                <text:p>219734104</text:p>
              </table:table-cell>
              <table:table-cell office:value-type="float" office:value="255837976">
                <text:p>255837976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256876136">
                <text:p>256876136</text:p>
              </table:table-cell>
              <table:table-cell office:value-type="float" office:value="214570552">
                <text:p>214570552</text:p>
              </table:table-cell>
              <table:table-cell office:value-type="float" office:value="281644888">
                <text:p>281644888</text:p>
              </table:table-cell>
              <table:table-cell office:value-type="float" office:value="225416952">
                <text:p>225416952</text:p>
              </table:table-cell>
              <table:table-cell office:value-type="float" office:value="255837976">
                <text:p>255837976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256875896">
                <text:p>256875896</text:p>
              </table:table-cell>
              <table:table-cell office:value-type="float" office:value="215602456">
                <text:p>215602456</text:p>
              </table:table-cell>
              <table:table-cell office:value-type="float" office:value="281644888">
                <text:p>281644888</text:p>
              </table:table-cell>
              <table:table-cell office:value-type="float" office:value="227414712">
                <text:p>227414712</text:p>
              </table:table-cell>
              <table:table-cell office:value-type="float" office:value="259965592">
                <text:p>259965592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57890792">
                <text:p>257890792</text:p>
              </table:table-cell>
              <table:table-cell office:value-type="float" office:value="224889592">
                <text:p>224889592</text:p>
              </table:table-cell>
              <table:table-cell office:value-type="float" office:value="281644888">
                <text:p>281644888</text:p>
              </table:table-cell>
              <table:table-cell office:value-type="float" office:value="227414712">
                <text:p>227414712</text:p>
              </table:table-cell>
              <table:table-cell office:value-type="float" office:value="268220824">
                <text:p>268220824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69241736">
                <text:p>269241736</text:p>
              </table:table-cell>
              <table:table-cell office:value-type="float" office:value="231081016">
                <text:p>231081016</text:p>
              </table:table-cell>
              <table:table-cell office:value-type="float" office:value="289522200">
                <text:p>289522200</text:p>
              </table:table-cell>
              <table:table-cell office:value-type="float" office:value="236061432">
                <text:p>236061432</text:p>
              </table:table-cell>
              <table:table-cell office:value-type="float" office:value="272348440">
                <text:p>27234844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74401256">
                <text:p>274401256</text:p>
              </table:table-cell>
              <table:table-cell office:value-type="float" office:value="232112920">
                <text:p>232112920</text:p>
              </table:table-cell>
              <table:table-cell office:value-type="float" office:value="298151512">
                <text:p>298151512</text:p>
              </table:table-cell>
              <table:table-cell office:value-type="float" office:value="236061432">
                <text:p>236061432</text:p>
              </table:table-cell>
              <table:table-cell office:value-type="float" office:value="276476056">
                <text:p>276476056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75433160">
                <text:p>275433160</text:p>
              </table:table-cell>
              <table:table-cell office:value-type="float" office:value="233669112">
                <text:p>233669112</text:p>
              </table:table-cell>
              <table:table-cell office:value-type="float" office:value="298151512">
                <text:p>298151512</text:p>
              </table:table-cell>
              <table:table-cell office:value-type="float" office:value="236061432">
                <text:p>236061432</text:p>
              </table:table-cell>
              <table:table-cell office:value-type="float" office:value="276476056">
                <text:p>276476056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75433160">
                <text:p>275433160</text:p>
              </table:table-cell>
              <table:table-cell office:value-type="float" office:value="244379160">
                <text:p>244379160</text:p>
              </table:table-cell>
              <table:table-cell office:value-type="float" office:value="298151512">
                <text:p>298151512</text:p>
              </table:table-cell>
              <table:table-cell office:value-type="float" office:value="236240696">
                <text:p>236240696</text:p>
              </table:table-cell>
              <table:table-cell office:value-type="float" office:value="278539864">
                <text:p>278539864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85752200">
                <text:p>285752200</text:p>
              </table:table-cell>
              <table:table-cell office:value-type="float" office:value="248571384">
                <text:p>248571384</text:p>
              </table:table-cell>
              <table:table-cell office:value-type="float" office:value="306028824">
                <text:p>306028824</text:p>
              </table:table-cell>
              <table:table-cell office:value-type="float" office:value="236240696">
                <text:p>236240696</text:p>
              </table:table-cell>
              <table:table-cell office:value-type="float" office:value="290922712">
                <text:p>29092271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291943624">
                <text:p>291943624</text:p>
              </table:table-cell>
              <table:table-cell office:value-type="float" office:value="248571384">
                <text:p>248571384</text:p>
              </table:table-cell>
              <table:table-cell office:value-type="float" office:value="314658136">
                <text:p>314658136</text:p>
              </table:table-cell>
              <table:table-cell office:value-type="float" office:value="236306280">
                <text:p>236306280</text:p>
              </table:table-cell>
              <table:table-cell office:value-type="float" office:value="294018424">
                <text:p>294018424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291943624">
                <text:p>291943624</text:p>
              </table:table-cell>
              <table:table-cell office:value-type="float" office:value="250175736">
                <text:p>250175736</text:p>
              </table:table-cell>
              <table:table-cell office:value-type="float" office:value="314658136">
                <text:p>314658136</text:p>
              </table:table-cell>
              <table:table-cell office:value-type="float" office:value="239335688">
                <text:p>239335688</text:p>
              </table:table-cell>
              <table:table-cell office:value-type="float" office:value="301241752">
                <text:p>301241752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297954312">
                <text:p>297954312</text:p>
              </table:table-cell>
              <table:table-cell office:value-type="float" office:value="251469672">
                <text:p>251469672</text:p>
              </table:table-cell>
              <table:table-cell office:value-type="float" office:value="314658136">
                <text:p>314658136</text:p>
              </table:table-cell>
              <table:table-cell office:value-type="float" office:value="239335688">
                <text:p>239335688</text:p>
              </table:table-cell>
              <table:table-cell office:value-type="float" office:value="309496984">
                <text:p>309496984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07680840">
                <text:p>307680840</text:p>
              </table:table-cell>
              <table:table-cell office:value-type="float" office:value="252811752">
                <text:p>252811752</text:p>
              </table:table-cell>
              <table:table-cell office:value-type="float" office:value="234447928">
                <text:p>234447928</text:p>
              </table:table-cell>
              <table:table-cell office:value-type="float" office:value="239335688">
                <text:p>239335688</text:p>
              </table:table-cell>
              <table:table-cell office:value-type="float" office:value="309496984">
                <text:p>309496984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308139816">
                <text:p>308139816</text:p>
              </table:table-cell>
              <table:table-cell office:value-type="float" office:value="259001736">
                <text:p>259001736</text:p>
              </table:table-cell>
              <table:table-cell office:value-type="float" office:value="235330824">
                <text:p>235330824</text:p>
              </table:table-cell>
              <table:table-cell office:value-type="float" office:value="239335688">
                <text:p>239335688</text:p>
              </table:table-cell>
              <table:table-cell office:value-type="float" office:value="316720312">
                <text:p>316720312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08139816">
                <text:p>308139816</text:p>
              </table:table-cell>
              <table:table-cell office:value-type="float" office:value="259001736">
                <text:p>259001736</text:p>
              </table:table-cell>
              <table:table-cell office:value-type="float" office:value="240231848">
                <text:p>240231848</text:p>
              </table:table-cell>
              <table:table-cell office:value-type="float" office:value="239335688">
                <text:p>239335688</text:p>
              </table:table-cell>
              <table:table-cell office:value-type="float" office:value="326007448">
                <text:p>326007448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08139816">
                <text:p>308139816</text:p>
              </table:table-cell>
              <table:table-cell office:value-type="float" office:value="259001736">
                <text:p>259001736</text:p>
              </table:table-cell>
              <table:table-cell office:value-type="float" office:value="246555688">
                <text:p>246555688</text:p>
              </table:table-cell>
              <table:table-cell office:value-type="float" office:value="239335688">
                <text:p>239335688</text:p>
              </table:table-cell>
              <table:table-cell office:value-type="float" office:value="330135064">
                <text:p>33013506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16196424">
                <text:p>316196424</text:p>
              </table:table-cell>
              <table:table-cell office:value-type="float" office:value="263014680">
                <text:p>263014680</text:p>
              </table:table-cell>
              <table:table-cell office:value-type="float" office:value="251715208">
                <text:p>251715208</text:p>
              </table:table-cell>
              <table:table-cell office:value-type="float" office:value="247213032">
                <text:p>247213032</text:p>
              </table:table-cell>
              <table:table-cell office:value-type="float" office:value="341486008">
                <text:p>341486008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324646440">
                <text:p>324646440</text:p>
              </table:table-cell>
              <table:table-cell office:value-type="float" office:value="266682360">
                <text:p>266682360</text:p>
              </table:table-cell>
              <table:table-cell office:value-type="float" office:value="258036312">
                <text:p>258036312</text:p>
              </table:table-cell>
              <table:table-cell office:value-type="float" office:value="253534152">
                <text:p>253534152</text:p>
              </table:table-cell>
              <table:table-cell office:value-type="float" office:value="343549816">
                <text:p>343549816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324646440">
                <text:p>324646440</text:p>
              </table:table-cell>
              <table:table-cell office:value-type="float" office:value="266682360">
                <text:p>266682360</text:p>
              </table:table-cell>
              <table:table-cell office:value-type="float" office:value="259002408">
                <text:p>259002408</text:p>
              </table:table-cell>
              <table:table-cell office:value-type="float" office:value="163717576">
                <text:p>163717576</text:p>
              </table:table-cell>
              <table:table-cell office:value-type="float" office:value="354900760">
                <text:p>35490076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324646440">
                <text:p>324646440</text:p>
              </table:table-cell>
              <table:table-cell office:value-type="float" office:value="273772872">
                <text:p>273772872</text:p>
              </table:table-cell>
              <table:table-cell office:value-type="float" office:value="263719176">
                <text:p>263719176</text:p>
              </table:table-cell>
              <table:table-cell office:value-type="float" office:value="167104456">
                <text:p>167104456</text:p>
              </table:table-cell>
              <table:table-cell office:value-type="float" office:value="359028376">
                <text:p>359028376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324908712">
                <text:p>324908712</text:p>
              </table:table-cell>
              <table:table-cell office:value-type="float" office:value="275506136">
                <text:p>275506136</text:p>
              </table:table-cell>
              <table:table-cell office:value-type="float" office:value="267911400">
                <text:p>267911400</text:p>
              </table:table-cell>
              <table:table-cell office:value-type="float" office:value="177423464">
                <text:p>177423464</text:p>
              </table:table-cell>
              <table:table-cell office:value-type="float" office:value="361092184">
                <text:p>361092184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334700808">
                <text:p>334700808</text:p>
              </table:table-cell>
              <table:table-cell office:value-type="float" office:value="179565448">
                <text:p>179565448</text:p>
              </table:table-cell>
              <table:table-cell office:value-type="float" office:value="267911400">
                <text:p>267911400</text:p>
              </table:table-cell>
              <table:table-cell office:value-type="float" office:value="180519208">
                <text:p>180519208</text:p>
              </table:table-cell>
              <table:table-cell office:value-type="float" office:value="361092184">
                <text:p>361092184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341153064">
                <text:p>341153064</text:p>
              </table:table-cell>
              <table:table-cell office:value-type="float" office:value="184644376">
                <text:p>184644376</text:p>
              </table:table-cell>
              <table:table-cell office:value-type="float" office:value="274411784">
                <text:p>274411784</text:p>
              </table:table-cell>
              <table:table-cell office:value-type="float" office:value="183614920">
                <text:p>183614920</text:p>
              </table:table-cell>
              <table:table-cell office:value-type="float" office:value="367283608">
                <text:p>367283608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341153064">
                <text:p>341153064</text:p>
              </table:table-cell>
              <table:table-cell office:value-type="float" office:value="186708184">
                <text:p>186708184</text:p>
              </table:table-cell>
              <table:table-cell office:value-type="float" office:value="274411784">
                <text:p>274411784</text:p>
              </table:table-cell>
              <table:table-cell office:value-type="float" office:value="195997768">
                <text:p>195997768</text:p>
              </table:table-cell>
              <table:table-cell office:value-type="float" office:value="377602648">
                <text:p>377602648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341153064">
                <text:p>341153064</text:p>
              </table:table-cell>
              <table:table-cell office:value-type="float" office:value="186708184">
                <text:p>186708184</text:p>
              </table:table-cell>
              <table:table-cell office:value-type="float" office:value="274411784">
                <text:p>274411784</text:p>
              </table:table-cell>
              <table:table-cell office:value-type="float" office:value="197029672">
                <text:p>197029672</text:p>
              </table:table-cell>
              <table:table-cell office:value-type="float" office:value="382762168">
                <text:p>382762168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347080776">
                <text:p>347080776</text:p>
              </table:table-cell>
              <table:table-cell office:value-type="float" office:value="192899608">
                <text:p>192899608</text:p>
              </table:table-cell>
              <table:table-cell office:value-type="float" office:value="274411784">
                <text:p>274411784</text:p>
              </table:table-cell>
              <table:table-cell office:value-type="float" office:value="197029672">
                <text:p>197029672</text:p>
              </table:table-cell>
              <table:table-cell office:value-type="float" office:value="394113112">
                <text:p>394113112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357659688">
                <text:p>357659688</text:p>
              </table:table-cell>
              <table:table-cell office:value-type="float" office:value="203218648">
                <text:p>203218648</text:p>
              </table:table-cell>
              <table:table-cell office:value-type="float" office:value="274411784">
                <text:p>274411784</text:p>
              </table:table-cell>
              <table:table-cell office:value-type="float" office:value="207348712">
                <text:p>207348712</text:p>
              </table:table-cell>
              <table:table-cell office:value-type="float" office:value="396176920">
                <text:p>39617692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85115176">
                <text:p>185115176</text:p>
              </table:table-cell>
              <table:table-cell office:value-type="float" office:value="209410072">
                <text:p>209410072</text:p>
              </table:table-cell>
              <table:table-cell office:value-type="float" office:value="274411784">
                <text:p>274411784</text:p>
              </table:table-cell>
              <table:table-cell office:value-type="float" office:value="208577064">
                <text:p>208577064</text:p>
              </table:table-cell>
              <table:table-cell office:value-type="float" office:value="407527864">
                <text:p>407527864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87735096">
                <text:p>187735096</text:p>
              </table:table-cell>
              <table:table-cell office:value-type="float" office:value="219729112">
                <text:p>219729112</text:p>
              </table:table-cell>
              <table:table-cell office:value-type="float" office:value="274411784">
                <text:p>274411784</text:p>
              </table:table-cell>
              <table:table-cell office:value-type="float" office:value="212638152">
                <text:p>212638152</text:p>
              </table:table-cell>
              <table:table-cell office:value-type="float" office:value="410623576">
                <text:p>410623576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99086040">
                <text:p>199086040</text:p>
              </table:table-cell>
              <table:table-cell office:value-type="float" office:value="219729112">
                <text:p>219729112</text:p>
              </table:table-cell>
              <table:table-cell office:value-type="float" office:value="175329560">
                <text:p>175329560</text:p>
              </table:table-cell>
              <table:table-cell office:value-type="float" office:value="212638152">
                <text:p>212638152</text:p>
              </table:table-cell>
              <table:table-cell office:value-type="float" office:value="415783096">
                <text:p>415783096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201149848">
                <text:p>201149848</text:p>
              </table:table-cell>
              <table:table-cell office:value-type="float" office:value="219729112">
                <text:p>219729112</text:p>
              </table:table-cell>
              <table:table-cell office:value-type="float" office:value="180455048">
                <text:p>180455048</text:p>
              </table:table-cell>
              <table:table-cell office:value-type="float" office:value="221284872">
                <text:p>221284872</text:p>
              </table:table-cell>
              <table:table-cell office:value-type="float" office:value="427134040">
                <text:p>42713404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201149848">
                <text:p>201149848</text:p>
              </table:table-cell>
              <table:table-cell office:value-type="float" office:value="232109080">
                <text:p>232109080</text:p>
              </table:table-cell>
              <table:table-cell office:value-type="float" office:value="184931272">
                <text:p>184931272</text:p>
              </table:table-cell>
              <table:table-cell office:value-type="float" office:value="222954792">
                <text:p>222954792</text:p>
              </table:table-cell>
              <table:table-cell office:value-type="float" office:value="427134040">
                <text:p>42713404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215596504">
                <text:p>215596504</text:p>
              </table:table-cell>
              <table:table-cell office:value-type="float" office:value="235466328">
                <text:p>235466328</text:p>
              </table:table-cell>
              <table:table-cell office:value-type="float" office:value="188769176">
                <text:p>188769176</text:p>
              </table:table-cell>
              <table:table-cell office:value-type="float" office:value="222954792">
                <text:p>222954792</text:p>
              </table:table-cell>
              <table:table-cell office:value-type="float" office:value="439516888">
                <text:p>439516888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217660312">
                <text:p>217660312</text:p>
              </table:table-cell>
              <table:table-cell office:value-type="float" office:value="235466328">
                <text:p>235466328</text:p>
              </table:table-cell>
              <table:table-cell office:value-type="float" office:value="188769176">
                <text:p>188769176</text:p>
              </table:table-cell>
              <table:table-cell office:value-type="float" office:value="228637656">
                <text:p>228637656</text:p>
              </table:table-cell>
              <table:table-cell office:value-type="float" office:value="443644504">
                <text:p>443644504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231075064">
                <text:p>231075064</text:p>
              </table:table-cell>
              <table:table-cell office:value-type="float" office:value="235466328">
                <text:p>235466328</text:p>
              </table:table-cell>
              <table:table-cell office:value-type="float" office:value="188769176">
                <text:p>188769176</text:p>
              </table:table-cell>
              <table:table-cell office:value-type="float" office:value="229144776">
                <text:p>229144776</text:p>
              </table:table-cell>
              <table:table-cell office:value-type="float" office:value="456027352">
                <text:p>45602735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245521720">
                <text:p>245521720</text:p>
              </table:table-cell>
              <table:table-cell office:value-type="float" office:value="241459608">
                <text:p>241459608</text:p>
              </table:table-cell>
              <table:table-cell office:value-type="float" office:value="188769176">
                <text:p>188769176</text:p>
              </table:table-cell>
              <table:table-cell office:value-type="float" office:value="239526984">
                <text:p>239526984</text:p>
              </table:table-cell>
              <table:table-cell office:value-type="float" office:value="460154968">
                <text:p>460154968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266159800">
                <text:p>266159800</text:p>
              </table:table-cell>
              <table:table-cell office:value-type="float" office:value="251972952">
                <text:p>251972952</text:p>
              </table:table-cell>
              <table:table-cell office:value-type="float" office:value="188769176">
                <text:p>188769176</text:p>
              </table:table-cell>
              <table:table-cell office:value-type="float" office:value="245651400">
                <text:p>245651400</text:p>
              </table:table-cell>
              <table:table-cell office:value-type="float" office:value="484920664">
                <text:p>484920664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279574552">
                <text:p>279574552</text:p>
              </table:table-cell>
              <table:table-cell office:value-type="float" office:value="251972952">
                <text:p>251972952</text:p>
              </table:table-cell>
              <table:table-cell office:value-type="float" office:value="125835976">
                <text:p>125835976</text:p>
              </table:table-cell>
              <table:table-cell office:value-type="float" office:value="246551912">
                <text:p>246551912</text:p>
              </table:table-cell>
              <table:table-cell office:value-type="float" office:value="499367320">
                <text:p>499367320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282670264">
                <text:p>282670264</text:p>
              </table:table-cell>
              <table:table-cell office:value-type="float" office:value="251972952">
                <text:p>251972952</text:p>
              </table:table-cell>
              <table:table-cell office:value-type="float" office:value="132027400">
                <text:p>132027400</text:p>
              </table:table-cell>
              <table:table-cell office:value-type="float" office:value="246551912">
                <text:p>246551912</text:p>
              </table:table-cell>
              <table:table-cell office:value-type="float" office:value="507622552">
                <text:p>507622552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292989304">
                <text:p>292989304</text:p>
              </table:table-cell>
              <table:table-cell office:value-type="float" office:value="167804424">
                <text:p>167804424</text:p>
              </table:table-cell>
              <table:table-cell office:value-type="float" office:value="131596904">
                <text:p>131596904</text:p>
              </table:table-cell>
              <table:table-cell office:value-type="float" office:value="153072728">
                <text:p>153072728</text:p>
              </table:table-cell>
              <table:table-cell office:value-type="float" office:value="509686360">
                <text:p>509686360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299180728">
                <text:p>299180728</text:p>
              </table:table-cell>
              <table:table-cell office:value-type="float" office:value="169656776">
                <text:p>169656776</text:p>
              </table:table-cell>
              <table:table-cell office:value-type="float" office:value="131596904">
                <text:p>131596904</text:p>
              </table:table-cell>
              <table:table-cell office:value-type="float" office:value="155752184">
                <text:p>155752184</text:p>
              </table:table-cell>
              <table:table-cell office:value-type="float" office:value="521037304">
                <text:p>521037304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299180728">
                <text:p>299180728</text:p>
              </table:table-cell>
              <table:table-cell office:value-type="float" office:value="182583160">
                <text:p>182583160</text:p>
              </table:table-cell>
              <table:table-cell office:value-type="float" office:value="131596904">
                <text:p>131596904</text:p>
              </table:table-cell>
              <table:table-cell office:value-type="float" office:value="155752184">
                <text:p>155752184</text:p>
              </table:table-cell>
              <table:table-cell office:value-type="float" office:value="524133016">
                <text:p>524133016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310531672">
                <text:p>310531672</text:p>
              </table:table-cell>
              <table:table-cell office:value-type="float" office:value="184646968">
                <text:p>184646968</text:p>
              </table:table-cell>
              <table:table-cell office:value-type="float" office:value="131596904">
                <text:p>131596904</text:p>
              </table:table-cell>
              <table:table-cell office:value-type="float" office:value="155752184">
                <text:p>155752184</text:p>
              </table:table-cell>
              <table:table-cell office:value-type="float" office:value="529292536">
                <text:p>529292536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313627384">
                <text:p>313627384</text:p>
              </table:table-cell>
              <table:table-cell office:value-type="float" office:value="192902200">
                <text:p>192902200</text:p>
              </table:table-cell>
              <table:table-cell office:value-type="float" office:value="131596904">
                <text:p>131596904</text:p>
              </table:table-cell>
              <table:table-cell office:value-type="float" office:value="155752184">
                <text:p>155752184</text:p>
              </table:table-cell>
              <table:table-cell office:value-type="float" office:value="540643480">
                <text:p>540643480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328074040">
                <text:p>328074040</text:p>
              </table:table-cell>
              <table:table-cell office:value-type="float" office:value="199093624">
                <text:p>199093624</text:p>
              </table:table-cell>
              <table:table-cell office:value-type="float" office:value="138218824">
                <text:p>138218824</text:p>
              </table:table-cell>
              <table:table-cell office:value-type="float" office:value="155752184">
                <text:p>155752184</text:p>
              </table:table-cell>
              <table:table-cell office:value-type="float" office:value="542707288">
                <text:p>542707288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330137848">
                <text:p>330137848</text:p>
              </table:table-cell>
              <table:table-cell office:value-type="float" office:value="199093624">
                <text:p>199093624</text:p>
              </table:table-cell>
              <table:table-cell office:value-type="float" office:value="145442152">
                <text:p>145442152</text:p>
              </table:table-cell>
              <table:table-cell office:value-type="float" office:value="155752184">
                <text:p>155752184</text:p>
              </table:table-cell>
              <table:table-cell office:value-type="float" office:value="553026296">
                <text:p>553026296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339424984">
                <text:p>339424984</text:p>
              </table:table-cell>
              <table:table-cell office:value-type="float" office:value="199093624">
                <text:p>199093624</text:p>
              </table:table-cell>
              <table:table-cell office:value-type="float" office:value="148161144">
                <text:p>148161144</text:p>
              </table:table-cell>
              <table:table-cell office:value-type="float" office:value="155752184">
                <text:p>155752184</text:p>
              </table:table-cell>
              <table:table-cell office:value-type="float" office:value="557153944">
                <text:p>557153944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345616408">
                <text:p>345616408</text:p>
              </table:table-cell>
              <table:table-cell office:value-type="float" office:value="204383064">
                <text:p>204383064</text:p>
              </table:table-cell>
              <table:table-cell office:value-type="float" office:value="151256136">
                <text:p>151256136</text:p>
              </table:table-cell>
              <table:table-cell office:value-type="float" office:value="155752184">
                <text:p>155752184</text:p>
              </table:table-cell>
              <table:table-cell office:value-type="float" office:value="557153944">
                <text:p>557153944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350775928">
                <text:p>350775928</text:p>
              </table:table-cell>
              <table:table-cell office:value-type="float" office:value="212457096">
                <text:p>212457096</text:p>
              </table:table-cell>
              <table:table-cell office:value-type="float" office:value="154351128">
                <text:p>154351128</text:p>
              </table:table-cell>
              <table:table-cell office:value-type="float" office:value="155752184">
                <text:p>155752184</text:p>
              </table:table-cell>
              <table:table-cell office:value-type="float" office:value="563345368">
                <text:p>563345368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362126872">
                <text:p>362126872</text:p>
              </table:table-cell>
              <table:table-cell office:value-type="float" office:value="212457096">
                <text:p>212457096</text:p>
              </table:table-cell>
              <table:table-cell office:value-type="float" office:value="157446120">
                <text:p>157446120</text:p>
              </table:table-cell>
              <table:table-cell office:value-type="float" office:value="155752184">
                <text:p>155752184</text:p>
              </table:table-cell>
              <table:table-cell office:value-type="float" office:value="570568696">
                <text:p>570568696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365222584">
                <text:p>365222584</text:p>
              </table:table-cell>
              <table:table-cell office:value-type="float" office:value="212457096">
                <text:p>212457096</text:p>
              </table:table-cell>
              <table:table-cell office:value-type="float" office:value="160541112">
                <text:p>160541112</text:p>
              </table:table-cell>
              <table:table-cell office:value-type="float" office:value="155752184">
                <text:p>155752184</text:p>
              </table:table-cell>
              <table:table-cell office:value-type="float" office:value="573664408">
                <text:p>573664408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373477816">
                <text:p>373477816</text:p>
              </table:table-cell>
              <table:table-cell office:value-type="float" office:value="213488760">
                <text:p>213488760</text:p>
              </table:table-cell>
              <table:table-cell office:value-type="float" office:value="163636104">
                <text:p>163636104</text:p>
              </table:table-cell>
              <table:table-cell office:value-type="float" office:value="155752184">
                <text:p>155752184</text:p>
              </table:table-cell>
              <table:table-cell office:value-type="float" office:value="582951544">
                <text:p>582951544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378637336">
                <text:p>378637336</text:p>
              </table:table-cell>
              <table:table-cell office:value-type="float" office:value="215600248">
                <text:p>215600248</text:p>
              </table:table-cell>
              <table:table-cell office:value-type="float" office:value="166731096">
                <text:p>166731096</text:p>
              </table:table-cell>
              <table:table-cell office:value-type="float" office:value="155752184">
                <text:p>155752184</text:p>
              </table:table-cell>
              <table:table-cell office:value-type="float" office:value="587079160">
                <text:p>58707916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385860664">
                <text:p>385860664</text:p>
              </table:table-cell>
              <table:table-cell office:value-type="float" office:value="222821864">
                <text:p>222821864</text:p>
              </table:table-cell>
              <table:table-cell office:value-type="float" office:value="169826088">
                <text:p>169826088</text:p>
              </table:table-cell>
              <table:table-cell office:value-type="float" office:value="155752184">
                <text:p>155752184</text:p>
              </table:table-cell>
              <table:table-cell office:value-type="float" office:value="591206776">
                <text:p>591206776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395147800">
                <text:p>395147800</text:p>
              </table:table-cell>
              <table:table-cell office:value-type="float" office:value="223853528">
                <text:p>223853528</text:p>
              </table:table-cell>
              <table:table-cell office:value-type="float" office:value="172921080">
                <text:p>172921080</text:p>
              </table:table-cell>
              <table:table-cell office:value-type="float" office:value="155752184">
                <text:p>155752184</text:p>
              </table:table-cell>
              <table:table-cell office:value-type="float" office:value="599462008">
                <text:p>599462008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395147800">
                <text:p>395147800</text:p>
              </table:table-cell>
              <table:table-cell office:value-type="float" office:value="223853528">
                <text:p>223853528</text:p>
              </table:table-cell>
              <table:table-cell office:value-type="float" office:value="176016072">
                <text:p>176016072</text:p>
              </table:table-cell>
              <table:table-cell office:value-type="float" office:value="155752184">
                <text:p>155752184</text:p>
              </table:table-cell>
              <table:table-cell office:value-type="float" office:value="603589624">
                <text:p>603589624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397211608">
                <text:p>397211608</text:p>
              </table:table-cell>
              <table:table-cell office:value-type="float" office:value="223853528">
                <text:p>223853528</text:p>
              </table:table-cell>
              <table:table-cell office:value-type="float" office:value="179111064">
                <text:p>179111064</text:p>
              </table:table-cell>
              <table:table-cell office:value-type="float" office:value="155752184">
                <text:p>155752184</text:p>
              </table:table-cell>
              <table:table-cell office:value-type="float" office:value="615972472">
                <text:p>615972472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406498744">
                <text:p>406498744</text:p>
              </table:table-cell>
              <table:table-cell office:value-type="float" office:value="223853528">
                <text:p>223853528</text:p>
              </table:table-cell>
              <table:table-cell office:value-type="float" office:value="182206056">
                <text:p>182206056</text:p>
              </table:table-cell>
              <table:table-cell office:value-type="float" office:value="155752184">
                <text:p>155752184</text:p>
              </table:table-cell>
              <table:table-cell office:value-type="float" office:value="621131992">
                <text:p>621131992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411658264">
                <text:p>411658264</text:p>
              </table:table-cell>
              <table:table-cell office:value-type="float" office:value="223853528">
                <text:p>223853528</text:p>
              </table:table-cell>
              <table:table-cell office:value-type="float" office:value="186332712">
                <text:p>186332712</text:p>
              </table:table-cell>
              <table:table-cell office:value-type="float" office:value="155752184">
                <text:p>155752184</text:p>
              </table:table-cell>
              <table:table-cell office:value-type="float" office:value="627715848">
                <text:p>627715848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423009208">
                <text:p>423009208</text:p>
              </table:table-cell>
              <table:table-cell office:value-type="float" office:value="223853528">
                <text:p>223853528</text:p>
              </table:table-cell>
              <table:table-cell office:value-type="float" office:value="189427704">
                <text:p>189427704</text:p>
              </table:table-cell>
              <table:table-cell office:value-type="float" office:value="155752184">
                <text:p>155752184</text:p>
              </table:table-cell>
              <table:table-cell office:value-type="float" office:value="636165864">
                <text:p>636165864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426104920">
                <text:p>426104920</text:p>
              </table:table-cell>
              <table:table-cell office:value-type="float" office:value="223853528">
                <text:p>223853528</text:p>
              </table:table-cell>
              <table:table-cell office:value-type="float" office:value="192522696">
                <text:p>192522696</text:p>
              </table:table-cell>
              <table:table-cell office:value-type="float" office:value="155752184">
                <text:p>155752184</text:p>
              </table:table-cell>
              <table:table-cell office:value-type="float" office:value="636165864">
                <text:p>636165864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428168728">
                <text:p>428168728</text:p>
              </table:table-cell>
              <table:table-cell office:value-type="float" office:value="223853528">
                <text:p>223853528</text:p>
              </table:table-cell>
              <table:table-cell office:value-type="float" office:value="195617688">
                <text:p>195617688</text:p>
              </table:table-cell>
              <table:table-cell office:value-type="float" office:value="167103160">
                <text:p>167103160</text:p>
              </table:table-cell>
              <table:table-cell office:value-type="float" office:value="636165864">
                <text:p>636165864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434620968">
                <text:p>434620968</text:p>
              </table:table-cell>
              <table:table-cell office:value-type="float" office:value="223832504">
                <text:p>223832504</text:p>
              </table:table-cell>
              <table:table-cell office:value-type="float" office:value="198712680">
                <text:p>198712680</text:p>
              </table:table-cell>
              <table:table-cell office:value-type="float" office:value="170198872">
                <text:p>170198872</text:p>
              </table:table-cell>
              <table:table-cell office:value-type="float" office:value="639260856">
                <text:p>639260856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439141032">
                <text:p>439141032</text:p>
              </table:table-cell>
              <table:table-cell office:value-type="float" office:value="231076856">
                <text:p>231076856</text:p>
              </table:table-cell>
              <table:table-cell office:value-type="float" office:value="201807672">
                <text:p>201807672</text:p>
              </table:table-cell>
              <table:table-cell office:value-type="float" office:value="174326488">
                <text:p>174326488</text:p>
              </table:table-cell>
              <table:table-cell office:value-type="float" office:value="642486984">
                <text:p>642486984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439141032">
                <text:p>439141032</text:p>
              </table:table-cell>
              <table:table-cell office:value-type="float" office:value="231076856">
                <text:p>231076856</text:p>
              </table:table-cell>
              <table:table-cell office:value-type="float" office:value="202839336">
                <text:p>202839336</text:p>
              </table:table-cell>
              <table:table-cell office:value-type="float" office:value="186709336">
                <text:p>186709336</text:p>
              </table:table-cell>
              <table:table-cell office:value-type="float" office:value="652672488">
                <text:p>652672488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443840376">
                <text:p>443840376</text:p>
              </table:table-cell>
              <table:table-cell office:value-type="float" office:value="231076856">
                <text:p>231076856</text:p>
              </table:table-cell>
              <table:table-cell office:value-type="float" office:value="206507016">
                <text:p>206507016</text:p>
              </table:table-cell>
              <table:table-cell office:value-type="float" office:value="190836952">
                <text:p>190836952</text:p>
              </table:table-cell>
              <table:table-cell office:value-type="float" office:value="652672488">
                <text:p>652672488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447459912">
                <text:p>447459912</text:p>
              </table:table-cell>
              <table:table-cell office:value-type="float" office:value="231076856">
                <text:p>231076856</text:p>
              </table:table-cell>
              <table:table-cell office:value-type="float" office:value="209593784">
                <text:p>209593784</text:p>
              </table:table-cell>
              <table:table-cell office:value-type="float" office:value="203219800">
                <text:p>203219800</text:p>
              </table:table-cell>
              <table:table-cell office:value-type="float" office:value="652672488">
                <text:p>652672488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453960328">
                <text:p>453960328</text:p>
              </table:table-cell>
              <table:table-cell office:value-type="float" office:value="231076856">
                <text:p>231076856</text:p>
              </table:table-cell>
              <table:table-cell office:value-type="float" office:value="202789560">
                <text:p>202789560</text:p>
              </table:table-cell>
              <table:table-cell office:value-type="float" office:value="203219800">
                <text:p>203219800</text:p>
              </table:table-cell>
              <table:table-cell office:value-type="float" office:value="652672488">
                <text:p>652672488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455647656">
                <text:p>455647656</text:p>
              </table:table-cell>
              <table:table-cell office:value-type="float" office:value="231076856">
                <text:p>231076856</text:p>
              </table:table-cell>
              <table:table-cell office:value-type="float" office:value="209407048">
                <text:p>209407048</text:p>
              </table:table-cell>
              <table:table-cell office:value-type="float" office:value="203219800">
                <text:p>203219800</text:p>
              </table:table-cell>
              <table:table-cell office:value-type="float" office:value="652672488">
                <text:p>652672488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455647656">
                <text:p>455647656</text:p>
              </table:table-cell>
              <table:table-cell office:value-type="float" office:value="231076856">
                <text:p>231076856</text:p>
              </table:table-cell>
              <table:table-cell office:value-type="float" office:value="216630376">
                <text:p>216630376</text:p>
              </table:table-cell>
              <table:table-cell office:value-type="float" office:value="219153720">
                <text:p>219153720</text:p>
              </table:table-cell>
              <table:table-cell office:value-type="float" office:value="663824088">
                <text:p>663824088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460347000">
                <text:p>460347000</text:p>
              </table:table-cell>
              <table:table-cell office:value-type="float" office:value="135643496">
                <text:p>135643496</text:p>
              </table:table-cell>
              <table:table-cell office:value-type="float" office:value="223853704">
                <text:p>223853704</text:p>
              </table:table-cell>
              <table:table-cell office:value-type="float" office:value="219153720">
                <text:p>219153720</text:p>
              </table:table-cell>
              <table:table-cell office:value-type="float" office:value="664414200">
                <text:p>66441420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463900968">
                <text:p>463900968</text:p>
              </table:table-cell>
              <table:table-cell office:value-type="float" office:value="137719016">
                <text:p>137719016</text:p>
              </table:table-cell>
              <table:table-cell office:value-type="float" office:value="232108936">
                <text:p>232108936</text:p>
              </table:table-cell>
              <table:table-cell office:value-type="float" office:value="219153720">
                <text:p>219153720</text:p>
              </table:table-cell>
              <table:table-cell office:value-type="float" office:value="664414200">
                <text:p>664414200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472154280">
                <text:p>472154280</text:p>
              </table:table-cell>
              <table:table-cell office:value-type="float" office:value="152659432">
                <text:p>152659432</text:p>
              </table:table-cell>
              <table:table-cell office:value-type="float" office:value="245523688">
                <text:p>245523688</text:p>
              </table:table-cell>
              <table:table-cell office:value-type="float" office:value="219547128">
                <text:p>219547128</text:p>
              </table:table-cell>
              <table:table-cell office:value-type="float" office:value="674779000">
                <text:p>67477900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476853624">
                <text:p>476853624</text:p>
              </table:table-cell>
              <table:table-cell office:value-type="float" office:value="169169896">
                <text:p>169169896</text:p>
              </table:table-cell>
              <table:table-cell office:value-type="float" office:value="259970344">
                <text:p>259970344</text:p>
              </table:table-cell>
              <table:table-cell office:value-type="float" office:value="235660344">
                <text:p>235660344</text:p>
              </table:table-cell>
              <table:table-cell office:value-type="float" office:value="680920824">
                <text:p>680920824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482798760">
                <text:p>482798760</text:p>
              </table:table-cell>
              <table:table-cell office:value-type="float" office:value="178457032">
                <text:p>178457032</text:p>
              </table:table-cell>
              <table:table-cell office:value-type="float" office:value="266161768">
                <text:p>266161768</text:p>
              </table:table-cell>
              <table:table-cell office:value-type="float" office:value="235660344">
                <text:p>235660344</text:p>
              </table:table-cell>
              <table:table-cell office:value-type="float" office:value="683163432">
                <text:p>683163432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488660904">
                <text:p>488660904</text:p>
              </table:table-cell>
              <table:table-cell office:value-type="float" office:value="185680360">
                <text:p>185680360</text:p>
              </table:table-cell>
              <table:table-cell office:value-type="float" office:value="274417000">
                <text:p>274417000</text:p>
              </table:table-cell>
              <table:table-cell office:value-type="float" office:value="239148744">
                <text:p>239148744</text:p>
              </table:table-cell>
              <table:table-cell office:value-type="float" office:value="685685736">
                <text:p>685685736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488660904">
                <text:p>488660904</text:p>
              </table:table-cell>
              <table:table-cell office:value-type="float" office:value="185680360">
                <text:p>185680360</text:p>
              </table:table-cell>
              <table:table-cell office:value-type="float" office:value="280608424">
                <text:p>280608424</text:p>
              </table:table-cell>
              <table:table-cell office:value-type="float" office:value="252166968">
                <text:p>252166968</text:p>
              </table:table-cell>
              <table:table-cell office:value-type="float" office:value="688715160">
                <text:p>68871516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488660904">
                <text:p>488660904</text:p>
              </table:table-cell>
              <table:table-cell office:value-type="float" office:value="186336024">
                <text:p>186336024</text:p>
              </table:table-cell>
              <table:table-cell office:value-type="float" office:value="284736040">
                <text:p>284736040</text:p>
              </table:table-cell>
              <table:table-cell office:value-type="float" office:value="252166968">
                <text:p>252166968</text:p>
              </table:table-cell>
              <table:table-cell office:value-type="float" office:value="697427448">
                <text:p>697427448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488660904">
                <text:p>488660904</text:p>
              </table:table-cell>
              <table:table-cell office:value-type="float" office:value="186336024">
                <text:p>186336024</text:p>
              </table:table-cell>
              <table:table-cell office:value-type="float" office:value="288863656">
                <text:p>288863656</text:p>
              </table:table-cell>
              <table:table-cell office:value-type="float" office:value="252166968">
                <text:p>252166968</text:p>
              </table:table-cell>
              <table:table-cell office:value-type="float" office:value="226730072">
                <text:p>226730072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488639912">
                <text:p>488639912</text:p>
              </table:table-cell>
              <table:table-cell office:value-type="float" office:value="186336024">
                <text:p>186336024</text:p>
              </table:table-cell>
              <table:table-cell office:value-type="float" office:value="292991272">
                <text:p>292991272</text:p>
              </table:table-cell>
              <table:table-cell office:value-type="float" office:value="252166968">
                <text:p>252166968</text:p>
              </table:table-cell>
              <table:table-cell office:value-type="float" office:value="231011752">
                <text:p>231011752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98685256">
                <text:p>198685256</text:p>
              </table:table-cell>
              <table:table-cell office:value-type="float" office:value="186336024">
                <text:p>186336024</text:p>
              </table:table-cell>
              <table:table-cell office:value-type="float" office:value="295055080">
                <text:p>295055080</text:p>
              </table:table-cell>
              <table:table-cell office:value-type="float" office:value="259323048">
                <text:p>259323048</text:p>
              </table:table-cell>
              <table:table-cell office:value-type="float" office:value="231530040">
                <text:p>231530040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206310376">
                <text:p>206310376</text:p>
              </table:table-cell>
              <table:table-cell office:value-type="float" office:value="187039848">
                <text:p>187039848</text:p>
              </table:table-cell>
              <table:table-cell office:value-type="float" office:value="302278408">
                <text:p>302278408</text:p>
              </table:table-cell>
              <table:table-cell office:value-type="float" office:value="268542456">
                <text:p>268542456</text:p>
              </table:table-cell>
              <table:table-cell office:value-type="float" office:value="243459640">
                <text:p>243459640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206310376">
                <text:p>206310376</text:p>
              </table:table-cell>
              <table:table-cell office:value-type="float" office:value="196128120">
                <text:p>196128120</text:p>
              </table:table-cell>
              <table:table-cell office:value-type="float" office:value="312597448">
                <text:p>312597448</text:p>
              </table:table-cell>
              <table:table-cell office:value-type="float" office:value="185135528">
                <text:p>185135528</text:p>
              </table:table-cell>
              <table:table-cell office:value-type="float" office:value="247587256">
                <text:p>247587256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214565608">
                <text:p>214565608</text:p>
              </table:table-cell>
              <table:table-cell office:value-type="float" office:value="202842648">
                <text:p>202842648</text:p>
              </table:table-cell>
              <table:table-cell office:value-type="float" office:value="318788872">
                <text:p>318788872</text:p>
              </table:table-cell>
              <table:table-cell office:value-type="float" office:value="185135528">
                <text:p>185135528</text:p>
              </table:table-cell>
              <table:table-cell office:value-type="float" office:value="255842488">
                <text:p>255842488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222820840">
                <text:p>222820840</text:p>
              </table:table-cell>
              <table:table-cell office:value-type="float" office:value="202842648">
                <text:p>202842648</text:p>
              </table:table-cell>
              <table:table-cell office:value-type="float" office:value="327044104">
                <text:p>327044104</text:p>
              </table:table-cell>
              <table:table-cell office:value-type="float" office:value="192894664">
                <text:p>192894664</text:p>
              </table:table-cell>
              <table:table-cell office:value-type="float" office:value="264097720">
                <text:p>264097720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222820840">
                <text:p>222820840</text:p>
              </table:table-cell>
              <table:table-cell office:value-type="float" office:value="202842648">
                <text:p>202842648</text:p>
              </table:table-cell>
              <table:table-cell office:value-type="float" office:value="331171720">
                <text:p>331171720</text:p>
              </table:table-cell>
              <table:table-cell office:value-type="float" office:value="201149896">
                <text:p>201149896</text:p>
              </table:table-cell>
              <table:table-cell office:value-type="float" office:value="267193432">
                <text:p>267193432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31076072">
                <text:p>231076072</text:p>
              </table:table-cell>
              <table:table-cell office:value-type="float" office:value="202842648">
                <text:p>202842648</text:p>
              </table:table-cell>
              <table:table-cell office:value-type="float" office:value="333235528">
                <text:p>333235528</text:p>
              </table:table-cell>
              <table:table-cell office:value-type="float" office:value="201149896">
                <text:p>201149896</text:p>
              </table:table-cell>
              <table:table-cell office:value-type="float" office:value="278544376">
                <text:p>278544376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239331304">
                <text:p>239331304</text:p>
              </table:table-cell>
              <table:table-cell office:value-type="float" office:value="210505848">
                <text:p>210505848</text:p>
              </table:table-cell>
              <table:table-cell office:value-type="float" office:value="338395048">
                <text:p>338395048</text:p>
              </table:table-cell>
              <table:table-cell office:value-type="float" office:value="203213704">
                <text:p>203213704</text:p>
              </table:table-cell>
              <table:table-cell office:value-type="float" office:value="280608184">
                <text:p>280608184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243458920">
                <text:p>243458920</text:p>
              </table:table-cell>
              <table:table-cell office:value-type="float" office:value="218514312">
                <text:p>218514312</text:p>
              </table:table-cell>
              <table:table-cell office:value-type="float" office:value="345618376">
                <text:p>345618376</text:p>
              </table:table-cell>
              <table:table-cell office:value-type="float" office:value="213532744">
                <text:p>213532744</text:p>
              </table:table-cell>
              <table:table-cell office:value-type="float" office:value="280608184">
                <text:p>280608184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255841768">
                <text:p>255841768</text:p>
              </table:table-cell>
              <table:table-cell office:value-type="float" office:value="219414840">
                <text:p>219414840</text:p>
              </table:table-cell>
              <table:table-cell office:value-type="float" office:value="351809800">
                <text:p>351809800</text:p>
              </table:table-cell>
              <table:table-cell office:value-type="float" office:value="216628456">
                <text:p>216628456</text:p>
              </table:table-cell>
              <table:table-cell office:value-type="float" office:value="290927224">
                <text:p>290927224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264097000">
                <text:p>264097000</text:p>
              </table:table-cell>
              <table:table-cell office:value-type="float" office:value="219414840">
                <text:p>219414840</text:p>
              </table:table-cell>
              <table:table-cell office:value-type="float" office:value="359033128">
                <text:p>359033128</text:p>
              </table:table-cell>
              <table:table-cell office:value-type="float" office:value="222819880">
                <text:p>222819880</text:p>
              </table:table-cell>
              <table:table-cell office:value-type="float" office:value="295054840">
                <text:p>29505484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272352232">
                <text:p>272352232</text:p>
              </table:table-cell>
              <table:table-cell office:value-type="float" office:value="219414840">
                <text:p>219414840</text:p>
              </table:table-cell>
              <table:table-cell office:value-type="float" office:value="362324808">
                <text:p>362324808</text:p>
              </table:table-cell>
              <table:table-cell office:value-type="float" office:value="233138920">
                <text:p>233138920</text:p>
              </table:table-cell>
              <table:table-cell office:value-type="float" office:value="303310072">
                <text:p>303310072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282671240">
                <text:p>282671240</text:p>
              </table:table-cell>
              <table:table-cell office:value-type="float" office:value="224442024">
                <text:p>224442024</text:p>
              </table:table-cell>
              <table:table-cell office:value-type="float" office:value="364912680">
                <text:p>364912680</text:p>
              </table:table-cell>
              <table:table-cell office:value-type="float" office:value="236234632">
                <text:p>236234632</text:p>
              </table:table-cell>
              <table:table-cell office:value-type="float" office:value="311565304">
                <text:p>311565304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288862696">
                <text:p>288862696</text:p>
              </table:table-cell>
              <table:table-cell office:value-type="float" office:value="234120408">
                <text:p>234120408</text:p>
              </table:table-cell>
              <table:table-cell office:value-type="float" office:value="368204376">
                <text:p>368204376</text:p>
              </table:table-cell>
              <table:table-cell office:value-type="float" office:value="248617480">
                <text:p>248617480</text:p>
              </table:table-cell>
              <table:table-cell office:value-type="float" office:value="315692920">
                <text:p>31569292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288862696">
                <text:p>288862696</text:p>
              </table:table-cell>
              <table:table-cell office:value-type="float" office:value="235921464">
                <text:p>235921464</text:p>
              </table:table-cell>
              <table:table-cell office:value-type="float" office:value="371609784">
                <text:p>371609784</text:p>
              </table:table-cell>
              <table:table-cell office:value-type="float" office:value="249649384">
                <text:p>249649384</text:p>
              </table:table-cell>
              <table:table-cell office:value-type="float" office:value="328075768">
                <text:p>328075768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298149832">
                <text:p>298149832</text:p>
              </table:table-cell>
              <table:table-cell office:value-type="float" office:value="235921464">
                <text:p>235921464</text:p>
              </table:table-cell>
              <table:table-cell office:value-type="float" office:value="374704776">
                <text:p>374704776</text:p>
              </table:table-cell>
              <table:table-cell office:value-type="float" office:value="261000328">
                <text:p>261000328</text:p>
              </table:table-cell>
              <table:table-cell office:value-type="float" office:value="328075768">
                <text:p>328075768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305373160">
                <text:p>305373160</text:p>
              </table:table-cell>
              <table:table-cell office:value-type="float" office:value="235921464">
                <text:p>235921464</text:p>
              </table:table-cell>
              <table:table-cell office:value-type="float" office:value="377799768">
                <text:p>377799768</text:p>
              </table:table-cell>
              <table:table-cell office:value-type="float" office:value="266159848">
                <text:p>266159848</text:p>
              </table:table-cell>
              <table:table-cell office:value-type="float" office:value="338394808">
                <text:p>338394808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313628392">
                <text:p>313628392</text:p>
              </table:table-cell>
              <table:table-cell office:value-type="float" office:value="235861640">
                <text:p>235861640</text:p>
              </table:table-cell>
              <table:table-cell office:value-type="float" office:value="380960328">
                <text:p>380960328</text:p>
              </table:table-cell>
              <table:table-cell office:value-type="float" office:value="273383176">
                <text:p>273383176</text:p>
              </table:table-cell>
              <table:table-cell office:value-type="float" office:value="344586232">
                <text:p>344586232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319819816">
                <text:p>319819816</text:p>
              </table:table-cell>
              <table:table-cell office:value-type="float" office:value="235800056">
                <text:p>235800056</text:p>
              </table:table-cell>
              <table:table-cell office:value-type="float" office:value="383924184">
                <text:p>383924184</text:p>
              </table:table-cell>
              <table:table-cell office:value-type="float" office:value="282670312">
                <text:p>282670312</text:p>
              </table:table-cell>
              <table:table-cell office:value-type="float" office:value="346650040">
                <text:p>34665004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326011240">
                <text:p>326011240</text:p>
              </table:table-cell>
              <table:table-cell office:value-type="float" office:value="237263656">
                <text:p>237263656</text:p>
              </table:table-cell>
              <table:table-cell office:value-type="float" office:value="386184216">
                <text:p>386184216</text:p>
              </table:table-cell>
              <table:table-cell office:value-type="float" office:value="283702216">
                <text:p>283702216</text:p>
              </table:table-cell>
              <table:table-cell office:value-type="float" office:value="356969080">
                <text:p>35696908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337362184">
                <text:p>337362184</text:p>
              </table:table-cell>
              <table:table-cell office:value-type="float" office:value="237263656">
                <text:p>237263656</text:p>
              </table:table-cell>
              <table:table-cell office:value-type="float" office:value="389213640">
                <text:p>389213640</text:p>
              </table:table-cell>
              <table:table-cell office:value-type="float" office:value="297116968">
                <text:p>297116968</text:p>
              </table:table-cell>
              <table:table-cell office:value-type="float" office:value="361096696">
                <text:p>361096696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347681224">
                <text:p>347681224</text:p>
              </table:table-cell>
              <table:table-cell office:value-type="float" office:value="249646504">
                <text:p>249646504</text:p>
              </table:table-cell>
              <table:table-cell office:value-type="float" office:value="392767608">
                <text:p>392767608</text:p>
              </table:table-cell>
              <table:table-cell office:value-type="float" office:value="299180776">
                <text:p>299180776</text:p>
              </table:table-cell>
              <table:table-cell office:value-type="float" office:value="367288120">
                <text:p>36728812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354904552">
                <text:p>354904552</text:p>
              </table:table-cell>
              <table:table-cell office:value-type="float" office:value="249646504">
                <text:p>249646504</text:p>
              </table:table-cell>
              <table:table-cell office:value-type="float" office:value="394371960">
                <text:p>394371960</text:p>
              </table:table-cell>
              <table:table-cell office:value-type="float" office:value="299180776">
                <text:p>299180776</text:p>
              </table:table-cell>
              <table:table-cell office:value-type="float" office:value="377607160">
                <text:p>37760716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364191688">
                <text:p>364191688</text:p>
              </table:table-cell>
              <table:table-cell office:value-type="float" office:value="252938184">
                <text:p>252938184</text:p>
              </table:table-cell>
              <table:table-cell office:value-type="float" office:value="394371960">
                <text:p>394371960</text:p>
              </table:table-cell>
              <table:table-cell office:value-type="float" office:value="306599112">
                <text:p>306599112</text:p>
              </table:table-cell>
              <table:table-cell office:value-type="float" office:value="377607160">
                <text:p>377607160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371415016">
                <text:p>371415016</text:p>
              </table:table-cell>
              <table:table-cell office:value-type="float" office:value="260159832">
                <text:p>260159832</text:p>
              </table:table-cell>
              <table:table-cell office:value-type="float" office:value="394371960">
                <text:p>394371960</text:p>
              </table:table-cell>
              <table:table-cell office:value-type="float" office:value="312544248">
                <text:p>312544248</text:p>
              </table:table-cell>
              <table:table-cell office:value-type="float" office:value="377607160">
                <text:p>377607160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371480568">
                <text:p>371480568</text:p>
              </table:table-cell>
              <table:table-cell office:value-type="float" office:value="265777128">
                <text:p>265777128</text:p>
              </table:table-cell>
              <table:table-cell office:value-type="float" office:value="394830936">
                <text:p>394830936</text:p>
              </table:table-cell>
              <table:table-cell office:value-type="float" office:value="312544248">
                <text:p>312544248</text:p>
              </table:table-cell>
              <table:table-cell office:value-type="float" office:value="381734776">
                <text:p>381734776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379865016">
                <text:p>379865016</text:p>
              </table:table-cell>
              <table:table-cell office:value-type="float" office:value="265777128">
                <text:p>265777128</text:p>
              </table:table-cell>
              <table:table-cell office:value-type="float" office:value="395403624">
                <text:p>395403624</text:p>
              </table:table-cell>
              <table:table-cell office:value-type="float" office:value="312544248">
                <text:p>312544248</text:p>
              </table:table-cell>
              <table:table-cell office:value-type="float" office:value="391021912">
                <text:p>391021912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379865016">
                <text:p>379865016</text:p>
              </table:table-cell>
              <table:table-cell office:value-type="float" office:value="265777128">
                <text:p>265777128</text:p>
              </table:table-cell>
              <table:table-cell office:value-type="float" office:value="168889528">
                <text:p>168889528</text:p>
              </table:table-cell>
              <table:table-cell office:value-type="float" office:value="315376968">
                <text:p>315376968</text:p>
              </table:table-cell>
              <table:table-cell office:value-type="float" office:value="393085720">
                <text:p>39308572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379865016">
                <text:p>379865016</text:p>
              </table:table-cell>
              <table:table-cell office:value-type="float" office:value="269444808">
                <text:p>269444808</text:p>
              </table:table-cell>
              <table:table-cell office:value-type="float" office:value="174335752">
                <text:p>174335752</text:p>
              </table:table-cell>
              <table:table-cell office:value-type="float" office:value="323564712">
                <text:p>323564712</text:p>
              </table:table-cell>
              <table:table-cell office:value-type="float" office:value="401340952">
                <text:p>401340952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379865016">
                <text:p>379865016</text:p>
              </table:table-cell>
              <table:table-cell office:value-type="float" office:value="282283752">
                <text:p>282283752</text:p>
              </table:table-cell>
              <table:table-cell office:value-type="float" office:value="186718600">
                <text:p>186718600</text:p>
              </table:table-cell>
              <table:table-cell office:value-type="float" office:value="329050872">
                <text:p>329050872</text:p>
              </table:table-cell>
              <table:table-cell office:value-type="float" office:value="407532376">
                <text:p>407532376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386889976">
                <text:p>386889976</text:p>
              </table:table-cell>
              <table:table-cell office:value-type="float" office:value="282283752">
                <text:p>282283752</text:p>
              </table:table-cell>
              <table:table-cell office:value-type="float" office:value="207356680">
                <text:p>207356680</text:p>
              </table:table-cell>
              <table:table-cell office:value-type="float" office:value="330983064">
                <text:p>330983064</text:p>
              </table:table-cell>
              <table:table-cell office:value-type="float" office:value="424042840">
                <text:p>42404284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390575064">
                <text:p>390575064</text:p>
              </table:table-cell>
              <table:table-cell office:value-type="float" office:value="282283752">
                <text:p>282283752</text:p>
              </table:table-cell>
              <table:table-cell office:value-type="float" office:value="216643816">
                <text:p>216643816</text:p>
              </table:table-cell>
              <table:table-cell office:value-type="float" office:value="335813544">
                <text:p>335813544</text:p>
              </table:table-cell>
              <table:table-cell office:value-type="float" office:value="432298072">
                <text:p>432298072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396240504">
                <text:p>396240504</text:p>
              </table:table-cell>
              <table:table-cell office:value-type="float" office:value="282283752">
                <text:p>282283752</text:p>
              </table:table-cell>
              <table:table-cell office:value-type="float" office:value="223867144">
                <text:p>223867144</text:p>
              </table:table-cell>
              <table:table-cell office:value-type="float" office:value="345164088">
                <text:p>345164088</text:p>
              </table:table-cell>
              <table:table-cell office:value-type="float" office:value="440553304">
                <text:p>440553304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396371640">
                <text:p>396371640</text:p>
              </table:table-cell>
              <table:table-cell office:value-type="float" office:value="285378744">
                <text:p>285378744</text:p>
              </table:table-cell>
              <table:table-cell office:value-type="float" office:value="227994760">
                <text:p>227994760</text:p>
              </table:table-cell>
              <table:table-cell office:value-type="float" office:value="345605656">
                <text:p>345605656</text:p>
              </table:table-cell>
              <table:table-cell office:value-type="float" office:value="443649016">
                <text:p>443649016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398500536">
                <text:p>398500536</text:p>
              </table:table-cell>
              <table:table-cell office:value-type="float" office:value="292976552">
                <text:p>292976552</text:p>
              </table:table-cell>
              <table:table-cell office:value-type="float" office:value="231090472">
                <text:p>231090472</text:p>
              </table:table-cell>
              <table:table-cell office:value-type="float" office:value="345605656">
                <text:p>345605656</text:p>
              </table:table-cell>
              <table:table-cell office:value-type="float" office:value="456031832">
                <text:p>456031832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403396600">
                <text:p>403396600</text:p>
              </table:table-cell>
              <table:table-cell office:value-type="float" office:value="294073608">
                <text:p>294073608</text:p>
              </table:table-cell>
              <table:table-cell office:value-type="float" office:value="235218088">
                <text:p>235218088</text:p>
              </table:table-cell>
              <table:table-cell office:value-type="float" office:value="348390216">
                <text:p>348390216</text:p>
              </table:table-cell>
              <table:table-cell office:value-type="float" office:value="459127576">
                <text:p>459127576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403986696">
                <text:p>403986696</text:p>
              </table:table-cell>
              <table:table-cell office:value-type="float" office:value="294073608">
                <text:p>294073608</text:p>
              </table:table-cell>
              <table:table-cell office:value-type="float" office:value="242441416">
                <text:p>242441416</text:p>
              </table:table-cell>
              <table:table-cell office:value-type="float" office:value="353810808">
                <text:p>353810808</text:p>
              </table:table-cell>
              <table:table-cell office:value-type="float" office:value="469446616">
                <text:p>469446616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412878264">
                <text:p>412878264</text:p>
              </table:table-cell>
              <table:table-cell office:value-type="float" office:value="298331400">
                <text:p>298331400</text:p>
              </table:table-cell>
              <table:table-cell office:value-type="float" office:value="251728552">
                <text:p>251728552</text:p>
              </table:table-cell>
              <table:table-cell office:value-type="float" office:value="362112280">
                <text:p>362112280</text:p>
              </table:table-cell>
              <table:table-cell office:value-type="float" office:value="473574232">
                <text:p>473574232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412878264">
                <text:p>412878264</text:p>
              </table:table-cell>
              <table:table-cell office:value-type="float" office:value="298790376">
                <text:p>298790376</text:p>
              </table:table-cell>
              <table:table-cell office:value-type="float" office:value="261015688">
                <text:p>261015688</text:p>
              </table:table-cell>
              <table:table-cell office:value-type="float" office:value="362112280">
                <text:p>362112280</text:p>
              </table:table-cell>
              <table:table-cell office:value-type="float" office:value="473574232">
                <text:p>473574232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419527224">
                <text:p>419527224</text:p>
              </table:table-cell>
              <table:table-cell office:value-type="float" office:value="306208728">
                <text:p>306208728</text:p>
              </table:table-cell>
              <table:table-cell office:value-type="float" office:value="267207112">
                <text:p>267207112</text:p>
              </table:table-cell>
              <table:table-cell office:value-type="float" office:value="362112280">
                <text:p>362112280</text:p>
              </table:table-cell>
              <table:table-cell office:value-type="float" office:value="481829464">
                <text:p>481829464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419903224">
                <text:p>419903224</text:p>
              </table:table-cell>
              <table:table-cell office:value-type="float" office:value="310580232">
                <text:p>310580232</text:p>
              </table:table-cell>
              <table:table-cell office:value-type="float" office:value="272366632">
                <text:p>272366632</text:p>
              </table:table-cell>
              <table:table-cell office:value-type="float" office:value="362112280">
                <text:p>362112280</text:p>
              </table:table-cell>
              <table:table-cell office:value-type="float" office:value="485957080">
                <text:p>485957080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427583832">
                <text:p>427583832</text:p>
              </table:table-cell>
              <table:table-cell office:value-type="float" office:value="199682056">
                <text:p>199682056</text:p>
              </table:table-cell>
              <table:table-cell office:value-type="float" office:value="282685672">
                <text:p>282685672</text:p>
              </table:table-cell>
              <table:table-cell office:value-type="float" office:value="362112280">
                <text:p>362112280</text:p>
              </table:table-cell>
              <table:table-cell office:value-type="float" office:value="494212312">
                <text:p>494212312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429384888">
                <text:p>429384888</text:p>
              </table:table-cell>
              <table:table-cell office:value-type="float" office:value="201358696">
                <text:p>201358696</text:p>
              </table:table-cell>
              <table:table-cell office:value-type="float" office:value="288877096">
                <text:p>288877096</text:p>
              </table:table-cell>
              <table:table-cell office:value-type="float" office:value="364896840">
                <text:p>364896840</text:p>
              </table:table-cell>
              <table:table-cell office:value-type="float" office:value="502467544">
                <text:p>502467544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429384888">
                <text:p>429384888</text:p>
              </table:table-cell>
              <table:table-cell office:value-type="float" office:value="208369096">
                <text:p>208369096</text:p>
              </table:table-cell>
              <table:table-cell office:value-type="float" office:value="290171016">
                <text:p>290171016</text:p>
              </table:table-cell>
              <table:table-cell office:value-type="float" office:value="266142392">
                <text:p>266142392</text:p>
              </table:table-cell>
              <table:table-cell office:value-type="float" office:value="505563256">
                <text:p>505563256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429384888">
                <text:p>429384888</text:p>
              </table:table-cell>
              <table:table-cell office:value-type="float" office:value="218688136">
                <text:p>218688136</text:p>
              </table:table-cell>
              <table:table-cell office:value-type="float" office:value="292037640">
                <text:p>292037640</text:p>
              </table:table-cell>
              <table:table-cell office:value-type="float" office:value="268928840">
                <text:p>268928840</text:p>
              </table:table-cell>
              <table:table-cell office:value-type="float" office:value="508658968">
                <text:p>508658968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436409848">
                <text:p>436409848</text:p>
              </table:table-cell>
              <table:table-cell office:value-type="float" office:value="222815752">
                <text:p>222815752</text:p>
              </table:table-cell>
              <table:table-cell office:value-type="float" office:value="294297672">
                <text:p>294297672</text:p>
              </table:table-cell>
              <table:table-cell office:value-type="float" office:value="277510744">
                <text:p>277510744</text:p>
              </table:table-cell>
              <table:table-cell office:value-type="float" office:value="518978008">
                <text:p>518978008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246159656">
                <text:p>246159656</text:p>
              </table:table-cell>
              <table:table-cell office:value-type="float" office:value="229007176">
                <text:p>229007176</text:p>
              </table:table-cell>
              <table:table-cell office:value-type="float" office:value="298048344">
                <text:p>298048344</text:p>
              </table:table-cell>
              <table:table-cell office:value-type="float" office:value="279574552">
                <text:p>279574552</text:p>
              </table:table-cell>
              <table:table-cell office:value-type="float" office:value="523105624">
                <text:p>523105624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252727256">
                <text:p>252727256</text:p>
              </table:table-cell>
              <table:table-cell office:value-type="float" office:value="235198600">
                <text:p>235198600</text:p>
              </table:table-cell>
              <table:table-cell office:value-type="float" office:value="299455992">
                <text:p>299455992</text:p>
              </table:table-cell>
              <table:table-cell office:value-type="float" office:value="284734072">
                <text:p>284734072</text:p>
              </table:table-cell>
              <table:table-cell office:value-type="float" office:value="531360856">
                <text:p>531360856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255841576">
                <text:p>255841576</text:p>
              </table:table-cell>
              <table:table-cell office:value-type="float" office:value="238294312">
                <text:p>238294312</text:p>
              </table:table-cell>
              <table:table-cell office:value-type="float" office:value="302747688">
                <text:p>302747688</text:p>
              </table:table-cell>
              <table:table-cell office:value-type="float" office:value="296085016">
                <text:p>296085016</text:p>
              </table:table-cell>
              <table:table-cell office:value-type="float" office:value="535488472">
                <text:p>535488472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264096808">
                <text:p>264096808</text:p>
              </table:table-cell>
              <table:table-cell office:value-type="float" office:value="250677160">
                <text:p>250677160</text:p>
              </table:table-cell>
              <table:table-cell office:value-type="float" office:value="306677640">
                <text:p>306677640</text:p>
              </table:table-cell>
              <table:table-cell office:value-type="float" office:value="296085016">
                <text:p>296085016</text:p>
              </table:table-cell>
              <table:table-cell office:value-type="float" office:value="544775608">
                <text:p>544775608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272352040">
                <text:p>272352040</text:p>
              </table:table-cell>
              <table:table-cell office:value-type="float" office:value="255836680">
                <text:p>255836680</text:p>
              </table:table-cell>
              <table:table-cell office:value-type="float" office:value="308937672">
                <text:p>308937672</text:p>
              </table:table-cell>
              <table:table-cell office:value-type="float" office:value="300212632">
                <text:p>300212632</text:p>
              </table:table-cell>
              <table:table-cell office:value-type="float" office:value="551998936">
                <text:p>551998936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274415848">
                <text:p>274415848</text:p>
              </table:table-cell>
              <table:table-cell office:value-type="float" office:value="255836680">
                <text:p>255836680</text:p>
              </table:table-cell>
              <table:table-cell office:value-type="float" office:value="312032664">
                <text:p>312032664</text:p>
              </table:table-cell>
              <table:table-cell office:value-type="float" office:value="307435960">
                <text:p>307435960</text:p>
              </table:table-cell>
              <table:table-cell office:value-type="float" office:value="556126552">
                <text:p>556126552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274415848">
                <text:p>274415848</text:p>
              </table:table-cell>
              <table:table-cell office:value-type="float" office:value="255836680">
                <text:p>255836680</text:p>
              </table:table-cell>
              <table:table-cell office:value-type="float" office:value="314227128">
                <text:p>314227128</text:p>
              </table:table-cell>
              <table:table-cell office:value-type="float" office:value="312595480">
                <text:p>312595480</text:p>
              </table:table-cell>
              <table:table-cell office:value-type="float" office:value="565413688">
                <text:p>565413688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277511560">
                <text:p>277511560</text:p>
              </table:table-cell>
              <table:table-cell office:value-type="float" office:value="257900488">
                <text:p>257900488</text:p>
              </table:table-cell>
              <table:table-cell office:value-type="float" office:value="317190984">
                <text:p>317190984</text:p>
              </table:table-cell>
              <table:table-cell office:value-type="float" office:value="321882616">
                <text:p>321882616</text:p>
              </table:table-cell>
              <table:table-cell office:value-type="float" office:value="568509400">
                <text:p>568509400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289894408">
                <text:p>289894408</text:p>
              </table:table-cell>
              <table:table-cell office:value-type="float" office:value="269251432">
                <text:p>269251432</text:p>
              </table:table-cell>
              <table:table-cell office:value-type="float" office:value="320023704">
                <text:p>320023704</text:p>
              </table:table-cell>
              <table:table-cell office:value-type="float" office:value="327042136">
                <text:p>327042136</text:p>
              </table:table-cell>
              <table:table-cell office:value-type="float" office:value="568509400">
                <text:p>56850940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290926312">
                <text:p>290926312</text:p>
              </table:table-cell>
              <table:table-cell office:value-type="float" office:value="272347144">
                <text:p>272347144</text:p>
              </table:table-cell>
              <table:table-cell office:value-type="float" office:value="323118696">
                <text:p>323118696</text:p>
              </table:table-cell>
              <table:table-cell office:value-type="float" office:value="336329272">
                <text:p>336329272</text:p>
              </table:table-cell>
              <table:table-cell office:value-type="float" office:value="569541304">
                <text:p>569541304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302277256">
                <text:p>302277256</text:p>
              </table:table-cell>
              <table:table-cell office:value-type="float" office:value="281634280">
                <text:p>281634280</text:p>
              </table:table-cell>
              <table:table-cell office:value-type="float" office:value="326279256">
                <text:p>326279256</text:p>
              </table:table-cell>
              <table:table-cell office:value-type="float" office:value="340456888">
                <text:p>340456888</text:p>
              </table:table-cell>
              <table:table-cell office:value-type="float" office:value="577796536">
                <text:p>577796536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307436776">
                <text:p>307436776</text:p>
              </table:table-cell>
              <table:table-cell office:value-type="float" office:value="288857608">
                <text:p>288857608</text:p>
              </table:table-cell>
              <table:table-cell office:value-type="float" office:value="328342584">
                <text:p>328342584</text:p>
              </table:table-cell>
              <table:table-cell office:value-type="float" office:value="352839736">
                <text:p>352839736</text:p>
              </table:table-cell>
              <table:table-cell office:value-type="float" office:value="584117640">
                <text:p>584117640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317755816">
                <text:p>317755816</text:p>
              </table:table-cell>
              <table:table-cell office:value-type="float" office:value="289119864">
                <text:p>289119864</text:p>
              </table:table-cell>
              <table:table-cell office:value-type="float" office:value="329570952">
                <text:p>329570952</text:p>
              </table:table-cell>
              <table:table-cell office:value-type="float" office:value="356967352">
                <text:p>356967352</text:p>
              </table:table-cell>
              <table:table-cell office:value-type="float" office:value="587933880">
                <text:p>587933880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323947240">
                <text:p>323947240</text:p>
              </table:table-cell>
              <table:table-cell office:value-type="float" office:value="294671592">
                <text:p>294671592</text:p>
              </table:table-cell>
              <table:table-cell office:value-type="float" office:value="165367064">
                <text:p>165367064</text:p>
              </table:table-cell>
              <table:table-cell office:value-type="float" office:value="372445912">
                <text:p>372445912</text:p>
              </table:table-cell>
              <table:table-cell office:value-type="float" office:value="594255000">
                <text:p>594255000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329106760">
                <text:p>329106760</text:p>
              </table:table-cell>
              <table:table-cell office:value-type="float" office:value="301958808">
                <text:p>301958808</text:p>
              </table:table-cell>
              <table:table-cell office:value-type="float" office:value="171230776">
                <text:p>171230776</text:p>
              </table:table-cell>
              <table:table-cell office:value-type="float" office:value="373477816">
                <text:p>373477816</text:p>
              </table:table-cell>
              <table:table-cell office:value-type="float" office:value="594255000">
                <text:p>594255000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340457704">
                <text:p>340457704</text:p>
              </table:table-cell>
              <table:table-cell office:value-type="float" office:value="304398120">
                <text:p>304398120</text:p>
              </table:table-cell>
              <table:table-cell office:value-type="float" office:value="171230744">
                <text:p>171230744</text:p>
              </table:table-cell>
              <table:table-cell office:value-type="float" office:value="379669240">
                <text:p>379669240</text:p>
              </table:table-cell>
              <table:table-cell office:value-type="float" office:value="599986008">
                <text:p>599986008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341489608">
                <text:p>341489608</text:p>
              </table:table-cell>
              <table:table-cell office:value-type="float" office:value="304398120">
                <text:p>304398120</text:p>
              </table:table-cell>
              <table:table-cell office:value-type="float" office:value="171230744">
                <text:p>171230744</text:p>
              </table:table-cell>
              <table:table-cell office:value-type="float" office:value="389988280">
                <text:p>389988280</text:p>
              </table:table-cell>
              <table:table-cell office:value-type="float" office:value="600624264">
                <text:p>600624264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353872456">
                <text:p>353872456</text:p>
              </table:table-cell>
              <table:table-cell office:value-type="float" office:value="304398120">
                <text:p>304398120</text:p>
              </table:table-cell>
              <table:table-cell office:value-type="float" office:value="171230744">
                <text:p>171230744</text:p>
              </table:table-cell>
              <table:table-cell office:value-type="float" office:value="389988280">
                <text:p>389988280</text:p>
              </table:table-cell>
              <table:table-cell office:value-type="float" office:value="608746424">
                <text:p>608746424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356968168">
                <text:p>356968168</text:p>
              </table:table-cell>
              <table:table-cell office:value-type="float" office:value="304398120">
                <text:p>304398120</text:p>
              </table:table-cell>
              <table:table-cell office:value-type="float" office:value="171230744">
                <text:p>171230744</text:p>
              </table:table-cell>
              <table:table-cell office:value-type="float" office:value="389988280">
                <text:p>389988280</text:p>
              </table:table-cell>
              <table:table-cell office:value-type="float" office:value="608746424">
                <text:p>608746424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364191496">
                <text:p>364191496</text:p>
              </table:table-cell>
              <table:table-cell office:value-type="float" office:value="307820952">
                <text:p>307820952</text:p>
              </table:table-cell>
              <table:table-cell office:value-type="float" office:value="171230744">
                <text:p>171230744</text:p>
              </table:table-cell>
              <table:table-cell office:value-type="float" office:value="396179704">
                <text:p>396179704</text:p>
              </table:table-cell>
              <table:table-cell office:value-type="float" office:value="608746424">
                <text:p>608746424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373478632">
                <text:p>373478632</text:p>
              </table:table-cell>
              <table:table-cell office:value-type="float" office:value="320904744">
                <text:p>320904744</text:p>
              </table:table-cell>
              <table:table-cell office:value-type="float" office:value="171230744">
                <text:p>171230744</text:p>
              </table:table-cell>
              <table:table-cell office:value-type="float" office:value="401339224">
                <text:p>401339224</text:p>
              </table:table-cell>
              <table:table-cell office:value-type="float" office:value="608746424">
                <text:p>608746424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373478632">
                <text:p>373478632</text:p>
              </table:table-cell>
              <table:table-cell office:value-type="float" office:value="320904744">
                <text:p>320904744</text:p>
              </table:table-cell>
              <table:table-cell office:value-type="float" office:value="172262680">
                <text:p>172262680</text:p>
              </table:table-cell>
              <table:table-cell office:value-type="float" office:value="406498744">
                <text:p>406498744</text:p>
              </table:table-cell>
              <table:table-cell office:value-type="float" office:value="146467000">
                <text:p>14646700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388957192">
                <text:p>388957192</text:p>
              </table:table-cell>
              <table:table-cell office:value-type="float" office:value="326587608">
                <text:p>326587608</text:p>
              </table:table-cell>
              <table:table-cell office:value-type="float" office:value="172262648">
                <text:p>172262648</text:p>
              </table:table-cell>
              <table:table-cell office:value-type="float" office:value="416946504">
                <text:p>416946504</text:p>
              </table:table-cell>
              <table:table-cell office:value-type="float" office:value="152658424">
                <text:p>152658424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404759976">
                <text:p>404759976</text:p>
              </table:table-cell>
              <table:table-cell office:value-type="float" office:value="337411368">
                <text:p>337411368</text:p>
              </table:table-cell>
              <table:table-cell office:value-type="float" office:value="172262648">
                <text:p>172262648</text:p>
              </table:table-cell>
              <table:table-cell office:value-type="float" office:value="429523176">
                <text:p>429523176</text:p>
              </table:table-cell>
              <table:table-cell office:value-type="float" office:value="178456024">
                <text:p>178456024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404759976">
                <text:p>404759976</text:p>
              </table:table-cell>
              <table:table-cell office:value-type="float" office:value="338377448">
                <text:p>338377448</text:p>
              </table:table-cell>
              <table:table-cell office:value-type="float" office:value="174326488">
                <text:p>174326488</text:p>
              </table:table-cell>
              <table:table-cell office:value-type="float" office:value="433453128">
                <text:p>433453128</text:p>
              </table:table-cell>
              <table:table-cell office:value-type="float" office:value="184647448">
                <text:p>184647448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404759976">
                <text:p>404759976</text:p>
              </table:table-cell>
              <table:table-cell office:value-type="float" office:value="338377448">
                <text:p>338377448</text:p>
              </table:table-cell>
              <table:table-cell office:value-type="float" office:value="181549816">
                <text:p>181549816</text:p>
              </table:table-cell>
              <table:table-cell office:value-type="float" office:value="433453128">
                <text:p>433453128</text:p>
              </table:table-cell>
              <table:table-cell office:value-type="float" office:value="189806968">
                <text:p>18980696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411474504">
                <text:p>411474504</text:p>
              </table:table-cell>
              <table:table-cell office:value-type="float" office:value="185083544">
                <text:p>185083544</text:p>
              </table:table-cell>
              <table:table-cell office:value-type="float" office:value="185677432">
                <text:p>185677432</text:p>
              </table:table-cell>
              <table:table-cell office:value-type="float" office:value="433453128">
                <text:p>433453128</text:p>
              </table:table-cell>
              <table:table-cell office:value-type="float" office:value="201157912">
                <text:p>201157912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421266600">
                <text:p>421266600</text:p>
              </table:table-cell>
              <table:table-cell office:value-type="float" office:value="189802456">
                <text:p>189802456</text:p>
              </table:table-cell>
              <table:table-cell office:value-type="float" office:value="190902264">
                <text:p>190902264</text:p>
              </table:table-cell>
              <table:table-cell office:value-type="float" office:value="433453128">
                <text:p>433453128</text:p>
              </table:table-cell>
              <table:table-cell office:value-type="float" office:value="201157912">
                <text:p>201157912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421266600">
                <text:p>421266600</text:p>
              </table:table-cell>
              <table:table-cell office:value-type="float" office:value="199089592">
                <text:p>199089592</text:p>
              </table:table-cell>
              <table:table-cell office:value-type="float" office:value="194062824">
                <text:p>194062824</text:p>
              </table:table-cell>
              <table:table-cell office:value-type="float" office:value="437334936">
                <text:p>437334936</text:p>
              </table:table-cell>
              <table:table-cell office:value-type="float" office:value="210445048">
                <text:p>210445048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421266600">
                <text:p>421266600</text:p>
              </table:table-cell>
              <table:table-cell office:value-type="float" office:value="201153400">
                <text:p>201153400</text:p>
              </table:table-cell>
              <table:table-cell office:value-type="float" office:value="197092248">
                <text:p>197092248</text:p>
              </table:table-cell>
              <table:table-cell office:value-type="float" office:value="439511992">
                <text:p>439511992</text:p>
              </table:table-cell>
              <table:table-cell office:value-type="float" office:value="216636472">
                <text:p>216636472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425589960">
                <text:p>425589960</text:p>
              </table:table-cell>
              <table:table-cell office:value-type="float" office:value="203217208">
                <text:p>203217208</text:p>
              </table:table-cell>
              <table:table-cell office:value-type="float" office:value="201039624">
                <text:p>201039624</text:p>
              </table:table-cell>
              <table:table-cell office:value-type="float" office:value="439468808">
                <text:p>439468808</text:p>
              </table:table-cell>
              <table:table-cell office:value-type="float" office:value="231083128">
                <text:p>231083128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437510952">
                <text:p>437510952</text:p>
              </table:table-cell>
              <table:table-cell office:value-type="float" office:value="215600056">
                <text:p>215600056</text:p>
              </table:table-cell>
              <table:table-cell office:value-type="float" office:value="202250568">
                <text:p>202250568</text:p>
              </table:table-cell>
              <table:table-cell office:value-type="float" office:value="156785560">
                <text:p>156785560</text:p>
              </table:table-cell>
              <table:table-cell office:value-type="float" office:value="232115032">
                <text:p>232115032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437773224">
                <text:p>437773224</text:p>
              </table:table-cell>
              <table:table-cell office:value-type="float" office:value="220759576">
                <text:p>220759576</text:p>
              </table:table-cell>
              <table:table-cell office:value-type="float" office:value="205280008">
                <text:p>205280008</text:p>
              </table:table-cell>
              <table:table-cell office:value-type="float" office:value="161945080">
                <text:p>161945080</text:p>
              </table:table-cell>
              <table:table-cell office:value-type="float" office:value="243465976">
                <text:p>243465976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437773224">
                <text:p>437773224</text:p>
              </table:table-cell>
              <table:table-cell office:value-type="float" office:value="232110520">
                <text:p>232110520</text:p>
              </table:table-cell>
              <table:table-cell office:value-type="float" office:value="208130136">
                <text:p>208130136</text:p>
              </table:table-cell>
              <table:table-cell office:value-type="float" office:value="166072696">
                <text:p>166072696</text:p>
              </table:table-cell>
              <table:table-cell office:value-type="float" office:value="248625496">
                <text:p>248625496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439395000">
                <text:p>439395000</text:p>
              </table:table-cell>
              <table:table-cell office:value-type="float" office:value="232110520">
                <text:p>232110520</text:p>
              </table:table-cell>
              <table:table-cell office:value-type="float" office:value="211469992">
                <text:p>211469992</text:p>
              </table:table-cell>
              <table:table-cell office:value-type="float" office:value="176391736">
                <text:p>176391736</text:p>
              </table:table-cell>
              <table:table-cell office:value-type="float" office:value="253785016">
                <text:p>253785016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8604712">
                <text:p>168604712</text:p>
              </table:table-cell>
              <table:table-cell office:value-type="float" office:value="240365752">
                <text:p>240365752</text:p>
              </table:table-cell>
              <table:table-cell office:value-type="float" office:value="213533320">
                <text:p>213533320</text:p>
              </table:table-cell>
              <table:table-cell office:value-type="float" office:value="178455544">
                <text:p>178455544</text:p>
              </table:table-cell>
              <table:table-cell office:value-type="float" office:value="259976440">
                <text:p>259976440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72260088">
                <text:p>172260088</text:p>
              </table:table-cell>
              <table:table-cell office:value-type="float" office:value="244493368">
                <text:p>244493368</text:p>
              </table:table-cell>
              <table:table-cell office:value-type="float" office:value="215858904">
                <text:p>215858904</text:p>
              </table:table-cell>
              <table:table-cell office:value-type="float" office:value="187742680">
                <text:p>187742680</text:p>
              </table:table-cell>
              <table:table-cell office:value-type="float" office:value="265135960">
                <text:p>265135960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79483416">
                <text:p>179483416</text:p>
              </table:table-cell>
              <table:table-cell office:value-type="float" office:value="248620984">
                <text:p>248620984</text:p>
              </table:table-cell>
              <table:table-cell office:value-type="float" office:value="219788856">
                <text:p>219788856</text:p>
              </table:table-cell>
              <table:table-cell office:value-type="float" office:value="194966008">
                <text:p>194966008</text:p>
              </table:table-cell>
              <table:table-cell office:value-type="float" office:value="272359288">
                <text:p>272359288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82579128">
                <text:p>182579128</text:p>
              </table:table-cell>
              <table:table-cell office:value-type="float" office:value="263067640">
                <text:p>263067640</text:p>
              </table:table-cell>
              <table:table-cell office:value-type="float" office:value="222883848">
                <text:p>222883848</text:p>
              </table:table-cell>
              <table:table-cell office:value-type="float" office:value="194966008">
                <text:p>194966008</text:p>
              </table:table-cell>
              <table:table-cell office:value-type="float" office:value="281646424">
                <text:p>281646424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86706744">
                <text:p>186706744</text:p>
              </table:table-cell>
              <table:table-cell office:value-type="float" office:value="267195256">
                <text:p>267195256</text:p>
              </table:table-cell>
              <table:table-cell office:value-type="float" office:value="226044408">
                <text:p>226044408</text:p>
              </table:table-cell>
              <table:table-cell office:value-type="float" office:value="204253144">
                <text:p>204253144</text:p>
              </table:table-cell>
              <table:table-cell office:value-type="float" office:value="291965464">
                <text:p>291965464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98057688">
                <text:p>198057688</text:p>
              </table:table-cell>
              <table:table-cell office:value-type="float" office:value="276482360">
                <text:p>276482360</text:p>
              </table:table-cell>
              <table:table-cell office:value-type="float" office:value="229926216">
                <text:p>229926216</text:p>
              </table:table-cell>
              <table:table-cell office:value-type="float" office:value="209412664">
                <text:p>209412664</text:p>
              </table:table-cell>
              <table:table-cell office:value-type="float" office:value="298156888">
                <text:p>298156888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99089592">
                <text:p>199089592</text:p>
              </table:table-cell>
              <table:table-cell office:value-type="float" office:value="281641912">
                <text:p>281641912</text:p>
              </table:table-cell>
              <table:table-cell office:value-type="float" office:value="233021208">
                <text:p>233021208</text:p>
              </table:table-cell>
              <table:table-cell office:value-type="float" office:value="215604088">
                <text:p>215604088</text:p>
              </table:table-cell>
              <table:table-cell office:value-type="float" office:value="304348312">
                <text:p>304348312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99089592">
                <text:p>199089592</text:p>
              </table:table-cell>
              <table:table-cell office:value-type="float" office:value="281641912">
                <text:p>281641912</text:p>
              </table:table-cell>
              <table:table-cell office:value-type="float" office:value="236295480">
                <text:p>236295480</text:p>
              </table:table-cell>
              <table:table-cell office:value-type="float" office:value="220763608">
                <text:p>220763608</text:p>
              </table:table-cell>
              <table:table-cell office:value-type="float" office:value="311571640">
                <text:p>311571640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206312920">
                <text:p>206312920</text:p>
              </table:table-cell>
              <table:table-cell office:value-type="float" office:value="286620936">
                <text:p>286620936</text:p>
              </table:table-cell>
              <table:table-cell office:value-type="float" office:value="238555512">
                <text:p>238555512</text:p>
              </table:table-cell>
              <table:table-cell office:value-type="float" office:value="227986936">
                <text:p>227986936</text:p>
              </table:table-cell>
              <table:table-cell office:value-type="float" office:value="314667352">
                <text:p>314667352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212504344">
                <text:p>212504344</text:p>
              </table:table-cell>
              <table:table-cell office:value-type="float" office:value="296281896">
                <text:p>296281896</text:p>
              </table:table-cell>
              <table:table-cell office:value-type="float" office:value="242175048">
                <text:p>242175048</text:p>
              </table:table-cell>
              <table:table-cell office:value-type="float" office:value="237274072">
                <text:p>237274072</text:p>
              </table:table-cell>
              <table:table-cell office:value-type="float" office:value="323954456">
                <text:p>323954456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220759576">
                <text:p>220759576</text:p>
              </table:table-cell>
              <table:table-cell office:value-type="float" office:value="298100376">
                <text:p>298100376</text:p>
              </table:table-cell>
              <table:table-cell office:value-type="float" office:value="245580456">
                <text:p>245580456</text:p>
              </table:table-cell>
              <table:table-cell office:value-type="float" office:value="244497400">
                <text:p>244497400</text:p>
              </table:table-cell>
              <table:table-cell office:value-type="float" office:value="328082104">
                <text:p>328082104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229014808">
                <text:p>229014808</text:p>
              </table:table-cell>
              <table:table-cell office:value-type="float" office:value="298100376">
                <text:p>298100376</text:p>
              </table:table-cell>
              <table:table-cell office:value-type="float" office:value="248496168">
                <text:p>248496168</text:p>
              </table:table-cell>
              <table:table-cell office:value-type="float" office:value="250688824">
                <text:p>250688824</text:p>
              </table:table-cell>
              <table:table-cell office:value-type="float" office:value="328082104">
                <text:p>328082104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233142424">
                <text:p>233142424</text:p>
              </table:table-cell>
              <table:table-cell office:value-type="float" office:value="298100376">
                <text:p>298100376</text:p>
              </table:table-cell>
              <table:table-cell office:value-type="float" office:value="251770440">
                <text:p>251770440</text:p>
              </table:table-cell>
              <table:table-cell office:value-type="float" office:value="257912152">
                <text:p>257912152</text:p>
              </table:table-cell>
              <table:table-cell office:value-type="float" office:value="340464952">
                <text:p>340464952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245525272">
                <text:p>245525272</text:p>
              </table:table-cell>
              <table:table-cell office:value-type="float" office:value="299442456">
                <text:p>299442456</text:p>
              </table:table-cell>
              <table:table-cell office:value-type="float" office:value="254865432">
                <text:p>254865432</text:p>
              </table:table-cell>
              <table:table-cell office:value-type="float" office:value="265135480">
                <text:p>265135480</text:p>
              </table:table-cell>
              <table:table-cell office:value-type="float" office:value="344592568">
                <text:p>344592568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252748600">
                <text:p>252748600</text:p>
              </table:table-cell>
              <table:table-cell office:value-type="float" office:value="310349208">
                <text:p>310349208</text:p>
              </table:table-cell>
              <table:table-cell office:value-type="float" office:value="257960424">
                <text:p>257960424</text:p>
              </table:table-cell>
              <table:table-cell office:value-type="float" office:value="270295000">
                <text:p>270295000</text:p>
              </table:table-cell>
              <table:table-cell office:value-type="float" office:value="347639400">
                <text:p>347639400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262035736">
                <text:p>262035736</text:p>
              </table:table-cell>
              <table:table-cell office:value-type="float" office:value="311380872">
                <text:p>311380872</text:p>
              </table:table-cell>
              <table:table-cell office:value-type="float" office:value="260023752">
                <text:p>260023752</text:p>
              </table:table-cell>
              <table:table-cell office:value-type="float" office:value="277518328">
                <text:p>277518328</text:p>
              </table:table-cell>
              <table:table-cell office:value-type="float" office:value="358135320">
                <text:p>358135320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262035736">
                <text:p>262035736</text:p>
              </table:table-cell>
              <table:table-cell office:value-type="float" office:value="311380872">
                <text:p>311380872</text:p>
              </table:table-cell>
              <table:table-cell office:value-type="float" office:value="262087080">
                <text:p>262087080</text:p>
              </table:table-cell>
              <table:table-cell office:value-type="float" office:value="286805464">
                <text:p>286805464</text:p>
              </table:table-cell>
              <table:table-cell office:value-type="float" office:value="360919896">
                <text:p>360919896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274418584">
                <text:p>274418584</text:p>
              </table:table-cell>
              <table:table-cell office:value-type="float" office:value="311380872">
                <text:p>311380872</text:p>
              </table:table-cell>
              <table:table-cell office:value-type="float" office:value="250746536">
                <text:p>250746536</text:p>
              </table:table-cell>
              <table:table-cell office:value-type="float" office:value="286805464">
                <text:p>286805464</text:p>
              </table:table-cell>
              <table:table-cell office:value-type="float" office:value="360919896">
                <text:p>360919896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278546200">
                <text:p>278546200</text:p>
              </table:table-cell>
              <table:table-cell office:value-type="float" office:value="314607000">
                <text:p>314607000</text:p>
              </table:table-cell>
              <table:table-cell office:value-type="float" office:value="252980104">
                <text:p>252980104</text:p>
              </table:table-cell>
              <table:table-cell office:value-type="float" office:value="289901176">
                <text:p>289901176</text:p>
              </table:table-cell>
              <table:table-cell office:value-type="float" office:value="364146024">
                <text:p>364146024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284737624">
                <text:p>284737624</text:p>
              </table:table-cell>
              <table:table-cell office:value-type="float" office:value="321763080">
                <text:p>321763080</text:p>
              </table:table-cell>
              <table:table-cell office:value-type="float" office:value="259960264">
                <text:p>259960264</text:p>
              </table:table-cell>
              <table:table-cell office:value-type="float" office:value="297124504">
                <text:p>297124504</text:p>
              </table:table-cell>
              <table:table-cell office:value-type="float" office:value="368320808">
                <text:p>368320808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295056664">
                <text:p>295056664</text:p>
              </table:table-cell>
              <table:table-cell office:value-type="float" office:value="327887496">
                <text:p>327887496</text:p>
              </table:table-cell>
              <table:table-cell office:value-type="float" office:value="267183592">
                <text:p>267183592</text:p>
              </table:table-cell>
              <table:table-cell office:value-type="float" office:value="303315928">
                <text:p>303315928</text:p>
              </table:table-cell>
              <table:table-cell office:value-type="float" office:value="375542488">
                <text:p>375542488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295056664">
                <text:p>295056664</text:p>
              </table:table-cell>
              <table:table-cell office:value-type="float" office:value="327887496">
                <text:p>327887496</text:p>
              </table:table-cell>
              <table:table-cell office:value-type="float" office:value="273375016">
                <text:p>273375016</text:p>
              </table:table-cell>
              <table:table-cell office:value-type="float" office:value="307442584">
                <text:p>307442584</text:p>
              </table:table-cell>
              <table:table-cell office:value-type="float" office:value="377426520">
                <text:p>377426520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295056664">
                <text:p>295056664</text:p>
              </table:table-cell>
              <table:table-cell office:value-type="float" office:value="327887496">
                <text:p>327887496</text:p>
              </table:table-cell>
              <table:table-cell office:value-type="float" office:value="280598344">
                <text:p>280598344</text:p>
              </table:table-cell>
              <table:table-cell office:value-type="float" office:value="309833736">
                <text:p>309833736</text:p>
              </table:table-cell>
              <table:table-cell office:value-type="float" office:value="377426520">
                <text:p>377426520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303311864">
                <text:p>303311864</text:p>
              </table:table-cell>
              <table:table-cell office:value-type="float" office:value="330457944">
                <text:p>330457944</text:p>
              </table:table-cell>
              <table:table-cell office:value-type="float" office:value="287821672">
                <text:p>287821672</text:p>
              </table:table-cell>
              <table:table-cell office:value-type="float" office:value="313632568">
                <text:p>313632568</text:p>
              </table:table-cell>
              <table:table-cell office:value-type="float" office:value="378064776">
                <text:p>378064776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315694744">
                <text:p>315694744</text:p>
              </table:table-cell>
              <table:table-cell office:value-type="float" office:value="344394120">
                <text:p>344394120</text:p>
              </table:table-cell>
              <table:table-cell office:value-type="float" office:value="297108808">
                <text:p>297108808</text:p>
              </table:table-cell>
              <table:table-cell office:value-type="float" office:value="319053144">
                <text:p>319053144</text:p>
              </table:table-cell>
              <table:table-cell office:value-type="float" office:value="393933144">
                <text:p>393933144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328077592">
                <text:p>328077592</text:p>
              </table:table-cell>
              <table:table-cell office:value-type="float" office:value="344394120">
                <text:p>344394120</text:p>
              </table:table-cell>
              <table:table-cell office:value-type="float" office:value="311555464">
                <text:p>311555464</text:p>
              </table:table-cell>
              <table:table-cell office:value-type="float" office:value="326340360">
                <text:p>326340360</text:p>
              </table:table-cell>
              <table:table-cell office:value-type="float" office:value="151127816">
                <text:p>151127816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340460440">
                <text:p>340460440</text:p>
              </table:table-cell>
              <table:table-cell office:value-type="float" office:value="344380184">
                <text:p>344380184</text:p>
              </table:table-cell>
              <table:table-cell office:value-type="float" office:value="317746888">
                <text:p>317746888</text:p>
              </table:table-cell>
              <table:table-cell office:value-type="float" office:value="332464776">
                <text:p>332464776</text:p>
              </table:table-cell>
              <table:table-cell office:value-type="float" office:value="161951800">
                <text:p>161951800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344588056">
                <text:p>344588056</text:p>
              </table:table-cell>
              <table:table-cell office:value-type="float" office:value="233591944">
                <text:p>233591944</text:p>
              </table:table-cell>
              <table:table-cell office:value-type="float" office:value="323938312">
                <text:p>323938312</text:p>
              </table:table-cell>
              <table:table-cell office:value-type="float" office:value="335559768">
                <text:p>335559768</text:p>
              </table:table-cell>
              <table:table-cell office:value-type="float" office:value="166079416">
                <text:p>166079416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354907096">
                <text:p>354907096</text:p>
              </table:table-cell>
              <table:table-cell office:value-type="float" office:value="234142936">
                <text:p>234142936</text:p>
              </table:table-cell>
              <table:table-cell office:value-type="float" office:value="331161640">
                <text:p>331161640</text:p>
              </table:table-cell>
              <table:table-cell office:value-type="float" office:value="335559768">
                <text:p>335559768</text:p>
              </table:table-cell>
              <table:table-cell office:value-type="float" office:value="168143224">
                <text:p>168143224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356970904">
                <text:p>356970904</text:p>
              </table:table-cell>
              <table:table-cell office:value-type="float" office:value="241397896">
                <text:p>241397896</text:p>
              </table:table-cell>
              <table:table-cell office:value-type="float" office:value="339416872">
                <text:p>339416872</text:p>
              </table:table-cell>
              <table:table-cell office:value-type="float" office:value="342846984">
                <text:p>342846984</text:p>
              </table:table-cell>
              <table:table-cell office:value-type="float" office:value="179494168">
                <text:p>179494168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356970904">
                <text:p>356970904</text:p>
              </table:table-cell>
              <table:table-cell office:value-type="float" office:value="246557416">
                <text:p>246557416</text:p>
              </table:table-cell>
              <table:table-cell office:value-type="float" office:value="344576392">
                <text:p>344576392</text:p>
              </table:table-cell>
              <table:table-cell office:value-type="float" office:value="342846984">
                <text:p>342846984</text:p>
              </table:table-cell>
              <table:table-cell office:value-type="float" office:value="179494168">
                <text:p>179494168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368321848">
                <text:p>368321848</text:p>
              </table:table-cell>
              <table:table-cell office:value-type="float" office:value="255844552">
                <text:p>255844552</text:p>
              </table:table-cell>
              <table:table-cell office:value-type="float" office:value="351799720">
                <text:p>351799720</text:p>
              </table:table-cell>
              <table:table-cell office:value-type="float" office:value="349364808">
                <text:p>349364808</text:p>
              </table:table-cell>
              <table:table-cell office:value-type="float" office:value="190845112">
                <text:p>190845112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374513272">
                <text:p>374513272</text:p>
              </table:table-cell>
              <table:table-cell office:value-type="float" office:value="264099784">
                <text:p>264099784</text:p>
              </table:table-cell>
              <table:table-cell office:value-type="float" office:value="361086856">
                <text:p>361086856</text:p>
              </table:table-cell>
              <table:table-cell office:value-type="float" office:value="352066392">
                <text:p>352066392</text:p>
              </table:table-cell>
              <table:table-cell office:value-type="float" office:value="201164152">
                <text:p>201164152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385864216">
                <text:p>385864216</text:p>
              </table:table-cell>
              <table:table-cell office:value-type="float" office:value="274418824">
                <text:p>274418824</text:p>
              </table:table-cell>
              <table:table-cell office:value-type="float" office:value="370373992">
                <text:p>370373992</text:p>
              </table:table-cell>
              <table:table-cell office:value-type="float" office:value="353753736">
                <text:p>353753736</text:p>
              </table:table-cell>
              <table:table-cell office:value-type="float" office:value="212515096">
                <text:p>212515096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389991832">
                <text:p>389991832</text:p>
              </table:table-cell>
              <table:table-cell office:value-type="float" office:value="277514536">
                <text:p>277514536</text:p>
              </table:table-cell>
              <table:table-cell office:value-type="float" office:value="375598584">
                <text:p>375598584</text:p>
              </table:table-cell>
              <table:table-cell office:value-type="float" office:value="359353608">
                <text:p>359353608</text:p>
              </table:table-cell>
              <table:table-cell office:value-type="float" office:value="223866040">
                <text:p>223866040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392055640">
                <text:p>392055640</text:p>
              </table:table-cell>
              <table:table-cell office:value-type="float" office:value="277514536">
                <text:p>277514536</text:p>
              </table:table-cell>
              <table:table-cell office:value-type="float" office:value="379725240">
                <text:p>379725240</text:p>
              </table:table-cell>
              <table:table-cell office:value-type="float" office:value="176941096">
                <text:p>176941096</text:p>
              </table:table-cell>
              <table:table-cell office:value-type="float" office:value="234185080">
                <text:p>234185080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399278968">
                <text:p>399278968</text:p>
              </table:table-cell>
              <table:table-cell office:value-type="float" office:value="285769768">
                <text:p>285769768</text:p>
              </table:table-cell>
              <table:table-cell office:value-type="float" office:value="382116408">
                <text:p>382116408</text:p>
              </table:table-cell>
              <table:table-cell office:value-type="float" office:value="183609736">
                <text:p>183609736</text:p>
              </table:table-cell>
              <table:table-cell office:value-type="float" office:value="241408408">
                <text:p>241408408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406502296">
                <text:p>406502296</text:p>
              </table:table-cell>
              <table:table-cell office:value-type="float" office:value="292993096">
                <text:p>292993096</text:p>
              </table:table-cell>
              <table:table-cell office:value-type="float" office:value="385915224">
                <text:p>385915224</text:p>
              </table:table-cell>
              <table:table-cell office:value-type="float" office:value="184641640">
                <text:p>184641640</text:p>
              </table:table-cell>
              <table:table-cell office:value-type="float" office:value="245536024">
                <text:p>245536024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415789432">
                <text:p>415789432</text:p>
              </table:table-cell>
              <table:table-cell office:value-type="float" office:value="300216424">
                <text:p>300216424</text:p>
              </table:table-cell>
              <table:table-cell office:value-type="float" office:value="389010216">
                <text:p>389010216</text:p>
              </table:table-cell>
              <table:table-cell office:value-type="float" office:value="189801160">
                <text:p>189801160</text:p>
              </table:table-cell>
              <table:table-cell office:value-type="float" office:value="245536024">
                <text:p>245536024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423012760">
                <text:p>423012760</text:p>
              </table:table-cell>
              <table:table-cell office:value-type="float" office:value="307439752">
                <text:p>307439752</text:p>
              </table:table-cell>
              <table:table-cell office:value-type="float" office:value="390041880">
                <text:p>390041880</text:p>
              </table:table-cell>
              <table:table-cell office:value-type="float" office:value="189801160">
                <text:p>189801160</text:p>
              </table:table-cell>
              <table:table-cell office:value-type="float" office:value="254823160">
                <text:p>254823160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432299896">
                <text:p>432299896</text:p>
              </table:table-cell>
              <table:table-cell office:value-type="float" office:value="314663080">
                <text:p>314663080</text:p>
              </table:table-cell>
              <table:table-cell office:value-type="float" office:value="393136872">
                <text:p>393136872</text:p>
              </table:table-cell>
              <table:table-cell office:value-type="float" office:value="195992584">
                <text:p>195992584</text:p>
              </table:table-cell>
              <table:table-cell office:value-type="float" office:value="262046488">
                <text:p>262046488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437459416">
                <text:p>437459416</text:p>
              </table:table-cell>
              <table:table-cell office:value-type="float" office:value="320854504">
                <text:p>320854504</text:p>
              </table:table-cell>
              <table:table-cell office:value-type="float" office:value="396690840">
                <text:p>396690840</text:p>
              </table:table-cell>
              <table:table-cell office:value-type="float" office:value="206311624">
                <text:p>206311624</text:p>
              </table:table-cell>
              <table:table-cell office:value-type="float" office:value="271333624">
                <text:p>271333624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445714648">
                <text:p>445714648</text:p>
              </table:table-cell>
              <table:table-cell office:value-type="float" office:value="328077832">
                <text:p>328077832</text:p>
              </table:table-cell>
              <table:table-cell office:value-type="float" office:value="399785832">
                <text:p>399785832</text:p>
              </table:table-cell>
              <table:table-cell office:value-type="float" office:value="210439240">
                <text:p>210439240</text:p>
              </table:table-cell>
              <table:table-cell office:value-type="float" office:value="278556952">
                <text:p>278556952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449842264">
                <text:p>449842264</text:p>
              </table:table-cell>
              <table:table-cell office:value-type="float" office:value="335301160">
                <text:p>335301160</text:p>
              </table:table-cell>
              <table:table-cell office:value-type="float" office:value="403453512">
                <text:p>403453512</text:p>
              </table:table-cell>
              <table:table-cell office:value-type="float" office:value="221790184">
                <text:p>221790184</text:p>
              </table:table-cell>
              <table:table-cell office:value-type="float" office:value="284748376">
                <text:p>284748376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458097496">
                <text:p>458097496</text:p>
              </table:table-cell>
              <table:table-cell office:value-type="float" office:value="343556392">
                <text:p>343556392</text:p>
              </table:table-cell>
              <table:table-cell office:value-type="float" office:value="406548504">
                <text:p>406548504</text:p>
              </table:table-cell>
              <table:table-cell office:value-type="float" office:value="223853992">
                <text:p>223853992</text:p>
              </table:table-cell>
              <table:table-cell office:value-type="float" office:value="291971704">
                <text:p>291971704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465320824">
                <text:p>465320824</text:p>
              </table:table-cell>
              <table:table-cell office:value-type="float" office:value="351811624">
                <text:p>351811624</text:p>
              </table:table-cell>
              <table:table-cell office:value-type="float" office:value="409464216">
                <text:p>409464216</text:p>
              </table:table-cell>
              <table:table-cell office:value-type="float" office:value="232109224">
                <text:p>232109224</text:p>
              </table:table-cell>
              <table:table-cell office:value-type="float" office:value="300226936">
                <text:p>300226936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471512248">
                <text:p>471512248</text:p>
              </table:table-cell>
              <table:table-cell office:value-type="float" office:value="356971144">
                <text:p>356971144</text:p>
              </table:table-cell>
              <table:table-cell office:value-type="float" office:value="412296936">
                <text:p>412296936</text:p>
              </table:table-cell>
              <table:table-cell office:value-type="float" office:value="239332552">
                <text:p>239332552</text:p>
              </table:table-cell>
              <table:table-cell office:value-type="float" office:value="306418360">
                <text:p>306418360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477703672">
                <text:p>477703672</text:p>
              </table:table-cell>
              <table:table-cell office:value-type="float" office:value="363162568">
                <text:p>363162568</text:p>
              </table:table-cell>
              <table:table-cell office:value-type="float" office:value="415260792">
                <text:p>415260792</text:p>
              </table:table-cell>
              <table:table-cell office:value-type="float" office:value="243460168">
                <text:p>243460168</text:p>
              </table:table-cell>
              <table:table-cell office:value-type="float" office:value="314673592">
                <text:p>314673592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481831288">
                <text:p>481831288</text:p>
              </table:table-cell>
              <table:table-cell office:value-type="float" office:value="368322088">
                <text:p>368322088</text:p>
              </table:table-cell>
              <table:table-cell office:value-type="float" office:value="418486920">
                <text:p>418486920</text:p>
              </table:table-cell>
              <table:table-cell office:value-type="float" office:value="253779208">
                <text:p>253779208</text:p>
              </table:table-cell>
              <table:table-cell office:value-type="float" office:value="320865016">
                <text:p>320865016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481831288">
                <text:p>481831288</text:p>
              </table:table-cell>
              <table:table-cell office:value-type="float" office:value="368322088">
                <text:p>368322088</text:p>
              </table:table-cell>
              <table:table-cell office:value-type="float" office:value="421450776">
                <text:p>421450776</text:p>
              </table:table-cell>
              <table:table-cell office:value-type="float" office:value="256874920">
                <text:p>256874920</text:p>
              </table:table-cell>
              <table:table-cell office:value-type="float" office:value="328088344">
                <text:p>328088344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491118424">
                <text:p>491118424</text:p>
              </table:table-cell>
              <table:table-cell office:value-type="float" office:value="368322088">
                <text:p>368322088</text:p>
              </table:table-cell>
              <table:table-cell office:value-type="float" office:value="425118456">
                <text:p>425118456</text:p>
              </table:table-cell>
              <table:table-cell office:value-type="float" office:value="267193960">
                <text:p>267193960</text:p>
              </table:table-cell>
              <table:table-cell office:value-type="float" office:value="337375480">
                <text:p>337375480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494803512">
                <text:p>494803512</text:p>
              </table:table-cell>
              <table:table-cell office:value-type="float" office:value="368322088">
                <text:p>368322088</text:p>
              </table:table-cell>
              <table:table-cell office:value-type="float" office:value="428344584">
                <text:p>428344584</text:p>
              </table:table-cell>
              <table:table-cell office:value-type="float" office:value="272353480">
                <text:p>272353480</text:p>
              </table:table-cell>
              <table:table-cell office:value-type="float" office:value="337375480">
                <text:p>337375480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498291912">
                <text:p>498291912</text:p>
              </table:table-cell>
              <table:table-cell office:value-type="float" office:value="372400584">
                <text:p>372400584</text:p>
              </table:table-cell>
              <table:table-cell office:value-type="float" office:value="430735752">
                <text:p>430735752</text:p>
              </table:table-cell>
              <table:table-cell office:value-type="float" office:value="276481096">
                <text:p>276481096</text:p>
              </table:table-cell>
              <table:table-cell office:value-type="float" office:value="337375480">
                <text:p>337375480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499192440">
                <text:p>499192440</text:p>
              </table:table-cell>
              <table:table-cell office:value-type="float" office:value="375233304">
                <text:p>375233304</text:p>
              </table:table-cell>
              <table:table-cell office:value-type="float" office:value="433896312">
                <text:p>433896312</text:p>
              </table:table-cell>
              <table:table-cell office:value-type="float" office:value="276481096">
                <text:p>276481096</text:p>
              </table:table-cell>
              <table:table-cell office:value-type="float" office:value="337375480">
                <text:p>33737548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506790072">
                <text:p>506790072</text:p>
              </table:table-cell>
              <table:table-cell office:value-type="float" office:value="378769848">
                <text:p>378769848</text:p>
              </table:table-cell>
              <table:table-cell office:value-type="float" office:value="437384712">
                <text:p>437384712</text:p>
              </table:table-cell>
              <table:table-cell office:value-type="float" office:value="282672520">
                <text:p>282672520</text:p>
              </table:table-cell>
              <table:table-cell office:value-type="float" office:value="344155560">
                <text:p>344155560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506790072">
                <text:p>506790072</text:p>
              </table:table-cell>
              <table:table-cell office:value-type="float" office:value="384714984">
                <text:p>384714984</text:p>
              </table:table-cell>
              <table:table-cell office:value-type="float" office:value="440593416">
                <text:p>440593416</text:p>
              </table:table-cell>
              <table:table-cell office:value-type="float" office:value="292991560">
                <text:p>292991560</text:p>
              </table:table-cell>
              <table:table-cell office:value-type="float" office:value="344155560">
                <text:p>344155560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514798536">
                <text:p>514798536</text:p>
              </table:table-cell>
              <table:table-cell office:value-type="float" office:value="384714984">
                <text:p>384714984</text:p>
              </table:table-cell>
              <table:table-cell office:value-type="float" office:value="443115720">
                <text:p>443115720</text:p>
              </table:table-cell>
              <table:table-cell office:value-type="float" office:value="300214888">
                <text:p>300214888</text:p>
              </table:table-cell>
              <table:table-cell office:value-type="float" office:value="352981560">
                <text:p>352981560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514798536">
                <text:p>514798536</text:p>
              </table:table-cell>
              <table:table-cell office:value-type="float" office:value="391739928">
                <text:p>391739928</text:p>
              </table:table-cell>
              <table:table-cell office:value-type="float" office:value="239685944">
                <text:p>239685944</text:p>
              </table:table-cell>
              <table:table-cell office:value-type="float" office:value="309502024">
                <text:p>309502024</text:p>
              </table:table-cell>
              <table:table-cell office:value-type="float" office:value="357763896">
                <text:p>357763896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517368984">
                <text:p>517368984</text:p>
              </table:table-cell>
              <table:table-cell office:value-type="float" office:value="391739928">
                <text:p>391739928</text:p>
              </table:table-cell>
              <table:table-cell office:value-type="float" office:value="242391304">
                <text:p>242391304</text:p>
              </table:table-cell>
              <table:table-cell office:value-type="float" office:value="309502024">
                <text:p>309502024</text:p>
              </table:table-cell>
              <table:table-cell office:value-type="float" office:value="360662184">
                <text:p>360662184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523296696">
                <text:p>523296696</text:p>
              </table:table-cell>
              <table:table-cell office:value-type="float" office:value="399665400">
                <text:p>399665400</text:p>
              </table:table-cell>
              <table:table-cell office:value-type="float" office:value="248620456">
                <text:p>248620456</text:p>
              </table:table-cell>
              <table:table-cell office:value-type="float" office:value="310664808">
                <text:p>310664808</text:p>
              </table:table-cell>
              <table:table-cell office:value-type="float" office:value="368915496">
                <text:p>368915496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531305160">
                <text:p>531305160</text:p>
              </table:table-cell>
              <table:table-cell office:value-type="float" office:value="403398664">
                <text:p>403398664</text:p>
              </table:table-cell>
              <table:table-cell office:value-type="float" office:value="264099016">
                <text:p>264099016</text:p>
              </table:table-cell>
              <table:table-cell office:value-type="float" office:value="325042536">
                <text:p>325042536</text:p>
              </table:table-cell>
              <table:table-cell office:value-type="float" office:value="372714312">
                <text:p>372714312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539803320">
                <text:p>539803320</text:p>
              </table:table-cell>
              <table:table-cell office:value-type="float" office:value="415533768">
                <text:p>415533768</text:p>
              </table:table-cell>
              <table:table-cell office:value-type="float" office:value="279577576">
                <text:p>279577576</text:p>
              </table:table-cell>
              <table:table-cell office:value-type="float" office:value="326008648">
                <text:p>326008648</text:p>
              </table:table-cell>
              <table:table-cell office:value-type="float" office:value="379625544">
                <text:p>379625544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539803320">
                <text:p>539803320</text:p>
              </table:table-cell>
              <table:table-cell office:value-type="float" office:value="417728232">
                <text:p>417728232</text:p>
              </table:table-cell>
              <table:table-cell office:value-type="float" office:value="285769000">
                <text:p>285769000</text:p>
              </table:table-cell>
              <table:table-cell office:value-type="float" office:value="335245464">
                <text:p>335245464</text:p>
              </table:table-cell>
              <table:table-cell office:value-type="float" office:value="385994808">
                <text:p>385994808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547811784">
                <text:p>547811784</text:p>
              </table:table-cell>
              <table:table-cell office:value-type="float" office:value="417728232">
                <text:p>417728232</text:p>
              </table:table-cell>
              <table:table-cell office:value-type="float" office:value="290928520">
                <text:p>290928520</text:p>
              </table:table-cell>
              <table:table-cell office:value-type="float" office:value="341549160">
                <text:p>341549160</text:p>
              </table:table-cell>
              <table:table-cell office:value-type="float" office:value="390842712">
                <text:p>390842712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68604712">
                <text:p>168604712</text:p>
              </table:table-cell>
              <table:table-cell office:value-type="float" office:value="424753176">
                <text:p>424753176</text:p>
              </table:table-cell>
              <table:table-cell office:value-type="float" office:value="296088040">
                <text:p>296088040</text:p>
              </table:table-cell>
              <table:table-cell office:value-type="float" office:value="341549160">
                <text:p>341549160</text:p>
              </table:table-cell>
              <table:table-cell office:value-type="float" office:value="393675432">
                <text:p>393675432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71226712">
                <text:p>171226712</text:p>
              </table:table-cell>
              <table:table-cell office:value-type="float" office:value="424753176">
                <text:p>424753176</text:p>
              </table:table-cell>
              <table:table-cell office:value-type="float" office:value="300215656">
                <text:p>300215656</text:p>
              </table:table-cell>
              <table:table-cell office:value-type="float" office:value="341549160">
                <text:p>341549160</text:p>
              </table:table-cell>
              <table:table-cell office:value-type="float" office:value="393675432">
                <text:p>393675432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72258648">
                <text:p>172258648</text:p>
              </table:table-cell>
              <table:table-cell office:value-type="float" office:value="424753176">
                <text:p>424753176</text:p>
              </table:table-cell>
              <table:table-cell office:value-type="float" office:value="306407048">
                <text:p>306407048</text:p>
              </table:table-cell>
              <table:table-cell office:value-type="float" office:value="343612488">
                <text:p>343612488</text:p>
              </table:table-cell>
              <table:table-cell office:value-type="float" office:value="393675432">
                <text:p>393675432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76386264">
                <text:p>176386264</text:p>
              </table:table-cell>
              <table:table-cell office:value-type="float" office:value="425850408">
                <text:p>425850408</text:p>
              </table:table-cell>
              <table:table-cell office:value-type="float" office:value="313630408">
                <text:p>313630408</text:p>
              </table:table-cell>
              <table:table-cell office:value-type="float" office:value="350899704">
                <text:p>350899704</text:p>
              </table:table-cell>
              <table:table-cell office:value-type="float" office:value="402501432">
                <text:p>402501432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81545784">
                <text:p>181545784</text:p>
              </table:table-cell>
              <table:table-cell office:value-type="float" office:value="434234856">
                <text:p>434234856</text:p>
              </table:table-cell>
              <table:table-cell office:value-type="float" office:value="320853736">
                <text:p>320853736</text:p>
              </table:table-cell>
              <table:table-cell office:value-type="float" office:value="358055784">
                <text:p>358055784</text:p>
              </table:table-cell>
              <table:table-cell office:value-type="float" office:value="402501432">
                <text:p>402501432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92896728">
                <text:p>192896728</text:p>
              </table:table-cell>
              <table:table-cell office:value-type="float" office:value="434234856">
                <text:p>434234856</text:p>
              </table:table-cell>
              <table:table-cell office:value-type="float" office:value="328077064">
                <text:p>328077064</text:p>
              </table:table-cell>
              <table:table-cell office:value-type="float" office:value="358055784">
                <text:p>358055784</text:p>
              </table:table-cell>
              <table:table-cell office:value-type="float" office:value="258704728">
                <text:p>258704728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92896728">
                <text:p>192896728</text:p>
              </table:table-cell>
              <table:table-cell office:value-type="float" office:value="257737016">
                <text:p>257737016</text:p>
              </table:table-cell>
              <table:table-cell office:value-type="float" office:value="334268488">
                <text:p>334268488</text:p>
              </table:table-cell>
              <table:table-cell office:value-type="float" office:value="358055784">
                <text:p>358055784</text:p>
              </table:table-cell>
              <table:table-cell office:value-type="float" office:value="264096136">
                <text:p>264096136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92896728">
                <text:p>192896728</text:p>
              </table:table-cell>
              <table:table-cell office:value-type="float" office:value="262915112">
                <text:p>262915112</text:p>
              </table:table-cell>
              <table:table-cell office:value-type="float" office:value="340459912">
                <text:p>340459912</text:p>
              </table:table-cell>
              <table:table-cell office:value-type="float" office:value="360119112">
                <text:p>360119112</text:p>
              </table:table-cell>
              <table:table-cell office:value-type="float" office:value="268223752">
                <text:p>268223752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200120056">
                <text:p>200120056</text:p>
              </table:table-cell>
              <table:table-cell office:value-type="float" office:value="262915112">
                <text:p>262915112</text:p>
              </table:table-cell>
              <table:table-cell office:value-type="float" office:value="346651336">
                <text:p>346651336</text:p>
              </table:table-cell>
              <table:table-cell office:value-type="float" office:value="360119112">
                <text:p>360119112</text:p>
              </table:table-cell>
              <table:table-cell office:value-type="float" office:value="279574696">
                <text:p>279574696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209407192">
                <text:p>209407192</text:p>
              </table:table-cell>
              <table:table-cell office:value-type="float" office:value="268223368">
                <text:p>268223368</text:p>
              </table:table-cell>
              <table:table-cell office:value-type="float" office:value="351172104">
                <text:p>351172104</text:p>
              </table:table-cell>
              <table:table-cell office:value-type="float" office:value="178080584">
                <text:p>178080584</text:p>
              </table:table-cell>
              <table:table-cell office:value-type="float" office:value="280606600">
                <text:p>280606600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215598616">
                <text:p>215598616</text:p>
              </table:table-cell>
              <table:table-cell office:value-type="float" office:value="277510472">
                <text:p>277510472</text:p>
              </table:table-cell>
              <table:table-cell office:value-type="float" office:value="353759976">
                <text:p>353759976</text:p>
              </table:table-cell>
              <table:table-cell office:value-type="float" office:value="178080584">
                <text:p>178080584</text:p>
              </table:table-cell>
              <table:table-cell office:value-type="float" office:value="280606600">
                <text:p>28060660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221790040">
                <text:p>221790040</text:p>
              </table:table-cell>
              <table:table-cell office:value-type="float" office:value="279574312">
                <text:p>279574312</text:p>
              </table:table-cell>
              <table:table-cell office:value-type="float" office:value="357362088">
                <text:p>357362088</text:p>
              </table:table-cell>
              <table:table-cell office:value-type="float" office:value="187740584">
                <text:p>187740584</text:p>
              </table:table-cell>
              <table:table-cell office:value-type="float" office:value="286798024">
                <text:p>286798024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229013368">
                <text:p>229013368</text:p>
              </table:table-cell>
              <table:table-cell office:value-type="float" office:value="279574312">
                <text:p>279574312</text:p>
              </table:table-cell>
              <table:table-cell office:value-type="float" office:value="360457080">
                <text:p>360457080</text:p>
              </table:table-cell>
              <table:table-cell office:value-type="float" office:value="194963944">
                <text:p>194963944</text:p>
              </table:table-cell>
              <table:table-cell office:value-type="float" office:value="297117064">
                <text:p>297117064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237268600">
                <text:p>237268600</text:p>
              </table:table-cell>
              <table:table-cell office:value-type="float" office:value="284733832">
                <text:p>284733832</text:p>
              </table:table-cell>
              <table:table-cell office:value-type="float" office:value="364142184">
                <text:p>364142184</text:p>
              </table:table-cell>
              <table:table-cell office:value-type="float" office:value="195995848">
                <text:p>195995848</text:p>
              </table:table-cell>
              <table:table-cell office:value-type="float" office:value="303308488">
                <text:p>303308488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242428120">
                <text:p>242428120</text:p>
              </table:table-cell>
              <table:table-cell office:value-type="float" office:value="294020968">
                <text:p>294020968</text:p>
              </table:table-cell>
              <table:table-cell office:value-type="float" office:value="367678728">
                <text:p>367678728</text:p>
              </table:table-cell>
              <table:table-cell office:value-type="float" office:value="203219176">
                <text:p>203219176</text:p>
              </table:table-cell>
              <table:table-cell office:value-type="float" office:value="312595624">
                <text:p>312595624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249651416">
                <text:p>249651416</text:p>
              </table:table-cell>
              <table:table-cell office:value-type="float" office:value="300212392">
                <text:p>300212392</text:p>
              </table:table-cell>
              <table:table-cell office:value-type="float" office:value="371363832">
                <text:p>371363832</text:p>
              </table:table-cell>
              <table:table-cell office:value-type="float" office:value="211474408">
                <text:p>211474408</text:p>
              </table:table-cell>
              <table:table-cell office:value-type="float" office:value="319818952">
                <text:p>319818952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258938584">
                <text:p>258938584</text:p>
              </table:table-cell>
              <table:table-cell office:value-type="float" office:value="309499528">
                <text:p>309499528</text:p>
              </table:table-cell>
              <table:table-cell office:value-type="float" office:value="374900376">
                <text:p>374900376</text:p>
              </table:table-cell>
              <table:table-cell office:value-type="float" office:value="217665832">
                <text:p>217665832</text:p>
              </table:table-cell>
              <table:table-cell office:value-type="float" office:value="328074184">
                <text:p>328074184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266161912">
                <text:p>266161912</text:p>
              </table:table-cell>
              <table:table-cell office:value-type="float" office:value="314659048">
                <text:p>314659048</text:p>
              </table:table-cell>
              <table:table-cell office:value-type="float" office:value="378585480">
                <text:p>378585480</text:p>
              </table:table-cell>
              <table:table-cell office:value-type="float" office:value="227984872">
                <text:p>227984872</text:p>
              </table:table-cell>
              <table:table-cell office:value-type="float" office:value="335297512">
                <text:p>335297512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275449048">
                <text:p>275449048</text:p>
              </table:table-cell>
              <table:table-cell office:value-type="float" office:value="321882376">
                <text:p>321882376</text:p>
              </table:table-cell>
              <table:table-cell office:value-type="float" office:value="381680472">
                <text:p>381680472</text:p>
              </table:table-cell>
              <table:table-cell office:value-type="float" office:value="231080584">
                <text:p>231080584</text:p>
              </table:table-cell>
              <table:table-cell office:value-type="float" office:value="341488936">
                <text:p>341488936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281640472">
                <text:p>281640472</text:p>
              </table:table-cell>
              <table:table-cell office:value-type="float" office:value="329105704">
                <text:p>329105704</text:p>
              </table:table-cell>
              <table:table-cell office:value-type="float" office:value="385217016">
                <text:p>385217016</text:p>
              </table:table-cell>
              <table:table-cell office:value-type="float" office:value="243463432">
                <text:p>243463432</text:p>
              </table:table-cell>
              <table:table-cell office:value-type="float" office:value="347680360">
                <text:p>347680360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282672376">
                <text:p>282672376</text:p>
              </table:table-cell>
              <table:table-cell office:value-type="float" office:value="335297128">
                <text:p>335297128</text:p>
              </table:table-cell>
              <table:table-cell office:value-type="float" office:value="385807128">
                <text:p>385807128</text:p>
              </table:table-cell>
              <table:table-cell office:value-type="float" office:value="244495336">
                <text:p>244495336</text:p>
              </table:table-cell>
              <table:table-cell office:value-type="float" office:value="354903688">
                <text:p>354903688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287831896">
                <text:p>287831896</text:p>
              </table:table-cell>
              <table:table-cell office:value-type="float" office:value="345616168">
                <text:p>345616168</text:p>
              </table:table-cell>
              <table:table-cell office:value-type="float" office:value="389933784">
                <text:p>389933784</text:p>
              </table:table-cell>
              <table:table-cell office:value-type="float" office:value="258941992">
                <text:p>258941992</text:p>
              </table:table-cell>
              <table:table-cell office:value-type="float" office:value="362127016">
                <text:p>362127016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291959512">
                <text:p>291959512</text:p>
              </table:table-cell>
              <table:table-cell office:value-type="float" office:value="353871400">
                <text:p>353871400</text:p>
              </table:table-cell>
              <table:table-cell office:value-type="float" office:value="393732600">
                <text:p>393732600</text:p>
              </table:table-cell>
              <table:table-cell office:value-type="float" office:value="262037704">
                <text:p>262037704</text:p>
              </table:table-cell>
              <table:table-cell office:value-type="float" office:value="363158920">
                <text:p>363158920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298150936">
                <text:p>298150936</text:p>
              </table:table-cell>
              <table:table-cell office:value-type="float" office:value="362126632">
                <text:p>362126632</text:p>
              </table:table-cell>
              <table:table-cell office:value-type="float" office:value="396565320">
                <text:p>396565320</text:p>
              </table:table-cell>
              <table:table-cell office:value-type="float" office:value="262037704">
                <text:p>262037704</text:p>
              </table:table-cell>
              <table:table-cell office:value-type="float" office:value="368513928">
                <text:p>368513928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302278552">
                <text:p>302278552</text:p>
              </table:table-cell>
              <table:table-cell office:value-type="float" office:value="362126632">
                <text:p>362126632</text:p>
              </table:table-cell>
              <table:table-cell office:value-type="float" office:value="399529176">
                <text:p>399529176</text:p>
              </table:table-cell>
              <table:table-cell office:value-type="float" office:value="263069608">
                <text:p>263069608</text:p>
              </table:table-cell>
              <table:table-cell office:value-type="float" office:value="368513928">
                <text:p>368513928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311565688">
                <text:p>311565688</text:p>
              </table:table-cell>
              <table:table-cell office:value-type="float" office:value="367236792">
                <text:p>367236792</text:p>
              </table:table-cell>
              <table:table-cell office:value-type="float" office:value="402755304">
                <text:p>402755304</text:p>
              </table:table-cell>
              <table:table-cell office:value-type="float" office:value="275452456">
                <text:p>275452456</text:p>
              </table:table-cell>
              <table:table-cell office:value-type="float" office:value="368513928">
                <text:p>368513928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317757112">
                <text:p>317757112</text:p>
              </table:table-cell>
              <table:table-cell office:value-type="float" office:value="367236792">
                <text:p>367236792</text:p>
              </table:table-cell>
              <table:table-cell office:value-type="float" office:value="406881960">
                <text:p>406881960</text:p>
              </table:table-cell>
              <table:table-cell office:value-type="float" office:value="278548168">
                <text:p>278548168</text:p>
              </table:table-cell>
              <table:table-cell office:value-type="float" office:value="368513928">
                <text:p>368513928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327044248">
                <text:p>327044248</text:p>
              </table:table-cell>
              <table:table-cell office:value-type="float" office:value="367236792">
                <text:p>367236792</text:p>
              </table:table-cell>
              <table:table-cell office:value-type="float" office:value="410567064">
                <text:p>410567064</text:p>
              </table:table-cell>
              <table:table-cell office:value-type="float" office:value="290931016">
                <text:p>290931016</text:p>
              </table:table-cell>
              <table:table-cell office:value-type="float" office:value="370004568">
                <text:p>370004568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332203768">
                <text:p>332203768</text:p>
              </table:table-cell>
              <table:table-cell office:value-type="float" office:value="367236792">
                <text:p>367236792</text:p>
              </table:table-cell>
              <table:table-cell office:value-type="float" office:value="194353048">
                <text:p>194353048</text:p>
              </table:table-cell>
              <table:table-cell office:value-type="float" office:value="295058632">
                <text:p>295058632</text:p>
              </table:table-cell>
              <table:table-cell office:value-type="float" office:value="372968424">
                <text:p>372968424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344586616">
                <text:p>344586616</text:p>
              </table:table-cell>
              <table:table-cell office:value-type="float" office:value="369037848">
                <text:p>369037848</text:p>
              </table:table-cell>
              <table:table-cell office:value-type="float" office:value="201159688">
                <text:p>201159688</text:p>
              </table:table-cell>
              <table:table-cell office:value-type="float" office:value="304345768">
                <text:p>304345768</text:p>
              </table:table-cell>
              <table:table-cell office:value-type="float" office:value="385020552">
                <text:p>385020552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351809944">
                <text:p>351809944</text:p>
              </table:table-cell>
              <table:table-cell office:value-type="float" office:value="373933896">
                <text:p>373933896</text:p>
              </table:table-cell>
              <table:table-cell office:value-type="float" office:value="208383016">
                <text:p>208383016</text:p>
              </table:table-cell>
              <table:table-cell office:value-type="float" office:value="311569096">
                <text:p>311569096</text:p>
              </table:table-cell>
              <table:table-cell office:value-type="float" office:value="385020552">
                <text:p>385020552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361097080">
                <text:p>361097080</text:p>
              </table:table-cell>
              <table:table-cell office:value-type="float" office:value="383743416">
                <text:p>383743416</text:p>
              </table:table-cell>
              <table:table-cell office:value-type="float" office:value="216638248">
                <text:p>216638248</text:p>
              </table:table-cell>
              <table:table-cell office:value-type="float" office:value="319824328">
                <text:p>319824328</text:p>
              </table:table-cell>
              <table:table-cell office:value-type="float" office:value="385020552">
                <text:p>385020552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370384216">
                <text:p>370384216</text:p>
              </table:table-cell>
              <table:table-cell office:value-type="float" office:value="383743416">
                <text:p>383743416</text:p>
              </table:table-cell>
              <table:table-cell office:value-type="float" office:value="231084904">
                <text:p>231084904</text:p>
              </table:table-cell>
              <table:table-cell office:value-type="float" office:value="333239080">
                <text:p>333239080</text:p>
              </table:table-cell>
              <table:table-cell office:value-type="float" office:value="389475048">
                <text:p>389475048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374511832">
                <text:p>374511832</text:p>
              </table:table-cell>
              <table:table-cell office:value-type="float" office:value="391341048">
                <text:p>391341048</text:p>
              </table:table-cell>
              <table:table-cell office:value-type="float" office:value="245531560">
                <text:p>245531560</text:p>
              </table:table-cell>
              <table:table-cell office:value-type="float" office:value="346653832">
                <text:p>346653832</text:p>
              </table:table-cell>
              <table:table-cell office:value-type="float" office:value="401527176">
                <text:p>401527176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386894680">
                <text:p>386894680</text:p>
              </table:table-cell>
              <table:table-cell office:value-type="float" office:value="400250040">
                <text:p>400250040</text:p>
              </table:table-cell>
              <table:table-cell office:value-type="float" office:value="252754888">
                <text:p>252754888</text:p>
              </table:table-cell>
              <table:table-cell office:value-type="float" office:value="359036680">
                <text:p>359036680</text:p>
              </table:table-cell>
              <table:table-cell office:value-type="float" office:value="401527176">
                <text:p>401527176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397213720">
                <text:p>397213720</text:p>
              </table:table-cell>
              <table:table-cell office:value-type="float" office:value="400250040">
                <text:p>400250040</text:p>
              </table:table-cell>
              <table:table-cell office:value-type="float" office:value="259978216">
                <text:p>259978216</text:p>
              </table:table-cell>
              <table:table-cell office:value-type="float" office:value="361100488">
                <text:p>361100488</text:p>
              </table:table-cell>
              <table:table-cell office:value-type="float" office:value="405408984">
                <text:p>405408984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404437048">
                <text:p>404437048</text:p>
              </table:table-cell>
              <table:table-cell office:value-type="float" office:value="404048856">
                <text:p>404048856</text:p>
              </table:table-cell>
              <table:table-cell office:value-type="float" office:value="265137736">
                <text:p>265137736</text:p>
              </table:table-cell>
              <table:table-cell office:value-type="float" office:value="361100488">
                <text:p>361100488</text:p>
              </table:table-cell>
              <table:table-cell office:value-type="float" office:value="405981672">
                <text:p>405981672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415787992">
                <text:p>415787992</text:p>
              </table:table-cell>
              <table:table-cell office:value-type="float" office:value="412678168">
                <text:p>412678168</text:p>
              </table:table-cell>
              <table:table-cell office:value-type="float" office:value="268233448">
                <text:p>268233448</text:p>
              </table:table-cell>
              <table:table-cell office:value-type="float" office:value="361100488">
                <text:p>361100488</text:p>
              </table:table-cell>
              <table:table-cell office:value-type="float" office:value="416805416">
                <text:p>416805416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421979416">
                <text:p>421979416</text:p>
              </table:table-cell>
              <table:table-cell office:value-type="float" office:value="412678136">
                <text:p>412678136</text:p>
              </table:table-cell>
              <table:table-cell office:value-type="float" office:value="277520584">
                <text:p>277520584</text:p>
              </table:table-cell>
              <table:table-cell office:value-type="float" office:value="373480456">
                <text:p>373480456</text:p>
              </table:table-cell>
              <table:table-cell office:value-type="float" office:value="416805416">
                <text:p>416805416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431266552">
                <text:p>431266552</text:p>
              </table:table-cell>
              <table:table-cell office:value-type="float" office:value="412678136">
                <text:p>412678136</text:p>
              </table:table-cell>
              <table:table-cell office:value-type="float" office:value="283711976">
                <text:p>283711976</text:p>
              </table:table-cell>
              <table:table-cell office:value-type="float" office:value="375937176">
                <text:p>375937176</text:p>
              </table:table-cell>
              <table:table-cell office:value-type="float" office:value="416805416">
                <text:p>416805416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436426072">
                <text:p>436426072</text:p>
              </table:table-cell>
              <table:table-cell office:value-type="float" office:value="412678136">
                <text:p>412678136</text:p>
              </table:table-cell>
              <table:table-cell office:value-type="float" office:value="291967240">
                <text:p>291967240</text:p>
              </table:table-cell>
              <table:table-cell office:value-type="float" office:value="375937176">
                <text:p>375937176</text:p>
              </table:table-cell>
              <table:table-cell office:value-type="float" office:value="238338440">
                <text:p>238338440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436426072">
                <text:p>436426072</text:p>
              </table:table-cell>
              <table:table-cell office:value-type="float" office:value="412678136">
                <text:p>412678136</text:p>
              </table:table-cell>
              <table:table-cell office:value-type="float" office:value="299190568">
                <text:p>299190568</text:p>
              </table:table-cell>
              <table:table-cell office:value-type="float" office:value="375937176">
                <text:p>375937176</text:p>
              </table:table-cell>
              <table:table-cell office:value-type="float" office:value="240208520">
                <text:p>240208520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441585592">
                <text:p>441585592</text:p>
              </table:table-cell>
              <table:table-cell office:value-type="float" office:value="238788872">
                <text:p>238788872</text:p>
              </table:table-cell>
              <table:table-cell office:value-type="float" office:value="304350088">
                <text:p>304350088</text:p>
              </table:table-cell>
              <table:table-cell office:value-type="float" office:value="379867128">
                <text:p>379867128</text:p>
              </table:table-cell>
              <table:table-cell office:value-type="float" office:value="244492360">
                <text:p>244492360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452936536">
                <text:p>452936536</text:p>
              </table:table-cell>
              <table:table-cell office:value-type="float" office:value="243460984">
                <text:p>243460984</text:p>
              </table:table-cell>
              <table:table-cell office:value-type="float" office:value="311573416">
                <text:p>311573416</text:p>
              </table:table-cell>
              <table:table-cell office:value-type="float" office:value="388448280">
                <text:p>388448280</text:p>
              </table:table-cell>
              <table:table-cell office:value-type="float" office:value="246556168">
                <text:p>246556168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457064152">
                <text:p>457064152</text:p>
              </table:table-cell>
              <table:table-cell office:value-type="float" office:value="250684312">
                <text:p>250684312</text:p>
              </table:table-cell>
              <table:table-cell office:value-type="float" office:value="314620248">
                <text:p>314620248</text:p>
              </table:table-cell>
              <table:table-cell office:value-type="float" office:value="392509368">
                <text:p>392509368</text:p>
              </table:table-cell>
              <table:table-cell office:value-type="float" office:value="261002824">
                <text:p>261002824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457064152">
                <text:p>457064152</text:p>
              </table:table-cell>
              <table:table-cell office:value-type="float" office:value="259971448">
                <text:p>259971448</text:p>
              </table:table-cell>
              <table:table-cell office:value-type="float" office:value="317715240">
                <text:p>317715240</text:p>
              </table:table-cell>
              <table:table-cell office:value-type="float" office:value="392509368">
                <text:p>392509368</text:p>
              </table:table-cell>
              <table:table-cell office:value-type="float" office:value="266162344">
                <text:p>266162344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472542712">
                <text:p>472542712</text:p>
              </table:table-cell>
              <table:table-cell office:value-type="float" office:value="267194776">
                <text:p>267194776</text:p>
              </table:table-cell>
              <table:table-cell office:value-type="float" office:value="322152312">
                <text:p>322152312</text:p>
              </table:table-cell>
              <table:table-cell office:value-type="float" office:value="392509368">
                <text:p>392509368</text:p>
              </table:table-cell>
              <table:table-cell office:value-type="float" office:value="277513288">
                <text:p>277513288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473574616">
                <text:p>473574616</text:p>
              </table:table-cell>
              <table:table-cell office:value-type="float" office:value="276481912">
                <text:p>276481912</text:p>
              </table:table-cell>
              <table:table-cell office:value-type="float" office:value="323905224">
                <text:p>323905224</text:p>
              </table:table-cell>
              <table:table-cell office:value-type="float" office:value="394065576">
                <text:p>394065576</text:p>
              </table:table-cell>
              <table:table-cell office:value-type="float" office:value="277513288">
                <text:p>277513288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474737400">
                <text:p>474737400</text:p>
              </table:table-cell>
              <table:table-cell office:value-type="float" office:value="276481912">
                <text:p>276481912</text:p>
              </table:table-cell>
              <table:table-cell office:value-type="float" office:value="325968552">
                <text:p>325968552</text:p>
              </table:table-cell>
              <table:table-cell office:value-type="float" office:value="404185512">
                <text:p>404185512</text:p>
              </table:table-cell>
              <table:table-cell office:value-type="float" office:value="280609000">
                <text:p>280609000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480026856">
                <text:p>480026856</text:p>
              </table:table-cell>
              <table:table-cell office:value-type="float" office:value="277513816">
                <text:p>277513816</text:p>
              </table:table-cell>
              <table:table-cell office:value-type="float" office:value="330095208">
                <text:p>330095208</text:p>
              </table:table-cell>
              <table:table-cell office:value-type="float" office:value="409015992">
                <text:p>409015992</text:p>
              </table:table-cell>
              <table:table-cell office:value-type="float" office:value="291959944">
                <text:p>291959944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488083464">
                <text:p>488083464</text:p>
              </table:table-cell>
              <table:table-cell office:value-type="float" office:value="281641432">
                <text:p>281641432</text:p>
              </table:table-cell>
              <table:table-cell office:value-type="float" office:value="330095208">
                <text:p>330095208</text:p>
              </table:table-cell>
              <table:table-cell office:value-type="float" office:value="409015992">
                <text:p>409015992</text:p>
              </table:table-cell>
              <table:table-cell office:value-type="float" office:value="295055656">
                <text:p>295055656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489180696">
                <text:p>489180696</text:p>
              </table:table-cell>
              <table:table-cell office:value-type="float" office:value="289896664">
                <text:p>289896664</text:p>
              </table:table-cell>
              <table:table-cell office:value-type="float" office:value="336857880">
                <text:p>336857880</text:p>
              </table:table-cell>
              <table:table-cell office:value-type="float" office:value="409015992">
                <text:p>409015992</text:p>
              </table:table-cell>
              <table:table-cell office:value-type="float" office:value="305374696">
                <text:p>305374696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489180696">
                <text:p>489180696</text:p>
              </table:table-cell>
              <table:table-cell office:value-type="float" office:value="292992376">
                <text:p>292992376</text:p>
              </table:table-cell>
              <table:table-cell office:value-type="float" office:value="338348520">
                <text:p>338348520</text:p>
              </table:table-cell>
              <table:table-cell office:value-type="float" office:value="410572200">
                <text:p>410572200</text:p>
              </table:table-cell>
              <table:table-cell office:value-type="float" office:value="310534216">
                <text:p>310534216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489180696">
                <text:p>489180696</text:p>
              </table:table-cell>
              <table:table-cell office:value-type="float" office:value="307439032">
                <text:p>307439032</text:p>
              </table:table-cell>
              <table:table-cell office:value-type="float" office:value="338348520">
                <text:p>338348520</text:p>
              </table:table-cell>
              <table:table-cell office:value-type="float" office:value="415975368">
                <text:p>415975368</text:p>
              </table:table-cell>
              <table:table-cell office:value-type="float" office:value="320853256">
                <text:p>320853256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494339016">
                <text:p>494339016</text:p>
              </table:table-cell>
              <table:table-cell office:value-type="float" office:value="310534744">
                <text:p>310534744</text:p>
              </table:table-cell>
              <table:table-cell office:value-type="float" office:value="338348520">
                <text:p>338348520</text:p>
              </table:table-cell>
              <table:table-cell office:value-type="float" office:value="424687656">
                <text:p>424687656</text:p>
              </table:table-cell>
              <table:table-cell office:value-type="float" office:value="329108488">
                <text:p>329108488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504148536">
                <text:p>504148536</text:p>
              </table:table-cell>
              <table:table-cell office:value-type="float" office:value="320853784">
                <text:p>320853784</text:p>
              </table:table-cell>
              <table:table-cell office:value-type="float" office:value="343310136">
                <text:p>343310136</text:p>
              </table:table-cell>
              <table:table-cell office:value-type="float" office:value="425522616">
                <text:p>425522616</text:p>
              </table:table-cell>
              <table:table-cell office:value-type="float" office:value="342523240">
                <text:p>342523240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505687320">
                <text:p>505687320</text:p>
              </table:table-cell>
              <table:table-cell office:value-type="float" office:value="326013304">
                <text:p>326013304</text:p>
              </table:table-cell>
              <table:table-cell office:value-type="float" office:value="352791816">
                <text:p>352791816</text:p>
              </table:table-cell>
              <table:table-cell office:value-type="float" office:value="425522616">
                <text:p>425522616</text:p>
              </table:table-cell>
              <table:table-cell office:value-type="float" office:value="344587048">
                <text:p>344587048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505687320">
                <text:p>505687320</text:p>
              </table:table-cell>
              <table:table-cell office:value-type="float" office:value="334268536">
                <text:p>334268536</text:p>
              </table:table-cell>
              <table:table-cell office:value-type="float" office:value="354855144">
                <text:p>354855144</text:p>
              </table:table-cell>
              <table:table-cell office:value-type="float" office:value="425522616">
                <text:p>425522616</text:p>
              </table:table-cell>
              <table:table-cell office:value-type="float" office:value="351809176">
                <text:p>351809176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505687320">
                <text:p>505687320</text:p>
              </table:table-cell>
              <table:table-cell office:value-type="float" office:value="342523768">
                <text:p>342523768</text:p>
              </table:table-cell>
              <table:table-cell office:value-type="float" office:value="354855144">
                <text:p>354855144</text:p>
              </table:table-cell>
              <table:table-cell office:value-type="float" office:value="425522616">
                <text:p>425522616</text:p>
              </table:table-cell>
              <table:table-cell office:value-type="float" office:value="359620920">
                <text:p>35962092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507750648">
                <text:p>507750648</text:p>
              </table:table-cell>
              <table:table-cell office:value-type="float" office:value="342523768">
                <text:p>342523768</text:p>
              </table:table-cell>
              <table:table-cell office:value-type="float" office:value="354855144">
                <text:p>354855144</text:p>
              </table:table-cell>
              <table:table-cell office:value-type="float" office:value="264541928">
                <text:p>264541928</text:p>
              </table:table-cell>
              <table:table-cell office:value-type="float" office:value="359620920">
                <text:p>359620920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516725208">
                <text:p>516725208</text:p>
              </table:table-cell>
              <table:table-cell office:value-type="float" office:value="347371656">
                <text:p>347371656</text:p>
              </table:table-cell>
              <table:table-cell office:value-type="float" office:value="354810920">
                <text:p>354810920</text:p>
              </table:table-cell>
              <table:table-cell office:value-type="float" office:value="265504232">
                <text:p>265504232</text:p>
              </table:table-cell>
              <table:table-cell office:value-type="float" office:value="359620920">
                <text:p>359620920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522193944">
                <text:p>522193944</text:p>
              </table:table-cell>
              <table:table-cell office:value-type="float" office:value="353037096">
                <text:p>353037096</text:p>
              </table:table-cell>
              <table:table-cell office:value-type="float" office:value="193176296">
                <text:p>193176296</text:p>
              </table:table-cell>
              <table:table-cell office:value-type="float" office:value="268626088">
                <text:p>268626088</text:p>
              </table:table-cell>
              <table:table-cell office:value-type="float" office:value="361487544">
                <text:p>361487544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522193944">
                <text:p>522193944</text:p>
              </table:table-cell>
              <table:table-cell office:value-type="float" office:value="358457688">
                <text:p>358457688</text:p>
              </table:table-cell>
              <table:table-cell office:value-type="float" office:value="194963992">
                <text:p>194963992</text:p>
              </table:table-cell>
              <table:table-cell office:value-type="float" office:value="279574840">
                <text:p>279574840</text:p>
              </table:table-cell>
              <table:table-cell office:value-type="float" office:value="362453640">
                <text:p>362453640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522193944">
                <text:p>522193944</text:p>
              </table:table-cell>
              <table:table-cell office:value-type="float" office:value="358457688">
                <text:p>358457688</text:p>
              </table:table-cell>
              <table:table-cell office:value-type="float" office:value="199091608">
                <text:p>199091608</text:p>
              </table:table-cell>
              <table:table-cell office:value-type="float" office:value="281638648">
                <text:p>281638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524257272">
                <text:p>524257272</text:p>
              </table:table-cell>
              <table:table-cell office:value-type="float" office:value="358457688">
                <text:p>358457688</text:p>
              </table:table-cell>
              <table:table-cell office:value-type="float" office:value="211474456">
                <text:p>211474456</text:p>
              </table:table-cell>
              <table:table-cell office:value-type="float" office:value="296085304">
                <text:p>296085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535164024">
                <text:p>535164024</text:p>
              </table:table-cell>
              <table:table-cell office:value-type="float" office:value="360717720">
                <text:p>360717720</text:p>
              </table:table-cell>
              <table:table-cell office:value-type="float" office:value="215602072">
                <text:p>215602072</text:p>
              </table:table-cell>
              <table:table-cell office:value-type="float" office:value="296085304">
                <text:p>296085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85115176">
                <text:p>185115176</text:p>
              </table:table-cell>
              <table:table-cell office:value-type="float" office:value="360717720">
                <text:p>360717720</text:p>
              </table:table-cell>
              <table:table-cell office:value-type="float" office:value="226953016">
                <text:p>226953016</text:p>
              </table:table-cell>
              <table:table-cell office:value-type="float" office:value="303308632">
                <text:p>303308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86703336">
                <text:p>186703336</text:p>
              </table:table-cell>
              <table:table-cell office:value-type="float" office:value="360717720">
                <text:p>360717720</text:p>
              </table:table-cell>
              <table:table-cell office:value-type="float" office:value="232112536">
                <text:p>232112536</text:p>
              </table:table-cell>
              <table:table-cell office:value-type="float" office:value="309500056">
                <text:p>309500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86703336">
                <text:p>186703336</text:p>
              </table:table-cell>
              <table:table-cell office:value-type="float" office:value="360717720">
                <text:p>360717720</text:p>
              </table:table-cell>
              <table:table-cell office:value-type="float" office:value="241399672">
                <text:p>241399672</text:p>
              </table:table-cell>
              <table:table-cell office:value-type="float" office:value="314659544">
                <text:p>314659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201149992">
                <text:p>201149992</text:p>
              </table:table-cell>
              <table:table-cell office:value-type="float" office:value="375357720">
                <text:p>375357720</text:p>
              </table:table-cell>
              <table:table-cell office:value-type="float" office:value="253782520">
                <text:p>253782520</text:p>
              </table:table-cell>
              <table:table-cell office:value-type="float" office:value="326010520">
                <text:p>326010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219724264">
                <text:p>219724264</text:p>
              </table:table-cell>
              <table:table-cell office:value-type="float" office:value="377224344">
                <text:p>377224344</text:p>
              </table:table-cell>
              <table:table-cell office:value-type="float" office:value="277516312">
                <text:p>277516312</text:p>
              </table:table-cell>
              <table:table-cell office:value-type="float" office:value="345615976">
                <text:p>345615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227979496">
                <text:p>227979496</text:p>
              </table:table-cell>
              <table:table-cell office:value-type="float" office:value="389014200">
                <text:p>389014200</text:p>
              </table:table-cell>
              <table:table-cell office:value-type="float" office:value="277516312">
                <text:p>277516312</text:p>
              </table:table-cell>
              <table:table-cell office:value-type="float" office:value="358454904">
                <text:p>358454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236234728">
                <text:p>236234728</text:p>
              </table:table-cell>
              <table:table-cell office:value-type="float" office:value="393730968">
                <text:p>393730968</text:p>
              </table:table-cell>
              <table:table-cell office:value-type="float" office:value="287835352">
                <text:p>287835352</text:p>
              </table:table-cell>
              <table:table-cell office:value-type="float" office:value="360387096">
                <text:p>360387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240362344">
                <text:p>240362344</text:p>
              </table:table-cell>
              <table:table-cell office:value-type="float" office:value="393730968">
                <text:p>393730968</text:p>
              </table:table-cell>
              <table:table-cell office:value-type="float" office:value="297122488">
                <text:p>297122488</text:p>
              </table:table-cell>
              <table:table-cell office:value-type="float" office:value="368771544">
                <text:p>368771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252745192">
                <text:p>252745192</text:p>
              </table:table-cell>
              <table:table-cell office:value-type="float" office:value="204052520">
                <text:p>204052520</text:p>
              </table:table-cell>
              <table:table-cell office:value-type="float" office:value="308473432">
                <text:p>308473432</text:p>
              </table:table-cell>
              <table:table-cell office:value-type="float" office:value="374961528">
                <text:p>374961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252745192">
                <text:p>252745192</text:p>
              </table:table-cell>
              <table:table-cell office:value-type="float" office:value="204052520">
                <text:p>204052520</text:p>
              </table:table-cell>
              <table:table-cell office:value-type="float" office:value="310537240">
                <text:p>310537240</text:p>
              </table:table-cell>
              <table:table-cell office:value-type="float" office:value="374961528">
                <text:p>374961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257904712">
                <text:p>257904712</text:p>
              </table:table-cell>
              <table:table-cell office:value-type="float" office:value="210127384">
                <text:p>210127384</text:p>
              </table:table-cell>
              <table:table-cell office:value-type="float" office:value="312797256">
                <text:p>312797256</text:p>
              </table:table-cell>
              <table:table-cell office:value-type="float" office:value="374961528">
                <text:p>374961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268223752">
                <text:p>268223752</text:p>
              </table:table-cell>
              <table:table-cell office:value-type="float" office:value="222826648">
                <text:p>222826648</text:p>
              </table:table-cell>
              <table:table-cell office:value-type="float" office:value="326077752">
                <text:p>326077752</text:p>
              </table:table-cell>
              <table:table-cell office:value-type="float" office:value="378629224">
                <text:p>378629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269255656">
                <text:p>269255656</text:p>
              </table:table-cell>
              <table:table-cell office:value-type="float" office:value="229018072">
                <text:p>229018072</text:p>
              </table:table-cell>
              <table:table-cell office:value-type="float" office:value="326274456">
                <text:p>326274456</text:p>
              </table:table-cell>
              <table:table-cell office:value-type="float" office:value="391271448">
                <text:p>391271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279574696">
                <text:p>279574696</text:p>
              </table:table-cell>
              <table:table-cell office:value-type="float" office:value="237273304">
                <text:p>237273304</text:p>
              </table:table-cell>
              <table:table-cell office:value-type="float" office:value="326274456">
                <text:p>326274456</text:p>
              </table:table-cell>
              <table:table-cell office:value-type="float" office:value="391468152">
                <text:p>391468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285766120">
                <text:p>285766120</text:p>
              </table:table-cell>
              <table:table-cell office:value-type="float" office:value="243464728">
                <text:p>243464728</text:p>
              </table:table-cell>
              <table:table-cell office:value-type="float" office:value="329303880">
                <text:p>329303880</text:p>
              </table:table-cell>
              <table:table-cell office:value-type="float" office:value="151127672">
                <text:p>151127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285766120">
                <text:p>285766120</text:p>
              </table:table-cell>
              <table:table-cell office:value-type="float" office:value="252751864">
                <text:p>252751864</text:p>
              </table:table-cell>
              <table:table-cell office:value-type="float" office:value="333299400">
                <text:p>333299400</text:p>
              </table:table-cell>
              <table:table-cell office:value-type="float" office:value="155313464">
                <text:p>155313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292989448">
                <text:p>292989448</text:p>
              </table:table-cell>
              <table:table-cell office:value-type="float" office:value="257911384">
                <text:p>257911384</text:p>
              </table:table-cell>
              <table:table-cell office:value-type="float" office:value="342781080">
                <text:p>342781080</text:p>
              </table:table-cell>
              <table:table-cell office:value-type="float" office:value="161951656">
                <text:p>161951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300212776">
                <text:p>300212776</text:p>
              </table:table-cell>
              <table:table-cell office:value-type="float" office:value="259975192">
                <text:p>259975192</text:p>
              </table:table-cell>
              <table:table-cell office:value-type="float" office:value="342781080">
                <text:p>342781080</text:p>
              </table:table-cell>
              <table:table-cell office:value-type="float" office:value="170206888">
                <text:p>170206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306404200">
                <text:p>306404200</text:p>
              </table:table-cell>
              <table:table-cell office:value-type="float" office:value="259975192">
                <text:p>259975192</text:p>
              </table:table-cell>
              <table:table-cell office:value-type="float" office:value="342781080">
                <text:p>342781080</text:p>
              </table:table-cell>
              <table:table-cell office:value-type="float" office:value="178462120">
                <text:p>178462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316723240">
                <text:p>316723240</text:p>
              </table:table-cell>
              <table:table-cell office:value-type="float" office:value="265134712">
                <text:p>265134712</text:p>
              </table:table-cell>
              <table:table-cell office:value-type="float" office:value="345810504">
                <text:p>345810504</text:p>
              </table:table-cell>
              <table:table-cell office:value-type="float" office:value="191876872">
                <text:p>191876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318787048">
                <text:p>318787048</text:p>
              </table:table-cell>
              <table:table-cell office:value-type="float" office:value="273389944">
                <text:p>273389944</text:p>
              </table:table-cell>
              <table:table-cell office:value-type="float" office:value="351624504">
                <text:p>351624504</text:p>
              </table:table-cell>
              <table:table-cell office:value-type="float" office:value="199100200">
                <text:p>199100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333233704">
                <text:p>333233704</text:p>
              </table:table-cell>
              <table:table-cell office:value-type="float" office:value="276485656">
                <text:p>276485656</text:p>
              </table:table-cell>
              <table:table-cell office:value-type="float" office:value="359353272">
                <text:p>359353272</text:p>
              </table:table-cell>
              <table:table-cell office:value-type="float" office:value="207355432">
                <text:p>207355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339425128">
                <text:p>339425128</text:p>
              </table:table-cell>
              <table:table-cell office:value-type="float" office:value="284740888">
                <text:p>284740888</text:p>
              </table:table-cell>
              <table:table-cell office:value-type="float" office:value="359353272">
                <text:p>359353272</text:p>
              </table:table-cell>
              <table:table-cell office:value-type="float" office:value="214578760">
                <text:p>214578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349744168">
                <text:p>349744168</text:p>
              </table:table-cell>
              <table:table-cell office:value-type="float" office:value="292996120">
                <text:p>292996120</text:p>
              </table:table-cell>
              <table:table-cell office:value-type="float" office:value="362317128">
                <text:p>362317128</text:p>
              </table:table-cell>
              <table:table-cell office:value-type="float" office:value="227993512">
                <text:p>227993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363158920">
                <text:p>363158920</text:p>
              </table:table-cell>
              <table:table-cell office:value-type="float" office:value="303315160">
                <text:p>303315160</text:p>
              </table:table-cell>
              <table:table-cell office:value-type="float" office:value="362317128">
                <text:p>362317128</text:p>
              </table:table-cell>
              <table:table-cell office:value-type="float" office:value="234184936">
                <text:p>234184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367286536">
                <text:p>367286536</text:p>
              </table:table-cell>
              <table:table-cell office:value-type="float" office:value="309506584">
                <text:p>309506584</text:p>
              </table:table-cell>
              <table:table-cell office:value-type="float" office:value="178956376">
                <text:p>178956376</text:p>
              </table:table-cell>
              <table:table-cell office:value-type="float" office:value="241408264">
                <text:p>241408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378637480">
                <text:p>378637480</text:p>
              </table:table-cell>
              <table:table-cell office:value-type="float" office:value="314666104">
                <text:p>314666104</text:p>
              </table:table-cell>
              <table:table-cell office:value-type="float" office:value="179917880">
                <text:p>179917880</text:p>
              </table:table-cell>
              <table:table-cell office:value-type="float" office:value="244503976">
                <text:p>244503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382765096">
                <text:p>382765096</text:p>
              </table:table-cell>
              <table:table-cell office:value-type="float" office:value="322921336">
                <text:p>322921336</text:p>
              </table:table-cell>
              <table:table-cell office:value-type="float" office:value="192900616">
                <text:p>192900616</text:p>
              </table:table-cell>
              <table:table-cell office:value-type="float" office:value="244503976">
                <text:p>244503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386892712">
                <text:p>386892712</text:p>
              </table:table-cell>
              <table:table-cell office:value-type="float" office:value="331176568">
                <text:p>331176568</text:p>
              </table:table-cell>
              <table:table-cell office:value-type="float" office:value="194964424">
                <text:p>194964424</text:p>
              </table:table-cell>
              <table:table-cell office:value-type="float" office:value="253791112">
                <text:p>253791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396179848">
                <text:p>396179848</text:p>
              </table:table-cell>
              <table:table-cell office:value-type="float" office:value="342527512">
                <text:p>342527512</text:p>
              </table:table-cell>
              <table:table-cell office:value-type="float" office:value="205283464">
                <text:p>205283464</text:p>
              </table:table-cell>
              <table:table-cell office:value-type="float" office:value="259982536">
                <text:p>259982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411658408">
                <text:p>411658408</text:p>
              </table:table-cell>
              <table:table-cell office:value-type="float" office:value="347687032">
                <text:p>347687032</text:p>
              </table:table-cell>
              <table:table-cell office:value-type="float" office:value="211474888">
                <text:p>211474888</text:p>
              </table:table-cell>
              <table:table-cell office:value-type="float" office:value="267205864">
                <text:p>267205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415786024">
                <text:p>415786024</text:p>
              </table:table-cell>
              <table:table-cell office:value-type="float" office:value="347687032">
                <text:p>347687032</text:p>
              </table:table-cell>
              <table:table-cell office:value-type="float" office:value="227985352">
                <text:p>227985352</text:p>
              </table:table-cell>
              <table:table-cell office:value-type="float" office:value="272365384">
                <text:p>272365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429200776">
                <text:p>429200776</text:p>
              </table:table-cell>
              <table:table-cell office:value-type="float" office:value="358006072">
                <text:p>358006072</text:p>
              </table:table-cell>
              <table:table-cell office:value-type="float" office:value="234176776">
                <text:p>234176776</text:p>
              </table:table-cell>
              <table:table-cell office:value-type="float" office:value="277524904">
                <text:p>277524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436424104">
                <text:p>436424104</text:p>
              </table:table-cell>
              <table:table-cell office:value-type="float" office:value="364197496">
                <text:p>364197496</text:p>
              </table:table-cell>
              <table:table-cell office:value-type="float" office:value="244495816">
                <text:p>244495816</text:p>
              </table:table-cell>
              <table:table-cell office:value-type="float" office:value="286812040">
                <text:p>286812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445711240">
                <text:p>445711240</text:p>
              </table:table-cell>
              <table:table-cell office:value-type="float" office:value="371420824">
                <text:p>371420824</text:p>
              </table:table-cell>
              <table:table-cell office:value-type="float" office:value="246559624">
                <text:p>246559624</text:p>
              </table:table-cell>
              <table:table-cell office:value-type="float" office:value="294035368">
                <text:p>294035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452934568">
                <text:p>452934568</text:p>
              </table:table-cell>
              <table:table-cell office:value-type="float" office:value="380707960">
                <text:p>380707960</text:p>
              </table:table-cell>
              <table:table-cell office:value-type="float" office:value="257910568">
                <text:p>257910568</text:p>
              </table:table-cell>
              <table:table-cell office:value-type="float" office:value="300226792">
                <text:p>300226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462221704">
                <text:p>462221704</text:p>
              </table:table-cell>
              <table:table-cell office:value-type="float" office:value="386899384">
                <text:p>386899384</text:p>
              </table:table-cell>
              <table:table-cell office:value-type="float" office:value="261006280">
                <text:p>261006280</text:p>
              </table:table-cell>
              <table:table-cell office:value-type="float" office:value="308482024">
                <text:p>308482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467381224">
                <text:p>467381224</text:p>
              </table:table-cell>
              <table:table-cell office:value-type="float" office:value="397218424">
                <text:p>397218424</text:p>
              </table:table-cell>
              <table:table-cell office:value-type="float" office:value="263070088">
                <text:p>263070088</text:p>
              </table:table-cell>
              <table:table-cell office:value-type="float" office:value="319832968">
                <text:p>319832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478732168">
                <text:p>478732168</text:p>
              </table:table-cell>
              <table:table-cell office:value-type="float" office:value="397218424">
                <text:p>397218424</text:p>
              </table:table-cell>
              <table:table-cell office:value-type="float" office:value="263070088">
                <text:p>263070088</text:p>
              </table:table-cell>
              <table:table-cell office:value-type="float" office:value="326809752">
                <text:p>326809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478732168">
                <text:p>478732168</text:p>
              </table:table-cell>
              <table:table-cell office:value-type="float" office:value="400444536">
                <text:p>400444536</text:p>
              </table:table-cell>
              <table:table-cell office:value-type="float" office:value="274421032">
                <text:p>274421032</text:p>
              </table:table-cell>
              <table:table-cell office:value-type="float" office:value="326809752">
                <text:p>326809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491115016">
                <text:p>491115016</text:p>
              </table:table-cell>
              <table:table-cell office:value-type="float" office:value="408894552">
                <text:p>408894552</text:p>
              </table:table-cell>
              <table:table-cell office:value-type="float" office:value="279580552">
                <text:p>279580552</text:p>
              </table:table-cell>
              <table:table-cell office:value-type="float" office:value="334931928">
                <text:p>334931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510276024">
                <text:p>510276024</text:p>
              </table:table-cell>
              <table:table-cell office:value-type="float" office:value="413283480">
                <text:p>413283480</text:p>
              </table:table-cell>
              <table:table-cell office:value-type="float" office:value="301250536">
                <text:p>301250536</text:p>
              </table:table-cell>
              <table:table-cell office:value-type="float" office:value="335766888">
                <text:p>335766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521230920">
                <text:p>521230920</text:p>
              </table:table-cell>
              <table:table-cell office:value-type="float" office:value="429790104">
                <text:p>429790104</text:p>
              </table:table-cell>
              <table:table-cell office:value-type="float" office:value="312601480">
                <text:p>312601480</text:p>
              </table:table-cell>
              <table:table-cell office:value-type="float" office:value="339827976">
                <text:p>339827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523294248">
                <text:p>523294248</text:p>
              </table:table-cell>
              <table:table-cell office:value-type="float" office:value="429790104">
                <text:p>429790104</text:p>
              </table:table-cell>
              <table:table-cell office:value-type="float" office:value="313960968">
                <text:p>313960968</text:p>
              </table:table-cell>
              <table:table-cell office:value-type="float" office:value="343185240">
                <text:p>343185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523294248">
                <text:p>523294248</text:p>
              </table:table-cell>
              <table:table-cell office:value-type="float" office:value="432885096">
                <text:p>432885096</text:p>
              </table:table-cell>
              <table:table-cell office:value-type="float" office:value="325899384">
                <text:p>325899384</text:p>
              </table:table-cell>
              <table:table-cell office:value-type="float" office:value="346083528">
                <text:p>346083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528142152">
                <text:p>528142152</text:p>
              </table:table-cell>
              <table:table-cell office:value-type="float" office:value="433457784">
                <text:p>433457784</text:p>
              </table:table-cell>
              <table:table-cell office:value-type="float" office:value="328666536">
                <text:p>328666536</text:p>
              </table:table-cell>
              <table:table-cell office:value-type="float" office:value="352339080">
                <text:p>3523390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535477496">
                <text:p>535477496</text:p>
              </table:table-cell>
              <table:table-cell office:value-type="float" office:value="433457784">
                <text:p>433457784</text:p>
              </table:table-cell>
              <table:table-cell office:value-type="float" office:value="328666536">
                <text:p>328666536</text:p>
              </table:table-cell>
              <table:table-cell office:value-type="float" office:value="352339080">
                <text:p>3523390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539800872">
                <text:p>539800872</text:p>
              </table:table-cell>
              <table:table-cell office:value-type="float" office:value="433457784">
                <text:p>433457784</text:p>
              </table:table-cell>
              <table:table-cell office:value-type="float" office:value="328666536">
                <text:p>328666536</text:p>
              </table:table-cell>
              <table:table-cell office:value-type="float" office:value="359691864">
                <text:p>359691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542454312">
                <text:p>542454312</text:p>
              </table:table-cell>
              <table:table-cell office:value-type="float" office:value="433457784">
                <text:p>433457784</text:p>
              </table:table-cell>
              <table:table-cell office:value-type="float" office:value="334528680">
                <text:p>334528680</text:p>
              </table:table-cell>
              <table:table-cell office:value-type="float" office:value="359691864">
                <text:p>359691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544648776">
                <text:p>544648776</text:p>
              </table:table-cell>
              <table:table-cell office:value-type="float" office:value="160054808">
                <text:p>160054808</text:p>
              </table:table-cell>
              <table:table-cell office:value-type="float" office:value="343109832">
                <text:p>343109832</text:p>
              </table:table-cell>
              <table:table-cell office:value-type="float" office:value="365357304">
                <text:p>365357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556373064">
                <text:p>556373064</text:p>
              </table:table-cell>
              <table:table-cell office:value-type="float" office:value="167110840">
                <text:p>167110840</text:p>
              </table:table-cell>
              <table:table-cell office:value-type="float" office:value="345173160">
                <text:p>345173160</text:p>
              </table:table-cell>
              <table:table-cell office:value-type="float" office:value="368845704">
                <text:p>368845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80313784">
                <text:p>180313784</text:p>
              </table:table-cell>
              <table:table-cell office:value-type="float" office:value="172270360">
                <text:p>172270360</text:p>
              </table:table-cell>
              <table:table-cell office:value-type="float" office:value="345173160">
                <text:p>345173160</text:p>
              </table:table-cell>
              <table:table-cell office:value-type="float" office:value="368845704">
                <text:p>368845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84640440">
                <text:p>184640440</text:p>
              </table:table-cell>
              <table:table-cell office:value-type="float" office:value="176397976">
                <text:p>176397976</text:p>
              </table:table-cell>
              <table:table-cell office:value-type="float" office:value="345173160">
                <text:p>345173160</text:p>
              </table:table-cell>
              <table:table-cell office:value-type="float" office:value="376198488">
                <text:p>376198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85672344">
                <text:p>185672344</text:p>
              </table:table-cell>
              <table:table-cell office:value-type="float" office:value="188780824">
                <text:p>188780824</text:p>
              </table:table-cell>
              <table:table-cell office:value-type="float" office:value="359091912">
                <text:p>359091912</text:p>
              </table:table-cell>
              <table:table-cell office:value-type="float" office:value="376198488">
                <text:p>376198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91863768">
                <text:p>191863768</text:p>
              </table:table-cell>
              <table:table-cell office:value-type="float" office:value="188780824">
                <text:p>188780824</text:p>
              </table:table-cell>
              <table:table-cell office:value-type="float" office:value="361679784">
                <text:p>361679784</text:p>
              </table:table-cell>
              <table:table-cell office:value-type="float" office:value="385298120">
                <text:p>385298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92895672">
                <text:p>192895672</text:p>
              </table:table-cell>
              <table:table-cell office:value-type="float" office:value="201163672">
                <text:p>201163672</text:p>
              </table:table-cell>
              <table:table-cell office:value-type="float" office:value="361679784">
                <text:p>361679784</text:p>
              </table:table-cell>
              <table:table-cell office:value-type="float" office:value="240838712">
                <text:p>240838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200119000">
                <text:p>200119000</text:p>
              </table:table-cell>
              <table:table-cell office:value-type="float" office:value="205291288">
                <text:p>205291288</text:p>
              </table:table-cell>
              <table:table-cell office:value-type="float" office:value="361679784">
                <text:p>361679784</text:p>
              </table:table-cell>
              <table:table-cell office:value-type="float" office:value="241727480">
                <text:p>241727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208374232">
                <text:p>208374232</text:p>
              </table:table-cell>
              <table:table-cell office:value-type="float" office:value="211482712">
                <text:p>211482712</text:p>
              </table:table-cell>
              <table:table-cell office:value-type="float" office:value="361679784">
                <text:p>361679784</text:p>
              </table:table-cell>
              <table:table-cell office:value-type="float" office:value="248619448">
                <text:p>248619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213533752">
                <text:p>213533752</text:p>
              </table:table-cell>
              <table:table-cell office:value-type="float" office:value="218706040">
                <text:p>218706040</text:p>
              </table:table-cell>
              <table:table-cell office:value-type="float" office:value="155701880">
                <text:p>155701880</text:p>
              </table:table-cell>
              <table:table-cell office:value-type="float" office:value="257906584">
                <text:p>257906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224884696">
                <text:p>224884696</text:p>
              </table:table-cell>
              <table:table-cell office:value-type="float" office:value="221801752">
                <text:p>221801752</text:p>
              </table:table-cell>
              <table:table-cell office:value-type="float" office:value="168144280">
                <text:p>168144280</text:p>
              </table:table-cell>
              <table:table-cell office:value-type="float" office:value="259970392">
                <text:p>259970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232108024">
                <text:p>232108024</text:p>
              </table:table-cell>
              <table:table-cell office:value-type="float" office:value="229025080">
                <text:p>229025080</text:p>
              </table:table-cell>
              <table:table-cell office:value-type="float" office:value="173303800">
                <text:p>173303800</text:p>
              </table:table-cell>
              <table:table-cell office:value-type="float" office:value="271321336">
                <text:p>271321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245522776">
                <text:p>245522776</text:p>
              </table:table-cell>
              <table:table-cell office:value-type="float" office:value="238312216">
                <text:p>238312216</text:p>
              </table:table-cell>
              <table:table-cell office:value-type="float" office:value="184654744">
                <text:p>184654744</text:p>
              </table:table-cell>
              <table:table-cell office:value-type="float" office:value="274417048">
                <text:p>274417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257905624">
                <text:p>257905624</text:p>
              </table:table-cell>
              <table:table-cell office:value-type="float" office:value="249663160">
                <text:p>249663160</text:p>
              </table:table-cell>
              <table:table-cell office:value-type="float" office:value="200133304">
                <text:p>200133304</text:p>
              </table:table-cell>
              <table:table-cell office:value-type="float" office:value="274417048">
                <text:p>274417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265128952">
                <text:p>265128952</text:p>
              </table:table-cell>
              <table:table-cell office:value-type="float" office:value="254822680">
                <text:p>254822680</text:p>
              </table:table-cell>
              <table:table-cell office:value-type="float" office:value="201165208">
                <text:p>201165208</text:p>
              </table:table-cell>
              <table:table-cell office:value-type="float" office:value="280608472">
                <text:p>280608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274416088">
                <text:p>274416088</text:p>
              </table:table-cell>
              <table:table-cell office:value-type="float" office:value="264109816">
                <text:p>264109816</text:p>
              </table:table-cell>
              <table:table-cell office:value-type="float" office:value="214579960">
                <text:p>214579960</text:p>
              </table:table-cell>
              <table:table-cell office:value-type="float" office:value="290927512">
                <text:p>290927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280607512">
                <text:p>280607512</text:p>
              </table:table-cell>
              <table:table-cell office:value-type="float" office:value="269269336">
                <text:p>269269336</text:p>
              </table:table-cell>
              <table:table-cell office:value-type="float" office:value="217675672">
                <text:p>217675672</text:p>
              </table:table-cell>
              <table:table-cell office:value-type="float" office:value="297118936">
                <text:p>29711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280607512">
                <text:p>280607512</text:p>
              </table:table-cell>
              <table:table-cell office:value-type="float" office:value="278556472">
                <text:p>278556472</text:p>
              </table:table-cell>
              <table:table-cell office:value-type="float" office:value="222835192">
                <text:p>222835192</text:p>
              </table:table-cell>
              <table:table-cell office:value-type="float" office:value="304342264">
                <text:p>304342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285767032">
                <text:p>285767032</text:p>
              </table:table-cell>
              <table:table-cell office:value-type="float" office:value="285779800">
                <text:p>285779800</text:p>
              </table:table-cell>
              <table:table-cell office:value-type="float" office:value="234186136">
                <text:p>234186136</text:p>
              </table:table-cell>
              <table:table-cell office:value-type="float" office:value="307437976">
                <text:p>307437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296086072">
                <text:p>296086072</text:p>
              </table:table-cell>
              <table:table-cell office:value-type="float" office:value="302290264">
                <text:p>302290264</text:p>
              </table:table-cell>
              <table:table-cell office:value-type="float" office:value="235218040">
                <text:p>235218040</text:p>
              </table:table-cell>
              <table:table-cell office:value-type="float" office:value="316725112">
                <text:p>316725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302277496">
                <text:p>302277496</text:p>
              </table:table-cell>
              <table:table-cell office:value-type="float" office:value="311577400">
                <text:p>311577400</text:p>
              </table:table-cell>
              <table:table-cell office:value-type="float" office:value="247600888">
                <text:p>247600888</text:p>
              </table:table-cell>
              <table:table-cell office:value-type="float" office:value="323948440">
                <text:p>323948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313628440">
                <text:p>313628440</text:p>
              </table:table-cell>
              <table:table-cell office:value-type="float" office:value="318800728">
                <text:p>318800728</text:p>
              </table:table-cell>
              <table:table-cell office:value-type="float" office:value="250696600">
                <text:p>250696600</text:p>
              </table:table-cell>
              <table:table-cell office:value-type="float" office:value="335299384">
                <text:p>335299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318787960">
                <text:p>318787960</text:p>
              </table:table-cell>
              <table:table-cell office:value-type="float" office:value="333247384">
                <text:p>333247384</text:p>
              </table:table-cell>
              <table:table-cell office:value-type="float" office:value="250696600">
                <text:p>250696600</text:p>
              </table:table-cell>
              <table:table-cell office:value-type="float" office:value="340458904">
                <text:p>340458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330138904">
                <text:p>330138904</text:p>
              </table:table-cell>
              <table:table-cell office:value-type="float" office:value="335311192">
                <text:p>335311192</text:p>
              </table:table-cell>
              <table:table-cell office:value-type="float" office:value="258951832">
                <text:p>258951832</text:p>
              </table:table-cell>
              <table:table-cell office:value-type="float" office:value="345879480">
                <text:p>345879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333234616">
                <text:p>333234616</text:p>
              </table:table-cell>
              <table:table-cell office:value-type="float" office:value="346662136">
                <text:p>346662136</text:p>
              </table:table-cell>
              <table:table-cell office:value-type="float" office:value="264111352">
                <text:p>264111352</text:p>
              </table:table-cell>
              <table:table-cell office:value-type="float" office:value="345879480">
                <text:p>345879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342521752">
                <text:p>342521752</text:p>
              </table:table-cell>
              <table:table-cell office:value-type="float" office:value="351821656">
                <text:p>351821656</text:p>
              </table:table-cell>
              <table:table-cell office:value-type="float" office:value="271334680">
                <text:p>271334680</text:p>
              </table:table-cell>
              <table:table-cell office:value-type="float" office:value="356655096">
                <text:p>356655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346649368">
                <text:p>346649368</text:p>
              </table:table-cell>
              <table:table-cell office:value-type="float" office:value="351821656">
                <text:p>351821656</text:p>
              </table:table-cell>
              <table:table-cell office:value-type="float" office:value="279589912">
                <text:p>279589912</text:p>
              </table:table-cell>
              <table:table-cell office:value-type="float" office:value="356655096">
                <text:p>356655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358000312">
                <text:p>358000312</text:p>
              </table:table-cell>
              <table:table-cell office:value-type="float" office:value="365236408">
                <text:p>365236408</text:p>
              </table:table-cell>
              <table:table-cell office:value-type="float" office:value="280621816">
                <text:p>280621816</text:p>
              </table:table-cell>
              <table:table-cell office:value-type="float" office:value="360978456">
                <text:p>360978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367287448">
                <text:p>367287448</text:p>
              </table:table-cell>
              <table:table-cell office:value-type="float" office:value="377619256">
                <text:p>377619256</text:p>
              </table:table-cell>
              <table:table-cell office:value-type="float" office:value="293004664">
                <text:p>293004664</text:p>
              </table:table-cell>
              <table:table-cell office:value-type="float" office:value="362386104">
                <text:p>362386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384829816">
                <text:p>384829816</text:p>
              </table:table-cell>
              <table:table-cell office:value-type="float" office:value="399289240">
                <text:p>399289240</text:p>
              </table:table-cell>
              <table:table-cell office:value-type="float" office:value="310547000">
                <text:p>310547000</text:p>
              </table:table-cell>
              <table:table-cell office:value-type="float" office:value="362386104">
                <text:p>362386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401340280">
                <text:p>401340280</text:p>
              </table:table-cell>
              <table:table-cell office:value-type="float" office:value="414191976">
                <text:p>414191976</text:p>
              </table:table-cell>
              <table:table-cell office:value-type="float" office:value="318802264">
                <text:p>318802264</text:p>
              </table:table-cell>
              <table:table-cell office:value-type="float" office:value="370263432">
                <text:p>370263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414755032">
                <text:p>414755032</text:p>
              </table:table-cell>
              <table:table-cell office:value-type="float" office:value="414191976">
                <text:p>414191976</text:p>
              </table:table-cell>
              <table:table-cell office:value-type="float" office:value="330153208">
                <text:p>330153208</text:p>
              </table:table-cell>
              <table:table-cell office:value-type="float" office:value="378892728">
                <text:p>378892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417850744">
                <text:p>417850744</text:p>
              </table:table-cell>
              <table:table-cell office:value-type="float" office:value="417483672">
                <text:p>417483672</text:p>
              </table:table-cell>
              <table:table-cell office:value-type="float" office:value="336344632">
                <text:p>336344632</text:p>
              </table:table-cell>
              <table:table-cell office:value-type="float" office:value="378892728">
                <text:p>378892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427137880">
                <text:p>427137880</text:p>
              </table:table-cell>
              <table:table-cell office:value-type="float" office:value="427865880">
                <text:p>427865880</text:p>
              </table:table-cell>
              <table:table-cell office:value-type="float" office:value="345631768">
                <text:p>345631768</text:p>
              </table:table-cell>
              <table:table-cell office:value-type="float" office:value="378892728">
                <text:p>378892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434361208">
                <text:p>434361208</text:p>
              </table:table-cell>
              <table:table-cell office:value-type="float" office:value="430764168">
                <text:p>430764168</text:p>
              </table:table-cell>
              <table:table-cell office:value-type="float" office:value="346663672">
                <text:p>346663672</text:p>
              </table:table-cell>
              <table:table-cell office:value-type="float" office:value="378892728">
                <text:p>378892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440552632">
                <text:p>440552632</text:p>
              </table:table-cell>
              <table:table-cell office:value-type="float" office:value="430764168">
                <text:p>430764168</text:p>
              </table:table-cell>
              <table:table-cell office:value-type="float" office:value="346663672">
                <text:p>346663672</text:p>
              </table:table-cell>
              <table:table-cell office:value-type="float" office:value="193226840">
                <text:p>1932268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450871672">
                <text:p>450871672</text:p>
              </table:table-cell>
              <table:table-cell office:value-type="float" office:value="432565224">
                <text:p>432565224</text:p>
              </table:table-cell>
              <table:table-cell office:value-type="float" office:value="346663672">
                <text:p>346663672</text:p>
              </table:table-cell>
              <table:table-cell office:value-type="float" office:value="194291944">
                <text:p>194291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450871672">
                <text:p>450871672</text:p>
              </table:table-cell>
              <table:table-cell office:value-type="float" office:value="437789112">
                <text:p>437789112</text:p>
              </table:table-cell>
              <table:table-cell office:value-type="float" office:value="354982536">
                <text:p>354982536</text:p>
              </table:table-cell>
              <table:table-cell office:value-type="float" office:value="202191880">
                <text:p>202191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453197256">
                <text:p>453197256</text:p>
              </table:table-cell>
              <table:table-cell office:value-type="float" office:value="447270792">
                <text:p>447270792</text:p>
              </table:table-cell>
              <table:table-cell office:value-type="float" office:value="357570408">
                <text:p>357570408</text:p>
              </table:table-cell>
              <table:table-cell office:value-type="float" office:value="211479016">
                <text:p>211479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NaN">
                <text:p>NaN</text:p>
              </table:table-cell>
              <table:table-cell office:value-type="float" office:value="447270792">
                <text:p>447270792</text:p>
              </table:table-cell>
              <table:table-cell office:value-type="float" office:value="357570408">
                <text:p>357570408</text:p>
              </table:table-cell>
              <table:table-cell office:value-type="float" office:value="218702344">
                <text:p>218702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NaN">
                <text:p>NaN</text:p>
              </table:table-cell>
              <table:table-cell office:value-type="float" office:value="447270792">
                <text:p>447270792</text:p>
              </table:table-cell>
              <table:table-cell office:value-type="float" office:value="362400888">
                <text:p>362400888</text:p>
              </table:table-cell>
              <table:table-cell office:value-type="float" office:value="227989480">
                <text:p>227989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NaN">
                <text:p>NaN</text:p>
              </table:table-cell>
              <table:table-cell office:value-type="float" office:value="448564728">
                <text:p>448564728</text:p>
              </table:table-cell>
              <table:table-cell office:value-type="float" office:value="366855384">
                <text:p>366855384</text:p>
              </table:table-cell>
              <table:table-cell office:value-type="float" office:value="236244712">
                <text:p>236244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NaN">
                <text:p>NaN</text:p>
              </table:table-cell>
              <table:table-cell office:value-type="float" office:value="458946936">
                <text:p>458946936</text:p>
              </table:table-cell>
              <table:table-cell office:value-type="float" office:value="374077032">
                <text:p>374077032</text:p>
              </table:table-cell>
              <table:table-cell office:value-type="float" office:value="244499944">
                <text:p>244499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NaN">
                <text:p>NaN</text:p>
              </table:table-cell>
              <table:table-cell office:value-type="float" office:value="178223624">
                <text:p>178223624</text:p>
              </table:table-cell>
              <table:table-cell office:value-type="float" office:value="374077032">
                <text:p>374077032</text:p>
              </table:table-cell>
              <table:table-cell office:value-type="float" office:value="253787080">
                <text:p>2537870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NaN">
                <text:p>NaN</text:p>
              </table:table-cell>
              <table:table-cell office:value-type="float" office:value="180990520">
                <text:p>180990520</text:p>
              </table:table-cell>
              <table:table-cell office:value-type="float" office:value="378907512">
                <text:p>378907512</text:p>
              </table:table-cell>
              <table:table-cell office:value-type="float" office:value="261010408">
                <text:p>261010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NaN">
                <text:p>NaN</text:p>
              </table:table-cell>
              <table:table-cell office:value-type="float" office:value="190839928">
                <text:p>190839928</text:p>
              </table:table-cell>
              <table:table-cell office:value-type="float" office:value="390583656">
                <text:p>390583656</text:p>
              </table:table-cell>
              <table:table-cell office:value-type="float" office:value="261010408">
                <text:p>261010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NaN">
                <text:p>NaN</text:p>
              </table:table-cell>
              <table:table-cell office:value-type="float" office:value="200127064">
                <text:p>200127064</text:p>
              </table:table-cell>
              <table:table-cell office:value-type="float" office:value="390583656">
                <text:p>390583656</text:p>
              </table:table-cell>
              <table:table-cell office:value-type="float" office:value="263074216">
                <text:p>263074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NaN">
                <text:p>NaN</text:p>
              </table:table-cell>
              <table:table-cell office:value-type="float" office:value="212509912">
                <text:p>212509912</text:p>
              </table:table-cell>
              <table:table-cell office:value-type="float" office:value="395414136">
                <text:p>395414136</text:p>
              </table:table-cell>
              <table:table-cell office:value-type="float" office:value="277520872">
                <text:p>277520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NaN">
                <text:p>NaN</text:p>
              </table:table-cell>
              <table:table-cell office:value-type="float" office:value="223860856">
                <text:p>223860856</text:p>
              </table:table-cell>
              <table:table-cell office:value-type="float" office:value="403160328">
                <text:p>403160328</text:p>
              </table:table-cell>
              <table:table-cell office:value-type="float" office:value="277520872">
                <text:p>277520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NaN">
                <text:p>NaN</text:p>
              </table:table-cell>
              <table:table-cell office:value-type="float" office:value="232116056">
                <text:p>232116056</text:p>
              </table:table-cell>
              <table:table-cell office:value-type="float" office:value="407090280">
                <text:p>407090280</text:p>
              </table:table-cell>
              <table:table-cell office:value-type="float" office:value="279536040">
                <text:p>279536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NaN">
                <text:p>NaN</text:p>
              </table:table-cell>
              <table:table-cell office:value-type="float" office:value="241403224">
                <text:p>241403224</text:p>
              </table:table-cell>
              <table:table-cell office:value-type="float" office:value="407090280">
                <text:p>407090280</text:p>
              </table:table-cell>
              <table:table-cell office:value-type="float" office:value="290490936">
                <text:p>290490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NaN">
                <text:p>NaN</text:p>
              </table:table-cell>
              <table:table-cell office:value-type="float" office:value="255849880">
                <text:p>255849880</text:p>
              </table:table-cell>
              <table:table-cell office:value-type="float" office:value="407090280">
                <text:p>407090280</text:p>
              </table:table-cell>
              <table:table-cell office:value-type="float" office:value="293126952">
                <text:p>293126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NaN">
                <text:p>NaN</text:p>
              </table:table-cell>
              <table:table-cell office:value-type="float" office:value="256881784">
                <text:p>256881784</text:p>
              </table:table-cell>
              <table:table-cell office:value-type="float" office:value="411920760">
                <text:p>411920760</text:p>
              </table:table-cell>
              <table:table-cell office:value-type="float" office:value="293126952">
                <text:p>293126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NaN">
                <text:p>NaN</text:p>
              </table:table-cell>
              <table:table-cell office:value-type="float" office:value="264105112">
                <text:p>264105112</text:p>
              </table:table-cell>
              <table:table-cell office:value-type="float" office:value="266389304">
                <text:p>266389304</text:p>
              </table:table-cell>
              <table:table-cell office:value-type="float" office:value="295649256">
                <text:p>29564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NaN">
                <text:p>NaN</text:p>
              </table:table-cell>
              <table:table-cell office:value-type="float" office:value="275456056">
                <text:p>275456056</text:p>
              </table:table-cell>
              <table:table-cell office:value-type="float" office:value="274415608">
                <text:p>274415608</text:p>
              </table:table-cell>
              <table:table-cell office:value-type="float" office:value="307570248">
                <text:p>307570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NaN">
                <text:p>NaN</text:p>
              </table:table-cell>
              <table:table-cell office:value-type="float" office:value="288870808">
                <text:p>288870808</text:p>
              </table:table-cell>
              <table:table-cell office:value-type="float" office:value="277511320">
                <text:p>277511320</text:p>
              </table:table-cell>
              <table:table-cell office:value-type="float" office:value="309633576">
                <text:p>309633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NaN">
                <text:p>NaN</text:p>
              </table:table-cell>
              <table:table-cell office:value-type="float" office:value="297126040">
                <text:p>297126040</text:p>
              </table:table-cell>
              <table:table-cell office:value-type="float" office:value="289894168">
                <text:p>289894168</text:p>
              </table:table-cell>
              <table:table-cell office:value-type="float" office:value="309633576">
                <text:p>309633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NaN">
                <text:p>NaN</text:p>
              </table:table-cell>
              <table:table-cell office:value-type="float" office:value="306413176">
                <text:p>306413176</text:p>
              </table:table-cell>
              <table:table-cell office:value-type="float" office:value="290926072">
                <text:p>290926072</text:p>
              </table:table-cell>
              <table:table-cell office:value-type="float" office:value="314660776">
                <text:p>314660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NaN">
                <text:p>NaN</text:p>
              </table:table-cell>
              <table:table-cell office:value-type="float" office:value="312604568">
                <text:p>312604568</text:p>
              </table:table-cell>
              <table:table-cell office:value-type="float" office:value="301245112">
                <text:p>301245112</text:p>
              </table:table-cell>
              <table:table-cell office:value-type="float" office:value="326140200">
                <text:p>326140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NaN">
                <text:p>NaN</text:p>
              </table:table-cell>
              <table:table-cell office:value-type="float" office:value="320859832">
                <text:p>320859832</text:p>
              </table:table-cell>
              <table:table-cell office:value-type="float" office:value="314659864">
                <text:p>314659864</text:p>
              </table:table-cell>
              <table:table-cell office:value-type="float" office:value="326140200">
                <text:p>326140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330146968">
                <text:p>330146968</text:p>
              </table:table-cell>
              <table:table-cell office:value-type="float" office:value="323947000">
                <text:p>323947000</text:p>
              </table:table-cell>
              <table:table-cell office:value-type="float" office:value="332526888">
                <text:p>332526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NaN">
                <text:p>NaN</text:p>
              </table:table-cell>
              <table:table-cell office:value-type="float" office:value="339434104">
                <text:p>339434104</text:p>
              </table:table-cell>
              <table:table-cell office:value-type="float" office:value="335297944">
                <text:p>335297944</text:p>
              </table:table-cell>
              <table:table-cell office:value-type="float" office:value="184083272">
                <text:p>184083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NaN">
                <text:p>NaN</text:p>
              </table:table-cell>
              <table:table-cell office:value-type="float" office:value="346657432">
                <text:p>346657432</text:p>
              </table:table-cell>
              <table:table-cell office:value-type="float" office:value="343553176">
                <text:p>343553176</text:p>
              </table:table-cell>
              <table:table-cell office:value-type="float" office:value="186826696">
                <text:p>186826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NaN">
                <text:p>NaN</text:p>
              </table:table-cell>
              <table:table-cell office:value-type="float" office:value="349753144">
                <text:p>349753144</text:p>
              </table:table-cell>
              <table:table-cell office:value-type="float" office:value="350776504">
                <text:p>350776504</text:p>
              </table:table-cell>
              <table:table-cell office:value-type="float" office:value="186826696">
                <text:p>186826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NaN">
                <text:p>NaN</text:p>
              </table:table-cell>
              <table:table-cell office:value-type="float" office:value="358008376">
                <text:p>358008376</text:p>
              </table:table-cell>
              <table:table-cell office:value-type="float" office:value="356967928">
                <text:p>356967928</text:p>
              </table:table-cell>
              <table:table-cell office:value-type="float" office:value="202181896">
                <text:p>202181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NaN">
                <text:p>NaN</text:p>
              </table:table-cell>
              <table:table-cell office:value-type="float" office:value="363167896">
                <text:p>363167896</text:p>
              </table:table-cell>
              <table:table-cell office:value-type="float" office:value="367286968">
                <text:p>367286968</text:p>
              </table:table-cell>
              <table:table-cell office:value-type="float" office:value="209405224">
                <text:p>209405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NaN">
                <text:p>NaN</text:p>
              </table:table-cell>
              <table:table-cell office:value-type="float" office:value="385869784">
                <text:p>385869784</text:p>
              </table:table-cell>
              <table:table-cell office:value-type="float" office:value="373100952">
                <text:p>373100952</text:p>
              </table:table-cell>
              <table:table-cell office:value-type="float" office:value="235202824">
                <text:p>235202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NaN">
                <text:p>NaN</text:p>
              </table:table-cell>
              <table:table-cell office:value-type="float" office:value="411289224">
                <text:p>411289224</text:p>
              </table:table-cell>
              <table:table-cell office:value-type="float" office:value="382827480">
                <text:p>382827480</text:p>
              </table:table-cell>
              <table:table-cell office:value-type="float" office:value="253777096">
                <text:p>253777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NaN">
                <text:p>NaN</text:p>
              </table:table-cell>
              <table:table-cell office:value-type="float" office:value="412124184">
                <text:p>412124184</text:p>
              </table:table-cell>
              <table:table-cell office:value-type="float" office:value="382827480">
                <text:p>382827480</text:p>
              </table:table-cell>
              <table:table-cell office:value-type="float" office:value="269255656">
                <text:p>269255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NaN">
                <text:p>NaN</text:p>
              </table:table-cell>
              <table:table-cell office:value-type="float" office:value="417986328">
                <text:p>417986328</text:p>
              </table:table-cell>
              <table:table-cell office:value-type="float" office:value="391343064">
                <text:p>391343064</text:p>
              </table:table-cell>
              <table:table-cell office:value-type="float" office:value="274415176">
                <text:p>274415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NaN">
                <text:p>NaN</text:p>
              </table:table-cell>
              <table:table-cell office:value-type="float" office:value="425601384">
                <text:p>425601384</text:p>
              </table:table-cell>
              <table:table-cell office:value-type="float" office:value="391343064">
                <text:p>391343064</text:p>
              </table:table-cell>
              <table:table-cell office:value-type="float" office:value="285766120">
                <text:p>285766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NaN">
                <text:p>NaN</text:p>
              </table:table-cell>
              <table:table-cell office:value-type="float" office:value="428630808">
                <text:p>428630808</text:p>
              </table:table-cell>
              <table:table-cell office:value-type="float" office:value="391343064">
                <text:p>391343064</text:p>
              </table:table-cell>
              <table:table-cell office:value-type="float" office:value="285766120">
                <text:p>285766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NaN">
                <text:p>NaN</text:p>
              </table:table-cell>
              <table:table-cell office:value-type="float" office:value="433526856">
                <text:p>433526856</text:p>
              </table:table-cell>
              <table:table-cell office:value-type="float" office:value="391343064">
                <text:p>391343064</text:p>
              </table:table-cell>
              <table:table-cell office:value-type="float" office:value="300212776">
                <text:p>300212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NaN">
                <text:p>NaN</text:p>
              </table:table-cell>
              <table:table-cell office:value-type="float" office:value="434558520">
                <text:p>434558520</text:p>
              </table:table-cell>
              <table:table-cell office:value-type="float" office:value="391343064">
                <text:p>391343064</text:p>
              </table:table-cell>
              <table:table-cell office:value-type="float" office:value="301244680">
                <text:p>3012446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NaN">
                <text:p>NaN</text:p>
              </table:table-cell>
              <table:table-cell office:value-type="float" office:value="434558520">
                <text:p>434558520</text:p>
              </table:table-cell>
              <table:table-cell office:value-type="float" office:value="192760616">
                <text:p>192760616</text:p>
              </table:table-cell>
              <table:table-cell office:value-type="float" office:value="313690200">
                <text:p>313690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NaN">
                <text:p>NaN</text:p>
              </table:table-cell>
              <table:table-cell office:value-type="float" office:value="434624088">
                <text:p>434624088</text:p>
              </table:table-cell>
              <table:table-cell office:value-type="float" office:value="200944184">
                <text:p>200944184</text:p>
              </table:table-cell>
              <table:table-cell office:value-type="float" office:value="317113032">
                <text:p>317113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NaN">
                <text:p>NaN</text:p>
              </table:table-cell>
              <table:table-cell office:value-type="float" office:value="442680696">
                <text:p>442680696</text:p>
              </table:table-cell>
              <table:table-cell office:value-type="float" office:value="207353656">
                <text:p>207353656</text:p>
              </table:table-cell>
              <table:table-cell office:value-type="float" office:value="317113032">
                <text:p>317113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NaN">
                <text:p>NaN</text:p>
              </table:table-cell>
              <table:table-cell office:value-type="float" office:value="451065144">
                <text:p>451065144</text:p>
              </table:table-cell>
              <table:table-cell office:value-type="float" office:value="217672696">
                <text:p>217672696</text:p>
              </table:table-cell>
              <table:table-cell office:value-type="float" office:value="317882424">
                <text:p>317882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NaN">
                <text:p>NaN</text:p>
              </table:table-cell>
              <table:table-cell office:value-type="float" office:value="451065144">
                <text:p>451065144</text:p>
              </table:table-cell>
              <table:table-cell office:value-type="float" office:value="221800312">
                <text:p>221800312</text:p>
              </table:table-cell>
              <table:table-cell office:value-type="float" office:value="323696424">
                <text:p>323696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NaN">
                <text:p>NaN</text:p>
              </table:table-cell>
              <table:table-cell office:value-type="float" office:value="454094568">
                <text:p>454094568</text:p>
              </table:table-cell>
              <table:table-cell office:value-type="float" office:value="234183160">
                <text:p>234183160</text:p>
              </table:table-cell>
              <table:table-cell office:value-type="float" office:value="333619656">
                <text:p>333619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NaN">
                <text:p>NaN</text:p>
              </table:table-cell>
              <table:table-cell office:value-type="float" office:value="193524088">
                <text:p>193524088</text:p>
              </table:table-cell>
              <table:table-cell office:value-type="float" office:value="246566008">
                <text:p>246566008</text:p>
              </table:table-cell>
              <table:table-cell office:value-type="float" office:value="333619656">
                <text:p>333619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NaN">
                <text:p>NaN</text:p>
              </table:table-cell>
              <table:table-cell office:value-type="float" office:value="201157816">
                <text:p>201157816</text:p>
              </table:table-cell>
              <table:table-cell office:value-type="float" office:value="251725528">
                <text:p>251725528</text:p>
              </table:table-cell>
              <table:table-cell office:value-type="float" office:value="334078632">
                <text:p>334078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NaN">
                <text:p>NaN</text:p>
              </table:table-cell>
              <table:table-cell office:value-type="float" office:value="214572568">
                <text:p>214572568</text:p>
              </table:table-cell>
              <table:table-cell office:value-type="float" office:value="267204088">
                <text:p>267204088</text:p>
              </table:table-cell>
              <table:table-cell office:value-type="float" office:value="347293560">
                <text:p>347293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NaN">
                <text:p>NaN</text:p>
              </table:table-cell>
              <table:table-cell office:value-type="float" office:value="221795896">
                <text:p>221795896</text:p>
              </table:table-cell>
              <table:table-cell office:value-type="float" office:value="271331704">
                <text:p>271331704</text:p>
              </table:table-cell>
              <table:table-cell office:value-type="float" office:value="350126280">
                <text:p>350126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NaN">
                <text:p>NaN</text:p>
              </table:table-cell>
              <table:table-cell office:value-type="float" office:value="234178744">
                <text:p>234178744</text:p>
              </table:table-cell>
              <table:table-cell office:value-type="float" office:value="283714552">
                <text:p>283714552</text:p>
              </table:table-cell>
              <table:table-cell office:value-type="float" office:value="350126280">
                <text:p>350126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NaN">
                <text:p>NaN</text:p>
              </table:table-cell>
              <table:table-cell office:value-type="float" office:value="239338264">
                <text:p>239338264</text:p>
              </table:table-cell>
              <table:table-cell office:value-type="float" office:value="283714552">
                <text:p>283714552</text:p>
              </table:table-cell>
              <table:table-cell office:value-type="float" office:value="351720344">
                <text:p>351720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NaN">
                <text:p>NaN</text:p>
              </table:table-cell>
              <table:table-cell office:value-type="float" office:value="250689208">
                <text:p>250689208</text:p>
              </table:table-cell>
              <table:table-cell office:value-type="float" office:value="283714552">
                <text:p>283714552</text:p>
              </table:table-cell>
              <table:table-cell office:value-type="float" office:value="171152264">
                <text:p>171152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NaN">
                <text:p>NaN</text:p>
              </table:table-cell>
              <table:table-cell office:value-type="float" office:value="261008248">
                <text:p>261008248</text:p>
              </table:table-cell>
              <table:table-cell office:value-type="float" office:value="294621288">
                <text:p>294621288</text:p>
              </table:table-cell>
              <table:table-cell office:value-type="float" office:value="182579128">
                <text:p>182579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NaN">
                <text:p>NaN</text:p>
              </table:table-cell>
              <table:table-cell office:value-type="float" office:value="267199672">
                <text:p>267199672</text:p>
              </table:table-cell>
              <table:table-cell office:value-type="float" office:value="298157848">
                <text:p>298157848</text:p>
              </table:table-cell>
              <table:table-cell office:value-type="float" office:value="185674840">
                <text:p>1856748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157848">
                <text:p>298157848</text:p>
              </table:table-cell>
              <table:table-cell office:value-type="float" office:value="199089592">
                <text:p>199089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9779608">
                <text:p>299779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4664472">
                <text:p>314664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4664472">
                <text:p>314664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4992296">
                <text:p>314992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501160">
                <text:p>329501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171096">
                <text:p>33117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171096">
                <text:p>33117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3616616">
                <text:p>343616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677720">
                <text:p>347677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677720">
                <text:p>347677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677720">
                <text:p>347677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806600">
                <text:p>349806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4153976">
                <text:p>364153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125704">
                <text:p>282125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079640">
                <text:p>296079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143448">
                <text:p>298143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164376">
                <text:p>331164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376728">
                <text:p>370376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174328">
                <text:p>396174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391864">
                <text:p>425391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964056">
                <text:p>441964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8470680">
                <text:p>458470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547320">
                <text:p>181547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249208">
                <text:p>204249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429656">
                <text:p>242429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450584">
                <text:p>275450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2280056">
                <text:p>302280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492440">
                <text:p>341492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8640984">
                <text:p>378640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